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3.14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2.104cm"/>
    </style:style>
    <style:style style:name="co17" style:family="table-column">
      <style:table-column-properties fo:break-before="auto" style:column-width="2.295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2.649cm"/>
    </style:style>
    <style:style style:name="co20" style:family="table-column">
      <style:table-column-properties fo:break-before="auto" style:column-width="2.514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6p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number-columns-repeated="5" table:default-cell-style-name="Default"/>
        <table:table-column table:style-name="co5" table:number-columns-repeated="4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4" table:default-cell-style-name="Default"/>
        <table:table-column table:style-name="co3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P</text:p>
          </table:table-cell>
          <table:table-cell office:value-type="string" calcext:value-type="string">
            <text:p>HUMUS_P</text:p>
          </table:table-cell>
          <table:table-cell office:value-type="string" calcext:value-type="string">
            <text:p>FERTZR_P</text:p>
          </table:table-cell>
          <table:table-cell office:value-type="string" calcext:value-type="string">
            <text:p>NET_PL_EXCH_P</text:p>
          </table:table-cell>
          <table:table-cell office:value-type="string" calcext:value-type="string">
            <text:p>EXCH_PO4</text:p>
          </table:table-cell>
          <table:table-cell office:value-type="string" calcext:value-type="string">
            <text:p>SUR_DOP+SED_FLX</text:p>
          </table:table-cell>
          <table:table-cell office:value-type="string" calcext:value-type="string">
            <text:p>SUB_DOP_FLX</text:p>
          </table:table-cell>
          <table:table-cell office:value-type="string" calcext:value-type="string">
            <text:p>SUR_DIP_FLX</text:p>
          </table:table-cell>
          <table:table-cell office:value-type="string" calcext:value-type="string">
            <text:p>SUB_DIP_FLX</text:p>
          </table:table-cell>
          <table:table-cell office:value-type="string" calcext:value-type="string">
            <text:p>PRECIP_P</text:p>
          </table:table-cell>
          <table:table-cell office:value-type="string" calcext:value-type="string">
            <text:p>MICRO_P</text:p>
          </table:table-cell>
          <table:table-cell office:value-type="string" calcext:value-type="string">
            <text:p>FIRE_POX_EMIT</text:p>
          </table:table-cell>
          <table:table-cell office:value-type="string" calcext:value-type="string">
            <text:p>PO4_1</text:p>
          </table:table-cell>
          <table:table-cell office:value-type="string" calcext:value-type="string">
            <text:p>PO4_2</text:p>
          </table:table-cell>
          <table:table-cell office:value-type="string" calcext:value-type="string">
            <text:p>PO4_3</text:p>
          </table:table-cell>
          <table:table-cell office:value-type="string" calcext:value-type="string">
            <text:p>PO4_4</text:p>
          </table:table-cell>
          <table:table-cell office:value-type="string" calcext:value-type="string">
            <text:p>PO4_5</text:p>
          </table:table-cell>
          <table:table-cell office:value-type="string" calcext:value-type="string">
            <text:p>PO4_6</text:p>
          </table:table-cell>
          <table:table-cell office:value-type="string" calcext:value-type="string">
            <text:p>PO4_7</text:p>
          </table:table-cell>
          <table:table-cell office:value-type="string" calcext:value-type="string">
            <text:p>PO4_8</text:p>
          </table:table-cell>
          <table:table-cell office:value-type="string" calcext:value-type="string">
            <text:p>PO4_9</text:p>
          </table:table-cell>
          <table:table-cell office:value-type="string" calcext:value-type="string">
            <text:p>PO4_10</text:p>
          </table:table-cell>
          <table:table-cell office:value-type="string" calcext:value-type="string">
            <text:p>PO4_11</text:p>
          </table:table-cell>
          <table:table-cell office:value-type="string" calcext:value-type="string">
            <text:p>PO4_12</text:p>
          </table:table-cell>
          <table:table-cell office:value-type="string" calcext:value-type="string">
            <text:p>PO4_13</text:p>
          </table:table-cell>
          <table:table-cell office:value-type="string" calcext:value-type="string">
            <text:p>PO4_14</text:p>
          </table:table-cell>
          <table:table-cell office:value-type="string" calcext:value-type="string">
            <text:p>PO4_15</text:p>
          </table:table-cell>
          <table:table-cell office:value-type="string" calcext:value-type="string">
            <text:p>EXCH_P_1</text:p>
          </table:table-cell>
          <table:table-cell office:value-type="string" calcext:value-type="string">
            <text:p>EXCH_P_2</text:p>
          </table:table-cell>
          <table:table-cell office:value-type="string" calcext:value-type="string">
            <text:p>EXCH_P_3</text:p>
          </table:table-cell>
          <table:table-cell office:value-type="string" calcext:value-type="string">
            <text:p>EXCH_P_4</text:p>
          </table:table-cell>
          <table:table-cell office:value-type="string" calcext:value-type="string">
            <text:p>EXCH_P_5</text:p>
          </table:table-cell>
          <table:table-cell office:value-type="string" calcext:value-type="string">
            <text:p>EXCH_P_6</text:p>
          </table:table-cell>
          <table:table-cell office:value-type="string" calcext:value-type="string">
            <text:p>EXCH_P_7</text:p>
          </table:table-cell>
          <table:table-cell office:value-type="string" calcext:value-type="string">
            <text:p>EXCH_P_8</text:p>
          </table:table-cell>
          <table:table-cell office:value-type="string" calcext:value-type="string">
            <text:p>EXCH_P_9</text:p>
          </table:table-cell>
          <table:table-cell office:value-type="string" calcext:value-type="string">
            <text:p>EXCH_P_10</text:p>
          </table:table-cell>
          <table:table-cell office:value-type="string" calcext:value-type="string">
            <text:p>EXCH_P_11</text:p>
          </table:table-cell>
          <table:table-cell office:value-type="string" calcext:value-type="string">
            <text:p>EXCH_P_12</text:p>
          </table:table-cell>
          <table:table-cell office:value-type="string" calcext:value-type="string">
            <text:p>EXCH_P_13</text:p>
          </table:table-cell>
          <table:table-cell office:value-type="string" calcext:value-type="string">
            <text:p>EXCH_P_14</text:p>
          </table:table-cell>
          <table:table-cell office:value-type="string" calcext:value-type="string">
            <text:p>EXCH_P_15</text:p>
          </table:table-cell>
          <table:table-cell office:value-type="string" calcext:value-type="string">
            <text:p>PO4_RES</text:p>
          </table:table-cell>
          <table:table-cell office:value-type="string" calcext:value-type="string">
            <text:p>EXCH_P_RES</text:p>
          </table:table-cell>
          <table:table-cell office:value-type="string" calcext:value-type="string">
            <text:p>ECO_HVST_P</text:p>
          </table:table-cell>
          <table:table-cell office:value-type="string" calcext:value-type="string">
            <text:p>NET_P_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6" calcext:value-type="float">
            <text:p>1012006</text:p>
          </table:table-cell>
          <table:table-cell office:value-type="float" office:value="3.360992" calcext:value-type="float">
            <text:p>3.360992</text:p>
          </table:table-cell>
          <table:table-cell office:value-type="float" office:value="135.3147" calcext:value-type="float">
            <text:p>135.3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5567" calcext:value-type="float">
            <text:p>39.955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1504844" calcext:value-type="float">
            <text:p>1.504844E-09</text:p>
          </table:table-cell>
          <table:table-cell office:value-type="float" office:value="0" calcext:value-type="float">
            <text:p>0</text:p>
          </table:table-cell>
          <table:table-cell office:value-type="float" office:value="0.00000001124469" calcext:value-type="float">
            <text:p>1.124469E-08</text:p>
          </table:table-cell>
          <table:table-cell office:value-type="float" office:value="1164.664" calcext:value-type="float">
            <text:p>1164.664</text:p>
          </table:table-cell>
          <table:table-cell office:value-type="float" office:value="1.326087" calcext:value-type="float">
            <text:p>1.326087</text:p>
          </table:table-cell>
          <table:table-cell office:value-type="float" office:value="0" calcext:value-type="float">
            <text:p>0</text:p>
          </table:table-cell>
          <table:table-cell office:value-type="float" office:value="0.1449864" calcext:value-type="float">
            <text:p>0.1449864</text:p>
          </table:table-cell>
          <table:table-cell office:value-type="float" office:value="0.2513866" calcext:value-type="float">
            <text:p>0.2513866</text:p>
          </table:table-cell>
          <table:table-cell office:value-type="float" office:value="0.1994365" calcext:value-type="float">
            <text:p>0.1994365</text:p>
          </table:table-cell>
          <table:table-cell office:value-type="float" office:value="0.05352782" calcext:value-type="float">
            <text:p>0.05352782</text:p>
          </table:table-cell>
          <table:table-cell office:value-type="float" office:value="0.04217977" calcext:value-type="float">
            <text:p>0.04217977</text:p>
          </table:table-cell>
          <table:table-cell office:value-type="float" office:value="0.02294724" calcext:value-type="float">
            <text:p>0.02294724</text:p>
          </table:table-cell>
          <table:table-cell office:value-type="float" office:value="0.02900574" calcext:value-type="float">
            <text:p>0.02900574</text:p>
          </table:table-cell>
          <table:table-cell office:value-type="float" office:value="0.07704814" calcext:value-type="float">
            <text:p>0.07704814</text:p>
          </table:table-cell>
          <table:table-cell office:value-type="float" office:value="0.151572" calcext:value-type="float">
            <text:p>0.151572</text:p>
          </table:table-cell>
          <table:table-cell office:value-type="float" office:value="0.1576602" calcext:value-type="float">
            <text:p>0.1576602</text:p>
          </table:table-cell>
          <table:table-cell office:value-type="float" office:value="0.1667478" calcext:value-type="float">
            <text:p>0.1667478</text:p>
          </table:table-cell>
          <table:table-cell office:value-type="float" office:value="0.1731941" calcext:value-type="float">
            <text:p>0.1731941</text:p>
          </table:table-cell>
          <table:table-cell office:value-type="float" office:value="0.1880491" calcext:value-type="float">
            <text:p>0.1880491</text:p>
          </table:table-cell>
          <table:table-cell office:value-type="float" office:value="0.1915142" calcext:value-type="float">
            <text:p>0.1915142</text:p>
          </table:table-cell>
          <table:table-cell office:value-type="float" office:value="0" calcext:value-type="float">
            <text:p>0</text:p>
          </table:table-cell>
          <table:table-cell office:value-type="float" office:value="39.08599" calcext:value-type="float">
            <text:p>39.08599</text:p>
          </table:table-cell>
          <table:table-cell office:value-type="float" office:value="35.87562" calcext:value-type="float">
            <text:p>35.87562</text:p>
          </table:table-cell>
          <table:table-cell office:value-type="float" office:value="31.05602" calcext:value-type="float">
            <text:p>31.05602</text:p>
          </table:table-cell>
          <table:table-cell office:value-type="float" office:value="8.635627" calcext:value-type="float">
            <text:p>8.635627</text:p>
          </table:table-cell>
          <table:table-cell office:value-type="float" office:value="6.893291" calcext:value-type="float">
            <text:p>6.893291</text:p>
          </table:table-cell>
          <table:table-cell office:value-type="float" office:value="2.614904" calcext:value-type="float">
            <text:p>2.614904</text:p>
          </table:table-cell>
          <table:table-cell office:value-type="float" office:value="2.484373" calcext:value-type="float">
            <text:p>2.484373</text:p>
          </table:table-cell>
          <table:table-cell office:value-type="float" office:value="5.15227" calcext:value-type="float">
            <text:p>5.15227</text:p>
          </table:table-cell>
          <table:table-cell office:value-type="float" office:value="8.608906" calcext:value-type="float">
            <text:p>8.608906</text:p>
          </table:table-cell>
          <table:table-cell office:value-type="float" office:value="9.173314" calcext:value-type="float">
            <text:p>9.173314</text:p>
          </table:table-cell>
          <table:table-cell office:value-type="float" office:value="10.03523" calcext:value-type="float">
            <text:p>10.03523</text:p>
          </table:table-cell>
          <table:table-cell office:value-type="float" office:value="10.60161" calcext:value-type="float">
            <text:p>10.60161</text:p>
          </table:table-cell>
          <table:table-cell office:value-type="float" office:value="11.99561" calcext:value-type="float">
            <text:p>11.99561</text:p>
          </table:table-cell>
          <table:table-cell office:value-type="float" office:value="12.34351" calcext:value-type="float">
            <text:p>12.34351</text:p>
          </table:table-cell>
          <table:table-cell office:value-type="float" office:value="0" calcext:value-type="float">
            <text:p>0</text:p>
          </table:table-cell>
          <table:table-cell office:value-type="float" office:value="0.2431553" calcext:value-type="float">
            <text:p>0.2431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855602" calcext:value-type="float">
            <text:p>0.00048556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6" calcext:value-type="float">
            <text:p>2012006</text:p>
          </table:table-cell>
          <table:table-cell office:value-type="float" office:value="3.36077" calcext:value-type="float">
            <text:p>3.36077</text:p>
          </table:table-cell>
          <table:table-cell office:value-type="float" office:value="135.3144" calcext:value-type="float">
            <text:p>135.3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6338" calcext:value-type="float">
            <text:p>39.96338</text:p>
          </table:table-cell>
          <table:table-cell office:value-type="float" office:value="0" calcext:value-type="float">
            <text:p>0</text:p>
          </table:table-cell>
          <table:table-cell office:value-type="float" office:value="0.00000002956656" calcext:value-type="float">
            <text:p>2.956656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820461" calcext:value-type="float">
            <text:p>2.820461E-07</text:p>
          </table:table-cell>
          <table:table-cell office:value-type="float" office:value="1164.657" calcext:value-type="float">
            <text:p>1164.657</text:p>
          </table:table-cell>
          <table:table-cell office:value-type="float" office:value="1.326139" calcext:value-type="float">
            <text:p>1.326139</text:p>
          </table:table-cell>
          <table:table-cell office:value-type="float" office:value="0" calcext:value-type="float">
            <text:p>0</text:p>
          </table:table-cell>
          <table:table-cell office:value-type="float" office:value="0.2093685" calcext:value-type="float">
            <text:p>0.2093685</text:p>
          </table:table-cell>
          <table:table-cell office:value-type="float" office:value="0.2496098" calcext:value-type="float">
            <text:p>0.2496098</text:p>
          </table:table-cell>
          <table:table-cell office:value-type="float" office:value="0.2011221" calcext:value-type="float">
            <text:p>0.2011221</text:p>
          </table:table-cell>
          <table:table-cell office:value-type="float" office:value="0.05260148" calcext:value-type="float">
            <text:p>0.05260148</text:p>
          </table:table-cell>
          <table:table-cell office:value-type="float" office:value="0.04205716" calcext:value-type="float">
            <text:p>0.04205716</text:p>
          </table:table-cell>
          <table:table-cell office:value-type="float" office:value="0.02298059" calcext:value-type="float">
            <text:p>0.02298059</text:p>
          </table:table-cell>
          <table:table-cell office:value-type="float" office:value="0.0281793" calcext:value-type="float">
            <text:p>0.0281793</text:p>
          </table:table-cell>
          <table:table-cell office:value-type="float" office:value="0.0768131" calcext:value-type="float">
            <text:p>0.0768131</text:p>
          </table:table-cell>
          <table:table-cell office:value-type="float" office:value="0.1516166" calcext:value-type="float">
            <text:p>0.1516166</text:p>
          </table:table-cell>
          <table:table-cell office:value-type="float" office:value="0.1577015" calcext:value-type="float">
            <text:p>0.1577015</text:p>
          </table:table-cell>
          <table:table-cell office:value-type="float" office:value="0.1667858" calcext:value-type="float">
            <text:p>0.1667858</text:p>
          </table:table-cell>
          <table:table-cell office:value-type="float" office:value="0.1731998" calcext:value-type="float">
            <text:p>0.1731998</text:p>
          </table:table-cell>
          <table:table-cell office:value-type="float" office:value="0.1880686" calcext:value-type="float">
            <text:p>0.1880686</text:p>
          </table:table-cell>
          <table:table-cell office:value-type="float" office:value="0.1915329" calcext:value-type="float">
            <text:p>0.1915329</text:p>
          </table:table-cell>
          <table:table-cell office:value-type="float" office:value="0" calcext:value-type="float">
            <text:p>0</text:p>
          </table:table-cell>
          <table:table-cell office:value-type="float" office:value="39.02669" calcext:value-type="float">
            <text:p>39.02669</text:p>
          </table:table-cell>
          <table:table-cell office:value-type="float" office:value="35.83972" calcext:value-type="float">
            <text:p>35.83972</text:p>
          </table:table-cell>
          <table:table-cell office:value-type="float" office:value="31.03235" calcext:value-type="float">
            <text:p>31.03235</text:p>
          </table:table-cell>
          <table:table-cell office:value-type="float" office:value="8.628484" calcext:value-type="float">
            <text:p>8.628484</text:p>
          </table:table-cell>
          <table:table-cell office:value-type="float" office:value="6.887998" calcext:value-type="float">
            <text:p>6.887998</text:p>
          </table:table-cell>
          <table:table-cell office:value-type="float" office:value="2.614736" calcext:value-type="float">
            <text:p>2.614736</text:p>
          </table:table-cell>
          <table:table-cell office:value-type="float" office:value="2.484916" calcext:value-type="float">
            <text:p>2.484916</text:p>
          </table:table-cell>
          <table:table-cell office:value-type="float" office:value="5.155474" calcext:value-type="float">
            <text:p>5.155474</text:p>
          </table:table-cell>
          <table:table-cell office:value-type="float" office:value="8.613477" calcext:value-type="float">
            <text:p>8.613477</text:p>
          </table:table-cell>
          <table:table-cell office:value-type="float" office:value="9.177721" calcext:value-type="float">
            <text:p>9.177721</text:p>
          </table:table-cell>
          <table:table-cell office:value-type="float" office:value="10.03907" calcext:value-type="float">
            <text:p>10.03907</text:p>
          </table:table-cell>
          <table:table-cell office:value-type="float" office:value="10.60503" calcext:value-type="float">
            <text:p>10.60503</text:p>
          </table:table-cell>
          <table:table-cell office:value-type="float" office:value="11.99747" calcext:value-type="float">
            <text:p>11.99747</text:p>
          </table:table-cell>
          <table:table-cell office:value-type="float" office:value="12.34494" calcext:value-type="float">
            <text:p>12.34494</text:p>
          </table:table-cell>
          <table:table-cell office:value-type="float" office:value="0" calcext:value-type="float">
            <text:p>0</text:p>
          </table:table-cell>
          <table:table-cell office:value-type="float" office:value="0.4551686" calcext:value-type="float">
            <text:p>0.4551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223446" calcext:value-type="float">
            <text:p>0.00092234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6" calcext:value-type="float">
            <text:p>3012006</text:p>
          </table:table-cell>
          <table:table-cell office:value-type="float" office:value="3.360528" calcext:value-type="float">
            <text:p>3.360528</text:p>
          </table:table-cell>
          <table:table-cell office:value-type="float" office:value="135.3142" calcext:value-type="float">
            <text:p>135.3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7168" calcext:value-type="float">
            <text:p>39.97168</text:p>
          </table:table-cell>
          <table:table-cell office:value-type="float" office:value="0" calcext:value-type="float">
            <text:p>0</text:p>
          </table:table-cell>
          <table:table-cell office:value-type="float" office:value="0.00000003886432" calcext:value-type="float">
            <text:p>3.886432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3580238" calcext:value-type="float">
            <text:p>3.580238E-07</text:p>
          </table:table-cell>
          <table:table-cell office:value-type="float" office:value="1164.649" calcext:value-type="float">
            <text:p>1164.649</text:p>
          </table:table-cell>
          <table:table-cell office:value-type="float" office:value="1.326168" calcext:value-type="float">
            <text:p>1.326168</text:p>
          </table:table-cell>
          <table:table-cell office:value-type="float" office:value="0" calcext:value-type="float">
            <text:p>0</text:p>
          </table:table-cell>
          <table:table-cell office:value-type="float" office:value="0.2137656" calcext:value-type="float">
            <text:p>0.2137656</text:p>
          </table:table-cell>
          <table:table-cell office:value-type="float" office:value="0.2568772" calcext:value-type="float">
            <text:p>0.2568772</text:p>
          </table:table-cell>
          <table:table-cell office:value-type="float" office:value="0.200985" calcext:value-type="float">
            <text:p>0.200985</text:p>
          </table:table-cell>
          <table:table-cell office:value-type="float" office:value="0.05327424" calcext:value-type="float">
            <text:p>0.05327424</text:p>
          </table:table-cell>
          <table:table-cell office:value-type="float" office:value="0.04175926" calcext:value-type="float">
            <text:p>0.04175926</text:p>
          </table:table-cell>
          <table:table-cell office:value-type="float" office:value="0.02299075" calcext:value-type="float">
            <text:p>0.02299075</text:p>
          </table:table-cell>
          <table:table-cell office:value-type="float" office:value="0.02920007" calcext:value-type="float">
            <text:p>0.02920007</text:p>
          </table:table-cell>
          <table:table-cell office:value-type="float" office:value="0.07677162" calcext:value-type="float">
            <text:p>0.07677162</text:p>
          </table:table-cell>
          <table:table-cell office:value-type="float" office:value="0.1516573" calcext:value-type="float">
            <text:p>0.1516573</text:p>
          </table:table-cell>
          <table:table-cell office:value-type="float" office:value="0.157743" calcext:value-type="float">
            <text:p>0.157743</text:p>
          </table:table-cell>
          <table:table-cell office:value-type="float" office:value="0.1668239" calcext:value-type="float">
            <text:p>0.1668239</text:p>
          </table:table-cell>
          <table:table-cell office:value-type="float" office:value="0.1732299" calcext:value-type="float">
            <text:p>0.1732299</text:p>
          </table:table-cell>
          <table:table-cell office:value-type="float" office:value="0.1880888" calcext:value-type="float">
            <text:p>0.1880888</text:p>
          </table:table-cell>
          <table:table-cell office:value-type="float" office:value="0.1915514" calcext:value-type="float">
            <text:p>0.1915514</text:p>
          </table:table-cell>
          <table:table-cell office:value-type="float" office:value="0" calcext:value-type="float">
            <text:p>0</text:p>
          </table:table-cell>
          <table:table-cell office:value-type="float" office:value="38.9952" calcext:value-type="float">
            <text:p>38.9952</text:p>
          </table:table-cell>
          <table:table-cell office:value-type="float" office:value="35.81041" calcext:value-type="float">
            <text:p>35.81041</text:p>
          </table:table-cell>
          <table:table-cell office:value-type="float" office:value="31.00843" calcext:value-type="float">
            <text:p>31.00843</text:p>
          </table:table-cell>
          <table:table-cell office:value-type="float" office:value="8.621799" calcext:value-type="float">
            <text:p>8.621799</text:p>
          </table:table-cell>
          <table:table-cell office:value-type="float" office:value="6.882548" calcext:value-type="float">
            <text:p>6.882548</text:p>
          </table:table-cell>
          <table:table-cell office:value-type="float" office:value="2.61457" calcext:value-type="float">
            <text:p>2.61457</text:p>
          </table:table-cell>
          <table:table-cell office:value-type="float" office:value="2.485802" calcext:value-type="float">
            <text:p>2.485802</text:p>
          </table:table-cell>
          <table:table-cell office:value-type="float" office:value="5.158676" calcext:value-type="float">
            <text:p>5.158676</text:p>
          </table:table-cell>
          <table:table-cell office:value-type="float" office:value="8.618048" calcext:value-type="float">
            <text:p>8.618048</text:p>
          </table:table-cell>
          <table:table-cell office:value-type="float" office:value="9.182125" calcext:value-type="float">
            <text:p>9.182125</text:p>
          </table:table-cell>
          <table:table-cell office:value-type="float" office:value="10.04292" calcext:value-type="float">
            <text:p>10.04292</text:p>
          </table:table-cell>
          <table:table-cell office:value-type="float" office:value="10.60843" calcext:value-type="float">
            <text:p>10.60843</text:p>
          </table:table-cell>
          <table:table-cell office:value-type="float" office:value="11.99933" calcext:value-type="float">
            <text:p>11.99933</text:p>
          </table:table-cell>
          <table:table-cell office:value-type="float" office:value="12.34708" calcext:value-type="float">
            <text:p>12.34708</text:p>
          </table:table-cell>
          <table:table-cell office:value-type="float" office:value="0" calcext:value-type="float">
            <text:p>0</text:p>
          </table:table-cell>
          <table:table-cell office:value-type="float" office:value="0.366339" calcext:value-type="float">
            <text:p>0.366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82535" calcext:value-type="float">
            <text:p>0.0013825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6" calcext:value-type="float">
            <text:p>4012006</text:p>
          </table:table-cell>
          <table:table-cell office:value-type="float" office:value="3.360314" calcext:value-type="float">
            <text:p>3.360314</text:p>
          </table:table-cell>
          <table:table-cell office:value-type="float" office:value="135.3139" calcext:value-type="float">
            <text:p>135.3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7997" calcext:value-type="float">
            <text:p>39.97997</text:p>
          </table:table-cell>
          <table:table-cell office:value-type="float" office:value="0" calcext:value-type="float">
            <text:p>0</text:p>
          </table:table-cell>
          <table:table-cell office:value-type="float" office:value="0.00000004127162" calcext:value-type="float">
            <text:p>4.127162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3780211" calcext:value-type="float">
            <text:p>3.780211E-07</text:p>
          </table:table-cell>
          <table:table-cell office:value-type="float" office:value="1164.641" calcext:value-type="float">
            <text:p>1164.641</text:p>
          </table:table-cell>
          <table:table-cell office:value-type="float" office:value="1.326579" calcext:value-type="float">
            <text:p>1.326579</text:p>
          </table:table-cell>
          <table:table-cell office:value-type="float" office:value="0" calcext:value-type="float">
            <text:p>0</text:p>
          </table:table-cell>
          <table:table-cell office:value-type="float" office:value="0.2013729" calcext:value-type="float">
            <text:p>0.2013729</text:p>
          </table:table-cell>
          <table:table-cell office:value-type="float" office:value="0.2574919" calcext:value-type="float">
            <text:p>0.2574919</text:p>
          </table:table-cell>
          <table:table-cell office:value-type="float" office:value="0.2019726" calcext:value-type="float">
            <text:p>0.2019726</text:p>
          </table:table-cell>
          <table:table-cell office:value-type="float" office:value="0.05235084" calcext:value-type="float">
            <text:p>0.05235084</text:p>
          </table:table-cell>
          <table:table-cell office:value-type="float" office:value="0.04105187" calcext:value-type="float">
            <text:p>0.04105187</text:p>
          </table:table-cell>
          <table:table-cell office:value-type="float" office:value="0.02301205" calcext:value-type="float">
            <text:p>0.02301205</text:p>
          </table:table-cell>
          <table:table-cell office:value-type="float" office:value="0.02968813" calcext:value-type="float">
            <text:p>0.02968813</text:p>
          </table:table-cell>
          <table:table-cell office:value-type="float" office:value="0.07686916" calcext:value-type="float">
            <text:p>0.07686916</text:p>
          </table:table-cell>
          <table:table-cell office:value-type="float" office:value="0.1516949" calcext:value-type="float">
            <text:p>0.1516949</text:p>
          </table:table-cell>
          <table:table-cell office:value-type="float" office:value="0.1577849" calcext:value-type="float">
            <text:p>0.1577849</text:p>
          </table:table-cell>
          <table:table-cell office:value-type="float" office:value="0.1668621" calcext:value-type="float">
            <text:p>0.1668621</text:p>
          </table:table-cell>
          <table:table-cell office:value-type="float" office:value="0.1732596" calcext:value-type="float">
            <text:p>0.1732596</text:p>
          </table:table-cell>
          <table:table-cell office:value-type="float" office:value="0.1881087" calcext:value-type="float">
            <text:p>0.1881087</text:p>
          </table:table-cell>
          <table:table-cell office:value-type="float" office:value="0.1915698" calcext:value-type="float">
            <text:p>0.1915698</text:p>
          </table:table-cell>
          <table:table-cell office:value-type="float" office:value="0" calcext:value-type="float">
            <text:p>0</text:p>
          </table:table-cell>
          <table:table-cell office:value-type="float" office:value="38.95785" calcext:value-type="float">
            <text:p>38.95785</text:p>
          </table:table-cell>
          <table:table-cell office:value-type="float" office:value="35.78263" calcext:value-type="float">
            <text:p>35.78263</text:p>
          </table:table-cell>
          <table:table-cell office:value-type="float" office:value="30.9849" calcext:value-type="float">
            <text:p>30.9849</text:p>
          </table:table-cell>
          <table:table-cell office:value-type="float" office:value="8.615088" calcext:value-type="float">
            <text:p>8.615088</text:p>
          </table:table-cell>
          <table:table-cell office:value-type="float" office:value="6.876942" calcext:value-type="float">
            <text:p>6.876942</text:p>
          </table:table-cell>
          <table:table-cell office:value-type="float" office:value="2.614402" calcext:value-type="float">
            <text:p>2.614402</text:p>
          </table:table-cell>
          <table:table-cell office:value-type="float" office:value="2.486836" calcext:value-type="float">
            <text:p>2.486836</text:p>
          </table:table-cell>
          <table:table-cell office:value-type="float" office:value="5.161898" calcext:value-type="float">
            <text:p>5.161898</text:p>
          </table:table-cell>
          <table:table-cell office:value-type="float" office:value="8.622619" calcext:value-type="float">
            <text:p>8.622619</text:p>
          </table:table-cell>
          <table:table-cell office:value-type="float" office:value="9.186458" calcext:value-type="float">
            <text:p>9.186458</text:p>
          </table:table-cell>
          <table:table-cell office:value-type="float" office:value="10.04677" calcext:value-type="float">
            <text:p>10.04677</text:p>
          </table:table-cell>
          <table:table-cell office:value-type="float" office:value="10.61184" calcext:value-type="float">
            <text:p>10.61184</text:p>
          </table:table-cell>
          <table:table-cell office:value-type="float" office:value="12.00119" calcext:value-type="float">
            <text:p>12.00119</text:p>
          </table:table-cell>
          <table:table-cell office:value-type="float" office:value="12.34881" calcext:value-type="float">
            <text:p>12.34881</text:p>
          </table:table-cell>
          <table:table-cell office:value-type="float" office:value="0" calcext:value-type="float">
            <text:p>0</text:p>
          </table:table-cell>
          <table:table-cell office:value-type="float" office:value="0.2346409" calcext:value-type="float">
            <text:p>0.2346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97314" calcext:value-type="float">
            <text:p>0.0017973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6" calcext:value-type="float">
            <text:p>5012006</text:p>
          </table:table-cell>
          <table:table-cell office:value-type="float" office:value="3.360087" calcext:value-type="float">
            <text:p>3.360087</text:p>
          </table:table-cell>
          <table:table-cell office:value-type="float" office:value="135.3136" calcext:value-type="float">
            <text:p>135.3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8832" calcext:value-type="float">
            <text:p>39.98832</text:p>
          </table:table-cell>
          <table:table-cell office:value-type="float" office:value="0" calcext:value-type="float">
            <text:p>0</text:p>
          </table:table-cell>
          <table:table-cell office:value-type="float" office:value="0.00000004127166" calcext:value-type="float">
            <text:p>4.127166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3780214" calcext:value-type="float">
            <text:p>3.780214E-07</text:p>
          </table:table-cell>
          <table:table-cell office:value-type="float" office:value="1164.634" calcext:value-type="float">
            <text:p>1164.634</text:p>
          </table:table-cell>
          <table:table-cell office:value-type="float" office:value="1.326779" calcext:value-type="float">
            <text:p>1.326779</text:p>
          </table:table-cell>
          <table:table-cell office:value-type="float" office:value="0" calcext:value-type="float">
            <text:p>0</text:p>
          </table:table-cell>
          <table:table-cell office:value-type="float" office:value="0.215564" calcext:value-type="float">
            <text:p>0.215564</text:p>
          </table:table-cell>
          <table:table-cell office:value-type="float" office:value="0.2577872" calcext:value-type="float">
            <text:p>0.2577872</text:p>
          </table:table-cell>
          <table:table-cell office:value-type="float" office:value="0.2015371" calcext:value-type="float">
            <text:p>0.2015371</text:p>
          </table:table-cell>
          <table:table-cell office:value-type="float" office:value="0.05200284" calcext:value-type="float">
            <text:p>0.05200284</text:p>
          </table:table-cell>
          <table:table-cell office:value-type="float" office:value="0.0405757" calcext:value-type="float">
            <text:p>0.0405757</text:p>
          </table:table-cell>
          <table:table-cell office:value-type="float" office:value="0.02298021" calcext:value-type="float">
            <text:p>0.02298021</text:p>
          </table:table-cell>
          <table:table-cell office:value-type="float" office:value="0.02988483" calcext:value-type="float">
            <text:p>0.02988483</text:p>
          </table:table-cell>
          <table:table-cell office:value-type="float" office:value="0.07702736" calcext:value-type="float">
            <text:p>0.07702736</text:p>
          </table:table-cell>
          <table:table-cell office:value-type="float" office:value="0.1517411" calcext:value-type="float">
            <text:p>0.1517411</text:p>
          </table:table-cell>
          <table:table-cell office:value-type="float" office:value="0.1578275" calcext:value-type="float">
            <text:p>0.1578275</text:p>
          </table:table-cell>
          <table:table-cell office:value-type="float" office:value="0.1669007" calcext:value-type="float">
            <text:p>0.1669007</text:p>
          </table:table-cell>
          <table:table-cell office:value-type="float" office:value="0.1732898" calcext:value-type="float">
            <text:p>0.1732898</text:p>
          </table:table-cell>
          <table:table-cell office:value-type="float" office:value="0.1881285" calcext:value-type="float">
            <text:p>0.1881285</text:p>
          </table:table-cell>
          <table:table-cell office:value-type="float" office:value="0.1915884" calcext:value-type="float">
            <text:p>0.1915884</text:p>
          </table:table-cell>
          <table:table-cell office:value-type="float" office:value="0" calcext:value-type="float">
            <text:p>0</text:p>
          </table:table-cell>
          <table:table-cell office:value-type="float" office:value="38.92394" calcext:value-type="float">
            <text:p>38.92394</text:p>
          </table:table-cell>
          <table:table-cell office:value-type="float" office:value="35.75534" calcext:value-type="float">
            <text:p>35.75534</text:p>
          </table:table-cell>
          <table:table-cell office:value-type="float" office:value="30.96165" calcext:value-type="float">
            <text:p>30.96165</text:p>
          </table:table-cell>
          <table:table-cell office:value-type="float" office:value="8.60805" calcext:value-type="float">
            <text:p>8.60805</text:p>
          </table:table-cell>
          <table:table-cell office:value-type="float" office:value="6.871037" calcext:value-type="float">
            <text:p>6.871037</text:p>
          </table:table-cell>
          <table:table-cell office:value-type="float" office:value="2.614234" calcext:value-type="float">
            <text:p>2.614234</text:p>
          </table:table-cell>
          <table:table-cell office:value-type="float" office:value="2.4879" calcext:value-type="float">
            <text:p>2.4879</text:p>
          </table:table-cell>
          <table:table-cell office:value-type="float" office:value="5.165156" calcext:value-type="float">
            <text:p>5.165156</text:p>
          </table:table-cell>
          <table:table-cell office:value-type="float" office:value="8.62719" calcext:value-type="float">
            <text:p>8.62719</text:p>
          </table:table-cell>
          <table:table-cell office:value-type="float" office:value="9.190785" calcext:value-type="float">
            <text:p>9.190785</text:p>
          </table:table-cell>
          <table:table-cell office:value-type="float" office:value="10.05061" calcext:value-type="float">
            <text:p>10.05061</text:p>
          </table:table-cell>
          <table:table-cell office:value-type="float" office:value="10.61525" calcext:value-type="float">
            <text:p>10.61525</text:p>
          </table:table-cell>
          <table:table-cell office:value-type="float" office:value="12.00306" calcext:value-type="float">
            <text:p>12.00306</text:p>
          </table:table-cell>
          <table:table-cell office:value-type="float" office:value="12.35053" calcext:value-type="float">
            <text:p>12.35053</text:p>
          </table:table-cell>
          <table:table-cell office:value-type="float" office:value="0" calcext:value-type="float">
            <text:p>0</text:p>
          </table:table-cell>
          <table:table-cell office:value-type="float" office:value="0.2395508" calcext:value-type="float">
            <text:p>0.2395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47368" calcext:value-type="float">
            <text:p>0.0022473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6" calcext:value-type="float">
            <text:p>6012006</text:p>
          </table:table-cell>
          <table:table-cell office:value-type="float" office:value="3.359838" calcext:value-type="float">
            <text:p>3.359838</text:p>
          </table:table-cell>
          <table:table-cell office:value-type="float" office:value="135.3133" calcext:value-type="float">
            <text:p>135.3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9675" calcext:value-type="float">
            <text:p>39.99675</text:p>
          </table:table-cell>
          <table:table-cell office:value-type="float" office:value="0" calcext:value-type="float">
            <text:p>0</text:p>
          </table:table-cell>
          <table:table-cell office:value-type="float" office:value="0.00000004127169" calcext:value-type="float">
            <text:p>4.127169E-08</text:p>
          </table:table-cell>
          <table:table-cell office:value-type="float" office:value="0" calcext:value-type="float">
            <text:p>0</text:p>
          </table:table-cell>
          <table:table-cell office:value-type="float" office:value="-0.00007773378" calcext:value-type="float">
            <text:p>-7.773378E-05</text:p>
          </table:table-cell>
          <table:table-cell office:value-type="float" office:value="1164.626" calcext:value-type="float">
            <text:p>1164.626</text:p>
          </table:table-cell>
          <table:table-cell office:value-type="float" office:value="1.326857" calcext:value-type="float">
            <text:p>1.326857</text:p>
          </table:table-cell>
          <table:table-cell office:value-type="float" office:value="0" calcext:value-type="float">
            <text:p>0</text:p>
          </table:table-cell>
          <table:table-cell office:value-type="float" office:value="0.2022993" calcext:value-type="float">
            <text:p>0.2022993</text:p>
          </table:table-cell>
          <table:table-cell office:value-type="float" office:value="0.2578873" calcext:value-type="float">
            <text:p>0.2578873</text:p>
          </table:table-cell>
          <table:table-cell office:value-type="float" office:value="0.2012525" calcext:value-type="float">
            <text:p>0.2012525</text:p>
          </table:table-cell>
          <table:table-cell office:value-type="float" office:value="0.05213881" calcext:value-type="float">
            <text:p>0.05213881</text:p>
          </table:table-cell>
          <table:table-cell office:value-type="float" office:value="0.04075623" calcext:value-type="float">
            <text:p>0.04075623</text:p>
          </table:table-cell>
          <table:table-cell office:value-type="float" office:value="0.02295241" calcext:value-type="float">
            <text:p>0.02295241</text:p>
          </table:table-cell>
          <table:table-cell office:value-type="float" office:value="0.02991857" calcext:value-type="float">
            <text:p>0.02991857</text:p>
          </table:table-cell>
          <table:table-cell office:value-type="float" office:value="0.07714534" calcext:value-type="float">
            <text:p>0.07714534</text:p>
          </table:table-cell>
          <table:table-cell office:value-type="float" office:value="0.1517948" calcext:value-type="float">
            <text:p>0.1517948</text:p>
          </table:table-cell>
          <table:table-cell office:value-type="float" office:value="0.1578712" calcext:value-type="float">
            <text:p>0.1578712</text:p>
          </table:table-cell>
          <table:table-cell office:value-type="float" office:value="0.1669397" calcext:value-type="float">
            <text:p>0.1669397</text:p>
          </table:table-cell>
          <table:table-cell office:value-type="float" office:value="0.1733222" calcext:value-type="float">
            <text:p>0.1733222</text:p>
          </table:table-cell>
          <table:table-cell office:value-type="float" office:value="0.188154" calcext:value-type="float">
            <text:p>0.188154</text:p>
          </table:table-cell>
          <table:table-cell office:value-type="float" office:value="0.1916079" calcext:value-type="float">
            <text:p>0.1916079</text:p>
          </table:table-cell>
          <table:table-cell office:value-type="float" office:value="0" calcext:value-type="float">
            <text:p>0</text:p>
          </table:table-cell>
          <table:table-cell office:value-type="float" office:value="38.89444" calcext:value-type="float">
            <text:p>38.89444</text:p>
          </table:table-cell>
          <table:table-cell office:value-type="float" office:value="35.72893" calcext:value-type="float">
            <text:p>35.72893</text:p>
          </table:table-cell>
          <table:table-cell office:value-type="float" office:value="30.9385" calcext:value-type="float">
            <text:p>30.9385</text:p>
          </table:table-cell>
          <table:table-cell office:value-type="float" office:value="8.601048" calcext:value-type="float">
            <text:p>8.601048</text:p>
          </table:table-cell>
          <table:table-cell office:value-type="float" office:value="6.865123" calcext:value-type="float">
            <text:p>6.865123</text:p>
          </table:table-cell>
          <table:table-cell office:value-type="float" office:value="2.614063" calcext:value-type="float">
            <text:p>2.614063</text:p>
          </table:table-cell>
          <table:table-cell office:value-type="float" office:value="2.488962" calcext:value-type="float">
            <text:p>2.488962</text:p>
          </table:table-cell>
          <table:table-cell office:value-type="float" office:value="5.168443" calcext:value-type="float">
            <text:p>5.168443</text:p>
          </table:table-cell>
          <table:table-cell office:value-type="float" office:value="8.63176" calcext:value-type="float">
            <text:p>8.63176</text:p>
          </table:table-cell>
          <table:table-cell office:value-type="float" office:value="9.195114" calcext:value-type="float">
            <text:p>9.195114</text:p>
          </table:table-cell>
          <table:table-cell office:value-type="float" office:value="10.05446" calcext:value-type="float">
            <text:p>10.05446</text:p>
          </table:table-cell>
          <table:table-cell office:value-type="float" office:value="10.61864" calcext:value-type="float">
            <text:p>10.61864</text:p>
          </table:table-cell>
          <table:table-cell office:value-type="float" office:value="12.00492" calcext:value-type="float">
            <text:p>12.00492</text:p>
          </table:table-cell>
          <table:table-cell office:value-type="float" office:value="12.35225" calcext:value-type="float">
            <text:p>12.35225</text:p>
          </table:table-cell>
          <table:table-cell office:value-type="float" office:value="0" calcext:value-type="float">
            <text:p>0</text:p>
          </table:table-cell>
          <table:table-cell office:value-type="float" office:value="0.2045936" calcext:value-type="float">
            <text:p>0.2045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2378" calcext:value-type="float">
            <text:p>0.002723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6" calcext:value-type="float">
            <text:p>7012006</text:p>
          </table:table-cell>
          <table:table-cell office:value-type="float" office:value="3.359591" calcext:value-type="float">
            <text:p>3.359591</text:p>
          </table:table-cell>
          <table:table-cell office:value-type="float" office:value="135.313" calcext:value-type="float">
            <text:p>135.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051" calcext:value-type="float">
            <text:p>40.0051</text:p>
          </table:table-cell>
          <table:table-cell office:value-type="float" office:value="0" calcext:value-type="float">
            <text:p>0</text:p>
          </table:table-cell>
          <table:table-cell office:value-type="float" office:value="0.00000004127174" calcext:value-type="float">
            <text:p>4.127174E-08</text:p>
          </table:table-cell>
          <table:table-cell office:value-type="float" office:value="0" calcext:value-type="float">
            <text:p>0</text:p>
          </table:table-cell>
          <table:table-cell office:value-type="float" office:value="-0.00007773378" calcext:value-type="float">
            <text:p>-7.773378E-05</text:p>
          </table:table-cell>
          <table:table-cell office:value-type="float" office:value="1164.619" calcext:value-type="float">
            <text:p>1164.619</text:p>
          </table:table-cell>
          <table:table-cell office:value-type="float" office:value="1.32708" calcext:value-type="float">
            <text:p>1.32708</text:p>
          </table:table-cell>
          <table:table-cell office:value-type="float" office:value="0" calcext:value-type="float">
            <text:p>0</text:p>
          </table:table-cell>
          <table:table-cell office:value-type="float" office:value="0.1976256" calcext:value-type="float">
            <text:p>0.1976256</text:p>
          </table:table-cell>
          <table:table-cell office:value-type="float" office:value="0.2584877" calcext:value-type="float">
            <text:p>0.2584877</text:p>
          </table:table-cell>
          <table:table-cell office:value-type="float" office:value="0.20147" calcext:value-type="float">
            <text:p>0.20147</text:p>
          </table:table-cell>
          <table:table-cell office:value-type="float" office:value="0.05192003" calcext:value-type="float">
            <text:p>0.05192003</text:p>
          </table:table-cell>
          <table:table-cell office:value-type="float" office:value="0.04059463" calcext:value-type="float">
            <text:p>0.04059463</text:p>
          </table:table-cell>
          <table:table-cell office:value-type="float" office:value="0.02295168" calcext:value-type="float">
            <text:p>0.02295168</text:p>
          </table:table-cell>
          <table:table-cell office:value-type="float" office:value="0.02994942" calcext:value-type="float">
            <text:p>0.02994942</text:p>
          </table:table-cell>
          <table:table-cell office:value-type="float" office:value="0.07722435" calcext:value-type="float">
            <text:p>0.07722435</text:p>
          </table:table-cell>
          <table:table-cell office:value-type="float" office:value="0.1518484" calcext:value-type="float">
            <text:p>0.1518484</text:p>
          </table:table-cell>
          <table:table-cell office:value-type="float" office:value="0.1579156" calcext:value-type="float">
            <text:p>0.1579156</text:p>
          </table:table-cell>
          <table:table-cell office:value-type="float" office:value="0.1669787" calcext:value-type="float">
            <text:p>0.1669787</text:p>
          </table:table-cell>
          <table:table-cell office:value-type="float" office:value="0.1733538" calcext:value-type="float">
            <text:p>0.1733538</text:p>
          </table:table-cell>
          <table:table-cell office:value-type="float" office:value="0.1881699" calcext:value-type="float">
            <text:p>0.1881699</text:p>
          </table:table-cell>
          <table:table-cell office:value-type="float" office:value="0.1916249" calcext:value-type="float">
            <text:p>0.1916249</text:p>
          </table:table-cell>
          <table:table-cell office:value-type="float" office:value="0" calcext:value-type="float">
            <text:p>0</text:p>
          </table:table-cell>
          <table:table-cell office:value-type="float" office:value="38.85794" calcext:value-type="float">
            <text:p>38.85794</text:p>
          </table:table-cell>
          <table:table-cell office:value-type="float" office:value="35.70258" calcext:value-type="float">
            <text:p>35.70258</text:p>
          </table:table-cell>
          <table:table-cell office:value-type="float" office:value="30.91554" calcext:value-type="float">
            <text:p>30.91554</text:p>
          </table:table-cell>
          <table:table-cell office:value-type="float" office:value="8.594074" calcext:value-type="float">
            <text:p>8.594074</text:p>
          </table:table-cell>
          <table:table-cell office:value-type="float" office:value="6.859223" calcext:value-type="float">
            <text:p>6.859223</text:p>
          </table:table-cell>
          <table:table-cell office:value-type="float" office:value="2.613892" calcext:value-type="float">
            <text:p>2.613892</text:p>
          </table:table-cell>
          <table:table-cell office:value-type="float" office:value="2.490009" calcext:value-type="float">
            <text:p>2.490009</text:p>
          </table:table-cell>
          <table:table-cell office:value-type="float" office:value="5.171751" calcext:value-type="float">
            <text:p>5.171751</text:p>
          </table:table-cell>
          <table:table-cell office:value-type="float" office:value="8.636331" calcext:value-type="float">
            <text:p>8.636331</text:p>
          </table:table-cell>
          <table:table-cell office:value-type="float" office:value="9.199443" calcext:value-type="float">
            <text:p>9.199443</text:p>
          </table:table-cell>
          <table:table-cell office:value-type="float" office:value="10.0583" calcext:value-type="float">
            <text:p>10.0583</text:p>
          </table:table-cell>
          <table:table-cell office:value-type="float" office:value="10.62197" calcext:value-type="float">
            <text:p>10.62197</text:p>
          </table:table-cell>
          <table:table-cell office:value-type="float" office:value="12.00678" calcext:value-type="float">
            <text:p>12.00678</text:p>
          </table:table-cell>
          <table:table-cell office:value-type="float" office:value="12.35397" calcext:value-type="float">
            <text:p>12.35397</text:p>
          </table:table-cell>
          <table:table-cell office:value-type="float" office:value="0" calcext:value-type="float">
            <text:p>0</text:p>
          </table:table-cell>
          <table:table-cell office:value-type="float" office:value="0.1573606" calcext:value-type="float">
            <text:p>0.1573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87911" calcext:value-type="float">
            <text:p>0.0031879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6" calcext:value-type="float">
            <text:p>8012006</text:p>
          </table:table-cell>
          <table:table-cell office:value-type="float" office:value="3.359349" calcext:value-type="float">
            <text:p>3.359349</text:p>
          </table:table-cell>
          <table:table-cell office:value-type="float" office:value="135.3127" calcext:value-type="float">
            <text:p>135.3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1346" calcext:value-type="float">
            <text:p>40.01346</text:p>
          </table:table-cell>
          <table:table-cell office:value-type="float" office:value="0" calcext:value-type="float">
            <text:p>0</text:p>
          </table:table-cell>
          <table:table-cell office:value-type="float" office:value="0.00000004127175" calcext:value-type="float">
            <text:p>4.127175E-08</text:p>
          </table:table-cell>
          <table:table-cell office:value-type="float" office:value="0" calcext:value-type="float">
            <text:p>0</text:p>
          </table:table-cell>
          <table:table-cell office:value-type="float" office:value="-0.00007773378" calcext:value-type="float">
            <text:p>-7.773378E-05</text:p>
          </table:table-cell>
          <table:table-cell office:value-type="float" office:value="1164.612" calcext:value-type="float">
            <text:p>1164.612</text:p>
          </table:table-cell>
          <table:table-cell office:value-type="float" office:value="1.327229" calcext:value-type="float">
            <text:p>1.327229</text:p>
          </table:table-cell>
          <table:table-cell office:value-type="float" office:value="0" calcext:value-type="float">
            <text:p>0</text:p>
          </table:table-cell>
          <table:table-cell office:value-type="float" office:value="0.2160285" calcext:value-type="float">
            <text:p>0.2160285</text:p>
          </table:table-cell>
          <table:table-cell office:value-type="float" office:value="0.2585856" calcext:value-type="float">
            <text:p>0.2585856</text:p>
          </table:table-cell>
          <table:table-cell office:value-type="float" office:value="0.201034" calcext:value-type="float">
            <text:p>0.201034</text:p>
          </table:table-cell>
          <table:table-cell office:value-type="float" office:value="0.05183727" calcext:value-type="float">
            <text:p>0.05183727</text:p>
          </table:table-cell>
          <table:table-cell office:value-type="float" office:value="0.04040541" calcext:value-type="float">
            <text:p>0.04040541</text:p>
          </table:table-cell>
          <table:table-cell office:value-type="float" office:value="0.02293952" calcext:value-type="float">
            <text:p>0.02293952</text:p>
          </table:table-cell>
          <table:table-cell office:value-type="float" office:value="0.02998965" calcext:value-type="float">
            <text:p>0.02998965</text:p>
          </table:table-cell>
          <table:table-cell office:value-type="float" office:value="0.07729273" calcext:value-type="float">
            <text:p>0.07729273</text:p>
          </table:table-cell>
          <table:table-cell office:value-type="float" office:value="0.1519014" calcext:value-type="float">
            <text:p>0.1519014</text:p>
          </table:table-cell>
          <table:table-cell office:value-type="float" office:value="0.1579602" calcext:value-type="float">
            <text:p>0.1579602</text:p>
          </table:table-cell>
          <table:table-cell office:value-type="float" office:value="0.1670181" calcext:value-type="float">
            <text:p>0.1670181</text:p>
          </table:table-cell>
          <table:table-cell office:value-type="float" office:value="0.1733844" calcext:value-type="float">
            <text:p>0.1733844</text:p>
          </table:table-cell>
          <table:table-cell office:value-type="float" office:value="0.1881887" calcext:value-type="float">
            <text:p>0.1881887</text:p>
          </table:table-cell>
          <table:table-cell office:value-type="float" office:value="0.1916429" calcext:value-type="float">
            <text:p>0.1916429</text:p>
          </table:table-cell>
          <table:table-cell office:value-type="float" office:value="0" calcext:value-type="float">
            <text:p>0</text:p>
          </table:table-cell>
          <table:table-cell office:value-type="float" office:value="38.82331" calcext:value-type="float">
            <text:p>38.82331</text:p>
          </table:table-cell>
          <table:table-cell office:value-type="float" office:value="35.67596" calcext:value-type="float">
            <text:p>35.67596</text:p>
          </table:table-cell>
          <table:table-cell office:value-type="float" office:value="30.89271" calcext:value-type="float">
            <text:p>30.89271</text:p>
          </table:table-cell>
          <table:table-cell office:value-type="float" office:value="8.587005" calcext:value-type="float">
            <text:p>8.587005</text:p>
          </table:table-cell>
          <table:table-cell office:value-type="float" office:value="6.853235" calcext:value-type="float">
            <text:p>6.853235</text:p>
          </table:table-cell>
          <table:table-cell office:value-type="float" office:value="2.61372" calcext:value-type="float">
            <text:p>2.61372</text:p>
          </table:table-cell>
          <table:table-cell office:value-type="float" office:value="2.491057" calcext:value-type="float">
            <text:p>2.491057</text:p>
          </table:table-cell>
          <table:table-cell office:value-type="float" office:value="5.175064" calcext:value-type="float">
            <text:p>5.175064</text:p>
          </table:table-cell>
          <table:table-cell office:value-type="float" office:value="8.640903" calcext:value-type="float">
            <text:p>8.640903</text:p>
          </table:table-cell>
          <table:table-cell office:value-type="float" office:value="9.203772" calcext:value-type="float">
            <text:p>9.203772</text:p>
          </table:table-cell>
          <table:table-cell office:value-type="float" office:value="10.06215" calcext:value-type="float">
            <text:p>10.06215</text:p>
          </table:table-cell>
          <table:table-cell office:value-type="float" office:value="10.62531" calcext:value-type="float">
            <text:p>10.62531</text:p>
          </table:table-cell>
          <table:table-cell office:value-type="float" office:value="12.00864" calcext:value-type="float">
            <text:p>12.00864</text:p>
          </table:table-cell>
          <table:table-cell office:value-type="float" office:value="12.3557" calcext:value-type="float">
            <text:p>12.3557</text:p>
          </table:table-cell>
          <table:table-cell office:value-type="float" office:value="0" calcext:value-type="float">
            <text:p>0</text:p>
          </table:table-cell>
          <table:table-cell office:value-type="float" office:value="0.1629063" calcext:value-type="float">
            <text:p>0.1629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58387" calcext:value-type="float">
            <text:p>0.0036583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6" calcext:value-type="float">
            <text:p>9012006</text:p>
          </table:table-cell>
          <table:table-cell office:value-type="float" office:value="3.359092" calcext:value-type="float">
            <text:p>3.359092</text:p>
          </table:table-cell>
          <table:table-cell office:value-type="float" office:value="135.3124" calcext:value-type="float">
            <text:p>135.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2195" calcext:value-type="float">
            <text:p>40.02195</text:p>
          </table:table-cell>
          <table:table-cell office:value-type="float" office:value="0" calcext:value-type="float">
            <text:p>0</text:p>
          </table:table-cell>
          <table:table-cell office:value-type="float" office:value="0.00000004127176" calcext:value-type="float">
            <text:p>4.127176E-08</text:p>
          </table:table-cell>
          <table:table-cell office:value-type="float" office:value="0" calcext:value-type="float">
            <text:p>0</text:p>
          </table:table-cell>
          <table:table-cell office:value-type="float" office:value="-0.0002123185" calcext:value-type="float">
            <text:p>-0.0002123185</text:p>
          </table:table-cell>
          <table:table-cell office:value-type="float" office:value="1164.604" calcext:value-type="float">
            <text:p>1164.604</text:p>
          </table:table-cell>
          <table:table-cell office:value-type="float" office:value="1.327224" calcext:value-type="float">
            <text:p>1.327224</text:p>
          </table:table-cell>
          <table:table-cell office:value-type="float" office:value="0" calcext:value-type="float">
            <text:p>0</text:p>
          </table:table-cell>
          <table:table-cell office:value-type="float" office:value="0.2363687" calcext:value-type="float">
            <text:p>0.2363687</text:p>
          </table:table-cell>
          <table:table-cell office:value-type="float" office:value="0.2565436" calcext:value-type="float">
            <text:p>0.2565436</text:p>
          </table:table-cell>
          <table:table-cell office:value-type="float" office:value="0.2004182" calcext:value-type="float">
            <text:p>0.2004182</text:p>
          </table:table-cell>
          <table:table-cell office:value-type="float" office:value="0.05214488" calcext:value-type="float">
            <text:p>0.05214488</text:p>
          </table:table-cell>
          <table:table-cell office:value-type="float" office:value="0.04067525" calcext:value-type="float">
            <text:p>0.04067525</text:p>
          </table:table-cell>
          <table:table-cell office:value-type="float" office:value="0.02292663" calcext:value-type="float">
            <text:p>0.02292663</text:p>
          </table:table-cell>
          <table:table-cell office:value-type="float" office:value="0.02998513" calcext:value-type="float">
            <text:p>0.02998513</text:p>
          </table:table-cell>
          <table:table-cell office:value-type="float" office:value="0.07733843" calcext:value-type="float">
            <text:p>0.07733843</text:p>
          </table:table-cell>
          <table:table-cell office:value-type="float" office:value="0.1519568" calcext:value-type="float">
            <text:p>0.1519568</text:p>
          </table:table-cell>
          <table:table-cell office:value-type="float" office:value="0.1580052" calcext:value-type="float">
            <text:p>0.1580052</text:p>
          </table:table-cell>
          <table:table-cell office:value-type="float" office:value="0.1670578" calcext:value-type="float">
            <text:p>0.1670578</text:p>
          </table:table-cell>
          <table:table-cell office:value-type="float" office:value="0.1734194" calcext:value-type="float">
            <text:p>0.1734194</text:p>
          </table:table-cell>
          <table:table-cell office:value-type="float" office:value="0.1882277" calcext:value-type="float">
            <text:p>0.1882277</text:p>
          </table:table-cell>
          <table:table-cell office:value-type="float" office:value="0.1916579" calcext:value-type="float">
            <text:p>0.1916579</text:p>
          </table:table-cell>
          <table:table-cell office:value-type="float" office:value="0" calcext:value-type="float">
            <text:p>0</text:p>
          </table:table-cell>
          <table:table-cell office:value-type="float" office:value="38.79632" calcext:value-type="float">
            <text:p>38.79632</text:p>
          </table:table-cell>
          <table:table-cell office:value-type="float" office:value="35.65003" calcext:value-type="float">
            <text:p>35.65003</text:p>
          </table:table-cell>
          <table:table-cell office:value-type="float" office:value="30.86983" calcext:value-type="float">
            <text:p>30.86983</text:p>
          </table:table-cell>
          <table:table-cell office:value-type="float" office:value="8.580046" calcext:value-type="float">
            <text:p>8.580046</text:p>
          </table:table-cell>
          <table:table-cell office:value-type="float" office:value="6.847303" calcext:value-type="float">
            <text:p>6.847303</text:p>
          </table:table-cell>
          <table:table-cell office:value-type="float" office:value="2.613544" calcext:value-type="float">
            <text:p>2.613544</text:p>
          </table:table-cell>
          <table:table-cell office:value-type="float" office:value="2.492101" calcext:value-type="float">
            <text:p>2.492101</text:p>
          </table:table-cell>
          <table:table-cell office:value-type="float" office:value="5.178377" calcext:value-type="float">
            <text:p>5.178377</text:p>
          </table:table-cell>
          <table:table-cell office:value-type="float" office:value="8.645473" calcext:value-type="float">
            <text:p>8.645473</text:p>
          </table:table-cell>
          <table:table-cell office:value-type="float" office:value="9.208097" calcext:value-type="float">
            <text:p>9.208097</text:p>
          </table:table-cell>
          <table:table-cell office:value-type="float" office:value="10.066" calcext:value-type="float">
            <text:p>10.066</text:p>
          </table:table-cell>
          <table:table-cell office:value-type="float" office:value="10.62864" calcext:value-type="float">
            <text:p>10.62864</text:p>
          </table:table-cell>
          <table:table-cell office:value-type="float" office:value="12.01053" calcext:value-type="float">
            <text:p>12.01053</text:p>
          </table:table-cell>
          <table:table-cell office:value-type="float" office:value="12.35722" calcext:value-type="float">
            <text:p>12.35722</text:p>
          </table:table-cell>
          <table:table-cell office:value-type="float" office:value="0" calcext:value-type="float">
            <text:p>0</text:p>
          </table:table-cell>
          <table:table-cell office:value-type="float" office:value="0.2277301" calcext:value-type="float">
            <text:p>0.2277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48038" calcext:value-type="float">
            <text:p>0.0041480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6" calcext:value-type="float">
            <text:p>10012006</text:p>
          </table:table-cell>
          <table:table-cell office:value-type="float" office:value="3.35883" calcext:value-type="float">
            <text:p>3.35883</text:p>
          </table:table-cell>
          <table:table-cell office:value-type="float" office:value="135.3122" calcext:value-type="float">
            <text:p>135.3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3054" calcext:value-type="float">
            <text:p>40.03054</text:p>
          </table:table-cell>
          <table:table-cell office:value-type="float" office:value="0" calcext:value-type="float">
            <text:p>0</text:p>
          </table:table-cell>
          <table:table-cell office:value-type="float" office:value="0.00000004158904" calcext:value-type="float">
            <text:p>4.158904E-08</text:p>
          </table:table-cell>
          <table:table-cell office:value-type="float" office:value="0" calcext:value-type="float">
            <text:p>0</text:p>
          </table:table-cell>
          <table:table-cell office:value-type="float" office:value="-0.0003216327" calcext:value-type="float">
            <text:p>-0.0003216327</text:p>
          </table:table-cell>
          <table:table-cell office:value-type="float" office:value="1164.597" calcext:value-type="float">
            <text:p>1164.597</text:p>
          </table:table-cell>
          <table:table-cell office:value-type="float" office:value="1.327098" calcext:value-type="float">
            <text:p>1.327098</text:p>
          </table:table-cell>
          <table:table-cell office:value-type="float" office:value="0" calcext:value-type="float">
            <text:p>0</text:p>
          </table:table-cell>
          <table:table-cell office:value-type="float" office:value="0.2187488" calcext:value-type="float">
            <text:p>0.2187488</text:p>
          </table:table-cell>
          <table:table-cell office:value-type="float" office:value="0.2549196" calcext:value-type="float">
            <text:p>0.2549196</text:p>
          </table:table-cell>
          <table:table-cell office:value-type="float" office:value="0.199827" calcext:value-type="float">
            <text:p>0.199827</text:p>
          </table:table-cell>
          <table:table-cell office:value-type="float" office:value="0.05256272" calcext:value-type="float">
            <text:p>0.05256272</text:p>
          </table:table-cell>
          <table:table-cell office:value-type="float" office:value="0.04109621" calcext:value-type="float">
            <text:p>0.04109621</text:p>
          </table:table-cell>
          <table:table-cell office:value-type="float" office:value="0.0229121" calcext:value-type="float">
            <text:p>0.0229121</text:p>
          </table:table-cell>
          <table:table-cell office:value-type="float" office:value="0.02995693" calcext:value-type="float">
            <text:p>0.02995693</text:p>
          </table:table-cell>
          <table:table-cell office:value-type="float" office:value="0.07735886" calcext:value-type="float">
            <text:p>0.07735886</text:p>
          </table:table-cell>
          <table:table-cell office:value-type="float" office:value="0.152009" calcext:value-type="float">
            <text:p>0.152009</text:p>
          </table:table-cell>
          <table:table-cell office:value-type="float" office:value="0.1580501" calcext:value-type="float">
            <text:p>0.1580501</text:p>
          </table:table-cell>
          <table:table-cell office:value-type="float" office:value="0.1670978" calcext:value-type="float">
            <text:p>0.1670978</text:p>
          </table:table-cell>
          <table:table-cell office:value-type="float" office:value="0.1734506" calcext:value-type="float">
            <text:p>0.1734506</text:p>
          </table:table-cell>
          <table:table-cell office:value-type="float" office:value="0.1882332" calcext:value-type="float">
            <text:p>0.1882332</text:p>
          </table:table-cell>
          <table:table-cell office:value-type="float" office:value="0.1916799" calcext:value-type="float">
            <text:p>0.1916799</text:p>
          </table:table-cell>
          <table:table-cell office:value-type="float" office:value="0" calcext:value-type="float">
            <text:p>0</text:p>
          </table:table-cell>
          <table:table-cell office:value-type="float" office:value="38.77411" calcext:value-type="float">
            <text:p>38.77411</text:p>
          </table:table-cell>
          <table:table-cell office:value-type="float" office:value="35.62564" calcext:value-type="float">
            <text:p>35.62564</text:p>
          </table:table-cell>
          <table:table-cell office:value-type="float" office:value="30.84699" calcext:value-type="float">
            <text:p>30.84699</text:p>
          </table:table-cell>
          <table:table-cell office:value-type="float" office:value="8.573248" calcext:value-type="float">
            <text:p>8.573248</text:p>
          </table:table-cell>
          <table:table-cell office:value-type="float" office:value="6.841511" calcext:value-type="float">
            <text:p>6.841511</text:p>
          </table:table-cell>
          <table:table-cell office:value-type="float" office:value="2.613363" calcext:value-type="float">
            <text:p>2.613363</text:p>
          </table:table-cell>
          <table:table-cell office:value-type="float" office:value="2.493135" calcext:value-type="float">
            <text:p>2.493135</text:p>
          </table:table-cell>
          <table:table-cell office:value-type="float" office:value="5.181691" calcext:value-type="float">
            <text:p>5.181691</text:p>
          </table:table-cell>
          <table:table-cell office:value-type="float" office:value="8.650044" calcext:value-type="float">
            <text:p>8.650044</text:p>
          </table:table-cell>
          <table:table-cell office:value-type="float" office:value="9.212425" calcext:value-type="float">
            <text:p>9.212425</text:p>
          </table:table-cell>
          <table:table-cell office:value-type="float" office:value="10.06984" calcext:value-type="float">
            <text:p>10.06984</text:p>
          </table:table-cell>
          <table:table-cell office:value-type="float" office:value="10.63198" calcext:value-type="float">
            <text:p>10.63198</text:p>
          </table:table-cell>
          <table:table-cell office:value-type="float" office:value="12.01239" calcext:value-type="float">
            <text:p>12.01239</text:p>
          </table:table-cell>
          <table:table-cell office:value-type="float" office:value="12.3589" calcext:value-type="float">
            <text:p>12.3589</text:p>
          </table:table-cell>
          <table:table-cell office:value-type="float" office:value="0" calcext:value-type="float">
            <text:p>0</text:p>
          </table:table-cell>
          <table:table-cell office:value-type="float" office:value="0.1816723" calcext:value-type="float">
            <text:p>0.1816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641196" calcext:value-type="float">
            <text:p>0.0046411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6" calcext:value-type="float">
            <text:p>11012006</text:p>
          </table:table-cell>
          <table:table-cell office:value-type="float" office:value="3.358554" calcext:value-type="float">
            <text:p>3.358554</text:p>
          </table:table-cell>
          <table:table-cell office:value-type="float" office:value="135.3119" calcext:value-type="float">
            <text:p>135.3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3903" calcext:value-type="float">
            <text:p>40.03903</text:p>
          </table:table-cell>
          <table:table-cell office:value-type="float" office:value="0" calcext:value-type="float">
            <text:p>0</text:p>
          </table:table-cell>
          <table:table-cell office:value-type="float" office:value="0.00000004158912" calcext:value-type="float">
            <text:p>4.158912E-08</text:p>
          </table:table-cell>
          <table:table-cell office:value-type="float" office:value="0" calcext:value-type="float">
            <text:p>0</text:p>
          </table:table-cell>
          <table:table-cell office:value-type="float" office:value="-0.0003216327" calcext:value-type="float">
            <text:p>-0.0003216327</text:p>
          </table:table-cell>
          <table:table-cell office:value-type="float" office:value="1164.589" calcext:value-type="float">
            <text:p>1164.589</text:p>
          </table:table-cell>
          <table:table-cell office:value-type="float" office:value="1.327108" calcext:value-type="float">
            <text:p>1.327108</text:p>
          </table:table-cell>
          <table:table-cell office:value-type="float" office:value="0" calcext:value-type="float">
            <text:p>0</text:p>
          </table:table-cell>
          <table:table-cell office:value-type="float" office:value="0.1856202" calcext:value-type="float">
            <text:p>0.1856202</text:p>
          </table:table-cell>
          <table:table-cell office:value-type="float" office:value="0.2583371" calcext:value-type="float">
            <text:p>0.2583371</text:p>
          </table:table-cell>
          <table:table-cell office:value-type="float" office:value="0.2004097" calcext:value-type="float">
            <text:p>0.2004097</text:p>
          </table:table-cell>
          <table:table-cell office:value-type="float" office:value="0.0524474" calcext:value-type="float">
            <text:p>0.0524474</text:p>
          </table:table-cell>
          <table:table-cell office:value-type="float" office:value="0.04110992" calcext:value-type="float">
            <text:p>0.04110992</text:p>
          </table:table-cell>
          <table:table-cell office:value-type="float" office:value="0.02293268" calcext:value-type="float">
            <text:p>0.02293268</text:p>
          </table:table-cell>
          <table:table-cell office:value-type="float" office:value="0.02996404" calcext:value-type="float">
            <text:p>0.02996404</text:p>
          </table:table-cell>
          <table:table-cell office:value-type="float" office:value="0.07736921" calcext:value-type="float">
            <text:p>0.07736921</text:p>
          </table:table-cell>
          <table:table-cell office:value-type="float" office:value="0.1520558" calcext:value-type="float">
            <text:p>0.1520558</text:p>
          </table:table-cell>
          <table:table-cell office:value-type="float" office:value="0.1580947" calcext:value-type="float">
            <text:p>0.1580947</text:p>
          </table:table-cell>
          <table:table-cell office:value-type="float" office:value="0.1671376" calcext:value-type="float">
            <text:p>0.1671376</text:p>
          </table:table-cell>
          <table:table-cell office:value-type="float" office:value="0.1734812" calcext:value-type="float">
            <text:p>0.1734812</text:p>
          </table:table-cell>
          <table:table-cell office:value-type="float" office:value="0.1882493" calcext:value-type="float">
            <text:p>0.1882493</text:p>
          </table:table-cell>
          <table:table-cell office:value-type="float" office:value="0.1916975" calcext:value-type="float">
            <text:p>0.1916975</text:p>
          </table:table-cell>
          <table:table-cell office:value-type="float" office:value="0" calcext:value-type="float">
            <text:p>0</text:p>
          </table:table-cell>
          <table:table-cell office:value-type="float" office:value="38.74254" calcext:value-type="float">
            <text:p>38.74254</text:p>
          </table:table-cell>
          <table:table-cell office:value-type="float" office:value="35.60063" calcext:value-type="float">
            <text:p>35.60063</text:p>
          </table:table-cell>
          <table:table-cell office:value-type="float" office:value="30.82432" calcext:value-type="float">
            <text:p>30.82432</text:p>
          </table:table-cell>
          <table:table-cell office:value-type="float" office:value="8.566561" calcext:value-type="float">
            <text:p>8.566561</text:p>
          </table:table-cell>
          <table:table-cell office:value-type="float" office:value="6.835837" calcext:value-type="float">
            <text:p>6.835837</text:p>
          </table:table-cell>
          <table:table-cell office:value-type="float" office:value="2.613182" calcext:value-type="float">
            <text:p>2.613182</text:p>
          </table:table-cell>
          <table:table-cell office:value-type="float" office:value="2.494161" calcext:value-type="float">
            <text:p>2.494161</text:p>
          </table:table-cell>
          <table:table-cell office:value-type="float" office:value="5.185003" calcext:value-type="float">
            <text:p>5.185003</text:p>
          </table:table-cell>
          <table:table-cell office:value-type="float" office:value="8.654615" calcext:value-type="float">
            <text:p>8.654615</text:p>
          </table:table-cell>
          <table:table-cell office:value-type="float" office:value="9.216756" calcext:value-type="float">
            <text:p>9.216756</text:p>
          </table:table-cell>
          <table:table-cell office:value-type="float" office:value="10.07369" calcext:value-type="float">
            <text:p>10.07369</text:p>
          </table:table-cell>
          <table:table-cell office:value-type="float" office:value="10.63531" calcext:value-type="float">
            <text:p>10.63531</text:p>
          </table:table-cell>
          <table:table-cell office:value-type="float" office:value="12.01426" calcext:value-type="float">
            <text:p>12.01426</text:p>
          </table:table-cell>
          <table:table-cell office:value-type="float" office:value="12.36086" calcext:value-type="float">
            <text:p>12.36086</text:p>
          </table:table-cell>
          <table:table-cell office:value-type="float" office:value="0" calcext:value-type="float">
            <text:p>0</text:p>
          </table:table-cell>
          <table:table-cell office:value-type="float" office:value="0.1377421" calcext:value-type="float">
            <text:p>0.1377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13451" calcext:value-type="float">
            <text:p>0.005134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6" calcext:value-type="float">
            <text:p>12012006</text:p>
          </table:table-cell>
          <table:table-cell office:value-type="float" office:value="3.358341" calcext:value-type="float">
            <text:p>3.358341</text:p>
          </table:table-cell>
          <table:table-cell office:value-type="float" office:value="135.3115" calcext:value-type="float">
            <text:p>135.3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4742" calcext:value-type="float">
            <text:p>40.04742</text:p>
          </table:table-cell>
          <table:table-cell office:value-type="float" office:value="0" calcext:value-type="float">
            <text:p>0</text:p>
          </table:table-cell>
          <table:table-cell office:value-type="float" office:value="0.00000004159001" calcext:value-type="float">
            <text:p>4.159001E-08</text:p>
          </table:table-cell>
          <table:table-cell office:value-type="float" office:value="0" calcext:value-type="float">
            <text:p>0</text:p>
          </table:table-cell>
          <table:table-cell office:value-type="float" office:value="-0.0003216327" calcext:value-type="float">
            <text:p>-0.0003216327</text:p>
          </table:table-cell>
          <table:table-cell office:value-type="float" office:value="1164.582" calcext:value-type="float">
            <text:p>1164.582</text:p>
          </table:table-cell>
          <table:table-cell office:value-type="float" office:value="1.327575" calcext:value-type="float">
            <text:p>1.327575</text:p>
          </table:table-cell>
          <table:table-cell office:value-type="float" office:value="0" calcext:value-type="float">
            <text:p>0</text:p>
          </table:table-cell>
          <table:table-cell office:value-type="float" office:value="0.1969842" calcext:value-type="float">
            <text:p>0.1969842</text:p>
          </table:table-cell>
          <table:table-cell office:value-type="float" office:value="0.2587996" calcext:value-type="float">
            <text:p>0.2587996</text:p>
          </table:table-cell>
          <table:table-cell office:value-type="float" office:value="0.2014619" calcext:value-type="float">
            <text:p>0.2014619</text:p>
          </table:table-cell>
          <table:table-cell office:value-type="float" office:value="0.05153615" calcext:value-type="float">
            <text:p>0.05153615</text:p>
          </table:table-cell>
          <table:table-cell office:value-type="float" office:value="0.04034559" calcext:value-type="float">
            <text:p>0.04034559</text:p>
          </table:table-cell>
          <table:table-cell office:value-type="float" office:value="0.02297747" calcext:value-type="float">
            <text:p>0.02297747</text:p>
          </table:table-cell>
          <table:table-cell office:value-type="float" office:value="0.03005043" calcext:value-type="float">
            <text:p>0.03005043</text:p>
          </table:table-cell>
          <table:table-cell office:value-type="float" office:value="0.07740685" calcext:value-type="float">
            <text:p>0.07740685</text:p>
          </table:table-cell>
          <table:table-cell office:value-type="float" office:value="0.1521035" calcext:value-type="float">
            <text:p>0.1521035</text:p>
          </table:table-cell>
          <table:table-cell office:value-type="float" office:value="0.1581395" calcext:value-type="float">
            <text:p>0.1581395</text:p>
          </table:table-cell>
          <table:table-cell office:value-type="float" office:value="0.1671769" calcext:value-type="float">
            <text:p>0.1671769</text:p>
          </table:table-cell>
          <table:table-cell office:value-type="float" office:value="0.1735118" calcext:value-type="float">
            <text:p>0.1735118</text:p>
          </table:table-cell>
          <table:table-cell office:value-type="float" office:value="0.1882686" calcext:value-type="float">
            <text:p>0.1882686</text:p>
          </table:table-cell>
          <table:table-cell office:value-type="float" office:value="0.1917161" calcext:value-type="float">
            <text:p>0.1917161</text:p>
          </table:table-cell>
          <table:table-cell office:value-type="float" office:value="0" calcext:value-type="float">
            <text:p>0</text:p>
          </table:table-cell>
          <table:table-cell office:value-type="float" office:value="38.70224" calcext:value-type="float">
            <text:p>38.70224</text:p>
          </table:table-cell>
          <table:table-cell office:value-type="float" office:value="35.5751" calcext:value-type="float">
            <text:p>35.5751</text:p>
          </table:table-cell>
          <table:table-cell office:value-type="float" office:value="30.80209" calcext:value-type="float">
            <text:p>30.80209</text:p>
          </table:table-cell>
          <table:table-cell office:value-type="float" office:value="8.55973" calcext:value-type="float">
            <text:p>8.55973</text:p>
          </table:table-cell>
          <table:table-cell office:value-type="float" office:value="6.830062" calcext:value-type="float">
            <text:p>6.830062</text:p>
          </table:table-cell>
          <table:table-cell office:value-type="float" office:value="2.613011" calcext:value-type="float">
            <text:p>2.613011</text:p>
          </table:table-cell>
          <table:table-cell office:value-type="float" office:value="2.495197" calcext:value-type="float">
            <text:p>2.495197</text:p>
          </table:table-cell>
          <table:table-cell office:value-type="float" office:value="5.188316" calcext:value-type="float">
            <text:p>5.188316</text:p>
          </table:table-cell>
          <table:table-cell office:value-type="float" office:value="8.659185" calcext:value-type="float">
            <text:p>8.659185</text:p>
          </table:table-cell>
          <table:table-cell office:value-type="float" office:value="9.221085" calcext:value-type="float">
            <text:p>9.221085</text:p>
          </table:table-cell>
          <table:table-cell office:value-type="float" office:value="10.07754" calcext:value-type="float">
            <text:p>10.07754</text:p>
          </table:table-cell>
          <table:table-cell office:value-type="float" office:value="10.63864" calcext:value-type="float">
            <text:p>10.63864</text:p>
          </table:table-cell>
          <table:table-cell office:value-type="float" office:value="12.01612" calcext:value-type="float">
            <text:p>12.01612</text:p>
          </table:table-cell>
          <table:table-cell office:value-type="float" office:value="12.36259" calcext:value-type="float">
            <text:p>12.36259</text:p>
          </table:table-cell>
          <table:table-cell office:value-type="float" office:value="0" calcext:value-type="float">
            <text:p>0</text:p>
          </table:table-cell>
          <table:table-cell office:value-type="float" office:value="0.1151033" calcext:value-type="float">
            <text:p>0.1151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554508" calcext:value-type="float">
            <text:p>0.0055545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6" calcext:value-type="float">
            <text:p>13012006</text:p>
          </table:table-cell>
          <table:table-cell office:value-type="float" office:value="3.3581" calcext:value-type="float">
            <text:p>3.3581</text:p>
          </table:table-cell>
          <table:table-cell office:value-type="float" office:value="135.3112" calcext:value-type="float">
            <text:p>135.3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559" calcext:value-type="float">
            <text:p>40.0559</text:p>
          </table:table-cell>
          <table:table-cell office:value-type="float" office:value="0" calcext:value-type="float">
            <text:p>0</text:p>
          </table:table-cell>
          <table:table-cell office:value-type="float" office:value="0.00000004159002" calcext:value-type="float">
            <text:p>4.159002E-08</text:p>
          </table:table-cell>
          <table:table-cell office:value-type="float" office:value="0" calcext:value-type="float">
            <text:p>0</text:p>
          </table:table-cell>
          <table:table-cell office:value-type="float" office:value="-0.0003216327" calcext:value-type="float">
            <text:p>-0.0003216327</text:p>
          </table:table-cell>
          <table:table-cell office:value-type="float" office:value="1164.574" calcext:value-type="float">
            <text:p>1164.574</text:p>
          </table:table-cell>
          <table:table-cell office:value-type="float" office:value="1.32794" calcext:value-type="float">
            <text:p>1.32794</text:p>
          </table:table-cell>
          <table:table-cell office:value-type="float" office:value="0" calcext:value-type="float">
            <text:p>0</text:p>
          </table:table-cell>
          <table:table-cell office:value-type="float" office:value="0.2089952" calcext:value-type="float">
            <text:p>0.2089952</text:p>
          </table:table-cell>
          <table:table-cell office:value-type="float" office:value="0.2576851" calcext:value-type="float">
            <text:p>0.2576851</text:p>
          </table:table-cell>
          <table:table-cell office:value-type="float" office:value="0.2014696" calcext:value-type="float">
            <text:p>0.2014696</text:p>
          </table:table-cell>
          <table:table-cell office:value-type="float" office:value="0.05118901" calcext:value-type="float">
            <text:p>0.05118901</text:p>
          </table:table-cell>
          <table:table-cell office:value-type="float" office:value="0.03993824" calcext:value-type="float">
            <text:p>0.03993824</text:p>
          </table:table-cell>
          <table:table-cell office:value-type="float" office:value="0.02299148" calcext:value-type="float">
            <text:p>0.02299148</text:p>
          </table:table-cell>
          <table:table-cell office:value-type="float" office:value="0.03013289" calcext:value-type="float">
            <text:p>0.03013289</text:p>
          </table:table-cell>
          <table:table-cell office:value-type="float" office:value="0.07746931" calcext:value-type="float">
            <text:p>0.07746931</text:p>
          </table:table-cell>
          <table:table-cell office:value-type="float" office:value="0.1521588" calcext:value-type="float">
            <text:p>0.1521588</text:p>
          </table:table-cell>
          <table:table-cell office:value-type="float" office:value="0.1581835" calcext:value-type="float">
            <text:p>0.1581835</text:p>
          </table:table-cell>
          <table:table-cell office:value-type="float" office:value="0.1672167" calcext:value-type="float">
            <text:p>0.1672167</text:p>
          </table:table-cell>
          <table:table-cell office:value-type="float" office:value="0.1735414" calcext:value-type="float">
            <text:p>0.1735414</text:p>
          </table:table-cell>
          <table:table-cell office:value-type="float" office:value="0.1882886" calcext:value-type="float">
            <text:p>0.1882886</text:p>
          </table:table-cell>
          <table:table-cell office:value-type="float" office:value="0.1917346" calcext:value-type="float">
            <text:p>0.1917346</text:p>
          </table:table-cell>
          <table:table-cell office:value-type="float" office:value="0" calcext:value-type="float">
            <text:p>0</text:p>
          </table:table-cell>
          <table:table-cell office:value-type="float" office:value="38.66911" calcext:value-type="float">
            <text:p>38.66911</text:p>
          </table:table-cell>
          <table:table-cell office:value-type="float" office:value="35.54997" calcext:value-type="float">
            <text:p>35.54997</text:p>
          </table:table-cell>
          <table:table-cell office:value-type="float" office:value="30.78004" calcext:value-type="float">
            <text:p>30.78004</text:p>
          </table:table-cell>
          <table:table-cell office:value-type="float" office:value="8.552683" calcext:value-type="float">
            <text:p>8.552683</text:p>
          </table:table-cell>
          <table:table-cell office:value-type="float" office:value="6.824091" calcext:value-type="float">
            <text:p>6.824091</text:p>
          </table:table-cell>
          <table:table-cell office:value-type="float" office:value="2.612841" calcext:value-type="float">
            <text:p>2.612841</text:p>
          </table:table-cell>
          <table:table-cell office:value-type="float" office:value="2.496241" calcext:value-type="float">
            <text:p>2.496241</text:p>
          </table:table-cell>
          <table:table-cell office:value-type="float" office:value="5.191628" calcext:value-type="float">
            <text:p>5.191628</text:p>
          </table:table-cell>
          <table:table-cell office:value-type="float" office:value="8.663756" calcext:value-type="float">
            <text:p>8.663756</text:p>
          </table:table-cell>
          <table:table-cell office:value-type="float" office:value="9.225411" calcext:value-type="float">
            <text:p>9.225411</text:p>
          </table:table-cell>
          <table:table-cell office:value-type="float" office:value="10.08138" calcext:value-type="float">
            <text:p>10.08138</text:p>
          </table:table-cell>
          <table:table-cell office:value-type="float" office:value="10.64197" calcext:value-type="float">
            <text:p>10.64197</text:p>
          </table:table-cell>
          <table:table-cell office:value-type="float" office:value="12.01798" calcext:value-type="float">
            <text:p>12.01798</text:p>
          </table:table-cell>
          <table:table-cell office:value-type="float" office:value="12.36432" calcext:value-type="float">
            <text:p>12.36432</text:p>
          </table:table-cell>
          <table:table-cell office:value-type="float" office:value="0" calcext:value-type="float">
            <text:p>0</text:p>
          </table:table-cell>
          <table:table-cell office:value-type="float" office:value="0.1532309" calcext:value-type="float">
            <text:p>0.1532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017785" calcext:value-type="float">
            <text:p>0.0060177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6" calcext:value-type="float">
            <text:p>14012006</text:p>
          </table:table-cell>
          <table:table-cell office:value-type="float" office:value="3.357842" calcext:value-type="float">
            <text:p>3.357842</text:p>
          </table:table-cell>
          <table:table-cell office:value-type="float" office:value="135.3109" calcext:value-type="float">
            <text:p>135.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6448" calcext:value-type="float">
            <text:p>40.06448</text:p>
          </table:table-cell>
          <table:table-cell office:value-type="float" office:value="0" calcext:value-type="float">
            <text:p>0</text:p>
          </table:table-cell>
          <table:table-cell office:value-type="float" office:value="0.00000004159002" calcext:value-type="float">
            <text:p>4.159002E-08</text:p>
          </table:table-cell>
          <table:table-cell office:value-type="float" office:value="0" calcext:value-type="float">
            <text:p>0</text:p>
          </table:table-cell>
          <table:table-cell office:value-type="float" office:value="-0.0003216327" calcext:value-type="float">
            <text:p>-0.0003216327</text:p>
          </table:table-cell>
          <table:table-cell office:value-type="float" office:value="1164.567" calcext:value-type="float">
            <text:p>1164.567</text:p>
          </table:table-cell>
          <table:table-cell office:value-type="float" office:value="1.328195" calcext:value-type="float">
            <text:p>1.328195</text:p>
          </table:table-cell>
          <table:table-cell office:value-type="float" office:value="0" calcext:value-type="float">
            <text:p>0</text:p>
          </table:table-cell>
          <table:table-cell office:value-type="float" office:value="0.2053413" calcext:value-type="float">
            <text:p>0.2053413</text:p>
          </table:table-cell>
          <table:table-cell office:value-type="float" office:value="0.2602984" calcext:value-type="float">
            <text:p>0.2602984</text:p>
          </table:table-cell>
          <table:table-cell office:value-type="float" office:value="0.201549" calcext:value-type="float">
            <text:p>0.201549</text:p>
          </table:table-cell>
          <table:table-cell office:value-type="float" office:value="0.05139175" calcext:value-type="float">
            <text:p>0.05139175</text:p>
          </table:table-cell>
          <table:table-cell office:value-type="float" office:value="0.04012567" calcext:value-type="float">
            <text:p>0.04012567</text:p>
          </table:table-cell>
          <table:table-cell office:value-type="float" office:value="0.02299981" calcext:value-type="float">
            <text:p>0.02299981</text:p>
          </table:table-cell>
          <table:table-cell office:value-type="float" office:value="0.03016019" calcext:value-type="float">
            <text:p>0.03016019</text:p>
          </table:table-cell>
          <table:table-cell office:value-type="float" office:value="0.07751971" calcext:value-type="float">
            <text:p>0.07751971</text:p>
          </table:table-cell>
          <table:table-cell office:value-type="float" office:value="0.1522187" calcext:value-type="float">
            <text:p>0.1522187</text:p>
          </table:table-cell>
          <table:table-cell office:value-type="float" office:value="0.1582284" calcext:value-type="float">
            <text:p>0.1582284</text:p>
          </table:table-cell>
          <table:table-cell office:value-type="float" office:value="0.1672567" calcext:value-type="float">
            <text:p>0.1672567</text:p>
          </table:table-cell>
          <table:table-cell office:value-type="float" office:value="0.1735737" calcext:value-type="float">
            <text:p>0.1735737</text:p>
          </table:table-cell>
          <table:table-cell office:value-type="float" office:value="0.1883084" calcext:value-type="float">
            <text:p>0.1883084</text:p>
          </table:table-cell>
          <table:table-cell office:value-type="float" office:value="0.1917531" calcext:value-type="float">
            <text:p>0.1917531</text:p>
          </table:table-cell>
          <table:table-cell office:value-type="float" office:value="0" calcext:value-type="float">
            <text:p>0</text:p>
          </table:table-cell>
          <table:table-cell office:value-type="float" office:value="38.64293" calcext:value-type="float">
            <text:p>38.64293</text:p>
          </table:table-cell>
          <table:table-cell office:value-type="float" office:value="35.5256" calcext:value-type="float">
            <text:p>35.5256</text:p>
          </table:table-cell>
          <table:table-cell office:value-type="float" office:value="30.75803" calcext:value-type="float">
            <text:p>30.75803</text:p>
          </table:table-cell>
          <table:table-cell office:value-type="float" office:value="8.545679" calcext:value-type="float">
            <text:p>8.545679</text:p>
          </table:table-cell>
          <table:table-cell office:value-type="float" office:value="6.818127" calcext:value-type="float">
            <text:p>6.818127</text:p>
          </table:table-cell>
          <table:table-cell office:value-type="float" office:value="2.612672" calcext:value-type="float">
            <text:p>2.612672</text:p>
          </table:table-cell>
          <table:table-cell office:value-type="float" office:value="2.497303" calcext:value-type="float">
            <text:p>2.497303</text:p>
          </table:table-cell>
          <table:table-cell office:value-type="float" office:value="5.19494" calcext:value-type="float">
            <text:p>5.19494</text:p>
          </table:table-cell>
          <table:table-cell office:value-type="float" office:value="8.668327" calcext:value-type="float">
            <text:p>8.668327</text:p>
          </table:table-cell>
          <table:table-cell office:value-type="float" office:value="9.229741" calcext:value-type="float">
            <text:p>9.229741</text:p>
          </table:table-cell>
          <table:table-cell office:value-type="float" office:value="10.08523" calcext:value-type="float">
            <text:p>10.08523</text:p>
          </table:table-cell>
          <table:table-cell office:value-type="float" office:value="10.64531" calcext:value-type="float">
            <text:p>10.64531</text:p>
          </table:table-cell>
          <table:table-cell office:value-type="float" office:value="12.01984" calcext:value-type="float">
            <text:p>12.01984</text:p>
          </table:table-cell>
          <table:table-cell office:value-type="float" office:value="12.36604" calcext:value-type="float">
            <text:p>12.36604</text:p>
          </table:table-cell>
          <table:table-cell office:value-type="float" office:value="0" calcext:value-type="float">
            <text:p>0</text:p>
          </table:table-cell>
          <table:table-cell office:value-type="float" office:value="0.1224098" calcext:value-type="float">
            <text:p>0.1224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506447" calcext:value-type="float">
            <text:p>0.0065064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6" calcext:value-type="float">
            <text:p>15012006</text:p>
          </table:table-cell>
          <table:table-cell office:value-type="float" office:value="3.357671" calcext:value-type="float">
            <text:p>3.357671</text:p>
          </table:table-cell>
          <table:table-cell office:value-type="float" office:value="135.3105" calcext:value-type="float">
            <text:p>135.3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7307" calcext:value-type="float">
            <text:p>40.07307</text:p>
          </table:table-cell>
          <table:table-cell office:value-type="float" office:value="0" calcext:value-type="float">
            <text:p>0</text:p>
          </table:table-cell>
          <table:table-cell office:value-type="float" office:value="0.00000004159002" calcext:value-type="float">
            <text:p>4.159002E-08</text:p>
          </table:table-cell>
          <table:table-cell office:value-type="float" office:value="0" calcext:value-type="float">
            <text:p>0</text:p>
          </table:table-cell>
          <table:table-cell office:value-type="float" office:value="-0.0003216327" calcext:value-type="float">
            <text:p>-0.0003216327</text:p>
          </table:table-cell>
          <table:table-cell office:value-type="float" office:value="1164.56" calcext:value-type="float">
            <text:p>1164.56</text:p>
          </table:table-cell>
          <table:table-cell office:value-type="float" office:value="1.328951" calcext:value-type="float">
            <text:p>1.328951</text:p>
          </table:table-cell>
          <table:table-cell office:value-type="float" office:value="0" calcext:value-type="float">
            <text:p>0</text:p>
          </table:table-cell>
          <table:table-cell office:value-type="float" office:value="0.1987212" calcext:value-type="float">
            <text:p>0.1987212</text:p>
          </table:table-cell>
          <table:table-cell office:value-type="float" office:value="0.2610903" calcext:value-type="float">
            <text:p>0.2610903</text:p>
          </table:table-cell>
          <table:table-cell office:value-type="float" office:value="0.2027263" calcext:value-type="float">
            <text:p>0.2027263</text:p>
          </table:table-cell>
          <table:table-cell office:value-type="float" office:value="0.05069856" calcext:value-type="float">
            <text:p>0.05069856</text:p>
          </table:table-cell>
          <table:table-cell office:value-type="float" office:value="0.03956215" calcext:value-type="float">
            <text:p>0.03956215</text:p>
          </table:table-cell>
          <table:table-cell office:value-type="float" office:value="0.02304428" calcext:value-type="float">
            <text:p>0.02304428</text:p>
          </table:table-cell>
          <table:table-cell office:value-type="float" office:value="0.03023669" calcext:value-type="float">
            <text:p>0.03023669</text:p>
          </table:table-cell>
          <table:table-cell office:value-type="float" office:value="0.07757156" calcext:value-type="float">
            <text:p>0.07757156</text:p>
          </table:table-cell>
          <table:table-cell office:value-type="float" office:value="0.1522778" calcext:value-type="float">
            <text:p>0.1522778</text:p>
          </table:table-cell>
          <table:table-cell office:value-type="float" office:value="0.1582744" calcext:value-type="float">
            <text:p>0.1582744</text:p>
          </table:table-cell>
          <table:table-cell office:value-type="float" office:value="0.167297" calcext:value-type="float">
            <text:p>0.167297</text:p>
          </table:table-cell>
          <table:table-cell office:value-type="float" office:value="0.1736044" calcext:value-type="float">
            <text:p>0.1736044</text:p>
          </table:table-cell>
          <table:table-cell office:value-type="float" office:value="0.1883284" calcext:value-type="float">
            <text:p>0.1883284</text:p>
          </table:table-cell>
          <table:table-cell office:value-type="float" office:value="0.1917714" calcext:value-type="float">
            <text:p>0.1917714</text:p>
          </table:table-cell>
          <table:table-cell office:value-type="float" office:value="0" calcext:value-type="float">
            <text:p>0</text:p>
          </table:table-cell>
          <table:table-cell office:value-type="float" office:value="38.61221" calcext:value-type="float">
            <text:p>38.61221</text:p>
          </table:table-cell>
          <table:table-cell office:value-type="float" office:value="35.50196" calcext:value-type="float">
            <text:p>35.50196</text:p>
          </table:table-cell>
          <table:table-cell office:value-type="float" office:value="30.73643" calcext:value-type="float">
            <text:p>30.73643</text:p>
          </table:table-cell>
          <table:table-cell office:value-type="float" office:value="8.538625" calcext:value-type="float">
            <text:p>8.538625</text:p>
          </table:table-cell>
          <table:table-cell office:value-type="float" office:value="6.812142" calcext:value-type="float">
            <text:p>6.812142</text:p>
          </table:table-cell>
          <table:table-cell office:value-type="float" office:value="2.612515" calcext:value-type="float">
            <text:p>2.612515</text:p>
          </table:table-cell>
          <table:table-cell office:value-type="float" office:value="2.498363" calcext:value-type="float">
            <text:p>2.498363</text:p>
          </table:table-cell>
          <table:table-cell office:value-type="float" office:value="5.198252" calcext:value-type="float">
            <text:p>5.198252</text:p>
          </table:table-cell>
          <table:table-cell office:value-type="float" office:value="8.672898" calcext:value-type="float">
            <text:p>8.672898</text:p>
          </table:table-cell>
          <table:table-cell office:value-type="float" office:value="9.234066" calcext:value-type="float">
            <text:p>9.234066</text:p>
          </table:table-cell>
          <table:table-cell office:value-type="float" office:value="10.08908" calcext:value-type="float">
            <text:p>10.08908</text:p>
          </table:table-cell>
          <table:table-cell office:value-type="float" office:value="10.64864" calcext:value-type="float">
            <text:p>10.64864</text:p>
          </table:table-cell>
          <table:table-cell office:value-type="float" office:value="12.0217" calcext:value-type="float">
            <text:p>12.0217</text:p>
          </table:table-cell>
          <table:table-cell office:value-type="float" office:value="12.36778" calcext:value-type="float">
            <text:p>12.36778</text:p>
          </table:table-cell>
          <table:table-cell office:value-type="float" office:value="0" calcext:value-type="float">
            <text:p>0</text:p>
          </table:table-cell>
          <table:table-cell office:value-type="float" office:value="0.08294947" calcext:value-type="float">
            <text:p>0.08294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08269" calcext:value-type="float">
            <text:p>0.0069082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6" calcext:value-type="float">
            <text:p>16012006</text:p>
          </table:table-cell>
          <table:table-cell office:value-type="float" office:value="3.357375" calcext:value-type="float">
            <text:p>3.357375</text:p>
          </table:table-cell>
          <table:table-cell office:value-type="float" office:value="135.3101" calcext:value-type="float">
            <text:p>135.3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8173" calcext:value-type="float">
            <text:p>40.08173</text:p>
          </table:table-cell>
          <table:table-cell office:value-type="float" office:value="0" calcext:value-type="float">
            <text:p>0</text:p>
          </table:table-cell>
          <table:table-cell office:value-type="float" office:value="0.00000004159002" calcext:value-type="float">
            <text:p>4.159002E-08</text:p>
          </table:table-cell>
          <table:table-cell office:value-type="float" office:value="0" calcext:value-type="float">
            <text:p>0</text:p>
          </table:table-cell>
          <table:table-cell office:value-type="float" office:value="-0.0004568089" calcext:value-type="float">
            <text:p>-0.0004568089</text:p>
          </table:table-cell>
          <table:table-cell office:value-type="float" office:value="1164.552" calcext:value-type="float">
            <text:p>1164.552</text:p>
          </table:table-cell>
          <table:table-cell office:value-type="float" office:value="1.329288" calcext:value-type="float">
            <text:p>1.329288</text:p>
          </table:table-cell>
          <table:table-cell office:value-type="float" office:value="0" calcext:value-type="float">
            <text:p>0</text:p>
          </table:table-cell>
          <table:table-cell office:value-type="float" office:value="0.2209927" calcext:value-type="float">
            <text:p>0.2209927</text:p>
          </table:table-cell>
          <table:table-cell office:value-type="float" office:value="0.2596221" calcext:value-type="float">
            <text:p>0.2596221</text:p>
          </table:table-cell>
          <table:table-cell office:value-type="float" office:value="0.2018157" calcext:value-type="float">
            <text:p>0.2018157</text:p>
          </table:table-cell>
          <table:table-cell office:value-type="float" office:value="0.05052073" calcext:value-type="float">
            <text:p>0.05052073</text:p>
          </table:table-cell>
          <table:table-cell office:value-type="float" office:value="0.0391433" calcext:value-type="float">
            <text:p>0.0391433</text:p>
          </table:table-cell>
          <table:table-cell office:value-type="float" office:value="0.02303948" calcext:value-type="float">
            <text:p>0.02303948</text:p>
          </table:table-cell>
          <table:table-cell office:value-type="float" office:value="0.03032284" calcext:value-type="float">
            <text:p>0.03032284</text:p>
          </table:table-cell>
          <table:table-cell office:value-type="float" office:value="0.07764713" calcext:value-type="float">
            <text:p>0.07764713</text:p>
          </table:table-cell>
          <table:table-cell office:value-type="float" office:value="0.1523393" calcext:value-type="float">
            <text:p>0.1523393</text:p>
          </table:table-cell>
          <table:table-cell office:value-type="float" office:value="0.1583203" calcext:value-type="float">
            <text:p>0.1583203</text:p>
          </table:table-cell>
          <table:table-cell office:value-type="float" office:value="0.1673376" calcext:value-type="float">
            <text:p>0.1673376</text:p>
          </table:table-cell>
          <table:table-cell office:value-type="float" office:value="0.1736531" calcext:value-type="float">
            <text:p>0.1736531</text:p>
          </table:table-cell>
          <table:table-cell office:value-type="float" office:value="0.1884213" calcext:value-type="float">
            <text:p>0.1884213</text:p>
          </table:table-cell>
          <table:table-cell office:value-type="float" office:value="0.1917578" calcext:value-type="float">
            <text:p>0.1917578</text:p>
          </table:table-cell>
          <table:table-cell office:value-type="float" office:value="0" calcext:value-type="float">
            <text:p>0</text:p>
          </table:table-cell>
          <table:table-cell office:value-type="float" office:value="38.58535" calcext:value-type="float">
            <text:p>38.58535</text:p>
          </table:table-cell>
          <table:table-cell office:value-type="float" office:value="35.47902" calcext:value-type="float">
            <text:p>35.47902</text:p>
          </table:table-cell>
          <table:table-cell office:value-type="float" office:value="30.71517" calcext:value-type="float">
            <text:p>30.71517</text:p>
          </table:table-cell>
          <table:table-cell office:value-type="float" office:value="8.531374" calcext:value-type="float">
            <text:p>8.531374</text:p>
          </table:table-cell>
          <table:table-cell office:value-type="float" office:value="6.805934" calcext:value-type="float">
            <text:p>6.805934</text:p>
          </table:table-cell>
          <table:table-cell office:value-type="float" office:value="2.612364" calcext:value-type="float">
            <text:p>2.612364</text:p>
          </table:table-cell>
          <table:table-cell office:value-type="float" office:value="2.499442" calcext:value-type="float">
            <text:p>2.499442</text:p>
          </table:table-cell>
          <table:table-cell office:value-type="float" office:value="5.201565" calcext:value-type="float">
            <text:p>5.201565</text:p>
          </table:table-cell>
          <table:table-cell office:value-type="float" office:value="8.677469" calcext:value-type="float">
            <text:p>8.677469</text:p>
          </table:table-cell>
          <table:table-cell office:value-type="float" office:value="9.238398" calcext:value-type="float">
            <text:p>9.238398</text:p>
          </table:table-cell>
          <table:table-cell office:value-type="float" office:value="10.09292" calcext:value-type="float">
            <text:p>10.09292</text:p>
          </table:table-cell>
          <table:table-cell office:value-type="float" office:value="10.65197" calcext:value-type="float">
            <text:p>10.65197</text:p>
          </table:table-cell>
          <table:table-cell office:value-type="float" office:value="12.02361" calcext:value-type="float">
            <text:p>12.02361</text:p>
          </table:table-cell>
          <table:table-cell office:value-type="float" office:value="12.36946" calcext:value-type="float">
            <text:p>12.36946</text:p>
          </table:table-cell>
          <table:table-cell office:value-type="float" office:value="0" calcext:value-type="float">
            <text:p>0</text:p>
          </table:table-cell>
          <table:table-cell office:value-type="float" office:value="0.1157525" calcext:value-type="float">
            <text:p>0.1157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462488" calcext:value-type="float">
            <text:p>0.0074624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6" calcext:value-type="float">
            <text:p>17012006</text:p>
          </table:table-cell>
          <table:table-cell office:value-type="float" office:value="3.357073" calcext:value-type="float">
            <text:p>3.357073</text:p>
          </table:table-cell>
          <table:table-cell office:value-type="float" office:value="135.3098" calcext:value-type="float">
            <text:p>135.3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9047" calcext:value-type="float">
            <text:p>40.09047</text:p>
          </table:table-cell>
          <table:table-cell office:value-type="float" office:value="0" calcext:value-type="float">
            <text:p>0</text:p>
          </table:table-cell>
          <table:table-cell office:value-type="float" office:value="0.00000004159002" calcext:value-type="float">
            <text:p>4.159002E-08</text:p>
          </table:table-cell>
          <table:table-cell office:value-type="float" office:value="0" calcext:value-type="float">
            <text:p>0</text:p>
          </table:table-cell>
          <table:table-cell office:value-type="float" office:value="-0.0006195378" calcext:value-type="float">
            <text:p>-0.0006195378</text:p>
          </table:table-cell>
          <table:table-cell office:value-type="float" office:value="1164.544" calcext:value-type="float">
            <text:p>1164.544</text:p>
          </table:table-cell>
          <table:table-cell office:value-type="float" office:value="1.329267" calcext:value-type="float">
            <text:p>1.329267</text:p>
          </table:table-cell>
          <table:table-cell office:value-type="float" office:value="0" calcext:value-type="float">
            <text:p>0</text:p>
          </table:table-cell>
          <table:table-cell office:value-type="float" office:value="0.2278875" calcext:value-type="float">
            <text:p>0.2278875</text:p>
          </table:table-cell>
          <table:table-cell office:value-type="float" office:value="0.256606" calcext:value-type="float">
            <text:p>0.256606</text:p>
          </table:table-cell>
          <table:table-cell office:value-type="float" office:value="0.2006532" calcext:value-type="float">
            <text:p>0.2006532</text:p>
          </table:table-cell>
          <table:table-cell office:value-type="float" office:value="0.05148087" calcext:value-type="float">
            <text:p>0.05148087</text:p>
          </table:table-cell>
          <table:table-cell office:value-type="float" office:value="0.04004958" calcext:value-type="float">
            <text:p>0.04004958</text:p>
          </table:table-cell>
          <table:table-cell office:value-type="float" office:value="0.02301941" calcext:value-type="float">
            <text:p>0.02301941</text:p>
          </table:table-cell>
          <table:table-cell office:value-type="float" office:value="0.03028224" calcext:value-type="float">
            <text:p>0.03028224</text:p>
          </table:table-cell>
          <table:table-cell office:value-type="float" office:value="0.07768743" calcext:value-type="float">
            <text:p>0.07768743</text:p>
          </table:table-cell>
          <table:table-cell office:value-type="float" office:value="0.1524007" calcext:value-type="float">
            <text:p>0.1524007</text:p>
          </table:table-cell>
          <table:table-cell office:value-type="float" office:value="0.1583676" calcext:value-type="float">
            <text:p>0.1583676</text:p>
          </table:table-cell>
          <table:table-cell office:value-type="float" office:value="0.1673786" calcext:value-type="float">
            <text:p>0.1673786</text:p>
          </table:table-cell>
          <table:table-cell office:value-type="float" office:value="0.1736856" calcext:value-type="float">
            <text:p>0.1736856</text:p>
          </table:table-cell>
          <table:table-cell office:value-type="float" office:value="0.188386" calcext:value-type="float">
            <text:p>0.188386</text:p>
          </table:table-cell>
          <table:table-cell office:value-type="float" office:value="0.1917944" calcext:value-type="float">
            <text:p>0.1917944</text:p>
          </table:table-cell>
          <table:table-cell office:value-type="float" office:value="0" calcext:value-type="float">
            <text:p>0</text:p>
          </table:table-cell>
          <table:table-cell office:value-type="float" office:value="38.56455" calcext:value-type="float">
            <text:p>38.56455</text:p>
          </table:table-cell>
          <table:table-cell office:value-type="float" office:value="35.45623" calcext:value-type="float">
            <text:p>35.45623</text:p>
          </table:table-cell>
          <table:table-cell office:value-type="float" office:value="30.69366" calcext:value-type="float">
            <text:p>30.69366</text:p>
          </table:table-cell>
          <table:table-cell office:value-type="float" office:value="8.524375" calcext:value-type="float">
            <text:p>8.524375</text:p>
          </table:table-cell>
          <table:table-cell office:value-type="float" office:value="6.799913" calcext:value-type="float">
            <text:p>6.799913</text:p>
          </table:table-cell>
          <table:table-cell office:value-type="float" office:value="2.612213" calcext:value-type="float">
            <text:p>2.612213</text:p>
          </table:table-cell>
          <table:table-cell office:value-type="float" office:value="2.50052" calcext:value-type="float">
            <text:p>2.50052</text:p>
          </table:table-cell>
          <table:table-cell office:value-type="float" office:value="5.204876" calcext:value-type="float">
            <text:p>5.204876</text:p>
          </table:table-cell>
          <table:table-cell office:value-type="float" office:value="8.682039" calcext:value-type="float">
            <text:p>8.682039</text:p>
          </table:table-cell>
          <table:table-cell office:value-type="float" office:value="9.242725" calcext:value-type="float">
            <text:p>9.242725</text:p>
          </table:table-cell>
          <table:table-cell office:value-type="float" office:value="10.09677" calcext:value-type="float">
            <text:p>10.09677</text:p>
          </table:table-cell>
          <table:table-cell office:value-type="float" office:value="10.65531" calcext:value-type="float">
            <text:p>10.65531</text:p>
          </table:table-cell>
          <table:table-cell office:value-type="float" office:value="12.02554" calcext:value-type="float">
            <text:p>12.02554</text:p>
          </table:table-cell>
          <table:table-cell office:value-type="float" office:value="12.37107" calcext:value-type="float">
            <text:p>12.37107</text:p>
          </table:table-cell>
          <table:table-cell office:value-type="float" office:value="0" calcext:value-type="float">
            <text:p>0</text:p>
          </table:table-cell>
          <table:table-cell office:value-type="float" office:value="0.1486757" calcext:value-type="float">
            <text:p>0.1486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019676" calcext:value-type="float">
            <text:p>0.0080196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6" calcext:value-type="float">
            <text:p>18012006</text:p>
          </table:table-cell>
          <table:table-cell office:value-type="float" office:value="3.356797" calcext:value-type="float">
            <text:p>3.356797</text:p>
          </table:table-cell>
          <table:table-cell office:value-type="float" office:value="135.3095" calcext:value-type="float">
            <text:p>135.3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9925" calcext:value-type="float">
            <text:p>40.09925</text:p>
          </table:table-cell>
          <table:table-cell office:value-type="float" office:value="0" calcext:value-type="float">
            <text:p>0</text:p>
          </table:table-cell>
          <table:table-cell office:value-type="float" office:value="0.00000004159002" calcext:value-type="float">
            <text:p>4.159002E-08</text:p>
          </table:table-cell>
          <table:table-cell office:value-type="float" office:value="0" calcext:value-type="float">
            <text:p>0</text:p>
          </table:table-cell>
          <table:table-cell office:value-type="float" office:value="-0.0007745284" calcext:value-type="float">
            <text:p>-0.0007745284</text:p>
          </table:table-cell>
          <table:table-cell office:value-type="float" office:value="1164.537" calcext:value-type="float">
            <text:p>1164.537</text:p>
          </table:table-cell>
          <table:table-cell office:value-type="float" office:value="1.329219" calcext:value-type="float">
            <text:p>1.329219</text:p>
          </table:table-cell>
          <table:table-cell office:value-type="float" office:value="0" calcext:value-type="float">
            <text:p>0</text:p>
          </table:table-cell>
          <table:table-cell office:value-type="float" office:value="0.2147046" calcext:value-type="float">
            <text:p>0.2147046</text:p>
          </table:table-cell>
          <table:table-cell office:value-type="float" office:value="0.2580405" calcext:value-type="float">
            <text:p>0.2580405</text:p>
          </table:table-cell>
          <table:table-cell office:value-type="float" office:value="0.200384" calcext:value-type="float">
            <text:p>0.200384</text:p>
          </table:table-cell>
          <table:table-cell office:value-type="float" office:value="0.05212775" calcext:value-type="float">
            <text:p>0.05212775</text:p>
          </table:table-cell>
          <table:table-cell office:value-type="float" office:value="0.04076535" calcext:value-type="float">
            <text:p>0.04076535</text:p>
          </table:table-cell>
          <table:table-cell office:value-type="float" office:value="0.02300842" calcext:value-type="float">
            <text:p>0.02300842</text:p>
          </table:table-cell>
          <table:table-cell office:value-type="float" office:value="0.0302211" calcext:value-type="float">
            <text:p>0.0302211</text:p>
          </table:table-cell>
          <table:table-cell office:value-type="float" office:value="0.07769262" calcext:value-type="float">
            <text:p>0.07769262</text:p>
          </table:table-cell>
          <table:table-cell office:value-type="float" office:value="0.1524527" calcext:value-type="float">
            <text:p>0.1524527</text:p>
          </table:table-cell>
          <table:table-cell office:value-type="float" office:value="0.1584149" calcext:value-type="float">
            <text:p>0.1584149</text:p>
          </table:table-cell>
          <table:table-cell office:value-type="float" office:value="0.1674199" calcext:value-type="float">
            <text:p>0.1674199</text:p>
          </table:table-cell>
          <table:table-cell office:value-type="float" office:value="0.1737144" calcext:value-type="float">
            <text:p>0.1737144</text:p>
          </table:table-cell>
          <table:table-cell office:value-type="float" office:value="0.1883897" calcext:value-type="float">
            <text:p>0.1883897</text:p>
          </table:table-cell>
          <table:table-cell office:value-type="float" office:value="0.1918201" calcext:value-type="float">
            <text:p>0.1918201</text:p>
          </table:table-cell>
          <table:table-cell office:value-type="float" office:value="0" calcext:value-type="float">
            <text:p>0</text:p>
          </table:table-cell>
          <table:table-cell office:value-type="float" office:value="38.54439" calcext:value-type="float">
            <text:p>38.54439</text:p>
          </table:table-cell>
          <table:table-cell office:value-type="float" office:value="35.43412" calcext:value-type="float">
            <text:p>35.43412</text:p>
          </table:table-cell>
          <table:table-cell office:value-type="float" office:value="30.67201" calcext:value-type="float">
            <text:p>30.67201</text:p>
          </table:table-cell>
          <table:table-cell office:value-type="float" office:value="8.517692" calcext:value-type="float">
            <text:p>8.517692</text:p>
          </table:table-cell>
          <table:table-cell office:value-type="float" office:value="6.794182" calcext:value-type="float">
            <text:p>6.794182</text:p>
          </table:table-cell>
          <table:table-cell office:value-type="float" office:value="2.61206" calcext:value-type="float">
            <text:p>2.61206</text:p>
          </table:table-cell>
          <table:table-cell office:value-type="float" office:value="2.501581" calcext:value-type="float">
            <text:p>2.501581</text:p>
          </table:table-cell>
          <table:table-cell office:value-type="float" office:value="5.208189" calcext:value-type="float">
            <text:p>5.208189</text:p>
          </table:table-cell>
          <table:table-cell office:value-type="float" office:value="8.68661" calcext:value-type="float">
            <text:p>8.68661</text:p>
          </table:table-cell>
          <table:table-cell office:value-type="float" office:value="9.247053" calcext:value-type="float">
            <text:p>9.247053</text:p>
          </table:table-cell>
          <table:table-cell office:value-type="float" office:value="10.10061" calcext:value-type="float">
            <text:p>10.10061</text:p>
          </table:table-cell>
          <table:table-cell office:value-type="float" office:value="10.65864" calcext:value-type="float">
            <text:p>10.65864</text:p>
          </table:table-cell>
          <table:table-cell office:value-type="float" office:value="12.0274" calcext:value-type="float">
            <text:p>12.0274</text:p>
          </table:table-cell>
          <table:table-cell office:value-type="float" office:value="12.37286" calcext:value-type="float">
            <text:p>12.37286</text:p>
          </table:table-cell>
          <table:table-cell office:value-type="float" office:value="0" calcext:value-type="float">
            <text:p>0</text:p>
          </table:table-cell>
          <table:table-cell office:value-type="float" office:value="0.09624208" calcext:value-type="float">
            <text:p>0.09624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38909" calcext:value-type="float">
            <text:p>0.0085389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6" calcext:value-type="float">
            <text:p>19012006</text:p>
          </table:table-cell>
          <table:table-cell office:value-type="float" office:value="3.356475" calcext:value-type="float">
            <text:p>3.356475</text:p>
          </table:table-cell>
          <table:table-cell office:value-type="float" office:value="135.3092" calcext:value-type="float">
            <text:p>135.3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0802" calcext:value-type="float">
            <text:p>40.10802</text:p>
          </table:table-cell>
          <table:table-cell office:value-type="float" office:value="0" calcext:value-type="float">
            <text:p>0</text:p>
          </table:table-cell>
          <table:table-cell office:value-type="float" office:value="0.00000004159002" calcext:value-type="float">
            <text:p>4.159002E-08</text:p>
          </table:table-cell>
          <table:table-cell office:value-type="float" office:value="0" calcext:value-type="float">
            <text:p>0</text:p>
          </table:table-cell>
          <table:table-cell office:value-type="float" office:value="-0.0007936946" calcext:value-type="float">
            <text:p>-0.0007936946</text:p>
          </table:table-cell>
          <table:table-cell office:value-type="float" office:value="1164.529" calcext:value-type="float">
            <text:p>1164.529</text:p>
          </table:table-cell>
          <table:table-cell office:value-type="float" office:value="1.329219" calcext:value-type="float">
            <text:p>1.329219</text:p>
          </table:table-cell>
          <table:table-cell office:value-type="float" office:value="0" calcext:value-type="float">
            <text:p>0</text:p>
          </table:table-cell>
          <table:table-cell office:value-type="float" office:value="0.220712" calcext:value-type="float">
            <text:p>0.220712</text:p>
          </table:table-cell>
          <table:table-cell office:value-type="float" office:value="0.2601958" calcext:value-type="float">
            <text:p>0.2601958</text:p>
          </table:table-cell>
          <table:table-cell office:value-type="float" office:value="0.2007476" calcext:value-type="float">
            <text:p>0.2007476</text:p>
          </table:table-cell>
          <table:table-cell office:value-type="float" office:value="0.05186015" calcext:value-type="float">
            <text:p>0.05186015</text:p>
          </table:table-cell>
          <table:table-cell office:value-type="float" office:value="0.04057656" calcext:value-type="float">
            <text:p>0.04057656</text:p>
          </table:table-cell>
          <table:table-cell office:value-type="float" office:value="0.0230308" calcext:value-type="float">
            <text:p>0.0230308</text:p>
          </table:table-cell>
          <table:table-cell office:value-type="float" office:value="0.03023632" calcext:value-type="float">
            <text:p>0.03023632</text:p>
          </table:table-cell>
          <table:table-cell office:value-type="float" office:value="0.07770702" calcext:value-type="float">
            <text:p>0.07770702</text:p>
          </table:table-cell>
          <table:table-cell office:value-type="float" office:value="0.1524966" calcext:value-type="float">
            <text:p>0.1524966</text:p>
          </table:table-cell>
          <table:table-cell office:value-type="float" office:value="0.1584613" calcext:value-type="float">
            <text:p>0.1584613</text:p>
          </table:table-cell>
          <table:table-cell office:value-type="float" office:value="0.1674608" calcext:value-type="float">
            <text:p>0.1674608</text:p>
          </table:table-cell>
          <table:table-cell office:value-type="float" office:value="0.1737433" calcext:value-type="float">
            <text:p>0.1737433</text:p>
          </table:table-cell>
          <table:table-cell office:value-type="float" office:value="0.1884082" calcext:value-type="float">
            <text:p>0.1884082</text:p>
          </table:table-cell>
          <table:table-cell office:value-type="float" office:value="0.1918408" calcext:value-type="float">
            <text:p>0.1918408</text:p>
          </table:table-cell>
          <table:table-cell office:value-type="float" office:value="0" calcext:value-type="float">
            <text:p>0</text:p>
          </table:table-cell>
          <table:table-cell office:value-type="float" office:value="38.52064" calcext:value-type="float">
            <text:p>38.52064</text:p>
          </table:table-cell>
          <table:table-cell office:value-type="float" office:value="35.41219" calcext:value-type="float">
            <text:p>35.41219</text:p>
          </table:table-cell>
          <table:table-cell office:value-type="float" office:value="30.65069" calcext:value-type="float">
            <text:p>30.65069</text:p>
          </table:table-cell>
          <table:table-cell office:value-type="float" office:value="8.511074" calcext:value-type="float">
            <text:p>8.511074</text:p>
          </table:table-cell>
          <table:table-cell office:value-type="float" office:value="6.788558" calcext:value-type="float">
            <text:p>6.788558</text:p>
          </table:table-cell>
          <table:table-cell office:value-type="float" office:value="2.611909" calcext:value-type="float">
            <text:p>2.611909</text:p>
          </table:table-cell>
          <table:table-cell office:value-type="float" office:value="2.502636" calcext:value-type="float">
            <text:p>2.502636</text:p>
          </table:table-cell>
          <table:table-cell office:value-type="float" office:value="5.211498" calcext:value-type="float">
            <text:p>5.211498</text:p>
          </table:table-cell>
          <table:table-cell office:value-type="float" office:value="8.691181" calcext:value-type="float">
            <text:p>8.691181</text:p>
          </table:table-cell>
          <table:table-cell office:value-type="float" office:value="9.251383" calcext:value-type="float">
            <text:p>9.251383</text:p>
          </table:table-cell>
          <table:table-cell office:value-type="float" office:value="10.10446" calcext:value-type="float">
            <text:p>10.10446</text:p>
          </table:table-cell>
          <table:table-cell office:value-type="float" office:value="10.66198" calcext:value-type="float">
            <text:p>10.66198</text:p>
          </table:table-cell>
          <table:table-cell office:value-type="float" office:value="12.02926" calcext:value-type="float">
            <text:p>12.02926</text:p>
          </table:table-cell>
          <table:table-cell office:value-type="float" office:value="12.37458" calcext:value-type="float">
            <text:p>12.37458</text:p>
          </table:table-cell>
          <table:table-cell office:value-type="float" office:value="0" calcext:value-type="float">
            <text:p>0</text:p>
          </table:table-cell>
          <table:table-cell office:value-type="float" office:value="0.08245078" calcext:value-type="float">
            <text:p>0.0824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102951" calcext:value-type="float">
            <text:p>0.0091029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6" calcext:value-type="float">
            <text:p>20012006</text:p>
          </table:table-cell>
          <table:table-cell office:value-type="float" office:value="3.356144" calcext:value-type="float">
            <text:p>3.356144</text:p>
          </table:table-cell>
          <table:table-cell office:value-type="float" office:value="135.3089" calcext:value-type="float">
            <text:p>135.3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1683" calcext:value-type="float">
            <text:p>40.11683</text:p>
          </table:table-cell>
          <table:table-cell office:value-type="float" office:value="0" calcext:value-type="float">
            <text:p>0</text:p>
          </table:table-cell>
          <table:table-cell office:value-type="float" office:value="0.00000004159002" calcext:value-type="float">
            <text:p>4.159002E-08</text:p>
          </table:table-cell>
          <table:table-cell office:value-type="float" office:value="0" calcext:value-type="float">
            <text:p>0</text:p>
          </table:table-cell>
          <table:table-cell office:value-type="float" office:value="-0.0007936946" calcext:value-type="float">
            <text:p>-0.0007936946</text:p>
          </table:table-cell>
          <table:table-cell office:value-type="float" office:value="1164.521" calcext:value-type="float">
            <text:p>1164.521</text:p>
          </table:table-cell>
          <table:table-cell office:value-type="float" office:value="1.329042" calcext:value-type="float">
            <text:p>1.329042</text:p>
          </table:table-cell>
          <table:table-cell office:value-type="float" office:value="0" calcext:value-type="float">
            <text:p>0</text:p>
          </table:table-cell>
          <table:table-cell office:value-type="float" office:value="0.2360906" calcext:value-type="float">
            <text:p>0.2360906</text:p>
          </table:table-cell>
          <table:table-cell office:value-type="float" office:value="0.2566904" calcext:value-type="float">
            <text:p>0.2566904</text:p>
          </table:table-cell>
          <table:table-cell office:value-type="float" office:value="0.1997613" calcext:value-type="float">
            <text:p>0.1997613</text:p>
          </table:table-cell>
          <table:table-cell office:value-type="float" office:value="0.05206024" calcext:value-type="float">
            <text:p>0.05206024</text:p>
          </table:table-cell>
          <table:table-cell office:value-type="float" office:value="0.04068733" calcext:value-type="float">
            <text:p>0.04068733</text:p>
          </table:table-cell>
          <table:table-cell office:value-type="float" office:value="0.02301668" calcext:value-type="float">
            <text:p>0.02301668</text:p>
          </table:table-cell>
          <table:table-cell office:value-type="float" office:value="0.03024041" calcext:value-type="float">
            <text:p>0.03024041</text:p>
          </table:table-cell>
          <table:table-cell office:value-type="float" office:value="0.07773598" calcext:value-type="float">
            <text:p>0.07773598</text:p>
          </table:table-cell>
          <table:table-cell office:value-type="float" office:value="0.1525401" calcext:value-type="float">
            <text:p>0.1525401</text:p>
          </table:table-cell>
          <table:table-cell office:value-type="float" office:value="0.1585065" calcext:value-type="float">
            <text:p>0.1585065</text:p>
          </table:table-cell>
          <table:table-cell office:value-type="float" office:value="0.1675014" calcext:value-type="float">
            <text:p>0.1675014</text:p>
          </table:table-cell>
          <table:table-cell office:value-type="float" office:value="0.1737728" calcext:value-type="float">
            <text:p>0.1737728</text:p>
          </table:table-cell>
          <table:table-cell office:value-type="float" office:value="0.1884283" calcext:value-type="float">
            <text:p>0.1884283</text:p>
          </table:table-cell>
          <table:table-cell office:value-type="float" office:value="0.1918609" calcext:value-type="float">
            <text:p>0.1918609</text:p>
          </table:table-cell>
          <table:table-cell office:value-type="float" office:value="0" calcext:value-type="float">
            <text:p>0</text:p>
          </table:table-cell>
          <table:table-cell office:value-type="float" office:value="38.49995" calcext:value-type="float">
            <text:p>38.49995</text:p>
          </table:table-cell>
          <table:table-cell office:value-type="float" office:value="35.39051" calcext:value-type="float">
            <text:p>35.39051</text:p>
          </table:table-cell>
          <table:table-cell office:value-type="float" office:value="30.62945" calcext:value-type="float">
            <text:p>30.62945</text:p>
          </table:table-cell>
          <table:table-cell office:value-type="float" office:value="8.504461" calcext:value-type="float">
            <text:p>8.504461</text:p>
          </table:table-cell>
          <table:table-cell office:value-type="float" office:value="6.782922" calcext:value-type="float">
            <text:p>6.782922</text:p>
          </table:table-cell>
          <table:table-cell office:value-type="float" office:value="2.611758" calcext:value-type="float">
            <text:p>2.611758</text:p>
          </table:table-cell>
          <table:table-cell office:value-type="float" office:value="2.50369" calcext:value-type="float">
            <text:p>2.50369</text:p>
          </table:table-cell>
          <table:table-cell office:value-type="float" office:value="5.21478" calcext:value-type="float">
            <text:p>5.21478</text:p>
          </table:table-cell>
          <table:table-cell office:value-type="float" office:value="8.695752" calcext:value-type="float">
            <text:p>8.695752</text:p>
          </table:table-cell>
          <table:table-cell office:value-type="float" office:value="9.255711" calcext:value-type="float">
            <text:p>9.255711</text:p>
          </table:table-cell>
          <table:table-cell office:value-type="float" office:value="10.10831" calcext:value-type="float">
            <text:p>10.10831</text:p>
          </table:table-cell>
          <table:table-cell office:value-type="float" office:value="10.66531" calcext:value-type="float">
            <text:p>10.66531</text:p>
          </table:table-cell>
          <table:table-cell office:value-type="float" office:value="12.03113" calcext:value-type="float">
            <text:p>12.03113</text:p>
          </table:table-cell>
          <table:table-cell office:value-type="float" office:value="12.37619" calcext:value-type="float">
            <text:p>12.37619</text:p>
          </table:table-cell>
          <table:table-cell office:value-type="float" office:value="0" calcext:value-type="float">
            <text:p>0</text:p>
          </table:table-cell>
          <table:table-cell office:value-type="float" office:value="0.1215008" calcext:value-type="float">
            <text:p>0.1215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679976" calcext:value-type="float">
            <text:p>0.0096799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6" calcext:value-type="float">
            <text:p>21012006</text:p>
          </table:table-cell>
          <table:table-cell office:value-type="float" office:value="3.355875" calcext:value-type="float">
            <text:p>3.355875</text:p>
          </table:table-cell>
          <table:table-cell office:value-type="float" office:value="135.3086" calcext:value-type="float">
            <text:p>135.3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2568" calcext:value-type="float">
            <text:p>40.12568</text:p>
          </table:table-cell>
          <table:table-cell office:value-type="float" office:value="0" calcext:value-type="float">
            <text:p>0</text:p>
          </table:table-cell>
          <table:table-cell office:value-type="float" office:value="0.0000000415913" calcext:value-type="float">
            <text:p>4.15913E-08</text:p>
          </table:table-cell>
          <table:table-cell office:value-type="float" office:value="0" calcext:value-type="float">
            <text:p>0</text:p>
          </table:table-cell>
          <table:table-cell office:value-type="float" office:value="-0.0007936946" calcext:value-type="float">
            <text:p>-0.0007936946</text:p>
          </table:table-cell>
          <table:table-cell office:value-type="float" office:value="1164.514" calcext:value-type="float">
            <text:p>1164.514</text:p>
          </table:table-cell>
          <table:table-cell office:value-type="float" office:value="1.328908" calcext:value-type="float">
            <text:p>1.328908</text:p>
          </table:table-cell>
          <table:table-cell office:value-type="float" office:value="0" calcext:value-type="float">
            <text:p>0</text:p>
          </table:table-cell>
          <table:table-cell office:value-type="float" office:value="0.2097814" calcext:value-type="float">
            <text:p>0.2097814</text:p>
          </table:table-cell>
          <table:table-cell office:value-type="float" office:value="0.2564923" calcext:value-type="float">
            <text:p>0.2564923</text:p>
          </table:table-cell>
          <table:table-cell office:value-type="float" office:value="0.1995051" calcext:value-type="float">
            <text:p>0.1995051</text:p>
          </table:table-cell>
          <table:table-cell office:value-type="float" office:value="0.0525181" calcext:value-type="float">
            <text:p>0.0525181</text:p>
          </table:table-cell>
          <table:table-cell office:value-type="float" office:value="0.04121401" calcext:value-type="float">
            <text:p>0.04121401</text:p>
          </table:table-cell>
          <table:table-cell office:value-type="float" office:value="0.0230073" calcext:value-type="float">
            <text:p>0.0230073</text:p>
          </table:table-cell>
          <table:table-cell office:value-type="float" office:value="0.03019116" calcext:value-type="float">
            <text:p>0.03019116</text:p>
          </table:table-cell>
          <table:table-cell office:value-type="float" office:value="0.07774363" calcext:value-type="float">
            <text:p>0.07774363</text:p>
          </table:table-cell>
          <table:table-cell office:value-type="float" office:value="0.1525818" calcext:value-type="float">
            <text:p>0.1525818</text:p>
          </table:table-cell>
          <table:table-cell office:value-type="float" office:value="0.1585514" calcext:value-type="float">
            <text:p>0.1585514</text:p>
          </table:table-cell>
          <table:table-cell office:value-type="float" office:value="0.1675418" calcext:value-type="float">
            <text:p>0.1675418</text:p>
          </table:table-cell>
          <table:table-cell office:value-type="float" office:value="0.1738052" calcext:value-type="float">
            <text:p>0.1738052</text:p>
          </table:table-cell>
          <table:table-cell office:value-type="float" office:value="0.1884491" calcext:value-type="float">
            <text:p>0.1884491</text:p>
          </table:table-cell>
          <table:table-cell office:value-type="float" office:value="0.1918797" calcext:value-type="float">
            <text:p>0.1918797</text:p>
          </table:table-cell>
          <table:table-cell office:value-type="float" office:value="0" calcext:value-type="float">
            <text:p>0</text:p>
          </table:table-cell>
          <table:table-cell office:value-type="float" office:value="38.47978" calcext:value-type="float">
            <text:p>38.47978</text:p>
          </table:table-cell>
          <table:table-cell office:value-type="float" office:value="35.36959" calcext:value-type="float">
            <text:p>35.36959</text:p>
          </table:table-cell>
          <table:table-cell office:value-type="float" office:value="30.60801" calcext:value-type="float">
            <text:p>30.60801</text:p>
          </table:table-cell>
          <table:table-cell office:value-type="float" office:value="8.498055" calcext:value-type="float">
            <text:p>8.498055</text:p>
          </table:table-cell>
          <table:table-cell office:value-type="float" office:value="6.777462" calcext:value-type="float">
            <text:p>6.777462</text:p>
          </table:table-cell>
          <table:table-cell office:value-type="float" office:value="2.611607" calcext:value-type="float">
            <text:p>2.611607</text:p>
          </table:table-cell>
          <table:table-cell office:value-type="float" office:value="2.50474" calcext:value-type="float">
            <text:p>2.50474</text:p>
          </table:table-cell>
          <table:table-cell office:value-type="float" office:value="5.218061" calcext:value-type="float">
            <text:p>5.218061</text:p>
          </table:table-cell>
          <table:table-cell office:value-type="float" office:value="8.700323" calcext:value-type="float">
            <text:p>8.700323</text:p>
          </table:table-cell>
          <table:table-cell office:value-type="float" office:value="9.260036" calcext:value-type="float">
            <text:p>9.260036</text:p>
          </table:table-cell>
          <table:table-cell office:value-type="float" office:value="10.11215" calcext:value-type="float">
            <text:p>10.11215</text:p>
          </table:table-cell>
          <table:table-cell office:value-type="float" office:value="10.66864" calcext:value-type="float">
            <text:p>10.66864</text:p>
          </table:table-cell>
          <table:table-cell office:value-type="float" office:value="12.03299" calcext:value-type="float">
            <text:p>12.03299</text:p>
          </table:table-cell>
          <table:table-cell office:value-type="float" office:value="12.37803" calcext:value-type="float">
            <text:p>12.37803</text:p>
          </table:table-cell>
          <table:table-cell office:value-type="float" office:value="0" calcext:value-type="float">
            <text:p>0</text:p>
          </table:table-cell>
          <table:table-cell office:value-type="float" office:value="0.08095898" calcext:value-type="float">
            <text:p>0.08095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8265" calcext:value-type="float">
            <text:p>0.010182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6" calcext:value-type="float">
            <text:p>22012006</text:p>
          </table:table-cell>
          <table:table-cell office:value-type="float" office:value="3.355551" calcext:value-type="float">
            <text:p>3.355551</text:p>
          </table:table-cell>
          <table:table-cell office:value-type="float" office:value="135.3083" calcext:value-type="float">
            <text:p>135.3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345" calcext:value-type="float">
            <text:p>40.1345</text:p>
          </table:table-cell>
          <table:table-cell office:value-type="float" office:value="0" calcext:value-type="float">
            <text:p>0</text:p>
          </table:table-cell>
          <table:table-cell office:value-type="float" office:value="0.0000000415913" calcext:value-type="float">
            <text:p>4.15913E-08</text:p>
          </table:table-cell>
          <table:table-cell office:value-type="float" office:value="0" calcext:value-type="float">
            <text:p>0</text:p>
          </table:table-cell>
          <table:table-cell office:value-type="float" office:value="-0.0007936946" calcext:value-type="float">
            <text:p>-0.0007936946</text:p>
          </table:table-cell>
          <table:table-cell office:value-type="float" office:value="1164.506" calcext:value-type="float">
            <text:p>1164.506</text:p>
          </table:table-cell>
          <table:table-cell office:value-type="float" office:value="1.328639" calcext:value-type="float">
            <text:p>1.328639</text:p>
          </table:table-cell>
          <table:table-cell office:value-type="float" office:value="0" calcext:value-type="float">
            <text:p>0</text:p>
          </table:table-cell>
          <table:table-cell office:value-type="float" office:value="0.2293978" calcext:value-type="float">
            <text:p>0.2293978</text:p>
          </table:table-cell>
          <table:table-cell office:value-type="float" office:value="0.2556022" calcext:value-type="float">
            <text:p>0.2556022</text:p>
          </table:table-cell>
          <table:table-cell office:value-type="float" office:value="0.1990883" calcext:value-type="float">
            <text:p>0.1990883</text:p>
          </table:table-cell>
          <table:table-cell office:value-type="float" office:value="0.05252712" calcext:value-type="float">
            <text:p>0.05252712</text:p>
          </table:table-cell>
          <table:table-cell office:value-type="float" office:value="0.04124963" calcext:value-type="float">
            <text:p>0.04124963</text:p>
          </table:table-cell>
          <table:table-cell office:value-type="float" office:value="0.02300333" calcext:value-type="float">
            <text:p>0.02300333</text:p>
          </table:table-cell>
          <table:table-cell office:value-type="float" office:value="0.03018456" calcext:value-type="float">
            <text:p>0.03018456</text:p>
          </table:table-cell>
          <table:table-cell office:value-type="float" office:value="0.07775325" calcext:value-type="float">
            <text:p>0.07775325</text:p>
          </table:table-cell>
          <table:table-cell office:value-type="float" office:value="0.1526196" calcext:value-type="float">
            <text:p>0.1526196</text:p>
          </table:table-cell>
          <table:table-cell office:value-type="float" office:value="0.1585952" calcext:value-type="float">
            <text:p>0.1585952</text:p>
          </table:table-cell>
          <table:table-cell office:value-type="float" office:value="0.1675821" calcext:value-type="float">
            <text:p>0.1675821</text:p>
          </table:table-cell>
          <table:table-cell office:value-type="float" office:value="0.1738371" calcext:value-type="float">
            <text:p>0.1738371</text:p>
          </table:table-cell>
          <table:table-cell office:value-type="float" office:value="0.1884691" calcext:value-type="float">
            <text:p>0.1884691</text:p>
          </table:table-cell>
          <table:table-cell office:value-type="float" office:value="0.1918982" calcext:value-type="float">
            <text:p>0.1918982</text:p>
          </table:table-cell>
          <table:table-cell office:value-type="float" office:value="0" calcext:value-type="float">
            <text:p>0</text:p>
          </table:table-cell>
          <table:table-cell office:value-type="float" office:value="38.45847" calcext:value-type="float">
            <text:p>38.45847</text:p>
          </table:table-cell>
          <table:table-cell office:value-type="float" office:value="35.34822" calcext:value-type="float">
            <text:p>35.34822</text:p>
          </table:table-cell>
          <table:table-cell office:value-type="float" office:value="30.58669" calcext:value-type="float">
            <text:p>30.58669</text:p>
          </table:table-cell>
          <table:table-cell office:value-type="float" office:value="8.491703" calcext:value-type="float">
            <text:p>8.491703</text:p>
          </table:table-cell>
          <table:table-cell office:value-type="float" office:value="6.772087" calcext:value-type="float">
            <text:p>6.772087</text:p>
          </table:table-cell>
          <table:table-cell office:value-type="float" office:value="2.611455" calcext:value-type="float">
            <text:p>2.611455</text:p>
          </table:table-cell>
          <table:table-cell office:value-type="float" office:value="2.505774" calcext:value-type="float">
            <text:p>2.505774</text:p>
          </table:table-cell>
          <table:table-cell office:value-type="float" office:value="5.221343" calcext:value-type="float">
            <text:p>5.221343</text:p>
          </table:table-cell>
          <table:table-cell office:value-type="float" office:value="8.704894" calcext:value-type="float">
            <text:p>8.704894</text:p>
          </table:table-cell>
          <table:table-cell office:value-type="float" office:value="9.264367" calcext:value-type="float">
            <text:p>9.264367</text:p>
          </table:table-cell>
          <table:table-cell office:value-type="float" office:value="10.116" calcext:value-type="float">
            <text:p>10.116</text:p>
          </table:table-cell>
          <table:table-cell office:value-type="float" office:value="10.67198" calcext:value-type="float">
            <text:p>10.67198</text:p>
          </table:table-cell>
          <table:table-cell office:value-type="float" office:value="12.03485" calcext:value-type="float">
            <text:p>12.03485</text:p>
          </table:table-cell>
          <table:table-cell office:value-type="float" office:value="12.37969" calcext:value-type="float">
            <text:p>12.37969</text:p>
          </table:table-cell>
          <table:table-cell office:value-type="float" office:value="0" calcext:value-type="float">
            <text:p>0</text:p>
          </table:table-cell>
          <table:table-cell office:value-type="float" office:value="0.1154012" calcext:value-type="float">
            <text:p>0.1154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74198" calcext:value-type="float">
            <text:p>0.010741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6" calcext:value-type="float">
            <text:p>23012006</text:p>
          </table:table-cell>
          <table:table-cell office:value-type="float" office:value="3.355264" calcext:value-type="float">
            <text:p>3.355264</text:p>
          </table:table-cell>
          <table:table-cell office:value-type="float" office:value="135.308" calcext:value-type="float">
            <text:p>135.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4335" calcext:value-type="float">
            <text:p>40.14335</text:p>
          </table:table-cell>
          <table:table-cell office:value-type="float" office:value="0" calcext:value-type="float">
            <text:p>0</text:p>
          </table:table-cell>
          <table:table-cell office:value-type="float" office:value="0.0000000415913" calcext:value-type="float">
            <text:p>4.15913E-08</text:p>
          </table:table-cell>
          <table:table-cell office:value-type="float" office:value="0" calcext:value-type="float">
            <text:p>0</text:p>
          </table:table-cell>
          <table:table-cell office:value-type="float" office:value="-0.0007936946" calcext:value-type="float">
            <text:p>-0.0007936946</text:p>
          </table:table-cell>
          <table:table-cell office:value-type="float" office:value="1164.498" calcext:value-type="float">
            <text:p>1164.498</text:p>
          </table:table-cell>
          <table:table-cell office:value-type="float" office:value="1.328458" calcext:value-type="float">
            <text:p>1.328458</text:p>
          </table:table-cell>
          <table:table-cell office:value-type="float" office:value="0" calcext:value-type="float">
            <text:p>0</text:p>
          </table:table-cell>
          <table:table-cell office:value-type="float" office:value="0.2125414" calcext:value-type="float">
            <text:p>0.2125414</text:p>
          </table:table-cell>
          <table:table-cell office:value-type="float" office:value="0.257612" calcext:value-type="float">
            <text:p>0.257612</text:p>
          </table:table-cell>
          <table:table-cell office:value-type="float" office:value="0.1993912" calcext:value-type="float">
            <text:p>0.1993912</text:p>
          </table:table-cell>
          <table:table-cell office:value-type="float" office:value="0.05265895" calcext:value-type="float">
            <text:p>0.05265895</text:p>
          </table:table-cell>
          <table:table-cell office:value-type="float" office:value="0.0414713" calcext:value-type="float">
            <text:p>0.0414713</text:p>
          </table:table-cell>
          <table:table-cell office:value-type="float" office:value="0.02300865" calcext:value-type="float">
            <text:p>0.02300865</text:p>
          </table:table-cell>
          <table:table-cell office:value-type="float" office:value="0.0301636" calcext:value-type="float">
            <text:p>0.0301636</text:p>
          </table:table-cell>
          <table:table-cell office:value-type="float" office:value="0.07776055" calcext:value-type="float">
            <text:p>0.07776055</text:p>
          </table:table-cell>
          <table:table-cell office:value-type="float" office:value="0.152656" calcext:value-type="float">
            <text:p>0.152656</text:p>
          </table:table-cell>
          <table:table-cell office:value-type="float" office:value="0.1586379" calcext:value-type="float">
            <text:p>0.1586379</text:p>
          </table:table-cell>
          <table:table-cell office:value-type="float" office:value="0.1676219" calcext:value-type="float">
            <text:p>0.1676219</text:p>
          </table:table-cell>
          <table:table-cell office:value-type="float" office:value="0.1738711" calcext:value-type="float">
            <text:p>0.1738711</text:p>
          </table:table-cell>
          <table:table-cell office:value-type="float" office:value="0.1884892" calcext:value-type="float">
            <text:p>0.1884892</text:p>
          </table:table-cell>
          <table:table-cell office:value-type="float" office:value="0.1919165" calcext:value-type="float">
            <text:p>0.1919165</text:p>
          </table:table-cell>
          <table:table-cell office:value-type="float" office:value="0" calcext:value-type="float">
            <text:p>0</text:p>
          </table:table-cell>
          <table:table-cell office:value-type="float" office:value="38.43834" calcext:value-type="float">
            <text:p>38.43834</text:p>
          </table:table-cell>
          <table:table-cell office:value-type="float" office:value="35.32772" calcext:value-type="float">
            <text:p>35.32772</text:p>
          </table:table-cell>
          <table:table-cell office:value-type="float" office:value="30.56543" calcext:value-type="float">
            <text:p>30.56543</text:p>
          </table:table-cell>
          <table:table-cell office:value-type="float" office:value="8.485464" calcext:value-type="float">
            <text:p>8.485464</text:p>
          </table:table-cell>
          <table:table-cell office:value-type="float" office:value="6.766803" calcext:value-type="float">
            <text:p>6.766803</text:p>
          </table:table-cell>
          <table:table-cell office:value-type="float" office:value="2.611304" calcext:value-type="float">
            <text:p>2.611304</text:p>
          </table:table-cell>
          <table:table-cell office:value-type="float" office:value="2.506807" calcext:value-type="float">
            <text:p>2.506807</text:p>
          </table:table-cell>
          <table:table-cell office:value-type="float" office:value="5.224624" calcext:value-type="float">
            <text:p>5.224624</text:p>
          </table:table-cell>
          <table:table-cell office:value-type="float" office:value="8.709464" calcext:value-type="float">
            <text:p>8.709464</text:p>
          </table:table-cell>
          <table:table-cell office:value-type="float" office:value="9.268696" calcext:value-type="float">
            <text:p>9.268696</text:p>
          </table:table-cell>
          <table:table-cell office:value-type="float" office:value="10.11976" calcext:value-type="float">
            <text:p>10.11976</text:p>
          </table:table-cell>
          <table:table-cell office:value-type="float" office:value="10.67531" calcext:value-type="float">
            <text:p>10.67531</text:p>
          </table:table-cell>
          <table:table-cell office:value-type="float" office:value="12.03671" calcext:value-type="float">
            <text:p>12.03671</text:p>
          </table:table-cell>
          <table:table-cell office:value-type="float" office:value="12.38147" calcext:value-type="float">
            <text:p>12.38147</text:p>
          </table:table-cell>
          <table:table-cell office:value-type="float" office:value="0" calcext:value-type="float">
            <text:p>0</text:p>
          </table:table-cell>
          <table:table-cell office:value-type="float" office:value="0.07091102" calcext:value-type="float">
            <text:p>0.07091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25224" calcext:value-type="float">
            <text:p>0.011252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6" calcext:value-type="float">
            <text:p>24012006</text:p>
          </table:table-cell>
          <table:table-cell office:value-type="float" office:value="3.355004" calcext:value-type="float">
            <text:p>3.355004</text:p>
          </table:table-cell>
          <table:table-cell office:value-type="float" office:value="135.3076" calcext:value-type="float">
            <text:p>135.3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5218" calcext:value-type="float">
            <text:p>40.15218</text:p>
          </table:table-cell>
          <table:table-cell office:value-type="float" office:value="0" calcext:value-type="float">
            <text:p>0</text:p>
          </table:table-cell>
          <table:table-cell office:value-type="float" office:value="0.0000000415913" calcext:value-type="float">
            <text:p>4.15913E-08</text:p>
          </table:table-cell>
          <table:table-cell office:value-type="float" office:value="0" calcext:value-type="float">
            <text:p>0</text:p>
          </table:table-cell>
          <table:table-cell office:value-type="float" office:value="-0.0007936946" calcext:value-type="float">
            <text:p>-0.0007936946</text:p>
          </table:table-cell>
          <table:table-cell office:value-type="float" office:value="1164.49" calcext:value-type="float">
            <text:p>1164.49</text:p>
          </table:table-cell>
          <table:table-cell office:value-type="float" office:value="1.328582" calcext:value-type="float">
            <text:p>1.328582</text:p>
          </table:table-cell>
          <table:table-cell office:value-type="float" office:value="0" calcext:value-type="float">
            <text:p>0</text:p>
          </table:table-cell>
          <table:table-cell office:value-type="float" office:value="0.2075571" calcext:value-type="float">
            <text:p>0.2075571</text:p>
          </table:table-cell>
          <table:table-cell office:value-type="float" office:value="0.2589799" calcext:value-type="float">
            <text:p>0.2589799</text:p>
          </table:table-cell>
          <table:table-cell office:value-type="float" office:value="0.2007873" calcext:value-type="float">
            <text:p>0.2007873</text:p>
          </table:table-cell>
          <table:table-cell office:value-type="float" office:value="0.05202318" calcext:value-type="float">
            <text:p>0.05202318</text:p>
          </table:table-cell>
          <table:table-cell office:value-type="float" office:value="0.04100195" calcext:value-type="float">
            <text:p>0.04100195</text:p>
          </table:table-cell>
          <table:table-cell office:value-type="float" office:value="0.02306279" calcext:value-type="float">
            <text:p>0.02306279</text:p>
          </table:table-cell>
          <table:table-cell office:value-type="float" office:value="0.03022243" calcext:value-type="float">
            <text:p>0.03022243</text:p>
          </table:table-cell>
          <table:table-cell office:value-type="float" office:value="0.07778622" calcext:value-type="float">
            <text:p>0.07778622</text:p>
          </table:table-cell>
          <table:table-cell office:value-type="float" office:value="0.152693" calcext:value-type="float">
            <text:p>0.152693</text:p>
          </table:table-cell>
          <table:table-cell office:value-type="float" office:value="0.1586804" calcext:value-type="float">
            <text:p>0.1586804</text:p>
          </table:table-cell>
          <table:table-cell office:value-type="float" office:value="0.1676608" calcext:value-type="float">
            <text:p>0.1676608</text:p>
          </table:table-cell>
          <table:table-cell office:value-type="float" office:value="0.1739026" calcext:value-type="float">
            <text:p>0.1739026</text:p>
          </table:table-cell>
          <table:table-cell office:value-type="float" office:value="0.1885091" calcext:value-type="float">
            <text:p>0.1885091</text:p>
          </table:table-cell>
          <table:table-cell office:value-type="float" office:value="0.191935" calcext:value-type="float">
            <text:p>0.191935</text:p>
          </table:table-cell>
          <table:table-cell office:value-type="float" office:value="0" calcext:value-type="float">
            <text:p>0</text:p>
          </table:table-cell>
          <table:table-cell office:value-type="float" office:value="38.4147" calcext:value-type="float">
            <text:p>38.4147</text:p>
          </table:table-cell>
          <table:table-cell office:value-type="float" office:value="35.30752" calcext:value-type="float">
            <text:p>35.30752</text:p>
          </table:table-cell>
          <table:table-cell office:value-type="float" office:value="30.54458" calcext:value-type="float">
            <text:p>30.54458</text:p>
          </table:table-cell>
          <table:table-cell office:value-type="float" office:value="8.479161" calcext:value-type="float">
            <text:p>8.479161</text:p>
          </table:table-cell>
          <table:table-cell office:value-type="float" office:value="6.761523" calcext:value-type="float">
            <text:p>6.761523</text:p>
          </table:table-cell>
          <table:table-cell office:value-type="float" office:value="2.611155" calcext:value-type="float">
            <text:p>2.611155</text:p>
          </table:table-cell>
          <table:table-cell office:value-type="float" office:value="2.507841" calcext:value-type="float">
            <text:p>2.507841</text:p>
          </table:table-cell>
          <table:table-cell office:value-type="float" office:value="5.227904" calcext:value-type="float">
            <text:p>5.227904</text:p>
          </table:table-cell>
          <table:table-cell office:value-type="float" office:value="8.714035" calcext:value-type="float">
            <text:p>8.714035</text:p>
          </table:table-cell>
          <table:table-cell office:value-type="float" office:value="9.273024" calcext:value-type="float">
            <text:p>9.273024</text:p>
          </table:table-cell>
          <table:table-cell office:value-type="float" office:value="10.12349" calcext:value-type="float">
            <text:p>10.12349</text:p>
          </table:table-cell>
          <table:table-cell office:value-type="float" office:value="10.67864" calcext:value-type="float">
            <text:p>10.67864</text:p>
          </table:table-cell>
          <table:table-cell office:value-type="float" office:value="12.03857" calcext:value-type="float">
            <text:p>12.03857</text:p>
          </table:table-cell>
          <table:table-cell office:value-type="float" office:value="12.3832" calcext:value-type="float">
            <text:p>12.3832</text:p>
          </table:table-cell>
          <table:table-cell office:value-type="float" office:value="0" calcext:value-type="float">
            <text:p>0</text:p>
          </table:table-cell>
          <table:table-cell office:value-type="float" office:value="0.0618322" calcext:value-type="float">
            <text:p>0.0618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73981" calcext:value-type="float">
            <text:p>0.011739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6" calcext:value-type="float">
            <text:p>25012006</text:p>
          </table:table-cell>
          <table:table-cell office:value-type="float" office:value="3.354632" calcext:value-type="float">
            <text:p>3.354632</text:p>
          </table:table-cell>
          <table:table-cell office:value-type="float" office:value="135.3073" calcext:value-type="float">
            <text:p>135.3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6105" calcext:value-type="float">
            <text:p>40.16105</text:p>
          </table:table-cell>
          <table:table-cell office:value-type="float" office:value="0" calcext:value-type="float">
            <text:p>0</text:p>
          </table:table-cell>
          <table:table-cell office:value-type="float" office:value="0.0000000415913" calcext:value-type="float">
            <text:p>4.15913E-08</text:p>
          </table:table-cell>
          <table:table-cell office:value-type="float" office:value="0" calcext:value-type="float">
            <text:p>0</text:p>
          </table:table-cell>
          <table:table-cell office:value-type="float" office:value="-0.0007936946" calcext:value-type="float">
            <text:p>-0.0007936946</text:p>
          </table:table-cell>
          <table:table-cell office:value-type="float" office:value="1164.482" calcext:value-type="float">
            <text:p>1164.482</text:p>
          </table:table-cell>
          <table:table-cell office:value-type="float" office:value="1.328383" calcext:value-type="float">
            <text:p>1.328383</text:p>
          </table:table-cell>
          <table:table-cell office:value-type="float" office:value="0" calcext:value-type="float">
            <text:p>0</text:p>
          </table:table-cell>
          <table:table-cell office:value-type="float" office:value="0.232136" calcext:value-type="float">
            <text:p>0.232136</text:p>
          </table:table-cell>
          <table:table-cell office:value-type="float" office:value="0.2579451" calcext:value-type="float">
            <text:p>0.2579451</text:p>
          </table:table-cell>
          <table:table-cell office:value-type="float" office:value="0.2005587" calcext:value-type="float">
            <text:p>0.2005587</text:p>
          </table:table-cell>
          <table:table-cell office:value-type="float" office:value="0.05209194" calcext:value-type="float">
            <text:p>0.05209194</text:p>
          </table:table-cell>
          <table:table-cell office:value-type="float" office:value="0.04098266" calcext:value-type="float">
            <text:p>0.04098266</text:p>
          </table:table-cell>
          <table:table-cell office:value-type="float" office:value="0.02306566" calcext:value-type="float">
            <text:p>0.02306566</text:p>
          </table:table-cell>
          <table:table-cell office:value-type="float" office:value="0.03026271" calcext:value-type="float">
            <text:p>0.03026271</text:p>
          </table:table-cell>
          <table:table-cell office:value-type="float" office:value="0.07783353" calcext:value-type="float">
            <text:p>0.07783353</text:p>
          </table:table-cell>
          <table:table-cell office:value-type="float" office:value="0.1527369" calcext:value-type="float">
            <text:p>0.1527369</text:p>
          </table:table-cell>
          <table:table-cell office:value-type="float" office:value="0.1587228" calcext:value-type="float">
            <text:p>0.1587228</text:p>
          </table:table-cell>
          <table:table-cell office:value-type="float" office:value="0.1676996" calcext:value-type="float">
            <text:p>0.1676996</text:p>
          </table:table-cell>
          <table:table-cell office:value-type="float" office:value="0.1739346" calcext:value-type="float">
            <text:p>0.1739346</text:p>
          </table:table-cell>
          <table:table-cell office:value-type="float" office:value="0.1885292" calcext:value-type="float">
            <text:p>0.1885292</text:p>
          </table:table-cell>
          <table:table-cell office:value-type="float" office:value="0.1919534" calcext:value-type="float">
            <text:p>0.1919534</text:p>
          </table:table-cell>
          <table:table-cell office:value-type="float" office:value="0" calcext:value-type="float">
            <text:p>0</text:p>
          </table:table-cell>
          <table:table-cell office:value-type="float" office:value="38.39753" calcext:value-type="float">
            <text:p>38.39753</text:p>
          </table:table-cell>
          <table:table-cell office:value-type="float" office:value="35.28806" calcext:value-type="float">
            <text:p>35.28806</text:p>
          </table:table-cell>
          <table:table-cell office:value-type="float" office:value="30.5239" calcext:value-type="float">
            <text:p>30.5239</text:p>
          </table:table-cell>
          <table:table-cell office:value-type="float" office:value="8.472765" calcext:value-type="float">
            <text:p>8.472765</text:p>
          </table:table-cell>
          <table:table-cell office:value-type="float" office:value="6.756136" calcext:value-type="float">
            <text:p>6.756136</text:p>
          </table:table-cell>
          <table:table-cell office:value-type="float" office:value="2.611011" calcext:value-type="float">
            <text:p>2.611011</text:p>
          </table:table-cell>
          <table:table-cell office:value-type="float" office:value="2.508888" calcext:value-type="float">
            <text:p>2.508888</text:p>
          </table:table-cell>
          <table:table-cell office:value-type="float" office:value="5.231185" calcext:value-type="float">
            <text:p>5.231185</text:p>
          </table:table-cell>
          <table:table-cell office:value-type="float" office:value="8.718606" calcext:value-type="float">
            <text:p>8.718606</text:p>
          </table:table-cell>
          <table:table-cell office:value-type="float" office:value="9.277312" calcext:value-type="float">
            <text:p>9.277312</text:p>
          </table:table-cell>
          <table:table-cell office:value-type="float" office:value="10.12723" calcext:value-type="float">
            <text:p>10.12723</text:p>
          </table:table-cell>
          <table:table-cell office:value-type="float" office:value="10.6819" calcext:value-type="float">
            <text:p>10.6819</text:p>
          </table:table-cell>
          <table:table-cell office:value-type="float" office:value="12.04043" calcext:value-type="float">
            <text:p>12.04043</text:p>
          </table:table-cell>
          <table:table-cell office:value-type="float" office:value="12.38492" calcext:value-type="float">
            <text:p>12.38492</text:p>
          </table:table-cell>
          <table:table-cell office:value-type="float" office:value="0" calcext:value-type="float">
            <text:p>0</text:p>
          </table:table-cell>
          <table:table-cell office:value-type="float" office:value="0.09299657" calcext:value-type="float">
            <text:p>0.09299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35429" calcext:value-type="float">
            <text:p>0.012354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6" calcext:value-type="float">
            <text:p>26012006</text:p>
          </table:table-cell>
          <table:table-cell office:value-type="float" office:value="3.354115" calcext:value-type="float">
            <text:p>3.354115</text:p>
          </table:table-cell>
          <table:table-cell office:value-type="float" office:value="135.3069" calcext:value-type="float">
            <text:p>135.3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6999" calcext:value-type="float">
            <text:p>40.16999</text:p>
          </table:table-cell>
          <table:table-cell office:value-type="float" office:value="0" calcext:value-type="float">
            <text:p>0</text:p>
          </table:table-cell>
          <table:table-cell office:value-type="float" office:value="0.0000000415913" calcext:value-type="float">
            <text:p>4.15913E-08</text:p>
          </table:table-cell>
          <table:table-cell office:value-type="float" office:value="0" calcext:value-type="float">
            <text:p>0</text:p>
          </table:table-cell>
          <table:table-cell office:value-type="float" office:value="-0.0007936946" calcext:value-type="float">
            <text:p>-0.0007936946</text:p>
          </table:table-cell>
          <table:table-cell office:value-type="float" office:value="1164.474" calcext:value-type="float">
            <text:p>1164.474</text:p>
          </table:table-cell>
          <table:table-cell office:value-type="float" office:value="1.328061" calcext:value-type="float">
            <text:p>1.328061</text:p>
          </table:table-cell>
          <table:table-cell office:value-type="float" office:value="0" calcext:value-type="float">
            <text:p>0</text:p>
          </table:table-cell>
          <table:table-cell office:value-type="float" office:value="0.2467243" calcext:value-type="float">
            <text:p>0.2467243</text:p>
          </table:table-cell>
          <table:table-cell office:value-type="float" office:value="0.26125" calcext:value-type="float">
            <text:p>0.26125</text:p>
          </table:table-cell>
          <table:table-cell office:value-type="float" office:value="0.2016619" calcext:value-type="float">
            <text:p>0.2016619</text:p>
          </table:table-cell>
          <table:table-cell office:value-type="float" office:value="0.05188494" calcext:value-type="float">
            <text:p>0.05188494</text:p>
          </table:table-cell>
          <table:table-cell office:value-type="float" office:value="0.04081723" calcext:value-type="float">
            <text:p>0.04081723</text:p>
          </table:table-cell>
          <table:table-cell office:value-type="float" office:value="0.0231001" calcext:value-type="float">
            <text:p>0.0231001</text:p>
          </table:table-cell>
          <table:table-cell office:value-type="float" office:value="0.03031329" calcext:value-type="float">
            <text:p>0.03031329</text:p>
          </table:table-cell>
          <table:table-cell office:value-type="float" office:value="0.07787797" calcext:value-type="float">
            <text:p>0.07787797</text:p>
          </table:table-cell>
          <table:table-cell office:value-type="float" office:value="0.1527849" calcext:value-type="float">
            <text:p>0.1527849</text:p>
          </table:table-cell>
          <table:table-cell office:value-type="float" office:value="0.1587648" calcext:value-type="float">
            <text:p>0.1587648</text:p>
          </table:table-cell>
          <table:table-cell office:value-type="float" office:value="0.1677382" calcext:value-type="float">
            <text:p>0.1677382</text:p>
          </table:table-cell>
          <table:table-cell office:value-type="float" office:value="0.1739671" calcext:value-type="float">
            <text:p>0.1739671</text:p>
          </table:table-cell>
          <table:table-cell office:value-type="float" office:value="0.1885492" calcext:value-type="float">
            <text:p>0.1885492</text:p>
          </table:table-cell>
          <table:table-cell office:value-type="float" office:value="0.1919718" calcext:value-type="float">
            <text:p>0.1919718</text:p>
          </table:table-cell>
          <table:table-cell office:value-type="float" office:value="0" calcext:value-type="float">
            <text:p>0</text:p>
          </table:table-cell>
          <table:table-cell office:value-type="float" office:value="38.38442" calcext:value-type="float">
            <text:p>38.38442</text:p>
          </table:table-cell>
          <table:table-cell office:value-type="float" office:value="35.2694" calcext:value-type="float">
            <text:p>35.2694</text:p>
          </table:table-cell>
          <table:table-cell office:value-type="float" office:value="30.50343" calcext:value-type="float">
            <text:p>30.50343</text:p>
          </table:table-cell>
          <table:table-cell office:value-type="float" office:value="8.466383" calcext:value-type="float">
            <text:p>8.466383</text:p>
          </table:table-cell>
          <table:table-cell office:value-type="float" office:value="6.750766" calcext:value-type="float">
            <text:p>6.750766</text:p>
          </table:table-cell>
          <table:table-cell office:value-type="float" office:value="2.61087" calcext:value-type="float">
            <text:p>2.61087</text:p>
          </table:table-cell>
          <table:table-cell office:value-type="float" office:value="2.509938" calcext:value-type="float">
            <text:p>2.509938</text:p>
          </table:table-cell>
          <table:table-cell office:value-type="float" office:value="5.234467" calcext:value-type="float">
            <text:p>5.234467</text:p>
          </table:table-cell>
          <table:table-cell office:value-type="float" office:value="8.723177" calcext:value-type="float">
            <text:p>8.723177</text:p>
          </table:table-cell>
          <table:table-cell office:value-type="float" office:value="9.281567" calcext:value-type="float">
            <text:p>9.281567</text:p>
          </table:table-cell>
          <table:table-cell office:value-type="float" office:value="10.13096" calcext:value-type="float">
            <text:p>10.13096</text:p>
          </table:table-cell>
          <table:table-cell office:value-type="float" office:value="10.68516" calcext:value-type="float">
            <text:p>10.68516</text:p>
          </table:table-cell>
          <table:table-cell office:value-type="float" office:value="12.04229" calcext:value-type="float">
            <text:p>12.04229</text:p>
          </table:table-cell>
          <table:table-cell office:value-type="float" office:value="12.38664" calcext:value-type="float">
            <text:p>12.38664</text:p>
          </table:table-cell>
          <table:table-cell office:value-type="float" office:value="0" calcext:value-type="float">
            <text:p>0</text:p>
          </table:table-cell>
          <table:table-cell office:value-type="float" office:value="0.1337941" calcext:value-type="float">
            <text:p>0.1337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12566" calcext:value-type="float">
            <text:p>0.013125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6" calcext:value-type="float">
            <text:p>27012006</text:p>
          </table:table-cell>
          <table:table-cell office:value-type="float" office:value="3.353425" calcext:value-type="float">
            <text:p>3.353425</text:p>
          </table:table-cell>
          <table:table-cell office:value-type="float" office:value="135.3065" calcext:value-type="float">
            <text:p>135.3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7905" calcext:value-type="float">
            <text:p>40.17905</text:p>
          </table:table-cell>
          <table:table-cell office:value-type="float" office:value="0" calcext:value-type="float">
            <text:p>0</text:p>
          </table:table-cell>
          <table:table-cell office:value-type="float" office:value="0.0000000415913" calcext:value-type="float">
            <text:p>4.15913E-08</text:p>
          </table:table-cell>
          <table:table-cell office:value-type="float" office:value="0" calcext:value-type="float">
            <text:p>0</text:p>
          </table:table-cell>
          <table:table-cell office:value-type="float" office:value="-0.0007936946" calcext:value-type="float">
            <text:p>-0.0007936946</text:p>
          </table:table-cell>
          <table:table-cell office:value-type="float" office:value="1164.467" calcext:value-type="float">
            <text:p>1164.467</text:p>
          </table:table-cell>
          <table:table-cell office:value-type="float" office:value="1.327871" calcext:value-type="float">
            <text:p>1.327871</text:p>
          </table:table-cell>
          <table:table-cell office:value-type="float" office:value="0" calcext:value-type="float">
            <text:p>0</text:p>
          </table:table-cell>
          <table:table-cell office:value-type="float" office:value="0.2575902" calcext:value-type="float">
            <text:p>0.2575902</text:p>
          </table:table-cell>
          <table:table-cell office:value-type="float" office:value="0.2680773" calcext:value-type="float">
            <text:p>0.2680773</text:p>
          </table:table-cell>
          <table:table-cell office:value-type="float" office:value="0.2040383" calcext:value-type="float">
            <text:p>0.2040383</text:p>
          </table:table-cell>
          <table:table-cell office:value-type="float" office:value="0.05065008" calcext:value-type="float">
            <text:p>0.05065008</text:p>
          </table:table-cell>
          <table:table-cell office:value-type="float" office:value="0.03979417" calcext:value-type="float">
            <text:p>0.03979417</text:p>
          </table:table-cell>
          <table:table-cell office:value-type="float" office:value="0.02318764" calcext:value-type="float">
            <text:p>0.02318764</text:p>
          </table:table-cell>
          <table:table-cell office:value-type="float" office:value="0.03045165" calcext:value-type="float">
            <text:p>0.03045165</text:p>
          </table:table-cell>
          <table:table-cell office:value-type="float" office:value="0.07794798" calcext:value-type="float">
            <text:p>0.07794798</text:p>
          </table:table-cell>
          <table:table-cell office:value-type="float" office:value="0.1528381" calcext:value-type="float">
            <text:p>0.1528381</text:p>
          </table:table-cell>
          <table:table-cell office:value-type="float" office:value="0.1588085" calcext:value-type="float">
            <text:p>0.1588085</text:p>
          </table:table-cell>
          <table:table-cell office:value-type="float" office:value="0.1677771" calcext:value-type="float">
            <text:p>0.1677771</text:p>
          </table:table-cell>
          <table:table-cell office:value-type="float" office:value="0.1740002" calcext:value-type="float">
            <text:p>0.1740002</text:p>
          </table:table-cell>
          <table:table-cell office:value-type="float" office:value="0.1885692" calcext:value-type="float">
            <text:p>0.1885692</text:p>
          </table:table-cell>
          <table:table-cell office:value-type="float" office:value="0.1919901" calcext:value-type="float">
            <text:p>0.1919901</text:p>
          </table:table-cell>
          <table:table-cell office:value-type="float" office:value="0" calcext:value-type="float">
            <text:p>0</text:p>
          </table:table-cell>
          <table:table-cell office:value-type="float" office:value="38.37508" calcext:value-type="float">
            <text:p>38.37508</text:p>
          </table:table-cell>
          <table:table-cell office:value-type="float" office:value="35.25244" calcext:value-type="float">
            <text:p>35.25244</text:p>
          </table:table-cell>
          <table:table-cell office:value-type="float" office:value="30.48365" calcext:value-type="float">
            <text:p>30.48365</text:p>
          </table:table-cell>
          <table:table-cell office:value-type="float" office:value="8.459825" calcext:value-type="float">
            <text:p>8.459825</text:p>
          </table:table-cell>
          <table:table-cell office:value-type="float" office:value="6.745245" calcext:value-type="float">
            <text:p>6.745245</text:p>
          </table:table-cell>
          <table:table-cell office:value-type="float" office:value="2.610747" calcext:value-type="float">
            <text:p>2.610747</text:p>
          </table:table-cell>
          <table:table-cell office:value-type="float" office:value="2.511001" calcext:value-type="float">
            <text:p>2.511001</text:p>
          </table:table-cell>
          <table:table-cell office:value-type="float" office:value="5.237747" calcext:value-type="float">
            <text:p>5.237747</text:p>
          </table:table-cell>
          <table:table-cell office:value-type="float" office:value="8.727748" calcext:value-type="float">
            <text:p>8.727748</text:p>
          </table:table-cell>
          <table:table-cell office:value-type="float" office:value="9.28582" calcext:value-type="float">
            <text:p>9.28582</text:p>
          </table:table-cell>
          <table:table-cell office:value-type="float" office:value="10.13469" calcext:value-type="float">
            <text:p>10.13469</text:p>
          </table:table-cell>
          <table:table-cell office:value-type="float" office:value="10.68841" calcext:value-type="float">
            <text:p>10.68841</text:p>
          </table:table-cell>
          <table:table-cell office:value-type="float" office:value="12.04415" calcext:value-type="float">
            <text:p>12.04415</text:p>
          </table:table-cell>
          <table:table-cell office:value-type="float" office:value="12.38837" calcext:value-type="float">
            <text:p>12.38837</text:p>
          </table:table-cell>
          <table:table-cell office:value-type="float" office:value="0" calcext:value-type="float">
            <text:p>0</text:p>
          </table:table-cell>
          <table:table-cell office:value-type="float" office:value="0.1673943" calcext:value-type="float">
            <text:p>0.1673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10927" calcext:value-type="float">
            <text:p>0.014109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6" calcext:value-type="float">
            <text:p>28012006</text:p>
          </table:table-cell>
          <table:table-cell office:value-type="float" office:value="3.353121" calcext:value-type="float">
            <text:p>3.353121</text:p>
          </table:table-cell>
          <table:table-cell office:value-type="float" office:value="135.306" calcext:value-type="float">
            <text:p>135.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8647" calcext:value-type="float">
            <text:p>40.18647</text:p>
          </table:table-cell>
          <table:table-cell office:value-type="float" office:value="0" calcext:value-type="float">
            <text:p>0</text:p>
          </table:table-cell>
          <table:table-cell office:value-type="float" office:value="0.0000001471146" calcext:value-type="float">
            <text:p>1.471146E-07</text:p>
          </table:table-cell>
          <table:table-cell office:value-type="float" office:value="0" calcext:value-type="float">
            <text:p>0</text:p>
          </table:table-cell>
          <table:table-cell office:value-type="float" office:value="-0.0007922683" calcext:value-type="float">
            <text:p>-0.0007922683</text:p>
          </table:table-cell>
          <table:table-cell office:value-type="float" office:value="1164.459" calcext:value-type="float">
            <text:p>1164.459</text:p>
          </table:table-cell>
          <table:table-cell office:value-type="float" office:value="1.328518" calcext:value-type="float">
            <text:p>1.328518</text:p>
          </table:table-cell>
          <table:table-cell office:value-type="float" office:value="0" calcext:value-type="float">
            <text:p>0</text:p>
          </table:table-cell>
          <table:table-cell office:value-type="float" office:value="0.1467867" calcext:value-type="float">
            <text:p>0.1467867</text:p>
          </table:table-cell>
          <table:table-cell office:value-type="float" office:value="0.2061677" calcext:value-type="float">
            <text:p>0.2061677</text:p>
          </table:table-cell>
          <table:table-cell office:value-type="float" office:value="0.2025163" calcext:value-type="float">
            <text:p>0.2025163</text:p>
          </table:table-cell>
          <table:table-cell office:value-type="float" office:value="0.04941786" calcext:value-type="float">
            <text:p>0.04941786</text:p>
          </table:table-cell>
          <table:table-cell office:value-type="float" office:value="0.0392452" calcext:value-type="float">
            <text:p>0.0392452</text:p>
          </table:table-cell>
          <table:table-cell office:value-type="float" office:value="0.02322203" calcext:value-type="float">
            <text:p>0.02322203</text:p>
          </table:table-cell>
          <table:table-cell office:value-type="float" office:value="0.02901563" calcext:value-type="float">
            <text:p>0.02901563</text:p>
          </table:table-cell>
          <table:table-cell office:value-type="float" office:value="0.07793912" calcext:value-type="float">
            <text:p>0.07793912</text:p>
          </table:table-cell>
          <table:table-cell office:value-type="float" office:value="0.1529025" calcext:value-type="float">
            <text:p>0.1529025</text:p>
          </table:table-cell>
          <table:table-cell office:value-type="float" office:value="0.1588537" calcext:value-type="float">
            <text:p>0.1588537</text:p>
          </table:table-cell>
          <table:table-cell office:value-type="float" office:value="0.1678163" calcext:value-type="float">
            <text:p>0.1678163</text:p>
          </table:table-cell>
          <table:table-cell office:value-type="float" office:value="0.1740431" calcext:value-type="float">
            <text:p>0.1740431</text:p>
          </table:table-cell>
          <table:table-cell office:value-type="float" office:value="0.1885894" calcext:value-type="float">
            <text:p>0.1885894</text:p>
          </table:table-cell>
          <table:table-cell office:value-type="float" office:value="0.1920084" calcext:value-type="float">
            <text:p>0.1920084</text:p>
          </table:table-cell>
          <table:table-cell office:value-type="float" office:value="0" calcext:value-type="float">
            <text:p>0</text:p>
          </table:table-cell>
          <table:table-cell office:value-type="float" office:value="38.30779" calcext:value-type="float">
            <text:p>38.30779</text:p>
          </table:table-cell>
          <table:table-cell office:value-type="float" office:value="35.21023" calcext:value-type="float">
            <text:p>35.21023</text:p>
          </table:table-cell>
          <table:table-cell office:value-type="float" office:value="30.46409" calcext:value-type="float">
            <text:p>30.46409</text:p>
          </table:table-cell>
          <table:table-cell office:value-type="float" office:value="8.452723" calcext:value-type="float">
            <text:p>8.452723</text:p>
          </table:table-cell>
          <table:table-cell office:value-type="float" office:value="6.739416" calcext:value-type="float">
            <text:p>6.739416</text:p>
          </table:table-cell>
          <table:table-cell office:value-type="float" office:value="2.610636" calcext:value-type="float">
            <text:p>2.610636</text:p>
          </table:table-cell>
          <table:table-cell office:value-type="float" office:value="2.511942" calcext:value-type="float">
            <text:p>2.511942</text:p>
          </table:table-cell>
          <table:table-cell office:value-type="float" office:value="5.241031" calcext:value-type="float">
            <text:p>5.241031</text:p>
          </table:table-cell>
          <table:table-cell office:value-type="float" office:value="8.732319" calcext:value-type="float">
            <text:p>8.732319</text:p>
          </table:table-cell>
          <table:table-cell office:value-type="float" office:value="9.29007" calcext:value-type="float">
            <text:p>9.29007</text:p>
          </table:table-cell>
          <table:table-cell office:value-type="float" office:value="10.13843" calcext:value-type="float">
            <text:p>10.13843</text:p>
          </table:table-cell>
          <table:table-cell office:value-type="float" office:value="10.69168" calcext:value-type="float">
            <text:p>10.69168</text:p>
          </table:table-cell>
          <table:table-cell office:value-type="float" office:value="12.04601" calcext:value-type="float">
            <text:p>12.04601</text:p>
          </table:table-cell>
          <table:table-cell office:value-type="float" office:value="12.3901" calcext:value-type="float">
            <text:p>12.3901</text:p>
          </table:table-cell>
          <table:table-cell office:value-type="float" office:value="0" calcext:value-type="float">
            <text:p>0</text:p>
          </table:table-cell>
          <table:table-cell office:value-type="float" office:value="0.2895356" calcext:value-type="float">
            <text:p>0.2895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561" calcext:value-type="float">
            <text:p>0.01465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6" calcext:value-type="float">
            <text:p>29012006</text:p>
          </table:table-cell>
          <table:table-cell office:value-type="float" office:value="3.353005" calcext:value-type="float">
            <text:p>3.353005</text:p>
          </table:table-cell>
          <table:table-cell office:value-type="float" office:value="135.3057" calcext:value-type="float">
            <text:p>135.3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9336" calcext:value-type="float">
            <text:p>40.19336</text:p>
          </table:table-cell>
          <table:table-cell office:value-type="float" office:value="0" calcext:value-type="float">
            <text:p>0</text:p>
          </table:table-cell>
          <table:table-cell office:value-type="float" office:value="0.0000001617949" calcext:value-type="float">
            <text:p>1.617949E-07</text:p>
          </table:table-cell>
          <table:table-cell office:value-type="float" office:value="0" calcext:value-type="float">
            <text:p>0</text:p>
          </table:table-cell>
          <table:table-cell office:value-type="float" office:value="-0.0008006047" calcext:value-type="float">
            <text:p>-0.0008006047</text:p>
          </table:table-cell>
          <table:table-cell office:value-type="float" office:value="1164.453" calcext:value-type="float">
            <text:p>1164.453</text:p>
          </table:table-cell>
          <table:table-cell office:value-type="float" office:value="1.329407" calcext:value-type="float">
            <text:p>1.329407</text:p>
          </table:table-cell>
          <table:table-cell office:value-type="float" office:value="0" calcext:value-type="float">
            <text:p>0</text:p>
          </table:table-cell>
          <table:table-cell office:value-type="float" office:value="0.2023545" calcext:value-type="float">
            <text:p>0.2023545</text:p>
          </table:table-cell>
          <table:table-cell office:value-type="float" office:value="0.2454074" calcext:value-type="float">
            <text:p>0.2454074</text:p>
          </table:table-cell>
          <table:table-cell office:value-type="float" office:value="0.2016643" calcext:value-type="float">
            <text:p>0.2016643</text:p>
          </table:table-cell>
          <table:table-cell office:value-type="float" office:value="0.05157169" calcext:value-type="float">
            <text:p>0.05157169</text:p>
          </table:table-cell>
          <table:table-cell office:value-type="float" office:value="0.03979979" calcext:value-type="float">
            <text:p>0.03979979</text:p>
          </table:table-cell>
          <table:table-cell office:value-type="float" office:value="0.02320177" calcext:value-type="float">
            <text:p>0.02320177</text:p>
          </table:table-cell>
          <table:table-cell office:value-type="float" office:value="0.02783535" calcext:value-type="float">
            <text:p>0.02783535</text:p>
          </table:table-cell>
          <table:table-cell office:value-type="float" office:value="0.07765545" calcext:value-type="float">
            <text:p>0.07765545</text:p>
          </table:table-cell>
          <table:table-cell office:value-type="float" office:value="0.152973" calcext:value-type="float">
            <text:p>0.152973</text:p>
          </table:table-cell>
          <table:table-cell office:value-type="float" office:value="0.1589004" calcext:value-type="float">
            <text:p>0.1589004</text:p>
          </table:table-cell>
          <table:table-cell office:value-type="float" office:value="0.1678557" calcext:value-type="float">
            <text:p>0.1678557</text:p>
          </table:table-cell>
          <table:table-cell office:value-type="float" office:value="0.1740844" calcext:value-type="float">
            <text:p>0.1740844</text:p>
          </table:table-cell>
          <table:table-cell office:value-type="float" office:value="0.1887916" calcext:value-type="float">
            <text:p>0.1887916</text:p>
          </table:table-cell>
          <table:table-cell office:value-type="float" office:value="0.1919483" calcext:value-type="float">
            <text:p>0.1919483</text:p>
          </table:table-cell>
          <table:table-cell office:value-type="float" office:value="0" calcext:value-type="float">
            <text:p>0</text:p>
          </table:table-cell>
          <table:table-cell office:value-type="float" office:value="38.24324" calcext:value-type="float">
            <text:p>38.24324</text:p>
          </table:table-cell>
          <table:table-cell office:value-type="float" office:value="35.15764" calcext:value-type="float">
            <text:p>35.15764</text:p>
          </table:table-cell>
          <table:table-cell office:value-type="float" office:value="30.44251" calcext:value-type="float">
            <text:p>30.44251</text:p>
          </table:table-cell>
          <table:table-cell office:value-type="float" office:value="8.445697" calcext:value-type="float">
            <text:p>8.445697</text:p>
          </table:table-cell>
          <table:table-cell office:value-type="float" office:value="6.733595" calcext:value-type="float">
            <text:p>6.733595</text:p>
          </table:table-cell>
          <table:table-cell office:value-type="float" office:value="2.610521" calcext:value-type="float">
            <text:p>2.610521</text:p>
          </table:table-cell>
          <table:table-cell office:value-type="float" office:value="2.512576" calcext:value-type="float">
            <text:p>2.512576</text:p>
          </table:table-cell>
          <table:table-cell office:value-type="float" office:value="5.244293" calcext:value-type="float">
            <text:p>5.244293</text:p>
          </table:table-cell>
          <table:table-cell office:value-type="float" office:value="8.736889" calcext:value-type="float">
            <text:p>8.736889</text:p>
          </table:table-cell>
          <table:table-cell office:value-type="float" office:value="9.294325" calcext:value-type="float">
            <text:p>9.294325</text:p>
          </table:table-cell>
          <table:table-cell office:value-type="float" office:value="10.14216" calcext:value-type="float">
            <text:p>10.14216</text:p>
          </table:table-cell>
          <table:table-cell office:value-type="float" office:value="10.69493" calcext:value-type="float">
            <text:p>10.69493</text:p>
          </table:table-cell>
          <table:table-cell office:value-type="float" office:value="12.04786" calcext:value-type="float">
            <text:p>12.04786</text:p>
          </table:table-cell>
          <table:table-cell office:value-type="float" office:value="12.39184" calcext:value-type="float">
            <text:p>12.39184</text:p>
          </table:table-cell>
          <table:table-cell office:value-type="float" office:value="0" calcext:value-type="float">
            <text:p>0</text:p>
          </table:table-cell>
          <table:table-cell office:value-type="float" office:value="0.673483" calcext:value-type="float">
            <text:p>0.673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6622" calcext:value-type="float">
            <text:p>0.014966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6" calcext:value-type="float">
            <text:p>30012006</text:p>
          </table:table-cell>
          <table:table-cell office:value-type="float" office:value="3.352767" calcext:value-type="float">
            <text:p>3.352767</text:p>
          </table:table-cell>
          <table:table-cell office:value-type="float" office:value="135.3054" calcext:value-type="float">
            <text:p>135.3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013" calcext:value-type="float">
            <text:p>40.2013</text:p>
          </table:table-cell>
          <table:table-cell office:value-type="float" office:value="0" calcext:value-type="float">
            <text:p>0</text:p>
          </table:table-cell>
          <table:table-cell office:value-type="float" office:value="0.0000001796768" calcext:value-type="float">
            <text:p>1.796768E-07</text:p>
          </table:table-cell>
          <table:table-cell office:value-type="float" office:value="0" calcext:value-type="float">
            <text:p>0</text:p>
          </table:table-cell>
          <table:table-cell office:value-type="float" office:value="-0.0009692577" calcext:value-type="float">
            <text:p>-0.0009692577</text:p>
          </table:table-cell>
          <table:table-cell office:value-type="float" office:value="1164.446" calcext:value-type="float">
            <text:p>1164.446</text:p>
          </table:table-cell>
          <table:table-cell office:value-type="float" office:value="1.329755" calcext:value-type="float">
            <text:p>1.329755</text:p>
          </table:table-cell>
          <table:table-cell office:value-type="float" office:value="0" calcext:value-type="float">
            <text:p>0</text:p>
          </table:table-cell>
          <table:table-cell office:value-type="float" office:value="0.2209993" calcext:value-type="float">
            <text:p>0.2209993</text:p>
          </table:table-cell>
          <table:table-cell office:value-type="float" office:value="0.2521861" calcext:value-type="float">
            <text:p>0.2521861</text:p>
          </table:table-cell>
          <table:table-cell office:value-type="float" office:value="0.198876" calcext:value-type="float">
            <text:p>0.198876</text:p>
          </table:table-cell>
          <table:table-cell office:value-type="float" office:value="0.0538202" calcext:value-type="float">
            <text:p>0.0538202</text:p>
          </table:table-cell>
          <table:table-cell office:value-type="float" office:value="0.03997563" calcext:value-type="float">
            <text:p>0.03997563</text:p>
          </table:table-cell>
          <table:table-cell office:value-type="float" office:value="0.02315326" calcext:value-type="float">
            <text:p>0.02315326</text:p>
          </table:table-cell>
          <table:table-cell office:value-type="float" office:value="0.0286306" calcext:value-type="float">
            <text:p>0.0286306</text:p>
          </table:table-cell>
          <table:table-cell office:value-type="float" office:value="0.07743985" calcext:value-type="float">
            <text:p>0.07743985</text:p>
          </table:table-cell>
          <table:table-cell office:value-type="float" office:value="0.1530179" calcext:value-type="float">
            <text:p>0.1530179</text:p>
          </table:table-cell>
          <table:table-cell office:value-type="float" office:value="0.1589485" calcext:value-type="float">
            <text:p>0.1589485</text:p>
          </table:table-cell>
          <table:table-cell office:value-type="float" office:value="0.167896" calcext:value-type="float">
            <text:p>0.167896</text:p>
          </table:table-cell>
          <table:table-cell office:value-type="float" office:value="0.1741266" calcext:value-type="float">
            <text:p>0.1741266</text:p>
          </table:table-cell>
          <table:table-cell office:value-type="float" office:value="0.1886777" calcext:value-type="float">
            <text:p>0.1886777</text:p>
          </table:table-cell>
          <table:table-cell office:value-type="float" office:value="0.1920218" calcext:value-type="float">
            <text:p>0.1920218</text:p>
          </table:table-cell>
          <table:table-cell office:value-type="float" office:value="0" calcext:value-type="float">
            <text:p>0</text:p>
          </table:table-cell>
          <table:table-cell office:value-type="float" office:value="38.20875" calcext:value-type="float">
            <text:p>38.20875</text:p>
          </table:table-cell>
          <table:table-cell office:value-type="float" office:value="35.12527" calcext:value-type="float">
            <text:p>35.12527</text:p>
          </table:table-cell>
          <table:table-cell office:value-type="float" office:value="30.41901" calcext:value-type="float">
            <text:p>30.41901</text:p>
          </table:table-cell>
          <table:table-cell office:value-type="float" office:value="8.439361" calcext:value-type="float">
            <text:p>8.439361</text:p>
          </table:table-cell>
          <table:table-cell office:value-type="float" office:value="6.7278" calcext:value-type="float">
            <text:p>6.7278</text:p>
          </table:table-cell>
          <table:table-cell office:value-type="float" office:value="2.610401" calcext:value-type="float">
            <text:p>2.610401</text:p>
          </table:table-cell>
          <table:table-cell office:value-type="float" office:value="2.513282" calcext:value-type="float">
            <text:p>2.513282</text:p>
          </table:table-cell>
          <table:table-cell office:value-type="float" office:value="5.247534" calcext:value-type="float">
            <text:p>5.247534</text:p>
          </table:table-cell>
          <table:table-cell office:value-type="float" office:value="8.74146" calcext:value-type="float">
            <text:p>8.74146</text:p>
          </table:table-cell>
          <table:table-cell office:value-type="float" office:value="9.298577" calcext:value-type="float">
            <text:p>9.298577</text:p>
          </table:table-cell>
          <table:table-cell office:value-type="float" office:value="10.14589" calcext:value-type="float">
            <text:p>10.14589</text:p>
          </table:table-cell>
          <table:table-cell office:value-type="float" office:value="10.69819" calcext:value-type="float">
            <text:p>10.69819</text:p>
          </table:table-cell>
          <table:table-cell office:value-type="float" office:value="12.04978" calcext:value-type="float">
            <text:p>12.04978</text:p>
          </table:table-cell>
          <table:table-cell office:value-type="float" office:value="12.39349" calcext:value-type="float">
            <text:p>12.39349</text:p>
          </table:table-cell>
          <table:table-cell office:value-type="float" office:value="0" calcext:value-type="float">
            <text:p>0</text:p>
          </table:table-cell>
          <table:table-cell office:value-type="float" office:value="0.7329042" calcext:value-type="float">
            <text:p>0.7329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41753" calcext:value-type="float">
            <text:p>0.015417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6" calcext:value-type="float">
            <text:p>31012006</text:p>
          </table:table-cell>
          <table:table-cell office:value-type="float" office:value="3.352578" calcext:value-type="float">
            <text:p>3.352578</text:p>
          </table:table-cell>
          <table:table-cell office:value-type="float" office:value="135.3051" calcext:value-type="float">
            <text:p>135.3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0947" calcext:value-type="float">
            <text:p>40.20947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12906" calcext:value-type="float">
            <text:p>-0.00112906</text:p>
          </table:table-cell>
          <table:table-cell office:value-type="float" office:value="1164.439" calcext:value-type="float">
            <text:p>1164.439</text:p>
          </table:table-cell>
          <table:table-cell office:value-type="float" office:value="1.330224" calcext:value-type="float">
            <text:p>1.330224</text:p>
          </table:table-cell>
          <table:table-cell office:value-type="float" office:value="0" calcext:value-type="float">
            <text:p>0</text:p>
          </table:table-cell>
          <table:table-cell office:value-type="float" office:value="0.1999239" calcext:value-type="float">
            <text:p>0.1999239</text:p>
          </table:table-cell>
          <table:table-cell office:value-type="float" office:value="0.2543296" calcext:value-type="float">
            <text:p>0.2543296</text:p>
          </table:table-cell>
          <table:table-cell office:value-type="float" office:value="0.1988518" calcext:value-type="float">
            <text:p>0.1988518</text:p>
          </table:table-cell>
          <table:table-cell office:value-type="float" office:value="0.05257121" calcext:value-type="float">
            <text:p>0.05257121</text:p>
          </table:table-cell>
          <table:table-cell office:value-type="float" office:value="0.040055" calcext:value-type="float">
            <text:p>0.040055</text:p>
          </table:table-cell>
          <table:table-cell office:value-type="float" office:value="0.02313248" calcext:value-type="float">
            <text:p>0.02313248</text:p>
          </table:table-cell>
          <table:table-cell office:value-type="float" office:value="0.02967669" calcext:value-type="float">
            <text:p>0.02967669</text:p>
          </table:table-cell>
          <table:table-cell office:value-type="float" office:value="0.07739156" calcext:value-type="float">
            <text:p>0.07739156</text:p>
          </table:table-cell>
          <table:table-cell office:value-type="float" office:value="0.1530338" calcext:value-type="float">
            <text:p>0.1530338</text:p>
          </table:table-cell>
          <table:table-cell office:value-type="float" office:value="0.158996" calcext:value-type="float">
            <text:p>0.158996</text:p>
          </table:table-cell>
          <table:table-cell office:value-type="float" office:value="0.1679361" calcext:value-type="float">
            <text:p>0.1679361</text:p>
          </table:table-cell>
          <table:table-cell office:value-type="float" office:value="0.1741575" calcext:value-type="float">
            <text:p>0.1741575</text:p>
          </table:table-cell>
          <table:table-cell office:value-type="float" office:value="0.1886586" calcext:value-type="float">
            <text:p>0.1886586</text:p>
          </table:table-cell>
          <table:table-cell office:value-type="float" office:value="0.1920529" calcext:value-type="float">
            <text:p>0.1920529</text:p>
          </table:table-cell>
          <table:table-cell office:value-type="float" office:value="0" calcext:value-type="float">
            <text:p>0</text:p>
          </table:table-cell>
          <table:table-cell office:value-type="float" office:value="38.17997" calcext:value-type="float">
            <text:p>38.17997</text:p>
          </table:table-cell>
          <table:table-cell office:value-type="float" office:value="35.09727" calcext:value-type="float">
            <text:p>35.09727</text:p>
          </table:table-cell>
          <table:table-cell office:value-type="float" office:value="30.39531" calcext:value-type="float">
            <text:p>30.39531</text:p>
          </table:table-cell>
          <table:table-cell office:value-type="float" office:value="8.433105" calcext:value-type="float">
            <text:p>8.433105</text:p>
          </table:table-cell>
          <table:table-cell office:value-type="float" office:value="6.721996" calcext:value-type="float">
            <text:p>6.721996</text:p>
          </table:table-cell>
          <table:table-cell office:value-type="float" office:value="2.610263" calcext:value-type="float">
            <text:p>2.610263</text:p>
          </table:table-cell>
          <table:table-cell office:value-type="float" office:value="2.514282" calcext:value-type="float">
            <text:p>2.514282</text:p>
          </table:table-cell>
          <table:table-cell office:value-type="float" office:value="5.250789" calcext:value-type="float">
            <text:p>5.250789</text:p>
          </table:table-cell>
          <table:table-cell office:value-type="float" office:value="8.746031" calcext:value-type="float">
            <text:p>8.746031</text:p>
          </table:table-cell>
          <table:table-cell office:value-type="float" office:value="9.30283" calcext:value-type="float">
            <text:p>9.30283</text:p>
          </table:table-cell>
          <table:table-cell office:value-type="float" office:value="10.14963" calcext:value-type="float">
            <text:p>10.14963</text:p>
          </table:table-cell>
          <table:table-cell office:value-type="float" office:value="10.70144" calcext:value-type="float">
            <text:p>10.70144</text:p>
          </table:table-cell>
          <table:table-cell office:value-type="float" office:value="12.05164" calcext:value-type="float">
            <text:p>12.05164</text:p>
          </table:table-cell>
          <table:table-cell office:value-type="float" office:value="12.39513" calcext:value-type="float">
            <text:p>12.39513</text:p>
          </table:table-cell>
          <table:table-cell office:value-type="float" office:value="0" calcext:value-type="float">
            <text:p>0</text:p>
          </table:table-cell>
          <table:table-cell office:value-type="float" office:value="0.3827536" calcext:value-type="float">
            <text:p>0.3827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0076" calcext:value-type="float">
            <text:p>0.015800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6" calcext:value-type="float">
            <text:p>1022006</text:p>
          </table:table-cell>
          <table:table-cell office:value-type="float" office:value="3.352554" calcext:value-type="float">
            <text:p>3.352554</text:p>
          </table:table-cell>
          <table:table-cell office:value-type="float" office:value="135.3048" calcext:value-type="float">
            <text:p>135.3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1759" calcext:value-type="float">
            <text:p>40.21759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249286" calcext:value-type="float">
            <text:p>-0.001249286</text:p>
          </table:table-cell>
          <table:table-cell office:value-type="float" office:value="1164.431" calcext:value-type="float">
            <text:p>1164.431</text:p>
          </table:table-cell>
          <table:table-cell office:value-type="float" office:value="1.331298" calcext:value-type="float">
            <text:p>1.331298</text:p>
          </table:table-cell>
          <table:table-cell office:value-type="float" office:value="0" calcext:value-type="float">
            <text:p>0</text:p>
          </table:table-cell>
          <table:table-cell office:value-type="float" office:value="0.1894277" calcext:value-type="float">
            <text:p>0.1894277</text:p>
          </table:table-cell>
          <table:table-cell office:value-type="float" office:value="0.2555788" calcext:value-type="float">
            <text:p>0.2555788</text:p>
          </table:table-cell>
          <table:table-cell office:value-type="float" office:value="0.1996469" calcext:value-type="float">
            <text:p>0.1996469</text:p>
          </table:table-cell>
          <table:table-cell office:value-type="float" office:value="0.05062905" calcext:value-type="float">
            <text:p>0.05062905</text:p>
          </table:table-cell>
          <table:table-cell office:value-type="float" office:value="0.03917867" calcext:value-type="float">
            <text:p>0.03917867</text:p>
          </table:table-cell>
          <table:table-cell office:value-type="float" office:value="0.0230903" calcext:value-type="float">
            <text:p>0.0230903</text:p>
          </table:table-cell>
          <table:table-cell office:value-type="float" office:value="0.03017312" calcext:value-type="float">
            <text:p>0.03017312</text:p>
          </table:table-cell>
          <table:table-cell office:value-type="float" office:value="0.07769422" calcext:value-type="float">
            <text:p>0.07769422</text:p>
          </table:table-cell>
          <table:table-cell office:value-type="float" office:value="0.1530297" calcext:value-type="float">
            <text:p>0.1530297</text:p>
          </table:table-cell>
          <table:table-cell office:value-type="float" office:value="0.1590421" calcext:value-type="float">
            <text:p>0.1590421</text:p>
          </table:table-cell>
          <table:table-cell office:value-type="float" office:value="0.1679764" calcext:value-type="float">
            <text:p>0.1679764</text:p>
          </table:table-cell>
          <table:table-cell office:value-type="float" office:value="0.1741856" calcext:value-type="float">
            <text:p>0.1741856</text:p>
          </table:table-cell>
          <table:table-cell office:value-type="float" office:value="0.1886674" calcext:value-type="float">
            <text:p>0.1886674</text:p>
          </table:table-cell>
          <table:table-cell office:value-type="float" office:value="0.1920749" calcext:value-type="float">
            <text:p>0.1920749</text:p>
          </table:table-cell>
          <table:table-cell office:value-type="float" office:value="0" calcext:value-type="float">
            <text:p>0</text:p>
          </table:table-cell>
          <table:table-cell office:value-type="float" office:value="38.14085" calcext:value-type="float">
            <text:p>38.14085</text:p>
          </table:table-cell>
          <table:table-cell office:value-type="float" office:value="35.0698" calcext:value-type="float">
            <text:p>35.0698</text:p>
          </table:table-cell>
          <table:table-cell office:value-type="float" office:value="30.37221" calcext:value-type="float">
            <text:p>30.37221</text:p>
          </table:table-cell>
          <table:table-cell office:value-type="float" office:value="8.426164" calcext:value-type="float">
            <text:p>8.426164</text:p>
          </table:table-cell>
          <table:table-cell office:value-type="float" office:value="6.715926" calcext:value-type="float">
            <text:p>6.715926</text:p>
          </table:table-cell>
          <table:table-cell office:value-type="float" office:value="2.610122" calcext:value-type="float">
            <text:p>2.610122</text:p>
          </table:table-cell>
          <table:table-cell office:value-type="float" office:value="2.515411" calcext:value-type="float">
            <text:p>2.515411</text:p>
          </table:table-cell>
          <table:table-cell office:value-type="float" office:value="5.254105" calcext:value-type="float">
            <text:p>5.254105</text:p>
          </table:table-cell>
          <table:table-cell office:value-type="float" office:value="8.750602" calcext:value-type="float">
            <text:p>8.750602</text:p>
          </table:table-cell>
          <table:table-cell office:value-type="float" office:value="9.307079" calcext:value-type="float">
            <text:p>9.307079</text:p>
          </table:table-cell>
          <table:table-cell office:value-type="float" office:value="10.15336" calcext:value-type="float">
            <text:p>10.15336</text:p>
          </table:table-cell>
          <table:table-cell office:value-type="float" office:value="10.70469" calcext:value-type="float">
            <text:p>10.70469</text:p>
          </table:table-cell>
          <table:table-cell office:value-type="float" office:value="12.0535" calcext:value-type="float">
            <text:p>12.0535</text:p>
          </table:table-cell>
          <table:table-cell office:value-type="float" office:value="12.39681" calcext:value-type="float">
            <text:p>12.39681</text:p>
          </table:table-cell>
          <table:table-cell office:value-type="float" office:value="0" calcext:value-type="float">
            <text:p>0</text:p>
          </table:table-cell>
          <table:table-cell office:value-type="float" office:value="0.1678814" calcext:value-type="float">
            <text:p>0.1678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00048" calcext:value-type="float">
            <text:p>0.016000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3.352652" calcext:value-type="float">
            <text:p>3.352652</text:p>
          </table:table-cell>
          <table:table-cell office:value-type="float" office:value="135.3045" calcext:value-type="float">
            <text:p>135.3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2577" calcext:value-type="float">
            <text:p>40.22577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249286" calcext:value-type="float">
            <text:p>-0.001249286</text:p>
          </table:table-cell>
          <table:table-cell office:value-type="float" office:value="1164.423" calcext:value-type="float">
            <text:p>1164.423</text:p>
          </table:table-cell>
          <table:table-cell office:value-type="float" office:value="1.332689" calcext:value-type="float">
            <text:p>1.332689</text:p>
          </table:table-cell>
          <table:table-cell office:value-type="float" office:value="0" calcext:value-type="float">
            <text:p>0</text:p>
          </table:table-cell>
          <table:table-cell office:value-type="float" office:value="0.1703944" calcext:value-type="float">
            <text:p>0.1703944</text:p>
          </table:table-cell>
          <table:table-cell office:value-type="float" office:value="0.2545882" calcext:value-type="float">
            <text:p>0.2545882</text:p>
          </table:table-cell>
          <table:table-cell office:value-type="float" office:value="0.1997706" calcext:value-type="float">
            <text:p>0.1997706</text:p>
          </table:table-cell>
          <table:table-cell office:value-type="float" office:value="0.04974195" calcext:value-type="float">
            <text:p>0.04974195</text:p>
          </table:table-cell>
          <table:table-cell office:value-type="float" office:value="0.03856707" calcext:value-type="float">
            <text:p>0.03856707</text:p>
          </table:table-cell>
          <table:table-cell office:value-type="float" office:value="0.02303955" calcext:value-type="float">
            <text:p>0.02303955</text:p>
          </table:table-cell>
          <table:table-cell office:value-type="float" office:value="0.03029953" calcext:value-type="float">
            <text:p>0.03029953</text:p>
          </table:table-cell>
          <table:table-cell office:value-type="float" office:value="0.07796838" calcext:value-type="float">
            <text:p>0.07796838</text:p>
          </table:table-cell>
          <table:table-cell office:value-type="float" office:value="0.153056" calcext:value-type="float">
            <text:p>0.153056</text:p>
          </table:table-cell>
          <table:table-cell office:value-type="float" office:value="0.1590877" calcext:value-type="float">
            <text:p>0.1590877</text:p>
          </table:table-cell>
          <table:table-cell office:value-type="float" office:value="0.1680164" calcext:value-type="float">
            <text:p>0.1680164</text:p>
          </table:table-cell>
          <table:table-cell office:value-type="float" office:value="0.1742134" calcext:value-type="float">
            <text:p>0.1742134</text:p>
          </table:table-cell>
          <table:table-cell office:value-type="float" office:value="0.1886875" calcext:value-type="float">
            <text:p>0.1886875</text:p>
          </table:table-cell>
          <table:table-cell office:value-type="float" office:value="0.1920958" calcext:value-type="float">
            <text:p>0.1920958</text:p>
          </table:table-cell>
          <table:table-cell office:value-type="float" office:value="0" calcext:value-type="float">
            <text:p>0</text:p>
          </table:table-cell>
          <table:table-cell office:value-type="float" office:value="38.09945" calcext:value-type="float">
            <text:p>38.09945</text:p>
          </table:table-cell>
          <table:table-cell office:value-type="float" office:value="35.04334" calcext:value-type="float">
            <text:p>35.04334</text:p>
          </table:table-cell>
          <table:table-cell office:value-type="float" office:value="30.34942" calcext:value-type="float">
            <text:p>30.34942</text:p>
          </table:table-cell>
          <table:table-cell office:value-type="float" office:value="8.418742" calcext:value-type="float">
            <text:p>8.418742</text:p>
          </table:table-cell>
          <table:table-cell office:value-type="float" office:value="6.709548" calcext:value-type="float">
            <text:p>6.709548</text:p>
          </table:table-cell>
          <table:table-cell office:value-type="float" office:value="2.609967" calcext:value-type="float">
            <text:p>2.609967</text:p>
          </table:table-cell>
          <table:table-cell office:value-type="float" office:value="2.516552" calcext:value-type="float">
            <text:p>2.516552</text:p>
          </table:table-cell>
          <table:table-cell office:value-type="float" office:value="5.257493" calcext:value-type="float">
            <text:p>5.257493</text:p>
          </table:table-cell>
          <table:table-cell office:value-type="float" office:value="8.755173" calcext:value-type="float">
            <text:p>8.755173</text:p>
          </table:table-cell>
          <table:table-cell office:value-type="float" office:value="9.311331" calcext:value-type="float">
            <text:p>9.311331</text:p>
          </table:table-cell>
          <table:table-cell office:value-type="float" office:value="10.15709" calcext:value-type="float">
            <text:p>10.15709</text:p>
          </table:table-cell>
          <table:table-cell office:value-type="float" office:value="10.70796" calcext:value-type="float">
            <text:p>10.70796</text:p>
          </table:table-cell>
          <table:table-cell office:value-type="float" office:value="12.05536" calcext:value-type="float">
            <text:p>12.05536</text:p>
          </table:table-cell>
          <table:table-cell office:value-type="float" office:value="12.39854" calcext:value-type="float">
            <text:p>12.39854</text:p>
          </table:table-cell>
          <table:table-cell office:value-type="float" office:value="0" calcext:value-type="float">
            <text:p>0</text:p>
          </table:table-cell>
          <table:table-cell office:value-type="float" office:value="0.08410642" calcext:value-type="float">
            <text:p>0.08410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08081" calcext:value-type="float">
            <text:p>0.016080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6" calcext:value-type="float">
            <text:p>3022006</text:p>
          </table:table-cell>
          <table:table-cell office:value-type="float" office:value="3.35256" calcext:value-type="float">
            <text:p>3.35256</text:p>
          </table:table-cell>
          <table:table-cell office:value-type="float" office:value="135.3041" calcext:value-type="float">
            <text:p>135.3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3404" calcext:value-type="float">
            <text:p>40.23404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249286" calcext:value-type="float">
            <text:p>-0.001249286</text:p>
          </table:table-cell>
          <table:table-cell office:value-type="float" office:value="1164.415" calcext:value-type="float">
            <text:p>1164.415</text:p>
          </table:table-cell>
          <table:table-cell office:value-type="float" office:value="1.333524" calcext:value-type="float">
            <text:p>1.333524</text:p>
          </table:table-cell>
          <table:table-cell office:value-type="float" office:value="0" calcext:value-type="float">
            <text:p>0</text:p>
          </table:table-cell>
          <table:table-cell office:value-type="float" office:value="0.1863883" calcext:value-type="float">
            <text:p>0.1863883</text:p>
          </table:table-cell>
          <table:table-cell office:value-type="float" office:value="0.2537345" calcext:value-type="float">
            <text:p>0.2537345</text:p>
          </table:table-cell>
          <table:table-cell office:value-type="float" office:value="0.1988331" calcext:value-type="float">
            <text:p>0.1988331</text:p>
          </table:table-cell>
          <table:table-cell office:value-type="float" office:value="0.04977738" calcext:value-type="float">
            <text:p>0.04977738</text:p>
          </table:table-cell>
          <table:table-cell office:value-type="float" office:value="0.03847766" calcext:value-type="float">
            <text:p>0.03847766</text:p>
          </table:table-cell>
          <table:table-cell office:value-type="float" office:value="0.02300394" calcext:value-type="float">
            <text:p>0.02300394</text:p>
          </table:table-cell>
          <table:table-cell office:value-type="float" office:value="0.030345" calcext:value-type="float">
            <text:p>0.030345</text:p>
          </table:table-cell>
          <table:table-cell office:value-type="float" office:value="0.078115" calcext:value-type="float">
            <text:p>0.078115</text:p>
          </table:table-cell>
          <table:table-cell office:value-type="float" office:value="0.1531116" calcext:value-type="float">
            <text:p>0.1531116</text:p>
          </table:table-cell>
          <table:table-cell office:value-type="float" office:value="0.1591335" calcext:value-type="float">
            <text:p>0.1591335</text:p>
          </table:table-cell>
          <table:table-cell office:value-type="float" office:value="0.1680562" calcext:value-type="float">
            <text:p>0.1680562</text:p>
          </table:table-cell>
          <table:table-cell office:value-type="float" office:value="0.1742437" calcext:value-type="float">
            <text:p>0.1742437</text:p>
          </table:table-cell>
          <table:table-cell office:value-type="float" office:value="0.1887075" calcext:value-type="float">
            <text:p>0.1887075</text:p>
          </table:table-cell>
          <table:table-cell office:value-type="float" office:value="0.1921154" calcext:value-type="float">
            <text:p>0.1921154</text:p>
          </table:table-cell>
          <table:table-cell office:value-type="float" office:value="0" calcext:value-type="float">
            <text:p>0</text:p>
          </table:table-cell>
          <table:table-cell office:value-type="float" office:value="38.06334" calcext:value-type="float">
            <text:p>38.06334</text:p>
          </table:table-cell>
          <table:table-cell office:value-type="float" office:value="35.018" calcext:value-type="float">
            <text:p>35.018</text:p>
          </table:table-cell>
          <table:table-cell office:value-type="float" office:value="30.32677" calcext:value-type="float">
            <text:p>30.32677</text:p>
          </table:table-cell>
          <table:table-cell office:value-type="float" office:value="8.41118" calcext:value-type="float">
            <text:p>8.41118</text:p>
          </table:table-cell>
          <table:table-cell office:value-type="float" office:value="6.703017" calcext:value-type="float">
            <text:p>6.703017</text:p>
          </table:table-cell>
          <table:table-cell office:value-type="float" office:value="2.609803" calcext:value-type="float">
            <text:p>2.609803</text:p>
          </table:table-cell>
          <table:table-cell office:value-type="float" office:value="2.517689" calcext:value-type="float">
            <text:p>2.517689</text:p>
          </table:table-cell>
          <table:table-cell office:value-type="float" office:value="5.260919" calcext:value-type="float">
            <text:p>5.260919</text:p>
          </table:table-cell>
          <table:table-cell office:value-type="float" office:value="8.759744" calcext:value-type="float">
            <text:p>8.759744</text:p>
          </table:table-cell>
          <table:table-cell office:value-type="float" office:value="9.315586" calcext:value-type="float">
            <text:p>9.315586</text:p>
          </table:table-cell>
          <table:table-cell office:value-type="float" office:value="10.16083" calcext:value-type="float">
            <text:p>10.16083</text:p>
          </table:table-cell>
          <table:table-cell office:value-type="float" office:value="10.71121" calcext:value-type="float">
            <text:p>10.71121</text:p>
          </table:table-cell>
          <table:table-cell office:value-type="float" office:value="12.05722" calcext:value-type="float">
            <text:p>12.05722</text:p>
          </table:table-cell>
          <table:table-cell office:value-type="float" office:value="12.40027" calcext:value-type="float">
            <text:p>12.40027</text:p>
          </table:table-cell>
          <table:table-cell office:value-type="float" office:value="0" calcext:value-type="float">
            <text:p>0</text:p>
          </table:table-cell>
          <table:table-cell office:value-type="float" office:value="0.1022125" calcext:value-type="float">
            <text:p>0.1022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37583" calcext:value-type="float">
            <text:p>0.016375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6" calcext:value-type="float">
            <text:p>4022006</text:p>
          </table:table-cell>
          <table:table-cell office:value-type="float" office:value="3.35234" calcext:value-type="float">
            <text:p>3.35234</text:p>
          </table:table-cell>
          <table:table-cell office:value-type="float" office:value="135.3038" calcext:value-type="float">
            <text:p>135.3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4244" calcext:value-type="float">
            <text:p>40.24244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249286" calcext:value-type="float">
            <text:p>-0.001249286</text:p>
          </table:table-cell>
          <table:table-cell office:value-type="float" office:value="1164.407" calcext:value-type="float">
            <text:p>1164.407</text:p>
          </table:table-cell>
          <table:table-cell office:value-type="float" office:value="1.333746" calcext:value-type="float">
            <text:p>1.333746</text:p>
          </table:table-cell>
          <table:table-cell office:value-type="float" office:value="0" calcext:value-type="float">
            <text:p>0</text:p>
          </table:table-cell>
          <table:table-cell office:value-type="float" office:value="0.2054774" calcext:value-type="float">
            <text:p>0.2054774</text:p>
          </table:table-cell>
          <table:table-cell office:value-type="float" office:value="0.2519521" calcext:value-type="float">
            <text:p>0.2519521</text:p>
          </table:table-cell>
          <table:table-cell office:value-type="float" office:value="0.1974813" calcext:value-type="float">
            <text:p>0.1974813</text:p>
          </table:table-cell>
          <table:table-cell office:value-type="float" office:value="0.0506428" calcext:value-type="float">
            <text:p>0.0506428</text:p>
          </table:table-cell>
          <table:table-cell office:value-type="float" office:value="0.03921232" calcext:value-type="float">
            <text:p>0.03921232</text:p>
          </table:table-cell>
          <table:table-cell office:value-type="float" office:value="0.0229725" calcext:value-type="float">
            <text:p>0.0229725</text:p>
          </table:table-cell>
          <table:table-cell office:value-type="float" office:value="0.03031133" calcext:value-type="float">
            <text:p>0.03031133</text:p>
          </table:table-cell>
          <table:table-cell office:value-type="float" office:value="0.07817712" calcext:value-type="float">
            <text:p>0.07817712</text:p>
          </table:table-cell>
          <table:table-cell office:value-type="float" office:value="0.1531773" calcext:value-type="float">
            <text:p>0.1531773</text:p>
          </table:table-cell>
          <table:table-cell office:value-type="float" office:value="0.1591795" calcext:value-type="float">
            <text:p>0.1591795</text:p>
          </table:table-cell>
          <table:table-cell office:value-type="float" office:value="0.1680961" calcext:value-type="float">
            <text:p>0.1680961</text:p>
          </table:table-cell>
          <table:table-cell office:value-type="float" office:value="0.1742751" calcext:value-type="float">
            <text:p>0.1742751</text:p>
          </table:table-cell>
          <table:table-cell office:value-type="float" office:value="0.1887279" calcext:value-type="float">
            <text:p>0.1887279</text:p>
          </table:table-cell>
          <table:table-cell office:value-type="float" office:value="0.1921338" calcext:value-type="float">
            <text:p>0.1921338</text:p>
          </table:table-cell>
          <table:table-cell office:value-type="float" office:value="0" calcext:value-type="float">
            <text:p>0</text:p>
          </table:table-cell>
          <table:table-cell office:value-type="float" office:value="38.03749" calcext:value-type="float">
            <text:p>38.03749</text:p>
          </table:table-cell>
          <table:table-cell office:value-type="float" office:value="34.99323" calcext:value-type="float">
            <text:p>34.99323</text:p>
          </table:table-cell>
          <table:table-cell office:value-type="float" office:value="30.30403" calcext:value-type="float">
            <text:p>30.30403</text:p>
          </table:table-cell>
          <table:table-cell office:value-type="float" office:value="8.403812" calcext:value-type="float">
            <text:p>8.403812</text:p>
          </table:table-cell>
          <table:table-cell office:value-type="float" office:value="6.696634" calcext:value-type="float">
            <text:p>6.696634</text:p>
          </table:table-cell>
          <table:table-cell office:value-type="float" office:value="2.609633" calcext:value-type="float">
            <text:p>2.609633</text:p>
          </table:table-cell>
          <table:table-cell office:value-type="float" office:value="2.518817" calcext:value-type="float">
            <text:p>2.518817</text:p>
          </table:table-cell>
          <table:table-cell office:value-type="float" office:value="5.264357" calcext:value-type="float">
            <text:p>5.264357</text:p>
          </table:table-cell>
          <table:table-cell office:value-type="float" office:value="8.764314" calcext:value-type="float">
            <text:p>8.764314</text:p>
          </table:table-cell>
          <table:table-cell office:value-type="float" office:value="9.319836" calcext:value-type="float">
            <text:p>9.319836</text:p>
          </table:table-cell>
          <table:table-cell office:value-type="float" office:value="10.16456" calcext:value-type="float">
            <text:p>10.16456</text:p>
          </table:table-cell>
          <table:table-cell office:value-type="float" office:value="10.71447" calcext:value-type="float">
            <text:p>10.71447</text:p>
          </table:table-cell>
          <table:table-cell office:value-type="float" office:value="12.05908" calcext:value-type="float">
            <text:p>12.05908</text:p>
          </table:table-cell>
          <table:table-cell office:value-type="float" office:value="12.40193" calcext:value-type="float">
            <text:p>12.40193</text:p>
          </table:table-cell>
          <table:table-cell office:value-type="float" office:value="0" calcext:value-type="float">
            <text:p>0</text:p>
          </table:table-cell>
          <table:table-cell office:value-type="float" office:value="0.1180308" calcext:value-type="float">
            <text:p>0.1180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1686" calcext:value-type="float">
            <text:p>0.016816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6" calcext:value-type="float">
            <text:p>5022006</text:p>
          </table:table-cell>
          <table:table-cell office:value-type="float" office:value="3.35207" calcext:value-type="float">
            <text:p>3.35207</text:p>
          </table:table-cell>
          <table:table-cell office:value-type="float" office:value="135.3035" calcext:value-type="float">
            <text:p>135.3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5089" calcext:value-type="float">
            <text:p>40.25089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249286" calcext:value-type="float">
            <text:p>-0.001249286</text:p>
          </table:table-cell>
          <table:table-cell office:value-type="float" office:value="1164.399" calcext:value-type="float">
            <text:p>1164.399</text:p>
          </table:table-cell>
          <table:table-cell office:value-type="float" office:value="1.333645" calcext:value-type="float">
            <text:p>1.333645</text:p>
          </table:table-cell>
          <table:table-cell office:value-type="float" office:value="0" calcext:value-type="float">
            <text:p>0</text:p>
          </table:table-cell>
          <table:table-cell office:value-type="float" office:value="0.2215939" calcext:value-type="float">
            <text:p>0.2215939</text:p>
          </table:table-cell>
          <table:table-cell office:value-type="float" office:value="0.2499783" calcext:value-type="float">
            <text:p>0.2499783</text:p>
          </table:table-cell>
          <table:table-cell office:value-type="float" office:value="0.1960921" calcext:value-type="float">
            <text:p>0.1960921</text:p>
          </table:table-cell>
          <table:table-cell office:value-type="float" office:value="0.05146053" calcext:value-type="float">
            <text:p>0.05146053</text:p>
          </table:table-cell>
          <table:table-cell office:value-type="float" office:value="0.03997871" calcext:value-type="float">
            <text:p>0.03997871</text:p>
          </table:table-cell>
          <table:table-cell office:value-type="float" office:value="0.02294808" calcext:value-type="float">
            <text:p>0.02294808</text:p>
          </table:table-cell>
          <table:table-cell office:value-type="float" office:value="0.03024628" calcext:value-type="float">
            <text:p>0.03024628</text:p>
          </table:table-cell>
          <table:table-cell office:value-type="float" office:value="0.0781861" calcext:value-type="float">
            <text:p>0.0781861</text:p>
          </table:table-cell>
          <table:table-cell office:value-type="float" office:value="0.1532385" calcext:value-type="float">
            <text:p>0.1532385</text:p>
          </table:table-cell>
          <table:table-cell office:value-type="float" office:value="0.1592253" calcext:value-type="float">
            <text:p>0.1592253</text:p>
          </table:table-cell>
          <table:table-cell office:value-type="float" office:value="0.168136" calcext:value-type="float">
            <text:p>0.168136</text:p>
          </table:table-cell>
          <table:table-cell office:value-type="float" office:value="0.1743079" calcext:value-type="float">
            <text:p>0.1743079</text:p>
          </table:table-cell>
          <table:table-cell office:value-type="float" office:value="0.188748" calcext:value-type="float">
            <text:p>0.188748</text:p>
          </table:table-cell>
          <table:table-cell office:value-type="float" office:value="0.1921517" calcext:value-type="float">
            <text:p>0.1921517</text:p>
          </table:table-cell>
          <table:table-cell office:value-type="float" office:value="0" calcext:value-type="float">
            <text:p>0</text:p>
          </table:table-cell>
          <table:table-cell office:value-type="float" office:value="38.01589" calcext:value-type="float">
            <text:p>38.01589</text:p>
          </table:table-cell>
          <table:table-cell office:value-type="float" office:value="34.96898" calcext:value-type="float">
            <text:p>34.96898</text:p>
          </table:table-cell>
          <table:table-cell office:value-type="float" office:value="30.28108" calcext:value-type="float">
            <text:p>30.28108</text:p>
          </table:table-cell>
          <table:table-cell office:value-type="float" office:value="8.396788" calcext:value-type="float">
            <text:p>8.396788</text:p>
          </table:table-cell>
          <table:table-cell office:value-type="float" office:value="6.690552" calcext:value-type="float">
            <text:p>6.690552</text:p>
          </table:table-cell>
          <table:table-cell office:value-type="float" office:value="2.609462" calcext:value-type="float">
            <text:p>2.609462</text:p>
          </table:table-cell>
          <table:table-cell office:value-type="float" office:value="2.519927" calcext:value-type="float">
            <text:p>2.519927</text:p>
          </table:table-cell>
          <table:table-cell office:value-type="float" office:value="5.267788" calcext:value-type="float">
            <text:p>5.267788</text:p>
          </table:table-cell>
          <table:table-cell office:value-type="float" office:value="8.768885" calcext:value-type="float">
            <text:p>8.768885</text:p>
          </table:table-cell>
          <table:table-cell office:value-type="float" office:value="9.324091" calcext:value-type="float">
            <text:p>9.324091</text:p>
          </table:table-cell>
          <table:table-cell office:value-type="float" office:value="10.16829" calcext:value-type="float">
            <text:p>10.16829</text:p>
          </table:table-cell>
          <table:table-cell office:value-type="float" office:value="10.71772" calcext:value-type="float">
            <text:p>10.71772</text:p>
          </table:table-cell>
          <table:table-cell office:value-type="float" office:value="12.06094" calcext:value-type="float">
            <text:p>12.06094</text:p>
          </table:table-cell>
          <table:table-cell office:value-type="float" office:value="12.40347" calcext:value-type="float">
            <text:p>12.40347</text:p>
          </table:table-cell>
          <table:table-cell office:value-type="float" office:value="0" calcext:value-type="float">
            <text:p>0</text:p>
          </table:table-cell>
          <table:table-cell office:value-type="float" office:value="0.1354651" calcext:value-type="float">
            <text:p>0.1354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30948" calcext:value-type="float">
            <text:p>0.017309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6" calcext:value-type="float">
            <text:p>6022006</text:p>
          </table:table-cell>
          <table:table-cell office:value-type="float" office:value="3.351826" calcext:value-type="float">
            <text:p>3.351826</text:p>
          </table:table-cell>
          <table:table-cell office:value-type="float" office:value="135.3033" calcext:value-type="float">
            <text:p>135.3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5938" calcext:value-type="float">
            <text:p>40.25938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249286" calcext:value-type="float">
            <text:p>-0.001249286</text:p>
          </table:table-cell>
          <table:table-cell office:value-type="float" office:value="1164.391" calcext:value-type="float">
            <text:p>1164.391</text:p>
          </table:table-cell>
          <table:table-cell office:value-type="float" office:value="1.333536" calcext:value-type="float">
            <text:p>1.333536</text:p>
          </table:table-cell>
          <table:table-cell office:value-type="float" office:value="0" calcext:value-type="float">
            <text:p>0</text:p>
          </table:table-cell>
          <table:table-cell office:value-type="float" office:value="0.2022316" calcext:value-type="float">
            <text:p>0.2022316</text:p>
          </table:table-cell>
          <table:table-cell office:value-type="float" office:value="0.2507501" calcext:value-type="float">
            <text:p>0.2507501</text:p>
          </table:table-cell>
          <table:table-cell office:value-type="float" office:value="0.1957778" calcext:value-type="float">
            <text:p>0.1957778</text:p>
          </table:table-cell>
          <table:table-cell office:value-type="float" office:value="0.0519188" calcext:value-type="float">
            <text:p>0.0519188</text:p>
          </table:table-cell>
          <table:table-cell office:value-type="float" office:value="0.04052263" calcext:value-type="float">
            <text:p>0.04052263</text:p>
          </table:table-cell>
          <table:table-cell office:value-type="float" office:value="0.02294144" calcext:value-type="float">
            <text:p>0.02294144</text:p>
          </table:table-cell>
          <table:table-cell office:value-type="float" office:value="0.03019031" calcext:value-type="float">
            <text:p>0.03019031</text:p>
          </table:table-cell>
          <table:table-cell office:value-type="float" office:value="0.07817107" calcext:value-type="float">
            <text:p>0.07817107</text:p>
          </table:table-cell>
          <table:table-cell office:value-type="float" office:value="0.1532901" calcext:value-type="float">
            <text:p>0.1532901</text:p>
          </table:table-cell>
          <table:table-cell office:value-type="float" office:value="0.1592695" calcext:value-type="float">
            <text:p>0.1592695</text:p>
          </table:table-cell>
          <table:table-cell office:value-type="float" office:value="0.1681757" calcext:value-type="float">
            <text:p>0.1681757</text:p>
          </table:table-cell>
          <table:table-cell office:value-type="float" office:value="0.1743432" calcext:value-type="float">
            <text:p>0.1743432</text:p>
          </table:table-cell>
          <table:table-cell office:value-type="float" office:value="0.1887686" calcext:value-type="float">
            <text:p>0.1887686</text:p>
          </table:table-cell>
          <table:table-cell office:value-type="float" office:value="0.1921691" calcext:value-type="float">
            <text:p>0.1921691</text:p>
          </table:table-cell>
          <table:table-cell office:value-type="float" office:value="0" calcext:value-type="float">
            <text:p>0</text:p>
          </table:table-cell>
          <table:table-cell office:value-type="float" office:value="37.99402" calcext:value-type="float">
            <text:p>37.99402</text:p>
          </table:table-cell>
          <table:table-cell office:value-type="float" office:value="34.94544" calcext:value-type="float">
            <text:p>34.94544</text:p>
          </table:table-cell>
          <table:table-cell office:value-type="float" office:value="30.25807" calcext:value-type="float">
            <text:p>30.25807</text:p>
          </table:table-cell>
          <table:table-cell office:value-type="float" office:value="8.390049" calcext:value-type="float">
            <text:p>8.390049</text:p>
          </table:table-cell>
          <table:table-cell office:value-type="float" office:value="6.684747" calcext:value-type="float">
            <text:p>6.684747</text:p>
          </table:table-cell>
          <table:table-cell office:value-type="float" office:value="2.60929" calcext:value-type="float">
            <text:p>2.60929</text:p>
          </table:table-cell>
          <table:table-cell office:value-type="float" office:value="2.521015" calcext:value-type="float">
            <text:p>2.521015</text:p>
          </table:table-cell>
          <table:table-cell office:value-type="float" office:value="5.271194" calcext:value-type="float">
            <text:p>5.271194</text:p>
          </table:table-cell>
          <table:table-cell office:value-type="float" office:value="8.773456" calcext:value-type="float">
            <text:p>8.773456</text:p>
          </table:table-cell>
          <table:table-cell office:value-type="float" office:value="9.328342" calcext:value-type="float">
            <text:p>9.328342</text:p>
          </table:table-cell>
          <table:table-cell office:value-type="float" office:value="10.17202" calcext:value-type="float">
            <text:p>10.17202</text:p>
          </table:table-cell>
          <table:table-cell office:value-type="float" office:value="10.72098" calcext:value-type="float">
            <text:p>10.72098</text:p>
          </table:table-cell>
          <table:table-cell office:value-type="float" office:value="12.0628" calcext:value-type="float">
            <text:p>12.0628</text:p>
          </table:table-cell>
          <table:table-cell office:value-type="float" office:value="12.40524" calcext:value-type="float">
            <text:p>12.40524</text:p>
          </table:table-cell>
          <table:table-cell office:value-type="float" office:value="0" calcext:value-type="float">
            <text:p>0</text:p>
          </table:table-cell>
          <table:table-cell office:value-type="float" office:value="0.0933257" calcext:value-type="float">
            <text:p>0.0933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5996" calcext:value-type="float">
            <text:p>0.017759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6" calcext:value-type="float">
            <text:p>7022006</text:p>
          </table:table-cell>
          <table:table-cell office:value-type="float" office:value="3.351711" calcext:value-type="float">
            <text:p>3.351711</text:p>
          </table:table-cell>
          <table:table-cell office:value-type="float" office:value="135.303" calcext:value-type="float">
            <text:p>135.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6778" calcext:value-type="float">
            <text:p>40.26778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249286" calcext:value-type="float">
            <text:p>-0.001249286</text:p>
          </table:table-cell>
          <table:table-cell office:value-type="float" office:value="1164.383" calcext:value-type="float">
            <text:p>1164.383</text:p>
          </table:table-cell>
          <table:table-cell office:value-type="float" office:value="1.333856" calcext:value-type="float">
            <text:p>1.333856</text:p>
          </table:table-cell>
          <table:table-cell office:value-type="float" office:value="0" calcext:value-type="float">
            <text:p>0</text:p>
          </table:table-cell>
          <table:table-cell office:value-type="float" office:value="0.1838765" calcext:value-type="float">
            <text:p>0.1838765</text:p>
          </table:table-cell>
          <table:table-cell office:value-type="float" office:value="0.2540048" calcext:value-type="float">
            <text:p>0.2540048</text:p>
          </table:table-cell>
          <table:table-cell office:value-type="float" office:value="0.1966699" calcext:value-type="float">
            <text:p>0.1966699</text:p>
          </table:table-cell>
          <table:table-cell office:value-type="float" office:value="0.05163166" calcext:value-type="float">
            <text:p>0.05163166</text:p>
          </table:table-cell>
          <table:table-cell office:value-type="float" office:value="0.04041338" calcext:value-type="float">
            <text:p>0.04041338</text:p>
          </table:table-cell>
          <table:table-cell office:value-type="float" office:value="0.022975" calcext:value-type="float">
            <text:p>0.022975</text:p>
          </table:table-cell>
          <table:table-cell office:value-type="float" office:value="0.03021264" calcext:value-type="float">
            <text:p>0.03021264</text:p>
          </table:table-cell>
          <table:table-cell office:value-type="float" office:value="0.07816591" calcext:value-type="float">
            <text:p>0.07816591</text:p>
          </table:table-cell>
          <table:table-cell office:value-type="float" office:value="0.1533276" calcext:value-type="float">
            <text:p>0.1533276</text:p>
          </table:table-cell>
          <table:table-cell office:value-type="float" office:value="0.1593122" calcext:value-type="float">
            <text:p>0.1593122</text:p>
          </table:table-cell>
          <table:table-cell office:value-type="float" office:value="0.1682152" calcext:value-type="float">
            <text:p>0.1682152</text:p>
          </table:table-cell>
          <table:table-cell office:value-type="float" office:value="0.1743768" calcext:value-type="float">
            <text:p>0.1743768</text:p>
          </table:table-cell>
          <table:table-cell office:value-type="float" office:value="0.1887886" calcext:value-type="float">
            <text:p>0.1887886</text:p>
          </table:table-cell>
          <table:table-cell office:value-type="float" office:value="0.192187" calcext:value-type="float">
            <text:p>0.192187</text:p>
          </table:table-cell>
          <table:table-cell office:value-type="float" office:value="0" calcext:value-type="float">
            <text:p>0</text:p>
          </table:table-cell>
          <table:table-cell office:value-type="float" office:value="37.96324" calcext:value-type="float">
            <text:p>37.96324</text:p>
          </table:table-cell>
          <table:table-cell office:value-type="float" office:value="34.92168" calcext:value-type="float">
            <text:p>34.92168</text:p>
          </table:table-cell>
          <table:table-cell office:value-type="float" office:value="30.23537" calcext:value-type="float">
            <text:p>30.23537</text:p>
          </table:table-cell>
          <table:table-cell office:value-type="float" office:value="8.383388" calcext:value-type="float">
            <text:p>8.383388</text:p>
          </table:table-cell>
          <table:table-cell office:value-type="float" office:value="6.67907" calcext:value-type="float">
            <text:p>6.67907</text:p>
          </table:table-cell>
          <table:table-cell office:value-type="float" office:value="2.609119" calcext:value-type="float">
            <text:p>2.609119</text:p>
          </table:table-cell>
          <table:table-cell office:value-type="float" office:value="2.522096" calcext:value-type="float">
            <text:p>2.522096</text:p>
          </table:table-cell>
          <table:table-cell office:value-type="float" office:value="5.27459" calcext:value-type="float">
            <text:p>5.27459</text:p>
          </table:table-cell>
          <table:table-cell office:value-type="float" office:value="8.778027" calcext:value-type="float">
            <text:p>8.778027</text:p>
          </table:table-cell>
          <table:table-cell office:value-type="float" office:value="9.332596" calcext:value-type="float">
            <text:p>9.332596</text:p>
          </table:table-cell>
          <table:table-cell office:value-type="float" office:value="10.17576" calcext:value-type="float">
            <text:p>10.17576</text:p>
          </table:table-cell>
          <table:table-cell office:value-type="float" office:value="10.72424" calcext:value-type="float">
            <text:p>10.72424</text:p>
          </table:table-cell>
          <table:table-cell office:value-type="float" office:value="12.06466" calcext:value-type="float">
            <text:p>12.06466</text:p>
          </table:table-cell>
          <table:table-cell office:value-type="float" office:value="12.40687" calcext:value-type="float">
            <text:p>12.40687</text:p>
          </table:table-cell>
          <table:table-cell office:value-type="float" office:value="0" calcext:value-type="float">
            <text:p>0</text:p>
          </table:table-cell>
          <table:table-cell office:value-type="float" office:value="0.04883992" calcext:value-type="float">
            <text:p>0.04883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6007" calcext:value-type="float">
            <text:p>0.018060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6" calcext:value-type="float">
            <text:p>8022006</text:p>
          </table:table-cell>
          <table:table-cell office:value-type="float" office:value="3.351494" calcext:value-type="float">
            <text:p>3.351494</text:p>
          </table:table-cell>
          <table:table-cell office:value-type="float" office:value="135.3027" calcext:value-type="float">
            <text:p>135.3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7622" calcext:value-type="float">
            <text:p>40.27622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249286" calcext:value-type="float">
            <text:p>-0.001249286</text:p>
          </table:table-cell>
          <table:table-cell office:value-type="float" office:value="1164.375" calcext:value-type="float">
            <text:p>1164.375</text:p>
          </table:table-cell>
          <table:table-cell office:value-type="float" office:value="1.333889" calcext:value-type="float">
            <text:p>1.333889</text:p>
          </table:table-cell>
          <table:table-cell office:value-type="float" office:value="0" calcext:value-type="float">
            <text:p>0</text:p>
          </table:table-cell>
          <table:table-cell office:value-type="float" office:value="0.2056911" calcext:value-type="float">
            <text:p>0.2056911</text:p>
          </table:table-cell>
          <table:table-cell office:value-type="float" office:value="0.2507923" calcext:value-type="float">
            <text:p>0.2507923</text:p>
          </table:table-cell>
          <table:table-cell office:value-type="float" office:value="0.1960989" calcext:value-type="float">
            <text:p>0.1960989</text:p>
          </table:table-cell>
          <table:table-cell office:value-type="float" office:value="0.05163872" calcext:value-type="float">
            <text:p>0.05163872</text:p>
          </table:table-cell>
          <table:table-cell office:value-type="float" office:value="0.04040335" calcext:value-type="float">
            <text:p>0.04040335</text:p>
          </table:table-cell>
          <table:table-cell office:value-type="float" office:value="0.02297242" calcext:value-type="float">
            <text:p>0.02297242</text:p>
          </table:table-cell>
          <table:table-cell office:value-type="float" office:value="0.03024315" calcext:value-type="float">
            <text:p>0.03024315</text:p>
          </table:table-cell>
          <table:table-cell office:value-type="float" office:value="0.07818638" calcext:value-type="float">
            <text:p>0.07818638</text:p>
          </table:table-cell>
          <table:table-cell office:value-type="float" office:value="0.1533686" calcext:value-type="float">
            <text:p>0.1533686</text:p>
          </table:table-cell>
          <table:table-cell office:value-type="float" office:value="0.1593537" calcext:value-type="float">
            <text:p>0.1593537</text:p>
          </table:table-cell>
          <table:table-cell office:value-type="float" office:value="0.1682542" calcext:value-type="float">
            <text:p>0.1682542</text:p>
          </table:table-cell>
          <table:table-cell office:value-type="float" office:value="0.1744081" calcext:value-type="float">
            <text:p>0.1744081</text:p>
          </table:table-cell>
          <table:table-cell office:value-type="float" office:value="0.188808" calcext:value-type="float">
            <text:p>0.188808</text:p>
          </table:table-cell>
          <table:table-cell office:value-type="float" office:value="0.1922044" calcext:value-type="float">
            <text:p>0.1922044</text:p>
          </table:table-cell>
          <table:table-cell office:value-type="float" office:value="0" calcext:value-type="float">
            <text:p>0</text:p>
          </table:table-cell>
          <table:table-cell office:value-type="float" office:value="37.93707" calcext:value-type="float">
            <text:p>37.93707</text:p>
          </table:table-cell>
          <table:table-cell office:value-type="float" office:value="34.89863" calcext:value-type="float">
            <text:p>34.89863</text:p>
          </table:table-cell>
          <table:table-cell office:value-type="float" office:value="30.21288" calcext:value-type="float">
            <text:p>30.21288</text:p>
          </table:table-cell>
          <table:table-cell office:value-type="float" office:value="8.376665" calcext:value-type="float">
            <text:p>8.376665</text:p>
          </table:table-cell>
          <table:table-cell office:value-type="float" office:value="6.673361" calcext:value-type="float">
            <text:p>6.673361</text:p>
          </table:table-cell>
          <table:table-cell office:value-type="float" office:value="2.608948" calcext:value-type="float">
            <text:p>2.608948</text:p>
          </table:table-cell>
          <table:table-cell office:value-type="float" office:value="2.523178" calcext:value-type="float">
            <text:p>2.523178</text:p>
          </table:table-cell>
          <table:table-cell office:value-type="float" office:value="5.277964" calcext:value-type="float">
            <text:p>5.277964</text:p>
          </table:table-cell>
          <table:table-cell office:value-type="float" office:value="8.782598" calcext:value-type="float">
            <text:p>8.782598</text:p>
          </table:table-cell>
          <table:table-cell office:value-type="float" office:value="9.336849" calcext:value-type="float">
            <text:p>9.336849</text:p>
          </table:table-cell>
          <table:table-cell office:value-type="float" office:value="10.17949" calcext:value-type="float">
            <text:p>10.17949</text:p>
          </table:table-cell>
          <table:table-cell office:value-type="float" office:value="10.72749" calcext:value-type="float">
            <text:p>10.72749</text:p>
          </table:table-cell>
          <table:table-cell office:value-type="float" office:value="12.06644" calcext:value-type="float">
            <text:p>12.06644</text:p>
          </table:table-cell>
          <table:table-cell office:value-type="float" office:value="12.4084" calcext:value-type="float">
            <text:p>12.4084</text:p>
          </table:table-cell>
          <table:table-cell office:value-type="float" office:value="0" calcext:value-type="float">
            <text:p>0</text:p>
          </table:table-cell>
          <table:table-cell office:value-type="float" office:value="0.0834658" calcext:value-type="float">
            <text:p>0.0834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47383" calcext:value-type="float">
            <text:p>0.018473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6" calcext:value-type="float">
            <text:p>9022006</text:p>
          </table:table-cell>
          <table:table-cell office:value-type="float" office:value="3.351263" calcext:value-type="float">
            <text:p>3.351263</text:p>
          </table:table-cell>
          <table:table-cell office:value-type="float" office:value="135.3024" calcext:value-type="float">
            <text:p>135.3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8474" calcext:value-type="float">
            <text:p>40.28474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249286" calcext:value-type="float">
            <text:p>-0.001249286</text:p>
          </table:table-cell>
          <table:table-cell office:value-type="float" office:value="1164.367" calcext:value-type="float">
            <text:p>1164.367</text:p>
          </table:table-cell>
          <table:table-cell office:value-type="float" office:value="1.333735" calcext:value-type="float">
            <text:p>1.333735</text:p>
          </table:table-cell>
          <table:table-cell office:value-type="float" office:value="0" calcext:value-type="float">
            <text:p>0</text:p>
          </table:table-cell>
          <table:table-cell office:value-type="float" office:value="0.2051782" calcext:value-type="float">
            <text:p>0.2051782</text:p>
          </table:table-cell>
          <table:table-cell office:value-type="float" office:value="0.2492108" calcext:value-type="float">
            <text:p>0.2492108</text:p>
          </table:table-cell>
          <table:table-cell office:value-type="float" office:value="0.1953145" calcext:value-type="float">
            <text:p>0.1953145</text:p>
          </table:table-cell>
          <table:table-cell office:value-type="float" office:value="0.05204955" calcext:value-type="float">
            <text:p>0.05204955</text:p>
          </table:table-cell>
          <table:table-cell office:value-type="float" office:value="0.0407837" calcext:value-type="float">
            <text:p>0.0407837</text:p>
          </table:table-cell>
          <table:table-cell office:value-type="float" office:value="0.02295368" calcext:value-type="float">
            <text:p>0.02295368</text:p>
          </table:table-cell>
          <table:table-cell office:value-type="float" office:value="0.03022561" calcext:value-type="float">
            <text:p>0.03022561</text:p>
          </table:table-cell>
          <table:table-cell office:value-type="float" office:value="0.07819932" calcext:value-type="float">
            <text:p>0.07819932</text:p>
          </table:table-cell>
          <table:table-cell office:value-type="float" office:value="0.1534151" calcext:value-type="float">
            <text:p>0.1534151</text:p>
          </table:table-cell>
          <table:table-cell office:value-type="float" office:value="0.1593949" calcext:value-type="float">
            <text:p>0.1593949</text:p>
          </table:table-cell>
          <table:table-cell office:value-type="float" office:value="0.1682933" calcext:value-type="float">
            <text:p>0.1682933</text:p>
          </table:table-cell>
          <table:table-cell office:value-type="float" office:value="0.1744426" calcext:value-type="float">
            <text:p>0.1744426</text:p>
          </table:table-cell>
          <table:table-cell office:value-type="float" office:value="0.1888276" calcext:value-type="float">
            <text:p>0.1888276</text:p>
          </table:table-cell>
          <table:table-cell office:value-type="float" office:value="0.1922216" calcext:value-type="float">
            <text:p>0.1922216</text:p>
          </table:table-cell>
          <table:table-cell office:value-type="float" office:value="0" calcext:value-type="float">
            <text:p>0</text:p>
          </table:table-cell>
          <table:table-cell office:value-type="float" office:value="37.91461" calcext:value-type="float">
            <text:p>37.91461</text:p>
          </table:table-cell>
          <table:table-cell office:value-type="float" office:value="34.87652" calcext:value-type="float">
            <text:p>34.87652</text:p>
          </table:table-cell>
          <table:table-cell office:value-type="float" office:value="30.19029" calcext:value-type="float">
            <text:p>30.19029</text:p>
          </table:table-cell>
          <table:table-cell office:value-type="float" office:value="8.370095" calcext:value-type="float">
            <text:p>8.370095</text:p>
          </table:table-cell>
          <table:table-cell office:value-type="float" office:value="6.667768" calcext:value-type="float">
            <text:p>6.667768</text:p>
          </table:table-cell>
          <table:table-cell office:value-type="float" office:value="2.608777" calcext:value-type="float">
            <text:p>2.608777</text:p>
          </table:table-cell>
          <table:table-cell office:value-type="float" office:value="2.524257" calcext:value-type="float">
            <text:p>2.524257</text:p>
          </table:table-cell>
          <table:table-cell office:value-type="float" office:value="5.281339" calcext:value-type="float">
            <text:p>5.281339</text:p>
          </table:table-cell>
          <table:table-cell office:value-type="float" office:value="8.787168" calcext:value-type="float">
            <text:p>8.787168</text:p>
          </table:table-cell>
          <table:table-cell office:value-type="float" office:value="9.341102" calcext:value-type="float">
            <text:p>9.341102</text:p>
          </table:table-cell>
          <table:table-cell office:value-type="float" office:value="10.18322" calcext:value-type="float">
            <text:p>10.18322</text:p>
          </table:table-cell>
          <table:table-cell office:value-type="float" office:value="10.73074" calcext:value-type="float">
            <text:p>10.73074</text:p>
          </table:table-cell>
          <table:table-cell office:value-type="float" office:value="12.06823" calcext:value-type="float">
            <text:p>12.06823</text:p>
          </table:table-cell>
          <table:table-cell office:value-type="float" office:value="12.41016" calcext:value-type="float">
            <text:p>12.41016</text:p>
          </table:table-cell>
          <table:table-cell office:value-type="float" office:value="0" calcext:value-type="float">
            <text:p>0</text:p>
          </table:table-cell>
          <table:table-cell office:value-type="float" office:value="0.06918485" calcext:value-type="float">
            <text:p>0.06918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0329" calcext:value-type="float">
            <text:p>0.0189032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6" calcext:value-type="float">
            <text:p>10022006</text:p>
          </table:table-cell>
          <table:table-cell office:value-type="float" office:value="3.351007" calcext:value-type="float">
            <text:p>3.351007</text:p>
          </table:table-cell>
          <table:table-cell office:value-type="float" office:value="135.3021" calcext:value-type="float">
            <text:p>135.3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9322" calcext:value-type="float">
            <text:p>40.29322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249286" calcext:value-type="float">
            <text:p>-0.001249286</text:p>
          </table:table-cell>
          <table:table-cell office:value-type="float" office:value="1164.359" calcext:value-type="float">
            <text:p>1164.359</text:p>
          </table:table-cell>
          <table:table-cell office:value-type="float" office:value="1.33361" calcext:value-type="float">
            <text:p>1.33361</text:p>
          </table:table-cell>
          <table:table-cell office:value-type="float" office:value="0" calcext:value-type="float">
            <text:p>0</text:p>
          </table:table-cell>
          <table:table-cell office:value-type="float" office:value="0.2077809" calcext:value-type="float">
            <text:p>0.2077809</text:p>
          </table:table-cell>
          <table:table-cell office:value-type="float" office:value="0.2514583" calcext:value-type="float">
            <text:p>0.2514583</text:p>
          </table:table-cell>
          <table:table-cell office:value-type="float" office:value="0.1955702" calcext:value-type="float">
            <text:p>0.1955702</text:p>
          </table:table-cell>
          <table:table-cell office:value-type="float" office:value="0.05206099" calcext:value-type="float">
            <text:p>0.05206099</text:p>
          </table:table-cell>
          <table:table-cell office:value-type="float" office:value="0.04087894" calcext:value-type="float">
            <text:p>0.04087894</text:p>
          </table:table-cell>
          <table:table-cell office:value-type="float" office:value="0.02296715" calcext:value-type="float">
            <text:p>0.02296715</text:p>
          </table:table-cell>
          <table:table-cell office:value-type="float" office:value="0.03021886" calcext:value-type="float">
            <text:p>0.03021886</text:p>
          </table:table-cell>
          <table:table-cell office:value-type="float" office:value="0.07820322" calcext:value-type="float">
            <text:p>0.07820322</text:p>
          </table:table-cell>
          <table:table-cell office:value-type="float" office:value="0.1534611" calcext:value-type="float">
            <text:p>0.1534611</text:p>
          </table:table-cell>
          <table:table-cell office:value-type="float" office:value="0.1594358" calcext:value-type="float">
            <text:p>0.1594358</text:p>
          </table:table-cell>
          <table:table-cell office:value-type="float" office:value="0.1683322" calcext:value-type="float">
            <text:p>0.1683322</text:p>
          </table:table-cell>
          <table:table-cell office:value-type="float" office:value="0.1744761" calcext:value-type="float">
            <text:p>0.1744761</text:p>
          </table:table-cell>
          <table:table-cell office:value-type="float" office:value="0.1888468" calcext:value-type="float">
            <text:p>0.1888468</text:p>
          </table:table-cell>
          <table:table-cell office:value-type="float" office:value="0.1922394" calcext:value-type="float">
            <text:p>0.1922394</text:p>
          </table:table-cell>
          <table:table-cell office:value-type="float" office:value="0" calcext:value-type="float">
            <text:p>0</text:p>
          </table:table-cell>
          <table:table-cell office:value-type="float" office:value="37.89035" calcext:value-type="float">
            <text:p>37.89035</text:p>
          </table:table-cell>
          <table:table-cell office:value-type="float" office:value="34.85374" calcext:value-type="float">
            <text:p>34.85374</text:p>
          </table:table-cell>
          <table:table-cell office:value-type="float" office:value="30.16778" calcext:value-type="float">
            <text:p>30.16778</text:p>
          </table:table-cell>
          <table:table-cell office:value-type="float" office:value="8.363667" calcext:value-type="float">
            <text:p>8.363667</text:p>
          </table:table-cell>
          <table:table-cell office:value-type="float" office:value="6.662316" calcext:value-type="float">
            <text:p>6.662316</text:p>
          </table:table-cell>
          <table:table-cell office:value-type="float" office:value="2.608605" calcext:value-type="float">
            <text:p>2.608605</text:p>
          </table:table-cell>
          <table:table-cell office:value-type="float" office:value="2.525332" calcext:value-type="float">
            <text:p>2.525332</text:p>
          </table:table-cell>
          <table:table-cell office:value-type="float" office:value="5.2847" calcext:value-type="float">
            <text:p>5.2847</text:p>
          </table:table-cell>
          <table:table-cell office:value-type="float" office:value="8.791739" calcext:value-type="float">
            <text:p>8.791739</text:p>
          </table:table-cell>
          <table:table-cell office:value-type="float" office:value="9.345354" calcext:value-type="float">
            <text:p>9.345354</text:p>
          </table:table-cell>
          <table:table-cell office:value-type="float" office:value="10.18696" calcext:value-type="float">
            <text:p>10.18696</text:p>
          </table:table-cell>
          <table:table-cell office:value-type="float" office:value="10.73401" calcext:value-type="float">
            <text:p>10.73401</text:p>
          </table:table-cell>
          <table:table-cell office:value-type="float" office:value="12.07001" calcext:value-type="float">
            <text:p>12.07001</text:p>
          </table:table-cell>
          <table:table-cell office:value-type="float" office:value="12.41177" calcext:value-type="float">
            <text:p>12.41177</text:p>
          </table:table-cell>
          <table:table-cell office:value-type="float" office:value="0" calcext:value-type="float">
            <text:p>0</text:p>
          </table:table-cell>
          <table:table-cell office:value-type="float" office:value="0.07424217" calcext:value-type="float">
            <text:p>0.07424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3436" calcext:value-type="float">
            <text:p>0.01934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6" calcext:value-type="float">
            <text:p>11022006</text:p>
          </table:table-cell>
          <table:table-cell office:value-type="float" office:value="3.350705" calcext:value-type="float">
            <text:p>3.350705</text:p>
          </table:table-cell>
          <table:table-cell office:value-type="float" office:value="135.3018" calcext:value-type="float">
            <text:p>135.3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0179" calcext:value-type="float">
            <text:p>40.30179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249286" calcext:value-type="float">
            <text:p>-0.001249286</text:p>
          </table:table-cell>
          <table:table-cell office:value-type="float" office:value="1164.351" calcext:value-type="float">
            <text:p>1164.351</text:p>
          </table:table-cell>
          <table:table-cell office:value-type="float" office:value="1.333286" calcext:value-type="float">
            <text:p>1.333286</text:p>
          </table:table-cell>
          <table:table-cell office:value-type="float" office:value="0" calcext:value-type="float">
            <text:p>0</text:p>
          </table:table-cell>
          <table:table-cell office:value-type="float" office:value="0.2344133" calcext:value-type="float">
            <text:p>0.2344133</text:p>
          </table:table-cell>
          <table:table-cell office:value-type="float" office:value="0.2530224" calcext:value-type="float">
            <text:p>0.2530224</text:p>
          </table:table-cell>
          <table:table-cell office:value-type="float" office:value="0.1947794" calcext:value-type="float">
            <text:p>0.1947794</text:p>
          </table:table-cell>
          <table:table-cell office:value-type="float" office:value="0.05223492" calcext:value-type="float">
            <text:p>0.05223492</text:p>
          </table:table-cell>
          <table:table-cell office:value-type="float" office:value="0.04101555" calcext:value-type="float">
            <text:p>0.04101555</text:p>
          </table:table-cell>
          <table:table-cell office:value-type="float" office:value="0.02295317" calcext:value-type="float">
            <text:p>0.02295317</text:p>
          </table:table-cell>
          <table:table-cell office:value-type="float" office:value="0.03021597" calcext:value-type="float">
            <text:p>0.03021597</text:p>
          </table:table-cell>
          <table:table-cell office:value-type="float" office:value="0.07821518" calcext:value-type="float">
            <text:p>0.07821518</text:p>
          </table:table-cell>
          <table:table-cell office:value-type="float" office:value="0.1535065" calcext:value-type="float">
            <text:p>0.1535065</text:p>
          </table:table-cell>
          <table:table-cell office:value-type="float" office:value="0.1594768" calcext:value-type="float">
            <text:p>0.1594768</text:p>
          </table:table-cell>
          <table:table-cell office:value-type="float" office:value="0.1683712" calcext:value-type="float">
            <text:p>0.1683712</text:p>
          </table:table-cell>
          <table:table-cell office:value-type="float" office:value="0.1745079" calcext:value-type="float">
            <text:p>0.1745079</text:p>
          </table:table-cell>
          <table:table-cell office:value-type="float" office:value="0.1888659" calcext:value-type="float">
            <text:p>0.1888659</text:p>
          </table:table-cell>
          <table:table-cell office:value-type="float" office:value="0.1922566" calcext:value-type="float">
            <text:p>0.1922566</text:p>
          </table:table-cell>
          <table:table-cell office:value-type="float" office:value="0" calcext:value-type="float">
            <text:p>0</text:p>
          </table:table-cell>
          <table:table-cell office:value-type="float" office:value="37.87088" calcext:value-type="float">
            <text:p>37.87088</text:p>
          </table:table-cell>
          <table:table-cell office:value-type="float" office:value="34.8319" calcext:value-type="float">
            <text:p>34.8319</text:p>
          </table:table-cell>
          <table:table-cell office:value-type="float" office:value="30.14538" calcext:value-type="float">
            <text:p>30.14538</text:p>
          </table:table-cell>
          <table:table-cell office:value-type="float" office:value="8.357296" calcext:value-type="float">
            <text:p>8.357296</text:p>
          </table:table-cell>
          <table:table-cell office:value-type="float" office:value="6.656903" calcext:value-type="float">
            <text:p>6.656903</text:p>
          </table:table-cell>
          <table:table-cell office:value-type="float" office:value="2.608434" calcext:value-type="float">
            <text:p>2.608434</text:p>
          </table:table-cell>
          <table:table-cell office:value-type="float" office:value="2.526401" calcext:value-type="float">
            <text:p>2.526401</text:p>
          </table:table-cell>
          <table:table-cell office:value-type="float" office:value="5.288043" calcext:value-type="float">
            <text:p>5.288043</text:p>
          </table:table-cell>
          <table:table-cell office:value-type="float" office:value="8.796309" calcext:value-type="float">
            <text:p>8.796309</text:p>
          </table:table-cell>
          <table:table-cell office:value-type="float" office:value="9.349606" calcext:value-type="float">
            <text:p>9.349606</text:p>
          </table:table-cell>
          <table:table-cell office:value-type="float" office:value="10.19069" calcext:value-type="float">
            <text:p>10.19069</text:p>
          </table:table-cell>
          <table:table-cell office:value-type="float" office:value="10.73726" calcext:value-type="float">
            <text:p>10.73726</text:p>
          </table:table-cell>
          <table:table-cell office:value-type="float" office:value="12.07179" calcext:value-type="float">
            <text:p>12.07179</text:p>
          </table:table-cell>
          <table:table-cell office:value-type="float" office:value="12.41271" calcext:value-type="float">
            <text:p>12.41271</text:p>
          </table:table-cell>
          <table:table-cell office:value-type="float" office:value="0" calcext:value-type="float">
            <text:p>0</text:p>
          </table:table-cell>
          <table:table-cell office:value-type="float" office:value="0.1145152" calcext:value-type="float">
            <text:p>0.1145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83977" calcext:value-type="float">
            <text:p>0.019839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6" calcext:value-type="float">
            <text:p>12022006</text:p>
          </table:table-cell>
          <table:table-cell office:value-type="float" office:value="3.350403" calcext:value-type="float">
            <text:p>3.350403</text:p>
          </table:table-cell>
          <table:table-cell office:value-type="float" office:value="135.3016" calcext:value-type="float">
            <text:p>135.3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1056" calcext:value-type="float">
            <text:p>40.31056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249286" calcext:value-type="float">
            <text:p>-0.001249286</text:p>
          </table:table-cell>
          <table:table-cell office:value-type="float" office:value="1164.344" calcext:value-type="float">
            <text:p>1164.344</text:p>
          </table:table-cell>
          <table:table-cell office:value-type="float" office:value="1.332885" calcext:value-type="float">
            <text:p>1.332885</text:p>
          </table:table-cell>
          <table:table-cell office:value-type="float" office:value="0" calcext:value-type="float">
            <text:p>0</text:p>
          </table:table-cell>
          <table:table-cell office:value-type="float" office:value="0.2342771" calcext:value-type="float">
            <text:p>0.2342771</text:p>
          </table:table-cell>
          <table:table-cell office:value-type="float" office:value="0.2628442" calcext:value-type="float">
            <text:p>0.2628442</text:p>
          </table:table-cell>
          <table:table-cell office:value-type="float" office:value="0.1948876" calcext:value-type="float">
            <text:p>0.1948876</text:p>
          </table:table-cell>
          <table:table-cell office:value-type="float" office:value="0.05241608" calcext:value-type="float">
            <text:p>0.05241608</text:p>
          </table:table-cell>
          <table:table-cell office:value-type="float" office:value="0.04125656" calcext:value-type="float">
            <text:p>0.04125656</text:p>
          </table:table-cell>
          <table:table-cell office:value-type="float" office:value="0.02293759" calcext:value-type="float">
            <text:p>0.02293759</text:p>
          </table:table-cell>
          <table:table-cell office:value-type="float" office:value="0.03019196" calcext:value-type="float">
            <text:p>0.03019196</text:p>
          </table:table-cell>
          <table:table-cell office:value-type="float" office:value="0.07821839" calcext:value-type="float">
            <text:p>0.07821839</text:p>
          </table:table-cell>
          <table:table-cell office:value-type="float" office:value="0.1535499" calcext:value-type="float">
            <text:p>0.1535499</text:p>
          </table:table-cell>
          <table:table-cell office:value-type="float" office:value="0.1595175" calcext:value-type="float">
            <text:p>0.1595175</text:p>
          </table:table-cell>
          <table:table-cell office:value-type="float" office:value="0.16841" calcext:value-type="float">
            <text:p>0.16841</text:p>
          </table:table-cell>
          <table:table-cell office:value-type="float" office:value="0.1745401" calcext:value-type="float">
            <text:p>0.1745401</text:p>
          </table:table-cell>
          <table:table-cell office:value-type="float" office:value="0.188885" calcext:value-type="float">
            <text:p>0.188885</text:p>
          </table:table-cell>
          <table:table-cell office:value-type="float" office:value="0.1922739" calcext:value-type="float">
            <text:p>0.1922739</text:p>
          </table:table-cell>
          <table:table-cell office:value-type="float" office:value="0" calcext:value-type="float">
            <text:p>0</text:p>
          </table:table-cell>
          <table:table-cell office:value-type="float" office:value="37.85413" calcext:value-type="float">
            <text:p>37.85413</text:p>
          </table:table-cell>
          <table:table-cell office:value-type="float" office:value="34.81408" calcext:value-type="float">
            <text:p>34.81408</text:p>
          </table:table-cell>
          <table:table-cell office:value-type="float" office:value="30.12299" calcext:value-type="float">
            <text:p>30.12299</text:p>
          </table:table-cell>
          <table:table-cell office:value-type="float" office:value="8.351011" calcext:value-type="float">
            <text:p>8.351011</text:p>
          </table:table-cell>
          <table:table-cell office:value-type="float" office:value="6.651597" calcext:value-type="float">
            <text:p>6.651597</text:p>
          </table:table-cell>
          <table:table-cell office:value-type="float" office:value="2.608263" calcext:value-type="float">
            <text:p>2.608263</text:p>
          </table:table-cell>
          <table:table-cell office:value-type="float" office:value="2.527455" calcext:value-type="float">
            <text:p>2.527455</text:p>
          </table:table-cell>
          <table:table-cell office:value-type="float" office:value="5.291387" calcext:value-type="float">
            <text:p>5.291387</text:p>
          </table:table-cell>
          <table:table-cell office:value-type="float" office:value="8.80088" calcext:value-type="float">
            <text:p>8.80088</text:p>
          </table:table-cell>
          <table:table-cell office:value-type="float" office:value="9.353855" calcext:value-type="float">
            <text:p>9.353855</text:p>
          </table:table-cell>
          <table:table-cell office:value-type="float" office:value="10.19442" calcext:value-type="float">
            <text:p>10.19442</text:p>
          </table:table-cell>
          <table:table-cell office:value-type="float" office:value="10.74052" calcext:value-type="float">
            <text:p>10.74052</text:p>
          </table:table-cell>
          <table:table-cell office:value-type="float" office:value="12.07358" calcext:value-type="float">
            <text:p>12.07358</text:p>
          </table:table-cell>
          <table:table-cell office:value-type="float" office:value="12.41195" calcext:value-type="float">
            <text:p>12.41195</text:p>
          </table:table-cell>
          <table:table-cell office:value-type="float" office:value="0" calcext:value-type="float">
            <text:p>0</text:p>
          </table:table-cell>
          <table:table-cell office:value-type="float" office:value="0.1207603" calcext:value-type="float">
            <text:p>0.1207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33492" calcext:value-type="float">
            <text:p>0.020334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6" calcext:value-type="float">
            <text:p>13022006</text:p>
          </table:table-cell>
          <table:table-cell office:value-type="float" office:value="3.350454" calcext:value-type="float">
            <text:p>3.350454</text:p>
          </table:table-cell>
          <table:table-cell office:value-type="float" office:value="135.3013" calcext:value-type="float">
            <text:p>135.3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1911" calcext:value-type="float">
            <text:p>40.31911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320935" calcext:value-type="float">
            <text:p>-0.001320935</text:p>
          </table:table-cell>
          <table:table-cell office:value-type="float" office:value="1164.336" calcext:value-type="float">
            <text:p>1164.336</text:p>
          </table:table-cell>
          <table:table-cell office:value-type="float" office:value="1.333181" calcext:value-type="float">
            <text:p>1.333181</text:p>
          </table:table-cell>
          <table:table-cell office:value-type="float" office:value="0" calcext:value-type="float">
            <text:p>0</text:p>
          </table:table-cell>
          <table:table-cell office:value-type="float" office:value="0.1547355" calcext:value-type="float">
            <text:p>0.1547355</text:p>
          </table:table-cell>
          <table:table-cell office:value-type="float" office:value="0.237058" calcext:value-type="float">
            <text:p>0.237058</text:p>
          </table:table-cell>
          <table:table-cell office:value-type="float" office:value="0.1929823" calcext:value-type="float">
            <text:p>0.1929823</text:p>
          </table:table-cell>
          <table:table-cell office:value-type="float" office:value="0.05253639" calcext:value-type="float">
            <text:p>0.05253639</text:p>
          </table:table-cell>
          <table:table-cell office:value-type="float" office:value="0.04140441" calcext:value-type="float">
            <text:p>0.04140441</text:p>
          </table:table-cell>
          <table:table-cell office:value-type="float" office:value="0.02293583" calcext:value-type="float">
            <text:p>0.02293583</text:p>
          </table:table-cell>
          <table:table-cell office:value-type="float" office:value="0.03017535" calcext:value-type="float">
            <text:p>0.03017535</text:p>
          </table:table-cell>
          <table:table-cell office:value-type="float" office:value="0.07821801" calcext:value-type="float">
            <text:p>0.07821801</text:p>
          </table:table-cell>
          <table:table-cell office:value-type="float" office:value="0.1535902" calcext:value-type="float">
            <text:p>0.1535902</text:p>
          </table:table-cell>
          <table:table-cell office:value-type="float" office:value="0.1595574" calcext:value-type="float">
            <text:p>0.1595574</text:p>
          </table:table-cell>
          <table:table-cell office:value-type="float" office:value="0.1684486" calcext:value-type="float">
            <text:p>0.1684486</text:p>
          </table:table-cell>
          <table:table-cell office:value-type="float" office:value="0.1745759" calcext:value-type="float">
            <text:p>0.1745759</text:p>
          </table:table-cell>
          <table:table-cell office:value-type="float" office:value="0.1889121" calcext:value-type="float">
            <text:p>0.1889121</text:p>
          </table:table-cell>
          <table:table-cell office:value-type="float" office:value="0.1922933" calcext:value-type="float">
            <text:p>0.1922933</text:p>
          </table:table-cell>
          <table:table-cell office:value-type="float" office:value="0" calcext:value-type="float">
            <text:p>0</text:p>
          </table:table-cell>
          <table:table-cell office:value-type="float" office:value="37.82804" calcext:value-type="float">
            <text:p>37.82804</text:p>
          </table:table-cell>
          <table:table-cell office:value-type="float" office:value="34.79383" calcext:value-type="float">
            <text:p>34.79383</text:p>
          </table:table-cell>
          <table:table-cell office:value-type="float" office:value="30.10089" calcext:value-type="float">
            <text:p>30.10089</text:p>
          </table:table-cell>
          <table:table-cell office:value-type="float" office:value="8.344816" calcext:value-type="float">
            <text:p>8.344816</text:p>
          </table:table-cell>
          <table:table-cell office:value-type="float" office:value="6.646388" calcext:value-type="float">
            <text:p>6.646388</text:p>
          </table:table-cell>
          <table:table-cell office:value-type="float" office:value="2.608092" calcext:value-type="float">
            <text:p>2.608092</text:p>
          </table:table-cell>
          <table:table-cell office:value-type="float" office:value="2.528506" calcext:value-type="float">
            <text:p>2.528506</text:p>
          </table:table-cell>
          <table:table-cell office:value-type="float" office:value="5.294711" calcext:value-type="float">
            <text:p>5.294711</text:p>
          </table:table-cell>
          <table:table-cell office:value-type="float" office:value="8.805451" calcext:value-type="float">
            <text:p>8.805451</text:p>
          </table:table-cell>
          <table:table-cell office:value-type="float" office:value="9.35811" calcext:value-type="float">
            <text:p>9.35811</text:p>
          </table:table-cell>
          <table:table-cell office:value-type="float" office:value="10.19816" calcext:value-type="float">
            <text:p>10.19816</text:p>
          </table:table-cell>
          <table:table-cell office:value-type="float" office:value="10.74371" calcext:value-type="float">
            <text:p>10.74371</text:p>
          </table:table-cell>
          <table:table-cell office:value-type="float" office:value="12.07536" calcext:value-type="float">
            <text:p>12.07536</text:p>
          </table:table-cell>
          <table:table-cell office:value-type="float" office:value="12.41672" calcext:value-type="float">
            <text:p>12.41672</text:p>
          </table:table-cell>
          <table:table-cell office:value-type="float" office:value="0" calcext:value-type="float">
            <text:p>0</text:p>
          </table:table-cell>
          <table:table-cell office:value-type="float" office:value="0.01080782" calcext:value-type="float">
            <text:p>0.01080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44031" calcext:value-type="float">
            <text:p>0.020440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6" calcext:value-type="float">
            <text:p>14022006</text:p>
          </table:table-cell>
          <table:table-cell office:value-type="float" office:value="3.34997" calcext:value-type="float">
            <text:p>3.34997</text:p>
          </table:table-cell>
          <table:table-cell office:value-type="float" office:value="135.3011" calcext:value-type="float">
            <text:p>135.3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2755" calcext:value-type="float">
            <text:p>40.32755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320935" calcext:value-type="float">
            <text:p>-0.001320935</text:p>
          </table:table-cell>
          <table:table-cell office:value-type="float" office:value="1164.327" calcext:value-type="float">
            <text:p>1164.327</text:p>
          </table:table-cell>
          <table:table-cell office:value-type="float" office:value="1.332788" calcext:value-type="float">
            <text:p>1.332788</text:p>
          </table:table-cell>
          <table:table-cell office:value-type="float" office:value="0" calcext:value-type="float">
            <text:p>0</text:p>
          </table:table-cell>
          <table:table-cell office:value-type="float" office:value="0.1975889" calcext:value-type="float">
            <text:p>0.1975889</text:p>
          </table:table-cell>
          <table:table-cell office:value-type="float" office:value="0.2501442" calcext:value-type="float">
            <text:p>0.2501442</text:p>
          </table:table-cell>
          <table:table-cell office:value-type="float" office:value="0.196291" calcext:value-type="float">
            <text:p>0.196291</text:p>
          </table:table-cell>
          <table:table-cell office:value-type="float" office:value="0.05207046" calcext:value-type="float">
            <text:p>0.05207046</text:p>
          </table:table-cell>
          <table:table-cell office:value-type="float" office:value="0.04117903" calcext:value-type="float">
            <text:p>0.04117903</text:p>
          </table:table-cell>
          <table:table-cell office:value-type="float" office:value="0.02300136" calcext:value-type="float">
            <text:p>0.02300136</text:p>
          </table:table-cell>
          <table:table-cell office:value-type="float" office:value="0.03022046" calcext:value-type="float">
            <text:p>0.03022046</text:p>
          </table:table-cell>
          <table:table-cell office:value-type="float" office:value="0.0782292" calcext:value-type="float">
            <text:p>0.0782292</text:p>
          </table:table-cell>
          <table:table-cell office:value-type="float" office:value="0.1536297" calcext:value-type="float">
            <text:p>0.1536297</text:p>
          </table:table-cell>
          <table:table-cell office:value-type="float" office:value="0.1595965" calcext:value-type="float">
            <text:p>0.1595965</text:p>
          </table:table-cell>
          <table:table-cell office:value-type="float" office:value="0.1684872" calcext:value-type="float">
            <text:p>0.1684872</text:p>
          </table:table-cell>
          <table:table-cell office:value-type="float" office:value="0.1746083" calcext:value-type="float">
            <text:p>0.1746083</text:p>
          </table:table-cell>
          <table:table-cell office:value-type="float" office:value="0.1889255" calcext:value-type="float">
            <text:p>0.1889255</text:p>
          </table:table-cell>
          <table:table-cell office:value-type="float" office:value="0.1923092" calcext:value-type="float">
            <text:p>0.1923092</text:p>
          </table:table-cell>
          <table:table-cell office:value-type="float" office:value="0" calcext:value-type="float">
            <text:p>0</text:p>
          </table:table-cell>
          <table:table-cell office:value-type="float" office:value="37.80016" calcext:value-type="float">
            <text:p>37.80016</text:p>
          </table:table-cell>
          <table:table-cell office:value-type="float" office:value="34.77164" calcext:value-type="float">
            <text:p>34.77164</text:p>
          </table:table-cell>
          <table:table-cell office:value-type="float" office:value="30.07849" calcext:value-type="float">
            <text:p>30.07849</text:p>
          </table:table-cell>
          <table:table-cell office:value-type="float" office:value="8.338634" calcext:value-type="float">
            <text:p>8.338634</text:p>
          </table:table-cell>
          <table:table-cell office:value-type="float" office:value="6.641229" calcext:value-type="float">
            <text:p>6.641229</text:p>
          </table:table-cell>
          <table:table-cell office:value-type="float" office:value="2.607924" calcext:value-type="float">
            <text:p>2.607924</text:p>
          </table:table-cell>
          <table:table-cell office:value-type="float" office:value="2.529553" calcext:value-type="float">
            <text:p>2.529553</text:p>
          </table:table-cell>
          <table:table-cell office:value-type="float" office:value="5.298022" calcext:value-type="float">
            <text:p>5.298022</text:p>
          </table:table-cell>
          <table:table-cell office:value-type="float" office:value="8.810022" calcext:value-type="float">
            <text:p>8.810022</text:p>
          </table:table-cell>
          <table:table-cell office:value-type="float" office:value="9.362363" calcext:value-type="float">
            <text:p>9.362363</text:p>
          </table:table-cell>
          <table:table-cell office:value-type="float" office:value="10.20189" calcext:value-type="float">
            <text:p>10.20189</text:p>
          </table:table-cell>
          <table:table-cell office:value-type="float" office:value="10.74689" calcext:value-type="float">
            <text:p>10.74689</text:p>
          </table:table-cell>
          <table:table-cell office:value-type="float" office:value="12.07714" calcext:value-type="float">
            <text:p>12.07714</text:p>
          </table:table-cell>
          <table:table-cell office:value-type="float" office:value="12.41837" calcext:value-type="float">
            <text:p>12.41837</text:p>
          </table:table-cell>
          <table:table-cell office:value-type="float" office:value="0" calcext:value-type="float">
            <text:p>0</text:p>
          </table:table-cell>
          <table:table-cell office:value-type="float" office:value="0.1364405" calcext:value-type="float">
            <text:p>0.1364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05068" calcext:value-type="float">
            <text:p>0.021050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6" calcext:value-type="float">
            <text:p>15022006</text:p>
          </table:table-cell>
          <table:table-cell office:value-type="float" office:value="3.349486" calcext:value-type="float">
            <text:p>3.349486</text:p>
          </table:table-cell>
          <table:table-cell office:value-type="float" office:value="135.3008" calcext:value-type="float">
            <text:p>135.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3621" calcext:value-type="float">
            <text:p>40.33621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320935" calcext:value-type="float">
            <text:p>-0.001320935</text:p>
          </table:table-cell>
          <table:table-cell office:value-type="float" office:value="1164.319" calcext:value-type="float">
            <text:p>1164.319</text:p>
          </table:table-cell>
          <table:table-cell office:value-type="float" office:value="1.332425" calcext:value-type="float">
            <text:p>1.332425</text:p>
          </table:table-cell>
          <table:table-cell office:value-type="float" office:value="0" calcext:value-type="float">
            <text:p>0</text:p>
          </table:table-cell>
          <table:table-cell office:value-type="float" office:value="0.2317501" calcext:value-type="float">
            <text:p>0.2317501</text:p>
          </table:table-cell>
          <table:table-cell office:value-type="float" office:value="0.2524993" calcext:value-type="float">
            <text:p>0.2524993</text:p>
          </table:table-cell>
          <table:table-cell office:value-type="float" office:value="0.1966094" calcext:value-type="float">
            <text:p>0.1966094</text:p>
          </table:table-cell>
          <table:table-cell office:value-type="float" office:value="0.0515551" calcext:value-type="float">
            <text:p>0.0515551</text:p>
          </table:table-cell>
          <table:table-cell office:value-type="float" office:value="0.04063906" calcext:value-type="float">
            <text:p>0.04063906</text:p>
          </table:table-cell>
          <table:table-cell office:value-type="float" office:value="0.02303419" calcext:value-type="float">
            <text:p>0.02303419</text:p>
          </table:table-cell>
          <table:table-cell office:value-type="float" office:value="0.03032926" calcext:value-type="float">
            <text:p>0.03032926</text:p>
          </table:table-cell>
          <table:table-cell office:value-type="float" office:value="0.07828318" calcext:value-type="float">
            <text:p>0.07828318</text:p>
          </table:table-cell>
          <table:table-cell office:value-type="float" office:value="0.1536767" calcext:value-type="float">
            <text:p>0.1536767</text:p>
          </table:table-cell>
          <table:table-cell office:value-type="float" office:value="0.1596362" calcext:value-type="float">
            <text:p>0.1596362</text:p>
          </table:table-cell>
          <table:table-cell office:value-type="float" office:value="0.1685259" calcext:value-type="float">
            <text:p>0.1685259</text:p>
          </table:table-cell>
          <table:table-cell office:value-type="float" office:value="0.1746401" calcext:value-type="float">
            <text:p>0.1746401</text:p>
          </table:table-cell>
          <table:table-cell office:value-type="float" office:value="0.1889427" calcext:value-type="float">
            <text:p>0.1889427</text:p>
          </table:table-cell>
          <table:table-cell office:value-type="float" office:value="0.1923263" calcext:value-type="float">
            <text:p>0.1923263</text:p>
          </table:table-cell>
          <table:table-cell office:value-type="float" office:value="0" calcext:value-type="float">
            <text:p>0</text:p>
          </table:table-cell>
          <table:table-cell office:value-type="float" office:value="37.78392" calcext:value-type="float">
            <text:p>37.78392</text:p>
          </table:table-cell>
          <table:table-cell office:value-type="float" office:value="34.75172" calcext:value-type="float">
            <text:p>34.75172</text:p>
          </table:table-cell>
          <table:table-cell office:value-type="float" office:value="30.05682" calcext:value-type="float">
            <text:p>30.05682</text:p>
          </table:table-cell>
          <table:table-cell office:value-type="float" office:value="8.332216" calcext:value-type="float">
            <text:p>8.332216</text:p>
          </table:table-cell>
          <table:table-cell office:value-type="float" office:value="6.635896" calcext:value-type="float">
            <text:p>6.635896</text:p>
          </table:table-cell>
          <table:table-cell office:value-type="float" office:value="2.607773" calcext:value-type="float">
            <text:p>2.607773</text:p>
          </table:table-cell>
          <table:table-cell office:value-type="float" office:value="2.530617" calcext:value-type="float">
            <text:p>2.530617</text:p>
          </table:table-cell>
          <table:table-cell office:value-type="float" office:value="5.301334" calcext:value-type="float">
            <text:p>5.301334</text:p>
          </table:table-cell>
          <table:table-cell office:value-type="float" office:value="8.814593" calcext:value-type="float">
            <text:p>8.814593</text:p>
          </table:table-cell>
          <table:table-cell office:value-type="float" office:value="9.366612" calcext:value-type="float">
            <text:p>9.366612</text:p>
          </table:table-cell>
          <table:table-cell office:value-type="float" office:value="10.20562" calcext:value-type="float">
            <text:p>10.20562</text:p>
          </table:table-cell>
          <table:table-cell office:value-type="float" office:value="10.75007" calcext:value-type="float">
            <text:p>10.75007</text:p>
          </table:table-cell>
          <table:table-cell office:value-type="float" office:value="12.07892" calcext:value-type="float">
            <text:p>12.07892</text:p>
          </table:table-cell>
          <table:table-cell office:value-type="float" office:value="12.42002" calcext:value-type="float">
            <text:p>12.42002</text:p>
          </table:table-cell>
          <table:table-cell office:value-type="float" office:value="0" calcext:value-type="float">
            <text:p>0</text:p>
          </table:table-cell>
          <table:table-cell office:value-type="float" office:value="0.1601097" calcext:value-type="float">
            <text:p>0.1601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1672" calcext:value-type="float">
            <text:p>0.021716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6" calcext:value-type="float">
            <text:p>16022006</text:p>
          </table:table-cell>
          <table:table-cell office:value-type="float" office:value="3.349136" calcext:value-type="float">
            <text:p>3.349136</text:p>
          </table:table-cell>
          <table:table-cell office:value-type="float" office:value="135.3005" calcext:value-type="float">
            <text:p>135.3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4489" calcext:value-type="float">
            <text:p>40.34489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320935" calcext:value-type="float">
            <text:p>-0.001320935</text:p>
          </table:table-cell>
          <table:table-cell office:value-type="float" office:value="1164.311" calcext:value-type="float">
            <text:p>1164.311</text:p>
          </table:table-cell>
          <table:table-cell office:value-type="float" office:value="1.332024" calcext:value-type="float">
            <text:p>1.332024</text:p>
          </table:table-cell>
          <table:table-cell office:value-type="float" office:value="0" calcext:value-type="float">
            <text:p>0</text:p>
          </table:table-cell>
          <table:table-cell office:value-type="float" office:value="0.2331354" calcext:value-type="float">
            <text:p>0.2331354</text:p>
          </table:table-cell>
          <table:table-cell office:value-type="float" office:value="0.2569519" calcext:value-type="float">
            <text:p>0.2569519</text:p>
          </table:table-cell>
          <table:table-cell office:value-type="float" office:value="0.1949179" calcext:value-type="float">
            <text:p>0.1949179</text:p>
          </table:table-cell>
          <table:table-cell office:value-type="float" office:value="0.05196396" calcext:value-type="float">
            <text:p>0.05196396</text:p>
          </table:table-cell>
          <table:table-cell office:value-type="float" office:value="0.04093841" calcext:value-type="float">
            <text:p>0.04093841</text:p>
          </table:table-cell>
          <table:table-cell office:value-type="float" office:value="0.02299828" calcext:value-type="float">
            <text:p>0.02299828</text:p>
          </table:table-cell>
          <table:table-cell office:value-type="float" office:value="0.03033232" calcext:value-type="float">
            <text:p>0.03033232</text:p>
          </table:table-cell>
          <table:table-cell office:value-type="float" office:value="0.07833327" calcext:value-type="float">
            <text:p>0.07833327</text:p>
          </table:table-cell>
          <table:table-cell office:value-type="float" office:value="0.15373" calcext:value-type="float">
            <text:p>0.15373</text:p>
          </table:table-cell>
          <table:table-cell office:value-type="float" office:value="0.159677" calcext:value-type="float">
            <text:p>0.159677</text:p>
          </table:table-cell>
          <table:table-cell office:value-type="float" office:value="0.1685646" calcext:value-type="float">
            <text:p>0.1685646</text:p>
          </table:table-cell>
          <table:table-cell office:value-type="float" office:value="0.1746716" calcext:value-type="float">
            <text:p>0.1746716</text:p>
          </table:table-cell>
          <table:table-cell office:value-type="float" office:value="0.1889617" calcext:value-type="float">
            <text:p>0.1889617</text:p>
          </table:table-cell>
          <table:table-cell office:value-type="float" office:value="0.1923439" calcext:value-type="float">
            <text:p>0.1923439</text:p>
          </table:table-cell>
          <table:table-cell office:value-type="float" office:value="0" calcext:value-type="float">
            <text:p>0</text:p>
          </table:table-cell>
          <table:table-cell office:value-type="float" office:value="37.7704" calcext:value-type="float">
            <text:p>37.7704</text:p>
          </table:table-cell>
          <table:table-cell office:value-type="float" office:value="34.73236" calcext:value-type="float">
            <text:p>34.73236</text:p>
          </table:table-cell>
          <table:table-cell office:value-type="float" office:value="30.035" calcext:value-type="float">
            <text:p>30.035</text:p>
          </table:table-cell>
          <table:table-cell office:value-type="float" office:value="8.325836" calcext:value-type="float">
            <text:p>8.325836</text:p>
          </table:table-cell>
          <table:table-cell office:value-type="float" office:value="6.630559" calcext:value-type="float">
            <text:p>6.630559</text:p>
          </table:table-cell>
          <table:table-cell office:value-type="float" office:value="2.607622" calcext:value-type="float">
            <text:p>2.607622</text:p>
          </table:table-cell>
          <table:table-cell office:value-type="float" office:value="2.531685" calcext:value-type="float">
            <text:p>2.531685</text:p>
          </table:table-cell>
          <table:table-cell office:value-type="float" office:value="5.304646" calcext:value-type="float">
            <text:p>5.304646</text:p>
          </table:table-cell>
          <table:table-cell office:value-type="float" office:value="8.819164" calcext:value-type="float">
            <text:p>8.819164</text:p>
          </table:table-cell>
          <table:table-cell office:value-type="float" office:value="9.370829" calcext:value-type="float">
            <text:p>9.370829</text:p>
          </table:table-cell>
          <table:table-cell office:value-type="float" office:value="10.20936" calcext:value-type="float">
            <text:p>10.20936</text:p>
          </table:table-cell>
          <table:table-cell office:value-type="float" office:value="10.75325" calcext:value-type="float">
            <text:p>10.75325</text:p>
          </table:table-cell>
          <table:table-cell office:value-type="float" office:value="12.08071" calcext:value-type="float">
            <text:p>12.08071</text:p>
          </table:table-cell>
          <table:table-cell office:value-type="float" office:value="12.42094" calcext:value-type="float">
            <text:p>12.42094</text:p>
          </table:table-cell>
          <table:table-cell office:value-type="float" office:value="0" calcext:value-type="float">
            <text:p>0</text:p>
          </table:table-cell>
          <table:table-cell office:value-type="float" office:value="0.1451003" calcext:value-type="float">
            <text:p>0.1451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25759" calcext:value-type="float">
            <text:p>0.022257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6" calcext:value-type="float">
            <text:p>17022006</text:p>
          </table:table-cell>
          <table:table-cell office:value-type="float" office:value="3.348824" calcext:value-type="float">
            <text:p>3.348824</text:p>
          </table:table-cell>
          <table:table-cell office:value-type="float" office:value="135.3003" calcext:value-type="float">
            <text:p>135.3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5382" calcext:value-type="float">
            <text:p>40.35382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477496" calcext:value-type="float">
            <text:p>-0.001477496</text:p>
          </table:table-cell>
          <table:table-cell office:value-type="float" office:value="1164.303" calcext:value-type="float">
            <text:p>1164.303</text:p>
          </table:table-cell>
          <table:table-cell office:value-type="float" office:value="1.331557" calcext:value-type="float">
            <text:p>1.331557</text:p>
          </table:table-cell>
          <table:table-cell office:value-type="float" office:value="0" calcext:value-type="float">
            <text:p>0</text:p>
          </table:table-cell>
          <table:table-cell office:value-type="float" office:value="0.2325795" calcext:value-type="float">
            <text:p>0.2325795</text:p>
          </table:table-cell>
          <table:table-cell office:value-type="float" office:value="0.2670196" calcext:value-type="float">
            <text:p>0.2670196</text:p>
          </table:table-cell>
          <table:table-cell office:value-type="float" office:value="0.1988683" calcext:value-type="float">
            <text:p>0.1988683</text:p>
          </table:table-cell>
          <table:table-cell office:value-type="float" office:value="0.05244358" calcext:value-type="float">
            <text:p>0.05244358</text:p>
          </table:table-cell>
          <table:table-cell office:value-type="float" office:value="0.04136939" calcext:value-type="float">
            <text:p>0.04136939</text:p>
          </table:table-cell>
          <table:table-cell office:value-type="float" office:value="0.02296051" calcext:value-type="float">
            <text:p>0.02296051</text:p>
          </table:table-cell>
          <table:table-cell office:value-type="float" office:value="0.03027052" calcext:value-type="float">
            <text:p>0.03027052</text:p>
          </table:table-cell>
          <table:table-cell office:value-type="float" office:value="0.07835058" calcext:value-type="float">
            <text:p>0.07835058</text:p>
          </table:table-cell>
          <table:table-cell office:value-type="float" office:value="0.1537781" calcext:value-type="float">
            <text:p>0.1537781</text:p>
          </table:table-cell>
          <table:table-cell office:value-type="float" office:value="0.1597189" calcext:value-type="float">
            <text:p>0.1597189</text:p>
          </table:table-cell>
          <table:table-cell office:value-type="float" office:value="0.1686032" calcext:value-type="float">
            <text:p>0.1686032</text:p>
          </table:table-cell>
          <table:table-cell office:value-type="float" office:value="0.1747132" calcext:value-type="float">
            <text:p>0.1747132</text:p>
          </table:table-cell>
          <table:table-cell office:value-type="float" office:value="0.1890129" calcext:value-type="float">
            <text:p>0.1890129</text:p>
          </table:table-cell>
          <table:table-cell office:value-type="float" office:value="0.1923507" calcext:value-type="float">
            <text:p>0.1923507</text:p>
          </table:table-cell>
          <table:table-cell office:value-type="float" office:value="0" calcext:value-type="float">
            <text:p>0</text:p>
          </table:table-cell>
          <table:table-cell office:value-type="float" office:value="37.75747" calcext:value-type="float">
            <text:p>37.75747</text:p>
          </table:table-cell>
          <table:table-cell office:value-type="float" office:value="34.71708" calcext:value-type="float">
            <text:p>34.71708</text:p>
          </table:table-cell>
          <table:table-cell office:value-type="float" office:value="30.01378" calcext:value-type="float">
            <text:p>30.01378</text:p>
          </table:table-cell>
          <table:table-cell office:value-type="float" office:value="8.319669" calcext:value-type="float">
            <text:p>8.319669</text:p>
          </table:table-cell>
          <table:table-cell office:value-type="float" office:value="6.625398" calcext:value-type="float">
            <text:p>6.625398</text:p>
          </table:table-cell>
          <table:table-cell office:value-type="float" office:value="2.607464" calcext:value-type="float">
            <text:p>2.607464</text:p>
          </table:table-cell>
          <table:table-cell office:value-type="float" office:value="2.532747" calcext:value-type="float">
            <text:p>2.532747</text:p>
          </table:table-cell>
          <table:table-cell office:value-type="float" office:value="5.307959" calcext:value-type="float">
            <text:p>5.307959</text:p>
          </table:table-cell>
          <table:table-cell office:value-type="float" office:value="8.823735" calcext:value-type="float">
            <text:p>8.823735</text:p>
          </table:table-cell>
          <table:table-cell office:value-type="float" office:value="9.375005" calcext:value-type="float">
            <text:p>9.375005</text:p>
          </table:table-cell>
          <table:table-cell office:value-type="float" office:value="10.21309" calcext:value-type="float">
            <text:p>10.21309</text:p>
          </table:table-cell>
          <table:table-cell office:value-type="float" office:value="10.75642" calcext:value-type="float">
            <text:p>10.75642</text:p>
          </table:table-cell>
          <table:table-cell office:value-type="float" office:value="12.08256" calcext:value-type="float">
            <text:p>12.08256</text:p>
          </table:table-cell>
          <table:table-cell office:value-type="float" office:value="12.41854" calcext:value-type="float">
            <text:p>12.41854</text:p>
          </table:table-cell>
          <table:table-cell office:value-type="float" office:value="0" calcext:value-type="float">
            <text:p>0</text:p>
          </table:table-cell>
          <table:table-cell office:value-type="float" office:value="0.1270612" calcext:value-type="float">
            <text:p>0.1270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76072" calcext:value-type="float">
            <text:p>0.022760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6" calcext:value-type="float">
            <text:p>18022006</text:p>
          </table:table-cell>
          <table:table-cell office:value-type="float" office:value="3.34849" calcext:value-type="float">
            <text:p>3.34849</text:p>
          </table:table-cell>
          <table:table-cell office:value-type="float" office:value="135.3" calcext:value-type="float">
            <text:p>13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6292" calcext:value-type="float">
            <text:p>40.36292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633359" calcext:value-type="float">
            <text:p>-0.001633359</text:p>
          </table:table-cell>
          <table:table-cell office:value-type="float" office:value="1164.295" calcext:value-type="float">
            <text:p>1164.295</text:p>
          </table:table-cell>
          <table:table-cell office:value-type="float" office:value="1.331005" calcext:value-type="float">
            <text:p>1.331005</text:p>
          </table:table-cell>
          <table:table-cell office:value-type="float" office:value="0" calcext:value-type="float">
            <text:p>0</text:p>
          </table:table-cell>
          <table:table-cell office:value-type="float" office:value="0.2333226" calcext:value-type="float">
            <text:p>0.2333226</text:p>
          </table:table-cell>
          <table:table-cell office:value-type="float" office:value="0.2546542" calcext:value-type="float">
            <text:p>0.2546542</text:p>
          </table:table-cell>
          <table:table-cell office:value-type="float" office:value="0.204546" calcext:value-type="float">
            <text:p>0.204546</text:p>
          </table:table-cell>
          <table:table-cell office:value-type="float" office:value="0.05262963" calcext:value-type="float">
            <text:p>0.05262963</text:p>
          </table:table-cell>
          <table:table-cell office:value-type="float" office:value="0.04156005" calcext:value-type="float">
            <text:p>0.04156005</text:p>
          </table:table-cell>
          <table:table-cell office:value-type="float" office:value="0.02294397" calcext:value-type="float">
            <text:p>0.02294397</text:p>
          </table:table-cell>
          <table:table-cell office:value-type="float" office:value="0.03021962" calcext:value-type="float">
            <text:p>0.03021962</text:p>
          </table:table-cell>
          <table:table-cell office:value-type="float" office:value="0.07835335" calcext:value-type="float">
            <text:p>0.07835335</text:p>
          </table:table-cell>
          <table:table-cell office:value-type="float" office:value="0.153818" calcext:value-type="float">
            <text:p>0.153818</text:p>
          </table:table-cell>
          <table:table-cell office:value-type="float" office:value="0.1597604" calcext:value-type="float">
            <text:p>0.1597604</text:p>
          </table:table-cell>
          <table:table-cell office:value-type="float" office:value="0.1686423" calcext:value-type="float">
            <text:p>0.1686423</text:p>
          </table:table-cell>
          <table:table-cell office:value-type="float" office:value="0.1747448" calcext:value-type="float">
            <text:p>0.1747448</text:p>
          </table:table-cell>
          <table:table-cell office:value-type="float" office:value="0.1890075" calcext:value-type="float">
            <text:p>0.1890075</text:p>
          </table:table-cell>
          <table:table-cell office:value-type="float" office:value="0.1923768" calcext:value-type="float">
            <text:p>0.1923768</text:p>
          </table:table-cell>
          <table:table-cell office:value-type="float" office:value="0" calcext:value-type="float">
            <text:p>0</text:p>
          </table:table-cell>
          <table:table-cell office:value-type="float" office:value="37.74517" calcext:value-type="float">
            <text:p>37.74517</text:p>
          </table:table-cell>
          <table:table-cell office:value-type="float" office:value="34.70135" calcext:value-type="float">
            <text:p>34.70135</text:p>
          </table:table-cell>
          <table:table-cell office:value-type="float" office:value="29.99668" calcext:value-type="float">
            <text:p>29.99668</text:p>
          </table:table-cell>
          <table:table-cell office:value-type="float" office:value="8.313665" calcext:value-type="float">
            <text:p>8.313665</text:p>
          </table:table-cell>
          <table:table-cell office:value-type="float" office:value="6.620366" calcext:value-type="float">
            <text:p>6.620366</text:p>
          </table:table-cell>
          <table:table-cell office:value-type="float" office:value="2.607293" calcext:value-type="float">
            <text:p>2.607293</text:p>
          </table:table-cell>
          <table:table-cell office:value-type="float" office:value="2.533794" calcext:value-type="float">
            <text:p>2.533794</text:p>
          </table:table-cell>
          <table:table-cell office:value-type="float" office:value="5.31126" calcext:value-type="float">
            <text:p>5.31126</text:p>
          </table:table-cell>
          <table:table-cell office:value-type="float" office:value="8.828306" calcext:value-type="float">
            <text:p>8.828306</text:p>
          </table:table-cell>
          <table:table-cell office:value-type="float" office:value="9.37918" calcext:value-type="float">
            <text:p>9.37918</text:p>
          </table:table-cell>
          <table:table-cell office:value-type="float" office:value="10.21682" calcext:value-type="float">
            <text:p>10.21682</text:p>
          </table:table-cell>
          <table:table-cell office:value-type="float" office:value="10.7596" calcext:value-type="float">
            <text:p>10.7596</text:p>
          </table:table-cell>
          <table:table-cell office:value-type="float" office:value="12.08438" calcext:value-type="float">
            <text:p>12.08438</text:p>
          </table:table-cell>
          <table:table-cell office:value-type="float" office:value="12.41646" calcext:value-type="float">
            <text:p>12.41646</text:p>
          </table:table-cell>
          <table:table-cell office:value-type="float" office:value="0" calcext:value-type="float">
            <text:p>0</text:p>
          </table:table-cell>
          <table:table-cell office:value-type="float" office:value="0.1204586" calcext:value-type="float">
            <text:p>0.1204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27918" calcext:value-type="float">
            <text:p>0.023279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6" calcext:value-type="float">
            <text:p>19022006</text:p>
          </table:table-cell>
          <table:table-cell office:value-type="float" office:value="3.348121" calcext:value-type="float">
            <text:p>3.348121</text:p>
          </table:table-cell>
          <table:table-cell office:value-type="float" office:value="135.2998" calcext:value-type="float">
            <text:p>135.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7206" calcext:value-type="float">
            <text:p>40.37206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702477" calcext:value-type="float">
            <text:p>-0.001702477</text:p>
          </table:table-cell>
          <table:table-cell office:value-type="float" office:value="1164.286" calcext:value-type="float">
            <text:p>1164.286</text:p>
          </table:table-cell>
          <table:table-cell office:value-type="float" office:value="1.33036" calcext:value-type="float">
            <text:p>1.33036</text:p>
          </table:table-cell>
          <table:table-cell office:value-type="float" office:value="0" calcext:value-type="float">
            <text:p>0</text:p>
          </table:table-cell>
          <table:table-cell office:value-type="float" office:value="0.2349717" calcext:value-type="float">
            <text:p>0.2349717</text:p>
          </table:table-cell>
          <table:table-cell office:value-type="float" office:value="0.2462171" calcext:value-type="float">
            <text:p>0.2462171</text:p>
          </table:table-cell>
          <table:table-cell office:value-type="float" office:value="0.2031718" calcext:value-type="float">
            <text:p>0.2031718</text:p>
          </table:table-cell>
          <table:table-cell office:value-type="float" office:value="0.05262569" calcext:value-type="float">
            <text:p>0.05262569</text:p>
          </table:table-cell>
          <table:table-cell office:value-type="float" office:value="0.04164281" calcext:value-type="float">
            <text:p>0.04164281</text:p>
          </table:table-cell>
          <table:table-cell office:value-type="float" office:value="0.02293473" calcext:value-type="float">
            <text:p>0.02293473</text:p>
          </table:table-cell>
          <table:table-cell office:value-type="float" office:value="0.03019657" calcext:value-type="float">
            <text:p>0.03019657</text:p>
          </table:table-cell>
          <table:table-cell office:value-type="float" office:value="0.07835881" calcext:value-type="float">
            <text:p>0.07835881</text:p>
          </table:table-cell>
          <table:table-cell office:value-type="float" office:value="0.1538533" calcext:value-type="float">
            <text:p>0.1538533</text:p>
          </table:table-cell>
          <table:table-cell office:value-type="float" office:value="0.1598014" calcext:value-type="float">
            <text:p>0.1598014</text:p>
          </table:table-cell>
          <table:table-cell office:value-type="float" office:value="0.1686814" calcext:value-type="float">
            <text:p>0.1686814</text:p>
          </table:table-cell>
          <table:table-cell office:value-type="float" office:value="0.1747743" calcext:value-type="float">
            <text:p>0.1747743</text:p>
          </table:table-cell>
          <table:table-cell office:value-type="float" office:value="0.1890198" calcext:value-type="float">
            <text:p>0.1890198</text:p>
          </table:table-cell>
          <table:table-cell office:value-type="float" office:value="0.1923948" calcext:value-type="float">
            <text:p>0.1923948</text:p>
          </table:table-cell>
          <table:table-cell office:value-type="float" office:value="0" calcext:value-type="float">
            <text:p>0</text:p>
          </table:table-cell>
          <table:table-cell office:value-type="float" office:value="37.73332" calcext:value-type="float">
            <text:p>37.73332</text:p>
          </table:table-cell>
          <table:table-cell office:value-type="float" office:value="34.68386" calcext:value-type="float">
            <text:p>34.68386</text:p>
          </table:table-cell>
          <table:table-cell office:value-type="float" office:value="29.98198" calcext:value-type="float">
            <text:p>29.98198</text:p>
          </table:table-cell>
          <table:table-cell office:value-type="float" office:value="8.307737" calcext:value-type="float">
            <text:p>8.307737</text:p>
          </table:table-cell>
          <table:table-cell office:value-type="float" office:value="6.615402" calcext:value-type="float">
            <text:p>6.615402</text:p>
          </table:table-cell>
          <table:table-cell office:value-type="float" office:value="2.607122" calcext:value-type="float">
            <text:p>2.607122</text:p>
          </table:table-cell>
          <table:table-cell office:value-type="float" office:value="2.534824" calcext:value-type="float">
            <text:p>2.534824</text:p>
          </table:table-cell>
          <table:table-cell office:value-type="float" office:value="5.314541" calcext:value-type="float">
            <text:p>5.314541</text:p>
          </table:table-cell>
          <table:table-cell office:value-type="float" office:value="8.832877" calcext:value-type="float">
            <text:p>8.832877</text:p>
          </table:table-cell>
          <table:table-cell office:value-type="float" office:value="9.383358" calcext:value-type="float">
            <text:p>9.383358</text:p>
          </table:table-cell>
          <table:table-cell office:value-type="float" office:value="10.22056" calcext:value-type="float">
            <text:p>10.22056</text:p>
          </table:table-cell>
          <table:table-cell office:value-type="float" office:value="10.76279" calcext:value-type="float">
            <text:p>10.76279</text:p>
          </table:table-cell>
          <table:table-cell office:value-type="float" office:value="12.08616" calcext:value-type="float">
            <text:p>12.08616</text:p>
          </table:table-cell>
          <table:table-cell office:value-type="float" office:value="12.41624" calcext:value-type="float">
            <text:p>12.41624</text:p>
          </table:table-cell>
          <table:table-cell office:value-type="float" office:value="0" calcext:value-type="float">
            <text:p>0</text:p>
          </table:table-cell>
          <table:table-cell office:value-type="float" office:value="0.1203629" calcext:value-type="float">
            <text:p>0.1203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82414" calcext:value-type="float">
            <text:p>0.023824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6" calcext:value-type="float">
            <text:p>20022006</text:p>
          </table:table-cell>
          <table:table-cell office:value-type="float" office:value="3.347543" calcext:value-type="float">
            <text:p>3.347543</text:p>
          </table:table-cell>
          <table:table-cell office:value-type="float" office:value="135.2996" calcext:value-type="float">
            <text:p>135.2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8103" calcext:value-type="float">
            <text:p>40.38103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702477" calcext:value-type="float">
            <text:p>-0.001702477</text:p>
          </table:table-cell>
          <table:table-cell office:value-type="float" office:value="1164.278" calcext:value-type="float">
            <text:p>1164.278</text:p>
          </table:table-cell>
          <table:table-cell office:value-type="float" office:value="1.329365" calcext:value-type="float">
            <text:p>1.329365</text:p>
          </table:table-cell>
          <table:table-cell office:value-type="float" office:value="0" calcext:value-type="float">
            <text:p>0</text:p>
          </table:table-cell>
          <table:table-cell office:value-type="float" office:value="0.2414468" calcext:value-type="float">
            <text:p>0.2414468</text:p>
          </table:table-cell>
          <table:table-cell office:value-type="float" office:value="0.239868" calcext:value-type="float">
            <text:p>0.239868</text:p>
          </table:table-cell>
          <table:table-cell office:value-type="float" office:value="0.1925341" calcext:value-type="float">
            <text:p>0.1925341</text:p>
          </table:table-cell>
          <table:table-cell office:value-type="float" office:value="0.05258289" calcext:value-type="float">
            <text:p>0.05258289</text:p>
          </table:table-cell>
          <table:table-cell office:value-type="float" office:value="0.04168632" calcext:value-type="float">
            <text:p>0.04168632</text:p>
          </table:table-cell>
          <table:table-cell office:value-type="float" office:value="0.02293285" calcext:value-type="float">
            <text:p>0.02293285</text:p>
          </table:table-cell>
          <table:table-cell office:value-type="float" office:value="0.03018872" calcext:value-type="float">
            <text:p>0.03018872</text:p>
          </table:table-cell>
          <table:table-cell office:value-type="float" office:value="0.07836934" calcext:value-type="float">
            <text:p>0.07836934</text:p>
          </table:table-cell>
          <table:table-cell office:value-type="float" office:value="0.1538872" calcext:value-type="float">
            <text:p>0.1538872</text:p>
          </table:table-cell>
          <table:table-cell office:value-type="float" office:value="0.1598412" calcext:value-type="float">
            <text:p>0.1598412</text:p>
          </table:table-cell>
          <table:table-cell office:value-type="float" office:value="0.1687199" calcext:value-type="float">
            <text:p>0.1687199</text:p>
          </table:table-cell>
          <table:table-cell office:value-type="float" office:value="0.1748049" calcext:value-type="float">
            <text:p>0.1748049</text:p>
          </table:table-cell>
          <table:table-cell office:value-type="float" office:value="0.18904" calcext:value-type="float">
            <text:p>0.18904</text:p>
          </table:table-cell>
          <table:table-cell office:value-type="float" office:value="0.1924123" calcext:value-type="float">
            <text:p>0.1924123</text:p>
          </table:table-cell>
          <table:table-cell office:value-type="float" office:value="0" calcext:value-type="float">
            <text:p>0</text:p>
          </table:table-cell>
          <table:table-cell office:value-type="float" office:value="37.72208" calcext:value-type="float">
            <text:p>37.72208</text:p>
          </table:table-cell>
          <table:table-cell office:value-type="float" office:value="34.66401" calcext:value-type="float">
            <text:p>34.66401</text:p>
          </table:table-cell>
          <table:table-cell office:value-type="float" office:value="29.96595" calcext:value-type="float">
            <text:p>29.96595</text:p>
          </table:table-cell>
          <table:table-cell office:value-type="float" office:value="8.301817" calcext:value-type="float">
            <text:p>8.301817</text:p>
          </table:table-cell>
          <table:table-cell office:value-type="float" office:value="6.610484" calcext:value-type="float">
            <text:p>6.610484</text:p>
          </table:table-cell>
          <table:table-cell office:value-type="float" office:value="2.606951" calcext:value-type="float">
            <text:p>2.606951</text:p>
          </table:table-cell>
          <table:table-cell office:value-type="float" office:value="2.535851" calcext:value-type="float">
            <text:p>2.535851</text:p>
          </table:table-cell>
          <table:table-cell office:value-type="float" office:value="5.317823" calcext:value-type="float">
            <text:p>5.317823</text:p>
          </table:table-cell>
          <table:table-cell office:value-type="float" office:value="8.837448" calcext:value-type="float">
            <text:p>8.837448</text:p>
          </table:table-cell>
          <table:table-cell office:value-type="float" office:value="9.387533" calcext:value-type="float">
            <text:p>9.387533</text:p>
          </table:table-cell>
          <table:table-cell office:value-type="float" office:value="10.22429" calcext:value-type="float">
            <text:p>10.22429</text:p>
          </table:table-cell>
          <table:table-cell office:value-type="float" office:value="10.76596" calcext:value-type="float">
            <text:p>10.76596</text:p>
          </table:table-cell>
          <table:table-cell office:value-type="float" office:value="12.08794" calcext:value-type="float">
            <text:p>12.08794</text:p>
          </table:table-cell>
          <table:table-cell office:value-type="float" office:value="12.42029" calcext:value-type="float">
            <text:p>12.42029</text:p>
          </table:table-cell>
          <table:table-cell office:value-type="float" office:value="0" calcext:value-type="float">
            <text:p>0</text:p>
          </table:table-cell>
          <table:table-cell office:value-type="float" office:value="0.1927416" calcext:value-type="float">
            <text:p>0.1927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53507" calcext:value-type="float">
            <text:p>0.024535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6" calcext:value-type="float">
            <text:p>21022006</text:p>
          </table:table-cell>
          <table:table-cell office:value-type="float" office:value="3.346941" calcext:value-type="float">
            <text:p>3.346941</text:p>
          </table:table-cell>
          <table:table-cell office:value-type="float" office:value="135.2994" calcext:value-type="float">
            <text:p>135.2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8987" calcext:value-type="float">
            <text:p>40.38987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702477" calcext:value-type="float">
            <text:p>-0.001702477</text:p>
          </table:table-cell>
          <table:table-cell office:value-type="float" office:value="1164.269" calcext:value-type="float">
            <text:p>1164.269</text:p>
          </table:table-cell>
          <table:table-cell office:value-type="float" office:value="1.328369" calcext:value-type="float">
            <text:p>1.328369</text:p>
          </table:table-cell>
          <table:table-cell office:value-type="float" office:value="0" calcext:value-type="float">
            <text:p>0</text:p>
          </table:table-cell>
          <table:table-cell office:value-type="float" office:value="0.242912" calcext:value-type="float">
            <text:p>0.242912</text:p>
          </table:table-cell>
          <table:table-cell office:value-type="float" office:value="0.2462679" calcext:value-type="float">
            <text:p>0.2462679</text:p>
          </table:table-cell>
          <table:table-cell office:value-type="float" office:value="0.1850717" calcext:value-type="float">
            <text:p>0.1850717</text:p>
          </table:table-cell>
          <table:table-cell office:value-type="float" office:value="0.05259638" calcext:value-type="float">
            <text:p>0.05259638</text:p>
          </table:table-cell>
          <table:table-cell office:value-type="float" office:value="0.04168111" calcext:value-type="float">
            <text:p>0.04168111</text:p>
          </table:table-cell>
          <table:table-cell office:value-type="float" office:value="0.02293956" calcext:value-type="float">
            <text:p>0.02293956</text:p>
          </table:table-cell>
          <table:table-cell office:value-type="float" office:value="0.03019748" calcext:value-type="float">
            <text:p>0.03019748</text:p>
          </table:table-cell>
          <table:table-cell office:value-type="float" office:value="0.07838687" calcext:value-type="float">
            <text:p>0.07838687</text:p>
          </table:table-cell>
          <table:table-cell office:value-type="float" office:value="0.1539221" calcext:value-type="float">
            <text:p>0.1539221</text:p>
          </table:table-cell>
          <table:table-cell office:value-type="float" office:value="0.1598805" calcext:value-type="float">
            <text:p>0.1598805</text:p>
          </table:table-cell>
          <table:table-cell office:value-type="float" office:value="0.1687584" calcext:value-type="float">
            <text:p>0.1687584</text:p>
          </table:table-cell>
          <table:table-cell office:value-type="float" office:value="0.1748367" calcext:value-type="float">
            <text:p>0.1748367</text:p>
          </table:table-cell>
          <table:table-cell office:value-type="float" office:value="0.1890597" calcext:value-type="float">
            <text:p>0.1890597</text:p>
          </table:table-cell>
          <table:table-cell office:value-type="float" office:value="0.1924299" calcext:value-type="float">
            <text:p>0.1924299</text:p>
          </table:table-cell>
          <table:table-cell office:value-type="float" office:value="0" calcext:value-type="float">
            <text:p>0</text:p>
          </table:table-cell>
          <table:table-cell office:value-type="float" office:value="37.71116" calcext:value-type="float">
            <text:p>37.71116</text:p>
          </table:table-cell>
          <table:table-cell office:value-type="float" office:value="34.64474" calcext:value-type="float">
            <text:p>34.64474</text:p>
          </table:table-cell>
          <table:table-cell office:value-type="float" office:value="29.94641" calcext:value-type="float">
            <text:p>29.94641</text:p>
          </table:table-cell>
          <table:table-cell office:value-type="float" office:value="8.295908" calcext:value-type="float">
            <text:p>8.295908</text:p>
          </table:table-cell>
          <table:table-cell office:value-type="float" office:value="6.605592" calcext:value-type="float">
            <text:p>6.605592</text:p>
          </table:table-cell>
          <table:table-cell office:value-type="float" office:value="2.606779" calcext:value-type="float">
            <text:p>2.606779</text:p>
          </table:table-cell>
          <table:table-cell office:value-type="float" office:value="2.536876" calcext:value-type="float">
            <text:p>2.536876</text:p>
          </table:table-cell>
          <table:table-cell office:value-type="float" office:value="5.321105" calcext:value-type="float">
            <text:p>5.321105</text:p>
          </table:table-cell>
          <table:table-cell office:value-type="float" office:value="8.842018" calcext:value-type="float">
            <text:p>8.842018</text:p>
          </table:table-cell>
          <table:table-cell office:value-type="float" office:value="9.39171" calcext:value-type="float">
            <text:p>9.39171</text:p>
          </table:table-cell>
          <table:table-cell office:value-type="float" office:value="10.22802" calcext:value-type="float">
            <text:p>10.22802</text:p>
          </table:table-cell>
          <table:table-cell office:value-type="float" office:value="10.76914" calcext:value-type="float">
            <text:p>10.76914</text:p>
          </table:table-cell>
          <table:table-cell office:value-type="float" office:value="12.08973" calcext:value-type="float">
            <text:p>12.08973</text:p>
          </table:table-cell>
          <table:table-cell office:value-type="float" office:value="12.42468" calcext:value-type="float">
            <text:p>12.42468</text:p>
          </table:table-cell>
          <table:table-cell office:value-type="float" office:value="0" calcext:value-type="float">
            <text:p>0</text:p>
          </table:table-cell>
          <table:table-cell office:value-type="float" office:value="0.2421139" calcext:value-type="float">
            <text:p>0.2421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26489" calcext:value-type="float">
            <text:p>0.025264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6" calcext:value-type="float">
            <text:p>22022006</text:p>
          </table:table-cell>
          <table:table-cell office:value-type="float" office:value="3.346272" calcext:value-type="float">
            <text:p>3.346272</text:p>
          </table:table-cell>
          <table:table-cell office:value-type="float" office:value="135.2992" calcext:value-type="float">
            <text:p>135.2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9856" calcext:value-type="float">
            <text:p>40.39856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702477" calcext:value-type="float">
            <text:p>-0.001702477</text:p>
          </table:table-cell>
          <table:table-cell office:value-type="float" office:value="1164.261" calcext:value-type="float">
            <text:p>1164.261</text:p>
          </table:table-cell>
          <table:table-cell office:value-type="float" office:value="1.327308" calcext:value-type="float">
            <text:p>1.327308</text:p>
          </table:table-cell>
          <table:table-cell office:value-type="float" office:value="0" calcext:value-type="float">
            <text:p>0</text:p>
          </table:table-cell>
          <table:table-cell office:value-type="float" office:value="0.2440871" calcext:value-type="float">
            <text:p>0.2440871</text:p>
          </table:table-cell>
          <table:table-cell office:value-type="float" office:value="0.2493265" calcext:value-type="float">
            <text:p>0.2493265</text:p>
          </table:table-cell>
          <table:table-cell office:value-type="float" office:value="0.1817693" calcext:value-type="float">
            <text:p>0.1817693</text:p>
          </table:table-cell>
          <table:table-cell office:value-type="float" office:value="0.05254975" calcext:value-type="float">
            <text:p>0.05254975</text:p>
          </table:table-cell>
          <table:table-cell office:value-type="float" office:value="0.04165853" calcext:value-type="float">
            <text:p>0.04165853</text:p>
          </table:table-cell>
          <table:table-cell office:value-type="float" office:value="0.0229488" calcext:value-type="float">
            <text:p>0.0229488</text:p>
          </table:table-cell>
          <table:table-cell office:value-type="float" office:value="0.03021542" calcext:value-type="float">
            <text:p>0.03021542</text:p>
          </table:table-cell>
          <table:table-cell office:value-type="float" office:value="0.07841117" calcext:value-type="float">
            <text:p>0.07841117</text:p>
          </table:table-cell>
          <table:table-cell office:value-type="float" office:value="0.1539592" calcext:value-type="float">
            <text:p>0.1539592</text:p>
          </table:table-cell>
          <table:table-cell office:value-type="float" office:value="0.1599197" calcext:value-type="float">
            <text:p>0.1599197</text:p>
          </table:table-cell>
          <table:table-cell office:value-type="float" office:value="0.1687969" calcext:value-type="float">
            <text:p>0.1687969</text:p>
          </table:table-cell>
          <table:table-cell office:value-type="float" office:value="0.1748687" calcext:value-type="float">
            <text:p>0.1748687</text:p>
          </table:table-cell>
          <table:table-cell office:value-type="float" office:value="0.1890793" calcext:value-type="float">
            <text:p>0.1890793</text:p>
          </table:table-cell>
          <table:table-cell office:value-type="float" office:value="0.1924474" calcext:value-type="float">
            <text:p>0.1924474</text:p>
          </table:table-cell>
          <table:table-cell office:value-type="float" office:value="0" calcext:value-type="float">
            <text:p>0</text:p>
          </table:table-cell>
          <table:table-cell office:value-type="float" office:value="37.70028" calcext:value-type="float">
            <text:p>37.70028</text:p>
          </table:table-cell>
          <table:table-cell office:value-type="float" office:value="34.62646" calcext:value-type="float">
            <text:p>34.62646</text:p>
          </table:table-cell>
          <table:table-cell office:value-type="float" office:value="29.9235" calcext:value-type="float">
            <text:p>29.9235</text:p>
          </table:table-cell>
          <table:table-cell office:value-type="float" office:value="8.290042" calcext:value-type="float">
            <text:p>8.290042</text:p>
          </table:table-cell>
          <table:table-cell office:value-type="float" office:value="6.600724" calcext:value-type="float">
            <text:p>6.600724</text:p>
          </table:table-cell>
          <table:table-cell office:value-type="float" office:value="2.606611" calcext:value-type="float">
            <text:p>2.606611</text:p>
          </table:table-cell>
          <table:table-cell office:value-type="float" office:value="2.537896" calcext:value-type="float">
            <text:p>2.537896</text:p>
          </table:table-cell>
          <table:table-cell office:value-type="float" office:value="5.324368" calcext:value-type="float">
            <text:p>5.324368</text:p>
          </table:table-cell>
          <table:table-cell office:value-type="float" office:value="8.846589" calcext:value-type="float">
            <text:p>8.846589</text:p>
          </table:table-cell>
          <table:table-cell office:value-type="float" office:value="9.395887" calcext:value-type="float">
            <text:p>9.395887</text:p>
          </table:table-cell>
          <table:table-cell office:value-type="float" office:value="10.23176" calcext:value-type="float">
            <text:p>10.23176</text:p>
          </table:table-cell>
          <table:table-cell office:value-type="float" office:value="10.77232" calcext:value-type="float">
            <text:p>10.77232</text:p>
          </table:table-cell>
          <table:table-cell office:value-type="float" office:value="12.09151" calcext:value-type="float">
            <text:p>12.09151</text:p>
          </table:table-cell>
          <table:table-cell office:value-type="float" office:value="12.42979" calcext:value-type="float">
            <text:p>12.42979</text:p>
          </table:table-cell>
          <table:table-cell office:value-type="float" office:value="0" calcext:value-type="float">
            <text:p>0</text:p>
          </table:table-cell>
          <table:table-cell office:value-type="float" office:value="0.2944645" calcext:value-type="float">
            <text:p>0.2944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044" calcext:value-type="float">
            <text:p>0.0260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6" calcext:value-type="float">
            <text:p>23022006</text:p>
          </table:table-cell>
          <table:table-cell office:value-type="float" office:value="3.345738" calcext:value-type="float">
            <text:p>3.345738</text:p>
          </table:table-cell>
          <table:table-cell office:value-type="float" office:value="135.299" calcext:value-type="float">
            <text:p>135.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0716" calcext:value-type="float">
            <text:p>40.40716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702477" calcext:value-type="float">
            <text:p>-0.001702477</text:p>
          </table:table-cell>
          <table:table-cell office:value-type="float" office:value="1164.253" calcext:value-type="float">
            <text:p>1164.253</text:p>
          </table:table-cell>
          <table:table-cell office:value-type="float" office:value="1.32652" calcext:value-type="float">
            <text:p>1.32652</text:p>
          </table:table-cell>
          <table:table-cell office:value-type="float" office:value="0" calcext:value-type="float">
            <text:p>0</text:p>
          </table:table-cell>
          <table:table-cell office:value-type="float" office:value="0.2432463" calcext:value-type="float">
            <text:p>0.2432463</text:p>
          </table:table-cell>
          <table:table-cell office:value-type="float" office:value="0.2504458" calcext:value-type="float">
            <text:p>0.2504458</text:p>
          </table:table-cell>
          <table:table-cell office:value-type="float" office:value="0.1873661" calcext:value-type="float">
            <text:p>0.1873661</text:p>
          </table:table-cell>
          <table:table-cell office:value-type="float" office:value="0.0526512" calcext:value-type="float">
            <text:p>0.0526512</text:p>
          </table:table-cell>
          <table:table-cell office:value-type="float" office:value="0.04165145" calcext:value-type="float">
            <text:p>0.04165145</text:p>
          </table:table-cell>
          <table:table-cell office:value-type="float" office:value="0.0229689" calcext:value-type="float">
            <text:p>0.0229689</text:p>
          </table:table-cell>
          <table:table-cell office:value-type="float" office:value="0.03024002" calcext:value-type="float">
            <text:p>0.03024002</text:p>
          </table:table-cell>
          <table:table-cell office:value-type="float" office:value="0.07843947" calcext:value-type="float">
            <text:p>0.07843947</text:p>
          </table:table-cell>
          <table:table-cell office:value-type="float" office:value="0.1539991" calcext:value-type="float">
            <text:p>0.1539991</text:p>
          </table:table-cell>
          <table:table-cell office:value-type="float" office:value="0.1599592" calcext:value-type="float">
            <text:p>0.1599592</text:p>
          </table:table-cell>
          <table:table-cell office:value-type="float" office:value="0.1688351" calcext:value-type="float">
            <text:p>0.1688351</text:p>
          </table:table-cell>
          <table:table-cell office:value-type="float" office:value="0.1749007" calcext:value-type="float">
            <text:p>0.1749007</text:p>
          </table:table-cell>
          <table:table-cell office:value-type="float" office:value="0.1890976" calcext:value-type="float">
            <text:p>0.1890976</text:p>
          </table:table-cell>
          <table:table-cell office:value-type="float" office:value="0.1924655" calcext:value-type="float">
            <text:p>0.1924655</text:p>
          </table:table-cell>
          <table:table-cell office:value-type="float" office:value="0" calcext:value-type="float">
            <text:p>0</text:p>
          </table:table-cell>
          <table:table-cell office:value-type="float" office:value="37.68937" calcext:value-type="float">
            <text:p>37.68937</text:p>
          </table:table-cell>
          <table:table-cell office:value-type="float" office:value="34.60858" calcext:value-type="float">
            <text:p>34.60858</text:p>
          </table:table-cell>
          <table:table-cell office:value-type="float" office:value="29.89898" calcext:value-type="float">
            <text:p>29.89898</text:p>
          </table:table-cell>
          <table:table-cell office:value-type="float" office:value="8.284181" calcext:value-type="float">
            <text:p>8.284181</text:p>
          </table:table-cell>
          <table:table-cell office:value-type="float" office:value="6.595869" calcext:value-type="float">
            <text:p>6.595869</text:p>
          </table:table-cell>
          <table:table-cell office:value-type="float" office:value="2.606452" calcext:value-type="float">
            <text:p>2.606452</text:p>
          </table:table-cell>
          <table:table-cell office:value-type="float" office:value="2.538917" calcext:value-type="float">
            <text:p>2.538917</text:p>
          </table:table-cell>
          <table:table-cell office:value-type="float" office:value="5.327619" calcext:value-type="float">
            <text:p>5.327619</text:p>
          </table:table-cell>
          <table:table-cell office:value-type="float" office:value="8.85116" calcext:value-type="float">
            <text:p>8.85116</text:p>
          </table:table-cell>
          <table:table-cell office:value-type="float" office:value="9.400061" calcext:value-type="float">
            <text:p>9.400061</text:p>
          </table:table-cell>
          <table:table-cell office:value-type="float" office:value="10.23541" calcext:value-type="float">
            <text:p>10.23541</text:p>
          </table:table-cell>
          <table:table-cell office:value-type="float" office:value="10.7755" calcext:value-type="float">
            <text:p>10.7755</text:p>
          </table:table-cell>
          <table:table-cell office:value-type="float" office:value="12.09329" calcext:value-type="float">
            <text:p>12.09329</text:p>
          </table:table-cell>
          <table:table-cell office:value-type="float" office:value="12.43312" calcext:value-type="float">
            <text:p>12.43312</text:p>
          </table:table-cell>
          <table:table-cell office:value-type="float" office:value="0" calcext:value-type="float">
            <text:p>0</text:p>
          </table:table-cell>
          <table:table-cell office:value-type="float" office:value="0.2623833" calcext:value-type="float">
            <text:p>0.2623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71573" calcext:value-type="float">
            <text:p>0.026715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6" calcext:value-type="float">
            <text:p>24022006</text:p>
          </table:table-cell>
          <table:table-cell office:value-type="float" office:value="3.344814" calcext:value-type="float">
            <text:p>3.344814</text:p>
          </table:table-cell>
          <table:table-cell office:value-type="float" office:value="135.2988" calcext:value-type="float">
            <text:p>135.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1587" calcext:value-type="float">
            <text:p>40.41587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702477" calcext:value-type="float">
            <text:p>-0.001702477</text:p>
          </table:table-cell>
          <table:table-cell office:value-type="float" office:value="1164.245" calcext:value-type="float">
            <text:p>1164.245</text:p>
          </table:table-cell>
          <table:table-cell office:value-type="float" office:value="1.325424" calcext:value-type="float">
            <text:p>1.325424</text:p>
          </table:table-cell>
          <table:table-cell office:value-type="float" office:value="0" calcext:value-type="float">
            <text:p>0</text:p>
          </table:table-cell>
          <table:table-cell office:value-type="float" office:value="0.254728" calcext:value-type="float">
            <text:p>0.254728</text:p>
          </table:table-cell>
          <table:table-cell office:value-type="float" office:value="0.2606912" calcext:value-type="float">
            <text:p>0.2606912</text:p>
          </table:table-cell>
          <table:table-cell office:value-type="float" office:value="0.1954957" calcext:value-type="float">
            <text:p>0.1954957</text:p>
          </table:table-cell>
          <table:table-cell office:value-type="float" office:value="0.05193748" calcext:value-type="float">
            <text:p>0.05193748</text:p>
          </table:table-cell>
          <table:table-cell office:value-type="float" office:value="0.04140205" calcext:value-type="float">
            <text:p>0.04140205</text:p>
          </table:table-cell>
          <table:table-cell office:value-type="float" office:value="0.02304875" calcext:value-type="float">
            <text:p>0.02304875</text:p>
          </table:table-cell>
          <table:table-cell office:value-type="float" office:value="0.03031296" calcext:value-type="float">
            <text:p>0.03031296</text:p>
          </table:table-cell>
          <table:table-cell office:value-type="float" office:value="0.07847847" calcext:value-type="float">
            <text:p>0.07847847</text:p>
          </table:table-cell>
          <table:table-cell office:value-type="float" office:value="0.1540423" calcext:value-type="float">
            <text:p>0.1540423</text:p>
          </table:table-cell>
          <table:table-cell office:value-type="float" office:value="0.1599992" calcext:value-type="float">
            <text:p>0.1599992</text:p>
          </table:table-cell>
          <table:table-cell office:value-type="float" office:value="0.1688727" calcext:value-type="float">
            <text:p>0.1688727</text:p>
          </table:table-cell>
          <table:table-cell office:value-type="float" office:value="0.1749333" calcext:value-type="float">
            <text:p>0.1749333</text:p>
          </table:table-cell>
          <table:table-cell office:value-type="float" office:value="0.189116" calcext:value-type="float">
            <text:p>0.189116</text:p>
          </table:table-cell>
          <table:table-cell office:value-type="float" office:value="0.1924837" calcext:value-type="float">
            <text:p>0.1924837</text:p>
          </table:table-cell>
          <table:table-cell office:value-type="float" office:value="0" calcext:value-type="float">
            <text:p>0</text:p>
          </table:table-cell>
          <table:table-cell office:value-type="float" office:value="37.67961" calcext:value-type="float">
            <text:p>37.67961</text:p>
          </table:table-cell>
          <table:table-cell office:value-type="float" office:value="34.59168" calcext:value-type="float">
            <text:p>34.59168</text:p>
          </table:table-cell>
          <table:table-cell office:value-type="float" office:value="29.87598" calcext:value-type="float">
            <text:p>29.87598</text:p>
          </table:table-cell>
          <table:table-cell office:value-type="float" office:value="8.278233" calcext:value-type="float">
            <text:p>8.278233</text:p>
          </table:table-cell>
          <table:table-cell office:value-type="float" office:value="6.591006" calcext:value-type="float">
            <text:p>6.591006</text:p>
          </table:table-cell>
          <table:table-cell office:value-type="float" office:value="2.606302" calcext:value-type="float">
            <text:p>2.606302</text:p>
          </table:table-cell>
          <table:table-cell office:value-type="float" office:value="2.539943" calcext:value-type="float">
            <text:p>2.539943</text:p>
          </table:table-cell>
          <table:table-cell office:value-type="float" office:value="5.330869" calcext:value-type="float">
            <text:p>5.330869</text:p>
          </table:table-cell>
          <table:table-cell office:value-type="float" office:value="8.855731" calcext:value-type="float">
            <text:p>8.855731</text:p>
          </table:table-cell>
          <table:table-cell office:value-type="float" office:value="9.404239" calcext:value-type="float">
            <text:p>9.404239</text:p>
          </table:table-cell>
          <table:table-cell office:value-type="float" office:value="10.23903" calcext:value-type="float">
            <text:p>10.23903</text:p>
          </table:table-cell>
          <table:table-cell office:value-type="float" office:value="10.77867" calcext:value-type="float">
            <text:p>10.77867</text:p>
          </table:table-cell>
          <table:table-cell office:value-type="float" office:value="12.09508" calcext:value-type="float">
            <text:p>12.09508</text:p>
          </table:table-cell>
          <table:table-cell office:value-type="float" office:value="12.43477" calcext:value-type="float">
            <text:p>12.43477</text:p>
          </table:table-cell>
          <table:table-cell office:value-type="float" office:value="0" calcext:value-type="float">
            <text:p>0</text:p>
          </table:table-cell>
          <table:table-cell office:value-type="float" office:value="0.3498642" calcext:value-type="float">
            <text:p>0.3498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74433" calcext:value-type="float">
            <text:p>0.027744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6" calcext:value-type="float">
            <text:p>25022006</text:p>
          </table:table-cell>
          <table:table-cell office:value-type="float" office:value="3.344242" calcext:value-type="float">
            <text:p>3.344242</text:p>
          </table:table-cell>
          <table:table-cell office:value-type="float" office:value="135.2984" calcext:value-type="float">
            <text:p>135.2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2469" calcext:value-type="float">
            <text:p>40.42469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702477" calcext:value-type="float">
            <text:p>-0.001702477</text:p>
          </table:table-cell>
          <table:table-cell office:value-type="float" office:value="1164.237" calcext:value-type="float">
            <text:p>1164.237</text:p>
          </table:table-cell>
          <table:table-cell office:value-type="float" office:value="1.324893" calcext:value-type="float">
            <text:p>1.324893</text:p>
          </table:table-cell>
          <table:table-cell office:value-type="float" office:value="0" calcext:value-type="float">
            <text:p>0</text:p>
          </table:table-cell>
          <table:table-cell office:value-type="float" office:value="0.2486087" calcext:value-type="float">
            <text:p>0.2486087</text:p>
          </table:table-cell>
          <table:table-cell office:value-type="float" office:value="0.2588184" calcext:value-type="float">
            <text:p>0.2588184</text:p>
          </table:table-cell>
          <table:table-cell office:value-type="float" office:value="0.1961292" calcext:value-type="float">
            <text:p>0.1961292</text:p>
          </table:table-cell>
          <table:table-cell office:value-type="float" office:value="0.05139093" calcext:value-type="float">
            <text:p>0.05139093</text:p>
          </table:table-cell>
          <table:table-cell office:value-type="float" office:value="0.04082751" calcext:value-type="float">
            <text:p>0.04082751</text:p>
          </table:table-cell>
          <table:table-cell office:value-type="float" office:value="0.02308905" calcext:value-type="float">
            <text:p>0.02308905</text:p>
          </table:table-cell>
          <table:table-cell office:value-type="float" office:value="0.03043593" calcext:value-type="float">
            <text:p>0.03043593</text:p>
          </table:table-cell>
          <table:table-cell office:value-type="float" office:value="0.07855347" calcext:value-type="float">
            <text:p>0.07855347</text:p>
          </table:table-cell>
          <table:table-cell office:value-type="float" office:value="0.1540941" calcext:value-type="float">
            <text:p>0.1540941</text:p>
          </table:table-cell>
          <table:table-cell office:value-type="float" office:value="0.1600403" calcext:value-type="float">
            <text:p>0.1600403</text:p>
          </table:table-cell>
          <table:table-cell office:value-type="float" office:value="0.16891" calcext:value-type="float">
            <text:p>0.16891</text:p>
          </table:table-cell>
          <table:table-cell office:value-type="float" office:value="0.1749651" calcext:value-type="float">
            <text:p>0.1749651</text:p>
          </table:table-cell>
          <table:table-cell office:value-type="float" office:value="0.1891348" calcext:value-type="float">
            <text:p>0.1891348</text:p>
          </table:table-cell>
          <table:table-cell office:value-type="float" office:value="0.1925015" calcext:value-type="float">
            <text:p>0.1925015</text:p>
          </table:table-cell>
          <table:table-cell office:value-type="float" office:value="0" calcext:value-type="float">
            <text:p>0</text:p>
          </table:table-cell>
          <table:table-cell office:value-type="float" office:value="37.67031" calcext:value-type="float">
            <text:p>37.67031</text:p>
          </table:table-cell>
          <table:table-cell office:value-type="float" office:value="34.57597" calcext:value-type="float">
            <text:p>34.57597</text:p>
          </table:table-cell>
          <table:table-cell office:value-type="float" office:value="29.85444" calcext:value-type="float">
            <text:p>29.85444</text:p>
          </table:table-cell>
          <table:table-cell office:value-type="float" office:value="8.271978" calcext:value-type="float">
            <text:p>8.271978</text:p>
          </table:table-cell>
          <table:table-cell office:value-type="float" office:value="6.585935" calcext:value-type="float">
            <text:p>6.585935</text:p>
          </table:table-cell>
          <table:table-cell office:value-type="float" office:value="2.606162" calcext:value-type="float">
            <text:p>2.606162</text:p>
          </table:table-cell>
          <table:table-cell office:value-type="float" office:value="2.540995" calcext:value-type="float">
            <text:p>2.540995</text:p>
          </table:table-cell>
          <table:table-cell office:value-type="float" office:value="5.334118" calcext:value-type="float">
            <text:p>5.334118</text:p>
          </table:table-cell>
          <table:table-cell office:value-type="float" office:value="8.860302" calcext:value-type="float">
            <text:p>8.860302</text:p>
          </table:table-cell>
          <table:table-cell office:value-type="float" office:value="9.408413" calcext:value-type="float">
            <text:p>9.408413</text:p>
          </table:table-cell>
          <table:table-cell office:value-type="float" office:value="10.24265" calcext:value-type="float">
            <text:p>10.24265</text:p>
          </table:table-cell>
          <table:table-cell office:value-type="float" office:value="10.78185" calcext:value-type="float">
            <text:p>10.78185</text:p>
          </table:table-cell>
          <table:table-cell office:value-type="float" office:value="12.09686" calcext:value-type="float">
            <text:p>12.09686</text:p>
          </table:table-cell>
          <table:table-cell office:value-type="float" office:value="12.43642" calcext:value-type="float">
            <text:p>12.43642</text:p>
          </table:table-cell>
          <table:table-cell office:value-type="float" office:value="0" calcext:value-type="float">
            <text:p>0</text:p>
          </table:table-cell>
          <table:table-cell office:value-type="float" office:value="0.2754441" calcext:value-type="float">
            <text:p>0.2754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48855" calcext:value-type="float">
            <text:p>0.028488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6" calcext:value-type="float">
            <text:p>26022006</text:p>
          </table:table-cell>
          <table:table-cell office:value-type="float" office:value="3.343506" calcext:value-type="float">
            <text:p>3.343506</text:p>
          </table:table-cell>
          <table:table-cell office:value-type="float" office:value="135.2981" calcext:value-type="float">
            <text:p>135.2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3353" calcext:value-type="float">
            <text:p>40.43353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702477" calcext:value-type="float">
            <text:p>-0.001702477</text:p>
          </table:table-cell>
          <table:table-cell office:value-type="float" office:value="1164.229" calcext:value-type="float">
            <text:p>1164.229</text:p>
          </table:table-cell>
          <table:table-cell office:value-type="float" office:value="1.324129" calcext:value-type="float">
            <text:p>1.324129</text:p>
          </table:table-cell>
          <table:table-cell office:value-type="float" office:value="0" calcext:value-type="float">
            <text:p>0</text:p>
          </table:table-cell>
          <table:table-cell office:value-type="float" office:value="0.2551644" calcext:value-type="float">
            <text:p>0.2551644</text:p>
          </table:table-cell>
          <table:table-cell office:value-type="float" office:value="0.2619848" calcext:value-type="float">
            <text:p>0.2619848</text:p>
          </table:table-cell>
          <table:table-cell office:value-type="float" office:value="0.1967998" calcext:value-type="float">
            <text:p>0.1967998</text:p>
          </table:table-cell>
          <table:table-cell office:value-type="float" office:value="0.0514009" calcext:value-type="float">
            <text:p>0.0514009</text:p>
          </table:table-cell>
          <table:table-cell office:value-type="float" office:value="0.04086093" calcext:value-type="float">
            <text:p>0.04086093</text:p>
          </table:table-cell>
          <table:table-cell office:value-type="float" office:value="0.0231136" calcext:value-type="float">
            <text:p>0.0231136</text:p>
          </table:table-cell>
          <table:table-cell office:value-type="float" office:value="0.03048187" calcext:value-type="float">
            <text:p>0.03048187</text:p>
          </table:table-cell>
          <table:table-cell office:value-type="float" office:value="0.0786178" calcext:value-type="float">
            <text:p>0.0786178</text:p>
          </table:table-cell>
          <table:table-cell office:value-type="float" office:value="0.1541536" calcext:value-type="float">
            <text:p>0.1541536</text:p>
          </table:table-cell>
          <table:table-cell office:value-type="float" office:value="0.1600836" calcext:value-type="float">
            <text:p>0.1600836</text:p>
          </table:table-cell>
          <table:table-cell office:value-type="float" office:value="0.1689476" calcext:value-type="float">
            <text:p>0.1689476</text:p>
          </table:table-cell>
          <table:table-cell office:value-type="float" office:value="0.1749972" calcext:value-type="float">
            <text:p>0.1749972</text:p>
          </table:table-cell>
          <table:table-cell office:value-type="float" office:value="0.1891538" calcext:value-type="float">
            <text:p>0.1891538</text:p>
          </table:table-cell>
          <table:table-cell office:value-type="float" office:value="0.1925189" calcext:value-type="float">
            <text:p>0.1925189</text:p>
          </table:table-cell>
          <table:table-cell office:value-type="float" office:value="0" calcext:value-type="float">
            <text:p>0</text:p>
          </table:table-cell>
          <table:table-cell office:value-type="float" office:value="37.66123" calcext:value-type="float">
            <text:p>37.66123</text:p>
          </table:table-cell>
          <table:table-cell office:value-type="float" office:value="34.56041" calcext:value-type="float">
            <text:p>34.56041</text:p>
          </table:table-cell>
          <table:table-cell office:value-type="float" office:value="29.83307" calcext:value-type="float">
            <text:p>29.83307</text:p>
          </table:table-cell>
          <table:table-cell office:value-type="float" office:value="8.265734" calcext:value-type="float">
            <text:p>8.265734</text:p>
          </table:table-cell>
          <table:table-cell office:value-type="float" office:value="6.58084" calcext:value-type="float">
            <text:p>6.58084</text:p>
          </table:table-cell>
          <table:table-cell office:value-type="float" office:value="2.606026" calcext:value-type="float">
            <text:p>2.606026</text:p>
          </table:table-cell>
          <table:table-cell office:value-type="float" office:value="2.542056" calcext:value-type="float">
            <text:p>2.542056</text:p>
          </table:table-cell>
          <table:table-cell office:value-type="float" office:value="5.337395" calcext:value-type="float">
            <text:p>5.337395</text:p>
          </table:table-cell>
          <table:table-cell office:value-type="float" office:value="8.864873" calcext:value-type="float">
            <text:p>8.864873</text:p>
          </table:table-cell>
          <table:table-cell office:value-type="float" office:value="9.412593" calcext:value-type="float">
            <text:p>9.412593</text:p>
          </table:table-cell>
          <table:table-cell office:value-type="float" office:value="10.24627" calcext:value-type="float">
            <text:p>10.24627</text:p>
          </table:table-cell>
          <table:table-cell office:value-type="float" office:value="10.78504" calcext:value-type="float">
            <text:p>10.78504</text:p>
          </table:table-cell>
          <table:table-cell office:value-type="float" office:value="12.09864" calcext:value-type="float">
            <text:p>12.09864</text:p>
          </table:table-cell>
          <table:table-cell office:value-type="float" office:value="12.43805" calcext:value-type="float">
            <text:p>12.43805</text:p>
          </table:table-cell>
          <table:table-cell office:value-type="float" office:value="0" calcext:value-type="float">
            <text:p>0</text:p>
          </table:table-cell>
          <table:table-cell office:value-type="float" office:value="0.2769521" calcext:value-type="float">
            <text:p>0.2769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38645" calcext:value-type="float">
            <text:p>0.029386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6" calcext:value-type="float">
            <text:p>27022006</text:p>
          </table:table-cell>
          <table:table-cell office:value-type="float" office:value="3.342638" calcext:value-type="float">
            <text:p>3.342638</text:p>
          </table:table-cell>
          <table:table-cell office:value-type="float" office:value="135.2977" calcext:value-type="float">
            <text:p>135.2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4246" calcext:value-type="float">
            <text:p>40.44246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702477" calcext:value-type="float">
            <text:p>-0.001702477</text:p>
          </table:table-cell>
          <table:table-cell office:value-type="float" office:value="1164.22" calcext:value-type="float">
            <text:p>1164.22</text:p>
          </table:table-cell>
          <table:table-cell office:value-type="float" office:value="1.323421" calcext:value-type="float">
            <text:p>1.323421</text:p>
          </table:table-cell>
          <table:table-cell office:value-type="float" office:value="0" calcext:value-type="float">
            <text:p>0</text:p>
          </table:table-cell>
          <table:table-cell office:value-type="float" office:value="0.2659898" calcext:value-type="float">
            <text:p>0.2659898</text:p>
          </table:table-cell>
          <table:table-cell office:value-type="float" office:value="0.2687981" calcext:value-type="float">
            <text:p>0.2687981</text:p>
          </table:table-cell>
          <table:table-cell office:value-type="float" office:value="0.1986521" calcext:value-type="float">
            <text:p>0.1986521</text:p>
          </table:table-cell>
          <table:table-cell office:value-type="float" office:value="0.05087817" calcext:value-type="float">
            <text:p>0.05087817</text:p>
          </table:table-cell>
          <table:table-cell office:value-type="float" office:value="0.04043971" calcext:value-type="float">
            <text:p>0.04043971</text:p>
          </table:table-cell>
          <table:table-cell office:value-type="float" office:value="0.02318025" calcext:value-type="float">
            <text:p>0.02318025</text:p>
          </table:table-cell>
          <table:table-cell office:value-type="float" office:value="0.03057379" calcext:value-type="float">
            <text:p>0.03057379</text:p>
          </table:table-cell>
          <table:table-cell office:value-type="float" office:value="0.07868488" calcext:value-type="float">
            <text:p>0.07868488</text:p>
          </table:table-cell>
          <table:table-cell office:value-type="float" office:value="0.1542155" calcext:value-type="float">
            <text:p>0.1542155</text:p>
          </table:table-cell>
          <table:table-cell office:value-type="float" office:value="0.1601289" calcext:value-type="float">
            <text:p>0.1601289</text:p>
          </table:table-cell>
          <table:table-cell office:value-type="float" office:value="0.1689853" calcext:value-type="float">
            <text:p>0.1689853</text:p>
          </table:table-cell>
          <table:table-cell office:value-type="float" office:value="0.1750297" calcext:value-type="float">
            <text:p>0.1750297</text:p>
          </table:table-cell>
          <table:table-cell office:value-type="float" office:value="0.189173" calcext:value-type="float">
            <text:p>0.189173</text:p>
          </table:table-cell>
          <table:table-cell office:value-type="float" office:value="0.1925364" calcext:value-type="float">
            <text:p>0.1925364</text:p>
          </table:table-cell>
          <table:table-cell office:value-type="float" office:value="0" calcext:value-type="float">
            <text:p>0</text:p>
          </table:table-cell>
          <table:table-cell office:value-type="float" office:value="37.65392" calcext:value-type="float">
            <text:p>37.65392</text:p>
          </table:table-cell>
          <table:table-cell office:value-type="float" office:value="34.54592" calcext:value-type="float">
            <text:p>34.54592</text:p>
          </table:table-cell>
          <table:table-cell office:value-type="float" office:value="29.81223" calcext:value-type="float">
            <text:p>29.81223</text:p>
          </table:table-cell>
          <table:table-cell office:value-type="float" office:value="8.259408" calcext:value-type="float">
            <text:p>8.259408</text:p>
          </table:table-cell>
          <table:table-cell office:value-type="float" office:value="6.575695" calcext:value-type="float">
            <text:p>6.575695</text:p>
          </table:table-cell>
          <table:table-cell office:value-type="float" office:value="2.605906" calcext:value-type="float">
            <text:p>2.605906</text:p>
          </table:table-cell>
          <table:table-cell office:value-type="float" office:value="2.54313" calcext:value-type="float">
            <text:p>2.54313</text:p>
          </table:table-cell>
          <table:table-cell office:value-type="float" office:value="5.340676" calcext:value-type="float">
            <text:p>5.340676</text:p>
          </table:table-cell>
          <table:table-cell office:value-type="float" office:value="8.869443" calcext:value-type="float">
            <text:p>8.869443</text:p>
          </table:table-cell>
          <table:table-cell office:value-type="float" office:value="9.416769" calcext:value-type="float">
            <text:p>9.416769</text:p>
          </table:table-cell>
          <table:table-cell office:value-type="float" office:value="10.24989" calcext:value-type="float">
            <text:p>10.24989</text:p>
          </table:table-cell>
          <table:table-cell office:value-type="float" office:value="10.78822" calcext:value-type="float">
            <text:p>10.78822</text:p>
          </table:table-cell>
          <table:table-cell office:value-type="float" office:value="12.10043" calcext:value-type="float">
            <text:p>12.10043</text:p>
          </table:table-cell>
          <table:table-cell office:value-type="float" office:value="12.4397" calcext:value-type="float">
            <text:p>12.4397</text:p>
          </table:table-cell>
          <table:table-cell office:value-type="float" office:value="0" calcext:value-type="float">
            <text:p>0</text:p>
          </table:table-cell>
          <table:table-cell office:value-type="float" office:value="0.2884823" calcext:value-type="float">
            <text:p>0.2884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44405" calcext:value-type="float">
            <text:p>0.030444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6" calcext:value-type="float">
            <text:p>28022006</text:p>
          </table:table-cell>
          <table:table-cell office:value-type="float" office:value="3.341809" calcext:value-type="float">
            <text:p>3.341809</text:p>
          </table:table-cell>
          <table:table-cell office:value-type="float" office:value="135.2973" calcext:value-type="float">
            <text:p>135.2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5147" calcext:value-type="float">
            <text:p>40.45147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702477" calcext:value-type="float">
            <text:p>-0.001702477</text:p>
          </table:table-cell>
          <table:table-cell office:value-type="float" office:value="1164.213" calcext:value-type="float">
            <text:p>1164.213</text:p>
          </table:table-cell>
          <table:table-cell office:value-type="float" office:value="1.322939" calcext:value-type="float">
            <text:p>1.322939</text:p>
          </table:table-cell>
          <table:table-cell office:value-type="float" office:value="0" calcext:value-type="float">
            <text:p>0</text:p>
          </table:table-cell>
          <table:table-cell office:value-type="float" office:value="0.2729091" calcext:value-type="float">
            <text:p>0.2729091</text:p>
          </table:table-cell>
          <table:table-cell office:value-type="float" office:value="0.2716766" calcext:value-type="float">
            <text:p>0.2716766</text:p>
          </table:table-cell>
          <table:table-cell office:value-type="float" office:value="0.1997359" calcext:value-type="float">
            <text:p>0.1997359</text:p>
          </table:table-cell>
          <table:table-cell office:value-type="float" office:value="0.05034878" calcext:value-type="float">
            <text:p>0.05034878</text:p>
          </table:table-cell>
          <table:table-cell office:value-type="float" office:value="0.03987234" calcext:value-type="float">
            <text:p>0.03987234</text:p>
          </table:table-cell>
          <table:table-cell office:value-type="float" office:value="0.02323427" calcext:value-type="float">
            <text:p>0.02323427</text:p>
          </table:table-cell>
          <table:table-cell office:value-type="float" office:value="0.03069266" calcext:value-type="float">
            <text:p>0.03069266</text:p>
          </table:table-cell>
          <table:table-cell office:value-type="float" office:value="0.07877269" calcext:value-type="float">
            <text:p>0.07877269</text:p>
          </table:table-cell>
          <table:table-cell office:value-type="float" office:value="0.1542822" calcext:value-type="float">
            <text:p>0.1542822</text:p>
          </table:table-cell>
          <table:table-cell office:value-type="float" office:value="0.1601755" calcext:value-type="float">
            <text:p>0.1601755</text:p>
          </table:table-cell>
          <table:table-cell office:value-type="float" office:value="0.1690238" calcext:value-type="float">
            <text:p>0.1690238</text:p>
          </table:table-cell>
          <table:table-cell office:value-type="float" office:value="0.1750623" calcext:value-type="float">
            <text:p>0.1750623</text:p>
          </table:table-cell>
          <table:table-cell office:value-type="float" office:value="0.189192" calcext:value-type="float">
            <text:p>0.189192</text:p>
          </table:table-cell>
          <table:table-cell office:value-type="float" office:value="0.1925538" calcext:value-type="float">
            <text:p>0.1925538</text:p>
          </table:table-cell>
          <table:table-cell office:value-type="float" office:value="0" calcext:value-type="float">
            <text:p>0</text:p>
          </table:table-cell>
          <table:table-cell office:value-type="float" office:value="37.64807" calcext:value-type="float">
            <text:p>37.64807</text:p>
          </table:table-cell>
          <table:table-cell office:value-type="float" office:value="34.53251" calcext:value-type="float">
            <text:p>34.53251</text:p>
          </table:table-cell>
          <table:table-cell office:value-type="float" office:value="29.79198" calcext:value-type="float">
            <text:p>29.79198</text:p>
          </table:table-cell>
          <table:table-cell office:value-type="float" office:value="8.252873" calcext:value-type="float">
            <text:p>8.252873</text:p>
          </table:table-cell>
          <table:table-cell office:value-type="float" office:value="6.570359" calcext:value-type="float">
            <text:p>6.570359</text:p>
          </table:table-cell>
          <table:table-cell office:value-type="float" office:value="2.605797" calcext:value-type="float">
            <text:p>2.605797</text:p>
          </table:table-cell>
          <table:table-cell office:value-type="float" office:value="2.544225" calcext:value-type="float">
            <text:p>2.544225</text:p>
          </table:table-cell>
          <table:table-cell office:value-type="float" office:value="5.343957" calcext:value-type="float">
            <text:p>5.343957</text:p>
          </table:table-cell>
          <table:table-cell office:value-type="float" office:value="8.874014" calcext:value-type="float">
            <text:p>8.874014</text:p>
          </table:table-cell>
          <table:table-cell office:value-type="float" office:value="9.420942" calcext:value-type="float">
            <text:p>9.420942</text:p>
          </table:table-cell>
          <table:table-cell office:value-type="float" office:value="10.25351" calcext:value-type="float">
            <text:p>10.25351</text:p>
          </table:table-cell>
          <table:table-cell office:value-type="float" office:value="10.79139" calcext:value-type="float">
            <text:p>10.79139</text:p>
          </table:table-cell>
          <table:table-cell office:value-type="float" office:value="12.10221" calcext:value-type="float">
            <text:p>12.10221</text:p>
          </table:table-cell>
          <table:table-cell office:value-type="float" office:value="12.44136" calcext:value-type="float">
            <text:p>12.44136</text:p>
          </table:table-cell>
          <table:table-cell office:value-type="float" office:value="0" calcext:value-type="float">
            <text:p>0</text:p>
          </table:table-cell>
          <table:table-cell office:value-type="float" office:value="0.2651895" calcext:value-type="float">
            <text:p>0.2651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50332" calcext:value-type="float">
            <text:p>0.031503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6" calcext:value-type="float">
            <text:p>1032006</text:p>
          </table:table-cell>
          <table:table-cell office:value-type="float" office:value="3.340669" calcext:value-type="float">
            <text:p>3.340669</text:p>
          </table:table-cell>
          <table:table-cell office:value-type="float" office:value="135.2968" calcext:value-type="float">
            <text:p>135.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606" calcext:value-type="float">
            <text:p>40.4606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702477" calcext:value-type="float">
            <text:p>-0.001702477</text:p>
          </table:table-cell>
          <table:table-cell office:value-type="float" office:value="1164.205" calcext:value-type="float">
            <text:p>1164.205</text:p>
          </table:table-cell>
          <table:table-cell office:value-type="float" office:value="1.322395" calcext:value-type="float">
            <text:p>1.322395</text:p>
          </table:table-cell>
          <table:table-cell office:value-type="float" office:value="0" calcext:value-type="float">
            <text:p>0</text:p>
          </table:table-cell>
          <table:table-cell office:value-type="float" office:value="0.2872501" calcext:value-type="float">
            <text:p>0.2872501</text:p>
          </table:table-cell>
          <table:table-cell office:value-type="float" office:value="0.2806441" calcext:value-type="float">
            <text:p>0.2806441</text:p>
          </table:table-cell>
          <table:table-cell office:value-type="float" office:value="0.2021288" calcext:value-type="float">
            <text:p>0.2021288</text:p>
          </table:table-cell>
          <table:table-cell office:value-type="float" office:value="0.04932236" calcext:value-type="float">
            <text:p>0.04932236</text:p>
          </table:table-cell>
          <table:table-cell office:value-type="float" office:value="0.03903212" calcext:value-type="float">
            <text:p>0.03903212</text:p>
          </table:table-cell>
          <table:table-cell office:value-type="float" office:value="0.0233324" calcext:value-type="float">
            <text:p>0.0233324</text:p>
          </table:table-cell>
          <table:table-cell office:value-type="float" office:value="0.03083682" calcext:value-type="float">
            <text:p>0.03083682</text:p>
          </table:table-cell>
          <table:table-cell office:value-type="float" office:value="0.0788714" calcext:value-type="float">
            <text:p>0.0788714</text:p>
          </table:table-cell>
          <table:table-cell office:value-type="float" office:value="0.1543547" calcext:value-type="float">
            <text:p>0.1543547</text:p>
          </table:table-cell>
          <table:table-cell office:value-type="float" office:value="0.1602237" calcext:value-type="float">
            <text:p>0.1602237</text:p>
          </table:table-cell>
          <table:table-cell office:value-type="float" office:value="0.1690625" calcext:value-type="float">
            <text:p>0.1690625</text:p>
          </table:table-cell>
          <table:table-cell office:value-type="float" office:value="0.1750955" calcext:value-type="float">
            <text:p>0.1750955</text:p>
          </table:table-cell>
          <table:table-cell office:value-type="float" office:value="0.1892114" calcext:value-type="float">
            <text:p>0.1892114</text:p>
          </table:table-cell>
          <table:table-cell office:value-type="float" office:value="0.1925713" calcext:value-type="float">
            <text:p>0.1925713</text:p>
          </table:table-cell>
          <table:table-cell office:value-type="float" office:value="0" calcext:value-type="float">
            <text:p>0</text:p>
          </table:table-cell>
          <table:table-cell office:value-type="float" office:value="37.64539" calcext:value-type="float">
            <text:p>37.64539</text:p>
          </table:table-cell>
          <table:table-cell office:value-type="float" office:value="34.52053" calcext:value-type="float">
            <text:p>34.52053</text:p>
          </table:table-cell>
          <table:table-cell office:value-type="float" office:value="29.77241" calcext:value-type="float">
            <text:p>29.77241</text:p>
          </table:table-cell>
          <table:table-cell office:value-type="float" office:value="8.246205" calcext:value-type="float">
            <text:p>8.246205</text:p>
          </table:table-cell>
          <table:table-cell office:value-type="float" office:value="6.564826" calcext:value-type="float">
            <text:p>6.564826</text:p>
          </table:table-cell>
          <table:table-cell office:value-type="float" office:value="2.605708" calcext:value-type="float">
            <text:p>2.605708</text:p>
          </table:table-cell>
          <table:table-cell office:value-type="float" office:value="2.545339" calcext:value-type="float">
            <text:p>2.545339</text:p>
          </table:table-cell>
          <table:table-cell office:value-type="float" office:value="5.34724" calcext:value-type="float">
            <text:p>5.34724</text:p>
          </table:table-cell>
          <table:table-cell office:value-type="float" office:value="8.878585" calcext:value-type="float">
            <text:p>8.878585</text:p>
          </table:table-cell>
          <table:table-cell office:value-type="float" office:value="9.425118" calcext:value-type="float">
            <text:p>9.425118</text:p>
          </table:table-cell>
          <table:table-cell office:value-type="float" office:value="10.25713" calcext:value-type="float">
            <text:p>10.25713</text:p>
          </table:table-cell>
          <table:table-cell office:value-type="float" office:value="10.79457" calcext:value-type="float">
            <text:p>10.79457</text:p>
          </table:table-cell>
          <table:table-cell office:value-type="float" office:value="12.10399" calcext:value-type="float">
            <text:p>12.10399</text:p>
          </table:table-cell>
          <table:table-cell office:value-type="float" office:value="12.44301" calcext:value-type="float">
            <text:p>12.44301</text:p>
          </table:table-cell>
          <table:table-cell office:value-type="float" office:value="0" calcext:value-type="float">
            <text:p>0</text:p>
          </table:table-cell>
          <table:table-cell office:value-type="float" office:value="0.3159889" calcext:value-type="float">
            <text:p>0.3159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89724" calcext:value-type="float">
            <text:p>0.032897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6" calcext:value-type="float">
            <text:p>2032006</text:p>
          </table:table-cell>
          <table:table-cell office:value-type="float" office:value="3.339813" calcext:value-type="float">
            <text:p>3.339813</text:p>
          </table:table-cell>
          <table:table-cell office:value-type="float" office:value="135.2962" calcext:value-type="float">
            <text:p>135.2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6976" calcext:value-type="float">
            <text:p>40.46976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702477" calcext:value-type="float">
            <text:p>-0.001702477</text:p>
          </table:table-cell>
          <table:table-cell office:value-type="float" office:value="1164.197" calcext:value-type="float">
            <text:p>1164.197</text:p>
          </table:table-cell>
          <table:table-cell office:value-type="float" office:value="1.322219" calcext:value-type="float">
            <text:p>1.322219</text:p>
          </table:table-cell>
          <table:table-cell office:value-type="float" office:value="0" calcext:value-type="float">
            <text:p>0</text:p>
          </table:table-cell>
          <table:table-cell office:value-type="float" office:value="0.2750087" calcext:value-type="float">
            <text:p>0.2750087</text:p>
          </table:table-cell>
          <table:table-cell office:value-type="float" office:value="0.2767251" calcext:value-type="float">
            <text:p>0.2767251</text:p>
          </table:table-cell>
          <table:table-cell office:value-type="float" office:value="0.2015328" calcext:value-type="float">
            <text:p>0.2015328</text:p>
          </table:table-cell>
          <table:table-cell office:value-type="float" office:value="0.04911968" calcext:value-type="float">
            <text:p>0.04911968</text:p>
          </table:table-cell>
          <table:table-cell office:value-type="float" office:value="0.03863332" calcext:value-type="float">
            <text:p>0.03863332</text:p>
          </table:table-cell>
          <table:table-cell office:value-type="float" office:value="0.02335723" calcext:value-type="float">
            <text:p>0.02335723</text:p>
          </table:table-cell>
          <table:table-cell office:value-type="float" office:value="0.03095539" calcext:value-type="float">
            <text:p>0.03095539</text:p>
          </table:table-cell>
          <table:table-cell office:value-type="float" office:value="0.07898806" calcext:value-type="float">
            <text:p>0.07898806</text:p>
          </table:table-cell>
          <table:table-cell office:value-type="float" office:value="0.1544336" calcext:value-type="float">
            <text:p>0.1544336</text:p>
          </table:table-cell>
          <table:table-cell office:value-type="float" office:value="0.1602737" calcext:value-type="float">
            <text:p>0.1602737</text:p>
          </table:table-cell>
          <table:table-cell office:value-type="float" office:value="0.1691015" calcext:value-type="float">
            <text:p>0.1691015</text:p>
          </table:table-cell>
          <table:table-cell office:value-type="float" office:value="0.1751282" calcext:value-type="float">
            <text:p>0.1751282</text:p>
          </table:table-cell>
          <table:table-cell office:value-type="float" office:value="0.1892305" calcext:value-type="float">
            <text:p>0.1892305</text:p>
          </table:table-cell>
          <table:table-cell office:value-type="float" office:value="0.1925888" calcext:value-type="float">
            <text:p>0.1925888</text:p>
          </table:table-cell>
          <table:table-cell office:value-type="float" office:value="0" calcext:value-type="float">
            <text:p>0</text:p>
          </table:table-cell>
          <table:table-cell office:value-type="float" office:value="37.64253" calcext:value-type="float">
            <text:p>37.64253</text:p>
          </table:table-cell>
          <table:table-cell office:value-type="float" office:value="34.50918" calcext:value-type="float">
            <text:p>34.50918</text:p>
          </table:table-cell>
          <table:table-cell office:value-type="float" office:value="29.75317" calcext:value-type="float">
            <text:p>29.75317</text:p>
          </table:table-cell>
          <table:table-cell office:value-type="float" office:value="8.239319" calcext:value-type="float">
            <text:p>8.239319</text:p>
          </table:table-cell>
          <table:table-cell office:value-type="float" office:value="6.559013" calcext:value-type="float">
            <text:p>6.559013</text:p>
          </table:table-cell>
          <table:table-cell office:value-type="float" office:value="2.605628" calcext:value-type="float">
            <text:p>2.605628</text:p>
          </table:table-cell>
          <table:table-cell office:value-type="float" office:value="2.54648" calcext:value-type="float">
            <text:p>2.54648</text:p>
          </table:table-cell>
          <table:table-cell office:value-type="float" office:value="5.350552" calcext:value-type="float">
            <text:p>5.350552</text:p>
          </table:table-cell>
          <table:table-cell office:value-type="float" office:value="8.883156" calcext:value-type="float">
            <text:p>8.883156</text:p>
          </table:table-cell>
          <table:table-cell office:value-type="float" office:value="9.429297" calcext:value-type="float">
            <text:p>9.429297</text:p>
          </table:table-cell>
          <table:table-cell office:value-type="float" office:value="10.26075" calcext:value-type="float">
            <text:p>10.26075</text:p>
          </table:table-cell>
          <table:table-cell office:value-type="float" office:value="10.79775" calcext:value-type="float">
            <text:p>10.79775</text:p>
          </table:table-cell>
          <table:table-cell office:value-type="float" office:value="12.10578" calcext:value-type="float">
            <text:p>12.10578</text:p>
          </table:table-cell>
          <table:table-cell office:value-type="float" office:value="12.44467" calcext:value-type="float">
            <text:p>12.44467</text:p>
          </table:table-cell>
          <table:table-cell office:value-type="float" office:value="0" calcext:value-type="float">
            <text:p>0</text:p>
          </table:table-cell>
          <table:table-cell office:value-type="float" office:value="0.2663244" calcext:value-type="float">
            <text:p>0.2663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04658" calcext:value-type="float">
            <text:p>0.0340465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6" calcext:value-type="float">
            <text:p>3032006</text:p>
          </table:table-cell>
          <table:table-cell office:value-type="float" office:value="3.339072" calcext:value-type="float">
            <text:p>3.339072</text:p>
          </table:table-cell>
          <table:table-cell office:value-type="float" office:value="135.2957" calcext:value-type="float">
            <text:p>135.2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7882" calcext:value-type="float">
            <text:p>40.47882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01" calcext:value-type="float">
            <text:p>1.8899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763987" calcext:value-type="float">
            <text:p>-0.001763987</text:p>
          </table:table-cell>
          <table:table-cell office:value-type="float" office:value="1164.189" calcext:value-type="float">
            <text:p>1164.189</text:p>
          </table:table-cell>
          <table:table-cell office:value-type="float" office:value="1.321833" calcext:value-type="float">
            <text:p>1.321833</text:p>
          </table:table-cell>
          <table:table-cell office:value-type="float" office:value="0" calcext:value-type="float">
            <text:p>0</text:p>
          </table:table-cell>
          <table:table-cell office:value-type="float" office:value="0.2721381" calcext:value-type="float">
            <text:p>0.2721381</text:p>
          </table:table-cell>
          <table:table-cell office:value-type="float" office:value="0.2719065" calcext:value-type="float">
            <text:p>0.2719065</text:p>
          </table:table-cell>
          <table:table-cell office:value-type="float" office:value="0.200039" calcext:value-type="float">
            <text:p>0.200039</text:p>
          </table:table-cell>
          <table:table-cell office:value-type="float" office:value="0.05011364" calcext:value-type="float">
            <text:p>0.05011364</text:p>
          </table:table-cell>
          <table:table-cell office:value-type="float" office:value="0.03939112" calcext:value-type="float">
            <text:p>0.03939112</text:p>
          </table:table-cell>
          <table:table-cell office:value-type="float" office:value="0.02332481" calcext:value-type="float">
            <text:p>0.02332481</text:p>
          </table:table-cell>
          <table:table-cell office:value-type="float" office:value="0.03094484" calcext:value-type="float">
            <text:p>0.03094484</text:p>
          </table:table-cell>
          <table:table-cell office:value-type="float" office:value="0.07906103" calcext:value-type="float">
            <text:p>0.07906103</text:p>
          </table:table-cell>
          <table:table-cell office:value-type="float" office:value="0.1545136" calcext:value-type="float">
            <text:p>0.1545136</text:p>
          </table:table-cell>
          <table:table-cell office:value-type="float" office:value="0.1603258" calcext:value-type="float">
            <text:p>0.1603258</text:p>
          </table:table-cell>
          <table:table-cell office:value-type="float" office:value="0.1691414" calcext:value-type="float">
            <text:p>0.1691414</text:p>
          </table:table-cell>
          <table:table-cell office:value-type="float" office:value="0.1751661" calcext:value-type="float">
            <text:p>0.1751661</text:p>
          </table:table-cell>
          <table:table-cell office:value-type="float" office:value="0.1892963" calcext:value-type="float">
            <text:p>0.1892963</text:p>
          </table:table-cell>
          <table:table-cell office:value-type="float" office:value="0.1925907" calcext:value-type="float">
            <text:p>0.1925907</text:p>
          </table:table-cell>
          <table:table-cell office:value-type="float" office:value="0" calcext:value-type="float">
            <text:p>0</text:p>
          </table:table-cell>
          <table:table-cell office:value-type="float" office:value="37.63721" calcext:value-type="float">
            <text:p>37.63721</text:p>
          </table:table-cell>
          <table:table-cell office:value-type="float" office:value="34.49674" calcext:value-type="float">
            <text:p>34.49674</text:p>
          </table:table-cell>
          <table:table-cell office:value-type="float" office:value="29.73362" calcext:value-type="float">
            <text:p>29.73362</text:p>
          </table:table-cell>
          <table:table-cell office:value-type="float" office:value="8.232573" calcext:value-type="float">
            <text:p>8.232573</text:p>
          </table:table-cell>
          <table:table-cell office:value-type="float" office:value="6.553339" calcext:value-type="float">
            <text:p>6.553339</text:p>
          </table:table-cell>
          <table:table-cell office:value-type="float" office:value="2.605546" calcext:value-type="float">
            <text:p>2.605546</text:p>
          </table:table-cell>
          <table:table-cell office:value-type="float" office:value="2.547623" calcext:value-type="float">
            <text:p>2.547623</text:p>
          </table:table-cell>
          <table:table-cell office:value-type="float" office:value="5.353864" calcext:value-type="float">
            <text:p>5.353864</text:p>
          </table:table-cell>
          <table:table-cell office:value-type="float" office:value="8.887727" calcext:value-type="float">
            <text:p>8.887727</text:p>
          </table:table-cell>
          <table:table-cell office:value-type="float" office:value="9.433475" calcext:value-type="float">
            <text:p>9.433475</text:p>
          </table:table-cell>
          <table:table-cell office:value-type="float" office:value="10.26437" calcext:value-type="float">
            <text:p>10.26437</text:p>
          </table:table-cell>
          <table:table-cell office:value-type="float" office:value="10.80092" calcext:value-type="float">
            <text:p>10.80092</text:p>
          </table:table-cell>
          <table:table-cell office:value-type="float" office:value="12.10755" calcext:value-type="float">
            <text:p>12.10755</text:p>
          </table:table-cell>
          <table:table-cell office:value-type="float" office:value="12.44629" calcext:value-type="float">
            <text:p>12.44629</text:p>
          </table:table-cell>
          <table:table-cell office:value-type="float" office:value="0" calcext:value-type="float">
            <text:p>0</text:p>
          </table:table-cell>
          <table:table-cell office:value-type="float" office:value="0.2205949" calcext:value-type="float">
            <text:p>0.2205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06698" calcext:value-type="float">
            <text:p>0.035066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6" calcext:value-type="float">
            <text:p>4032006</text:p>
          </table:table-cell>
          <table:table-cell office:value-type="float" office:value="3.338468" calcext:value-type="float">
            <text:p>3.338468</text:p>
          </table:table-cell>
          <table:table-cell office:value-type="float" office:value="135.2953" calcext:value-type="float">
            <text:p>135.2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8788" calcext:value-type="float">
            <text:p>40.48788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16" calcext:value-type="float">
            <text:p>1.889916E-07</text:p>
          </table:table-cell>
          <table:table-cell office:value-type="float" office:value="0" calcext:value-type="float">
            <text:p>0</text:p>
          </table:table-cell>
          <table:table-cell office:value-type="float" office:value="-0.001919806" calcext:value-type="float">
            <text:p>-0.001919806</text:p>
          </table:table-cell>
          <table:table-cell office:value-type="float" office:value="1164.18" calcext:value-type="float">
            <text:p>1164.18</text:p>
          </table:table-cell>
          <table:table-cell office:value-type="float" office:value="1.321651" calcext:value-type="float">
            <text:p>1.321651</text:p>
          </table:table-cell>
          <table:table-cell office:value-type="float" office:value="0" calcext:value-type="float">
            <text:p>0</text:p>
          </table:table-cell>
          <table:table-cell office:value-type="float" office:value="0.2497577" calcext:value-type="float">
            <text:p>0.2497577</text:p>
          </table:table-cell>
          <table:table-cell office:value-type="float" office:value="0.2687709" calcext:value-type="float">
            <text:p>0.2687709</text:p>
          </table:table-cell>
          <table:table-cell office:value-type="float" office:value="0.1988405" calcext:value-type="float">
            <text:p>0.1988405</text:p>
          </table:table-cell>
          <table:table-cell office:value-type="float" office:value="0.05052559" calcext:value-type="float">
            <text:p>0.05052559</text:p>
          </table:table-cell>
          <table:table-cell office:value-type="float" office:value="0.03969395" calcext:value-type="float">
            <text:p>0.03969395</text:p>
          </table:table-cell>
          <table:table-cell office:value-type="float" office:value="0.02331002" calcext:value-type="float">
            <text:p>0.02331002</text:p>
          </table:table-cell>
          <table:table-cell office:value-type="float" office:value="0.03093742" calcext:value-type="float">
            <text:p>0.03093742</text:p>
          </table:table-cell>
          <table:table-cell office:value-type="float" office:value="0.07910188" calcext:value-type="float">
            <text:p>0.07910188</text:p>
          </table:table-cell>
          <table:table-cell office:value-type="float" office:value="0.1545855" calcext:value-type="float">
            <text:p>0.1545855</text:p>
          </table:table-cell>
          <table:table-cell office:value-type="float" office:value="0.1603784" calcext:value-type="float">
            <text:p>0.1603784</text:p>
          </table:table-cell>
          <table:table-cell office:value-type="float" office:value="0.1691818" calcext:value-type="float">
            <text:p>0.1691818</text:p>
          </table:table-cell>
          <table:table-cell office:value-type="float" office:value="0.1752044" calcext:value-type="float">
            <text:p>0.1752044</text:p>
          </table:table-cell>
          <table:table-cell office:value-type="float" office:value="0.1892813" calcext:value-type="float">
            <text:p>0.1892813</text:p>
          </table:table-cell>
          <table:table-cell office:value-type="float" office:value="0.1926217" calcext:value-type="float">
            <text:p>0.1926217</text:p>
          </table:table-cell>
          <table:table-cell office:value-type="float" office:value="0" calcext:value-type="float">
            <text:p>0</text:p>
          </table:table-cell>
          <table:table-cell office:value-type="float" office:value="37.62965" calcext:value-type="float">
            <text:p>37.62965</text:p>
          </table:table-cell>
          <table:table-cell office:value-type="float" office:value="34.48388" calcext:value-type="float">
            <text:p>34.48388</text:p>
          </table:table-cell>
          <table:table-cell office:value-type="float" office:value="29.71403" calcext:value-type="float">
            <text:p>29.71403</text:p>
          </table:table-cell>
          <table:table-cell office:value-type="float" office:value="8.22602" calcext:value-type="float">
            <text:p>8.22602</text:p>
          </table:table-cell>
          <table:table-cell office:value-type="float" office:value="6.547872" calcext:value-type="float">
            <text:p>6.547872</text:p>
          </table:table-cell>
          <table:table-cell office:value-type="float" office:value="2.605466" calcext:value-type="float">
            <text:p>2.605466</text:p>
          </table:table-cell>
          <table:table-cell office:value-type="float" office:value="2.548766" calcext:value-type="float">
            <text:p>2.548766</text:p>
          </table:table-cell>
          <table:table-cell office:value-type="float" office:value="5.357176" calcext:value-type="float">
            <text:p>5.357176</text:p>
          </table:table-cell>
          <table:table-cell office:value-type="float" office:value="8.892298" calcext:value-type="float">
            <text:p>8.892298</text:p>
          </table:table-cell>
          <table:table-cell office:value-type="float" office:value="9.43765" calcext:value-type="float">
            <text:p>9.43765</text:p>
          </table:table-cell>
          <table:table-cell office:value-type="float" office:value="10.26799" calcext:value-type="float">
            <text:p>10.26799</text:p>
          </table:table-cell>
          <table:table-cell office:value-type="float" office:value="10.8041" calcext:value-type="float">
            <text:p>10.8041</text:p>
          </table:table-cell>
          <table:table-cell office:value-type="float" office:value="12.10934" calcext:value-type="float">
            <text:p>12.10934</text:p>
          </table:table-cell>
          <table:table-cell office:value-type="float" office:value="12.44794" calcext:value-type="float">
            <text:p>12.44794</text:p>
          </table:table-cell>
          <table:table-cell office:value-type="float" office:value="0" calcext:value-type="float">
            <text:p>0</text:p>
          </table:table-cell>
          <table:table-cell office:value-type="float" office:value="0.1393071" calcext:value-type="float">
            <text:p>0.1393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95063" calcext:value-type="float">
            <text:p>0.035950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6" calcext:value-type="float">
            <text:p>5032006</text:p>
          </table:table-cell>
          <table:table-cell office:value-type="float" office:value="3.337885" calcext:value-type="float">
            <text:p>3.337885</text:p>
          </table:table-cell>
          <table:table-cell office:value-type="float" office:value="135.2948" calcext:value-type="float">
            <text:p>135.2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9689" calcext:value-type="float">
            <text:p>40.49689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47" calcext:value-type="float">
            <text:p>1.889947E-07</text:p>
          </table:table-cell>
          <table:table-cell office:value-type="float" office:value="0" calcext:value-type="float">
            <text:p>0</text:p>
          </table:table-cell>
          <table:table-cell office:value-type="float" office:value="-0.001988739" calcext:value-type="float">
            <text:p>-0.001988739</text:p>
          </table:table-cell>
          <table:table-cell office:value-type="float" office:value="1164.172" calcext:value-type="float">
            <text:p>1164.172</text:p>
          </table:table-cell>
          <table:table-cell office:value-type="float" office:value="1.321905" calcext:value-type="float">
            <text:p>1.321905</text:p>
          </table:table-cell>
          <table:table-cell office:value-type="float" office:value="0" calcext:value-type="float">
            <text:p>0</text:p>
          </table:table-cell>
          <table:table-cell office:value-type="float" office:value="0.2227555" calcext:value-type="float">
            <text:p>0.2227555</text:p>
          </table:table-cell>
          <table:table-cell office:value-type="float" office:value="0.2731102" calcext:value-type="float">
            <text:p>0.2731102</text:p>
          </table:table-cell>
          <table:table-cell office:value-type="float" office:value="0.2006569" calcext:value-type="float">
            <text:p>0.2006569</text:p>
          </table:table-cell>
          <table:table-cell office:value-type="float" office:value="0.05045596" calcext:value-type="float">
            <text:p>0.05045596</text:p>
          </table:table-cell>
          <table:table-cell office:value-type="float" office:value="0.03982124" calcext:value-type="float">
            <text:p>0.03982124</text:p>
          </table:table-cell>
          <table:table-cell office:value-type="float" office:value="0.02336594" calcext:value-type="float">
            <text:p>0.02336594</text:p>
          </table:table-cell>
          <table:table-cell office:value-type="float" office:value="0.0309476" calcext:value-type="float">
            <text:p>0.0309476</text:p>
          </table:table-cell>
          <table:table-cell office:value-type="float" office:value="0.07912897" calcext:value-type="float">
            <text:p>0.07912897</text:p>
          </table:table-cell>
          <table:table-cell office:value-type="float" office:value="0.154649" calcext:value-type="float">
            <text:p>0.154649</text:p>
          </table:table-cell>
          <table:table-cell office:value-type="float" office:value="0.1604307" calcext:value-type="float">
            <text:p>0.1604307</text:p>
          </table:table-cell>
          <table:table-cell office:value-type="float" office:value="0.1692226" calcext:value-type="float">
            <text:p>0.1692226</text:p>
          </table:table-cell>
          <table:table-cell office:value-type="float" office:value="0.1752362" calcext:value-type="float">
            <text:p>0.1752362</text:p>
          </table:table-cell>
          <table:table-cell office:value-type="float" office:value="0.1892899" calcext:value-type="float">
            <text:p>0.1892899</text:p>
          </table:table-cell>
          <table:table-cell office:value-type="float" office:value="0.1926397" calcext:value-type="float">
            <text:p>0.1926397</text:p>
          </table:table-cell>
          <table:table-cell office:value-type="float" office:value="0" calcext:value-type="float">
            <text:p>0</text:p>
          </table:table-cell>
          <table:table-cell office:value-type="float" office:value="37.6148" calcext:value-type="float">
            <text:p>37.6148</text:p>
          </table:table-cell>
          <table:table-cell office:value-type="float" office:value="34.47112" calcext:value-type="float">
            <text:p>34.47112</text:p>
          </table:table-cell>
          <table:table-cell office:value-type="float" office:value="29.69441" calcext:value-type="float">
            <text:p>29.69441</text:p>
          </table:table-cell>
          <table:table-cell office:value-type="float" office:value="8.219672" calcext:value-type="float">
            <text:p>8.219672</text:p>
          </table:table-cell>
          <table:table-cell office:value-type="float" office:value="6.542546" calcext:value-type="float">
            <text:p>6.542546</text:p>
          </table:table-cell>
          <table:table-cell office:value-type="float" office:value="2.605386" calcext:value-type="float">
            <text:p>2.605386</text:p>
          </table:table-cell>
          <table:table-cell office:value-type="float" office:value="2.549908" calcext:value-type="float">
            <text:p>2.549908</text:p>
          </table:table-cell>
          <table:table-cell office:value-type="float" office:value="5.360488" calcext:value-type="float">
            <text:p>5.360488</text:p>
          </table:table-cell>
          <table:table-cell office:value-type="float" office:value="8.896868" calcext:value-type="float">
            <text:p>8.896868</text:p>
          </table:table-cell>
          <table:table-cell office:value-type="float" office:value="9.441828" calcext:value-type="float">
            <text:p>9.441828</text:p>
          </table:table-cell>
          <table:table-cell office:value-type="float" office:value="10.27161" calcext:value-type="float">
            <text:p>10.27161</text:p>
          </table:table-cell>
          <table:table-cell office:value-type="float" office:value="10.80729" calcext:value-type="float">
            <text:p>10.80729</text:p>
          </table:table-cell>
          <table:table-cell office:value-type="float" office:value="12.11112" calcext:value-type="float">
            <text:p>12.11112</text:p>
          </table:table-cell>
          <table:table-cell office:value-type="float" office:value="12.44959" calcext:value-type="float">
            <text:p>12.44959</text:p>
          </table:table-cell>
          <table:table-cell office:value-type="float" office:value="0" calcext:value-type="float">
            <text:p>0</text:p>
          </table:table-cell>
          <table:table-cell office:value-type="float" office:value="0.1045181" calcext:value-type="float">
            <text:p>0.10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80121" calcext:value-type="float">
            <text:p>0.036801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6" calcext:value-type="float">
            <text:p>6032006</text:p>
          </table:table-cell>
          <table:table-cell office:value-type="float" office:value="3.337002" calcext:value-type="float">
            <text:p>3.337002</text:p>
          </table:table-cell>
          <table:table-cell office:value-type="float" office:value="135.2943" calcext:value-type="float">
            <text:p>135.2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0597" calcext:value-type="float">
            <text:p>40.50597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47" calcext:value-type="float">
            <text:p>1.889947E-07</text:p>
          </table:table-cell>
          <table:table-cell office:value-type="float" office:value="0" calcext:value-type="float">
            <text:p>0</text:p>
          </table:table-cell>
          <table:table-cell office:value-type="float" office:value="-0.001988739" calcext:value-type="float">
            <text:p>-0.001988739</text:p>
          </table:table-cell>
          <table:table-cell office:value-type="float" office:value="1164.164" calcext:value-type="float">
            <text:p>1164.164</text:p>
          </table:table-cell>
          <table:table-cell office:value-type="float" office:value="1.321599" calcext:value-type="float">
            <text:p>1.321599</text:p>
          </table:table-cell>
          <table:table-cell office:value-type="float" office:value="0" calcext:value-type="float">
            <text:p>0</text:p>
          </table:table-cell>
          <table:table-cell office:value-type="float" office:value="0.2549148" calcext:value-type="float">
            <text:p>0.2549148</text:p>
          </table:table-cell>
          <table:table-cell office:value-type="float" office:value="0.2752312" calcext:value-type="float">
            <text:p>0.2752312</text:p>
          </table:table-cell>
          <table:table-cell office:value-type="float" office:value="0.2013112" calcext:value-type="float">
            <text:p>0.2013112</text:p>
          </table:table-cell>
          <table:table-cell office:value-type="float" office:value="0.05025634" calcext:value-type="float">
            <text:p>0.05025634</text:p>
          </table:table-cell>
          <table:table-cell office:value-type="float" office:value="0.03961054" calcext:value-type="float">
            <text:p>0.03961054</text:p>
          </table:table-cell>
          <table:table-cell office:value-type="float" office:value="0.02340507" calcext:value-type="float">
            <text:p>0.02340507</text:p>
          </table:table-cell>
          <table:table-cell office:value-type="float" office:value="0.03100961" calcext:value-type="float">
            <text:p>0.03100961</text:p>
          </table:table-cell>
          <table:table-cell office:value-type="float" office:value="0.07917963" calcext:value-type="float">
            <text:p>0.07917963</text:p>
          </table:table-cell>
          <table:table-cell office:value-type="float" office:value="0.1547102" calcext:value-type="float">
            <text:p>0.1547102</text:p>
          </table:table-cell>
          <table:table-cell office:value-type="float" office:value="0.1604819" calcext:value-type="float">
            <text:p>0.1604819</text:p>
          </table:table-cell>
          <table:table-cell office:value-type="float" office:value="0.1692628" calcext:value-type="float">
            <text:p>0.1692628</text:p>
          </table:table-cell>
          <table:table-cell office:value-type="float" office:value="0.1752689" calcext:value-type="float">
            <text:p>0.1752689</text:p>
          </table:table-cell>
          <table:table-cell office:value-type="float" office:value="0.189307" calcext:value-type="float">
            <text:p>0.189307</text:p>
          </table:table-cell>
          <table:table-cell office:value-type="float" office:value="0.192658" calcext:value-type="float">
            <text:p>0.192658</text:p>
          </table:table-cell>
          <table:table-cell office:value-type="float" office:value="0" calcext:value-type="float">
            <text:p>0</text:p>
          </table:table-cell>
          <table:table-cell office:value-type="float" office:value="37.60471" calcext:value-type="float">
            <text:p>37.60471</text:p>
          </table:table-cell>
          <table:table-cell office:value-type="float" office:value="34.45901" calcext:value-type="float">
            <text:p>34.45901</text:p>
          </table:table-cell>
          <table:table-cell office:value-type="float" office:value="29.67524" calcext:value-type="float">
            <text:p>29.67524</text:p>
          </table:table-cell>
          <table:table-cell office:value-type="float" office:value="8.21326" calcext:value-type="float">
            <text:p>8.21326</text:p>
          </table:table-cell>
          <table:table-cell office:value-type="float" office:value="6.537137" calcext:value-type="float">
            <text:p>6.537137</text:p>
          </table:table-cell>
          <table:table-cell office:value-type="float" office:value="2.605313" calcext:value-type="float">
            <text:p>2.605313</text:p>
          </table:table-cell>
          <table:table-cell office:value-type="float" office:value="2.551051" calcext:value-type="float">
            <text:p>2.551051</text:p>
          </table:table-cell>
          <table:table-cell office:value-type="float" office:value="5.363801" calcext:value-type="float">
            <text:p>5.363801</text:p>
          </table:table-cell>
          <table:table-cell office:value-type="float" office:value="8.901439" calcext:value-type="float">
            <text:p>8.901439</text:p>
          </table:table-cell>
          <table:table-cell office:value-type="float" office:value="9.446003" calcext:value-type="float">
            <text:p>9.446003</text:p>
          </table:table-cell>
          <table:table-cell office:value-type="float" office:value="10.27523" calcext:value-type="float">
            <text:p>10.27523</text:p>
          </table:table-cell>
          <table:table-cell office:value-type="float" office:value="10.81044" calcext:value-type="float">
            <text:p>10.81044</text:p>
          </table:table-cell>
          <table:table-cell office:value-type="float" office:value="12.1129" calcext:value-type="float">
            <text:p>12.1129</text:p>
          </table:table-cell>
          <table:table-cell office:value-type="float" office:value="12.45125" calcext:value-type="float">
            <text:p>12.45125</text:p>
          </table:table-cell>
          <table:table-cell office:value-type="float" office:value="0" calcext:value-type="float">
            <text:p>0</text:p>
          </table:table-cell>
          <table:table-cell office:value-type="float" office:value="0.1570639" calcext:value-type="float">
            <text:p>0.1570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97835" calcext:value-type="float">
            <text:p>0.037978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6" calcext:value-type="float">
            <text:p>7032006</text:p>
          </table:table-cell>
          <table:table-cell office:value-type="float" office:value="3.336174" calcext:value-type="float">
            <text:p>3.336174</text:p>
          </table:table-cell>
          <table:table-cell office:value-type="float" office:value="135.2937" calcext:value-type="float">
            <text:p>135.2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1507" calcext:value-type="float">
            <text:p>40.51507</text:p>
          </table:table-cell>
          <table:table-cell office:value-type="float" office:value="0" calcext:value-type="float">
            <text:p>0</text:p>
          </table:table-cell>
          <table:table-cell office:value-type="float" office:value="0.0000001889947" calcext:value-type="float">
            <text:p>1.889947E-07</text:p>
          </table:table-cell>
          <table:table-cell office:value-type="float" office:value="0" calcext:value-type="float">
            <text:p>0</text:p>
          </table:table-cell>
          <table:table-cell office:value-type="float" office:value="-0.001988739" calcext:value-type="float">
            <text:p>-0.001988739</text:p>
          </table:table-cell>
          <table:table-cell office:value-type="float" office:value="1164.156" calcext:value-type="float">
            <text:p>1164.156</text:p>
          </table:table-cell>
          <table:table-cell office:value-type="float" office:value="1.321303" calcext:value-type="float">
            <text:p>1.321303</text:p>
          </table:table-cell>
          <table:table-cell office:value-type="float" office:value="0" calcext:value-type="float">
            <text:p>0</text:p>
          </table:table-cell>
          <table:table-cell office:value-type="float" office:value="0.2663379" calcext:value-type="float">
            <text:p>0.2663379</text:p>
          </table:table-cell>
          <table:table-cell office:value-type="float" office:value="0.2745549" calcext:value-type="float">
            <text:p>0.2745549</text:p>
          </table:table-cell>
          <table:table-cell office:value-type="float" office:value="0.2011718" calcext:value-type="float">
            <text:p>0.2011718</text:p>
          </table:table-cell>
          <table:table-cell office:value-type="float" office:value="0.05043092" calcext:value-type="float">
            <text:p>0.05043092</text:p>
          </table:table-cell>
          <table:table-cell office:value-type="float" office:value="0.03967747" calcext:value-type="float">
            <text:p>0.03967747</text:p>
          </table:table-cell>
          <table:table-cell office:value-type="float" office:value="0.02342032" calcext:value-type="float">
            <text:p>0.02342032</text:p>
          </table:table-cell>
          <table:table-cell office:value-type="float" office:value="0.03105479" calcext:value-type="float">
            <text:p>0.03105479</text:p>
          </table:table-cell>
          <table:table-cell office:value-type="float" office:value="0.07923744" calcext:value-type="float">
            <text:p>0.07923744</text:p>
          </table:table-cell>
          <table:table-cell office:value-type="float" office:value="0.1547735" calcext:value-type="float">
            <text:p>0.1547735</text:p>
          </table:table-cell>
          <table:table-cell office:value-type="float" office:value="0.1605328" calcext:value-type="float">
            <text:p>0.1605328</text:p>
          </table:table-cell>
          <table:table-cell office:value-type="float" office:value="0.1693039" calcext:value-type="float">
            <text:p>0.1693039</text:p>
          </table:table-cell>
          <table:table-cell office:value-type="float" office:value="0.1753021" calcext:value-type="float">
            <text:p>0.1753021</text:p>
          </table:table-cell>
          <table:table-cell office:value-type="float" office:value="0.1893258" calcext:value-type="float">
            <text:p>0.1893258</text:p>
          </table:table-cell>
          <table:table-cell office:value-type="float" office:value="0.1926758" calcext:value-type="float">
            <text:p>0.1926758</text:p>
          </table:table-cell>
          <table:table-cell office:value-type="float" office:value="0" calcext:value-type="float">
            <text:p>0</text:p>
          </table:table-cell>
          <table:table-cell office:value-type="float" office:value="37.5978" calcext:value-type="float">
            <text:p>37.5978</text:p>
          </table:table-cell>
          <table:table-cell office:value-type="float" office:value="34.44705" calcext:value-type="float">
            <text:p>34.44705</text:p>
          </table:table-cell>
          <table:table-cell office:value-type="float" office:value="29.65623" calcext:value-type="float">
            <text:p>29.65623</text:p>
          </table:table-cell>
          <table:table-cell office:value-type="float" office:value="8.206835" calcext:value-type="float">
            <text:p>8.206835</text:p>
          </table:table-cell>
          <table:table-cell office:value-type="float" office:value="6.531696" calcext:value-type="float">
            <text:p>6.531696</text:p>
          </table:table-cell>
          <table:table-cell office:value-type="float" office:value="2.605251" calcext:value-type="float">
            <text:p>2.605251</text:p>
          </table:table-cell>
          <table:table-cell office:value-type="float" office:value="2.552209" calcext:value-type="float">
            <text:p>2.552209</text:p>
          </table:table-cell>
          <table:table-cell office:value-type="float" office:value="5.367114" calcext:value-type="float">
            <text:p>5.367114</text:p>
          </table:table-cell>
          <table:table-cell office:value-type="float" office:value="8.90601" calcext:value-type="float">
            <text:p>8.90601</text:p>
          </table:table-cell>
          <table:table-cell office:value-type="float" office:value="9.450177" calcext:value-type="float">
            <text:p>9.450177</text:p>
          </table:table-cell>
          <table:table-cell office:value-type="float" office:value="10.27885" calcext:value-type="float">
            <text:p>10.27885</text:p>
          </table:table-cell>
          <table:table-cell office:value-type="float" office:value="10.81354" calcext:value-type="float">
            <text:p>10.81354</text:p>
          </table:table-cell>
          <table:table-cell office:value-type="float" office:value="12.11469" calcext:value-type="float">
            <text:p>12.11469</text:p>
          </table:table-cell>
          <table:table-cell office:value-type="float" office:value="12.4529" calcext:value-type="float">
            <text:p>12.4529</text:p>
          </table:table-cell>
          <table:table-cell office:value-type="float" office:value="0" calcext:value-type="float">
            <text:p>0</text:p>
          </table:table-cell>
          <table:table-cell office:value-type="float" office:value="0.1611565" calcext:value-type="float">
            <text:p>0.1611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12022" calcext:value-type="float">
            <text:p>0.039120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6" calcext:value-type="float">
            <text:p>8032006</text:p>
          </table:table-cell>
          <table:table-cell office:value-type="float" office:value="3.335598" calcext:value-type="float">
            <text:p>3.335598</text:p>
          </table:table-cell>
          <table:table-cell office:value-type="float" office:value="135.2932" calcext:value-type="float">
            <text:p>135.2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2411" calcext:value-type="float">
            <text:p>40.52411</text:p>
          </table:table-cell>
          <table:table-cell office:value-type="float" office:value="0" calcext:value-type="float">
            <text:p>0</text:p>
          </table:table-cell>
          <table:table-cell office:value-type="float" office:value="0.0000001890011" calcext:value-type="float">
            <text:p>1.890011E-07</text:p>
          </table:table-cell>
          <table:table-cell office:value-type="float" office:value="0" calcext:value-type="float">
            <text:p>0</text:p>
          </table:table-cell>
          <table:table-cell office:value-type="float" office:value="-0.001988739" calcext:value-type="float">
            <text:p>-0.001988739</text:p>
          </table:table-cell>
          <table:table-cell office:value-type="float" office:value="1164.148" calcext:value-type="float">
            <text:p>1164.148</text:p>
          </table:table-cell>
          <table:table-cell office:value-type="float" office:value="1.321225" calcext:value-type="float">
            <text:p>1.321225</text:p>
          </table:table-cell>
          <table:table-cell office:value-type="float" office:value="0" calcext:value-type="float">
            <text:p>0</text:p>
          </table:table-cell>
          <table:table-cell office:value-type="float" office:value="0.2188555" calcext:value-type="float">
            <text:p>0.2188555</text:p>
          </table:table-cell>
          <table:table-cell office:value-type="float" office:value="0.26994" calcext:value-type="float">
            <text:p>0.26994</text:p>
          </table:table-cell>
          <table:table-cell office:value-type="float" office:value="0.1989258" calcext:value-type="float">
            <text:p>0.1989258</text:p>
          </table:table-cell>
          <table:table-cell office:value-type="float" office:value="0.0507581" calcext:value-type="float">
            <text:p>0.0507581</text:p>
          </table:table-cell>
          <table:table-cell office:value-type="float" office:value="0.03988267" calcext:value-type="float">
            <text:p>0.03988267</text:p>
          </table:table-cell>
          <table:table-cell office:value-type="float" office:value="0.02338862" calcext:value-type="float">
            <text:p>0.02338862</text:p>
          </table:table-cell>
          <table:table-cell office:value-type="float" office:value="0.03105741" calcext:value-type="float">
            <text:p>0.03105741</text:p>
          </table:table-cell>
          <table:table-cell office:value-type="float" office:value="0.07928431" calcext:value-type="float">
            <text:p>0.07928431</text:p>
          </table:table-cell>
          <table:table-cell office:value-type="float" office:value="0.1548367" calcext:value-type="float">
            <text:p>0.1548367</text:p>
          </table:table-cell>
          <table:table-cell office:value-type="float" office:value="0.1605836" calcext:value-type="float">
            <text:p>0.1605836</text:p>
          </table:table-cell>
          <table:table-cell office:value-type="float" office:value="0.1693442" calcext:value-type="float">
            <text:p>0.1693442</text:p>
          </table:table-cell>
          <table:table-cell office:value-type="float" office:value="0.1753374" calcext:value-type="float">
            <text:p>0.1753374</text:p>
          </table:table-cell>
          <table:table-cell office:value-type="float" office:value="0.1893449" calcext:value-type="float">
            <text:p>0.1893449</text:p>
          </table:table-cell>
          <table:table-cell office:value-type="float" office:value="0.1926933" calcext:value-type="float">
            <text:p>0.1926933</text:p>
          </table:table-cell>
          <table:table-cell office:value-type="float" office:value="0" calcext:value-type="float">
            <text:p>0</text:p>
          </table:table-cell>
          <table:table-cell office:value-type="float" office:value="37.58666" calcext:value-type="float">
            <text:p>37.58666</text:p>
          </table:table-cell>
          <table:table-cell office:value-type="float" office:value="34.43459" calcext:value-type="float">
            <text:p>34.43459</text:p>
          </table:table-cell>
          <table:table-cell office:value-type="float" office:value="29.63713" calcext:value-type="float">
            <text:p>29.63713</text:p>
          </table:table-cell>
          <table:table-cell office:value-type="float" office:value="8.200465" calcext:value-type="float">
            <text:p>8.200465</text:p>
          </table:table-cell>
          <table:table-cell office:value-type="float" office:value="6.526341" calcext:value-type="float">
            <text:p>6.526341</text:p>
          </table:table-cell>
          <table:table-cell office:value-type="float" office:value="2.605192" calcext:value-type="float">
            <text:p>2.605192</text:p>
          </table:table-cell>
          <table:table-cell office:value-type="float" office:value="2.553371" calcext:value-type="float">
            <text:p>2.553371</text:p>
          </table:table-cell>
          <table:table-cell office:value-type="float" office:value="5.370425" calcext:value-type="float">
            <text:p>5.370425</text:p>
          </table:table-cell>
          <table:table-cell office:value-type="float" office:value="8.910581" calcext:value-type="float">
            <text:p>8.910581</text:p>
          </table:table-cell>
          <table:table-cell office:value-type="float" office:value="9.454356" calcext:value-type="float">
            <text:p>9.454356</text:p>
          </table:table-cell>
          <table:table-cell office:value-type="float" office:value="10.28247" calcext:value-type="float">
            <text:p>10.28247</text:p>
          </table:table-cell>
          <table:table-cell office:value-type="float" office:value="10.81664" calcext:value-type="float">
            <text:p>10.81664</text:p>
          </table:table-cell>
          <table:table-cell office:value-type="float" office:value="12.11647" calcext:value-type="float">
            <text:p>12.11647</text:p>
          </table:table-cell>
          <table:table-cell office:value-type="float" office:value="12.45455" calcext:value-type="float">
            <text:p>12.45455</text:p>
          </table:table-cell>
          <table:table-cell office:value-type="float" office:value="0" calcext:value-type="float">
            <text:p>0</text:p>
          </table:table-cell>
          <table:table-cell office:value-type="float" office:value="0.1371984" calcext:value-type="float">
            <text:p>0.1371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98505" calcext:value-type="float">
            <text:p>0.039985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6" calcext:value-type="float">
            <text:p>9032006</text:p>
          </table:table-cell>
          <table:table-cell office:value-type="float" office:value="3.335108" calcext:value-type="float">
            <text:p>3.335108</text:p>
          </table:table-cell>
          <table:table-cell office:value-type="float" office:value="135.2928" calcext:value-type="float">
            <text:p>135.2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3302" calcext:value-type="float">
            <text:p>40.53302</text:p>
          </table:table-cell>
          <table:table-cell office:value-type="float" office:value="0" calcext:value-type="float">
            <text:p>0</text:p>
          </table:table-cell>
          <table:table-cell office:value-type="float" office:value="0.0000001890011" calcext:value-type="float">
            <text:p>1.890011E-07</text:p>
          </table:table-cell>
          <table:table-cell office:value-type="float" office:value="0" calcext:value-type="float">
            <text:p>0</text:p>
          </table:table-cell>
          <table:table-cell office:value-type="float" office:value="-0.001988739" calcext:value-type="float">
            <text:p>-0.001988739</text:p>
          </table:table-cell>
          <table:table-cell office:value-type="float" office:value="1164.139" calcext:value-type="float">
            <text:p>1164.139</text:p>
          </table:table-cell>
          <table:table-cell office:value-type="float" office:value="1.321608" calcext:value-type="float">
            <text:p>1.321608</text:p>
          </table:table-cell>
          <table:table-cell office:value-type="float" office:value="0" calcext:value-type="float">
            <text:p>0</text:p>
          </table:table-cell>
          <table:table-cell office:value-type="float" office:value="0.2024964" calcext:value-type="float">
            <text:p>0.2024964</text:p>
          </table:table-cell>
          <table:table-cell office:value-type="float" office:value="0.2697791" calcext:value-type="float">
            <text:p>0.2697791</text:p>
          </table:table-cell>
          <table:table-cell office:value-type="float" office:value="0.2003068" calcext:value-type="float">
            <text:p>0.2003068</text:p>
          </table:table-cell>
          <table:table-cell office:value-type="float" office:value="0.05096189" calcext:value-type="float">
            <text:p>0.05096189</text:p>
          </table:table-cell>
          <table:table-cell office:value-type="float" office:value="0.04024736" calcext:value-type="float">
            <text:p>0.04024736</text:p>
          </table:table-cell>
          <table:table-cell office:value-type="float" office:value="0.02342556" calcext:value-type="float">
            <text:p>0.02342556</text:p>
          </table:table-cell>
          <table:table-cell office:value-type="float" office:value="0.03103859" calcext:value-type="float">
            <text:p>0.03103859</text:p>
          </table:table-cell>
          <table:table-cell office:value-type="float" office:value="0.07930154" calcext:value-type="float">
            <text:p>0.07930154</text:p>
          </table:table-cell>
          <table:table-cell office:value-type="float" office:value="0.1548947" calcext:value-type="float">
            <text:p>0.1548947</text:p>
          </table:table-cell>
          <table:table-cell office:value-type="float" office:value="0.1606339" calcext:value-type="float">
            <text:p>0.1606339</text:p>
          </table:table-cell>
          <table:table-cell office:value-type="float" office:value="0.1693846" calcext:value-type="float">
            <text:p>0.1693846</text:p>
          </table:table-cell>
          <table:table-cell office:value-type="float" office:value="0.1753692" calcext:value-type="float">
            <text:p>0.1753692</text:p>
          </table:table-cell>
          <table:table-cell office:value-type="float" office:value="0.189364" calcext:value-type="float">
            <text:p>0.189364</text:p>
          </table:table-cell>
          <table:table-cell office:value-type="float" office:value="0.1927107" calcext:value-type="float">
            <text:p>0.1927107</text:p>
          </table:table-cell>
          <table:table-cell office:value-type="float" office:value="0" calcext:value-type="float">
            <text:p>0</text:p>
          </table:table-cell>
          <table:table-cell office:value-type="float" office:value="37.56466" calcext:value-type="float">
            <text:p>37.56466</text:p>
          </table:table-cell>
          <table:table-cell office:value-type="float" office:value="34.42148" calcext:value-type="float">
            <text:p>34.42148</text:p>
          </table:table-cell>
          <table:table-cell office:value-type="float" office:value="29.61779" calcext:value-type="float">
            <text:p>29.61779</text:p>
          </table:table-cell>
          <table:table-cell office:value-type="float" office:value="8.194314" calcext:value-type="float">
            <text:p>8.194314</text:p>
          </table:table-cell>
          <table:table-cell office:value-type="float" office:value="6.521196" calcext:value-type="float">
            <text:p>6.521196</text:p>
          </table:table-cell>
          <table:table-cell office:value-type="float" office:value="2.605127" calcext:value-type="float">
            <text:p>2.605127</text:p>
          </table:table-cell>
          <table:table-cell office:value-type="float" office:value="2.554517" calcext:value-type="float">
            <text:p>2.554517</text:p>
          </table:table-cell>
          <table:table-cell office:value-type="float" office:value="5.373737" calcext:value-type="float">
            <text:p>5.373737</text:p>
          </table:table-cell>
          <table:table-cell office:value-type="float" office:value="8.915152" calcext:value-type="float">
            <text:p>8.915152</text:p>
          </table:table-cell>
          <table:table-cell office:value-type="float" office:value="9.458532" calcext:value-type="float">
            <text:p>9.458532</text:p>
          </table:table-cell>
          <table:table-cell office:value-type="float" office:value="10.28609" calcext:value-type="float">
            <text:p>10.28609</text:p>
          </table:table-cell>
          <table:table-cell office:value-type="float" office:value="10.81974" calcext:value-type="float">
            <text:p>10.81974</text:p>
          </table:table-cell>
          <table:table-cell office:value-type="float" office:value="12.11825" calcext:value-type="float">
            <text:p>12.11825</text:p>
          </table:table-cell>
          <table:table-cell office:value-type="float" office:value="12.45621" calcext:value-type="float">
            <text:p>12.45621</text:p>
          </table:table-cell>
          <table:table-cell office:value-type="float" office:value="0" calcext:value-type="float">
            <text:p>0</text:p>
          </table:table-cell>
          <table:table-cell office:value-type="float" office:value="0.06326964" calcext:value-type="float">
            <text:p>0.06326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74937" calcext:value-type="float">
            <text:p>0.040749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6" calcext:value-type="float">
            <text:p>10032006</text:p>
          </table:table-cell>
          <table:table-cell office:value-type="float" office:value="3.334009" calcext:value-type="float">
            <text:p>3.334009</text:p>
          </table:table-cell>
          <table:table-cell office:value-type="float" office:value="135.2922" calcext:value-type="float">
            <text:p>135.2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421" calcext:value-type="float">
            <text:p>40.5421</text:p>
          </table:table-cell>
          <table:table-cell office:value-type="float" office:value="0" calcext:value-type="float">
            <text:p>0</text:p>
          </table:table-cell>
          <table:table-cell office:value-type="float" office:value="0.0000001890011" calcext:value-type="float">
            <text:p>1.890011E-07</text:p>
          </table:table-cell>
          <table:table-cell office:value-type="float" office:value="0" calcext:value-type="float">
            <text:p>0</text:p>
          </table:table-cell>
          <table:table-cell office:value-type="float" office:value="-0.001988739" calcext:value-type="float">
            <text:p>-0.001988739</text:p>
          </table:table-cell>
          <table:table-cell office:value-type="float" office:value="1164.131" calcext:value-type="float">
            <text:p>1164.131</text:p>
          </table:table-cell>
          <table:table-cell office:value-type="float" office:value="1.321214" calcext:value-type="float">
            <text:p>1.321214</text:p>
          </table:table-cell>
          <table:table-cell office:value-type="float" office:value="0" calcext:value-type="float">
            <text:p>0</text:p>
          </table:table-cell>
          <table:table-cell office:value-type="float" office:value="0.2519825" calcext:value-type="float">
            <text:p>0.2519825</text:p>
          </table:table-cell>
          <table:table-cell office:value-type="float" office:value="0.2788138" calcext:value-type="float">
            <text:p>0.2788138</text:p>
          </table:table-cell>
          <table:table-cell office:value-type="float" office:value="0.2028797" calcext:value-type="float">
            <text:p>0.2028797</text:p>
          </table:table-cell>
          <table:table-cell office:value-type="float" office:value="0.05062523" calcext:value-type="float">
            <text:p>0.05062523</text:p>
          </table:table-cell>
          <table:table-cell office:value-type="float" office:value="0.04004204" calcext:value-type="float">
            <text:p>0.04004204</text:p>
          </table:table-cell>
          <table:table-cell office:value-type="float" office:value="0.02350583" calcext:value-type="float">
            <text:p>0.02350583</text:p>
          </table:table-cell>
          <table:table-cell office:value-type="float" office:value="0.03110916" calcext:value-type="float">
            <text:p>0.03110916</text:p>
          </table:table-cell>
          <table:table-cell office:value-type="float" office:value="0.07934187" calcext:value-type="float">
            <text:p>0.07934187</text:p>
          </table:table-cell>
          <table:table-cell office:value-type="float" office:value="0.15495" calcext:value-type="float">
            <text:p>0.15495</text:p>
          </table:table-cell>
          <table:table-cell office:value-type="float" office:value="0.1606835" calcext:value-type="float">
            <text:p>0.1606835</text:p>
          </table:table-cell>
          <table:table-cell office:value-type="float" office:value="0.169425" calcext:value-type="float">
            <text:p>0.169425</text:p>
          </table:table-cell>
          <table:table-cell office:value-type="float" office:value="0.1754036" calcext:value-type="float">
            <text:p>0.1754036</text:p>
          </table:table-cell>
          <table:table-cell office:value-type="float" office:value="0.1893831" calcext:value-type="float">
            <text:p>0.1893831</text:p>
          </table:table-cell>
          <table:table-cell office:value-type="float" office:value="0.1927282" calcext:value-type="float">
            <text:p>0.1927282</text:p>
          </table:table-cell>
          <table:table-cell office:value-type="float" office:value="0" calcext:value-type="float">
            <text:p>0</text:p>
          </table:table-cell>
          <table:table-cell office:value-type="float" office:value="37.55276" calcext:value-type="float">
            <text:p>37.55276</text:p>
          </table:table-cell>
          <table:table-cell office:value-type="float" office:value="34.40943" calcext:value-type="float">
            <text:p>34.40943</text:p>
          </table:table-cell>
          <table:table-cell office:value-type="float" office:value="29.59901" calcext:value-type="float">
            <text:p>29.59901</text:p>
          </table:table-cell>
          <table:table-cell office:value-type="float" office:value="8.18816" calcext:value-type="float">
            <text:p>8.18816</text:p>
          </table:table-cell>
          <table:table-cell office:value-type="float" office:value="6.516026" calcext:value-type="float">
            <text:p>6.516026</text:p>
          </table:table-cell>
          <table:table-cell office:value-type="float" office:value="2.605073" calcext:value-type="float">
            <text:p>2.605073</text:p>
          </table:table-cell>
          <table:table-cell office:value-type="float" office:value="2.555672" calcext:value-type="float">
            <text:p>2.555672</text:p>
          </table:table-cell>
          <table:table-cell office:value-type="float" office:value="5.377049" calcext:value-type="float">
            <text:p>5.377049</text:p>
          </table:table-cell>
          <table:table-cell office:value-type="float" office:value="8.919722" calcext:value-type="float">
            <text:p>8.919722</text:p>
          </table:table-cell>
          <table:table-cell office:value-type="float" office:value="9.462709" calcext:value-type="float">
            <text:p>9.462709</text:p>
          </table:table-cell>
          <table:table-cell office:value-type="float" office:value="10.28971" calcext:value-type="float">
            <text:p>10.28971</text:p>
          </table:table-cell>
          <table:table-cell office:value-type="float" office:value="10.82285" calcext:value-type="float">
            <text:p>10.82285</text:p>
          </table:table-cell>
          <table:table-cell office:value-type="float" office:value="12.12004" calcext:value-type="float">
            <text:p>12.12004</text:p>
          </table:table-cell>
          <table:table-cell office:value-type="float" office:value="12.45786" calcext:value-type="float">
            <text:p>12.45786</text:p>
          </table:table-cell>
          <table:table-cell office:value-type="float" office:value="0" calcext:value-type="float">
            <text:p>0</text:p>
          </table:table-cell>
          <table:table-cell office:value-type="float" office:value="0.1798308" calcext:value-type="float">
            <text:p>0.1798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14633" calcext:value-type="float">
            <text:p>0.042146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6" calcext:value-type="float">
            <text:p>11032006</text:p>
          </table:table-cell>
          <table:table-cell office:value-type="float" office:value="3.332892" calcext:value-type="float">
            <text:p>3.332892</text:p>
          </table:table-cell>
          <table:table-cell office:value-type="float" office:value="135.2916" calcext:value-type="float">
            <text:p>135.2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5134" calcext:value-type="float">
            <text:p>40.55134</text:p>
          </table:table-cell>
          <table:table-cell office:value-type="float" office:value="0" calcext:value-type="float">
            <text:p>0</text:p>
          </table:table-cell>
          <table:table-cell office:value-type="float" office:value="0.0000001890011" calcext:value-type="float">
            <text:p>1.890011E-07</text:p>
          </table:table-cell>
          <table:table-cell office:value-type="float" office:value="0" calcext:value-type="float">
            <text:p>0</text:p>
          </table:table-cell>
          <table:table-cell office:value-type="float" office:value="-0.001988739" calcext:value-type="float">
            <text:p>-0.001988739</text:p>
          </table:table-cell>
          <table:table-cell office:value-type="float" office:value="1164.123" calcext:value-type="float">
            <text:p>1164.123</text:p>
          </table:table-cell>
          <table:table-cell office:value-type="float" office:value="1.321065" calcext:value-type="float">
            <text:p>1.321065</text:p>
          </table:table-cell>
          <table:table-cell office:value-type="float" office:value="0" calcext:value-type="float">
            <text:p>0</text:p>
          </table:table-cell>
          <table:table-cell office:value-type="float" office:value="0.2681713" calcext:value-type="float">
            <text:p>0.2681713</text:p>
          </table:table-cell>
          <table:table-cell office:value-type="float" office:value="0.2826513" calcext:value-type="float">
            <text:p>0.2826513</text:p>
          </table:table-cell>
          <table:table-cell office:value-type="float" office:value="0.2044319" calcext:value-type="float">
            <text:p>0.2044319</text:p>
          </table:table-cell>
          <table:table-cell office:value-type="float" office:value="0.0500875" calcext:value-type="float">
            <text:p>0.0500875</text:p>
          </table:table-cell>
          <table:table-cell office:value-type="float" office:value="0.03953195" calcext:value-type="float">
            <text:p>0.03953195</text:p>
          </table:table-cell>
          <table:table-cell office:value-type="float" office:value="0.02359525" calcext:value-type="float">
            <text:p>0.02359525</text:p>
          </table:table-cell>
          <table:table-cell office:value-type="float" office:value="0.03123421" calcext:value-type="float">
            <text:p>0.03123421</text:p>
          </table:table-cell>
          <table:table-cell office:value-type="float" office:value="0.07942085" calcext:value-type="float">
            <text:p>0.07942085</text:p>
          </table:table-cell>
          <table:table-cell office:value-type="float" office:value="0.1550109" calcext:value-type="float">
            <text:p>0.1550109</text:p>
          </table:table-cell>
          <table:table-cell office:value-type="float" office:value="0.1607326" calcext:value-type="float">
            <text:p>0.1607326</text:p>
          </table:table-cell>
          <table:table-cell office:value-type="float" office:value="0.1694653" calcext:value-type="float">
            <text:p>0.1694653</text:p>
          </table:table-cell>
          <table:table-cell office:value-type="float" office:value="0.1754375" calcext:value-type="float">
            <text:p>0.1754375</text:p>
          </table:table-cell>
          <table:table-cell office:value-type="float" office:value="0.1894022" calcext:value-type="float">
            <text:p>0.1894022</text:p>
          </table:table-cell>
          <table:table-cell office:value-type="float" office:value="0.1927457" calcext:value-type="float">
            <text:p>0.1927457</text:p>
          </table:table-cell>
          <table:table-cell office:value-type="float" office:value="0" calcext:value-type="float">
            <text:p>0</text:p>
          </table:table-cell>
          <table:table-cell office:value-type="float" office:value="37.54705" calcext:value-type="float">
            <text:p>37.54705</text:p>
          </table:table-cell>
          <table:table-cell office:value-type="float" office:value="34.39887" calcext:value-type="float">
            <text:p>34.39887</text:p>
          </table:table-cell>
          <table:table-cell office:value-type="float" office:value="29.58099" calcext:value-type="float">
            <text:p>29.58099</text:p>
          </table:table-cell>
          <table:table-cell office:value-type="float" office:value="8.181878" calcext:value-type="float">
            <text:p>8.181878</text:p>
          </table:table-cell>
          <table:table-cell office:value-type="float" office:value="6.510696" calcext:value-type="float">
            <text:p>6.510696</text:p>
          </table:table-cell>
          <table:table-cell office:value-type="float" office:value="2.605038" calcext:value-type="float">
            <text:p>2.605038</text:p>
          </table:table-cell>
          <table:table-cell office:value-type="float" office:value="2.556843" calcext:value-type="float">
            <text:p>2.556843</text:p>
          </table:table-cell>
          <table:table-cell office:value-type="float" office:value="5.380362" calcext:value-type="float">
            <text:p>5.380362</text:p>
          </table:table-cell>
          <table:table-cell office:value-type="float" office:value="8.924293" calcext:value-type="float">
            <text:p>8.924293</text:p>
          </table:table-cell>
          <table:table-cell office:value-type="float" office:value="9.466883" calcext:value-type="float">
            <text:p>9.466883</text:p>
          </table:table-cell>
          <table:table-cell office:value-type="float" office:value="10.29333" calcext:value-type="float">
            <text:p>10.29333</text:p>
          </table:table-cell>
          <table:table-cell office:value-type="float" office:value="10.82595" calcext:value-type="float">
            <text:p>10.82595</text:p>
          </table:table-cell>
          <table:table-cell office:value-type="float" office:value="12.12182" calcext:value-type="float">
            <text:p>12.12182</text:p>
          </table:table-cell>
          <table:table-cell office:value-type="float" office:value="12.45952" calcext:value-type="float">
            <text:p>12.45952</text:p>
          </table:table-cell>
          <table:table-cell office:value-type="float" office:value="0" calcext:value-type="float">
            <text:p>0</text:p>
          </table:table-cell>
          <table:table-cell office:value-type="float" office:value="0.2172527" calcext:value-type="float">
            <text:p>0.2172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61454" calcext:value-type="float">
            <text:p>0.043614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6" calcext:value-type="float">
            <text:p>12032006</text:p>
          </table:table-cell>
          <table:table-cell office:value-type="float" office:value="3.332222" calcext:value-type="float">
            <text:p>3.332222</text:p>
          </table:table-cell>
          <table:table-cell office:value-type="float" office:value="135.291" calcext:value-type="float">
            <text:p>135.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6049" calcext:value-type="float">
            <text:p>40.56049</text:p>
          </table:table-cell>
          <table:table-cell office:value-type="float" office:value="0" calcext:value-type="float">
            <text:p>0</text:p>
          </table:table-cell>
          <table:table-cell office:value-type="float" office:value="0.0000001890081" calcext:value-type="float">
            <text:p>1.890081E-07</text:p>
          </table:table-cell>
          <table:table-cell office:value-type="float" office:value="0" calcext:value-type="float">
            <text:p>0</text:p>
          </table:table-cell>
          <table:table-cell office:value-type="float" office:value="-0.001988739" calcext:value-type="float">
            <text:p>-0.001988739</text:p>
          </table:table-cell>
          <table:table-cell office:value-type="float" office:value="1164.115" calcext:value-type="float">
            <text:p>1164.115</text:p>
          </table:table-cell>
          <table:table-cell office:value-type="float" office:value="1.321137" calcext:value-type="float">
            <text:p>1.321137</text:p>
          </table:table-cell>
          <table:table-cell office:value-type="float" office:value="0" calcext:value-type="float">
            <text:p>0</text:p>
          </table:table-cell>
          <table:table-cell office:value-type="float" office:value="0.2191218" calcext:value-type="float">
            <text:p>0.2191218</text:p>
          </table:table-cell>
          <table:table-cell office:value-type="float" office:value="0.2734069" calcext:value-type="float">
            <text:p>0.2734069</text:p>
          </table:table-cell>
          <table:table-cell office:value-type="float" office:value="0.2008317" calcext:value-type="float">
            <text:p>0.2008317</text:p>
          </table:table-cell>
          <table:table-cell office:value-type="float" office:value="0.05059255" calcext:value-type="float">
            <text:p>0.05059255</text:p>
          </table:table-cell>
          <table:table-cell office:value-type="float" office:value="0.03976735" calcext:value-type="float">
            <text:p>0.03976735</text:p>
          </table:table-cell>
          <table:table-cell office:value-type="float" office:value="0.02354224" calcext:value-type="float">
            <text:p>0.02354224</text:p>
          </table:table-cell>
          <table:table-cell office:value-type="float" office:value="0.0312583" calcext:value-type="float">
            <text:p>0.0312583</text:p>
          </table:table-cell>
          <table:table-cell office:value-type="float" office:value="0.07950071" calcext:value-type="float">
            <text:p>0.07950071</text:p>
          </table:table-cell>
          <table:table-cell office:value-type="float" office:value="0.1550793" calcext:value-type="float">
            <text:p>0.1550793</text:p>
          </table:table-cell>
          <table:table-cell office:value-type="float" office:value="0.1607829" calcext:value-type="float">
            <text:p>0.1607829</text:p>
          </table:table-cell>
          <table:table-cell office:value-type="float" office:value="0.1695057" calcext:value-type="float">
            <text:p>0.1695057</text:p>
          </table:table-cell>
          <table:table-cell office:value-type="float" office:value="0.1754734" calcext:value-type="float">
            <text:p>0.1754734</text:p>
          </table:table-cell>
          <table:table-cell office:value-type="float" office:value="0.1894215" calcext:value-type="float">
            <text:p>0.1894215</text:p>
          </table:table-cell>
          <table:table-cell office:value-type="float" office:value="0.1927631" calcext:value-type="float">
            <text:p>0.1927631</text:p>
          </table:table-cell>
          <table:table-cell office:value-type="float" office:value="0" calcext:value-type="float">
            <text:p>0</text:p>
          </table:table-cell>
          <table:table-cell office:value-type="float" office:value="37.53632" calcext:value-type="float">
            <text:p>37.53632</text:p>
          </table:table-cell>
          <table:table-cell office:value-type="float" office:value="34.38758" calcext:value-type="float">
            <text:p>34.38758</text:p>
          </table:table-cell>
          <table:table-cell office:value-type="float" office:value="29.56286" calcext:value-type="float">
            <text:p>29.56286</text:p>
          </table:table-cell>
          <table:table-cell office:value-type="float" office:value="8.17555" calcext:value-type="float">
            <text:p>8.17555</text:p>
          </table:table-cell>
          <table:table-cell office:value-type="float" office:value="6.505289" calcext:value-type="float">
            <text:p>6.505289</text:p>
          </table:table-cell>
          <table:table-cell office:value-type="float" office:value="2.605014" calcext:value-type="float">
            <text:p>2.605014</text:p>
          </table:table-cell>
          <table:table-cell office:value-type="float" office:value="2.558027" calcext:value-type="float">
            <text:p>2.558027</text:p>
          </table:table-cell>
          <table:table-cell office:value-type="float" office:value="5.383705" calcext:value-type="float">
            <text:p>5.383705</text:p>
          </table:table-cell>
          <table:table-cell office:value-type="float" office:value="8.928864" calcext:value-type="float">
            <text:p>8.928864</text:p>
          </table:table-cell>
          <table:table-cell office:value-type="float" office:value="9.47106" calcext:value-type="float">
            <text:p>9.47106</text:p>
          </table:table-cell>
          <table:table-cell office:value-type="float" office:value="10.29695" calcext:value-type="float">
            <text:p>10.29695</text:p>
          </table:table-cell>
          <table:table-cell office:value-type="float" office:value="10.82904" calcext:value-type="float">
            <text:p>10.82904</text:p>
          </table:table-cell>
          <table:table-cell office:value-type="float" office:value="12.1236" calcext:value-type="float">
            <text:p>12.1236</text:p>
          </table:table-cell>
          <table:table-cell office:value-type="float" office:value="12.46118" calcext:value-type="float">
            <text:p>12.46118</text:p>
          </table:table-cell>
          <table:table-cell office:value-type="float" office:value="0" calcext:value-type="float">
            <text:p>0</text:p>
          </table:table-cell>
          <table:table-cell office:value-type="float" office:value="0.1932107" calcext:value-type="float">
            <text:p>0.1932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61223" calcext:value-type="float">
            <text:p>0.044612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6" calcext:value-type="float">
            <text:p>13032006</text:p>
          </table:table-cell>
          <table:table-cell office:value-type="float" office:value="3.331825" calcext:value-type="float">
            <text:p>3.331825</text:p>
          </table:table-cell>
          <table:table-cell office:value-type="float" office:value="135.2905" calcext:value-type="float">
            <text:p>135.2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6939" calcext:value-type="float">
            <text:p>40.56939</text:p>
          </table:table-cell>
          <table:table-cell office:value-type="float" office:value="0" calcext:value-type="float">
            <text:p>0</text:p>
          </table:table-cell>
          <table:table-cell office:value-type="float" office:value="0.0000001890113" calcext:value-type="float">
            <text:p>1.890113E-07</text:p>
          </table:table-cell>
          <table:table-cell office:value-type="float" office:value="0" calcext:value-type="float">
            <text:p>0</text:p>
          </table:table-cell>
          <table:table-cell office:value-type="float" office:value="-0.001988739" calcext:value-type="float">
            <text:p>-0.001988739</text:p>
          </table:table-cell>
          <table:table-cell office:value-type="float" office:value="1164.108" calcext:value-type="float">
            <text:p>1164.108</text:p>
          </table:table-cell>
          <table:table-cell office:value-type="float" office:value="1.321683" calcext:value-type="float">
            <text:p>1.321683</text:p>
          </table:table-cell>
          <table:table-cell office:value-type="float" office:value="0" calcext:value-type="float">
            <text:p>0</text:p>
          </table:table-cell>
          <table:table-cell office:value-type="float" office:value="0.17658" calcext:value-type="float">
            <text:p>0.17658</text:p>
          </table:table-cell>
          <table:table-cell office:value-type="float" office:value="0.2695829" calcext:value-type="float">
            <text:p>0.2695829</text:p>
          </table:table-cell>
          <table:table-cell office:value-type="float" office:value="0.1999788" calcext:value-type="float">
            <text:p>0.1999788</text:p>
          </table:table-cell>
          <table:table-cell office:value-type="float" office:value="0.05125009" calcext:value-type="float">
            <text:p>0.05125009</text:p>
          </table:table-cell>
          <table:table-cell office:value-type="float" office:value="0.04051201" calcext:value-type="float">
            <text:p>0.04051201</text:p>
          </table:table-cell>
          <table:table-cell office:value-type="float" office:value="0.0235206" calcext:value-type="float">
            <text:p>0.0235206</text:p>
          </table:table-cell>
          <table:table-cell office:value-type="float" office:value="0.03118243" calcext:value-type="float">
            <text:p>0.03118243</text:p>
          </table:table-cell>
          <table:table-cell office:value-type="float" office:value="0.07951812" calcext:value-type="float">
            <text:p>0.07951812</text:p>
          </table:table-cell>
          <table:table-cell office:value-type="float" office:value="0.1551437" calcext:value-type="float">
            <text:p>0.1551437</text:p>
          </table:table-cell>
          <table:table-cell office:value-type="float" office:value="0.1608335" calcext:value-type="float">
            <text:p>0.1608335</text:p>
          </table:table-cell>
          <table:table-cell office:value-type="float" office:value="0.1695459" calcext:value-type="float">
            <text:p>0.1695459</text:p>
          </table:table-cell>
          <table:table-cell office:value-type="float" office:value="0.1755078" calcext:value-type="float">
            <text:p>0.1755078</text:p>
          </table:table-cell>
          <table:table-cell office:value-type="float" office:value="0.1894407" calcext:value-type="float">
            <text:p>0.1894407</text:p>
          </table:table-cell>
          <table:table-cell office:value-type="float" office:value="0.1927806" calcext:value-type="float">
            <text:p>0.1927806</text:p>
          </table:table-cell>
          <table:table-cell office:value-type="float" office:value="0" calcext:value-type="float">
            <text:p>0</text:p>
          </table:table-cell>
          <table:table-cell office:value-type="float" office:value="37.5081" calcext:value-type="float">
            <text:p>37.5081</text:p>
          </table:table-cell>
          <table:table-cell office:value-type="float" office:value="34.37435" calcext:value-type="float">
            <text:p>34.37435</text:p>
          </table:table-cell>
          <table:table-cell office:value-type="float" office:value="29.54412" calcext:value-type="float">
            <text:p>29.54412</text:p>
          </table:table-cell>
          <table:table-cell office:value-type="float" office:value="8.169504" calcext:value-type="float">
            <text:p>8.169504</text:p>
          </table:table-cell>
          <table:table-cell office:value-type="float" office:value="6.50024" calcext:value-type="float">
            <text:p>6.50024</text:p>
          </table:table-cell>
          <table:table-cell office:value-type="float" office:value="2.604975" calcext:value-type="float">
            <text:p>2.604975</text:p>
          </table:table-cell>
          <table:table-cell office:value-type="float" office:value="2.559201" calcext:value-type="float">
            <text:p>2.559201</text:p>
          </table:table-cell>
          <table:table-cell office:value-type="float" office:value="5.387049" calcext:value-type="float">
            <text:p>5.387049</text:p>
          </table:table-cell>
          <table:table-cell office:value-type="float" office:value="8.933434" calcext:value-type="float">
            <text:p>8.933434</text:p>
          </table:table-cell>
          <table:table-cell office:value-type="float" office:value="9.475239" calcext:value-type="float">
            <text:p>9.475239</text:p>
          </table:table-cell>
          <table:table-cell office:value-type="float" office:value="10.30057" calcext:value-type="float">
            <text:p>10.30057</text:p>
          </table:table-cell>
          <table:table-cell office:value-type="float" office:value="10.83214" calcext:value-type="float">
            <text:p>10.83214</text:p>
          </table:table-cell>
          <table:table-cell office:value-type="float" office:value="12.12539" calcext:value-type="float">
            <text:p>12.12539</text:p>
          </table:table-cell>
          <table:table-cell office:value-type="float" office:value="12.46283" calcext:value-type="float">
            <text:p>12.46283</text:p>
          </table:table-cell>
          <table:table-cell office:value-type="float" office:value="0" calcext:value-type="float">
            <text:p>0</text:p>
          </table:table-cell>
          <table:table-cell office:value-type="float" office:value="0.06095743" calcext:value-type="float">
            <text:p>0.06095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28298" calcext:value-type="float">
            <text:p>0.0452829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6" calcext:value-type="float">
            <text:p>14032006</text:p>
          </table:table-cell>
          <table:table-cell office:value-type="float" office:value="3.331326" calcext:value-type="float">
            <text:p>3.331326</text:p>
          </table:table-cell>
          <table:table-cell office:value-type="float" office:value="135.2901" calcext:value-type="float">
            <text:p>135.2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7825" calcext:value-type="float">
            <text:p>40.57825</text:p>
          </table:table-cell>
          <table:table-cell office:value-type="float" office:value="0" calcext:value-type="float">
            <text:p>0</text:p>
          </table:table-cell>
          <table:table-cell office:value-type="float" office:value="0.0000001890113" calcext:value-type="float">
            <text:p>1.890113E-07</text:p>
          </table:table-cell>
          <table:table-cell office:value-type="float" office:value="0" calcext:value-type="float">
            <text:p>0</text:p>
          </table:table-cell>
          <table:table-cell office:value-type="float" office:value="-0.001988739" calcext:value-type="float">
            <text:p>-0.001988739</text:p>
          </table:table-cell>
          <table:table-cell office:value-type="float" office:value="1164.101" calcext:value-type="float">
            <text:p>1164.101</text:p>
          </table:table-cell>
          <table:table-cell office:value-type="float" office:value="1.321944" calcext:value-type="float">
            <text:p>1.321944</text:p>
          </table:table-cell>
          <table:table-cell office:value-type="float" office:value="0" calcext:value-type="float">
            <text:p>0</text:p>
          </table:table-cell>
          <table:table-cell office:value-type="float" office:value="0.1927252" calcext:value-type="float">
            <text:p>0.1927252</text:p>
          </table:table-cell>
          <table:table-cell office:value-type="float" office:value="0.2653811" calcext:value-type="float">
            <text:p>0.2653811</text:p>
          </table:table-cell>
          <table:table-cell office:value-type="float" office:value="0.1999388" calcext:value-type="float">
            <text:p>0.1999388</text:p>
          </table:table-cell>
          <table:table-cell office:value-type="float" office:value="0.05164004" calcext:value-type="float">
            <text:p>0.05164004</text:p>
          </table:table-cell>
          <table:table-cell office:value-type="float" office:value="0.04095487" calcext:value-type="float">
            <text:p>0.04095487</text:p>
          </table:table-cell>
          <table:table-cell office:value-type="float" office:value="0.0235078" calcext:value-type="float">
            <text:p>0.0235078</text:p>
          </table:table-cell>
          <table:table-cell office:value-type="float" office:value="0.03112624" calcext:value-type="float">
            <text:p>0.03112624</text:p>
          </table:table-cell>
          <table:table-cell office:value-type="float" office:value="0.07951725" calcext:value-type="float">
            <text:p>0.07951725</text:p>
          </table:table-cell>
          <table:table-cell office:value-type="float" office:value="0.1551975" calcext:value-type="float">
            <text:p>0.1551975</text:p>
          </table:table-cell>
          <table:table-cell office:value-type="float" office:value="0.1608833" calcext:value-type="float">
            <text:p>0.1608833</text:p>
          </table:table-cell>
          <table:table-cell office:value-type="float" office:value="0.1695866" calcext:value-type="float">
            <text:p>0.1695866</text:p>
          </table:table-cell>
          <table:table-cell office:value-type="float" office:value="0.1755393" calcext:value-type="float">
            <text:p>0.1755393</text:p>
          </table:table-cell>
          <table:table-cell office:value-type="float" office:value="0.1894597" calcext:value-type="float">
            <text:p>0.1894597</text:p>
          </table:table-cell>
          <table:table-cell office:value-type="float" office:value="0.1927981" calcext:value-type="float">
            <text:p>0.1927981</text:p>
          </table:table-cell>
          <table:table-cell office:value-type="float" office:value="0" calcext:value-type="float">
            <text:p>0</text:p>
          </table:table-cell>
          <table:table-cell office:value-type="float" office:value="37.48433" calcext:value-type="float">
            <text:p>37.48433</text:p>
          </table:table-cell>
          <table:table-cell office:value-type="float" office:value="34.36028" calcext:value-type="float">
            <text:p>34.36028</text:p>
          </table:table-cell>
          <table:table-cell office:value-type="float" office:value="29.52512" calcext:value-type="float">
            <text:p>29.52512</text:p>
          </table:table-cell>
          <table:table-cell office:value-type="float" office:value="8.163614" calcext:value-type="float">
            <text:p>8.163614</text:p>
          </table:table-cell>
          <table:table-cell office:value-type="float" office:value="6.495371" calcext:value-type="float">
            <text:p>6.495371</text:p>
          </table:table-cell>
          <table:table-cell office:value-type="float" office:value="2.60493" calcext:value-type="float">
            <text:p>2.60493</text:p>
          </table:table-cell>
          <table:table-cell office:value-type="float" office:value="2.560362" calcext:value-type="float">
            <text:p>2.560362</text:p>
          </table:table-cell>
          <table:table-cell office:value-type="float" office:value="5.390374" calcext:value-type="float">
            <text:p>5.390374</text:p>
          </table:table-cell>
          <table:table-cell office:value-type="float" office:value="8.938005" calcext:value-type="float">
            <text:p>8.938005</text:p>
          </table:table-cell>
          <table:table-cell office:value-type="float" office:value="9.47936" calcext:value-type="float">
            <text:p>9.47936</text:p>
          </table:table-cell>
          <table:table-cell office:value-type="float" office:value="10.30419" calcext:value-type="float">
            <text:p>10.30419</text:p>
          </table:table-cell>
          <table:table-cell office:value-type="float" office:value="10.83525" calcext:value-type="float">
            <text:p>10.83525</text:p>
          </table:table-cell>
          <table:table-cell office:value-type="float" office:value="12.12717" calcext:value-type="float">
            <text:p>12.12717</text:p>
          </table:table-cell>
          <table:table-cell office:value-type="float" office:value="12.46448" calcext:value-type="float">
            <text:p>12.46448</text:p>
          </table:table-cell>
          <table:table-cell office:value-type="float" office:value="0" calcext:value-type="float">
            <text:p>0</text:p>
          </table:table-cell>
          <table:table-cell office:value-type="float" office:value="0.04390425" calcext:value-type="float">
            <text:p>0.04390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06735" calcext:value-type="float">
            <text:p>0.046067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6" calcext:value-type="float">
            <text:p>15032006</text:p>
          </table:table-cell>
          <table:table-cell office:value-type="float" office:value="3.330283" calcext:value-type="float">
            <text:p>3.330283</text:p>
          </table:table-cell>
          <table:table-cell office:value-type="float" office:value="135.2896" calcext:value-type="float">
            <text:p>135.2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872" calcext:value-type="float">
            <text:p>40.5872</text:p>
          </table:table-cell>
          <table:table-cell office:value-type="float" office:value="0" calcext:value-type="float">
            <text:p>0</text:p>
          </table:table-cell>
          <table:table-cell office:value-type="float" office:value="0.0000001890134" calcext:value-type="float">
            <text:p>1.890134E-07</text:p>
          </table:table-cell>
          <table:table-cell office:value-type="float" office:value="0" calcext:value-type="float">
            <text:p>0</text:p>
          </table:table-cell>
          <table:table-cell office:value-type="float" office:value="-0.001988739" calcext:value-type="float">
            <text:p>-0.001988739</text:p>
          </table:table-cell>
          <table:table-cell office:value-type="float" office:value="1164.094" calcext:value-type="float">
            <text:p>1164.094</text:p>
          </table:table-cell>
          <table:table-cell office:value-type="float" office:value="1.321388" calcext:value-type="float">
            <text:p>1.321388</text:p>
          </table:table-cell>
          <table:table-cell office:value-type="float" office:value="0" calcext:value-type="float">
            <text:p>0</text:p>
          </table:table-cell>
          <table:table-cell office:value-type="float" office:value="0.2474143" calcext:value-type="float">
            <text:p>0.2474143</text:p>
          </table:table-cell>
          <table:table-cell office:value-type="float" office:value="0.2721056" calcext:value-type="float">
            <text:p>0.2721056</text:p>
          </table:table-cell>
          <table:table-cell office:value-type="float" office:value="0.2016918" calcext:value-type="float">
            <text:p>0.2016918</text:p>
          </table:table-cell>
          <table:table-cell office:value-type="float" office:value="0.0517201" calcext:value-type="float">
            <text:p>0.0517201</text:p>
          </table:table-cell>
          <table:table-cell office:value-type="float" office:value="0.04105916" calcext:value-type="float">
            <text:p>0.04105916</text:p>
          </table:table-cell>
          <table:table-cell office:value-type="float" office:value="0.02355454" calcext:value-type="float">
            <text:p>0.02355454</text:p>
          </table:table-cell>
          <table:table-cell office:value-type="float" office:value="0.03114363" calcext:value-type="float">
            <text:p>0.03114363</text:p>
          </table:table-cell>
          <table:table-cell office:value-type="float" office:value="0.07952979" calcext:value-type="float">
            <text:p>0.07952979</text:p>
          </table:table-cell>
          <table:table-cell office:value-type="float" office:value="0.1552455" calcext:value-type="float">
            <text:p>0.1552455</text:p>
          </table:table-cell>
          <table:table-cell office:value-type="float" office:value="0.1609313" calcext:value-type="float">
            <text:p>0.1609313</text:p>
          </table:table-cell>
          <table:table-cell office:value-type="float" office:value="0.1696271" calcext:value-type="float">
            <text:p>0.1696271</text:p>
          </table:table-cell>
          <table:table-cell office:value-type="float" office:value="0.1755747" calcext:value-type="float">
            <text:p>0.1755747</text:p>
          </table:table-cell>
          <table:table-cell office:value-type="float" office:value="0.1894789" calcext:value-type="float">
            <text:p>0.1894789</text:p>
          </table:table-cell>
          <table:table-cell office:value-type="float" office:value="0.1928152" calcext:value-type="float">
            <text:p>0.1928152</text:p>
          </table:table-cell>
          <table:table-cell office:value-type="float" office:value="0" calcext:value-type="float">
            <text:p>0</text:p>
          </table:table-cell>
          <table:table-cell office:value-type="float" office:value="37.47153" calcext:value-type="float">
            <text:p>37.47153</text:p>
          </table:table-cell>
          <table:table-cell office:value-type="float" office:value="34.34679" calcext:value-type="float">
            <text:p>34.34679</text:p>
          </table:table-cell>
          <table:table-cell office:value-type="float" office:value="29.5064" calcext:value-type="float">
            <text:p>29.5064</text:p>
          </table:table-cell>
          <table:table-cell office:value-type="float" office:value="8.157808" calcext:value-type="float">
            <text:p>8.157808</text:p>
          </table:table-cell>
          <table:table-cell office:value-type="float" office:value="6.490582" calcext:value-type="float">
            <text:p>6.490582</text:p>
          </table:table-cell>
          <table:table-cell office:value-type="float" office:value="2.604889" calcext:value-type="float">
            <text:p>2.604889</text:p>
          </table:table-cell>
          <table:table-cell office:value-type="float" office:value="2.561519" calcext:value-type="float">
            <text:p>2.561519</text:p>
          </table:table-cell>
          <table:table-cell office:value-type="float" office:value="5.393685" calcext:value-type="float">
            <text:p>5.393685</text:p>
          </table:table-cell>
          <table:table-cell office:value-type="float" office:value="8.942532" calcext:value-type="float">
            <text:p>8.942532</text:p>
          </table:table-cell>
          <table:table-cell office:value-type="float" office:value="9.48346" calcext:value-type="float">
            <text:p>9.48346</text:p>
          </table:table-cell>
          <table:table-cell office:value-type="float" office:value="10.30781" calcext:value-type="float">
            <text:p>10.30781</text:p>
          </table:table-cell>
          <table:table-cell office:value-type="float" office:value="10.83835" calcext:value-type="float">
            <text:p>10.83835</text:p>
          </table:table-cell>
          <table:table-cell office:value-type="float" office:value="12.12895" calcext:value-type="float">
            <text:p>12.12895</text:p>
          </table:table-cell>
          <table:table-cell office:value-type="float" office:value="12.46608" calcext:value-type="float">
            <text:p>12.46608</text:p>
          </table:table-cell>
          <table:table-cell office:value-type="float" office:value="0" calcext:value-type="float">
            <text:p>0</text:p>
          </table:table-cell>
          <table:table-cell office:value-type="float" office:value="0.1829835" calcext:value-type="float">
            <text:p>0.1829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40262" calcext:value-type="float">
            <text:p>0.047402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6" calcext:value-type="float">
            <text:p>16032006</text:p>
          </table:table-cell>
          <table:table-cell office:value-type="float" office:value="3.329578" calcext:value-type="float">
            <text:p>3.329578</text:p>
          </table:table-cell>
          <table:table-cell office:value-type="float" office:value="135.289" calcext:value-type="float">
            <text:p>135.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9618" calcext:value-type="float">
            <text:p>40.59618</text:p>
          </table:table-cell>
          <table:table-cell office:value-type="float" office:value="0" calcext:value-type="float">
            <text:p>0</text:p>
          </table:table-cell>
          <table:table-cell office:value-type="float" office:value="0.0000001890138" calcext:value-type="float">
            <text:p>1.890138E-07</text:p>
          </table:table-cell>
          <table:table-cell office:value-type="float" office:value="0" calcext:value-type="float">
            <text:p>0</text:p>
          </table:table-cell>
          <table:table-cell office:value-type="float" office:value="-0.002067076" calcext:value-type="float">
            <text:p>-0.002067076</text:p>
          </table:table-cell>
          <table:table-cell office:value-type="float" office:value="1164.087" calcext:value-type="float">
            <text:p>1164.087</text:p>
          </table:table-cell>
          <table:table-cell office:value-type="float" office:value="1.321378" calcext:value-type="float">
            <text:p>1.321378</text:p>
          </table:table-cell>
          <table:table-cell office:value-type="float" office:value="0" calcext:value-type="float">
            <text:p>0</text:p>
          </table:table-cell>
          <table:table-cell office:value-type="float" office:value="0.2366424" calcext:value-type="float">
            <text:p>0.2366424</text:p>
          </table:table-cell>
          <table:table-cell office:value-type="float" office:value="0.2672817" calcext:value-type="float">
            <text:p>0.2672817</text:p>
          </table:table-cell>
          <table:table-cell office:value-type="float" office:value="0.2002093" calcext:value-type="float">
            <text:p>0.2002093</text:p>
          </table:table-cell>
          <table:table-cell office:value-type="float" office:value="0.05140102" calcext:value-type="float">
            <text:p>0.05140102</text:p>
          </table:table-cell>
          <table:table-cell office:value-type="float" office:value="0.04072375" calcext:value-type="float">
            <text:p>0.04072375</text:p>
          </table:table-cell>
          <table:table-cell office:value-type="float" office:value="0.02356951" calcext:value-type="float">
            <text:p>0.02356951</text:p>
          </table:table-cell>
          <table:table-cell office:value-type="float" office:value="0.03121001" calcext:value-type="float">
            <text:p>0.03121001</text:p>
          </table:table-cell>
          <table:table-cell office:value-type="float" office:value="0.079577" calcext:value-type="float">
            <text:p>0.079577</text:p>
          </table:table-cell>
          <table:table-cell office:value-type="float" office:value="0.1552953" calcext:value-type="float">
            <text:p>0.1552953</text:p>
          </table:table-cell>
          <table:table-cell office:value-type="float" office:value="0.1609781" calcext:value-type="float">
            <text:p>0.1609781</text:p>
          </table:table-cell>
          <table:table-cell office:value-type="float" office:value="0.1696672" calcext:value-type="float">
            <text:p>0.1696672</text:p>
          </table:table-cell>
          <table:table-cell office:value-type="float" office:value="0.1756114" calcext:value-type="float">
            <text:p>0.1756114</text:p>
          </table:table-cell>
          <table:table-cell office:value-type="float" office:value="0.1895039" calcext:value-type="float">
            <text:p>0.1895039</text:p>
          </table:table-cell>
          <table:table-cell office:value-type="float" office:value="0.1928336" calcext:value-type="float">
            <text:p>0.1928336</text:p>
          </table:table-cell>
          <table:table-cell office:value-type="float" office:value="0" calcext:value-type="float">
            <text:p>0</text:p>
          </table:table-cell>
          <table:table-cell office:value-type="float" office:value="37.46022" calcext:value-type="float">
            <text:p>37.46022</text:p>
          </table:table-cell>
          <table:table-cell office:value-type="float" office:value="34.33401" calcext:value-type="float">
            <text:p>34.33401</text:p>
          </table:table-cell>
          <table:table-cell office:value-type="float" office:value="29.48824" calcext:value-type="float">
            <text:p>29.48824</text:p>
          </table:table-cell>
          <table:table-cell office:value-type="float" office:value="8.151961" calcext:value-type="float">
            <text:p>8.151961</text:p>
          </table:table-cell>
          <table:table-cell office:value-type="float" office:value="6.485716" calcext:value-type="float">
            <text:p>6.485716</text:p>
          </table:table-cell>
          <table:table-cell office:value-type="float" office:value="2.604868" calcext:value-type="float">
            <text:p>2.604868</text:p>
          </table:table-cell>
          <table:table-cell office:value-type="float" office:value="2.562682" calcext:value-type="float">
            <text:p>2.562682</text:p>
          </table:table-cell>
          <table:table-cell office:value-type="float" office:value="5.396999" calcext:value-type="float">
            <text:p>5.396999</text:p>
          </table:table-cell>
          <table:table-cell office:value-type="float" office:value="8.947011" calcext:value-type="float">
            <text:p>8.947011</text:p>
          </table:table-cell>
          <table:table-cell office:value-type="float" office:value="9.487564" calcext:value-type="float">
            <text:p>9.487564</text:p>
          </table:table-cell>
          <table:table-cell office:value-type="float" office:value="10.31143" calcext:value-type="float">
            <text:p>10.31143</text:p>
          </table:table-cell>
          <table:table-cell office:value-type="float" office:value="10.84145" calcext:value-type="float">
            <text:p>10.84145</text:p>
          </table:table-cell>
          <table:table-cell office:value-type="float" office:value="12.13073" calcext:value-type="float">
            <text:p>12.13073</text:p>
          </table:table-cell>
          <table:table-cell office:value-type="float" office:value="12.46765" calcext:value-type="float">
            <text:p>12.46765</text:p>
          </table:table-cell>
          <table:table-cell office:value-type="float" office:value="0" calcext:value-type="float">
            <text:p>0</text:p>
          </table:table-cell>
          <table:table-cell office:value-type="float" office:value="0.1057573" calcext:value-type="float">
            <text:p>0.1057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42578" calcext:value-type="float">
            <text:p>0.048425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6" calcext:value-type="float">
            <text:p>17032006</text:p>
          </table:table-cell>
          <table:table-cell office:value-type="float" office:value="3.328784" calcext:value-type="float">
            <text:p>3.328784</text:p>
          </table:table-cell>
          <table:table-cell office:value-type="float" office:value="135.2885" calcext:value-type="float">
            <text:p>135.2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051" calcext:value-type="float">
            <text:p>40.6051</text:p>
          </table:table-cell>
          <table:table-cell office:value-type="float" office:value="0" calcext:value-type="float">
            <text:p>0</text:p>
          </table:table-cell>
          <table:table-cell office:value-type="float" office:value="0.0000001890138" calcext:value-type="float">
            <text:p>1.890138E-07</text:p>
          </table:table-cell>
          <table:table-cell office:value-type="float" office:value="0" calcext:value-type="float">
            <text:p>0</text:p>
          </table:table-cell>
          <table:table-cell office:value-type="float" office:value="-0.002067076" calcext:value-type="float">
            <text:p>-0.002067076</text:p>
          </table:table-cell>
          <table:table-cell office:value-type="float" office:value="1164.079" calcext:value-type="float">
            <text:p>1164.079</text:p>
          </table:table-cell>
          <table:table-cell office:value-type="float" office:value="1.320956" calcext:value-type="float">
            <text:p>1.320956</text:p>
          </table:table-cell>
          <table:table-cell office:value-type="float" office:value="0" calcext:value-type="float">
            <text:p>0</text:p>
          </table:table-cell>
          <table:table-cell office:value-type="float" office:value="0.2434604" calcext:value-type="float">
            <text:p>0.2434604</text:p>
          </table:table-cell>
          <table:table-cell office:value-type="float" office:value="0.2652713" calcext:value-type="float">
            <text:p>0.2652713</text:p>
          </table:table-cell>
          <table:table-cell office:value-type="float" office:value="0.199689" calcext:value-type="float">
            <text:p>0.199689</text:p>
          </table:table-cell>
          <table:table-cell office:value-type="float" office:value="0.05194121" calcext:value-type="float">
            <text:p>0.05194121</text:p>
          </table:table-cell>
          <table:table-cell office:value-type="float" office:value="0.04126898" calcext:value-type="float">
            <text:p>0.04126898</text:p>
          </table:table-cell>
          <table:table-cell office:value-type="float" office:value="0.02353776" calcext:value-type="float">
            <text:p>0.02353776</text:p>
          </table:table-cell>
          <table:table-cell office:value-type="float" office:value="0.03115416" calcext:value-type="float">
            <text:p>0.03115416</text:p>
          </table:table-cell>
          <table:table-cell office:value-type="float" office:value="0.07959623" calcext:value-type="float">
            <text:p>0.07959623</text:p>
          </table:table-cell>
          <table:table-cell office:value-type="float" office:value="0.1553462" calcext:value-type="float">
            <text:p>0.1553462</text:p>
          </table:table-cell>
          <table:table-cell office:value-type="float" office:value="0.1610245" calcext:value-type="float">
            <text:p>0.1610245</text:p>
          </table:table-cell>
          <table:table-cell office:value-type="float" office:value="0.1697072" calcext:value-type="float">
            <text:p>0.1697072</text:p>
          </table:table-cell>
          <table:table-cell office:value-type="float" office:value="0.1756447" calcext:value-type="float">
            <text:p>0.1756447</text:p>
          </table:table-cell>
          <table:table-cell office:value-type="float" office:value="0.1895186" calcext:value-type="float">
            <text:p>0.1895186</text:p>
          </table:table-cell>
          <table:table-cell office:value-type="float" office:value="0.1928487" calcext:value-type="float">
            <text:p>0.1928487</text:p>
          </table:table-cell>
          <table:table-cell office:value-type="float" office:value="0" calcext:value-type="float">
            <text:p>0</text:p>
          </table:table-cell>
          <table:table-cell office:value-type="float" office:value="37.44894" calcext:value-type="float">
            <text:p>37.44894</text:p>
          </table:table-cell>
          <table:table-cell office:value-type="float" office:value="34.3201" calcext:value-type="float">
            <text:p>34.3201</text:p>
          </table:table-cell>
          <table:table-cell office:value-type="float" office:value="29.46959" calcext:value-type="float">
            <text:p>29.46959</text:p>
          </table:table-cell>
          <table:table-cell office:value-type="float" office:value="8.146195" calcext:value-type="float">
            <text:p>8.146195</text:p>
          </table:table-cell>
          <table:table-cell office:value-type="float" office:value="6.481006" calcext:value-type="float">
            <text:p>6.481006</text:p>
          </table:table-cell>
          <table:table-cell office:value-type="float" office:value="2.604836" calcext:value-type="float">
            <text:p>2.604836</text:p>
          </table:table-cell>
          <table:table-cell office:value-type="float" office:value="2.563843" calcext:value-type="float">
            <text:p>2.563843</text:p>
          </table:table-cell>
          <table:table-cell office:value-type="float" office:value="5.400311" calcext:value-type="float">
            <text:p>5.400311</text:p>
          </table:table-cell>
          <table:table-cell office:value-type="float" office:value="8.95149" calcext:value-type="float">
            <text:p>8.95149</text:p>
          </table:table-cell>
          <table:table-cell office:value-type="float" office:value="9.491661" calcext:value-type="float">
            <text:p>9.491661</text:p>
          </table:table-cell>
          <table:table-cell office:value-type="float" office:value="10.31505" calcext:value-type="float">
            <text:p>10.31505</text:p>
          </table:table-cell>
          <table:table-cell office:value-type="float" office:value="10.84455" calcext:value-type="float">
            <text:p>10.84455</text:p>
          </table:table-cell>
          <table:table-cell office:value-type="float" office:value="12.13251" calcext:value-type="float">
            <text:p>12.13251</text:p>
          </table:table-cell>
          <table:table-cell office:value-type="float" office:value="12.46922" calcext:value-type="float">
            <text:p>12.46922</text:p>
          </table:table-cell>
          <table:table-cell office:value-type="float" office:value="0" calcext:value-type="float">
            <text:p>0</text:p>
          </table:table-cell>
          <table:table-cell office:value-type="float" office:value="0.1366382" calcext:value-type="float">
            <text:p>0.1366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51509" calcext:value-type="float">
            <text:p>0.049515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6" calcext:value-type="float">
            <text:p>18032006</text:p>
          </table:table-cell>
          <table:table-cell office:value-type="float" office:value="3.328088" calcext:value-type="float">
            <text:p>3.328088</text:p>
          </table:table-cell>
          <table:table-cell office:value-type="float" office:value="135.2881" calcext:value-type="float">
            <text:p>135.2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14" calcext:value-type="float">
            <text:p>40.614</text:p>
          </table:table-cell>
          <table:table-cell office:value-type="float" office:value="0" calcext:value-type="float">
            <text:p>0</text:p>
          </table:table-cell>
          <table:table-cell office:value-type="float" office:value="0.0000001890138" calcext:value-type="float">
            <text:p>1.890138E-07</text:p>
          </table:table-cell>
          <table:table-cell office:value-type="float" office:value="0" calcext:value-type="float">
            <text:p>0</text:p>
          </table:table-cell>
          <table:table-cell office:value-type="float" office:value="-0.002067076" calcext:value-type="float">
            <text:p>-0.002067076</text:p>
          </table:table-cell>
          <table:table-cell office:value-type="float" office:value="1164.072" calcext:value-type="float">
            <text:p>1164.072</text:p>
          </table:table-cell>
          <table:table-cell office:value-type="float" office:value="1.320579" calcext:value-type="float">
            <text:p>1.320579</text:p>
          </table:table-cell>
          <table:table-cell office:value-type="float" office:value="0" calcext:value-type="float">
            <text:p>0</text:p>
          </table:table-cell>
          <table:table-cell office:value-type="float" office:value="0.2436708" calcext:value-type="float">
            <text:p>0.2436708</text:p>
          </table:table-cell>
          <table:table-cell office:value-type="float" office:value="0.2628646" calcext:value-type="float">
            <text:p>0.2628646</text:p>
          </table:table-cell>
          <table:table-cell office:value-type="float" office:value="0.1983225" calcext:value-type="float">
            <text:p>0.1983225</text:p>
          </table:table-cell>
          <table:table-cell office:value-type="float" office:value="0.05201531" calcext:value-type="float">
            <text:p>0.05201531</text:p>
          </table:table-cell>
          <table:table-cell office:value-type="float" office:value="0.0413298" calcext:value-type="float">
            <text:p>0.0413298</text:p>
          </table:table-cell>
          <table:table-cell office:value-type="float" office:value="0.02351381" calcext:value-type="float">
            <text:p>0.02351381</text:p>
          </table:table-cell>
          <table:table-cell office:value-type="float" office:value="0.0311374" calcext:value-type="float">
            <text:p>0.0311374</text:p>
          </table:table-cell>
          <table:table-cell office:value-type="float" office:value="0.07960943" calcext:value-type="float">
            <text:p>0.07960943</text:p>
          </table:table-cell>
          <table:table-cell office:value-type="float" office:value="0.1553933" calcext:value-type="float">
            <text:p>0.1553933</text:p>
          </table:table-cell>
          <table:table-cell office:value-type="float" office:value="0.1610707" calcext:value-type="float">
            <text:p>0.1610707</text:p>
          </table:table-cell>
          <table:table-cell office:value-type="float" office:value="0.1697474" calcext:value-type="float">
            <text:p>0.1697474</text:p>
          </table:table-cell>
          <table:table-cell office:value-type="float" office:value="0.1756795" calcext:value-type="float">
            <text:p>0.1756795</text:p>
          </table:table-cell>
          <table:table-cell office:value-type="float" office:value="0.1895362" calcext:value-type="float">
            <text:p>0.1895362</text:p>
          </table:table-cell>
          <table:table-cell office:value-type="float" office:value="0.1928651" calcext:value-type="float">
            <text:p>0.1928651</text:p>
          </table:table-cell>
          <table:table-cell office:value-type="float" office:value="0" calcext:value-type="float">
            <text:p>0</text:p>
          </table:table-cell>
          <table:table-cell office:value-type="float" office:value="37.43898" calcext:value-type="float">
            <text:p>37.43898</text:p>
          </table:table-cell>
          <table:table-cell office:value-type="float" office:value="34.30626" calcext:value-type="float">
            <text:p>34.30626</text:p>
          </table:table-cell>
          <table:table-cell office:value-type="float" office:value="29.45094" calcext:value-type="float">
            <text:p>29.45094</text:p>
          </table:table-cell>
          <table:table-cell office:value-type="float" office:value="8.140512" calcext:value-type="float">
            <text:p>8.140512</text:p>
          </table:table-cell>
          <table:table-cell office:value-type="float" office:value="6.476386" calcext:value-type="float">
            <text:p>6.476386</text:p>
          </table:table-cell>
          <table:table-cell office:value-type="float" office:value="2.604806" calcext:value-type="float">
            <text:p>2.604806</text:p>
          </table:table-cell>
          <table:table-cell office:value-type="float" office:value="2.564993" calcext:value-type="float">
            <text:p>2.564993</text:p>
          </table:table-cell>
          <table:table-cell office:value-type="float" office:value="5.403623" calcext:value-type="float">
            <text:p>5.403623</text:p>
          </table:table-cell>
          <table:table-cell office:value-type="float" office:value="8.95597" calcext:value-type="float">
            <text:p>8.95597</text:p>
          </table:table-cell>
          <table:table-cell office:value-type="float" office:value="9.495762" calcext:value-type="float">
            <text:p>9.495762</text:p>
          </table:table-cell>
          <table:table-cell office:value-type="float" office:value="10.31867" calcext:value-type="float">
            <text:p>10.31867</text:p>
          </table:table-cell>
          <table:table-cell office:value-type="float" office:value="10.84766" calcext:value-type="float">
            <text:p>10.84766</text:p>
          </table:table-cell>
          <table:table-cell office:value-type="float" office:value="12.13422" calcext:value-type="float">
            <text:p>12.13422</text:p>
          </table:table-cell>
          <table:table-cell office:value-type="float" office:value="12.47079" calcext:value-type="float">
            <text:p>12.47079</text:p>
          </table:table-cell>
          <table:table-cell office:value-type="float" office:value="0" calcext:value-type="float">
            <text:p>0</text:p>
          </table:table-cell>
          <table:table-cell office:value-type="float" office:value="0.1038008" calcext:value-type="float">
            <text:p>0.1038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51581" calcext:value-type="float">
            <text:p>0.050515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6" calcext:value-type="float">
            <text:p>19032006</text:p>
          </table:table-cell>
          <table:table-cell office:value-type="float" office:value="3.327465" calcext:value-type="float">
            <text:p>3.327465</text:p>
          </table:table-cell>
          <table:table-cell office:value-type="float" office:value="135.2876" calcext:value-type="float">
            <text:p>135.2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2285" calcext:value-type="float">
            <text:p>40.62285</text:p>
          </table:table-cell>
          <table:table-cell office:value-type="float" office:value="0" calcext:value-type="float">
            <text:p>0</text:p>
          </table:table-cell>
          <table:table-cell office:value-type="float" office:value="0.0000001890187" calcext:value-type="float">
            <text:p>1.890187E-07</text:p>
          </table:table-cell>
          <table:table-cell office:value-type="float" office:value="0" calcext:value-type="float">
            <text:p>0</text:p>
          </table:table-cell>
          <table:table-cell office:value-type="float" office:value="-0.002067076" calcext:value-type="float">
            <text:p>-0.002067076</text:p>
          </table:table-cell>
          <table:table-cell office:value-type="float" office:value="1164.065" calcext:value-type="float">
            <text:p>1164.065</text:p>
          </table:table-cell>
          <table:table-cell office:value-type="float" office:value="1.320325" calcext:value-type="float">
            <text:p>1.320325</text:p>
          </table:table-cell>
          <table:table-cell office:value-type="float" office:value="0" calcext:value-type="float">
            <text:p>0</text:p>
          </table:table-cell>
          <table:table-cell office:value-type="float" office:value="0.2194521" calcext:value-type="float">
            <text:p>0.2194521</text:p>
          </table:table-cell>
          <table:table-cell office:value-type="float" office:value="0.2642729" calcext:value-type="float">
            <text:p>0.2642729</text:p>
          </table:table-cell>
          <table:table-cell office:value-type="float" office:value="0.1978737" calcext:value-type="float">
            <text:p>0.1978737</text:p>
          </table:table-cell>
          <table:table-cell office:value-type="float" office:value="0.05215087" calcext:value-type="float">
            <text:p>0.05215087</text:p>
          </table:table-cell>
          <table:table-cell office:value-type="float" office:value="0.04150771" calcext:value-type="float">
            <text:p>0.04150771</text:p>
          </table:table-cell>
          <table:table-cell office:value-type="float" office:value="0.02350172" calcext:value-type="float">
            <text:p>0.02350172</text:p>
          </table:table-cell>
          <table:table-cell office:value-type="float" office:value="0.03110166" calcext:value-type="float">
            <text:p>0.03110166</text:p>
          </table:table-cell>
          <table:table-cell office:value-type="float" office:value="0.07961413" calcext:value-type="float">
            <text:p>0.07961413</text:p>
          </table:table-cell>
          <table:table-cell office:value-type="float" office:value="0.1554371" calcext:value-type="float">
            <text:p>0.1554371</text:p>
          </table:table-cell>
          <table:table-cell office:value-type="float" office:value="0.161116" calcext:value-type="float">
            <text:p>0.161116</text:p>
          </table:table-cell>
          <table:table-cell office:value-type="float" office:value="0.1697873" calcext:value-type="float">
            <text:p>0.1697873</text:p>
          </table:table-cell>
          <table:table-cell office:value-type="float" office:value="0.1757148" calcext:value-type="float">
            <text:p>0.1757148</text:p>
          </table:table-cell>
          <table:table-cell office:value-type="float" office:value="0.1895546" calcext:value-type="float">
            <text:p>0.1895546</text:p>
          </table:table-cell>
          <table:table-cell office:value-type="float" office:value="0.1928816" calcext:value-type="float">
            <text:p>0.1928816</text:p>
          </table:table-cell>
          <table:table-cell office:value-type="float" office:value="0" calcext:value-type="float">
            <text:p>0</text:p>
          </table:table-cell>
          <table:table-cell office:value-type="float" office:value="37.42566" calcext:value-type="float">
            <text:p>37.42566</text:p>
          </table:table-cell>
          <table:table-cell office:value-type="float" office:value="34.29216" calcext:value-type="float">
            <text:p>34.29216</text:p>
          </table:table-cell>
          <table:table-cell office:value-type="float" office:value="29.4321" calcext:value-type="float">
            <text:p>29.4321</text:p>
          </table:table-cell>
          <table:table-cell office:value-type="float" office:value="8.134918" calcext:value-type="float">
            <text:p>8.134918</text:p>
          </table:table-cell>
          <table:table-cell office:value-type="float" office:value="6.471859" calcext:value-type="float">
            <text:p>6.471859</text:p>
          </table:table-cell>
          <table:table-cell office:value-type="float" office:value="2.604763" calcext:value-type="float">
            <text:p>2.604763</text:p>
          </table:table-cell>
          <table:table-cell office:value-type="float" office:value="2.566135" calcext:value-type="float">
            <text:p>2.566135</text:p>
          </table:table-cell>
          <table:table-cell office:value-type="float" office:value="5.406932" calcext:value-type="float">
            <text:p>5.406932</text:p>
          </table:table-cell>
          <table:table-cell office:value-type="float" office:value="8.960449" calcext:value-type="float">
            <text:p>8.960449</text:p>
          </table:table-cell>
          <table:table-cell office:value-type="float" office:value="9.499866" calcext:value-type="float">
            <text:p>9.499866</text:p>
          </table:table-cell>
          <table:table-cell office:value-type="float" office:value="10.32229" calcext:value-type="float">
            <text:p>10.32229</text:p>
          </table:table-cell>
          <table:table-cell office:value-type="float" office:value="10.85076" calcext:value-type="float">
            <text:p>10.85076</text:p>
          </table:table-cell>
          <table:table-cell office:value-type="float" office:value="12.13592" calcext:value-type="float">
            <text:p>12.13592</text:p>
          </table:table-cell>
          <table:table-cell office:value-type="float" office:value="12.47236" calcext:value-type="float">
            <text:p>12.47236</text:p>
          </table:table-cell>
          <table:table-cell office:value-type="float" office:value="0" calcext:value-type="float">
            <text:p>0</text:p>
          </table:table-cell>
          <table:table-cell office:value-type="float" office:value="0.04044556" calcext:value-type="float">
            <text:p>0.04044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42501" calcext:value-type="float">
            <text:p>0.051425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6" calcext:value-type="float">
            <text:p>20032006</text:p>
          </table:table-cell>
          <table:table-cell office:value-type="float" office:value="3.326917" calcext:value-type="float">
            <text:p>3.326917</text:p>
          </table:table-cell>
          <table:table-cell office:value-type="float" office:value="135.2873" calcext:value-type="float">
            <text:p>135.2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3157" calcext:value-type="float">
            <text:p>40.63157</text:p>
          </table:table-cell>
          <table:table-cell office:value-type="float" office:value="0" calcext:value-type="float">
            <text:p>0</text:p>
          </table:table-cell>
          <table:table-cell office:value-type="float" office:value="0.0000001890296" calcext:value-type="float">
            <text:p>1.890296E-07</text:p>
          </table:table-cell>
          <table:table-cell office:value-type="float" office:value="0" calcext:value-type="float">
            <text:p>0</text:p>
          </table:table-cell>
          <table:table-cell office:value-type="float" office:value="-0.002147467" calcext:value-type="float">
            <text:p>-0.002147467</text:p>
          </table:table-cell>
          <table:table-cell office:value-type="float" office:value="1164.058" calcext:value-type="float">
            <text:p>1164.058</text:p>
          </table:table-cell>
          <table:table-cell office:value-type="float" office:value="1.320153" calcext:value-type="float">
            <text:p>1.320153</text:p>
          </table:table-cell>
          <table:table-cell office:value-type="float" office:value="0" calcext:value-type="float">
            <text:p>0</text:p>
          </table:table-cell>
          <table:table-cell office:value-type="float" office:value="0.1708646" calcext:value-type="float">
            <text:p>0.1708646</text:p>
          </table:table-cell>
          <table:table-cell office:value-type="float" office:value="0.263529" calcext:value-type="float">
            <text:p>0.263529</text:p>
          </table:table-cell>
          <table:table-cell office:value-type="float" office:value="0.1970254" calcext:value-type="float">
            <text:p>0.1970254</text:p>
          </table:table-cell>
          <table:table-cell office:value-type="float" office:value="0.0522403" calcext:value-type="float">
            <text:p>0.0522403</text:p>
          </table:table-cell>
          <table:table-cell office:value-type="float" office:value="0.04161737" calcext:value-type="float">
            <text:p>0.04161737</text:p>
          </table:table-cell>
          <table:table-cell office:value-type="float" office:value="0.02347835" calcext:value-type="float">
            <text:p>0.02347835</text:p>
          </table:table-cell>
          <table:table-cell office:value-type="float" office:value="0.03106194" calcext:value-type="float">
            <text:p>0.03106194</text:p>
          </table:table-cell>
          <table:table-cell office:value-type="float" office:value="0.0796154" calcext:value-type="float">
            <text:p>0.0796154</text:p>
          </table:table-cell>
          <table:table-cell office:value-type="float" office:value="0.1554787" calcext:value-type="float">
            <text:p>0.1554787</text:p>
          </table:table-cell>
          <table:table-cell office:value-type="float" office:value="0.1611606" calcext:value-type="float">
            <text:p>0.1611606</text:p>
          </table:table-cell>
          <table:table-cell office:value-type="float" office:value="0.1698267" calcext:value-type="float">
            <text:p>0.1698267</text:p>
          </table:table-cell>
          <table:table-cell office:value-type="float" office:value="0.1757513" calcext:value-type="float">
            <text:p>0.1757513</text:p>
          </table:table-cell>
          <table:table-cell office:value-type="float" office:value="0.1895789" calcext:value-type="float">
            <text:p>0.1895789</text:p>
          </table:table-cell>
          <table:table-cell office:value-type="float" office:value="0.1929002" calcext:value-type="float">
            <text:p>0.1929002</text:p>
          </table:table-cell>
          <table:table-cell office:value-type="float" office:value="0" calcext:value-type="float">
            <text:p>0</text:p>
          </table:table-cell>
          <table:table-cell office:value-type="float" office:value="37.40121" calcext:value-type="float">
            <text:p>37.40121</text:p>
          </table:table-cell>
          <table:table-cell office:value-type="float" office:value="34.27763" calcext:value-type="float">
            <text:p>34.27763</text:p>
          </table:table-cell>
          <table:table-cell office:value-type="float" office:value="29.4131" calcext:value-type="float">
            <text:p>29.4131</text:p>
          </table:table-cell>
          <table:table-cell office:value-type="float" office:value="8.129368" calcext:value-type="float">
            <text:p>8.129368</text:p>
          </table:table-cell>
          <table:table-cell office:value-type="float" office:value="6.467379" calcext:value-type="float">
            <text:p>6.467379</text:p>
          </table:table-cell>
          <table:table-cell office:value-type="float" office:value="2.604715" calcext:value-type="float">
            <text:p>2.604715</text:p>
          </table:table-cell>
          <table:table-cell office:value-type="float" office:value="2.567266" calcext:value-type="float">
            <text:p>2.567266</text:p>
          </table:table-cell>
          <table:table-cell office:value-type="float" office:value="5.410213" calcext:value-type="float">
            <text:p>5.410213</text:p>
          </table:table-cell>
          <table:table-cell office:value-type="float" office:value="8.964929" calcext:value-type="float">
            <text:p>8.964929</text:p>
          </table:table-cell>
          <table:table-cell office:value-type="float" office:value="9.503965" calcext:value-type="float">
            <text:p>9.503965</text:p>
          </table:table-cell>
          <table:table-cell office:value-type="float" office:value="10.32591" calcext:value-type="float">
            <text:p>10.32591</text:p>
          </table:table-cell>
          <table:table-cell office:value-type="float" office:value="10.85386" calcext:value-type="float">
            <text:p>10.85386</text:p>
          </table:table-cell>
          <table:table-cell office:value-type="float" office:value="12.13766" calcext:value-type="float">
            <text:p>12.13766</text:p>
          </table:table-cell>
          <table:table-cell office:value-type="float" office:value="12.47393" calcext:value-type="float">
            <text:p>12.47393</text:p>
          </table:table-cell>
          <table:table-cell office:value-type="float" office:value="0" calcext:value-type="float">
            <text:p>0</text:p>
          </table:table-cell>
          <table:table-cell office:value-type="float" office:value="0.03225742" calcext:value-type="float">
            <text:p>0.03225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22794" calcext:value-type="float">
            <text:p>0.052227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6" calcext:value-type="float">
            <text:p>21032006</text:p>
          </table:table-cell>
          <table:table-cell office:value-type="float" office:value="3.326533" calcext:value-type="float">
            <text:p>3.326533</text:p>
          </table:table-cell>
          <table:table-cell office:value-type="float" office:value="135.2869" calcext:value-type="float">
            <text:p>135.2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3999" calcext:value-type="float">
            <text:p>40.63999</text:p>
          </table:table-cell>
          <table:table-cell office:value-type="float" office:value="0" calcext:value-type="float">
            <text:p>0</text:p>
          </table:table-cell>
          <table:table-cell office:value-type="float" office:value="0.0000001890375" calcext:value-type="float">
            <text:p>1.890375E-07</text:p>
          </table:table-cell>
          <table:table-cell office:value-type="float" office:value="0" calcext:value-type="float">
            <text:p>0</text:p>
          </table:table-cell>
          <table:table-cell office:value-type="float" office:value="-0.002147467" calcext:value-type="float">
            <text:p>-0.002147467</text:p>
          </table:table-cell>
          <table:table-cell office:value-type="float" office:value="1164.051" calcext:value-type="float">
            <text:p>1164.051</text:p>
          </table:table-cell>
          <table:table-cell office:value-type="float" office:value="1.320389" calcext:value-type="float">
            <text:p>1.320389</text:p>
          </table:table-cell>
          <table:table-cell office:value-type="float" office:value="0" calcext:value-type="float">
            <text:p>0</text:p>
          </table:table-cell>
          <table:table-cell office:value-type="float" office:value="0.1372575" calcext:value-type="float">
            <text:p>0.1372575</text:p>
          </table:table-cell>
          <table:table-cell office:value-type="float" office:value="0.2654948" calcext:value-type="float">
            <text:p>0.2654948</text:p>
          </table:table-cell>
          <table:table-cell office:value-type="float" office:value="0.1970721" calcext:value-type="float">
            <text:p>0.1970721</text:p>
          </table:table-cell>
          <table:table-cell office:value-type="float" office:value="0.05235299" calcext:value-type="float">
            <text:p>0.05235299</text:p>
          </table:table-cell>
          <table:table-cell office:value-type="float" office:value="0.04174944" calcext:value-type="float">
            <text:p>0.04174944</text:p>
          </table:table-cell>
          <table:table-cell office:value-type="float" office:value="0.02347062" calcext:value-type="float">
            <text:p>0.02347062</text:p>
          </table:table-cell>
          <table:table-cell office:value-type="float" office:value="0.03103622" calcext:value-type="float">
            <text:p>0.03103622</text:p>
          </table:table-cell>
          <table:table-cell office:value-type="float" office:value="0.07961737" calcext:value-type="float">
            <text:p>0.07961737</text:p>
          </table:table-cell>
          <table:table-cell office:value-type="float" office:value="0.1555177" calcext:value-type="float">
            <text:p>0.1555177</text:p>
          </table:table-cell>
          <table:table-cell office:value-type="float" office:value="0.1612043" calcext:value-type="float">
            <text:p>0.1612043</text:p>
          </table:table-cell>
          <table:table-cell office:value-type="float" office:value="0.1698666" calcext:value-type="float">
            <text:p>0.1698666</text:p>
          </table:table-cell>
          <table:table-cell office:value-type="float" office:value="0.1757888" calcext:value-type="float">
            <text:p>0.1757888</text:p>
          </table:table-cell>
          <table:table-cell office:value-type="float" office:value="0.1895928" calcext:value-type="float">
            <text:p>0.1895928</text:p>
          </table:table-cell>
          <table:table-cell office:value-type="float" office:value="0.1929153" calcext:value-type="float">
            <text:p>0.1929153</text:p>
          </table:table-cell>
          <table:table-cell office:value-type="float" office:value="0" calcext:value-type="float">
            <text:p>0</text:p>
          </table:table-cell>
          <table:table-cell office:value-type="float" office:value="37.35172" calcext:value-type="float">
            <text:p>37.35172</text:p>
          </table:table-cell>
          <table:table-cell office:value-type="float" office:value="34.26222" calcext:value-type="float">
            <text:p>34.26222</text:p>
          </table:table-cell>
          <table:table-cell office:value-type="float" office:value="29.39403" calcext:value-type="float">
            <text:p>29.39403</text:p>
          </table:table-cell>
          <table:table-cell office:value-type="float" office:value="8.123869" calcext:value-type="float">
            <text:p>8.123869</text:p>
          </table:table-cell>
          <table:table-cell office:value-type="float" office:value="6.462956" calcext:value-type="float">
            <text:p>6.462956</text:p>
          </table:table-cell>
          <table:table-cell office:value-type="float" office:value="2.604664" calcext:value-type="float">
            <text:p>2.604664</text:p>
          </table:table-cell>
          <table:table-cell office:value-type="float" office:value="2.568388" calcext:value-type="float">
            <text:p>2.568388</text:p>
          </table:table-cell>
          <table:table-cell office:value-type="float" office:value="5.413494" calcext:value-type="float">
            <text:p>5.413494</text:p>
          </table:table-cell>
          <table:table-cell office:value-type="float" office:value="8.969409" calcext:value-type="float">
            <text:p>8.969409</text:p>
          </table:table-cell>
          <table:table-cell office:value-type="float" office:value="9.508066" calcext:value-type="float">
            <text:p>9.508066</text:p>
          </table:table-cell>
          <table:table-cell office:value-type="float" office:value="10.32953" calcext:value-type="float">
            <text:p>10.32953</text:p>
          </table:table-cell>
          <table:table-cell office:value-type="float" office:value="10.85696" calcext:value-type="float">
            <text:p>10.85696</text:p>
          </table:table-cell>
          <table:table-cell office:value-type="float" office:value="12.13936" calcext:value-type="float">
            <text:p>12.13936</text:p>
          </table:table-cell>
          <table:table-cell office:value-type="float" office:value="12.4755" calcext:value-type="float">
            <text:p>12.4755</text:p>
          </table:table-cell>
          <table:table-cell office:value-type="float" office:value="0" calcext:value-type="float">
            <text:p>0</text:p>
          </table:table-cell>
          <table:table-cell office:value-type="float" office:value="0.04388602" calcext:value-type="float">
            <text:p>0.04388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83292" calcext:value-type="float">
            <text:p>0.052832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6" calcext:value-type="float">
            <text:p>22032006</text:p>
          </table:table-cell>
          <table:table-cell office:value-type="float" office:value="3.326272" calcext:value-type="float">
            <text:p>3.326272</text:p>
          </table:table-cell>
          <table:table-cell office:value-type="float" office:value="135.2866" calcext:value-type="float">
            <text:p>135.2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4827" calcext:value-type="float">
            <text:p>40.64827</text:p>
          </table:table-cell>
          <table:table-cell office:value-type="float" office:value="0" calcext:value-type="float">
            <text:p>0</text:p>
          </table:table-cell>
          <table:table-cell office:value-type="float" office:value="0.0000001890457" calcext:value-type="float">
            <text:p>1.890457E-07</text:p>
          </table:table-cell>
          <table:table-cell office:value-type="float" office:value="0" calcext:value-type="float">
            <text:p>0</text:p>
          </table:table-cell>
          <table:table-cell office:value-type="float" office:value="-0.002147467" calcext:value-type="float">
            <text:p>-0.002147467</text:p>
          </table:table-cell>
          <table:table-cell office:value-type="float" office:value="1164.044" calcext:value-type="float">
            <text:p>1164.044</text:p>
          </table:table-cell>
          <table:table-cell office:value-type="float" office:value="1.321024" calcext:value-type="float">
            <text:p>1.321024</text:p>
          </table:table-cell>
          <table:table-cell office:value-type="float" office:value="0" calcext:value-type="float">
            <text:p>0</text:p>
          </table:table-cell>
          <table:table-cell office:value-type="float" office:value="0.1243566" calcext:value-type="float">
            <text:p>0.1243566</text:p>
          </table:table-cell>
          <table:table-cell office:value-type="float" office:value="0.2627797" calcext:value-type="float">
            <text:p>0.2627797</text:p>
          </table:table-cell>
          <table:table-cell office:value-type="float" office:value="0.1975196" calcext:value-type="float">
            <text:p>0.1975196</text:p>
          </table:table-cell>
          <table:table-cell office:value-type="float" office:value="0.05240398" calcext:value-type="float">
            <text:p>0.05240398</text:p>
          </table:table-cell>
          <table:table-cell office:value-type="float" office:value="0.04181331" calcext:value-type="float">
            <text:p>0.04181331</text:p>
          </table:table-cell>
          <table:table-cell office:value-type="float" office:value="0.02348323" calcext:value-type="float">
            <text:p>0.02348323</text:p>
          </table:table-cell>
          <table:table-cell office:value-type="float" office:value="0.03103429" calcext:value-type="float">
            <text:p>0.03103429</text:p>
          </table:table-cell>
          <table:table-cell office:value-type="float" office:value="0.07962702" calcext:value-type="float">
            <text:p>0.07962702</text:p>
          </table:table-cell>
          <table:table-cell office:value-type="float" office:value="0.1555558" calcext:value-type="float">
            <text:p>0.1555558</text:p>
          </table:table-cell>
          <table:table-cell office:value-type="float" office:value="0.1612471" calcext:value-type="float">
            <text:p>0.1612471</text:p>
          </table:table-cell>
          <table:table-cell office:value-type="float" office:value="0.1699059" calcext:value-type="float">
            <text:p>0.1699059</text:p>
          </table:table-cell>
          <table:table-cell office:value-type="float" office:value="0.1758221" calcext:value-type="float">
            <text:p>0.1758221</text:p>
          </table:table-cell>
          <table:table-cell office:value-type="float" office:value="0.1896099" calcext:value-type="float">
            <text:p>0.1896099</text:p>
          </table:table-cell>
          <table:table-cell office:value-type="float" office:value="0.1929317" calcext:value-type="float">
            <text:p>0.1929317</text:p>
          </table:table-cell>
          <table:table-cell office:value-type="float" office:value="0" calcext:value-type="float">
            <text:p>0</text:p>
          </table:table-cell>
          <table:table-cell office:value-type="float" office:value="37.29116" calcext:value-type="float">
            <text:p>37.29116</text:p>
          </table:table-cell>
          <table:table-cell office:value-type="float" office:value="34.24598" calcext:value-type="float">
            <text:p>34.24598</text:p>
          </table:table-cell>
          <table:table-cell office:value-type="float" office:value="29.37507" calcext:value-type="float">
            <text:p>29.37507</text:p>
          </table:table-cell>
          <table:table-cell office:value-type="float" office:value="8.118416" calcext:value-type="float">
            <text:p>8.118416</text:p>
          </table:table-cell>
          <table:table-cell office:value-type="float" office:value="6.458561" calcext:value-type="float">
            <text:p>6.458561</text:p>
          </table:table-cell>
          <table:table-cell office:value-type="float" office:value="2.604614" calcext:value-type="float">
            <text:p>2.604614</text:p>
          </table:table-cell>
          <table:table-cell office:value-type="float" office:value="2.569507" calcext:value-type="float">
            <text:p>2.569507</text:p>
          </table:table-cell>
          <table:table-cell office:value-type="float" office:value="5.416776" calcext:value-type="float">
            <text:p>5.416776</text:p>
          </table:table-cell>
          <table:table-cell office:value-type="float" office:value="8.973888" calcext:value-type="float">
            <text:p>8.973888</text:p>
          </table:table-cell>
          <table:table-cell office:value-type="float" office:value="9.512167" calcext:value-type="float">
            <text:p>9.512167</text:p>
          </table:table-cell>
          <table:table-cell office:value-type="float" office:value="10.33315" calcext:value-type="float">
            <text:p>10.33315</text:p>
          </table:table-cell>
          <table:table-cell office:value-type="float" office:value="10.86006" calcext:value-type="float">
            <text:p>10.86006</text:p>
          </table:table-cell>
          <table:table-cell office:value-type="float" office:value="12.14107" calcext:value-type="float">
            <text:p>12.14107</text:p>
          </table:table-cell>
          <table:table-cell office:value-type="float" office:value="12.47707" calcext:value-type="float">
            <text:p>12.47707</text:p>
          </table:table-cell>
          <table:table-cell office:value-type="float" office:value="0" calcext:value-type="float">
            <text:p>0</text:p>
          </table:table-cell>
          <table:table-cell office:value-type="float" office:value="0.05844593" calcext:value-type="float">
            <text:p>0.05844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29407" calcext:value-type="float">
            <text:p>0.053294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6" calcext:value-type="float">
            <text:p>23032006</text:p>
          </table:table-cell>
          <table:table-cell office:value-type="float" office:value="3.326027" calcext:value-type="float">
            <text:p>3.326027</text:p>
          </table:table-cell>
          <table:table-cell office:value-type="float" office:value="135.2862" calcext:value-type="float">
            <text:p>135.2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5663" calcext:value-type="float">
            <text:p>40.65663</text:p>
          </table:table-cell>
          <table:table-cell office:value-type="float" office:value="0" calcext:value-type="float">
            <text:p>0</text:p>
          </table:table-cell>
          <table:table-cell office:value-type="float" office:value="0.000000194699" calcext:value-type="float">
            <text:p>1.94699E-07</text:p>
          </table:table-cell>
          <table:table-cell office:value-type="float" office:value="0" calcext:value-type="float">
            <text:p>0</text:p>
          </table:table-cell>
          <table:table-cell office:value-type="float" office:value="-0.002147419" calcext:value-type="float">
            <text:p>-0.002147419</text:p>
          </table:table-cell>
          <table:table-cell office:value-type="float" office:value="1164.037" calcext:value-type="float">
            <text:p>1164.037</text:p>
          </table:table-cell>
          <table:table-cell office:value-type="float" office:value="1.32173" calcext:value-type="float">
            <text:p>1.32173</text:p>
          </table:table-cell>
          <table:table-cell office:value-type="float" office:value="0" calcext:value-type="float">
            <text:p>0</text:p>
          </table:table-cell>
          <table:table-cell office:value-type="float" office:value="0.1197897" calcext:value-type="float">
            <text:p>0.1197897</text:p>
          </table:table-cell>
          <table:table-cell office:value-type="float" office:value="0.2580045" calcext:value-type="float">
            <text:p>0.2580045</text:p>
          </table:table-cell>
          <table:table-cell office:value-type="float" office:value="0.1976755" calcext:value-type="float">
            <text:p>0.1976755</text:p>
          </table:table-cell>
          <table:table-cell office:value-type="float" office:value="0.05247835" calcext:value-type="float">
            <text:p>0.05247835</text:p>
          </table:table-cell>
          <table:table-cell office:value-type="float" office:value="0.04187856" calcext:value-type="float">
            <text:p>0.04187856</text:p>
          </table:table-cell>
          <table:table-cell office:value-type="float" office:value="0.0234906" calcext:value-type="float">
            <text:p>0.0234906</text:p>
          </table:table-cell>
          <table:table-cell office:value-type="float" office:value="0.03074041" calcext:value-type="float">
            <text:p>0.03074041</text:p>
          </table:table-cell>
          <table:table-cell office:value-type="float" office:value="0.07964895" calcext:value-type="float">
            <text:p>0.07964895</text:p>
          </table:table-cell>
          <table:table-cell office:value-type="float" office:value="0.1555948" calcext:value-type="float">
            <text:p>0.1555948</text:p>
          </table:table-cell>
          <table:table-cell office:value-type="float" office:value="0.1612894" calcext:value-type="float">
            <text:p>0.1612894</text:p>
          </table:table-cell>
          <table:table-cell office:value-type="float" office:value="0.1699451" calcext:value-type="float">
            <text:p>0.1699451</text:p>
          </table:table-cell>
          <table:table-cell office:value-type="float" office:value="0.1758534" calcext:value-type="float">
            <text:p>0.1758534</text:p>
          </table:table-cell>
          <table:table-cell office:value-type="float" office:value="0.1896281" calcext:value-type="float">
            <text:p>0.1896281</text:p>
          </table:table-cell>
          <table:table-cell office:value-type="float" office:value="0.1929481" calcext:value-type="float">
            <text:p>0.1929481</text:p>
          </table:table-cell>
          <table:table-cell office:value-type="float" office:value="0" calcext:value-type="float">
            <text:p>0</text:p>
          </table:table-cell>
          <table:table-cell office:value-type="float" office:value="37.24254" calcext:value-type="float">
            <text:p>37.24254</text:p>
          </table:table-cell>
          <table:table-cell office:value-type="float" office:value="34.22898" calcext:value-type="float">
            <text:p>34.22898</text:p>
          </table:table-cell>
          <table:table-cell office:value-type="float" office:value="29.35622" calcext:value-type="float">
            <text:p>29.35622</text:p>
          </table:table-cell>
          <table:table-cell office:value-type="float" office:value="8.11298" calcext:value-type="float">
            <text:p>8.11298</text:p>
          </table:table-cell>
          <table:table-cell office:value-type="float" office:value="6.454192" calcext:value-type="float">
            <text:p>6.454192</text:p>
          </table:table-cell>
          <table:table-cell office:value-type="float" office:value="2.604563" calcext:value-type="float">
            <text:p>2.604563</text:p>
          </table:table-cell>
          <table:table-cell office:value-type="float" office:value="2.570571" calcext:value-type="float">
            <text:p>2.570571</text:p>
          </table:table-cell>
          <table:table-cell office:value-type="float" office:value="5.420057" calcext:value-type="float">
            <text:p>5.420057</text:p>
          </table:table-cell>
          <table:table-cell office:value-type="float" office:value="8.978368" calcext:value-type="float">
            <text:p>8.978368</text:p>
          </table:table-cell>
          <table:table-cell office:value-type="float" office:value="9.516266" calcext:value-type="float">
            <text:p>9.516266</text:p>
          </table:table-cell>
          <table:table-cell office:value-type="float" office:value="10.33677" calcext:value-type="float">
            <text:p>10.33677</text:p>
          </table:table-cell>
          <table:table-cell office:value-type="float" office:value="10.86316" calcext:value-type="float">
            <text:p>10.86316</text:p>
          </table:table-cell>
          <table:table-cell office:value-type="float" office:value="12.14277" calcext:value-type="float">
            <text:p>12.14277</text:p>
          </table:table-cell>
          <table:table-cell office:value-type="float" office:value="12.47865" calcext:value-type="float">
            <text:p>12.47865</text:p>
          </table:table-cell>
          <table:table-cell office:value-type="float" office:value="0" calcext:value-type="float">
            <text:p>0</text:p>
          </table:table-cell>
          <table:table-cell office:value-type="float" office:value="0.01775643" calcext:value-type="float">
            <text:p>0.01775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74164" calcext:value-type="float">
            <text:p>0.053741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6" calcext:value-type="float">
            <text:p>24032006</text:p>
          </table:table-cell>
          <table:table-cell office:value-type="float" office:value="3.325747" calcext:value-type="float">
            <text:p>3.325747</text:p>
          </table:table-cell>
          <table:table-cell office:value-type="float" office:value="135.2859" calcext:value-type="float">
            <text:p>135.2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6507" calcext:value-type="float">
            <text:p>40.66507</text:p>
          </table:table-cell>
          <table:table-cell office:value-type="float" office:value="0" calcext:value-type="float">
            <text:p>0</text:p>
          </table:table-cell>
          <table:table-cell office:value-type="float" office:value="0.000000194699" calcext:value-type="float">
            <text:p>1.94699E-07</text:p>
          </table:table-cell>
          <table:table-cell office:value-type="float" office:value="0" calcext:value-type="float">
            <text:p>0</text:p>
          </table:table-cell>
          <table:table-cell office:value-type="float" office:value="-0.002259369" calcext:value-type="float">
            <text:p>-0.002259369</text:p>
          </table:table-cell>
          <table:table-cell office:value-type="float" office:value="1164.03" calcext:value-type="float">
            <text:p>1164.03</text:p>
          </table:table-cell>
          <table:table-cell office:value-type="float" office:value="1.322045" calcext:value-type="float">
            <text:p>1.322045</text:p>
          </table:table-cell>
          <table:table-cell office:value-type="float" office:value="0" calcext:value-type="float">
            <text:p>0</text:p>
          </table:table-cell>
          <table:table-cell office:value-type="float" office:value="0.1327493" calcext:value-type="float">
            <text:p>0.1327493</text:p>
          </table:table-cell>
          <table:table-cell office:value-type="float" office:value="0.2555852" calcext:value-type="float">
            <text:p>0.2555852</text:p>
          </table:table-cell>
          <table:table-cell office:value-type="float" office:value="0.1967229" calcext:value-type="float">
            <text:p>0.1967229</text:p>
          </table:table-cell>
          <table:table-cell office:value-type="float" office:value="0.0524648" calcext:value-type="float">
            <text:p>0.0524648</text:p>
          </table:table-cell>
          <table:table-cell office:value-type="float" office:value="0.04184716" calcext:value-type="float">
            <text:p>0.04184716</text:p>
          </table:table-cell>
          <table:table-cell office:value-type="float" office:value="0.02347391" calcext:value-type="float">
            <text:p>0.02347391</text:p>
          </table:table-cell>
          <table:table-cell office:value-type="float" office:value="0.03088872" calcext:value-type="float">
            <text:p>0.03088872</text:p>
          </table:table-cell>
          <table:table-cell office:value-type="float" office:value="0.07966863" calcext:value-type="float">
            <text:p>0.07966863</text:p>
          </table:table-cell>
          <table:table-cell office:value-type="float" office:value="0.1556359" calcext:value-type="float">
            <text:p>0.1556359</text:p>
          </table:table-cell>
          <table:table-cell office:value-type="float" office:value="0.1613316" calcext:value-type="float">
            <text:p>0.1613316</text:p>
          </table:table-cell>
          <table:table-cell office:value-type="float" office:value="0.1699843" calcext:value-type="float">
            <text:p>0.1699843</text:p>
          </table:table-cell>
          <table:table-cell office:value-type="float" office:value="0.1758952" calcext:value-type="float">
            <text:p>0.1758952</text:p>
          </table:table-cell>
          <table:table-cell office:value-type="float" office:value="0.189692" calcext:value-type="float">
            <text:p>0.189692</text:p>
          </table:table-cell>
          <table:table-cell office:value-type="float" office:value="0.1929491" calcext:value-type="float">
            <text:p>0.1929491</text:p>
          </table:table-cell>
          <table:table-cell office:value-type="float" office:value="0" calcext:value-type="float">
            <text:p>0</text:p>
          </table:table-cell>
          <table:table-cell office:value-type="float" office:value="37.19868" calcext:value-type="float">
            <text:p>37.19868</text:p>
          </table:table-cell>
          <table:table-cell office:value-type="float" office:value="34.21146" calcext:value-type="float">
            <text:p>34.21146</text:p>
          </table:table-cell>
          <table:table-cell office:value-type="float" office:value="29.33741" calcext:value-type="float">
            <text:p>29.33741</text:p>
          </table:table-cell>
          <table:table-cell office:value-type="float" office:value="8.107574" calcext:value-type="float">
            <text:p>8.107574</text:p>
          </table:table-cell>
          <table:table-cell office:value-type="float" office:value="6.44984" calcext:value-type="float">
            <text:p>6.44984</text:p>
          </table:table-cell>
          <table:table-cell office:value-type="float" office:value="2.604513" calcext:value-type="float">
            <text:p>2.604513</text:p>
          </table:table-cell>
          <table:table-cell office:value-type="float" office:value="2.571657" calcext:value-type="float">
            <text:p>2.571657</text:p>
          </table:table-cell>
          <table:table-cell office:value-type="float" office:value="5.423339" calcext:value-type="float">
            <text:p>5.423339</text:p>
          </table:table-cell>
          <table:table-cell office:value-type="float" office:value="8.982847" calcext:value-type="float">
            <text:p>8.982847</text:p>
          </table:table-cell>
          <table:table-cell office:value-type="float" office:value="9.520368" calcext:value-type="float">
            <text:p>9.520368</text:p>
          </table:table-cell>
          <table:table-cell office:value-type="float" office:value="10.34039" calcext:value-type="float">
            <text:p>10.34039</text:p>
          </table:table-cell>
          <table:table-cell office:value-type="float" office:value="10.86626" calcext:value-type="float">
            <text:p>10.86626</text:p>
          </table:table-cell>
          <table:table-cell office:value-type="float" office:value="12.14452" calcext:value-type="float">
            <text:p>12.14452</text:p>
          </table:table-cell>
          <table:table-cell office:value-type="float" office:value="12.48022" calcext:value-type="float">
            <text:p>12.48022</text:p>
          </table:table-cell>
          <table:table-cell office:value-type="float" office:value="0" calcext:value-type="float">
            <text:p>0</text:p>
          </table:table-cell>
          <table:table-cell office:value-type="float" office:value="0.01060957" calcext:value-type="float">
            <text:p>0.01060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24007" calcext:value-type="float">
            <text:p>0.054240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6" calcext:value-type="float">
            <text:p>25032006</text:p>
          </table:table-cell>
          <table:table-cell office:value-type="float" office:value="3.325408" calcext:value-type="float">
            <text:p>3.325408</text:p>
          </table:table-cell>
          <table:table-cell office:value-type="float" office:value="135.2855" calcext:value-type="float">
            <text:p>135.2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7353" calcext:value-type="float">
            <text:p>40.67353</text:p>
          </table:table-cell>
          <table:table-cell office:value-type="float" office:value="0" calcext:value-type="float">
            <text:p>0</text:p>
          </table:table-cell>
          <table:table-cell office:value-type="float" office:value="0.000000194699" calcext:value-type="float">
            <text:p>1.94699E-07</text:p>
          </table:table-cell>
          <table:table-cell office:value-type="float" office:value="0" calcext:value-type="float">
            <text:p>0</text:p>
          </table:table-cell>
          <table:table-cell office:value-type="float" office:value="-0.002416724" calcext:value-type="float">
            <text:p>-0.002416724</text:p>
          </table:table-cell>
          <table:table-cell office:value-type="float" office:value="1164.022" calcext:value-type="float">
            <text:p>1164.022</text:p>
          </table:table-cell>
          <table:table-cell office:value-type="float" office:value="1.322393" calcext:value-type="float">
            <text:p>1.322393</text:p>
          </table:table-cell>
          <table:table-cell office:value-type="float" office:value="0" calcext:value-type="float">
            <text:p>0</text:p>
          </table:table-cell>
          <table:table-cell office:value-type="float" office:value="0.1408986" calcext:value-type="float">
            <text:p>0.1408986</text:p>
          </table:table-cell>
          <table:table-cell office:value-type="float" office:value="0.2551796" calcext:value-type="float">
            <text:p>0.2551796</text:p>
          </table:table-cell>
          <table:table-cell office:value-type="float" office:value="0.1969012" calcext:value-type="float">
            <text:p>0.1969012</text:p>
          </table:table-cell>
          <table:table-cell office:value-type="float" office:value="0.05257088" calcext:value-type="float">
            <text:p>0.05257088</text:p>
          </table:table-cell>
          <table:table-cell office:value-type="float" office:value="0.04194583" calcext:value-type="float">
            <text:p>0.04194583</text:p>
          </table:table-cell>
          <table:table-cell office:value-type="float" office:value="0.02347351" calcext:value-type="float">
            <text:p>0.02347351</text:p>
          </table:table-cell>
          <table:table-cell office:value-type="float" office:value="0.0309515" calcext:value-type="float">
            <text:p>0.0309515</text:p>
          </table:table-cell>
          <table:table-cell office:value-type="float" office:value="0.07968217" calcext:value-type="float">
            <text:p>0.07968217</text:p>
          </table:table-cell>
          <table:table-cell office:value-type="float" office:value="0.1556779" calcext:value-type="float">
            <text:p>0.1556779</text:p>
          </table:table-cell>
          <table:table-cell office:value-type="float" office:value="0.1613739" calcext:value-type="float">
            <text:p>0.1613739</text:p>
          </table:table-cell>
          <table:table-cell office:value-type="float" office:value="0.1700238" calcext:value-type="float">
            <text:p>0.1700238</text:p>
          </table:table-cell>
          <table:table-cell office:value-type="float" office:value="0.1759304" calcext:value-type="float">
            <text:p>0.1759304</text:p>
          </table:table-cell>
          <table:table-cell office:value-type="float" office:value="0.189676" calcext:value-type="float">
            <text:p>0.189676</text:p>
          </table:table-cell>
          <table:table-cell office:value-type="float" office:value="0.1929778" calcext:value-type="float">
            <text:p>0.1929778</text:p>
          </table:table-cell>
          <table:table-cell office:value-type="float" office:value="0" calcext:value-type="float">
            <text:p>0</text:p>
          </table:table-cell>
          <table:table-cell office:value-type="float" office:value="37.15812" calcext:value-type="float">
            <text:p>37.15812</text:p>
          </table:table-cell>
          <table:table-cell office:value-type="float" office:value="34.19356" calcext:value-type="float">
            <text:p>34.19356</text:p>
          </table:table-cell>
          <table:table-cell office:value-type="float" office:value="29.31854" calcext:value-type="float">
            <text:p>29.31854</text:p>
          </table:table-cell>
          <table:table-cell office:value-type="float" office:value="8.102209" calcext:value-type="float">
            <text:p>8.102209</text:p>
          </table:table-cell>
          <table:table-cell office:value-type="float" office:value="6.445526" calcext:value-type="float">
            <text:p>6.445526</text:p>
          </table:table-cell>
          <table:table-cell office:value-type="float" office:value="2.604463" calcext:value-type="float">
            <text:p>2.604463</text:p>
          </table:table-cell>
          <table:table-cell office:value-type="float" office:value="2.57275" calcext:value-type="float">
            <text:p>2.57275</text:p>
          </table:table-cell>
          <table:table-cell office:value-type="float" office:value="5.42662" calcext:value-type="float">
            <text:p>5.42662</text:p>
          </table:table-cell>
          <table:table-cell office:value-type="float" office:value="8.987327" calcext:value-type="float">
            <text:p>8.987327</text:p>
          </table:table-cell>
          <table:table-cell office:value-type="float" office:value="9.524467" calcext:value-type="float">
            <text:p>9.524467</text:p>
          </table:table-cell>
          <table:table-cell office:value-type="float" office:value="10.34402" calcext:value-type="float">
            <text:p>10.34402</text:p>
          </table:table-cell>
          <table:table-cell office:value-type="float" office:value="10.86936" calcext:value-type="float">
            <text:p>10.86936</text:p>
          </table:table-cell>
          <table:table-cell office:value-type="float" office:value="12.14631" calcext:value-type="float">
            <text:p>12.14631</text:p>
          </table:table-cell>
          <table:table-cell office:value-type="float" office:value="12.4818" calcext:value-type="float">
            <text:p>12.4818</text:p>
          </table:table-cell>
          <table:table-cell office:value-type="float" office:value="0" calcext:value-type="float">
            <text:p>0</text:p>
          </table:table-cell>
          <table:table-cell office:value-type="float" office:value="0.01410802" calcext:value-type="float">
            <text:p>0.01410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78998" calcext:value-type="float">
            <text:p>0.0547899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6" calcext:value-type="float">
            <text:p>26032006</text:p>
          </table:table-cell>
          <table:table-cell office:value-type="float" office:value="3.324989" calcext:value-type="float">
            <text:p>3.324989</text:p>
          </table:table-cell>
          <table:table-cell office:value-type="float" office:value="135.2851" calcext:value-type="float">
            <text:p>135.2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821" calcext:value-type="float">
            <text:p>40.6821</text:p>
          </table:table-cell>
          <table:table-cell office:value-type="float" office:value="0" calcext:value-type="float">
            <text:p>0</text:p>
          </table:table-cell>
          <table:table-cell office:value-type="float" office:value="0.0000001947016" calcext:value-type="float">
            <text:p>1.947016E-07</text:p>
          </table:table-cell>
          <table:table-cell office:value-type="float" office:value="0" calcext:value-type="float">
            <text:p>0</text:p>
          </table:table-cell>
          <table:table-cell office:value-type="float" office:value="-0.00250039" calcext:value-type="float">
            <text:p>-0.00250039</text:p>
          </table:table-cell>
          <table:table-cell office:value-type="float" office:value="1164.015" calcext:value-type="float">
            <text:p>1164.015</text:p>
          </table:table-cell>
          <table:table-cell office:value-type="float" office:value="1.322695" calcext:value-type="float">
            <text:p>1.322695</text:p>
          </table:table-cell>
          <table:table-cell office:value-type="float" office:value="0" calcext:value-type="float">
            <text:p>0</text:p>
          </table:table-cell>
          <table:table-cell office:value-type="float" office:value="0.1518874" calcext:value-type="float">
            <text:p>0.1518874</text:p>
          </table:table-cell>
          <table:table-cell office:value-type="float" office:value="0.2566909" calcext:value-type="float">
            <text:p>0.2566909</text:p>
          </table:table-cell>
          <table:table-cell office:value-type="float" office:value="0.1989197" calcext:value-type="float">
            <text:p>0.1989197</text:p>
          </table:table-cell>
          <table:table-cell office:value-type="float" office:value="0.05273698" calcext:value-type="float">
            <text:p>0.05273698</text:p>
          </table:table-cell>
          <table:table-cell office:value-type="float" office:value="0.0420799" calcext:value-type="float">
            <text:p>0.0420799</text:p>
          </table:table-cell>
          <table:table-cell office:value-type="float" office:value="0.02352233" calcext:value-type="float">
            <text:p>0.02352233</text:p>
          </table:table-cell>
          <table:table-cell office:value-type="float" office:value="0.03101384" calcext:value-type="float">
            <text:p>0.03101384</text:p>
          </table:table-cell>
          <table:table-cell office:value-type="float" office:value="0.07970412" calcext:value-type="float">
            <text:p>0.07970412</text:p>
          </table:table-cell>
          <table:table-cell office:value-type="float" office:value="0.1557201" calcext:value-type="float">
            <text:p>0.1557201</text:p>
          </table:table-cell>
          <table:table-cell office:value-type="float" office:value="0.1614157" calcext:value-type="float">
            <text:p>0.1614157</text:p>
          </table:table-cell>
          <table:table-cell office:value-type="float" office:value="0.1700627" calcext:value-type="float">
            <text:p>0.1700627</text:p>
          </table:table-cell>
          <table:table-cell office:value-type="float" office:value="0.1759604" calcext:value-type="float">
            <text:p>0.1759604</text:p>
          </table:table-cell>
          <table:table-cell office:value-type="float" office:value="0.1896851" calcext:value-type="float">
            <text:p>0.1896851</text:p>
          </table:table-cell>
          <table:table-cell office:value-type="float" office:value="0.1929966" calcext:value-type="float">
            <text:p>0.1929966</text:p>
          </table:table-cell>
          <table:table-cell office:value-type="float" office:value="0" calcext:value-type="float">
            <text:p>0</text:p>
          </table:table-cell>
          <table:table-cell office:value-type="float" office:value="37.12614" calcext:value-type="float">
            <text:p>37.12614</text:p>
          </table:table-cell>
          <table:table-cell office:value-type="float" office:value="34.17603" calcext:value-type="float">
            <text:p>34.17603</text:p>
          </table:table-cell>
          <table:table-cell office:value-type="float" office:value="29.3" calcext:value-type="float">
            <text:p>29.3</text:p>
          </table:table-cell>
          <table:table-cell office:value-type="float" office:value="8.096907" calcext:value-type="float">
            <text:p>8.096907</text:p>
          </table:table-cell>
          <table:table-cell office:value-type="float" office:value="6.441253" calcext:value-type="float">
            <text:p>6.441253</text:p>
          </table:table-cell>
          <table:table-cell office:value-type="float" office:value="2.604415" calcext:value-type="float">
            <text:p>2.604415</text:p>
          </table:table-cell>
          <table:table-cell office:value-type="float" office:value="2.573852" calcext:value-type="float">
            <text:p>2.573852</text:p>
          </table:table-cell>
          <table:table-cell office:value-type="float" office:value="5.4299" calcext:value-type="float">
            <text:p>5.4299</text:p>
          </table:table-cell>
          <table:table-cell office:value-type="float" office:value="8.991806" calcext:value-type="float">
            <text:p>8.991806</text:p>
          </table:table-cell>
          <table:table-cell office:value-type="float" office:value="9.528565" calcext:value-type="float">
            <text:p>9.528565</text:p>
          </table:table-cell>
          <table:table-cell office:value-type="float" office:value="10.34764" calcext:value-type="float">
            <text:p>10.34764</text:p>
          </table:table-cell>
          <table:table-cell office:value-type="float" office:value="10.87246" calcext:value-type="float">
            <text:p>10.87246</text:p>
          </table:table-cell>
          <table:table-cell office:value-type="float" office:value="12.14804" calcext:value-type="float">
            <text:p>12.14804</text:p>
          </table:table-cell>
          <table:table-cell office:value-type="float" office:value="12.48338" calcext:value-type="float">
            <text:p>12.48338</text:p>
          </table:table-cell>
          <table:table-cell office:value-type="float" office:value="0" calcext:value-type="float">
            <text:p>0</text:p>
          </table:table-cell>
          <table:table-cell office:value-type="float" office:value="0.04293132" calcext:value-type="float">
            <text:p>0.04293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434" calcext:value-type="float">
            <text:p>0.05543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6" calcext:value-type="float">
            <text:p>27032006</text:p>
          </table:table-cell>
          <table:table-cell office:value-type="float" office:value="3.324609" calcext:value-type="float">
            <text:p>3.324609</text:p>
          </table:table-cell>
          <table:table-cell office:value-type="float" office:value="135.2846" calcext:value-type="float">
            <text:p>135.2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9066" calcext:value-type="float">
            <text:p>40.69066</text:p>
          </table:table-cell>
          <table:table-cell office:value-type="float" office:value="0" calcext:value-type="float">
            <text:p>0</text:p>
          </table:table-cell>
          <table:table-cell office:value-type="float" office:value="0.0000001947064" calcext:value-type="float">
            <text:p>1.947064E-07</text:p>
          </table:table-cell>
          <table:table-cell office:value-type="float" office:value="0" calcext:value-type="float">
            <text:p>0</text:p>
          </table:table-cell>
          <table:table-cell office:value-type="float" office:value="-0.00250039" calcext:value-type="float">
            <text:p>-0.00250039</text:p>
          </table:table-cell>
          <table:table-cell office:value-type="float" office:value="1164.008" calcext:value-type="float">
            <text:p>1164.008</text:p>
          </table:table-cell>
          <table:table-cell office:value-type="float" office:value="1.323195" calcext:value-type="float">
            <text:p>1.323195</text:p>
          </table:table-cell>
          <table:table-cell office:value-type="float" office:value="0" calcext:value-type="float">
            <text:p>0</text:p>
          </table:table-cell>
          <table:table-cell office:value-type="float" office:value="0.1289359" calcext:value-type="float">
            <text:p>0.1289359</text:p>
          </table:table-cell>
          <table:table-cell office:value-type="float" office:value="0.2597876" calcext:value-type="float">
            <text:p>0.2597876</text:p>
          </table:table-cell>
          <table:table-cell office:value-type="float" office:value="0.1988427" calcext:value-type="float">
            <text:p>0.1988427</text:p>
          </table:table-cell>
          <table:table-cell office:value-type="float" office:value="0.0525772" calcext:value-type="float">
            <text:p>0.0525772</text:p>
          </table:table-cell>
          <table:table-cell office:value-type="float" office:value="0.04189771" calcext:value-type="float">
            <text:p>0.04189771</text:p>
          </table:table-cell>
          <table:table-cell office:value-type="float" office:value="0.02357729" calcext:value-type="float">
            <text:p>0.02357729</text:p>
          </table:table-cell>
          <table:table-cell office:value-type="float" office:value="0.03111329" calcext:value-type="float">
            <text:p>0.03111329</text:p>
          </table:table-cell>
          <table:table-cell office:value-type="float" office:value="0.07975633" calcext:value-type="float">
            <text:p>0.07975633</text:p>
          </table:table-cell>
          <table:table-cell office:value-type="float" office:value="0.1557667" calcext:value-type="float">
            <text:p>0.1557667</text:p>
          </table:table-cell>
          <table:table-cell office:value-type="float" office:value="0.1614582" calcext:value-type="float">
            <text:p>0.1614582</text:p>
          </table:table-cell>
          <table:table-cell office:value-type="float" office:value="0.1701014" calcext:value-type="float">
            <text:p>0.1701014</text:p>
          </table:table-cell>
          <table:table-cell office:value-type="float" office:value="0.1759937" calcext:value-type="float">
            <text:p>0.1759937</text:p>
          </table:table-cell>
          <table:table-cell office:value-type="float" office:value="0.1897022" calcext:value-type="float">
            <text:p>0.1897022</text:p>
          </table:table-cell>
          <table:table-cell office:value-type="float" office:value="0.1930145" calcext:value-type="float">
            <text:p>0.1930145</text:p>
          </table:table-cell>
          <table:table-cell office:value-type="float" office:value="0" calcext:value-type="float">
            <text:p>0</text:p>
          </table:table-cell>
          <table:table-cell office:value-type="float" office:value="37.09037" calcext:value-type="float">
            <text:p>37.09037</text:p>
          </table:table-cell>
          <table:table-cell office:value-type="float" office:value="34.15936" calcext:value-type="float">
            <text:p>34.15936</text:p>
          </table:table-cell>
          <table:table-cell office:value-type="float" office:value="29.28216" calcext:value-type="float">
            <text:p>29.28216</text:p>
          </table:table-cell>
          <table:table-cell office:value-type="float" office:value="8.091627" calcext:value-type="float">
            <text:p>8.091627</text:p>
          </table:table-cell>
          <table:table-cell office:value-type="float" office:value="6.436988" calcext:value-type="float">
            <text:p>6.436988</text:p>
          </table:table-cell>
          <table:table-cell office:value-type="float" office:value="2.604387" calcext:value-type="float">
            <text:p>2.604387</text:p>
          </table:table-cell>
          <table:table-cell office:value-type="float" office:value="2.574971" calcext:value-type="float">
            <text:p>2.574971</text:p>
          </table:table-cell>
          <table:table-cell office:value-type="float" office:value="5.433182" calcext:value-type="float">
            <text:p>5.433182</text:p>
          </table:table-cell>
          <table:table-cell office:value-type="float" office:value="8.996285" calcext:value-type="float">
            <text:p>8.996285</text:p>
          </table:table-cell>
          <table:table-cell office:value-type="float" office:value="9.532669" calcext:value-type="float">
            <text:p>9.532669</text:p>
          </table:table-cell>
          <table:table-cell office:value-type="float" office:value="10.35121" calcext:value-type="float">
            <text:p>10.35121</text:p>
          </table:table-cell>
          <table:table-cell office:value-type="float" office:value="10.87556" calcext:value-type="float">
            <text:p>10.87556</text:p>
          </table:table-cell>
          <table:table-cell office:value-type="float" office:value="12.14975" calcext:value-type="float">
            <text:p>12.14975</text:p>
          </table:table-cell>
          <table:table-cell office:value-type="float" office:value="12.48495" calcext:value-type="float">
            <text:p>12.48495</text:p>
          </table:table-cell>
          <table:table-cell office:value-type="float" office:value="0" calcext:value-type="float">
            <text:p>0</text:p>
          </table:table-cell>
          <table:table-cell office:value-type="float" office:value="0.008231951" calcext:value-type="float">
            <text:p>0.008231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04658" calcext:value-type="float">
            <text:p>0.056046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6" calcext:value-type="float">
            <text:p>28032006</text:p>
          </table:table-cell>
          <table:table-cell office:value-type="float" office:value="3.324204" calcext:value-type="float">
            <text:p>3.324204</text:p>
          </table:table-cell>
          <table:table-cell office:value-type="float" office:value="135.2842" calcext:value-type="float">
            <text:p>135.2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991" calcext:value-type="float">
            <text:p>40.6991</text:p>
          </table:table-cell>
          <table:table-cell office:value-type="float" office:value="0" calcext:value-type="float">
            <text:p>0</text:p>
          </table:table-cell>
          <table:table-cell office:value-type="float" office:value="0.0000001947064" calcext:value-type="float">
            <text:p>1.947064E-07</text:p>
          </table:table-cell>
          <table:table-cell office:value-type="float" office:value="0" calcext:value-type="float">
            <text:p>0</text:p>
          </table:table-cell>
          <table:table-cell office:value-type="float" office:value="-0.00250039" calcext:value-type="float">
            <text:p>-0.00250039</text:p>
          </table:table-cell>
          <table:table-cell office:value-type="float" office:value="1164" calcext:value-type="float">
            <text:p>1164</text:p>
          </table:table-cell>
          <table:table-cell office:value-type="float" office:value="1.32373" calcext:value-type="float">
            <text:p>1.32373</text:p>
          </table:table-cell>
          <table:table-cell office:value-type="float" office:value="0" calcext:value-type="float">
            <text:p>0</text:p>
          </table:table-cell>
          <table:table-cell office:value-type="float" office:value="0.1256007" calcext:value-type="float">
            <text:p>0.1256007</text:p>
          </table:table-cell>
          <table:table-cell office:value-type="float" office:value="0.257771" calcext:value-type="float">
            <text:p>0.257771</text:p>
          </table:table-cell>
          <table:table-cell office:value-type="float" office:value="0.1987408" calcext:value-type="float">
            <text:p>0.1987408</text:p>
          </table:table-cell>
          <table:table-cell office:value-type="float" office:value="0.05274234" calcext:value-type="float">
            <text:p>0.05274234</text:p>
          </table:table-cell>
          <table:table-cell office:value-type="float" office:value="0.04204864" calcext:value-type="float">
            <text:p>0.04204864</text:p>
          </table:table-cell>
          <table:table-cell office:value-type="float" office:value="0.02358543" calcext:value-type="float">
            <text:p>0.02358543</text:p>
          </table:table-cell>
          <table:table-cell office:value-type="float" office:value="0.0311381" calcext:value-type="float">
            <text:p>0.0311381</text:p>
          </table:table-cell>
          <table:table-cell office:value-type="float" office:value="0.07980137" calcext:value-type="float">
            <text:p>0.07980137</text:p>
          </table:table-cell>
          <table:table-cell office:value-type="float" office:value="0.1558188" calcext:value-type="float">
            <text:p>0.1558188</text:p>
          </table:table-cell>
          <table:table-cell office:value-type="float" office:value="0.1615019" calcext:value-type="float">
            <text:p>0.1615019</text:p>
          </table:table-cell>
          <table:table-cell office:value-type="float" office:value="0.1701396" calcext:value-type="float">
            <text:p>0.1701396</text:p>
          </table:table-cell>
          <table:table-cell office:value-type="float" office:value="0.1760255" calcext:value-type="float">
            <text:p>0.1760255</text:p>
          </table:table-cell>
          <table:table-cell office:value-type="float" office:value="0.1897204" calcext:value-type="float">
            <text:p>0.1897204</text:p>
          </table:table-cell>
          <table:table-cell office:value-type="float" office:value="0.1930315" calcext:value-type="float">
            <text:p>0.1930315</text:p>
          </table:table-cell>
          <table:table-cell office:value-type="float" office:value="0" calcext:value-type="float">
            <text:p>0</text:p>
          </table:table-cell>
          <table:table-cell office:value-type="float" office:value="37.04698" calcext:value-type="float">
            <text:p>37.04698</text:p>
          </table:table-cell>
          <table:table-cell office:value-type="float" office:value="34.14205" calcext:value-type="float">
            <text:p>34.14205</text:p>
          </table:table-cell>
          <table:table-cell office:value-type="float" office:value="29.26418" calcext:value-type="float">
            <text:p>29.26418</text:p>
          </table:table-cell>
          <table:table-cell office:value-type="float" office:value="8.086376" calcext:value-type="float">
            <text:p>8.086376</text:p>
          </table:table-cell>
          <table:table-cell office:value-type="float" office:value="6.432738" calcext:value-type="float">
            <text:p>6.432738</text:p>
          </table:table-cell>
          <table:table-cell office:value-type="float" office:value="2.604362" calcext:value-type="float">
            <text:p>2.604362</text:p>
          </table:table-cell>
          <table:table-cell office:value-type="float" office:value="2.576093" calcext:value-type="float">
            <text:p>2.576093</text:p>
          </table:table-cell>
          <table:table-cell office:value-type="float" office:value="5.436461" calcext:value-type="float">
            <text:p>5.436461</text:p>
          </table:table-cell>
          <table:table-cell office:value-type="float" office:value="9.000765" calcext:value-type="float">
            <text:p>9.000765</text:p>
          </table:table-cell>
          <table:table-cell office:value-type="float" office:value="9.536766" calcext:value-type="float">
            <text:p>9.536766</text:p>
          </table:table-cell>
          <table:table-cell office:value-type="float" office:value="10.35472" calcext:value-type="float">
            <text:p>10.35472</text:p>
          </table:table-cell>
          <table:table-cell office:value-type="float" office:value="10.87867" calcext:value-type="float">
            <text:p>10.87867</text:p>
          </table:table-cell>
          <table:table-cell office:value-type="float" office:value="12.15146" calcext:value-type="float">
            <text:p>12.15146</text:p>
          </table:table-cell>
          <table:table-cell office:value-type="float" office:value="12.48652" calcext:value-type="float">
            <text:p>12.48652</text:p>
          </table:table-cell>
          <table:table-cell office:value-type="float" office:value="0" calcext:value-type="float">
            <text:p>0</text:p>
          </table:table-cell>
          <table:table-cell office:value-type="float" office:value="0.006848058" calcext:value-type="float">
            <text:p>0.006848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66719" calcext:value-type="float">
            <text:p>0.0566671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6" calcext:value-type="float">
            <text:p>29032006</text:p>
          </table:table-cell>
          <table:table-cell office:value-type="float" office:value="3.323788" calcext:value-type="float">
            <text:p>3.323788</text:p>
          </table:table-cell>
          <table:table-cell office:value-type="float" office:value="135.2837" calcext:value-type="float">
            <text:p>135.2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076" calcext:value-type="float">
            <text:p>40.7076</text:p>
          </table:table-cell>
          <table:table-cell office:value-type="float" office:value="0" calcext:value-type="float">
            <text:p>0</text:p>
          </table:table-cell>
          <table:table-cell office:value-type="float" office:value="0.0000001947089" calcext:value-type="float">
            <text:p>1.947089E-07</text:p>
          </table:table-cell>
          <table:table-cell office:value-type="float" office:value="0" calcext:value-type="float">
            <text:p>0</text:p>
          </table:table-cell>
          <table:table-cell office:value-type="float" office:value="-0.00250039" calcext:value-type="float">
            <text:p>-0.00250039</text:p>
          </table:table-cell>
          <table:table-cell office:value-type="float" office:value="1163.993" calcext:value-type="float">
            <text:p>1163.993</text:p>
          </table:table-cell>
          <table:table-cell office:value-type="float" office:value="1.324838" calcext:value-type="float">
            <text:p>1.324838</text:p>
          </table:table-cell>
          <table:table-cell office:value-type="float" office:value="0" calcext:value-type="float">
            <text:p>0</text:p>
          </table:table-cell>
          <table:table-cell office:value-type="float" office:value="0.1140989" calcext:value-type="float">
            <text:p>0.1140989</text:p>
          </table:table-cell>
          <table:table-cell office:value-type="float" office:value="0.2586843" calcext:value-type="float">
            <text:p>0.2586843</text:p>
          </table:table-cell>
          <table:table-cell office:value-type="float" office:value="0.2018016" calcext:value-type="float">
            <text:p>0.2018016</text:p>
          </table:table-cell>
          <table:table-cell office:value-type="float" office:value="0.05297701" calcext:value-type="float">
            <text:p>0.05297701</text:p>
          </table:table-cell>
          <table:table-cell office:value-type="float" office:value="0.04227022" calcext:value-type="float">
            <text:p>0.04227022</text:p>
          </table:table-cell>
          <table:table-cell office:value-type="float" office:value="0.02365868" calcext:value-type="float">
            <text:p>0.02365868</text:p>
          </table:table-cell>
          <table:table-cell office:value-type="float" office:value="0.03118622" calcext:value-type="float">
            <text:p>0.03118622</text:p>
          </table:table-cell>
          <table:table-cell office:value-type="float" office:value="0.07984077" calcext:value-type="float">
            <text:p>0.07984077</text:p>
          </table:table-cell>
          <table:table-cell office:value-type="float" office:value="0.1558714" calcext:value-type="float">
            <text:p>0.1558714</text:p>
          </table:table-cell>
          <table:table-cell office:value-type="float" office:value="0.1615459" calcext:value-type="float">
            <text:p>0.1615459</text:p>
          </table:table-cell>
          <table:table-cell office:value-type="float" office:value="0.1701774" calcext:value-type="float">
            <text:p>0.1701774</text:p>
          </table:table-cell>
          <table:table-cell office:value-type="float" office:value="0.1760554" calcext:value-type="float">
            <text:p>0.1760554</text:p>
          </table:table-cell>
          <table:table-cell office:value-type="float" office:value="0.1897388" calcext:value-type="float">
            <text:p>0.1897388</text:p>
          </table:table-cell>
          <table:table-cell office:value-type="float" office:value="0.1930486" calcext:value-type="float">
            <text:p>0.1930486</text:p>
          </table:table-cell>
          <table:table-cell office:value-type="float" office:value="0" calcext:value-type="float">
            <text:p>0</text:p>
          </table:table-cell>
          <table:table-cell office:value-type="float" office:value="37.0075" calcext:value-type="float">
            <text:p>37.0075</text:p>
          </table:table-cell>
          <table:table-cell office:value-type="float" office:value="34.12488" calcext:value-type="float">
            <text:p>34.12488</text:p>
          </table:table-cell>
          <table:table-cell office:value-type="float" office:value="29.24651" calcext:value-type="float">
            <text:p>29.24651</text:p>
          </table:table-cell>
          <table:table-cell office:value-type="float" office:value="8.081203" calcext:value-type="float">
            <text:p>8.081203</text:p>
          </table:table-cell>
          <table:table-cell office:value-type="float" office:value="6.42854" calcext:value-type="float">
            <text:p>6.42854</text:p>
          </table:table-cell>
          <table:table-cell office:value-type="float" office:value="2.604344" calcext:value-type="float">
            <text:p>2.604344</text:p>
          </table:table-cell>
          <table:table-cell office:value-type="float" office:value="2.577218" calcext:value-type="float">
            <text:p>2.577218</text:p>
          </table:table-cell>
          <table:table-cell office:value-type="float" office:value="5.439744" calcext:value-type="float">
            <text:p>5.439744</text:p>
          </table:table-cell>
          <table:table-cell office:value-type="float" office:value="9.005244" calcext:value-type="float">
            <text:p>9.005244</text:p>
          </table:table-cell>
          <table:table-cell office:value-type="float" office:value="9.54087" calcext:value-type="float">
            <text:p>9.54087</text:p>
          </table:table-cell>
          <table:table-cell office:value-type="float" office:value="10.35823" calcext:value-type="float">
            <text:p>10.35823</text:p>
          </table:table-cell>
          <table:table-cell office:value-type="float" office:value="10.88177" calcext:value-type="float">
            <text:p>10.88177</text:p>
          </table:table-cell>
          <table:table-cell office:value-type="float" office:value="12.15316" calcext:value-type="float">
            <text:p>12.15316</text:p>
          </table:table-cell>
          <table:table-cell office:value-type="float" office:value="12.48809" calcext:value-type="float">
            <text:p>12.48809</text:p>
          </table:table-cell>
          <table:table-cell office:value-type="float" office:value="0" calcext:value-type="float">
            <text:p>0</text:p>
          </table:table-cell>
          <table:table-cell office:value-type="float" office:value="0.003087543" calcext:value-type="float">
            <text:p>0.003087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29668" calcext:value-type="float">
            <text:p>0.0572966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6" calcext:value-type="float">
            <text:p>30032006</text:p>
          </table:table-cell>
          <table:table-cell office:value-type="float" office:value="3.324282" calcext:value-type="float">
            <text:p>3.324282</text:p>
          </table:table-cell>
          <table:table-cell office:value-type="float" office:value="135.2809" calcext:value-type="float">
            <text:p>135.2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1272" calcext:value-type="float">
            <text:p>40.71272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7023677" calcext:value-type="float">
            <text:p>7.023677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2498836" calcext:value-type="float">
            <text:p>-0.002498836</text:p>
          </table:table-cell>
          <table:table-cell office:value-type="float" office:value="1163.983" calcext:value-type="float">
            <text:p>1163.983</text:p>
          </table:table-cell>
          <table:table-cell office:value-type="float" office:value="1.330161" calcext:value-type="float">
            <text:p>1.330161</text:p>
          </table:table-cell>
          <table:table-cell office:value-type="float" office:value="0" calcext:value-type="float">
            <text:p>0</text:p>
          </table:table-cell>
          <table:table-cell office:value-type="float" office:value="0.08699071" calcext:value-type="float">
            <text:p>0.08699071</text:p>
          </table:table-cell>
          <table:table-cell office:value-type="float" office:value="0.1666256" calcext:value-type="float">
            <text:p>0.1666256</text:p>
          </table:table-cell>
          <table:table-cell office:value-type="float" office:value="0.1740487" calcext:value-type="float">
            <text:p>0.1740487</text:p>
          </table:table-cell>
          <table:table-cell office:value-type="float" office:value="0.06419332" calcext:value-type="float">
            <text:p>0.06419332</text:p>
          </table:table-cell>
          <table:table-cell office:value-type="float" office:value="0.04227479" calcext:value-type="float">
            <text:p>0.04227479</text:p>
          </table:table-cell>
          <table:table-cell office:value-type="float" office:value="0.02396034" calcext:value-type="float">
            <text:p>0.02396034</text:p>
          </table:table-cell>
          <table:table-cell office:value-type="float" office:value="0.02822101" calcext:value-type="float">
            <text:p>0.02822101</text:p>
          </table:table-cell>
          <table:table-cell office:value-type="float" office:value="0.07959528" calcext:value-type="float">
            <text:p>0.07959528</text:p>
          </table:table-cell>
          <table:table-cell office:value-type="float" office:value="0.1559303" calcext:value-type="float">
            <text:p>0.1559303</text:p>
          </table:table-cell>
          <table:table-cell office:value-type="float" office:value="0.1615909" calcext:value-type="float">
            <text:p>0.1615909</text:p>
          </table:table-cell>
          <table:table-cell office:value-type="float" office:value="0.1702158" calcext:value-type="float">
            <text:p>0.1702158</text:p>
          </table:table-cell>
          <table:table-cell office:value-type="float" office:value="0.1760915" calcext:value-type="float">
            <text:p>0.1760915</text:p>
          </table:table-cell>
          <table:table-cell office:value-type="float" office:value="0.1897572" calcext:value-type="float">
            <text:p>0.1897572</text:p>
          </table:table-cell>
          <table:table-cell office:value-type="float" office:value="0.1930652" calcext:value-type="float">
            <text:p>0.1930652</text:p>
          </table:table-cell>
          <table:table-cell office:value-type="float" office:value="0" calcext:value-type="float">
            <text:p>0</text:p>
          </table:table-cell>
          <table:table-cell office:value-type="float" office:value="36.90961" calcext:value-type="float">
            <text:p>36.90961</text:p>
          </table:table-cell>
          <table:table-cell office:value-type="float" office:value="34.06472" calcext:value-type="float">
            <text:p>34.06472</text:p>
          </table:table-cell>
          <table:table-cell office:value-type="float" office:value="29.21129" calcext:value-type="float">
            <text:p>29.21129</text:p>
          </table:table-cell>
          <table:table-cell office:value-type="float" office:value="8.075551" calcext:value-type="float">
            <text:p>8.075551</text:p>
          </table:table-cell>
          <table:table-cell office:value-type="float" office:value="6.422868" calcext:value-type="float">
            <text:p>6.422868</text:p>
          </table:table-cell>
          <table:table-cell office:value-type="float" office:value="2.604383" calcext:value-type="float">
            <text:p>2.604383</text:p>
          </table:table-cell>
          <table:table-cell office:value-type="float" office:value="2.578686" calcext:value-type="float">
            <text:p>2.578686</text:p>
          </table:table-cell>
          <table:table-cell office:value-type="float" office:value="5.443213" calcext:value-type="float">
            <text:p>5.443213</text:p>
          </table:table-cell>
          <table:table-cell office:value-type="float" office:value="9.009746" calcext:value-type="float">
            <text:p>9.009746</text:p>
          </table:table-cell>
          <table:table-cell office:value-type="float" office:value="9.544984" calcext:value-type="float">
            <text:p>9.544984</text:p>
          </table:table-cell>
          <table:table-cell office:value-type="float" office:value="10.36177" calcext:value-type="float">
            <text:p>10.36177</text:p>
          </table:table-cell>
          <table:table-cell office:value-type="float" office:value="10.88488" calcext:value-type="float">
            <text:p>10.88488</text:p>
          </table:table-cell>
          <table:table-cell office:value-type="float" office:value="12.15489" calcext:value-type="float">
            <text:p>12.15489</text:p>
          </table:table-cell>
          <table:table-cell office:value-type="float" office:value="12.48876" calcext:value-type="float">
            <text:p>12.48876</text:p>
          </table:table-cell>
          <table:table-cell office:value-type="float" office:value="0" calcext:value-type="float">
            <text:p>0</text:p>
          </table:table-cell>
          <table:table-cell office:value-type="float" office:value="0.1797118" calcext:value-type="float">
            <text:p>0.1797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43128" calcext:value-type="float">
            <text:p>0.056431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6" calcext:value-type="float">
            <text:p>31032006</text:p>
          </table:table-cell>
          <table:table-cell office:value-type="float" office:value="3.324732" calcext:value-type="float">
            <text:p>3.324732</text:p>
          </table:table-cell>
          <table:table-cell office:value-type="float" office:value="135.2805" calcext:value-type="float">
            <text:p>135.2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1838" calcext:value-type="float">
            <text:p>40.71838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7023677" calcext:value-type="float">
            <text:p>7.023677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2498836" calcext:value-type="float">
            <text:p>-0.002498836</text:p>
          </table:table-cell>
          <table:table-cell office:value-type="float" office:value="1163.978" calcext:value-type="float">
            <text:p>1163.978</text:p>
          </table:table-cell>
          <table:table-cell office:value-type="float" office:value="1.335174" calcext:value-type="float">
            <text:p>1.335174</text:p>
          </table:table-cell>
          <table:table-cell office:value-type="float" office:value="0" calcext:value-type="float">
            <text:p>0</text:p>
          </table:table-cell>
          <table:table-cell office:value-type="float" office:value="0.08879095" calcext:value-type="float">
            <text:p>0.08879095</text:p>
          </table:table-cell>
          <table:table-cell office:value-type="float" office:value="0.2274777" calcext:value-type="float">
            <text:p>0.2274777</text:p>
          </table:table-cell>
          <table:table-cell office:value-type="float" office:value="0.1891218" calcext:value-type="float">
            <text:p>0.1891218</text:p>
          </table:table-cell>
          <table:table-cell office:value-type="float" office:value="0.06543234" calcext:value-type="float">
            <text:p>0.06543234</text:p>
          </table:table-cell>
          <table:table-cell office:value-type="float" office:value="0.04523567" calcext:value-type="float">
            <text:p>0.04523567</text:p>
          </table:table-cell>
          <table:table-cell office:value-type="float" office:value="0.02437377" calcext:value-type="float">
            <text:p>0.02437377</text:p>
          </table:table-cell>
          <table:table-cell office:value-type="float" office:value="0.03067115" calcext:value-type="float">
            <text:p>0.03067115</text:p>
          </table:table-cell>
          <table:table-cell office:value-type="float" office:value="0.07959744" calcext:value-type="float">
            <text:p>0.07959744</text:p>
          </table:table-cell>
          <table:table-cell office:value-type="float" office:value="0.1560009" calcext:value-type="float">
            <text:p>0.1560009</text:p>
          </table:table-cell>
          <table:table-cell office:value-type="float" office:value="0.1616384" calcext:value-type="float">
            <text:p>0.1616384</text:p>
          </table:table-cell>
          <table:table-cell office:value-type="float" office:value="0.1702547" calcext:value-type="float">
            <text:p>0.1702547</text:p>
          </table:table-cell>
          <table:table-cell office:value-type="float" office:value="0.1761317" calcext:value-type="float">
            <text:p>0.1761317</text:p>
          </table:table-cell>
          <table:table-cell office:value-type="float" office:value="0.1897756" calcext:value-type="float">
            <text:p>0.1897756</text:p>
          </table:table-cell>
          <table:table-cell office:value-type="float" office:value="0.1930819" calcext:value-type="float">
            <text:p>0.1930819</text:p>
          </table:table-cell>
          <table:table-cell office:value-type="float" office:value="0" calcext:value-type="float">
            <text:p>0</text:p>
          </table:table-cell>
          <table:table-cell office:value-type="float" office:value="36.80863" calcext:value-type="float">
            <text:p>36.80863</text:p>
          </table:table-cell>
          <table:table-cell office:value-type="float" office:value="34.00796" calcext:value-type="float">
            <text:p>34.00796</text:p>
          </table:table-cell>
          <table:table-cell office:value-type="float" office:value="29.17323" calcext:value-type="float">
            <text:p>29.17323</text:p>
          </table:table-cell>
          <table:table-cell office:value-type="float" office:value="8.079422" calcext:value-type="float">
            <text:p>8.079422</text:p>
          </table:table-cell>
          <table:table-cell office:value-type="float" office:value="6.419505" calcext:value-type="float">
            <text:p>6.419505</text:p>
          </table:table-cell>
          <table:table-cell office:value-type="float" office:value="2.604484" calcext:value-type="float">
            <text:p>2.604484</text:p>
          </table:table-cell>
          <table:table-cell office:value-type="float" office:value="2.579652" calcext:value-type="float">
            <text:p>2.579652</text:p>
          </table:table-cell>
          <table:table-cell office:value-type="float" office:value="5.446449" calcext:value-type="float">
            <text:p>5.446449</text:p>
          </table:table-cell>
          <table:table-cell office:value-type="float" office:value="9.014225" calcext:value-type="float">
            <text:p>9.014225</text:p>
          </table:table-cell>
          <table:table-cell office:value-type="float" office:value="9.549083" calcext:value-type="float">
            <text:p>9.549083</text:p>
          </table:table-cell>
          <table:table-cell office:value-type="float" office:value="10.36528" calcext:value-type="float">
            <text:p>10.36528</text:p>
          </table:table-cell>
          <table:table-cell office:value-type="float" office:value="10.88791" calcext:value-type="float">
            <text:p>10.88791</text:p>
          </table:table-cell>
          <table:table-cell office:value-type="float" office:value="12.15659" calcext:value-type="float">
            <text:p>12.15659</text:p>
          </table:table-cell>
          <table:table-cell office:value-type="float" office:value="12.49035" calcext:value-type="float">
            <text:p>12.49035</text:p>
          </table:table-cell>
          <table:table-cell office:value-type="float" office:value="0" calcext:value-type="float">
            <text:p>0</text:p>
          </table:table-cell>
          <table:table-cell office:value-type="float" office:value="0.01976171" calcext:value-type="float">
            <text:p>0.01976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96093" calcext:value-type="float">
            <text:p>0.055960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6" calcext:value-type="float">
            <text:p>1042006</text:p>
          </table:table-cell>
          <table:table-cell office:value-type="float" office:value="3.325606" calcext:value-type="float">
            <text:p>3.325606</text:p>
          </table:table-cell>
          <table:table-cell office:value-type="float" office:value="135.2804" calcext:value-type="float">
            <text:p>135.2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2469" calcext:value-type="float">
            <text:p>40.72469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7081111" calcext:value-type="float">
            <text:p>7.081111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2498786" calcext:value-type="float">
            <text:p>-0.002498786</text:p>
          </table:table-cell>
          <table:table-cell office:value-type="float" office:value="1163.972" calcext:value-type="float">
            <text:p>1163.972</text:p>
          </table:table-cell>
          <table:table-cell office:value-type="float" office:value="1.342379" calcext:value-type="float">
            <text:p>1.342379</text:p>
          </table:table-cell>
          <table:table-cell office:value-type="float" office:value="0" calcext:value-type="float">
            <text:p>0</text:p>
          </table:table-cell>
          <table:table-cell office:value-type="float" office:value="0.04118736" calcext:value-type="float">
            <text:p>0.04118736</text:p>
          </table:table-cell>
          <table:table-cell office:value-type="float" office:value="0.1762959" calcext:value-type="float">
            <text:p>0.1762959</text:p>
          </table:table-cell>
          <table:table-cell office:value-type="float" office:value="0.190116" calcext:value-type="float">
            <text:p>0.190116</text:p>
          </table:table-cell>
          <table:table-cell office:value-type="float" office:value="0.05606569" calcext:value-type="float">
            <text:p>0.05606569</text:p>
          </table:table-cell>
          <table:table-cell office:value-type="float" office:value="0.04060221" calcext:value-type="float">
            <text:p>0.04060221</text:p>
          </table:table-cell>
          <table:table-cell office:value-type="float" office:value="0.0243569" calcext:value-type="float">
            <text:p>0.0243569</text:p>
          </table:table-cell>
          <table:table-cell office:value-type="float" office:value="0.03062042" calcext:value-type="float">
            <text:p>0.03062042</text:p>
          </table:table-cell>
          <table:table-cell office:value-type="float" office:value="0.07980934" calcext:value-type="float">
            <text:p>0.07980934</text:p>
          </table:table-cell>
          <table:table-cell office:value-type="float" office:value="0.1560487" calcext:value-type="float">
            <text:p>0.1560487</text:p>
          </table:table-cell>
          <table:table-cell office:value-type="float" office:value="0.1616883" calcext:value-type="float">
            <text:p>0.1616883</text:p>
          </table:table-cell>
          <table:table-cell office:value-type="float" office:value="0.1702936" calcext:value-type="float">
            <text:p>0.1702936</text:p>
          </table:table-cell>
          <table:table-cell office:value-type="float" office:value="0.1761621" calcext:value-type="float">
            <text:p>0.1761621</text:p>
          </table:table-cell>
          <table:table-cell office:value-type="float" office:value="0.1897941" calcext:value-type="float">
            <text:p>0.1897941</text:p>
          </table:table-cell>
          <table:table-cell office:value-type="float" office:value="0.1930987" calcext:value-type="float">
            <text:p>0.1930987</text:p>
          </table:table-cell>
          <table:table-cell office:value-type="float" office:value="0" calcext:value-type="float">
            <text:p>0</text:p>
          </table:table-cell>
          <table:table-cell office:value-type="float" office:value="36.71696" calcext:value-type="float">
            <text:p>36.71696</text:p>
          </table:table-cell>
          <table:table-cell office:value-type="float" office:value="33.96712" calcext:value-type="float">
            <text:p>33.96712</text:p>
          </table:table-cell>
          <table:table-cell office:value-type="float" office:value="29.14302" calcext:value-type="float">
            <text:p>29.14302</text:p>
          </table:table-cell>
          <table:table-cell office:value-type="float" office:value="8.074233" calcext:value-type="float">
            <text:p>8.074233</text:p>
          </table:table-cell>
          <table:table-cell office:value-type="float" office:value="6.413507" calcext:value-type="float">
            <text:p>6.413507</text:p>
          </table:table-cell>
          <table:table-cell office:value-type="float" office:value="2.604634" calcext:value-type="float">
            <text:p>2.604634</text:p>
          </table:table-cell>
          <table:table-cell office:value-type="float" office:value="2.580768" calcext:value-type="float">
            <text:p>2.580768</text:p>
          </table:table-cell>
          <table:table-cell office:value-type="float" office:value="5.449733" calcext:value-type="float">
            <text:p>5.449733</text:p>
          </table:table-cell>
          <table:table-cell office:value-type="float" office:value="9.018704" calcext:value-type="float">
            <text:p>9.018704</text:p>
          </table:table-cell>
          <table:table-cell office:value-type="float" office:value="9.553182" calcext:value-type="float">
            <text:p>9.553182</text:p>
          </table:table-cell>
          <table:table-cell office:value-type="float" office:value="10.36879" calcext:value-type="float">
            <text:p>10.36879</text:p>
          </table:table-cell>
          <table:table-cell office:value-type="float" office:value="10.89092" calcext:value-type="float">
            <text:p>10.89092</text:p>
          </table:table-cell>
          <table:table-cell office:value-type="float" office:value="12.1583" calcext:value-type="float">
            <text:p>12.1583</text:p>
          </table:table-cell>
          <table:table-cell office:value-type="float" office:value="12.49195" calcext:value-type="float">
            <text:p>12.49195</text:p>
          </table:table-cell>
          <table:table-cell office:value-type="float" office:value="0" calcext:value-type="float">
            <text:p>0</text:p>
          </table:table-cell>
          <table:table-cell office:value-type="float" office:value="0.06950206" calcext:value-type="float">
            <text:p>0.06950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89399" calcext:value-type="float">
            <text:p>0.054893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6" calcext:value-type="float">
            <text:p>2042006</text:p>
          </table:table-cell>
          <table:table-cell office:value-type="float" office:value="3.326307" calcext:value-type="float">
            <text:p>3.326307</text:p>
          </table:table-cell>
          <table:table-cell office:value-type="float" office:value="135.2802" calcext:value-type="float">
            <text:p>135.2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2979" calcext:value-type="float">
            <text:p>40.72979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7082292" calcext:value-type="float">
            <text:p>7.082292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2498785" calcext:value-type="float">
            <text:p>-0.002498785</text:p>
          </table:table-cell>
          <table:table-cell office:value-type="float" office:value="1163.967" calcext:value-type="float">
            <text:p>1163.967</text:p>
          </table:table-cell>
          <table:table-cell office:value-type="float" office:value="1.347782" calcext:value-type="float">
            <text:p>1.347782</text:p>
          </table:table-cell>
          <table:table-cell office:value-type="float" office:value="0" calcext:value-type="float">
            <text:p>0</text:p>
          </table:table-cell>
          <table:table-cell office:value-type="float" office:value="0.05314286" calcext:value-type="float">
            <text:p>0.05314286</text:p>
          </table:table-cell>
          <table:table-cell office:value-type="float" office:value="0.1938985" calcext:value-type="float">
            <text:p>0.1938985</text:p>
          </table:table-cell>
          <table:table-cell office:value-type="float" office:value="0.1881789" calcext:value-type="float">
            <text:p>0.1881789</text:p>
          </table:table-cell>
          <table:table-cell office:value-type="float" office:value="0.07219061" calcext:value-type="float">
            <text:p>0.07219061</text:p>
          </table:table-cell>
          <table:table-cell office:value-type="float" office:value="0.0453837" calcext:value-type="float">
            <text:p>0.0453837</text:p>
          </table:table-cell>
          <table:table-cell office:value-type="float" office:value="0.02520553" calcext:value-type="float">
            <text:p>0.02520553</text:p>
          </table:table-cell>
          <table:table-cell office:value-type="float" office:value="0.03111188" calcext:value-type="float">
            <text:p>0.03111188</text:p>
          </table:table-cell>
          <table:table-cell office:value-type="float" office:value="0.07992675" calcext:value-type="float">
            <text:p>0.07992675</text:p>
          </table:table-cell>
          <table:table-cell office:value-type="float" office:value="0.1560966" calcext:value-type="float">
            <text:p>0.1560966</text:p>
          </table:table-cell>
          <table:table-cell office:value-type="float" office:value="0.1617398" calcext:value-type="float">
            <text:p>0.1617398</text:p>
          </table:table-cell>
          <table:table-cell office:value-type="float" office:value="0.1703325" calcext:value-type="float">
            <text:p>0.1703325</text:p>
          </table:table-cell>
          <table:table-cell office:value-type="float" office:value="0.1761876" calcext:value-type="float">
            <text:p>0.1761876</text:p>
          </table:table-cell>
          <table:table-cell office:value-type="float" office:value="0.1898122" calcext:value-type="float">
            <text:p>0.1898122</text:p>
          </table:table-cell>
          <table:table-cell office:value-type="float" office:value="0.1931154" calcext:value-type="float">
            <text:p>0.1931154</text:p>
          </table:table-cell>
          <table:table-cell office:value-type="float" office:value="0" calcext:value-type="float">
            <text:p>0</text:p>
          </table:table-cell>
          <table:table-cell office:value-type="float" office:value="36.58917" calcext:value-type="float">
            <text:p>36.58917</text:p>
          </table:table-cell>
          <table:table-cell office:value-type="float" office:value="33.90268" calcext:value-type="float">
            <text:p>33.90268</text:p>
          </table:table-cell>
          <table:table-cell office:value-type="float" office:value="29.10816" calcext:value-type="float">
            <text:p>29.10816</text:p>
          </table:table-cell>
          <table:table-cell office:value-type="float" office:value="8.075155" calcext:value-type="float">
            <text:p>8.075155</text:p>
          </table:table-cell>
          <table:table-cell office:value-type="float" office:value="6.407779" calcext:value-type="float">
            <text:p>6.407779</text:p>
          </table:table-cell>
          <table:table-cell office:value-type="float" office:value="2.604872" calcext:value-type="float">
            <text:p>2.604872</text:p>
          </table:table-cell>
          <table:table-cell office:value-type="float" office:value="2.58196" calcext:value-type="float">
            <text:p>2.58196</text:p>
          </table:table-cell>
          <table:table-cell office:value-type="float" office:value="5.453056" calcext:value-type="float">
            <text:p>5.453056</text:p>
          </table:table-cell>
          <table:table-cell office:value-type="float" office:value="9.023184" calcext:value-type="float">
            <text:p>9.023184</text:p>
          </table:table-cell>
          <table:table-cell office:value-type="float" office:value="9.557285" calcext:value-type="float">
            <text:p>9.557285</text:p>
          </table:table-cell>
          <table:table-cell office:value-type="float" office:value="10.37229" calcext:value-type="float">
            <text:p>10.37229</text:p>
          </table:table-cell>
          <table:table-cell office:value-type="float" office:value="10.89395" calcext:value-type="float">
            <text:p>10.89395</text:p>
          </table:table-cell>
          <table:table-cell office:value-type="float" office:value="12.16" calcext:value-type="float">
            <text:p>12.16</text:p>
          </table:table-cell>
          <table:table-cell office:value-type="float" office:value="12.49353" calcext:value-type="float">
            <text:p>12.49353</text:p>
          </table:table-cell>
          <table:table-cell office:value-type="float" office:value="0" calcext:value-type="float">
            <text:p>0</text:p>
          </table:table-cell>
          <table:table-cell office:value-type="float" office:value="0.01409994" calcext:value-type="float">
            <text:p>0.01409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12197" calcext:value-type="float">
            <text:p>0.054121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6" calcext:value-type="float">
            <text:p>3042006</text:p>
          </table:table-cell>
          <table:table-cell office:value-type="float" office:value="3.326456" calcext:value-type="float">
            <text:p>3.326456</text:p>
          </table:table-cell>
          <table:table-cell office:value-type="float" office:value="135.2801" calcext:value-type="float">
            <text:p>135.2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3601" calcext:value-type="float">
            <text:p>40.73601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7082292" calcext:value-type="float">
            <text:p>7.082292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2498785" calcext:value-type="float">
            <text:p>-0.002498785</text:p>
          </table:table-cell>
          <table:table-cell office:value-type="float" office:value="1163.962" calcext:value-type="float">
            <text:p>1163.962</text:p>
          </table:table-cell>
          <table:table-cell office:value-type="float" office:value="1.354255" calcext:value-type="float">
            <text:p>1.354255</text:p>
          </table:table-cell>
          <table:table-cell office:value-type="float" office:value="0" calcext:value-type="float">
            <text:p>0</text:p>
          </table:table-cell>
          <table:table-cell office:value-type="float" office:value="0.09796713" calcext:value-type="float">
            <text:p>0.09796713</text:p>
          </table:table-cell>
          <table:table-cell office:value-type="float" office:value="0.2354886" calcext:value-type="float">
            <text:p>0.2354886</text:p>
          </table:table-cell>
          <table:table-cell office:value-type="float" office:value="0.1935822" calcext:value-type="float">
            <text:p>0.1935822</text:p>
          </table:table-cell>
          <table:table-cell office:value-type="float" office:value="0.05630178" calcext:value-type="float">
            <text:p>0.05630178</text:p>
          </table:table-cell>
          <table:table-cell office:value-type="float" office:value="0.04228013" calcext:value-type="float">
            <text:p>0.04228013</text:p>
          </table:table-cell>
          <table:table-cell office:value-type="float" office:value="0.02506534" calcext:value-type="float">
            <text:p>0.02506534</text:p>
          </table:table-cell>
          <table:table-cell office:value-type="float" office:value="0.03095081" calcext:value-type="float">
            <text:p>0.03095081</text:p>
          </table:table-cell>
          <table:table-cell office:value-type="float" office:value="0.07979771" calcext:value-type="float">
            <text:p>0.07979771</text:p>
          </table:table-cell>
          <table:table-cell office:value-type="float" office:value="0.1561348" calcext:value-type="float">
            <text:p>0.1561348</text:p>
          </table:table-cell>
          <table:table-cell office:value-type="float" office:value="0.1617924" calcext:value-type="float">
            <text:p>0.1617924</text:p>
          </table:table-cell>
          <table:table-cell office:value-type="float" office:value="0.1703718" calcext:value-type="float">
            <text:p>0.1703718</text:p>
          </table:table-cell>
          <table:table-cell office:value-type="float" office:value="0.1762339" calcext:value-type="float">
            <text:p>0.1762339</text:p>
          </table:table-cell>
          <table:table-cell office:value-type="float" office:value="0.1898307" calcext:value-type="float">
            <text:p>0.1898307</text:p>
          </table:table-cell>
          <table:table-cell office:value-type="float" office:value="0.1931322" calcext:value-type="float">
            <text:p>0.1931322</text:p>
          </table:table-cell>
          <table:table-cell office:value-type="float" office:value="0" calcext:value-type="float">
            <text:p>0</text:p>
          </table:table-cell>
          <table:table-cell office:value-type="float" office:value="36.49012" calcext:value-type="float">
            <text:p>36.49012</text:p>
          </table:table-cell>
          <table:table-cell office:value-type="float" office:value="33.85639" calcext:value-type="float">
            <text:p>33.85639</text:p>
          </table:table-cell>
          <table:table-cell office:value-type="float" office:value="29.07685" calcext:value-type="float">
            <text:p>29.07685</text:p>
          </table:table-cell>
          <table:table-cell office:value-type="float" office:value="8.072816" calcext:value-type="float">
            <text:p>8.072816</text:p>
          </table:table-cell>
          <table:table-cell office:value-type="float" office:value="6.402551" calcext:value-type="float">
            <text:p>6.402551</text:p>
          </table:table-cell>
          <table:table-cell office:value-type="float" office:value="2.605352" calcext:value-type="float">
            <text:p>2.605352</text:p>
          </table:table-cell>
          <table:table-cell office:value-type="float" office:value="2.583228" calcext:value-type="float">
            <text:p>2.583228</text:p>
          </table:table-cell>
          <table:table-cell office:value-type="float" office:value="5.456409" calcext:value-type="float">
            <text:p>5.456409</text:p>
          </table:table-cell>
          <table:table-cell office:value-type="float" office:value="9.027663" calcext:value-type="float">
            <text:p>9.027663</text:p>
          </table:table-cell>
          <table:table-cell office:value-type="float" office:value="9.561385" calcext:value-type="float">
            <text:p>9.561385</text:p>
          </table:table-cell>
          <table:table-cell office:value-type="float" office:value="10.3758" calcext:value-type="float">
            <text:p>10.3758</text:p>
          </table:table-cell>
          <table:table-cell office:value-type="float" office:value="10.89697" calcext:value-type="float">
            <text:p>10.89697</text:p>
          </table:table-cell>
          <table:table-cell office:value-type="float" office:value="12.16171" calcext:value-type="float">
            <text:p>12.16171</text:p>
          </table:table-cell>
          <table:table-cell office:value-type="float" office:value="12.49513" calcext:value-type="float">
            <text:p>12.49513</text:p>
          </table:table-cell>
          <table:table-cell office:value-type="float" office:value="0" calcext:value-type="float">
            <text:p>0</text:p>
          </table:table-cell>
          <table:table-cell office:value-type="float" office:value="0.01617512" calcext:value-type="float">
            <text:p>0.01617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74874" calcext:value-type="float">
            <text:p>0.0537487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6" calcext:value-type="float">
            <text:p>4042006</text:p>
          </table:table-cell>
          <table:table-cell office:value-type="float" office:value="3.326632" calcext:value-type="float">
            <text:p>3.326632</text:p>
          </table:table-cell>
          <table:table-cell office:value-type="float" office:value="135.28" calcext:value-type="float">
            <text:p>135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4273" calcext:value-type="float">
            <text:p>40.74273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7142019" calcext:value-type="float">
            <text:p>7.142019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2498736" calcext:value-type="float">
            <text:p>-0.002498736</text:p>
          </table:table-cell>
          <table:table-cell office:value-type="float" office:value="1163.957" calcext:value-type="float">
            <text:p>1163.957</text:p>
          </table:table-cell>
          <table:table-cell office:value-type="float" office:value="1.361064" calcext:value-type="float">
            <text:p>1.361064</text:p>
          </table:table-cell>
          <table:table-cell office:value-type="float" office:value="0" calcext:value-type="float">
            <text:p>0</text:p>
          </table:table-cell>
          <table:table-cell office:value-type="float" office:value="0.09504678" calcext:value-type="float">
            <text:p>0.09504678</text:p>
          </table:table-cell>
          <table:table-cell office:value-type="float" office:value="0.2425737" calcext:value-type="float">
            <text:p>0.2425737</text:p>
          </table:table-cell>
          <table:table-cell office:value-type="float" office:value="0.1922735" calcext:value-type="float">
            <text:p>0.1922735</text:p>
          </table:table-cell>
          <table:table-cell office:value-type="float" office:value="0.051826" calcext:value-type="float">
            <text:p>0.051826</text:p>
          </table:table-cell>
          <table:table-cell office:value-type="float" office:value="0.04001762" calcext:value-type="float">
            <text:p>0.04001762</text:p>
          </table:table-cell>
          <table:table-cell office:value-type="float" office:value="0.02398753" calcext:value-type="float">
            <text:p>0.02398753</text:p>
          </table:table-cell>
          <table:table-cell office:value-type="float" office:value="0.03089856" calcext:value-type="float">
            <text:p>0.03089856</text:p>
          </table:table-cell>
          <table:table-cell office:value-type="float" office:value="0.07966023" calcext:value-type="float">
            <text:p>0.07966023</text:p>
          </table:table-cell>
          <table:table-cell office:value-type="float" office:value="0.1561347" calcext:value-type="float">
            <text:p>0.1561347</text:p>
          </table:table-cell>
          <table:table-cell office:value-type="float" office:value="0.1618455" calcext:value-type="float">
            <text:p>0.1618455</text:p>
          </table:table-cell>
          <table:table-cell office:value-type="float" office:value="0.1704113" calcext:value-type="float">
            <text:p>0.1704113</text:p>
          </table:table-cell>
          <table:table-cell office:value-type="float" office:value="0.1762673" calcext:value-type="float">
            <text:p>0.1762673</text:p>
          </table:table-cell>
          <table:table-cell office:value-type="float" office:value="0.1898491" calcext:value-type="float">
            <text:p>0.1898491</text:p>
          </table:table-cell>
          <table:table-cell office:value-type="float" office:value="0.1931489" calcext:value-type="float">
            <text:p>0.1931489</text:p>
          </table:table-cell>
          <table:table-cell office:value-type="float" office:value="0" calcext:value-type="float">
            <text:p>0</text:p>
          </table:table-cell>
          <table:table-cell office:value-type="float" office:value="36.41123" calcext:value-type="float">
            <text:p>36.41123</text:p>
          </table:table-cell>
          <table:table-cell office:value-type="float" office:value="33.8213" calcext:value-type="float">
            <text:p>33.8213</text:p>
          </table:table-cell>
          <table:table-cell office:value-type="float" office:value="29.04931" calcext:value-type="float">
            <text:p>29.04931</text:p>
          </table:table-cell>
          <table:table-cell office:value-type="float" office:value="8.065766" calcext:value-type="float">
            <text:p>8.065766</text:p>
          </table:table-cell>
          <table:table-cell office:value-type="float" office:value="6.396121" calcext:value-type="float">
            <text:p>6.396121</text:p>
          </table:table-cell>
          <table:table-cell office:value-type="float" office:value="2.605556" calcext:value-type="float">
            <text:p>2.605556</text:p>
          </table:table-cell>
          <table:table-cell office:value-type="float" office:value="2.584482" calcext:value-type="float">
            <text:p>2.584482</text:p>
          </table:table-cell>
          <table:table-cell office:value-type="float" office:value="5.459714" calcext:value-type="float">
            <text:p>5.459714</text:p>
          </table:table-cell>
          <table:table-cell office:value-type="float" office:value="9.032143" calcext:value-type="float">
            <text:p>9.032143</text:p>
          </table:table-cell>
          <table:table-cell office:value-type="float" office:value="9.565483" calcext:value-type="float">
            <text:p>9.565483</text:p>
          </table:table-cell>
          <table:table-cell office:value-type="float" office:value="10.37931" calcext:value-type="float">
            <text:p>10.37931</text:p>
          </table:table-cell>
          <table:table-cell office:value-type="float" office:value="10.89999" calcext:value-type="float">
            <text:p>10.89999</text:p>
          </table:table-cell>
          <table:table-cell office:value-type="float" office:value="12.16342" calcext:value-type="float">
            <text:p>12.16342</text:p>
          </table:table-cell>
          <table:table-cell office:value-type="float" office:value="12.49673" calcext:value-type="float">
            <text:p>12.49673</text:p>
          </table:table-cell>
          <table:table-cell office:value-type="float" office:value="0" calcext:value-type="float">
            <text:p>0</text:p>
          </table:table-cell>
          <table:table-cell office:value-type="float" office:value="0.01168401" calcext:value-type="float">
            <text:p>0.01168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28725" calcext:value-type="float">
            <text:p>0.053287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6" calcext:value-type="float">
            <text:p>5042006</text:p>
          </table:table-cell>
          <table:table-cell office:value-type="float" office:value="3.326187" calcext:value-type="float">
            <text:p>3.326187</text:p>
          </table:table-cell>
          <table:table-cell office:value-type="float" office:value="135.28" calcext:value-type="float">
            <text:p>135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4971" calcext:value-type="float">
            <text:p>40.74971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7142019" calcext:value-type="float">
            <text:p>7.142019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2498736" calcext:value-type="float">
            <text:p>-0.002498736</text:p>
          </table:table-cell>
          <table:table-cell office:value-type="float" office:value="1163.952" calcext:value-type="float">
            <text:p>1163.952</text:p>
          </table:table-cell>
          <table:table-cell office:value-type="float" office:value="1.369403" calcext:value-type="float">
            <text:p>1.369403</text:p>
          </table:table-cell>
          <table:table-cell office:value-type="float" office:value="0" calcext:value-type="float">
            <text:p>0</text:p>
          </table:table-cell>
          <table:table-cell office:value-type="float" office:value="0.09486733" calcext:value-type="float">
            <text:p>0.09486733</text:p>
          </table:table-cell>
          <table:table-cell office:value-type="float" office:value="0.2463289" calcext:value-type="float">
            <text:p>0.2463289</text:p>
          </table:table-cell>
          <table:table-cell office:value-type="float" office:value="0.1951131" calcext:value-type="float">
            <text:p>0.1951131</text:p>
          </table:table-cell>
          <table:table-cell office:value-type="float" office:value="0.05092162" calcext:value-type="float">
            <text:p>0.05092162</text:p>
          </table:table-cell>
          <table:table-cell office:value-type="float" office:value="0.03949535" calcext:value-type="float">
            <text:p>0.03949535</text:p>
          </table:table-cell>
          <table:table-cell office:value-type="float" office:value="0.02382234" calcext:value-type="float">
            <text:p>0.02382234</text:p>
          </table:table-cell>
          <table:table-cell office:value-type="float" office:value="0.03131082" calcext:value-type="float">
            <text:p>0.03131082</text:p>
          </table:table-cell>
          <table:table-cell office:value-type="float" office:value="0.07986718" calcext:value-type="float">
            <text:p>0.07986718</text:p>
          </table:table-cell>
          <table:table-cell office:value-type="float" office:value="0.1561311" calcext:value-type="float">
            <text:p>0.1561311</text:p>
          </table:table-cell>
          <table:table-cell office:value-type="float" office:value="0.1618989" calcext:value-type="float">
            <text:p>0.1618989</text:p>
          </table:table-cell>
          <table:table-cell office:value-type="float" office:value="0.1704513" calcext:value-type="float">
            <text:p>0.1704513</text:p>
          </table:table-cell>
          <table:table-cell office:value-type="float" office:value="0.1762983" calcext:value-type="float">
            <text:p>0.1762983</text:p>
          </table:table-cell>
          <table:table-cell office:value-type="float" office:value="0.1898675" calcext:value-type="float">
            <text:p>0.1898675</text:p>
          </table:table-cell>
          <table:table-cell office:value-type="float" office:value="0.1931656" calcext:value-type="float">
            <text:p>0.1931656</text:p>
          </table:table-cell>
          <table:table-cell office:value-type="float" office:value="0" calcext:value-type="float">
            <text:p>0</text:p>
          </table:table-cell>
          <table:table-cell office:value-type="float" office:value="36.3372" calcext:value-type="float">
            <text:p>36.3372</text:p>
          </table:table-cell>
          <table:table-cell office:value-type="float" office:value="33.79034" calcext:value-type="float">
            <text:p>33.79034</text:p>
          </table:table-cell>
          <table:table-cell office:value-type="float" office:value="29.02311" calcext:value-type="float">
            <text:p>29.02311</text:p>
          </table:table-cell>
          <table:table-cell office:value-type="float" office:value="8.058117" calcext:value-type="float">
            <text:p>8.058117</text:p>
          </table:table-cell>
          <table:table-cell office:value-type="float" office:value="6.389434" calcext:value-type="float">
            <text:p>6.389434</text:p>
          </table:table-cell>
          <table:table-cell office:value-type="float" office:value="2.605595" calcext:value-type="float">
            <text:p>2.605595</text:p>
          </table:table-cell>
          <table:table-cell office:value-type="float" office:value="2.585838" calcext:value-type="float">
            <text:p>2.585838</text:p>
          </table:table-cell>
          <table:table-cell office:value-type="float" office:value="5.463074" calcext:value-type="float">
            <text:p>5.463074</text:p>
          </table:table-cell>
          <table:table-cell office:value-type="float" office:value="9.036622" calcext:value-type="float">
            <text:p>9.036622</text:p>
          </table:table-cell>
          <table:table-cell office:value-type="float" office:value="9.569583" calcext:value-type="float">
            <text:p>9.569583</text:p>
          </table:table-cell>
          <table:table-cell office:value-type="float" office:value="10.38282" calcext:value-type="float">
            <text:p>10.38282</text:p>
          </table:table-cell>
          <table:table-cell office:value-type="float" office:value="10.90302" calcext:value-type="float">
            <text:p>10.90302</text:p>
          </table:table-cell>
          <table:table-cell office:value-type="float" office:value="12.16512" calcext:value-type="float">
            <text:p>12.16512</text:p>
          </table:table-cell>
          <table:table-cell office:value-type="float" office:value="12.49833" calcext:value-type="float">
            <text:p>12.49833</text:p>
          </table:table-cell>
          <table:table-cell office:value-type="float" office:value="0" calcext:value-type="float">
            <text:p>0</text:p>
          </table:table-cell>
          <table:table-cell office:value-type="float" office:value="0.01426759" calcext:value-type="float">
            <text:p>0.01426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19021" calcext:value-type="float">
            <text:p>0.053190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6" calcext:value-type="float">
            <text:p>6042006</text:p>
          </table:table-cell>
          <table:table-cell office:value-type="float" office:value="3.32603" calcext:value-type="float">
            <text:p>3.32603</text:p>
          </table:table-cell>
          <table:table-cell office:value-type="float" office:value="135.2802" calcext:value-type="float">
            <text:p>135.2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5633" calcext:value-type="float">
            <text:p>40.75633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783568" calcext:value-type="float">
            <text:p>9.783568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249821" calcext:value-type="float">
            <text:p>-0.00249821</text:p>
          </table:table-cell>
          <table:table-cell office:value-type="float" office:value="1163.946" calcext:value-type="float">
            <text:p>1163.946</text:p>
          </table:table-cell>
          <table:table-cell office:value-type="float" office:value="1.378865" calcext:value-type="float">
            <text:p>1.378865</text:p>
          </table:table-cell>
          <table:table-cell office:value-type="float" office:value="0" calcext:value-type="float">
            <text:p>0</text:p>
          </table:table-cell>
          <table:table-cell office:value-type="float" office:value="0.06243488" calcext:value-type="float">
            <text:p>0.06243488</text:p>
          </table:table-cell>
          <table:table-cell office:value-type="float" office:value="0.1767378" calcext:value-type="float">
            <text:p>0.1767378</text:p>
          </table:table-cell>
          <table:table-cell office:value-type="float" office:value="0.1902155" calcext:value-type="float">
            <text:p>0.1902155</text:p>
          </table:table-cell>
          <table:table-cell office:value-type="float" office:value="0.06154742" calcext:value-type="float">
            <text:p>0.06154742</text:p>
          </table:table-cell>
          <table:table-cell office:value-type="float" office:value="0.03980668" calcext:value-type="float">
            <text:p>0.03980668</text:p>
          </table:table-cell>
          <table:table-cell office:value-type="float" office:value="0.02405113" calcext:value-type="float">
            <text:p>0.02405113</text:p>
          </table:table-cell>
          <table:table-cell office:value-type="float" office:value="0.02976038" calcext:value-type="float">
            <text:p>0.02976038</text:p>
          </table:table-cell>
          <table:table-cell office:value-type="float" office:value="0.07998016" calcext:value-type="float">
            <text:p>0.07998016</text:p>
          </table:table-cell>
          <table:table-cell office:value-type="float" office:value="0.1561448" calcext:value-type="float">
            <text:p>0.1561448</text:p>
          </table:table-cell>
          <table:table-cell office:value-type="float" office:value="0.1619521" calcext:value-type="float">
            <text:p>0.1619521</text:p>
          </table:table-cell>
          <table:table-cell office:value-type="float" office:value="0.1704914" calcext:value-type="float">
            <text:p>0.1704914</text:p>
          </table:table-cell>
          <table:table-cell office:value-type="float" office:value="0.1763219" calcext:value-type="float">
            <text:p>0.1763219</text:p>
          </table:table-cell>
          <table:table-cell office:value-type="float" office:value="0.1898859" calcext:value-type="float">
            <text:p>0.1898859</text:p>
          </table:table-cell>
          <table:table-cell office:value-type="float" office:value="0.1931822" calcext:value-type="float">
            <text:p>0.1931822</text:p>
          </table:table-cell>
          <table:table-cell office:value-type="float" office:value="0" calcext:value-type="float">
            <text:p>0</text:p>
          </table:table-cell>
          <table:table-cell office:value-type="float" office:value="36.24877" calcext:value-type="float">
            <text:p>36.24877</text:p>
          </table:table-cell>
          <table:table-cell office:value-type="float" office:value="33.75201" calcext:value-type="float">
            <text:p>33.75201</text:p>
          </table:table-cell>
          <table:table-cell office:value-type="float" office:value="28.99801" calcext:value-type="float">
            <text:p>28.99801</text:p>
          </table:table-cell>
          <table:table-cell office:value-type="float" office:value="8.05066" calcext:value-type="float">
            <text:p>8.05066</text:p>
          </table:table-cell>
          <table:table-cell office:value-type="float" office:value="6.382806" calcext:value-type="float">
            <text:p>6.382806</text:p>
          </table:table-cell>
          <table:table-cell office:value-type="float" office:value="2.605644" calcext:value-type="float">
            <text:p>2.605644</text:p>
          </table:table-cell>
          <table:table-cell office:value-type="float" office:value="2.587143" calcext:value-type="float">
            <text:p>2.587143</text:p>
          </table:table-cell>
          <table:table-cell office:value-type="float" office:value="5.4665" calcext:value-type="float">
            <text:p>5.4665</text:p>
          </table:table-cell>
          <table:table-cell office:value-type="float" office:value="9.041101" calcext:value-type="float">
            <text:p>9.041101</text:p>
          </table:table-cell>
          <table:table-cell office:value-type="float" office:value="9.573684" calcext:value-type="float">
            <text:p>9.573684</text:p>
          </table:table-cell>
          <table:table-cell office:value-type="float" office:value="10.38632" calcext:value-type="float">
            <text:p>10.38632</text:p>
          </table:table-cell>
          <table:table-cell office:value-type="float" office:value="10.90605" calcext:value-type="float">
            <text:p>10.90605</text:p>
          </table:table-cell>
          <table:table-cell office:value-type="float" office:value="12.16683" calcext:value-type="float">
            <text:p>12.16683</text:p>
          </table:table-cell>
          <table:table-cell office:value-type="float" office:value="12.49993" calcext:value-type="float">
            <text:p>12.49993</text:p>
          </table:table-cell>
          <table:table-cell office:value-type="float" office:value="0" calcext:value-type="float">
            <text:p>0</text:p>
          </table:table-cell>
          <table:table-cell office:value-type="float" office:value="0.08796331" calcext:value-type="float">
            <text:p>0.08796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68848" calcext:value-type="float">
            <text:p>0.052688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6" calcext:value-type="float">
            <text:p>7042006</text:p>
          </table:table-cell>
          <table:table-cell office:value-type="float" office:value="3.325529" calcext:value-type="float">
            <text:p>3.325529</text:p>
          </table:table-cell>
          <table:table-cell office:value-type="float" office:value="135.2797" calcext:value-type="float">
            <text:p>135.2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626" calcext:value-type="float">
            <text:p>40.7626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784347" calcext:value-type="float">
            <text:p>9.784347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2498148" calcext:value-type="float">
            <text:p>-0.002498148</text:p>
          </table:table-cell>
          <table:table-cell office:value-type="float" office:value="1163.941" calcext:value-type="float">
            <text:p>1163.941</text:p>
          </table:table-cell>
          <table:table-cell office:value-type="float" office:value="1.384381" calcext:value-type="float">
            <text:p>1.384381</text:p>
          </table:table-cell>
          <table:table-cell office:value-type="float" office:value="0" calcext:value-type="float">
            <text:p>0</text:p>
          </table:table-cell>
          <table:table-cell office:value-type="float" office:value="0.07873522" calcext:value-type="float">
            <text:p>0.07873522</text:p>
          </table:table-cell>
          <table:table-cell office:value-type="float" office:value="0.2320546" calcext:value-type="float">
            <text:p>0.2320546</text:p>
          </table:table-cell>
          <table:table-cell office:value-type="float" office:value="0.1976257" calcext:value-type="float">
            <text:p>0.1976257</text:p>
          </table:table-cell>
          <table:table-cell office:value-type="float" office:value="0.05871283" calcext:value-type="float">
            <text:p>0.05871283</text:p>
          </table:table-cell>
          <table:table-cell office:value-type="float" office:value="0.04161383" calcext:value-type="float">
            <text:p>0.04161383</text:p>
          </table:table-cell>
          <table:table-cell office:value-type="float" office:value="0.02447092" calcext:value-type="float">
            <text:p>0.02447092</text:p>
          </table:table-cell>
          <table:table-cell office:value-type="float" office:value="0.03118969" calcext:value-type="float">
            <text:p>0.03118969</text:p>
          </table:table-cell>
          <table:table-cell office:value-type="float" office:value="0.08015174" calcext:value-type="float">
            <text:p>0.08015174</text:p>
          </table:table-cell>
          <table:table-cell office:value-type="float" office:value="0.1562098" calcext:value-type="float">
            <text:p>0.1562098</text:p>
          </table:table-cell>
          <table:table-cell office:value-type="float" office:value="0.162006" calcext:value-type="float">
            <text:p>0.162006</text:p>
          </table:table-cell>
          <table:table-cell office:value-type="float" office:value="0.1705316" calcext:value-type="float">
            <text:p>0.1705316</text:p>
          </table:table-cell>
          <table:table-cell office:value-type="float" office:value="0.1763652" calcext:value-type="float">
            <text:p>0.1763652</text:p>
          </table:table-cell>
          <table:table-cell office:value-type="float" office:value="0.1899044" calcext:value-type="float">
            <text:p>0.1899044</text:p>
          </table:table-cell>
          <table:table-cell office:value-type="float" office:value="0.1931989" calcext:value-type="float">
            <text:p>0.1931989</text:p>
          </table:table-cell>
          <table:table-cell office:value-type="float" office:value="0" calcext:value-type="float">
            <text:p>0</text:p>
          </table:table-cell>
          <table:table-cell office:value-type="float" office:value="36.14812" calcext:value-type="float">
            <text:p>36.14812</text:p>
          </table:table-cell>
          <table:table-cell office:value-type="float" office:value="33.70442" calcext:value-type="float">
            <text:p>33.70442</text:p>
          </table:table-cell>
          <table:table-cell office:value-type="float" office:value="28.96956" calcext:value-type="float">
            <text:p>28.96956</text:p>
          </table:table-cell>
          <table:table-cell office:value-type="float" office:value="8.048431" calcext:value-type="float">
            <text:p>8.048431</text:p>
          </table:table-cell>
          <table:table-cell office:value-type="float" office:value="6.37677" calcext:value-type="float">
            <text:p>6.37677</text:p>
          </table:table-cell>
          <table:table-cell office:value-type="float" office:value="2.605829" calcext:value-type="float">
            <text:p>2.605829</text:p>
          </table:table-cell>
          <table:table-cell office:value-type="float" office:value="2.588403" calcext:value-type="float">
            <text:p>2.588403</text:p>
          </table:table-cell>
          <table:table-cell office:value-type="float" office:value="5.46996" calcext:value-type="float">
            <text:p>5.46996</text:p>
          </table:table-cell>
          <table:table-cell office:value-type="float" office:value="9.045581" calcext:value-type="float">
            <text:p>9.045581</text:p>
          </table:table-cell>
          <table:table-cell office:value-type="float" office:value="9.577786" calcext:value-type="float">
            <text:p>9.577786</text:p>
          </table:table-cell>
          <table:table-cell office:value-type="float" office:value="10.38983" calcext:value-type="float">
            <text:p>10.38983</text:p>
          </table:table-cell>
          <table:table-cell office:value-type="float" office:value="10.90907" calcext:value-type="float">
            <text:p>10.90907</text:p>
          </table:table-cell>
          <table:table-cell office:value-type="float" office:value="12.16853" calcext:value-type="float">
            <text:p>12.16853</text:p>
          </table:table-cell>
          <table:table-cell office:value-type="float" office:value="12.50153" calcext:value-type="float">
            <text:p>12.50153</text:p>
          </table:table-cell>
          <table:table-cell office:value-type="float" office:value="0" calcext:value-type="float">
            <text:p>0</text:p>
          </table:table-cell>
          <table:table-cell office:value-type="float" office:value="0.01189627" calcext:value-type="float">
            <text:p>0.01189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98417" calcext:value-type="float">
            <text:p>0.0529841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6" calcext:value-type="float">
            <text:p>8042006</text:p>
          </table:table-cell>
          <table:table-cell office:value-type="float" office:value="3.325229" calcext:value-type="float">
            <text:p>3.325229</text:p>
          </table:table-cell>
          <table:table-cell office:value-type="float" office:value="135.2795" calcext:value-type="float">
            <text:p>135.2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6962" calcext:value-type="float">
            <text:p>40.76962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838905" calcext:value-type="float">
            <text:p>9.838905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2533298" calcext:value-type="float">
            <text:p>-0.002533298</text:p>
          </table:table-cell>
          <table:table-cell office:value-type="float" office:value="1163.936" calcext:value-type="float">
            <text:p>1163.936</text:p>
          </table:table-cell>
          <table:table-cell office:value-type="float" office:value="1.391483" calcext:value-type="float">
            <text:p>1.391483</text:p>
          </table:table-cell>
          <table:table-cell office:value-type="float" office:value="0" calcext:value-type="float">
            <text:p>0</text:p>
          </table:table-cell>
          <table:table-cell office:value-type="float" office:value="0.1043233" calcext:value-type="float">
            <text:p>0.1043233</text:p>
          </table:table-cell>
          <table:table-cell office:value-type="float" office:value="0.2454912" calcext:value-type="float">
            <text:p>0.2454912</text:p>
          </table:table-cell>
          <table:table-cell office:value-type="float" office:value="0.194599" calcext:value-type="float">
            <text:p>0.194599</text:p>
          </table:table-cell>
          <table:table-cell office:value-type="float" office:value="0.05344083" calcext:value-type="float">
            <text:p>0.05344083</text:p>
          </table:table-cell>
          <table:table-cell office:value-type="float" office:value="0.04077685" calcext:value-type="float">
            <text:p>0.04077685</text:p>
          </table:table-cell>
          <table:table-cell office:value-type="float" office:value="0.02405493" calcext:value-type="float">
            <text:p>0.02405493</text:p>
          </table:table-cell>
          <table:table-cell office:value-type="float" office:value="0.03119597" calcext:value-type="float">
            <text:p>0.03119597</text:p>
          </table:table-cell>
          <table:table-cell office:value-type="float" office:value="0.08013915" calcext:value-type="float">
            <text:p>0.08013915</text:p>
          </table:table-cell>
          <table:table-cell office:value-type="float" office:value="0.1562558" calcext:value-type="float">
            <text:p>0.1562558</text:p>
          </table:table-cell>
          <table:table-cell office:value-type="float" office:value="0.162061" calcext:value-type="float">
            <text:p>0.162061</text:p>
          </table:table-cell>
          <table:table-cell office:value-type="float" office:value="0.1705723" calcext:value-type="float">
            <text:p>0.1705723</text:p>
          </table:table-cell>
          <table:table-cell office:value-type="float" office:value="0.1764055" calcext:value-type="float">
            <text:p>0.1764055</text:p>
          </table:table-cell>
          <table:table-cell office:value-type="float" office:value="0.1899336" calcext:value-type="float">
            <text:p>0.1899336</text:p>
          </table:table-cell>
          <table:table-cell office:value-type="float" office:value="0.1932157" calcext:value-type="float">
            <text:p>0.1932157</text:p>
          </table:table-cell>
          <table:table-cell office:value-type="float" office:value="0" calcext:value-type="float">
            <text:p>0</text:p>
          </table:table-cell>
          <table:table-cell office:value-type="float" office:value="36.07066" calcext:value-type="float">
            <text:p>36.07066</text:p>
          </table:table-cell>
          <table:table-cell office:value-type="float" office:value="33.6708" calcext:value-type="float">
            <text:p>33.6708</text:p>
          </table:table-cell>
          <table:table-cell office:value-type="float" office:value="28.944" calcext:value-type="float">
            <text:p>28.944</text:p>
          </table:table-cell>
          <table:table-cell office:value-type="float" office:value="8.042409" calcext:value-type="float">
            <text:p>8.042409</text:p>
          </table:table-cell>
          <table:table-cell office:value-type="float" office:value="6.370605" calcext:value-type="float">
            <text:p>6.370605</text:p>
          </table:table-cell>
          <table:table-cell office:value-type="float" office:value="2.605977" calcext:value-type="float">
            <text:p>2.605977</text:p>
          </table:table-cell>
          <table:table-cell office:value-type="float" office:value="2.589734" calcext:value-type="float">
            <text:p>2.589734</text:p>
          </table:table-cell>
          <table:table-cell office:value-type="float" office:value="5.47345" calcext:value-type="float">
            <text:p>5.47345</text:p>
          </table:table-cell>
          <table:table-cell office:value-type="float" office:value="9.05006" calcext:value-type="float">
            <text:p>9.05006</text:p>
          </table:table-cell>
          <table:table-cell office:value-type="float" office:value="9.581887" calcext:value-type="float">
            <text:p>9.581887</text:p>
          </table:table-cell>
          <table:table-cell office:value-type="float" office:value="10.39334" calcext:value-type="float">
            <text:p>10.39334</text:p>
          </table:table-cell>
          <table:table-cell office:value-type="float" office:value="10.91209" calcext:value-type="float">
            <text:p>10.91209</text:p>
          </table:table-cell>
          <table:table-cell office:value-type="float" office:value="12.17024" calcext:value-type="float">
            <text:p>12.17024</text:p>
          </table:table-cell>
          <table:table-cell office:value-type="float" office:value="12.50313" calcext:value-type="float">
            <text:p>12.50313</text:p>
          </table:table-cell>
          <table:table-cell office:value-type="float" office:value="0" calcext:value-type="float">
            <text:p>0</text:p>
          </table:table-cell>
          <table:table-cell office:value-type="float" office:value="0.01420127" calcext:value-type="float">
            <text:p>0.01420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90828" calcext:value-type="float">
            <text:p>0.052908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6" calcext:value-type="float">
            <text:p>9042006</text:p>
          </table:table-cell>
          <table:table-cell office:value-type="float" office:value="3.32441" calcext:value-type="float">
            <text:p>3.32441</text:p>
          </table:table-cell>
          <table:table-cell office:value-type="float" office:value="135.2794" calcext:value-type="float">
            <text:p>135.2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7687" calcext:value-type="float">
            <text:p>40.77687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838905" calcext:value-type="float">
            <text:p>9.838905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2576553" calcext:value-type="float">
            <text:p>-0.002576553</text:p>
          </table:table-cell>
          <table:table-cell office:value-type="float" office:value="1163.93" calcext:value-type="float">
            <text:p>1163.93</text:p>
          </table:table-cell>
          <table:table-cell office:value-type="float" office:value="1.399538" calcext:value-type="float">
            <text:p>1.399538</text:p>
          </table:table-cell>
          <table:table-cell office:value-type="float" office:value="0" calcext:value-type="float">
            <text:p>0</text:p>
          </table:table-cell>
          <table:table-cell office:value-type="float" office:value="0.0980697" calcext:value-type="float">
            <text:p>0.0980697</text:p>
          </table:table-cell>
          <table:table-cell office:value-type="float" office:value="0.2489223" calcext:value-type="float">
            <text:p>0.2489223</text:p>
          </table:table-cell>
          <table:table-cell office:value-type="float" office:value="0.1956342" calcext:value-type="float">
            <text:p>0.1956342</text:p>
          </table:table-cell>
          <table:table-cell office:value-type="float" office:value="0.05260672" calcext:value-type="float">
            <text:p>0.05260672</text:p>
          </table:table-cell>
          <table:table-cell office:value-type="float" office:value="0.04072146" calcext:value-type="float">
            <text:p>0.04072146</text:p>
          </table:table-cell>
          <table:table-cell office:value-type="float" office:value="0.02399723" calcext:value-type="float">
            <text:p>0.02399723</text:p>
          </table:table-cell>
          <table:table-cell office:value-type="float" office:value="0.03152175" calcext:value-type="float">
            <text:p>0.03152175</text:p>
          </table:table-cell>
          <table:table-cell office:value-type="float" office:value="0.08033069" calcext:value-type="float">
            <text:p>0.08033069</text:p>
          </table:table-cell>
          <table:table-cell office:value-type="float" office:value="0.1562796" calcext:value-type="float">
            <text:p>0.1562796</text:p>
          </table:table-cell>
          <table:table-cell office:value-type="float" office:value="0.1621152" calcext:value-type="float">
            <text:p>0.1621152</text:p>
          </table:table-cell>
          <table:table-cell office:value-type="float" office:value="0.1706133" calcext:value-type="float">
            <text:p>0.1706133</text:p>
          </table:table-cell>
          <table:table-cell office:value-type="float" office:value="0.1764396" calcext:value-type="float">
            <text:p>0.1764396</text:p>
          </table:table-cell>
          <table:table-cell office:value-type="float" office:value="0.1899437" calcext:value-type="float">
            <text:p>0.1899437</text:p>
          </table:table-cell>
          <table:table-cell office:value-type="float" office:value="0.1932322" calcext:value-type="float">
            <text:p>0.1932322</text:p>
          </table:table-cell>
          <table:table-cell office:value-type="float" office:value="0" calcext:value-type="float">
            <text:p>0</text:p>
          </table:table-cell>
          <table:table-cell office:value-type="float" office:value="36.00051" calcext:value-type="float">
            <text:p>36.00051</text:p>
          </table:table-cell>
          <table:table-cell office:value-type="float" office:value="33.64121" calcext:value-type="float">
            <text:p>33.64121</text:p>
          </table:table-cell>
          <table:table-cell office:value-type="float" office:value="28.91876" calcext:value-type="float">
            <text:p>28.91876</text:p>
          </table:table-cell>
          <table:table-cell office:value-type="float" office:value="8.03553" calcext:value-type="float">
            <text:p>8.03553</text:p>
          </table:table-cell>
          <table:table-cell office:value-type="float" office:value="6.364471" calcext:value-type="float">
            <text:p>6.364471</text:p>
          </table:table-cell>
          <table:table-cell office:value-type="float" office:value="2.606054" calcext:value-type="float">
            <text:p>2.606054</text:p>
          </table:table-cell>
          <table:table-cell office:value-type="float" office:value="2.59115" calcext:value-type="float">
            <text:p>2.59115</text:p>
          </table:table-cell>
          <table:table-cell office:value-type="float" office:value="5.476964" calcext:value-type="float">
            <text:p>5.476964</text:p>
          </table:table-cell>
          <table:table-cell office:value-type="float" office:value="9.054553" calcext:value-type="float">
            <text:p>9.054553</text:p>
          </table:table-cell>
          <table:table-cell office:value-type="float" office:value="9.585985" calcext:value-type="float">
            <text:p>9.585985</text:p>
          </table:table-cell>
          <table:table-cell office:value-type="float" office:value="10.39684" calcext:value-type="float">
            <text:p>10.39684</text:p>
          </table:table-cell>
          <table:table-cell office:value-type="float" office:value="10.91511" calcext:value-type="float">
            <text:p>10.91511</text:p>
          </table:table-cell>
          <table:table-cell office:value-type="float" office:value="12.17194" calcext:value-type="float">
            <text:p>12.17194</text:p>
          </table:table-cell>
          <table:table-cell office:value-type="float" office:value="12.50473" calcext:value-type="float">
            <text:p>12.50473</text:p>
          </table:table-cell>
          <table:table-cell office:value-type="float" office:value="0" calcext:value-type="float">
            <text:p>0</text:p>
          </table:table-cell>
          <table:table-cell office:value-type="float" office:value="0.01368104" calcext:value-type="float">
            <text:p>0.01368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13267" calcext:value-type="float">
            <text:p>0.053132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6" calcext:value-type="float">
            <text:p>10042006</text:p>
          </table:table-cell>
          <table:table-cell office:value-type="float" office:value="3.322897" calcext:value-type="float">
            <text:p>3.322897</text:p>
          </table:table-cell>
          <table:table-cell office:value-type="float" office:value="135.2795" calcext:value-type="float">
            <text:p>135.2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8451" calcext:value-type="float">
            <text:p>40.78451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838905" calcext:value-type="float">
            <text:p>9.838905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2576553" calcext:value-type="float">
            <text:p>-0.002576553</text:p>
          </table:table-cell>
          <table:table-cell office:value-type="float" office:value="1163.924" calcext:value-type="float">
            <text:p>1163.924</text:p>
          </table:table-cell>
          <table:table-cell office:value-type="float" office:value="1.407531" calcext:value-type="float">
            <text:p>1.407531</text:p>
          </table:table-cell>
          <table:table-cell office:value-type="float" office:value="0" calcext:value-type="float">
            <text:p>0</text:p>
          </table:table-cell>
          <table:table-cell office:value-type="float" office:value="0.1026752" calcext:value-type="float">
            <text:p>0.1026752</text:p>
          </table:table-cell>
          <table:table-cell office:value-type="float" office:value="0.250239" calcext:value-type="float">
            <text:p>0.250239</text:p>
          </table:table-cell>
          <table:table-cell office:value-type="float" office:value="0.2001388" calcext:value-type="float">
            <text:p>0.2001388</text:p>
          </table:table-cell>
          <table:table-cell office:value-type="float" office:value="0.05276054" calcext:value-type="float">
            <text:p>0.05276054</text:p>
          </table:table-cell>
          <table:table-cell office:value-type="float" office:value="0.04098553" calcext:value-type="float">
            <text:p>0.04098553</text:p>
          </table:table-cell>
          <table:table-cell office:value-type="float" office:value="0.02414495" calcext:value-type="float">
            <text:p>0.02414495</text:p>
          </table:table-cell>
          <table:table-cell office:value-type="float" office:value="0.03170227" calcext:value-type="float">
            <text:p>0.03170227</text:p>
          </table:table-cell>
          <table:table-cell office:value-type="float" office:value="0.08051339" calcext:value-type="float">
            <text:p>0.08051339</text:p>
          </table:table-cell>
          <table:table-cell office:value-type="float" office:value="0.1563658" calcext:value-type="float">
            <text:p>0.1563658</text:p>
          </table:table-cell>
          <table:table-cell office:value-type="float" office:value="0.1621684" calcext:value-type="float">
            <text:p>0.1621684</text:p>
          </table:table-cell>
          <table:table-cell office:value-type="float" office:value="0.1706543" calcext:value-type="float">
            <text:p>0.1706543</text:p>
          </table:table-cell>
          <table:table-cell office:value-type="float" office:value="0.1764684" calcext:value-type="float">
            <text:p>0.1764684</text:p>
          </table:table-cell>
          <table:table-cell office:value-type="float" office:value="0.1899596" calcext:value-type="float">
            <text:p>0.1899596</text:p>
          </table:table-cell>
          <table:table-cell office:value-type="float" office:value="0.193248" calcext:value-type="float">
            <text:p>0.193248</text:p>
          </table:table-cell>
          <table:table-cell office:value-type="float" office:value="0" calcext:value-type="float">
            <text:p>0</text:p>
          </table:table-cell>
          <table:table-cell office:value-type="float" office:value="35.9407" calcext:value-type="float">
            <text:p>35.9407</text:p>
          </table:table-cell>
          <table:table-cell office:value-type="float" office:value="33.61477" calcext:value-type="float">
            <text:p>33.61477</text:p>
          </table:table-cell>
          <table:table-cell office:value-type="float" office:value="28.8954" calcext:value-type="float">
            <text:p>28.8954</text:p>
          </table:table-cell>
          <table:table-cell office:value-type="float" office:value="8.028842" calcext:value-type="float">
            <text:p>8.028842</text:p>
          </table:table-cell>
          <table:table-cell office:value-type="float" office:value="6.35861" calcext:value-type="float">
            <text:p>6.35861</text:p>
          </table:table-cell>
          <table:table-cell office:value-type="float" office:value="2.606149" calcext:value-type="float">
            <text:p>2.606149</text:p>
          </table:table-cell>
          <table:table-cell office:value-type="float" office:value="2.592588" calcext:value-type="float">
            <text:p>2.592588</text:p>
          </table:table-cell>
          <table:table-cell office:value-type="float" office:value="5.480505" calcext:value-type="float">
            <text:p>5.480505</text:p>
          </table:table-cell>
          <table:table-cell office:value-type="float" office:value="9.059123" calcext:value-type="float">
            <text:p>9.059123</text:p>
          </table:table-cell>
          <table:table-cell office:value-type="float" office:value="9.590088" calcext:value-type="float">
            <text:p>9.590088</text:p>
          </table:table-cell>
          <table:table-cell office:value-type="float" office:value="10.40035" calcext:value-type="float">
            <text:p>10.40035</text:p>
          </table:table-cell>
          <table:table-cell office:value-type="float" office:value="10.91814" calcext:value-type="float">
            <text:p>10.91814</text:p>
          </table:table-cell>
          <table:table-cell office:value-type="float" office:value="12.17365" calcext:value-type="float">
            <text:p>12.17365</text:p>
          </table:table-cell>
          <table:table-cell office:value-type="float" office:value="12.50634" calcext:value-type="float">
            <text:p>12.50634</text:p>
          </table:table-cell>
          <table:table-cell office:value-type="float" office:value="0" calcext:value-type="float">
            <text:p>0</text:p>
          </table:table-cell>
          <table:table-cell office:value-type="float" office:value="0.007886676" calcext:value-type="float">
            <text:p>0.007886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89518" calcext:value-type="float">
            <text:p>0.053895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6" calcext:value-type="float">
            <text:p>11042006</text:p>
          </table:table-cell>
          <table:table-cell office:value-type="float" office:value="3.316477" calcext:value-type="float">
            <text:p>3.316477</text:p>
          </table:table-cell>
          <table:table-cell office:value-type="float" office:value="135.28" calcext:value-type="float">
            <text:p>135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9268" calcext:value-type="float">
            <text:p>40.79268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838905" calcext:value-type="float">
            <text:p>9.838905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2576553" calcext:value-type="float">
            <text:p>-0.002576553</text:p>
          </table:table-cell>
          <table:table-cell office:value-type="float" office:value="1163.919" calcext:value-type="float">
            <text:p>1163.919</text:p>
          </table:table-cell>
          <table:table-cell office:value-type="float" office:value="1.403477" calcext:value-type="float">
            <text:p>1.403477</text:p>
          </table:table-cell>
          <table:table-cell office:value-type="float" office:value="0" calcext:value-type="float">
            <text:p>0</text:p>
          </table:table-cell>
          <table:table-cell office:value-type="float" office:value="0.2137545" calcext:value-type="float">
            <text:p>0.2137545</text:p>
          </table:table-cell>
          <table:table-cell office:value-type="float" office:value="0.2554574" calcext:value-type="float">
            <text:p>0.2554574</text:p>
          </table:table-cell>
          <table:table-cell office:value-type="float" office:value="0.2056917" calcext:value-type="float">
            <text:p>0.2056917</text:p>
          </table:table-cell>
          <table:table-cell office:value-type="float" office:value="0.05305849" calcext:value-type="float">
            <text:p>0.05305849</text:p>
          </table:table-cell>
          <table:table-cell office:value-type="float" office:value="0.04140235" calcext:value-type="float">
            <text:p>0.04140235</text:p>
          </table:table-cell>
          <table:table-cell office:value-type="float" office:value="0.02437243" calcext:value-type="float">
            <text:p>0.02437243</text:p>
          </table:table-cell>
          <table:table-cell office:value-type="float" office:value="0.03187145" calcext:value-type="float">
            <text:p>0.03187145</text:p>
          </table:table-cell>
          <table:table-cell office:value-type="float" office:value="0.0806912" calcext:value-type="float">
            <text:p>0.0806912</text:p>
          </table:table-cell>
          <table:table-cell office:value-type="float" office:value="0.1564683" calcext:value-type="float">
            <text:p>0.1564683</text:p>
          </table:table-cell>
          <table:table-cell office:value-type="float" office:value="0.1622206" calcext:value-type="float">
            <text:p>0.1622206</text:p>
          </table:table-cell>
          <table:table-cell office:value-type="float" office:value="0.1706951" calcext:value-type="float">
            <text:p>0.1706951</text:p>
          </table:table-cell>
          <table:table-cell office:value-type="float" office:value="0.1765028" calcext:value-type="float">
            <text:p>0.1765028</text:p>
          </table:table-cell>
          <table:table-cell office:value-type="float" office:value="0.1899773" calcext:value-type="float">
            <text:p>0.1899773</text:p>
          </table:table-cell>
          <table:table-cell office:value-type="float" office:value="0.1932643" calcext:value-type="float">
            <text:p>0.1932643</text:p>
          </table:table-cell>
          <table:table-cell office:value-type="float" office:value="0" calcext:value-type="float">
            <text:p>0</text:p>
          </table:table-cell>
          <table:table-cell office:value-type="float" office:value="35.90594" calcext:value-type="float">
            <text:p>35.90594</text:p>
          </table:table-cell>
          <table:table-cell office:value-type="float" office:value="33.59063" calcext:value-type="float">
            <text:p>33.59063</text:p>
          </table:table-cell>
          <table:table-cell office:value-type="float" office:value="28.87457" calcext:value-type="float">
            <text:p>28.87457</text:p>
          </table:table-cell>
          <table:table-cell office:value-type="float" office:value="8.022364" calcext:value-type="float">
            <text:p>8.022364</text:p>
          </table:table-cell>
          <table:table-cell office:value-type="float" office:value="6.353023" calcext:value-type="float">
            <text:p>6.353023</text:p>
          </table:table-cell>
          <table:table-cell office:value-type="float" office:value="2.606291" calcext:value-type="float">
            <text:p>2.606291</text:p>
          </table:table-cell>
          <table:table-cell office:value-type="float" office:value="2.594046" calcext:value-type="float">
            <text:p>2.594046</text:p>
          </table:table-cell>
          <table:table-cell office:value-type="float" office:value="5.484079" calcext:value-type="float">
            <text:p>5.484079</text:p>
          </table:table-cell>
          <table:table-cell office:value-type="float" office:value="9.063694" calcext:value-type="float">
            <text:p>9.063694</text:p>
          </table:table-cell>
          <table:table-cell office:value-type="float" office:value="9.594188" calcext:value-type="float">
            <text:p>9.594188</text:p>
          </table:table-cell>
          <table:table-cell office:value-type="float" office:value="10.40386" calcext:value-type="float">
            <text:p>10.40386</text:p>
          </table:table-cell>
          <table:table-cell office:value-type="float" office:value="10.92116" calcext:value-type="float">
            <text:p>10.92116</text:p>
          </table:table-cell>
          <table:table-cell office:value-type="float" office:value="12.17535" calcext:value-type="float">
            <text:p>12.17535</text:p>
          </table:table-cell>
          <table:table-cell office:value-type="float" office:value="12.50794" calcext:value-type="float">
            <text:p>12.50794</text:p>
          </table:table-cell>
          <table:table-cell office:value-type="float" office:value="0" calcext:value-type="float">
            <text:p>0</text:p>
          </table:table-cell>
          <table:table-cell office:value-type="float" office:value="2.244869" calcext:value-type="float">
            <text:p>2.244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16579" calcext:value-type="float">
            <text:p>0.0591657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6" calcext:value-type="float">
            <text:p>12042006</text:p>
          </table:table-cell>
          <table:table-cell office:value-type="float" office:value="3.305249" calcext:value-type="float">
            <text:p>3.305249</text:p>
          </table:table-cell>
          <table:table-cell office:value-type="float" office:value="135.281" calcext:value-type="float">
            <text:p>135.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0144" calcext:value-type="float">
            <text:p>40.80144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838905" calcext:value-type="float">
            <text:p>9.838905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2597379" calcext:value-type="float">
            <text:p>-0.002597379</text:p>
          </table:table-cell>
          <table:table-cell office:value-type="float" office:value="1163.917" calcext:value-type="float">
            <text:p>1163.917</text:p>
          </table:table-cell>
          <table:table-cell office:value-type="float" office:value="1.391083" calcext:value-type="float">
            <text:p>1.391083</text:p>
          </table:table-cell>
          <table:table-cell office:value-type="float" office:value="0" calcext:value-type="float">
            <text:p>0</text:p>
          </table:table-cell>
          <table:table-cell office:value-type="float" office:value="0.3147137" calcext:value-type="float">
            <text:p>0.3147137</text:p>
          </table:table-cell>
          <table:table-cell office:value-type="float" office:value="0.2640589" calcext:value-type="float">
            <text:p>0.2640589</text:p>
          </table:table-cell>
          <table:table-cell office:value-type="float" office:value="0.2120305" calcext:value-type="float">
            <text:p>0.2120305</text:p>
          </table:table-cell>
          <table:table-cell office:value-type="float" office:value="0.05366319" calcext:value-type="float">
            <text:p>0.05366319</text:p>
          </table:table-cell>
          <table:table-cell office:value-type="float" office:value="0.04213559" calcext:value-type="float">
            <text:p>0.04213559</text:p>
          </table:table-cell>
          <table:table-cell office:value-type="float" office:value="0.02462899" calcext:value-type="float">
            <text:p>0.02462899</text:p>
          </table:table-cell>
          <table:table-cell office:value-type="float" office:value="0.03203895" calcext:value-type="float">
            <text:p>0.03203895</text:p>
          </table:table-cell>
          <table:table-cell office:value-type="float" office:value="0.08085217" calcext:value-type="float">
            <text:p>0.08085217</text:p>
          </table:table-cell>
          <table:table-cell office:value-type="float" office:value="0.1565712" calcext:value-type="float">
            <text:p>0.1565712</text:p>
          </table:table-cell>
          <table:table-cell office:value-type="float" office:value="0.1622733" calcext:value-type="float">
            <text:p>0.1622733</text:p>
          </table:table-cell>
          <table:table-cell office:value-type="float" office:value="0.1707358" calcext:value-type="float">
            <text:p>0.1707358</text:p>
          </table:table-cell>
          <table:table-cell office:value-type="float" office:value="0.1765408" calcext:value-type="float">
            <text:p>0.1765408</text:p>
          </table:table-cell>
          <table:table-cell office:value-type="float" office:value="0.190008" calcext:value-type="float">
            <text:p>0.190008</text:p>
          </table:table-cell>
          <table:table-cell office:value-type="float" office:value="0.1932804" calcext:value-type="float">
            <text:p>0.1932804</text:p>
          </table:table-cell>
          <table:table-cell office:value-type="float" office:value="0" calcext:value-type="float">
            <text:p>0</text:p>
          </table:table-cell>
          <table:table-cell office:value-type="float" office:value="35.90866" calcext:value-type="float">
            <text:p>35.90866</text:p>
          </table:table-cell>
          <table:table-cell office:value-type="float" office:value="33.56852" calcext:value-type="float">
            <text:p>33.56852</text:p>
          </table:table-cell>
          <table:table-cell office:value-type="float" office:value="28.85596" calcext:value-type="float">
            <text:p>28.85596</text:p>
          </table:table-cell>
          <table:table-cell office:value-type="float" office:value="8.016146" calcext:value-type="float">
            <text:p>8.016146</text:p>
          </table:table-cell>
          <table:table-cell office:value-type="float" office:value="6.347747" calcext:value-type="float">
            <text:p>6.347747</text:p>
          </table:table-cell>
          <table:table-cell office:value-type="float" office:value="2.60649" calcext:value-type="float">
            <text:p>2.60649</text:p>
          </table:table-cell>
          <table:table-cell office:value-type="float" office:value="2.595526" calcext:value-type="float">
            <text:p>2.595526</text:p>
          </table:table-cell>
          <table:table-cell office:value-type="float" office:value="5.487673" calcext:value-type="float">
            <text:p>5.487673</text:p>
          </table:table-cell>
          <table:table-cell office:value-type="float" office:value="9.068265" calcext:value-type="float">
            <text:p>9.068265</text:p>
          </table:table-cell>
          <table:table-cell office:value-type="float" office:value="9.598289" calcext:value-type="float">
            <text:p>9.598289</text:p>
          </table:table-cell>
          <table:table-cell office:value-type="float" office:value="10.40736" calcext:value-type="float">
            <text:p>10.40736</text:p>
          </table:table-cell>
          <table:table-cell office:value-type="float" office:value="10.92419" calcext:value-type="float">
            <text:p>10.92419</text:p>
          </table:table-cell>
          <table:table-cell office:value-type="float" office:value="12.17706" calcext:value-type="float">
            <text:p>12.17706</text:p>
          </table:table-cell>
          <table:table-cell office:value-type="float" office:value="12.50954" calcext:value-type="float">
            <text:p>12.50954</text:p>
          </table:table-cell>
          <table:table-cell office:value-type="float" office:value="0" calcext:value-type="float">
            <text:p>0</text:p>
          </table:table-cell>
          <table:table-cell office:value-type="float" office:value="5.309233" calcext:value-type="float">
            <text:p>5.309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63718" calcext:value-type="float">
            <text:p>0.068637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6" calcext:value-type="float">
            <text:p>13042006</text:p>
          </table:table-cell>
          <table:table-cell office:value-type="float" office:value="3.295198" calcext:value-type="float">
            <text:p>3.295198</text:p>
          </table:table-cell>
          <table:table-cell office:value-type="float" office:value="135.2816" calcext:value-type="float">
            <text:p>135.2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1066" calcext:value-type="float">
            <text:p>40.81066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838905" calcext:value-type="float">
            <text:p>9.838905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2656208" calcext:value-type="float">
            <text:p>-0.002656208</text:p>
          </table:table-cell>
          <table:table-cell office:value-type="float" office:value="1163.916" calcext:value-type="float">
            <text:p>1163.916</text:p>
          </table:table-cell>
          <table:table-cell office:value-type="float" office:value="1.382078" calcext:value-type="float">
            <text:p>1.382078</text:p>
          </table:table-cell>
          <table:table-cell office:value-type="float" office:value="0" calcext:value-type="float">
            <text:p>0</text:p>
          </table:table-cell>
          <table:table-cell office:value-type="float" office:value="0.3739131" calcext:value-type="float">
            <text:p>0.3739131</text:p>
          </table:table-cell>
          <table:table-cell office:value-type="float" office:value="0.2727652" calcext:value-type="float">
            <text:p>0.2727652</text:p>
          </table:table-cell>
          <table:table-cell office:value-type="float" office:value="0.21894" calcext:value-type="float">
            <text:p>0.21894</text:p>
          </table:table-cell>
          <table:table-cell office:value-type="float" office:value="0.05474113" calcext:value-type="float">
            <text:p>0.05474113</text:p>
          </table:table-cell>
          <table:table-cell office:value-type="float" office:value="0.04307522" calcext:value-type="float">
            <text:p>0.04307522</text:p>
          </table:table-cell>
          <table:table-cell office:value-type="float" office:value="0.0249442" calcext:value-type="float">
            <text:p>0.0249442</text:p>
          </table:table-cell>
          <table:table-cell office:value-type="float" office:value="0.0322534" calcext:value-type="float">
            <text:p>0.0322534</text:p>
          </table:table-cell>
          <table:table-cell office:value-type="float" office:value="0.08099885" calcext:value-type="float">
            <text:p>0.08099885</text:p>
          </table:table-cell>
          <table:table-cell office:value-type="float" office:value="0.1567082" calcext:value-type="float">
            <text:p>0.1567082</text:p>
          </table:table-cell>
          <table:table-cell office:value-type="float" office:value="0.1623274" calcext:value-type="float">
            <text:p>0.1623274</text:p>
          </table:table-cell>
          <table:table-cell office:value-type="float" office:value="0.1707765" calcext:value-type="float">
            <text:p>0.1707765</text:p>
          </table:table-cell>
          <table:table-cell office:value-type="float" office:value="0.1765784" calcext:value-type="float">
            <text:p>0.1765784</text:p>
          </table:table-cell>
          <table:table-cell office:value-type="float" office:value="0.1900173" calcext:value-type="float">
            <text:p>0.1900173</text:p>
          </table:table-cell>
          <table:table-cell office:value-type="float" office:value="0.1932986" calcext:value-type="float">
            <text:p>0.1932986</text:p>
          </table:table-cell>
          <table:table-cell office:value-type="float" office:value="0" calcext:value-type="float">
            <text:p>0</text:p>
          </table:table-cell>
          <table:table-cell office:value-type="float" office:value="35.9279" calcext:value-type="float">
            <text:p>35.9279</text:p>
          </table:table-cell>
          <table:table-cell office:value-type="float" office:value="33.54909" calcext:value-type="float">
            <text:p>33.54909</text:p>
          </table:table-cell>
          <table:table-cell office:value-type="float" office:value="28.83978" calcext:value-type="float">
            <text:p>28.83978</text:p>
          </table:table-cell>
          <table:table-cell office:value-type="float" office:value="8.0103" calcext:value-type="float">
            <text:p>8.0103</text:p>
          </table:table-cell>
          <table:table-cell office:value-type="float" office:value="6.342821" calcext:value-type="float">
            <text:p>6.342821</text:p>
          </table:table-cell>
          <table:table-cell office:value-type="float" office:value="2.606755" calcext:value-type="float">
            <text:p>2.606755</text:p>
          </table:table-cell>
          <table:table-cell office:value-type="float" office:value="2.59703" calcext:value-type="float">
            <text:p>2.59703</text:p>
          </table:table-cell>
          <table:table-cell office:value-type="float" office:value="5.491266" calcext:value-type="float">
            <text:p>5.491266</text:p>
          </table:table-cell>
          <table:table-cell office:value-type="float" office:value="9.072836" calcext:value-type="float">
            <text:p>9.072836</text:p>
          </table:table-cell>
          <table:table-cell office:value-type="float" office:value="9.602387" calcext:value-type="float">
            <text:p>9.602387</text:p>
          </table:table-cell>
          <table:table-cell office:value-type="float" office:value="10.41087" calcext:value-type="float">
            <text:p>10.41087</text:p>
          </table:table-cell>
          <table:table-cell office:value-type="float" office:value="10.92721" calcext:value-type="float">
            <text:p>10.92721</text:p>
          </table:table-cell>
          <table:table-cell office:value-type="float" office:value="12.17877" calcext:value-type="float">
            <text:p>12.17877</text:p>
          </table:table-cell>
          <table:table-cell office:value-type="float" office:value="12.51117" calcext:value-type="float">
            <text:p>12.51117</text:p>
          </table:table-cell>
          <table:table-cell office:value-type="float" office:value="0" calcext:value-type="float">
            <text:p>0</text:p>
          </table:table-cell>
          <table:table-cell office:value-type="float" office:value="6.238641" calcext:value-type="float">
            <text:p>6.238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42849" calcext:value-type="float">
            <text:p>0.077428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6" calcext:value-type="float">
            <text:p>14042006</text:p>
          </table:table-cell>
          <table:table-cell office:value-type="float" office:value="3.288444" calcext:value-type="float">
            <text:p>3.288444</text:p>
          </table:table-cell>
          <table:table-cell office:value-type="float" office:value="135.2812" calcext:value-type="float">
            <text:p>135.2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03" calcext:value-type="float">
            <text:p>40.8203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838905" calcext:value-type="float">
            <text:p>9.838905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2656208" calcext:value-type="float">
            <text:p>-0.002656208</text:p>
          </table:table-cell>
          <table:table-cell office:value-type="float" office:value="1163.915" calcext:value-type="float">
            <text:p>1163.915</text:p>
          </table:table-cell>
          <table:table-cell office:value-type="float" office:value="1.380009" calcext:value-type="float">
            <text:p>1.380009</text:p>
          </table:table-cell>
          <table:table-cell office:value-type="float" office:value="0" calcext:value-type="float">
            <text:p>0</text:p>
          </table:table-cell>
          <table:table-cell office:value-type="float" office:value="0.3968375" calcext:value-type="float">
            <text:p>0.3968375</text:p>
          </table:table-cell>
          <table:table-cell office:value-type="float" office:value="0.2812231" calcext:value-type="float">
            <text:p>0.2812231</text:p>
          </table:table-cell>
          <table:table-cell office:value-type="float" office:value="0.225272" calcext:value-type="float">
            <text:p>0.225272</text:p>
          </table:table-cell>
          <table:table-cell office:value-type="float" office:value="0.05620583" calcext:value-type="float">
            <text:p>0.05620583</text:p>
          </table:table-cell>
          <table:table-cell office:value-type="float" office:value="0.04422129" calcext:value-type="float">
            <text:p>0.04422129</text:p>
          </table:table-cell>
          <table:table-cell office:value-type="float" office:value="0.02531994" calcext:value-type="float">
            <text:p>0.02531994</text:p>
          </table:table-cell>
          <table:table-cell office:value-type="float" office:value="0.0325102" calcext:value-type="float">
            <text:p>0.0325102</text:p>
          </table:table-cell>
          <table:table-cell office:value-type="float" office:value="0.08116564" calcext:value-type="float">
            <text:p>0.08116564</text:p>
          </table:table-cell>
          <table:table-cell office:value-type="float" office:value="0.1568555" calcext:value-type="float">
            <text:p>0.1568555</text:p>
          </table:table-cell>
          <table:table-cell office:value-type="float" office:value="0.162384" calcext:value-type="float">
            <text:p>0.162384</text:p>
          </table:table-cell>
          <table:table-cell office:value-type="float" office:value="0.1708178" calcext:value-type="float">
            <text:p>0.1708178</text:p>
          </table:table-cell>
          <table:table-cell office:value-type="float" office:value="0.1766154" calcext:value-type="float">
            <text:p>0.1766154</text:p>
          </table:table-cell>
          <table:table-cell office:value-type="float" office:value="0.1900329" calcext:value-type="float">
            <text:p>0.1900329</text:p>
          </table:table-cell>
          <table:table-cell office:value-type="float" office:value="0.1933146" calcext:value-type="float">
            <text:p>0.1933146</text:p>
          </table:table-cell>
          <table:table-cell office:value-type="float" office:value="0" calcext:value-type="float">
            <text:p>0</text:p>
          </table:table-cell>
          <table:table-cell office:value-type="float" office:value="35.95685" calcext:value-type="float">
            <text:p>35.95685</text:p>
          </table:table-cell>
          <table:table-cell office:value-type="float" office:value="33.53255" calcext:value-type="float">
            <text:p>33.53255</text:p>
          </table:table-cell>
          <table:table-cell office:value-type="float" office:value="28.82633" calcext:value-type="float">
            <text:p>28.82633</text:p>
          </table:table-cell>
          <table:table-cell office:value-type="float" office:value="8.004939" calcext:value-type="float">
            <text:p>8.004939</text:p>
          </table:table-cell>
          <table:table-cell office:value-type="float" office:value="6.338381" calcext:value-type="float">
            <text:p>6.338381</text:p>
          </table:table-cell>
          <table:table-cell office:value-type="float" office:value="2.607109" calcext:value-type="float">
            <text:p>2.607109</text:p>
          </table:table-cell>
          <table:table-cell office:value-type="float" office:value="2.598574" calcext:value-type="float">
            <text:p>2.598574</text:p>
          </table:table-cell>
          <table:table-cell office:value-type="float" office:value="5.494867" calcext:value-type="float">
            <text:p>5.494867</text:p>
          </table:table-cell>
          <table:table-cell office:value-type="float" office:value="9.077468" calcext:value-type="float">
            <text:p>9.077468</text:p>
          </table:table-cell>
          <table:table-cell office:value-type="float" office:value="9.606489" calcext:value-type="float">
            <text:p>9.606489</text:p>
          </table:table-cell>
          <table:table-cell office:value-type="float" office:value="10.41438" calcext:value-type="float">
            <text:p>10.41438</text:p>
          </table:table-cell>
          <table:table-cell office:value-type="float" office:value="10.93023" calcext:value-type="float">
            <text:p>10.93023</text:p>
          </table:table-cell>
          <table:table-cell office:value-type="float" office:value="12.18047" calcext:value-type="float">
            <text:p>12.18047</text:p>
          </table:table-cell>
          <table:table-cell office:value-type="float" office:value="12.5128" calcext:value-type="float">
            <text:p>12.5128</text:p>
          </table:table-cell>
          <table:table-cell office:value-type="float" office:value="0" calcext:value-type="float">
            <text:p>0</text:p>
          </table:table-cell>
          <table:table-cell office:value-type="float" office:value="5.040664" calcext:value-type="float">
            <text:p>5.040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87584" calcext:value-type="float">
            <text:p>0.0838758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6" calcext:value-type="float">
            <text:p>15042006</text:p>
          </table:table-cell>
          <table:table-cell office:value-type="float" office:value="3.284539" calcext:value-type="float">
            <text:p>3.284539</text:p>
          </table:table-cell>
          <table:table-cell office:value-type="float" office:value="135.2803" calcext:value-type="float">
            <text:p>135.2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3021" calcext:value-type="float">
            <text:p>40.83021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838993" calcext:value-type="float">
            <text:p>9.838993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2656208" calcext:value-type="float">
            <text:p>-0.002656208</text:p>
          </table:table-cell>
          <table:table-cell office:value-type="float" office:value="1163.913" calcext:value-type="float">
            <text:p>1163.913</text:p>
          </table:table-cell>
          <table:table-cell office:value-type="float" office:value="1.382895" calcext:value-type="float">
            <text:p>1.382895</text:p>
          </table:table-cell>
          <table:table-cell office:value-type="float" office:value="0" calcext:value-type="float">
            <text:p>0</text:p>
          </table:table-cell>
          <table:table-cell office:value-type="float" office:value="0.4434135" calcext:value-type="float">
            <text:p>0.4434135</text:p>
          </table:table-cell>
          <table:table-cell office:value-type="float" office:value="0.2844487" calcext:value-type="float">
            <text:p>0.2844487</text:p>
          </table:table-cell>
          <table:table-cell office:value-type="float" office:value="0.2252197" calcext:value-type="float">
            <text:p>0.2252197</text:p>
          </table:table-cell>
          <table:table-cell office:value-type="float" office:value="0.05713845" calcext:value-type="float">
            <text:p>0.05713845</text:p>
          </table:table-cell>
          <table:table-cell office:value-type="float" office:value="0.04516198" calcext:value-type="float">
            <text:p>0.04516198</text:p>
          </table:table-cell>
          <table:table-cell office:value-type="float" office:value="0.02554817" calcext:value-type="float">
            <text:p>0.02554817</text:p>
          </table:table-cell>
          <table:table-cell office:value-type="float" office:value="0.03270017" calcext:value-type="float">
            <text:p>0.03270017</text:p>
          </table:table-cell>
          <table:table-cell office:value-type="float" office:value="0.08133829" calcext:value-type="float">
            <text:p>0.08133829</text:p>
          </table:table-cell>
          <table:table-cell office:value-type="float" office:value="0.1570132" calcext:value-type="float">
            <text:p>0.1570132</text:p>
          </table:table-cell>
          <table:table-cell office:value-type="float" office:value="0.1624434" calcext:value-type="float">
            <text:p>0.1624434</text:p>
          </table:table-cell>
          <table:table-cell office:value-type="float" office:value="0.1708595" calcext:value-type="float">
            <text:p>0.1708595</text:p>
          </table:table-cell>
          <table:table-cell office:value-type="float" office:value="0.176655" calcext:value-type="float">
            <text:p>0.176655</text:p>
          </table:table-cell>
          <table:table-cell office:value-type="float" office:value="0.1900505" calcext:value-type="float">
            <text:p>0.1900505</text:p>
          </table:table-cell>
          <table:table-cell office:value-type="float" office:value="0.193331" calcext:value-type="float">
            <text:p>0.193331</text:p>
          </table:table-cell>
          <table:table-cell office:value-type="float" office:value="0" calcext:value-type="float">
            <text:p>0</text:p>
          </table:table-cell>
          <table:table-cell office:value-type="float" office:value="35.9882" calcext:value-type="float">
            <text:p>35.9882</text:p>
          </table:table-cell>
          <table:table-cell office:value-type="float" office:value="33.5174" calcext:value-type="float">
            <text:p>33.5174</text:p>
          </table:table-cell>
          <table:table-cell office:value-type="float" office:value="28.81439" calcext:value-type="float">
            <text:p>28.81439</text:p>
          </table:table-cell>
          <table:table-cell office:value-type="float" office:value="8.000125" calcext:value-type="float">
            <text:p>8.000125</text:p>
          </table:table-cell>
          <table:table-cell office:value-type="float" office:value="6.334395" calcext:value-type="float">
            <text:p>6.334395</text:p>
          </table:table-cell>
          <table:table-cell office:value-type="float" office:value="2.607544" calcext:value-type="float">
            <text:p>2.607544</text:p>
          </table:table-cell>
          <table:table-cell office:value-type="float" office:value="2.600158" calcext:value-type="float">
            <text:p>2.600158</text:p>
          </table:table-cell>
          <table:table-cell office:value-type="float" office:value="5.498521" calcext:value-type="float">
            <text:p>5.498521</text:p>
          </table:table-cell>
          <table:table-cell office:value-type="float" office:value="9.082129" calcext:value-type="float">
            <text:p>9.082129</text:p>
          </table:table-cell>
          <table:table-cell office:value-type="float" office:value="9.610592" calcext:value-type="float">
            <text:p>9.610592</text:p>
          </table:table-cell>
          <table:table-cell office:value-type="float" office:value="10.41788" calcext:value-type="float">
            <text:p>10.41788</text:p>
          </table:table-cell>
          <table:table-cell office:value-type="float" office:value="10.93325" calcext:value-type="float">
            <text:p>10.93325</text:p>
          </table:table-cell>
          <table:table-cell office:value-type="float" office:value="12.18218" calcext:value-type="float">
            <text:p>12.18218</text:p>
          </table:table-cell>
          <table:table-cell office:value-type="float" office:value="12.51443" calcext:value-type="float">
            <text:p>12.51443</text:p>
          </table:table-cell>
          <table:table-cell office:value-type="float" office:value="0" calcext:value-type="float">
            <text:p>0</text:p>
          </table:table-cell>
          <table:table-cell office:value-type="float" office:value="2.968096" calcext:value-type="float">
            <text:p>2.968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0634" calcext:value-type="float">
            <text:p>0.088063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6" calcext:value-type="float">
            <text:p>16042006</text:p>
          </table:table-cell>
          <table:table-cell office:value-type="float" office:value="3.282128" calcext:value-type="float">
            <text:p>3.282128</text:p>
          </table:table-cell>
          <table:table-cell office:value-type="float" office:value="135.2792" calcext:value-type="float">
            <text:p>135.2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3999" calcext:value-type="float">
            <text:p>40.83999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838993" calcext:value-type="float">
            <text:p>9.838993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2656208" calcext:value-type="float">
            <text:p>-0.002656208</text:p>
          </table:table-cell>
          <table:table-cell office:value-type="float" office:value="1163.909" calcext:value-type="float">
            <text:p>1163.909</text:p>
          </table:table-cell>
          <table:table-cell office:value-type="float" office:value="1.387888" calcext:value-type="float">
            <text:p>1.387888</text:p>
          </table:table-cell>
          <table:table-cell office:value-type="float" office:value="0" calcext:value-type="float">
            <text:p>0</text:p>
          </table:table-cell>
          <table:table-cell office:value-type="float" office:value="0.318421" calcext:value-type="float">
            <text:p>0.318421</text:p>
          </table:table-cell>
          <table:table-cell office:value-type="float" office:value="0.2721579" calcext:value-type="float">
            <text:p>0.2721579</text:p>
          </table:table-cell>
          <table:table-cell office:value-type="float" office:value="0.221127" calcext:value-type="float">
            <text:p>0.221127</text:p>
          </table:table-cell>
          <table:table-cell office:value-type="float" office:value="0.05764996" calcext:value-type="float">
            <text:p>0.05764996</text:p>
          </table:table-cell>
          <table:table-cell office:value-type="float" office:value="0.04594491" calcext:value-type="float">
            <text:p>0.04594491</text:p>
          </table:table-cell>
          <table:table-cell office:value-type="float" office:value="0.02558175" calcext:value-type="float">
            <text:p>0.02558175</text:p>
          </table:table-cell>
          <table:table-cell office:value-type="float" office:value="0.0327418" calcext:value-type="float">
            <text:p>0.0327418</text:p>
          </table:table-cell>
          <table:table-cell office:value-type="float" office:value="0.08145937" calcext:value-type="float">
            <text:p>0.08145937</text:p>
          </table:table-cell>
          <table:table-cell office:value-type="float" office:value="0.1571617" calcext:value-type="float">
            <text:p>0.1571617</text:p>
          </table:table-cell>
          <table:table-cell office:value-type="float" office:value="0.1625053" calcext:value-type="float">
            <text:p>0.1625053</text:p>
          </table:table-cell>
          <table:table-cell office:value-type="float" office:value="0.1709013" calcext:value-type="float">
            <text:p>0.1709013</text:p>
          </table:table-cell>
          <table:table-cell office:value-type="float" office:value="0.1766825" calcext:value-type="float">
            <text:p>0.1766825</text:p>
          </table:table-cell>
          <table:table-cell office:value-type="float" office:value="0.190069" calcext:value-type="float">
            <text:p>0.190069</text:p>
          </table:table-cell>
          <table:table-cell office:value-type="float" office:value="0.1933477" calcext:value-type="float">
            <text:p>0.1933477</text:p>
          </table:table-cell>
          <table:table-cell office:value-type="float" office:value="0" calcext:value-type="float">
            <text:p>0</text:p>
          </table:table-cell>
          <table:table-cell office:value-type="float" office:value="36.00896" calcext:value-type="float">
            <text:p>36.00896</text:p>
          </table:table-cell>
          <table:table-cell office:value-type="float" office:value="33.50158" calcext:value-type="float">
            <text:p>33.50158</text:p>
          </table:table-cell>
          <table:table-cell office:value-type="float" office:value="28.80209" calcext:value-type="float">
            <text:p>28.80209</text:p>
          </table:table-cell>
          <table:table-cell office:value-type="float" office:value="7.995709" calcext:value-type="float">
            <text:p>7.995709</text:p>
          </table:table-cell>
          <table:table-cell office:value-type="float" office:value="6.330848" calcext:value-type="float">
            <text:p>6.330848</text:p>
          </table:table-cell>
          <table:table-cell office:value-type="float" office:value="2.608008" calcext:value-type="float">
            <text:p>2.608008</text:p>
          </table:table-cell>
          <table:table-cell office:value-type="float" office:value="2.601758" calcext:value-type="float">
            <text:p>2.601758</text:p>
          </table:table-cell>
          <table:table-cell office:value-type="float" office:value="5.502176" calcext:value-type="float">
            <text:p>5.502176</text:p>
          </table:table-cell>
          <table:table-cell office:value-type="float" office:value="9.086792" calcext:value-type="float">
            <text:p>9.086792</text:p>
          </table:table-cell>
          <table:table-cell office:value-type="float" office:value="9.614693" calcext:value-type="float">
            <text:p>9.614693</text:p>
          </table:table-cell>
          <table:table-cell office:value-type="float" office:value="10.42139" calcext:value-type="float">
            <text:p>10.42139</text:p>
          </table:table-cell>
          <table:table-cell office:value-type="float" office:value="10.93628" calcext:value-type="float">
            <text:p>10.93628</text:p>
          </table:table-cell>
          <table:table-cell office:value-type="float" office:value="12.18388" calcext:value-type="float">
            <text:p>12.18388</text:p>
          </table:table-cell>
          <table:table-cell office:value-type="float" office:value="12.51604" calcext:value-type="float">
            <text:p>12.51604</text:p>
          </table:table-cell>
          <table:table-cell office:value-type="float" office:value="0" calcext:value-type="float">
            <text:p>0</text:p>
          </table:table-cell>
          <table:table-cell office:value-type="float" office:value="1.491446" calcext:value-type="float">
            <text:p>1.491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87912" calcext:value-type="float">
            <text:p>0.090879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6" calcext:value-type="float">
            <text:p>17042006</text:p>
          </table:table-cell>
          <table:table-cell office:value-type="float" office:value="3.279357" calcext:value-type="float">
            <text:p>3.279357</text:p>
          </table:table-cell>
          <table:table-cell office:value-type="float" office:value="135.2782" calcext:value-type="float">
            <text:p>135.2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4953" calcext:value-type="float">
            <text:p>40.84953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838993" calcext:value-type="float">
            <text:p>9.838993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2772637" calcext:value-type="float">
            <text:p>-0.002772637</text:p>
          </table:table-cell>
          <table:table-cell office:value-type="float" office:value="1163.905" calcext:value-type="float">
            <text:p>1163.905</text:p>
          </table:table-cell>
          <table:table-cell office:value-type="float" office:value="1.39014" calcext:value-type="float">
            <text:p>1.39014</text:p>
          </table:table-cell>
          <table:table-cell office:value-type="float" office:value="0" calcext:value-type="float">
            <text:p>0</text:p>
          </table:table-cell>
          <table:table-cell office:value-type="float" office:value="0.3109096" calcext:value-type="float">
            <text:p>0.3109096</text:p>
          </table:table-cell>
          <table:table-cell office:value-type="float" office:value="0.2678064" calcext:value-type="float">
            <text:p>0.2678064</text:p>
          </table:table-cell>
          <table:table-cell office:value-type="float" office:value="0.2183237" calcext:value-type="float">
            <text:p>0.2183237</text:p>
          </table:table-cell>
          <table:table-cell office:value-type="float" office:value="0.05831425" calcext:value-type="float">
            <text:p>0.05831425</text:p>
          </table:table-cell>
          <table:table-cell office:value-type="float" office:value="0.0467294" calcext:value-type="float">
            <text:p>0.0467294</text:p>
          </table:table-cell>
          <table:table-cell office:value-type="float" office:value="0.0255134" calcext:value-type="float">
            <text:p>0.0255134</text:p>
          </table:table-cell>
          <table:table-cell office:value-type="float" office:value="0.03266755" calcext:value-type="float">
            <text:p>0.03266755</text:p>
          </table:table-cell>
          <table:table-cell office:value-type="float" office:value="0.08150483" calcext:value-type="float">
            <text:p>0.08150483</text:p>
          </table:table-cell>
          <table:table-cell office:value-type="float" office:value="0.1572856" calcext:value-type="float">
            <text:p>0.1572856</text:p>
          </table:table-cell>
          <table:table-cell office:value-type="float" office:value="0.1625685" calcext:value-type="float">
            <text:p>0.1625685</text:p>
          </table:table-cell>
          <table:table-cell office:value-type="float" office:value="0.1709434" calcext:value-type="float">
            <text:p>0.1709434</text:p>
          </table:table-cell>
          <table:table-cell office:value-type="float" office:value="0.1767266" calcext:value-type="float">
            <text:p>0.1767266</text:p>
          </table:table-cell>
          <table:table-cell office:value-type="float" office:value="0.1901433" calcext:value-type="float">
            <text:p>0.1901433</text:p>
          </table:table-cell>
          <table:table-cell office:value-type="float" office:value="0.1933426" calcext:value-type="float">
            <text:p>0.1933426</text:p>
          </table:table-cell>
          <table:table-cell office:value-type="float" office:value="0" calcext:value-type="float">
            <text:p>0</text:p>
          </table:table-cell>
          <table:table-cell office:value-type="float" office:value="36.01742" calcext:value-type="float">
            <text:p>36.01742</text:p>
          </table:table-cell>
          <table:table-cell office:value-type="float" office:value="33.48436" calcext:value-type="float">
            <text:p>33.48436</text:p>
          </table:table-cell>
          <table:table-cell office:value-type="float" office:value="28.78837" calcext:value-type="float">
            <text:p>28.78837</text:p>
          </table:table-cell>
          <table:table-cell office:value-type="float" office:value="7.991577" calcext:value-type="float">
            <text:p>7.991577</text:p>
          </table:table-cell>
          <table:table-cell office:value-type="float" office:value="6.327637" calcext:value-type="float">
            <text:p>6.327637</text:p>
          </table:table-cell>
          <table:table-cell office:value-type="float" office:value="2.608463" calcext:value-type="float">
            <text:p>2.608463</text:p>
          </table:table-cell>
          <table:table-cell office:value-type="float" office:value="2.60334" calcext:value-type="float">
            <text:p>2.60334</text:p>
          </table:table-cell>
          <table:table-cell office:value-type="float" office:value="5.505829" calcext:value-type="float">
            <text:p>5.505829</text:p>
          </table:table-cell>
          <table:table-cell office:value-type="float" office:value="9.091455" calcext:value-type="float">
            <text:p>9.091455</text:p>
          </table:table-cell>
          <table:table-cell office:value-type="float" office:value="9.618792" calcext:value-type="float">
            <text:p>9.618792</text:p>
          </table:table-cell>
          <table:table-cell office:value-type="float" office:value="10.4249" calcext:value-type="float">
            <text:p>10.4249</text:p>
          </table:table-cell>
          <table:table-cell office:value-type="float" office:value="10.9393" calcext:value-type="float">
            <text:p>10.9393</text:p>
          </table:table-cell>
          <table:table-cell office:value-type="float" office:value="12.18561" calcext:value-type="float">
            <text:p>12.18561</text:p>
          </table:table-cell>
          <table:table-cell office:value-type="float" office:value="12.51762" calcext:value-type="float">
            <text:p>12.51762</text:p>
          </table:table-cell>
          <table:table-cell office:value-type="float" office:value="0" calcext:value-type="float">
            <text:p>0</text:p>
          </table:table-cell>
          <table:table-cell office:value-type="float" office:value="0.9428746" calcext:value-type="float">
            <text:p>0.9428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0927" calcext:value-type="float">
            <text:p>0.094092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6" calcext:value-type="float">
            <text:p>18042006</text:p>
          </table:table-cell>
          <table:table-cell office:value-type="float" office:value="3.276463" calcext:value-type="float">
            <text:p>3.276463</text:p>
          </table:table-cell>
          <table:table-cell office:value-type="float" office:value="135.2771" calcext:value-type="float">
            <text:p>135.2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5904" calcext:value-type="float">
            <text:p>40.85904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838993" calcext:value-type="float">
            <text:p>9.838993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2932421" calcext:value-type="float">
            <text:p>-0.002932421</text:p>
          </table:table-cell>
          <table:table-cell office:value-type="float" office:value="1163.9" calcext:value-type="float">
            <text:p>1163.9</text:p>
          </table:table-cell>
          <table:table-cell office:value-type="float" office:value="1.391487" calcext:value-type="float">
            <text:p>1.391487</text:p>
          </table:table-cell>
          <table:table-cell office:value-type="float" office:value="0" calcext:value-type="float">
            <text:p>0</text:p>
          </table:table-cell>
          <table:table-cell office:value-type="float" office:value="0.3257135" calcext:value-type="float">
            <text:p>0.3257135</text:p>
          </table:table-cell>
          <table:table-cell office:value-type="float" office:value="0.2661859" calcext:value-type="float">
            <text:p>0.2661859</text:p>
          </table:table-cell>
          <table:table-cell office:value-type="float" office:value="0.217439" calcext:value-type="float">
            <text:p>0.217439</text:p>
          </table:table-cell>
          <table:table-cell office:value-type="float" office:value="0.05883523" calcext:value-type="float">
            <text:p>0.05883523</text:p>
          </table:table-cell>
          <table:table-cell office:value-type="float" office:value="0.04738563" calcext:value-type="float">
            <text:p>0.04738563</text:p>
          </table:table-cell>
          <table:table-cell office:value-type="float" office:value="0.02551202" calcext:value-type="float">
            <text:p>0.02551202</text:p>
          </table:table-cell>
          <table:table-cell office:value-type="float" office:value="0.0326144" calcext:value-type="float">
            <text:p>0.0326144</text:p>
          </table:table-cell>
          <table:table-cell office:value-type="float" office:value="0.08151609" calcext:value-type="float">
            <text:p>0.08151609</text:p>
          </table:table-cell>
          <table:table-cell office:value-type="float" office:value="0.1573847" calcext:value-type="float">
            <text:p>0.1573847</text:p>
          </table:table-cell>
          <table:table-cell office:value-type="float" office:value="0.1626302" calcext:value-type="float">
            <text:p>0.1626302</text:p>
          </table:table-cell>
          <table:table-cell office:value-type="float" office:value="0.1709862" calcext:value-type="float">
            <text:p>0.1709862</text:p>
          </table:table-cell>
          <table:table-cell office:value-type="float" office:value="0.1767673" calcext:value-type="float">
            <text:p>0.1767673</text:p>
          </table:table-cell>
          <table:table-cell office:value-type="float" office:value="0.1901179" calcext:value-type="float">
            <text:p>0.1901179</text:p>
          </table:table-cell>
          <table:table-cell office:value-type="float" office:value="0.1933735" calcext:value-type="float">
            <text:p>0.1933735</text:p>
          </table:table-cell>
          <table:table-cell office:value-type="float" office:value="0" calcext:value-type="float">
            <text:p>0</text:p>
          </table:table-cell>
          <table:table-cell office:value-type="float" office:value="36.02694" calcext:value-type="float">
            <text:p>36.02694</text:p>
          </table:table-cell>
          <table:table-cell office:value-type="float" office:value="33.46678" calcext:value-type="float">
            <text:p>33.46678</text:p>
          </table:table-cell>
          <table:table-cell office:value-type="float" office:value="28.77427" calcext:value-type="float">
            <text:p>28.77427</text:p>
          </table:table-cell>
          <table:table-cell office:value-type="float" office:value="7.987746" calcext:value-type="float">
            <text:p>7.987746</text:p>
          </table:table-cell>
          <table:table-cell office:value-type="float" office:value="6.324752" calcext:value-type="float">
            <text:p>6.324752</text:p>
          </table:table-cell>
          <table:table-cell office:value-type="float" office:value="2.608904" calcext:value-type="float">
            <text:p>2.608904</text:p>
          </table:table-cell>
          <table:table-cell office:value-type="float" office:value="2.604896" calcext:value-type="float">
            <text:p>2.604896</text:p>
          </table:table-cell>
          <table:table-cell office:value-type="float" office:value="5.509482" calcext:value-type="float">
            <text:p>5.509482</text:p>
          </table:table-cell>
          <table:table-cell office:value-type="float" office:value="9.096116" calcext:value-type="float">
            <text:p>9.096116</text:p>
          </table:table-cell>
          <table:table-cell office:value-type="float" office:value="9.622893" calcext:value-type="float">
            <text:p>9.622893</text:p>
          </table:table-cell>
          <table:table-cell office:value-type="float" office:value="10.42841" calcext:value-type="float">
            <text:p>10.42841</text:p>
          </table:table-cell>
          <table:table-cell office:value-type="float" office:value="10.94233" calcext:value-type="float">
            <text:p>10.94233</text:p>
          </table:table-cell>
          <table:table-cell office:value-type="float" office:value="12.18731" calcext:value-type="float">
            <text:p>12.18731</text:p>
          </table:table-cell>
          <table:table-cell office:value-type="float" office:value="12.51915" calcext:value-type="float">
            <text:p>12.51915</text:p>
          </table:table-cell>
          <table:table-cell office:value-type="float" office:value="0" calcext:value-type="float">
            <text:p>0</text:p>
          </table:table-cell>
          <table:table-cell office:value-type="float" office:value="0.6827151" calcext:value-type="float">
            <text:p>0.6827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46755" calcext:value-type="float">
            <text:p>0.0974675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6" calcext:value-type="float">
            <text:p>19042006</text:p>
          </table:table-cell>
          <table:table-cell office:value-type="float" office:value="3.271927" calcext:value-type="float">
            <text:p>3.271927</text:p>
          </table:table-cell>
          <table:table-cell office:value-type="float" office:value="135.2763" calcext:value-type="float">
            <text:p>135.2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6867" calcext:value-type="float">
            <text:p>40.86867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838993" calcext:value-type="float">
            <text:p>9.838993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221" calcext:value-type="float">
            <text:p>-0.003045221</text:p>
          </table:table-cell>
          <table:table-cell office:value-type="float" office:value="1163.895" calcext:value-type="float">
            <text:p>1163.895</text:p>
          </table:table-cell>
          <table:table-cell office:value-type="float" office:value="1.389953" calcext:value-type="float">
            <text:p>1.389953</text:p>
          </table:table-cell>
          <table:table-cell office:value-type="float" office:value="0" calcext:value-type="float">
            <text:p>0</text:p>
          </table:table-cell>
          <table:table-cell office:value-type="float" office:value="0.3470284" calcext:value-type="float">
            <text:p>0.3470284</text:p>
          </table:table-cell>
          <table:table-cell office:value-type="float" office:value="0.2730994" calcext:value-type="float">
            <text:p>0.2730994</text:p>
          </table:table-cell>
          <table:table-cell office:value-type="float" office:value="0.2210905" calcext:value-type="float">
            <text:p>0.2210905</text:p>
          </table:table-cell>
          <table:table-cell office:value-type="float" office:value="0.05997618" calcext:value-type="float">
            <text:p>0.05997618</text:p>
          </table:table-cell>
          <table:table-cell office:value-type="float" office:value="0.04843044" calcext:value-type="float">
            <text:p>0.04843044</text:p>
          </table:table-cell>
          <table:table-cell office:value-type="float" office:value="0.02560753" calcext:value-type="float">
            <text:p>0.02560753</text:p>
          </table:table-cell>
          <table:table-cell office:value-type="float" office:value="0.03258936" calcext:value-type="float">
            <text:p>0.03258936</text:p>
          </table:table-cell>
          <table:table-cell office:value-type="float" office:value="0.08152085" calcext:value-type="float">
            <text:p>0.08152085</text:p>
          </table:table-cell>
          <table:table-cell office:value-type="float" office:value="0.1574666" calcext:value-type="float">
            <text:p>0.1574666</text:p>
          </table:table-cell>
          <table:table-cell office:value-type="float" office:value="0.1626893" calcext:value-type="float">
            <text:p>0.1626893</text:p>
          </table:table-cell>
          <table:table-cell office:value-type="float" office:value="0.1710286" calcext:value-type="float">
            <text:p>0.1710286</text:p>
          </table:table-cell>
          <table:table-cell office:value-type="float" office:value="0.1768022" calcext:value-type="float">
            <text:p>0.1768022</text:p>
          </table:table-cell>
          <table:table-cell office:value-type="float" office:value="0.190124" calcext:value-type="float">
            <text:p>0.190124</text:p>
          </table:table-cell>
          <table:table-cell office:value-type="float" office:value="0.1933936" calcext:value-type="float">
            <text:p>0.1933936</text:p>
          </table:table-cell>
          <table:table-cell office:value-type="float" office:value="0" calcext:value-type="float">
            <text:p>0</text:p>
          </table:table-cell>
          <table:table-cell office:value-type="float" office:value="36.0421" calcext:value-type="float">
            <text:p>36.0421</text:p>
          </table:table-cell>
          <table:table-cell office:value-type="float" office:value="33.44954" calcext:value-type="float">
            <text:p>33.44954</text:p>
          </table:table-cell>
          <table:table-cell office:value-type="float" office:value="28.76035" calcext:value-type="float">
            <text:p>28.76035</text:p>
          </table:table-cell>
          <table:table-cell office:value-type="float" office:value="7.984174" calcext:value-type="float">
            <text:p>7.984174</text:p>
          </table:table-cell>
          <table:table-cell office:value-type="float" office:value="6.322153" calcext:value-type="float">
            <text:p>6.322153</text:p>
          </table:table-cell>
          <table:table-cell office:value-type="float" office:value="2.609342" calcext:value-type="float">
            <text:p>2.609342</text:p>
          </table:table-cell>
          <table:table-cell office:value-type="float" office:value="2.606433" calcext:value-type="float">
            <text:p>2.606433</text:p>
          </table:table-cell>
          <table:table-cell office:value-type="float" office:value="5.513137" calcext:value-type="float">
            <text:p>5.513137</text:p>
          </table:table-cell>
          <table:table-cell office:value-type="float" office:value="9.100779" calcext:value-type="float">
            <text:p>9.100779</text:p>
          </table:table-cell>
          <table:table-cell office:value-type="float" office:value="9.62699" calcext:value-type="float">
            <text:p>9.62699</text:p>
          </table:table-cell>
          <table:table-cell office:value-type="float" office:value="10.43191" calcext:value-type="float">
            <text:p>10.43191</text:p>
          </table:table-cell>
          <table:table-cell office:value-type="float" office:value="10.94535" calcext:value-type="float">
            <text:p>10.94535</text:p>
          </table:table-cell>
          <table:table-cell office:value-type="float" office:value="12.18902" calcext:value-type="float">
            <text:p>12.18902</text:p>
          </table:table-cell>
          <table:table-cell office:value-type="float" office:value="12.52074" calcext:value-type="float">
            <text:p>12.52074</text:p>
          </table:table-cell>
          <table:table-cell office:value-type="float" office:value="0" calcext:value-type="float">
            <text:p>0</text:p>
          </table:table-cell>
          <table:table-cell office:value-type="float" office:value="1.13892" calcext:value-type="float">
            <text:p>1.13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2428" calcext:value-type="float">
            <text:p>0.102242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6" calcext:value-type="float">
            <text:p>20042006</text:p>
          </table:table-cell>
          <table:table-cell office:value-type="float" office:value="3.267764" calcext:value-type="float">
            <text:p>3.267764</text:p>
          </table:table-cell>
          <table:table-cell office:value-type="float" office:value="135.2753" calcext:value-type="float">
            <text:p>135.2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52" calcext:value-type="float">
            <text:p>40.87852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838993" calcext:value-type="float">
            <text:p>9.838993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221" calcext:value-type="float">
            <text:p>-0.003045221</text:p>
          </table:table-cell>
          <table:table-cell office:value-type="float" office:value="1163.891" calcext:value-type="float">
            <text:p>1163.891</text:p>
          </table:table-cell>
          <table:table-cell office:value-type="float" office:value="1.38957" calcext:value-type="float">
            <text:p>1.38957</text:p>
          </table:table-cell>
          <table:table-cell office:value-type="float" office:value="0" calcext:value-type="float">
            <text:p>0</text:p>
          </table:table-cell>
          <table:table-cell office:value-type="float" office:value="0.3442157" calcext:value-type="float">
            <text:p>0.3442157</text:p>
          </table:table-cell>
          <table:table-cell office:value-type="float" office:value="0.2767421" calcext:value-type="float">
            <text:p>0.2767421</text:p>
          </table:table-cell>
          <table:table-cell office:value-type="float" office:value="0.2240958" calcext:value-type="float">
            <text:p>0.2240958</text:p>
          </table:table-cell>
          <table:table-cell office:value-type="float" office:value="0.06107261" calcext:value-type="float">
            <text:p>0.06107261</text:p>
          </table:table-cell>
          <table:table-cell office:value-type="float" office:value="0.04942504" calcext:value-type="float">
            <text:p>0.04942504</text:p>
          </table:table-cell>
          <table:table-cell office:value-type="float" office:value="0.02581472" calcext:value-type="float">
            <text:p>0.02581472</text:p>
          </table:table-cell>
          <table:table-cell office:value-type="float" office:value="0.03266668" calcext:value-type="float">
            <text:p>0.03266668</text:p>
          </table:table-cell>
          <table:table-cell office:value-type="float" office:value="0.08156329" calcext:value-type="float">
            <text:p>0.08156329</text:p>
          </table:table-cell>
          <table:table-cell office:value-type="float" office:value="0.1575417" calcext:value-type="float">
            <text:p>0.1575417</text:p>
          </table:table-cell>
          <table:table-cell office:value-type="float" office:value="0.1627457" calcext:value-type="float">
            <text:p>0.1627457</text:p>
          </table:table-cell>
          <table:table-cell office:value-type="float" office:value="0.1710705" calcext:value-type="float">
            <text:p>0.1710705</text:p>
          </table:table-cell>
          <table:table-cell office:value-type="float" office:value="0.176835" calcext:value-type="float">
            <text:p>0.176835</text:p>
          </table:table-cell>
          <table:table-cell office:value-type="float" office:value="0.1901412" calcext:value-type="float">
            <text:p>0.1901412</text:p>
          </table:table-cell>
          <table:table-cell office:value-type="float" office:value="0.1934117" calcext:value-type="float">
            <text:p>0.1934117</text:p>
          </table:table-cell>
          <table:table-cell office:value-type="float" office:value="0" calcext:value-type="float">
            <text:p>0</text:p>
          </table:table-cell>
          <table:table-cell office:value-type="float" office:value="36.05869" calcext:value-type="float">
            <text:p>36.05869</text:p>
          </table:table-cell>
          <table:table-cell office:value-type="float" office:value="33.43419" calcext:value-type="float">
            <text:p>33.43419</text:p>
          </table:table-cell>
          <table:table-cell office:value-type="float" office:value="28.74789" calcext:value-type="float">
            <text:p>28.74789</text:p>
          </table:table-cell>
          <table:table-cell office:value-type="float" office:value="7.981062" calcext:value-type="float">
            <text:p>7.981062</text:p>
          </table:table-cell>
          <table:table-cell office:value-type="float" office:value="6.31997" calcext:value-type="float">
            <text:p>6.31997</text:p>
          </table:table-cell>
          <table:table-cell office:value-type="float" office:value="2.609822" calcext:value-type="float">
            <text:p>2.609822</text:p>
          </table:table-cell>
          <table:table-cell office:value-type="float" office:value="2.607965" calcext:value-type="float">
            <text:p>2.607965</text:p>
          </table:table-cell>
          <table:table-cell office:value-type="float" office:value="5.516788" calcext:value-type="float">
            <text:p>5.516788</text:p>
          </table:table-cell>
          <table:table-cell office:value-type="float" office:value="9.105441" calcext:value-type="float">
            <text:p>9.105441</text:p>
          </table:table-cell>
          <table:table-cell office:value-type="float" office:value="9.631094" calcext:value-type="float">
            <text:p>9.631094</text:p>
          </table:table-cell>
          <table:table-cell office:value-type="float" office:value="10.43542" calcext:value-type="float">
            <text:p>10.43542</text:p>
          </table:table-cell>
          <table:table-cell office:value-type="float" office:value="10.94838" calcext:value-type="float">
            <text:p>10.94838</text:p>
          </table:table-cell>
          <table:table-cell office:value-type="float" office:value="12.19072" calcext:value-type="float">
            <text:p>12.19072</text:p>
          </table:table-cell>
          <table:table-cell office:value-type="float" office:value="12.52236" calcext:value-type="float">
            <text:p>12.52236</text:p>
          </table:table-cell>
          <table:table-cell office:value-type="float" office:value="0" calcext:value-type="float">
            <text:p>0</text:p>
          </table:table-cell>
          <table:table-cell office:value-type="float" office:value="1.153401" calcext:value-type="float">
            <text:p>1.153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7969" calcext:value-type="float">
            <text:p>0.106796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6" calcext:value-type="float">
            <text:p>21042006</text:p>
          </table:table-cell>
          <table:table-cell office:value-type="float" office:value="3.263456" calcext:value-type="float">
            <text:p>3.263456</text:p>
          </table:table-cell>
          <table:table-cell office:value-type="float" office:value="135.2742" calcext:value-type="float">
            <text:p>135.2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8851" calcext:value-type="float">
            <text:p>40.88851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838993" calcext:value-type="float">
            <text:p>9.838993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221" calcext:value-type="float">
            <text:p>-0.003045221</text:p>
          </table:table-cell>
          <table:table-cell office:value-type="float" office:value="1163.886" calcext:value-type="float">
            <text:p>1163.886</text:p>
          </table:table-cell>
          <table:table-cell office:value-type="float" office:value="1.389294" calcext:value-type="float">
            <text:p>1.389294</text:p>
          </table:table-cell>
          <table:table-cell office:value-type="float" office:value="0" calcext:value-type="float">
            <text:p>0</text:p>
          </table:table-cell>
          <table:table-cell office:value-type="float" office:value="0.3422249" calcext:value-type="float">
            <text:p>0.3422249</text:p>
          </table:table-cell>
          <table:table-cell office:value-type="float" office:value="0.2820661" calcext:value-type="float">
            <text:p>0.2820661</text:p>
          </table:table-cell>
          <table:table-cell office:value-type="float" office:value="0.2272365" calcext:value-type="float">
            <text:p>0.2272365</text:p>
          </table:table-cell>
          <table:table-cell office:value-type="float" office:value="0.062434" calcext:value-type="float">
            <text:p>0.062434</text:p>
          </table:table-cell>
          <table:table-cell office:value-type="float" office:value="0.05053649" calcext:value-type="float">
            <text:p>0.05053649</text:p>
          </table:table-cell>
          <table:table-cell office:value-type="float" office:value="0.02601395" calcext:value-type="float">
            <text:p>0.02601395</text:p>
          </table:table-cell>
          <table:table-cell office:value-type="float" office:value="0.03274616" calcext:value-type="float">
            <text:p>0.03274616</text:p>
          </table:table-cell>
          <table:table-cell office:value-type="float" office:value="0.08162785" calcext:value-type="float">
            <text:p>0.08162785</text:p>
          </table:table-cell>
          <table:table-cell office:value-type="float" office:value="0.1576192" calcext:value-type="float">
            <text:p>0.1576192</text:p>
          </table:table-cell>
          <table:table-cell office:value-type="float" office:value="0.1628004" calcext:value-type="float">
            <text:p>0.1628004</text:p>
          </table:table-cell>
          <table:table-cell office:value-type="float" office:value="0.1711118" calcext:value-type="float">
            <text:p>0.1711118</text:p>
          </table:table-cell>
          <table:table-cell office:value-type="float" office:value="0.1768695" calcext:value-type="float">
            <text:p>0.1768695</text:p>
          </table:table-cell>
          <table:table-cell office:value-type="float" office:value="0.1901597" calcext:value-type="float">
            <text:p>0.1901597</text:p>
          </table:table-cell>
          <table:table-cell office:value-type="float" office:value="0.1934291" calcext:value-type="float">
            <text:p>0.1934291</text:p>
          </table:table-cell>
          <table:table-cell office:value-type="float" office:value="0" calcext:value-type="float">
            <text:p>0</text:p>
          </table:table-cell>
          <table:table-cell office:value-type="float" office:value="36.07451" calcext:value-type="float">
            <text:p>36.07451</text:p>
          </table:table-cell>
          <table:table-cell office:value-type="float" office:value="33.42012" calcext:value-type="float">
            <text:p>33.42012</text:p>
          </table:table-cell>
          <table:table-cell office:value-type="float" office:value="28.73638" calcext:value-type="float">
            <text:p>28.73638</text:p>
          </table:table-cell>
          <table:table-cell office:value-type="float" office:value="7.978368" calcext:value-type="float">
            <text:p>7.978368</text:p>
          </table:table-cell>
          <table:table-cell office:value-type="float" office:value="6.318167" calcext:value-type="float">
            <text:p>6.318167</text:p>
          </table:table-cell>
          <table:table-cell office:value-type="float" office:value="2.610345" calcext:value-type="float">
            <text:p>2.610345</text:p>
          </table:table-cell>
          <table:table-cell office:value-type="float" office:value="2.60951" calcext:value-type="float">
            <text:p>2.60951</text:p>
          </table:table-cell>
          <table:table-cell office:value-type="float" office:value="5.520442" calcext:value-type="float">
            <text:p>5.520442</text:p>
          </table:table-cell>
          <table:table-cell office:value-type="float" office:value="9.110104" calcext:value-type="float">
            <text:p>9.110104</text:p>
          </table:table-cell>
          <table:table-cell office:value-type="float" office:value="9.635192" calcext:value-type="float">
            <text:p>9.635192</text:p>
          </table:table-cell>
          <table:table-cell office:value-type="float" office:value="10.43893" calcext:value-type="float">
            <text:p>10.43893</text:p>
          </table:table-cell>
          <table:table-cell office:value-type="float" office:value="10.9514" calcext:value-type="float">
            <text:p>10.9514</text:p>
          </table:table-cell>
          <table:table-cell office:value-type="float" office:value="12.19243" calcext:value-type="float">
            <text:p>12.19243</text:p>
          </table:table-cell>
          <table:table-cell office:value-type="float" office:value="12.52399" calcext:value-type="float">
            <text:p>12.52399</text:p>
          </table:table-cell>
          <table:table-cell office:value-type="float" office:value="0" calcext:value-type="float">
            <text:p>0</text:p>
          </table:table-cell>
          <table:table-cell office:value-type="float" office:value="1.154841" calcext:value-type="float">
            <text:p>1.154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5321" calcext:value-type="float">
            <text:p>0.111532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6" calcext:value-type="float">
            <text:p>22042006</text:p>
          </table:table-cell>
          <table:table-cell office:value-type="float" office:value="3.259228" calcext:value-type="float">
            <text:p>3.259228</text:p>
          </table:table-cell>
          <table:table-cell office:value-type="float" office:value="135.2731" calcext:value-type="float">
            <text:p>135.2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987" calcext:value-type="float">
            <text:p>40.8987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838993" calcext:value-type="float">
            <text:p>9.838993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221" calcext:value-type="float">
            <text:p>-0.003045221</text:p>
          </table:table-cell>
          <table:table-cell office:value-type="float" office:value="1163.882" calcext:value-type="float">
            <text:p>1163.882</text:p>
          </table:table-cell>
          <table:table-cell office:value-type="float" office:value="1.389636" calcext:value-type="float">
            <text:p>1.389636</text:p>
          </table:table-cell>
          <table:table-cell office:value-type="float" office:value="0" calcext:value-type="float">
            <text:p>0</text:p>
          </table:table-cell>
          <table:table-cell office:value-type="float" office:value="0.3428079" calcext:value-type="float">
            <text:p>0.3428079</text:p>
          </table:table-cell>
          <table:table-cell office:value-type="float" office:value="0.2861067" calcext:value-type="float">
            <text:p>0.2861067</text:p>
          </table:table-cell>
          <table:table-cell office:value-type="float" office:value="0.2307231" calcext:value-type="float">
            <text:p>0.2307231</text:p>
          </table:table-cell>
          <table:table-cell office:value-type="float" office:value="0.06384572" calcext:value-type="float">
            <text:p>0.06384572</text:p>
          </table:table-cell>
          <table:table-cell office:value-type="float" office:value="0.05176593" calcext:value-type="float">
            <text:p>0.05176593</text:p>
          </table:table-cell>
          <table:table-cell office:value-type="float" office:value="0.02627499" calcext:value-type="float">
            <text:p>0.02627499</text:p>
          </table:table-cell>
          <table:table-cell office:value-type="float" office:value="0.03286393" calcext:value-type="float">
            <text:p>0.03286393</text:p>
          </table:table-cell>
          <table:table-cell office:value-type="float" office:value="0.08170956" calcext:value-type="float">
            <text:p>0.08170956</text:p>
          </table:table-cell>
          <table:table-cell office:value-type="float" office:value="0.1577002" calcext:value-type="float">
            <text:p>0.1577002</text:p>
          </table:table-cell>
          <table:table-cell office:value-type="float" office:value="0.1628548" calcext:value-type="float">
            <text:p>0.1628548</text:p>
          </table:table-cell>
          <table:table-cell office:value-type="float" office:value="0.1711529" calcext:value-type="float">
            <text:p>0.1711529</text:p>
          </table:table-cell>
          <table:table-cell office:value-type="float" office:value="0.1769045" calcext:value-type="float">
            <text:p>0.1769045</text:p>
          </table:table-cell>
          <table:table-cell office:value-type="float" office:value="0.1901783" calcext:value-type="float">
            <text:p>0.1901783</text:p>
          </table:table-cell>
          <table:table-cell office:value-type="float" office:value="0.1934461" calcext:value-type="float">
            <text:p>0.1934461</text:p>
          </table:table-cell>
          <table:table-cell office:value-type="float" office:value="0" calcext:value-type="float">
            <text:p>0</text:p>
          </table:table-cell>
          <table:table-cell office:value-type="float" office:value="36.09089" calcext:value-type="float">
            <text:p>36.09089</text:p>
          </table:table-cell>
          <table:table-cell office:value-type="float" office:value="33.40784" calcext:value-type="float">
            <text:p>33.40784</text:p>
          </table:table-cell>
          <table:table-cell office:value-type="float" office:value="28.72628" calcext:value-type="float">
            <text:p>28.72628</text:p>
          </table:table-cell>
          <table:table-cell office:value-type="float" office:value="7.976231" calcext:value-type="float">
            <text:p>7.976231</text:p>
          </table:table-cell>
          <table:table-cell office:value-type="float" office:value="6.316826" calcext:value-type="float">
            <text:p>6.316826</text:p>
          </table:table-cell>
          <table:table-cell office:value-type="float" office:value="2.610925" calcext:value-type="float">
            <text:p>2.610925</text:p>
          </table:table-cell>
          <table:table-cell office:value-type="float" office:value="2.611071" calcext:value-type="float">
            <text:p>2.611071</text:p>
          </table:table-cell>
          <table:table-cell office:value-type="float" office:value="5.524095" calcext:value-type="float">
            <text:p>5.524095</text:p>
          </table:table-cell>
          <table:table-cell office:value-type="float" office:value="9.114766" calcext:value-type="float">
            <text:p>9.114766</text:p>
          </table:table-cell>
          <table:table-cell office:value-type="float" office:value="9.639292" calcext:value-type="float">
            <text:p>9.639292</text:p>
          </table:table-cell>
          <table:table-cell office:value-type="float" office:value="10.44243" calcext:value-type="float">
            <text:p>10.44243</text:p>
          </table:table-cell>
          <table:table-cell office:value-type="float" office:value="10.95442" calcext:value-type="float">
            <text:p>10.95442</text:p>
          </table:table-cell>
          <table:table-cell office:value-type="float" office:value="12.19414" calcext:value-type="float">
            <text:p>12.19414</text:p>
          </table:table-cell>
          <table:table-cell office:value-type="float" office:value="12.5256" calcext:value-type="float">
            <text:p>12.5256</text:p>
          </table:table-cell>
          <table:table-cell office:value-type="float" office:value="0" calcext:value-type="float">
            <text:p>0</text:p>
          </table:table-cell>
          <table:table-cell office:value-type="float" office:value="1.025251" calcext:value-type="float">
            <text:p>1.025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62984" calcext:value-type="float">
            <text:p>0.116298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6" calcext:value-type="float">
            <text:p>23042006</text:p>
          </table:table-cell>
          <table:table-cell office:value-type="float" office:value="3.254947" calcext:value-type="float">
            <text:p>3.254947</text:p>
          </table:table-cell>
          <table:table-cell office:value-type="float" office:value="135.2719" calcext:value-type="float">
            <text:p>135.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0909" calcext:value-type="float">
            <text:p>40.90909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838993" calcext:value-type="float">
            <text:p>9.838993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221" calcext:value-type="float">
            <text:p>-0.003045221</text:p>
          </table:table-cell>
          <table:table-cell office:value-type="float" office:value="1163.877" calcext:value-type="float">
            <text:p>1163.877</text:p>
          </table:table-cell>
          <table:table-cell office:value-type="float" office:value="1.390283" calcext:value-type="float">
            <text:p>1.390283</text:p>
          </table:table-cell>
          <table:table-cell office:value-type="float" office:value="0" calcext:value-type="float">
            <text:p>0</text:p>
          </table:table-cell>
          <table:table-cell office:value-type="float" office:value="0.3453476" calcext:value-type="float">
            <text:p>0.3453476</text:p>
          </table:table-cell>
          <table:table-cell office:value-type="float" office:value="0.2908935" calcext:value-type="float">
            <text:p>0.2908935</text:p>
          </table:table-cell>
          <table:table-cell office:value-type="float" office:value="0.2340347" calcext:value-type="float">
            <text:p>0.2340347</text:p>
          </table:table-cell>
          <table:table-cell office:value-type="float" office:value="0.065385" calcext:value-type="float">
            <text:p>0.065385</text:p>
          </table:table-cell>
          <table:table-cell office:value-type="float" office:value="0.05311371" calcext:value-type="float">
            <text:p>0.05311371</text:p>
          </table:table-cell>
          <table:table-cell office:value-type="float" office:value="0.02655397" calcext:value-type="float">
            <text:p>0.02655397</text:p>
          </table:table-cell>
          <table:table-cell office:value-type="float" office:value="0.03300254" calcext:value-type="float">
            <text:p>0.03300254</text:p>
          </table:table-cell>
          <table:table-cell office:value-type="float" office:value="0.08180273" calcext:value-type="float">
            <text:p>0.08180273</text:p>
          </table:table-cell>
          <table:table-cell office:value-type="float" office:value="0.1577861" calcext:value-type="float">
            <text:p>0.1577861</text:p>
          </table:table-cell>
          <table:table-cell office:value-type="float" office:value="0.1629092" calcext:value-type="float">
            <text:p>0.1629092</text:p>
          </table:table-cell>
          <table:table-cell office:value-type="float" office:value="0.1711937" calcext:value-type="float">
            <text:p>0.1711937</text:p>
          </table:table-cell>
          <table:table-cell office:value-type="float" office:value="0.1769405" calcext:value-type="float">
            <text:p>0.1769405</text:p>
          </table:table-cell>
          <table:table-cell office:value-type="float" office:value="0.1901969" calcext:value-type="float">
            <text:p>0.1901969</text:p>
          </table:table-cell>
          <table:table-cell office:value-type="float" office:value="0.1934629" calcext:value-type="float">
            <text:p>0.1934629</text:p>
          </table:table-cell>
          <table:table-cell office:value-type="float" office:value="0" calcext:value-type="float">
            <text:p>0</text:p>
          </table:table-cell>
          <table:table-cell office:value-type="float" office:value="36.10823" calcext:value-type="float">
            <text:p>36.10823</text:p>
          </table:table-cell>
          <table:table-cell office:value-type="float" office:value="33.39724" calcext:value-type="float">
            <text:p>33.39724</text:p>
          </table:table-cell>
          <table:table-cell office:value-type="float" office:value="28.71758" calcext:value-type="float">
            <text:p>28.71758</text:p>
          </table:table-cell>
          <table:table-cell office:value-type="float" office:value="7.974661" calcext:value-type="float">
            <text:p>7.974661</text:p>
          </table:table-cell>
          <table:table-cell office:value-type="float" office:value="6.316" calcext:value-type="float">
            <text:p>6.316</text:p>
          </table:table-cell>
          <table:table-cell office:value-type="float" office:value="2.611567" calcext:value-type="float">
            <text:p>2.611567</text:p>
          </table:table-cell>
          <table:table-cell office:value-type="float" office:value="2.612651" calcext:value-type="float">
            <text:p>2.612651</text:p>
          </table:table-cell>
          <table:table-cell office:value-type="float" office:value="5.527747" calcext:value-type="float">
            <text:p>5.527747</text:p>
          </table:table-cell>
          <table:table-cell office:value-type="float" office:value="9.119429" calcext:value-type="float">
            <text:p>9.119429</text:p>
          </table:table-cell>
          <table:table-cell office:value-type="float" office:value="9.643395" calcext:value-type="float">
            <text:p>9.643395</text:p>
          </table:table-cell>
          <table:table-cell office:value-type="float" office:value="10.44594" calcext:value-type="float">
            <text:p>10.44594</text:p>
          </table:table-cell>
          <table:table-cell office:value-type="float" office:value="10.95744" calcext:value-type="float">
            <text:p>10.95744</text:p>
          </table:table-cell>
          <table:table-cell office:value-type="float" office:value="12.19584" calcext:value-type="float">
            <text:p>12.19584</text:p>
          </table:table-cell>
          <table:table-cell office:value-type="float" office:value="12.52723" calcext:value-type="float">
            <text:p>12.52723</text:p>
          </table:table-cell>
          <table:table-cell office:value-type="float" office:value="0" calcext:value-type="float">
            <text:p>0</text:p>
          </table:table-cell>
          <table:table-cell office:value-type="float" office:value="0.8652827" calcext:value-type="float">
            <text:p>0.8652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2043" calcext:value-type="float">
            <text:p>0.121204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6" calcext:value-type="float">
            <text:p>24042006</text:p>
          </table:table-cell>
          <table:table-cell office:value-type="float" office:value="3.251268" calcext:value-type="float">
            <text:p>3.251268</text:p>
          </table:table-cell>
          <table:table-cell office:value-type="float" office:value="135.2707" calcext:value-type="float">
            <text:p>135.2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1951" calcext:value-type="float">
            <text:p>40.91951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839198" calcext:value-type="float">
            <text:p>9.839198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221" calcext:value-type="float">
            <text:p>-0.003045221</text:p>
          </table:table-cell>
          <table:table-cell office:value-type="float" office:value="1163.873" calcext:value-type="float">
            <text:p>1163.873</text:p>
          </table:table-cell>
          <table:table-cell office:value-type="float" office:value="1.392018" calcext:value-type="float">
            <text:p>1.392018</text:p>
          </table:table-cell>
          <table:table-cell office:value-type="float" office:value="0" calcext:value-type="float">
            <text:p>0</text:p>
          </table:table-cell>
          <table:table-cell office:value-type="float" office:value="0.2299671" calcext:value-type="float">
            <text:p>0.2299671</text:p>
          </table:table-cell>
          <table:table-cell office:value-type="float" office:value="0.2955905" calcext:value-type="float">
            <text:p>0.2955905</text:p>
          </table:table-cell>
          <table:table-cell office:value-type="float" office:value="0.2322385" calcext:value-type="float">
            <text:p>0.2322385</text:p>
          </table:table-cell>
          <table:table-cell office:value-type="float" office:value="0.06582491" calcext:value-type="float">
            <text:p>0.06582491</text:p>
          </table:table-cell>
          <table:table-cell office:value-type="float" office:value="0.05375698" calcext:value-type="float">
            <text:p>0.05375698</text:p>
          </table:table-cell>
          <table:table-cell office:value-type="float" office:value="0.02671756" calcext:value-type="float">
            <text:p>0.02671756</text:p>
          </table:table-cell>
          <table:table-cell office:value-type="float" office:value="0.0331062" calcext:value-type="float">
            <text:p>0.0331062</text:p>
          </table:table-cell>
          <table:table-cell office:value-type="float" office:value="0.08189627" calcext:value-type="float">
            <text:p>0.08189627</text:p>
          </table:table-cell>
          <table:table-cell office:value-type="float" office:value="0.157877" calcext:value-type="float">
            <text:p>0.157877</text:p>
          </table:table-cell>
          <table:table-cell office:value-type="float" office:value="0.1629643" calcext:value-type="float">
            <text:p>0.1629643</text:p>
          </table:table-cell>
          <table:table-cell office:value-type="float" office:value="0.1712344" calcext:value-type="float">
            <text:p>0.1712344</text:p>
          </table:table-cell>
          <table:table-cell office:value-type="float" office:value="0.1769964" calcext:value-type="float">
            <text:p>0.1769964</text:p>
          </table:table-cell>
          <table:table-cell office:value-type="float" office:value="0.1902156" calcext:value-type="float">
            <text:p>0.1902156</text:p>
          </table:table-cell>
          <table:table-cell office:value-type="float" office:value="0.1934796" calcext:value-type="float">
            <text:p>0.1934796</text:p>
          </table:table-cell>
          <table:table-cell office:value-type="float" office:value="0" calcext:value-type="float">
            <text:p>0</text:p>
          </table:table-cell>
          <table:table-cell office:value-type="float" office:value="36.11842" calcext:value-type="float">
            <text:p>36.11842</text:p>
          </table:table-cell>
          <table:table-cell office:value-type="float" office:value="33.38715" calcext:value-type="float">
            <text:p>33.38715</text:p>
          </table:table-cell>
          <table:table-cell office:value-type="float" office:value="28.70956" calcext:value-type="float">
            <text:p>28.70956</text:p>
          </table:table-cell>
          <table:table-cell office:value-type="float" office:value="7.973542" calcext:value-type="float">
            <text:p>7.973542</text:p>
          </table:table-cell>
          <table:table-cell office:value-type="float" office:value="6.315609" calcext:value-type="float">
            <text:p>6.315609</text:p>
          </table:table-cell>
          <table:table-cell office:value-type="float" office:value="2.612265" calcext:value-type="float">
            <text:p>2.612265</text:p>
          </table:table-cell>
          <table:table-cell office:value-type="float" office:value="2.614254" calcext:value-type="float">
            <text:p>2.614254</text:p>
          </table:table-cell>
          <table:table-cell office:value-type="float" office:value="5.5314" calcext:value-type="float">
            <text:p>5.5314</text:p>
          </table:table-cell>
          <table:table-cell office:value-type="float" office:value="9.12409" calcext:value-type="float">
            <text:p>9.12409</text:p>
          </table:table-cell>
          <table:table-cell office:value-type="float" office:value="9.647496" calcext:value-type="float">
            <text:p>9.647496</text:p>
          </table:table-cell>
          <table:table-cell office:value-type="float" office:value="10.44945" calcext:value-type="float">
            <text:p>10.44945</text:p>
          </table:table-cell>
          <table:table-cell office:value-type="float" office:value="10.96047" calcext:value-type="float">
            <text:p>10.96047</text:p>
          </table:table-cell>
          <table:table-cell office:value-type="float" office:value="12.19755" calcext:value-type="float">
            <text:p>12.19755</text:p>
          </table:table-cell>
          <table:table-cell office:value-type="float" office:value="12.52884" calcext:value-type="float">
            <text:p>12.52884</text:p>
          </table:table-cell>
          <table:table-cell office:value-type="float" office:value="0" calcext:value-type="float">
            <text:p>0</text:p>
          </table:table-cell>
          <table:table-cell office:value-type="float" office:value="0.6366063" calcext:value-type="float">
            <text:p>0.6366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5353" calcext:value-type="float">
            <text:p>0.125535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6" calcext:value-type="float">
            <text:p>25042006</text:p>
          </table:table-cell>
          <table:table-cell office:value-type="float" office:value="3.248868" calcext:value-type="float">
            <text:p>3.248868</text:p>
          </table:table-cell>
          <table:table-cell office:value-type="float" office:value="135.2697" calcext:value-type="float">
            <text:p>135.2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2885" calcext:value-type="float">
            <text:p>40.92885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839323" calcext:value-type="float">
            <text:p>9.839323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221" calcext:value-type="float">
            <text:p>-0.003045221</text:p>
          </table:table-cell>
          <table:table-cell office:value-type="float" office:value="1163.868" calcext:value-type="float">
            <text:p>1163.868</text:p>
          </table:table-cell>
          <table:table-cell office:value-type="float" office:value="1.393623" calcext:value-type="float">
            <text:p>1.393623</text:p>
          </table:table-cell>
          <table:table-cell office:value-type="float" office:value="0" calcext:value-type="float">
            <text:p>0</text:p>
          </table:table-cell>
          <table:table-cell office:value-type="float" office:value="0.1763844" calcext:value-type="float">
            <text:p>0.1763844</text:p>
          </table:table-cell>
          <table:table-cell office:value-type="float" office:value="0.2602299" calcext:value-type="float">
            <text:p>0.2602299</text:p>
          </table:table-cell>
          <table:table-cell office:value-type="float" office:value="0.2192926" calcext:value-type="float">
            <text:p>0.2192926</text:p>
          </table:table-cell>
          <table:table-cell office:value-type="float" office:value="0.06785621" calcext:value-type="float">
            <text:p>0.06785621</text:p>
          </table:table-cell>
          <table:table-cell office:value-type="float" office:value="0.05239199" calcext:value-type="float">
            <text:p>0.05239199</text:p>
          </table:table-cell>
          <table:table-cell office:value-type="float" office:value="0.02636478" calcext:value-type="float">
            <text:p>0.02636478</text:p>
          </table:table-cell>
          <table:table-cell office:value-type="float" office:value="0.03298604" calcext:value-type="float">
            <text:p>0.03298604</text:p>
          </table:table-cell>
          <table:table-cell office:value-type="float" office:value="0.08193295" calcext:value-type="float">
            <text:p>0.08193295</text:p>
          </table:table-cell>
          <table:table-cell office:value-type="float" office:value="0.1579642" calcext:value-type="float">
            <text:p>0.1579642</text:p>
          </table:table-cell>
          <table:table-cell office:value-type="float" office:value="0.1630201" calcext:value-type="float">
            <text:p>0.1630201</text:p>
          </table:table-cell>
          <table:table-cell office:value-type="float" office:value="0.1712752" calcext:value-type="float">
            <text:p>0.1712752</text:p>
          </table:table-cell>
          <table:table-cell office:value-type="float" office:value="0.1770151" calcext:value-type="float">
            <text:p>0.1770151</text:p>
          </table:table-cell>
          <table:table-cell office:value-type="float" office:value="0.190234" calcext:value-type="float">
            <text:p>0.190234</text:p>
          </table:table-cell>
          <table:table-cell office:value-type="float" office:value="0.1934959" calcext:value-type="float">
            <text:p>0.1934959</text:p>
          </table:table-cell>
          <table:table-cell office:value-type="float" office:value="0" calcext:value-type="float">
            <text:p>0</text:p>
          </table:table-cell>
          <table:table-cell office:value-type="float" office:value="36.07711" calcext:value-type="float">
            <text:p>36.07711</text:p>
          </table:table-cell>
          <table:table-cell office:value-type="float" office:value="33.36776" calcext:value-type="float">
            <text:p>33.36776</text:p>
          </table:table-cell>
          <table:table-cell office:value-type="float" office:value="28.69875" calcext:value-type="float">
            <text:p>28.69875</text:p>
          </table:table-cell>
          <table:table-cell office:value-type="float" office:value="7.972611" calcext:value-type="float">
            <text:p>7.972611</text:p>
          </table:table-cell>
          <table:table-cell office:value-type="float" office:value="6.315115" calcext:value-type="float">
            <text:p>6.315115</text:p>
          </table:table-cell>
          <table:table-cell office:value-type="float" office:value="2.612949" calcext:value-type="float">
            <text:p>2.612949</text:p>
          </table:table-cell>
          <table:table-cell office:value-type="float" office:value="2.615849" calcext:value-type="float">
            <text:p>2.615849</text:p>
          </table:table-cell>
          <table:table-cell office:value-type="float" office:value="5.535053" calcext:value-type="float">
            <text:p>5.535053</text:p>
          </table:table-cell>
          <table:table-cell office:value-type="float" office:value="9.128753" calcext:value-type="float">
            <text:p>9.128753</text:p>
          </table:table-cell>
          <table:table-cell office:value-type="float" office:value="9.651597" calcext:value-type="float">
            <text:p>9.651597</text:p>
          </table:table-cell>
          <table:table-cell office:value-type="float" office:value="10.45295" calcext:value-type="float">
            <text:p>10.45295</text:p>
          </table:table-cell>
          <table:table-cell office:value-type="float" office:value="10.96349" calcext:value-type="float">
            <text:p>10.96349</text:p>
          </table:table-cell>
          <table:table-cell office:value-type="float" office:value="12.19925" calcext:value-type="float">
            <text:p>12.19925</text:p>
          </table:table-cell>
          <table:table-cell office:value-type="float" office:value="12.53038" calcext:value-type="float">
            <text:p>12.53038</text:p>
          </table:table-cell>
          <table:table-cell office:value-type="float" office:value="0" calcext:value-type="float">
            <text:p>0</text:p>
          </table:table-cell>
          <table:table-cell office:value-type="float" office:value="0.2854398" calcext:value-type="float">
            <text:p>0.2854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84297" calcext:value-type="float">
            <text:p>0.128429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6" calcext:value-type="float">
            <text:p>26042006</text:p>
          </table:table-cell>
          <table:table-cell office:value-type="float" office:value="3.247309" calcext:value-type="float">
            <text:p>3.247309</text:p>
          </table:table-cell>
          <table:table-cell office:value-type="float" office:value="135.2686" calcext:value-type="float">
            <text:p>135.2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3789" calcext:value-type="float">
            <text:p>40.93789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839323" calcext:value-type="float">
            <text:p>9.839323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221" calcext:value-type="float">
            <text:p>-0.003045221</text:p>
          </table:table-cell>
          <table:table-cell office:value-type="float" office:value="1163.863" calcext:value-type="float">
            <text:p>1163.863</text:p>
          </table:table-cell>
          <table:table-cell office:value-type="float" office:value="1.399041" calcext:value-type="float">
            <text:p>1.399041</text:p>
          </table:table-cell>
          <table:table-cell office:value-type="float" office:value="0" calcext:value-type="float">
            <text:p>0</text:p>
          </table:table-cell>
          <table:table-cell office:value-type="float" office:value="0.1365187" calcext:value-type="float">
            <text:p>0.1365187</text:p>
          </table:table-cell>
          <table:table-cell office:value-type="float" office:value="0.2720709" calcext:value-type="float">
            <text:p>0.2720709</text:p>
          </table:table-cell>
          <table:table-cell office:value-type="float" office:value="0.2184939" calcext:value-type="float">
            <text:p>0.2184939</text:p>
          </table:table-cell>
          <table:table-cell office:value-type="float" office:value="0.06522761" calcext:value-type="float">
            <text:p>0.06522761</text:p>
          </table:table-cell>
          <table:table-cell office:value-type="float" office:value="0.05240116" calcext:value-type="float">
            <text:p>0.05240116</text:p>
          </table:table-cell>
          <table:table-cell office:value-type="float" office:value="0.02619708" calcext:value-type="float">
            <text:p>0.02619708</text:p>
          </table:table-cell>
          <table:table-cell office:value-type="float" office:value="0.03274963" calcext:value-type="float">
            <text:p>0.03274963</text:p>
          </table:table-cell>
          <table:table-cell office:value-type="float" office:value="0.0818624" calcext:value-type="float">
            <text:p>0.0818624</text:p>
          </table:table-cell>
          <table:table-cell office:value-type="float" office:value="0.1580269" calcext:value-type="float">
            <text:p>0.1580269</text:p>
          </table:table-cell>
          <table:table-cell office:value-type="float" office:value="0.163075" calcext:value-type="float">
            <text:p>0.163075</text:p>
          </table:table-cell>
          <table:table-cell office:value-type="float" office:value="0.1713163" calcext:value-type="float">
            <text:p>0.1713163</text:p>
          </table:table-cell>
          <table:table-cell office:value-type="float" office:value="0.1770524" calcext:value-type="float">
            <text:p>0.1770524</text:p>
          </table:table-cell>
          <table:table-cell office:value-type="float" office:value="0.1902526" calcext:value-type="float">
            <text:p>0.1902526</text:p>
          </table:table-cell>
          <table:table-cell office:value-type="float" office:value="0.1935118" calcext:value-type="float">
            <text:p>0.1935118</text:p>
          </table:table-cell>
          <table:table-cell office:value-type="float" office:value="0" calcext:value-type="float">
            <text:p>0</text:p>
          </table:table-cell>
          <table:table-cell office:value-type="float" office:value="36.03022" calcext:value-type="float">
            <text:p>36.03022</text:p>
          </table:table-cell>
          <table:table-cell office:value-type="float" office:value="33.34712" calcext:value-type="float">
            <text:p>33.34712</text:p>
          </table:table-cell>
          <table:table-cell office:value-type="float" office:value="28.68439" calcext:value-type="float">
            <text:p>28.68439</text:p>
          </table:table-cell>
          <table:table-cell office:value-type="float" office:value="7.972027" calcext:value-type="float">
            <text:p>7.972027</text:p>
          </table:table-cell>
          <table:table-cell office:value-type="float" office:value="6.314251" calcext:value-type="float">
            <text:p>6.314251</text:p>
          </table:table-cell>
          <table:table-cell office:value-type="float" office:value="2.613541" calcext:value-type="float">
            <text:p>2.613541</text:p>
          </table:table-cell>
          <table:table-cell office:value-type="float" office:value="2.61739" calcext:value-type="float">
            <text:p>2.61739</text:p>
          </table:table-cell>
          <table:table-cell office:value-type="float" office:value="5.538686" calcext:value-type="float">
            <text:p>5.538686</text:p>
          </table:table-cell>
          <table:table-cell office:value-type="float" office:value="9.133415" calcext:value-type="float">
            <text:p>9.133415</text:p>
          </table:table-cell>
          <table:table-cell office:value-type="float" office:value="9.655694" calcext:value-type="float">
            <text:p>9.655694</text:p>
          </table:table-cell>
          <table:table-cell office:value-type="float" office:value="10.45646" calcext:value-type="float">
            <text:p>10.45646</text:p>
          </table:table-cell>
          <table:table-cell office:value-type="float" office:value="10.96652" calcext:value-type="float">
            <text:p>10.96652</text:p>
          </table:table-cell>
          <table:table-cell office:value-type="float" office:value="12.20096" calcext:value-type="float">
            <text:p>12.20096</text:p>
          </table:table-cell>
          <table:table-cell office:value-type="float" office:value="12.5319" calcext:value-type="float">
            <text:p>12.5319</text:p>
          </table:table-cell>
          <table:table-cell office:value-type="float" office:value="0" calcext:value-type="float">
            <text:p>0</text:p>
          </table:table-cell>
          <table:table-cell office:value-type="float" office:value="0.03148771" calcext:value-type="float">
            <text:p>0.03148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03282" calcext:value-type="float">
            <text:p>0.130328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6" calcext:value-type="float">
            <text:p>27042006</text:p>
          </table:table-cell>
          <table:table-cell office:value-type="float" office:value="3.245174" calcext:value-type="float">
            <text:p>3.245174</text:p>
          </table:table-cell>
          <table:table-cell office:value-type="float" office:value="135.2676" calcext:value-type="float">
            <text:p>135.2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4705" calcext:value-type="float">
            <text:p>40.94705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839355" calcext:value-type="float">
            <text:p>9.839355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221" calcext:value-type="float">
            <text:p>-0.003045221</text:p>
          </table:table-cell>
          <table:table-cell office:value-type="float" office:value="1163.857" calcext:value-type="float">
            <text:p>1163.857</text:p>
          </table:table-cell>
          <table:table-cell office:value-type="float" office:value="1.404931" calcext:value-type="float">
            <text:p>1.404931</text:p>
          </table:table-cell>
          <table:table-cell office:value-type="float" office:value="0" calcext:value-type="float">
            <text:p>0</text:p>
          </table:table-cell>
          <table:table-cell office:value-type="float" office:value="0.1120677" calcext:value-type="float">
            <text:p>0.1120677</text:p>
          </table:table-cell>
          <table:table-cell office:value-type="float" office:value="0.2770697" calcext:value-type="float">
            <text:p>0.2770697</text:p>
          </table:table-cell>
          <table:table-cell office:value-type="float" office:value="0.2195005" calcext:value-type="float">
            <text:p>0.2195005</text:p>
          </table:table-cell>
          <table:table-cell office:value-type="float" office:value="0.06441393" calcext:value-type="float">
            <text:p>0.06441393</text:p>
          </table:table-cell>
          <table:table-cell office:value-type="float" office:value="0.05282817" calcext:value-type="float">
            <text:p>0.05282817</text:p>
          </table:table-cell>
          <table:table-cell office:value-type="float" office:value="0.02616453" calcext:value-type="float">
            <text:p>0.02616453</text:p>
          </table:table-cell>
          <table:table-cell office:value-type="float" office:value="0.03269802" calcext:value-type="float">
            <text:p>0.03269802</text:p>
          </table:table-cell>
          <table:table-cell office:value-type="float" office:value="0.08181989" calcext:value-type="float">
            <text:p>0.08181989</text:p>
          </table:table-cell>
          <table:table-cell office:value-type="float" office:value="0.1580682" calcext:value-type="float">
            <text:p>0.1580682</text:p>
          </table:table-cell>
          <table:table-cell office:value-type="float" office:value="0.1631267" calcext:value-type="float">
            <text:p>0.1631267</text:p>
          </table:table-cell>
          <table:table-cell office:value-type="float" office:value="0.1713571" calcext:value-type="float">
            <text:p>0.1713571</text:p>
          </table:table-cell>
          <table:table-cell office:value-type="float" office:value="0.1770858" calcext:value-type="float">
            <text:p>0.1770858</text:p>
          </table:table-cell>
          <table:table-cell office:value-type="float" office:value="0.190271" calcext:value-type="float">
            <text:p>0.190271</text:p>
          </table:table-cell>
          <table:table-cell office:value-type="float" office:value="0.1935275" calcext:value-type="float">
            <text:p>0.1935275</text:p>
          </table:table-cell>
          <table:table-cell office:value-type="float" office:value="0" calcext:value-type="float">
            <text:p>0</text:p>
          </table:table-cell>
          <table:table-cell office:value-type="float" office:value="35.98084" calcext:value-type="float">
            <text:p>35.98084</text:p>
          </table:table-cell>
          <table:table-cell office:value-type="float" office:value="33.3308" calcext:value-type="float">
            <text:p>33.3308</text:p>
          </table:table-cell>
          <table:table-cell office:value-type="float" office:value="28.6709" calcext:value-type="float">
            <text:p>28.6709</text:p>
          </table:table-cell>
          <table:table-cell office:value-type="float" office:value="7.970461" calcext:value-type="float">
            <text:p>7.970461</text:p>
          </table:table-cell>
          <table:table-cell office:value-type="float" office:value="6.313508" calcext:value-type="float">
            <text:p>6.313508</text:p>
          </table:table-cell>
          <table:table-cell office:value-type="float" office:value="2.614121" calcext:value-type="float">
            <text:p>2.614121</text:p>
          </table:table-cell>
          <table:table-cell office:value-type="float" office:value="2.618901" calcext:value-type="float">
            <text:p>2.618901</text:p>
          </table:table-cell>
          <table:table-cell office:value-type="float" office:value="5.542276" calcext:value-type="float">
            <text:p>5.542276</text:p>
          </table:table-cell>
          <table:table-cell office:value-type="float" office:value="9.138077" calcext:value-type="float">
            <text:p>9.138077</text:p>
          </table:table-cell>
          <table:table-cell office:value-type="float" office:value="9.659795" calcext:value-type="float">
            <text:p>9.659795</text:p>
          </table:table-cell>
          <table:table-cell office:value-type="float" office:value="10.45997" calcext:value-type="float">
            <text:p>10.45997</text:p>
          </table:table-cell>
          <table:table-cell office:value-type="float" office:value="10.96954" calcext:value-type="float">
            <text:p>10.96954</text:p>
          </table:table-cell>
          <table:table-cell office:value-type="float" office:value="12.20266" calcext:value-type="float">
            <text:p>12.20266</text:p>
          </table:table-cell>
          <table:table-cell office:value-type="float" office:value="12.53344" calcext:value-type="float">
            <text:p>12.53344</text:p>
          </table:table-cell>
          <table:table-cell office:value-type="float" office:value="0" calcext:value-type="float">
            <text:p>0</text:p>
          </table:table-cell>
          <table:table-cell office:value-type="float" office:value="0.009363197" calcext:value-type="float">
            <text:p>0.00936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27348" calcext:value-type="float">
            <text:p>0.132734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6" calcext:value-type="float">
            <text:p>28042006</text:p>
          </table:table-cell>
          <table:table-cell office:value-type="float" office:value="3.244338" calcext:value-type="float">
            <text:p>3.244338</text:p>
          </table:table-cell>
          <table:table-cell office:value-type="float" office:value="135.2667" calcext:value-type="float">
            <text:p>135.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5345" calcext:value-type="float">
            <text:p>40.95345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976329" calcext:value-type="float">
            <text:p>9.976329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107" calcext:value-type="float">
            <text:p>-0.003045107</text:p>
          </table:table-cell>
          <table:table-cell office:value-type="float" office:value="1163.852" calcext:value-type="float">
            <text:p>1163.852</text:p>
          </table:table-cell>
          <table:table-cell office:value-type="float" office:value="1.410419" calcext:value-type="float">
            <text:p>1.410419</text:p>
          </table:table-cell>
          <table:table-cell office:value-type="float" office:value="0" calcext:value-type="float">
            <text:p>0</text:p>
          </table:table-cell>
          <table:table-cell office:value-type="float" office:value="0.07503767" calcext:value-type="float">
            <text:p>0.07503767</text:p>
          </table:table-cell>
          <table:table-cell office:value-type="float" office:value="0.1680768" calcext:value-type="float">
            <text:p>0.1680768</text:p>
          </table:table-cell>
          <table:table-cell office:value-type="float" office:value="0.1775906" calcext:value-type="float">
            <text:p>0.1775906</text:p>
          </table:table-cell>
          <table:table-cell office:value-type="float" office:value="0.1021619" calcext:value-type="float">
            <text:p>0.1021619</text:p>
          </table:table-cell>
          <table:table-cell office:value-type="float" office:value="0.06693144" calcext:value-type="float">
            <text:p>0.06693144</text:p>
          </table:table-cell>
          <table:table-cell office:value-type="float" office:value="0.02763261" calcext:value-type="float">
            <text:p>0.02763261</text:p>
          </table:table-cell>
          <table:table-cell office:value-type="float" office:value="0.03192983" calcext:value-type="float">
            <text:p>0.03192983</text:p>
          </table:table-cell>
          <table:table-cell office:value-type="float" office:value="0.08173496" calcext:value-type="float">
            <text:p>0.08173496</text:p>
          </table:table-cell>
          <table:table-cell office:value-type="float" office:value="0.1580994" calcext:value-type="float">
            <text:p>0.1580994</text:p>
          </table:table-cell>
          <table:table-cell office:value-type="float" office:value="0.1631753" calcext:value-type="float">
            <text:p>0.1631753</text:p>
          </table:table-cell>
          <table:table-cell office:value-type="float" office:value="0.1713974" calcext:value-type="float">
            <text:p>0.1713974</text:p>
          </table:table-cell>
          <table:table-cell office:value-type="float" office:value="0.1771137" calcext:value-type="float">
            <text:p>0.1771137</text:p>
          </table:table-cell>
          <table:table-cell office:value-type="float" office:value="0.19029" calcext:value-type="float">
            <text:p>0.19029</text:p>
          </table:table-cell>
          <table:table-cell office:value-type="float" office:value="0.1935434" calcext:value-type="float">
            <text:p>0.1935434</text:p>
          </table:table-cell>
          <table:table-cell office:value-type="float" office:value="0" calcext:value-type="float">
            <text:p>0</text:p>
          </table:table-cell>
          <table:table-cell office:value-type="float" office:value="35.86129" calcext:value-type="float">
            <text:p>35.86129</text:p>
          </table:table-cell>
          <table:table-cell office:value-type="float" office:value="33.26851" calcext:value-type="float">
            <text:p>33.26851</text:p>
          </table:table-cell>
          <table:table-cell office:value-type="float" office:value="28.64371" calcext:value-type="float">
            <text:p>28.64371</text:p>
          </table:table-cell>
          <table:table-cell office:value-type="float" office:value="7.977207" calcext:value-type="float">
            <text:p>7.977207</text:p>
          </table:table-cell>
          <table:table-cell office:value-type="float" office:value="6.315299" calcext:value-type="float">
            <text:p>6.315299</text:p>
          </table:table-cell>
          <table:table-cell office:value-type="float" office:value="2.614767" calcext:value-type="float">
            <text:p>2.614767</text:p>
          </table:table-cell>
          <table:table-cell office:value-type="float" office:value="2.620317" calcext:value-type="float">
            <text:p>2.620317</text:p>
          </table:table-cell>
          <table:table-cell office:value-type="float" office:value="5.545869" calcext:value-type="float">
            <text:p>5.545869</text:p>
          </table:table-cell>
          <table:table-cell office:value-type="float" office:value="9.142739" calcext:value-type="float">
            <text:p>9.142739</text:p>
          </table:table-cell>
          <table:table-cell office:value-type="float" office:value="9.663898" calcext:value-type="float">
            <text:p>9.663898</text:p>
          </table:table-cell>
          <table:table-cell office:value-type="float" office:value="10.46348" calcext:value-type="float">
            <text:p>10.46348</text:p>
          </table:table-cell>
          <table:table-cell office:value-type="float" office:value="10.97257" calcext:value-type="float">
            <text:p>10.97257</text:p>
          </table:table-cell>
          <table:table-cell office:value-type="float" office:value="12.20437" calcext:value-type="float">
            <text:p>12.20437</text:p>
          </table:table-cell>
          <table:table-cell office:value-type="float" office:value="12.53495" calcext:value-type="float">
            <text:p>12.53495</text:p>
          </table:table-cell>
          <table:table-cell office:value-type="float" office:value="0" calcext:value-type="float">
            <text:p>0</text:p>
          </table:table-cell>
          <table:table-cell office:value-type="float" office:value="0.1257327" calcext:value-type="float">
            <text:p>0.1257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6796" calcext:value-type="float">
            <text:p>0.13367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6" calcext:value-type="float">
            <text:p>29042006</text:p>
          </table:table-cell>
          <table:table-cell office:value-type="float" office:value="3.242994" calcext:value-type="float">
            <text:p>3.242994</text:p>
          </table:table-cell>
          <table:table-cell office:value-type="float" office:value="135.2659" calcext:value-type="float">
            <text:p>135.2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5996" calcext:value-type="float">
            <text:p>40.95996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996728" calcext:value-type="float">
            <text:p>9.996728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089" calcext:value-type="float">
            <text:p>-0.003045089</text:p>
          </table:table-cell>
          <table:table-cell office:value-type="float" office:value="1163.848" calcext:value-type="float">
            <text:p>1163.848</text:p>
          </table:table-cell>
          <table:table-cell office:value-type="float" office:value="1.41663" calcext:value-type="float">
            <text:p>1.41663</text:p>
          </table:table-cell>
          <table:table-cell office:value-type="float" office:value="0" calcext:value-type="float">
            <text:p>0</text:p>
          </table:table-cell>
          <table:table-cell office:value-type="float" office:value="0.06545284" calcext:value-type="float">
            <text:p>0.06545284</text:p>
          </table:table-cell>
          <table:table-cell office:value-type="float" office:value="0.2206912" calcext:value-type="float">
            <text:p>0.2206912</text:p>
          </table:table-cell>
          <table:table-cell office:value-type="float" office:value="0.1960506" calcext:value-type="float">
            <text:p>0.1960506</text:p>
          </table:table-cell>
          <table:table-cell office:value-type="float" office:value="0.08425967" calcext:value-type="float">
            <text:p>0.08425967</text:p>
          </table:table-cell>
          <table:table-cell office:value-type="float" office:value="0.06263912" calcext:value-type="float">
            <text:p>0.06263912</text:p>
          </table:table-cell>
          <table:table-cell office:value-type="float" office:value="0.03305174" calcext:value-type="float">
            <text:p>0.03305174</text:p>
          </table:table-cell>
          <table:table-cell office:value-type="float" office:value="0.032447" calcext:value-type="float">
            <text:p>0.032447</text:p>
          </table:table-cell>
          <table:table-cell office:value-type="float" office:value="0.0813646" calcext:value-type="float">
            <text:p>0.0813646</text:p>
          </table:table-cell>
          <table:table-cell office:value-type="float" office:value="0.1580854" calcext:value-type="float">
            <text:p>0.1580854</text:p>
          </table:table-cell>
          <table:table-cell office:value-type="float" office:value="0.1632223" calcext:value-type="float">
            <text:p>0.1632223</text:p>
          </table:table-cell>
          <table:table-cell office:value-type="float" office:value="0.1714373" calcext:value-type="float">
            <text:p>0.1714373</text:p>
          </table:table-cell>
          <table:table-cell office:value-type="float" office:value="0.1771567" calcext:value-type="float">
            <text:p>0.1771567</text:p>
          </table:table-cell>
          <table:table-cell office:value-type="float" office:value="0.1903085" calcext:value-type="float">
            <text:p>0.1903085</text:p>
          </table:table-cell>
          <table:table-cell office:value-type="float" office:value="0.1935592" calcext:value-type="float">
            <text:p>0.1935592</text:p>
          </table:table-cell>
          <table:table-cell office:value-type="float" office:value="0" calcext:value-type="float">
            <text:p>0</text:p>
          </table:table-cell>
          <table:table-cell office:value-type="float" office:value="35.74012" calcext:value-type="float">
            <text:p>35.74012</text:p>
          </table:table-cell>
          <table:table-cell office:value-type="float" office:value="33.20533" calcext:value-type="float">
            <text:p>33.20533</text:p>
          </table:table-cell>
          <table:table-cell office:value-type="float" office:value="28.60761" calcext:value-type="float">
            <text:p>28.60761</text:p>
          </table:table-cell>
          <table:table-cell office:value-type="float" office:value="7.98967" calcext:value-type="float">
            <text:p>7.98967</text:p>
          </table:table-cell>
          <table:table-cell office:value-type="float" office:value="6.321784" calcext:value-type="float">
            <text:p>6.321784</text:p>
          </table:table-cell>
          <table:table-cell office:value-type="float" office:value="2.616811" calcext:value-type="float">
            <text:p>2.616811</text:p>
          </table:table-cell>
          <table:table-cell office:value-type="float" office:value="2.621812" calcext:value-type="float">
            <text:p>2.621812</text:p>
          </table:table-cell>
          <table:table-cell office:value-type="float" office:value="5.549406" calcext:value-type="float">
            <text:p>5.549406</text:p>
          </table:table-cell>
          <table:table-cell office:value-type="float" office:value="9.147402" calcext:value-type="float">
            <text:p>9.147402</text:p>
          </table:table-cell>
          <table:table-cell office:value-type="float" office:value="9.667998" calcext:value-type="float">
            <text:p>9.667998</text:p>
          </table:table-cell>
          <table:table-cell office:value-type="float" office:value="10.46698" calcext:value-type="float">
            <text:p>10.46698</text:p>
          </table:table-cell>
          <table:table-cell office:value-type="float" office:value="10.97559" calcext:value-type="float">
            <text:p>10.97559</text:p>
          </table:table-cell>
          <table:table-cell office:value-type="float" office:value="12.20608" calcext:value-type="float">
            <text:p>12.20608</text:p>
          </table:table-cell>
          <table:table-cell office:value-type="float" office:value="12.53647" calcext:value-type="float">
            <text:p>12.53647</text:p>
          </table:table-cell>
          <table:table-cell office:value-type="float" office:value="0" calcext:value-type="float">
            <text:p>0</text:p>
          </table:table-cell>
          <table:table-cell office:value-type="float" office:value="0.01168475" calcext:value-type="float">
            <text:p>0.01168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0257" calcext:value-type="float">
            <text:p>0.135025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6" calcext:value-type="float">
            <text:p>30042006</text:p>
          </table:table-cell>
          <table:table-cell office:value-type="float" office:value="3.241318" calcext:value-type="float">
            <text:p>3.241318</text:p>
          </table:table-cell>
          <table:table-cell office:value-type="float" office:value="135.2651" calcext:value-type="float">
            <text:p>135.2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6737" calcext:value-type="float">
            <text:p>40.96737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996792" calcext:value-type="float">
            <text:p>9.996792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089" calcext:value-type="float">
            <text:p>-0.003045089</text:p>
          </table:table-cell>
          <table:table-cell office:value-type="float" office:value="1163.843" calcext:value-type="float">
            <text:p>1163.843</text:p>
          </table:table-cell>
          <table:table-cell office:value-type="float" office:value="1.421484" calcext:value-type="float">
            <text:p>1.421484</text:p>
          </table:table-cell>
          <table:table-cell office:value-type="float" office:value="0" calcext:value-type="float">
            <text:p>0</text:p>
          </table:table-cell>
          <table:table-cell office:value-type="float" office:value="0.07095816" calcext:value-type="float">
            <text:p>0.07095816</text:p>
          </table:table-cell>
          <table:table-cell office:value-type="float" office:value="0.2348684" calcext:value-type="float">
            <text:p>0.2348684</text:p>
          </table:table-cell>
          <table:table-cell office:value-type="float" office:value="0.2034432" calcext:value-type="float">
            <text:p>0.2034432</text:p>
          </table:table-cell>
          <table:table-cell office:value-type="float" office:value="0.07416445" calcext:value-type="float">
            <text:p>0.07416445</text:p>
          </table:table-cell>
          <table:table-cell office:value-type="float" office:value="0.05475571" calcext:value-type="float">
            <text:p>0.05475571</text:p>
          </table:table-cell>
          <table:table-cell office:value-type="float" office:value="0.02839157" calcext:value-type="float">
            <text:p>0.02839157</text:p>
          </table:table-cell>
          <table:table-cell office:value-type="float" office:value="0.03222586" calcext:value-type="float">
            <text:p>0.03222586</text:p>
          </table:table-cell>
          <table:table-cell office:value-type="float" office:value="0.08067984" calcext:value-type="float">
            <text:p>0.08067984</text:p>
          </table:table-cell>
          <table:table-cell office:value-type="float" office:value="0.1579389" calcext:value-type="float">
            <text:p>0.1579389</text:p>
          </table:table-cell>
          <table:table-cell office:value-type="float" office:value="0.1632673" calcext:value-type="float">
            <text:p>0.1632673</text:p>
          </table:table-cell>
          <table:table-cell office:value-type="float" office:value="0.1714767" calcext:value-type="float">
            <text:p>0.1714767</text:p>
          </table:table-cell>
          <table:table-cell office:value-type="float" office:value="0.1771941" calcext:value-type="float">
            <text:p>0.1771941</text:p>
          </table:table-cell>
          <table:table-cell office:value-type="float" office:value="0.1903268" calcext:value-type="float">
            <text:p>0.1903268</text:p>
          </table:table-cell>
          <table:table-cell office:value-type="float" office:value="0.193575" calcext:value-type="float">
            <text:p>0.193575</text:p>
          </table:table-cell>
          <table:table-cell office:value-type="float" office:value="0" calcext:value-type="float">
            <text:p>0</text:p>
          </table:table-cell>
          <table:table-cell office:value-type="float" office:value="35.62635" calcext:value-type="float">
            <text:p>35.62635</text:p>
          </table:table-cell>
          <table:table-cell office:value-type="float" office:value="33.16097" calcext:value-type="float">
            <text:p>33.16097</text:p>
          </table:table-cell>
          <table:table-cell office:value-type="float" office:value="28.58101" calcext:value-type="float">
            <text:p>28.58101</text:p>
          </table:table-cell>
          <table:table-cell office:value-type="float" office:value="7.996266" calcext:value-type="float">
            <text:p>7.996266</text:p>
          </table:table-cell>
          <table:table-cell office:value-type="float" office:value="6.323967" calcext:value-type="float">
            <text:p>6.323967</text:p>
          </table:table-cell>
          <table:table-cell office:value-type="float" office:value="2.618936" calcext:value-type="float">
            <text:p>2.618936</text:p>
          </table:table-cell>
          <table:table-cell office:value-type="float" office:value="2.623674" calcext:value-type="float">
            <text:p>2.623674</text:p>
          </table:table-cell>
          <table:table-cell office:value-type="float" office:value="5.552864" calcext:value-type="float">
            <text:p>5.552864</text:p>
          </table:table-cell>
          <table:table-cell office:value-type="float" office:value="9.152064" calcext:value-type="float">
            <text:p>9.152064</text:p>
          </table:table-cell>
          <table:table-cell office:value-type="float" office:value="9.672099" calcext:value-type="float">
            <text:p>9.672099</text:p>
          </table:table-cell>
          <table:table-cell office:value-type="float" office:value="10.47049" calcext:value-type="float">
            <text:p>10.47049</text:p>
          </table:table-cell>
          <table:table-cell office:value-type="float" office:value="10.97861" calcext:value-type="float">
            <text:p>10.97861</text:p>
          </table:table-cell>
          <table:table-cell office:value-type="float" office:value="12.20776" calcext:value-type="float">
            <text:p>12.20776</text:p>
          </table:table-cell>
          <table:table-cell office:value-type="float" office:value="12.538" calcext:value-type="float">
            <text:p>12.538</text:p>
          </table:table-cell>
          <table:table-cell office:value-type="float" office:value="0" calcext:value-type="float">
            <text:p>0</text:p>
          </table:table-cell>
          <table:table-cell office:value-type="float" office:value="0.01253968" calcext:value-type="float">
            <text:p>0.01253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67962" calcext:value-type="float">
            <text:p>0.136796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6" calcext:value-type="float">
            <text:p>1052006</text:p>
          </table:table-cell>
          <table:table-cell office:value-type="float" office:value="3.2391" calcext:value-type="float">
            <text:p>3.2391</text:p>
          </table:table-cell>
          <table:table-cell office:value-type="float" office:value="135.2647" calcext:value-type="float">
            <text:p>135.2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7498" calcext:value-type="float">
            <text:p>40.97498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996792" calcext:value-type="float">
            <text:p>9.996792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089" calcext:value-type="float">
            <text:p>-0.003045089</text:p>
          </table:table-cell>
          <table:table-cell office:value-type="float" office:value="1163.838" calcext:value-type="float">
            <text:p>1163.838</text:p>
          </table:table-cell>
          <table:table-cell office:value-type="float" office:value="1.430382" calcext:value-type="float">
            <text:p>1.430382</text:p>
          </table:table-cell>
          <table:table-cell office:value-type="float" office:value="0" calcext:value-type="float">
            <text:p>0</text:p>
          </table:table-cell>
          <table:table-cell office:value-type="float" office:value="0.100231" calcext:value-type="float">
            <text:p>0.100231</text:p>
          </table:table-cell>
          <table:table-cell office:value-type="float" office:value="0.2600632" calcext:value-type="float">
            <text:p>0.2600632</text:p>
          </table:table-cell>
          <table:table-cell office:value-type="float" office:value="0.2034176" calcext:value-type="float">
            <text:p>0.2034176</text:p>
          </table:table-cell>
          <table:table-cell office:value-type="float" office:value="0.06504396" calcext:value-type="float">
            <text:p>0.06504396</text:p>
          </table:table-cell>
          <table:table-cell office:value-type="float" office:value="0.05103587" calcext:value-type="float">
            <text:p>0.05103587</text:p>
          </table:table-cell>
          <table:table-cell office:value-type="float" office:value="0.02618399" calcext:value-type="float">
            <text:p>0.02618399</text:p>
          </table:table-cell>
          <table:table-cell office:value-type="float" office:value="0.03225824" calcext:value-type="float">
            <text:p>0.03225824</text:p>
          </table:table-cell>
          <table:table-cell office:value-type="float" office:value="0.08017561" calcext:value-type="float">
            <text:p>0.08017561</text:p>
          </table:table-cell>
          <table:table-cell office:value-type="float" office:value="0.1577047" calcext:value-type="float">
            <text:p>0.1577047</text:p>
          </table:table-cell>
          <table:table-cell office:value-type="float" office:value="0.1633106" calcext:value-type="float">
            <text:p>0.1633106</text:p>
          </table:table-cell>
          <table:table-cell office:value-type="float" office:value="0.1715159" calcext:value-type="float">
            <text:p>0.1715159</text:p>
          </table:table-cell>
          <table:table-cell office:value-type="float" office:value="0.1772396" calcext:value-type="float">
            <text:p>0.1772396</text:p>
          </table:table-cell>
          <table:table-cell office:value-type="float" office:value="0.1903447" calcext:value-type="float">
            <text:p>0.1903447</text:p>
          </table:table-cell>
          <table:table-cell office:value-type="float" office:value="0.1935908" calcext:value-type="float">
            <text:p>0.1935908</text:p>
          </table:table-cell>
          <table:table-cell office:value-type="float" office:value="0" calcext:value-type="float">
            <text:p>0</text:p>
          </table:table-cell>
          <table:table-cell office:value-type="float" office:value="35.53521" calcext:value-type="float">
            <text:p>35.53521</text:p>
          </table:table-cell>
          <table:table-cell office:value-type="float" office:value="33.12924" calcext:value-type="float">
            <text:p>33.12924</text:p>
          </table:table-cell>
          <table:table-cell office:value-type="float" office:value="28.55711" calcext:value-type="float">
            <text:p>28.55711</text:p>
          </table:table-cell>
          <table:table-cell office:value-type="float" office:value="7.996246" calcext:value-type="float">
            <text:p>7.996246</text:p>
          </table:table-cell>
          <table:table-cell office:value-type="float" office:value="6.322919" calcext:value-type="float">
            <text:p>6.322919</text:p>
          </table:table-cell>
          <table:table-cell office:value-type="float" office:value="2.619959" calcext:value-type="float">
            <text:p>2.619959</text:p>
          </table:table-cell>
          <table:table-cell office:value-type="float" office:value="2.625471" calcext:value-type="float">
            <text:p>2.625471</text:p>
          </table:table-cell>
          <table:table-cell office:value-type="float" office:value="5.556279" calcext:value-type="float">
            <text:p>5.556279</text:p>
          </table:table-cell>
          <table:table-cell office:value-type="float" office:value="9.156651" calcext:value-type="float">
            <text:p>9.156651</text:p>
          </table:table-cell>
          <table:table-cell office:value-type="float" office:value="9.676199" calcext:value-type="float">
            <text:p>9.676199</text:p>
          </table:table-cell>
          <table:table-cell office:value-type="float" office:value="10.474" calcext:value-type="float">
            <text:p>10.474</text:p>
          </table:table-cell>
          <table:table-cell office:value-type="float" office:value="10.98164" calcext:value-type="float">
            <text:p>10.98164</text:p>
          </table:table-cell>
          <table:table-cell office:value-type="float" office:value="12.20938" calcext:value-type="float">
            <text:p>12.20938</text:p>
          </table:table-cell>
          <table:table-cell office:value-type="float" office:value="12.53952" calcext:value-type="float">
            <text:p>12.53952</text:p>
          </table:table-cell>
          <table:table-cell office:value-type="float" office:value="0" calcext:value-type="float">
            <text:p>0</text:p>
          </table:table-cell>
          <table:table-cell office:value-type="float" office:value="0.01274544" calcext:value-type="float">
            <text:p>0.01274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86285" calcext:value-type="float">
            <text:p>0.138628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6" calcext:value-type="float">
            <text:p>2052006</text:p>
          </table:table-cell>
          <table:table-cell office:value-type="float" office:value="3.236273" calcext:value-type="float">
            <text:p>3.236273</text:p>
          </table:table-cell>
          <table:table-cell office:value-type="float" office:value="135.2646" calcext:value-type="float">
            <text:p>135.2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8298" calcext:value-type="float">
            <text:p>40.98298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996814" calcext:value-type="float">
            <text:p>9.996814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089" calcext:value-type="float">
            <text:p>-0.003045089</text:p>
          </table:table-cell>
          <table:table-cell office:value-type="float" office:value="1163.833" calcext:value-type="float">
            <text:p>1163.833</text:p>
          </table:table-cell>
          <table:table-cell office:value-type="float" office:value="1.440434" calcext:value-type="float">
            <text:p>1.440434</text:p>
          </table:table-cell>
          <table:table-cell office:value-type="float" office:value="0" calcext:value-type="float">
            <text:p>0</text:p>
          </table:table-cell>
          <table:table-cell office:value-type="float" office:value="0.09731542" calcext:value-type="float">
            <text:p>0.09731542</text:p>
          </table:table-cell>
          <table:table-cell office:value-type="float" office:value="0.2664694" calcext:value-type="float">
            <text:p>0.2664694</text:p>
          </table:table-cell>
          <table:table-cell office:value-type="float" office:value="0.2072111" calcext:value-type="float">
            <text:p>0.2072111</text:p>
          </table:table-cell>
          <table:table-cell office:value-type="float" office:value="0.06503812" calcext:value-type="float">
            <text:p>0.06503812</text:p>
          </table:table-cell>
          <table:table-cell office:value-type="float" office:value="0.05155592" calcext:value-type="float">
            <text:p>0.05155592</text:p>
          </table:table-cell>
          <table:table-cell office:value-type="float" office:value="0.02603459" calcext:value-type="float">
            <text:p>0.02603459</text:p>
          </table:table-cell>
          <table:table-cell office:value-type="float" office:value="0.03234059" calcext:value-type="float">
            <text:p>0.03234059</text:p>
          </table:table-cell>
          <table:table-cell office:value-type="float" office:value="0.0808638" calcext:value-type="float">
            <text:p>0.0808638</text:p>
          </table:table-cell>
          <table:table-cell office:value-type="float" office:value="0.1575121" calcext:value-type="float">
            <text:p>0.1575121</text:p>
          </table:table-cell>
          <table:table-cell office:value-type="float" office:value="0.1633523" calcext:value-type="float">
            <text:p>0.1633523</text:p>
          </table:table-cell>
          <table:table-cell office:value-type="float" office:value="0.1715545" calcext:value-type="float">
            <text:p>0.1715545</text:p>
          </table:table-cell>
          <table:table-cell office:value-type="float" office:value="0.177274" calcext:value-type="float">
            <text:p>0.177274</text:p>
          </table:table-cell>
          <table:table-cell office:value-type="float" office:value="0.1903625" calcext:value-type="float">
            <text:p>0.1903625</text:p>
          </table:table-cell>
          <table:table-cell office:value-type="float" office:value="0.1936066" calcext:value-type="float">
            <text:p>0.1936066</text:p>
          </table:table-cell>
          <table:table-cell office:value-type="float" office:value="0" calcext:value-type="float">
            <text:p>0</text:p>
          </table:table-cell>
          <table:table-cell office:value-type="float" office:value="35.457" calcext:value-type="float">
            <text:p>35.457</text:p>
          </table:table-cell>
          <table:table-cell office:value-type="float" office:value="33.10487" calcext:value-type="float">
            <text:p>33.10487</text:p>
          </table:table-cell>
          <table:table-cell office:value-type="float" office:value="28.53581" calcext:value-type="float">
            <text:p>28.53581</text:p>
          </table:table-cell>
          <table:table-cell office:value-type="float" office:value="7.994254" calcext:value-type="float">
            <text:p>7.994254</text:p>
          </table:table-cell>
          <table:table-cell office:value-type="float" office:value="6.321399" calcext:value-type="float">
            <text:p>6.321399</text:p>
          </table:table-cell>
          <table:table-cell office:value-type="float" office:value="2.620623" calcext:value-type="float">
            <text:p>2.620623</text:p>
          </table:table-cell>
          <table:table-cell office:value-type="float" office:value="2.627177" calcext:value-type="float">
            <text:p>2.627177</text:p>
          </table:table-cell>
          <table:table-cell office:value-type="float" office:value="5.55978" calcext:value-type="float">
            <text:p>5.55978</text:p>
          </table:table-cell>
          <table:table-cell office:value-type="float" office:value="9.161222" calcext:value-type="float">
            <text:p>9.161222</text:p>
          </table:table-cell>
          <table:table-cell office:value-type="float" office:value="9.680299" calcext:value-type="float">
            <text:p>9.680299</text:p>
          </table:table-cell>
          <table:table-cell office:value-type="float" office:value="10.4775" calcext:value-type="float">
            <text:p>10.4775</text:p>
          </table:table-cell>
          <table:table-cell office:value-type="float" office:value="10.9846" calcext:value-type="float">
            <text:p>10.9846</text:p>
          </table:table-cell>
          <table:table-cell office:value-type="float" office:value="12.21101" calcext:value-type="float">
            <text:p>12.21101</text:p>
          </table:table-cell>
          <table:table-cell office:value-type="float" office:value="12.54106" calcext:value-type="float">
            <text:p>12.54106</text:p>
          </table:table-cell>
          <table:table-cell office:value-type="float" office:value="0" calcext:value-type="float">
            <text:p>0</text:p>
          </table:table-cell>
          <table:table-cell office:value-type="float" office:value="0.03080349" calcext:value-type="float">
            <text:p>0.03080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07489" calcext:value-type="float">
            <text:p>0.140748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6" calcext:value-type="float">
            <text:p>3052006</text:p>
          </table:table-cell>
          <table:table-cell office:value-type="float" office:value="3.233285" calcext:value-type="float">
            <text:p>3.233285</text:p>
          </table:table-cell>
          <table:table-cell office:value-type="float" office:value="135.2641" calcext:value-type="float">
            <text:p>135.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9128" calcext:value-type="float">
            <text:p>40.99128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996821" calcext:value-type="float">
            <text:p>9.996821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089" calcext:value-type="float">
            <text:p>-0.003045089</text:p>
          </table:table-cell>
          <table:table-cell office:value-type="float" office:value="1163.828" calcext:value-type="float">
            <text:p>1163.828</text:p>
          </table:table-cell>
          <table:table-cell office:value-type="float" office:value="1.447114" calcext:value-type="float">
            <text:p>1.447114</text:p>
          </table:table-cell>
          <table:table-cell office:value-type="float" office:value="0" calcext:value-type="float">
            <text:p>0</text:p>
          </table:table-cell>
          <table:table-cell office:value-type="float" office:value="0.1027046" calcext:value-type="float">
            <text:p>0.1027046</text:p>
          </table:table-cell>
          <table:table-cell office:value-type="float" office:value="0.2708663" calcext:value-type="float">
            <text:p>0.2708663</text:p>
          </table:table-cell>
          <table:table-cell office:value-type="float" office:value="0.2115528" calcext:value-type="float">
            <text:p>0.2115528</text:p>
          </table:table-cell>
          <table:table-cell office:value-type="float" office:value="0.06525064" calcext:value-type="float">
            <text:p>0.06525064</text:p>
          </table:table-cell>
          <table:table-cell office:value-type="float" office:value="0.05240147" calcext:value-type="float">
            <text:p>0.05240147</text:p>
          </table:table-cell>
          <table:table-cell office:value-type="float" office:value="0.02619984" calcext:value-type="float">
            <text:p>0.02619984</text:p>
          </table:table-cell>
          <table:table-cell office:value-type="float" office:value="0.03252119" calcext:value-type="float">
            <text:p>0.03252119</text:p>
          </table:table-cell>
          <table:table-cell office:value-type="float" office:value="0.08155455" calcext:value-type="float">
            <text:p>0.08155455</text:p>
          </table:table-cell>
          <table:table-cell office:value-type="float" office:value="0.1574292" calcext:value-type="float">
            <text:p>0.1574292</text:p>
          </table:table-cell>
          <table:table-cell office:value-type="float" office:value="0.1633934" calcext:value-type="float">
            <text:p>0.1633934</text:p>
          </table:table-cell>
          <table:table-cell office:value-type="float" office:value="0.1715929" calcext:value-type="float">
            <text:p>0.1715929</text:p>
          </table:table-cell>
          <table:table-cell office:value-type="float" office:value="0.177307" calcext:value-type="float">
            <text:p>0.177307</text:p>
          </table:table-cell>
          <table:table-cell office:value-type="float" office:value="0.1903802" calcext:value-type="float">
            <text:p>0.1903802</text:p>
          </table:table-cell>
          <table:table-cell office:value-type="float" office:value="0.1936224" calcext:value-type="float">
            <text:p>0.1936224</text:p>
          </table:table-cell>
          <table:table-cell office:value-type="float" office:value="0" calcext:value-type="float">
            <text:p>0</text:p>
          </table:table-cell>
          <table:table-cell office:value-type="float" office:value="35.37746" calcext:value-type="float">
            <text:p>35.37746</text:p>
          </table:table-cell>
          <table:table-cell office:value-type="float" office:value="33.083" calcext:value-type="float">
            <text:p>33.083</text:p>
          </table:table-cell>
          <table:table-cell office:value-type="float" office:value="28.51726" calcext:value-type="float">
            <text:p>28.51726</text:p>
          </table:table-cell>
          <table:table-cell office:value-type="float" office:value="7.99264" calcext:value-type="float">
            <text:p>7.99264</text:p>
          </table:table-cell>
          <table:table-cell office:value-type="float" office:value="6.320318" calcext:value-type="float">
            <text:p>6.320318</text:p>
          </table:table-cell>
          <table:table-cell office:value-type="float" office:value="2.621287" calcext:value-type="float">
            <text:p>2.621287</text:p>
          </table:table-cell>
          <table:table-cell office:value-type="float" office:value="2.628878" calcext:value-type="float">
            <text:p>2.628878</text:p>
          </table:table-cell>
          <table:table-cell office:value-type="float" office:value="5.563466" calcext:value-type="float">
            <text:p>5.563466</text:p>
          </table:table-cell>
          <table:table-cell office:value-type="float" office:value="9.165792" calcext:value-type="float">
            <text:p>9.165792</text:p>
          </table:table-cell>
          <table:table-cell office:value-type="float" office:value="9.684401" calcext:value-type="float">
            <text:p>9.684401</text:p>
          </table:table-cell>
          <table:table-cell office:value-type="float" office:value="10.48101" calcext:value-type="float">
            <text:p>10.48101</text:p>
          </table:table-cell>
          <table:table-cell office:value-type="float" office:value="10.98755" calcext:value-type="float">
            <text:p>10.98755</text:p>
          </table:table-cell>
          <table:table-cell office:value-type="float" office:value="12.21264" calcext:value-type="float">
            <text:p>12.21264</text:p>
          </table:table-cell>
          <table:table-cell office:value-type="float" office:value="12.54258" calcext:value-type="float">
            <text:p>12.54258</text:p>
          </table:table-cell>
          <table:table-cell office:value-type="float" office:value="0" calcext:value-type="float">
            <text:p>0</text:p>
          </table:table-cell>
          <table:table-cell office:value-type="float" office:value="0.01155117" calcext:value-type="float">
            <text:p>0.01155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3909" calcext:value-type="float">
            <text:p>0.143390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6" calcext:value-type="float">
            <text:p>4052006</text:p>
          </table:table-cell>
          <table:table-cell office:value-type="float" office:value="3.230387" calcext:value-type="float">
            <text:p>3.230387</text:p>
          </table:table-cell>
          <table:table-cell office:value-type="float" office:value="135.2637" calcext:value-type="float">
            <text:p>135.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9979" calcext:value-type="float">
            <text:p>40.99979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996821" calcext:value-type="float">
            <text:p>9.996821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089" calcext:value-type="float">
            <text:p>-0.003045089</text:p>
          </table:table-cell>
          <table:table-cell office:value-type="float" office:value="1163.823" calcext:value-type="float">
            <text:p>1163.823</text:p>
          </table:table-cell>
          <table:table-cell office:value-type="float" office:value="1.453572" calcext:value-type="float">
            <text:p>1.453572</text:p>
          </table:table-cell>
          <table:table-cell office:value-type="float" office:value="0" calcext:value-type="float">
            <text:p>0</text:p>
          </table:table-cell>
          <table:table-cell office:value-type="float" office:value="0.1094068" calcext:value-type="float">
            <text:p>0.1094068</text:p>
          </table:table-cell>
          <table:table-cell office:value-type="float" office:value="0.272487" calcext:value-type="float">
            <text:p>0.272487</text:p>
          </table:table-cell>
          <table:table-cell office:value-type="float" office:value="0.210842" calcext:value-type="float">
            <text:p>0.210842</text:p>
          </table:table-cell>
          <table:table-cell office:value-type="float" office:value="0.06545966" calcext:value-type="float">
            <text:p>0.06545966</text:p>
          </table:table-cell>
          <table:table-cell office:value-type="float" office:value="0.0526869" calcext:value-type="float">
            <text:p>0.0526869</text:p>
          </table:table-cell>
          <table:table-cell office:value-type="float" office:value="0.02627755" calcext:value-type="float">
            <text:p>0.02627755</text:p>
          </table:table-cell>
          <table:table-cell office:value-type="float" office:value="0.03258339" calcext:value-type="float">
            <text:p>0.03258339</text:p>
          </table:table-cell>
          <table:table-cell office:value-type="float" office:value="0.08183356" calcext:value-type="float">
            <text:p>0.08183356</text:p>
          </table:table-cell>
          <table:table-cell office:value-type="float" office:value="0.1574895" calcext:value-type="float">
            <text:p>0.1574895</text:p>
          </table:table-cell>
          <table:table-cell office:value-type="float" office:value="0.1634371" calcext:value-type="float">
            <text:p>0.1634371</text:p>
          </table:table-cell>
          <table:table-cell office:value-type="float" office:value="0.1716308" calcext:value-type="float">
            <text:p>0.1716308</text:p>
          </table:table-cell>
          <table:table-cell office:value-type="float" office:value="0.1773415" calcext:value-type="float">
            <text:p>0.1773415</text:p>
          </table:table-cell>
          <table:table-cell office:value-type="float" office:value="0.1903981" calcext:value-type="float">
            <text:p>0.1903981</text:p>
          </table:table-cell>
          <table:table-cell office:value-type="float" office:value="0.1936382" calcext:value-type="float">
            <text:p>0.1936382</text:p>
          </table:table-cell>
          <table:table-cell office:value-type="float" office:value="0" calcext:value-type="float">
            <text:p>0</text:p>
          </table:table-cell>
          <table:table-cell office:value-type="float" office:value="35.30471" calcext:value-type="float">
            <text:p>35.30471</text:p>
          </table:table-cell>
          <table:table-cell office:value-type="float" office:value="33.06267" calcext:value-type="float">
            <text:p>33.06267</text:p>
          </table:table-cell>
          <table:table-cell office:value-type="float" office:value="28.49951" calcext:value-type="float">
            <text:p>28.49951</text:p>
          </table:table-cell>
          <table:table-cell office:value-type="float" office:value="7.991097" calcext:value-type="float">
            <text:p>7.991097</text:p>
          </table:table-cell>
          <table:table-cell office:value-type="float" office:value="6.319481" calcext:value-type="float">
            <text:p>6.319481</text:p>
          </table:table-cell>
          <table:table-cell office:value-type="float" office:value="2.621966" calcext:value-type="float">
            <text:p>2.621966</text:p>
          </table:table-cell>
          <table:table-cell office:value-type="float" office:value="2.630573" calcext:value-type="float">
            <text:p>2.630573</text:p>
          </table:table-cell>
          <table:table-cell office:value-type="float" office:value="5.567203" calcext:value-type="float">
            <text:p>5.567203</text:p>
          </table:table-cell>
          <table:table-cell office:value-type="float" office:value="9.170397" calcext:value-type="float">
            <text:p>9.170397</text:p>
          </table:table-cell>
          <table:table-cell office:value-type="float" office:value="9.688499" calcext:value-type="float">
            <text:p>9.688499</text:p>
          </table:table-cell>
          <table:table-cell office:value-type="float" office:value="10.48452" calcext:value-type="float">
            <text:p>10.48452</text:p>
          </table:table-cell>
          <table:table-cell office:value-type="float" office:value="10.9905" calcext:value-type="float">
            <text:p>10.9905</text:p>
          </table:table-cell>
          <table:table-cell office:value-type="float" office:value="12.21427" calcext:value-type="float">
            <text:p>12.21427</text:p>
          </table:table-cell>
          <table:table-cell office:value-type="float" office:value="12.54411" calcext:value-type="float">
            <text:p>12.54411</text:p>
          </table:table-cell>
          <table:table-cell office:value-type="float" office:value="0" calcext:value-type="float">
            <text:p>0</text:p>
          </table:table-cell>
          <table:table-cell office:value-type="float" office:value="0.01181486" calcext:value-type="float">
            <text:p>0.01181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9331" calcext:value-type="float">
            <text:p>0.145933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6" calcext:value-type="float">
            <text:p>5052006</text:p>
          </table:table-cell>
          <table:table-cell office:value-type="float" office:value="3.227433" calcext:value-type="float">
            <text:p>3.227433</text:p>
          </table:table-cell>
          <table:table-cell office:value-type="float" office:value="135.2634" calcext:value-type="float">
            <text:p>135.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0845" calcext:value-type="float">
            <text:p>41.00845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996821" calcext:value-type="float">
            <text:p>9.996821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089" calcext:value-type="float">
            <text:p>-0.003045089</text:p>
          </table:table-cell>
          <table:table-cell office:value-type="float" office:value="1163.817" calcext:value-type="float">
            <text:p>1163.817</text:p>
          </table:table-cell>
          <table:table-cell office:value-type="float" office:value="1.460344" calcext:value-type="float">
            <text:p>1.460344</text:p>
          </table:table-cell>
          <table:table-cell office:value-type="float" office:value="0" calcext:value-type="float">
            <text:p>0</text:p>
          </table:table-cell>
          <table:table-cell office:value-type="float" office:value="0.1110619" calcext:value-type="float">
            <text:p>0.1110619</text:p>
          </table:table-cell>
          <table:table-cell office:value-type="float" office:value="0.2739844" calcext:value-type="float">
            <text:p>0.2739844</text:p>
          </table:table-cell>
          <table:table-cell office:value-type="float" office:value="0.2113353" calcext:value-type="float">
            <text:p>0.2113353</text:p>
          </table:table-cell>
          <table:table-cell office:value-type="float" office:value="0.0659106" calcext:value-type="float">
            <text:p>0.0659106</text:p>
          </table:table-cell>
          <table:table-cell office:value-type="float" office:value="0.05313672" calcext:value-type="float">
            <text:p>0.05313672</text:p>
          </table:table-cell>
          <table:table-cell office:value-type="float" office:value="0.02637551" calcext:value-type="float">
            <text:p>0.02637551</text:p>
          </table:table-cell>
          <table:table-cell office:value-type="float" office:value="0.03262032" calcext:value-type="float">
            <text:p>0.03262032</text:p>
          </table:table-cell>
          <table:table-cell office:value-type="float" office:value="0.08194607" calcext:value-type="float">
            <text:p>0.08194607</text:p>
          </table:table-cell>
          <table:table-cell office:value-type="float" office:value="0.1576534" calcext:value-type="float">
            <text:p>0.1576534</text:p>
          </table:table-cell>
          <table:table-cell office:value-type="float" office:value="0.1634829" calcext:value-type="float">
            <text:p>0.1634829</text:p>
          </table:table-cell>
          <table:table-cell office:value-type="float" office:value="0.171669" calcext:value-type="float">
            <text:p>0.171669</text:p>
          </table:table-cell>
          <table:table-cell office:value-type="float" office:value="0.1773746" calcext:value-type="float">
            <text:p>0.1773746</text:p>
          </table:table-cell>
          <table:table-cell office:value-type="float" office:value="0.1904156" calcext:value-type="float">
            <text:p>0.1904156</text:p>
          </table:table-cell>
          <table:table-cell office:value-type="float" office:value="0.193654" calcext:value-type="float">
            <text:p>0.193654</text:p>
          </table:table-cell>
          <table:table-cell office:value-type="float" office:value="0" calcext:value-type="float">
            <text:p>0</text:p>
          </table:table-cell>
          <table:table-cell office:value-type="float" office:value="35.23676" calcext:value-type="float">
            <text:p>35.23676</text:p>
          </table:table-cell>
          <table:table-cell office:value-type="float" office:value="33.04333" calcext:value-type="float">
            <text:p>33.04333</text:p>
          </table:table-cell>
          <table:table-cell office:value-type="float" office:value="28.48209" calcext:value-type="float">
            <text:p>28.48209</text:p>
          </table:table-cell>
          <table:table-cell office:value-type="float" office:value="7.989758" calcext:value-type="float">
            <text:p>7.989758</text:p>
          </table:table-cell>
          <table:table-cell office:value-type="float" office:value="6.318789" calcext:value-type="float">
            <text:p>6.318789</text:p>
          </table:table-cell>
          <table:table-cell office:value-type="float" office:value="2.622651" calcext:value-type="float">
            <text:p>2.622651</text:p>
          </table:table-cell>
          <table:table-cell office:value-type="float" office:value="2.632246" calcext:value-type="float">
            <text:p>2.632246</text:p>
          </table:table-cell>
          <table:table-cell office:value-type="float" office:value="5.570926" calcext:value-type="float">
            <text:p>5.570926</text:p>
          </table:table-cell>
          <table:table-cell office:value-type="float" office:value="9.175059" calcext:value-type="float">
            <text:p>9.175059</text:p>
          </table:table-cell>
          <table:table-cell office:value-type="float" office:value="9.692598" calcext:value-type="float">
            <text:p>9.692598</text:p>
          </table:table-cell>
          <table:table-cell office:value-type="float" office:value="10.48802" calcext:value-type="float">
            <text:p>10.48802</text:p>
          </table:table-cell>
          <table:table-cell office:value-type="float" office:value="10.99344" calcext:value-type="float">
            <text:p>10.99344</text:p>
          </table:table-cell>
          <table:table-cell office:value-type="float" office:value="12.2159" calcext:value-type="float">
            <text:p>12.2159</text:p>
          </table:table-cell>
          <table:table-cell office:value-type="float" office:value="12.54564" calcext:value-type="float">
            <text:p>12.54564</text:p>
          </table:table-cell>
          <table:table-cell office:value-type="float" office:value="0" calcext:value-type="float">
            <text:p>0</text:p>
          </table:table-cell>
          <table:table-cell office:value-type="float" office:value="0.01291067" calcext:value-type="float">
            <text:p>0.01291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84601" calcext:value-type="float">
            <text:p>0.148460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6" calcext:value-type="float">
            <text:p>6052006</text:p>
          </table:table-cell>
          <table:table-cell office:value-type="float" office:value="3.224062" calcext:value-type="float">
            <text:p>3.224062</text:p>
          </table:table-cell>
          <table:table-cell office:value-type="float" office:value="135.2633" calcext:value-type="float">
            <text:p>135.2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1733" calcext:value-type="float">
            <text:p>41.01733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996821" calcext:value-type="float">
            <text:p>9.996821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089" calcext:value-type="float">
            <text:p>-0.003045089</text:p>
          </table:table-cell>
          <table:table-cell office:value-type="float" office:value="1163.811" calcext:value-type="float">
            <text:p>1163.811</text:p>
          </table:table-cell>
          <table:table-cell office:value-type="float" office:value="1.468561" calcext:value-type="float">
            <text:p>1.468561</text:p>
          </table:table-cell>
          <table:table-cell office:value-type="float" office:value="0" calcext:value-type="float">
            <text:p>0</text:p>
          </table:table-cell>
          <table:table-cell office:value-type="float" office:value="0.1164581" calcext:value-type="float">
            <text:p>0.1164581</text:p>
          </table:table-cell>
          <table:table-cell office:value-type="float" office:value="0.278589" calcext:value-type="float">
            <text:p>0.278589</text:p>
          </table:table-cell>
          <table:table-cell office:value-type="float" office:value="0.2139634" calcext:value-type="float">
            <text:p>0.2139634</text:p>
          </table:table-cell>
          <table:table-cell office:value-type="float" office:value="0.0670222" calcext:value-type="float">
            <text:p>0.0670222</text:p>
          </table:table-cell>
          <table:table-cell office:value-type="float" office:value="0.05399628" calcext:value-type="float">
            <text:p>0.05399628</text:p>
          </table:table-cell>
          <table:table-cell office:value-type="float" office:value="0.02655439" calcext:value-type="float">
            <text:p>0.02655439</text:p>
          </table:table-cell>
          <table:table-cell office:value-type="float" office:value="0.03266477" calcext:value-type="float">
            <text:p>0.03266477</text:p>
          </table:table-cell>
          <table:table-cell office:value-type="float" office:value="0.08202045" calcext:value-type="float">
            <text:p>0.08202045</text:p>
          </table:table-cell>
          <table:table-cell office:value-type="float" office:value="0.1578771" calcext:value-type="float">
            <text:p>0.1578771</text:p>
          </table:table-cell>
          <table:table-cell office:value-type="float" office:value="0.1635282" calcext:value-type="float">
            <text:p>0.1635282</text:p>
          </table:table-cell>
          <table:table-cell office:value-type="float" office:value="0.1717059" calcext:value-type="float">
            <text:p>0.1717059</text:p>
          </table:table-cell>
          <table:table-cell office:value-type="float" office:value="0.1774071" calcext:value-type="float">
            <text:p>0.1774071</text:p>
          </table:table-cell>
          <table:table-cell office:value-type="float" office:value="0.190433" calcext:value-type="float">
            <text:p>0.190433</text:p>
          </table:table-cell>
          <table:table-cell office:value-type="float" office:value="0.1936698" calcext:value-type="float">
            <text:p>0.1936698</text:p>
          </table:table-cell>
          <table:table-cell office:value-type="float" office:value="0" calcext:value-type="float">
            <text:p>0</text:p>
          </table:table-cell>
          <table:table-cell office:value-type="float" office:value="35.17595" calcext:value-type="float">
            <text:p>35.17595</text:p>
          </table:table-cell>
          <table:table-cell office:value-type="float" office:value="33.0258" calcext:value-type="float">
            <text:p>33.0258</text:p>
          </table:table-cell>
          <table:table-cell office:value-type="float" office:value="28.46556" calcext:value-type="float">
            <text:p>28.46556</text:p>
          </table:table-cell>
          <table:table-cell office:value-type="float" office:value="7.98875" calcext:value-type="float">
            <text:p>7.98875</text:p>
          </table:table-cell>
          <table:table-cell office:value-type="float" office:value="6.318361" calcext:value-type="float">
            <text:p>6.318361</text:p>
          </table:table-cell>
          <table:table-cell office:value-type="float" office:value="2.623358" calcext:value-type="float">
            <text:p>2.623358</text:p>
          </table:table-cell>
          <table:table-cell office:value-type="float" office:value="2.633889" calcext:value-type="float">
            <text:p>2.633889</text:p>
          </table:table-cell>
          <table:table-cell office:value-type="float" office:value="5.574647" calcext:value-type="float">
            <text:p>5.574647</text:p>
          </table:table-cell>
          <table:table-cell office:value-type="float" office:value="9.179722" calcext:value-type="float">
            <text:p>9.179722</text:p>
          </table:table-cell>
          <table:table-cell office:value-type="float" office:value="9.696726" calcext:value-type="float">
            <text:p>9.696726</text:p>
          </table:table-cell>
          <table:table-cell office:value-type="float" office:value="10.49153" calcext:value-type="float">
            <text:p>10.49153</text:p>
          </table:table-cell>
          <table:table-cell office:value-type="float" office:value="10.99639" calcext:value-type="float">
            <text:p>10.99639</text:p>
          </table:table-cell>
          <table:table-cell office:value-type="float" office:value="12.21753" calcext:value-type="float">
            <text:p>12.21753</text:p>
          </table:table-cell>
          <table:table-cell office:value-type="float" office:value="12.54716" calcext:value-type="float">
            <text:p>12.54716</text:p>
          </table:table-cell>
          <table:table-cell office:value-type="float" office:value="0" calcext:value-type="float">
            <text:p>0</text:p>
          </table:table-cell>
          <table:table-cell office:value-type="float" office:value="0.01467745" calcext:value-type="float">
            <text:p>0.01467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11211" calcext:value-type="float">
            <text:p>0.151121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6" calcext:value-type="float">
            <text:p>7052006</text:p>
          </table:table-cell>
          <table:table-cell office:value-type="float" office:value="3.220646" calcext:value-type="float">
            <text:p>3.220646</text:p>
          </table:table-cell>
          <table:table-cell office:value-type="float" office:value="135.2632" calcext:value-type="float">
            <text:p>135.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2652" calcext:value-type="float">
            <text:p>41.02652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996821" calcext:value-type="float">
            <text:p>9.996821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089" calcext:value-type="float">
            <text:p>-0.003045089</text:p>
          </table:table-cell>
          <table:table-cell office:value-type="float" office:value="1163.805" calcext:value-type="float">
            <text:p>1163.805</text:p>
          </table:table-cell>
          <table:table-cell office:value-type="float" office:value="1.475203" calcext:value-type="float">
            <text:p>1.475203</text:p>
          </table:table-cell>
          <table:table-cell office:value-type="float" office:value="0" calcext:value-type="float">
            <text:p>0</text:p>
          </table:table-cell>
          <table:table-cell office:value-type="float" office:value="0.1070424" calcext:value-type="float">
            <text:p>0.1070424</text:p>
          </table:table-cell>
          <table:table-cell office:value-type="float" office:value="0.2795962" calcext:value-type="float">
            <text:p>0.2795962</text:p>
          </table:table-cell>
          <table:table-cell office:value-type="float" office:value="0.2149145" calcext:value-type="float">
            <text:p>0.2149145</text:p>
          </table:table-cell>
          <table:table-cell office:value-type="float" office:value="0.06753907" calcext:value-type="float">
            <text:p>0.06753907</text:p>
          </table:table-cell>
          <table:table-cell office:value-type="float" office:value="0.05456604" calcext:value-type="float">
            <text:p>0.05456604</text:p>
          </table:table-cell>
          <table:table-cell office:value-type="float" office:value="0.0267323" calcext:value-type="float">
            <text:p>0.0267323</text:p>
          </table:table-cell>
          <table:table-cell office:value-type="float" office:value="0.0327199" calcext:value-type="float">
            <text:p>0.0327199</text:p>
          </table:table-cell>
          <table:table-cell office:value-type="float" office:value="0.08210734" calcext:value-type="float">
            <text:p>0.08210734</text:p>
          </table:table-cell>
          <table:table-cell office:value-type="float" office:value="0.1580989" calcext:value-type="float">
            <text:p>0.1580989</text:p>
          </table:table-cell>
          <table:table-cell office:value-type="float" office:value="0.1635764" calcext:value-type="float">
            <text:p>0.1635764</text:p>
          </table:table-cell>
          <table:table-cell office:value-type="float" office:value="0.1717435" calcext:value-type="float">
            <text:p>0.1717435</text:p>
          </table:table-cell>
          <table:table-cell office:value-type="float" office:value="0.1774402" calcext:value-type="float">
            <text:p>0.1774402</text:p>
          </table:table-cell>
          <table:table-cell office:value-type="float" office:value="0.1904504" calcext:value-type="float">
            <text:p>0.1904504</text:p>
          </table:table-cell>
          <table:table-cell office:value-type="float" office:value="0.1936856" calcext:value-type="float">
            <text:p>0.1936856</text:p>
          </table:table-cell>
          <table:table-cell office:value-type="float" office:value="0" calcext:value-type="float">
            <text:p>0</text:p>
          </table:table-cell>
          <table:table-cell office:value-type="float" office:value="35.11873" calcext:value-type="float">
            <text:p>35.11873</text:p>
          </table:table-cell>
          <table:table-cell office:value-type="float" office:value="33.01018" calcext:value-type="float">
            <text:p>33.01018</text:p>
          </table:table-cell>
          <table:table-cell office:value-type="float" office:value="28.4504" calcext:value-type="float">
            <text:p>28.4504</text:p>
          </table:table-cell>
          <table:table-cell office:value-type="float" office:value="7.988231" calcext:value-type="float">
            <text:p>7.988231</text:p>
          </table:table-cell>
          <table:table-cell office:value-type="float" office:value="6.318297" calcext:value-type="float">
            <text:p>6.318297</text:p>
          </table:table-cell>
          <table:table-cell office:value-type="float" office:value="2.624103" calcext:value-type="float">
            <text:p>2.624103</text:p>
          </table:table-cell>
          <table:table-cell office:value-type="float" office:value="2.635518" calcext:value-type="float">
            <text:p>2.635518</text:p>
          </table:table-cell>
          <table:table-cell office:value-type="float" office:value="5.578366" calcext:value-type="float">
            <text:p>5.578366</text:p>
          </table:table-cell>
          <table:table-cell office:value-type="float" office:value="9.184473" calcext:value-type="float">
            <text:p>9.184473</text:p>
          </table:table-cell>
          <table:table-cell office:value-type="float" office:value="9.700904" calcext:value-type="float">
            <text:p>9.700904</text:p>
          </table:table-cell>
          <table:table-cell office:value-type="float" office:value="10.49504" calcext:value-type="float">
            <text:p>10.49504</text:p>
          </table:table-cell>
          <table:table-cell office:value-type="float" office:value="10.99934" calcext:value-type="float">
            <text:p>10.99934</text:p>
          </table:table-cell>
          <table:table-cell office:value-type="float" office:value="12.21915" calcext:value-type="float">
            <text:p>12.21915</text:p>
          </table:table-cell>
          <table:table-cell office:value-type="float" office:value="12.54867" calcext:value-type="float">
            <text:p>12.54867</text:p>
          </table:table-cell>
          <table:table-cell office:value-type="float" office:value="0" calcext:value-type="float">
            <text:p>0</text:p>
          </table:table-cell>
          <table:table-cell office:value-type="float" office:value="0.01276257" calcext:value-type="float">
            <text:p>0.01276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9753" calcext:value-type="float">
            <text:p>0.15397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6" calcext:value-type="float">
            <text:p>8052006</text:p>
          </table:table-cell>
          <table:table-cell office:value-type="float" office:value="3.216501" calcext:value-type="float">
            <text:p>3.216501</text:p>
          </table:table-cell>
          <table:table-cell office:value-type="float" office:value="135.2635" calcext:value-type="float">
            <text:p>135.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3589" calcext:value-type="float">
            <text:p>41.03589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996969" calcext:value-type="float">
            <text:p>9.996969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089" calcext:value-type="float">
            <text:p>-0.003045089</text:p>
          </table:table-cell>
          <table:table-cell office:value-type="float" office:value="1163.799" calcext:value-type="float">
            <text:p>1163.799</text:p>
          </table:table-cell>
          <table:table-cell office:value-type="float" office:value="1.484372" calcext:value-type="float">
            <text:p>1.484372</text:p>
          </table:table-cell>
          <table:table-cell office:value-type="float" office:value="0" calcext:value-type="float">
            <text:p>0</text:p>
          </table:table-cell>
          <table:table-cell office:value-type="float" office:value="0.05555999" calcext:value-type="float">
            <text:p>0.05555999</text:p>
          </table:table-cell>
          <table:table-cell office:value-type="float" office:value="0.2567463" calcext:value-type="float">
            <text:p>0.2567463</text:p>
          </table:table-cell>
          <table:table-cell office:value-type="float" office:value="0.2232052" calcext:value-type="float">
            <text:p>0.2232052</text:p>
          </table:table-cell>
          <table:table-cell office:value-type="float" office:value="0.0697806" calcext:value-type="float">
            <text:p>0.0697806</text:p>
          </table:table-cell>
          <table:table-cell office:value-type="float" office:value="0.0564273" calcext:value-type="float">
            <text:p>0.0564273</text:p>
          </table:table-cell>
          <table:table-cell office:value-type="float" office:value="0.02705211" calcext:value-type="float">
            <text:p>0.02705211</text:p>
          </table:table-cell>
          <table:table-cell office:value-type="float" office:value="0.03283976" calcext:value-type="float">
            <text:p>0.03283976</text:p>
          </table:table-cell>
          <table:table-cell office:value-type="float" office:value="0.08218114" calcext:value-type="float">
            <text:p>0.08218114</text:p>
          </table:table-cell>
          <table:table-cell office:value-type="float" office:value="0.1582758" calcext:value-type="float">
            <text:p>0.1582758</text:p>
          </table:table-cell>
          <table:table-cell office:value-type="float" office:value="0.1636259" calcext:value-type="float">
            <text:p>0.1636259</text:p>
          </table:table-cell>
          <table:table-cell office:value-type="float" office:value="0.1717816" calcext:value-type="float">
            <text:p>0.1717816</text:p>
          </table:table-cell>
          <table:table-cell office:value-type="float" office:value="0.1774634" calcext:value-type="float">
            <text:p>0.1774634</text:p>
          </table:table-cell>
          <table:table-cell office:value-type="float" office:value="0.1904675" calcext:value-type="float">
            <text:p>0.1904675</text:p>
          </table:table-cell>
          <table:table-cell office:value-type="float" office:value="0.1937014" calcext:value-type="float">
            <text:p>0.1937014</text:p>
          </table:table-cell>
          <table:table-cell office:value-type="float" office:value="0" calcext:value-type="float">
            <text:p>0</text:p>
          </table:table-cell>
          <table:table-cell office:value-type="float" office:value="35.059" calcext:value-type="float">
            <text:p>35.059</text:p>
          </table:table-cell>
          <table:table-cell office:value-type="float" office:value="32.99637" calcext:value-type="float">
            <text:p>32.99637</text:p>
          </table:table-cell>
          <table:table-cell office:value-type="float" office:value="28.43714" calcext:value-type="float">
            <text:p>28.43714</text:p>
          </table:table-cell>
          <table:table-cell office:value-type="float" office:value="7.988176" calcext:value-type="float">
            <text:p>7.988176</text:p>
          </table:table-cell>
          <table:table-cell office:value-type="float" office:value="6.318695" calcext:value-type="float">
            <text:p>6.318695</text:p>
          </table:table-cell>
          <table:table-cell office:value-type="float" office:value="2.624884" calcext:value-type="float">
            <text:p>2.624884</text:p>
          </table:table-cell>
          <table:table-cell office:value-type="float" office:value="2.637132" calcext:value-type="float">
            <text:p>2.637132</text:p>
          </table:table-cell>
          <table:table-cell office:value-type="float" office:value="5.582081" calcext:value-type="float">
            <text:p>5.582081</text:p>
          </table:table-cell>
          <table:table-cell office:value-type="float" office:value="9.189227" calcext:value-type="float">
            <text:p>9.189227</text:p>
          </table:table-cell>
          <table:table-cell office:value-type="float" office:value="9.70508" calcext:value-type="float">
            <text:p>9.70508</text:p>
          </table:table-cell>
          <table:table-cell office:value-type="float" office:value="10.49854" calcext:value-type="float">
            <text:p>10.49854</text:p>
          </table:table-cell>
          <table:table-cell office:value-type="float" office:value="11.00229" calcext:value-type="float">
            <text:p>11.00229</text:p>
          </table:table-cell>
          <table:table-cell office:value-type="float" office:value="12.22078" calcext:value-type="float">
            <text:p>12.22078</text:p>
          </table:table-cell>
          <table:table-cell office:value-type="float" office:value="12.55019" calcext:value-type="float">
            <text:p>12.55019</text:p>
          </table:table-cell>
          <table:table-cell office:value-type="float" office:value="0" calcext:value-type="float">
            <text:p>0</text:p>
          </table:table-cell>
          <table:table-cell office:value-type="float" office:value="0.01599875" calcext:value-type="float">
            <text:p>0.01599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0035" calcext:value-type="float">
            <text:p>0.157003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6" calcext:value-type="float">
            <text:p>9052006</text:p>
          </table:table-cell>
          <table:table-cell office:value-type="float" office:value="3.211405" calcext:value-type="float">
            <text:p>3.211405</text:p>
          </table:table-cell>
          <table:table-cell office:value-type="float" office:value="135.264" calcext:value-type="float">
            <text:p>135.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4536" calcext:value-type="float">
            <text:p>41.04536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996969" calcext:value-type="float">
            <text:p>9.996969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089" calcext:value-type="float">
            <text:p>-0.003045089</text:p>
          </table:table-cell>
          <table:table-cell office:value-type="float" office:value="1163.793" calcext:value-type="float">
            <text:p>1163.793</text:p>
          </table:table-cell>
          <table:table-cell office:value-type="float" office:value="1.494145" calcext:value-type="float">
            <text:p>1.494145</text:p>
          </table:table-cell>
          <table:table-cell office:value-type="float" office:value="0" calcext:value-type="float">
            <text:p>0</text:p>
          </table:table-cell>
          <table:table-cell office:value-type="float" office:value="0.1243165" calcext:value-type="float">
            <text:p>0.1243165</text:p>
          </table:table-cell>
          <table:table-cell office:value-type="float" office:value="0.2860542" calcext:value-type="float">
            <text:p>0.2860542</text:p>
          </table:table-cell>
          <table:table-cell office:value-type="float" office:value="0.2313087" calcext:value-type="float">
            <text:p>0.2313087</text:p>
          </table:table-cell>
          <table:table-cell office:value-type="float" office:value="0.07190504" calcext:value-type="float">
            <text:p>0.07190504</text:p>
          </table:table-cell>
          <table:table-cell office:value-type="float" office:value="0.05878852" calcext:value-type="float">
            <text:p>0.05878852</text:p>
          </table:table-cell>
          <table:table-cell office:value-type="float" office:value="0.02748034" calcext:value-type="float">
            <text:p>0.02748034</text:p>
          </table:table-cell>
          <table:table-cell office:value-type="float" office:value="0.03308102" calcext:value-type="float">
            <text:p>0.03308102</text:p>
          </table:table-cell>
          <table:table-cell office:value-type="float" office:value="0.08227082" calcext:value-type="float">
            <text:p>0.08227082</text:p>
          </table:table-cell>
          <table:table-cell office:value-type="float" office:value="0.1584477" calcext:value-type="float">
            <text:p>0.1584477</text:p>
          </table:table-cell>
          <table:table-cell office:value-type="float" office:value="0.1636762" calcext:value-type="float">
            <text:p>0.1636762</text:p>
          </table:table-cell>
          <table:table-cell office:value-type="float" office:value="0.1718202" calcext:value-type="float">
            <text:p>0.1718202</text:p>
          </table:table-cell>
          <table:table-cell office:value-type="float" office:value="0.1775053" calcext:value-type="float">
            <text:p>0.1775053</text:p>
          </table:table-cell>
          <table:table-cell office:value-type="float" office:value="0.1904842" calcext:value-type="float">
            <text:p>0.1904842</text:p>
          </table:table-cell>
          <table:table-cell office:value-type="float" office:value="0.1937172" calcext:value-type="float">
            <text:p>0.1937172</text:p>
          </table:table-cell>
          <table:table-cell office:value-type="float" office:value="0" calcext:value-type="float">
            <text:p>0</text:p>
          </table:table-cell>
          <table:table-cell office:value-type="float" office:value="34.99468" calcext:value-type="float">
            <text:p>34.99468</text:p>
          </table:table-cell>
          <table:table-cell office:value-type="float" office:value="32.97959" calcext:value-type="float">
            <text:p>32.97959</text:p>
          </table:table-cell>
          <table:table-cell office:value-type="float" office:value="28.4275" calcext:value-type="float">
            <text:p>28.4275</text:p>
          </table:table-cell>
          <table:table-cell office:value-type="float" office:value="7.988982" calcext:value-type="float">
            <text:p>7.988982</text:p>
          </table:table-cell>
          <table:table-cell office:value-type="float" office:value="6.319972" calcext:value-type="float">
            <text:p>6.319972</text:p>
          </table:table-cell>
          <table:table-cell office:value-type="float" office:value="2.625762" calcext:value-type="float">
            <text:p>2.625762</text:p>
          </table:table-cell>
          <table:table-cell office:value-type="float" office:value="2.638772" calcext:value-type="float">
            <text:p>2.638772</text:p>
          </table:table-cell>
          <table:table-cell office:value-type="float" office:value="5.585794" calcext:value-type="float">
            <text:p>5.585794</text:p>
          </table:table-cell>
          <table:table-cell office:value-type="float" office:value="9.19398" calcext:value-type="float">
            <text:p>9.19398</text:p>
          </table:table-cell>
          <table:table-cell office:value-type="float" office:value="9.709253" calcext:value-type="float">
            <text:p>9.709253</text:p>
          </table:table-cell>
          <table:table-cell office:value-type="float" office:value="10.50205" calcext:value-type="float">
            <text:p>10.50205</text:p>
          </table:table-cell>
          <table:table-cell office:value-type="float" office:value="11.00523" calcext:value-type="float">
            <text:p>11.00523</text:p>
          </table:table-cell>
          <table:table-cell office:value-type="float" office:value="12.22241" calcext:value-type="float">
            <text:p>12.22241</text:p>
          </table:table-cell>
          <table:table-cell office:value-type="float" office:value="12.55173" calcext:value-type="float">
            <text:p>12.55173</text:p>
          </table:table-cell>
          <table:table-cell office:value-type="float" office:value="0" calcext:value-type="float">
            <text:p>0</text:p>
          </table:table-cell>
          <table:table-cell office:value-type="float" office:value="0.009662484" calcext:value-type="float">
            <text:p>0.009662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08182" calcext:value-type="float">
            <text:p>0.16081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6" calcext:value-type="float">
            <text:p>10052006</text:p>
          </table:table-cell>
          <table:table-cell office:value-type="float" office:value="3.206132" calcext:value-type="float">
            <text:p>3.206132</text:p>
          </table:table-cell>
          <table:table-cell office:value-type="float" office:value="135.2635" calcext:value-type="float">
            <text:p>135.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5555" calcext:value-type="float">
            <text:p>41.05555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996978" calcext:value-type="float">
            <text:p>9.996978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089" calcext:value-type="float">
            <text:p>-0.003045089</text:p>
          </table:table-cell>
          <table:table-cell office:value-type="float" office:value="1163.787" calcext:value-type="float">
            <text:p>1163.787</text:p>
          </table:table-cell>
          <table:table-cell office:value-type="float" office:value="1.495178" calcext:value-type="float">
            <text:p>1.495178</text:p>
          </table:table-cell>
          <table:table-cell office:value-type="float" office:value="0" calcext:value-type="float">
            <text:p>0</text:p>
          </table:table-cell>
          <table:table-cell office:value-type="float" office:value="0.2354106" calcext:value-type="float">
            <text:p>0.2354106</text:p>
          </table:table-cell>
          <table:table-cell office:value-type="float" office:value="0.2863207" calcext:value-type="float">
            <text:p>0.2863207</text:p>
          </table:table-cell>
          <table:table-cell office:value-type="float" office:value="0.2295427" calcext:value-type="float">
            <text:p>0.2295427</text:p>
          </table:table-cell>
          <table:table-cell office:value-type="float" office:value="0.07239715" calcext:value-type="float">
            <text:p>0.07239715</text:p>
          </table:table-cell>
          <table:table-cell office:value-type="float" office:value="0.05939854" calcext:value-type="float">
            <text:p>0.05939854</text:p>
          </table:table-cell>
          <table:table-cell office:value-type="float" office:value="0.02772563" calcext:value-type="float">
            <text:p>0.02772563</text:p>
          </table:table-cell>
          <table:table-cell office:value-type="float" office:value="0.03323333" calcext:value-type="float">
            <text:p>0.03323333</text:p>
          </table:table-cell>
          <table:table-cell office:value-type="float" office:value="0.08237889" calcext:value-type="float">
            <text:p>0.08237889</text:p>
          </table:table-cell>
          <table:table-cell office:value-type="float" office:value="0.15859" calcext:value-type="float">
            <text:p>0.15859</text:p>
          </table:table-cell>
          <table:table-cell office:value-type="float" office:value="0.1637279" calcext:value-type="float">
            <text:p>0.1637279</text:p>
          </table:table-cell>
          <table:table-cell office:value-type="float" office:value="0.1718592" calcext:value-type="float">
            <text:p>0.1718592</text:p>
          </table:table-cell>
          <table:table-cell office:value-type="float" office:value="0.177535" calcext:value-type="float">
            <text:p>0.177535</text:p>
          </table:table-cell>
          <table:table-cell office:value-type="float" office:value="0.1905012" calcext:value-type="float">
            <text:p>0.1905012</text:p>
          </table:table-cell>
          <table:table-cell office:value-type="float" office:value="0.193733" calcext:value-type="float">
            <text:p>0.193733</text:p>
          </table:table-cell>
          <table:table-cell office:value-type="float" office:value="0" calcext:value-type="float">
            <text:p>0</text:p>
          </table:table-cell>
          <table:table-cell office:value-type="float" office:value="34.96411" calcext:value-type="float">
            <text:p>34.96411</text:p>
          </table:table-cell>
          <table:table-cell office:value-type="float" office:value="32.96944" calcext:value-type="float">
            <text:p>32.96944</text:p>
          </table:table-cell>
          <table:table-cell office:value-type="float" office:value="28.41887" calcext:value-type="float">
            <text:p>28.41887</text:p>
          </table:table-cell>
          <table:table-cell office:value-type="float" office:value="7.990404" calcext:value-type="float">
            <text:p>7.990404</text:p>
          </table:table-cell>
          <table:table-cell office:value-type="float" office:value="6.321898" calcext:value-type="float">
            <text:p>6.321898</text:p>
          </table:table-cell>
          <table:table-cell office:value-type="float" office:value="2.626725" calcext:value-type="float">
            <text:p>2.626725</text:p>
          </table:table-cell>
          <table:table-cell office:value-type="float" office:value="2.640447" calcext:value-type="float">
            <text:p>2.640447</text:p>
          </table:table-cell>
          <table:table-cell office:value-type="float" office:value="5.58951" calcext:value-type="float">
            <text:p>5.58951</text:p>
          </table:table-cell>
          <table:table-cell office:value-type="float" office:value="9.198734" calcext:value-type="float">
            <text:p>9.198734</text:p>
          </table:table-cell>
          <table:table-cell office:value-type="float" office:value="9.713429" calcext:value-type="float">
            <text:p>9.713429</text:p>
          </table:table-cell>
          <table:table-cell office:value-type="float" office:value="10.50556" calcext:value-type="float">
            <text:p>10.50556</text:p>
          </table:table-cell>
          <table:table-cell office:value-type="float" office:value="11.00818" calcext:value-type="float">
            <text:p>11.00818</text:p>
          </table:table-cell>
          <table:table-cell office:value-type="float" office:value="12.22404" calcext:value-type="float">
            <text:p>12.22404</text:p>
          </table:table-cell>
          <table:table-cell office:value-type="float" office:value="12.55326" calcext:value-type="float">
            <text:p>12.55326</text:p>
          </table:table-cell>
          <table:table-cell office:value-type="float" office:value="0" calcext:value-type="float">
            <text:p>0</text:p>
          </table:table-cell>
          <table:table-cell office:value-type="float" office:value="0.520103" calcext:value-type="float">
            <text:p>0.52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58326" calcext:value-type="float">
            <text:p>0.16583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6" calcext:value-type="float">
            <text:p>11052006</text:p>
          </table:table-cell>
          <table:table-cell office:value-type="float" office:value="3.191008" calcext:value-type="float">
            <text:p>3.191008</text:p>
          </table:table-cell>
          <table:table-cell office:value-type="float" office:value="135.2644" calcext:value-type="float">
            <text:p>135.2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6625" calcext:value-type="float">
            <text:p>41.06625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996996" calcext:value-type="float">
            <text:p>9.996996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089" calcext:value-type="float">
            <text:p>-0.003045089</text:p>
          </table:table-cell>
          <table:table-cell office:value-type="float" office:value="1163.784" calcext:value-type="float">
            <text:p>1163.784</text:p>
          </table:table-cell>
          <table:table-cell office:value-type="float" office:value="1.476583" calcext:value-type="float">
            <text:p>1.476583</text:p>
          </table:table-cell>
          <table:table-cell office:value-type="float" office:value="0" calcext:value-type="float">
            <text:p>0</text:p>
          </table:table-cell>
          <table:table-cell office:value-type="float" office:value="0.3724138" calcext:value-type="float">
            <text:p>0.3724138</text:p>
          </table:table-cell>
          <table:table-cell office:value-type="float" office:value="0.2935797" calcext:value-type="float">
            <text:p>0.2935797</text:p>
          </table:table-cell>
          <table:table-cell office:value-type="float" office:value="0.2322908" calcext:value-type="float">
            <text:p>0.2322908</text:p>
          </table:table-cell>
          <table:table-cell office:value-type="float" office:value="0.07320668" calcext:value-type="float">
            <text:p>0.07320668</text:p>
          </table:table-cell>
          <table:table-cell office:value-type="float" office:value="0.06027479" calcext:value-type="float">
            <text:p>0.06027479</text:p>
          </table:table-cell>
          <table:table-cell office:value-type="float" office:value="0.02786391" calcext:value-type="float">
            <text:p>0.02786391</text:p>
          </table:table-cell>
          <table:table-cell office:value-type="float" office:value="0.0333248" calcext:value-type="float">
            <text:p>0.0333248</text:p>
          </table:table-cell>
          <table:table-cell office:value-type="float" office:value="0.08245347" calcext:value-type="float">
            <text:p>0.08245347</text:p>
          </table:table-cell>
          <table:table-cell office:value-type="float" office:value="0.1587165" calcext:value-type="float">
            <text:p>0.1587165</text:p>
          </table:table-cell>
          <table:table-cell office:value-type="float" office:value="0.1637806" calcext:value-type="float">
            <text:p>0.1637806</text:p>
          </table:table-cell>
          <table:table-cell office:value-type="float" office:value="0.1718979" calcext:value-type="float">
            <text:p>0.1718979</text:p>
          </table:table-cell>
          <table:table-cell office:value-type="float" office:value="0.1775723" calcext:value-type="float">
            <text:p>0.1775723</text:p>
          </table:table-cell>
          <table:table-cell office:value-type="float" office:value="0.1905181" calcext:value-type="float">
            <text:p>0.1905181</text:p>
          </table:table-cell>
          <table:table-cell office:value-type="float" office:value="0.1937488" calcext:value-type="float">
            <text:p>0.1937488</text:p>
          </table:table-cell>
          <table:table-cell office:value-type="float" office:value="0" calcext:value-type="float">
            <text:p>0</text:p>
          </table:table-cell>
          <table:table-cell office:value-type="float" office:value="34.97724" calcext:value-type="float">
            <text:p>34.97724</text:p>
          </table:table-cell>
          <table:table-cell office:value-type="float" office:value="32.96034" calcext:value-type="float">
            <text:p>32.96034</text:p>
          </table:table-cell>
          <table:table-cell office:value-type="float" office:value="28.41026" calcext:value-type="float">
            <text:p>28.41026</text:p>
          </table:table-cell>
          <table:table-cell office:value-type="float" office:value="7.991896" calcext:value-type="float">
            <text:p>7.991896</text:p>
          </table:table-cell>
          <table:table-cell office:value-type="float" office:value="6.323942" calcext:value-type="float">
            <text:p>6.323942</text:p>
          </table:table-cell>
          <table:table-cell office:value-type="float" office:value="2.627715" calcext:value-type="float">
            <text:p>2.627715</text:p>
          </table:table-cell>
          <table:table-cell office:value-type="float" office:value="2.642124" calcext:value-type="float">
            <text:p>2.642124</text:p>
          </table:table-cell>
          <table:table-cell office:value-type="float" office:value="5.593224" calcext:value-type="float">
            <text:p>5.593224</text:p>
          </table:table-cell>
          <table:table-cell office:value-type="float" office:value="9.203487" calcext:value-type="float">
            <text:p>9.203487</text:p>
          </table:table-cell>
          <table:table-cell office:value-type="float" office:value="9.717607" calcext:value-type="float">
            <text:p>9.717607</text:p>
          </table:table-cell>
          <table:table-cell office:value-type="float" office:value="10.50906" calcext:value-type="float">
            <text:p>10.50906</text:p>
          </table:table-cell>
          <table:table-cell office:value-type="float" office:value="11.01112" calcext:value-type="float">
            <text:p>11.01112</text:p>
          </table:table-cell>
          <table:table-cell office:value-type="float" office:value="12.22567" calcext:value-type="float">
            <text:p>12.22567</text:p>
          </table:table-cell>
          <table:table-cell office:value-type="float" office:value="12.55478" calcext:value-type="float">
            <text:p>12.55478</text:p>
          </table:table-cell>
          <table:table-cell office:value-type="float" office:value="0" calcext:value-type="float">
            <text:p>0</text:p>
          </table:table-cell>
          <table:table-cell office:value-type="float" office:value="5.362923" calcext:value-type="float">
            <text:p>5.362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93686" calcext:value-type="float">
            <text:p>0.179368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6" calcext:value-type="float">
            <text:p>12052006</text:p>
          </table:table-cell>
          <table:table-cell office:value-type="float" office:value="3.17369" calcext:value-type="float">
            <text:p>3.17369</text:p>
          </table:table-cell>
          <table:table-cell office:value-type="float" office:value="135.2654" calcext:value-type="float">
            <text:p>135.2654</text:p>
          </table:table-cell>
          <table:table-cell office:value-type="float" office:value="0" calcext:value-type="float">
            <text:p>0</text:p>
          </table:table-cell>
          <table:table-cell office:value-type="float" office:value="-0.0001228759" calcext:value-type="float">
            <text:p>-0.0001228759</text:p>
          </table:table-cell>
          <table:table-cell office:value-type="float" office:value="41.07732" calcext:value-type="float">
            <text:p>41.07732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996996" calcext:value-type="float">
            <text:p>9.996996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089" calcext:value-type="float">
            <text:p>-0.003045089</text:p>
          </table:table-cell>
          <table:table-cell office:value-type="float" office:value="1163.784" calcext:value-type="float">
            <text:p>1163.784</text:p>
          </table:table-cell>
          <table:table-cell office:value-type="float" office:value="1.454693" calcext:value-type="float">
            <text:p>1.454693</text:p>
          </table:table-cell>
          <table:table-cell office:value-type="float" office:value="0" calcext:value-type="float">
            <text:p>0</text:p>
          </table:table-cell>
          <table:table-cell office:value-type="float" office:value="0.4472746" calcext:value-type="float">
            <text:p>0.4472746</text:p>
          </table:table-cell>
          <table:table-cell office:value-type="float" office:value="0.2994821" calcext:value-type="float">
            <text:p>0.2994821</text:p>
          </table:table-cell>
          <table:table-cell office:value-type="float" office:value="0.2385544" calcext:value-type="float">
            <text:p>0.2385544</text:p>
          </table:table-cell>
          <table:table-cell office:value-type="float" office:value="0.07529773" calcext:value-type="float">
            <text:p>0.07529773</text:p>
          </table:table-cell>
          <table:table-cell office:value-type="float" office:value="0.06213273" calcext:value-type="float">
            <text:p>0.06213273</text:p>
          </table:table-cell>
          <table:table-cell office:value-type="float" office:value="0.02817574" calcext:value-type="float">
            <text:p>0.02817574</text:p>
          </table:table-cell>
          <table:table-cell office:value-type="float" office:value="0.03345651" calcext:value-type="float">
            <text:p>0.03345651</text:p>
          </table:table-cell>
          <table:table-cell office:value-type="float" office:value="0.08252355" calcext:value-type="float">
            <text:p>0.08252355</text:p>
          </table:table-cell>
          <table:table-cell office:value-type="float" office:value="0.1588331" calcext:value-type="float">
            <text:p>0.1588331</text:p>
          </table:table-cell>
          <table:table-cell office:value-type="float" office:value="0.1638336" calcext:value-type="float">
            <text:p>0.1638336</text:p>
          </table:table-cell>
          <table:table-cell office:value-type="float" office:value="0.1719343" calcext:value-type="float">
            <text:p>0.1719343</text:p>
          </table:table-cell>
          <table:table-cell office:value-type="float" office:value="0.1776091" calcext:value-type="float">
            <text:p>0.1776091</text:p>
          </table:table-cell>
          <table:table-cell office:value-type="float" office:value="0.190535" calcext:value-type="float">
            <text:p>0.190535</text:p>
          </table:table-cell>
          <table:table-cell office:value-type="float" office:value="0.1937646" calcext:value-type="float">
            <text:p>0.1937646</text:p>
          </table:table-cell>
          <table:table-cell office:value-type="float" office:value="0" calcext:value-type="float">
            <text:p>0</text:p>
          </table:table-cell>
          <table:table-cell office:value-type="float" office:value="35.01147" calcext:value-type="float">
            <text:p>35.01147</text:p>
          </table:table-cell>
          <table:table-cell office:value-type="float" office:value="32.95238" calcext:value-type="float">
            <text:p>32.95238</text:p>
          </table:table-cell>
          <table:table-cell office:value-type="float" office:value="28.40315" calcext:value-type="float">
            <text:p>28.40315</text:p>
          </table:table-cell>
          <table:table-cell office:value-type="float" office:value="7.993853" calcext:value-type="float">
            <text:p>7.993853</text:p>
          </table:table-cell>
          <table:table-cell office:value-type="float" office:value="6.326488" calcext:value-type="float">
            <text:p>6.326488</text:p>
          </table:table-cell>
          <table:table-cell office:value-type="float" office:value="2.628749" calcext:value-type="float">
            <text:p>2.628749</text:p>
          </table:table-cell>
          <table:table-cell office:value-type="float" office:value="2.643815" calcext:value-type="float">
            <text:p>2.643815</text:p>
          </table:table-cell>
          <table:table-cell office:value-type="float" office:value="5.596938" calcext:value-type="float">
            <text:p>5.596938</text:p>
          </table:table-cell>
          <table:table-cell office:value-type="float" office:value="9.208241" calcext:value-type="float">
            <text:p>9.208241</text:p>
          </table:table-cell>
          <table:table-cell office:value-type="float" office:value="9.721783" calcext:value-type="float">
            <text:p>9.721783</text:p>
          </table:table-cell>
          <table:table-cell office:value-type="float" office:value="10.51257" calcext:value-type="float">
            <text:p>10.51257</text:p>
          </table:table-cell>
          <table:table-cell office:value-type="float" office:value="11.01407" calcext:value-type="float">
            <text:p>11.01407</text:p>
          </table:table-cell>
          <table:table-cell office:value-type="float" office:value="12.22729" calcext:value-type="float">
            <text:p>12.22729</text:p>
          </table:table-cell>
          <table:table-cell office:value-type="float" office:value="12.5563" calcext:value-type="float">
            <text:p>12.5563</text:p>
          </table:table-cell>
          <table:table-cell office:value-type="float" office:value="0" calcext:value-type="float">
            <text:p>0</text:p>
          </table:table-cell>
          <table:table-cell office:value-type="float" office:value="8.630239" calcext:value-type="float">
            <text:p>8.630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48941" calcext:value-type="float">
            <text:p>0.194894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6" calcext:value-type="float">
            <text:p>13052006</text:p>
          </table:table-cell>
          <table:table-cell office:value-type="float" office:value="3.162661" calcext:value-type="float">
            <text:p>3.162661</text:p>
          </table:table-cell>
          <table:table-cell office:value-type="float" office:value="135.2648" calcext:value-type="float">
            <text:p>135.2648</text:p>
          </table:table-cell>
          <table:table-cell office:value-type="float" office:value="0" calcext:value-type="float">
            <text:p>0</text:p>
          </table:table-cell>
          <table:table-cell office:value-type="float" office:value="-0.0003462853" calcext:value-type="float">
            <text:p>-0.0003462853</text:p>
          </table:table-cell>
          <table:table-cell office:value-type="float" office:value="41.08867" calcext:value-type="float">
            <text:p>41.08867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996996" calcext:value-type="float">
            <text:p>9.996996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089" calcext:value-type="float">
            <text:p>-0.003045089</text:p>
          </table:table-cell>
          <table:table-cell office:value-type="float" office:value="1163.785" calcext:value-type="float">
            <text:p>1163.785</text:p>
          </table:table-cell>
          <table:table-cell office:value-type="float" office:value="1.44415" calcext:value-type="float">
            <text:p>1.44415</text:p>
          </table:table-cell>
          <table:table-cell office:value-type="float" office:value="0" calcext:value-type="float">
            <text:p>0</text:p>
          </table:table-cell>
          <table:table-cell office:value-type="float" office:value="0.4696085" calcext:value-type="float">
            <text:p>0.4696085</text:p>
          </table:table-cell>
          <table:table-cell office:value-type="float" office:value="0.2976522" calcext:value-type="float">
            <text:p>0.2976522</text:p>
          </table:table-cell>
          <table:table-cell office:value-type="float" office:value="0.2414768" calcext:value-type="float">
            <text:p>0.2414768</text:p>
          </table:table-cell>
          <table:table-cell office:value-type="float" office:value="0.07692893" calcext:value-type="float">
            <text:p>0.07692893</text:p>
          </table:table-cell>
          <table:table-cell office:value-type="float" office:value="0.06385051" calcext:value-type="float">
            <text:p>0.06385051</text:p>
          </table:table-cell>
          <table:table-cell office:value-type="float" office:value="0.02853108" calcext:value-type="float">
            <text:p>0.02853108</text:p>
          </table:table-cell>
          <table:table-cell office:value-type="float" office:value="0.03362618" calcext:value-type="float">
            <text:p>0.03362618</text:p>
          </table:table-cell>
          <table:table-cell office:value-type="float" office:value="0.08262084" calcext:value-type="float">
            <text:p>0.08262084</text:p>
          </table:table-cell>
          <table:table-cell office:value-type="float" office:value="0.1589391" calcext:value-type="float">
            <text:p>0.1589391</text:p>
          </table:table-cell>
          <table:table-cell office:value-type="float" office:value="0.1638884" calcext:value-type="float">
            <text:p>0.1638884</text:p>
          </table:table-cell>
          <table:table-cell office:value-type="float" office:value="0.1719734" calcext:value-type="float">
            <text:p>0.1719734</text:p>
          </table:table-cell>
          <table:table-cell office:value-type="float" office:value="0.1776432" calcext:value-type="float">
            <text:p>0.1776432</text:p>
          </table:table-cell>
          <table:table-cell office:value-type="float" office:value="0.1905518" calcext:value-type="float">
            <text:p>0.1905518</text:p>
          </table:table-cell>
          <table:table-cell office:value-type="float" office:value="0.1937804" calcext:value-type="float">
            <text:p>0.1937804</text:p>
          </table:table-cell>
          <table:table-cell office:value-type="float" office:value="0" calcext:value-type="float">
            <text:p>0</text:p>
          </table:table-cell>
          <table:table-cell office:value-type="float" office:value="35.05356" calcext:value-type="float">
            <text:p>35.05356</text:p>
          </table:table-cell>
          <table:table-cell office:value-type="float" office:value="32.94523" calcext:value-type="float">
            <text:p>32.94523</text:p>
          </table:table-cell>
          <table:table-cell office:value-type="float" office:value="28.39796" calcext:value-type="float">
            <text:p>28.39796</text:p>
          </table:table-cell>
          <table:table-cell office:value-type="float" office:value="7.996578" calcext:value-type="float">
            <text:p>7.996578</text:p>
          </table:table-cell>
          <table:table-cell office:value-type="float" office:value="6.329754" calcext:value-type="float">
            <text:p>6.329754</text:p>
          </table:table-cell>
          <table:table-cell office:value-type="float" office:value="2.629867" calcext:value-type="float">
            <text:p>2.629867</text:p>
          </table:table-cell>
          <table:table-cell office:value-type="float" office:value="2.645525" calcext:value-type="float">
            <text:p>2.645525</text:p>
          </table:table-cell>
          <table:table-cell office:value-type="float" office:value="5.600652" calcext:value-type="float">
            <text:p>5.600652</text:p>
          </table:table-cell>
          <table:table-cell office:value-type="float" office:value="9.212995" calcext:value-type="float">
            <text:p>9.212995</text:p>
          </table:table-cell>
          <table:table-cell office:value-type="float" office:value="9.72596" calcext:value-type="float">
            <text:p>9.72596</text:p>
          </table:table-cell>
          <table:table-cell office:value-type="float" office:value="10.51608" calcext:value-type="float">
            <text:p>10.51608</text:p>
          </table:table-cell>
          <table:table-cell office:value-type="float" office:value="11.01701" calcext:value-type="float">
            <text:p>11.01701</text:p>
          </table:table-cell>
          <table:table-cell office:value-type="float" office:value="12.22892" calcext:value-type="float">
            <text:p>12.22892</text:p>
          </table:table-cell>
          <table:table-cell office:value-type="float" office:value="12.55784" calcext:value-type="float">
            <text:p>12.55784</text:p>
          </table:table-cell>
          <table:table-cell office:value-type="float" office:value="0" calcext:value-type="float">
            <text:p>0</text:p>
          </table:table-cell>
          <table:table-cell office:value-type="float" office:value="7.650532" calcext:value-type="float">
            <text:p>7.650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57407" calcext:value-type="float">
            <text:p>0.205740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6" calcext:value-type="float">
            <text:p>14052006</text:p>
          </table:table-cell>
          <table:table-cell office:value-type="float" office:value="3.156771" calcext:value-type="float">
            <text:p>3.156771</text:p>
          </table:table-cell>
          <table:table-cell office:value-type="float" office:value="135.2631" calcext:value-type="float">
            <text:p>135.2631</text:p>
          </table:table-cell>
          <table:table-cell office:value-type="float" office:value="0" calcext:value-type="float">
            <text:p>0</text:p>
          </table:table-cell>
          <table:table-cell office:value-type="float" office:value="-0.0007773223" calcext:value-type="float">
            <text:p>-0.0007773223</text:p>
          </table:table-cell>
          <table:table-cell office:value-type="float" office:value="41.09989" calcext:value-type="float">
            <text:p>41.09989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996996" calcext:value-type="float">
            <text:p>9.996996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089" calcext:value-type="float">
            <text:p>-0.003045089</text:p>
          </table:table-cell>
          <table:table-cell office:value-type="float" office:value="1163.784" calcext:value-type="float">
            <text:p>1163.784</text:p>
          </table:table-cell>
          <table:table-cell office:value-type="float" office:value="1.44155" calcext:value-type="float">
            <text:p>1.44155</text:p>
          </table:table-cell>
          <table:table-cell office:value-type="float" office:value="0" calcext:value-type="float">
            <text:p>0</text:p>
          </table:table-cell>
          <table:table-cell office:value-type="float" office:value="0.44847" calcext:value-type="float">
            <text:p>0.44847</text:p>
          </table:table-cell>
          <table:table-cell office:value-type="float" office:value="0.2791122" calcext:value-type="float">
            <text:p>0.2791122</text:p>
          </table:table-cell>
          <table:table-cell office:value-type="float" office:value="0.2349291" calcext:value-type="float">
            <text:p>0.2349291</text:p>
          </table:table-cell>
          <table:table-cell office:value-type="float" office:value="0.07553919" calcext:value-type="float">
            <text:p>0.07553919</text:p>
          </table:table-cell>
          <table:table-cell office:value-type="float" office:value="0.06352521" calcext:value-type="float">
            <text:p>0.06352521</text:p>
          </table:table-cell>
          <table:table-cell office:value-type="float" office:value="0.02861765" calcext:value-type="float">
            <text:p>0.02861765</text:p>
          </table:table-cell>
          <table:table-cell office:value-type="float" office:value="0.03370837" calcext:value-type="float">
            <text:p>0.03370837</text:p>
          </table:table-cell>
          <table:table-cell office:value-type="float" office:value="0.08271866" calcext:value-type="float">
            <text:p>0.08271866</text:p>
          </table:table-cell>
          <table:table-cell office:value-type="float" office:value="0.1590483" calcext:value-type="float">
            <text:p>0.1590483</text:p>
          </table:table-cell>
          <table:table-cell office:value-type="float" office:value="0.1639453" calcext:value-type="float">
            <text:p>0.1639453</text:p>
          </table:table-cell>
          <table:table-cell office:value-type="float" office:value="0.1720139" calcext:value-type="float">
            <text:p>0.1720139</text:p>
          </table:table-cell>
          <table:table-cell office:value-type="float" office:value="0.1776754" calcext:value-type="float">
            <text:p>0.1776754</text:p>
          </table:table-cell>
          <table:table-cell office:value-type="float" office:value="0.1905686" calcext:value-type="float">
            <text:p>0.1905686</text:p>
          </table:table-cell>
          <table:table-cell office:value-type="float" office:value="0.1937963" calcext:value-type="float">
            <text:p>0.1937963</text:p>
          </table:table-cell>
          <table:table-cell office:value-type="float" office:value="0" calcext:value-type="float">
            <text:p>0</text:p>
          </table:table-cell>
          <table:table-cell office:value-type="float" office:value="35.09126" calcext:value-type="float">
            <text:p>35.09126</text:p>
          </table:table-cell>
          <table:table-cell office:value-type="float" office:value="32.93515" calcext:value-type="float">
            <text:p>32.93515</text:p>
          </table:table-cell>
          <table:table-cell office:value-type="float" office:value="28.39266" calcext:value-type="float">
            <text:p>28.39266</text:p>
          </table:table-cell>
          <table:table-cell office:value-type="float" office:value="7.999568" calcext:value-type="float">
            <text:p>7.999568</text:p>
          </table:table-cell>
          <table:table-cell office:value-type="float" office:value="6.333428" calcext:value-type="float">
            <text:p>6.333428</text:p>
          </table:table-cell>
          <table:table-cell office:value-type="float" office:value="2.631048" calcext:value-type="float">
            <text:p>2.631048</text:p>
          </table:table-cell>
          <table:table-cell office:value-type="float" office:value="2.647256" calcext:value-type="float">
            <text:p>2.647256</text:p>
          </table:table-cell>
          <table:table-cell office:value-type="float" office:value="5.604367" calcext:value-type="float">
            <text:p>5.604367</text:p>
          </table:table-cell>
          <table:table-cell office:value-type="float" office:value="9.217749" calcext:value-type="float">
            <text:p>9.217749</text:p>
          </table:table-cell>
          <table:table-cell office:value-type="float" office:value="9.730136" calcext:value-type="float">
            <text:p>9.730136</text:p>
          </table:table-cell>
          <table:table-cell office:value-type="float" office:value="10.51959" calcext:value-type="float">
            <text:p>10.51959</text:p>
          </table:table-cell>
          <table:table-cell office:value-type="float" office:value="11.01996" calcext:value-type="float">
            <text:p>11.01996</text:p>
          </table:table-cell>
          <table:table-cell office:value-type="float" office:value="12.23055" calcext:value-type="float">
            <text:p>12.23055</text:p>
          </table:table-cell>
          <table:table-cell office:value-type="float" office:value="12.55938" calcext:value-type="float">
            <text:p>12.55938</text:p>
          </table:table-cell>
          <table:table-cell office:value-type="float" office:value="0" calcext:value-type="float">
            <text:p>0</text:p>
          </table:table-cell>
          <table:table-cell office:value-type="float" office:value="4.916746" calcext:value-type="float">
            <text:p>4.916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4845" calcext:value-type="float">
            <text:p>0.212484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6" calcext:value-type="float">
            <text:p>15052006</text:p>
          </table:table-cell>
          <table:table-cell office:value-type="float" office:value="3.149731" calcext:value-type="float">
            <text:p>3.149731</text:p>
          </table:table-cell>
          <table:table-cell office:value-type="float" office:value="135.2616" calcext:value-type="float">
            <text:p>135.2616</text:p>
          </table:table-cell>
          <table:table-cell office:value-type="float" office:value="0" calcext:value-type="float">
            <text:p>0</text:p>
          </table:table-cell>
          <table:table-cell office:value-type="float" office:value="-0.001539387" calcext:value-type="float">
            <text:p>-0.001539387</text:p>
          </table:table-cell>
          <table:table-cell office:value-type="float" office:value="41.11081" calcext:value-type="float">
            <text:p>41.11081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996996" calcext:value-type="float">
            <text:p>9.996996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089" calcext:value-type="float">
            <text:p>-0.003045089</text:p>
          </table:table-cell>
          <table:table-cell office:value-type="float" office:value="1163.782" calcext:value-type="float">
            <text:p>1163.782</text:p>
          </table:table-cell>
          <table:table-cell office:value-type="float" office:value="1.436959" calcext:value-type="float">
            <text:p>1.436959</text:p>
          </table:table-cell>
          <table:table-cell office:value-type="float" office:value="0" calcext:value-type="float">
            <text:p>0</text:p>
          </table:table-cell>
          <table:table-cell office:value-type="float" office:value="0.4485681" calcext:value-type="float">
            <text:p>0.4485681</text:p>
          </table:table-cell>
          <table:table-cell office:value-type="float" office:value="0.2720951" calcext:value-type="float">
            <text:p>0.2720951</text:p>
          </table:table-cell>
          <table:table-cell office:value-type="float" office:value="0.234134" calcext:value-type="float">
            <text:p>0.234134</text:p>
          </table:table-cell>
          <table:table-cell office:value-type="float" office:value="0.07436574" calcext:value-type="float">
            <text:p>0.07436574</text:p>
          </table:table-cell>
          <table:table-cell office:value-type="float" office:value="0.0639145" calcext:value-type="float">
            <text:p>0.0639145</text:p>
          </table:table-cell>
          <table:table-cell office:value-type="float" office:value="0.02866088" calcext:value-type="float">
            <text:p>0.02866088</text:p>
          </table:table-cell>
          <table:table-cell office:value-type="float" office:value="0.03372009" calcext:value-type="float">
            <text:p>0.03372009</text:p>
          </table:table-cell>
          <table:table-cell office:value-type="float" office:value="0.08276886" calcext:value-type="float">
            <text:p>0.08276886</text:p>
          </table:table-cell>
          <table:table-cell office:value-type="float" office:value="0.159145" calcext:value-type="float">
            <text:p>0.159145</text:p>
          </table:table-cell>
          <table:table-cell office:value-type="float" office:value="0.1640023" calcext:value-type="float">
            <text:p>0.1640023</text:p>
          </table:table-cell>
          <table:table-cell office:value-type="float" office:value="0.1720551" calcext:value-type="float">
            <text:p>0.1720551</text:p>
          </table:table-cell>
          <table:table-cell office:value-type="float" office:value="0.1777105" calcext:value-type="float">
            <text:p>0.1777105</text:p>
          </table:table-cell>
          <table:table-cell office:value-type="float" office:value="0.1905851" calcext:value-type="float">
            <text:p>0.1905851</text:p>
          </table:table-cell>
          <table:table-cell office:value-type="float" office:value="0.193812" calcext:value-type="float">
            <text:p>0.193812</text:p>
          </table:table-cell>
          <table:table-cell office:value-type="float" office:value="0" calcext:value-type="float">
            <text:p>0</text:p>
          </table:table-cell>
          <table:table-cell office:value-type="float" office:value="35.12848" calcext:value-type="float">
            <text:p>35.12848</text:p>
          </table:table-cell>
          <table:table-cell office:value-type="float" office:value="32.92067" calcext:value-type="float">
            <text:p>32.92067</text:p>
          </table:table-cell>
          <table:table-cell office:value-type="float" office:value="28.38568" calcext:value-type="float">
            <text:p>28.38568</text:p>
          </table:table-cell>
          <table:table-cell office:value-type="float" office:value="8.001965" calcext:value-type="float">
            <text:p>8.001965</text:p>
          </table:table-cell>
          <table:table-cell office:value-type="float" office:value="6.336938" calcext:value-type="float">
            <text:p>6.336938</text:p>
          </table:table-cell>
          <table:table-cell office:value-type="float" office:value="2.632216" calcext:value-type="float">
            <text:p>2.632216</text:p>
          </table:table-cell>
          <table:table-cell office:value-type="float" office:value="2.648984" calcext:value-type="float">
            <text:p>2.648984</text:p>
          </table:table-cell>
          <table:table-cell office:value-type="float" office:value="5.608081" calcext:value-type="float">
            <text:p>5.608081</text:p>
          </table:table-cell>
          <table:table-cell office:value-type="float" office:value="9.222503" calcext:value-type="float">
            <text:p>9.222503</text:p>
          </table:table-cell>
          <table:table-cell office:value-type="float" office:value="9.734313" calcext:value-type="float">
            <text:p>9.734313</text:p>
          </table:table-cell>
          <table:table-cell office:value-type="float" office:value="10.52309" calcext:value-type="float">
            <text:p>10.52309</text:p>
          </table:table-cell>
          <table:table-cell office:value-type="float" office:value="11.02291" calcext:value-type="float">
            <text:p>11.02291</text:p>
          </table:table-cell>
          <table:table-cell office:value-type="float" office:value="12.23218" calcext:value-type="float">
            <text:p>12.23218</text:p>
          </table:table-cell>
          <table:table-cell office:value-type="float" office:value="12.56092" calcext:value-type="float">
            <text:p>12.56092</text:p>
          </table:table-cell>
          <table:table-cell office:value-type="float" office:value="0" calcext:value-type="float">
            <text:p>0</text:p>
          </table:table-cell>
          <table:table-cell office:value-type="float" office:value="3.837948" calcext:value-type="float">
            <text:p>3.837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01931" calcext:value-type="float">
            <text:p>0.220193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6" calcext:value-type="float">
            <text:p>16052006</text:p>
          </table:table-cell>
          <table:table-cell office:value-type="float" office:value="3.142086" calcext:value-type="float">
            <text:p>3.142086</text:p>
          </table:table-cell>
          <table:table-cell office:value-type="float" office:value="135.2601" calcext:value-type="float">
            <text:p>135.2601</text:p>
          </table:table-cell>
          <table:table-cell office:value-type="float" office:value="0" calcext:value-type="float">
            <text:p>0</text:p>
          </table:table-cell>
          <table:table-cell office:value-type="float" office:value="-0.002943097" calcext:value-type="float">
            <text:p>-0.002943097</text:p>
          </table:table-cell>
          <table:table-cell office:value-type="float" office:value="41.12156" calcext:value-type="float">
            <text:p>41.12156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996996" calcext:value-type="float">
            <text:p>9.996996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089" calcext:value-type="float">
            <text:p>-0.003045089</text:p>
          </table:table-cell>
          <table:table-cell office:value-type="float" office:value="1163.779" calcext:value-type="float">
            <text:p>1163.779</text:p>
          </table:table-cell>
          <table:table-cell office:value-type="float" office:value="1.431858" calcext:value-type="float">
            <text:p>1.431858</text:p>
          </table:table-cell>
          <table:table-cell office:value-type="float" office:value="0" calcext:value-type="float">
            <text:p>0</text:p>
          </table:table-cell>
          <table:table-cell office:value-type="float" office:value="0.4448956" calcext:value-type="float">
            <text:p>0.4448956</text:p>
          </table:table-cell>
          <table:table-cell office:value-type="float" office:value="0.2666623" calcext:value-type="float">
            <text:p>0.2666623</text:p>
          </table:table-cell>
          <table:table-cell office:value-type="float" office:value="0.2336892" calcext:value-type="float">
            <text:p>0.2336892</text:p>
          </table:table-cell>
          <table:table-cell office:value-type="float" office:value="0.07241742" calcext:value-type="float">
            <text:p>0.07241742</text:p>
          </table:table-cell>
          <table:table-cell office:value-type="float" office:value="0.06480952" calcext:value-type="float">
            <text:p>0.06480952</text:p>
          </table:table-cell>
          <table:table-cell office:value-type="float" office:value="0.02632371" calcext:value-type="float">
            <text:p>0.02632371</text:p>
          </table:table-cell>
          <table:table-cell office:value-type="float" office:value="0.03380171" calcext:value-type="float">
            <text:p>0.03380171</text:p>
          </table:table-cell>
          <table:table-cell office:value-type="float" office:value="0.08282325" calcext:value-type="float">
            <text:p>0.08282325</text:p>
          </table:table-cell>
          <table:table-cell office:value-type="float" office:value="0.1592313" calcext:value-type="float">
            <text:p>0.1592313</text:p>
          </table:table-cell>
          <table:table-cell office:value-type="float" office:value="0.1640589" calcext:value-type="float">
            <text:p>0.1640589</text:p>
          </table:table-cell>
          <table:table-cell office:value-type="float" office:value="0.1720968" calcext:value-type="float">
            <text:p>0.1720968</text:p>
          </table:table-cell>
          <table:table-cell office:value-type="float" office:value="0.1777461" calcext:value-type="float">
            <text:p>0.1777461</text:p>
          </table:table-cell>
          <table:table-cell office:value-type="float" office:value="0.1906019" calcext:value-type="float">
            <text:p>0.1906019</text:p>
          </table:table-cell>
          <table:table-cell office:value-type="float" office:value="0.1938279" calcext:value-type="float">
            <text:p>0.1938279</text:p>
          </table:table-cell>
          <table:table-cell office:value-type="float" office:value="0" calcext:value-type="float">
            <text:p>0</text:p>
          </table:table-cell>
          <table:table-cell office:value-type="float" office:value="35.16601" calcext:value-type="float">
            <text:p>35.16601</text:p>
          </table:table-cell>
          <table:table-cell office:value-type="float" office:value="32.90356" calcext:value-type="float">
            <text:p>32.90356</text:p>
          </table:table-cell>
          <table:table-cell office:value-type="float" office:value="28.37835" calcext:value-type="float">
            <text:p>28.37835</text:p>
          </table:table-cell>
          <table:table-cell office:value-type="float" office:value="8.003619" calcext:value-type="float">
            <text:p>8.003619</text:p>
          </table:table-cell>
          <table:table-cell office:value-type="float" office:value="6.340656" calcext:value-type="float">
            <text:p>6.340656</text:p>
          </table:table-cell>
          <table:table-cell office:value-type="float" office:value="2.633264" calcext:value-type="float">
            <text:p>2.633264</text:p>
          </table:table-cell>
          <table:table-cell office:value-type="float" office:value="2.650711" calcext:value-type="float">
            <text:p>2.650711</text:p>
          </table:table-cell>
          <table:table-cell office:value-type="float" office:value="5.611794" calcext:value-type="float">
            <text:p>5.611794</text:p>
          </table:table-cell>
          <table:table-cell office:value-type="float" office:value="9.227256" calcext:value-type="float">
            <text:p>9.227256</text:p>
          </table:table-cell>
          <table:table-cell office:value-type="float" office:value="9.738492" calcext:value-type="float">
            <text:p>9.738492</text:p>
          </table:table-cell>
          <table:table-cell office:value-type="float" office:value="10.5266" calcext:value-type="float">
            <text:p>10.5266</text:p>
          </table:table-cell>
          <table:table-cell office:value-type="float" office:value="11.02585" calcext:value-type="float">
            <text:p>11.02585</text:p>
          </table:table-cell>
          <table:table-cell office:value-type="float" office:value="12.23381" calcext:value-type="float">
            <text:p>12.23381</text:p>
          </table:table-cell>
          <table:table-cell office:value-type="float" office:value="12.56245" calcext:value-type="float">
            <text:p>12.56245</text:p>
          </table:table-cell>
          <table:table-cell office:value-type="float" office:value="0" calcext:value-type="float">
            <text:p>0</text:p>
          </table:table-cell>
          <table:table-cell office:value-type="float" office:value="3.39892" calcext:value-type="float">
            <text:p>3.39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85166" calcext:value-type="float">
            <text:p>0.228516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6" calcext:value-type="float">
            <text:p>17052006</text:p>
          </table:table-cell>
          <table:table-cell office:value-type="float" office:value="3.133966" calcext:value-type="float">
            <text:p>3.133966</text:p>
          </table:table-cell>
          <table:table-cell office:value-type="float" office:value="135.2585" calcext:value-type="float">
            <text:p>135.2585</text:p>
          </table:table-cell>
          <table:table-cell office:value-type="float" office:value="0" calcext:value-type="float">
            <text:p>0</text:p>
          </table:table-cell>
          <table:table-cell office:value-type="float" office:value="-0.005531393" calcext:value-type="float">
            <text:p>-0.005531393</text:p>
          </table:table-cell>
          <table:table-cell office:value-type="float" office:value="41.132" calcext:value-type="float">
            <text:p>41.132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996996" calcext:value-type="float">
            <text:p>9.996996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089" calcext:value-type="float">
            <text:p>-0.003045089</text:p>
          </table:table-cell>
          <table:table-cell office:value-type="float" office:value="1163.775" calcext:value-type="float">
            <text:p>1163.775</text:p>
          </table:table-cell>
          <table:table-cell office:value-type="float" office:value="1.426846" calcext:value-type="float">
            <text:p>1.426846</text:p>
          </table:table-cell>
          <table:table-cell office:value-type="float" office:value="0" calcext:value-type="float">
            <text:p>0</text:p>
          </table:table-cell>
          <table:table-cell office:value-type="float" office:value="0.4423053" calcext:value-type="float">
            <text:p>0.4423053</text:p>
          </table:table-cell>
          <table:table-cell office:value-type="float" office:value="0.2628286" calcext:value-type="float">
            <text:p>0.2628286</text:p>
          </table:table-cell>
          <table:table-cell office:value-type="float" office:value="0.2282854" calcext:value-type="float">
            <text:p>0.2282854</text:p>
          </table:table-cell>
          <table:table-cell office:value-type="float" office:value="0.0691217" calcext:value-type="float">
            <text:p>0.0691217</text:p>
          </table:table-cell>
          <table:table-cell office:value-type="float" office:value="0.06596223" calcext:value-type="float">
            <text:p>0.06596223</text:p>
          </table:table-cell>
          <table:table-cell office:value-type="float" office:value="0.02028987" calcext:value-type="float">
            <text:p>0.02028987</text:p>
          </table:table-cell>
          <table:table-cell office:value-type="float" office:value="0.03394664" calcext:value-type="float">
            <text:p>0.03394664</text:p>
          </table:table-cell>
          <table:table-cell office:value-type="float" office:value="0.08290981" calcext:value-type="float">
            <text:p>0.08290981</text:p>
          </table:table-cell>
          <table:table-cell office:value-type="float" office:value="0.1593161" calcext:value-type="float">
            <text:p>0.1593161</text:p>
          </table:table-cell>
          <table:table-cell office:value-type="float" office:value="0.1641148" calcext:value-type="float">
            <text:p>0.1641148</text:p>
          </table:table-cell>
          <table:table-cell office:value-type="float" office:value="0.1721384" calcext:value-type="float">
            <text:p>0.1721384</text:p>
          </table:table-cell>
          <table:table-cell office:value-type="float" office:value="0.1777829" calcext:value-type="float">
            <text:p>0.1777829</text:p>
          </table:table-cell>
          <table:table-cell office:value-type="float" office:value="0.1906188" calcext:value-type="float">
            <text:p>0.1906188</text:p>
          </table:table-cell>
          <table:table-cell office:value-type="float" office:value="0.1938437" calcext:value-type="float">
            <text:p>0.1938437</text:p>
          </table:table-cell>
          <table:table-cell office:value-type="float" office:value="0" calcext:value-type="float">
            <text:p>0</text:p>
          </table:table-cell>
          <table:table-cell office:value-type="float" office:value="35.20452" calcext:value-type="float">
            <text:p>35.20452</text:p>
          </table:table-cell>
          <table:table-cell office:value-type="float" office:value="32.88435" calcext:value-type="float">
            <text:p>32.88435</text:p>
          </table:table-cell>
          <table:table-cell office:value-type="float" office:value="28.37023" calcext:value-type="float">
            <text:p>28.37023</text:p>
          </table:table-cell>
          <table:table-cell office:value-type="float" office:value="8.004325" calcext:value-type="float">
            <text:p>8.004325</text:p>
          </table:table-cell>
          <table:table-cell office:value-type="float" office:value="6.344751" calcext:value-type="float">
            <text:p>6.344751</text:p>
          </table:table-cell>
          <table:table-cell office:value-type="float" office:value="2.633124" calcext:value-type="float">
            <text:p>2.633124</text:p>
          </table:table-cell>
          <table:table-cell office:value-type="float" office:value="2.652457" calcext:value-type="float">
            <text:p>2.652457</text:p>
          </table:table-cell>
          <table:table-cell office:value-type="float" office:value="5.61551" calcext:value-type="float">
            <text:p>5.61551</text:p>
          </table:table-cell>
          <table:table-cell office:value-type="float" office:value="9.23201" calcext:value-type="float">
            <text:p>9.23201</text:p>
          </table:table-cell>
          <table:table-cell office:value-type="float" office:value="9.742668" calcext:value-type="float">
            <text:p>9.742668</text:p>
          </table:table-cell>
          <table:table-cell office:value-type="float" office:value="10.53011" calcext:value-type="float">
            <text:p>10.53011</text:p>
          </table:table-cell>
          <table:table-cell office:value-type="float" office:value="11.02879" calcext:value-type="float">
            <text:p>11.02879</text:p>
          </table:table-cell>
          <table:table-cell office:value-type="float" office:value="12.23543" calcext:value-type="float">
            <text:p>12.23543</text:p>
          </table:table-cell>
          <table:table-cell office:value-type="float" office:value="12.56401" calcext:value-type="float">
            <text:p>12.56401</text:p>
          </table:table-cell>
          <table:table-cell office:value-type="float" office:value="0" calcext:value-type="float">
            <text:p>0</text:p>
          </table:table-cell>
          <table:table-cell office:value-type="float" office:value="3.141284" calcext:value-type="float">
            <text:p>3.141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4338" calcext:value-type="float">
            <text:p>0.23743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6" calcext:value-type="float">
            <text:p>18052006</text:p>
          </table:table-cell>
          <table:table-cell office:value-type="float" office:value="3.126869" calcext:value-type="float">
            <text:p>3.126869</text:p>
          </table:table-cell>
          <table:table-cell office:value-type="float" office:value="135.2564" calcext:value-type="float">
            <text:p>135.2564</text:p>
          </table:table-cell>
          <table:table-cell office:value-type="float" office:value="0" calcext:value-type="float">
            <text:p>0</text:p>
          </table:table-cell>
          <table:table-cell office:value-type="float" office:value="-0.0105422" calcext:value-type="float">
            <text:p>-0.0105422</text:p>
          </table:table-cell>
          <table:table-cell office:value-type="float" office:value="41.14156" calcext:value-type="float">
            <text:p>41.14156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996996" calcext:value-type="float">
            <text:p>9.996996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089" calcext:value-type="float">
            <text:p>-0.003045089</text:p>
          </table:table-cell>
          <table:table-cell office:value-type="float" office:value="1163.771" calcext:value-type="float">
            <text:p>1163.771</text:p>
          </table:table-cell>
          <table:table-cell office:value-type="float" office:value="1.423957" calcext:value-type="float">
            <text:p>1.423957</text:p>
          </table:table-cell>
          <table:table-cell office:value-type="float" office:value="0" calcext:value-type="float">
            <text:p>0</text:p>
          </table:table-cell>
          <table:table-cell office:value-type="float" office:value="0.4433138" calcext:value-type="float">
            <text:p>0.4433138</text:p>
          </table:table-cell>
          <table:table-cell office:value-type="float" office:value="0.2563158" calcext:value-type="float">
            <text:p>0.2563158</text:p>
          </table:table-cell>
          <table:table-cell office:value-type="float" office:value="0.1864902" calcext:value-type="float">
            <text:p>0.1864902</text:p>
          </table:table-cell>
          <table:table-cell office:value-type="float" office:value="0.05265438" calcext:value-type="float">
            <text:p>0.05265438</text:p>
          </table:table-cell>
          <table:table-cell office:value-type="float" office:value="0.06547692" calcext:value-type="float">
            <text:p>0.06547692</text:p>
          </table:table-cell>
          <table:table-cell office:value-type="float" office:value="0.01519277" calcext:value-type="float">
            <text:p>0.01519277</text:p>
          </table:table-cell>
          <table:table-cell office:value-type="float" office:value="0.03183427" calcext:value-type="float">
            <text:p>0.03183427</text:p>
          </table:table-cell>
          <table:table-cell office:value-type="float" office:value="0.08302925" calcext:value-type="float">
            <text:p>0.08302925</text:p>
          </table:table-cell>
          <table:table-cell office:value-type="float" office:value="0.1594065" calcext:value-type="float">
            <text:p>0.1594065</text:p>
          </table:table-cell>
          <table:table-cell office:value-type="float" office:value="0.1641712" calcext:value-type="float">
            <text:p>0.1641712</text:p>
          </table:table-cell>
          <table:table-cell office:value-type="float" office:value="0.1721801" calcext:value-type="float">
            <text:p>0.1721801</text:p>
          </table:table-cell>
          <table:table-cell office:value-type="float" office:value="0.177818" calcext:value-type="float">
            <text:p>0.177818</text:p>
          </table:table-cell>
          <table:table-cell office:value-type="float" office:value="0.1906357" calcext:value-type="float">
            <text:p>0.1906357</text:p>
          </table:table-cell>
          <table:table-cell office:value-type="float" office:value="0.1938595" calcext:value-type="float">
            <text:p>0.1938595</text:p>
          </table:table-cell>
          <table:table-cell office:value-type="float" office:value="0" calcext:value-type="float">
            <text:p>0</text:p>
          </table:table-cell>
          <table:table-cell office:value-type="float" office:value="35.24238" calcext:value-type="float">
            <text:p>35.24238</text:p>
          </table:table-cell>
          <table:table-cell office:value-type="float" office:value="32.86307" calcext:value-type="float">
            <text:p>32.86307</text:p>
          </table:table-cell>
          <table:table-cell office:value-type="float" office:value="28.35326" calcext:value-type="float">
            <text:p>28.35326</text:p>
          </table:table-cell>
          <table:table-cell office:value-type="float" office:value="8.002152" calcext:value-type="float">
            <text:p>8.002152</text:p>
          </table:table-cell>
          <table:table-cell office:value-type="float" office:value="6.349066" calcext:value-type="float">
            <text:p>6.349066</text:p>
          </table:table-cell>
          <table:table-cell office:value-type="float" office:value="2.631574" calcext:value-type="float">
            <text:p>2.631574</text:p>
          </table:table-cell>
          <table:table-cell office:value-type="float" office:value="2.65413" calcext:value-type="float">
            <text:p>2.65413</text:p>
          </table:table-cell>
          <table:table-cell office:value-type="float" office:value="5.619225" calcext:value-type="float">
            <text:p>5.619225</text:p>
          </table:table-cell>
          <table:table-cell office:value-type="float" office:value="9.236764" calcext:value-type="float">
            <text:p>9.236764</text:p>
          </table:table-cell>
          <table:table-cell office:value-type="float" office:value="9.746845" calcext:value-type="float">
            <text:p>9.746845</text:p>
          </table:table-cell>
          <table:table-cell office:value-type="float" office:value="10.53362" calcext:value-type="float">
            <text:p>10.53362</text:p>
          </table:table-cell>
          <table:table-cell office:value-type="float" office:value="11.03174" calcext:value-type="float">
            <text:p>11.03174</text:p>
          </table:table-cell>
          <table:table-cell office:value-type="float" office:value="12.23706" calcext:value-type="float">
            <text:p>12.23706</text:p>
          </table:table-cell>
          <table:table-cell office:value-type="float" office:value="12.56556" calcext:value-type="float">
            <text:p>12.56556</text:p>
          </table:table-cell>
          <table:table-cell office:value-type="float" office:value="0" calcext:value-type="float">
            <text:p>0</text:p>
          </table:table-cell>
          <table:table-cell office:value-type="float" office:value="2.45184" calcext:value-type="float">
            <text:p>2.45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7198" calcext:value-type="float">
            <text:p>0.24571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6" calcext:value-type="float">
            <text:p>19052006</text:p>
          </table:table-cell>
          <table:table-cell office:value-type="float" office:value="3.118845" calcext:value-type="float">
            <text:p>3.118845</text:p>
          </table:table-cell>
          <table:table-cell office:value-type="float" office:value="135.2542" calcext:value-type="float">
            <text:p>135.2542</text:p>
          </table:table-cell>
          <table:table-cell office:value-type="float" office:value="0" calcext:value-type="float">
            <text:p>0</text:p>
          </table:table-cell>
          <table:table-cell office:value-type="float" office:value="-0.0183496" calcext:value-type="float">
            <text:p>-0.0183496</text:p>
          </table:table-cell>
          <table:table-cell office:value-type="float" office:value="41.1498" calcext:value-type="float">
            <text:p>41.1498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996996" calcext:value-type="float">
            <text:p>9.996996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089" calcext:value-type="float">
            <text:p>-0.003045089</text:p>
          </table:table-cell>
          <table:table-cell office:value-type="float" office:value="1163.766" calcext:value-type="float">
            <text:p>1163.766</text:p>
          </table:table-cell>
          <table:table-cell office:value-type="float" office:value="1.421028" calcext:value-type="float">
            <text:p>1.421028</text:p>
          </table:table-cell>
          <table:table-cell office:value-type="float" office:value="0" calcext:value-type="float">
            <text:p>0</text:p>
          </table:table-cell>
          <table:table-cell office:value-type="float" office:value="0.4802612" calcext:value-type="float">
            <text:p>0.4802612</text:p>
          </table:table-cell>
          <table:table-cell office:value-type="float" office:value="0.2573411" calcext:value-type="float">
            <text:p>0.2573411</text:p>
          </table:table-cell>
          <table:table-cell office:value-type="float" office:value="0.1534008" calcext:value-type="float">
            <text:p>0.1534008</text:p>
          </table:table-cell>
          <table:table-cell office:value-type="float" office:value="0.0360142" calcext:value-type="float">
            <text:p>0.0360142</text:p>
          </table:table-cell>
          <table:table-cell office:value-type="float" office:value="0.05549393" calcext:value-type="float">
            <text:p>0.05549393</text:p>
          </table:table-cell>
          <table:table-cell office:value-type="float" office:value="0.01249121" calcext:value-type="float">
            <text:p>0.01249121</text:p>
          </table:table-cell>
          <table:table-cell office:value-type="float" office:value="0.02585905" calcext:value-type="float">
            <text:p>0.02585905</text:p>
          </table:table-cell>
          <table:table-cell office:value-type="float" office:value="0.08257094" calcext:value-type="float">
            <text:p>0.08257094</text:p>
          </table:table-cell>
          <table:table-cell office:value-type="float" office:value="0.1595052" calcext:value-type="float">
            <text:p>0.1595052</text:p>
          </table:table-cell>
          <table:table-cell office:value-type="float" office:value="0.1642287" calcext:value-type="float">
            <text:p>0.1642287</text:p>
          </table:table-cell>
          <table:table-cell office:value-type="float" office:value="0.1722219" calcext:value-type="float">
            <text:p>0.1722219</text:p>
          </table:table-cell>
          <table:table-cell office:value-type="float" office:value="0.1778557" calcext:value-type="float">
            <text:p>0.1778557</text:p>
          </table:table-cell>
          <table:table-cell office:value-type="float" office:value="0.1906527" calcext:value-type="float">
            <text:p>0.1906527</text:p>
          </table:table-cell>
          <table:table-cell office:value-type="float" office:value="0.1938753" calcext:value-type="float">
            <text:p>0.1938753</text:p>
          </table:table-cell>
          <table:table-cell office:value-type="float" office:value="0" calcext:value-type="float">
            <text:p>0</text:p>
          </table:table-cell>
          <table:table-cell office:value-type="float" office:value="35.28721" calcext:value-type="float">
            <text:p>35.28721</text:p>
          </table:table-cell>
          <table:table-cell office:value-type="float" office:value="32.84089" calcext:value-type="float">
            <text:p>32.84089</text:p>
          </table:table-cell>
          <table:table-cell office:value-type="float" office:value="28.32248" calcext:value-type="float">
            <text:p>28.32248</text:p>
          </table:table-cell>
          <table:table-cell office:value-type="float" office:value="7.992398" calcext:value-type="float">
            <text:p>7.992398</text:p>
          </table:table-cell>
          <table:table-cell office:value-type="float" office:value="6.352129" calcext:value-type="float">
            <text:p>6.352129</text:p>
          </table:table-cell>
          <table:table-cell office:value-type="float" office:value="2.629157" calcext:value-type="float">
            <text:p>2.629157</text:p>
          </table:table-cell>
          <table:table-cell office:value-type="float" office:value="2.654714" calcext:value-type="float">
            <text:p>2.654714</text:p>
          </table:table-cell>
          <table:table-cell office:value-type="float" office:value="5.622921" calcext:value-type="float">
            <text:p>5.622921</text:p>
          </table:table-cell>
          <table:table-cell office:value-type="float" office:value="9.241518" calcext:value-type="float">
            <text:p>9.241518</text:p>
          </table:table-cell>
          <table:table-cell office:value-type="float" office:value="9.75102" calcext:value-type="float">
            <text:p>9.75102</text:p>
          </table:table-cell>
          <table:table-cell office:value-type="float" office:value="10.53712" calcext:value-type="float">
            <text:p>10.53712</text:p>
          </table:table-cell>
          <table:table-cell office:value-type="float" office:value="11.03469" calcext:value-type="float">
            <text:p>11.03469</text:p>
          </table:table-cell>
          <table:table-cell office:value-type="float" office:value="12.23869" calcext:value-type="float">
            <text:p>12.23869</text:p>
          </table:table-cell>
          <table:table-cell office:value-type="float" office:value="12.56712" calcext:value-type="float">
            <text:p>12.56712</text:p>
          </table:table-cell>
          <table:table-cell office:value-type="float" office:value="0" calcext:value-type="float">
            <text:p>0</text:p>
          </table:table-cell>
          <table:table-cell office:value-type="float" office:value="2.070264" calcext:value-type="float">
            <text:p>2.070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51004" calcext:value-type="float">
            <text:p>0.25510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6" calcext:value-type="float">
            <text:p>20052006</text:p>
          </table:table-cell>
          <table:table-cell office:value-type="float" office:value="3.112644" calcext:value-type="float">
            <text:p>3.112644</text:p>
          </table:table-cell>
          <table:table-cell office:value-type="float" office:value="135.2518" calcext:value-type="float">
            <text:p>135.2518</text:p>
          </table:table-cell>
          <table:table-cell office:value-type="float" office:value="0" calcext:value-type="float">
            <text:p>0</text:p>
          </table:table-cell>
          <table:table-cell office:value-type="float" office:value="-0.02856432" calcext:value-type="float">
            <text:p>-0.02856432</text:p>
          </table:table-cell>
          <table:table-cell office:value-type="float" office:value="41.1563" calcext:value-type="float">
            <text:p>41.1563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997005" calcext:value-type="float">
            <text:p>9.997005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089" calcext:value-type="float">
            <text:p>-0.003045089</text:p>
          </table:table-cell>
          <table:table-cell office:value-type="float" office:value="1163.76" calcext:value-type="float">
            <text:p>1163.76</text:p>
          </table:table-cell>
          <table:table-cell office:value-type="float" office:value="1.419772" calcext:value-type="float">
            <text:p>1.419772</text:p>
          </table:table-cell>
          <table:table-cell office:value-type="float" office:value="0" calcext:value-type="float">
            <text:p>0</text:p>
          </table:table-cell>
          <table:table-cell office:value-type="float" office:value="0.4643714" calcext:value-type="float">
            <text:p>0.4643714</text:p>
          </table:table-cell>
          <table:table-cell office:value-type="float" office:value="0.2360888" calcext:value-type="float">
            <text:p>0.2360888</text:p>
          </table:table-cell>
          <table:table-cell office:value-type="float" office:value="0.1153045" calcext:value-type="float">
            <text:p>0.1153045</text:p>
          </table:table-cell>
          <table:table-cell office:value-type="float" office:value="0.02775344" calcext:value-type="float">
            <text:p>0.02775344</text:p>
          </table:table-cell>
          <table:table-cell office:value-type="float" office:value="0.03994139" calcext:value-type="float">
            <text:p>0.03994139</text:p>
          </table:table-cell>
          <table:table-cell office:value-type="float" office:value="0.009066068" calcext:value-type="float">
            <text:p>0.009066068</text:p>
          </table:table-cell>
          <table:table-cell office:value-type="float" office:value="0.02303673" calcext:value-type="float">
            <text:p>0.02303673</text:p>
          </table:table-cell>
          <table:table-cell office:value-type="float" office:value="0.0783639" calcext:value-type="float">
            <text:p>0.0783639</text:p>
          </table:table-cell>
          <table:table-cell office:value-type="float" office:value="0.1596128" calcext:value-type="float">
            <text:p>0.1596128</text:p>
          </table:table-cell>
          <table:table-cell office:value-type="float" office:value="0.1642881" calcext:value-type="float">
            <text:p>0.1642881</text:p>
          </table:table-cell>
          <table:table-cell office:value-type="float" office:value="0.1722641" calcext:value-type="float">
            <text:p>0.1722641</text:p>
          </table:table-cell>
          <table:table-cell office:value-type="float" office:value="0.1778871" calcext:value-type="float">
            <text:p>0.1778871</text:p>
          </table:table-cell>
          <table:table-cell office:value-type="float" office:value="0.1906694" calcext:value-type="float">
            <text:p>0.1906694</text:p>
          </table:table-cell>
          <table:table-cell office:value-type="float" office:value="0.1938911" calcext:value-type="float">
            <text:p>0.1938911</text:p>
          </table:table-cell>
          <table:table-cell office:value-type="float" office:value="0" calcext:value-type="float">
            <text:p>0</text:p>
          </table:table-cell>
          <table:table-cell office:value-type="float" office:value="35.32578" calcext:value-type="float">
            <text:p>35.32578</text:p>
          </table:table-cell>
          <table:table-cell office:value-type="float" office:value="32.81543" calcext:value-type="float">
            <text:p>32.81543</text:p>
          </table:table-cell>
          <table:table-cell office:value-type="float" office:value="28.27734" calcext:value-type="float">
            <text:p>28.27734</text:p>
          </table:table-cell>
          <table:table-cell office:value-type="float" office:value="7.978581" calcext:value-type="float">
            <text:p>7.978581</text:p>
          </table:table-cell>
          <table:table-cell office:value-type="float" office:value="6.349093" calcext:value-type="float">
            <text:p>6.349093</text:p>
          </table:table-cell>
          <table:table-cell office:value-type="float" office:value="2.625966" calcext:value-type="float">
            <text:p>2.625966</text:p>
          </table:table-cell>
          <table:table-cell office:value-type="float" office:value="2.654313" calcext:value-type="float">
            <text:p>2.654313</text:p>
          </table:table-cell>
          <table:table-cell office:value-type="float" office:value="5.626007" calcext:value-type="float">
            <text:p>5.626007</text:p>
          </table:table-cell>
          <table:table-cell office:value-type="float" office:value="9.246271" calcext:value-type="float">
            <text:p>9.246271</text:p>
          </table:table-cell>
          <table:table-cell office:value-type="float" office:value="9.755198" calcext:value-type="float">
            <text:p>9.755198</text:p>
          </table:table-cell>
          <table:table-cell office:value-type="float" office:value="10.54063" calcext:value-type="float">
            <text:p>10.54063</text:p>
          </table:table-cell>
          <table:table-cell office:value-type="float" office:value="11.03763" calcext:value-type="float">
            <text:p>11.03763</text:p>
          </table:table-cell>
          <table:table-cell office:value-type="float" office:value="12.24032" calcext:value-type="float">
            <text:p>12.24032</text:p>
          </table:table-cell>
          <table:table-cell office:value-type="float" office:value="12.56868" calcext:value-type="float">
            <text:p>12.56868</text:p>
          </table:table-cell>
          <table:table-cell office:value-type="float" office:value="0" calcext:value-type="float">
            <text:p>0</text:p>
          </table:table-cell>
          <table:table-cell office:value-type="float" office:value="1.391989" calcext:value-type="float">
            <text:p>1.391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29279" calcext:value-type="float">
            <text:p>0.262927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6" calcext:value-type="float">
            <text:p>21052006</text:p>
          </table:table-cell>
          <table:table-cell office:value-type="float" office:value="3.106261" calcext:value-type="float">
            <text:p>3.106261</text:p>
          </table:table-cell>
          <table:table-cell office:value-type="float" office:value="135.2494" calcext:value-type="float">
            <text:p>135.2494</text:p>
          </table:table-cell>
          <table:table-cell office:value-type="float" office:value="0" calcext:value-type="float">
            <text:p>0</text:p>
          </table:table-cell>
          <table:table-cell office:value-type="float" office:value="-0.03961122" calcext:value-type="float">
            <text:p>-0.03961122</text:p>
          </table:table-cell>
          <table:table-cell office:value-type="float" office:value="41.16162" calcext:value-type="float">
            <text:p>41.16162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997015" calcext:value-type="float">
            <text:p>9.997015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089" calcext:value-type="float">
            <text:p>-0.003045089</text:p>
          </table:table-cell>
          <table:table-cell office:value-type="float" office:value="1163.753" calcext:value-type="float">
            <text:p>1163.753</text:p>
          </table:table-cell>
          <table:table-cell office:value-type="float" office:value="1.417775" calcext:value-type="float">
            <text:p>1.417775</text:p>
          </table:table-cell>
          <table:table-cell office:value-type="float" office:value="0" calcext:value-type="float">
            <text:p>0</text:p>
          </table:table-cell>
          <table:table-cell office:value-type="float" office:value="0.4799388" calcext:value-type="float">
            <text:p>0.4799388</text:p>
          </table:table-cell>
          <table:table-cell office:value-type="float" office:value="0.232216" calcext:value-type="float">
            <text:p>0.232216</text:p>
          </table:table-cell>
          <table:table-cell office:value-type="float" office:value="0.1051215" calcext:value-type="float">
            <text:p>0.1051215</text:p>
          </table:table-cell>
          <table:table-cell office:value-type="float" office:value="0.02238542" calcext:value-type="float">
            <text:p>0.02238542</text:p>
          </table:table-cell>
          <table:table-cell office:value-type="float" office:value="0.03275602" calcext:value-type="float">
            <text:p>0.03275602</text:p>
          </table:table-cell>
          <table:table-cell office:value-type="float" office:value="0.007340006" calcext:value-type="float">
            <text:p>0.007340006</text:p>
          </table:table-cell>
          <table:table-cell office:value-type="float" office:value="0.02187242" calcext:value-type="float">
            <text:p>0.02187242</text:p>
          </table:table-cell>
          <table:table-cell office:value-type="float" office:value="0.07472688" calcext:value-type="float">
            <text:p>0.07472688</text:p>
          </table:table-cell>
          <table:table-cell office:value-type="float" office:value="0.1597227" calcext:value-type="float">
            <text:p>0.1597227</text:p>
          </table:table-cell>
          <table:table-cell office:value-type="float" office:value="0.16435" calcext:value-type="float">
            <text:p>0.16435</text:p>
          </table:table-cell>
          <table:table-cell office:value-type="float" office:value="0.1723064" calcext:value-type="float">
            <text:p>0.1723064</text:p>
          </table:table-cell>
          <table:table-cell office:value-type="float" office:value="0.1779232" calcext:value-type="float">
            <text:p>0.1779232</text:p>
          </table:table-cell>
          <table:table-cell office:value-type="float" office:value="0.190685" calcext:value-type="float">
            <text:p>0.190685</text:p>
          </table:table-cell>
          <table:table-cell office:value-type="float" office:value="0.1939069" calcext:value-type="float">
            <text:p>0.1939069</text:p>
          </table:table-cell>
          <table:table-cell office:value-type="float" office:value="0" calcext:value-type="float">
            <text:p>0</text:p>
          </table:table-cell>
          <table:table-cell office:value-type="float" office:value="35.36634" calcext:value-type="float">
            <text:p>35.36634</text:p>
          </table:table-cell>
          <table:table-cell office:value-type="float" office:value="32.78633" calcext:value-type="float">
            <text:p>32.78633</text:p>
          </table:table-cell>
          <table:table-cell office:value-type="float" office:value="28.22574" calcext:value-type="float">
            <text:p>28.22574</text:p>
          </table:table-cell>
          <table:table-cell office:value-type="float" office:value="7.96226" calcext:value-type="float">
            <text:p>7.96226</text:p>
          </table:table-cell>
          <table:table-cell office:value-type="float" office:value="6.342175" calcext:value-type="float">
            <text:p>6.342175</text:p>
          </table:table-cell>
          <table:table-cell office:value-type="float" office:value="2.622186" calcext:value-type="float">
            <text:p>2.622186</text:p>
          </table:table-cell>
          <table:table-cell office:value-type="float" office:value="2.653518" calcext:value-type="float">
            <text:p>2.653518</text:p>
          </table:table-cell>
          <table:table-cell office:value-type="float" office:value="5.628077" calcext:value-type="float">
            <text:p>5.628077</text:p>
          </table:table-cell>
          <table:table-cell office:value-type="float" office:value="9.251025" calcext:value-type="float">
            <text:p>9.251025</text:p>
          </table:table-cell>
          <table:table-cell office:value-type="float" office:value="9.759374" calcext:value-type="float">
            <text:p>9.759374</text:p>
          </table:table-cell>
          <table:table-cell office:value-type="float" office:value="10.54414" calcext:value-type="float">
            <text:p>10.54414</text:p>
          </table:table-cell>
          <table:table-cell office:value-type="float" office:value="11.04058" calcext:value-type="float">
            <text:p>11.04058</text:p>
          </table:table-cell>
          <table:table-cell office:value-type="float" office:value="12.24195" calcext:value-type="float">
            <text:p>12.24195</text:p>
          </table:table-cell>
          <table:table-cell office:value-type="float" office:value="12.57023" calcext:value-type="float">
            <text:p>12.57023</text:p>
          </table:table-cell>
          <table:table-cell office:value-type="float" office:value="0" calcext:value-type="float">
            <text:p>0</text:p>
          </table:table-cell>
          <table:table-cell office:value-type="float" office:value="1.02692" calcext:value-type="float">
            <text:p>1.02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09271" calcext:value-type="float">
            <text:p>0.270927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6" calcext:value-type="float">
            <text:p>22052006</text:p>
          </table:table-cell>
          <table:table-cell office:value-type="float" office:value="3.099301" calcext:value-type="float">
            <text:p>3.099301</text:p>
          </table:table-cell>
          <table:table-cell office:value-type="float" office:value="135.2469" calcext:value-type="float">
            <text:p>135.2469</text:p>
          </table:table-cell>
          <table:table-cell office:value-type="float" office:value="0" calcext:value-type="float">
            <text:p>0</text:p>
          </table:table-cell>
          <table:table-cell office:value-type="float" office:value="-0.05196853" calcext:value-type="float">
            <text:p>-0.05196853</text:p>
          </table:table-cell>
          <table:table-cell office:value-type="float" office:value="41.16634" calcext:value-type="float">
            <text:p>41.16634</text:p>
          </table:table-cell>
          <table:table-cell office:value-type="float" office:value="0.002915639" calcext:value-type="float">
            <text:p>0.002915639</text:p>
          </table:table-cell>
          <table:table-cell office:value-type="float" office:value="0.0000009997015" calcext:value-type="float">
            <text:p>9.997015E-07</text:p>
          </table:table-cell>
          <table:table-cell office:value-type="float" office:value="0.005853696" calcext:value-type="float">
            <text:p>0.005853696</text:p>
          </table:table-cell>
          <table:table-cell office:value-type="float" office:value="-0.003045089" calcext:value-type="float">
            <text:p>-0.003045089</text:p>
          </table:table-cell>
          <table:table-cell office:value-type="float" office:value="1163.746" calcext:value-type="float">
            <text:p>1163.746</text:p>
          </table:table-cell>
          <table:table-cell office:value-type="float" office:value="1.415632" calcext:value-type="float">
            <text:p>1.415632</text:p>
          </table:table-cell>
          <table:table-cell office:value-type="float" office:value="0" calcext:value-type="float">
            <text:p>0</text:p>
          </table:table-cell>
          <table:table-cell office:value-type="float" office:value="0.5042509" calcext:value-type="float">
            <text:p>0.5042509</text:p>
          </table:table-cell>
          <table:table-cell office:value-type="float" office:value="0.2331801" calcext:value-type="float">
            <text:p>0.2331801</text:p>
          </table:table-cell>
          <table:table-cell office:value-type="float" office:value="0.08697923" calcext:value-type="float">
            <text:p>0.08697923</text:p>
          </table:table-cell>
          <table:table-cell office:value-type="float" office:value="0.02030306" calcext:value-type="float">
            <text:p>0.02030306</text:p>
          </table:table-cell>
          <table:table-cell office:value-type="float" office:value="0.02770546" calcext:value-type="float">
            <text:p>0.02770546</text:p>
          </table:table-cell>
          <table:table-cell office:value-type="float" office:value="0.006046288" calcext:value-type="float">
            <text:p>0.006046288</text:p>
          </table:table-cell>
          <table:table-cell office:value-type="float" office:value="0.02074139" calcext:value-type="float">
            <text:p>0.02074139</text:p>
          </table:table-cell>
          <table:table-cell office:value-type="float" office:value="0.07324285" calcext:value-type="float">
            <text:p>0.07324285</text:p>
          </table:table-cell>
          <table:table-cell office:value-type="float" office:value="0.1597246" calcext:value-type="float">
            <text:p>0.1597246</text:p>
          </table:table-cell>
          <table:table-cell office:value-type="float" office:value="0.1644115" calcext:value-type="float">
            <text:p>0.1644115</text:p>
          </table:table-cell>
          <table:table-cell office:value-type="float" office:value="0.1723492" calcext:value-type="float">
            <text:p>0.1723492</text:p>
          </table:table-cell>
          <table:table-cell office:value-type="float" office:value="0.1779605" calcext:value-type="float">
            <text:p>0.1779605</text:p>
          </table:table-cell>
          <table:table-cell office:value-type="float" office:value="0.1907018" calcext:value-type="float">
            <text:p>0.1907018</text:p>
          </table:table-cell>
          <table:table-cell office:value-type="float" office:value="0.1939227" calcext:value-type="float">
            <text:p>0.1939227</text:p>
          </table:table-cell>
          <table:table-cell office:value-type="float" office:value="0" calcext:value-type="float">
            <text:p>0</text:p>
          </table:table-cell>
          <table:table-cell office:value-type="float" office:value="35.41094" calcext:value-type="float">
            <text:p>35.41094</text:p>
          </table:table-cell>
          <table:table-cell office:value-type="float" office:value="32.75664" calcext:value-type="float">
            <text:p>32.75664</text:p>
          </table:table-cell>
          <table:table-cell office:value-type="float" office:value="28.17067" calcext:value-type="float">
            <text:p>28.17067</text:p>
          </table:table-cell>
          <table:table-cell office:value-type="float" office:value="7.944787" calcext:value-type="float">
            <text:p>7.944787</text:p>
          </table:table-cell>
          <table:table-cell office:value-type="float" office:value="6.332889" calcext:value-type="float">
            <text:p>6.332889</text:p>
          </table:table-cell>
          <table:table-cell office:value-type="float" office:value="2.618084" calcext:value-type="float">
            <text:p>2.618084</text:p>
          </table:table-cell>
          <table:table-cell office:value-type="float" office:value="2.652513" calcext:value-type="float">
            <text:p>2.652513</text:p>
          </table:table-cell>
          <table:table-cell office:value-type="float" office:value="5.629461" calcext:value-type="float">
            <text:p>5.629461</text:p>
          </table:table-cell>
          <table:table-cell office:value-type="float" office:value="9.255778" calcext:value-type="float">
            <text:p>9.255778</text:p>
          </table:table-cell>
          <table:table-cell office:value-type="float" office:value="9.763551" calcext:value-type="float">
            <text:p>9.763551</text:p>
          </table:table-cell>
          <table:table-cell office:value-type="float" office:value="10.54764" calcext:value-type="float">
            <text:p>10.54764</text:p>
          </table:table-cell>
          <table:table-cell office:value-type="float" office:value="11.04353" calcext:value-type="float">
            <text:p>11.04353</text:p>
          </table:table-cell>
          <table:table-cell office:value-type="float" office:value="12.24358" calcext:value-type="float">
            <text:p>12.24358</text:p>
          </table:table-cell>
          <table:table-cell office:value-type="float" office:value="12.57179" calcext:value-type="float">
            <text:p>12.57179</text:p>
          </table:table-cell>
          <table:table-cell office:value-type="float" office:value="0" calcext:value-type="float">
            <text:p>0</text:p>
          </table:table-cell>
          <table:table-cell office:value-type="float" office:value="0.8506222" calcext:value-type="float">
            <text:p>0.8506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6128" calcext:value-type="float">
            <text:p>0.279612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6" calcext:value-type="float">
            <text:p>23052006</text:p>
          </table:table-cell>
          <table:table-cell office:value-type="float" office:value="3.091778" calcext:value-type="float">
            <text:p>3.091778</text:p>
          </table:table-cell>
          <table:table-cell office:value-type="float" office:value="135.2443" calcext:value-type="float">
            <text:p>135.2443</text:p>
          </table:table-cell>
          <table:table-cell office:value-type="float" office:value="0" calcext:value-type="float">
            <text:p>0</text:p>
          </table:table-cell>
          <table:table-cell office:value-type="float" office:value="-0.06596922" calcext:value-type="float">
            <text:p>-0.06596922</text:p>
          </table:table-cell>
          <table:table-cell office:value-type="float" office:value="41.17035" calcext:value-type="float">
            <text:p>41.17035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276427" calcext:value-type="float">
            <text:p>1.276427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874" calcext:value-type="float">
            <text:p>-0.003042874</text:p>
          </table:table-cell>
          <table:table-cell office:value-type="float" office:value="1163.738" calcext:value-type="float">
            <text:p>1163.738</text:p>
          </table:table-cell>
          <table:table-cell office:value-type="float" office:value="1.414218" calcext:value-type="float">
            <text:p>1.414218</text:p>
          </table:table-cell>
          <table:table-cell office:value-type="float" office:value="0" calcext:value-type="float">
            <text:p>0</text:p>
          </table:table-cell>
          <table:table-cell office:value-type="float" office:value="0.1817105" calcext:value-type="float">
            <text:p>0.1817105</text:p>
          </table:table-cell>
          <table:table-cell office:value-type="float" office:value="0.2113086" calcext:value-type="float">
            <text:p>0.2113086</text:p>
          </table:table-cell>
          <table:table-cell office:value-type="float" office:value="0.08702385" calcext:value-type="float">
            <text:p>0.08702385</text:p>
          </table:table-cell>
          <table:table-cell office:value-type="float" office:value="0.01732846" calcext:value-type="float">
            <text:p>0.01732846</text:p>
          </table:table-cell>
          <table:table-cell office:value-type="float" office:value="0.02524444" calcext:value-type="float">
            <text:p>0.02524444</text:p>
          </table:table-cell>
          <table:table-cell office:value-type="float" office:value="0.005424106" calcext:value-type="float">
            <text:p>0.005424106</text:p>
          </table:table-cell>
          <table:table-cell office:value-type="float" office:value="0.0171214" calcext:value-type="float">
            <text:p>0.0171214</text:p>
          </table:table-cell>
          <table:table-cell office:value-type="float" office:value="0.07399318" calcext:value-type="float">
            <text:p>0.07399318</text:p>
          </table:table-cell>
          <table:table-cell office:value-type="float" office:value="0.1576147" calcext:value-type="float">
            <text:p>0.1576147</text:p>
          </table:table-cell>
          <table:table-cell office:value-type="float" office:value="0.1644733" calcext:value-type="float">
            <text:p>0.1644733</text:p>
          </table:table-cell>
          <table:table-cell office:value-type="float" office:value="0.1723921" calcext:value-type="float">
            <text:p>0.1723921</text:p>
          </table:table-cell>
          <table:table-cell office:value-type="float" office:value="0.1779981" calcext:value-type="float">
            <text:p>0.1779981</text:p>
          </table:table-cell>
          <table:table-cell office:value-type="float" office:value="0.1907191" calcext:value-type="float">
            <text:p>0.1907191</text:p>
          </table:table-cell>
          <table:table-cell office:value-type="float" office:value="0.1939385" calcext:value-type="float">
            <text:p>0.1939385</text:p>
          </table:table-cell>
          <table:table-cell office:value-type="float" office:value="0" calcext:value-type="float">
            <text:p>0</text:p>
          </table:table-cell>
          <table:table-cell office:value-type="float" office:value="35.44475" calcext:value-type="float">
            <text:p>35.44475</text:p>
          </table:table-cell>
          <table:table-cell office:value-type="float" office:value="32.7248" calcext:value-type="float">
            <text:p>32.7248</text:p>
          </table:table-cell>
          <table:table-cell office:value-type="float" office:value="28.1104" calcext:value-type="float">
            <text:p>28.1104</text:p>
          </table:table-cell>
          <table:table-cell office:value-type="float" office:value="7.926695" calcext:value-type="float">
            <text:p>7.926695</text:p>
          </table:table-cell>
          <table:table-cell office:value-type="float" office:value="6.322465" calcext:value-type="float">
            <text:p>6.322465</text:p>
          </table:table-cell>
          <table:table-cell office:value-type="float" office:value="2.613777" calcext:value-type="float">
            <text:p>2.613777</text:p>
          </table:table-cell>
          <table:table-cell office:value-type="float" office:value="2.651054" calcext:value-type="float">
            <text:p>2.651054</text:p>
          </table:table-cell>
          <table:table-cell office:value-type="float" office:value="5.630868" calcext:value-type="float">
            <text:p>5.630868</text:p>
          </table:table-cell>
          <table:table-cell office:value-type="float" office:value="9.260292" calcext:value-type="float">
            <text:p>9.260292</text:p>
          </table:table-cell>
          <table:table-cell office:value-type="float" office:value="9.767724" calcext:value-type="float">
            <text:p>9.767724</text:p>
          </table:table-cell>
          <table:table-cell office:value-type="float" office:value="10.55115" calcext:value-type="float">
            <text:p>10.55115</text:p>
          </table:table-cell>
          <table:table-cell office:value-type="float" office:value="11.04647" calcext:value-type="float">
            <text:p>11.04647</text:p>
          </table:table-cell>
          <table:table-cell office:value-type="float" office:value="12.2452" calcext:value-type="float">
            <text:p>12.2452</text:p>
          </table:table-cell>
          <table:table-cell office:value-type="float" office:value="12.57337" calcext:value-type="float">
            <text:p>12.57337</text:p>
          </table:table-cell>
          <table:table-cell office:value-type="float" office:value="0" calcext:value-type="float">
            <text:p>0</text:p>
          </table:table-cell>
          <table:table-cell office:value-type="float" office:value="0.5726987" calcext:value-type="float">
            <text:p>0.5726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89885" calcext:value-type="float">
            <text:p>0.28898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6" calcext:value-type="float">
            <text:p>24052006</text:p>
          </table:table-cell>
          <table:table-cell office:value-type="float" office:value="3.086924" calcext:value-type="float">
            <text:p>3.086924</text:p>
          </table:table-cell>
          <table:table-cell office:value-type="float" office:value="135.2421" calcext:value-type="float">
            <text:p>135.2421</text:p>
          </table:table-cell>
          <table:table-cell office:value-type="float" office:value="0" calcext:value-type="float">
            <text:p>0</text:p>
          </table:table-cell>
          <table:table-cell office:value-type="float" office:value="-0.08241059" calcext:value-type="float">
            <text:p>-0.08241059</text:p>
          </table:table-cell>
          <table:table-cell office:value-type="float" office:value="41.17206" calcext:value-type="float">
            <text:p>41.17206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73" calcext:value-type="float">
            <text:p>1163.73</text:p>
          </table:table-cell>
          <table:table-cell office:value-type="float" office:value="1.42415" calcext:value-type="float">
            <text:p>1.42415</text:p>
          </table:table-cell>
          <table:table-cell office:value-type="float" office:value="0" calcext:value-type="float">
            <text:p>0</text:p>
          </table:table-cell>
          <table:table-cell office:value-type="float" office:value="0.1054621" calcext:value-type="float">
            <text:p>0.1054621</text:p>
          </table:table-cell>
          <table:table-cell office:value-type="float" office:value="0.1937314" calcext:value-type="float">
            <text:p>0.1937314</text:p>
          </table:table-cell>
          <table:table-cell office:value-type="float" office:value="0.07002209" calcext:value-type="float">
            <text:p>0.07002209</text:p>
          </table:table-cell>
          <table:table-cell office:value-type="float" office:value="0.01506648" calcext:value-type="float">
            <text:p>0.01506648</text:p>
          </table:table-cell>
          <table:table-cell office:value-type="float" office:value="0.02083491" calcext:value-type="float">
            <text:p>0.02083491</text:p>
          </table:table-cell>
          <table:table-cell office:value-type="float" office:value="0.004986523" calcext:value-type="float">
            <text:p>0.004986523</text:p>
          </table:table-cell>
          <table:table-cell office:value-type="float" office:value="0.01585724" calcext:value-type="float">
            <text:p>0.01585724</text:p>
          </table:table-cell>
          <table:table-cell office:value-type="float" office:value="0.07244451" calcext:value-type="float">
            <text:p>0.07244451</text:p>
          </table:table-cell>
          <table:table-cell office:value-type="float" office:value="0.1538683" calcext:value-type="float">
            <text:p>0.1538683</text:p>
          </table:table-cell>
          <table:table-cell office:value-type="float" office:value="0.1645343" calcext:value-type="float">
            <text:p>0.1645343</text:p>
          </table:table-cell>
          <table:table-cell office:value-type="float" office:value="0.1724363" calcext:value-type="float">
            <text:p>0.1724363</text:p>
          </table:table-cell>
          <table:table-cell office:value-type="float" office:value="0.1780331" calcext:value-type="float">
            <text:p>0.1780331</text:p>
          </table:table-cell>
          <table:table-cell office:value-type="float" office:value="0.1907365" calcext:value-type="float">
            <text:p>0.1907365</text:p>
          </table:table-cell>
          <table:table-cell office:value-type="float" office:value="0.1939543" calcext:value-type="float">
            <text:p>0.1939543</text:p>
          </table:table-cell>
          <table:table-cell office:value-type="float" office:value="0" calcext:value-type="float">
            <text:p>0</text:p>
          </table:table-cell>
          <table:table-cell office:value-type="float" office:value="35.40033" calcext:value-type="float">
            <text:p>35.40033</text:p>
          </table:table-cell>
          <table:table-cell office:value-type="float" office:value="32.67846" calcext:value-type="float">
            <text:p>32.67846</text:p>
          </table:table-cell>
          <table:table-cell office:value-type="float" office:value="28.04369" calcext:value-type="float">
            <text:p>28.04369</text:p>
          </table:table-cell>
          <table:table-cell office:value-type="float" office:value="7.906622" calcext:value-type="float">
            <text:p>7.906622</text:p>
          </table:table-cell>
          <table:table-cell office:value-type="float" office:value="6.310309" calcext:value-type="float">
            <text:p>6.310309</text:p>
          </table:table-cell>
          <table:table-cell office:value-type="float" office:value="2.609295" calcext:value-type="float">
            <text:p>2.609295</text:p>
          </table:table-cell>
          <table:table-cell office:value-type="float" office:value="2.648899" calcext:value-type="float">
            <text:p>2.648899</text:p>
          </table:table-cell>
          <table:table-cell office:value-type="float" office:value="5.632283" calcext:value-type="float">
            <text:p>5.632283</text:p>
          </table:table-cell>
          <table:table-cell office:value-type="float" office:value="9.264087" calcext:value-type="float">
            <text:p>9.264087</text:p>
          </table:table-cell>
          <table:table-cell office:value-type="float" office:value="9.7719" calcext:value-type="float">
            <text:p>9.7719</text:p>
          </table:table-cell>
          <table:table-cell office:value-type="float" office:value="10.55466" calcext:value-type="float">
            <text:p>10.55466</text:p>
          </table:table-cell>
          <table:table-cell office:value-type="float" office:value="11.04942" calcext:value-type="float">
            <text:p>11.04942</text:p>
          </table:table-cell>
          <table:table-cell office:value-type="float" office:value="12.24683" calcext:value-type="float">
            <text:p>12.24683</text:p>
          </table:table-cell>
          <table:table-cell office:value-type="float" office:value="12.57494" calcext:value-type="float">
            <text:p>12.57494</text:p>
          </table:table-cell>
          <table:table-cell office:value-type="float" office:value="0" calcext:value-type="float">
            <text:p>0</text:p>
          </table:table-cell>
          <table:table-cell office:value-type="float" office:value="0.01506895" calcext:value-type="float">
            <text:p>0.01506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51229" calcext:value-type="float">
            <text:p>0.295122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6" calcext:value-type="float">
            <text:p>25052006</text:p>
          </table:table-cell>
          <table:table-cell office:value-type="float" office:value="3.080433" calcext:value-type="float">
            <text:p>3.080433</text:p>
          </table:table-cell>
          <table:table-cell office:value-type="float" office:value="135.2399" calcext:value-type="float">
            <text:p>135.2399</text:p>
          </table:table-cell>
          <table:table-cell office:value-type="float" office:value="0" calcext:value-type="float">
            <text:p>0</text:p>
          </table:table-cell>
          <table:table-cell office:value-type="float" office:value="-0.09955763" calcext:value-type="float">
            <text:p>-0.09955763</text:p>
          </table:table-cell>
          <table:table-cell office:value-type="float" office:value="41.17303" calcext:value-type="float">
            <text:p>41.17303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721" calcext:value-type="float">
            <text:p>1163.721</text:p>
          </table:table-cell>
          <table:table-cell office:value-type="float" office:value="1.430507" calcext:value-type="float">
            <text:p>1.430507</text:p>
          </table:table-cell>
          <table:table-cell office:value-type="float" office:value="0" calcext:value-type="float">
            <text:p>0</text:p>
          </table:table-cell>
          <table:table-cell office:value-type="float" office:value="0.2204736" calcext:value-type="float">
            <text:p>0.2204736</text:p>
          </table:table-cell>
          <table:table-cell office:value-type="float" office:value="0.1694735" calcext:value-type="float">
            <text:p>0.1694735</text:p>
          </table:table-cell>
          <table:table-cell office:value-type="float" office:value="0.06499353" calcext:value-type="float">
            <text:p>0.06499353</text:p>
          </table:table-cell>
          <table:table-cell office:value-type="float" office:value="0.01375352" calcext:value-type="float">
            <text:p>0.01375352</text:p>
          </table:table-cell>
          <table:table-cell office:value-type="float" office:value="0.01858462" calcext:value-type="float">
            <text:p>0.01858462</text:p>
          </table:table-cell>
          <table:table-cell office:value-type="float" office:value="0.004542639" calcext:value-type="float">
            <text:p>0.004542639</text:p>
          </table:table-cell>
          <table:table-cell office:value-type="float" office:value="0.01549548" calcext:value-type="float">
            <text:p>0.01549548</text:p>
          </table:table-cell>
          <table:table-cell office:value-type="float" office:value="0.06986701" calcext:value-type="float">
            <text:p>0.06986701</text:p>
          </table:table-cell>
          <table:table-cell office:value-type="float" office:value="0.1502394" calcext:value-type="float">
            <text:p>0.1502394</text:p>
          </table:table-cell>
          <table:table-cell office:value-type="float" office:value="0.1645952" calcext:value-type="float">
            <text:p>0.1645952</text:p>
          </table:table-cell>
          <table:table-cell office:value-type="float" office:value="0.1724803" calcext:value-type="float">
            <text:p>0.1724803</text:p>
          </table:table-cell>
          <table:table-cell office:value-type="float" office:value="0.1780656" calcext:value-type="float">
            <text:p>0.1780656</text:p>
          </table:table-cell>
          <table:table-cell office:value-type="float" office:value="0.1907541" calcext:value-type="float">
            <text:p>0.1907541</text:p>
          </table:table-cell>
          <table:table-cell office:value-type="float" office:value="0.1939701" calcext:value-type="float">
            <text:p>0.1939701</text:p>
          </table:table-cell>
          <table:table-cell office:value-type="float" office:value="0" calcext:value-type="float">
            <text:p>0</text:p>
          </table:table-cell>
          <table:table-cell office:value-type="float" office:value="35.3627" calcext:value-type="float">
            <text:p>35.3627</text:p>
          </table:table-cell>
          <table:table-cell office:value-type="float" office:value="32.63251" calcext:value-type="float">
            <text:p>32.63251</text:p>
          </table:table-cell>
          <table:table-cell office:value-type="float" office:value="27.97488" calcext:value-type="float">
            <text:p>27.97488</text:p>
          </table:table-cell>
          <table:table-cell office:value-type="float" office:value="7.885996" calcext:value-type="float">
            <text:p>7.885996</text:p>
          </table:table-cell>
          <table:table-cell office:value-type="float" office:value="6.296775" calcext:value-type="float">
            <text:p>6.296775</text:p>
          </table:table-cell>
          <table:table-cell office:value-type="float" office:value="2.60466" calcext:value-type="float">
            <text:p>2.60466</text:p>
          </table:table-cell>
          <table:table-cell office:value-type="float" office:value="2.646619" calcext:value-type="float">
            <text:p>2.646619</text:p>
          </table:table-cell>
          <table:table-cell office:value-type="float" office:value="5.633061" calcext:value-type="float">
            <text:p>5.633061</text:p>
          </table:table-cell>
          <table:table-cell office:value-type="float" office:value="9.267057" calcext:value-type="float">
            <text:p>9.267057</text:p>
          </table:table-cell>
          <table:table-cell office:value-type="float" office:value="9.776076" calcext:value-type="float">
            <text:p>9.776076</text:p>
          </table:table-cell>
          <table:table-cell office:value-type="float" office:value="10.55816" calcext:value-type="float">
            <text:p>10.55816</text:p>
          </table:table-cell>
          <table:table-cell office:value-type="float" office:value="11.05237" calcext:value-type="float">
            <text:p>11.05237</text:p>
          </table:table-cell>
          <table:table-cell office:value-type="float" office:value="12.24846" calcext:value-type="float">
            <text:p>12.24846</text:p>
          </table:table-cell>
          <table:table-cell office:value-type="float" office:value="12.57649" calcext:value-type="float">
            <text:p>12.57649</text:p>
          </table:table-cell>
          <table:table-cell office:value-type="float" office:value="0" calcext:value-type="float">
            <text:p>0</text:p>
          </table:table-cell>
          <table:table-cell office:value-type="float" office:value="0.2077839" calcext:value-type="float">
            <text:p>0.2077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2848" calcext:value-type="float">
            <text:p>0.3028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6" calcext:value-type="float">
            <text:p>26052006</text:p>
          </table:table-cell>
          <table:table-cell office:value-type="float" office:value="3.071116" calcext:value-type="float">
            <text:p>3.071116</text:p>
          </table:table-cell>
          <table:table-cell office:value-type="float" office:value="135.2377" calcext:value-type="float">
            <text:p>135.2377</text:p>
          </table:table-cell>
          <table:table-cell office:value-type="float" office:value="0" calcext:value-type="float">
            <text:p>0</text:p>
          </table:table-cell>
          <table:table-cell office:value-type="float" office:value="-0.1185496" calcext:value-type="float">
            <text:p>-0.1185496</text:p>
          </table:table-cell>
          <table:table-cell office:value-type="float" office:value="41.17348" calcext:value-type="float">
            <text:p>41.17348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712" calcext:value-type="float">
            <text:p>1163.712</text:p>
          </table:table-cell>
          <table:table-cell office:value-type="float" office:value="1.425815" calcext:value-type="float">
            <text:p>1.425815</text:p>
          </table:table-cell>
          <table:table-cell office:value-type="float" office:value="0" calcext:value-type="float">
            <text:p>0</text:p>
          </table:table-cell>
          <table:table-cell office:value-type="float" office:value="0.3412995" calcext:value-type="float">
            <text:p>0.3412995</text:p>
          </table:table-cell>
          <table:table-cell office:value-type="float" office:value="0.1328512" calcext:value-type="float">
            <text:p>0.1328512</text:p>
          </table:table-cell>
          <table:table-cell office:value-type="float" office:value="0.05834271" calcext:value-type="float">
            <text:p>0.05834271</text:p>
          </table:table-cell>
          <table:table-cell office:value-type="float" office:value="0.01246246" calcext:value-type="float">
            <text:p>0.01246246</text:p>
          </table:table-cell>
          <table:table-cell office:value-type="float" office:value="0.0165877" calcext:value-type="float">
            <text:p>0.0165877</text:p>
          </table:table-cell>
          <table:table-cell office:value-type="float" office:value="0.004295578" calcext:value-type="float">
            <text:p>0.004295578</text:p>
          </table:table-cell>
          <table:table-cell office:value-type="float" office:value="0.01407542" calcext:value-type="float">
            <text:p>0.01407542</text:p>
          </table:table-cell>
          <table:table-cell office:value-type="float" office:value="0.06746611" calcext:value-type="float">
            <text:p>0.06746611</text:p>
          </table:table-cell>
          <table:table-cell office:value-type="float" office:value="0.1471546" calcext:value-type="float">
            <text:p>0.1471546</text:p>
          </table:table-cell>
          <table:table-cell office:value-type="float" office:value="0.1646564" calcext:value-type="float">
            <text:p>0.1646564</text:p>
          </table:table-cell>
          <table:table-cell office:value-type="float" office:value="0.1725238" calcext:value-type="float">
            <text:p>0.1725238</text:p>
          </table:table-cell>
          <table:table-cell office:value-type="float" office:value="0.1781084" calcext:value-type="float">
            <text:p>0.1781084</text:p>
          </table:table-cell>
          <table:table-cell office:value-type="float" office:value="0.1907717" calcext:value-type="float">
            <text:p>0.1907717</text:p>
          </table:table-cell>
          <table:table-cell office:value-type="float" office:value="0.1939859" calcext:value-type="float">
            <text:p>0.1939859</text:p>
          </table:table-cell>
          <table:table-cell office:value-type="float" office:value="0" calcext:value-type="float">
            <text:p>0</text:p>
          </table:table-cell>
          <table:table-cell office:value-type="float" office:value="35.37201" calcext:value-type="float">
            <text:p>35.37201</text:p>
          </table:table-cell>
          <table:table-cell office:value-type="float" office:value="32.57613" calcext:value-type="float">
            <text:p>32.57613</text:p>
          </table:table-cell>
          <table:table-cell office:value-type="float" office:value="27.90674" calcext:value-type="float">
            <text:p>27.90674</text:p>
          </table:table-cell>
          <table:table-cell office:value-type="float" office:value="7.865458" calcext:value-type="float">
            <text:p>7.865458</text:p>
          </table:table-cell>
          <table:table-cell office:value-type="float" office:value="6.282767" calcext:value-type="float">
            <text:p>6.282767</text:p>
          </table:table-cell>
          <table:table-cell office:value-type="float" office:value="2.599977" calcext:value-type="float">
            <text:p>2.599977</text:p>
          </table:table-cell>
          <table:table-cell office:value-type="float" office:value="2.644172" calcext:value-type="float">
            <text:p>2.644172</text:p>
          </table:table-cell>
          <table:table-cell office:value-type="float" office:value="5.633242" calcext:value-type="float">
            <text:p>5.633242</text:p>
          </table:table-cell>
          <table:table-cell office:value-type="float" office:value="9.269305" calcext:value-type="float">
            <text:p>9.269305</text:p>
          </table:table-cell>
          <table:table-cell office:value-type="float" office:value="9.780255" calcext:value-type="float">
            <text:p>9.780255</text:p>
          </table:table-cell>
          <table:table-cell office:value-type="float" office:value="10.56167" calcext:value-type="float">
            <text:p>10.56167</text:p>
          </table:table-cell>
          <table:table-cell office:value-type="float" office:value="11.05531" calcext:value-type="float">
            <text:p>11.05531</text:p>
          </table:table-cell>
          <table:table-cell office:value-type="float" office:value="12.25009" calcext:value-type="float">
            <text:p>12.25009</text:p>
          </table:table-cell>
          <table:table-cell office:value-type="float" office:value="12.57805" calcext:value-type="float">
            <text:p>12.57805</text:p>
          </table:table-cell>
          <table:table-cell office:value-type="float" office:value="0" calcext:value-type="float">
            <text:p>0</text:p>
          </table:table-cell>
          <table:table-cell office:value-type="float" office:value="1.627656" calcext:value-type="float">
            <text:p>1.627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35385" calcext:value-type="float">
            <text:p>0.313538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6" calcext:value-type="float">
            <text:p>27052006</text:p>
          </table:table-cell>
          <table:table-cell office:value-type="float" office:value="3.065231" calcext:value-type="float">
            <text:p>3.065231</text:p>
          </table:table-cell>
          <table:table-cell office:value-type="float" office:value="135.2356" calcext:value-type="float">
            <text:p>135.2356</text:p>
          </table:table-cell>
          <table:table-cell office:value-type="float" office:value="0" calcext:value-type="float">
            <text:p>0</text:p>
          </table:table-cell>
          <table:table-cell office:value-type="float" office:value="-0.1393098" calcext:value-type="float">
            <text:p>-0.1393098</text:p>
          </table:table-cell>
          <table:table-cell office:value-type="float" office:value="41.17268" calcext:value-type="float">
            <text:p>41.17268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7" calcext:value-type="float">
            <text:p>1163.7</text:p>
          </table:table-cell>
          <table:table-cell office:value-type="float" office:value="1.432223" calcext:value-type="float">
            <text:p>1.432223</text:p>
          </table:table-cell>
          <table:table-cell office:value-type="float" office:value="0" calcext:value-type="float">
            <text:p>0</text:p>
          </table:table-cell>
          <table:table-cell office:value-type="float" office:value="0.1948789" calcext:value-type="float">
            <text:p>0.1948789</text:p>
          </table:table-cell>
          <table:table-cell office:value-type="float" office:value="0.09794462" calcext:value-type="float">
            <text:p>0.09794462</text:p>
          </table:table-cell>
          <table:table-cell office:value-type="float" office:value="0.052666" calcext:value-type="float">
            <text:p>0.052666</text:p>
          </table:table-cell>
          <table:table-cell office:value-type="float" office:value="0.01150058" calcext:value-type="float">
            <text:p>0.01150058</text:p>
          </table:table-cell>
          <table:table-cell office:value-type="float" office:value="0.01505621" calcext:value-type="float">
            <text:p>0.01505621</text:p>
          </table:table-cell>
          <table:table-cell office:value-type="float" office:value="0.004101694" calcext:value-type="float">
            <text:p>0.004101694</text:p>
          </table:table-cell>
          <table:table-cell office:value-type="float" office:value="0.0128902" calcext:value-type="float">
            <text:p>0.0128902</text:p>
          </table:table-cell>
          <table:table-cell office:value-type="float" office:value="0.06487132" calcext:value-type="float">
            <text:p>0.06487132</text:p>
          </table:table-cell>
          <table:table-cell office:value-type="float" office:value="0.1449647" calcext:value-type="float">
            <text:p>0.1449647</text:p>
          </table:table-cell>
          <table:table-cell office:value-type="float" office:value="0.1647174" calcext:value-type="float">
            <text:p>0.1647174</text:p>
          </table:table-cell>
          <table:table-cell office:value-type="float" office:value="0.1725671" calcext:value-type="float">
            <text:p>0.1725671</text:p>
          </table:table-cell>
          <table:table-cell office:value-type="float" office:value="0.178137" calcext:value-type="float">
            <text:p>0.178137</text:p>
          </table:table-cell>
          <table:table-cell office:value-type="float" office:value="0.1907895" calcext:value-type="float">
            <text:p>0.1907895</text:p>
          </table:table-cell>
          <table:table-cell office:value-type="float" office:value="0.1940017" calcext:value-type="float">
            <text:p>0.1940017</text:p>
          </table:table-cell>
          <table:table-cell office:value-type="float" office:value="0" calcext:value-type="float">
            <text:p>0</text:p>
          </table:table-cell>
          <table:table-cell office:value-type="float" office:value="35.36052" calcext:value-type="float">
            <text:p>35.36052</text:p>
          </table:table-cell>
          <table:table-cell office:value-type="float" office:value="32.50931" calcext:value-type="float">
            <text:p>32.50931</text:p>
          </table:table-cell>
          <table:table-cell office:value-type="float" office:value="27.83684" calcext:value-type="float">
            <text:p>27.83684</text:p>
          </table:table-cell>
          <table:table-cell office:value-type="float" office:value="7.844943" calcext:value-type="float">
            <text:p>7.844943</text:p>
          </table:table-cell>
          <table:table-cell office:value-type="float" office:value="6.268261" calcext:value-type="float">
            <text:p>6.268261</text:p>
          </table:table-cell>
          <table:table-cell office:value-type="float" office:value="2.595297" calcext:value-type="float">
            <text:p>2.595297</text:p>
          </table:table-cell>
          <table:table-cell office:value-type="float" office:value="2.641422" calcext:value-type="float">
            <text:p>2.641422</text:p>
          </table:table-cell>
          <table:table-cell office:value-type="float" office:value="5.632857" calcext:value-type="float">
            <text:p>5.632857</text:p>
          </table:table-cell>
          <table:table-cell office:value-type="float" office:value="9.270987" calcext:value-type="float">
            <text:p>9.270987</text:p>
          </table:table-cell>
          <table:table-cell office:value-type="float" office:value="9.784431" calcext:value-type="float">
            <text:p>9.784431</text:p>
          </table:table-cell>
          <table:table-cell office:value-type="float" office:value="10.56518" calcext:value-type="float">
            <text:p>10.56518</text:p>
          </table:table-cell>
          <table:table-cell office:value-type="float" office:value="11.05825" calcext:value-type="float">
            <text:p>11.05825</text:p>
          </table:table-cell>
          <table:table-cell office:value-type="float" office:value="12.25172" calcext:value-type="float">
            <text:p>12.25172</text:p>
          </table:table-cell>
          <table:table-cell office:value-type="float" office:value="12.57961" calcext:value-type="float">
            <text:p>12.57961</text:p>
          </table:table-cell>
          <table:table-cell office:value-type="float" office:value="0" calcext:value-type="float">
            <text:p>0</text:p>
          </table:table-cell>
          <table:table-cell office:value-type="float" office:value="0.570156" calcext:value-type="float">
            <text:p>0.57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06709" calcext:value-type="float">
            <text:p>0.320670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6" calcext:value-type="float">
            <text:p>28052006</text:p>
          </table:table-cell>
          <table:table-cell office:value-type="float" office:value="3.052752" calcext:value-type="float">
            <text:p>3.052752</text:p>
          </table:table-cell>
          <table:table-cell office:value-type="float" office:value="135.2334" calcext:value-type="float">
            <text:p>135.2334</text:p>
          </table:table-cell>
          <table:table-cell office:value-type="float" office:value="0" calcext:value-type="float">
            <text:p>0</text:p>
          </table:table-cell>
          <table:table-cell office:value-type="float" office:value="-0.1616571" calcext:value-type="float">
            <text:p>-0.1616571</text:p>
          </table:table-cell>
          <table:table-cell office:value-type="float" office:value="41.17144" calcext:value-type="float">
            <text:p>41.17144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69" calcext:value-type="float">
            <text:p>1163.69</text:p>
          </table:table-cell>
          <table:table-cell office:value-type="float" office:value="1.422861" calcext:value-type="float">
            <text:p>1.422861</text:p>
          </table:table-cell>
          <table:table-cell office:value-type="float" office:value="0" calcext:value-type="float">
            <text:p>0</text:p>
          </table:table-cell>
          <table:table-cell office:value-type="float" office:value="0.2924486" calcext:value-type="float">
            <text:p>0.2924486</text:p>
          </table:table-cell>
          <table:table-cell office:value-type="float" office:value="0.08337437" calcext:value-type="float">
            <text:p>0.08337437</text:p>
          </table:table-cell>
          <table:table-cell office:value-type="float" office:value="0.04779417" calcext:value-type="float">
            <text:p>0.04779417</text:p>
          </table:table-cell>
          <table:table-cell office:value-type="float" office:value="0.01093038" calcext:value-type="float">
            <text:p>0.01093038</text:p>
          </table:table-cell>
          <table:table-cell office:value-type="float" office:value="0.013883" calcext:value-type="float">
            <text:p>0.013883</text:p>
          </table:table-cell>
          <table:table-cell office:value-type="float" office:value="0.004163313" calcext:value-type="float">
            <text:p>0.004163313</text:p>
          </table:table-cell>
          <table:table-cell office:value-type="float" office:value="0.01256592" calcext:value-type="float">
            <text:p>0.01256592</text:p>
          </table:table-cell>
          <table:table-cell office:value-type="float" office:value="0.06125984" calcext:value-type="float">
            <text:p>0.06125984</text:p>
          </table:table-cell>
          <table:table-cell office:value-type="float" office:value="0.1437433" calcext:value-type="float">
            <text:p>0.1437433</text:p>
          </table:table-cell>
          <table:table-cell office:value-type="float" office:value="0.1647788" calcext:value-type="float">
            <text:p>0.1647788</text:p>
          </table:table-cell>
          <table:table-cell office:value-type="float" office:value="0.1726107" calcext:value-type="float">
            <text:p>0.1726107</text:p>
          </table:table-cell>
          <table:table-cell office:value-type="float" office:value="0.1781749" calcext:value-type="float">
            <text:p>0.1781749</text:p>
          </table:table-cell>
          <table:table-cell office:value-type="float" office:value="0.1908075" calcext:value-type="float">
            <text:p>0.1908075</text:p>
          </table:table-cell>
          <table:table-cell office:value-type="float" office:value="0.1940176" calcext:value-type="float">
            <text:p>0.1940176</text:p>
          </table:table-cell>
          <table:table-cell office:value-type="float" office:value="0" calcext:value-type="float">
            <text:p>0</text:p>
          </table:table-cell>
          <table:table-cell office:value-type="float" office:value="35.36459" calcext:value-type="float">
            <text:p>35.36459</text:p>
          </table:table-cell>
          <table:table-cell office:value-type="float" office:value="32.43716" calcext:value-type="float">
            <text:p>32.43716</text:p>
          </table:table-cell>
          <table:table-cell office:value-type="float" office:value="27.76816" calcext:value-type="float">
            <text:p>27.76816</text:p>
          </table:table-cell>
          <table:table-cell office:value-type="float" office:value="7.824528" calcext:value-type="float">
            <text:p>7.824528</text:p>
          </table:table-cell>
          <table:table-cell office:value-type="float" office:value="6.253642" calcext:value-type="float">
            <text:p>6.253642</text:p>
          </table:table-cell>
          <table:table-cell office:value-type="float" office:value="2.59066" calcext:value-type="float">
            <text:p>2.59066</text:p>
          </table:table-cell>
          <table:table-cell office:value-type="float" office:value="2.638552" calcext:value-type="float">
            <text:p>2.638552</text:p>
          </table:table-cell>
          <table:table-cell office:value-type="float" office:value="5.631694" calcext:value-type="float">
            <text:p>5.631694</text:p>
          </table:table-cell>
          <table:table-cell office:value-type="float" office:value="9.272316" calcext:value-type="float">
            <text:p>9.272316</text:p>
          </table:table-cell>
          <table:table-cell office:value-type="float" office:value="9.788608" calcext:value-type="float">
            <text:p>9.788608</text:p>
          </table:table-cell>
          <table:table-cell office:value-type="float" office:value="10.56868" calcext:value-type="float">
            <text:p>10.56868</text:p>
          </table:table-cell>
          <table:table-cell office:value-type="float" office:value="11.0612" calcext:value-type="float">
            <text:p>11.0612</text:p>
          </table:table-cell>
          <table:table-cell office:value-type="float" office:value="12.25334" calcext:value-type="float">
            <text:p>12.25334</text:p>
          </table:table-cell>
          <table:table-cell office:value-type="float" office:value="12.58118" calcext:value-type="float">
            <text:p>12.58118</text:p>
          </table:table-cell>
          <table:table-cell office:value-type="float" office:value="0" calcext:value-type="float">
            <text:p>0</text:p>
          </table:table-cell>
          <table:table-cell office:value-type="float" office:value="2.837585" calcext:value-type="float">
            <text:p>2.837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44309" calcext:value-type="float">
            <text:p>0.334430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6" calcext:value-type="float">
            <text:p>29052006</text:p>
          </table:table-cell>
          <table:table-cell office:value-type="float" office:value="3.042837" calcext:value-type="float">
            <text:p>3.042837</text:p>
          </table:table-cell>
          <table:table-cell office:value-type="float" office:value="135.2305" calcext:value-type="float">
            <text:p>135.2305</text:p>
          </table:table-cell>
          <table:table-cell office:value-type="float" office:value="0" calcext:value-type="float">
            <text:p>0</text:p>
          </table:table-cell>
          <table:table-cell office:value-type="float" office:value="-0.1847671" calcext:value-type="float">
            <text:p>-0.1847671</text:p>
          </table:table-cell>
          <table:table-cell office:value-type="float" office:value="41.16982" calcext:value-type="float">
            <text:p>41.16982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68" calcext:value-type="float">
            <text:p>1163.68</text:p>
          </table:table-cell>
          <table:table-cell office:value-type="float" office:value="1.418029" calcext:value-type="float">
            <text:p>1.418029</text:p>
          </table:table-cell>
          <table:table-cell office:value-type="float" office:value="0" calcext:value-type="float">
            <text:p>0</text:p>
          </table:table-cell>
          <table:table-cell office:value-type="float" office:value="0.2758971" calcext:value-type="float">
            <text:p>0.2758971</text:p>
          </table:table-cell>
          <table:table-cell office:value-type="float" office:value="0.07212663" calcext:value-type="float">
            <text:p>0.07212663</text:p>
          </table:table-cell>
          <table:table-cell office:value-type="float" office:value="0.04723842" calcext:value-type="float">
            <text:p>0.04723842</text:p>
          </table:table-cell>
          <table:table-cell office:value-type="float" office:value="0.01019527" calcext:value-type="float">
            <text:p>0.01019527</text:p>
          </table:table-cell>
          <table:table-cell office:value-type="float" office:value="0.01309961" calcext:value-type="float">
            <text:p>0.01309961</text:p>
          </table:table-cell>
          <table:table-cell office:value-type="float" office:value="0.004197275" calcext:value-type="float">
            <text:p>0.004197275</text:p>
          </table:table-cell>
          <table:table-cell office:value-type="float" office:value="0.01225791" calcext:value-type="float">
            <text:p>0.01225791</text:p>
          </table:table-cell>
          <table:table-cell office:value-type="float" office:value="0.05926031" calcext:value-type="float">
            <text:p>0.05926031</text:p>
          </table:table-cell>
          <table:table-cell office:value-type="float" office:value="0.1428771" calcext:value-type="float">
            <text:p>0.1428771</text:p>
          </table:table-cell>
          <table:table-cell office:value-type="float" office:value="0.1645757" calcext:value-type="float">
            <text:p>0.1645757</text:p>
          </table:table-cell>
          <table:table-cell office:value-type="float" office:value="0.172654" calcext:value-type="float">
            <text:p>0.172654</text:p>
          </table:table-cell>
          <table:table-cell office:value-type="float" office:value="0.1782104" calcext:value-type="float">
            <text:p>0.1782104</text:p>
          </table:table-cell>
          <table:table-cell office:value-type="float" office:value="0.190825" calcext:value-type="float">
            <text:p>0.190825</text:p>
          </table:table-cell>
          <table:table-cell office:value-type="float" office:value="0.1940334" calcext:value-type="float">
            <text:p>0.1940334</text:p>
          </table:table-cell>
          <table:table-cell office:value-type="float" office:value="0" calcext:value-type="float">
            <text:p>0</text:p>
          </table:table-cell>
          <table:table-cell office:value-type="float" office:value="35.37451" calcext:value-type="float">
            <text:p>35.37451</text:p>
          </table:table-cell>
          <table:table-cell office:value-type="float" office:value="32.36283" calcext:value-type="float">
            <text:p>32.36283</text:p>
          </table:table-cell>
          <table:table-cell office:value-type="float" office:value="27.6996" calcext:value-type="float">
            <text:p>27.6996</text:p>
          </table:table-cell>
          <table:table-cell office:value-type="float" office:value="7.804302" calcext:value-type="float">
            <text:p>7.804302</text:p>
          </table:table-cell>
          <table:table-cell office:value-type="float" office:value="6.23891" calcext:value-type="float">
            <text:p>6.23891</text:p>
          </table:table-cell>
          <table:table-cell office:value-type="float" office:value="2.586091" calcext:value-type="float">
            <text:p>2.586091</text:p>
          </table:table-cell>
          <table:table-cell office:value-type="float" office:value="2.635655" calcext:value-type="float">
            <text:p>2.635655</text:p>
          </table:table-cell>
          <table:table-cell office:value-type="float" office:value="5.629806" calcext:value-type="float">
            <text:p>5.629806</text:p>
          </table:table-cell>
          <table:table-cell office:value-type="float" office:value="9.273488" calcext:value-type="float">
            <text:p>9.273488</text:p>
          </table:table-cell>
          <table:table-cell office:value-type="float" office:value="9.792731" calcext:value-type="float">
            <text:p>9.792731</text:p>
          </table:table-cell>
          <table:table-cell office:value-type="float" office:value="10.57219" calcext:value-type="float">
            <text:p>10.57219</text:p>
          </table:table-cell>
          <table:table-cell office:value-type="float" office:value="11.06415" calcext:value-type="float">
            <text:p>11.06415</text:p>
          </table:table-cell>
          <table:table-cell office:value-type="float" office:value="12.25497" calcext:value-type="float">
            <text:p>12.25497</text:p>
          </table:table-cell>
          <table:table-cell office:value-type="float" office:value="12.58275" calcext:value-type="float">
            <text:p>12.58275</text:p>
          </table:table-cell>
          <table:table-cell office:value-type="float" office:value="0" calcext:value-type="float">
            <text:p>0</text:p>
          </table:table-cell>
          <table:table-cell office:value-type="float" office:value="2.808996" calcext:value-type="float">
            <text:p>2.80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63824" calcext:value-type="float">
            <text:p>0.34638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6" calcext:value-type="float">
            <text:p>30052006</text:p>
          </table:table-cell>
          <table:table-cell office:value-type="float" office:value="3.033813" calcext:value-type="float">
            <text:p>3.033813</text:p>
          </table:table-cell>
          <table:table-cell office:value-type="float" office:value="135.2273" calcext:value-type="float">
            <text:p>135.2273</text:p>
          </table:table-cell>
          <table:table-cell office:value-type="float" office:value="0" calcext:value-type="float">
            <text:p>0</text:p>
          </table:table-cell>
          <table:table-cell office:value-type="float" office:value="-0.2088992" calcext:value-type="float">
            <text:p>-0.2088992</text:p>
          </table:table-cell>
          <table:table-cell office:value-type="float" office:value="41.16778" calcext:value-type="float">
            <text:p>41.16778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67" calcext:value-type="float">
            <text:p>1163.67</text:p>
          </table:table-cell>
          <table:table-cell office:value-type="float" office:value="1.413716" calcext:value-type="float">
            <text:p>1.413716</text:p>
          </table:table-cell>
          <table:table-cell office:value-type="float" office:value="0" calcext:value-type="float">
            <text:p>0</text:p>
          </table:table-cell>
          <table:table-cell office:value-type="float" office:value="0.2978926" calcext:value-type="float">
            <text:p>0.2978926</text:p>
          </table:table-cell>
          <table:table-cell office:value-type="float" office:value="0.06417057" calcext:value-type="float">
            <text:p>0.06417057</text:p>
          </table:table-cell>
          <table:table-cell office:value-type="float" office:value="0.04120067" calcext:value-type="float">
            <text:p>0.04120067</text:p>
          </table:table-cell>
          <table:table-cell office:value-type="float" office:value="0.009708889" calcext:value-type="float">
            <text:p>0.009708889</text:p>
          </table:table-cell>
          <table:table-cell office:value-type="float" office:value="0.01211736" calcext:value-type="float">
            <text:p>0.01211736</text:p>
          </table:table-cell>
          <table:table-cell office:value-type="float" office:value="0.004220715" calcext:value-type="float">
            <text:p>0.004220715</text:p>
          </table:table-cell>
          <table:table-cell office:value-type="float" office:value="0.01121141" calcext:value-type="float">
            <text:p>0.01121141</text:p>
          </table:table-cell>
          <table:table-cell office:value-type="float" office:value="0.0580761" calcext:value-type="float">
            <text:p>0.0580761</text:p>
          </table:table-cell>
          <table:table-cell office:value-type="float" office:value="0.1411875" calcext:value-type="float">
            <text:p>0.1411875</text:p>
          </table:table-cell>
          <table:table-cell office:value-type="float" office:value="0.1628451" calcext:value-type="float">
            <text:p>0.1628451</text:p>
          </table:table-cell>
          <table:table-cell office:value-type="float" office:value="0.1726962" calcext:value-type="float">
            <text:p>0.1726962</text:p>
          </table:table-cell>
          <table:table-cell office:value-type="float" office:value="0.1782477" calcext:value-type="float">
            <text:p>0.1782477</text:p>
          </table:table-cell>
          <table:table-cell office:value-type="float" office:value="0.1908426" calcext:value-type="float">
            <text:p>0.1908426</text:p>
          </table:table-cell>
          <table:table-cell office:value-type="float" office:value="0.1940491" calcext:value-type="float">
            <text:p>0.1940491</text:p>
          </table:table-cell>
          <table:table-cell office:value-type="float" office:value="0" calcext:value-type="float">
            <text:p>0</text:p>
          </table:table-cell>
          <table:table-cell office:value-type="float" office:value="35.38544" calcext:value-type="float">
            <text:p>35.38544</text:p>
          </table:table-cell>
          <table:table-cell office:value-type="float" office:value="32.28756" calcext:value-type="float">
            <text:p>32.28756</text:p>
          </table:table-cell>
          <table:table-cell office:value-type="float" office:value="27.63171" calcext:value-type="float">
            <text:p>27.63171</text:p>
          </table:table-cell>
          <table:table-cell office:value-type="float" office:value="7.784247" calcext:value-type="float">
            <text:p>7.784247</text:p>
          </table:table-cell>
          <table:table-cell office:value-type="float" office:value="6.224113" calcext:value-type="float">
            <text:p>6.224113</text:p>
          </table:table-cell>
          <table:table-cell office:value-type="float" office:value="2.581579" calcext:value-type="float">
            <text:p>2.581579</text:p>
          </table:table-cell>
          <table:table-cell office:value-type="float" office:value="2.632621" calcext:value-type="float">
            <text:p>2.632621</text:p>
          </table:table-cell>
          <table:table-cell office:value-type="float" office:value="5.627603" calcext:value-type="float">
            <text:p>5.627603</text:p>
          </table:table-cell>
          <table:table-cell office:value-type="float" office:value="9.274322" calcext:value-type="float">
            <text:p>9.274322</text:p>
          </table:table-cell>
          <table:table-cell office:value-type="float" office:value="9.796622" calcext:value-type="float">
            <text:p>9.796622</text:p>
          </table:table-cell>
          <table:table-cell office:value-type="float" office:value="10.5757" calcext:value-type="float">
            <text:p>10.5757</text:p>
          </table:table-cell>
          <table:table-cell office:value-type="float" office:value="11.06709" calcext:value-type="float">
            <text:p>11.06709</text:p>
          </table:table-cell>
          <table:table-cell office:value-type="float" office:value="12.2566" calcext:value-type="float">
            <text:p>12.2566</text:p>
          </table:table-cell>
          <table:table-cell office:value-type="float" office:value="12.58431" calcext:value-type="float">
            <text:p>12.58431</text:p>
          </table:table-cell>
          <table:table-cell office:value-type="float" office:value="0" calcext:value-type="float">
            <text:p>0</text:p>
          </table:table-cell>
          <table:table-cell office:value-type="float" office:value="2.386466" calcext:value-type="float">
            <text:p>2.386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8399" calcext:value-type="float">
            <text:p>0.357839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6" calcext:value-type="float">
            <text:p>31052006</text:p>
          </table:table-cell>
          <table:table-cell office:value-type="float" office:value="3.025288" calcext:value-type="float">
            <text:p>3.025288</text:p>
          </table:table-cell>
          <table:table-cell office:value-type="float" office:value="135.2238" calcext:value-type="float">
            <text:p>135.2238</text:p>
          </table:table-cell>
          <table:table-cell office:value-type="float" office:value="0" calcext:value-type="float">
            <text:p>0</text:p>
          </table:table-cell>
          <table:table-cell office:value-type="float" office:value="-0.2343274" calcext:value-type="float">
            <text:p>-0.2343274</text:p>
          </table:table-cell>
          <table:table-cell office:value-type="float" office:value="41.16513" calcext:value-type="float">
            <text:p>41.16513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66" calcext:value-type="float">
            <text:p>1163.66</text:p>
          </table:table-cell>
          <table:table-cell office:value-type="float" office:value="1.409598" calcext:value-type="float">
            <text:p>1.409598</text:p>
          </table:table-cell>
          <table:table-cell office:value-type="float" office:value="0" calcext:value-type="float">
            <text:p>0</text:p>
          </table:table-cell>
          <table:table-cell office:value-type="float" office:value="0.3089116" calcext:value-type="float">
            <text:p>0.3089116</text:p>
          </table:table-cell>
          <table:table-cell office:value-type="float" office:value="0.0580452" calcext:value-type="float">
            <text:p>0.0580452</text:p>
          </table:table-cell>
          <table:table-cell office:value-type="float" office:value="0.03969501" calcext:value-type="float">
            <text:p>0.03969501</text:p>
          </table:table-cell>
          <table:table-cell office:value-type="float" office:value="0.009158435" calcext:value-type="float">
            <text:p>0.009158435</text:p>
          </table:table-cell>
          <table:table-cell office:value-type="float" office:value="0.01126735" calcext:value-type="float">
            <text:p>0.01126735</text:p>
          </table:table-cell>
          <table:table-cell office:value-type="float" office:value="0.004243915" calcext:value-type="float">
            <text:p>0.004243915</text:p>
          </table:table-cell>
          <table:table-cell office:value-type="float" office:value="0.0106061" calcext:value-type="float">
            <text:p>0.0106061</text:p>
          </table:table-cell>
          <table:table-cell office:value-type="float" office:value="0.05506469" calcext:value-type="float">
            <text:p>0.05506469</text:p>
          </table:table-cell>
          <table:table-cell office:value-type="float" office:value="0.1397424" calcext:value-type="float">
            <text:p>0.1397424</text:p>
          </table:table-cell>
          <table:table-cell office:value-type="float" office:value="0.1597863" calcext:value-type="float">
            <text:p>0.1597863</text:p>
          </table:table-cell>
          <table:table-cell office:value-type="float" office:value="0.1727372" calcext:value-type="float">
            <text:p>0.1727372</text:p>
          </table:table-cell>
          <table:table-cell office:value-type="float" office:value="0.1782851" calcext:value-type="float">
            <text:p>0.1782851</text:p>
          </table:table-cell>
          <table:table-cell office:value-type="float" office:value="0.1908605" calcext:value-type="float">
            <text:p>0.1908605</text:p>
          </table:table-cell>
          <table:table-cell office:value-type="float" office:value="0.194065" calcext:value-type="float">
            <text:p>0.194065</text:p>
          </table:table-cell>
          <table:table-cell office:value-type="float" office:value="0" calcext:value-type="float">
            <text:p>0</text:p>
          </table:table-cell>
          <table:table-cell office:value-type="float" office:value="35.39904" calcext:value-type="float">
            <text:p>35.39904</text:p>
          </table:table-cell>
          <table:table-cell office:value-type="float" office:value="32.21279" calcext:value-type="float">
            <text:p>32.21279</text:p>
          </table:table-cell>
          <table:table-cell office:value-type="float" office:value="27.56368" calcext:value-type="float">
            <text:p>27.56368</text:p>
          </table:table-cell>
          <table:table-cell office:value-type="float" office:value="7.764374" calcext:value-type="float">
            <text:p>7.764374</text:p>
          </table:table-cell>
          <table:table-cell office:value-type="float" office:value="6.209234" calcext:value-type="float">
            <text:p>6.209234</text:p>
          </table:table-cell>
          <table:table-cell office:value-type="float" office:value="2.577125" calcext:value-type="float">
            <text:p>2.577125</text:p>
          </table:table-cell>
          <table:table-cell office:value-type="float" office:value="2.629431" calcext:value-type="float">
            <text:p>2.629431</text:p>
          </table:table-cell>
          <table:table-cell office:value-type="float" office:value="5.624988" calcext:value-type="float">
            <text:p>5.624988</text:p>
          </table:table-cell>
          <table:table-cell office:value-type="float" office:value="9.274823" calcext:value-type="float">
            <text:p>9.274823</text:p>
          </table:table-cell>
          <table:table-cell office:value-type="float" office:value="9.799928" calcext:value-type="float">
            <text:p>9.799928</text:p>
          </table:table-cell>
          <table:table-cell office:value-type="float" office:value="10.57921" calcext:value-type="float">
            <text:p>10.57921</text:p>
          </table:table-cell>
          <table:table-cell office:value-type="float" office:value="11.07004" calcext:value-type="float">
            <text:p>11.07004</text:p>
          </table:table-cell>
          <table:table-cell office:value-type="float" office:value="12.25823" calcext:value-type="float">
            <text:p>12.25823</text:p>
          </table:table-cell>
          <table:table-cell office:value-type="float" office:value="12.58587" calcext:value-type="float">
            <text:p>12.58587</text:p>
          </table:table-cell>
          <table:table-cell office:value-type="float" office:value="0" calcext:value-type="float">
            <text:p>0</text:p>
          </table:table-cell>
          <table:table-cell office:value-type="float" office:value="1.914381" calcext:value-type="float">
            <text:p>1.914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90501" calcext:value-type="float">
            <text:p>0.36905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6" calcext:value-type="float">
            <text:p>1062006</text:p>
          </table:table-cell>
          <table:table-cell office:value-type="float" office:value="3.017406" calcext:value-type="float">
            <text:p>3.017406</text:p>
          </table:table-cell>
          <table:table-cell office:value-type="float" office:value="135.2201" calcext:value-type="float">
            <text:p>135.2201</text:p>
          </table:table-cell>
          <table:table-cell office:value-type="float" office:value="0" calcext:value-type="float">
            <text:p>0</text:p>
          </table:table-cell>
          <table:table-cell office:value-type="float" office:value="-0.2612813" calcext:value-type="float">
            <text:p>-0.2612813</text:p>
          </table:table-cell>
          <table:table-cell office:value-type="float" office:value="41.16155" calcext:value-type="float">
            <text:p>41.16155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65" calcext:value-type="float">
            <text:p>1163.65</text:p>
          </table:table-cell>
          <table:table-cell office:value-type="float" office:value="1.40564" calcext:value-type="float">
            <text:p>1.40564</text:p>
          </table:table-cell>
          <table:table-cell office:value-type="float" office:value="0" calcext:value-type="float">
            <text:p>0</text:p>
          </table:table-cell>
          <table:table-cell office:value-type="float" office:value="0.3083117" calcext:value-type="float">
            <text:p>0.3083117</text:p>
          </table:table-cell>
          <table:table-cell office:value-type="float" office:value="0.05292718" calcext:value-type="float">
            <text:p>0.05292718</text:p>
          </table:table-cell>
          <table:table-cell office:value-type="float" office:value="0.03469542" calcext:value-type="float">
            <text:p>0.03469542</text:p>
          </table:table-cell>
          <table:table-cell office:value-type="float" office:value="0.008937032" calcext:value-type="float">
            <text:p>0.008937032</text:p>
          </table:table-cell>
          <table:table-cell office:value-type="float" office:value="0.01059249" calcext:value-type="float">
            <text:p>0.01059249</text:p>
          </table:table-cell>
          <table:table-cell office:value-type="float" office:value="0.004251308" calcext:value-type="float">
            <text:p>0.004251308</text:p>
          </table:table-cell>
          <table:table-cell office:value-type="float" office:value="0.009828274" calcext:value-type="float">
            <text:p>0.009828274</text:p>
          </table:table-cell>
          <table:table-cell office:value-type="float" office:value="0.05359191" calcext:value-type="float">
            <text:p>0.05359191</text:p>
          </table:table-cell>
          <table:table-cell office:value-type="float" office:value="0.1354264" calcext:value-type="float">
            <text:p>0.1354264</text:p>
          </table:table-cell>
          <table:table-cell office:value-type="float" office:value="0.1560581" calcext:value-type="float">
            <text:p>0.1560581</text:p>
          </table:table-cell>
          <table:table-cell office:value-type="float" office:value="0.1727768" calcext:value-type="float">
            <text:p>0.1727768</text:p>
          </table:table-cell>
          <table:table-cell office:value-type="float" office:value="0.1783221" calcext:value-type="float">
            <text:p>0.1783221</text:p>
          </table:table-cell>
          <table:table-cell office:value-type="float" office:value="0.1908785" calcext:value-type="float">
            <text:p>0.1908785</text:p>
          </table:table-cell>
          <table:table-cell office:value-type="float" office:value="0.1940808" calcext:value-type="float">
            <text:p>0.1940808</text:p>
          </table:table-cell>
          <table:table-cell office:value-type="float" office:value="0" calcext:value-type="float">
            <text:p>0</text:p>
          </table:table-cell>
          <table:table-cell office:value-type="float" office:value="35.41164" calcext:value-type="float">
            <text:p>35.41164</text:p>
          </table:table-cell>
          <table:table-cell office:value-type="float" office:value="32.13902" calcext:value-type="float">
            <text:p>32.13902</text:p>
          </table:table-cell>
          <table:table-cell office:value-type="float" office:value="27.49596" calcext:value-type="float">
            <text:p>27.49596</text:p>
          </table:table-cell>
          <table:table-cell office:value-type="float" office:value="7.74472" calcext:value-type="float">
            <text:p>7.74472</text:p>
          </table:table-cell>
          <table:table-cell office:value-type="float" office:value="6.194289" calcext:value-type="float">
            <text:p>6.194289</text:p>
          </table:table-cell>
          <table:table-cell office:value-type="float" office:value="2.572721" calcext:value-type="float">
            <text:p>2.572721</text:p>
          </table:table-cell>
          <table:table-cell office:value-type="float" office:value="2.62613" calcext:value-type="float">
            <text:p>2.62613</text:p>
          </table:table-cell>
          <table:table-cell office:value-type="float" office:value="5.621747" calcext:value-type="float">
            <text:p>5.621747</text:p>
          </table:table-cell>
          <table:table-cell office:value-type="float" office:value="9.274689" calcext:value-type="float">
            <text:p>9.274689</text:p>
          </table:table-cell>
          <table:table-cell office:value-type="float" office:value="9.802444" calcext:value-type="float">
            <text:p>9.802444</text:p>
          </table:table-cell>
          <table:table-cell office:value-type="float" office:value="10.58271" calcext:value-type="float">
            <text:p>10.58271</text:p>
          </table:table-cell>
          <table:table-cell office:value-type="float" office:value="11.07299" calcext:value-type="float">
            <text:p>11.07299</text:p>
          </table:table-cell>
          <table:table-cell office:value-type="float" office:value="12.25986" calcext:value-type="float">
            <text:p>12.25986</text:p>
          </table:table-cell>
          <table:table-cell office:value-type="float" office:value="12.58744" calcext:value-type="float">
            <text:p>12.58744</text:p>
          </table:table-cell>
          <table:table-cell office:value-type="float" office:value="0" calcext:value-type="float">
            <text:p>0</text:p>
          </table:table-cell>
          <table:table-cell office:value-type="float" office:value="1.483856" calcext:value-type="float">
            <text:p>1.483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97757" calcext:value-type="float">
            <text:p>0.379775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6" calcext:value-type="float">
            <text:p>2062006</text:p>
          </table:table-cell>
          <table:table-cell office:value-type="float" office:value="3.009562" calcext:value-type="float">
            <text:p>3.009562</text:p>
          </table:table-cell>
          <table:table-cell office:value-type="float" office:value="135.2162" calcext:value-type="float">
            <text:p>135.2162</text:p>
          </table:table-cell>
          <table:table-cell office:value-type="float" office:value="0" calcext:value-type="float">
            <text:p>0</text:p>
          </table:table-cell>
          <table:table-cell office:value-type="float" office:value="-0.2899152" calcext:value-type="float">
            <text:p>-0.2899152</text:p>
          </table:table-cell>
          <table:table-cell office:value-type="float" office:value="41.15697" calcext:value-type="float">
            <text:p>41.15697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638" calcext:value-type="float">
            <text:p>1163.638</text:p>
          </table:table-cell>
          <table:table-cell office:value-type="float" office:value="1.401298" calcext:value-type="float">
            <text:p>1.401298</text:p>
          </table:table-cell>
          <table:table-cell office:value-type="float" office:value="0" calcext:value-type="float">
            <text:p>0</text:p>
          </table:table-cell>
          <table:table-cell office:value-type="float" office:value="0.3156687" calcext:value-type="float">
            <text:p>0.3156687</text:p>
          </table:table-cell>
          <table:table-cell office:value-type="float" office:value="0.05121329" calcext:value-type="float">
            <text:p>0.05121329</text:p>
          </table:table-cell>
          <table:table-cell office:value-type="float" office:value="0.03296271" calcext:value-type="float">
            <text:p>0.03296271</text:p>
          </table:table-cell>
          <table:table-cell office:value-type="float" office:value="0.00913791" calcext:value-type="float">
            <text:p>0.00913791</text:p>
          </table:table-cell>
          <table:table-cell office:value-type="float" office:value="0.01006568" calcext:value-type="float">
            <text:p>0.01006568</text:p>
          </table:table-cell>
          <table:table-cell office:value-type="float" office:value="0.004280142" calcext:value-type="float">
            <text:p>0.004280142</text:p>
          </table:table-cell>
          <table:table-cell office:value-type="float" office:value="0.009191781" calcext:value-type="float">
            <text:p>0.009191781</text:p>
          </table:table-cell>
          <table:table-cell office:value-type="float" office:value="0.05036132" calcext:value-type="float">
            <text:p>0.05036132</text:p>
          </table:table-cell>
          <table:table-cell office:value-type="float" office:value="0.1315895" calcext:value-type="float">
            <text:p>0.1315895</text:p>
          </table:table-cell>
          <table:table-cell office:value-type="float" office:value="0.1523371" calcext:value-type="float">
            <text:p>0.1523371</text:p>
          </table:table-cell>
          <table:table-cell office:value-type="float" office:value="0.1728163" calcext:value-type="float">
            <text:p>0.1728163</text:p>
          </table:table-cell>
          <table:table-cell office:value-type="float" office:value="0.178365" calcext:value-type="float">
            <text:p>0.178365</text:p>
          </table:table-cell>
          <table:table-cell office:value-type="float" office:value="0.190896" calcext:value-type="float">
            <text:p>0.190896</text:p>
          </table:table-cell>
          <table:table-cell office:value-type="float" office:value="0.1940966" calcext:value-type="float">
            <text:p>0.1940966</text:p>
          </table:table-cell>
          <table:table-cell office:value-type="float" office:value="0" calcext:value-type="float">
            <text:p>0</text:p>
          </table:table-cell>
          <table:table-cell office:value-type="float" office:value="35.4255" calcext:value-type="float">
            <text:p>35.4255</text:p>
          </table:table-cell>
          <table:table-cell office:value-type="float" office:value="32.06733" calcext:value-type="float">
            <text:p>32.06733</text:p>
          </table:table-cell>
          <table:table-cell office:value-type="float" office:value="27.42829" calcext:value-type="float">
            <text:p>27.42829</text:p>
          </table:table-cell>
          <table:table-cell office:value-type="float" office:value="7.725407" calcext:value-type="float">
            <text:p>7.725407</text:p>
          </table:table-cell>
          <table:table-cell office:value-type="float" office:value="6.179405" calcext:value-type="float">
            <text:p>6.179405</text:p>
          </table:table-cell>
          <table:table-cell office:value-type="float" office:value="2.568373" calcext:value-type="float">
            <text:p>2.568373</text:p>
          </table:table-cell>
          <table:table-cell office:value-type="float" office:value="2.62271" calcext:value-type="float">
            <text:p>2.62271</text:p>
          </table:table-cell>
          <table:table-cell office:value-type="float" office:value="5.618013" calcext:value-type="float">
            <text:p>5.618013</text:p>
          </table:table-cell>
          <table:table-cell office:value-type="float" office:value="9.273659" calcext:value-type="float">
            <text:p>9.273659</text:p>
          </table:table-cell>
          <table:table-cell office:value-type="float" office:value="9.804115" calcext:value-type="float">
            <text:p>9.804115</text:p>
          </table:table-cell>
          <table:table-cell office:value-type="float" office:value="10.58622" calcext:value-type="float">
            <text:p>10.58622</text:p>
          </table:table-cell>
          <table:table-cell office:value-type="float" office:value="11.07593" calcext:value-type="float">
            <text:p>11.07593</text:p>
          </table:table-cell>
          <table:table-cell office:value-type="float" office:value="12.26148" calcext:value-type="float">
            <text:p>12.26148</text:p>
          </table:table-cell>
          <table:table-cell office:value-type="float" office:value="12.58901" calcext:value-type="float">
            <text:p>12.58901</text:p>
          </table:table-cell>
          <table:table-cell office:value-type="float" office:value="0" calcext:value-type="float">
            <text:p>0</text:p>
          </table:table-cell>
          <table:table-cell office:value-type="float" office:value="1.252592" calcext:value-type="float">
            <text:p>1.252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06401" calcext:value-type="float">
            <text:p>0.39064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6" calcext:value-type="float">
            <text:p>3062006</text:p>
          </table:table-cell>
          <table:table-cell office:value-type="float" office:value="3.004404" calcext:value-type="float">
            <text:p>3.004404</text:p>
          </table:table-cell>
          <table:table-cell office:value-type="float" office:value="135.213" calcext:value-type="float">
            <text:p>135.213</text:p>
          </table:table-cell>
          <table:table-cell office:value-type="float" office:value="0" calcext:value-type="float">
            <text:p>0</text:p>
          </table:table-cell>
          <table:table-cell office:value-type="float" office:value="-0.3194941" calcext:value-type="float">
            <text:p>-0.3194941</text:p>
          </table:table-cell>
          <table:table-cell office:value-type="float" office:value="41.15093" calcext:value-type="float">
            <text:p>41.15093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626" calcext:value-type="float">
            <text:p>1163.626</text:p>
          </table:table-cell>
          <table:table-cell office:value-type="float" office:value="1.408222" calcext:value-type="float">
            <text:p>1.408222</text:p>
          </table:table-cell>
          <table:table-cell office:value-type="float" office:value="0" calcext:value-type="float">
            <text:p>0</text:p>
          </table:table-cell>
          <table:table-cell office:value-type="float" office:value="0.05869949" calcext:value-type="float">
            <text:p>0.05869949</text:p>
          </table:table-cell>
          <table:table-cell office:value-type="float" office:value="0.04118665" calcext:value-type="float">
            <text:p>0.04118665</text:p>
          </table:table-cell>
          <table:table-cell office:value-type="float" office:value="0.02940346" calcext:value-type="float">
            <text:p>0.02940346</text:p>
          </table:table-cell>
          <table:table-cell office:value-type="float" office:value="0.008978751" calcext:value-type="float">
            <text:p>0.008978751</text:p>
          </table:table-cell>
          <table:table-cell office:value-type="float" office:value="0.009420941" calcext:value-type="float">
            <text:p>0.009420941</text:p>
          </table:table-cell>
          <table:table-cell office:value-type="float" office:value="0.004273653" calcext:value-type="float">
            <text:p>0.004273653</text:p>
          </table:table-cell>
          <table:table-cell office:value-type="float" office:value="0.008548696" calcext:value-type="float">
            <text:p>0.008548696</text:p>
          </table:table-cell>
          <table:table-cell office:value-type="float" office:value="0.04691505" calcext:value-type="float">
            <text:p>0.04691505</text:p>
          </table:table-cell>
          <table:table-cell office:value-type="float" office:value="0.1286841" calcext:value-type="float">
            <text:p>0.1286841</text:p>
          </table:table-cell>
          <table:table-cell office:value-type="float" office:value="0.1493703" calcext:value-type="float">
            <text:p>0.1493703</text:p>
          </table:table-cell>
          <table:table-cell office:value-type="float" office:value="0.1728564" calcext:value-type="float">
            <text:p>0.1728564</text:p>
          </table:table-cell>
          <table:table-cell office:value-type="float" office:value="0.178395" calcext:value-type="float">
            <text:p>0.178395</text:p>
          </table:table-cell>
          <table:table-cell office:value-type="float" office:value="0.1909135" calcext:value-type="float">
            <text:p>0.1909135</text:p>
          </table:table-cell>
          <table:table-cell office:value-type="float" office:value="0.1941124" calcext:value-type="float">
            <text:p>0.1941124</text:p>
          </table:table-cell>
          <table:table-cell office:value-type="float" office:value="0" calcext:value-type="float">
            <text:p>0</text:p>
          </table:table-cell>
          <table:table-cell office:value-type="float" office:value="35.3938" calcext:value-type="float">
            <text:p>35.3938</text:p>
          </table:table-cell>
          <table:table-cell office:value-type="float" office:value="31.99588" calcext:value-type="float">
            <text:p>31.99588</text:p>
          </table:table-cell>
          <table:table-cell office:value-type="float" office:value="27.36119" calcext:value-type="float">
            <text:p>27.36119</text:p>
          </table:table-cell>
          <table:table-cell office:value-type="float" office:value="7.706454" calcext:value-type="float">
            <text:p>7.706454</text:p>
          </table:table-cell>
          <table:table-cell office:value-type="float" office:value="6.164627" calcext:value-type="float">
            <text:p>6.164627</text:p>
          </table:table-cell>
          <table:table-cell office:value-type="float" office:value="2.564083" calcext:value-type="float">
            <text:p>2.564083</text:p>
          </table:table-cell>
          <table:table-cell office:value-type="float" office:value="2.619184" calcext:value-type="float">
            <text:p>2.619184</text:p>
          </table:table-cell>
          <table:table-cell office:value-type="float" office:value="5.613503" calcext:value-type="float">
            <text:p>5.613503</text:p>
          </table:table-cell>
          <table:table-cell office:value-type="float" office:value="9.271927" calcext:value-type="float">
            <text:p>9.271927</text:p>
          </table:table-cell>
          <table:table-cell office:value-type="float" office:value="9.805038" calcext:value-type="float">
            <text:p>9.805038</text:p>
          </table:table-cell>
          <table:table-cell office:value-type="float" office:value="10.58973" calcext:value-type="float">
            <text:p>10.58973</text:p>
          </table:table-cell>
          <table:table-cell office:value-type="float" office:value="11.07888" calcext:value-type="float">
            <text:p>11.07888</text:p>
          </table:table-cell>
          <table:table-cell office:value-type="float" office:value="12.26311" calcext:value-type="float">
            <text:p>12.26311</text:p>
          </table:table-cell>
          <table:table-cell office:value-type="float" office:value="12.59056" calcext:value-type="float">
            <text:p>12.59056</text:p>
          </table:table-cell>
          <table:table-cell office:value-type="float" office:value="0" calcext:value-type="float">
            <text:p>0</text:p>
          </table:table-cell>
          <table:table-cell office:value-type="float" office:value="0.005614665" calcext:value-type="float">
            <text:p>0.005614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81836" calcext:value-type="float">
            <text:p>0.398183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6" calcext:value-type="float">
            <text:p>4062006</text:p>
          </table:table-cell>
          <table:table-cell office:value-type="float" office:value="2.99757" calcext:value-type="float">
            <text:p>2.99757</text:p>
          </table:table-cell>
          <table:table-cell office:value-type="float" office:value="135.2097" calcext:value-type="float">
            <text:p>135.2097</text:p>
          </table:table-cell>
          <table:table-cell office:value-type="float" office:value="0" calcext:value-type="float">
            <text:p>0</text:p>
          </table:table-cell>
          <table:table-cell office:value-type="float" office:value="-0.3499004" calcext:value-type="float">
            <text:p>-0.3499004</text:p>
          </table:table-cell>
          <table:table-cell office:value-type="float" office:value="41.14388" calcext:value-type="float">
            <text:p>41.14388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613" calcext:value-type="float">
            <text:p>1163.613</text:p>
          </table:table-cell>
          <table:table-cell office:value-type="float" office:value="1.408428" calcext:value-type="float">
            <text:p>1.408428</text:p>
          </table:table-cell>
          <table:table-cell office:value-type="float" office:value="0" calcext:value-type="float">
            <text:p>0</text:p>
          </table:table-cell>
          <table:table-cell office:value-type="float" office:value="0.07896722" calcext:value-type="float">
            <text:p>0.07896722</text:p>
          </table:table-cell>
          <table:table-cell office:value-type="float" office:value="0.03041184" calcext:value-type="float">
            <text:p>0.03041184</text:p>
          </table:table-cell>
          <table:table-cell office:value-type="float" office:value="0.02740984" calcext:value-type="float">
            <text:p>0.02740984</text:p>
          </table:table-cell>
          <table:table-cell office:value-type="float" office:value="0.009017879" calcext:value-type="float">
            <text:p>0.009017879</text:p>
          </table:table-cell>
          <table:table-cell office:value-type="float" office:value="0.008877785" calcext:value-type="float">
            <text:p>0.008877785</text:p>
          </table:table-cell>
          <table:table-cell office:value-type="float" office:value="0.004270299" calcext:value-type="float">
            <text:p>0.004270299</text:p>
          </table:table-cell>
          <table:table-cell office:value-type="float" office:value="0.008010876" calcext:value-type="float">
            <text:p>0.008010876</text:p>
          </table:table-cell>
          <table:table-cell office:value-type="float" office:value="0.04314179" calcext:value-type="float">
            <text:p>0.04314179</text:p>
          </table:table-cell>
          <table:table-cell office:value-type="float" office:value="0.1255991" calcext:value-type="float">
            <text:p>0.1255991</text:p>
          </table:table-cell>
          <table:table-cell office:value-type="float" office:value="0.1476548" calcext:value-type="float">
            <text:p>0.1476548</text:p>
          </table:table-cell>
          <table:table-cell office:value-type="float" office:value="0.1728981" calcext:value-type="float">
            <text:p>0.1728981</text:p>
          </table:table-cell>
          <table:table-cell office:value-type="float" office:value="0.1784255" calcext:value-type="float">
            <text:p>0.1784255</text:p>
          </table:table-cell>
          <table:table-cell office:value-type="float" office:value="0.1909311" calcext:value-type="float">
            <text:p>0.1909311</text:p>
          </table:table-cell>
          <table:table-cell office:value-type="float" office:value="0.1941282" calcext:value-type="float">
            <text:p>0.1941282</text:p>
          </table:table-cell>
          <table:table-cell office:value-type="float" office:value="0" calcext:value-type="float">
            <text:p>0</text:p>
          </table:table-cell>
          <table:table-cell office:value-type="float" office:value="35.34289" calcext:value-type="float">
            <text:p>35.34289</text:p>
          </table:table-cell>
          <table:table-cell office:value-type="float" office:value="31.92426" calcext:value-type="float">
            <text:p>31.92426</text:p>
          </table:table-cell>
          <table:table-cell office:value-type="float" office:value="27.29481" calcext:value-type="float">
            <text:p>27.29481</text:p>
          </table:table-cell>
          <table:table-cell office:value-type="float" office:value="7.687825" calcext:value-type="float">
            <text:p>7.687825</text:p>
          </table:table-cell>
          <table:table-cell office:value-type="float" office:value="6.149863" calcext:value-type="float">
            <text:p>6.149863</text:p>
          </table:table-cell>
          <table:table-cell office:value-type="float" office:value="2.559847" calcext:value-type="float">
            <text:p>2.559847</text:p>
          </table:table-cell>
          <table:table-cell office:value-type="float" office:value="2.615567" calcext:value-type="float">
            <text:p>2.615567</text:p>
          </table:table-cell>
          <table:table-cell office:value-type="float" office:value="5.608127" calcext:value-type="float">
            <text:p>5.608127</text:p>
          </table:table-cell>
          <table:table-cell office:value-type="float" office:value="9.269661" calcext:value-type="float">
            <text:p>9.269661</text:p>
          </table:table-cell>
          <table:table-cell office:value-type="float" office:value="9.805461" calcext:value-type="float">
            <text:p>9.805461</text:p>
          </table:table-cell>
          <table:table-cell office:value-type="float" office:value="10.59323" calcext:value-type="float">
            <text:p>10.59323</text:p>
          </table:table-cell>
          <table:table-cell office:value-type="float" office:value="11.08183" calcext:value-type="float">
            <text:p>11.08183</text:p>
          </table:table-cell>
          <table:table-cell office:value-type="float" office:value="12.26474" calcext:value-type="float">
            <text:p>12.26474</text:p>
          </table:table-cell>
          <table:table-cell office:value-type="float" office:value="12.59212" calcext:value-type="float">
            <text:p>12.59212</text:p>
          </table:table-cell>
          <table:table-cell office:value-type="float" office:value="0" calcext:value-type="float">
            <text:p>0</text:p>
          </table:table-cell>
          <table:table-cell office:value-type="float" office:value="0.3168731" calcext:value-type="float">
            <text:p>0.3168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76436" calcext:value-type="float">
            <text:p>0.407643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6" calcext:value-type="float">
            <text:p>5062006</text:p>
          </table:table-cell>
          <table:table-cell office:value-type="float" office:value="2.988937" calcext:value-type="float">
            <text:p>2.988937</text:p>
          </table:table-cell>
          <table:table-cell office:value-type="float" office:value="135.2061" calcext:value-type="float">
            <text:p>135.2061</text:p>
          </table:table-cell>
          <table:table-cell office:value-type="float" office:value="0" calcext:value-type="float">
            <text:p>0</text:p>
          </table:table-cell>
          <table:table-cell office:value-type="float" office:value="-0.3819906" calcext:value-type="float">
            <text:p>-0.3819906</text:p>
          </table:table-cell>
          <table:table-cell office:value-type="float" office:value="41.13638" calcext:value-type="float">
            <text:p>41.13638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601" calcext:value-type="float">
            <text:p>1163.601</text:p>
          </table:table-cell>
          <table:table-cell office:value-type="float" office:value="1.401409" calcext:value-type="float">
            <text:p>1.401409</text:p>
          </table:table-cell>
          <table:table-cell office:value-type="float" office:value="0" calcext:value-type="float">
            <text:p>0</text:p>
          </table:table-cell>
          <table:table-cell office:value-type="float" office:value="0.0998079" calcext:value-type="float">
            <text:p>0.0998079</text:p>
          </table:table-cell>
          <table:table-cell office:value-type="float" office:value="0.03205137" calcext:value-type="float">
            <text:p>0.03205137</text:p>
          </table:table-cell>
          <table:table-cell office:value-type="float" office:value="0.02523961" calcext:value-type="float">
            <text:p>0.02523961</text:p>
          </table:table-cell>
          <table:table-cell office:value-type="float" office:value="0.009213652" calcext:value-type="float">
            <text:p>0.009213652</text:p>
          </table:table-cell>
          <table:table-cell office:value-type="float" office:value="0.00840117" calcext:value-type="float">
            <text:p>0.00840117</text:p>
          </table:table-cell>
          <table:table-cell office:value-type="float" office:value="0.004302117" calcext:value-type="float">
            <text:p>0.004302117</text:p>
          </table:table-cell>
          <table:table-cell office:value-type="float" office:value="0.007559177" calcext:value-type="float">
            <text:p>0.007559177</text:p>
          </table:table-cell>
          <table:table-cell office:value-type="float" office:value="0.03950642" calcext:value-type="float">
            <text:p>0.03950642</text:p>
          </table:table-cell>
          <table:table-cell office:value-type="float" office:value="0.120101" calcext:value-type="float">
            <text:p>0.120101</text:p>
          </table:table-cell>
          <table:table-cell office:value-type="float" office:value="0.14681" calcext:value-type="float">
            <text:p>0.14681</text:p>
          </table:table-cell>
          <table:table-cell office:value-type="float" office:value="0.1729412" calcext:value-type="float">
            <text:p>0.1729412</text:p>
          </table:table-cell>
          <table:table-cell office:value-type="float" office:value="0.1784634" calcext:value-type="float">
            <text:p>0.1784634</text:p>
          </table:table-cell>
          <table:table-cell office:value-type="float" office:value="0.1909489" calcext:value-type="float">
            <text:p>0.1909489</text:p>
          </table:table-cell>
          <table:table-cell office:value-type="float" office:value="0.194144" calcext:value-type="float">
            <text:p>0.194144</text:p>
          </table:table-cell>
          <table:table-cell office:value-type="float" office:value="0" calcext:value-type="float">
            <text:p>0</text:p>
          </table:table-cell>
          <table:table-cell office:value-type="float" office:value="35.31541" calcext:value-type="float">
            <text:p>35.31541</text:p>
          </table:table-cell>
          <table:table-cell office:value-type="float" office:value="31.85711" calcext:value-type="float">
            <text:p>31.85711</text:p>
          </table:table-cell>
          <table:table-cell office:value-type="float" office:value="27.22937" calcext:value-type="float">
            <text:p>27.22937</text:p>
          </table:table-cell>
          <table:table-cell office:value-type="float" office:value="7.66961" calcext:value-type="float">
            <text:p>7.66961</text:p>
          </table:table-cell>
          <table:table-cell office:value-type="float" office:value="6.135169" calcext:value-type="float">
            <text:p>6.135169</text:p>
          </table:table-cell>
          <table:table-cell office:value-type="float" office:value="2.555665" calcext:value-type="float">
            <text:p>2.555665</text:p>
          </table:table-cell>
          <table:table-cell office:value-type="float" office:value="2.61188" calcext:value-type="float">
            <text:p>2.61188</text:p>
          </table:table-cell>
          <table:table-cell office:value-type="float" office:value="5.601923" calcext:value-type="float">
            <text:p>5.601923</text:p>
          </table:table-cell>
          <table:table-cell office:value-type="float" office:value="9.266389" calcext:value-type="float">
            <text:p>9.266389</text:p>
          </table:table-cell>
          <table:table-cell office:value-type="float" office:value="9.805623" calcext:value-type="float">
            <text:p>9.805623</text:p>
          </table:table-cell>
          <table:table-cell office:value-type="float" office:value="10.59674" calcext:value-type="float">
            <text:p>10.59674</text:p>
          </table:table-cell>
          <table:table-cell office:value-type="float" office:value="11.08477" calcext:value-type="float">
            <text:p>11.08477</text:p>
          </table:table-cell>
          <table:table-cell office:value-type="float" office:value="12.26637" calcext:value-type="float">
            <text:p>12.26637</text:p>
          </table:table-cell>
          <table:table-cell office:value-type="float" office:value="12.59367" calcext:value-type="float">
            <text:p>12.59367</text:p>
          </table:table-cell>
          <table:table-cell office:value-type="float" office:value="0" calcext:value-type="float">
            <text:p>0</text:p>
          </table:table-cell>
          <table:table-cell office:value-type="float" office:value="1.229123" calcext:value-type="float">
            <text:p>1.229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2178" calcext:value-type="float">
            <text:p>0.419217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6" calcext:value-type="float">
            <text:p>6062006</text:p>
          </table:table-cell>
          <table:table-cell office:value-type="float" office:value="2.979983" calcext:value-type="float">
            <text:p>2.979983</text:p>
          </table:table-cell>
          <table:table-cell office:value-type="float" office:value="135.2023" calcext:value-type="float">
            <text:p>135.2023</text:p>
          </table:table-cell>
          <table:table-cell office:value-type="float" office:value="0" calcext:value-type="float">
            <text:p>0</text:p>
          </table:table-cell>
          <table:table-cell office:value-type="float" office:value="-0.4154785" calcext:value-type="float">
            <text:p>-0.4154785</text:p>
          </table:table-cell>
          <table:table-cell office:value-type="float" office:value="41.12825" calcext:value-type="float">
            <text:p>41.12825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588" calcext:value-type="float">
            <text:p>1163.588</text:p>
          </table:table-cell>
          <table:table-cell office:value-type="float" office:value="1.392738" calcext:value-type="float">
            <text:p>1.392738</text:p>
          </table:table-cell>
          <table:table-cell office:value-type="float" office:value="0" calcext:value-type="float">
            <text:p>0</text:p>
          </table:table-cell>
          <table:table-cell office:value-type="float" office:value="0.1170736" calcext:value-type="float">
            <text:p>0.1170736</text:p>
          </table:table-cell>
          <table:table-cell office:value-type="float" office:value="0.03496902" calcext:value-type="float">
            <text:p>0.03496902</text:p>
          </table:table-cell>
          <table:table-cell office:value-type="float" office:value="0.02354074" calcext:value-type="float">
            <text:p>0.02354074</text:p>
          </table:table-cell>
          <table:table-cell office:value-type="float" office:value="0.009597338" calcext:value-type="float">
            <text:p>0.009597338</text:p>
          </table:table-cell>
          <table:table-cell office:value-type="float" office:value="0.008663917" calcext:value-type="float">
            <text:p>0.008663917</text:p>
          </table:table-cell>
          <table:table-cell office:value-type="float" office:value="0.004350154" calcext:value-type="float">
            <text:p>0.004350154</text:p>
          </table:table-cell>
          <table:table-cell office:value-type="float" office:value="0.007115012" calcext:value-type="float">
            <text:p>0.007115012</text:p>
          </table:table-cell>
          <table:table-cell office:value-type="float" office:value="0.03622756" calcext:value-type="float">
            <text:p>0.03622756</text:p>
          </table:table-cell>
          <table:table-cell office:value-type="float" office:value="0.1140243" calcext:value-type="float">
            <text:p>0.1140243</text:p>
          </table:table-cell>
          <table:table-cell office:value-type="float" office:value="0.1462588" calcext:value-type="float">
            <text:p>0.1462588</text:p>
          </table:table-cell>
          <table:table-cell office:value-type="float" office:value="0.1729852" calcext:value-type="float">
            <text:p>0.1729852</text:p>
          </table:table-cell>
          <table:table-cell office:value-type="float" office:value="0.1785016" calcext:value-type="float">
            <text:p>0.1785016</text:p>
          </table:table-cell>
          <table:table-cell office:value-type="float" office:value="0.1909666" calcext:value-type="float">
            <text:p>0.1909666</text:p>
          </table:table-cell>
          <table:table-cell office:value-type="float" office:value="0.1941598" calcext:value-type="float">
            <text:p>0.1941598</text:p>
          </table:table-cell>
          <table:table-cell office:value-type="float" office:value="0" calcext:value-type="float">
            <text:p>0</text:p>
          </table:table-cell>
          <table:table-cell office:value-type="float" office:value="35.2939" calcext:value-type="float">
            <text:p>35.2939</text:p>
          </table:table-cell>
          <table:table-cell office:value-type="float" office:value="31.79465" calcext:value-type="float">
            <text:p>31.79465</text:p>
          </table:table-cell>
          <table:table-cell office:value-type="float" office:value="27.16518" calcext:value-type="float">
            <text:p>27.16518</text:p>
          </table:table-cell>
          <table:table-cell office:value-type="float" office:value="7.651864" calcext:value-type="float">
            <text:p>7.651864</text:p>
          </table:table-cell>
          <table:table-cell office:value-type="float" office:value="6.120696" calcext:value-type="float">
            <text:p>6.120696</text:p>
          </table:table-cell>
          <table:table-cell office:value-type="float" office:value="2.551546" calcext:value-type="float">
            <text:p>2.551546</text:p>
          </table:table-cell>
          <table:table-cell office:value-type="float" office:value="2.608136" calcext:value-type="float">
            <text:p>2.608136</text:p>
          </table:table-cell>
          <table:table-cell office:value-type="float" office:value="5.59486" calcext:value-type="float">
            <text:p>5.59486</text:p>
          </table:table-cell>
          <table:table-cell office:value-type="float" office:value="9.261952" calcext:value-type="float">
            <text:p>9.261952</text:p>
          </table:table-cell>
          <table:table-cell office:value-type="float" office:value="9.805654" calcext:value-type="float">
            <text:p>9.805654</text:p>
          </table:table-cell>
          <table:table-cell office:value-type="float" office:value="10.60025" calcext:value-type="float">
            <text:p>10.60025</text:p>
          </table:table-cell>
          <table:table-cell office:value-type="float" office:value="11.08772" calcext:value-type="float">
            <text:p>11.08772</text:p>
          </table:table-cell>
          <table:table-cell office:value-type="float" office:value="12.268" calcext:value-type="float">
            <text:p>12.268</text:p>
          </table:table-cell>
          <table:table-cell office:value-type="float" office:value="12.59519" calcext:value-type="float">
            <text:p>12.59519</text:p>
          </table:table-cell>
          <table:table-cell office:value-type="float" office:value="0" calcext:value-type="float">
            <text:p>0</text:p>
          </table:table-cell>
          <table:table-cell office:value-type="float" office:value="1.748549" calcext:value-type="float">
            <text:p>1.748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3581" calcext:value-type="float">
            <text:p>0.431358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6" calcext:value-type="float">
            <text:p>7062006</text:p>
          </table:table-cell>
          <table:table-cell office:value-type="float" office:value="2.971434" calcext:value-type="float">
            <text:p>2.971434</text:p>
          </table:table-cell>
          <table:table-cell office:value-type="float" office:value="135.1983" calcext:value-type="float">
            <text:p>135.1983</text:p>
          </table:table-cell>
          <table:table-cell office:value-type="float" office:value="0" calcext:value-type="float">
            <text:p>0</text:p>
          </table:table-cell>
          <table:table-cell office:value-type="float" office:value="-0.4501273" calcext:value-type="float">
            <text:p>-0.4501273</text:p>
          </table:table-cell>
          <table:table-cell office:value-type="float" office:value="41.1195" calcext:value-type="float">
            <text:p>41.1195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575" calcext:value-type="float">
            <text:p>1163.575</text:p>
          </table:table-cell>
          <table:table-cell office:value-type="float" office:value="1.383867" calcext:value-type="float">
            <text:p>1.383867</text:p>
          </table:table-cell>
          <table:table-cell office:value-type="float" office:value="0" calcext:value-type="float">
            <text:p>0</text:p>
          </table:table-cell>
          <table:table-cell office:value-type="float" office:value="0.1360672" calcext:value-type="float">
            <text:p>0.1360672</text:p>
          </table:table-cell>
          <table:table-cell office:value-type="float" office:value="0.03724838" calcext:value-type="float">
            <text:p>0.03724838</text:p>
          </table:table-cell>
          <table:table-cell office:value-type="float" office:value="0.02264133" calcext:value-type="float">
            <text:p>0.02264133</text:p>
          </table:table-cell>
          <table:table-cell office:value-type="float" office:value="0.009915398" calcext:value-type="float">
            <text:p>0.009915398</text:p>
          </table:table-cell>
          <table:table-cell office:value-type="float" office:value="0.00896072" calcext:value-type="float">
            <text:p>0.00896072</text:p>
          </table:table-cell>
          <table:table-cell office:value-type="float" office:value="0.004406373" calcext:value-type="float">
            <text:p>0.004406373</text:p>
          </table:table-cell>
          <table:table-cell office:value-type="float" office:value="0.006781872" calcext:value-type="float">
            <text:p>0.006781872</text:p>
          </table:table-cell>
          <table:table-cell office:value-type="float" office:value="0.03342481" calcext:value-type="float">
            <text:p>0.03342481</text:p>
          </table:table-cell>
          <table:table-cell office:value-type="float" office:value="0.1081133" calcext:value-type="float">
            <text:p>0.1081133</text:p>
          </table:table-cell>
          <table:table-cell office:value-type="float" office:value="0.1467156" calcext:value-type="float">
            <text:p>0.1467156</text:p>
          </table:table-cell>
          <table:table-cell office:value-type="float" office:value="0.1729988" calcext:value-type="float">
            <text:p>0.1729988</text:p>
          </table:table-cell>
          <table:table-cell office:value-type="float" office:value="0.1785396" calcext:value-type="float">
            <text:p>0.1785396</text:p>
          </table:table-cell>
          <table:table-cell office:value-type="float" office:value="0.1909844" calcext:value-type="float">
            <text:p>0.1909844</text:p>
          </table:table-cell>
          <table:table-cell office:value-type="float" office:value="0.1941752" calcext:value-type="float">
            <text:p>0.1941752</text:p>
          </table:table-cell>
          <table:table-cell office:value-type="float" office:value="0" calcext:value-type="float">
            <text:p>0</text:p>
          </table:table-cell>
          <table:table-cell office:value-type="float" office:value="35.27678" calcext:value-type="float">
            <text:p>35.27678</text:p>
          </table:table-cell>
          <table:table-cell office:value-type="float" office:value="31.73634" calcext:value-type="float">
            <text:p>31.73634</text:p>
          </table:table-cell>
          <table:table-cell office:value-type="float" office:value="27.1027" calcext:value-type="float">
            <text:p>27.1027</text:p>
          </table:table-cell>
          <table:table-cell office:value-type="float" office:value="7.634715" calcext:value-type="float">
            <text:p>7.634715</text:p>
          </table:table-cell>
          <table:table-cell office:value-type="float" office:value="6.106651" calcext:value-type="float">
            <text:p>6.106651</text:p>
          </table:table-cell>
          <table:table-cell office:value-type="float" office:value="2.547499" calcext:value-type="float">
            <text:p>2.547499</text:p>
          </table:table-cell>
          <table:table-cell office:value-type="float" office:value="2.604365" calcext:value-type="float">
            <text:p>2.604365</text:p>
          </table:table-cell>
          <table:table-cell office:value-type="float" office:value="5.587127" calcext:value-type="float">
            <text:p>5.587127</text:p>
          </table:table-cell>
          <table:table-cell office:value-type="float" office:value="9.256202" calcext:value-type="float">
            <text:p>9.256202</text:p>
          </table:table-cell>
          <table:table-cell office:value-type="float" office:value="9.805634" calcext:value-type="float">
            <text:p>9.805634</text:p>
          </table:table-cell>
          <table:table-cell office:value-type="float" office:value="10.60365" calcext:value-type="float">
            <text:p>10.60365</text:p>
          </table:table-cell>
          <table:table-cell office:value-type="float" office:value="11.09066" calcext:value-type="float">
            <text:p>11.09066</text:p>
          </table:table-cell>
          <table:table-cell office:value-type="float" office:value="12.26962" calcext:value-type="float">
            <text:p>12.26962</text:p>
          </table:table-cell>
          <table:table-cell office:value-type="float" office:value="12.59667" calcext:value-type="float">
            <text:p>12.59667</text:p>
          </table:table-cell>
          <table:table-cell office:value-type="float" office:value="0" calcext:value-type="float">
            <text:p>0</text:p>
          </table:table-cell>
          <table:table-cell office:value-type="float" office:value="1.693432" calcext:value-type="float">
            <text:p>1.693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581" calcext:value-type="float">
            <text:p>0.44358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6" calcext:value-type="float">
            <text:p>8062006</text:p>
          </table:table-cell>
          <table:table-cell office:value-type="float" office:value="2.963608" calcext:value-type="float">
            <text:p>2.963608</text:p>
          </table:table-cell>
          <table:table-cell office:value-type="float" office:value="135.194" calcext:value-type="float">
            <text:p>135.194</text:p>
          </table:table-cell>
          <table:table-cell office:value-type="float" office:value="0" calcext:value-type="float">
            <text:p>0</text:p>
          </table:table-cell>
          <table:table-cell office:value-type="float" office:value="-0.4861784" calcext:value-type="float">
            <text:p>-0.4861784</text:p>
          </table:table-cell>
          <table:table-cell office:value-type="float" office:value="41.11023" calcext:value-type="float">
            <text:p>41.11023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561" calcext:value-type="float">
            <text:p>1163.561</text:p>
          </table:table-cell>
          <table:table-cell office:value-type="float" office:value="1.375375" calcext:value-type="float">
            <text:p>1.375375</text:p>
          </table:table-cell>
          <table:table-cell office:value-type="float" office:value="0" calcext:value-type="float">
            <text:p>0</text:p>
          </table:table-cell>
          <table:table-cell office:value-type="float" office:value="0.1420576" calcext:value-type="float">
            <text:p>0.1420576</text:p>
          </table:table-cell>
          <table:table-cell office:value-type="float" office:value="0.03731629" calcext:value-type="float">
            <text:p>0.03731629</text:p>
          </table:table-cell>
          <table:table-cell office:value-type="float" office:value="0.02270966" calcext:value-type="float">
            <text:p>0.02270966</text:p>
          </table:table-cell>
          <table:table-cell office:value-type="float" office:value="0.01000712" calcext:value-type="float">
            <text:p>0.01000712</text:p>
          </table:table-cell>
          <table:table-cell office:value-type="float" office:value="0.009098571" calcext:value-type="float">
            <text:p>0.009098571</text:p>
          </table:table-cell>
          <table:table-cell office:value-type="float" office:value="0.004446242" calcext:value-type="float">
            <text:p>0.004446242</text:p>
          </table:table-cell>
          <table:table-cell office:value-type="float" office:value="0.006502833" calcext:value-type="float">
            <text:p>0.006502833</text:p>
          </table:table-cell>
          <table:table-cell office:value-type="float" office:value="0.03143324" calcext:value-type="float">
            <text:p>0.03143324</text:p>
          </table:table-cell>
          <table:table-cell office:value-type="float" office:value="0.1027356" calcext:value-type="float">
            <text:p>0.1027356</text:p>
          </table:table-cell>
          <table:table-cell office:value-type="float" office:value="0.1446641" calcext:value-type="float">
            <text:p>0.1446641</text:p>
          </table:table-cell>
          <table:table-cell office:value-type="float" office:value="0.1716259" calcext:value-type="float">
            <text:p>0.1716259</text:p>
          </table:table-cell>
          <table:table-cell office:value-type="float" office:value="0.178577" calcext:value-type="float">
            <text:p>0.178577</text:p>
          </table:table-cell>
          <table:table-cell office:value-type="float" office:value="0.1910022" calcext:value-type="float">
            <text:p>0.1910022</text:p>
          </table:table-cell>
          <table:table-cell office:value-type="float" office:value="0.1941902" calcext:value-type="float">
            <text:p>0.1941902</text:p>
          </table:table-cell>
          <table:table-cell office:value-type="float" office:value="0" calcext:value-type="float">
            <text:p>0</text:p>
          </table:table-cell>
          <table:table-cell office:value-type="float" office:value="35.26212" calcext:value-type="float">
            <text:p>35.26212</text:p>
          </table:table-cell>
          <table:table-cell office:value-type="float" office:value="31.68067" calcext:value-type="float">
            <text:p>31.68067</text:p>
          </table:table-cell>
          <table:table-cell office:value-type="float" office:value="27.04261" calcext:value-type="float">
            <text:p>27.04261</text:p>
          </table:table-cell>
          <table:table-cell office:value-type="float" office:value="7.618125" calcext:value-type="float">
            <text:p>7.618125</text:p>
          </table:table-cell>
          <table:table-cell office:value-type="float" office:value="6.09302" calcext:value-type="float">
            <text:p>6.09302</text:p>
          </table:table-cell>
          <table:table-cell office:value-type="float" office:value="2.543532" calcext:value-type="float">
            <text:p>2.543532</text:p>
          </table:table-cell>
          <table:table-cell office:value-type="float" office:value="2.600568" calcext:value-type="float">
            <text:p>2.600568</text:p>
          </table:table-cell>
          <table:table-cell office:value-type="float" office:value="5.578927" calcext:value-type="float">
            <text:p>5.578927</text:p>
          </table:table-cell>
          <table:table-cell office:value-type="float" office:value="9.249357" calcext:value-type="float">
            <text:p>9.249357</text:p>
          </table:table-cell>
          <table:table-cell office:value-type="float" office:value="9.805471" calcext:value-type="float">
            <text:p>9.805471</text:p>
          </table:table-cell>
          <table:table-cell office:value-type="float" office:value="10.60695" calcext:value-type="float">
            <text:p>10.60695</text:p>
          </table:table-cell>
          <table:table-cell office:value-type="float" office:value="11.09361" calcext:value-type="float">
            <text:p>11.09361</text:p>
          </table:table-cell>
          <table:table-cell office:value-type="float" office:value="12.27125" calcext:value-type="float">
            <text:p>12.27125</text:p>
          </table:table-cell>
          <table:table-cell office:value-type="float" office:value="12.59814" calcext:value-type="float">
            <text:p>12.59814</text:p>
          </table:table-cell>
          <table:table-cell office:value-type="float" office:value="0" calcext:value-type="float">
            <text:p>0</text:p>
          </table:table-cell>
          <table:table-cell office:value-type="float" office:value="1.336336" calcext:value-type="float">
            <text:p>1.336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55087" calcext:value-type="float">
            <text:p>0.455508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6" calcext:value-type="float">
            <text:p>9062006</text:p>
          </table:table-cell>
          <table:table-cell office:value-type="float" office:value="2.955532" calcext:value-type="float">
            <text:p>2.955532</text:p>
          </table:table-cell>
          <table:table-cell office:value-type="float" office:value="135.1895" calcext:value-type="float">
            <text:p>135.1895</text:p>
          </table:table-cell>
          <table:table-cell office:value-type="float" office:value="0" calcext:value-type="float">
            <text:p>0</text:p>
          </table:table-cell>
          <table:table-cell office:value-type="float" office:value="-0.5243941" calcext:value-type="float">
            <text:p>-0.5243941</text:p>
          </table:table-cell>
          <table:table-cell office:value-type="float" office:value="41.09995" calcext:value-type="float">
            <text:p>41.09995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547" calcext:value-type="float">
            <text:p>1163.547</text:p>
          </table:table-cell>
          <table:table-cell office:value-type="float" office:value="1.365662" calcext:value-type="float">
            <text:p>1.365662</text:p>
          </table:table-cell>
          <table:table-cell office:value-type="float" office:value="0" calcext:value-type="float">
            <text:p>0</text:p>
          </table:table-cell>
          <table:table-cell office:value-type="float" office:value="0.145451" calcext:value-type="float">
            <text:p>0.145451</text:p>
          </table:table-cell>
          <table:table-cell office:value-type="float" office:value="0.03937424" calcext:value-type="float">
            <text:p>0.03937424</text:p>
          </table:table-cell>
          <table:table-cell office:value-type="float" office:value="0.02441719" calcext:value-type="float">
            <text:p>0.02441719</text:p>
          </table:table-cell>
          <table:table-cell office:value-type="float" office:value="0.01067251" calcext:value-type="float">
            <text:p>0.01067251</text:p>
          </table:table-cell>
          <table:table-cell office:value-type="float" office:value="0.009633091" calcext:value-type="float">
            <text:p>0.009633091</text:p>
          </table:table-cell>
          <table:table-cell office:value-type="float" office:value="0.004526337" calcext:value-type="float">
            <text:p>0.004526337</text:p>
          </table:table-cell>
          <table:table-cell office:value-type="float" office:value="0.006291996" calcext:value-type="float">
            <text:p>0.006291996</text:p>
          </table:table-cell>
          <table:table-cell office:value-type="float" office:value="0.03037095" calcext:value-type="float">
            <text:p>0.03037095</text:p>
          </table:table-cell>
          <table:table-cell office:value-type="float" office:value="0.09589536" calcext:value-type="float">
            <text:p>0.09589536</text:p>
          </table:table-cell>
          <table:table-cell office:value-type="float" office:value="0.1431717" calcext:value-type="float">
            <text:p>0.1431717</text:p>
          </table:table-cell>
          <table:table-cell office:value-type="float" office:value="0.1674976" calcext:value-type="float">
            <text:p>0.1674976</text:p>
          </table:table-cell>
          <table:table-cell office:value-type="float" office:value="0.1786131" calcext:value-type="float">
            <text:p>0.1786131</text:p>
          </table:table-cell>
          <table:table-cell office:value-type="float" office:value="0.1910201" calcext:value-type="float">
            <text:p>0.1910201</text:p>
          </table:table-cell>
          <table:table-cell office:value-type="float" office:value="0.1942052" calcext:value-type="float">
            <text:p>0.1942052</text:p>
          </table:table-cell>
          <table:table-cell office:value-type="float" office:value="0" calcext:value-type="float">
            <text:p>0</text:p>
          </table:table-cell>
          <table:table-cell office:value-type="float" office:value="35.24889" calcext:value-type="float">
            <text:p>35.24889</text:p>
          </table:table-cell>
          <table:table-cell office:value-type="float" office:value="31.62678" calcext:value-type="float">
            <text:p>31.62678</text:p>
          </table:table-cell>
          <table:table-cell office:value-type="float" office:value="26.9854" calcext:value-type="float">
            <text:p>26.9854</text:p>
          </table:table-cell>
          <table:table-cell office:value-type="float" office:value="7.602166" calcext:value-type="float">
            <text:p>7.602166</text:p>
          </table:table-cell>
          <table:table-cell office:value-type="float" office:value="6.079833" calcext:value-type="float">
            <text:p>6.079833</text:p>
          </table:table-cell>
          <table:table-cell office:value-type="float" office:value="2.539639" calcext:value-type="float">
            <text:p>2.539639</text:p>
          </table:table-cell>
          <table:table-cell office:value-type="float" office:value="2.59677" calcext:value-type="float">
            <text:p>2.59677</text:p>
          </table:table-cell>
          <table:table-cell office:value-type="float" office:value="5.570367" calcext:value-type="float">
            <text:p>5.570367</text:p>
          </table:table-cell>
          <table:table-cell office:value-type="float" office:value="9.241213" calcext:value-type="float">
            <text:p>9.241213</text:p>
          </table:table-cell>
          <table:table-cell office:value-type="float" office:value="9.804893" calcext:value-type="float">
            <text:p>9.804893</text:p>
          </table:table-cell>
          <table:table-cell office:value-type="float" office:value="10.60953" calcext:value-type="float">
            <text:p>10.60953</text:p>
          </table:table-cell>
          <table:table-cell office:value-type="float" office:value="11.09655" calcext:value-type="float">
            <text:p>11.09655</text:p>
          </table:table-cell>
          <table:table-cell office:value-type="float" office:value="12.27288" calcext:value-type="float">
            <text:p>12.27288</text:p>
          </table:table-cell>
          <table:table-cell office:value-type="float" office:value="12.59962" calcext:value-type="float">
            <text:p>12.59962</text:p>
          </table:table-cell>
          <table:table-cell office:value-type="float" office:value="0" calcext:value-type="float">
            <text:p>0</text:p>
          </table:table-cell>
          <table:table-cell office:value-type="float" office:value="1.168561" calcext:value-type="float">
            <text:p>1.168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79919" calcext:value-type="float">
            <text:p>0.467991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6" calcext:value-type="float">
            <text:p>10062006</text:p>
          </table:table-cell>
          <table:table-cell office:value-type="float" office:value="2.949066" calcext:value-type="float">
            <text:p>2.949066</text:p>
          </table:table-cell>
          <table:table-cell office:value-type="float" office:value="135.185" calcext:value-type="float">
            <text:p>135.185</text:p>
          </table:table-cell>
          <table:table-cell office:value-type="float" office:value="0" calcext:value-type="float">
            <text:p>0</text:p>
          </table:table-cell>
          <table:table-cell office:value-type="float" office:value="-0.5636795" calcext:value-type="float">
            <text:p>-0.5636795</text:p>
          </table:table-cell>
          <table:table-cell office:value-type="float" office:value="41.08846" calcext:value-type="float">
            <text:p>41.08846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531" calcext:value-type="float">
            <text:p>1163.531</text:p>
          </table:table-cell>
          <table:table-cell office:value-type="float" office:value="1.358101" calcext:value-type="float">
            <text:p>1.358101</text:p>
          </table:table-cell>
          <table:table-cell office:value-type="float" office:value="0" calcext:value-type="float">
            <text:p>0</text:p>
          </table:table-cell>
          <table:table-cell office:value-type="float" office:value="0.1261845" calcext:value-type="float">
            <text:p>0.1261845</text:p>
          </table:table-cell>
          <table:table-cell office:value-type="float" office:value="0.0347294" calcext:value-type="float">
            <text:p>0.0347294</text:p>
          </table:table-cell>
          <table:table-cell office:value-type="float" office:value="0.02272239" calcext:value-type="float">
            <text:p>0.02272239</text:p>
          </table:table-cell>
          <table:table-cell office:value-type="float" office:value="0.010093" calcext:value-type="float">
            <text:p>0.010093</text:p>
          </table:table-cell>
          <table:table-cell office:value-type="float" office:value="0.009240643" calcext:value-type="float">
            <text:p>0.009240643</text:p>
          </table:table-cell>
          <table:table-cell office:value-type="float" office:value="0.004495042" calcext:value-type="float">
            <text:p>0.004495042</text:p>
          </table:table-cell>
          <table:table-cell office:value-type="float" office:value="0.006109411" calcext:value-type="float">
            <text:p>0.006109411</text:p>
          </table:table-cell>
          <table:table-cell office:value-type="float" office:value="0.02969978" calcext:value-type="float">
            <text:p>0.02969978</text:p>
          </table:table-cell>
          <table:table-cell office:value-type="float" office:value="0.09037144" calcext:value-type="float">
            <text:p>0.09037144</text:p>
          </table:table-cell>
          <table:table-cell office:value-type="float" office:value="0.1399181" calcext:value-type="float">
            <text:p>0.1399181</text:p>
          </table:table-cell>
          <table:table-cell office:value-type="float" office:value="0.1616473" calcext:value-type="float">
            <text:p>0.1616473</text:p>
          </table:table-cell>
          <table:table-cell office:value-type="float" office:value="0.1786472" calcext:value-type="float">
            <text:p>0.1786472</text:p>
          </table:table-cell>
          <table:table-cell office:value-type="float" office:value="0.1910379" calcext:value-type="float">
            <text:p>0.1910379</text:p>
          </table:table-cell>
          <table:table-cell office:value-type="float" office:value="0.1942201" calcext:value-type="float">
            <text:p>0.1942201</text:p>
          </table:table-cell>
          <table:table-cell office:value-type="float" office:value="0" calcext:value-type="float">
            <text:p>0</text:p>
          </table:table-cell>
          <table:table-cell office:value-type="float" office:value="35.23233" calcext:value-type="float">
            <text:p>35.23233</text:p>
          </table:table-cell>
          <table:table-cell office:value-type="float" office:value="31.57347" calcext:value-type="float">
            <text:p>31.57347</text:p>
          </table:table-cell>
          <table:table-cell office:value-type="float" office:value="26.9306" calcext:value-type="float">
            <text:p>26.9306</text:p>
          </table:table-cell>
          <table:table-cell office:value-type="float" office:value="7.586728" calcext:value-type="float">
            <text:p>7.586728</text:p>
          </table:table-cell>
          <table:table-cell office:value-type="float" office:value="6.066991" calcext:value-type="float">
            <text:p>6.066991</text:p>
          </table:table-cell>
          <table:table-cell office:value-type="float" office:value="2.53582" calcext:value-type="float">
            <text:p>2.53582</text:p>
          </table:table-cell>
          <table:table-cell office:value-type="float" office:value="2.592989" calcext:value-type="float">
            <text:p>2.592989</text:p>
          </table:table-cell>
          <table:table-cell office:value-type="float" office:value="5.561719" calcext:value-type="float">
            <text:p>5.561719</text:p>
          </table:table-cell>
          <table:table-cell office:value-type="float" office:value="9.231799" calcext:value-type="float">
            <text:p>9.231799</text:p>
          </table:table-cell>
          <table:table-cell office:value-type="float" office:value="9.803897" calcext:value-type="float">
            <text:p>9.803897</text:p>
          </table:table-cell>
          <table:table-cell office:value-type="float" office:value="10.61085" calcext:value-type="float">
            <text:p>10.61085</text:p>
          </table:table-cell>
          <table:table-cell office:value-type="float" office:value="11.09951" calcext:value-type="float">
            <text:p>11.09951</text:p>
          </table:table-cell>
          <table:table-cell office:value-type="float" office:value="12.27451" calcext:value-type="float">
            <text:p>12.27451</text:p>
          </table:table-cell>
          <table:table-cell office:value-type="float" office:value="12.60108" calcext:value-type="float">
            <text:p>12.60108</text:p>
          </table:table-cell>
          <table:table-cell office:value-type="float" office:value="0" calcext:value-type="float">
            <text:p>0</text:p>
          </table:table-cell>
          <table:table-cell office:value-type="float" office:value="0.7907849" calcext:value-type="float">
            <text:p>0.7907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90079" calcext:value-type="float">
            <text:p>0.479007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6" calcext:value-type="float">
            <text:p>11062006</text:p>
          </table:table-cell>
          <table:table-cell office:value-type="float" office:value="2.943497" calcext:value-type="float">
            <text:p>2.943497</text:p>
          </table:table-cell>
          <table:table-cell office:value-type="float" office:value="135.1805" calcext:value-type="float">
            <text:p>135.1805</text:p>
          </table:table-cell>
          <table:table-cell office:value-type="float" office:value="0" calcext:value-type="float">
            <text:p>0</text:p>
          </table:table-cell>
          <table:table-cell office:value-type="float" office:value="-0.6048805" calcext:value-type="float">
            <text:p>-0.6048805</text:p>
          </table:table-cell>
          <table:table-cell office:value-type="float" office:value="41.07521" calcext:value-type="float">
            <text:p>41.07521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514" calcext:value-type="float">
            <text:p>1163.514</text:p>
          </table:table-cell>
          <table:table-cell office:value-type="float" office:value="1.351228" calcext:value-type="float">
            <text:p>1.351228</text:p>
          </table:table-cell>
          <table:table-cell office:value-type="float" office:value="0" calcext:value-type="float">
            <text:p>0</text:p>
          </table:table-cell>
          <table:table-cell office:value-type="float" office:value="0.1165517" calcext:value-type="float">
            <text:p>0.1165517</text:p>
          </table:table-cell>
          <table:table-cell office:value-type="float" office:value="0.03318076" calcext:value-type="float">
            <text:p>0.03318076</text:p>
          </table:table-cell>
          <table:table-cell office:value-type="float" office:value="0.02235366" calcext:value-type="float">
            <text:p>0.02235366</text:p>
          </table:table-cell>
          <table:table-cell office:value-type="float" office:value="0.009927062" calcext:value-type="float">
            <text:p>0.009927062</text:p>
          </table:table-cell>
          <table:table-cell office:value-type="float" office:value="0.009074122" calcext:value-type="float">
            <text:p>0.009074122</text:p>
          </table:table-cell>
          <table:table-cell office:value-type="float" office:value="0.004460293" calcext:value-type="float">
            <text:p>0.004460293</text:p>
          </table:table-cell>
          <table:table-cell office:value-type="float" office:value="0.005912157" calcext:value-type="float">
            <text:p>0.005912157</text:p>
          </table:table-cell>
          <table:table-cell office:value-type="float" office:value="0.02908486" calcext:value-type="float">
            <text:p>0.02908486</text:p>
          </table:table-cell>
          <table:table-cell office:value-type="float" office:value="0.08288384" calcext:value-type="float">
            <text:p>0.08288384</text:p>
          </table:table-cell>
          <table:table-cell office:value-type="float" office:value="0.1355209" calcext:value-type="float">
            <text:p>0.1355209</text:p>
          </table:table-cell>
          <table:table-cell office:value-type="float" office:value="0.1549106" calcext:value-type="float">
            <text:p>0.1549106</text:p>
          </table:table-cell>
          <table:table-cell office:value-type="float" office:value="0.1786815" calcext:value-type="float">
            <text:p>0.1786815</text:p>
          </table:table-cell>
          <table:table-cell office:value-type="float" office:value="0.1910554" calcext:value-type="float">
            <text:p>0.1910554</text:p>
          </table:table-cell>
          <table:table-cell office:value-type="float" office:value="0.1942351" calcext:value-type="float">
            <text:p>0.1942351</text:p>
          </table:table-cell>
          <table:table-cell office:value-type="float" office:value="0" calcext:value-type="float">
            <text:p>0</text:p>
          </table:table-cell>
          <table:table-cell office:value-type="float" office:value="35.21306" calcext:value-type="float">
            <text:p>35.21306</text:p>
          </table:table-cell>
          <table:table-cell office:value-type="float" office:value="31.52012" calcext:value-type="float">
            <text:p>31.52012</text:p>
          </table:table-cell>
          <table:table-cell office:value-type="float" office:value="26.87754" calcext:value-type="float">
            <text:p>26.87754</text:p>
          </table:table-cell>
          <table:table-cell office:value-type="float" office:value="7.571614" calcext:value-type="float">
            <text:p>7.571614</text:p>
          </table:table-cell>
          <table:table-cell office:value-type="float" office:value="6.05433" calcext:value-type="float">
            <text:p>6.05433</text:p>
          </table:table-cell>
          <table:table-cell office:value-type="float" office:value="2.532048" calcext:value-type="float">
            <text:p>2.532048</text:p>
          </table:table-cell>
          <table:table-cell office:value-type="float" office:value="2.589211" calcext:value-type="float">
            <text:p>2.589211</text:p>
          </table:table-cell>
          <table:table-cell office:value-type="float" office:value="5.552984" calcext:value-type="float">
            <text:p>5.552984</text:p>
          </table:table-cell>
          <table:table-cell office:value-type="float" office:value="9.221052" calcext:value-type="float">
            <text:p>9.221052</text:p>
          </table:table-cell>
          <table:table-cell office:value-type="float" office:value="9.801937" calcext:value-type="float">
            <text:p>9.801937</text:p>
          </table:table-cell>
          <table:table-cell office:value-type="float" office:value="10.61064" calcext:value-type="float">
            <text:p>10.61064</text:p>
          </table:table-cell>
          <table:table-cell office:value-type="float" office:value="11.10245" calcext:value-type="float">
            <text:p>11.10245</text:p>
          </table:table-cell>
          <table:table-cell office:value-type="float" office:value="12.27614" calcext:value-type="float">
            <text:p>12.27614</text:p>
          </table:table-cell>
          <table:table-cell office:value-type="float" office:value="12.60254" calcext:value-type="float">
            <text:p>12.60254</text:p>
          </table:table-cell>
          <table:table-cell office:value-type="float" office:value="0" calcext:value-type="float">
            <text:p>0</text:p>
          </table:table-cell>
          <table:table-cell office:value-type="float" office:value="0.5539666" calcext:value-type="float">
            <text:p>0.5539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89619" calcext:value-type="float">
            <text:p>0.488961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6" calcext:value-type="float">
            <text:p>12062006</text:p>
          </table:table-cell>
          <table:table-cell office:value-type="float" office:value="2.938346" calcext:value-type="float">
            <text:p>2.938346</text:p>
          </table:table-cell>
          <table:table-cell office:value-type="float" office:value="135.1762" calcext:value-type="float">
            <text:p>135.1762</text:p>
          </table:table-cell>
          <table:table-cell office:value-type="float" office:value="0" calcext:value-type="float">
            <text:p>0</text:p>
          </table:table-cell>
          <table:table-cell office:value-type="float" office:value="-0.6479892" calcext:value-type="float">
            <text:p>-0.6479892</text:p>
          </table:table-cell>
          <table:table-cell office:value-type="float" office:value="41.06018" calcext:value-type="float">
            <text:p>41.06018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496" calcext:value-type="float">
            <text:p>1163.496</text:p>
          </table:table-cell>
          <table:table-cell office:value-type="float" office:value="1.344483" calcext:value-type="float">
            <text:p>1.344483</text:p>
          </table:table-cell>
          <table:table-cell office:value-type="float" office:value="0" calcext:value-type="float">
            <text:p>0</text:p>
          </table:table-cell>
          <table:table-cell office:value-type="float" office:value="0.1122189" calcext:value-type="float">
            <text:p>0.1122189</text:p>
          </table:table-cell>
          <table:table-cell office:value-type="float" office:value="0.03263338" calcext:value-type="float">
            <text:p>0.03263338</text:p>
          </table:table-cell>
          <table:table-cell office:value-type="float" office:value="0.02246126" calcext:value-type="float">
            <text:p>0.02246126</text:p>
          </table:table-cell>
          <table:table-cell office:value-type="float" office:value="0.01001722" calcext:value-type="float">
            <text:p>0.01001722</text:p>
          </table:table-cell>
          <table:table-cell office:value-type="float" office:value="0.009097374" calcext:value-type="float">
            <text:p>0.009097374</text:p>
          </table:table-cell>
          <table:table-cell office:value-type="float" office:value="0.004453368" calcext:value-type="float">
            <text:p>0.004453368</text:p>
          </table:table-cell>
          <table:table-cell office:value-type="float" office:value="0.005708203" calcext:value-type="float">
            <text:p>0.005708203</text:p>
          </table:table-cell>
          <table:table-cell office:value-type="float" office:value="0.02933102" calcext:value-type="float">
            <text:p>0.02933102</text:p>
          </table:table-cell>
          <table:table-cell office:value-type="float" office:value="0.07480342" calcext:value-type="float">
            <text:p>0.07480342</text:p>
          </table:table-cell>
          <table:table-cell office:value-type="float" office:value="0.1319251" calcext:value-type="float">
            <text:p>0.1319251</text:p>
          </table:table-cell>
          <table:table-cell office:value-type="float" office:value="0.1483469" calcext:value-type="float">
            <text:p>0.1483469</text:p>
          </table:table-cell>
          <table:table-cell office:value-type="float" office:value="0.1787162" calcext:value-type="float">
            <text:p>0.1787162</text:p>
          </table:table-cell>
          <table:table-cell office:value-type="float" office:value="0.1910736" calcext:value-type="float">
            <text:p>0.1910736</text:p>
          </table:table-cell>
          <table:table-cell office:value-type="float" office:value="0.1942501" calcext:value-type="float">
            <text:p>0.1942501</text:p>
          </table:table-cell>
          <table:table-cell office:value-type="float" office:value="0" calcext:value-type="float">
            <text:p>0</text:p>
          </table:table-cell>
          <table:table-cell office:value-type="float" office:value="35.19213" calcext:value-type="float">
            <text:p>35.19213</text:p>
          </table:table-cell>
          <table:table-cell office:value-type="float" office:value="31.46699" calcext:value-type="float">
            <text:p>31.46699</text:p>
          </table:table-cell>
          <table:table-cell office:value-type="float" office:value="26.82631" calcext:value-type="float">
            <text:p>26.82631</text:p>
          </table:table-cell>
          <table:table-cell office:value-type="float" office:value="7.556963" calcext:value-type="float">
            <text:p>7.556963</text:p>
          </table:table-cell>
          <table:table-cell office:value-type="float" office:value="6.041974" calcext:value-type="float">
            <text:p>6.041974</text:p>
          </table:table-cell>
          <table:table-cell office:value-type="float" office:value="2.52833" calcext:value-type="float">
            <text:p>2.52833</text:p>
          </table:table-cell>
          <table:table-cell office:value-type="float" office:value="2.585442" calcext:value-type="float">
            <text:p>2.585442</text:p>
          </table:table-cell>
          <table:table-cell office:value-type="float" office:value="5.544265" calcext:value-type="float">
            <text:p>5.544265</text:p>
          </table:table-cell>
          <table:table-cell office:value-type="float" office:value="9.208706" calcext:value-type="float">
            <text:p>9.208706</text:p>
          </table:table-cell>
          <table:table-cell office:value-type="float" office:value="9.799111" calcext:value-type="float">
            <text:p>9.799111</text:p>
          </table:table-cell>
          <table:table-cell office:value-type="float" office:value="10.60882" calcext:value-type="float">
            <text:p>10.60882</text:p>
          </table:table-cell>
          <table:table-cell office:value-type="float" office:value="11.10539" calcext:value-type="float">
            <text:p>11.10539</text:p>
          </table:table-cell>
          <table:table-cell office:value-type="float" office:value="12.27776" calcext:value-type="float">
            <text:p>12.27776</text:p>
          </table:table-cell>
          <table:table-cell office:value-type="float" office:value="12.604" calcext:value-type="float">
            <text:p>12.604</text:p>
          </table:table-cell>
          <table:table-cell office:value-type="float" office:value="0" calcext:value-type="float">
            <text:p>0</text:p>
          </table:table-cell>
          <table:table-cell office:value-type="float" office:value="0.4135398" calcext:value-type="float">
            <text:p>0.4135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84964" calcext:value-type="float">
            <text:p>0.498496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6" calcext:value-type="float">
            <text:p>13062006</text:p>
          </table:table-cell>
          <table:table-cell office:value-type="float" office:value="2.93321" calcext:value-type="float">
            <text:p>2.93321</text:p>
          </table:table-cell>
          <table:table-cell office:value-type="float" office:value="135.1718" calcext:value-type="float">
            <text:p>135.1718</text:p>
          </table:table-cell>
          <table:table-cell office:value-type="float" office:value="0" calcext:value-type="float">
            <text:p>0</text:p>
          </table:table-cell>
          <table:table-cell office:value-type="float" office:value="-0.6921307" calcext:value-type="float">
            <text:p>-0.6921307</text:p>
          </table:table-cell>
          <table:table-cell office:value-type="float" office:value="41.04383" calcext:value-type="float">
            <text:p>41.04383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477" calcext:value-type="float">
            <text:p>1163.477</text:p>
          </table:table-cell>
          <table:table-cell office:value-type="float" office:value="1.337085" calcext:value-type="float">
            <text:p>1.337085</text:p>
          </table:table-cell>
          <table:table-cell office:value-type="float" office:value="0" calcext:value-type="float">
            <text:p>0</text:p>
          </table:table-cell>
          <table:table-cell office:value-type="float" office:value="0.1175763" calcext:value-type="float">
            <text:p>0.1175763</text:p>
          </table:table-cell>
          <table:table-cell office:value-type="float" office:value="0.03373311" calcext:value-type="float">
            <text:p>0.03373311</text:p>
          </table:table-cell>
          <table:table-cell office:value-type="float" office:value="0.02348035" calcext:value-type="float">
            <text:p>0.02348035</text:p>
          </table:table-cell>
          <table:table-cell office:value-type="float" office:value="0.01058376" calcext:value-type="float">
            <text:p>0.01058376</text:p>
          </table:table-cell>
          <table:table-cell office:value-type="float" office:value="0.009465585" calcext:value-type="float">
            <text:p>0.009465585</text:p>
          </table:table-cell>
          <table:table-cell office:value-type="float" office:value="0.004494732" calcext:value-type="float">
            <text:p>0.004494732</text:p>
          </table:table-cell>
          <table:table-cell office:value-type="float" office:value="0.005515909" calcext:value-type="float">
            <text:p>0.005515909</text:p>
          </table:table-cell>
          <table:table-cell office:value-type="float" office:value="0.02858693" calcext:value-type="float">
            <text:p>0.02858693</text:p>
          </table:table-cell>
          <table:table-cell office:value-type="float" office:value="0.06955425" calcext:value-type="float">
            <text:p>0.06955425</text:p>
          </table:table-cell>
          <table:table-cell office:value-type="float" office:value="0.1276184" calcext:value-type="float">
            <text:p>0.1276184</text:p>
          </table:table-cell>
          <table:table-cell office:value-type="float" office:value="0.1493362" calcext:value-type="float">
            <text:p>0.1493362</text:p>
          </table:table-cell>
          <table:table-cell office:value-type="float" office:value="0.1781779" calcext:value-type="float">
            <text:p>0.1781779</text:p>
          </table:table-cell>
          <table:table-cell office:value-type="float" office:value="0.1910919" calcext:value-type="float">
            <text:p>0.1910919</text:p>
          </table:table-cell>
          <table:table-cell office:value-type="float" office:value="0.1942651" calcext:value-type="float">
            <text:p>0.1942651</text:p>
          </table:table-cell>
          <table:table-cell office:value-type="float" office:value="0" calcext:value-type="float">
            <text:p>0</text:p>
          </table:table-cell>
          <table:table-cell office:value-type="float" office:value="35.17139" calcext:value-type="float">
            <text:p>35.17139</text:p>
          </table:table-cell>
          <table:table-cell office:value-type="float" office:value="31.41442" calcext:value-type="float">
            <text:p>31.41442</text:p>
          </table:table-cell>
          <table:table-cell office:value-type="float" office:value="26.77701" calcext:value-type="float">
            <text:p>26.77701</text:p>
          </table:table-cell>
          <table:table-cell office:value-type="float" office:value="7.542922" calcext:value-type="float">
            <text:p>7.542922</text:p>
          </table:table-cell>
          <table:table-cell office:value-type="float" office:value="6.030061" calcext:value-type="float">
            <text:p>6.030061</text:p>
          </table:table-cell>
          <table:table-cell office:value-type="float" office:value="2.524678" calcext:value-type="float">
            <text:p>2.524678</text:p>
          </table:table-cell>
          <table:table-cell office:value-type="float" office:value="2.581687" calcext:value-type="float">
            <text:p>2.581687</text:p>
          </table:table-cell>
          <table:table-cell office:value-type="float" office:value="5.5355" calcext:value-type="float">
            <text:p>5.5355</text:p>
          </table:table-cell>
          <table:table-cell office:value-type="float" office:value="9.19499" calcext:value-type="float">
            <text:p>9.19499</text:p>
          </table:table-cell>
          <table:table-cell office:value-type="float" office:value="9.7955" calcext:value-type="float">
            <text:p>9.7955</text:p>
          </table:table-cell>
          <table:table-cell office:value-type="float" office:value="10.60616" calcext:value-type="float">
            <text:p>10.60616</text:p>
          </table:table-cell>
          <table:table-cell office:value-type="float" office:value="11.1083" calcext:value-type="float">
            <text:p>11.1083</text:p>
          </table:table-cell>
          <table:table-cell office:value-type="float" office:value="12.27939" calcext:value-type="float">
            <text:p>12.27939</text:p>
          </table:table-cell>
          <table:table-cell office:value-type="float" office:value="12.60545" calcext:value-type="float">
            <text:p>12.60545</text:p>
          </table:table-cell>
          <table:table-cell office:value-type="float" office:value="0" calcext:value-type="float">
            <text:p>0</text:p>
          </table:table-cell>
          <table:table-cell office:value-type="float" office:value="0.353277" calcext:value-type="float">
            <text:p>0.353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82451" calcext:value-type="float">
            <text:p>0.50824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6" calcext:value-type="float">
            <text:p>14062006</text:p>
          </table:table-cell>
          <table:table-cell office:value-type="float" office:value="2.927638" calcext:value-type="float">
            <text:p>2.927638</text:p>
          </table:table-cell>
          <table:table-cell office:value-type="float" office:value="135.167" calcext:value-type="float">
            <text:p>135.167</text:p>
          </table:table-cell>
          <table:table-cell office:value-type="float" office:value="0" calcext:value-type="float">
            <text:p>0</text:p>
          </table:table-cell>
          <table:table-cell office:value-type="float" office:value="-0.7371554" calcext:value-type="float">
            <text:p>-0.7371554</text:p>
          </table:table-cell>
          <table:table-cell office:value-type="float" office:value="41.02702" calcext:value-type="float">
            <text:p>41.02702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459" calcext:value-type="float">
            <text:p>1163.459</text:p>
          </table:table-cell>
          <table:table-cell office:value-type="float" office:value="1.328212" calcext:value-type="float">
            <text:p>1.328212</text:p>
          </table:table-cell>
          <table:table-cell office:value-type="float" office:value="0" calcext:value-type="float">
            <text:p>0</text:p>
          </table:table-cell>
          <table:table-cell office:value-type="float" office:value="0.1235109" calcext:value-type="float">
            <text:p>0.1235109</text:p>
          </table:table-cell>
          <table:table-cell office:value-type="float" office:value="0.03550625" calcext:value-type="float">
            <text:p>0.03550625</text:p>
          </table:table-cell>
          <table:table-cell office:value-type="float" office:value="0.02512838" calcext:value-type="float">
            <text:p>0.02512838</text:p>
          </table:table-cell>
          <table:table-cell office:value-type="float" office:value="0.01157437" calcext:value-type="float">
            <text:p>0.01157437</text:p>
          </table:table-cell>
          <table:table-cell office:value-type="float" office:value="0.01026059" calcext:value-type="float">
            <text:p>0.01026059</text:p>
          </table:table-cell>
          <table:table-cell office:value-type="float" office:value="0.004599988" calcext:value-type="float">
            <text:p>0.004599988</text:p>
          </table:table-cell>
          <table:table-cell office:value-type="float" office:value="0.00534788" calcext:value-type="float">
            <text:p>0.00534788</text:p>
          </table:table-cell>
          <table:table-cell office:value-type="float" office:value="0.02815616" calcext:value-type="float">
            <text:p>0.02815616</text:p>
          </table:table-cell>
          <table:table-cell office:value-type="float" office:value="0.06762474" calcext:value-type="float">
            <text:p>0.06762474</text:p>
          </table:table-cell>
          <table:table-cell office:value-type="float" office:value="0.1234557" calcext:value-type="float">
            <text:p>0.1234557</text:p>
          </table:table-cell>
          <table:table-cell office:value-type="float" office:value="0.1552767" calcext:value-type="float">
            <text:p>0.1552767</text:p>
          </table:table-cell>
          <table:table-cell office:value-type="float" office:value="0.1748269" calcext:value-type="float">
            <text:p>0.1748269</text:p>
          </table:table-cell>
          <table:table-cell office:value-type="float" office:value="0.1911096" calcext:value-type="float">
            <text:p>0.1911096</text:p>
          </table:table-cell>
          <table:table-cell office:value-type="float" office:value="0.19428" calcext:value-type="float">
            <text:p>0.19428</text:p>
          </table:table-cell>
          <table:table-cell office:value-type="float" office:value="0" calcext:value-type="float">
            <text:p>0</text:p>
          </table:table-cell>
          <table:table-cell office:value-type="float" office:value="35.15266" calcext:value-type="float">
            <text:p>35.15266</text:p>
          </table:table-cell>
          <table:table-cell office:value-type="float" office:value="31.36268" calcext:value-type="float">
            <text:p>31.36268</text:p>
          </table:table-cell>
          <table:table-cell office:value-type="float" office:value="26.72985" calcext:value-type="float">
            <text:p>26.72985</text:p>
          </table:table-cell>
          <table:table-cell office:value-type="float" office:value="7.529754" calcext:value-type="float">
            <text:p>7.529754</text:p>
          </table:table-cell>
          <table:table-cell office:value-type="float" office:value="6.018854" calcext:value-type="float">
            <text:p>6.018854</text:p>
          </table:table-cell>
          <table:table-cell office:value-type="float" office:value="2.521109" calcext:value-type="float">
            <text:p>2.521109</text:p>
          </table:table-cell>
          <table:table-cell office:value-type="float" office:value="2.577958" calcext:value-type="float">
            <text:p>2.577958</text:p>
          </table:table-cell>
          <table:table-cell office:value-type="float" office:value="5.526667" calcext:value-type="float">
            <text:p>5.526667</text:p>
          </table:table-cell>
          <table:table-cell office:value-type="float" office:value="9.180629" calcext:value-type="float">
            <text:p>9.180629</text:p>
          </table:table-cell>
          <table:table-cell office:value-type="float" office:value="9.79093" calcext:value-type="float">
            <text:p>9.79093</text:p>
          </table:table-cell>
          <table:table-cell office:value-type="float" office:value="10.60477" calcext:value-type="float">
            <text:p>10.60477</text:p>
          </table:table-cell>
          <table:table-cell office:value-type="float" office:value="11.11067" calcext:value-type="float">
            <text:p>11.11067</text:p>
          </table:table-cell>
          <table:table-cell office:value-type="float" office:value="12.28102" calcext:value-type="float">
            <text:p>12.28102</text:p>
          </table:table-cell>
          <table:table-cell office:value-type="float" office:value="12.60691" calcext:value-type="float">
            <text:p>12.60691</text:p>
          </table:table-cell>
          <table:table-cell office:value-type="float" office:value="0" calcext:value-type="float">
            <text:p>0</text:p>
          </table:table-cell>
          <table:table-cell office:value-type="float" office:value="0.3281693" calcext:value-type="float">
            <text:p>0.3281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89887" calcext:value-type="float">
            <text:p>0.518988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6" calcext:value-type="float">
            <text:p>15062006</text:p>
          </table:table-cell>
          <table:table-cell office:value-type="float" office:value="2.922035" calcext:value-type="float">
            <text:p>2.922035</text:p>
          </table:table-cell>
          <table:table-cell office:value-type="float" office:value="135.162" calcext:value-type="float">
            <text:p>135.162</text:p>
          </table:table-cell>
          <table:table-cell office:value-type="float" office:value="0" calcext:value-type="float">
            <text:p>0</text:p>
          </table:table-cell>
          <table:table-cell office:value-type="float" office:value="-0.7834293" calcext:value-type="float">
            <text:p>-0.7834293</text:p>
          </table:table-cell>
          <table:table-cell office:value-type="float" office:value="41.00975" calcext:value-type="float">
            <text:p>41.00975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441" calcext:value-type="float">
            <text:p>1163.441</text:p>
          </table:table-cell>
          <table:table-cell office:value-type="float" office:value="1.318686" calcext:value-type="float">
            <text:p>1.318686</text:p>
          </table:table-cell>
          <table:table-cell office:value-type="float" office:value="0" calcext:value-type="float">
            <text:p>0</text:p>
          </table:table-cell>
          <table:table-cell office:value-type="float" office:value="0.1320946" calcext:value-type="float">
            <text:p>0.1320946</text:p>
          </table:table-cell>
          <table:table-cell office:value-type="float" office:value="0.03612721" calcext:value-type="float">
            <text:p>0.03612721</text:p>
          </table:table-cell>
          <table:table-cell office:value-type="float" office:value="0.02562962" calcext:value-type="float">
            <text:p>0.02562962</text:p>
          </table:table-cell>
          <table:table-cell office:value-type="float" office:value="0.01218319" calcext:value-type="float">
            <text:p>0.01218319</text:p>
          </table:table-cell>
          <table:table-cell office:value-type="float" office:value="0.0109785" calcext:value-type="float">
            <text:p>0.0109785</text:p>
          </table:table-cell>
          <table:table-cell office:value-type="float" office:value="0.004694615" calcext:value-type="float">
            <text:p>0.004694615</text:p>
          </table:table-cell>
          <table:table-cell office:value-type="float" office:value="0.005220529" calcext:value-type="float">
            <text:p>0.005220529</text:p>
          </table:table-cell>
          <table:table-cell office:value-type="float" office:value="0.02784603" calcext:value-type="float">
            <text:p>0.02784603</text:p>
          </table:table-cell>
          <table:table-cell office:value-type="float" office:value="0.06807711" calcext:value-type="float">
            <text:p>0.06807711</text:p>
          </table:table-cell>
          <table:table-cell office:value-type="float" office:value="0.1194603" calcext:value-type="float">
            <text:p>0.1194603</text:p>
          </table:table-cell>
          <table:table-cell office:value-type="float" office:value="0.1592131" calcext:value-type="float">
            <text:p>0.1592131</text:p>
          </table:table-cell>
          <table:table-cell office:value-type="float" office:value="0.1697232" calcext:value-type="float">
            <text:p>0.1697232</text:p>
          </table:table-cell>
          <table:table-cell office:value-type="float" office:value="0.1911265" calcext:value-type="float">
            <text:p>0.1911265</text:p>
          </table:table-cell>
          <table:table-cell office:value-type="float" office:value="0.194295" calcext:value-type="float">
            <text:p>0.194295</text:p>
          </table:table-cell>
          <table:table-cell office:value-type="float" office:value="0" calcext:value-type="float">
            <text:p>0</text:p>
          </table:table-cell>
          <table:table-cell office:value-type="float" office:value="35.13449" calcext:value-type="float">
            <text:p>35.13449</text:p>
          </table:table-cell>
          <table:table-cell office:value-type="float" office:value="31.31148" calcext:value-type="float">
            <text:p>31.31148</text:p>
          </table:table-cell>
          <table:table-cell office:value-type="float" office:value="26.68431" calcext:value-type="float">
            <text:p>26.68431</text:p>
          </table:table-cell>
          <table:table-cell office:value-type="float" office:value="7.517432" calcext:value-type="float">
            <text:p>7.517432</text:p>
          </table:table-cell>
          <table:table-cell office:value-type="float" office:value="6.008379" calcext:value-type="float">
            <text:p>6.008379</text:p>
          </table:table-cell>
          <table:table-cell office:value-type="float" office:value="2.51764" calcext:value-type="float">
            <text:p>2.51764</text:p>
          </table:table-cell>
          <table:table-cell office:value-type="float" office:value="2.574266" calcext:value-type="float">
            <text:p>2.574266</text:p>
          </table:table-cell>
          <table:table-cell office:value-type="float" office:value="5.517842" calcext:value-type="float">
            <text:p>5.517842</text:p>
          </table:table-cell>
          <table:table-cell office:value-type="float" office:value="9.166267" calcext:value-type="float">
            <text:p>9.166267</text:p>
          </table:table-cell>
          <table:table-cell office:value-type="float" office:value="9.785489" calcext:value-type="float">
            <text:p>9.785489</text:p>
          </table:table-cell>
          <table:table-cell office:value-type="float" office:value="10.60458" calcext:value-type="float">
            <text:p>10.60458</text:p>
          </table:table-cell>
          <table:table-cell office:value-type="float" office:value="11.11195" calcext:value-type="float">
            <text:p>11.11195</text:p>
          </table:table-cell>
          <table:table-cell office:value-type="float" office:value="12.28265" calcext:value-type="float">
            <text:p>12.28265</text:p>
          </table:table-cell>
          <table:table-cell office:value-type="float" office:value="12.60837" calcext:value-type="float">
            <text:p>12.60837</text:p>
          </table:table-cell>
          <table:table-cell office:value-type="float" office:value="0" calcext:value-type="float">
            <text:p>0</text:p>
          </table:table-cell>
          <table:table-cell office:value-type="float" office:value="0.3398291" calcext:value-type="float">
            <text:p>0.3398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02364" calcext:value-type="float">
            <text:p>0.530236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6" calcext:value-type="float">
            <text:p>16062006</text:p>
          </table:table-cell>
          <table:table-cell office:value-type="float" office:value="2.917698" calcext:value-type="float">
            <text:p>2.917698</text:p>
          </table:table-cell>
          <table:table-cell office:value-type="float" office:value="135.1579" calcext:value-type="float">
            <text:p>135.1579</text:p>
          </table:table-cell>
          <table:table-cell office:value-type="float" office:value="0" calcext:value-type="float">
            <text:p>0</text:p>
          </table:table-cell>
          <table:table-cell office:value-type="float" office:value="-0.8307844" calcext:value-type="float">
            <text:p>-0.8307844</text:p>
          </table:table-cell>
          <table:table-cell office:value-type="float" office:value="40.99113" calcext:value-type="float">
            <text:p>40.99113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421" calcext:value-type="float">
            <text:p>1163.421</text:p>
          </table:table-cell>
          <table:table-cell office:value-type="float" office:value="1.316409" calcext:value-type="float">
            <text:p>1.316409</text:p>
          </table:table-cell>
          <table:table-cell office:value-type="float" office:value="0" calcext:value-type="float">
            <text:p>0</text:p>
          </table:table-cell>
          <table:table-cell office:value-type="float" office:value="0.01837657" calcext:value-type="float">
            <text:p>0.01837657</text:p>
          </table:table-cell>
          <table:table-cell office:value-type="float" office:value="0.02821677" calcext:value-type="float">
            <text:p>0.02821677</text:p>
          </table:table-cell>
          <table:table-cell office:value-type="float" office:value="0.02418491" calcext:value-type="float">
            <text:p>0.02418491</text:p>
          </table:table-cell>
          <table:table-cell office:value-type="float" office:value="0.01180566" calcext:value-type="float">
            <text:p>0.01180566</text:p>
          </table:table-cell>
          <table:table-cell office:value-type="float" office:value="0.01090307" calcext:value-type="float">
            <text:p>0.01090307</text:p>
          </table:table-cell>
          <table:table-cell office:value-type="float" office:value="0.004681617" calcext:value-type="float">
            <text:p>0.004681617</text:p>
          </table:table-cell>
          <table:table-cell office:value-type="float" office:value="0.005120557" calcext:value-type="float">
            <text:p>0.005120557</text:p>
          </table:table-cell>
          <table:table-cell office:value-type="float" office:value="0.02723549" calcext:value-type="float">
            <text:p>0.02723549</text:p>
          </table:table-cell>
          <table:table-cell office:value-type="float" office:value="0.06968799" calcext:value-type="float">
            <text:p>0.06968799</text:p>
          </table:table-cell>
          <table:table-cell office:value-type="float" office:value="0.1143618" calcext:value-type="float">
            <text:p>0.1143618</text:p>
          </table:table-cell>
          <table:table-cell office:value-type="float" office:value="0.1609009" calcext:value-type="float">
            <text:p>0.1609009</text:p>
          </table:table-cell>
          <table:table-cell office:value-type="float" office:value="0.164129" calcext:value-type="float">
            <text:p>0.164129</text:p>
          </table:table-cell>
          <table:table-cell office:value-type="float" office:value="0.1911434" calcext:value-type="float">
            <text:p>0.1911434</text:p>
          </table:table-cell>
          <table:table-cell office:value-type="float" office:value="0.19431" calcext:value-type="float">
            <text:p>0.19431</text:p>
          </table:table-cell>
          <table:table-cell office:value-type="float" office:value="0" calcext:value-type="float">
            <text:p>0</text:p>
          </table:table-cell>
          <table:table-cell office:value-type="float" office:value="35.06693" calcext:value-type="float">
            <text:p>35.06693</text:p>
          </table:table-cell>
          <table:table-cell office:value-type="float" office:value="31.25956" calcext:value-type="float">
            <text:p>31.25956</text:p>
          </table:table-cell>
          <table:table-cell office:value-type="float" office:value="26.63947" calcext:value-type="float">
            <text:p>26.63947</text:p>
          </table:table-cell>
          <table:table-cell office:value-type="float" office:value="7.505585" calcext:value-type="float">
            <text:p>7.505585</text:p>
          </table:table-cell>
          <table:table-cell office:value-type="float" office:value="5.998431" calcext:value-type="float">
            <text:p>5.998431</text:p>
          </table:table-cell>
          <table:table-cell office:value-type="float" office:value="2.51425" calcext:value-type="float">
            <text:p>2.51425</text:p>
          </table:table-cell>
          <table:table-cell office:value-type="float" office:value="2.570617" calcext:value-type="float">
            <text:p>2.570617</text:p>
          </table:table-cell>
          <table:table-cell office:value-type="float" office:value="5.508986" calcext:value-type="float">
            <text:p>5.508986</text:p>
          </table:table-cell>
          <table:table-cell office:value-type="float" office:value="9.152241" calcext:value-type="float">
            <text:p>9.152241</text:p>
          </table:table-cell>
          <table:table-cell office:value-type="float" office:value="9.779106" calcext:value-type="float">
            <text:p>9.779106</text:p>
          </table:table-cell>
          <table:table-cell office:value-type="float" office:value="10.60501" calcext:value-type="float">
            <text:p>10.60501</text:p>
          </table:table-cell>
          <table:table-cell office:value-type="float" office:value="11.11193" calcext:value-type="float">
            <text:p>11.11193</text:p>
          </table:table-cell>
          <table:table-cell office:value-type="float" office:value="12.28428" calcext:value-type="float">
            <text:p>12.28428</text:p>
          </table:table-cell>
          <table:table-cell office:value-type="float" office:value="12.60981" calcext:value-type="float">
            <text:p>12.60981</text:p>
          </table:table-cell>
          <table:table-cell office:value-type="float" office:value="0" calcext:value-type="float">
            <text:p>0</text:p>
          </table:table-cell>
          <table:table-cell office:value-type="float" office:value="0.007353507" calcext:value-type="float">
            <text:p>0.007353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95023" calcext:value-type="float">
            <text:p>0.539502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6" calcext:value-type="float">
            <text:p>17062006</text:p>
          </table:table-cell>
          <table:table-cell office:value-type="float" office:value="2.913819" calcext:value-type="float">
            <text:p>2.913819</text:p>
          </table:table-cell>
          <table:table-cell office:value-type="float" office:value="135.1538" calcext:value-type="float">
            <text:p>135.1538</text:p>
          </table:table-cell>
          <table:table-cell office:value-type="float" office:value="0" calcext:value-type="float">
            <text:p>0</text:p>
          </table:table-cell>
          <table:table-cell office:value-type="float" office:value="-0.8787709" calcext:value-type="float">
            <text:p>-0.8787709</text:p>
          </table:table-cell>
          <table:table-cell office:value-type="float" office:value="40.97144" calcext:value-type="float">
            <text:p>40.97144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401" calcext:value-type="float">
            <text:p>1163.401</text:p>
          </table:table-cell>
          <table:table-cell office:value-type="float" office:value="1.313099" calcext:value-type="float">
            <text:p>1.313099</text:p>
          </table:table-cell>
          <table:table-cell office:value-type="float" office:value="0" calcext:value-type="float">
            <text:p>0</text:p>
          </table:table-cell>
          <table:table-cell office:value-type="float" office:value="0.02495201" calcext:value-type="float">
            <text:p>0.02495201</text:p>
          </table:table-cell>
          <table:table-cell office:value-type="float" office:value="0.02571722" calcext:value-type="float">
            <text:p>0.02571722</text:p>
          </table:table-cell>
          <table:table-cell office:value-type="float" office:value="0.02279201" calcext:value-type="float">
            <text:p>0.02279201</text:p>
          </table:table-cell>
          <table:table-cell office:value-type="float" office:value="0.01126955" calcext:value-type="float">
            <text:p>0.01126955</text:p>
          </table:table-cell>
          <table:table-cell office:value-type="float" office:value="0.01057294" calcext:value-type="float">
            <text:p>0.01057294</text:p>
          </table:table-cell>
          <table:table-cell office:value-type="float" office:value="0.004631464" calcext:value-type="float">
            <text:p>0.004631464</text:p>
          </table:table-cell>
          <table:table-cell office:value-type="float" office:value="0.005020527" calcext:value-type="float">
            <text:p>0.005020527</text:p>
          </table:table-cell>
          <table:table-cell office:value-type="float" office:value="0.02628332" calcext:value-type="float">
            <text:p>0.02628332</text:p>
          </table:table-cell>
          <table:table-cell office:value-type="float" office:value="0.07151185" calcext:value-type="float">
            <text:p>0.07151185</text:p>
          </table:table-cell>
          <table:table-cell office:value-type="float" office:value="0.1077426" calcext:value-type="float">
            <text:p>0.1077426</text:p>
          </table:table-cell>
          <table:table-cell office:value-type="float" office:value="0.1612123" calcext:value-type="float">
            <text:p>0.1612123</text:p>
          </table:table-cell>
          <table:table-cell office:value-type="float" office:value="0.159075" calcext:value-type="float">
            <text:p>0.159075</text:p>
          </table:table-cell>
          <table:table-cell office:value-type="float" office:value="0.1911602" calcext:value-type="float">
            <text:p>0.1911602</text:p>
          </table:table-cell>
          <table:table-cell office:value-type="float" office:value="0.194325" calcext:value-type="float">
            <text:p>0.194325</text:p>
          </table:table-cell>
          <table:table-cell office:value-type="float" office:value="0" calcext:value-type="float">
            <text:p>0</text:p>
          </table:table-cell>
          <table:table-cell office:value-type="float" office:value="35.01077" calcext:value-type="float">
            <text:p>35.01077</text:p>
          </table:table-cell>
          <table:table-cell office:value-type="float" office:value="31.20648" calcext:value-type="float">
            <text:p>31.20648</text:p>
          </table:table-cell>
          <table:table-cell office:value-type="float" office:value="26.59474" calcext:value-type="float">
            <text:p>26.59474</text:p>
          </table:table-cell>
          <table:table-cell office:value-type="float" office:value="7.493948" calcext:value-type="float">
            <text:p>7.493948</text:p>
          </table:table-cell>
          <table:table-cell office:value-type="float" office:value="5.988756" calcext:value-type="float">
            <text:p>5.988756</text:p>
          </table:table-cell>
          <table:table-cell office:value-type="float" office:value="2.51092" calcext:value-type="float">
            <text:p>2.51092</text:p>
          </table:table-cell>
          <table:table-cell office:value-type="float" office:value="2.56701" calcext:value-type="float">
            <text:p>2.56701</text:p>
          </table:table-cell>
          <table:table-cell office:value-type="float" office:value="5.500047" calcext:value-type="float">
            <text:p>5.500047</text:p>
          </table:table-cell>
          <table:table-cell office:value-type="float" office:value="9.138721" calcext:value-type="float">
            <text:p>9.138721</text:p>
          </table:table-cell>
          <table:table-cell office:value-type="float" office:value="9.771462" calcext:value-type="float">
            <text:p>9.771462</text:p>
          </table:table-cell>
          <table:table-cell office:value-type="float" office:value="10.60565" calcext:value-type="float">
            <text:p>10.60565</text:p>
          </table:table-cell>
          <table:table-cell office:value-type="float" office:value="11.11062" calcext:value-type="float">
            <text:p>11.11062</text:p>
          </table:table-cell>
          <table:table-cell office:value-type="float" office:value="12.2859" calcext:value-type="float">
            <text:p>12.2859</text:p>
          </table:table-cell>
          <table:table-cell office:value-type="float" office:value="12.61126" calcext:value-type="float">
            <text:p>12.61126</text:p>
          </table:table-cell>
          <table:table-cell office:value-type="float" office:value="0" calcext:value-type="float">
            <text:p>0</text:p>
          </table:table-cell>
          <table:table-cell office:value-type="float" office:value="0.02158277" calcext:value-type="float">
            <text:p>0.02158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82977" calcext:value-type="float">
            <text:p>0.548297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6" calcext:value-type="float">
            <text:p>18062006</text:p>
          </table:table-cell>
          <table:table-cell office:value-type="float" office:value="2.908158" calcext:value-type="float">
            <text:p>2.908158</text:p>
          </table:table-cell>
          <table:table-cell office:value-type="float" office:value="135.1495" calcext:value-type="float">
            <text:p>135.1495</text:p>
          </table:table-cell>
          <table:table-cell office:value-type="float" office:value="0" calcext:value-type="float">
            <text:p>0</text:p>
          </table:table-cell>
          <table:table-cell office:value-type="float" office:value="-0.9289078" calcext:value-type="float">
            <text:p>-0.9289078</text:p>
          </table:table-cell>
          <table:table-cell office:value-type="float" office:value="40.95068" calcext:value-type="float">
            <text:p>40.95068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38" calcext:value-type="float">
            <text:p>1163.38</text:p>
          </table:table-cell>
          <table:table-cell office:value-type="float" office:value="1.303317" calcext:value-type="float">
            <text:p>1.303317</text:p>
          </table:table-cell>
          <table:table-cell office:value-type="float" office:value="0" calcext:value-type="float">
            <text:p>0</text:p>
          </table:table-cell>
          <table:table-cell office:value-type="float" office:value="0.02989671" calcext:value-type="float">
            <text:p>0.02989671</text:p>
          </table:table-cell>
          <table:table-cell office:value-type="float" office:value="0.02757644" calcext:value-type="float">
            <text:p>0.02757644</text:p>
          </table:table-cell>
          <table:table-cell office:value-type="float" office:value="0.02398797" calcext:value-type="float">
            <text:p>0.02398797</text:p>
          </table:table-cell>
          <table:table-cell office:value-type="float" office:value="0.01204517" calcext:value-type="float">
            <text:p>0.01204517</text:p>
          </table:table-cell>
          <table:table-cell office:value-type="float" office:value="0.01134604" calcext:value-type="float">
            <text:p>0.01134604</text:p>
          </table:table-cell>
          <table:table-cell office:value-type="float" office:value="0.004711912" calcext:value-type="float">
            <text:p>0.004711912</text:p>
          </table:table-cell>
          <table:table-cell office:value-type="float" office:value="0.004927431" calcext:value-type="float">
            <text:p>0.004927431</text:p>
          </table:table-cell>
          <table:table-cell office:value-type="float" office:value="0.02532878" calcext:value-type="float">
            <text:p>0.02532878</text:p>
          </table:table-cell>
          <table:table-cell office:value-type="float" office:value="0.07435308" calcext:value-type="float">
            <text:p>0.07435308</text:p>
          </table:table-cell>
          <table:table-cell office:value-type="float" office:value="0.1002387" calcext:value-type="float">
            <text:p>0.1002387</text:p>
          </table:table-cell>
          <table:table-cell office:value-type="float" office:value="0.1608938" calcext:value-type="float">
            <text:p>0.1608938</text:p>
          </table:table-cell>
          <table:table-cell office:value-type="float" office:value="0.1550908" calcext:value-type="float">
            <text:p>0.1550908</text:p>
          </table:table-cell>
          <table:table-cell office:value-type="float" office:value="0.1911779" calcext:value-type="float">
            <text:p>0.1911779</text:p>
          </table:table-cell>
          <table:table-cell office:value-type="float" office:value="0.1943399" calcext:value-type="float">
            <text:p>0.1943399</text:p>
          </table:table-cell>
          <table:table-cell office:value-type="float" office:value="0" calcext:value-type="float">
            <text:p>0</text:p>
          </table:table-cell>
          <table:table-cell office:value-type="float" office:value="34.97375" calcext:value-type="float">
            <text:p>34.97375</text:p>
          </table:table-cell>
          <table:table-cell office:value-type="float" office:value="31.15456" calcext:value-type="float">
            <text:p>31.15456</text:p>
          </table:table-cell>
          <table:table-cell office:value-type="float" office:value="26.55043" calcext:value-type="float">
            <text:p>26.55043</text:p>
          </table:table-cell>
          <table:table-cell office:value-type="float" office:value="7.48263" calcext:value-type="float">
            <text:p>7.48263</text:p>
          </table:table-cell>
          <table:table-cell office:value-type="float" office:value="5.979467" calcext:value-type="float">
            <text:p>5.979467</text:p>
          </table:table-cell>
          <table:table-cell office:value-type="float" office:value="2.507662" calcext:value-type="float">
            <text:p>2.507662</text:p>
          </table:table-cell>
          <table:table-cell office:value-type="float" office:value="2.563453" calcext:value-type="float">
            <text:p>2.563453</text:p>
          </table:table-cell>
          <table:table-cell office:value-type="float" office:value="5.490934" calcext:value-type="float">
            <text:p>5.490934</text:p>
          </table:table-cell>
          <table:table-cell office:value-type="float" office:value="9.12569" calcext:value-type="float">
            <text:p>9.12569</text:p>
          </table:table-cell>
          <table:table-cell office:value-type="float" office:value="9.762244" calcext:value-type="float">
            <text:p>9.762244</text:p>
          </table:table-cell>
          <table:table-cell office:value-type="float" office:value="10.60622" calcext:value-type="float">
            <text:p>10.60622</text:p>
          </table:table-cell>
          <table:table-cell office:value-type="float" office:value="11.10825" calcext:value-type="float">
            <text:p>11.10825</text:p>
          </table:table-cell>
          <table:table-cell office:value-type="float" office:value="12.28753" calcext:value-type="float">
            <text:p>12.28753</text:p>
          </table:table-cell>
          <table:table-cell office:value-type="float" office:value="12.61271" calcext:value-type="float">
            <text:p>12.61271</text:p>
          </table:table-cell>
          <table:table-cell office:value-type="float" office:value="0" calcext:value-type="float">
            <text:p>0</text:p>
          </table:table-cell>
          <table:table-cell office:value-type="float" office:value="0.7536561" calcext:value-type="float">
            <text:p>0.7536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0312" calcext:value-type="float">
            <text:p>0.55903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6" calcext:value-type="float">
            <text:p>19062006</text:p>
          </table:table-cell>
          <table:table-cell office:value-type="float" office:value="2.90282" calcext:value-type="float">
            <text:p>2.90282</text:p>
          </table:table-cell>
          <table:table-cell office:value-type="float" office:value="135.1448" calcext:value-type="float">
            <text:p>135.1448</text:p>
          </table:table-cell>
          <table:table-cell office:value-type="float" office:value="0" calcext:value-type="float">
            <text:p>0</text:p>
          </table:table-cell>
          <table:table-cell office:value-type="float" office:value="-0.9790788" calcext:value-type="float">
            <text:p>-0.9790788</text:p>
          </table:table-cell>
          <table:table-cell office:value-type="float" office:value="40.9294" calcext:value-type="float">
            <text:p>40.9294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36" calcext:value-type="float">
            <text:p>1163.36</text:p>
          </table:table-cell>
          <table:table-cell office:value-type="float" office:value="1.293319" calcext:value-type="float">
            <text:p>1.293319</text:p>
          </table:table-cell>
          <table:table-cell office:value-type="float" office:value="0" calcext:value-type="float">
            <text:p>0</text:p>
          </table:table-cell>
          <table:table-cell office:value-type="float" office:value="0.03175444" calcext:value-type="float">
            <text:p>0.03175444</text:p>
          </table:table-cell>
          <table:table-cell office:value-type="float" office:value="0.02790608" calcext:value-type="float">
            <text:p>0.02790608</text:p>
          </table:table-cell>
          <table:table-cell office:value-type="float" office:value="0.02412001" calcext:value-type="float">
            <text:p>0.02412001</text:p>
          </table:table-cell>
          <table:table-cell office:value-type="float" office:value="0.01227993" calcext:value-type="float">
            <text:p>0.01227993</text:p>
          </table:table-cell>
          <table:table-cell office:value-type="float" office:value="0.01175304" calcext:value-type="float">
            <text:p>0.01175304</text:p>
          </table:table-cell>
          <table:table-cell office:value-type="float" office:value="0.004805388" calcext:value-type="float">
            <text:p>0.004805388</text:p>
          </table:table-cell>
          <table:table-cell office:value-type="float" office:value="0.004850296" calcext:value-type="float">
            <text:p>0.004850296</text:p>
          </table:table-cell>
          <table:table-cell office:value-type="float" office:value="0.02469002" calcext:value-type="float">
            <text:p>0.02469002</text:p>
          </table:table-cell>
          <table:table-cell office:value-type="float" office:value="0.08163553" calcext:value-type="float">
            <text:p>0.08163553</text:p>
          </table:table-cell>
          <table:table-cell office:value-type="float" office:value="0.09397805" calcext:value-type="float">
            <text:p>0.09397805</text:p>
          </table:table-cell>
          <table:table-cell office:value-type="float" office:value="0.1608123" calcext:value-type="float">
            <text:p>0.1608123</text:p>
          </table:table-cell>
          <table:table-cell office:value-type="float" office:value="0.1530701" calcext:value-type="float">
            <text:p>0.1530701</text:p>
          </table:table-cell>
          <table:table-cell office:value-type="float" office:value="0.1911963" calcext:value-type="float">
            <text:p>0.1911963</text:p>
          </table:table-cell>
          <table:table-cell office:value-type="float" office:value="0.1943549" calcext:value-type="float">
            <text:p>0.1943549</text:p>
          </table:table-cell>
          <table:table-cell office:value-type="float" office:value="0" calcext:value-type="float">
            <text:p>0</text:p>
          </table:table-cell>
          <table:table-cell office:value-type="float" office:value="34.93963" calcext:value-type="float">
            <text:p>34.93963</text:p>
          </table:table-cell>
          <table:table-cell office:value-type="float" office:value="31.10371" calcext:value-type="float">
            <text:p>31.10371</text:p>
          </table:table-cell>
          <table:table-cell office:value-type="float" office:value="26.50674" calcext:value-type="float">
            <text:p>26.50674</text:p>
          </table:table-cell>
          <table:table-cell office:value-type="float" office:value="7.471732" calcext:value-type="float">
            <text:p>7.471732</text:p>
          </table:table-cell>
          <table:table-cell office:value-type="float" office:value="5.970667" calcext:value-type="float">
            <text:p>5.970667</text:p>
          </table:table-cell>
          <table:table-cell office:value-type="float" office:value="2.504502" calcext:value-type="float">
            <text:p>2.504502</text:p>
          </table:table-cell>
          <table:table-cell office:value-type="float" office:value="2.559965" calcext:value-type="float">
            <text:p>2.559965</text:p>
          </table:table-cell>
          <table:table-cell office:value-type="float" office:value="5.481737" calcext:value-type="float">
            <text:p>5.481737</text:p>
          </table:table-cell>
          <table:table-cell office:value-type="float" office:value="9.113907" calcext:value-type="float">
            <text:p>9.113907</text:p>
          </table:table-cell>
          <table:table-cell office:value-type="float" office:value="9.751584" calcext:value-type="float">
            <text:p>9.751584</text:p>
          </table:table-cell>
          <table:table-cell office:value-type="float" office:value="10.60679" calcext:value-type="float">
            <text:p>10.60679</text:p>
          </table:table-cell>
          <table:table-cell office:value-type="float" office:value="11.10515" calcext:value-type="float">
            <text:p>11.10515</text:p>
          </table:table-cell>
          <table:table-cell office:value-type="float" office:value="12.28916" calcext:value-type="float">
            <text:p>12.28916</text:p>
          </table:table-cell>
          <table:table-cell office:value-type="float" office:value="12.61416" calcext:value-type="float">
            <text:p>12.61416</text:p>
          </table:table-cell>
          <table:table-cell office:value-type="float" office:value="0" calcext:value-type="float">
            <text:p>0</text:p>
          </table:table-cell>
          <table:table-cell office:value-type="float" office:value="0.9653047" calcext:value-type="float">
            <text:p>0.9653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99263" calcext:value-type="float">
            <text:p>0.569926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6" calcext:value-type="float">
            <text:p>20062006</text:p>
          </table:table-cell>
          <table:table-cell office:value-type="float" office:value="2.897666" calcext:value-type="float">
            <text:p>2.897666</text:p>
          </table:table-cell>
          <table:table-cell office:value-type="float" office:value="135.1398" calcext:value-type="float">
            <text:p>135.1398</text:p>
          </table:table-cell>
          <table:table-cell office:value-type="float" office:value="0" calcext:value-type="float">
            <text:p>0</text:p>
          </table:table-cell>
          <table:table-cell office:value-type="float" office:value="-1.028666" calcext:value-type="float">
            <text:p>-1.028666</text:p>
          </table:table-cell>
          <table:table-cell office:value-type="float" office:value="40.90826" calcext:value-type="float">
            <text:p>40.90826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339" calcext:value-type="float">
            <text:p>1163.339</text:p>
          </table:table-cell>
          <table:table-cell office:value-type="float" office:value="1.282682" calcext:value-type="float">
            <text:p>1.282682</text:p>
          </table:table-cell>
          <table:table-cell office:value-type="float" office:value="0" calcext:value-type="float">
            <text:p>0</text:p>
          </table:table-cell>
          <table:table-cell office:value-type="float" office:value="0.03430456" calcext:value-type="float">
            <text:p>0.03430456</text:p>
          </table:table-cell>
          <table:table-cell office:value-type="float" office:value="0.02897039" calcext:value-type="float">
            <text:p>0.02897039</text:p>
          </table:table-cell>
          <table:table-cell office:value-type="float" office:value="0.02498422" calcext:value-type="float">
            <text:p>0.02498422</text:p>
          </table:table-cell>
          <table:table-cell office:value-type="float" office:value="0.01283944" calcext:value-type="float">
            <text:p>0.01283944</text:p>
          </table:table-cell>
          <table:table-cell office:value-type="float" office:value="0.012424" calcext:value-type="float">
            <text:p>0.012424</text:p>
          </table:table-cell>
          <table:table-cell office:value-type="float" office:value="0.00495884" calcext:value-type="float">
            <text:p>0.00495884</text:p>
          </table:table-cell>
          <table:table-cell office:value-type="float" office:value="0.004799516" calcext:value-type="float">
            <text:p>0.004799516</text:p>
          </table:table-cell>
          <table:table-cell office:value-type="float" office:value="0.02420088" calcext:value-type="float">
            <text:p>0.02420088</text:p>
          </table:table-cell>
          <table:table-cell office:value-type="float" office:value="0.08446149" calcext:value-type="float">
            <text:p>0.08446149</text:p>
          </table:table-cell>
          <table:table-cell office:value-type="float" office:value="0.08924769" calcext:value-type="float">
            <text:p>0.08924769</text:p>
          </table:table-cell>
          <table:table-cell office:value-type="float" office:value="0.1609442" calcext:value-type="float">
            <text:p>0.1609442</text:p>
          </table:table-cell>
          <table:table-cell office:value-type="float" office:value="0.1566571" calcext:value-type="float">
            <text:p>0.1566571</text:p>
          </table:table-cell>
          <table:table-cell office:value-type="float" office:value="0.1912154" calcext:value-type="float">
            <text:p>0.1912154</text:p>
          </table:table-cell>
          <table:table-cell office:value-type="float" office:value="0.1943699" calcext:value-type="float">
            <text:p>0.1943699</text:p>
          </table:table-cell>
          <table:table-cell office:value-type="float" office:value="0" calcext:value-type="float">
            <text:p>0</text:p>
          </table:table-cell>
          <table:table-cell office:value-type="float" office:value="34.90742" calcext:value-type="float">
            <text:p>34.90742</text:p>
          </table:table-cell>
          <table:table-cell office:value-type="float" office:value="31.05336" calcext:value-type="float">
            <text:p>31.05336</text:p>
          </table:table-cell>
          <table:table-cell office:value-type="float" office:value="26.46371" calcext:value-type="float">
            <text:p>26.46371</text:p>
          </table:table-cell>
          <table:table-cell office:value-type="float" office:value="7.461154" calcext:value-type="float">
            <text:p>7.461154</text:p>
          </table:table-cell>
          <table:table-cell office:value-type="float" office:value="5.962265" calcext:value-type="float">
            <text:p>5.962265</text:p>
          </table:table-cell>
          <table:table-cell office:value-type="float" office:value="2.501453" calcext:value-type="float">
            <text:p>2.501453</text:p>
          </table:table-cell>
          <table:table-cell office:value-type="float" office:value="2.556557" calcext:value-type="float">
            <text:p>2.556557</text:p>
          </table:table-cell>
          <table:table-cell office:value-type="float" office:value="5.472509" calcext:value-type="float">
            <text:p>5.472509</text:p>
          </table:table-cell>
          <table:table-cell office:value-type="float" office:value="9.103274" calcext:value-type="float">
            <text:p>9.103274</text:p>
          </table:table-cell>
          <table:table-cell office:value-type="float" office:value="9.739771" calcext:value-type="float">
            <text:p>9.739771</text:p>
          </table:table-cell>
          <table:table-cell office:value-type="float" office:value="10.60735" calcext:value-type="float">
            <text:p>10.60735</text:p>
          </table:table-cell>
          <table:table-cell office:value-type="float" office:value="11.10231" calcext:value-type="float">
            <text:p>11.10231</text:p>
          </table:table-cell>
          <table:table-cell office:value-type="float" office:value="12.29079" calcext:value-type="float">
            <text:p>12.29079</text:p>
          </table:table-cell>
          <table:table-cell office:value-type="float" office:value="12.61561" calcext:value-type="float">
            <text:p>12.61561</text:p>
          </table:table-cell>
          <table:table-cell office:value-type="float" office:value="0" calcext:value-type="float">
            <text:p>0</text:p>
          </table:table-cell>
          <table:table-cell office:value-type="float" office:value="1.005006" calcext:value-type="float">
            <text:p>1.005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13332" calcext:value-type="float">
            <text:p>0.581333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6" calcext:value-type="float">
            <text:p>21062006</text:p>
          </table:table-cell>
          <table:table-cell office:value-type="float" office:value="2.893071" calcext:value-type="float">
            <text:p>2.893071</text:p>
          </table:table-cell>
          <table:table-cell office:value-type="float" office:value="135.1346" calcext:value-type="float">
            <text:p>135.1346</text:p>
          </table:table-cell>
          <table:table-cell office:value-type="float" office:value="0" calcext:value-type="float">
            <text:p>0</text:p>
          </table:table-cell>
          <table:table-cell office:value-type="float" office:value="-1.077184" calcext:value-type="float">
            <text:p>-1.077184</text:p>
          </table:table-cell>
          <table:table-cell office:value-type="float" office:value="40.88765" calcext:value-type="float">
            <text:p>40.88765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318" calcext:value-type="float">
            <text:p>1163.318</text:p>
          </table:table-cell>
          <table:table-cell office:value-type="float" office:value="1.27313" calcext:value-type="float">
            <text:p>1.27313</text:p>
          </table:table-cell>
          <table:table-cell office:value-type="float" office:value="0" calcext:value-type="float">
            <text:p>0</text:p>
          </table:table-cell>
          <table:table-cell office:value-type="float" office:value="0.03232073" calcext:value-type="float">
            <text:p>0.03232073</text:p>
          </table:table-cell>
          <table:table-cell office:value-type="float" office:value="0.02789986" calcext:value-type="float">
            <text:p>0.02789986</text:p>
          </table:table-cell>
          <table:table-cell office:value-type="float" office:value="0.02417718" calcext:value-type="float">
            <text:p>0.02417718</text:p>
          </table:table-cell>
          <table:table-cell office:value-type="float" office:value="0.0125068" calcext:value-type="float">
            <text:p>0.0125068</text:p>
          </table:table-cell>
          <table:table-cell office:value-type="float" office:value="0.01228472" calcext:value-type="float">
            <text:p>0.01228472</text:p>
          </table:table-cell>
          <table:table-cell office:value-type="float" office:value="0.005028576" calcext:value-type="float">
            <text:p>0.005028576</text:p>
          </table:table-cell>
          <table:table-cell office:value-type="float" office:value="0.004761359" calcext:value-type="float">
            <text:p>0.004761359</text:p>
          </table:table-cell>
          <table:table-cell office:value-type="float" office:value="0.02373146" calcext:value-type="float">
            <text:p>0.02373146</text:p>
          </table:table-cell>
          <table:table-cell office:value-type="float" office:value="0.08510916" calcext:value-type="float">
            <text:p>0.08510916</text:p>
          </table:table-cell>
          <table:table-cell office:value-type="float" office:value="0.08589706" calcext:value-type="float">
            <text:p>0.08589706</text:p>
          </table:table-cell>
          <table:table-cell office:value-type="float" office:value="0.1611616" calcext:value-type="float">
            <text:p>0.1611616</text:p>
          </table:table-cell>
          <table:table-cell office:value-type="float" office:value="0.1622818" calcext:value-type="float">
            <text:p>0.1622818</text:p>
          </table:table-cell>
          <table:table-cell office:value-type="float" office:value="0.1912337" calcext:value-type="float">
            <text:p>0.1912337</text:p>
          </table:table-cell>
          <table:table-cell office:value-type="float" office:value="0.1943848" calcext:value-type="float">
            <text:p>0.1943848</text:p>
          </table:table-cell>
          <table:table-cell office:value-type="float" office:value="0" calcext:value-type="float">
            <text:p>0</text:p>
          </table:table-cell>
          <table:table-cell office:value-type="float" office:value="34.87555" calcext:value-type="float">
            <text:p>34.87555</text:p>
          </table:table-cell>
          <table:table-cell office:value-type="float" office:value="31.00317" calcext:value-type="float">
            <text:p>31.00317</text:p>
          </table:table-cell>
          <table:table-cell office:value-type="float" office:value="26.42089" calcext:value-type="float">
            <text:p>26.42089</text:p>
          </table:table-cell>
          <table:table-cell office:value-type="float" office:value="7.450747" calcext:value-type="float">
            <text:p>7.450747</text:p>
          </table:table-cell>
          <table:table-cell office:value-type="float" office:value="5.954119" calcext:value-type="float">
            <text:p>5.954119</text:p>
          </table:table-cell>
          <table:table-cell office:value-type="float" office:value="2.498512" calcext:value-type="float">
            <text:p>2.498512</text:p>
          </table:table-cell>
          <table:table-cell office:value-type="float" office:value="2.553239" calcext:value-type="float">
            <text:p>2.553239</text:p>
          </table:table-cell>
          <table:table-cell office:value-type="float" office:value="5.46327" calcext:value-type="float">
            <text:p>5.46327</text:p>
          </table:table-cell>
          <table:table-cell office:value-type="float" office:value="9.09303" calcext:value-type="float">
            <text:p>9.09303</text:p>
          </table:table-cell>
          <table:table-cell office:value-type="float" office:value="9.727192" calcext:value-type="float">
            <text:p>9.727192</text:p>
          </table:table-cell>
          <table:table-cell office:value-type="float" office:value="10.60792" calcext:value-type="float">
            <text:p>10.60792</text:p>
          </table:table-cell>
          <table:table-cell office:value-type="float" office:value="11.10074" calcext:value-type="float">
            <text:p>11.10074</text:p>
          </table:table-cell>
          <table:table-cell office:value-type="float" office:value="12.29242" calcext:value-type="float">
            <text:p>12.29242</text:p>
          </table:table-cell>
          <table:table-cell office:value-type="float" office:value="12.61706" calcext:value-type="float">
            <text:p>12.61706</text:p>
          </table:table-cell>
          <table:table-cell office:value-type="float" office:value="0" calcext:value-type="float">
            <text:p>0</text:p>
          </table:table-cell>
          <table:table-cell office:value-type="float" office:value="0.811118" calcext:value-type="float">
            <text:p>0.811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22745" calcext:value-type="float">
            <text:p>0.592274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6" calcext:value-type="float">
            <text:p>22062006</text:p>
          </table:table-cell>
          <table:table-cell office:value-type="float" office:value="2.889008" calcext:value-type="float">
            <text:p>2.889008</text:p>
          </table:table-cell>
          <table:table-cell office:value-type="float" office:value="135.1296" calcext:value-type="float">
            <text:p>135.1296</text:p>
          </table:table-cell>
          <table:table-cell office:value-type="float" office:value="0" calcext:value-type="float">
            <text:p>0</text:p>
          </table:table-cell>
          <table:table-cell office:value-type="float" office:value="-1.125297" calcext:value-type="float">
            <text:p>-1.125297</text:p>
          </table:table-cell>
          <table:table-cell office:value-type="float" office:value="40.86736" calcext:value-type="float">
            <text:p>40.86736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298" calcext:value-type="float">
            <text:p>1163.298</text:p>
          </table:table-cell>
          <table:table-cell office:value-type="float" office:value="1.264587" calcext:value-type="float">
            <text:p>1.264587</text:p>
          </table:table-cell>
          <table:table-cell office:value-type="float" office:value="0" calcext:value-type="float">
            <text:p>0</text:p>
          </table:table-cell>
          <table:table-cell office:value-type="float" office:value="0.04565559" calcext:value-type="float">
            <text:p>0.04565559</text:p>
          </table:table-cell>
          <table:table-cell office:value-type="float" office:value="0.02796793" calcext:value-type="float">
            <text:p>0.02796793</text:p>
          </table:table-cell>
          <table:table-cell office:value-type="float" office:value="0.02362424" calcext:value-type="float">
            <text:p>0.02362424</text:p>
          </table:table-cell>
          <table:table-cell office:value-type="float" office:value="0.01218308" calcext:value-type="float">
            <text:p>0.01218308</text:p>
          </table:table-cell>
          <table:table-cell office:value-type="float" office:value="0.01203184" calcext:value-type="float">
            <text:p>0.01203184</text:p>
          </table:table-cell>
          <table:table-cell office:value-type="float" office:value="0.005061419" calcext:value-type="float">
            <text:p>0.005061419</text:p>
          </table:table-cell>
          <table:table-cell office:value-type="float" office:value="0.004736106" calcext:value-type="float">
            <text:p>0.004736106</text:p>
          </table:table-cell>
          <table:table-cell office:value-type="float" office:value="0.02313607" calcext:value-type="float">
            <text:p>0.02313607</text:p>
          </table:table-cell>
          <table:table-cell office:value-type="float" office:value="0.08412411" calcext:value-type="float">
            <text:p>0.08412411</text:p>
          </table:table-cell>
          <table:table-cell office:value-type="float" office:value="0.08243269" calcext:value-type="float">
            <text:p>0.08243269</text:p>
          </table:table-cell>
          <table:table-cell office:value-type="float" office:value="0.1611785" calcext:value-type="float">
            <text:p>0.1611785</text:p>
          </table:table-cell>
          <table:table-cell office:value-type="float" office:value="0.1662151" calcext:value-type="float">
            <text:p>0.1662151</text:p>
          </table:table-cell>
          <table:table-cell office:value-type="float" office:value="0.1912511" calcext:value-type="float">
            <text:p>0.1912511</text:p>
          </table:table-cell>
          <table:table-cell office:value-type="float" office:value="0.1943998" calcext:value-type="float">
            <text:p>0.1943998</text:p>
          </table:table-cell>
          <table:table-cell office:value-type="float" office:value="0" calcext:value-type="float">
            <text:p>0</text:p>
          </table:table-cell>
          <table:table-cell office:value-type="float" office:value="34.84331" calcext:value-type="float">
            <text:p>34.84331</text:p>
          </table:table-cell>
          <table:table-cell office:value-type="float" office:value="30.95308" calcext:value-type="float">
            <text:p>30.95308</text:p>
          </table:table-cell>
          <table:table-cell office:value-type="float" office:value="26.37802" calcext:value-type="float">
            <text:p>26.37802</text:p>
          </table:table-cell>
          <table:table-cell office:value-type="float" office:value="7.440324" calcext:value-type="float">
            <text:p>7.440324</text:p>
          </table:table-cell>
          <table:table-cell office:value-type="float" office:value="5.946027" calcext:value-type="float">
            <text:p>5.946027</text:p>
          </table:table-cell>
          <table:table-cell office:value-type="float" office:value="2.495658" calcext:value-type="float">
            <text:p>2.495658</text:p>
          </table:table-cell>
          <table:table-cell office:value-type="float" office:value="2.550015" calcext:value-type="float">
            <text:p>2.550015</text:p>
          </table:table-cell>
          <table:table-cell office:value-type="float" office:value="5.454007" calcext:value-type="float">
            <text:p>5.454007</text:p>
          </table:table-cell>
          <table:table-cell office:value-type="float" office:value="9.082802" calcext:value-type="float">
            <text:p>9.082802</text:p>
          </table:table-cell>
          <table:table-cell office:value-type="float" office:value="9.713948" calcext:value-type="float">
            <text:p>9.713948</text:p>
          </table:table-cell>
          <table:table-cell office:value-type="float" office:value="10.60852" calcext:value-type="float">
            <text:p>10.60852</text:p>
          </table:table-cell>
          <table:table-cell office:value-type="float" office:value="11.10036" calcext:value-type="float">
            <text:p>11.10036</text:p>
          </table:table-cell>
          <table:table-cell office:value-type="float" office:value="12.29405" calcext:value-type="float">
            <text:p>12.29405</text:p>
          </table:table-cell>
          <table:table-cell office:value-type="float" office:value="12.6185" calcext:value-type="float">
            <text:p>12.6185</text:p>
          </table:table-cell>
          <table:table-cell office:value-type="float" office:value="0" calcext:value-type="float">
            <text:p>0</text:p>
          </table:table-cell>
          <table:table-cell office:value-type="float" office:value="0.6769508" calcext:value-type="float">
            <text:p>0.6769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25785" calcext:value-type="float">
            <text:p>0.602578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6" calcext:value-type="float">
            <text:p>23062006</text:p>
          </table:table-cell>
          <table:table-cell office:value-type="float" office:value="2.886347" calcext:value-type="float">
            <text:p>2.886347</text:p>
          </table:table-cell>
          <table:table-cell office:value-type="float" office:value="135.1255" calcext:value-type="float">
            <text:p>135.1255</text:p>
          </table:table-cell>
          <table:table-cell office:value-type="float" office:value="0" calcext:value-type="float">
            <text:p>0</text:p>
          </table:table-cell>
          <table:table-cell office:value-type="float" office:value="-1.174877" calcext:value-type="float">
            <text:p>-1.174877</text:p>
          </table:table-cell>
          <table:table-cell office:value-type="float" office:value="40.84616" calcext:value-type="float">
            <text:p>40.84616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277" calcext:value-type="float">
            <text:p>1163.277</text:p>
          </table:table-cell>
          <table:table-cell office:value-type="float" office:value="1.263662" calcext:value-type="float">
            <text:p>1.263662</text:p>
          </table:table-cell>
          <table:table-cell office:value-type="float" office:value="0" calcext:value-type="float">
            <text:p>0</text:p>
          </table:table-cell>
          <table:table-cell office:value-type="float" office:value="0.01858765" calcext:value-type="float">
            <text:p>0.01858765</text:p>
          </table:table-cell>
          <table:table-cell office:value-type="float" office:value="0.02623975" calcext:value-type="float">
            <text:p>0.02623975</text:p>
          </table:table-cell>
          <table:table-cell office:value-type="float" office:value="0.02192204" calcext:value-type="float">
            <text:p>0.02192204</text:p>
          </table:table-cell>
          <table:table-cell office:value-type="float" office:value="0.01120094" calcext:value-type="float">
            <text:p>0.01120094</text:p>
          </table:table-cell>
          <table:table-cell office:value-type="float" office:value="0.01114759" calcext:value-type="float">
            <text:p>0.01114759</text:p>
          </table:table-cell>
          <table:table-cell office:value-type="float" office:value="0.004988603" calcext:value-type="float">
            <text:p>0.004988603</text:p>
          </table:table-cell>
          <table:table-cell office:value-type="float" office:value="0.004694955" calcext:value-type="float">
            <text:p>0.004694955</text:p>
          </table:table-cell>
          <table:table-cell office:value-type="float" office:value="0.02244312" calcext:value-type="float">
            <text:p>0.02244312</text:p>
          </table:table-cell>
          <table:table-cell office:value-type="float" office:value="0.0822223" calcext:value-type="float">
            <text:p>0.0822223</text:p>
          </table:table-cell>
          <table:table-cell office:value-type="float" office:value="0.07974188" calcext:value-type="float">
            <text:p>0.07974188</text:p>
          </table:table-cell>
          <table:table-cell office:value-type="float" office:value="0.1524654" calcext:value-type="float">
            <text:p>0.1524654</text:p>
          </table:table-cell>
          <table:table-cell office:value-type="float" office:value="0.1679554" calcext:value-type="float">
            <text:p>0.1679554</text:p>
          </table:table-cell>
          <table:table-cell office:value-type="float" office:value="0.1912688" calcext:value-type="float">
            <text:p>0.1912688</text:p>
          </table:table-cell>
          <table:table-cell office:value-type="float" office:value="0.1944148" calcext:value-type="float">
            <text:p>0.1944148</text:p>
          </table:table-cell>
          <table:table-cell office:value-type="float" office:value="0" calcext:value-type="float">
            <text:p>0</text:p>
          </table:table-cell>
          <table:table-cell office:value-type="float" office:value="34.77251" calcext:value-type="float">
            <text:p>34.77251</text:p>
          </table:table-cell>
          <table:table-cell office:value-type="float" office:value="30.9021" calcext:value-type="float">
            <text:p>30.9021</text:p>
          </table:table-cell>
          <table:table-cell office:value-type="float" office:value="26.33496" calcext:value-type="float">
            <text:p>26.33496</text:p>
          </table:table-cell>
          <table:table-cell office:value-type="float" office:value="7.42977" calcext:value-type="float">
            <text:p>7.42977</text:p>
          </table:table-cell>
          <table:table-cell office:value-type="float" office:value="5.937869" calcext:value-type="float">
            <text:p>5.937869</text:p>
          </table:table-cell>
          <table:table-cell office:value-type="float" office:value="2.492874" calcext:value-type="float">
            <text:p>2.492874</text:p>
          </table:table-cell>
          <table:table-cell office:value-type="float" office:value="2.546876" calcext:value-type="float">
            <text:p>2.546876</text:p>
          </table:table-cell>
          <table:table-cell office:value-type="float" office:value="5.444707" calcext:value-type="float">
            <text:p>5.444707</text:p>
          </table:table-cell>
          <table:table-cell office:value-type="float" office:value="9.072329" calcext:value-type="float">
            <text:p>9.072329</text:p>
          </table:table-cell>
          <table:table-cell office:value-type="float" office:value="9.700091" calcext:value-type="float">
            <text:p>9.700091</text:p>
          </table:table-cell>
          <table:table-cell office:value-type="float" office:value="10.60822" calcext:value-type="float">
            <text:p>10.60822</text:p>
          </table:table-cell>
          <table:table-cell office:value-type="float" office:value="11.1006" calcext:value-type="float">
            <text:p>11.1006</text:p>
          </table:table-cell>
          <table:table-cell office:value-type="float" office:value="12.29567" calcext:value-type="float">
            <text:p>12.29567</text:p>
          </table:table-cell>
          <table:table-cell office:value-type="float" office:value="12.61995" calcext:value-type="float">
            <text:p>12.61995</text:p>
          </table:table-cell>
          <table:table-cell office:value-type="float" office:value="0" calcext:value-type="float">
            <text:p>0</text:p>
          </table:table-cell>
          <table:table-cell office:value-type="float" office:value="0.008955566" calcext:value-type="float">
            <text:p>0.008955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05717" calcext:value-type="float">
            <text:p>0.610571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6" calcext:value-type="float">
            <text:p>24062006</text:p>
          </table:table-cell>
          <table:table-cell office:value-type="float" office:value="2.883781" calcext:value-type="float">
            <text:p>2.883781</text:p>
          </table:table-cell>
          <table:table-cell office:value-type="float" office:value="135.1218" calcext:value-type="float">
            <text:p>135.1218</text:p>
          </table:table-cell>
          <table:table-cell office:value-type="float" office:value="0" calcext:value-type="float">
            <text:p>0</text:p>
          </table:table-cell>
          <table:table-cell office:value-type="float" office:value="-1.225495" calcext:value-type="float">
            <text:p>-1.225495</text:p>
          </table:table-cell>
          <table:table-cell office:value-type="float" office:value="40.8236" calcext:value-type="float">
            <text:p>40.8236</text:p>
          </table:table-cell>
          <table:table-cell office:value-type="float" office:value="0.002916076" calcext:value-type="float">
            <text:p>0.002916076</text:p>
          </table:table-cell>
          <table:table-cell office:value-type="float" office:value="0.000001329585" calcext:value-type="float">
            <text:p>1.329585E-06</text:p>
          </table:table-cell>
          <table:table-cell office:value-type="float" office:value="0.005864872" calcext:value-type="float">
            <text:p>0.005864872</text:p>
          </table:table-cell>
          <table:table-cell office:value-type="float" office:value="-0.003042103" calcext:value-type="float">
            <text:p>-0.003042103</text:p>
          </table:table-cell>
          <table:table-cell office:value-type="float" office:value="1163.257" calcext:value-type="float">
            <text:p>1163.257</text:p>
          </table:table-cell>
          <table:table-cell office:value-type="float" office:value="1.26326" calcext:value-type="float">
            <text:p>1.26326</text:p>
          </table:table-cell>
          <table:table-cell office:value-type="float" office:value="0" calcext:value-type="float">
            <text:p>0</text:p>
          </table:table-cell>
          <table:table-cell office:value-type="float" office:value="0.0149029" calcext:value-type="float">
            <text:p>0.0149029</text:p>
          </table:table-cell>
          <table:table-cell office:value-type="float" office:value="0.02428823" calcext:value-type="float">
            <text:p>0.02428823</text:p>
          </table:table-cell>
          <table:table-cell office:value-type="float" office:value="0.02100832" calcext:value-type="float">
            <text:p>0.02100832</text:p>
          </table:table-cell>
          <table:table-cell office:value-type="float" office:value="0.0106007" calcext:value-type="float">
            <text:p>0.0106007</text:p>
          </table:table-cell>
          <table:table-cell office:value-type="float" office:value="0.01053952" calcext:value-type="float">
            <text:p>0.01053952</text:p>
          </table:table-cell>
          <table:table-cell office:value-type="float" office:value="0.004924452" calcext:value-type="float">
            <text:p>0.004924452</text:p>
          </table:table-cell>
          <table:table-cell office:value-type="float" office:value="0.004645503" calcext:value-type="float">
            <text:p>0.004645503</text:p>
          </table:table-cell>
          <table:table-cell office:value-type="float" office:value="0.02166481" calcext:value-type="float">
            <text:p>0.02166481</text:p>
          </table:table-cell>
          <table:table-cell office:value-type="float" office:value="0.07939915" calcext:value-type="float">
            <text:p>0.07939915</text:p>
          </table:table-cell>
          <table:table-cell office:value-type="float" office:value="0.0761836" calcext:value-type="float">
            <text:p>0.0761836</text:p>
          </table:table-cell>
          <table:table-cell office:value-type="float" office:value="0.1447931" calcext:value-type="float">
            <text:p>0.1447931</text:p>
          </table:table-cell>
          <table:table-cell office:value-type="float" office:value="0.1682693" calcext:value-type="float">
            <text:p>0.1682693</text:p>
          </table:table-cell>
          <table:table-cell office:value-type="float" office:value="0.1912862" calcext:value-type="float">
            <text:p>0.1912862</text:p>
          </table:table-cell>
          <table:table-cell office:value-type="float" office:value="0.1944298" calcext:value-type="float">
            <text:p>0.1944298</text:p>
          </table:table-cell>
          <table:table-cell office:value-type="float" office:value="0" calcext:value-type="float">
            <text:p>0</text:p>
          </table:table-cell>
          <table:table-cell office:value-type="float" office:value="34.7079" calcext:value-type="float">
            <text:p>34.7079</text:p>
          </table:table-cell>
          <table:table-cell office:value-type="float" office:value="30.84976" calcext:value-type="float">
            <text:p>30.84976</text:p>
          </table:table-cell>
          <table:table-cell office:value-type="float" office:value="26.2916" calcext:value-type="float">
            <text:p>26.2916</text:p>
          </table:table-cell>
          <table:table-cell office:value-type="float" office:value="7.419086" calcext:value-type="float">
            <text:p>7.419086</text:p>
          </table:table-cell>
          <table:table-cell office:value-type="float" office:value="5.929558" calcext:value-type="float">
            <text:p>5.929558</text:p>
          </table:table-cell>
          <table:table-cell office:value-type="float" office:value="2.490138" calcext:value-type="float">
            <text:p>2.490138</text:p>
          </table:table-cell>
          <table:table-cell office:value-type="float" office:value="2.543816" calcext:value-type="float">
            <text:p>2.543816</text:p>
          </table:table-cell>
          <table:table-cell office:value-type="float" office:value="5.43531" calcext:value-type="float">
            <text:p>5.43531</text:p>
          </table:table-cell>
          <table:table-cell office:value-type="float" office:value="9.06144" calcext:value-type="float">
            <text:p>9.06144</text:p>
          </table:table-cell>
          <table:table-cell office:value-type="float" office:value="9.685673" calcext:value-type="float">
            <text:p>9.685673</text:p>
          </table:table-cell>
          <table:table-cell office:value-type="float" office:value="10.60563" calcext:value-type="float">
            <text:p>10.60563</text:p>
          </table:table-cell>
          <table:table-cell office:value-type="float" office:value="11.10105" calcext:value-type="float">
            <text:p>11.10105</text:p>
          </table:table-cell>
          <table:table-cell office:value-type="float" office:value="12.2973" calcext:value-type="float">
            <text:p>12.2973</text:p>
          </table:table-cell>
          <table:table-cell office:value-type="float" office:value="12.62138" calcext:value-type="float">
            <text:p>12.62138</text:p>
          </table:table-cell>
          <table:table-cell office:value-type="float" office:value="0" calcext:value-type="float">
            <text:p>0</text:p>
          </table:table-cell>
          <table:table-cell office:value-type="float" office:value="0.002025632" calcext:value-type="float">
            <text:p>0.002025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81258" calcext:value-type="float">
            <text:p>0.618125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6" calcext:value-type="float">
            <text:p>25062006</text:p>
          </table:table-cell>
          <table:table-cell office:value-type="float" office:value="2.881058" calcext:value-type="float">
            <text:p>2.881058</text:p>
          </table:table-cell>
          <table:table-cell office:value-type="float" office:value="135.1187" calcext:value-type="float">
            <text:p>135.1187</text:p>
          </table:table-cell>
          <table:table-cell office:value-type="float" office:value="0" calcext:value-type="float">
            <text:p>0</text:p>
          </table:table-cell>
          <table:table-cell office:value-type="float" office:value="-1.279477" calcext:value-type="float">
            <text:p>-1.279477</text:p>
          </table:table-cell>
          <table:table-cell office:value-type="float" office:value="40.79764" calcext:value-type="float">
            <text:p>40.79764</text:p>
          </table:table-cell>
          <table:table-cell office:value-type="float" office:value="0.002947015" calcext:value-type="float">
            <text:p>0.002947015</text:p>
          </table:table-cell>
          <table:table-cell office:value-type="float" office:value="0.000002498275" calcext:value-type="float">
            <text:p>2.498275E-06</text:p>
          </table:table-cell>
          <table:table-cell office:value-type="float" office:value="0.005866129" calcext:value-type="float">
            <text:p>0.005866129</text:p>
          </table:table-cell>
          <table:table-cell office:value-type="float" office:value="-0.003041831" calcext:value-type="float">
            <text:p>-0.003041831</text:p>
          </table:table-cell>
          <table:table-cell office:value-type="float" office:value="1163.236" calcext:value-type="float">
            <text:p>1163.236</text:p>
          </table:table-cell>
          <table:table-cell office:value-type="float" office:value="1.264009" calcext:value-type="float">
            <text:p>1.264009</text:p>
          </table:table-cell>
          <table:table-cell office:value-type="float" office:value="0" calcext:value-type="float">
            <text:p>0</text:p>
          </table:table-cell>
          <table:table-cell office:value-type="float" office:value="0.01986129" calcext:value-type="float">
            <text:p>0.01986129</text:p>
          </table:table-cell>
          <table:table-cell office:value-type="float" office:value="0.02146184" calcext:value-type="float">
            <text:p>0.02146184</text:p>
          </table:table-cell>
          <table:table-cell office:value-type="float" office:value="0.01982258" calcext:value-type="float">
            <text:p>0.01982258</text:p>
          </table:table-cell>
          <table:table-cell office:value-type="float" office:value="0.009034378" calcext:value-type="float">
            <text:p>0.009034378</text:p>
          </table:table-cell>
          <table:table-cell office:value-type="float" office:value="0.009841133" calcext:value-type="float">
            <text:p>0.009841133</text:p>
          </table:table-cell>
          <table:table-cell office:value-type="float" office:value="0.004870588" calcext:value-type="float">
            <text:p>0.004870588</text:p>
          </table:table-cell>
          <table:table-cell office:value-type="float" office:value="0.004375361" calcext:value-type="float">
            <text:p>0.004375361</text:p>
          </table:table-cell>
          <table:table-cell office:value-type="float" office:value="0.02064994" calcext:value-type="float">
            <text:p>0.02064994</text:p>
          </table:table-cell>
          <table:table-cell office:value-type="float" office:value="0.07537061" calcext:value-type="float">
            <text:p>0.07537061</text:p>
          </table:table-cell>
          <table:table-cell office:value-type="float" office:value="0.07240639" calcext:value-type="float">
            <text:p>0.07240639</text:p>
          </table:table-cell>
          <table:table-cell office:value-type="float" office:value="0.1379558" calcext:value-type="float">
            <text:p>0.1379558</text:p>
          </table:table-cell>
          <table:table-cell office:value-type="float" office:value="0.167819" calcext:value-type="float">
            <text:p>0.167819</text:p>
          </table:table-cell>
          <table:table-cell office:value-type="float" office:value="0.1913036" calcext:value-type="float">
            <text:p>0.1913036</text:p>
          </table:table-cell>
          <table:table-cell office:value-type="float" office:value="0.1944448" calcext:value-type="float">
            <text:p>0.1944448</text:p>
          </table:table-cell>
          <table:table-cell office:value-type="float" office:value="0" calcext:value-type="float">
            <text:p>0</text:p>
          </table:table-cell>
          <table:table-cell office:value-type="float" office:value="34.60402" calcext:value-type="float">
            <text:p>34.60402</text:p>
          </table:table-cell>
          <table:table-cell office:value-type="float" office:value="30.75942" calcext:value-type="float">
            <text:p>30.75942</text:p>
          </table:table-cell>
          <table:table-cell office:value-type="float" office:value="26.24789" calcext:value-type="float">
            <text:p>26.24789</text:p>
          </table:table-cell>
          <table:table-cell office:value-type="float" office:value="7.4076" calcext:value-type="float">
            <text:p>7.4076</text:p>
          </table:table-cell>
          <table:table-cell office:value-type="float" office:value="5.921083" calcext:value-type="float">
            <text:p>5.921083</text:p>
          </table:table-cell>
          <table:table-cell office:value-type="float" office:value="2.487445" calcext:value-type="float">
            <text:p>2.487445</text:p>
          </table:table-cell>
          <table:table-cell office:value-type="float" office:value="2.540456" calcext:value-type="float">
            <text:p>2.540456</text:p>
          </table:table-cell>
          <table:table-cell office:value-type="float" office:value="5.425807" calcext:value-type="float">
            <text:p>5.425807</text:p>
          </table:table-cell>
          <table:table-cell office:value-type="float" office:value="9.049937" calcext:value-type="float">
            <text:p>9.049937</text:p>
          </table:table-cell>
          <table:table-cell office:value-type="float" office:value="9.670506" calcext:value-type="float">
            <text:p>9.670506</text:p>
          </table:table-cell>
          <table:table-cell office:value-type="float" office:value="10.60154" calcext:value-type="float">
            <text:p>10.60154</text:p>
          </table:table-cell>
          <table:table-cell office:value-type="float" office:value="11.10144" calcext:value-type="float">
            <text:p>11.10144</text:p>
          </table:table-cell>
          <table:table-cell office:value-type="float" office:value="12.29893" calcext:value-type="float">
            <text:p>12.29893</text:p>
          </table:table-cell>
          <table:table-cell office:value-type="float" office:value="12.62281" calcext:value-type="float">
            <text:p>12.62281</text:p>
          </table:table-cell>
          <table:table-cell office:value-type="float" office:value="0" calcext:value-type="float">
            <text:p>0</text:p>
          </table:table-cell>
          <table:table-cell office:value-type="float" office:value="0.01091309" calcext:value-type="float">
            <text:p>0.01091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52043" calcext:value-type="float">
            <text:p>0.625204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6" calcext:value-type="float">
            <text:p>26062006</text:p>
          </table:table-cell>
          <table:table-cell office:value-type="float" office:value="2.878536" calcext:value-type="float">
            <text:p>2.878536</text:p>
          </table:table-cell>
          <table:table-cell office:value-type="float" office:value="135.1164" calcext:value-type="float">
            <text:p>135.1164</text:p>
          </table:table-cell>
          <table:table-cell office:value-type="float" office:value="0" calcext:value-type="float">
            <text:p>0</text:p>
          </table:table-cell>
          <table:table-cell office:value-type="float" office:value="-1.338158" calcext:value-type="float">
            <text:p>-1.338158</text:p>
          </table:table-cell>
          <table:table-cell office:value-type="float" office:value="40.76778" calcext:value-type="float">
            <text:p>40.76778</text:p>
          </table:table-cell>
          <table:table-cell office:value-type="float" office:value="0.002947015" calcext:value-type="float">
            <text:p>0.002947015</text:p>
          </table:table-cell>
          <table:table-cell office:value-type="float" office:value="0.000002498275" calcext:value-type="float">
            <text:p>2.498275E-06</text:p>
          </table:table-cell>
          <table:table-cell office:value-type="float" office:value="0.005866129" calcext:value-type="float">
            <text:p>0.005866129</text:p>
          </table:table-cell>
          <table:table-cell office:value-type="float" office:value="-0.003041831" calcext:value-type="float">
            <text:p>-0.003041831</text:p>
          </table:table-cell>
          <table:table-cell office:value-type="float" office:value="1163.215" calcext:value-type="float">
            <text:p>1163.215</text:p>
          </table:table-cell>
          <table:table-cell office:value-type="float" office:value="1.271017" calcext:value-type="float">
            <text:p>1.271017</text:p>
          </table:table-cell>
          <table:table-cell office:value-type="float" office:value="0" calcext:value-type="float">
            <text:p>0</text:p>
          </table:table-cell>
          <table:table-cell office:value-type="float" office:value="0.009657565" calcext:value-type="float">
            <text:p>0.009657565</text:p>
          </table:table-cell>
          <table:table-cell office:value-type="float" office:value="0.01978736" calcext:value-type="float">
            <text:p>0.01978736</text:p>
          </table:table-cell>
          <table:table-cell office:value-type="float" office:value="0.01936783" calcext:value-type="float">
            <text:p>0.01936783</text:p>
          </table:table-cell>
          <table:table-cell office:value-type="float" office:value="0.00896709" calcext:value-type="float">
            <text:p>0.00896709</text:p>
          </table:table-cell>
          <table:table-cell office:value-type="float" office:value="0.009209625" calcext:value-type="float">
            <text:p>0.009209625</text:p>
          </table:table-cell>
          <table:table-cell office:value-type="float" office:value="0.004760367" calcext:value-type="float">
            <text:p>0.004760367</text:p>
          </table:table-cell>
          <table:table-cell office:value-type="float" office:value="0.004360809" calcext:value-type="float">
            <text:p>0.004360809</text:p>
          </table:table-cell>
          <table:table-cell office:value-type="float" office:value="0.01953576" calcext:value-type="float">
            <text:p>0.01953576</text:p>
          </table:table-cell>
          <table:table-cell office:value-type="float" office:value="0.07011724" calcext:value-type="float">
            <text:p>0.07011724</text:p>
          </table:table-cell>
          <table:table-cell office:value-type="float" office:value="0.06727106" calcext:value-type="float">
            <text:p>0.06727106</text:p>
          </table:table-cell>
          <table:table-cell office:value-type="float" office:value="0.1294217" calcext:value-type="float">
            <text:p>0.1294217</text:p>
          </table:table-cell>
          <table:table-cell office:value-type="float" office:value="0.1668033" calcext:value-type="float">
            <text:p>0.1668033</text:p>
          </table:table-cell>
          <table:table-cell office:value-type="float" office:value="0.1913208" calcext:value-type="float">
            <text:p>0.1913208</text:p>
          </table:table-cell>
          <table:table-cell office:value-type="float" office:value="0.1944597" calcext:value-type="float">
            <text:p>0.1944597</text:p>
          </table:table-cell>
          <table:table-cell office:value-type="float" office:value="0" calcext:value-type="float">
            <text:p>0</text:p>
          </table:table-cell>
          <table:table-cell office:value-type="float" office:value="34.47405" calcext:value-type="float">
            <text:p>34.47405</text:p>
          </table:table-cell>
          <table:table-cell office:value-type="float" office:value="30.63125" calcext:value-type="float">
            <text:p>30.63125</text:p>
          </table:table-cell>
          <table:table-cell office:value-type="float" office:value="26.20278" calcext:value-type="float">
            <text:p>26.20278</text:p>
          </table:table-cell>
          <table:table-cell office:value-type="float" office:value="7.395232" calcext:value-type="float">
            <text:p>7.395232</text:p>
          </table:table-cell>
          <table:table-cell office:value-type="float" office:value="5.912215" calcext:value-type="float">
            <text:p>5.912215</text:p>
          </table:table-cell>
          <table:table-cell office:value-type="float" office:value="2.484755" calcext:value-type="float">
            <text:p>2.484755</text:p>
          </table:table-cell>
          <table:table-cell office:value-type="float" office:value="2.536677" calcext:value-type="float">
            <text:p>2.536677</text:p>
          </table:table-cell>
          <table:table-cell office:value-type="float" office:value="5.41608" calcext:value-type="float">
            <text:p>5.41608</text:p>
          </table:table-cell>
          <table:table-cell office:value-type="float" office:value="9.037475" calcext:value-type="float">
            <text:p>9.037475</text:p>
          </table:table-cell>
          <table:table-cell office:value-type="float" office:value="9.654421" calcext:value-type="float">
            <text:p>9.654421</text:p>
          </table:table-cell>
          <table:table-cell office:value-type="float" office:value="10.59554" calcext:value-type="float">
            <text:p>10.59554</text:p>
          </table:table-cell>
          <table:table-cell office:value-type="float" office:value="11.10164" calcext:value-type="float">
            <text:p>11.10164</text:p>
          </table:table-cell>
          <table:table-cell office:value-type="float" office:value="12.30056" calcext:value-type="float">
            <text:p>12.30056</text:p>
          </table:table-cell>
          <table:table-cell office:value-type="float" office:value="12.62425" calcext:value-type="float">
            <text:p>12.62425</text:p>
          </table:table-cell>
          <table:table-cell office:value-type="float" office:value="0" calcext:value-type="float">
            <text:p>0</text:p>
          </table:table-cell>
          <table:table-cell office:value-type="float" office:value="0.009774416" calcext:value-type="float">
            <text:p>0.009774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11186" calcext:value-type="float">
            <text:p>0.631118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6" calcext:value-type="float">
            <text:p>27062006</text:p>
          </table:table-cell>
          <table:table-cell office:value-type="float" office:value="2.875523" calcext:value-type="float">
            <text:p>2.875523</text:p>
          </table:table-cell>
          <table:table-cell office:value-type="float" office:value="135.1145" calcext:value-type="float">
            <text:p>135.1145</text:p>
          </table:table-cell>
          <table:table-cell office:value-type="float" office:value="0" calcext:value-type="float">
            <text:p>0</text:p>
          </table:table-cell>
          <table:table-cell office:value-type="float" office:value="-1.397971" calcext:value-type="float">
            <text:p>-1.397971</text:p>
          </table:table-cell>
          <table:table-cell office:value-type="float" office:value="40.73733" calcext:value-type="float">
            <text:p>40.73733</text:p>
          </table:table-cell>
          <table:table-cell office:value-type="float" office:value="0.002947015" calcext:value-type="float">
            <text:p>0.002947015</text:p>
          </table:table-cell>
          <table:table-cell office:value-type="float" office:value="0.000002498275" calcext:value-type="float">
            <text:p>2.498275E-06</text:p>
          </table:table-cell>
          <table:table-cell office:value-type="float" office:value="0.005866129" calcext:value-type="float">
            <text:p>0.005866129</text:p>
          </table:table-cell>
          <table:table-cell office:value-type="float" office:value="-0.003041831" calcext:value-type="float">
            <text:p>-0.003041831</text:p>
          </table:table-cell>
          <table:table-cell office:value-type="float" office:value="1163.192" calcext:value-type="float">
            <text:p>1163.192</text:p>
          </table:table-cell>
          <table:table-cell office:value-type="float" office:value="1.278506" calcext:value-type="float">
            <text:p>1.278506</text:p>
          </table:table-cell>
          <table:table-cell office:value-type="float" office:value="0" calcext:value-type="float">
            <text:p>0</text:p>
          </table:table-cell>
          <table:table-cell office:value-type="float" office:value="0.006378821" calcext:value-type="float">
            <text:p>0.006378821</text:p>
          </table:table-cell>
          <table:table-cell office:value-type="float" office:value="0.02098442" calcext:value-type="float">
            <text:p>0.02098442</text:p>
          </table:table-cell>
          <table:table-cell office:value-type="float" office:value="0.01948099" calcext:value-type="float">
            <text:p>0.01948099</text:p>
          </table:table-cell>
          <table:table-cell office:value-type="float" office:value="0.00918575" calcext:value-type="float">
            <text:p>0.00918575</text:p>
          </table:table-cell>
          <table:table-cell office:value-type="float" office:value="0.009182369" calcext:value-type="float">
            <text:p>0.009182369</text:p>
          </table:table-cell>
          <table:table-cell office:value-type="float" office:value="0.004768294" calcext:value-type="float">
            <text:p>0.004768294</text:p>
          </table:table-cell>
          <table:table-cell office:value-type="float" office:value="0.004370232" calcext:value-type="float">
            <text:p>0.004370232</text:p>
          </table:table-cell>
          <table:table-cell office:value-type="float" office:value="0.018521" calcext:value-type="float">
            <text:p>0.018521</text:p>
          </table:table-cell>
          <table:table-cell office:value-type="float" office:value="0.06629691" calcext:value-type="float">
            <text:p>0.06629691</text:p>
          </table:table-cell>
          <table:table-cell office:value-type="float" office:value="0.06382202" calcext:value-type="float">
            <text:p>0.06382202</text:p>
          </table:table-cell>
          <table:table-cell office:value-type="float" office:value="0.1207946" calcext:value-type="float">
            <text:p>0.1207946</text:p>
          </table:table-cell>
          <table:table-cell office:value-type="float" office:value="0.1659242" calcext:value-type="float">
            <text:p>0.1659242</text:p>
          </table:table-cell>
          <table:table-cell office:value-type="float" office:value="0.1913379" calcext:value-type="float">
            <text:p>0.1913379</text:p>
          </table:table-cell>
          <table:table-cell office:value-type="float" office:value="0.1944747" calcext:value-type="float">
            <text:p>0.1944747</text:p>
          </table:table-cell>
          <table:table-cell office:value-type="float" office:value="0" calcext:value-type="float">
            <text:p>0</text:p>
          </table:table-cell>
          <table:table-cell office:value-type="float" office:value="34.37085" calcext:value-type="float">
            <text:p>34.37085</text:p>
          </table:table-cell>
          <table:table-cell office:value-type="float" office:value="30.53004" calcext:value-type="float">
            <text:p>30.53004</text:p>
          </table:table-cell>
          <table:table-cell office:value-type="float" office:value="26.15699" calcext:value-type="float">
            <text:p>26.15699</text:p>
          </table:table-cell>
          <table:table-cell office:value-type="float" office:value="7.383224" calcext:value-type="float">
            <text:p>7.383224</text:p>
          </table:table-cell>
          <table:table-cell office:value-type="float" office:value="5.903224" calcext:value-type="float">
            <text:p>5.903224</text:p>
          </table:table-cell>
          <table:table-cell office:value-type="float" office:value="2.482087" calcext:value-type="float">
            <text:p>2.482087</text:p>
          </table:table-cell>
          <table:table-cell office:value-type="float" office:value="2.533006" calcext:value-type="float">
            <text:p>2.533006</text:p>
          </table:table-cell>
          <table:table-cell office:value-type="float" office:value="5.406167" calcext:value-type="float">
            <text:p>5.406167</text:p>
          </table:table-cell>
          <table:table-cell office:value-type="float" office:value="9.024139" calcext:value-type="float">
            <text:p>9.024139</text:p>
          </table:table-cell>
          <table:table-cell office:value-type="float" office:value="9.637412" calcext:value-type="float">
            <text:p>9.637412</text:p>
          </table:table-cell>
          <table:table-cell office:value-type="float" office:value="10.58759" calcext:value-type="float">
            <text:p>10.58759</text:p>
          </table:table-cell>
          <table:table-cell office:value-type="float" office:value="11.1016" calcext:value-type="float">
            <text:p>11.1016</text:p>
          </table:table-cell>
          <table:table-cell office:value-type="float" office:value="12.30219" calcext:value-type="float">
            <text:p>12.30219</text:p>
          </table:table-cell>
          <table:table-cell office:value-type="float" office:value="12.62567" calcext:value-type="float">
            <text:p>12.62567</text:p>
          </table:table-cell>
          <table:table-cell office:value-type="float" office:value="0" calcext:value-type="float">
            <text:p>0</text:p>
          </table:table-cell>
          <table:table-cell office:value-type="float" office:value="0.007483312" calcext:value-type="float">
            <text:p>0.007483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7282" calcext:value-type="float">
            <text:p>0.63728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6" calcext:value-type="float">
            <text:p>28062006</text:p>
          </table:table-cell>
          <table:table-cell office:value-type="float" office:value="2.872655" calcext:value-type="float">
            <text:p>2.872655</text:p>
          </table:table-cell>
          <table:table-cell office:value-type="float" office:value="135.1122" calcext:value-type="float">
            <text:p>135.1122</text:p>
          </table:table-cell>
          <table:table-cell office:value-type="float" office:value="0" calcext:value-type="float">
            <text:p>0</text:p>
          </table:table-cell>
          <table:table-cell office:value-type="float" office:value="-1.458222" calcext:value-type="float">
            <text:p>-1.458222</text:p>
          </table:table-cell>
          <table:table-cell office:value-type="float" office:value="40.70654" calcext:value-type="float">
            <text:p>40.70654</text:p>
          </table:table-cell>
          <table:table-cell office:value-type="float" office:value="0.002947015" calcext:value-type="float">
            <text:p>0.002947015</text:p>
          </table:table-cell>
          <table:table-cell office:value-type="float" office:value="0.000002498275" calcext:value-type="float">
            <text:p>2.498275E-06</text:p>
          </table:table-cell>
          <table:table-cell office:value-type="float" office:value="0.005866129" calcext:value-type="float">
            <text:p>0.005866129</text:p>
          </table:table-cell>
          <table:table-cell office:value-type="float" office:value="-0.003041831" calcext:value-type="float">
            <text:p>-0.003041831</text:p>
          </table:table-cell>
          <table:table-cell office:value-type="float" office:value="1163.168" calcext:value-type="float">
            <text:p>1163.168</text:p>
          </table:table-cell>
          <table:table-cell office:value-type="float" office:value="1.283179" calcext:value-type="float">
            <text:p>1.283179</text:p>
          </table:table-cell>
          <table:table-cell office:value-type="float" office:value="0" calcext:value-type="float">
            <text:p>0</text:p>
          </table:table-cell>
          <table:table-cell office:value-type="float" office:value="0.01253095" calcext:value-type="float">
            <text:p>0.01253095</text:p>
          </table:table-cell>
          <table:table-cell office:value-type="float" office:value="0.02201875" calcext:value-type="float">
            <text:p>0.02201875</text:p>
          </table:table-cell>
          <table:table-cell office:value-type="float" office:value="0.01937432" calcext:value-type="float">
            <text:p>0.01937432</text:p>
          </table:table-cell>
          <table:table-cell office:value-type="float" office:value="0.009245646" calcext:value-type="float">
            <text:p>0.009245646</text:p>
          </table:table-cell>
          <table:table-cell office:value-type="float" office:value="0.009109223" calcext:value-type="float">
            <text:p>0.009109223</text:p>
          </table:table-cell>
          <table:table-cell office:value-type="float" office:value="0.004766627" calcext:value-type="float">
            <text:p>0.004766627</text:p>
          </table:table-cell>
          <table:table-cell office:value-type="float" office:value="0.004379807" calcext:value-type="float">
            <text:p>0.004379807</text:p>
          </table:table-cell>
          <table:table-cell office:value-type="float" office:value="0.01756338" calcext:value-type="float">
            <text:p>0.01756338</text:p>
          </table:table-cell>
          <table:table-cell office:value-type="float" office:value="0.06386132" calcext:value-type="float">
            <text:p>0.06386132</text:p>
          </table:table-cell>
          <table:table-cell office:value-type="float" office:value="0.06394489" calcext:value-type="float">
            <text:p>0.06394489</text:p>
          </table:table-cell>
          <table:table-cell office:value-type="float" office:value="0.1100624" calcext:value-type="float">
            <text:p>0.1100624</text:p>
          </table:table-cell>
          <table:table-cell office:value-type="float" office:value="0.165497" calcext:value-type="float">
            <text:p>0.165497</text:p>
          </table:table-cell>
          <table:table-cell office:value-type="float" office:value="0.191355" calcext:value-type="float">
            <text:p>0.191355</text:p>
          </table:table-cell>
          <table:table-cell office:value-type="float" office:value="0.1944897" calcext:value-type="float">
            <text:p>0.1944897</text:p>
          </table:table-cell>
          <table:table-cell office:value-type="float" office:value="0" calcext:value-type="float">
            <text:p>0</text:p>
          </table:table-cell>
          <table:table-cell office:value-type="float" office:value="34.28968" calcext:value-type="float">
            <text:p>34.28968</text:p>
          </table:table-cell>
          <table:table-cell office:value-type="float" office:value="30.45003" calcext:value-type="float">
            <text:p>30.45003</text:p>
          </table:table-cell>
          <table:table-cell office:value-type="float" office:value="26.11099" calcext:value-type="float">
            <text:p>26.11099</text:p>
          </table:table-cell>
          <table:table-cell office:value-type="float" office:value="7.371478" calcext:value-type="float">
            <text:p>7.371478</text:p>
          </table:table-cell>
          <table:table-cell office:value-type="float" office:value="5.894267" calcext:value-type="float">
            <text:p>5.894267</text:p>
          </table:table-cell>
          <table:table-cell office:value-type="float" office:value="2.47945" calcext:value-type="float">
            <text:p>2.47945</text:p>
          </table:table-cell>
          <table:table-cell office:value-type="float" office:value="2.529441" calcext:value-type="float">
            <text:p>2.529441</text:p>
          </table:table-cell>
          <table:table-cell office:value-type="float" office:value="5.396102" calcext:value-type="float">
            <text:p>5.396102</text:p>
          </table:table-cell>
          <table:table-cell office:value-type="float" office:value="9.010272" calcext:value-type="float">
            <text:p>9.010272</text:p>
          </table:table-cell>
          <table:table-cell office:value-type="float" office:value="9.620124" calcext:value-type="float">
            <text:p>9.620124</text:p>
          </table:table-cell>
          <table:table-cell office:value-type="float" office:value="10.57737" calcext:value-type="float">
            <text:p>10.57737</text:p>
          </table:table-cell>
          <table:table-cell office:value-type="float" office:value="11.10141" calcext:value-type="float">
            <text:p>11.10141</text:p>
          </table:table-cell>
          <table:table-cell office:value-type="float" office:value="12.30381" calcext:value-type="float">
            <text:p>12.30381</text:p>
          </table:table-cell>
          <table:table-cell office:value-type="float" office:value="12.6271" calcext:value-type="float">
            <text:p>12.6271</text:p>
          </table:table-cell>
          <table:table-cell office:value-type="float" office:value="0" calcext:value-type="float">
            <text:p>0</text:p>
          </table:table-cell>
          <table:table-cell office:value-type="float" office:value="0.004090848" calcext:value-type="float">
            <text:p>0.004090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36564" calcext:value-type="float">
            <text:p>0.643656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6" calcext:value-type="float">
            <text:p>29062006</text:p>
          </table:table-cell>
          <table:table-cell office:value-type="float" office:value="2.869049" calcext:value-type="float">
            <text:p>2.869049</text:p>
          </table:table-cell>
          <table:table-cell office:value-type="float" office:value="135.1095" calcext:value-type="float">
            <text:p>135.1095</text:p>
          </table:table-cell>
          <table:table-cell office:value-type="float" office:value="0" calcext:value-type="float">
            <text:p>0</text:p>
          </table:table-cell>
          <table:table-cell office:value-type="float" office:value="-1.518225" calcext:value-type="float">
            <text:p>-1.518225</text:p>
          </table:table-cell>
          <table:table-cell office:value-type="float" office:value="40.67588" calcext:value-type="float">
            <text:p>40.67588</text:p>
          </table:table-cell>
          <table:table-cell office:value-type="float" office:value="0.002947015" calcext:value-type="float">
            <text:p>0.002947015</text:p>
          </table:table-cell>
          <table:table-cell office:value-type="float" office:value="0.000002498275" calcext:value-type="float">
            <text:p>2.498275E-06</text:p>
          </table:table-cell>
          <table:table-cell office:value-type="float" office:value="0.005866129" calcext:value-type="float">
            <text:p>0.005866129</text:p>
          </table:table-cell>
          <table:table-cell office:value-type="float" office:value="-0.003041831" calcext:value-type="float">
            <text:p>-0.003041831</text:p>
          </table:table-cell>
          <table:table-cell office:value-type="float" office:value="1163.146" calcext:value-type="float">
            <text:p>1163.146</text:p>
          </table:table-cell>
          <table:table-cell office:value-type="float" office:value="1.281196" calcext:value-type="float">
            <text:p>1.281196</text:p>
          </table:table-cell>
          <table:table-cell office:value-type="float" office:value="0" calcext:value-type="float">
            <text:p>0</text:p>
          </table:table-cell>
          <table:table-cell office:value-type="float" office:value="0.02717819" calcext:value-type="float">
            <text:p>0.02717819</text:p>
          </table:table-cell>
          <table:table-cell office:value-type="float" office:value="0.02389103" calcext:value-type="float">
            <text:p>0.02389103</text:p>
          </table:table-cell>
          <table:table-cell office:value-type="float" office:value="0.02014879" calcext:value-type="float">
            <text:p>0.02014879</text:p>
          </table:table-cell>
          <table:table-cell office:value-type="float" office:value="0.009717832" calcext:value-type="float">
            <text:p>0.009717832</text:p>
          </table:table-cell>
          <table:table-cell office:value-type="float" office:value="0.00948558" calcext:value-type="float">
            <text:p>0.00948558</text:p>
          </table:table-cell>
          <table:table-cell office:value-type="float" office:value="0.004840746" calcext:value-type="float">
            <text:p>0.004840746</text:p>
          </table:table-cell>
          <table:table-cell office:value-type="float" office:value="0.004406832" calcext:value-type="float">
            <text:p>0.004406832</text:p>
          </table:table-cell>
          <table:table-cell office:value-type="float" office:value="0.01672657" calcext:value-type="float">
            <text:p>0.01672657</text:p>
          </table:table-cell>
          <table:table-cell office:value-type="float" office:value="0.0624432" calcext:value-type="float">
            <text:p>0.0624432</text:p>
          </table:table-cell>
          <table:table-cell office:value-type="float" office:value="0.07172426" calcext:value-type="float">
            <text:p>0.07172426</text:p>
          </table:table-cell>
          <table:table-cell office:value-type="float" office:value="0.09550131" calcext:value-type="float">
            <text:p>0.09550131</text:p>
          </table:table-cell>
          <table:table-cell office:value-type="float" office:value="0.1655095" calcext:value-type="float">
            <text:p>0.1655095</text:p>
          </table:table-cell>
          <table:table-cell office:value-type="float" office:value="0.1913724" calcext:value-type="float">
            <text:p>0.1913724</text:p>
          </table:table-cell>
          <table:table-cell office:value-type="float" office:value="0.1945046" calcext:value-type="float">
            <text:p>0.1945046</text:p>
          </table:table-cell>
          <table:table-cell office:value-type="float" office:value="0" calcext:value-type="float">
            <text:p>0</text:p>
          </table:table-cell>
          <table:table-cell office:value-type="float" office:value="34.23231" calcext:value-type="float">
            <text:p>34.23231</text:p>
          </table:table-cell>
          <table:table-cell office:value-type="float" office:value="30.38642" calcext:value-type="float">
            <text:p>30.38642</text:p>
          </table:table-cell>
          <table:table-cell office:value-type="float" office:value="26.0655" calcext:value-type="float">
            <text:p>26.0655</text:p>
          </table:table-cell>
          <table:table-cell office:value-type="float" office:value="7.360006" calcext:value-type="float">
            <text:p>7.360006</text:p>
          </table:table-cell>
          <table:table-cell office:value-type="float" office:value="5.885466" calcext:value-type="float">
            <text:p>5.885466</text:p>
          </table:table-cell>
          <table:table-cell office:value-type="float" office:value="2.476852" calcext:value-type="float">
            <text:p>2.476852</text:p>
          </table:table-cell>
          <table:table-cell office:value-type="float" office:value="2.525993" calcext:value-type="float">
            <text:p>2.525993</text:p>
          </table:table-cell>
          <table:table-cell office:value-type="float" office:value="5.385917" calcext:value-type="float">
            <text:p>5.385917</text:p>
          </table:table-cell>
          <table:table-cell office:value-type="float" office:value="8.996089" calcext:value-type="float">
            <text:p>8.996089</text:p>
          </table:table-cell>
          <table:table-cell office:value-type="float" office:value="9.603751" calcext:value-type="float">
            <text:p>9.603751</text:p>
          </table:table-cell>
          <table:table-cell office:value-type="float" office:value="10.56422" calcext:value-type="float">
            <text:p>10.56422</text:p>
          </table:table-cell>
          <table:table-cell office:value-type="float" office:value="11.10118" calcext:value-type="float">
            <text:p>11.10118</text:p>
          </table:table-cell>
          <table:table-cell office:value-type="float" office:value="12.30544" calcext:value-type="float">
            <text:p>12.30544</text:p>
          </table:table-cell>
          <table:table-cell office:value-type="float" office:value="12.62853" calcext:value-type="float">
            <text:p>12.62853</text:p>
          </table:table-cell>
          <table:table-cell office:value-type="float" office:value="0" calcext:value-type="float">
            <text:p>0</text:p>
          </table:table-cell>
          <table:table-cell office:value-type="float" office:value="0.616596" calcext:value-type="float">
            <text:p>0.616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15263" calcext:value-type="float">
            <text:p>0.651526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6" calcext:value-type="float">
            <text:p>30062006</text:p>
          </table:table-cell>
          <table:table-cell office:value-type="float" office:value="2.860269" calcext:value-type="float">
            <text:p>2.860269</text:p>
          </table:table-cell>
          <table:table-cell office:value-type="float" office:value="135.1067" calcext:value-type="float">
            <text:p>135.1067</text:p>
          </table:table-cell>
          <table:table-cell office:value-type="float" office:value="0" calcext:value-type="float">
            <text:p>0</text:p>
          </table:table-cell>
          <table:table-cell office:value-type="float" office:value="-1.577541" calcext:value-type="float">
            <text:p>-1.577541</text:p>
          </table:table-cell>
          <table:table-cell office:value-type="float" office:value="40.64594" calcext:value-type="float">
            <text:p>40.64594</text:p>
          </table:table-cell>
          <table:table-cell office:value-type="float" office:value="0.002947015" calcext:value-type="float">
            <text:p>0.002947015</text:p>
          </table:table-cell>
          <table:table-cell office:value-type="float" office:value="0.00000262747" calcext:value-type="float">
            <text:p>2.62747E-06</text:p>
          </table:table-cell>
          <table:table-cell office:value-type="float" office:value="0.005866129" calcext:value-type="float">
            <text:p>0.005866129</text:p>
          </table:table-cell>
          <table:table-cell office:value-type="float" office:value="-0.003041768" calcext:value-type="float">
            <text:p>-0.003041768</text:p>
          </table:table-cell>
          <table:table-cell office:value-type="float" office:value="1163.124" calcext:value-type="float">
            <text:p>1163.124</text:p>
          </table:table-cell>
          <table:table-cell office:value-type="float" office:value="1.265417" calcext:value-type="float">
            <text:p>1.265417</text:p>
          </table:table-cell>
          <table:table-cell office:value-type="float" office:value="0" calcext:value-type="float">
            <text:p>0</text:p>
          </table:table-cell>
          <table:table-cell office:value-type="float" office:value="0.06213245" calcext:value-type="float">
            <text:p>0.06213245</text:p>
          </table:table-cell>
          <table:table-cell office:value-type="float" office:value="0.02835195" calcext:value-type="float">
            <text:p>0.02835195</text:p>
          </table:table-cell>
          <table:table-cell office:value-type="float" office:value="0.02173889" calcext:value-type="float">
            <text:p>0.02173889</text:p>
          </table:table-cell>
          <table:table-cell office:value-type="float" office:value="0.01063299" calcext:value-type="float">
            <text:p>0.01063299</text:p>
          </table:table-cell>
          <table:table-cell office:value-type="float" office:value="0.01034158" calcext:value-type="float">
            <text:p>0.01034158</text:p>
          </table:table-cell>
          <table:table-cell office:value-type="float" office:value="0.005039373" calcext:value-type="float">
            <text:p>0.005039373</text:p>
          </table:table-cell>
          <table:table-cell office:value-type="float" office:value="0.004458795" calcext:value-type="float">
            <text:p>0.004458795</text:p>
          </table:table-cell>
          <table:table-cell office:value-type="float" office:value="0.01605549" calcext:value-type="float">
            <text:p>0.01605549</text:p>
          </table:table-cell>
          <table:table-cell office:value-type="float" office:value="0.0622083" calcext:value-type="float">
            <text:p>0.0622083</text:p>
          </table:table-cell>
          <table:table-cell office:value-type="float" office:value="0.08557438" calcext:value-type="float">
            <text:p>0.08557438</text:p>
          </table:table-cell>
          <table:table-cell office:value-type="float" office:value="0.07671884" calcext:value-type="float">
            <text:p>0.07671884</text:p>
          </table:table-cell>
          <table:table-cell office:value-type="float" office:value="0.166002" calcext:value-type="float">
            <text:p>0.166002</text:p>
          </table:table-cell>
          <table:table-cell office:value-type="float" office:value="0.1913895" calcext:value-type="float">
            <text:p>0.1913895</text:p>
          </table:table-cell>
          <table:table-cell office:value-type="float" office:value="0.1945197" calcext:value-type="float">
            <text:p>0.1945197</text:p>
          </table:table-cell>
          <table:table-cell office:value-type="float" office:value="0" calcext:value-type="float">
            <text:p>0</text:p>
          </table:table-cell>
          <table:table-cell office:value-type="float" office:value="34.19503" calcext:value-type="float">
            <text:p>34.19503</text:p>
          </table:table-cell>
          <table:table-cell office:value-type="float" office:value="30.33319" calcext:value-type="float">
            <text:p>30.33319</text:p>
          </table:table-cell>
          <table:table-cell office:value-type="float" office:value="26.02137" calcext:value-type="float">
            <text:p>26.02137</text:p>
          </table:table-cell>
          <table:table-cell office:value-type="float" office:value="7.348984" calcext:value-type="float">
            <text:p>7.348984</text:p>
          </table:table-cell>
          <table:table-cell office:value-type="float" office:value="5.876963" calcext:value-type="float">
            <text:p>5.876963</text:p>
          </table:table-cell>
          <table:table-cell office:value-type="float" office:value="2.474322" calcext:value-type="float">
            <text:p>2.474322</text:p>
          </table:table-cell>
          <table:table-cell office:value-type="float" office:value="2.522696" calcext:value-type="float">
            <text:p>2.522696</text:p>
          </table:table-cell>
          <table:table-cell office:value-type="float" office:value="5.375677" calcext:value-type="float">
            <text:p>5.375677</text:p>
          </table:table-cell>
          <table:table-cell office:value-type="float" office:value="8.98186" calcext:value-type="float">
            <text:p>8.98186</text:p>
          </table:table-cell>
          <table:table-cell office:value-type="float" office:value="9.590047" calcext:value-type="float">
            <text:p>9.590047</text:p>
          </table:table-cell>
          <table:table-cell office:value-type="float" office:value="10.5471" calcext:value-type="float">
            <text:p>10.5471</text:p>
          </table:table-cell>
          <table:table-cell office:value-type="float" office:value="11.10103" calcext:value-type="float">
            <text:p>11.10103</text:p>
          </table:table-cell>
          <table:table-cell office:value-type="float" office:value="12.30702" calcext:value-type="float">
            <text:p>12.30702</text:p>
          </table:table-cell>
          <table:table-cell office:value-type="float" office:value="12.62995" calcext:value-type="float">
            <text:p>12.62995</text:p>
          </table:table-cell>
          <table:table-cell office:value-type="float" office:value="0" calcext:value-type="float">
            <text:p>0</text:p>
          </table:table-cell>
          <table:table-cell office:value-type="float" office:value="3.642186" calcext:value-type="float">
            <text:p>3.642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515" calcext:value-type="float">
            <text:p>0.6651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6" calcext:value-type="float">
            <text:p>1072006</text:p>
          </table:table-cell>
          <table:table-cell office:value-type="float" office:value="2.861125" calcext:value-type="float">
            <text:p>2.861125</text:p>
          </table:table-cell>
          <table:table-cell office:value-type="float" office:value="135.104" calcext:value-type="float">
            <text:p>135.104</text:p>
          </table:table-cell>
          <table:table-cell office:value-type="float" office:value="0" calcext:value-type="float">
            <text:p>0</text:p>
          </table:table-cell>
          <table:table-cell office:value-type="float" office:value="-1.637471" calcext:value-type="float">
            <text:p>-1.637471</text:p>
          </table:table-cell>
          <table:table-cell office:value-type="float" office:value="40.61568" calcext:value-type="float">
            <text:p>40.61568</text:p>
          </table:table-cell>
          <table:table-cell office:value-type="float" office:value="0.002947015" calcext:value-type="float">
            <text:p>0.002947015</text:p>
          </table:table-cell>
          <table:table-cell office:value-type="float" office:value="0.00000262747" calcext:value-type="float">
            <text:p>2.62747E-06</text:p>
          </table:table-cell>
          <table:table-cell office:value-type="float" office:value="0.005866129" calcext:value-type="float">
            <text:p>0.005866129</text:p>
          </table:table-cell>
          <table:table-cell office:value-type="float" office:value="-0.003041768" calcext:value-type="float">
            <text:p>-0.003041768</text:p>
          </table:table-cell>
          <table:table-cell office:value-type="float" office:value="1163.102" calcext:value-type="float">
            <text:p>1163.102</text:p>
          </table:table-cell>
          <table:table-cell office:value-type="float" office:value="1.273116" calcext:value-type="float">
            <text:p>1.273116</text:p>
          </table:table-cell>
          <table:table-cell office:value-type="float" office:value="0" calcext:value-type="float">
            <text:p>0</text:p>
          </table:table-cell>
          <table:table-cell office:value-type="float" office:value="0.01269889" calcext:value-type="float">
            <text:p>0.01269889</text:p>
          </table:table-cell>
          <table:table-cell office:value-type="float" office:value="0.02644528" calcext:value-type="float">
            <text:p>0.02644528</text:p>
          </table:table-cell>
          <table:table-cell office:value-type="float" office:value="0.02129557" calcext:value-type="float">
            <text:p>0.02129557</text:p>
          </table:table-cell>
          <table:table-cell office:value-type="float" office:value="0.01048823" calcext:value-type="float">
            <text:p>0.01048823</text:p>
          </table:table-cell>
          <table:table-cell office:value-type="float" office:value="0.01026493" calcext:value-type="float">
            <text:p>0.01026493</text:p>
          </table:table-cell>
          <table:table-cell office:value-type="float" office:value="0.005086142" calcext:value-type="float">
            <text:p>0.005086142</text:p>
          </table:table-cell>
          <table:table-cell office:value-type="float" office:value="0.00449771" calcext:value-type="float">
            <text:p>0.00449771</text:p>
          </table:table-cell>
          <table:table-cell office:value-type="float" office:value="0.01547943" calcext:value-type="float">
            <text:p>0.01547943</text:p>
          </table:table-cell>
          <table:table-cell office:value-type="float" office:value="0.06209577" calcext:value-type="float">
            <text:p>0.06209577</text:p>
          </table:table-cell>
          <table:table-cell office:value-type="float" office:value="0.09172118" calcext:value-type="float">
            <text:p>0.09172118</text:p>
          </table:table-cell>
          <table:table-cell office:value-type="float" office:value="0.05860063" calcext:value-type="float">
            <text:p>0.05860063</text:p>
          </table:table-cell>
          <table:table-cell office:value-type="float" office:value="0.1666359" calcext:value-type="float">
            <text:p>0.1666359</text:p>
          </table:table-cell>
          <table:table-cell office:value-type="float" office:value="0.191406" calcext:value-type="float">
            <text:p>0.191406</text:p>
          </table:table-cell>
          <table:table-cell office:value-type="float" office:value="0.1945346" calcext:value-type="float">
            <text:p>0.1945346</text:p>
          </table:table-cell>
          <table:table-cell office:value-type="float" office:value="0" calcext:value-type="float">
            <text:p>0</text:p>
          </table:table-cell>
          <table:table-cell office:value-type="float" office:value="34.13506" calcext:value-type="float">
            <text:p>34.13506</text:p>
          </table:table-cell>
          <table:table-cell office:value-type="float" office:value="30.28251" calcext:value-type="float">
            <text:p>30.28251</text:p>
          </table:table-cell>
          <table:table-cell office:value-type="float" office:value="25.97824" calcext:value-type="float">
            <text:p>25.97824</text:p>
          </table:table-cell>
          <table:table-cell office:value-type="float" office:value="7.338245" calcext:value-type="float">
            <text:p>7.338245</text:p>
          </table:table-cell>
          <table:table-cell office:value-type="float" office:value="5.868714" calcext:value-type="float">
            <text:p>5.868714</text:p>
          </table:table-cell>
          <table:table-cell office:value-type="float" office:value="2.471862" calcext:value-type="float">
            <text:p>2.471862</text:p>
          </table:table-cell>
          <table:table-cell office:value-type="float" office:value="2.519558" calcext:value-type="float">
            <text:p>2.519558</text:p>
          </table:table-cell>
          <table:table-cell office:value-type="float" office:value="5.365419" calcext:value-type="float">
            <text:p>5.365419</text:p>
          </table:table-cell>
          <table:table-cell office:value-type="float" office:value="8.967714" calcext:value-type="float">
            <text:p>8.967714</text:p>
          </table:table-cell>
          <table:table-cell office:value-type="float" office:value="9.578668" calcext:value-type="float">
            <text:p>9.578668</text:p>
          </table:table-cell>
          <table:table-cell office:value-type="float" office:value="10.52555" calcext:value-type="float">
            <text:p>10.52555</text:p>
          </table:table-cell>
          <table:table-cell office:value-type="float" office:value="11.10102" calcext:value-type="float">
            <text:p>11.10102</text:p>
          </table:table-cell>
          <table:table-cell office:value-type="float" office:value="12.30857" calcext:value-type="float">
            <text:p>12.30857</text:p>
          </table:table-cell>
          <table:table-cell office:value-type="float" office:value="12.63138" calcext:value-type="float">
            <text:p>12.63138</text:p>
          </table:table-cell>
          <table:table-cell office:value-type="float" office:value="0" calcext:value-type="float">
            <text:p>0</text:p>
          </table:table-cell>
          <table:table-cell office:value-type="float" office:value="0.00362185" calcext:value-type="float">
            <text:p>0.00362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02305" calcext:value-type="float">
            <text:p>0.67023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6" calcext:value-type="float">
            <text:p>2072006</text:p>
          </table:table-cell>
          <table:table-cell office:value-type="float" office:value="2.857082" calcext:value-type="float">
            <text:p>2.857082</text:p>
          </table:table-cell>
          <table:table-cell office:value-type="float" office:value="135.1008" calcext:value-type="float">
            <text:p>135.1008</text:p>
          </table:table-cell>
          <table:table-cell office:value-type="float" office:value="0" calcext:value-type="float">
            <text:p>0</text:p>
          </table:table-cell>
          <table:table-cell office:value-type="float" office:value="-1.698575" calcext:value-type="float">
            <text:p>-1.698575</text:p>
          </table:table-cell>
          <table:table-cell office:value-type="float" office:value="40.58472" calcext:value-type="float">
            <text:p>40.58472</text:p>
          </table:table-cell>
          <table:table-cell office:value-type="float" office:value="0.002947015" calcext:value-type="float">
            <text:p>0.002947015</text:p>
          </table:table-cell>
          <table:table-cell office:value-type="float" office:value="0.00000262747" calcext:value-type="float">
            <text:p>2.62747E-06</text:p>
          </table:table-cell>
          <table:table-cell office:value-type="float" office:value="0.005866129" calcext:value-type="float">
            <text:p>0.005866129</text:p>
          </table:table-cell>
          <table:table-cell office:value-type="float" office:value="-0.003041768" calcext:value-type="float">
            <text:p>-0.003041768</text:p>
          </table:table-cell>
          <table:table-cell office:value-type="float" office:value="1163.078" calcext:value-type="float">
            <text:p>1163.078</text:p>
          </table:table-cell>
          <table:table-cell office:value-type="float" office:value="1.266775" calcext:value-type="float">
            <text:p>1.266775</text:p>
          </table:table-cell>
          <table:table-cell office:value-type="float" office:value="0" calcext:value-type="float">
            <text:p>0</text:p>
          </table:table-cell>
          <table:table-cell office:value-type="float" office:value="0.02806056" calcext:value-type="float">
            <text:p>0.02806056</text:p>
          </table:table-cell>
          <table:table-cell office:value-type="float" office:value="0.02545376" calcext:value-type="float">
            <text:p>0.02545376</text:p>
          </table:table-cell>
          <table:table-cell office:value-type="float" office:value="0.020909" calcext:value-type="float">
            <text:p>0.020909</text:p>
          </table:table-cell>
          <table:table-cell office:value-type="float" office:value="0.01027504" calcext:value-type="float">
            <text:p>0.01027504</text:p>
          </table:table-cell>
          <table:table-cell office:value-type="float" office:value="0.01004136" calcext:value-type="float">
            <text:p>0.01004136</text:p>
          </table:table-cell>
          <table:table-cell office:value-type="float" office:value="0.005077965" calcext:value-type="float">
            <text:p>0.005077965</text:p>
          </table:table-cell>
          <table:table-cell office:value-type="float" office:value="0.004526144" calcext:value-type="float">
            <text:p>0.004526144</text:p>
          </table:table-cell>
          <table:table-cell office:value-type="float" office:value="0.01505698" calcext:value-type="float">
            <text:p>0.01505698</text:p>
          </table:table-cell>
          <table:table-cell office:value-type="float" office:value="0.06185259" calcext:value-type="float">
            <text:p>0.06185259</text:p>
          </table:table-cell>
          <table:table-cell office:value-type="float" office:value="0.09353592" calcext:value-type="float">
            <text:p>0.09353592</text:p>
          </table:table-cell>
          <table:table-cell office:value-type="float" office:value="0.04555742" calcext:value-type="float">
            <text:p>0.04555742</text:p>
          </table:table-cell>
          <table:table-cell office:value-type="float" office:value="0.1671812" calcext:value-type="float">
            <text:p>0.1671812</text:p>
          </table:table-cell>
          <table:table-cell office:value-type="float" office:value="0.1914224" calcext:value-type="float">
            <text:p>0.1914224</text:p>
          </table:table-cell>
          <table:table-cell office:value-type="float" office:value="0.1945496" calcext:value-type="float">
            <text:p>0.1945496</text:p>
          </table:table-cell>
          <table:table-cell office:value-type="float" office:value="0" calcext:value-type="float">
            <text:p>0</text:p>
          </table:table-cell>
          <table:table-cell office:value-type="float" office:value="34.0821" calcext:value-type="float">
            <text:p>34.0821</text:p>
          </table:table-cell>
          <table:table-cell office:value-type="float" office:value="30.23175" calcext:value-type="float">
            <text:p>30.23175</text:p>
          </table:table-cell>
          <table:table-cell office:value-type="float" office:value="25.93538" calcext:value-type="float">
            <text:p>25.93538</text:p>
          </table:table-cell>
          <table:table-cell office:value-type="float" office:value="7.327579" calcext:value-type="float">
            <text:p>7.327579</text:p>
          </table:table-cell>
          <table:table-cell office:value-type="float" office:value="5.860508" calcext:value-type="float">
            <text:p>5.860508</text:p>
          </table:table-cell>
          <table:table-cell office:value-type="float" office:value="2.469449" calcext:value-type="float">
            <text:p>2.469449</text:p>
          </table:table-cell>
          <table:table-cell office:value-type="float" office:value="2.516574" calcext:value-type="float">
            <text:p>2.516574</text:p>
          </table:table-cell>
          <table:table-cell office:value-type="float" office:value="5.355178" calcext:value-type="float">
            <text:p>5.355178</text:p>
          </table:table-cell>
          <table:table-cell office:value-type="float" office:value="8.95364" calcext:value-type="float">
            <text:p>8.95364</text:p>
          </table:table-cell>
          <table:table-cell office:value-type="float" office:value="9.568089" calcext:value-type="float">
            <text:p>9.568089</text:p>
          </table:table-cell>
          <table:table-cell office:value-type="float" office:value="10.50041" calcext:value-type="float">
            <text:p>10.50041</text:p>
          </table:table-cell>
          <table:table-cell office:value-type="float" office:value="11.10115" calcext:value-type="float">
            <text:p>11.10115</text:p>
          </table:table-cell>
          <table:table-cell office:value-type="float" office:value="12.31013" calcext:value-type="float">
            <text:p>12.31013</text:p>
          </table:table-cell>
          <table:table-cell office:value-type="float" office:value="12.6328" calcext:value-type="float">
            <text:p>12.6328</text:p>
          </table:table-cell>
          <table:table-cell office:value-type="float" office:value="0" calcext:value-type="float">
            <text:p>0</text:p>
          </table:table-cell>
          <table:table-cell office:value-type="float" office:value="1.167772" calcext:value-type="float">
            <text:p>1.167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97569" calcext:value-type="float">
            <text:p>0.679756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6" calcext:value-type="float">
            <text:p>3072006</text:p>
          </table:table-cell>
          <table:table-cell office:value-type="float" office:value="2.851095" calcext:value-type="float">
            <text:p>2.851095</text:p>
          </table:table-cell>
          <table:table-cell office:value-type="float" office:value="135.0974" calcext:value-type="float">
            <text:p>135.0974</text:p>
          </table:table-cell>
          <table:table-cell office:value-type="float" office:value="0" calcext:value-type="float">
            <text:p>0</text:p>
          </table:table-cell>
          <table:table-cell office:value-type="float" office:value="-1.760601" calcext:value-type="float">
            <text:p>-1.760601</text:p>
          </table:table-cell>
          <table:table-cell office:value-type="float" office:value="40.55324" calcext:value-type="float">
            <text:p>40.55324</text:p>
          </table:table-cell>
          <table:table-cell office:value-type="float" office:value="0.002947015" calcext:value-type="float">
            <text:p>0.002947015</text:p>
          </table:table-cell>
          <table:table-cell office:value-type="float" office:value="0.00000262747" calcext:value-type="float">
            <text:p>2.62747E-06</text:p>
          </table:table-cell>
          <table:table-cell office:value-type="float" office:value="0.005866129" calcext:value-type="float">
            <text:p>0.005866129</text:p>
          </table:table-cell>
          <table:table-cell office:value-type="float" office:value="-0.003041768" calcext:value-type="float">
            <text:p>-0.003041768</text:p>
          </table:table-cell>
          <table:table-cell office:value-type="float" office:value="1163.056" calcext:value-type="float">
            <text:p>1163.056</text:p>
          </table:table-cell>
          <table:table-cell office:value-type="float" office:value="1.254205" calcext:value-type="float">
            <text:p>1.254205</text:p>
          </table:table-cell>
          <table:table-cell office:value-type="float" office:value="0" calcext:value-type="float">
            <text:p>0</text:p>
          </table:table-cell>
          <table:table-cell office:value-type="float" office:value="0.03158613" calcext:value-type="float">
            <text:p>0.03158613</text:p>
          </table:table-cell>
          <table:table-cell office:value-type="float" office:value="0.02571598" calcext:value-type="float">
            <text:p>0.02571598</text:p>
          </table:table-cell>
          <table:table-cell office:value-type="float" office:value="0.02104433" calcext:value-type="float">
            <text:p>0.02104433</text:p>
          </table:table-cell>
          <table:table-cell office:value-type="float" office:value="0.01035696" calcext:value-type="float">
            <text:p>0.01035696</text:p>
          </table:table-cell>
          <table:table-cell office:value-type="float" office:value="0.01010607" calcext:value-type="float">
            <text:p>0.01010607</text:p>
          </table:table-cell>
          <table:table-cell office:value-type="float" office:value="0.005129903" calcext:value-type="float">
            <text:p>0.005129903</text:p>
          </table:table-cell>
          <table:table-cell office:value-type="float" office:value="0.004564691" calcext:value-type="float">
            <text:p>0.004564691</text:p>
          </table:table-cell>
          <table:table-cell office:value-type="float" office:value="0.01466554" calcext:value-type="float">
            <text:p>0.01466554</text:p>
          </table:table-cell>
          <table:table-cell office:value-type="float" office:value="0.06113357" calcext:value-type="float">
            <text:p>0.06113357</text:p>
          </table:table-cell>
          <table:table-cell office:value-type="float" office:value="0.09347493" calcext:value-type="float">
            <text:p>0.09347493</text:p>
          </table:table-cell>
          <table:table-cell office:value-type="float" office:value="0.03668834" calcext:value-type="float">
            <text:p>0.03668834</text:p>
          </table:table-cell>
          <table:table-cell office:value-type="float" office:value="0.167536" calcext:value-type="float">
            <text:p>0.167536</text:p>
          </table:table-cell>
          <table:table-cell office:value-type="float" office:value="0.1914388" calcext:value-type="float">
            <text:p>0.1914388</text:p>
          </table:table-cell>
          <table:table-cell office:value-type="float" office:value="0.1945646" calcext:value-type="float">
            <text:p>0.1945646</text:p>
          </table:table-cell>
          <table:table-cell office:value-type="float" office:value="0" calcext:value-type="float">
            <text:p>0</text:p>
          </table:table-cell>
          <table:table-cell office:value-type="float" office:value="34.04517" calcext:value-type="float">
            <text:p>34.04517</text:p>
          </table:table-cell>
          <table:table-cell office:value-type="float" office:value="30.1819" calcext:value-type="float">
            <text:p>30.1819</text:p>
          </table:table-cell>
          <table:table-cell office:value-type="float" office:value="25.89272" calcext:value-type="float">
            <text:p>25.89272</text:p>
          </table:table-cell>
          <table:table-cell office:value-type="float" office:value="7.316936" calcext:value-type="float">
            <text:p>7.316936</text:p>
          </table:table-cell>
          <table:table-cell office:value-type="float" office:value="5.852357" calcext:value-type="float">
            <text:p>5.852357</text:p>
          </table:table-cell>
          <table:table-cell office:value-type="float" office:value="2.467075" calcext:value-type="float">
            <text:p>2.467075</text:p>
          </table:table-cell>
          <table:table-cell office:value-type="float" office:value="2.513737" calcext:value-type="float">
            <text:p>2.513737</text:p>
          </table:table-cell>
          <table:table-cell office:value-type="float" office:value="5.344985" calcext:value-type="float">
            <text:p>5.344985</text:p>
          </table:table-cell>
          <table:table-cell office:value-type="float" office:value="8.939593" calcext:value-type="float">
            <text:p>8.939593</text:p>
          </table:table-cell>
          <table:table-cell office:value-type="float" office:value="9.557706" calcext:value-type="float">
            <text:p>9.557706</text:p>
          </table:table-cell>
          <table:table-cell office:value-type="float" office:value="10.47283" calcext:value-type="float">
            <text:p>10.47283</text:p>
          </table:table-cell>
          <table:table-cell office:value-type="float" office:value="11.10137" calcext:value-type="float">
            <text:p>11.10137</text:p>
          </table:table-cell>
          <table:table-cell office:value-type="float" office:value="12.31168" calcext:value-type="float">
            <text:p>12.31168</text:p>
          </table:table-cell>
          <table:table-cell office:value-type="float" office:value="12.63423" calcext:value-type="float">
            <text:p>12.63423</text:p>
          </table:table-cell>
          <table:table-cell office:value-type="float" office:value="0" calcext:value-type="float">
            <text:p>0</text:p>
          </table:table-cell>
          <table:table-cell office:value-type="float" office:value="2.864469" calcext:value-type="float">
            <text:p>2.864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15996" calcext:value-type="float">
            <text:p>0.69159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6" calcext:value-type="float">
            <text:p>4072006</text:p>
          </table:table-cell>
          <table:table-cell office:value-type="float" office:value="2.847081" calcext:value-type="float">
            <text:p>2.847081</text:p>
          </table:table-cell>
          <table:table-cell office:value-type="float" office:value="135.0937" calcext:value-type="float">
            <text:p>135.0937</text:p>
          </table:table-cell>
          <table:table-cell office:value-type="float" office:value="0" calcext:value-type="float">
            <text:p>0</text:p>
          </table:table-cell>
          <table:table-cell office:value-type="float" office:value="-1.823051" calcext:value-type="float">
            <text:p>-1.823051</text:p>
          </table:table-cell>
          <table:table-cell office:value-type="float" office:value="40.52115" calcext:value-type="float">
            <text:p>40.52115</text:p>
          </table:table-cell>
          <table:table-cell office:value-type="float" office:value="0.002947015" calcext:value-type="float">
            <text:p>0.002947015</text:p>
          </table:table-cell>
          <table:table-cell office:value-type="float" office:value="0.00000262747" calcext:value-type="float">
            <text:p>2.62747E-06</text:p>
          </table:table-cell>
          <table:table-cell office:value-type="float" office:value="0.005866129" calcext:value-type="float">
            <text:p>0.005866129</text:p>
          </table:table-cell>
          <table:table-cell office:value-type="float" office:value="-0.003041768" calcext:value-type="float">
            <text:p>-0.003041768</text:p>
          </table:table-cell>
          <table:table-cell office:value-type="float" office:value="1163.034" calcext:value-type="float">
            <text:p>1163.034</text:p>
          </table:table-cell>
          <table:table-cell office:value-type="float" office:value="1.24431" calcext:value-type="float">
            <text:p>1.24431</text:p>
          </table:table-cell>
          <table:table-cell office:value-type="float" office:value="0" calcext:value-type="float">
            <text:p>0</text:p>
          </table:table-cell>
          <table:table-cell office:value-type="float" office:value="0.03084951" calcext:value-type="float">
            <text:p>0.03084951</text:p>
          </table:table-cell>
          <table:table-cell office:value-type="float" office:value="0.02492971" calcext:value-type="float">
            <text:p>0.02492971</text:p>
          </table:table-cell>
          <table:table-cell office:value-type="float" office:value="0.02053241" calcext:value-type="float">
            <text:p>0.02053241</text:p>
          </table:table-cell>
          <table:table-cell office:value-type="float" office:value="0.01008111" calcext:value-type="float">
            <text:p>0.01008111</text:p>
          </table:table-cell>
          <table:table-cell office:value-type="float" office:value="0.009853026" calcext:value-type="float">
            <text:p>0.009853026</text:p>
          </table:table-cell>
          <table:table-cell office:value-type="float" office:value="0.005102402" calcext:value-type="float">
            <text:p>0.005102402</text:p>
          </table:table-cell>
          <table:table-cell office:value-type="float" office:value="0.004595459" calcext:value-type="float">
            <text:p>0.004595459</text:p>
          </table:table-cell>
          <table:table-cell office:value-type="float" office:value="0.0142561" calcext:value-type="float">
            <text:p>0.0142561</text:p>
          </table:table-cell>
          <table:table-cell office:value-type="float" office:value="0.05990529" calcext:value-type="float">
            <text:p>0.05990529</text:p>
          </table:table-cell>
          <table:table-cell office:value-type="float" office:value="0.09236898" calcext:value-type="float">
            <text:p>0.09236898</text:p>
          </table:table-cell>
          <table:table-cell office:value-type="float" office:value="0.03048351" calcext:value-type="float">
            <text:p>0.03048351</text:p>
          </table:table-cell>
          <table:table-cell office:value-type="float" office:value="0.167699" calcext:value-type="float">
            <text:p>0.167699</text:p>
          </table:table-cell>
          <table:table-cell office:value-type="float" office:value="0.1914554" calcext:value-type="float">
            <text:p>0.1914554</text:p>
          </table:table-cell>
          <table:table-cell office:value-type="float" office:value="0.1945796" calcext:value-type="float">
            <text:p>0.1945796</text:p>
          </table:table-cell>
          <table:table-cell office:value-type="float" office:value="0" calcext:value-type="float">
            <text:p>0</text:p>
          </table:table-cell>
          <table:table-cell office:value-type="float" office:value="34.01025" calcext:value-type="float">
            <text:p>34.01025</text:p>
          </table:table-cell>
          <table:table-cell office:value-type="float" office:value="30.13235" calcext:value-type="float">
            <text:p>30.13235</text:p>
          </table:table-cell>
          <table:table-cell office:value-type="float" office:value="25.85015" calcext:value-type="float">
            <text:p>25.85015</text:p>
          </table:table-cell>
          <table:table-cell office:value-type="float" office:value="7.306286" calcext:value-type="float">
            <text:p>7.306286</text:p>
          </table:table-cell>
          <table:table-cell office:value-type="float" office:value="5.844255" calcext:value-type="float">
            <text:p>5.844255</text:p>
          </table:table-cell>
          <table:table-cell office:value-type="float" office:value="2.464737" calcext:value-type="float">
            <text:p>2.464737</text:p>
          </table:table-cell>
          <table:table-cell office:value-type="float" office:value="2.511032" calcext:value-type="float">
            <text:p>2.511032</text:p>
          </table:table-cell>
          <table:table-cell office:value-type="float" office:value="5.334831" calcext:value-type="float">
            <text:p>5.334831</text:p>
          </table:table-cell>
          <table:table-cell office:value-type="float" office:value="8.925463" calcext:value-type="float">
            <text:p>8.925463</text:p>
          </table:table-cell>
          <table:table-cell office:value-type="float" office:value="9.547245" calcext:value-type="float">
            <text:p>9.547245</text:p>
          </table:table-cell>
          <table:table-cell office:value-type="float" office:value="10.44363" calcext:value-type="float">
            <text:p>10.44363</text:p>
          </table:table-cell>
          <table:table-cell office:value-type="float" office:value="11.10167" calcext:value-type="float">
            <text:p>11.10167</text:p>
          </table:table-cell>
          <table:table-cell office:value-type="float" office:value="12.31323" calcext:value-type="float">
            <text:p>12.31323</text:p>
          </table:table-cell>
          <table:table-cell office:value-type="float" office:value="12.63566" calcext:value-type="float">
            <text:p>12.63566</text:p>
          </table:table-cell>
          <table:table-cell office:value-type="float" office:value="0" calcext:value-type="float">
            <text:p>0</text:p>
          </table:table-cell>
          <table:table-cell office:value-type="float" office:value="3.029444" calcext:value-type="float">
            <text:p>3.029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20373" calcext:value-type="float">
            <text:p>0.702037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6" calcext:value-type="float">
            <text:p>5072006</text:p>
          </table:table-cell>
          <table:table-cell office:value-type="float" office:value="2.844264" calcext:value-type="float">
            <text:p>2.844264</text:p>
          </table:table-cell>
          <table:table-cell office:value-type="float" office:value="135.09" calcext:value-type="float">
            <text:p>135.09</text:p>
          </table:table-cell>
          <table:table-cell office:value-type="float" office:value="0" calcext:value-type="float">
            <text:p>0</text:p>
          </table:table-cell>
          <table:table-cell office:value-type="float" office:value="-1.885929" calcext:value-type="float">
            <text:p>-1.885929</text:p>
          </table:table-cell>
          <table:table-cell office:value-type="float" office:value="40.48841" calcext:value-type="float">
            <text:p>40.48841</text:p>
          </table:table-cell>
          <table:table-cell office:value-type="float" office:value="0.002947015" calcext:value-type="float">
            <text:p>0.002947015</text:p>
          </table:table-cell>
          <table:table-cell office:value-type="float" office:value="0.00000262747" calcext:value-type="float">
            <text:p>2.62747E-06</text:p>
          </table:table-cell>
          <table:table-cell office:value-type="float" office:value="0.005866129" calcext:value-type="float">
            <text:p>0.005866129</text:p>
          </table:table-cell>
          <table:table-cell office:value-type="float" office:value="-0.003041768" calcext:value-type="float">
            <text:p>-0.003041768</text:p>
          </table:table-cell>
          <table:table-cell office:value-type="float" office:value="1163.012" calcext:value-type="float">
            <text:p>1163.012</text:p>
          </table:table-cell>
          <table:table-cell office:value-type="float" office:value="1.236098" calcext:value-type="float">
            <text:p>1.236098</text:p>
          </table:table-cell>
          <table:table-cell office:value-type="float" office:value="0" calcext:value-type="float">
            <text:p>0</text:p>
          </table:table-cell>
          <table:table-cell office:value-type="float" office:value="0.02956826" calcext:value-type="float">
            <text:p>0.02956826</text:p>
          </table:table-cell>
          <table:table-cell office:value-type="float" office:value="0.02444199" calcext:value-type="float">
            <text:p>0.02444199</text:p>
          </table:table-cell>
          <table:table-cell office:value-type="float" office:value="0.0201598" calcext:value-type="float">
            <text:p>0.0201598</text:p>
          </table:table-cell>
          <table:table-cell office:value-type="float" office:value="0.009843638" calcext:value-type="float">
            <text:p>0.009843638</text:p>
          </table:table-cell>
          <table:table-cell office:value-type="float" office:value="0.009611786" calcext:value-type="float">
            <text:p>0.009611786</text:p>
          </table:table-cell>
          <table:table-cell office:value-type="float" office:value="0.00505415" calcext:value-type="float">
            <text:p>0.00505415</text:p>
          </table:table-cell>
          <table:table-cell office:value-type="float" office:value="0.004617085" calcext:value-type="float">
            <text:p>0.004617085</text:p>
          </table:table-cell>
          <table:table-cell office:value-type="float" office:value="0.01385772" calcext:value-type="float">
            <text:p>0.01385772</text:p>
          </table:table-cell>
          <table:table-cell office:value-type="float" office:value="0.05820386" calcext:value-type="float">
            <text:p>0.05820386</text:p>
          </table:table-cell>
          <table:table-cell office:value-type="float" office:value="0.09042417" calcext:value-type="float">
            <text:p>0.09042417</text:p>
          </table:table-cell>
          <table:table-cell office:value-type="float" office:value="0.02593345" calcext:value-type="float">
            <text:p>0.02593345</text:p>
          </table:table-cell>
          <table:table-cell office:value-type="float" office:value="0.1676794" calcext:value-type="float">
            <text:p>0.1676794</text:p>
          </table:table-cell>
          <table:table-cell office:value-type="float" office:value="0.1914717" calcext:value-type="float">
            <text:p>0.1914717</text:p>
          </table:table-cell>
          <table:table-cell office:value-type="float" office:value="0.1945946" calcext:value-type="float">
            <text:p>0.1945946</text:p>
          </table:table-cell>
          <table:table-cell office:value-type="float" office:value="0" calcext:value-type="float">
            <text:p>0</text:p>
          </table:table-cell>
          <table:table-cell office:value-type="float" office:value="33.97537" calcext:value-type="float">
            <text:p>33.97537</text:p>
          </table:table-cell>
          <table:table-cell office:value-type="float" office:value="30.08289" calcext:value-type="float">
            <text:p>30.08289</text:p>
          </table:table-cell>
          <table:table-cell office:value-type="float" office:value="25.80761" calcext:value-type="float">
            <text:p>25.80761</text:p>
          </table:table-cell>
          <table:table-cell office:value-type="float" office:value="7.295587" calcext:value-type="float">
            <text:p>7.295587</text:p>
          </table:table-cell>
          <table:table-cell office:value-type="float" office:value="5.836115" calcext:value-type="float">
            <text:p>5.836115</text:p>
          </table:table-cell>
          <table:table-cell office:value-type="float" office:value="2.46242" calcext:value-type="float">
            <text:p>2.46242</text:p>
          </table:table-cell>
          <table:table-cell office:value-type="float" office:value="2.508435" calcext:value-type="float">
            <text:p>2.508435</text:p>
          </table:table-cell>
          <table:table-cell office:value-type="float" office:value="5.324733" calcext:value-type="float">
            <text:p>5.324733</text:p>
          </table:table-cell>
          <table:table-cell office:value-type="float" office:value="8.911161" calcext:value-type="float">
            <text:p>8.911161</text:p>
          </table:table-cell>
          <table:table-cell office:value-type="float" office:value="9.536497" calcext:value-type="float">
            <text:p>9.536497</text:p>
          </table:table-cell>
          <table:table-cell office:value-type="float" office:value="10.41332" calcext:value-type="float">
            <text:p>10.41332</text:p>
          </table:table-cell>
          <table:table-cell office:value-type="float" office:value="11.10199" calcext:value-type="float">
            <text:p>11.10199</text:p>
          </table:table-cell>
          <table:table-cell office:value-type="float" office:value="12.31478" calcext:value-type="float">
            <text:p>12.31478</text:p>
          </table:table-cell>
          <table:table-cell office:value-type="float" office:value="12.63707" calcext:value-type="float">
            <text:p>12.63707</text:p>
          </table:table-cell>
          <table:table-cell office:value-type="float" office:value="0" calcext:value-type="float">
            <text:p>0</text:p>
          </table:table-cell>
          <table:table-cell office:value-type="float" office:value="2.735071" calcext:value-type="float">
            <text:p>2.735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15054" calcext:value-type="float">
            <text:p>0.711505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6" calcext:value-type="float">
            <text:p>6072006</text:p>
          </table:table-cell>
          <table:table-cell office:value-type="float" office:value="2.841967" calcext:value-type="float">
            <text:p>2.841967</text:p>
          </table:table-cell>
          <table:table-cell office:value-type="float" office:value="135.0861" calcext:value-type="float">
            <text:p>135.0861</text:p>
          </table:table-cell>
          <table:table-cell office:value-type="float" office:value="0" calcext:value-type="float">
            <text:p>0</text:p>
          </table:table-cell>
          <table:table-cell office:value-type="float" office:value="-1.949242" calcext:value-type="float">
            <text:p>-1.949242</text:p>
          </table:table-cell>
          <table:table-cell office:value-type="float" office:value="40.45507" calcext:value-type="float">
            <text:p>40.45507</text:p>
          </table:table-cell>
          <table:table-cell office:value-type="float" office:value="0.002947015" calcext:value-type="float">
            <text:p>0.002947015</text:p>
          </table:table-cell>
          <table:table-cell office:value-type="float" office:value="0.00000262747" calcext:value-type="float">
            <text:p>2.62747E-06</text:p>
          </table:table-cell>
          <table:table-cell office:value-type="float" office:value="0.005866129" calcext:value-type="float">
            <text:p>0.005866129</text:p>
          </table:table-cell>
          <table:table-cell office:value-type="float" office:value="-0.003041768" calcext:value-type="float">
            <text:p>-0.003041768</text:p>
          </table:table-cell>
          <table:table-cell office:value-type="float" office:value="1162.989" calcext:value-type="float">
            <text:p>1162.989</text:p>
          </table:table-cell>
          <table:table-cell office:value-type="float" office:value="1.228522" calcext:value-type="float">
            <text:p>1.228522</text:p>
          </table:table-cell>
          <table:table-cell office:value-type="float" office:value="0" calcext:value-type="float">
            <text:p>0</text:p>
          </table:table-cell>
          <table:table-cell office:value-type="float" office:value="0.05607893" calcext:value-type="float">
            <text:p>0.05607893</text:p>
          </table:table-cell>
          <table:table-cell office:value-type="float" office:value="0.02581917" calcext:value-type="float">
            <text:p>0.02581917</text:p>
          </table:table-cell>
          <table:table-cell office:value-type="float" office:value="0.02021638" calcext:value-type="float">
            <text:p>0.02021638</text:p>
          </table:table-cell>
          <table:table-cell office:value-type="float" office:value="0.009835668" calcext:value-type="float">
            <text:p>0.009835668</text:p>
          </table:table-cell>
          <table:table-cell office:value-type="float" office:value="0.009579634" calcext:value-type="float">
            <text:p>0.009579634</text:p>
          </table:table-cell>
          <table:table-cell office:value-type="float" office:value="0.005047686" calcext:value-type="float">
            <text:p>0.005047686</text:p>
          </table:table-cell>
          <table:table-cell office:value-type="float" office:value="0.004642083" calcext:value-type="float">
            <text:p>0.004642083</text:p>
          </table:table-cell>
          <table:table-cell office:value-type="float" office:value="0.01349367" calcext:value-type="float">
            <text:p>0.01349367</text:p>
          </table:table-cell>
          <table:table-cell office:value-type="float" office:value="0.0566123" calcext:value-type="float">
            <text:p>0.0566123</text:p>
          </table:table-cell>
          <table:table-cell office:value-type="float" office:value="0.08840656" calcext:value-type="float">
            <text:p>0.08840656</text:p>
          </table:table-cell>
          <table:table-cell office:value-type="float" office:value="0.02262073" calcext:value-type="float">
            <text:p>0.02262073</text:p>
          </table:table-cell>
          <table:table-cell office:value-type="float" office:value="0.1676183" calcext:value-type="float">
            <text:p>0.1676183</text:p>
          </table:table-cell>
          <table:table-cell office:value-type="float" office:value="0.1914879" calcext:value-type="float">
            <text:p>0.1914879</text:p>
          </table:table-cell>
          <table:table-cell office:value-type="float" office:value="0.1946095" calcext:value-type="float">
            <text:p>0.1946095</text:p>
          </table:table-cell>
          <table:table-cell office:value-type="float" office:value="0" calcext:value-type="float">
            <text:p>0</text:p>
          </table:table-cell>
          <table:table-cell office:value-type="float" office:value="33.94036" calcext:value-type="float">
            <text:p>33.94036</text:p>
          </table:table-cell>
          <table:table-cell office:value-type="float" office:value="30.03355" calcext:value-type="float">
            <text:p>30.03355</text:p>
          </table:table-cell>
          <table:table-cell office:value-type="float" office:value="25.76527" calcext:value-type="float">
            <text:p>25.76527</text:p>
          </table:table-cell>
          <table:table-cell office:value-type="float" office:value="7.284887" calcext:value-type="float">
            <text:p>7.284887</text:p>
          </table:table-cell>
          <table:table-cell office:value-type="float" office:value="5.827968" calcext:value-type="float">
            <text:p>5.827968</text:p>
          </table:table-cell>
          <table:table-cell office:value-type="float" office:value="2.460122" calcext:value-type="float">
            <text:p>2.460122</text:p>
          </table:table-cell>
          <table:table-cell office:value-type="float" office:value="2.505925" calcext:value-type="float">
            <text:p>2.505925</text:p>
          </table:table-cell>
          <table:table-cell office:value-type="float" office:value="5.314687" calcext:value-type="float">
            <text:p>5.314687</text:p>
          </table:table-cell>
          <table:table-cell office:value-type="float" office:value="8.896622" calcext:value-type="float">
            <text:p>8.896622</text:p>
          </table:table-cell>
          <table:table-cell office:value-type="float" office:value="9.525369" calcext:value-type="float">
            <text:p>9.525369</text:p>
          </table:table-cell>
          <table:table-cell office:value-type="float" office:value="10.38223" calcext:value-type="float">
            <text:p>10.38223</text:p>
          </table:table-cell>
          <table:table-cell office:value-type="float" office:value="11.10229" calcext:value-type="float">
            <text:p>11.10229</text:p>
          </table:table-cell>
          <table:table-cell office:value-type="float" office:value="12.31633" calcext:value-type="float">
            <text:p>12.31633</text:p>
          </table:table-cell>
          <table:table-cell office:value-type="float" office:value="12.6385" calcext:value-type="float">
            <text:p>12.6385</text:p>
          </table:table-cell>
          <table:table-cell office:value-type="float" office:value="0" calcext:value-type="float">
            <text:p>0</text:p>
          </table:table-cell>
          <table:table-cell office:value-type="float" office:value="2.465003" calcext:value-type="float">
            <text:p>2.465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06339" calcext:value-type="float">
            <text:p>0.720633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6" calcext:value-type="float">
            <text:p>7072006</text:p>
          </table:table-cell>
          <table:table-cell office:value-type="float" office:value="2.842884" calcext:value-type="float">
            <text:p>2.842884</text:p>
          </table:table-cell>
          <table:table-cell office:value-type="float" office:value="135.0833" calcext:value-type="float">
            <text:p>135.0833</text:p>
          </table:table-cell>
          <table:table-cell office:value-type="float" office:value="0" calcext:value-type="float">
            <text:p>0</text:p>
          </table:table-cell>
          <table:table-cell office:value-type="float" office:value="-2.013512" calcext:value-type="float">
            <text:p>-2.013512</text:p>
          </table:table-cell>
          <table:table-cell office:value-type="float" office:value="40.42092" calcext:value-type="float">
            <text:p>40.42092</text:p>
          </table:table-cell>
          <table:table-cell office:value-type="float" office:value="0.002947015" calcext:value-type="float">
            <text:p>0.002947015</text:p>
          </table:table-cell>
          <table:table-cell office:value-type="float" office:value="0.00000262747" calcext:value-type="float">
            <text:p>2.62747E-06</text:p>
          </table:table-cell>
          <table:table-cell office:value-type="float" office:value="0.005866129" calcext:value-type="float">
            <text:p>0.005866129</text:p>
          </table:table-cell>
          <table:table-cell office:value-type="float" office:value="-0.003041768" calcext:value-type="float">
            <text:p>-0.003041768</text:p>
          </table:table-cell>
          <table:table-cell office:value-type="float" office:value="1162.966" calcext:value-type="float">
            <text:p>1162.966</text:p>
          </table:table-cell>
          <table:table-cell office:value-type="float" office:value="1.234408" calcext:value-type="float">
            <text:p>1.234408</text:p>
          </table:table-cell>
          <table:table-cell office:value-type="float" office:value="0" calcext:value-type="float">
            <text:p>0</text:p>
          </table:table-cell>
          <table:table-cell office:value-type="float" office:value="0.0124607" calcext:value-type="float">
            <text:p>0.0124607</text:p>
          </table:table-cell>
          <table:table-cell office:value-type="float" office:value="0.02454236" calcext:value-type="float">
            <text:p>0.02454236</text:p>
          </table:table-cell>
          <table:table-cell office:value-type="float" office:value="0.0195834" calcext:value-type="float">
            <text:p>0.0195834</text:p>
          </table:table-cell>
          <table:table-cell office:value-type="float" office:value="0.009472257" calcext:value-type="float">
            <text:p>0.009472257</text:p>
          </table:table-cell>
          <table:table-cell office:value-type="float" office:value="0.009231722" calcext:value-type="float">
            <text:p>0.009231722</text:p>
          </table:table-cell>
          <table:table-cell office:value-type="float" office:value="0.004971007" calcext:value-type="float">
            <text:p>0.004971007</text:p>
          </table:table-cell>
          <table:table-cell office:value-type="float" office:value="0.004639036" calcext:value-type="float">
            <text:p>0.004639036</text:p>
          </table:table-cell>
          <table:table-cell office:value-type="float" office:value="0.01314545" calcext:value-type="float">
            <text:p>0.01314545</text:p>
          </table:table-cell>
          <table:table-cell office:value-type="float" office:value="0.05512581" calcext:value-type="float">
            <text:p>0.05512581</text:p>
          </table:table-cell>
          <table:table-cell office:value-type="float" office:value="0.08643579" calcext:value-type="float">
            <text:p>0.08643579</text:p>
          </table:table-cell>
          <table:table-cell office:value-type="float" office:value="0.02005375" calcext:value-type="float">
            <text:p>0.02005375</text:p>
          </table:table-cell>
          <table:table-cell office:value-type="float" office:value="0.1675666" calcext:value-type="float">
            <text:p>0.1675666</text:p>
          </table:table-cell>
          <table:table-cell office:value-type="float" office:value="0.1915039" calcext:value-type="float">
            <text:p>0.1915039</text:p>
          </table:table-cell>
          <table:table-cell office:value-type="float" office:value="0.1946245" calcext:value-type="float">
            <text:p>0.1946245</text:p>
          </table:table-cell>
          <table:table-cell office:value-type="float" office:value="0" calcext:value-type="float">
            <text:p>0</text:p>
          </table:table-cell>
          <table:table-cell office:value-type="float" office:value="33.8713" calcext:value-type="float">
            <text:p>33.8713</text:p>
          </table:table-cell>
          <table:table-cell office:value-type="float" office:value="29.9835" calcext:value-type="float">
            <text:p>29.9835</text:p>
          </table:table-cell>
          <table:table-cell office:value-type="float" office:value="25.72294" calcext:value-type="float">
            <text:p>25.72294</text:p>
          </table:table-cell>
          <table:table-cell office:value-type="float" office:value="7.274157" calcext:value-type="float">
            <text:p>7.274157</text:p>
          </table:table-cell>
          <table:table-cell office:value-type="float" office:value="5.81979" calcext:value-type="float">
            <text:p>5.81979</text:p>
          </table:table-cell>
          <table:table-cell office:value-type="float" office:value="2.457839" calcext:value-type="float">
            <text:p>2.457839</text:p>
          </table:table-cell>
          <table:table-cell office:value-type="float" office:value="2.503482" calcext:value-type="float">
            <text:p>2.503482</text:p>
          </table:table-cell>
          <table:table-cell office:value-type="float" office:value="5.304709" calcext:value-type="float">
            <text:p>5.304709</text:p>
          </table:table-cell>
          <table:table-cell office:value-type="float" office:value="8.881938" calcext:value-type="float">
            <text:p>8.881938</text:p>
          </table:table-cell>
          <table:table-cell office:value-type="float" office:value="9.51391" calcext:value-type="float">
            <text:p>9.51391</text:p>
          </table:table-cell>
          <table:table-cell office:value-type="float" office:value="10.35062" calcext:value-type="float">
            <text:p>10.35062</text:p>
          </table:table-cell>
          <table:table-cell office:value-type="float" office:value="11.1026" calcext:value-type="float">
            <text:p>11.1026</text:p>
          </table:table-cell>
          <table:table-cell office:value-type="float" office:value="12.31788" calcext:value-type="float">
            <text:p>12.31788</text:p>
          </table:table-cell>
          <table:table-cell office:value-type="float" office:value="12.63992" calcext:value-type="float">
            <text:p>12.63992</text:p>
          </table:table-cell>
          <table:table-cell office:value-type="float" office:value="0" calcext:value-type="float">
            <text:p>0</text:p>
          </table:table-cell>
          <table:table-cell office:value-type="float" office:value="0.005199874" calcext:value-type="float">
            <text:p>0.005199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57712" calcext:value-type="float">
            <text:p>0.725771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6" calcext:value-type="float">
            <text:p>8072006</text:p>
          </table:table-cell>
          <table:table-cell office:value-type="float" office:value="2.842797" calcext:value-type="float">
            <text:p>2.842797</text:p>
          </table:table-cell>
          <table:table-cell office:value-type="float" office:value="135.0802" calcext:value-type="float">
            <text:p>135.0802</text:p>
          </table:table-cell>
          <table:table-cell office:value-type="float" office:value="0" calcext:value-type="float">
            <text:p>0</text:p>
          </table:table-cell>
          <table:table-cell office:value-type="float" office:value="-2.076873" calcext:value-type="float">
            <text:p>-2.076873</text:p>
          </table:table-cell>
          <table:table-cell office:value-type="float" office:value="40.38636" calcext:value-type="float">
            <text:p>40.38636</text:p>
          </table:table-cell>
          <table:table-cell office:value-type="float" office:value="0.002947015" calcext:value-type="float">
            <text:p>0.002947015</text:p>
          </table:table-cell>
          <table:table-cell office:value-type="float" office:value="0.00000262747" calcext:value-type="float">
            <text:p>2.62747E-06</text:p>
          </table:table-cell>
          <table:table-cell office:value-type="float" office:value="0.005866129" calcext:value-type="float">
            <text:p>0.005866129</text:p>
          </table:table-cell>
          <table:table-cell office:value-type="float" office:value="-0.003041768" calcext:value-type="float">
            <text:p>-0.003041768</text:p>
          </table:table-cell>
          <table:table-cell office:value-type="float" office:value="1162.942" calcext:value-type="float">
            <text:p>1162.942</text:p>
          </table:table-cell>
          <table:table-cell office:value-type="float" office:value="1.234956" calcext:value-type="float">
            <text:p>1.234956</text:p>
          </table:table-cell>
          <table:table-cell office:value-type="float" office:value="0" calcext:value-type="float">
            <text:p>0</text:p>
          </table:table-cell>
          <table:table-cell office:value-type="float" office:value="0.01653602" calcext:value-type="float">
            <text:p>0.01653602</text:p>
          </table:table-cell>
          <table:table-cell office:value-type="float" office:value="0.02350351" calcext:value-type="float">
            <text:p>0.02350351</text:p>
          </table:table-cell>
          <table:table-cell office:value-type="float" office:value="0.01937293" calcext:value-type="float">
            <text:p>0.01937293</text:p>
          </table:table-cell>
          <table:table-cell office:value-type="float" office:value="0.009309558" calcext:value-type="float">
            <text:p>0.009309558</text:p>
          </table:table-cell>
          <table:table-cell office:value-type="float" office:value="0.009049552" calcext:value-type="float">
            <text:p>0.009049552</text:p>
          </table:table-cell>
          <table:table-cell office:value-type="float" office:value="0.004929149" calcext:value-type="float">
            <text:p>0.004929149</text:p>
          </table:table-cell>
          <table:table-cell office:value-type="float" office:value="0.004632279" calcext:value-type="float">
            <text:p>0.004632279</text:p>
          </table:table-cell>
          <table:table-cell office:value-type="float" office:value="0.01283797" calcext:value-type="float">
            <text:p>0.01283797</text:p>
          </table:table-cell>
          <table:table-cell office:value-type="float" office:value="0.05371494" calcext:value-type="float">
            <text:p>0.05371494</text:p>
          </table:table-cell>
          <table:table-cell office:value-type="float" office:value="0.08441997" calcext:value-type="float">
            <text:p>0.08441997</text:p>
          </table:table-cell>
          <table:table-cell office:value-type="float" office:value="0.01809464" calcext:value-type="float">
            <text:p>0.01809464</text:p>
          </table:table-cell>
          <table:table-cell office:value-type="float" office:value="0.1675308" calcext:value-type="float">
            <text:p>0.1675308</text:p>
          </table:table-cell>
          <table:table-cell office:value-type="float" office:value="0.1915204" calcext:value-type="float">
            <text:p>0.1915204</text:p>
          </table:table-cell>
          <table:table-cell office:value-type="float" office:value="0.1946395" calcext:value-type="float">
            <text:p>0.1946395</text:p>
          </table:table-cell>
          <table:table-cell office:value-type="float" office:value="0" calcext:value-type="float">
            <text:p>0</text:p>
          </table:table-cell>
          <table:table-cell office:value-type="float" office:value="33.80879" calcext:value-type="float">
            <text:p>33.80879</text:p>
          </table:table-cell>
          <table:table-cell office:value-type="float" office:value="29.93279" calcext:value-type="float">
            <text:p>29.93279</text:p>
          </table:table-cell>
          <table:table-cell office:value-type="float" office:value="25.68056" calcext:value-type="float">
            <text:p>25.68056</text:p>
          </table:table-cell>
          <table:table-cell office:value-type="float" office:value="7.263393" calcext:value-type="float">
            <text:p>7.263393</text:p>
          </table:table-cell>
          <table:table-cell office:value-type="float" office:value="5.811565" calcext:value-type="float">
            <text:p>5.811565</text:p>
          </table:table-cell>
          <table:table-cell office:value-type="float" office:value="2.455563" calcext:value-type="float">
            <text:p>2.455563</text:p>
          </table:table-cell>
          <table:table-cell office:value-type="float" office:value="2.501086" calcext:value-type="float">
            <text:p>2.501086</text:p>
          </table:table-cell>
          <table:table-cell office:value-type="float" office:value="5.294796" calcext:value-type="float">
            <text:p>5.294796</text:p>
          </table:table-cell>
          <table:table-cell office:value-type="float" office:value="8.867102" calcext:value-type="float">
            <text:p>8.867102</text:p>
          </table:table-cell>
          <table:table-cell office:value-type="float" office:value="9.502077" calcext:value-type="float">
            <text:p>9.502077</text:p>
          </table:table-cell>
          <table:table-cell office:value-type="float" office:value="10.31862" calcext:value-type="float">
            <text:p>10.31862</text:p>
          </table:table-cell>
          <table:table-cell office:value-type="float" office:value="11.10283" calcext:value-type="float">
            <text:p>11.10283</text:p>
          </table:table-cell>
          <table:table-cell office:value-type="float" office:value="12.31943" calcext:value-type="float">
            <text:p>12.31943</text:p>
          </table:table-cell>
          <table:table-cell office:value-type="float" office:value="12.64134" calcext:value-type="float">
            <text:p>12.64134</text:p>
          </table:table-cell>
          <table:table-cell office:value-type="float" office:value="0" calcext:value-type="float">
            <text:p>0</text:p>
          </table:table-cell>
          <table:table-cell office:value-type="float" office:value="0.001905466" calcext:value-type="float">
            <text:p>0.001905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21908" calcext:value-type="float">
            <text:p>0.732190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6" calcext:value-type="float">
            <text:p>9072006</text:p>
          </table:table-cell>
          <table:table-cell office:value-type="float" office:value="2.839437" calcext:value-type="float">
            <text:p>2.839437</text:p>
          </table:table-cell>
          <table:table-cell office:value-type="float" office:value="135.077" calcext:value-type="float">
            <text:p>135.077</text:p>
          </table:table-cell>
          <table:table-cell office:value-type="float" office:value="0" calcext:value-type="float">
            <text:p>0</text:p>
          </table:table-cell>
          <table:table-cell office:value-type="float" office:value="-2.140896" calcext:value-type="float">
            <text:p>-2.140896</text:p>
          </table:table-cell>
          <table:table-cell office:value-type="float" office:value="40.35182" calcext:value-type="float">
            <text:p>40.35182</text:p>
          </table:table-cell>
          <table:table-cell office:value-type="float" office:value="0.002947015" calcext:value-type="float">
            <text:p>0.002947015</text:p>
          </table:table-cell>
          <table:table-cell office:value-type="float" office:value="0.00000262747" calcext:value-type="float">
            <text:p>2.62747E-06</text:p>
          </table:table-cell>
          <table:table-cell office:value-type="float" office:value="0.005866129" calcext:value-type="float">
            <text:p>0.005866129</text:p>
          </table:table-cell>
          <table:table-cell office:value-type="float" office:value="-0.003041768" calcext:value-type="float">
            <text:p>-0.003041768</text:p>
          </table:table-cell>
          <table:table-cell office:value-type="float" office:value="1162.916" calcext:value-type="float">
            <text:p>1162.916</text:p>
          </table:table-cell>
          <table:table-cell office:value-type="float" office:value="1.226379" calcext:value-type="float">
            <text:p>1.226379</text:p>
          </table:table-cell>
          <table:table-cell office:value-type="float" office:value="0" calcext:value-type="float">
            <text:p>0</text:p>
          </table:table-cell>
          <table:table-cell office:value-type="float" office:value="0.05253571" calcext:value-type="float">
            <text:p>0.05253571</text:p>
          </table:table-cell>
          <table:table-cell office:value-type="float" office:value="0.02614938" calcext:value-type="float">
            <text:p>0.02614938</text:p>
          </table:table-cell>
          <table:table-cell office:value-type="float" office:value="0.02030076" calcext:value-type="float">
            <text:p>0.02030076</text:p>
          </table:table-cell>
          <table:table-cell office:value-type="float" office:value="0.009768117" calcext:value-type="float">
            <text:p>0.009768117</text:p>
          </table:table-cell>
          <table:table-cell office:value-type="float" office:value="0.009435811" calcext:value-type="float">
            <text:p>0.009435811</text:p>
          </table:table-cell>
          <table:table-cell office:value-type="float" office:value="0.005012017" calcext:value-type="float">
            <text:p>0.005012017</text:p>
          </table:table-cell>
          <table:table-cell office:value-type="float" office:value="0.004660164" calcext:value-type="float">
            <text:p>0.004660164</text:p>
          </table:table-cell>
          <table:table-cell office:value-type="float" office:value="0.01255925" calcext:value-type="float">
            <text:p>0.01255925</text:p>
          </table:table-cell>
          <table:table-cell office:value-type="float" office:value="0.05287686" calcext:value-type="float">
            <text:p>0.05287686</text:p>
          </table:table-cell>
          <table:table-cell office:value-type="float" office:value="0.08315532" calcext:value-type="float">
            <text:p>0.08315532</text:p>
          </table:table-cell>
          <table:table-cell office:value-type="float" office:value="0.01704193" calcext:value-type="float">
            <text:p>0.01704193</text:p>
          </table:table-cell>
          <table:table-cell office:value-type="float" office:value="0.1676573" calcext:value-type="float">
            <text:p>0.1676573</text:p>
          </table:table-cell>
          <table:table-cell office:value-type="float" office:value="0.1915369" calcext:value-type="float">
            <text:p>0.1915369</text:p>
          </table:table-cell>
          <table:table-cell office:value-type="float" office:value="0.1946545" calcext:value-type="float">
            <text:p>0.1946545</text:p>
          </table:table-cell>
          <table:table-cell office:value-type="float" office:value="0" calcext:value-type="float">
            <text:p>0</text:p>
          </table:table-cell>
          <table:table-cell office:value-type="float" office:value="33.76728" calcext:value-type="float">
            <text:p>33.76728</text:p>
          </table:table-cell>
          <table:table-cell office:value-type="float" office:value="29.8831" calcext:value-type="float">
            <text:p>29.8831</text:p>
          </table:table-cell>
          <table:table-cell office:value-type="float" office:value="25.63844" calcext:value-type="float">
            <text:p>25.63844</text:p>
          </table:table-cell>
          <table:table-cell office:value-type="float" office:value="7.252713" calcext:value-type="float">
            <text:p>7.252713</text:p>
          </table:table-cell>
          <table:table-cell office:value-type="float" office:value="5.803406" calcext:value-type="float">
            <text:p>5.803406</text:p>
          </table:table-cell>
          <table:table-cell office:value-type="float" office:value="2.453305" calcext:value-type="float">
            <text:p>2.453305</text:p>
          </table:table-cell>
          <table:table-cell office:value-type="float" office:value="2.498735" calcext:value-type="float">
            <text:p>2.498735</text:p>
          </table:table-cell>
          <table:table-cell office:value-type="float" office:value="5.284966" calcext:value-type="float">
            <text:p>5.284966</text:p>
          </table:table-cell>
          <table:table-cell office:value-type="float" office:value="8.852153" calcext:value-type="float">
            <text:p>8.852153</text:p>
          </table:table-cell>
          <table:table-cell office:value-type="float" office:value="9.489942" calcext:value-type="float">
            <text:p>9.489942</text:p>
          </table:table-cell>
          <table:table-cell office:value-type="float" office:value="10.28645" calcext:value-type="float">
            <text:p>10.28645</text:p>
          </table:table-cell>
          <table:table-cell office:value-type="float" office:value="11.10311" calcext:value-type="float">
            <text:p>11.10311</text:p>
          </table:table-cell>
          <table:table-cell office:value-type="float" office:value="12.32098" calcext:value-type="float">
            <text:p>12.32098</text:p>
          </table:table-cell>
          <table:table-cell office:value-type="float" office:value="12.64275" calcext:value-type="float">
            <text:p>12.64275</text:p>
          </table:table-cell>
          <table:table-cell office:value-type="float" office:value="0" calcext:value-type="float">
            <text:p>0</text:p>
          </table:table-cell>
          <table:table-cell office:value-type="float" office:value="1.651046" calcext:value-type="float">
            <text:p>1.651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986" calcext:value-type="float">
            <text:p>0.74198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6" calcext:value-type="float">
            <text:p>10072006</text:p>
          </table:table-cell>
          <table:table-cell office:value-type="float" office:value="2.83966" calcext:value-type="float">
            <text:p>2.83966</text:p>
          </table:table-cell>
          <table:table-cell office:value-type="float" office:value="135.0745" calcext:value-type="float">
            <text:p>135.0745</text:p>
          </table:table-cell>
          <table:table-cell office:value-type="float" office:value="0" calcext:value-type="float">
            <text:p>0</text:p>
          </table:table-cell>
          <table:table-cell office:value-type="float" office:value="-2.206112" calcext:value-type="float">
            <text:p>-2.206112</text:p>
          </table:table-cell>
          <table:table-cell office:value-type="float" office:value="40.31658" calcext:value-type="float">
            <text:p>40.31658</text:p>
          </table:table-cell>
          <table:table-cell office:value-type="float" office:value="0.002947015" calcext:value-type="float">
            <text:p>0.002947015</text:p>
          </table:table-cell>
          <table:table-cell office:value-type="float" office:value="0.00000262747" calcext:value-type="float">
            <text:p>2.62747E-06</text:p>
          </table:table-cell>
          <table:table-cell office:value-type="float" office:value="0.005866129" calcext:value-type="float">
            <text:p>0.005866129</text:p>
          </table:table-cell>
          <table:table-cell office:value-type="float" office:value="-0.003041768" calcext:value-type="float">
            <text:p>-0.003041768</text:p>
          </table:table-cell>
          <table:table-cell office:value-type="float" office:value="1162.89" calcext:value-type="float">
            <text:p>1162.89</text:p>
          </table:table-cell>
          <table:table-cell office:value-type="float" office:value="1.232738" calcext:value-type="float">
            <text:p>1.232738</text:p>
          </table:table-cell>
          <table:table-cell office:value-type="float" office:value="0" calcext:value-type="float">
            <text:p>0</text:p>
          </table:table-cell>
          <table:table-cell office:value-type="float" office:value="0.007624042" calcext:value-type="float">
            <text:p>0.007624042</text:p>
          </table:table-cell>
          <table:table-cell office:value-type="float" office:value="0.02450849" calcext:value-type="float">
            <text:p>0.02450849</text:p>
          </table:table-cell>
          <table:table-cell office:value-type="float" office:value="0.01900317" calcext:value-type="float">
            <text:p>0.01900317</text:p>
          </table:table-cell>
          <table:table-cell office:value-type="float" office:value="0.009119829" calcext:value-type="float">
            <text:p>0.009119829</text:p>
          </table:table-cell>
          <table:table-cell office:value-type="float" office:value="0.008880197" calcext:value-type="float">
            <text:p>0.008880197</text:p>
          </table:table-cell>
          <table:table-cell office:value-type="float" office:value="0.004930424" calcext:value-type="float">
            <text:p>0.004930424</text:p>
          </table:table-cell>
          <table:table-cell office:value-type="float" office:value="0.004647942" calcext:value-type="float">
            <text:p>0.004647942</text:p>
          </table:table-cell>
          <table:table-cell office:value-type="float" office:value="0.01219968" calcext:value-type="float">
            <text:p>0.01219968</text:p>
          </table:table-cell>
          <table:table-cell office:value-type="float" office:value="0.05182399" calcext:value-type="float">
            <text:p>0.05182399</text:p>
          </table:table-cell>
          <table:table-cell office:value-type="float" office:value="0.08191597" calcext:value-type="float">
            <text:p>0.08191597</text:p>
          </table:table-cell>
          <table:table-cell office:value-type="float" office:value="0.01587359" calcext:value-type="float">
            <text:p>0.01587359</text:p>
          </table:table-cell>
          <table:table-cell office:value-type="float" office:value="0.1674371" calcext:value-type="float">
            <text:p>0.1674371</text:p>
          </table:table-cell>
          <table:table-cell office:value-type="float" office:value="0.1915532" calcext:value-type="float">
            <text:p>0.1915532</text:p>
          </table:table-cell>
          <table:table-cell office:value-type="float" office:value="0.1946695" calcext:value-type="float">
            <text:p>0.1946695</text:p>
          </table:table-cell>
          <table:table-cell office:value-type="float" office:value="0" calcext:value-type="float">
            <text:p>0</text:p>
          </table:table-cell>
          <table:table-cell office:value-type="float" office:value="33.66412" calcext:value-type="float">
            <text:p>33.66412</text:p>
          </table:table-cell>
          <table:table-cell office:value-type="float" office:value="29.83305" calcext:value-type="float">
            <text:p>29.83305</text:p>
          </table:table-cell>
          <table:table-cell office:value-type="float" office:value="25.5963" calcext:value-type="float">
            <text:p>25.5963</text:p>
          </table:table-cell>
          <table:table-cell office:value-type="float" office:value="7.24203" calcext:value-type="float">
            <text:p>7.24203</text:p>
          </table:table-cell>
          <table:table-cell office:value-type="float" office:value="5.795257" calcext:value-type="float">
            <text:p>5.795257</text:p>
          </table:table-cell>
          <table:table-cell office:value-type="float" office:value="2.451066" calcext:value-type="float">
            <text:p>2.451066</text:p>
          </table:table-cell>
          <table:table-cell office:value-type="float" office:value="2.496417" calcext:value-type="float">
            <text:p>2.496417</text:p>
          </table:table-cell>
          <table:table-cell office:value-type="float" office:value="5.275214" calcext:value-type="float">
            <text:p>5.275214</text:p>
          </table:table-cell>
          <table:table-cell office:value-type="float" office:value="8.837196" calcext:value-type="float">
            <text:p>8.837196</text:p>
          </table:table-cell>
          <table:table-cell office:value-type="float" office:value="9.477669" calcext:value-type="float">
            <text:p>9.477669</text:p>
          </table:table-cell>
          <table:table-cell office:value-type="float" office:value="10.25418" calcext:value-type="float">
            <text:p>10.25418</text:p>
          </table:table-cell>
          <table:table-cell office:value-type="float" office:value="11.10342" calcext:value-type="float">
            <text:p>11.10342</text:p>
          </table:table-cell>
          <table:table-cell office:value-type="float" office:value="12.32253" calcext:value-type="float">
            <text:p>12.32253</text:p>
          </table:table-cell>
          <table:table-cell office:value-type="float" office:value="12.64417" calcext:value-type="float">
            <text:p>12.64417</text:p>
          </table:table-cell>
          <table:table-cell office:value-type="float" office:value="0" calcext:value-type="float">
            <text:p>0</text:p>
          </table:table-cell>
          <table:table-cell office:value-type="float" office:value="0.008317919" calcext:value-type="float">
            <text:p>0.008317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72972" calcext:value-type="float">
            <text:p>0.747297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6" calcext:value-type="float">
            <text:p>11072006</text:p>
          </table:table-cell>
          <table:table-cell office:value-type="float" office:value="2.838543" calcext:value-type="float">
            <text:p>2.838543</text:p>
          </table:table-cell>
          <table:table-cell office:value-type="float" office:value="135.0723" calcext:value-type="float">
            <text:p>135.0723</text:p>
          </table:table-cell>
          <table:table-cell office:value-type="float" office:value="0" calcext:value-type="float">
            <text:p>0</text:p>
          </table:table-cell>
          <table:table-cell office:value-type="float" office:value="-2.272066" calcext:value-type="float">
            <text:p>-2.272066</text:p>
          </table:table-cell>
          <table:table-cell office:value-type="float" office:value="40.28073" calcext:value-type="float">
            <text:p>40.28073</text:p>
          </table:table-cell>
          <table:table-cell office:value-type="float" office:value="0.002947015" calcext:value-type="float">
            <text:p>0.002947015</text:p>
          </table:table-cell>
          <table:table-cell office:value-type="float" office:value="0.00000262747" calcext:value-type="float">
            <text:p>2.62747E-06</text:p>
          </table:table-cell>
          <table:table-cell office:value-type="float" office:value="0.005866129" calcext:value-type="float">
            <text:p>0.005866129</text:p>
          </table:table-cell>
          <table:table-cell office:value-type="float" office:value="-0.003041768" calcext:value-type="float">
            <text:p>-0.003041768</text:p>
          </table:table-cell>
          <table:table-cell office:value-type="float" office:value="1162.863" calcext:value-type="float">
            <text:p>1162.863</text:p>
          </table:table-cell>
          <table:table-cell office:value-type="float" office:value="1.237326" calcext:value-type="float">
            <text:p>1.237326</text:p>
          </table:table-cell>
          <table:table-cell office:value-type="float" office:value="0" calcext:value-type="float">
            <text:p>0</text:p>
          </table:table-cell>
          <table:table-cell office:value-type="float" office:value="0.01195332" calcext:value-type="float">
            <text:p>0.01195332</text:p>
          </table:table-cell>
          <table:table-cell office:value-type="float" office:value="0.02393183" calcext:value-type="float">
            <text:p>0.02393183</text:p>
          </table:table-cell>
          <table:table-cell office:value-type="float" office:value="0.01900021" calcext:value-type="float">
            <text:p>0.01900021</text:p>
          </table:table-cell>
          <table:table-cell office:value-type="float" office:value="0.009058866" calcext:value-type="float">
            <text:p>0.009058866</text:p>
          </table:table-cell>
          <table:table-cell office:value-type="float" office:value="0.008782124" calcext:value-type="float">
            <text:p>0.008782124</text:p>
          </table:table-cell>
          <table:table-cell office:value-type="float" office:value="0.004881838" calcext:value-type="float">
            <text:p>0.004881838</text:p>
          </table:table-cell>
          <table:table-cell office:value-type="float" office:value="0.004629691" calcext:value-type="float">
            <text:p>0.004629691</text:p>
          </table:table-cell>
          <table:table-cell office:value-type="float" office:value="0.01190065" calcext:value-type="float">
            <text:p>0.01190065</text:p>
          </table:table-cell>
          <table:table-cell office:value-type="float" office:value="0.04997599" calcext:value-type="float">
            <text:p>0.04997599</text:p>
          </table:table-cell>
          <table:table-cell office:value-type="float" office:value="0.0795896" calcext:value-type="float">
            <text:p>0.0795896</text:p>
          </table:table-cell>
          <table:table-cell office:value-type="float" office:value="0.01481864" calcext:value-type="float">
            <text:p>0.01481864</text:p>
          </table:table-cell>
          <table:table-cell office:value-type="float" office:value="0.1624731" calcext:value-type="float">
            <text:p>0.1624731</text:p>
          </table:table-cell>
          <table:table-cell office:value-type="float" office:value="0.1915687" calcext:value-type="float">
            <text:p>0.1915687</text:p>
          </table:table-cell>
          <table:table-cell office:value-type="float" office:value="0.1946844" calcext:value-type="float">
            <text:p>0.1946844</text:p>
          </table:table-cell>
          <table:table-cell office:value-type="float" office:value="0" calcext:value-type="float">
            <text:p>0</text:p>
          </table:table-cell>
          <table:table-cell office:value-type="float" office:value="33.57879" calcext:value-type="float">
            <text:p>33.57879</text:p>
          </table:table-cell>
          <table:table-cell office:value-type="float" office:value="29.78227" calcext:value-type="float">
            <text:p>29.78227</text:p>
          </table:table-cell>
          <table:table-cell office:value-type="float" office:value="25.55391" calcext:value-type="float">
            <text:p>25.55391</text:p>
          </table:table-cell>
          <table:table-cell office:value-type="float" office:value="7.231238" calcext:value-type="float">
            <text:p>7.231238</text:p>
          </table:table-cell>
          <table:table-cell office:value-type="float" office:value="5.787" calcext:value-type="float">
            <text:p>5.787</text:p>
          </table:table-cell>
          <table:table-cell office:value-type="float" office:value="2.448818" calcext:value-type="float">
            <text:p>2.448818</text:p>
          </table:table-cell>
          <table:table-cell office:value-type="float" office:value="2.494107" calcext:value-type="float">
            <text:p>2.494107</text:p>
          </table:table-cell>
          <table:table-cell office:value-type="float" office:value="5.265537" calcext:value-type="float">
            <text:p>5.265537</text:p>
          </table:table-cell>
          <table:table-cell office:value-type="float" office:value="8.822059" calcext:value-type="float">
            <text:p>8.822059</text:p>
          </table:table-cell>
          <table:table-cell office:value-type="float" office:value="9.465033" calcext:value-type="float">
            <text:p>9.465033</text:p>
          </table:table-cell>
          <table:table-cell office:value-type="float" office:value="10.22182" calcext:value-type="float">
            <text:p>10.22182</text:p>
          </table:table-cell>
          <table:table-cell office:value-type="float" office:value="11.10298" calcext:value-type="float">
            <text:p>11.10298</text:p>
          </table:table-cell>
          <table:table-cell office:value-type="float" office:value="12.32408" calcext:value-type="float">
            <text:p>12.32408</text:p>
          </table:table-cell>
          <table:table-cell office:value-type="float" office:value="12.64558" calcext:value-type="float">
            <text:p>12.64558</text:p>
          </table:table-cell>
          <table:table-cell office:value-type="float" office:value="0" calcext:value-type="float">
            <text:p>0</text:p>
          </table:table-cell>
          <table:table-cell office:value-type="float" office:value="0.004926686" calcext:value-type="float">
            <text:p>0.004926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34455" calcext:value-type="float">
            <text:p>0.75344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6" calcext:value-type="float">
            <text:p>12072006</text:p>
          </table:table-cell>
          <table:table-cell office:value-type="float" office:value="2.837475" calcext:value-type="float">
            <text:p>2.837475</text:p>
          </table:table-cell>
          <table:table-cell office:value-type="float" office:value="135.0697" calcext:value-type="float">
            <text:p>135.0697</text:p>
          </table:table-cell>
          <table:table-cell office:value-type="float" office:value="0" calcext:value-type="float">
            <text:p>0</text:p>
          </table:table-cell>
          <table:table-cell office:value-type="float" office:value="-2.338984" calcext:value-type="float">
            <text:p>-2.338984</text:p>
          </table:table-cell>
          <table:table-cell office:value-type="float" office:value="40.24425" calcext:value-type="float">
            <text:p>40.24425</text:p>
          </table:table-cell>
          <table:table-cell office:value-type="float" office:value="0.002947015" calcext:value-type="float">
            <text:p>0.002947015</text:p>
          </table:table-cell>
          <table:table-cell office:value-type="float" office:value="0.000002627716" calcext:value-type="float">
            <text:p>2.627716E-06</text:p>
          </table:table-cell>
          <table:table-cell office:value-type="float" office:value="0.005866129" calcext:value-type="float">
            <text:p>0.005866129</text:p>
          </table:table-cell>
          <table:table-cell office:value-type="float" office:value="-0.003041768" calcext:value-type="float">
            <text:p>-0.003041768</text:p>
          </table:table-cell>
          <table:table-cell office:value-type="float" office:value="1162.835" calcext:value-type="float">
            <text:p>1162.835</text:p>
          </table:table-cell>
          <table:table-cell office:value-type="float" office:value="1.237953" calcext:value-type="float">
            <text:p>1.237953</text:p>
          </table:table-cell>
          <table:table-cell office:value-type="float" office:value="0" calcext:value-type="float">
            <text:p>0</text:p>
          </table:table-cell>
          <table:table-cell office:value-type="float" office:value="0.0516502" calcext:value-type="float">
            <text:p>0.0516502</text:p>
          </table:table-cell>
          <table:table-cell office:value-type="float" office:value="0.03292001" calcext:value-type="float">
            <text:p>0.03292001</text:p>
          </table:table-cell>
          <table:table-cell office:value-type="float" office:value="0.0191533" calcext:value-type="float">
            <text:p>0.0191533</text:p>
          </table:table-cell>
          <table:table-cell office:value-type="float" office:value="0.009118118" calcext:value-type="float">
            <text:p>0.009118118</text:p>
          </table:table-cell>
          <table:table-cell office:value-type="float" office:value="0.008821503" calcext:value-type="float">
            <text:p>0.008821503</text:p>
          </table:table-cell>
          <table:table-cell office:value-type="float" office:value="0.004873406" calcext:value-type="float">
            <text:p>0.004873406</text:p>
          </table:table-cell>
          <table:table-cell office:value-type="float" office:value="0.004597639" calcext:value-type="float">
            <text:p>0.004597639</text:p>
          </table:table-cell>
          <table:table-cell office:value-type="float" office:value="0.01164654" calcext:value-type="float">
            <text:p>0.01164654</text:p>
          </table:table-cell>
          <table:table-cell office:value-type="float" office:value="0.04844746" calcext:value-type="float">
            <text:p>0.04844746</text:p>
          </table:table-cell>
          <table:table-cell office:value-type="float" office:value="0.07802026" calcext:value-type="float">
            <text:p>0.07802026</text:p>
          </table:table-cell>
          <table:table-cell office:value-type="float" office:value="0.01391516" calcext:value-type="float">
            <text:p>0.01391516</text:p>
          </table:table-cell>
          <table:table-cell office:value-type="float" office:value="0.1591496" calcext:value-type="float">
            <text:p>0.1591496</text:p>
          </table:table-cell>
          <table:table-cell office:value-type="float" office:value="0.1915838" calcext:value-type="float">
            <text:p>0.1915838</text:p>
          </table:table-cell>
          <table:table-cell office:value-type="float" office:value="0.1946994" calcext:value-type="float">
            <text:p>0.1946994</text:p>
          </table:table-cell>
          <table:table-cell office:value-type="float" office:value="0" calcext:value-type="float">
            <text:p>0</text:p>
          </table:table-cell>
          <table:table-cell office:value-type="float" office:value="33.5141" calcext:value-type="float">
            <text:p>33.5141</text:p>
          </table:table-cell>
          <table:table-cell office:value-type="float" office:value="29.73179" calcext:value-type="float">
            <text:p>29.73179</text:p>
          </table:table-cell>
          <table:table-cell office:value-type="float" office:value="25.51162" calcext:value-type="float">
            <text:p>25.51162</text:p>
          </table:table-cell>
          <table:table-cell office:value-type="float" office:value="7.220468" calcext:value-type="float">
            <text:p>7.220468</text:p>
          </table:table-cell>
          <table:table-cell office:value-type="float" office:value="5.778758" calcext:value-type="float">
            <text:p>5.778758</text:p>
          </table:table-cell>
          <table:table-cell office:value-type="float" office:value="2.446574" calcext:value-type="float">
            <text:p>2.446574</text:p>
          </table:table-cell>
          <table:table-cell office:value-type="float" office:value="2.491817" calcext:value-type="float">
            <text:p>2.491817</text:p>
          </table:table-cell>
          <table:table-cell office:value-type="float" office:value="5.255952" calcext:value-type="float">
            <text:p>5.255952</text:p>
          </table:table-cell>
          <table:table-cell office:value-type="float" office:value="8.806732" calcext:value-type="float">
            <text:p>8.806732</text:p>
          </table:table-cell>
          <table:table-cell office:value-type="float" office:value="9.452039" calcext:value-type="float">
            <text:p>9.452039</text:p>
          </table:table-cell>
          <table:table-cell office:value-type="float" office:value="10.18938" calcext:value-type="float">
            <text:p>10.18938</text:p>
          </table:table-cell>
          <table:table-cell office:value-type="float" office:value="11.10155" calcext:value-type="float">
            <text:p>11.10155</text:p>
          </table:table-cell>
          <table:table-cell office:value-type="float" office:value="12.32563" calcext:value-type="float">
            <text:p>12.32563</text:p>
          </table:table-cell>
          <table:table-cell office:value-type="float" office:value="12.647" calcext:value-type="float">
            <text:p>12.647</text:p>
          </table:table-cell>
          <table:table-cell office:value-type="float" office:value="0" calcext:value-type="float">
            <text:p>0</text:p>
          </table:table-cell>
          <table:table-cell office:value-type="float" office:value="0.2323963" calcext:value-type="float">
            <text:p>0.2323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97946" calcext:value-type="float">
            <text:p>0.759794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6" calcext:value-type="float">
            <text:p>13072006</text:p>
          </table:table-cell>
          <table:table-cell office:value-type="float" office:value="2.835245" calcext:value-type="float">
            <text:p>2.835245</text:p>
          </table:table-cell>
          <table:table-cell office:value-type="float" office:value="135.0687" calcext:value-type="float">
            <text:p>135.0687</text:p>
          </table:table-cell>
          <table:table-cell office:value-type="float" office:value="0" calcext:value-type="float">
            <text:p>0</text:p>
          </table:table-cell>
          <table:table-cell office:value-type="float" office:value="-2.411646" calcext:value-type="float">
            <text:p>-2.411646</text:p>
          </table:table-cell>
          <table:table-cell office:value-type="float" office:value="40.20308" calcext:value-type="float">
            <text:p>40.20308</text:p>
          </table:table-cell>
          <table:table-cell office:value-type="float" office:value="0.003084911" calcext:value-type="float">
            <text:p>0.003084911</text:p>
          </table:table-cell>
          <table:table-cell office:value-type="float" office:value="0.000003532356" calcext:value-type="float">
            <text:p>3.532356E-06</text:p>
          </table:table-cell>
          <table:table-cell office:value-type="float" office:value="0.006455596" calcext:value-type="float">
            <text:p>0.006455596</text:p>
          </table:table-cell>
          <table:table-cell office:value-type="float" office:value="-0.00304055" calcext:value-type="float">
            <text:p>-0.00304055</text:p>
          </table:table-cell>
          <table:table-cell office:value-type="float" office:value="1162.808" calcext:value-type="float">
            <text:p>1162.808</text:p>
          </table:table-cell>
          <table:table-cell office:value-type="float" office:value="1.246331" calcext:value-type="float">
            <text:p>1.246331</text:p>
          </table:table-cell>
          <table:table-cell office:value-type="float" office:value="0" calcext:value-type="float">
            <text:p>0</text:p>
          </table:table-cell>
          <table:table-cell office:value-type="float" office:value="0.01178048" calcext:value-type="float">
            <text:p>0.01178048</text:p>
          </table:table-cell>
          <table:table-cell office:value-type="float" office:value="0.01994801" calcext:value-type="float">
            <text:p>0.01994801</text:p>
          </table:table-cell>
          <table:table-cell office:value-type="float" office:value="0.01950303" calcext:value-type="float">
            <text:p>0.01950303</text:p>
          </table:table-cell>
          <table:table-cell office:value-type="float" office:value="0.008913792" calcext:value-type="float">
            <text:p>0.008913792</text:p>
          </table:table-cell>
          <table:table-cell office:value-type="float" office:value="0.008922139" calcext:value-type="float">
            <text:p>0.008922139</text:p>
          </table:table-cell>
          <table:table-cell office:value-type="float" office:value="0.004927343" calcext:value-type="float">
            <text:p>0.004927343</text:p>
          </table:table-cell>
          <table:table-cell office:value-type="float" office:value="0.004388264" calcext:value-type="float">
            <text:p>0.004388264</text:p>
          </table:table-cell>
          <table:table-cell office:value-type="float" office:value="0.01131459" calcext:value-type="float">
            <text:p>0.01131459</text:p>
          </table:table-cell>
          <table:table-cell office:value-type="float" office:value="0.04643407" calcext:value-type="float">
            <text:p>0.04643407</text:p>
          </table:table-cell>
          <table:table-cell office:value-type="float" office:value="0.07623876" calcext:value-type="float">
            <text:p>0.07623876</text:p>
          </table:table-cell>
          <table:table-cell office:value-type="float" office:value="0.01289182" calcext:value-type="float">
            <text:p>0.01289182</text:p>
          </table:table-cell>
          <table:table-cell office:value-type="float" office:value="0.1570954" calcext:value-type="float">
            <text:p>0.1570954</text:p>
          </table:table-cell>
          <table:table-cell office:value-type="float" office:value="0.1915993" calcext:value-type="float">
            <text:p>0.1915993</text:p>
          </table:table-cell>
          <table:table-cell office:value-type="float" office:value="0.1947144" calcext:value-type="float">
            <text:p>0.1947144</text:p>
          </table:table-cell>
          <table:table-cell office:value-type="float" office:value="0" calcext:value-type="float">
            <text:p>0</text:p>
          </table:table-cell>
          <table:table-cell office:value-type="float" office:value="33.37298" calcext:value-type="float">
            <text:p>33.37298</text:p>
          </table:table-cell>
          <table:table-cell office:value-type="float" office:value="29.60505" calcext:value-type="float">
            <text:p>29.60505</text:p>
          </table:table-cell>
          <table:table-cell office:value-type="float" office:value="25.46693" calcext:value-type="float">
            <text:p>25.46693</text:p>
          </table:table-cell>
          <table:table-cell office:value-type="float" office:value="7.208325" calcext:value-type="float">
            <text:p>7.208325</text:p>
          </table:table-cell>
          <table:table-cell office:value-type="float" office:value="5.770395" calcext:value-type="float">
            <text:p>5.770395</text:p>
          </table:table-cell>
          <table:table-cell office:value-type="float" office:value="2.444328" calcext:value-type="float">
            <text:p>2.444328</text:p>
          </table:table-cell>
          <table:table-cell office:value-type="float" office:value="2.488655" calcext:value-type="float">
            <text:p>2.488655</text:p>
          </table:table-cell>
          <table:table-cell office:value-type="float" office:value="5.246418" calcext:value-type="float">
            <text:p>5.246418</text:p>
          </table:table-cell>
          <table:table-cell office:value-type="float" office:value="8.791224" calcext:value-type="float">
            <text:p>8.791224</text:p>
          </table:table-cell>
          <table:table-cell office:value-type="float" office:value="9.438844" calcext:value-type="float">
            <text:p>9.438844</text:p>
          </table:table-cell>
          <table:table-cell office:value-type="float" office:value="10.15689" calcext:value-type="float">
            <text:p>10.15689</text:p>
          </table:table-cell>
          <table:table-cell office:value-type="float" office:value="11.09954" calcext:value-type="float">
            <text:p>11.09954</text:p>
          </table:table-cell>
          <table:table-cell office:value-type="float" office:value="12.32718" calcext:value-type="float">
            <text:p>12.32718</text:p>
          </table:table-cell>
          <table:table-cell office:value-type="float" office:value="12.64841" calcext:value-type="float">
            <text:p>12.64841</text:p>
          </table:table-cell>
          <table:table-cell office:value-type="float" office:value="0" calcext:value-type="float">
            <text:p>0</text:p>
          </table:table-cell>
          <table:table-cell office:value-type="float" office:value="0.01021038" calcext:value-type="float">
            <text:p>0.01021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56229" calcext:value-type="float">
            <text:p>0.765622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6" calcext:value-type="float">
            <text:p>14072006</text:p>
          </table:table-cell>
          <table:table-cell office:value-type="float" office:value="2.832504" calcext:value-type="float">
            <text:p>2.832504</text:p>
          </table:table-cell>
          <table:table-cell office:value-type="float" office:value="135.0676" calcext:value-type="float">
            <text:p>135.0676</text:p>
          </table:table-cell>
          <table:table-cell office:value-type="float" office:value="0" calcext:value-type="float">
            <text:p>0</text:p>
          </table:table-cell>
          <table:table-cell office:value-type="float" office:value="-2.483298" calcext:value-type="float">
            <text:p>-2.483298</text:p>
          </table:table-cell>
          <table:table-cell office:value-type="float" office:value="40.16241" calcext:value-type="float">
            <text:p>40.16241</text:p>
          </table:table-cell>
          <table:table-cell office:value-type="float" office:value="0.003084911" calcext:value-type="float">
            <text:p>0.003084911</text:p>
          </table:table-cell>
          <table:table-cell office:value-type="float" office:value="0.000003532356" calcext:value-type="float">
            <text:p>3.532356E-06</text:p>
          </table:table-cell>
          <table:table-cell office:value-type="float" office:value="0.006455596" calcext:value-type="float">
            <text:p>0.006455596</text:p>
          </table:table-cell>
          <table:table-cell office:value-type="float" office:value="-0.00304055" calcext:value-type="float">
            <text:p>-0.00304055</text:p>
          </table:table-cell>
          <table:table-cell office:value-type="float" office:value="1162.781" calcext:value-type="float">
            <text:p>1162.781</text:p>
          </table:table-cell>
          <table:table-cell office:value-type="float" office:value="1.255481" calcext:value-type="float">
            <text:p>1.255481</text:p>
          </table:table-cell>
          <table:table-cell office:value-type="float" office:value="0" calcext:value-type="float">
            <text:p>0</text:p>
          </table:table-cell>
          <table:table-cell office:value-type="float" office:value="0.01077576" calcext:value-type="float">
            <text:p>0.01077576</text:p>
          </table:table-cell>
          <table:table-cell office:value-type="float" office:value="0.02057034" calcext:value-type="float">
            <text:p>0.02057034</text:p>
          </table:table-cell>
          <table:table-cell office:value-type="float" office:value="0.01906779" calcext:value-type="float">
            <text:p>0.01906779</text:p>
          </table:table-cell>
          <table:table-cell office:value-type="float" office:value="0.008840391" calcext:value-type="float">
            <text:p>0.008840391</text:p>
          </table:table-cell>
          <table:table-cell office:value-type="float" office:value="0.008645196" calcext:value-type="float">
            <text:p>0.008645196</text:p>
          </table:table-cell>
          <table:table-cell office:value-type="float" office:value="0.004861452" calcext:value-type="float">
            <text:p>0.004861452</text:p>
          </table:table-cell>
          <table:table-cell office:value-type="float" office:value="0.004413813" calcext:value-type="float">
            <text:p>0.004413813</text:p>
          </table:table-cell>
          <table:table-cell office:value-type="float" office:value="0.01092978" calcext:value-type="float">
            <text:p>0.01092978</text:p>
          </table:table-cell>
          <table:table-cell office:value-type="float" office:value="0.04400943" calcext:value-type="float">
            <text:p>0.04400943</text:p>
          </table:table-cell>
          <table:table-cell office:value-type="float" office:value="0.07372846" calcext:value-type="float">
            <text:p>0.07372846</text:p>
          </table:table-cell>
          <table:table-cell office:value-type="float" office:value="0.0127928" calcext:value-type="float">
            <text:p>0.0127928</text:p>
          </table:table-cell>
          <table:table-cell office:value-type="float" office:value="0.1555683" calcext:value-type="float">
            <text:p>0.1555683</text:p>
          </table:table-cell>
          <table:table-cell office:value-type="float" office:value="0.1916152" calcext:value-type="float">
            <text:p>0.1916152</text:p>
          </table:table-cell>
          <table:table-cell office:value-type="float" office:value="0.1947294" calcext:value-type="float">
            <text:p>0.1947294</text:p>
          </table:table-cell>
          <table:table-cell office:value-type="float" office:value="0" calcext:value-type="float">
            <text:p>0</text:p>
          </table:table-cell>
          <table:table-cell office:value-type="float" office:value="33.26419" calcext:value-type="float">
            <text:p>33.26419</text:p>
          </table:table-cell>
          <table:table-cell office:value-type="float" office:value="29.49928" calcext:value-type="float">
            <text:p>29.49928</text:p>
          </table:table-cell>
          <table:table-cell office:value-type="float" office:value="25.42141" calcext:value-type="float">
            <text:p>25.42141</text:p>
          </table:table-cell>
          <table:table-cell office:value-type="float" office:value="7.196468" calcext:value-type="float">
            <text:p>7.196468</text:p>
          </table:table-cell>
          <table:table-cell office:value-type="float" office:value="5.76184" calcext:value-type="float">
            <text:p>5.76184</text:p>
          </table:table-cell>
          <table:table-cell office:value-type="float" office:value="2.442069" calcext:value-type="float">
            <text:p>2.442069</text:p>
          </table:table-cell>
          <table:table-cell office:value-type="float" office:value="2.485553" calcext:value-type="float">
            <text:p>2.485553</text:p>
          </table:table-cell>
          <table:table-cell office:value-type="float" office:value="5.236871" calcext:value-type="float">
            <text:p>5.236871</text:p>
          </table:table-cell>
          <table:table-cell office:value-type="float" office:value="8.775355" calcext:value-type="float">
            <text:p>8.775355</text:p>
          </table:table-cell>
          <table:table-cell office:value-type="float" office:value="9.425209" calcext:value-type="float">
            <text:p>9.425209</text:p>
          </table:table-cell>
          <table:table-cell office:value-type="float" office:value="10.12437" calcext:value-type="float">
            <text:p>10.12437</text:p>
          </table:table-cell>
          <table:table-cell office:value-type="float" office:value="11.09716" calcext:value-type="float">
            <text:p>11.09716</text:p>
          </table:table-cell>
          <table:table-cell office:value-type="float" office:value="12.32873" calcext:value-type="float">
            <text:p>12.32873</text:p>
          </table:table-cell>
          <table:table-cell office:value-type="float" office:value="12.64983" calcext:value-type="float">
            <text:p>12.64983</text:p>
          </table:table-cell>
          <table:table-cell office:value-type="float" office:value="0" calcext:value-type="float">
            <text:p>0</text:p>
          </table:table-cell>
          <table:table-cell office:value-type="float" office:value="0.008473828" calcext:value-type="float">
            <text:p>0.008473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19857" calcext:value-type="float">
            <text:p>0.771985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6" calcext:value-type="float">
            <text:p>15072006</text:p>
          </table:table-cell>
          <table:table-cell office:value-type="float" office:value="2.829624" calcext:value-type="float">
            <text:p>2.829624</text:p>
          </table:table-cell>
          <table:table-cell office:value-type="float" office:value="135.0666" calcext:value-type="float">
            <text:p>135.0666</text:p>
          </table:table-cell>
          <table:table-cell office:value-type="float" office:value="0" calcext:value-type="float">
            <text:p>0</text:p>
          </table:table-cell>
          <table:table-cell office:value-type="float" office:value="-2.554972" calcext:value-type="float">
            <text:p>-2.554972</text:p>
          </table:table-cell>
          <table:table-cell office:value-type="float" office:value="40.12231" calcext:value-type="float">
            <text:p>40.12231</text:p>
          </table:table-cell>
          <table:table-cell office:value-type="float" office:value="0.003084911" calcext:value-type="float">
            <text:p>0.003084911</text:p>
          </table:table-cell>
          <table:table-cell office:value-type="float" office:value="0.000003532356" calcext:value-type="float">
            <text:p>3.532356E-06</text:p>
          </table:table-cell>
          <table:table-cell office:value-type="float" office:value="0.006455596" calcext:value-type="float">
            <text:p>0.006455596</text:p>
          </table:table-cell>
          <table:table-cell office:value-type="float" office:value="-0.00304055" calcext:value-type="float">
            <text:p>-0.00304055</text:p>
          </table:table-cell>
          <table:table-cell office:value-type="float" office:value="1162.753" calcext:value-type="float">
            <text:p>1162.753</text:p>
          </table:table-cell>
          <table:table-cell office:value-type="float" office:value="1.262947" calcext:value-type="float">
            <text:p>1.262947</text:p>
          </table:table-cell>
          <table:table-cell office:value-type="float" office:value="0" calcext:value-type="float">
            <text:p>0</text:p>
          </table:table-cell>
          <table:table-cell office:value-type="float" office:value="0.01383756" calcext:value-type="float">
            <text:p>0.01383756</text:p>
          </table:table-cell>
          <table:table-cell office:value-type="float" office:value="0.02225123" calcext:value-type="float">
            <text:p>0.02225123</text:p>
          </table:table-cell>
          <table:table-cell office:value-type="float" office:value="0.01913228" calcext:value-type="float">
            <text:p>0.01913228</text:p>
          </table:table-cell>
          <table:table-cell office:value-type="float" office:value="0.008923623" calcext:value-type="float">
            <text:p>0.008923623</text:p>
          </table:table-cell>
          <table:table-cell office:value-type="float" office:value="0.008619941" calcext:value-type="float">
            <text:p>0.008619941</text:p>
          </table:table-cell>
          <table:table-cell office:value-type="float" office:value="0.00482191" calcext:value-type="float">
            <text:p>0.00482191</text:p>
          </table:table-cell>
          <table:table-cell office:value-type="float" office:value="0.004435904" calcext:value-type="float">
            <text:p>0.004435904</text:p>
          </table:table-cell>
          <table:table-cell office:value-type="float" office:value="0.01061114" calcext:value-type="float">
            <text:p>0.01061114</text:p>
          </table:table-cell>
          <table:table-cell office:value-type="float" office:value="0.04192722" calcext:value-type="float">
            <text:p>0.04192722</text:p>
          </table:table-cell>
          <table:table-cell office:value-type="float" office:value="0.07145479" calcext:value-type="float">
            <text:p>0.07145479</text:p>
          </table:table-cell>
          <table:table-cell office:value-type="float" office:value="0.01274027" calcext:value-type="float">
            <text:p>0.01274027</text:p>
          </table:table-cell>
          <table:table-cell office:value-type="float" office:value="0.1525064" calcext:value-type="float">
            <text:p>0.1525064</text:p>
          </table:table-cell>
          <table:table-cell office:value-type="float" office:value="0.1916308" calcext:value-type="float">
            <text:p>0.1916308</text:p>
          </table:table-cell>
          <table:table-cell office:value-type="float" office:value="0.1947444" calcext:value-type="float">
            <text:p>0.1947444</text:p>
          </table:table-cell>
          <table:table-cell office:value-type="float" office:value="0" calcext:value-type="float">
            <text:p>0</text:p>
          </table:table-cell>
          <table:table-cell office:value-type="float" office:value="33.17922" calcext:value-type="float">
            <text:p>33.17922</text:p>
          </table:table-cell>
          <table:table-cell office:value-type="float" office:value="29.41867" calcext:value-type="float">
            <text:p>29.41867</text:p>
          </table:table-cell>
          <table:table-cell office:value-type="float" office:value="25.37601" calcext:value-type="float">
            <text:p>25.37601</text:p>
          </table:table-cell>
          <table:table-cell office:value-type="float" office:value="7.184868" calcext:value-type="float">
            <text:p>7.184868</text:p>
          </table:table-cell>
          <table:table-cell office:value-type="float" office:value="5.753166" calcext:value-type="float">
            <text:p>5.753166</text:p>
          </table:table-cell>
          <table:table-cell office:value-type="float" office:value="2.439787" calcext:value-type="float">
            <text:p>2.439787</text:p>
          </table:table-cell>
          <table:table-cell office:value-type="float" office:value="2.482576" calcext:value-type="float">
            <text:p>2.482576</text:p>
          </table:table-cell>
          <table:table-cell office:value-type="float" office:value="5.227318" calcext:value-type="float">
            <text:p>5.227318</text:p>
          </table:table-cell>
          <table:table-cell office:value-type="float" office:value="8.759145" calcext:value-type="float">
            <text:p>8.759145</text:p>
          </table:table-cell>
          <table:table-cell office:value-type="float" office:value="9.411112" calcext:value-type="float">
            <text:p>9.411112</text:p>
          </table:table-cell>
          <table:table-cell office:value-type="float" office:value="10.09197" calcext:value-type="float">
            <text:p>10.09197</text:p>
          </table:table-cell>
          <table:table-cell office:value-type="float" office:value="11.09424" calcext:value-type="float">
            <text:p>11.09424</text:p>
          </table:table-cell>
          <table:table-cell office:value-type="float" office:value="12.33028" calcext:value-type="float">
            <text:p>12.33028</text:p>
          </table:table-cell>
          <table:table-cell office:value-type="float" office:value="12.65125" calcext:value-type="float">
            <text:p>12.65125</text:p>
          </table:table-cell>
          <table:table-cell office:value-type="float" office:value="0" calcext:value-type="float">
            <text:p>0</text:p>
          </table:table-cell>
          <table:table-cell office:value-type="float" office:value="0.005371451" calcext:value-type="float">
            <text:p>0.005371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84451" calcext:value-type="float">
            <text:p>0.778445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6" calcext:value-type="float">
            <text:p>16072006</text:p>
          </table:table-cell>
          <table:table-cell office:value-type="float" office:value="2.826853" calcext:value-type="float">
            <text:p>2.826853</text:p>
          </table:table-cell>
          <table:table-cell office:value-type="float" office:value="135.0648" calcext:value-type="float">
            <text:p>135.0648</text:p>
          </table:table-cell>
          <table:table-cell office:value-type="float" office:value="0" calcext:value-type="float">
            <text:p>0</text:p>
          </table:table-cell>
          <table:table-cell office:value-type="float" office:value="-2.6266" calcext:value-type="float">
            <text:p>-2.6266</text:p>
          </table:table-cell>
          <table:table-cell office:value-type="float" office:value="40.0827" calcext:value-type="float">
            <text:p>40.0827</text:p>
          </table:table-cell>
          <table:table-cell office:value-type="float" office:value="0.003084911" calcext:value-type="float">
            <text:p>0.003084911</text:p>
          </table:table-cell>
          <table:table-cell office:value-type="float" office:value="0.000003532356" calcext:value-type="float">
            <text:p>3.532356E-06</text:p>
          </table:table-cell>
          <table:table-cell office:value-type="float" office:value="0.006455596" calcext:value-type="float">
            <text:p>0.006455596</text:p>
          </table:table-cell>
          <table:table-cell office:value-type="float" office:value="-0.00304055" calcext:value-type="float">
            <text:p>-0.00304055</text:p>
          </table:table-cell>
          <table:table-cell office:value-type="float" office:value="1162.726" calcext:value-type="float">
            <text:p>1162.726</text:p>
          </table:table-cell>
          <table:table-cell office:value-type="float" office:value="1.265918" calcext:value-type="float">
            <text:p>1.265918</text:p>
          </table:table-cell>
          <table:table-cell office:value-type="float" office:value="0" calcext:value-type="float">
            <text:p>0</text:p>
          </table:table-cell>
          <table:table-cell office:value-type="float" office:value="0.02465343" calcext:value-type="float">
            <text:p>0.02465343</text:p>
          </table:table-cell>
          <table:table-cell office:value-type="float" office:value="0.0242764" calcext:value-type="float">
            <text:p>0.0242764</text:p>
          </table:table-cell>
          <table:table-cell office:value-type="float" office:value="0.01964558" calcext:value-type="float">
            <text:p>0.01964558</text:p>
          </table:table-cell>
          <table:table-cell office:value-type="float" office:value="0.009252566" calcext:value-type="float">
            <text:p>0.009252566</text:p>
          </table:table-cell>
          <table:table-cell office:value-type="float" office:value="0.008900614" calcext:value-type="float">
            <text:p>0.008900614</text:p>
          </table:table-cell>
          <table:table-cell office:value-type="float" office:value="0.004870944" calcext:value-type="float">
            <text:p>0.004870944</text:p>
          </table:table-cell>
          <table:table-cell office:value-type="float" office:value="0.004484293" calcext:value-type="float">
            <text:p>0.004484293</text:p>
          </table:table-cell>
          <table:table-cell office:value-type="float" office:value="0.01035142" calcext:value-type="float">
            <text:p>0.01035142</text:p>
          </table:table-cell>
          <table:table-cell office:value-type="float" office:value="0.04069365" calcext:value-type="float">
            <text:p>0.04069365</text:p>
          </table:table-cell>
          <table:table-cell office:value-type="float" office:value="0.0706003" calcext:value-type="float">
            <text:p>0.0706003</text:p>
          </table:table-cell>
          <table:table-cell office:value-type="float" office:value="0.01270292" calcext:value-type="float">
            <text:p>0.01270292</text:p>
          </table:table-cell>
          <table:table-cell office:value-type="float" office:value="0.1497946" calcext:value-type="float">
            <text:p>0.1497946</text:p>
          </table:table-cell>
          <table:table-cell office:value-type="float" office:value="0.1916478" calcext:value-type="float">
            <text:p>0.1916478</text:p>
          </table:table-cell>
          <table:table-cell office:value-type="float" office:value="0.1947594" calcext:value-type="float">
            <text:p>0.1947594</text:p>
          </table:table-cell>
          <table:table-cell office:value-type="float" office:value="0" calcext:value-type="float">
            <text:p>0</text:p>
          </table:table-cell>
          <table:table-cell office:value-type="float" office:value="33.11457" calcext:value-type="float">
            <text:p>33.11457</text:p>
          </table:table-cell>
          <table:table-cell office:value-type="float" office:value="29.35753" calcext:value-type="float">
            <text:p>29.35753</text:p>
          </table:table-cell>
          <table:table-cell office:value-type="float" office:value="25.33151" calcext:value-type="float">
            <text:p>25.33151</text:p>
          </table:table-cell>
          <table:table-cell office:value-type="float" office:value="7.173578" calcext:value-type="float">
            <text:p>7.173578</text:p>
          </table:table-cell>
          <table:table-cell office:value-type="float" office:value="5.744606" calcext:value-type="float">
            <text:p>5.744606</text:p>
          </table:table-cell>
          <table:table-cell office:value-type="float" office:value="2.437499" calcext:value-type="float">
            <text:p>2.437499</text:p>
          </table:table-cell>
          <table:table-cell office:value-type="float" office:value="2.479735" calcext:value-type="float">
            <text:p>2.479735</text:p>
          </table:table-cell>
          <table:table-cell office:value-type="float" office:value="5.217798" calcext:value-type="float">
            <text:p>5.217798</text:p>
          </table:table-cell>
          <table:table-cell office:value-type="float" office:value="8.742727" calcext:value-type="float">
            <text:p>8.742727</text:p>
          </table:table-cell>
          <table:table-cell office:value-type="float" office:value="9.39674" calcext:value-type="float">
            <text:p>9.39674</text:p>
          </table:table-cell>
          <table:table-cell office:value-type="float" office:value="10.05974" calcext:value-type="float">
            <text:p>10.05974</text:p>
          </table:table-cell>
          <table:table-cell office:value-type="float" office:value="11.09061" calcext:value-type="float">
            <text:p>11.09061</text:p>
          </table:table-cell>
          <table:table-cell office:value-type="float" office:value="12.33183" calcext:value-type="float">
            <text:p>12.33183</text:p>
          </table:table-cell>
          <table:table-cell office:value-type="float" office:value="12.65266" calcext:value-type="float">
            <text:p>12.65266</text:p>
          </table:table-cell>
          <table:table-cell office:value-type="float" office:value="0" calcext:value-type="float">
            <text:p>0</text:p>
          </table:table-cell>
          <table:table-cell office:value-type="float" office:value="0.01069678" calcext:value-type="float">
            <text:p>0.01069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4508" calcext:value-type="float">
            <text:p>0.785450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6" calcext:value-type="float">
            <text:p>17072006</text:p>
          </table:table-cell>
          <table:table-cell office:value-type="float" office:value="2.820382" calcext:value-type="float">
            <text:p>2.820382</text:p>
          </table:table-cell>
          <table:table-cell office:value-type="float" office:value="135.0624" calcext:value-type="float">
            <text:p>135.0624</text:p>
          </table:table-cell>
          <table:table-cell office:value-type="float" office:value="0" calcext:value-type="float">
            <text:p>0</text:p>
          </table:table-cell>
          <table:table-cell office:value-type="float" office:value="-2.698155" calcext:value-type="float">
            <text:p>-2.698155</text:p>
          </table:table-cell>
          <table:table-cell office:value-type="float" office:value="40.04359" calcext:value-type="float">
            <text:p>40.04359</text:p>
          </table:table-cell>
          <table:table-cell office:value-type="float" office:value="0.003084911" calcext:value-type="float">
            <text:p>0.003084911</text:p>
          </table:table-cell>
          <table:table-cell office:value-type="float" office:value="0.000003532356" calcext:value-type="float">
            <text:p>3.532356E-06</text:p>
          </table:table-cell>
          <table:table-cell office:value-type="float" office:value="0.006455596" calcext:value-type="float">
            <text:p>0.006455596</text:p>
          </table:table-cell>
          <table:table-cell office:value-type="float" office:value="-0.00304055" calcext:value-type="float">
            <text:p>-0.00304055</text:p>
          </table:table-cell>
          <table:table-cell office:value-type="float" office:value="1162.699" calcext:value-type="float">
            <text:p>1162.699</text:p>
          </table:table-cell>
          <table:table-cell office:value-type="float" office:value="1.255724" calcext:value-type="float">
            <text:p>1.255724</text:p>
          </table:table-cell>
          <table:table-cell office:value-type="float" office:value="0" calcext:value-type="float">
            <text:p>0</text:p>
          </table:table-cell>
          <table:table-cell office:value-type="float" office:value="0.0321364" calcext:value-type="float">
            <text:p>0.0321364</text:p>
          </table:table-cell>
          <table:table-cell office:value-type="float" office:value="0.0248512" calcext:value-type="float">
            <text:p>0.0248512</text:p>
          </table:table-cell>
          <table:table-cell office:value-type="float" office:value="0.01976189" calcext:value-type="float">
            <text:p>0.01976189</text:p>
          </table:table-cell>
          <table:table-cell office:value-type="float" office:value="0.009375057" calcext:value-type="float">
            <text:p>0.009375057</text:p>
          </table:table-cell>
          <table:table-cell office:value-type="float" office:value="0.008993843" calcext:value-type="float">
            <text:p>0.008993843</text:p>
          </table:table-cell>
          <table:table-cell office:value-type="float" office:value="0.004855626" calcext:value-type="float">
            <text:p>0.004855626</text:p>
          </table:table-cell>
          <table:table-cell office:value-type="float" office:value="0.004521593" calcext:value-type="float">
            <text:p>0.004521593</text:p>
          </table:table-cell>
          <table:table-cell office:value-type="float" office:value="0.01014926" calcext:value-type="float">
            <text:p>0.01014926</text:p>
          </table:table-cell>
          <table:table-cell office:value-type="float" office:value="0.03976604" calcext:value-type="float">
            <text:p>0.03976604</text:p>
          </table:table-cell>
          <table:table-cell office:value-type="float" office:value="0.07041594" calcext:value-type="float">
            <text:p>0.07041594</text:p>
          </table:table-cell>
          <table:table-cell office:value-type="float" office:value="0.0126692" calcext:value-type="float">
            <text:p>0.0126692</text:p>
          </table:table-cell>
          <table:table-cell office:value-type="float" office:value="0.1483151" calcext:value-type="float">
            <text:p>0.1483151</text:p>
          </table:table-cell>
          <table:table-cell office:value-type="float" office:value="0.1916641" calcext:value-type="float">
            <text:p>0.1916641</text:p>
          </table:table-cell>
          <table:table-cell office:value-type="float" office:value="0.1947743" calcext:value-type="float">
            <text:p>0.1947743</text:p>
          </table:table-cell>
          <table:table-cell office:value-type="float" office:value="0" calcext:value-type="float">
            <text:p>0</text:p>
          </table:table-cell>
          <table:table-cell office:value-type="float" office:value="33.07091" calcext:value-type="float">
            <text:p>33.07091</text:p>
          </table:table-cell>
          <table:table-cell office:value-type="float" office:value="29.30605" calcext:value-type="float">
            <text:p>29.30605</text:p>
          </table:table-cell>
          <table:table-cell office:value-type="float" office:value="25.28825" calcext:value-type="float">
            <text:p>25.28825</text:p>
          </table:table-cell>
          <table:table-cell office:value-type="float" office:value="7.162608" calcext:value-type="float">
            <text:p>7.162608</text:p>
          </table:table-cell>
          <table:table-cell office:value-type="float" office:value="5.736184" calcext:value-type="float">
            <text:p>5.736184</text:p>
          </table:table-cell>
          <table:table-cell office:value-type="float" office:value="2.435216" calcext:value-type="float">
            <text:p>2.435216</text:p>
          </table:table-cell>
          <table:table-cell office:value-type="float" office:value="2.477051" calcext:value-type="float">
            <text:p>2.477051</text:p>
          </table:table-cell>
          <table:table-cell office:value-type="float" office:value="5.208356" calcext:value-type="float">
            <text:p>5.208356</text:p>
          </table:table-cell>
          <table:table-cell office:value-type="float" office:value="8.726272" calcext:value-type="float">
            <text:p>8.726272</text:p>
          </table:table-cell>
          <table:table-cell office:value-type="float" office:value="9.382361" calcext:value-type="float">
            <text:p>9.382361</text:p>
          </table:table-cell>
          <table:table-cell office:value-type="float" office:value="10.02766" calcext:value-type="float">
            <text:p>10.02766</text:p>
          </table:table-cell>
          <table:table-cell office:value-type="float" office:value="11.08652" calcext:value-type="float">
            <text:p>11.08652</text:p>
          </table:table-cell>
          <table:table-cell office:value-type="float" office:value="12.33338" calcext:value-type="float">
            <text:p>12.33338</text:p>
          </table:table-cell>
          <table:table-cell office:value-type="float" office:value="12.65409" calcext:value-type="float">
            <text:p>12.65409</text:p>
          </table:table-cell>
          <table:table-cell office:value-type="float" office:value="0" calcext:value-type="float">
            <text:p>0</text:p>
          </table:table-cell>
          <table:table-cell office:value-type="float" office:value="2.593897" calcext:value-type="float">
            <text:p>2.593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67802" calcext:value-type="float">
            <text:p>0.796780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6" calcext:value-type="float">
            <text:p>18072006</text:p>
          </table:table-cell>
          <table:table-cell office:value-type="float" office:value="2.812196" calcext:value-type="float">
            <text:p>2.812196</text:p>
          </table:table-cell>
          <table:table-cell office:value-type="float" office:value="135.0598" calcext:value-type="float">
            <text:p>135.0598</text:p>
          </table:table-cell>
          <table:table-cell office:value-type="float" office:value="0" calcext:value-type="float">
            <text:p>0</text:p>
          </table:table-cell>
          <table:table-cell office:value-type="float" office:value="-2.769569" calcext:value-type="float">
            <text:p>-2.769569</text:p>
          </table:table-cell>
          <table:table-cell office:value-type="float" office:value="40.00484" calcext:value-type="float">
            <text:p>40.00484</text:p>
          </table:table-cell>
          <table:table-cell office:value-type="float" office:value="0.003084911" calcext:value-type="float">
            <text:p>0.003084911</text:p>
          </table:table-cell>
          <table:table-cell office:value-type="float" office:value="0.000003532356" calcext:value-type="float">
            <text:p>3.532356E-06</text:p>
          </table:table-cell>
          <table:table-cell office:value-type="float" office:value="0.006455596" calcext:value-type="float">
            <text:p>0.006455596</text:p>
          </table:table-cell>
          <table:table-cell office:value-type="float" office:value="-0.00304055" calcext:value-type="float">
            <text:p>-0.00304055</text:p>
          </table:table-cell>
          <table:table-cell office:value-type="float" office:value="1162.674" calcext:value-type="float">
            <text:p>1162.674</text:p>
          </table:table-cell>
          <table:table-cell office:value-type="float" office:value="1.240994" calcext:value-type="float">
            <text:p>1.240994</text:p>
          </table:table-cell>
          <table:table-cell office:value-type="float" office:value="0" calcext:value-type="float">
            <text:p>0</text:p>
          </table:table-cell>
          <table:table-cell office:value-type="float" office:value="0.03663336" calcext:value-type="float">
            <text:p>0.03663336</text:p>
          </table:table-cell>
          <table:table-cell office:value-type="float" office:value="0.02561315" calcext:value-type="float">
            <text:p>0.02561315</text:p>
          </table:table-cell>
          <table:table-cell office:value-type="float" office:value="0.02020025" calcext:value-type="float">
            <text:p>0.02020025</text:p>
          </table:table-cell>
          <table:table-cell office:value-type="float" office:value="0.009677354" calcext:value-type="float">
            <text:p>0.009677354</text:p>
          </table:table-cell>
          <table:table-cell office:value-type="float" office:value="0.009279085" calcext:value-type="float">
            <text:p>0.009279085</text:p>
          </table:table-cell>
          <table:table-cell office:value-type="float" office:value="0.004918852" calcext:value-type="float">
            <text:p>0.004918852</text:p>
          </table:table-cell>
          <table:table-cell office:value-type="float" office:value="0.004580338" calcext:value-type="float">
            <text:p>0.004580338</text:p>
          </table:table-cell>
          <table:table-cell office:value-type="float" office:value="0.009995284" calcext:value-type="float">
            <text:p>0.009995284</text:p>
          </table:table-cell>
          <table:table-cell office:value-type="float" office:value="0.03920543" calcext:value-type="float">
            <text:p>0.03920543</text:p>
          </table:table-cell>
          <table:table-cell office:value-type="float" office:value="0.07076693" calcext:value-type="float">
            <text:p>0.07076693</text:p>
          </table:table-cell>
          <table:table-cell office:value-type="float" office:value="0.01265719" calcext:value-type="float">
            <text:p>0.01265719</text:p>
          </table:table-cell>
          <table:table-cell office:value-type="float" office:value="0.1475386" calcext:value-type="float">
            <text:p>0.1475386</text:p>
          </table:table-cell>
          <table:table-cell office:value-type="float" office:value="0.1916804" calcext:value-type="float">
            <text:p>0.1916804</text:p>
          </table:table-cell>
          <table:table-cell office:value-type="float" office:value="0.1947893" calcext:value-type="float">
            <text:p>0.1947893</text:p>
          </table:table-cell>
          <table:table-cell office:value-type="float" office:value="0" calcext:value-type="float">
            <text:p>0</text:p>
          </table:table-cell>
          <table:table-cell office:value-type="float" office:value="33.03652" calcext:value-type="float">
            <text:p>33.03652</text:p>
          </table:table-cell>
          <table:table-cell office:value-type="float" office:value="29.25741" calcext:value-type="float">
            <text:p>29.25741</text:p>
          </table:table-cell>
          <table:table-cell office:value-type="float" office:value="25.24612" calcext:value-type="float">
            <text:p>25.24612</text:p>
          </table:table-cell>
          <table:table-cell office:value-type="float" office:value="7.15194" calcext:value-type="float">
            <text:p>7.15194</text:p>
          </table:table-cell>
          <table:table-cell office:value-type="float" office:value="5.727971" calcext:value-type="float">
            <text:p>5.727971</text:p>
          </table:table-cell>
          <table:table-cell office:value-type="float" office:value="2.432953" calcext:value-type="float">
            <text:p>2.432953</text:p>
          </table:table-cell>
          <table:table-cell office:value-type="float" office:value="2.474518" calcext:value-type="float">
            <text:p>2.474518</text:p>
          </table:table-cell>
          <table:table-cell office:value-type="float" office:value="5.199023" calcext:value-type="float">
            <text:p>5.199023</text:p>
          </table:table-cell>
          <table:table-cell office:value-type="float" office:value="8.70979" calcext:value-type="float">
            <text:p>8.70979</text:p>
          </table:table-cell>
          <table:table-cell office:value-type="float" office:value="9.368091" calcext:value-type="float">
            <text:p>9.368091</text:p>
          </table:table-cell>
          <table:table-cell office:value-type="float" office:value="9.995783" calcext:value-type="float">
            <text:p>9.995783</text:p>
          </table:table-cell>
          <table:table-cell office:value-type="float" office:value="11.08224" calcext:value-type="float">
            <text:p>11.08224</text:p>
          </table:table-cell>
          <table:table-cell office:value-type="float" office:value="12.33493" calcext:value-type="float">
            <text:p>12.33493</text:p>
          </table:table-cell>
          <table:table-cell office:value-type="float" office:value="12.65551" calcext:value-type="float">
            <text:p>12.65551</text:p>
          </table:table-cell>
          <table:table-cell office:value-type="float" office:value="0" calcext:value-type="float">
            <text:p>0</text:p>
          </table:table-cell>
          <table:table-cell office:value-type="float" office:value="4.786591" calcext:value-type="float">
            <text:p>4.786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99968" calcext:value-type="float">
            <text:p>0.80999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6" calcext:value-type="float">
            <text:p>19072006</text:p>
          </table:table-cell>
          <table:table-cell office:value-type="float" office:value="2.81837" calcext:value-type="float">
            <text:p>2.81837</text:p>
          </table:table-cell>
          <table:table-cell office:value-type="float" office:value="135.0569" calcext:value-type="float">
            <text:p>135.0569</text:p>
          </table:table-cell>
          <table:table-cell office:value-type="float" office:value="0" calcext:value-type="float">
            <text:p>0</text:p>
          </table:table-cell>
          <table:table-cell office:value-type="float" office:value="-2.825441" calcext:value-type="float">
            <text:p>-2.825441</text:p>
          </table:table-cell>
          <table:table-cell office:value-type="float" office:value="39.96645" calcext:value-type="float">
            <text:p>39.96645</text:p>
          </table:table-cell>
          <table:table-cell office:value-type="float" office:value="0.003084911" calcext:value-type="float">
            <text:p>0.003084911</text:p>
          </table:table-cell>
          <table:table-cell office:value-type="float" office:value="0.000003622642" calcext:value-type="float">
            <text:p>3.622642E-06</text:p>
          </table:table-cell>
          <table:table-cell office:value-type="float" office:value="0.006455596" calcext:value-type="float">
            <text:p>0.006455596</text:p>
          </table:table-cell>
          <table:table-cell office:value-type="float" office:value="-0.003040285" calcext:value-type="float">
            <text:p>-0.003040285</text:p>
          </table:table-cell>
          <table:table-cell office:value-type="float" office:value="1162.651" calcext:value-type="float">
            <text:p>1162.651</text:p>
          </table:table-cell>
          <table:table-cell office:value-type="float" office:value="1.223595" calcext:value-type="float">
            <text:p>1.223595</text:p>
          </table:table-cell>
          <table:table-cell office:value-type="float" office:value="0" calcext:value-type="float">
            <text:p>0</text:p>
          </table:table-cell>
          <table:table-cell office:value-type="float" office:value="0.0805933" calcext:value-type="float">
            <text:p>0.0805933</text:p>
          </table:table-cell>
          <table:table-cell office:value-type="float" office:value="0.02986673" calcext:value-type="float">
            <text:p>0.02986673</text:p>
          </table:table-cell>
          <table:table-cell office:value-type="float" office:value="0.02170642" calcext:value-type="float">
            <text:p>0.02170642</text:p>
          </table:table-cell>
          <table:table-cell office:value-type="float" office:value="0.01051854" calcext:value-type="float">
            <text:p>0.01051854</text:p>
          </table:table-cell>
          <table:table-cell office:value-type="float" office:value="0.01004042" calcext:value-type="float">
            <text:p>0.01004042</text:p>
          </table:table-cell>
          <table:table-cell office:value-type="float" office:value="0.0050956" calcext:value-type="float">
            <text:p>0.0050956</text:p>
          </table:table-cell>
          <table:table-cell office:value-type="float" office:value="0.004671629" calcext:value-type="float">
            <text:p>0.004671629</text:p>
          </table:table-cell>
          <table:table-cell office:value-type="float" office:value="0.009885134" calcext:value-type="float">
            <text:p>0.009885134</text:p>
          </table:table-cell>
          <table:table-cell office:value-type="float" office:value="0.03917868" calcext:value-type="float">
            <text:p>0.03917868</text:p>
          </table:table-cell>
          <table:table-cell office:value-type="float" office:value="0.07208709" calcext:value-type="float">
            <text:p>0.07208709</text:p>
          </table:table-cell>
          <table:table-cell office:value-type="float" office:value="0.01266562" calcext:value-type="float">
            <text:p>0.01266562</text:p>
          </table:table-cell>
          <table:table-cell office:value-type="float" office:value="0.1463364" calcext:value-type="float">
            <text:p>0.1463364</text:p>
          </table:table-cell>
          <table:table-cell office:value-type="float" office:value="0.1916959" calcext:value-type="float">
            <text:p>0.1916959</text:p>
          </table:table-cell>
          <table:table-cell office:value-type="float" office:value="0.1948043" calcext:value-type="float">
            <text:p>0.1948043</text:p>
          </table:table-cell>
          <table:table-cell office:value-type="float" office:value="0" calcext:value-type="float">
            <text:p>0</text:p>
          </table:table-cell>
          <table:table-cell office:value-type="float" office:value="33.00495" calcext:value-type="float">
            <text:p>33.00495</text:p>
          </table:table-cell>
          <table:table-cell office:value-type="float" office:value="29.2098" calcext:value-type="float">
            <text:p>29.2098</text:p>
          </table:table-cell>
          <table:table-cell office:value-type="float" office:value="25.20489" calcext:value-type="float">
            <text:p>25.20489</text:p>
          </table:table-cell>
          <table:table-cell office:value-type="float" office:value="7.141611" calcext:value-type="float">
            <text:p>7.141611</text:p>
          </table:table-cell>
          <table:table-cell office:value-type="float" office:value="5.719961" calcext:value-type="float">
            <text:p>5.719961</text:p>
          </table:table-cell>
          <table:table-cell office:value-type="float" office:value="2.430726" calcext:value-type="float">
            <text:p>2.430726</text:p>
          </table:table-cell>
          <table:table-cell office:value-type="float" office:value="2.472112" calcext:value-type="float">
            <text:p>2.472112</text:p>
          </table:table-cell>
          <table:table-cell office:value-type="float" office:value="5.189824" calcext:value-type="float">
            <text:p>5.189824</text:p>
          </table:table-cell>
          <table:table-cell office:value-type="float" office:value="8.693438" calcext:value-type="float">
            <text:p>8.693438</text:p>
          </table:table-cell>
          <table:table-cell office:value-type="float" office:value="9.354081" calcext:value-type="float">
            <text:p>9.354081</text:p>
          </table:table-cell>
          <table:table-cell office:value-type="float" office:value="9.964076" calcext:value-type="float">
            <text:p>9.964076</text:p>
          </table:table-cell>
          <table:table-cell office:value-type="float" office:value="11.07771" calcext:value-type="float">
            <text:p>11.07771</text:p>
          </table:table-cell>
          <table:table-cell office:value-type="float" office:value="12.33648" calcext:value-type="float">
            <text:p>12.33648</text:p>
          </table:table-cell>
          <table:table-cell office:value-type="float" office:value="12.65694" calcext:value-type="float">
            <text:p>12.65694</text:p>
          </table:table-cell>
          <table:table-cell office:value-type="float" office:value="0" calcext:value-type="float">
            <text:p>0</text:p>
          </table:table-cell>
          <table:table-cell office:value-type="float" office:value="6.503153" calcext:value-type="float">
            <text:p>6.503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7778" calcext:value-type="float">
            <text:p>0.824777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6" calcext:value-type="float">
            <text:p>20072006</text:p>
          </table:table-cell>
          <table:table-cell office:value-type="float" office:value="2.81728" calcext:value-type="float">
            <text:p>2.81728</text:p>
          </table:table-cell>
          <table:table-cell office:value-type="float" office:value="135.0552" calcext:value-type="float">
            <text:p>135.0552</text:p>
          </table:table-cell>
          <table:table-cell office:value-type="float" office:value="0" calcext:value-type="float">
            <text:p>0</text:p>
          </table:table-cell>
          <table:table-cell office:value-type="float" office:value="-2.902341" calcext:value-type="float">
            <text:p>-2.902341</text:p>
          </table:table-cell>
          <table:table-cell office:value-type="float" office:value="39.92706" calcext:value-type="float">
            <text:p>39.92706</text:p>
          </table:table-cell>
          <table:table-cell office:value-type="float" office:value="0.003084911" calcext:value-type="float">
            <text:p>0.003084911</text:p>
          </table:table-cell>
          <table:table-cell office:value-type="float" office:value="0.000003624395" calcext:value-type="float">
            <text:p>3.624395E-06</text:p>
          </table:table-cell>
          <table:table-cell office:value-type="float" office:value="0.006455596" calcext:value-type="float">
            <text:p>0.006455596</text:p>
          </table:table-cell>
          <table:table-cell office:value-type="float" office:value="-0.003040282" calcext:value-type="float">
            <text:p>-0.003040282</text:p>
          </table:table-cell>
          <table:table-cell office:value-type="float" office:value="1162.625" calcext:value-type="float">
            <text:p>1162.625</text:p>
          </table:table-cell>
          <table:table-cell office:value-type="float" office:value="1.236756" calcext:value-type="float">
            <text:p>1.236756</text:p>
          </table:table-cell>
          <table:table-cell office:value-type="float" office:value="0" calcext:value-type="float">
            <text:p>0</text:p>
          </table:table-cell>
          <table:table-cell office:value-type="float" office:value="0.01065831" calcext:value-type="float">
            <text:p>0.01065831</text:p>
          </table:table-cell>
          <table:table-cell office:value-type="float" office:value="0.0237178" calcext:value-type="float">
            <text:p>0.0237178</text:p>
          </table:table-cell>
          <table:table-cell office:value-type="float" office:value="0.01920192" calcext:value-type="float">
            <text:p>0.01920192</text:p>
          </table:table-cell>
          <table:table-cell office:value-type="float" office:value="0.009244691" calcext:value-type="float">
            <text:p>0.009244691</text:p>
          </table:table-cell>
          <table:table-cell office:value-type="float" office:value="0.008895087" calcext:value-type="float">
            <text:p>0.008895087</text:p>
          </table:table-cell>
          <table:table-cell office:value-type="float" office:value="0.004860946" calcext:value-type="float">
            <text:p>0.004860946</text:p>
          </table:table-cell>
          <table:table-cell office:value-type="float" office:value="0.004614626" calcext:value-type="float">
            <text:p>0.004614626</text:p>
          </table:table-cell>
          <table:table-cell office:value-type="float" office:value="0.009756751" calcext:value-type="float">
            <text:p>0.009756751</text:p>
          </table:table-cell>
          <table:table-cell office:value-type="float" office:value="0.03888404" calcext:value-type="float">
            <text:p>0.03888404</text:p>
          </table:table-cell>
          <table:table-cell office:value-type="float" office:value="0.07297356" calcext:value-type="float">
            <text:p>0.07297356</text:p>
          </table:table-cell>
          <table:table-cell office:value-type="float" office:value="0.01266427" calcext:value-type="float">
            <text:p>0.01266427</text:p>
          </table:table-cell>
          <table:table-cell office:value-type="float" office:value="0.1448597" calcext:value-type="float">
            <text:p>0.1448597</text:p>
          </table:table-cell>
          <table:table-cell office:value-type="float" office:value="0.1917114" calcext:value-type="float">
            <text:p>0.1917114</text:p>
          </table:table-cell>
          <table:table-cell office:value-type="float" office:value="0.1948193" calcext:value-type="float">
            <text:p>0.1948193</text:p>
          </table:table-cell>
          <table:table-cell office:value-type="float" office:value="0" calcext:value-type="float">
            <text:p>0</text:p>
          </table:table-cell>
          <table:table-cell office:value-type="float" office:value="32.91353" calcext:value-type="float">
            <text:p>32.91353</text:p>
          </table:table-cell>
          <table:table-cell office:value-type="float" office:value="29.14715" calcext:value-type="float">
            <text:p>29.14715</text:p>
          </table:table-cell>
          <table:table-cell office:value-type="float" office:value="25.163" calcext:value-type="float">
            <text:p>25.163</text:p>
          </table:table-cell>
          <table:table-cell office:value-type="float" office:value="7.13116" calcext:value-type="float">
            <text:p>7.13116</text:p>
          </table:table-cell>
          <table:table-cell office:value-type="float" office:value="5.711834" calcext:value-type="float">
            <text:p>5.711834</text:p>
          </table:table-cell>
          <table:table-cell office:value-type="float" office:value="2.428505" calcext:value-type="float">
            <text:p>2.428505</text:p>
          </table:table-cell>
          <table:table-cell office:value-type="float" office:value="2.469742" calcext:value-type="float">
            <text:p>2.469742</text:p>
          </table:table-cell>
          <table:table-cell office:value-type="float" office:value="5.180725" calcext:value-type="float">
            <text:p>5.180725</text:p>
          </table:table-cell>
          <table:table-cell office:value-type="float" office:value="8.677228" calcext:value-type="float">
            <text:p>8.677228</text:p>
          </table:table-cell>
          <table:table-cell office:value-type="float" office:value="9.340455" calcext:value-type="float">
            <text:p>9.340455</text:p>
          </table:table-cell>
          <table:table-cell office:value-type="float" office:value="9.93255" calcext:value-type="float">
            <text:p>9.93255</text:p>
          </table:table-cell>
          <table:table-cell office:value-type="float" office:value="11.07294" calcext:value-type="float">
            <text:p>11.07294</text:p>
          </table:table-cell>
          <table:table-cell office:value-type="float" office:value="12.33804" calcext:value-type="float">
            <text:p>12.33804</text:p>
          </table:table-cell>
          <table:table-cell office:value-type="float" office:value="12.65835" calcext:value-type="float">
            <text:p>12.65835</text:p>
          </table:table-cell>
          <table:table-cell office:value-type="float" office:value="0" calcext:value-type="float">
            <text:p>0</text:p>
          </table:table-cell>
          <table:table-cell office:value-type="float" office:value="0.008679789" calcext:value-type="float">
            <text:p>0.008679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99502" calcext:value-type="float">
            <text:p>0.829950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6" calcext:value-type="float">
            <text:p>21072006</text:p>
          </table:table-cell>
          <table:table-cell office:value-type="float" office:value="2.8151" calcext:value-type="float">
            <text:p>2.8151</text:p>
          </table:table-cell>
          <table:table-cell office:value-type="float" office:value="135.0533" calcext:value-type="float">
            <text:p>135.0533</text:p>
          </table:table-cell>
          <table:table-cell office:value-type="float" office:value="0" calcext:value-type="float">
            <text:p>0</text:p>
          </table:table-cell>
          <table:table-cell office:value-type="float" office:value="-2.973408" calcext:value-type="float">
            <text:p>-2.973408</text:p>
          </table:table-cell>
          <table:table-cell office:value-type="float" office:value="39.88774" calcext:value-type="float">
            <text:p>39.88774</text:p>
          </table:table-cell>
          <table:table-cell office:value-type="float" office:value="0.003084911" calcext:value-type="float">
            <text:p>0.003084911</text:p>
          </table:table-cell>
          <table:table-cell office:value-type="float" office:value="0.000003624395" calcext:value-type="float">
            <text:p>3.624395E-06</text:p>
          </table:table-cell>
          <table:table-cell office:value-type="float" office:value="0.006455596" calcext:value-type="float">
            <text:p>0.006455596</text:p>
          </table:table-cell>
          <table:table-cell office:value-type="float" office:value="-0.003040282" calcext:value-type="float">
            <text:p>-0.003040282</text:p>
          </table:table-cell>
          <table:table-cell office:value-type="float" office:value="1162.598" calcext:value-type="float">
            <text:p>1162.598</text:p>
          </table:table-cell>
          <table:table-cell office:value-type="float" office:value="1.242832" calcext:value-type="float">
            <text:p>1.242832</text:p>
          </table:table-cell>
          <table:table-cell office:value-type="float" office:value="0" calcext:value-type="float">
            <text:p>0</text:p>
          </table:table-cell>
          <table:table-cell office:value-type="float" office:value="0.00999593" calcext:value-type="float">
            <text:p>0.00999593</text:p>
          </table:table-cell>
          <table:table-cell office:value-type="float" office:value="0.02340834" calcext:value-type="float">
            <text:p>0.02340834</text:p>
          </table:table-cell>
          <table:table-cell office:value-type="float" office:value="0.01847056" calcext:value-type="float">
            <text:p>0.01847056</text:p>
          </table:table-cell>
          <table:table-cell office:value-type="float" office:value="0.008766311" calcext:value-type="float">
            <text:p>0.008766311</text:p>
          </table:table-cell>
          <table:table-cell office:value-type="float" office:value="0.008487144" calcext:value-type="float">
            <text:p>0.008487144</text:p>
          </table:table-cell>
          <table:table-cell office:value-type="float" office:value="0.004730125" calcext:value-type="float">
            <text:p>0.004730125</text:p>
          </table:table-cell>
          <table:table-cell office:value-type="float" office:value="0.004586457" calcext:value-type="float">
            <text:p>0.004586457</text:p>
          </table:table-cell>
          <table:table-cell office:value-type="float" office:value="0.009637914" calcext:value-type="float">
            <text:p>0.009637914</text:p>
          </table:table-cell>
          <table:table-cell office:value-type="float" office:value="0.03778422" calcext:value-type="float">
            <text:p>0.03778422</text:p>
          </table:table-cell>
          <table:table-cell office:value-type="float" office:value="0.07168336" calcext:value-type="float">
            <text:p>0.07168336</text:p>
          </table:table-cell>
          <table:table-cell office:value-type="float" office:value="0.01264151" calcext:value-type="float">
            <text:p>0.01264151</text:p>
          </table:table-cell>
          <table:table-cell office:value-type="float" office:value="0.1417015" calcext:value-type="float">
            <text:p>0.1417015</text:p>
          </table:table-cell>
          <table:table-cell office:value-type="float" office:value="0.1917264" calcext:value-type="float">
            <text:p>0.1917264</text:p>
          </table:table-cell>
          <table:table-cell office:value-type="float" office:value="0.1948342" calcext:value-type="float">
            <text:p>0.1948342</text:p>
          </table:table-cell>
          <table:table-cell office:value-type="float" office:value="0" calcext:value-type="float">
            <text:p>0</text:p>
          </table:table-cell>
          <table:table-cell office:value-type="float" office:value="32.82808" calcext:value-type="float">
            <text:p>32.82808</text:p>
          </table:table-cell>
          <table:table-cell office:value-type="float" office:value="29.0925" calcext:value-type="float">
            <text:p>29.0925</text:p>
          </table:table-cell>
          <table:table-cell office:value-type="float" office:value="25.12021" calcext:value-type="float">
            <text:p>25.12021</text:p>
          </table:table-cell>
          <table:table-cell office:value-type="float" office:value="7.120444" calcext:value-type="float">
            <text:p>7.120444</text:p>
          </table:table-cell>
          <table:table-cell office:value-type="float" office:value="5.703468" calcext:value-type="float">
            <text:p>5.703468</text:p>
          </table:table-cell>
          <table:table-cell office:value-type="float" office:value="2.426251" calcext:value-type="float">
            <text:p>2.426251</text:p>
          </table:table-cell>
          <table:table-cell office:value-type="float" office:value="2.467388" calcext:value-type="float">
            <text:p>2.467388</text:p>
          </table:table-cell>
          <table:table-cell office:value-type="float" office:value="5.171695" calcext:value-type="float">
            <text:p>5.171695</text:p>
          </table:table-cell>
          <table:table-cell office:value-type="float" office:value="8.661036" calcext:value-type="float">
            <text:p>8.661036</text:p>
          </table:table-cell>
          <table:table-cell office:value-type="float" office:value="9.326831" calcext:value-type="float">
            <text:p>9.326831</text:p>
          </table:table-cell>
          <table:table-cell office:value-type="float" office:value="9.901155" calcext:value-type="float">
            <text:p>9.901155</text:p>
          </table:table-cell>
          <table:table-cell office:value-type="float" office:value="11.06762" calcext:value-type="float">
            <text:p>11.06762</text:p>
          </table:table-cell>
          <table:table-cell office:value-type="float" office:value="12.33959" calcext:value-type="float">
            <text:p>12.33959</text:p>
          </table:table-cell>
          <table:table-cell office:value-type="float" office:value="12.65975" calcext:value-type="float">
            <text:p>12.65975</text:p>
          </table:table-cell>
          <table:table-cell office:value-type="float" office:value="0" calcext:value-type="float">
            <text:p>0</text:p>
          </table:table-cell>
          <table:table-cell office:value-type="float" office:value="0.005499305" calcext:value-type="float">
            <text:p>0.005499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61586" calcext:value-type="float">
            <text:p>0.836158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6" calcext:value-type="float">
            <text:p>22072006</text:p>
          </table:table-cell>
          <table:table-cell office:value-type="float" office:value="2.813248" calcext:value-type="float">
            <text:p>2.813248</text:p>
          </table:table-cell>
          <table:table-cell office:value-type="float" office:value="135.0511" calcext:value-type="float">
            <text:p>135.0511</text:p>
          </table:table-cell>
          <table:table-cell office:value-type="float" office:value="0" calcext:value-type="float">
            <text:p>0</text:p>
          </table:table-cell>
          <table:table-cell office:value-type="float" office:value="-3.045313" calcext:value-type="float">
            <text:p>-3.045313</text:p>
          </table:table-cell>
          <table:table-cell office:value-type="float" office:value="39.84812" calcext:value-type="float">
            <text:p>39.84812</text:p>
          </table:table-cell>
          <table:table-cell office:value-type="float" office:value="0.003084911" calcext:value-type="float">
            <text:p>0.003084911</text:p>
          </table:table-cell>
          <table:table-cell office:value-type="float" office:value="0.000003624395" calcext:value-type="float">
            <text:p>3.624395E-06</text:p>
          </table:table-cell>
          <table:table-cell office:value-type="float" office:value="0.006455596" calcext:value-type="float">
            <text:p>0.006455596</text:p>
          </table:table-cell>
          <table:table-cell office:value-type="float" office:value="-0.003040282" calcext:value-type="float">
            <text:p>-0.003040282</text:p>
          </table:table-cell>
          <table:table-cell office:value-type="float" office:value="1162.57" calcext:value-type="float">
            <text:p>1162.57</text:p>
          </table:table-cell>
          <table:table-cell office:value-type="float" office:value="1.244706" calcext:value-type="float">
            <text:p>1.244706</text:p>
          </table:table-cell>
          <table:table-cell office:value-type="float" office:value="0" calcext:value-type="float">
            <text:p>0</text:p>
          </table:table-cell>
          <table:table-cell office:value-type="float" office:value="0.01323203" calcext:value-type="float">
            <text:p>0.01323203</text:p>
          </table:table-cell>
          <table:table-cell office:value-type="float" office:value="0.0229407" calcext:value-type="float">
            <text:p>0.0229407</text:p>
          </table:table-cell>
          <table:table-cell office:value-type="float" office:value="0.01834711" calcext:value-type="float">
            <text:p>0.01834711</text:p>
          </table:table-cell>
          <table:table-cell office:value-type="float" office:value="0.00865279" calcext:value-type="float">
            <text:p>0.00865279</text:p>
          </table:table-cell>
          <table:table-cell office:value-type="float" office:value="0.008366056" calcext:value-type="float">
            <text:p>0.008366056</text:p>
          </table:table-cell>
          <table:table-cell office:value-type="float" office:value="0.004669439" calcext:value-type="float">
            <text:p>0.004669439</text:p>
          </table:table-cell>
          <table:table-cell office:value-type="float" office:value="0.00456946" calcext:value-type="float">
            <text:p>0.00456946</text:p>
          </table:table-cell>
          <table:table-cell office:value-type="float" office:value="0.009518907" calcext:value-type="float">
            <text:p>0.009518907</text:p>
          </table:table-cell>
          <table:table-cell office:value-type="float" office:value="0.03652436" calcext:value-type="float">
            <text:p>0.03652436</text:p>
          </table:table-cell>
          <table:table-cell office:value-type="float" office:value="0.06952735" calcext:value-type="float">
            <text:p>0.06952735</text:p>
          </table:table-cell>
          <table:table-cell office:value-type="float" office:value="0.01271219" calcext:value-type="float">
            <text:p>0.01271219</text:p>
          </table:table-cell>
          <table:table-cell office:value-type="float" office:value="0.1372814" calcext:value-type="float">
            <text:p>0.1372814</text:p>
          </table:table-cell>
          <table:table-cell office:value-type="float" office:value="0.1917411" calcext:value-type="float">
            <text:p>0.1917411</text:p>
          </table:table-cell>
          <table:table-cell office:value-type="float" office:value="0.1948487" calcext:value-type="float">
            <text:p>0.1948487</text:p>
          </table:table-cell>
          <table:table-cell office:value-type="float" office:value="0" calcext:value-type="float">
            <text:p>0</text:p>
          </table:table-cell>
          <table:table-cell office:value-type="float" office:value="32.76241" calcext:value-type="float">
            <text:p>32.76241</text:p>
          </table:table-cell>
          <table:table-cell office:value-type="float" office:value="29.0419" calcext:value-type="float">
            <text:p>29.0419</text:p>
          </table:table-cell>
          <table:table-cell office:value-type="float" office:value="25.07759" calcext:value-type="float">
            <text:p>25.07759</text:p>
          </table:table-cell>
          <table:table-cell office:value-type="float" office:value="7.10966" calcext:value-type="float">
            <text:p>7.10966</text:p>
          </table:table-cell>
          <table:table-cell office:value-type="float" office:value="5.695045" calcext:value-type="float">
            <text:p>5.695045</text:p>
          </table:table-cell>
          <table:table-cell office:value-type="float" office:value="2.423982" calcext:value-type="float">
            <text:p>2.423982</text:p>
          </table:table-cell>
          <table:table-cell office:value-type="float" office:value="2.465065" calcext:value-type="float">
            <text:p>2.465065</text:p>
          </table:table-cell>
          <table:table-cell office:value-type="float" office:value="5.162755" calcext:value-type="float">
            <text:p>5.162755</text:p>
          </table:table-cell>
          <table:table-cell office:value-type="float" office:value="8.644755" calcext:value-type="float">
            <text:p>8.644755</text:p>
          </table:table-cell>
          <table:table-cell office:value-type="float" office:value="9.312888" calcext:value-type="float">
            <text:p>9.312888</text:p>
          </table:table-cell>
          <table:table-cell office:value-type="float" office:value="9.869941" calcext:value-type="float">
            <text:p>9.869941</text:p>
          </table:table-cell>
          <table:table-cell office:value-type="float" office:value="11.06139" calcext:value-type="float">
            <text:p>11.06139</text:p>
          </table:table-cell>
          <table:table-cell office:value-type="float" office:value="12.34114" calcext:value-type="float">
            <text:p>12.34114</text:p>
          </table:table-cell>
          <table:table-cell office:value-type="float" office:value="12.66109" calcext:value-type="float">
            <text:p>12.66109</text:p>
          </table:table-cell>
          <table:table-cell office:value-type="float" office:value="0" calcext:value-type="float">
            <text:p>0</text:p>
          </table:table-cell>
          <table:table-cell office:value-type="float" office:value="0.002699981" calcext:value-type="float">
            <text:p>0.002699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22093" calcext:value-type="float">
            <text:p>0.842209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6" calcext:value-type="float">
            <text:p>23072006</text:p>
          </table:table-cell>
          <table:table-cell office:value-type="float" office:value="2.808727" calcext:value-type="float">
            <text:p>2.808727</text:p>
          </table:table-cell>
          <table:table-cell office:value-type="float" office:value="135.0486" calcext:value-type="float">
            <text:p>135.0486</text:p>
          </table:table-cell>
          <table:table-cell office:value-type="float" office:value="0" calcext:value-type="float">
            <text:p>0</text:p>
          </table:table-cell>
          <table:table-cell office:value-type="float" office:value="-3.118243" calcext:value-type="float">
            <text:p>-3.118243</text:p>
          </table:table-cell>
          <table:table-cell office:value-type="float" office:value="39.80815" calcext:value-type="float">
            <text:p>39.80815</text:p>
          </table:table-cell>
          <table:table-cell office:value-type="float" office:value="0.003084911" calcext:value-type="float">
            <text:p>0.003084911</text:p>
          </table:table-cell>
          <table:table-cell office:value-type="float" office:value="0.000003624395" calcext:value-type="float">
            <text:p>3.624395E-06</text:p>
          </table:table-cell>
          <table:table-cell office:value-type="float" office:value="0.006455596" calcext:value-type="float">
            <text:p>0.006455596</text:p>
          </table:table-cell>
          <table:table-cell office:value-type="float" office:value="-0.003040282" calcext:value-type="float">
            <text:p>-0.003040282</text:p>
          </table:table-cell>
          <table:table-cell office:value-type="float" office:value="1162.542" calcext:value-type="float">
            <text:p>1162.542</text:p>
          </table:table-cell>
          <table:table-cell office:value-type="float" office:value="1.238108" calcext:value-type="float">
            <text:p>1.238108</text:p>
          </table:table-cell>
          <table:table-cell office:value-type="float" office:value="0" calcext:value-type="float">
            <text:p>0</text:p>
          </table:table-cell>
          <table:table-cell office:value-type="float" office:value="0.02979546" calcext:value-type="float">
            <text:p>0.02979546</text:p>
          </table:table-cell>
          <table:table-cell office:value-type="float" office:value="0.02386388" calcext:value-type="float">
            <text:p>0.02386388</text:p>
          </table:table-cell>
          <table:table-cell office:value-type="float" office:value="0.01902799" calcext:value-type="float">
            <text:p>0.01902799</text:p>
          </table:table-cell>
          <table:table-cell office:value-type="float" office:value="0.008991041" calcext:value-type="float">
            <text:p>0.008991041</text:p>
          </table:table-cell>
          <table:table-cell office:value-type="float" office:value="0.00861248" calcext:value-type="float">
            <text:p>0.00861248</text:p>
          </table:table-cell>
          <table:table-cell office:value-type="float" office:value="0.004700944" calcext:value-type="float">
            <text:p>0.004700944</text:p>
          </table:table-cell>
          <table:table-cell office:value-type="float" office:value="0.004582086" calcext:value-type="float">
            <text:p>0.004582086</text:p>
          </table:table-cell>
          <table:table-cell office:value-type="float" office:value="0.009418317" calcext:value-type="float">
            <text:p>0.009418317</text:p>
          </table:table-cell>
          <table:table-cell office:value-type="float" office:value="0.03570423" calcext:value-type="float">
            <text:p>0.03570423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01503247" calcext:value-type="float">
            <text:p>0.01503247</text:p>
          </table:table-cell>
          <table:table-cell office:value-type="float" office:value="0.13169" calcext:value-type="float">
            <text:p>0.13169</text:p>
          </table:table-cell>
          <table:table-cell office:value-type="float" office:value="0.191755" calcext:value-type="float">
            <text:p>0.191755</text:p>
          </table:table-cell>
          <table:table-cell office:value-type="float" office:value="0.1948631" calcext:value-type="float">
            <text:p>0.1948631</text:p>
          </table:table-cell>
          <table:table-cell office:value-type="float" office:value="0" calcext:value-type="float">
            <text:p>0</text:p>
          </table:table-cell>
          <table:table-cell office:value-type="float" office:value="32.71733" calcext:value-type="float">
            <text:p>32.71733</text:p>
          </table:table-cell>
          <table:table-cell office:value-type="float" office:value="28.99283" calcext:value-type="float">
            <text:p>28.99283</text:p>
          </table:table-cell>
          <table:table-cell office:value-type="float" office:value="25.03559" calcext:value-type="float">
            <text:p>25.03559</text:p>
          </table:table-cell>
          <table:table-cell office:value-type="float" office:value="7.09899" calcext:value-type="float">
            <text:p>7.09899</text:p>
          </table:table-cell>
          <table:table-cell office:value-type="float" office:value="5.686705" calcext:value-type="float">
            <text:p>5.686705</text:p>
          </table:table-cell>
          <table:table-cell office:value-type="float" office:value="2.421718" calcext:value-type="float">
            <text:p>2.421718</text:p>
          </table:table-cell>
          <table:table-cell office:value-type="float" office:value="2.462775" calcext:value-type="float">
            <text:p>2.462775</text:p>
          </table:table-cell>
          <table:table-cell office:value-type="float" office:value="5.153912" calcext:value-type="float">
            <text:p>5.153912</text:p>
          </table:table-cell>
          <table:table-cell office:value-type="float" office:value="8.628439" calcext:value-type="float">
            <text:p>8.628439</text:p>
          </table:table-cell>
          <table:table-cell office:value-type="float" office:value="9.298672" calcext:value-type="float">
            <text:p>9.298672</text:p>
          </table:table-cell>
          <table:table-cell office:value-type="float" office:value="9.839115" calcext:value-type="float">
            <text:p>9.839115</text:p>
          </table:table-cell>
          <table:table-cell office:value-type="float" office:value="11.05402" calcext:value-type="float">
            <text:p>11.05402</text:p>
          </table:table-cell>
          <table:table-cell office:value-type="float" office:value="12.34266" calcext:value-type="float">
            <text:p>12.34266</text:p>
          </table:table-cell>
          <table:table-cell office:value-type="float" office:value="12.66244" calcext:value-type="float">
            <text:p>12.66244</text:p>
          </table:table-cell>
          <table:table-cell office:value-type="float" office:value="0" calcext:value-type="float">
            <text:p>0</text:p>
          </table:table-cell>
          <table:table-cell office:value-type="float" office:value="1.588739" calcext:value-type="float">
            <text:p>1.588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12176" calcext:value-type="float">
            <text:p>0.851217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6" calcext:value-type="float">
            <text:p>24072006</text:p>
          </table:table-cell>
          <table:table-cell office:value-type="float" office:value="2.804991" calcext:value-type="float">
            <text:p>2.804991</text:p>
          </table:table-cell>
          <table:table-cell office:value-type="float" office:value="135.047" calcext:value-type="float">
            <text:p>135.047</text:p>
          </table:table-cell>
          <table:table-cell office:value-type="float" office:value="0" calcext:value-type="float">
            <text:p>0</text:p>
          </table:table-cell>
          <table:table-cell office:value-type="float" office:value="-3.194869" calcext:value-type="float">
            <text:p>-3.194869</text:p>
          </table:table-cell>
          <table:table-cell office:value-type="float" office:value="39.76597" calcext:value-type="float">
            <text:p>39.76597</text:p>
          </table:table-cell>
          <table:table-cell office:value-type="float" office:value="0.003141822" calcext:value-type="float">
            <text:p>0.003141822</text:p>
          </table:table-cell>
          <table:table-cell office:value-type="float" office:value="0.000006735838" calcext:value-type="float">
            <text:p>6.735838E-06</text:p>
          </table:table-cell>
          <table:table-cell office:value-type="float" office:value="0.006473952" calcext:value-type="float">
            <text:p>0.006473952</text:p>
          </table:table-cell>
          <table:table-cell office:value-type="float" office:value="-0.00314105" calcext:value-type="float">
            <text:p>-0.00314105</text:p>
          </table:table-cell>
          <table:table-cell office:value-type="float" office:value="1162.513" calcext:value-type="float">
            <text:p>1162.513</text:p>
          </table:table-cell>
          <table:table-cell office:value-type="float" office:value="1.240966" calcext:value-type="float">
            <text:p>1.240966</text:p>
          </table:table-cell>
          <table:table-cell office:value-type="float" office:value="0" calcext:value-type="float">
            <text:p>0</text:p>
          </table:table-cell>
          <table:table-cell office:value-type="float" office:value="0.01091671" calcext:value-type="float">
            <text:p>0.01091671</text:p>
          </table:table-cell>
          <table:table-cell office:value-type="float" office:value="0.01928541" calcext:value-type="float">
            <text:p>0.01928541</text:p>
          </table:table-cell>
          <table:table-cell office:value-type="float" office:value="0.0195724" calcext:value-type="float">
            <text:p>0.0195724</text:p>
          </table:table-cell>
          <table:table-cell office:value-type="float" office:value="0.008796329" calcext:value-type="float">
            <text:p>0.008796329</text:p>
          </table:table-cell>
          <table:table-cell office:value-type="float" office:value="0.008918682" calcext:value-type="float">
            <text:p>0.008918682</text:p>
          </table:table-cell>
          <table:table-cell office:value-type="float" office:value="0.0048212" calcext:value-type="float">
            <text:p>0.0048212</text:p>
          </table:table-cell>
          <table:table-cell office:value-type="float" office:value="0.004389546" calcext:value-type="float">
            <text:p>0.004389546</text:p>
          </table:table-cell>
          <table:table-cell office:value-type="float" office:value="0.009255406" calcext:value-type="float">
            <text:p>0.009255406</text:p>
          </table:table-cell>
          <table:table-cell office:value-type="float" office:value="0.03513905" calcext:value-type="float">
            <text:p>0.03513905</text:p>
          </table:table-cell>
          <table:table-cell office:value-type="float" office:value="0.06788959" calcext:value-type="float">
            <text:p>0.06788959</text:p>
          </table:table-cell>
          <table:table-cell office:value-type="float" office:value="0.01731212" calcext:value-type="float">
            <text:p>0.01731212</text:p>
          </table:table-cell>
          <table:table-cell office:value-type="float" office:value="0.1257739" calcext:value-type="float">
            <text:p>0.1257739</text:p>
          </table:table-cell>
          <table:table-cell office:value-type="float" office:value="0.1917966" calcext:value-type="float">
            <text:p>0.1917966</text:p>
          </table:table-cell>
          <table:table-cell office:value-type="float" office:value="0.1948677" calcext:value-type="float">
            <text:p>0.1948677</text:p>
          </table:table-cell>
          <table:table-cell office:value-type="float" office:value="0" calcext:value-type="float">
            <text:p>0</text:p>
          </table:table-cell>
          <table:table-cell office:value-type="float" office:value="32.62912" calcext:value-type="float">
            <text:p>32.62912</text:p>
          </table:table-cell>
          <table:table-cell office:value-type="float" office:value="28.91084" calcext:value-type="float">
            <text:p>28.91084</text:p>
          </table:table-cell>
          <table:table-cell office:value-type="float" office:value="24.99389" calcext:value-type="float">
            <text:p>24.99389</text:p>
          </table:table-cell>
          <table:table-cell office:value-type="float" office:value="7.087882" calcext:value-type="float">
            <text:p>7.087882</text:p>
          </table:table-cell>
          <table:table-cell office:value-type="float" office:value="5.678491" calcext:value-type="float">
            <text:p>5.678491</text:p>
          </table:table-cell>
          <table:table-cell office:value-type="float" office:value="2.419474" calcext:value-type="float">
            <text:p>2.419474</text:p>
          </table:table-cell>
          <table:table-cell office:value-type="float" office:value="2.460155" calcext:value-type="float">
            <text:p>2.460155</text:p>
          </table:table-cell>
          <table:table-cell office:value-type="float" office:value="5.145168" calcext:value-type="float">
            <text:p>5.145168</text:p>
          </table:table-cell>
          <table:table-cell office:value-type="float" office:value="8.612177" calcext:value-type="float">
            <text:p>8.612177</text:p>
          </table:table-cell>
          <table:table-cell office:value-type="float" office:value="9.284416" calcext:value-type="float">
            <text:p>9.284416</text:p>
          </table:table-cell>
          <table:table-cell office:value-type="float" office:value="9.809152" calcext:value-type="float">
            <text:p>9.809152</text:p>
          </table:table-cell>
          <table:table-cell office:value-type="float" office:value="11.04527" calcext:value-type="float">
            <text:p>11.04527</text:p>
          </table:table-cell>
          <table:table-cell office:value-type="float" office:value="12.34418" calcext:value-type="float">
            <text:p>12.34418</text:p>
          </table:table-cell>
          <table:table-cell office:value-type="float" office:value="12.66377" calcext:value-type="float">
            <text:p>12.66377</text:p>
          </table:table-cell>
          <table:table-cell office:value-type="float" office:value="0" calcext:value-type="float">
            <text:p>0</text:p>
          </table:table-cell>
          <table:table-cell office:value-type="float" office:value="0.02418344" calcext:value-type="float">
            <text:p>0.02418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8653" calcext:value-type="float">
            <text:p>0.85865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6" calcext:value-type="float">
            <text:p>25072006</text:p>
          </table:table-cell>
          <table:table-cell office:value-type="float" office:value="2.801118" calcext:value-type="float">
            <text:p>2.801118</text:p>
          </table:table-cell>
          <table:table-cell office:value-type="float" office:value="135.0468" calcext:value-type="float">
            <text:p>135.0468</text:p>
          </table:table-cell>
          <table:table-cell office:value-type="float" office:value="0" calcext:value-type="float">
            <text:p>0</text:p>
          </table:table-cell>
          <table:table-cell office:value-type="float" office:value="-3.273024" calcext:value-type="float">
            <text:p>-3.273024</text:p>
          </table:table-cell>
          <table:table-cell office:value-type="float" office:value="39.72066" calcext:value-type="float">
            <text:p>39.72066</text:p>
          </table:table-cell>
          <table:table-cell office:value-type="float" office:value="0.003141822" calcext:value-type="float">
            <text:p>0.003141822</text:p>
          </table:table-cell>
          <table:table-cell office:value-type="float" office:value="0.000006735838" calcext:value-type="float">
            <text:p>6.735838E-06</text:p>
          </table:table-cell>
          <table:table-cell office:value-type="float" office:value="0.006473952" calcext:value-type="float">
            <text:p>0.006473952</text:p>
          </table:table-cell>
          <table:table-cell office:value-type="float" office:value="-0.003297772" calcext:value-type="float">
            <text:p>-0.003297772</text:p>
          </table:table-cell>
          <table:table-cell office:value-type="float" office:value="1162.484" calcext:value-type="float">
            <text:p>1162.484</text:p>
          </table:table-cell>
          <table:table-cell office:value-type="float" office:value="1.250083" calcext:value-type="float">
            <text:p>1.250083</text:p>
          </table:table-cell>
          <table:table-cell office:value-type="float" office:value="0" calcext:value-type="float">
            <text:p>0</text:p>
          </table:table-cell>
          <table:table-cell office:value-type="float" office:value="0.01103312" calcext:value-type="float">
            <text:p>0.01103312</text:p>
          </table:table-cell>
          <table:table-cell office:value-type="float" office:value="0.01942066" calcext:value-type="float">
            <text:p>0.01942066</text:p>
          </table:table-cell>
          <table:table-cell office:value-type="float" office:value="0.01895803" calcext:value-type="float">
            <text:p>0.01895803</text:p>
          </table:table-cell>
          <table:table-cell office:value-type="float" office:value="0.00878763" calcext:value-type="float">
            <text:p>0.00878763</text:p>
          </table:table-cell>
          <table:table-cell office:value-type="float" office:value="0.008639548" calcext:value-type="float">
            <text:p>0.008639548</text:p>
          </table:table-cell>
          <table:table-cell office:value-type="float" office:value="0.004783312" calcext:value-type="float">
            <text:p>0.004783312</text:p>
          </table:table-cell>
          <table:table-cell office:value-type="float" office:value="0.004419145" calcext:value-type="float">
            <text:p>0.004419145</text:p>
          </table:table-cell>
          <table:table-cell office:value-type="float" office:value="0.009052168" calcext:value-type="float">
            <text:p>0.009052168</text:p>
          </table:table-cell>
          <table:table-cell office:value-type="float" office:value="0.03419743" calcext:value-type="float">
            <text:p>0.03419743</text:p>
          </table:table-cell>
          <table:table-cell office:value-type="float" office:value="0.06692464" calcext:value-type="float">
            <text:p>0.06692464</text:p>
          </table:table-cell>
          <table:table-cell office:value-type="float" office:value="0.01792083" calcext:value-type="float">
            <text:p>0.01792083</text:p>
          </table:table-cell>
          <table:table-cell office:value-type="float" office:value="0.1213185" calcext:value-type="float">
            <text:p>0.1213185</text:p>
          </table:table-cell>
          <table:table-cell office:value-type="float" office:value="0.1917857" calcext:value-type="float">
            <text:p>0.1917857</text:p>
          </table:table-cell>
          <table:table-cell office:value-type="float" office:value="0.1948919" calcext:value-type="float">
            <text:p>0.1948919</text:p>
          </table:table-cell>
          <table:table-cell office:value-type="float" office:value="0" calcext:value-type="float">
            <text:p>0</text:p>
          </table:table-cell>
          <table:table-cell office:value-type="float" office:value="32.49531" calcext:value-type="float">
            <text:p>32.49531</text:p>
          </table:table-cell>
          <table:table-cell office:value-type="float" office:value="28.78121" calcext:value-type="float">
            <text:p>28.78121</text:p>
          </table:table-cell>
          <table:table-cell office:value-type="float" office:value="24.94933" calcext:value-type="float">
            <text:p>24.94933</text:p>
          </table:table-cell>
          <table:table-cell office:value-type="float" office:value="7.076054" calcext:value-type="float">
            <text:p>7.076054</text:p>
          </table:table-cell>
          <table:table-cell office:value-type="float" office:value="5.670033" calcext:value-type="float">
            <text:p>5.670033</text:p>
          </table:table-cell>
          <table:table-cell office:value-type="float" office:value="2.417222" calcext:value-type="float">
            <text:p>2.417222</text:p>
          </table:table-cell>
          <table:table-cell office:value-type="float" office:value="2.457116" calcext:value-type="float">
            <text:p>2.457116</text:p>
          </table:table-cell>
          <table:table-cell office:value-type="float" office:value="5.136407" calcext:value-type="float">
            <text:p>5.136407</text:p>
          </table:table-cell>
          <table:table-cell office:value-type="float" office:value="8.595886" calcext:value-type="float">
            <text:p>8.595886</text:p>
          </table:table-cell>
          <table:table-cell office:value-type="float" office:value="9.270097" calcext:value-type="float">
            <text:p>9.270097</text:p>
          </table:table-cell>
          <table:table-cell office:value-type="float" office:value="9.77964" calcext:value-type="float">
            <text:p>9.77964</text:p>
          </table:table-cell>
          <table:table-cell office:value-type="float" office:value="11.03537" calcext:value-type="float">
            <text:p>11.03537</text:p>
          </table:table-cell>
          <table:table-cell office:value-type="float" office:value="12.34573" calcext:value-type="float">
            <text:p>12.34573</text:p>
          </table:table-cell>
          <table:table-cell office:value-type="float" office:value="12.66511" calcext:value-type="float">
            <text:p>12.66511</text:p>
          </table:table-cell>
          <table:table-cell office:value-type="float" office:value="0" calcext:value-type="float">
            <text:p>0</text:p>
          </table:table-cell>
          <table:table-cell office:value-type="float" office:value="0.01016608" calcext:value-type="float">
            <text:p>0.01016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51618" calcext:value-type="float">
            <text:p>0.865161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6" calcext:value-type="float">
            <text:p>26072006</text:p>
          </table:table-cell>
          <table:table-cell office:value-type="float" office:value="2.797267" calcext:value-type="float">
            <text:p>2.797267</text:p>
          </table:table-cell>
          <table:table-cell office:value-type="float" office:value="135.0464" calcext:value-type="float">
            <text:p>135.0464</text:p>
          </table:table-cell>
          <table:table-cell office:value-type="float" office:value="0" calcext:value-type="float">
            <text:p>0</text:p>
          </table:table-cell>
          <table:table-cell office:value-type="float" office:value="-3.350974" calcext:value-type="float">
            <text:p>-3.350974</text:p>
          </table:table-cell>
          <table:table-cell office:value-type="float" office:value="39.6761" calcext:value-type="float">
            <text:p>39.6761</text:p>
          </table:table-cell>
          <table:table-cell office:value-type="float" office:value="0.003141822" calcext:value-type="float">
            <text:p>0.003141822</text:p>
          </table:table-cell>
          <table:table-cell office:value-type="float" office:value="0.000006735838" calcext:value-type="float">
            <text:p>6.735838E-06</text:p>
          </table:table-cell>
          <table:table-cell office:value-type="float" office:value="0.006473952" calcext:value-type="float">
            <text:p>0.006473952</text:p>
          </table:table-cell>
          <table:table-cell office:value-type="float" office:value="-0.00334137" calcext:value-type="float">
            <text:p>-0.00334137</text:p>
          </table:table-cell>
          <table:table-cell office:value-type="float" office:value="1162.455" calcext:value-type="float">
            <text:p>1162.455</text:p>
          </table:table-cell>
          <table:table-cell office:value-type="float" office:value="1.260421" calcext:value-type="float">
            <text:p>1.260421</text:p>
          </table:table-cell>
          <table:table-cell office:value-type="float" office:value="0" calcext:value-type="float">
            <text:p>0</text:p>
          </table:table-cell>
          <table:table-cell office:value-type="float" office:value="0.006132085" calcext:value-type="float">
            <text:p>0.006132085</text:p>
          </table:table-cell>
          <table:table-cell office:value-type="float" office:value="0.02066395" calcext:value-type="float">
            <text:p>0.02066395</text:p>
          </table:table-cell>
          <table:table-cell office:value-type="float" office:value="0.01882197" calcext:value-type="float">
            <text:p>0.01882197</text:p>
          </table:table-cell>
          <table:table-cell office:value-type="float" office:value="0.008790671" calcext:value-type="float">
            <text:p>0.008790671</text:p>
          </table:table-cell>
          <table:table-cell office:value-type="float" office:value="0.008511971" calcext:value-type="float">
            <text:p>0.008511971</text:p>
          </table:table-cell>
          <table:table-cell office:value-type="float" office:value="0.004734441" calcext:value-type="float">
            <text:p>0.004734441</text:p>
          </table:table-cell>
          <table:table-cell office:value-type="float" office:value="0.004443063" calcext:value-type="float">
            <text:p>0.004443063</text:p>
          </table:table-cell>
          <table:table-cell office:value-type="float" office:value="0.008869369" calcext:value-type="float">
            <text:p>0.008869369</text:p>
          </table:table-cell>
          <table:table-cell office:value-type="float" office:value="0.03307334" calcext:value-type="float">
            <text:p>0.03307334</text:p>
          </table:table-cell>
          <table:table-cell office:value-type="float" office:value="0.06525654" calcext:value-type="float">
            <text:p>0.06525654</text:p>
          </table:table-cell>
          <table:table-cell office:value-type="float" office:value="0.01791328" calcext:value-type="float">
            <text:p>0.01791328</text:p>
          </table:table-cell>
          <table:table-cell office:value-type="float" office:value="0.1169847" calcext:value-type="float">
            <text:p>0.1169847</text:p>
          </table:table-cell>
          <table:table-cell office:value-type="float" office:value="0.1917942" calcext:value-type="float">
            <text:p>0.1917942</text:p>
          </table:table-cell>
          <table:table-cell office:value-type="float" office:value="0.1949052" calcext:value-type="float">
            <text:p>0.1949052</text:p>
          </table:table-cell>
          <table:table-cell office:value-type="float" office:value="0" calcext:value-type="float">
            <text:p>0</text:p>
          </table:table-cell>
          <table:table-cell office:value-type="float" office:value="32.3923" calcext:value-type="float">
            <text:p>32.3923</text:p>
          </table:table-cell>
          <table:table-cell office:value-type="float" office:value="28.68079" calcext:value-type="float">
            <text:p>28.68079</text:p>
          </table:table-cell>
          <table:table-cell office:value-type="float" office:value="24.90409" calcext:value-type="float">
            <text:p>24.90409</text:p>
          </table:table-cell>
          <table:table-cell office:value-type="float" office:value="7.064475" calcext:value-type="float">
            <text:p>7.064475</text:p>
          </table:table-cell>
          <table:table-cell office:value-type="float" office:value="5.66135" calcext:value-type="float">
            <text:p>5.66135</text:p>
          </table:table-cell>
          <table:table-cell office:value-type="float" office:value="2.414947" calcext:value-type="float">
            <text:p>2.414947</text:p>
          </table:table-cell>
          <table:table-cell office:value-type="float" office:value="2.454195" calcext:value-type="float">
            <text:p>2.454195</text:p>
          </table:table-cell>
          <table:table-cell office:value-type="float" office:value="5.127646" calcext:value-type="float">
            <text:p>5.127646</text:p>
          </table:table-cell>
          <table:table-cell office:value-type="float" office:value="8.579479" calcext:value-type="float">
            <text:p>8.579479</text:p>
          </table:table-cell>
          <table:table-cell office:value-type="float" office:value="9.255555" calcext:value-type="float">
            <text:p>9.255555</text:p>
          </table:table-cell>
          <table:table-cell office:value-type="float" office:value="9.750278" calcext:value-type="float">
            <text:p>9.750278</text:p>
          </table:table-cell>
          <table:table-cell office:value-type="float" office:value="11.02449" calcext:value-type="float">
            <text:p>11.02449</text:p>
          </table:table-cell>
          <table:table-cell office:value-type="float" office:value="12.34725" calcext:value-type="float">
            <text:p>12.34725</text:p>
          </table:table-cell>
          <table:table-cell office:value-type="float" office:value="12.66645" calcext:value-type="float">
            <text:p>12.66645</text:p>
          </table:table-cell>
          <table:table-cell office:value-type="float" office:value="0" calcext:value-type="float">
            <text:p>0</text:p>
          </table:table-cell>
          <table:table-cell office:value-type="float" office:value="0.00819667" calcext:value-type="float">
            <text:p>0.00819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16956" calcext:value-type="float">
            <text:p>0.871695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6" calcext:value-type="float">
            <text:p>27072006</text:p>
          </table:table-cell>
          <table:table-cell office:value-type="float" office:value="2.793641" calcext:value-type="float">
            <text:p>2.793641</text:p>
          </table:table-cell>
          <table:table-cell office:value-type="float" office:value="135.0456" calcext:value-type="float">
            <text:p>135.0456</text:p>
          </table:table-cell>
          <table:table-cell office:value-type="float" office:value="0" calcext:value-type="float">
            <text:p>0</text:p>
          </table:table-cell>
          <table:table-cell office:value-type="float" office:value="-3.428679" calcext:value-type="float">
            <text:p>-3.428679</text:p>
          </table:table-cell>
          <table:table-cell office:value-type="float" office:value="39.63208" calcext:value-type="float">
            <text:p>39.63208</text:p>
          </table:table-cell>
          <table:table-cell office:value-type="float" office:value="0.003141822" calcext:value-type="float">
            <text:p>0.003141822</text:p>
          </table:table-cell>
          <table:table-cell office:value-type="float" office:value="0.000006735838" calcext:value-type="float">
            <text:p>6.735838E-06</text:p>
          </table:table-cell>
          <table:table-cell office:value-type="float" office:value="0.006473952" calcext:value-type="float">
            <text:p>0.006473952</text:p>
          </table:table-cell>
          <table:table-cell office:value-type="float" office:value="-0.00334137" calcext:value-type="float">
            <text:p>-0.00334137</text:p>
          </table:table-cell>
          <table:table-cell office:value-type="float" office:value="1162.426" calcext:value-type="float">
            <text:p>1162.426</text:p>
          </table:table-cell>
          <table:table-cell office:value-type="float" office:value="1.267733" calcext:value-type="float">
            <text:p>1.267733</text:p>
          </table:table-cell>
          <table:table-cell office:value-type="float" office:value="0" calcext:value-type="float">
            <text:p>0</text:p>
          </table:table-cell>
          <table:table-cell office:value-type="float" office:value="0.009786307" calcext:value-type="float">
            <text:p>0.009786307</text:p>
          </table:table-cell>
          <table:table-cell office:value-type="float" office:value="0.02213877" calcext:value-type="float">
            <text:p>0.02213877</text:p>
          </table:table-cell>
          <table:table-cell office:value-type="float" office:value="0.01860652" calcext:value-type="float">
            <text:p>0.01860652</text:p>
          </table:table-cell>
          <table:table-cell office:value-type="float" office:value="0.00872556" calcext:value-type="float">
            <text:p>0.00872556</text:p>
          </table:table-cell>
          <table:table-cell office:value-type="float" office:value="0.0084122" calcext:value-type="float">
            <text:p>0.0084122</text:p>
          </table:table-cell>
          <table:table-cell office:value-type="float" office:value="0.004689465" calcext:value-type="float">
            <text:p>0.004689465</text:p>
          </table:table-cell>
          <table:table-cell office:value-type="float" office:value="0.004463614" calcext:value-type="float">
            <text:p>0.004463614</text:p>
          </table:table-cell>
          <table:table-cell office:value-type="float" office:value="0.008707491" calcext:value-type="float">
            <text:p>0.008707491</text:p>
          </table:table-cell>
          <table:table-cell office:value-type="float" office:value="0.03207163" calcext:value-type="float">
            <text:p>0.03207163</text:p>
          </table:table-cell>
          <table:table-cell office:value-type="float" office:value="0.06366625" calcext:value-type="float">
            <text:p>0.06366625</text:p>
          </table:table-cell>
          <table:table-cell office:value-type="float" office:value="0.01778685" calcext:value-type="float">
            <text:p>0.01778685</text:p>
          </table:table-cell>
          <table:table-cell office:value-type="float" office:value="0.1130627" calcext:value-type="float">
            <text:p>0.1130627</text:p>
          </table:table-cell>
          <table:table-cell office:value-type="float" office:value="0.1918079" calcext:value-type="float">
            <text:p>0.1918079</text:p>
          </table:table-cell>
          <table:table-cell office:value-type="float" office:value="0.1949194" calcext:value-type="float">
            <text:p>0.1949194</text:p>
          </table:table-cell>
          <table:table-cell office:value-type="float" office:value="0" calcext:value-type="float">
            <text:p>0</text:p>
          </table:table-cell>
          <table:table-cell office:value-type="float" office:value="32.31273" calcext:value-type="float">
            <text:p>32.31273</text:p>
          </table:table-cell>
          <table:table-cell office:value-type="float" office:value="28.60542" calcext:value-type="float">
            <text:p>28.60542</text:p>
          </table:table-cell>
          <table:table-cell office:value-type="float" office:value="24.859" calcext:value-type="float">
            <text:p>24.859</text:p>
          </table:table-cell>
          <table:table-cell office:value-type="float" office:value="7.053057" calcext:value-type="float">
            <text:p>7.053057</text:p>
          </table:table-cell>
          <table:table-cell office:value-type="float" office:value="5.652602" calcext:value-type="float">
            <text:p>5.652602</text:p>
          </table:table-cell>
          <table:table-cell office:value-type="float" office:value="2.412652" calcext:value-type="float">
            <text:p>2.412652</text:p>
          </table:table-cell>
          <table:table-cell office:value-type="float" office:value="2.451396" calcext:value-type="float">
            <text:p>2.451396</text:p>
          </table:table-cell>
          <table:table-cell office:value-type="float" office:value="5.118884" calcext:value-type="float">
            <text:p>5.118884</text:p>
          </table:table-cell>
          <table:table-cell office:value-type="float" office:value="8.562967" calcext:value-type="float">
            <text:p>8.562967</text:p>
          </table:table-cell>
          <table:table-cell office:value-type="float" office:value="9.240729" calcext:value-type="float">
            <text:p>9.240729</text:p>
          </table:table-cell>
          <table:table-cell office:value-type="float" office:value="9.721009" calcext:value-type="float">
            <text:p>9.721009</text:p>
          </table:table-cell>
          <table:table-cell office:value-type="float" office:value="11.01268" calcext:value-type="float">
            <text:p>11.01268</text:p>
          </table:table-cell>
          <table:table-cell office:value-type="float" office:value="12.34872" calcext:value-type="float">
            <text:p>12.34872</text:p>
          </table:table-cell>
          <table:table-cell office:value-type="float" office:value="12.66779" calcext:value-type="float">
            <text:p>12.66779</text:p>
          </table:table-cell>
          <table:table-cell office:value-type="float" office:value="0" calcext:value-type="float">
            <text:p>0</text:p>
          </table:table-cell>
          <table:table-cell office:value-type="float" office:value="0.005225515" calcext:value-type="float">
            <text:p>0.005225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83274" calcext:value-type="float">
            <text:p>0.878327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6" calcext:value-type="float">
            <text:p>28072006</text:p>
          </table:table-cell>
          <table:table-cell office:value-type="float" office:value="2.790532" calcext:value-type="float">
            <text:p>2.790532</text:p>
          </table:table-cell>
          <table:table-cell office:value-type="float" office:value="135.044" calcext:value-type="float">
            <text:p>135.044</text:p>
          </table:table-cell>
          <table:table-cell office:value-type="float" office:value="0" calcext:value-type="float">
            <text:p>0</text:p>
          </table:table-cell>
          <table:table-cell office:value-type="float" office:value="-3.506366" calcext:value-type="float">
            <text:p>-3.506366</text:p>
          </table:table-cell>
          <table:table-cell office:value-type="float" office:value="39.58846" calcext:value-type="float">
            <text:p>39.58846</text:p>
          </table:table-cell>
          <table:table-cell office:value-type="float" office:value="0.003141822" calcext:value-type="float">
            <text:p>0.003141822</text:p>
          </table:table-cell>
          <table:table-cell office:value-type="float" office:value="0.000006735838" calcext:value-type="float">
            <text:p>6.735838E-06</text:p>
          </table:table-cell>
          <table:table-cell office:value-type="float" office:value="0.006473952" calcext:value-type="float">
            <text:p>0.006473952</text:p>
          </table:table-cell>
          <table:table-cell office:value-type="float" office:value="-0.003350531" calcext:value-type="float">
            <text:p>-0.003350531</text:p>
          </table:table-cell>
          <table:table-cell office:value-type="float" office:value="1162.396" calcext:value-type="float">
            <text:p>1162.396</text:p>
          </table:table-cell>
          <table:table-cell office:value-type="float" office:value="1.270054" calcext:value-type="float">
            <text:p>1.270054</text:p>
          </table:table-cell>
          <table:table-cell office:value-type="float" office:value="0" calcext:value-type="float">
            <text:p>0</text:p>
          </table:table-cell>
          <table:table-cell office:value-type="float" office:value="0.02555469" calcext:value-type="float">
            <text:p>0.02555469</text:p>
          </table:table-cell>
          <table:table-cell office:value-type="float" office:value="0.02380223" calcext:value-type="float">
            <text:p>0.02380223</text:p>
          </table:table-cell>
          <table:table-cell office:value-type="float" office:value="0.01893326" calcext:value-type="float">
            <text:p>0.01893326</text:p>
          </table:table-cell>
          <table:table-cell office:value-type="float" office:value="0.008908518" calcext:value-type="float">
            <text:p>0.008908518</text:p>
          </table:table-cell>
          <table:table-cell office:value-type="float" office:value="0.008559847" calcext:value-type="float">
            <text:p>0.008559847</text:p>
          </table:table-cell>
          <table:table-cell office:value-type="float" office:value="0.004689351" calcext:value-type="float">
            <text:p>0.004689351</text:p>
          </table:table-cell>
          <table:table-cell office:value-type="float" office:value="0.004499552" calcext:value-type="float">
            <text:p>0.004499552</text:p>
          </table:table-cell>
          <table:table-cell office:value-type="float" office:value="0.008576184" calcext:value-type="float">
            <text:p>0.008576184</text:p>
          </table:table-cell>
          <table:table-cell office:value-type="float" office:value="0.03123325" calcext:value-type="float">
            <text:p>0.03123325</text:p>
          </table:table-cell>
          <table:table-cell office:value-type="float" office:value="0.06232775" calcext:value-type="float">
            <text:p>0.06232775</text:p>
          </table:table-cell>
          <table:table-cell office:value-type="float" office:value="0.01771492" calcext:value-type="float">
            <text:p>0.01771492</text:p>
          </table:table-cell>
          <table:table-cell office:value-type="float" office:value="0.1096294" calcext:value-type="float">
            <text:p>0.1096294</text:p>
          </table:table-cell>
          <table:table-cell office:value-type="float" office:value="0.1919254" calcext:value-type="float">
            <text:p>0.1919254</text:p>
          </table:table-cell>
          <table:table-cell office:value-type="float" office:value="0.1948916" calcext:value-type="float">
            <text:p>0.1948916</text:p>
          </table:table-cell>
          <table:table-cell office:value-type="float" office:value="0" calcext:value-type="float">
            <text:p>0</text:p>
          </table:table-cell>
          <table:table-cell office:value-type="float" office:value="32.25203" calcext:value-type="float">
            <text:p>32.25203</text:p>
          </table:table-cell>
          <table:table-cell office:value-type="float" office:value="28.54797" calcext:value-type="float">
            <text:p>28.54797</text:p>
          </table:table-cell>
          <table:table-cell office:value-type="float" office:value="24.81477" calcext:value-type="float">
            <text:p>24.81477</text:p>
          </table:table-cell>
          <table:table-cell office:value-type="float" office:value="7.041869" calcext:value-type="float">
            <text:p>7.041869</text:p>
          </table:table-cell>
          <table:table-cell office:value-type="float" office:value="5.643941" calcext:value-type="float">
            <text:p>5.643941</text:p>
          </table:table-cell>
          <table:table-cell office:value-type="float" office:value="2.410344" calcext:value-type="float">
            <text:p>2.410344</text:p>
          </table:table-cell>
          <table:table-cell office:value-type="float" office:value="2.448718" calcext:value-type="float">
            <text:p>2.448718</text:p>
          </table:table-cell>
          <table:table-cell office:value-type="float" office:value="5.110144" calcext:value-type="float">
            <text:p>5.110144</text:p>
          </table:table-cell>
          <table:table-cell office:value-type="float" office:value="8.546421" calcext:value-type="float">
            <text:p>8.546421</text:p>
          </table:table-cell>
          <table:table-cell office:value-type="float" office:value="9.22567" calcext:value-type="float">
            <text:p>9.22567</text:p>
          </table:table-cell>
          <table:table-cell office:value-type="float" office:value="9.691821" calcext:value-type="float">
            <text:p>9.691821</text:p>
          </table:table-cell>
          <table:table-cell office:value-type="float" office:value="11.00006" calcext:value-type="float">
            <text:p>11.00006</text:p>
          </table:table-cell>
          <table:table-cell office:value-type="float" office:value="12.35019" calcext:value-type="float">
            <text:p>12.35019</text:p>
          </table:table-cell>
          <table:table-cell office:value-type="float" office:value="12.66913" calcext:value-type="float">
            <text:p>12.66913</text:p>
          </table:table-cell>
          <table:table-cell office:value-type="float" office:value="0" calcext:value-type="float">
            <text:p>0</text:p>
          </table:table-cell>
          <table:table-cell office:value-type="float" office:value="0.02550458" calcext:value-type="float">
            <text:p>0.02550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52062" calcext:value-type="float">
            <text:p>0.885206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6" calcext:value-type="float">
            <text:p>29072006</text:p>
          </table:table-cell>
          <table:table-cell office:value-type="float" office:value="2.78565" calcext:value-type="float">
            <text:p>2.78565</text:p>
          </table:table-cell>
          <table:table-cell office:value-type="float" office:value="135.0435" calcext:value-type="float">
            <text:p>135.0435</text:p>
          </table:table-cell>
          <table:table-cell office:value-type="float" office:value="0" calcext:value-type="float">
            <text:p>0</text:p>
          </table:table-cell>
          <table:table-cell office:value-type="float" office:value="-3.585874" calcext:value-type="float">
            <text:p>-3.585874</text:p>
          </table:table-cell>
          <table:table-cell office:value-type="float" office:value="39.54313" calcext:value-type="float">
            <text:p>39.54313</text:p>
          </table:table-cell>
          <table:table-cell office:value-type="float" office:value="0.003220432" calcext:value-type="float">
            <text:p>0.003220432</text:p>
          </table:table-cell>
          <table:table-cell office:value-type="float" office:value="0.00001056028" calcext:value-type="float">
            <text:p>1.056028E-05</text:p>
          </table:table-cell>
          <table:table-cell office:value-type="float" office:value="0.006476461" calcext:value-type="float">
            <text:p>0.006476461</text:p>
          </table:table-cell>
          <table:table-cell office:value-type="float" office:value="-0.003512689" calcext:value-type="float">
            <text:p>-0.003512689</text:p>
          </table:table-cell>
          <table:table-cell office:value-type="float" office:value="1162.366" calcext:value-type="float">
            <text:p>1162.366</text:p>
          </table:table-cell>
          <table:table-cell office:value-type="float" office:value="1.274447" calcext:value-type="float">
            <text:p>1.274447</text:p>
          </table:table-cell>
          <table:table-cell office:value-type="float" office:value="0" calcext:value-type="float">
            <text:p>0</text:p>
          </table:table-cell>
          <table:table-cell office:value-type="float" office:value="0.009887592" calcext:value-type="float">
            <text:p>0.009887592</text:p>
          </table:table-cell>
          <table:table-cell office:value-type="float" office:value="0.01996131" calcext:value-type="float">
            <text:p>0.01996131</text:p>
          </table:table-cell>
          <table:table-cell office:value-type="float" office:value="0.02019339" calcext:value-type="float">
            <text:p>0.02019339</text:p>
          </table:table-cell>
          <table:table-cell office:value-type="float" office:value="0.009067077" calcext:value-type="float">
            <text:p>0.009067077</text:p>
          </table:table-cell>
          <table:table-cell office:value-type="float" office:value="0.00911442" calcext:value-type="float">
            <text:p>0.00911442</text:p>
          </table:table-cell>
          <table:table-cell office:value-type="float" office:value="0.00484723" calcext:value-type="float">
            <text:p>0.00484723</text:p>
          </table:table-cell>
          <table:table-cell office:value-type="float" office:value="0.00437769" calcext:value-type="float">
            <text:p>0.00437769</text:p>
          </table:table-cell>
          <table:table-cell office:value-type="float" office:value="0.008427267" calcext:value-type="float">
            <text:p>0.008427267</text:p>
          </table:table-cell>
          <table:table-cell office:value-type="float" office:value="0.03063553" calcext:value-type="float">
            <text:p>0.03063553</text:p>
          </table:table-cell>
          <table:table-cell office:value-type="float" office:value="0.06166917" calcext:value-type="float">
            <text:p>0.06166917</text:p>
          </table:table-cell>
          <table:table-cell office:value-type="float" office:value="0.01792128" calcext:value-type="float">
            <text:p>0.01792128</text:p>
          </table:table-cell>
          <table:table-cell office:value-type="float" office:value="0.1072384" calcext:value-type="float">
            <text:p>0.1072384</text:p>
          </table:table-cell>
          <table:table-cell office:value-type="float" office:value="0.1918646" calcext:value-type="float">
            <text:p>0.1918646</text:p>
          </table:table-cell>
          <table:table-cell office:value-type="float" office:value="0.1949392" calcext:value-type="float">
            <text:p>0.1949392</text:p>
          </table:table-cell>
          <table:table-cell office:value-type="float" office:value="0" calcext:value-type="float">
            <text:p>0</text:p>
          </table:table-cell>
          <table:table-cell office:value-type="float" office:value="32.1541" calcext:value-type="float">
            <text:p>32.1541</text:p>
          </table:table-cell>
          <table:table-cell office:value-type="float" office:value="28.46389" calcext:value-type="float">
            <text:p>28.46389</text:p>
          </table:table-cell>
          <table:table-cell office:value-type="float" office:value="24.7718" calcext:value-type="float">
            <text:p>24.7718</text:p>
          </table:table-cell>
          <table:table-cell office:value-type="float" office:value="7.030427" calcext:value-type="float">
            <text:p>7.030427</text:p>
          </table:table-cell>
          <table:table-cell office:value-type="float" office:value="5.635475" calcext:value-type="float">
            <text:p>5.635475</text:p>
          </table:table-cell>
          <table:table-cell office:value-type="float" office:value="2.408047" calcext:value-type="float">
            <text:p>2.408047</text:p>
          </table:table-cell>
          <table:table-cell office:value-type="float" office:value="2.445805" calcext:value-type="float">
            <text:p>2.445805</text:p>
          </table:table-cell>
          <table:table-cell office:value-type="float" office:value="5.101433" calcext:value-type="float">
            <text:p>5.101433</text:p>
          </table:table-cell>
          <table:table-cell office:value-type="float" office:value="8.529874" calcext:value-type="float">
            <text:p>8.529874</text:p>
          </table:table-cell>
          <table:table-cell office:value-type="float" office:value="9.210495" calcext:value-type="float">
            <text:p>9.210495</text:p>
          </table:table-cell>
          <table:table-cell office:value-type="float" office:value="9.662807" calcext:value-type="float">
            <text:p>9.662807</text:p>
          </table:table-cell>
          <table:table-cell office:value-type="float" office:value="10.98682" calcext:value-type="float">
            <text:p>10.98682</text:p>
          </table:table-cell>
          <table:table-cell office:value-type="float" office:value="12.35174" calcext:value-type="float">
            <text:p>12.35174</text:p>
          </table:table-cell>
          <table:table-cell office:value-type="float" office:value="12.67046" calcext:value-type="float">
            <text:p>12.67046</text:p>
          </table:table-cell>
          <table:table-cell office:value-type="float" office:value="0" calcext:value-type="float">
            <text:p>0</text:p>
          </table:table-cell>
          <table:table-cell office:value-type="float" office:value="0.01083399" calcext:value-type="float">
            <text:p>0.01083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31257" calcext:value-type="float">
            <text:p>0.893125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6" calcext:value-type="float">
            <text:p>30072006</text:p>
          </table:table-cell>
          <table:table-cell office:value-type="float" office:value="2.784398" calcext:value-type="float">
            <text:p>2.784398</text:p>
          </table:table-cell>
          <table:table-cell office:value-type="float" office:value="135.0447" calcext:value-type="float">
            <text:p>135.0447</text:p>
          </table:table-cell>
          <table:table-cell office:value-type="float" office:value="0" calcext:value-type="float">
            <text:p>0</text:p>
          </table:table-cell>
          <table:table-cell office:value-type="float" office:value="-3.66241" calcext:value-type="float">
            <text:p>-3.66241</text:p>
          </table:table-cell>
          <table:table-cell office:value-type="float" office:value="39.49612" calcext:value-type="float">
            <text:p>39.49612</text:p>
          </table:table-cell>
          <table:table-cell office:value-type="float" office:value="0.003220432" calcext:value-type="float">
            <text:p>0.003220432</text:p>
          </table:table-cell>
          <table:table-cell office:value-type="float" office:value="0.00001076881" calcext:value-type="float">
            <text:p>1.076881E-05</text:p>
          </table:table-cell>
          <table:table-cell office:value-type="float" office:value="0.006476461" calcext:value-type="float">
            <text:p>0.006476461</text:p>
          </table:table-cell>
          <table:table-cell office:value-type="float" office:value="-0.003670121" calcext:value-type="float">
            <text:p>-0.003670121</text:p>
          </table:table-cell>
          <table:table-cell office:value-type="float" office:value="1162.335" calcext:value-type="float">
            <text:p>1162.335</text:p>
          </table:table-cell>
          <table:table-cell office:value-type="float" office:value="1.287178" calcext:value-type="float">
            <text:p>1.287178</text:p>
          </table:table-cell>
          <table:table-cell office:value-type="float" office:value="0" calcext:value-type="float">
            <text:p>0</text:p>
          </table:table-cell>
          <table:table-cell office:value-type="float" office:value="0.01265281" calcext:value-type="float">
            <text:p>0.01265281</text:p>
          </table:table-cell>
          <table:table-cell office:value-type="float" office:value="0.0208356" calcext:value-type="float">
            <text:p>0.0208356</text:p>
          </table:table-cell>
          <table:table-cell office:value-type="float" office:value="0.01964001" calcext:value-type="float">
            <text:p>0.01964001</text:p>
          </table:table-cell>
          <table:table-cell office:value-type="float" office:value="0.009107041" calcext:value-type="float">
            <text:p>0.009107041</text:p>
          </table:table-cell>
          <table:table-cell office:value-type="float" office:value="0.008904309" calcext:value-type="float">
            <text:p>0.008904309</text:p>
          </table:table-cell>
          <table:table-cell office:value-type="float" office:value="0.00482234" calcext:value-type="float">
            <text:p>0.00482234</text:p>
          </table:table-cell>
          <table:table-cell office:value-type="float" office:value="0.004417715" calcext:value-type="float">
            <text:p>0.004417715</text:p>
          </table:table-cell>
          <table:table-cell office:value-type="float" office:value="0.008257093" calcext:value-type="float">
            <text:p>0.008257093</text:p>
          </table:table-cell>
          <table:table-cell office:value-type="float" office:value="0.0300347" calcext:value-type="float">
            <text:p>0.0300347</text:p>
          </table:table-cell>
          <table:table-cell office:value-type="float" office:value="0.06130388" calcext:value-type="float">
            <text:p>0.06130388</text:p>
          </table:table-cell>
          <table:table-cell office:value-type="float" office:value="0.01797139" calcext:value-type="float">
            <text:p>0.01797139</text:p>
          </table:table-cell>
          <table:table-cell office:value-type="float" office:value="0.1052899" calcext:value-type="float">
            <text:p>0.1052899</text:p>
          </table:table-cell>
          <table:table-cell office:value-type="float" office:value="0.1918582" calcext:value-type="float">
            <text:p>0.1918582</text:p>
          </table:table-cell>
          <table:table-cell office:value-type="float" office:value="0.194962" calcext:value-type="float">
            <text:p>0.194962</text:p>
          </table:table-cell>
          <table:table-cell office:value-type="float" office:value="0" calcext:value-type="float">
            <text:p>0</text:p>
          </table:table-cell>
          <table:table-cell office:value-type="float" office:value="32.03761" calcext:value-type="float">
            <text:p>32.03761</text:p>
          </table:table-cell>
          <table:table-cell office:value-type="float" office:value="28.35018" calcext:value-type="float">
            <text:p>28.35018</text:p>
          </table:table-cell>
          <table:table-cell office:value-type="float" office:value="24.72801" calcext:value-type="float">
            <text:p>24.72801</text:p>
          </table:table-cell>
          <table:table-cell office:value-type="float" office:value="7.018469" calcext:value-type="float">
            <text:p>7.018469</text:p>
          </table:table-cell>
          <table:table-cell office:value-type="float" office:value="5.626937" calcext:value-type="float">
            <text:p>5.626937</text:p>
          </table:table-cell>
          <table:table-cell office:value-type="float" office:value="2.405753" calcext:value-type="float">
            <text:p>2.405753</text:p>
          </table:table-cell>
          <table:table-cell office:value-type="float" office:value="2.442528" calcext:value-type="float">
            <text:p>2.442528</text:p>
          </table:table-cell>
          <table:table-cell office:value-type="float" office:value="5.092726" calcext:value-type="float">
            <text:p>5.092726</text:p>
          </table:table-cell>
          <table:table-cell office:value-type="float" office:value="8.513328" calcext:value-type="float">
            <text:p>8.513328</text:p>
          </table:table-cell>
          <table:table-cell office:value-type="float" office:value="9.195297" calcext:value-type="float">
            <text:p>9.195297</text:p>
          </table:table-cell>
          <table:table-cell office:value-type="float" office:value="9.633964" calcext:value-type="float">
            <text:p>9.633964</text:p>
          </table:table-cell>
          <table:table-cell office:value-type="float" office:value="10.97316" calcext:value-type="float">
            <text:p>10.97316</text:p>
          </table:table-cell>
          <table:table-cell office:value-type="float" office:value="12.35328" calcext:value-type="float">
            <text:p>12.35328</text:p>
          </table:table-cell>
          <table:table-cell office:value-type="float" office:value="12.67178" calcext:value-type="float">
            <text:p>12.67178</text:p>
          </table:table-cell>
          <table:table-cell office:value-type="float" office:value="0" calcext:value-type="float">
            <text:p>0</text:p>
          </table:table-cell>
          <table:table-cell office:value-type="float" office:value="0.01036271" calcext:value-type="float">
            <text:p>0.01036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04161" calcext:value-type="float">
            <text:p>0.900416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6" calcext:value-type="float">
            <text:p>31072006</text:p>
          </table:table-cell>
          <table:table-cell office:value-type="float" office:value="2.778509" calcext:value-type="float">
            <text:p>2.778509</text:p>
          </table:table-cell>
          <table:table-cell office:value-type="float" office:value="135.0454" calcext:value-type="float">
            <text:p>135.0454</text:p>
          </table:table-cell>
          <table:table-cell office:value-type="float" office:value="0" calcext:value-type="float">
            <text:p>0</text:p>
          </table:table-cell>
          <table:table-cell office:value-type="float" office:value="-3.743405" calcext:value-type="float">
            <text:p>-3.743405</text:p>
          </table:table-cell>
          <table:table-cell office:value-type="float" office:value="39.45013" calcext:value-type="float">
            <text:p>39.45013</text:p>
          </table:table-cell>
          <table:table-cell office:value-type="float" office:value="0.003220432" calcext:value-type="float">
            <text:p>0.003220432</text:p>
          </table:table-cell>
          <table:table-cell office:value-type="float" office:value="0.00001076881" calcext:value-type="float">
            <text:p>1.076881E-05</text:p>
          </table:table-cell>
          <table:table-cell office:value-type="float" office:value="0.006476461" calcext:value-type="float">
            <text:p>0.006476461</text:p>
          </table:table-cell>
          <table:table-cell office:value-type="float" office:value="-0.003722204" calcext:value-type="float">
            <text:p>-0.003722204</text:p>
          </table:table-cell>
          <table:table-cell office:value-type="float" office:value="1162.305" calcext:value-type="float">
            <text:p>1162.305</text:p>
          </table:table-cell>
          <table:table-cell office:value-type="float" office:value="1.298262" calcext:value-type="float">
            <text:p>1.298262</text:p>
          </table:table-cell>
          <table:table-cell office:value-type="float" office:value="0" calcext:value-type="float">
            <text:p>0</text:p>
          </table:table-cell>
          <table:table-cell office:value-type="float" office:value="0.01679966" calcext:value-type="float">
            <text:p>0.01679966</text:p>
          </table:table-cell>
          <table:table-cell office:value-type="float" office:value="0.02281628" calcext:value-type="float">
            <text:p>0.02281628</text:p>
          </table:table-cell>
          <table:table-cell office:value-type="float" office:value="0.01956223" calcext:value-type="float">
            <text:p>0.01956223</text:p>
          </table:table-cell>
          <table:table-cell office:value-type="float" office:value="0.009208591" calcext:value-type="float">
            <text:p>0.009208591</text:p>
          </table:table-cell>
          <table:table-cell office:value-type="float" office:value="0.008889038" calcext:value-type="float">
            <text:p>0.008889038</text:p>
          </table:table-cell>
          <table:table-cell office:value-type="float" office:value="0.004806613" calcext:value-type="float">
            <text:p>0.004806613</text:p>
          </table:table-cell>
          <table:table-cell office:value-type="float" office:value="0.004453625" calcext:value-type="float">
            <text:p>0.004453625</text:p>
          </table:table-cell>
          <table:table-cell office:value-type="float" office:value="0.008109314" calcext:value-type="float">
            <text:p>0.008109314</text:p>
          </table:table-cell>
          <table:table-cell office:value-type="float" office:value="0.02923864" calcext:value-type="float">
            <text:p>0.02923864</text:p>
          </table:table-cell>
          <table:table-cell office:value-type="float" office:value="0.06027453" calcext:value-type="float">
            <text:p>0.06027453</text:p>
          </table:table-cell>
          <table:table-cell office:value-type="float" office:value="0.01762354" calcext:value-type="float">
            <text:p>0.01762354</text:p>
          </table:table-cell>
          <table:table-cell office:value-type="float" office:value="0.1026969" calcext:value-type="float">
            <text:p>0.1026969</text:p>
          </table:table-cell>
          <table:table-cell office:value-type="float" office:value="0.1918685" calcext:value-type="float">
            <text:p>0.1918685</text:p>
          </table:table-cell>
          <table:table-cell office:value-type="float" office:value="0.1949755" calcext:value-type="float">
            <text:p>0.1949755</text:p>
          </table:table-cell>
          <table:table-cell office:value-type="float" office:value="0" calcext:value-type="float">
            <text:p>0</text:p>
          </table:table-cell>
          <table:table-cell office:value-type="float" office:value="31.94933" calcext:value-type="float">
            <text:p>31.94933</text:p>
          </table:table-cell>
          <table:table-cell office:value-type="float" office:value="28.26428" calcext:value-type="float">
            <text:p>28.26428</text:p>
          </table:table-cell>
          <table:table-cell office:value-type="float" office:value="24.68357" calcext:value-type="float">
            <text:p>24.68357</text:p>
          </table:table-cell>
          <table:table-cell office:value-type="float" office:value="7.006926" calcext:value-type="float">
            <text:p>7.006926</text:p>
          </table:table-cell>
          <table:table-cell office:value-type="float" office:value="5.618274" calcext:value-type="float">
            <text:p>5.618274</text:p>
          </table:table-cell>
          <table:table-cell office:value-type="float" office:value="2.40344" calcext:value-type="float">
            <text:p>2.40344</text:p>
          </table:table-cell>
          <table:table-cell office:value-type="float" office:value="2.439404" calcext:value-type="float">
            <text:p>2.439404</text:p>
          </table:table-cell>
          <table:table-cell office:value-type="float" office:value="5.084005" calcext:value-type="float">
            <text:p>5.084005</text:p>
          </table:table-cell>
          <table:table-cell office:value-type="float" office:value="8.496726" calcext:value-type="float">
            <text:p>8.496726</text:p>
          </table:table-cell>
          <table:table-cell office:value-type="float" office:value="9.180021" calcext:value-type="float">
            <text:p>9.180021</text:p>
          </table:table-cell>
          <table:table-cell office:value-type="float" office:value="9.605172" calcext:value-type="float">
            <text:p>9.605172</text:p>
          </table:table-cell>
          <table:table-cell office:value-type="float" office:value="10.95901" calcext:value-type="float">
            <text:p>10.95901</text:p>
          </table:table-cell>
          <table:table-cell office:value-type="float" office:value="12.35476" calcext:value-type="float">
            <text:p>12.35476</text:p>
          </table:table-cell>
          <table:table-cell office:value-type="float" office:value="12.67312" calcext:value-type="float">
            <text:p>12.67312</text:p>
          </table:table-cell>
          <table:table-cell office:value-type="float" office:value="0" calcext:value-type="float">
            <text:p>0</text:p>
          </table:table-cell>
          <table:table-cell office:value-type="float" office:value="0.007878248" calcext:value-type="float">
            <text:p>0.007878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78133" calcext:value-type="float">
            <text:p>0.907813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6" calcext:value-type="float">
            <text:p>1082006</text:p>
          </table:table-cell>
          <table:table-cell office:value-type="float" office:value="2.781781" calcext:value-type="float">
            <text:p>2.781781</text:p>
          </table:table-cell>
          <table:table-cell office:value-type="float" office:value="135.0455" calcext:value-type="float">
            <text:p>135.0455</text:p>
          </table:table-cell>
          <table:table-cell office:value-type="float" office:value="0" calcext:value-type="float">
            <text:p>0</text:p>
          </table:table-cell>
          <table:table-cell office:value-type="float" office:value="-3.815715" calcext:value-type="float">
            <text:p>-3.815715</text:p>
          </table:table-cell>
          <table:table-cell office:value-type="float" office:value="39.40467" calcext:value-type="float">
            <text:p>39.40467</text:p>
          </table:table-cell>
          <table:table-cell office:value-type="float" office:value="0.003220432" calcext:value-type="float">
            <text:p>0.003220432</text:p>
          </table:table-cell>
          <table:table-cell office:value-type="float" office:value="0.00001076881" calcext:value-type="float">
            <text:p>1.076881E-05</text:p>
          </table:table-cell>
          <table:table-cell office:value-type="float" office:value="0.006476461" calcext:value-type="float">
            <text:p>0.006476461</text:p>
          </table:table-cell>
          <table:table-cell office:value-type="float" office:value="-0.003722204" calcext:value-type="float">
            <text:p>-0.003722204</text:p>
          </table:table-cell>
          <table:table-cell office:value-type="float" office:value="1162.275" calcext:value-type="float">
            <text:p>1162.275</text:p>
          </table:table-cell>
          <table:table-cell office:value-type="float" office:value="1.305761" calcext:value-type="float">
            <text:p>1.305761</text:p>
          </table:table-cell>
          <table:table-cell office:value-type="float" office:value="0" calcext:value-type="float">
            <text:p>0</text:p>
          </table:table-cell>
          <table:table-cell office:value-type="float" office:value="0.01220902" calcext:value-type="float">
            <text:p>0.01220902</text:p>
          </table:table-cell>
          <table:table-cell office:value-type="float" office:value="0.02414754" calcext:value-type="float">
            <text:p>0.02414754</text:p>
          </table:table-cell>
          <table:table-cell office:value-type="float" office:value="0.01956298" calcext:value-type="float">
            <text:p>0.01956298</text:p>
          </table:table-cell>
          <table:table-cell office:value-type="float" office:value="0.009291827" calcext:value-type="float">
            <text:p>0.009291827</text:p>
          </table:table-cell>
          <table:table-cell office:value-type="float" office:value="0.00893156" calcext:value-type="float">
            <text:p>0.00893156</text:p>
          </table:table-cell>
          <table:table-cell office:value-type="float" office:value="0.004800557" calcext:value-type="float">
            <text:p>0.004800557</text:p>
          </table:table-cell>
          <table:table-cell office:value-type="float" office:value="0.004493271" calcext:value-type="float">
            <text:p>0.004493271</text:p>
          </table:table-cell>
          <table:table-cell office:value-type="float" office:value="0.007969716" calcext:value-type="float">
            <text:p>0.007969716</text:p>
          </table:table-cell>
          <table:table-cell office:value-type="float" office:value="0.02840253" calcext:value-type="float">
            <text:p>0.02840253</text:p>
          </table:table-cell>
          <table:table-cell office:value-type="float" office:value="0.05887925" calcext:value-type="float">
            <text:p>0.05887925</text:p>
          </table:table-cell>
          <table:table-cell office:value-type="float" office:value="0.01712951" calcext:value-type="float">
            <text:p>0.01712951</text:p>
          </table:table-cell>
          <table:table-cell office:value-type="float" office:value="0.09976389" calcext:value-type="float">
            <text:p>0.09976389</text:p>
          </table:table-cell>
          <table:table-cell office:value-type="float" office:value="0.1918834" calcext:value-type="float">
            <text:p>0.1918834</text:p>
          </table:table-cell>
          <table:table-cell office:value-type="float" office:value="0.1949902" calcext:value-type="float">
            <text:p>0.1949902</text:p>
          </table:table-cell>
          <table:table-cell office:value-type="float" office:value="0" calcext:value-type="float">
            <text:p>0</text:p>
          </table:table-cell>
          <table:table-cell office:value-type="float" office:value="31.87684" calcext:value-type="float">
            <text:p>31.87684</text:p>
          </table:table-cell>
          <table:table-cell office:value-type="float" office:value="28.19802" calcext:value-type="float">
            <text:p>28.19802</text:p>
          </table:table-cell>
          <table:table-cell office:value-type="float" office:value="24.63926" calcext:value-type="float">
            <text:p>24.63926</text:p>
          </table:table-cell>
          <table:table-cell office:value-type="float" office:value="6.995606" calcext:value-type="float">
            <text:p>6.995606</text:p>
          </table:table-cell>
          <table:table-cell office:value-type="float" office:value="5.609674" calcext:value-type="float">
            <text:p>5.609674</text:p>
          </table:table-cell>
          <table:table-cell office:value-type="float" office:value="2.401119" calcext:value-type="float">
            <text:p>2.401119</text:p>
          </table:table-cell>
          <table:table-cell office:value-type="float" office:value="2.436432" calcext:value-type="float">
            <text:p>2.436432</text:p>
          </table:table-cell>
          <table:table-cell office:value-type="float" office:value="5.075286" calcext:value-type="float">
            <text:p>5.075286</text:p>
          </table:table-cell>
          <table:table-cell office:value-type="float" office:value="8.480088" calcext:value-type="float">
            <text:p>8.480088</text:p>
          </table:table-cell>
          <table:table-cell office:value-type="float" office:value="9.164562" calcext:value-type="float">
            <text:p>9.164562</text:p>
          </table:table-cell>
          <table:table-cell office:value-type="float" office:value="9.576382" calcext:value-type="float">
            <text:p>9.576382</text:p>
          </table:table-cell>
          <table:table-cell office:value-type="float" office:value="10.94426" calcext:value-type="float">
            <text:p>10.94426</text:p>
          </table:table-cell>
          <table:table-cell office:value-type="float" office:value="12.35623" calcext:value-type="float">
            <text:p>12.35623</text:p>
          </table:table-cell>
          <table:table-cell office:value-type="float" office:value="12.67445" calcext:value-type="float">
            <text:p>12.67445</text:p>
          </table:table-cell>
          <table:table-cell office:value-type="float" office:value="0" calcext:value-type="float">
            <text:p>0</text:p>
          </table:table-cell>
          <table:table-cell office:value-type="float" office:value="0.004480888" calcext:value-type="float">
            <text:p>0.004480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53208" calcext:value-type="float">
            <text:p>0.915320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6" calcext:value-type="float">
            <text:p>2082006</text:p>
          </table:table-cell>
          <table:table-cell office:value-type="float" office:value="2.778733" calcext:value-type="float">
            <text:p>2.778733</text:p>
          </table:table-cell>
          <table:table-cell office:value-type="float" office:value="135.0434" calcext:value-type="float">
            <text:p>135.0434</text:p>
          </table:table-cell>
          <table:table-cell office:value-type="float" office:value="0" calcext:value-type="float">
            <text:p>0</text:p>
          </table:table-cell>
          <table:table-cell office:value-type="float" office:value="-3.896415" calcext:value-type="float">
            <text:p>-3.896415</text:p>
          </table:table-cell>
          <table:table-cell office:value-type="float" office:value="39.35935" calcext:value-type="float">
            <text:p>39.35935</text:p>
          </table:table-cell>
          <table:table-cell office:value-type="float" office:value="0.003220432" calcext:value-type="float">
            <text:p>0.003220432</text:p>
          </table:table-cell>
          <table:table-cell office:value-type="float" office:value="0.00001076881" calcext:value-type="float">
            <text:p>1.076881E-05</text:p>
          </table:table-cell>
          <table:table-cell office:value-type="float" office:value="0.006476461" calcext:value-type="float">
            <text:p>0.006476461</text:p>
          </table:table-cell>
          <table:table-cell office:value-type="float" office:value="-0.003722204" calcext:value-type="float">
            <text:p>-0.003722204</text:p>
          </table:table-cell>
          <table:table-cell office:value-type="float" office:value="1162.245" calcext:value-type="float">
            <text:p>1162.245</text:p>
          </table:table-cell>
          <table:table-cell office:value-type="float" office:value="1.304766" calcext:value-type="float">
            <text:p>1.304766</text:p>
          </table:table-cell>
          <table:table-cell office:value-type="float" office:value="0" calcext:value-type="float">
            <text:p>0</text:p>
          </table:table-cell>
          <table:table-cell office:value-type="float" office:value="0.02611895" calcext:value-type="float">
            <text:p>0.02611895</text:p>
          </table:table-cell>
          <table:table-cell office:value-type="float" office:value="0.02273519" calcext:value-type="float">
            <text:p>0.02273519</text:p>
          </table:table-cell>
          <table:table-cell office:value-type="float" office:value="0.01821218" calcext:value-type="float">
            <text:p>0.01821218</text:p>
          </table:table-cell>
          <table:table-cell office:value-type="float" office:value="0.008666443" calcext:value-type="float">
            <text:p>0.008666443</text:p>
          </table:table-cell>
          <table:table-cell office:value-type="float" office:value="0.008412229" calcext:value-type="float">
            <text:p>0.008412229</text:p>
          </table:table-cell>
          <table:table-cell office:value-type="float" office:value="0.004653383" calcext:value-type="float">
            <text:p>0.004653383</text:p>
          </table:table-cell>
          <table:table-cell office:value-type="float" office:value="0.004502807" calcext:value-type="float">
            <text:p>0.004502807</text:p>
          </table:table-cell>
          <table:table-cell office:value-type="float" office:value="0.007845405" calcext:value-type="float">
            <text:p>0.007845405</text:p>
          </table:table-cell>
          <table:table-cell office:value-type="float" office:value="0.0274294" calcext:value-type="float">
            <text:p>0.0274294</text:p>
          </table:table-cell>
          <table:table-cell office:value-type="float" office:value="0.05695245" calcext:value-type="float">
            <text:p>0.05695245</text:p>
          </table:table-cell>
          <table:table-cell office:value-type="float" office:value="0.01630596" calcext:value-type="float">
            <text:p>0.01630596</text:p>
          </table:table-cell>
          <table:table-cell office:value-type="float" office:value="0.09619909" calcext:value-type="float">
            <text:p>0.09619909</text:p>
          </table:table-cell>
          <table:table-cell office:value-type="float" office:value="0.1918976" calcext:value-type="float">
            <text:p>0.1918976</text:p>
          </table:table-cell>
          <table:table-cell office:value-type="float" office:value="0.1950047" calcext:value-type="float">
            <text:p>0.1950047</text:p>
          </table:table-cell>
          <table:table-cell office:value-type="float" office:value="0" calcext:value-type="float">
            <text:p>0</text:p>
          </table:table-cell>
          <table:table-cell office:value-type="float" office:value="31.82351" calcext:value-type="float">
            <text:p>31.82351</text:p>
          </table:table-cell>
          <table:table-cell office:value-type="float" office:value="28.14398" calcext:value-type="float">
            <text:p>28.14398</text:p>
          </table:table-cell>
          <table:table-cell office:value-type="float" office:value="24.59538" calcext:value-type="float">
            <text:p>24.59538</text:p>
          </table:table-cell>
          <table:table-cell office:value-type="float" office:value="6.984466" calcext:value-type="float">
            <text:p>6.984466</text:p>
          </table:table-cell>
          <table:table-cell office:value-type="float" office:value="5.601075" calcext:value-type="float">
            <text:p>5.601075</text:p>
          </table:table-cell>
          <table:table-cell office:value-type="float" office:value="2.398785" calcext:value-type="float">
            <text:p>2.398785</text:p>
          </table:table-cell>
          <table:table-cell office:value-type="float" office:value="2.433629" calcext:value-type="float">
            <text:p>2.433629</text:p>
          </table:table-cell>
          <table:table-cell office:value-type="float" office:value="5.066577" calcext:value-type="float">
            <text:p>5.066577</text:p>
          </table:table-cell>
          <table:table-cell office:value-type="float" office:value="8.463393" calcext:value-type="float">
            <text:p>8.463393</text:p>
          </table:table-cell>
          <table:table-cell office:value-type="float" office:value="9.14884" calcext:value-type="float">
            <text:p>9.14884</text:p>
          </table:table-cell>
          <table:table-cell office:value-type="float" office:value="9.547555" calcext:value-type="float">
            <text:p>9.547555</text:p>
          </table:table-cell>
          <table:table-cell office:value-type="float" office:value="10.92882" calcext:value-type="float">
            <text:p>10.92882</text:p>
          </table:table-cell>
          <table:table-cell office:value-type="float" office:value="12.3577" calcext:value-type="float">
            <text:p>12.3577</text:p>
          </table:table-cell>
          <table:table-cell office:value-type="float" office:value="12.67579" calcext:value-type="float">
            <text:p>12.67579</text:p>
          </table:table-cell>
          <table:table-cell office:value-type="float" office:value="0" calcext:value-type="float">
            <text:p>0</text:p>
          </table:table-cell>
          <table:table-cell office:value-type="float" office:value="0.250189" calcext:value-type="float">
            <text:p>0.250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30037" calcext:value-type="float">
            <text:p>0.923003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6" calcext:value-type="float">
            <text:p>3082006</text:p>
          </table:table-cell>
          <table:table-cell office:value-type="float" office:value="2.77416" calcext:value-type="float">
            <text:p>2.77416</text:p>
          </table:table-cell>
          <table:table-cell office:value-type="float" office:value="135.0429" calcext:value-type="float">
            <text:p>135.0429</text:p>
          </table:table-cell>
          <table:table-cell office:value-type="float" office:value="0" calcext:value-type="float">
            <text:p>0</text:p>
          </table:table-cell>
          <table:table-cell office:value-type="float" office:value="-3.980261" calcext:value-type="float">
            <text:p>-3.980261</text:p>
          </table:table-cell>
          <table:table-cell office:value-type="float" office:value="39.31154" calcext:value-type="float">
            <text:p>39.31154</text:p>
          </table:table-cell>
          <table:table-cell office:value-type="float" office:value="0.003307384" calcext:value-type="float">
            <text:p>0.003307384</text:p>
          </table:table-cell>
          <table:table-cell office:value-type="float" office:value="0.00001431991" calcext:value-type="float">
            <text:p>1.431991E-05</text:p>
          </table:table-cell>
          <table:table-cell office:value-type="float" office:value="0.006480463" calcext:value-type="float">
            <text:p>0.006480463</text:p>
          </table:table-cell>
          <table:table-cell office:value-type="float" office:value="-0.003721599" calcext:value-type="float">
            <text:p>-0.003721599</text:p>
          </table:table-cell>
          <table:table-cell office:value-type="float" office:value="1162.215" calcext:value-type="float">
            <text:p>1162.215</text:p>
          </table:table-cell>
          <table:table-cell office:value-type="float" office:value="1.309158" calcext:value-type="float">
            <text:p>1.309158</text:p>
          </table:table-cell>
          <table:table-cell office:value-type="float" office:value="0" calcext:value-type="float">
            <text:p>0</text:p>
          </table:table-cell>
          <table:table-cell office:value-type="float" office:value="0.006851213" calcext:value-type="float">
            <text:p>0.006851213</text:p>
          </table:table-cell>
          <table:table-cell office:value-type="float" office:value="0.01826647" calcext:value-type="float">
            <text:p>0.01826647</text:p>
          </table:table-cell>
          <table:table-cell office:value-type="float" office:value="0.01824666" calcext:value-type="float">
            <text:p>0.01824666</text:p>
          </table:table-cell>
          <table:table-cell office:value-type="float" office:value="0.008254796" calcext:value-type="float">
            <text:p>0.008254796</text:p>
          </table:table-cell>
          <table:table-cell office:value-type="float" office:value="0.008344195" calcext:value-type="float">
            <text:p>0.008344195</text:p>
          </table:table-cell>
          <table:table-cell office:value-type="float" office:value="0.00461319" calcext:value-type="float">
            <text:p>0.00461319</text:p>
          </table:table-cell>
          <table:table-cell office:value-type="float" office:value="0.004338804" calcext:value-type="float">
            <text:p>0.004338804</text:p>
          </table:table-cell>
          <table:table-cell office:value-type="float" office:value="0.007724098" calcext:value-type="float">
            <text:p>0.007724098</text:p>
          </table:table-cell>
          <table:table-cell office:value-type="float" office:value="0.02639798" calcext:value-type="float">
            <text:p>0.02639798</text:p>
          </table:table-cell>
          <table:table-cell office:value-type="float" office:value="0.05445871" calcext:value-type="float">
            <text:p>0.05445871</text:p>
          </table:table-cell>
          <table:table-cell office:value-type="float" office:value="0.01536812" calcext:value-type="float">
            <text:p>0.01536812</text:p>
          </table:table-cell>
          <table:table-cell office:value-type="float" office:value="0.09230044" calcext:value-type="float">
            <text:p>0.09230044</text:p>
          </table:table-cell>
          <table:table-cell office:value-type="float" office:value="0.1919113" calcext:value-type="float">
            <text:p>0.1919113</text:p>
          </table:table-cell>
          <table:table-cell office:value-type="float" office:value="0.1950191" calcext:value-type="float">
            <text:p>0.1950191</text:p>
          </table:table-cell>
          <table:table-cell office:value-type="float" office:value="0" calcext:value-type="float">
            <text:p>0</text:p>
          </table:table-cell>
          <table:table-cell office:value-type="float" office:value="31.72768" calcext:value-type="float">
            <text:p>31.72768</text:p>
          </table:table-cell>
          <table:table-cell office:value-type="float" office:value="28.0593" calcext:value-type="float">
            <text:p>28.0593</text:p>
          </table:table-cell>
          <table:table-cell office:value-type="float" office:value="24.55179" calcext:value-type="float">
            <text:p>24.55179</text:p>
          </table:table-cell>
          <table:table-cell office:value-type="float" office:value="6.972781" calcext:value-type="float">
            <text:p>6.972781</text:p>
          </table:table-cell>
          <table:table-cell office:value-type="float" office:value="5.592437" calcext:value-type="float">
            <text:p>5.592437</text:p>
          </table:table-cell>
          <table:table-cell office:value-type="float" office:value="2.396428" calcext:value-type="float">
            <text:p>2.396428</text:p>
          </table:table-cell>
          <table:table-cell office:value-type="float" office:value="2.430601" calcext:value-type="float">
            <text:p>2.430601</text:p>
          </table:table-cell>
          <table:table-cell office:value-type="float" office:value="5.057888" calcext:value-type="float">
            <text:p>5.057888</text:p>
          </table:table-cell>
          <table:table-cell office:value-type="float" office:value="8.446651" calcext:value-type="float">
            <text:p>8.446651</text:p>
          </table:table-cell>
          <table:table-cell office:value-type="float" office:value="9.13273" calcext:value-type="float">
            <text:p>9.13273</text:p>
          </table:table-cell>
          <table:table-cell office:value-type="float" office:value="9.518628" calcext:value-type="float">
            <text:p>9.518628</text:p>
          </table:table-cell>
          <table:table-cell office:value-type="float" office:value="10.9125" calcext:value-type="float">
            <text:p>10.9125</text:p>
          </table:table-cell>
          <table:table-cell office:value-type="float" office:value="12.35918" calcext:value-type="float">
            <text:p>12.35918</text:p>
          </table:table-cell>
          <table:table-cell office:value-type="float" office:value="12.67711" calcext:value-type="float">
            <text:p>12.67711</text:p>
          </table:table-cell>
          <table:table-cell office:value-type="float" office:value="0" calcext:value-type="float">
            <text:p>0</text:p>
          </table:table-cell>
          <table:table-cell office:value-type="float" office:value="0.03170997" calcext:value-type="float">
            <text:p>0.03170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00293" calcext:value-type="float">
            <text:p>0.930029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6" calcext:value-type="float">
            <text:p>4082006</text:p>
          </table:table-cell>
          <table:table-cell office:value-type="float" office:value="2.773793" calcext:value-type="float">
            <text:p>2.773793</text:p>
          </table:table-cell>
          <table:table-cell office:value-type="float" office:value="135.0444" calcext:value-type="float">
            <text:p>135.0444</text:p>
          </table:table-cell>
          <table:table-cell office:value-type="float" office:value="0" calcext:value-type="float">
            <text:p>0</text:p>
          </table:table-cell>
          <table:table-cell office:value-type="float" office:value="-4.061707" calcext:value-type="float">
            <text:p>-4.061707</text:p>
          </table:table-cell>
          <table:table-cell office:value-type="float" office:value="39.26024" calcext:value-type="float">
            <text:p>39.26024</text:p>
          </table:table-cell>
          <table:table-cell office:value-type="float" office:value="0.003307384" calcext:value-type="float">
            <text:p>0.003307384</text:p>
          </table:table-cell>
          <table:table-cell office:value-type="float" office:value="0.00001431991" calcext:value-type="float">
            <text:p>1.431991E-05</text:p>
          </table:table-cell>
          <table:table-cell office:value-type="float" office:value="0.006480463" calcext:value-type="float">
            <text:p>0.006480463</text:p>
          </table:table-cell>
          <table:table-cell office:value-type="float" office:value="-0.003802546" calcext:value-type="float">
            <text:p>-0.003802546</text:p>
          </table:table-cell>
          <table:table-cell office:value-type="float" office:value="1162.184" calcext:value-type="float">
            <text:p>1162.184</text:p>
          </table:table-cell>
          <table:table-cell office:value-type="float" office:value="1.320878" calcext:value-type="float">
            <text:p>1.320878</text:p>
          </table:table-cell>
          <table:table-cell office:value-type="float" office:value="0" calcext:value-type="float">
            <text:p>0</text:p>
          </table:table-cell>
          <table:table-cell office:value-type="float" office:value="0.01150599" calcext:value-type="float">
            <text:p>0.01150599</text:p>
          </table:table-cell>
          <table:table-cell office:value-type="float" office:value="0.01883306" calcext:value-type="float">
            <text:p>0.01883306</text:p>
          </table:table-cell>
          <table:table-cell office:value-type="float" office:value="0.01730008" calcext:value-type="float">
            <text:p>0.01730008</text:p>
          </table:table-cell>
          <table:table-cell office:value-type="float" office:value="0.008326079" calcext:value-type="float">
            <text:p>0.008326079</text:p>
          </table:table-cell>
          <table:table-cell office:value-type="float" office:value="0.008186497" calcext:value-type="float">
            <text:p>0.008186497</text:p>
          </table:table-cell>
          <table:table-cell office:value-type="float" office:value="0.004579807" calcext:value-type="float">
            <text:p>0.004579807</text:p>
          </table:table-cell>
          <table:table-cell office:value-type="float" office:value="0.004349798" calcext:value-type="float">
            <text:p>0.004349798</text:p>
          </table:table-cell>
          <table:table-cell office:value-type="float" office:value="0.007616283" calcext:value-type="float">
            <text:p>0.007616283</text:p>
          </table:table-cell>
          <table:table-cell office:value-type="float" office:value="0.0256377" calcext:value-type="float">
            <text:p>0.0256377</text:p>
          </table:table-cell>
          <table:table-cell office:value-type="float" office:value="0.05272501" calcext:value-type="float">
            <text:p>0.05272501</text:p>
          </table:table-cell>
          <table:table-cell office:value-type="float" office:value="0.01486755" calcext:value-type="float">
            <text:p>0.01486755</text:p>
          </table:table-cell>
          <table:table-cell office:value-type="float" office:value="0.08983799" calcext:value-type="float">
            <text:p>0.08983799</text:p>
          </table:table-cell>
          <table:table-cell office:value-type="float" office:value="0.1919289" calcext:value-type="float">
            <text:p>0.1919289</text:p>
          </table:table-cell>
          <table:table-cell office:value-type="float" office:value="0.1950341" calcext:value-type="float">
            <text:p>0.1950341</text:p>
          </table:table-cell>
          <table:table-cell office:value-type="float" office:value="0" calcext:value-type="float">
            <text:p>0</text:p>
          </table:table-cell>
          <table:table-cell office:value-type="float" office:value="31.59553" calcext:value-type="float">
            <text:p>31.59553</text:p>
          </table:table-cell>
          <table:table-cell office:value-type="float" office:value="27.93171" calcext:value-type="float">
            <text:p>27.93171</text:p>
          </table:table-cell>
          <table:table-cell office:value-type="float" office:value="24.49537" calcext:value-type="float">
            <text:p>24.49537</text:p>
          </table:table-cell>
          <table:table-cell office:value-type="float" office:value="6.960323" calcext:value-type="float">
            <text:p>6.960323</text:p>
          </table:table-cell>
          <table:table-cell office:value-type="float" office:value="5.583556" calcext:value-type="float">
            <text:p>5.583556</text:p>
          </table:table-cell>
          <table:table-cell office:value-type="float" office:value="2.394055" calcext:value-type="float">
            <text:p>2.394055</text:p>
          </table:table-cell>
          <table:table-cell office:value-type="float" office:value="2.427172" calcext:value-type="float">
            <text:p>2.427172</text:p>
          </table:table-cell>
          <table:table-cell office:value-type="float" office:value="5.049184" calcext:value-type="float">
            <text:p>5.049184</text:p>
          </table:table-cell>
          <table:table-cell office:value-type="float" office:value="8.42983" calcext:value-type="float">
            <text:p>8.42983</text:p>
          </table:table-cell>
          <table:table-cell office:value-type="float" office:value="9.116242" calcext:value-type="float">
            <text:p>9.116242</text:p>
          </table:table-cell>
          <table:table-cell office:value-type="float" office:value="9.489637" calcext:value-type="float">
            <text:p>9.489637</text:p>
          </table:table-cell>
          <table:table-cell office:value-type="float" office:value="10.89554" calcext:value-type="float">
            <text:p>10.89554</text:p>
          </table:table-cell>
          <table:table-cell office:value-type="float" office:value="12.36065" calcext:value-type="float">
            <text:p>12.36065</text:p>
          </table:table-cell>
          <table:table-cell office:value-type="float" office:value="12.67842" calcext:value-type="float">
            <text:p>12.67842</text:p>
          </table:table-cell>
          <table:table-cell office:value-type="float" office:value="0" calcext:value-type="float">
            <text:p>0</text:p>
          </table:table-cell>
          <table:table-cell office:value-type="float" office:value="0.04683994" calcext:value-type="float">
            <text:p>0.04683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6077" calcext:value-type="float">
            <text:p>0.93607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6" calcext:value-type="float">
            <text:p>5082006</text:p>
          </table:table-cell>
          <table:table-cell office:value-type="float" office:value="2.769579" calcext:value-type="float">
            <text:p>2.769579</text:p>
          </table:table-cell>
          <table:table-cell office:value-type="float" office:value="135.0466" calcext:value-type="float">
            <text:p>135.0466</text:p>
          </table:table-cell>
          <table:table-cell office:value-type="float" office:value="0" calcext:value-type="float">
            <text:p>0</text:p>
          </table:table-cell>
          <table:table-cell office:value-type="float" office:value="-4.146961" calcext:value-type="float">
            <text:p>-4.146961</text:p>
          </table:table-cell>
          <table:table-cell office:value-type="float" office:value="39.20838" calcext:value-type="float">
            <text:p>39.20838</text:p>
          </table:table-cell>
          <table:table-cell office:value-type="float" office:value="0.003307384" calcext:value-type="float">
            <text:p>0.003307384</text:p>
          </table:table-cell>
          <table:table-cell office:value-type="float" office:value="0.00001432241" calcext:value-type="float">
            <text:p>1.432241E-05</text:p>
          </table:table-cell>
          <table:table-cell office:value-type="float" office:value="0.006480463" calcext:value-type="float">
            <text:p>0.006480463</text:p>
          </table:table-cell>
          <table:table-cell office:value-type="float" office:value="-0.003907072" calcext:value-type="float">
            <text:p>-0.003907072</text:p>
          </table:table-cell>
          <table:table-cell office:value-type="float" office:value="1162.153" calcext:value-type="float">
            <text:p>1162.153</text:p>
          </table:table-cell>
          <table:table-cell office:value-type="float" office:value="1.332832" calcext:value-type="float">
            <text:p>1.332832</text:p>
          </table:table-cell>
          <table:table-cell office:value-type="float" office:value="0" calcext:value-type="float">
            <text:p>0</text:p>
          </table:table-cell>
          <table:table-cell office:value-type="float" office:value="0.009345415" calcext:value-type="float">
            <text:p>0.009345415</text:p>
          </table:table-cell>
          <table:table-cell office:value-type="float" office:value="0.01889978" calcext:value-type="float">
            <text:p>0.01889978</text:p>
          </table:table-cell>
          <table:table-cell office:value-type="float" office:value="0.01730629" calcext:value-type="float">
            <text:p>0.01730629</text:p>
          </table:table-cell>
          <table:table-cell office:value-type="float" office:value="0.008640477" calcext:value-type="float">
            <text:p>0.008640477</text:p>
          </table:table-cell>
          <table:table-cell office:value-type="float" office:value="0.008363594" calcext:value-type="float">
            <text:p>0.008363594</text:p>
          </table:table-cell>
          <table:table-cell office:value-type="float" office:value="0.004628605" calcext:value-type="float">
            <text:p>0.004628605</text:p>
          </table:table-cell>
          <table:table-cell office:value-type="float" office:value="0.004368298" calcext:value-type="float">
            <text:p>0.004368298</text:p>
          </table:table-cell>
          <table:table-cell office:value-type="float" office:value="0.007611015" calcext:value-type="float">
            <text:p>0.007611015</text:p>
          </table:table-cell>
          <table:table-cell office:value-type="float" office:value="0.02510209" calcext:value-type="float">
            <text:p>0.02510209</text:p>
          </table:table-cell>
          <table:table-cell office:value-type="float" office:value="0.05175588" calcext:value-type="float">
            <text:p>0.05175588</text:p>
          </table:table-cell>
          <table:table-cell office:value-type="float" office:value="0.01457726" calcext:value-type="float">
            <text:p>0.01457726</text:p>
          </table:table-cell>
          <table:table-cell office:value-type="float" office:value="0.08805644" calcext:value-type="float">
            <text:p>0.08805644</text:p>
          </table:table-cell>
          <table:table-cell office:value-type="float" office:value="0.1919878" calcext:value-type="float">
            <text:p>0.1919878</text:p>
          </table:table-cell>
          <table:table-cell office:value-type="float" office:value="0.1950276" calcext:value-type="float">
            <text:p>0.1950276</text:p>
          </table:table-cell>
          <table:table-cell office:value-type="float" office:value="0" calcext:value-type="float">
            <text:p>0</text:p>
          </table:table-cell>
          <table:table-cell office:value-type="float" office:value="31.46641" calcext:value-type="float">
            <text:p>31.46641</text:p>
          </table:table-cell>
          <table:table-cell office:value-type="float" office:value="27.80782" calcext:value-type="float">
            <text:p>27.80782</text:p>
          </table:table-cell>
          <table:table-cell office:value-type="float" office:value="24.43257" calcext:value-type="float">
            <text:p>24.43257</text:p>
          </table:table-cell>
          <table:table-cell office:value-type="float" office:value="6.947993" calcext:value-type="float">
            <text:p>6.947993</text:p>
          </table:table-cell>
          <table:table-cell office:value-type="float" office:value="5.574502" calcext:value-type="float">
            <text:p>5.574502</text:p>
          </table:table-cell>
          <table:table-cell office:value-type="float" office:value="2.391665" calcext:value-type="float">
            <text:p>2.391665</text:p>
          </table:table-cell>
          <table:table-cell office:value-type="float" office:value="2.423833" calcext:value-type="float">
            <text:p>2.423833</text:p>
          </table:table-cell>
          <table:table-cell office:value-type="float" office:value="5.040453" calcext:value-type="float">
            <text:p>5.040453</text:p>
          </table:table-cell>
          <table:table-cell office:value-type="float" office:value="8.412916" calcext:value-type="float">
            <text:p>8.412916</text:p>
          </table:table-cell>
          <table:table-cell office:value-type="float" office:value="9.099534" calcext:value-type="float">
            <text:p>9.099534</text:p>
          </table:table-cell>
          <table:table-cell office:value-type="float" office:value="9.460646" calcext:value-type="float">
            <text:p>9.460646</text:p>
          </table:table-cell>
          <table:table-cell office:value-type="float" office:value="10.87811" calcext:value-type="float">
            <text:p>10.87811</text:p>
          </table:table-cell>
          <table:table-cell office:value-type="float" office:value="12.36216" calcext:value-type="float">
            <text:p>12.36216</text:p>
          </table:table-cell>
          <table:table-cell office:value-type="float" office:value="12.67974" calcext:value-type="float">
            <text:p>12.67974</text:p>
          </table:table-cell>
          <table:table-cell office:value-type="float" office:value="0" calcext:value-type="float">
            <text:p>0</text:p>
          </table:table-cell>
          <table:table-cell office:value-type="float" office:value="0.0863469" calcext:value-type="float">
            <text:p>0.0863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26401" calcext:value-type="float">
            <text:p>0.94264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6" calcext:value-type="float">
            <text:p>6082006</text:p>
          </table:table-cell>
          <table:table-cell office:value-type="float" office:value="2.764683" calcext:value-type="float">
            <text:p>2.764683</text:p>
          </table:table-cell>
          <table:table-cell office:value-type="float" office:value="135.0486" calcext:value-type="float">
            <text:p>135.0486</text:p>
          </table:table-cell>
          <table:table-cell office:value-type="float" office:value="0" calcext:value-type="float">
            <text:p>0</text:p>
          </table:table-cell>
          <table:table-cell office:value-type="float" office:value="-4.235878" calcext:value-type="float">
            <text:p>-4.235878</text:p>
          </table:table-cell>
          <table:table-cell office:value-type="float" office:value="39.15456" calcext:value-type="float">
            <text:p>39.15456</text:p>
          </table:table-cell>
          <table:table-cell office:value-type="float" office:value="0.003307384" calcext:value-type="float">
            <text:p>0.003307384</text:p>
          </table:table-cell>
          <table:table-cell office:value-type="float" office:value="0.00001437646" calcext:value-type="float">
            <text:p>1.437646E-05</text:p>
          </table:table-cell>
          <table:table-cell office:value-type="float" office:value="0.006480463" calcext:value-type="float">
            <text:p>0.006480463</text:p>
          </table:table-cell>
          <table:table-cell office:value-type="float" office:value="-0.004068234" calcext:value-type="float">
            <text:p>-0.004068234</text:p>
          </table:table-cell>
          <table:table-cell office:value-type="float" office:value="1162.122" calcext:value-type="float">
            <text:p>1162.122</text:p>
          </table:table-cell>
          <table:table-cell office:value-type="float" office:value="1.344705" calcext:value-type="float">
            <text:p>1.344705</text:p>
          </table:table-cell>
          <table:table-cell office:value-type="float" office:value="0" calcext:value-type="float">
            <text:p>0</text:p>
          </table:table-cell>
          <table:table-cell office:value-type="float" office:value="0.02502858" calcext:value-type="float">
            <text:p>0.02502858</text:p>
          </table:table-cell>
          <table:table-cell office:value-type="float" office:value="0.02042994" calcext:value-type="float">
            <text:p>0.02042994</text:p>
          </table:table-cell>
          <table:table-cell office:value-type="float" office:value="0.01590938" calcext:value-type="float">
            <text:p>0.01590938</text:p>
          </table:table-cell>
          <table:table-cell office:value-type="float" office:value="0.008085896" calcext:value-type="float">
            <text:p>0.008085896</text:p>
          </table:table-cell>
          <table:table-cell office:value-type="float" office:value="0.007968879" calcext:value-type="float">
            <text:p>0.007968879</text:p>
          </table:table-cell>
          <table:table-cell office:value-type="float" office:value="0.004544158" calcext:value-type="float">
            <text:p>0.004544158</text:p>
          </table:table-cell>
          <table:table-cell office:value-type="float" office:value="0.004199446" calcext:value-type="float">
            <text:p>0.004199446</text:p>
          </table:table-cell>
          <table:table-cell office:value-type="float" office:value="0.007606131" calcext:value-type="float">
            <text:p>0.007606131</text:p>
          </table:table-cell>
          <table:table-cell office:value-type="float" office:value="0.02478955" calcext:value-type="float">
            <text:p>0.02478955</text:p>
          </table:table-cell>
          <table:table-cell office:value-type="float" office:value="0.05139755" calcext:value-type="float">
            <text:p>0.05139755</text:p>
          </table:table-cell>
          <table:table-cell office:value-type="float" office:value="0.01346342" calcext:value-type="float">
            <text:p>0.01346342</text:p>
          </table:table-cell>
          <table:table-cell office:value-type="float" office:value="0.08713385" calcext:value-type="float">
            <text:p>0.08713385</text:p>
          </table:table-cell>
          <table:table-cell office:value-type="float" office:value="0.1919616" calcext:value-type="float">
            <text:p>0.1919616</text:p>
          </table:table-cell>
          <table:table-cell office:value-type="float" office:value="0.1950566" calcext:value-type="float">
            <text:p>0.1950566</text:p>
          </table:table-cell>
          <table:table-cell office:value-type="float" office:value="0" calcext:value-type="float">
            <text:p>0</text:p>
          </table:table-cell>
          <table:table-cell office:value-type="float" office:value="31.33907" calcext:value-type="float">
            <text:p>31.33907</text:p>
          </table:table-cell>
          <table:table-cell office:value-type="float" office:value="27.68622" calcext:value-type="float">
            <text:p>27.68622</text:p>
          </table:table-cell>
          <table:table-cell office:value-type="float" office:value="24.33207" calcext:value-type="float">
            <text:p>24.33207</text:p>
          </table:table-cell>
          <table:table-cell office:value-type="float" office:value="6.935625" calcext:value-type="float">
            <text:p>6.935625</text:p>
          </table:table-cell>
          <table:table-cell office:value-type="float" office:value="5.565264" calcext:value-type="float">
            <text:p>5.565264</text:p>
          </table:table-cell>
          <table:table-cell office:value-type="float" office:value="2.389254" calcext:value-type="float">
            <text:p>2.389254</text:p>
          </table:table-cell>
          <table:table-cell office:value-type="float" office:value="2.420496" calcext:value-type="float">
            <text:p>2.420496</text:p>
          </table:table-cell>
          <table:table-cell office:value-type="float" office:value="5.031722" calcext:value-type="float">
            <text:p>5.031722</text:p>
          </table:table-cell>
          <table:table-cell office:value-type="float" office:value="8.396029" calcext:value-type="float">
            <text:p>8.396029</text:p>
          </table:table-cell>
          <table:table-cell office:value-type="float" office:value="9.082785" calcext:value-type="float">
            <text:p>9.082785</text:p>
          </table:table-cell>
          <table:table-cell office:value-type="float" office:value="9.431587" calcext:value-type="float">
            <text:p>9.431587</text:p>
          </table:table-cell>
          <table:table-cell office:value-type="float" office:value="10.86048" calcext:value-type="float">
            <text:p>10.86048</text:p>
          </table:table-cell>
          <table:table-cell office:value-type="float" office:value="12.36367" calcext:value-type="float">
            <text:p>12.36367</text:p>
          </table:table-cell>
          <table:table-cell office:value-type="float" office:value="12.68105" calcext:value-type="float">
            <text:p>12.68105</text:p>
          </table:table-cell>
          <table:table-cell office:value-type="float" office:value="0" calcext:value-type="float">
            <text:p>0</text:p>
          </table:table-cell>
          <table:table-cell office:value-type="float" office:value="0.2667264" calcext:value-type="float">
            <text:p>0.2667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7908" calcext:value-type="float">
            <text:p>0.94790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6" calcext:value-type="float">
            <text:p>7082006</text:p>
          </table:table-cell>
          <table:table-cell office:value-type="float" office:value="2.766826" calcext:value-type="float">
            <text:p>2.766826</text:p>
          </table:table-cell>
          <table:table-cell office:value-type="float" office:value="135.0504" calcext:value-type="float">
            <text:p>135.0504</text:p>
          </table:table-cell>
          <table:table-cell office:value-type="float" office:value="0" calcext:value-type="float">
            <text:p>0</text:p>
          </table:table-cell>
          <table:table-cell office:value-type="float" office:value="-4.322644" calcext:value-type="float">
            <text:p>-4.322644</text:p>
          </table:table-cell>
          <table:table-cell office:value-type="float" office:value="39.09821" calcext:value-type="float">
            <text:p>39.09821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523521" calcext:value-type="float">
            <text:p>1.523521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4221082" calcext:value-type="float">
            <text:p>-0.004221082</text:p>
          </table:table-cell>
          <table:table-cell office:value-type="float" office:value="1162.09" calcext:value-type="float">
            <text:p>1162.09</text:p>
          </table:table-cell>
          <table:table-cell office:value-type="float" office:value="1.35636" calcext:value-type="float">
            <text:p>1.35636</text:p>
          </table:table-cell>
          <table:table-cell office:value-type="float" office:value="0" calcext:value-type="float">
            <text:p>0</text:p>
          </table:table-cell>
          <table:table-cell office:value-type="float" office:value="0.01179752" calcext:value-type="float">
            <text:p>0.01179752</text:p>
          </table:table-cell>
          <table:table-cell office:value-type="float" office:value="0.01782633" calcext:value-type="float">
            <text:p>0.01782633</text:p>
          </table:table-cell>
          <table:table-cell office:value-type="float" office:value="0.01455658" calcext:value-type="float">
            <text:p>0.01455658</text:p>
          </table:table-cell>
          <table:table-cell office:value-type="float" office:value="0.006193496" calcext:value-type="float">
            <text:p>0.006193496</text:p>
          </table:table-cell>
          <table:table-cell office:value-type="float" office:value="0.005561232" calcext:value-type="float">
            <text:p>0.005561232</text:p>
          </table:table-cell>
          <table:table-cell office:value-type="float" office:value="0.003845671" calcext:value-type="float">
            <text:p>0.003845671</text:p>
          </table:table-cell>
          <table:table-cell office:value-type="float" office:value="0.004202009" calcext:value-type="float">
            <text:p>0.004202009</text:p>
          </table:table-cell>
          <table:table-cell office:value-type="float" office:value="0.007588062" calcext:value-type="float">
            <text:p>0.007588062</text:p>
          </table:table-cell>
          <table:table-cell office:value-type="float" office:value="0.02417951" calcext:value-type="float">
            <text:p>0.02417951</text:p>
          </table:table-cell>
          <table:table-cell office:value-type="float" office:value="0.04996673" calcext:value-type="float">
            <text:p>0.04996673</text:p>
          </table:table-cell>
          <table:table-cell office:value-type="float" office:value="0.01248966" calcext:value-type="float">
            <text:p>0.01248966</text:p>
          </table:table-cell>
          <table:table-cell office:value-type="float" office:value="0.08477979" calcext:value-type="float">
            <text:p>0.08477979</text:p>
          </table:table-cell>
          <table:table-cell office:value-type="float" office:value="0.1919672" calcext:value-type="float">
            <text:p>0.1919672</text:p>
          </table:table-cell>
          <table:table-cell office:value-type="float" office:value="0.1950766" calcext:value-type="float">
            <text:p>0.1950766</text:p>
          </table:table-cell>
          <table:table-cell office:value-type="float" office:value="0" calcext:value-type="float">
            <text:p>0</text:p>
          </table:table-cell>
          <table:table-cell office:value-type="float" office:value="31.21161" calcext:value-type="float">
            <text:p>31.21161</text:p>
          </table:table-cell>
          <table:table-cell office:value-type="float" office:value="27.56328" calcext:value-type="float">
            <text:p>27.56328</text:p>
          </table:table-cell>
          <table:table-cell office:value-type="float" office:value="24.22229" calcext:value-type="float">
            <text:p>24.22229</text:p>
          </table:table-cell>
          <table:table-cell office:value-type="float" office:value="6.906652" calcext:value-type="float">
            <text:p>6.906652</text:p>
          </table:table-cell>
          <table:table-cell office:value-type="float" office:value="5.542895" calcext:value-type="float">
            <text:p>5.542895</text:p>
          </table:table-cell>
          <table:table-cell office:value-type="float" office:value="2.384888" calcext:value-type="float">
            <text:p>2.384888</text:p>
          </table:table-cell>
          <table:table-cell office:value-type="float" office:value="2.416148" calcext:value-type="float">
            <text:p>2.416148</text:p>
          </table:table-cell>
          <table:table-cell office:value-type="float" office:value="5.022981" calcext:value-type="float">
            <text:p>5.022981</text:p>
          </table:table-cell>
          <table:table-cell office:value-type="float" office:value="8.379116" calcext:value-type="float">
            <text:p>8.379116</text:p>
          </table:table-cell>
          <table:table-cell office:value-type="float" office:value="9.065904" calcext:value-type="float">
            <text:p>9.065904</text:p>
          </table:table-cell>
          <table:table-cell office:value-type="float" office:value="9.402321" calcext:value-type="float">
            <text:p>9.402321</text:p>
          </table:table-cell>
          <table:table-cell office:value-type="float" office:value="10.8425" calcext:value-type="float">
            <text:p>10.8425</text:p>
          </table:table-cell>
          <table:table-cell office:value-type="float" office:value="12.36515" calcext:value-type="float">
            <text:p>12.36515</text:p>
          </table:table-cell>
          <table:table-cell office:value-type="float" office:value="12.68235" calcext:value-type="float">
            <text:p>12.68235</text:p>
          </table:table-cell>
          <table:table-cell office:value-type="float" office:value="0" calcext:value-type="float">
            <text:p>0</text:p>
          </table:table-cell>
          <table:table-cell office:value-type="float" office:value="0.04553951" calcext:value-type="float">
            <text:p>0.04553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21829" calcext:value-type="float">
            <text:p>0.952182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6" calcext:value-type="float">
            <text:p>8082006</text:p>
          </table:table-cell>
          <table:table-cell office:value-type="float" office:value="2.769797" calcext:value-type="float">
            <text:p>2.769797</text:p>
          </table:table-cell>
          <table:table-cell office:value-type="float" office:value="135.0524" calcext:value-type="float">
            <text:p>135.0524</text:p>
          </table:table-cell>
          <table:table-cell office:value-type="float" office:value="0" calcext:value-type="float">
            <text:p>0</text:p>
          </table:table-cell>
          <table:table-cell office:value-type="float" office:value="-4.406092" calcext:value-type="float">
            <text:p>-4.406092</text:p>
          </table:table-cell>
          <table:table-cell office:value-type="float" office:value="39.04237" calcext:value-type="float">
            <text:p>39.04237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52358" calcext:value-type="float">
            <text:p>1.52358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4221082" calcext:value-type="float">
            <text:p>-0.004221082</text:p>
          </table:table-cell>
          <table:table-cell office:value-type="float" office:value="1162.058" calcext:value-type="float">
            <text:p>1162.058</text:p>
          </table:table-cell>
          <table:table-cell office:value-type="float" office:value="1.371111" calcext:value-type="float">
            <text:p>1.371111</text:p>
          </table:table-cell>
          <table:table-cell office:value-type="float" office:value="0" calcext:value-type="float">
            <text:p>0</text:p>
          </table:table-cell>
          <table:table-cell office:value-type="float" office:value="0.01292881" calcext:value-type="float">
            <text:p>0.01292881</text:p>
          </table:table-cell>
          <table:table-cell office:value-type="float" office:value="0.01847603" calcext:value-type="float">
            <text:p>0.01847603</text:p>
          </table:table-cell>
          <table:table-cell office:value-type="float" office:value="0.01472209" calcext:value-type="float">
            <text:p>0.01472209</text:p>
          </table:table-cell>
          <table:table-cell office:value-type="float" office:value="0.006201915" calcext:value-type="float">
            <text:p>0.006201915</text:p>
          </table:table-cell>
          <table:table-cell office:value-type="float" office:value="0.005611997" calcext:value-type="float">
            <text:p>0.005611997</text:p>
          </table:table-cell>
          <table:table-cell office:value-type="float" office:value="0.003809478" calcext:value-type="float">
            <text:p>0.003809478</text:p>
          </table:table-cell>
          <table:table-cell office:value-type="float" office:value="0.004153651" calcext:value-type="float">
            <text:p>0.004153651</text:p>
          </table:table-cell>
          <table:table-cell office:value-type="float" office:value="0.007570275" calcext:value-type="float">
            <text:p>0.007570275</text:p>
          </table:table-cell>
          <table:table-cell office:value-type="float" office:value="0.02345241" calcext:value-type="float">
            <text:p>0.02345241</text:p>
          </table:table-cell>
          <table:table-cell office:value-type="float" office:value="0.04790009" calcext:value-type="float">
            <text:p>0.04790009</text:p>
          </table:table-cell>
          <table:table-cell office:value-type="float" office:value="0.01240497" calcext:value-type="float">
            <text:p>0.01240497</text:p>
          </table:table-cell>
          <table:table-cell office:value-type="float" office:value="0.08268655" calcext:value-type="float">
            <text:p>0.08268655</text:p>
          </table:table-cell>
          <table:table-cell office:value-type="float" office:value="0.1919831" calcext:value-type="float">
            <text:p>0.1919831</text:p>
          </table:table-cell>
          <table:table-cell office:value-type="float" office:value="0.195089" calcext:value-type="float">
            <text:p>0.195089</text:p>
          </table:table-cell>
          <table:table-cell office:value-type="float" office:value="0" calcext:value-type="float">
            <text:p>0</text:p>
          </table:table-cell>
          <table:table-cell office:value-type="float" office:value="31.09624" calcext:value-type="float">
            <text:p>31.09624</text:p>
          </table:table-cell>
          <table:table-cell office:value-type="float" office:value="27.45123" calcext:value-type="float">
            <text:p>27.45123</text:p>
          </table:table-cell>
          <table:table-cell office:value-type="float" office:value="24.12376" calcext:value-type="float">
            <text:p>24.12376</text:p>
          </table:table-cell>
          <table:table-cell office:value-type="float" office:value="6.880033" calcext:value-type="float">
            <text:p>6.880033</text:p>
          </table:table-cell>
          <table:table-cell office:value-type="float" office:value="5.521404" calcext:value-type="float">
            <text:p>5.521404</text:p>
          </table:table-cell>
          <table:table-cell office:value-type="float" office:value="2.379493" calcext:value-type="float">
            <text:p>2.379493</text:p>
          </table:table-cell>
          <table:table-cell office:value-type="float" office:value="2.410917" calcext:value-type="float">
            <text:p>2.410917</text:p>
          </table:table-cell>
          <table:table-cell office:value-type="float" office:value="5.014219" calcext:value-type="float">
            <text:p>5.014219</text:p>
          </table:table-cell>
          <table:table-cell office:value-type="float" office:value="8.362123" calcext:value-type="float">
            <text:p>8.362123</text:p>
          </table:table-cell>
          <table:table-cell office:value-type="float" office:value="9.048695" calcext:value-type="float">
            <text:p>9.048695</text:p>
          </table:table-cell>
          <table:table-cell office:value-type="float" office:value="9.373009" calcext:value-type="float">
            <text:p>9.373009</text:p>
          </table:table-cell>
          <table:table-cell office:value-type="float" office:value="10.82403" calcext:value-type="float">
            <text:p>10.82403</text:p>
          </table:table-cell>
          <table:table-cell office:value-type="float" office:value="12.36662" calcext:value-type="float">
            <text:p>12.36662</text:p>
          </table:table-cell>
          <table:table-cell office:value-type="float" office:value="12.68366" calcext:value-type="float">
            <text:p>12.68366</text:p>
          </table:table-cell>
          <table:table-cell office:value-type="float" office:value="0" calcext:value-type="float">
            <text:p>0</text:p>
          </table:table-cell>
          <table:table-cell office:value-type="float" office:value="0.01746839" calcext:value-type="float">
            <text:p>0.01746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72236" calcext:value-type="float">
            <text:p>0.957223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6" calcext:value-type="float">
            <text:p>9082006</text:p>
          </table:table-cell>
          <table:table-cell office:value-type="float" office:value="2.765498" calcext:value-type="float">
            <text:p>2.765498</text:p>
          </table:table-cell>
          <table:table-cell office:value-type="float" office:value="135.0556" calcext:value-type="float">
            <text:p>135.0556</text:p>
          </table:table-cell>
          <table:table-cell office:value-type="float" office:value="0" calcext:value-type="float">
            <text:p>0</text:p>
          </table:table-cell>
          <table:table-cell office:value-type="float" office:value="-4.494183" calcext:value-type="float">
            <text:p>-4.494183</text:p>
          </table:table-cell>
          <table:table-cell office:value-type="float" office:value="38.98694" calcext:value-type="float">
            <text:p>38.98694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52358" calcext:value-type="float">
            <text:p>1.52358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4221082" calcext:value-type="float">
            <text:p>-0.004221082</text:p>
          </table:table-cell>
          <table:table-cell office:value-type="float" office:value="1162.026" calcext:value-type="float">
            <text:p>1162.026</text:p>
          </table:table-cell>
          <table:table-cell office:value-type="float" office:value="1.389911" calcext:value-type="float">
            <text:p>1.389911</text:p>
          </table:table-cell>
          <table:table-cell office:value-type="float" office:value="0" calcext:value-type="float">
            <text:p>0</text:p>
          </table:table-cell>
          <table:table-cell office:value-type="float" office:value="0.01458799" calcext:value-type="float">
            <text:p>0.01458799</text:p>
          </table:table-cell>
          <table:table-cell office:value-type="float" office:value="0.01908429" calcext:value-type="float">
            <text:p>0.01908429</text:p>
          </table:table-cell>
          <table:table-cell office:value-type="float" office:value="0.0152012" calcext:value-type="float">
            <text:p>0.0152012</text:p>
          </table:table-cell>
          <table:table-cell office:value-type="float" office:value="0.006426815" calcext:value-type="float">
            <text:p>0.006426815</text:p>
          </table:table-cell>
          <table:table-cell office:value-type="float" office:value="0.005796425" calcext:value-type="float">
            <text:p>0.005796425</text:p>
          </table:table-cell>
          <table:table-cell office:value-type="float" office:value="0.003844873" calcext:value-type="float">
            <text:p>0.003844873</text:p>
          </table:table-cell>
          <table:table-cell office:value-type="float" office:value="0.004163243" calcext:value-type="float">
            <text:p>0.004163243</text:p>
          </table:table-cell>
          <table:table-cell office:value-type="float" office:value="0.007560704" calcext:value-type="float">
            <text:p>0.007560704</text:p>
          </table:table-cell>
          <table:table-cell office:value-type="float" office:value="0.02287556" calcext:value-type="float">
            <text:p>0.02287556</text:p>
          </table:table-cell>
          <table:table-cell office:value-type="float" office:value="0.04638048" calcext:value-type="float">
            <text:p>0.04638048</text:p>
          </table:table-cell>
          <table:table-cell office:value-type="float" office:value="0.01234852" calcext:value-type="float">
            <text:p>0.01234852</text:p>
          </table:table-cell>
          <table:table-cell office:value-type="float" office:value="0.0853043" calcext:value-type="float">
            <text:p>0.0853043</text:p>
          </table:table-cell>
          <table:table-cell office:value-type="float" office:value="0.1920006" calcext:value-type="float">
            <text:p>0.1920006</text:p>
          </table:table-cell>
          <table:table-cell office:value-type="float" office:value="0.1951036" calcext:value-type="float">
            <text:p>0.1951036</text:p>
          </table:table-cell>
          <table:table-cell office:value-type="float" office:value="0" calcext:value-type="float">
            <text:p>0</text:p>
          </table:table-cell>
          <table:table-cell office:value-type="float" office:value="30.98735" calcext:value-type="float">
            <text:p>30.98735</text:p>
          </table:table-cell>
          <table:table-cell office:value-type="float" office:value="27.34519" calcext:value-type="float">
            <text:p>27.34519</text:p>
          </table:table-cell>
          <table:table-cell office:value-type="float" office:value="24.03015" calcext:value-type="float">
            <text:p>24.03015</text:p>
          </table:table-cell>
          <table:table-cell office:value-type="float" office:value="6.854609" calcext:value-type="float">
            <text:p>6.854609</text:p>
          </table:table-cell>
          <table:table-cell office:value-type="float" office:value="5.500809" calcext:value-type="float">
            <text:p>5.500809</text:p>
          </table:table-cell>
          <table:table-cell office:value-type="float" office:value="2.374146" calcext:value-type="float">
            <text:p>2.374146</text:p>
          </table:table-cell>
          <table:table-cell office:value-type="float" office:value="2.405585" calcext:value-type="float">
            <text:p>2.405585</text:p>
          </table:table-cell>
          <table:table-cell office:value-type="float" office:value="5.00544" calcext:value-type="float">
            <text:p>5.00544</text:p>
          </table:table-cell>
          <table:table-cell office:value-type="float" office:value="8.345101" calcext:value-type="float">
            <text:p>8.345101</text:p>
          </table:table-cell>
          <table:table-cell office:value-type="float" office:value="9.031156" calcext:value-type="float">
            <text:p>9.031156</text:p>
          </table:table-cell>
          <table:table-cell office:value-type="float" office:value="9.343783" calcext:value-type="float">
            <text:p>9.343783</text:p>
          </table:table-cell>
          <table:table-cell office:value-type="float" office:value="10.80548" calcext:value-type="float">
            <text:p>10.80548</text:p>
          </table:table-cell>
          <table:table-cell office:value-type="float" office:value="12.36809" calcext:value-type="float">
            <text:p>12.36809</text:p>
          </table:table-cell>
          <table:table-cell office:value-type="float" office:value="12.68497" calcext:value-type="float">
            <text:p>12.68497</text:p>
          </table:table-cell>
          <table:table-cell office:value-type="float" office:value="0" calcext:value-type="float">
            <text:p>0</text:p>
          </table:table-cell>
          <table:table-cell office:value-type="float" office:value="0.01076594" calcext:value-type="float">
            <text:p>0.01076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3085" calcext:value-type="float">
            <text:p>0.96308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6" calcext:value-type="float">
            <text:p>10082006</text:p>
          </table:table-cell>
          <table:table-cell office:value-type="float" office:value="2.778413" calcext:value-type="float">
            <text:p>2.778413</text:p>
          </table:table-cell>
          <table:table-cell office:value-type="float" office:value="135.058" calcext:value-type="float">
            <text:p>135.058</text:p>
          </table:table-cell>
          <table:table-cell office:value-type="float" office:value="0" calcext:value-type="float">
            <text:p>0</text:p>
          </table:table-cell>
          <table:table-cell office:value-type="float" office:value="-4.562399" calcext:value-type="float">
            <text:p>-4.562399</text:p>
          </table:table-cell>
          <table:table-cell office:value-type="float" office:value="38.93324" calcext:value-type="float">
            <text:p>38.93324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52358" calcext:value-type="float">
            <text:p>1.52358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4221082" calcext:value-type="float">
            <text:p>-0.004221082</text:p>
          </table:table-cell>
          <table:table-cell office:value-type="float" office:value="1161.995" calcext:value-type="float">
            <text:p>1161.995</text:p>
          </table:table-cell>
          <table:table-cell office:value-type="float" office:value="1.40583" calcext:value-type="float">
            <text:p>1.40583</text:p>
          </table:table-cell>
          <table:table-cell office:value-type="float" office:value="0" calcext:value-type="float">
            <text:p>0</text:p>
          </table:table-cell>
          <table:table-cell office:value-type="float" office:value="0.007640675" calcext:value-type="float">
            <text:p>0.007640675</text:p>
          </table:table-cell>
          <table:table-cell office:value-type="float" office:value="0.01882373" calcext:value-type="float">
            <text:p>0.01882373</text:p>
          </table:table-cell>
          <table:table-cell office:value-type="float" office:value="0.01522433" calcext:value-type="float">
            <text:p>0.01522433</text:p>
          </table:table-cell>
          <table:table-cell office:value-type="float" office:value="0.006490579" calcext:value-type="float">
            <text:p>0.006490579</text:p>
          </table:table-cell>
          <table:table-cell office:value-type="float" office:value="0.005890856" calcext:value-type="float">
            <text:p>0.005890856</text:p>
          </table:table-cell>
          <table:table-cell office:value-type="float" office:value="0.003872698" calcext:value-type="float">
            <text:p>0.003872698</text:p>
          </table:table-cell>
          <table:table-cell office:value-type="float" office:value="0.004177998" calcext:value-type="float">
            <text:p>0.004177998</text:p>
          </table:table-cell>
          <table:table-cell office:value-type="float" office:value="0.007558352" calcext:value-type="float">
            <text:p>0.007558352</text:p>
          </table:table-cell>
          <table:table-cell office:value-type="float" office:value="0.02238391" calcext:value-type="float">
            <text:p>0.02238391</text:p>
          </table:table-cell>
          <table:table-cell office:value-type="float" office:value="0.04543369" calcext:value-type="float">
            <text:p>0.04543369</text:p>
          </table:table-cell>
          <table:table-cell office:value-type="float" office:value="0.01230695" calcext:value-type="float">
            <text:p>0.01230695</text:p>
          </table:table-cell>
          <table:table-cell office:value-type="float" office:value="0.09525668" calcext:value-type="float">
            <text:p>0.09525668</text:p>
          </table:table-cell>
          <table:table-cell office:value-type="float" office:value="0.1920201" calcext:value-type="float">
            <text:p>0.1920201</text:p>
          </table:table-cell>
          <table:table-cell office:value-type="float" office:value="0.195118" calcext:value-type="float">
            <text:p>0.195118</text:p>
          </table:table-cell>
          <table:table-cell office:value-type="float" office:value="0" calcext:value-type="float">
            <text:p>0</text:p>
          </table:table-cell>
          <table:table-cell office:value-type="float" office:value="30.88535" calcext:value-type="float">
            <text:p>30.88535</text:p>
          </table:table-cell>
          <table:table-cell office:value-type="float" office:value="27.24528" calcext:value-type="float">
            <text:p>27.24528</text:p>
          </table:table-cell>
          <table:table-cell office:value-type="float" office:value="23.94141" calcext:value-type="float">
            <text:p>23.94141</text:p>
          </table:table-cell>
          <table:table-cell office:value-type="float" office:value="6.830431" calcext:value-type="float">
            <text:p>6.830431</text:p>
          </table:table-cell>
          <table:table-cell office:value-type="float" office:value="5.481266" calcext:value-type="float">
            <text:p>5.481266</text:p>
          </table:table-cell>
          <table:table-cell office:value-type="float" office:value="2.369005" calcext:value-type="float">
            <text:p>2.369005</text:p>
          </table:table-cell>
          <table:table-cell office:value-type="float" office:value="2.400455" calcext:value-type="float">
            <text:p>2.400455</text:p>
          </table:table-cell>
          <table:table-cell office:value-type="float" office:value="4.996646" calcext:value-type="float">
            <text:p>4.996646</text:p>
          </table:table-cell>
          <table:table-cell office:value-type="float" office:value="8.328006" calcext:value-type="float">
            <text:p>8.328006</text:p>
          </table:table-cell>
          <table:table-cell office:value-type="float" office:value="9.013446" calcext:value-type="float">
            <text:p>9.013446</text:p>
          </table:table-cell>
          <table:table-cell office:value-type="float" office:value="9.314628" calcext:value-type="float">
            <text:p>9.314628</text:p>
          </table:table-cell>
          <table:table-cell office:value-type="float" office:value="10.7889" calcext:value-type="float">
            <text:p>10.7889</text:p>
          </table:table-cell>
          <table:table-cell office:value-type="float" office:value="12.36957" calcext:value-type="float">
            <text:p>12.36957</text:p>
          </table:table-cell>
          <table:table-cell office:value-type="float" office:value="12.68629" calcext:value-type="float">
            <text:p>12.68629</text:p>
          </table:table-cell>
          <table:table-cell office:value-type="float" office:value="0" calcext:value-type="float">
            <text:p>0</text:p>
          </table:table-cell>
          <table:table-cell office:value-type="float" office:value="0.009841731" calcext:value-type="float">
            <text:p>0.009841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93522" calcext:value-type="float">
            <text:p>0.96935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6" calcext:value-type="float">
            <text:p>11082006</text:p>
          </table:table-cell>
          <table:table-cell office:value-type="float" office:value="2.780737" calcext:value-type="float">
            <text:p>2.780737</text:p>
          </table:table-cell>
          <table:table-cell office:value-type="float" office:value="135.0606" calcext:value-type="float">
            <text:p>135.0606</text:p>
          </table:table-cell>
          <table:table-cell office:value-type="float" office:value="0" calcext:value-type="float">
            <text:p>0</text:p>
          </table:table-cell>
          <table:table-cell office:value-type="float" office:value="-4.640605" calcext:value-type="float">
            <text:p>-4.640605</text:p>
          </table:table-cell>
          <table:table-cell office:value-type="float" office:value="38.88097" calcext:value-type="float">
            <text:p>38.88097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52358" calcext:value-type="float">
            <text:p>1.52358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432985" calcext:value-type="float">
            <text:p>-0.00432985</text:p>
          </table:table-cell>
          <table:table-cell office:value-type="float" office:value="1161.965" calcext:value-type="float">
            <text:p>1161.965</text:p>
          </table:table-cell>
          <table:table-cell office:value-type="float" office:value="1.422139" calcext:value-type="float">
            <text:p>1.422139</text:p>
          </table:table-cell>
          <table:table-cell office:value-type="float" office:value="0" calcext:value-type="float">
            <text:p>0</text:p>
          </table:table-cell>
          <table:table-cell office:value-type="float" office:value="0.01183017" calcext:value-type="float">
            <text:p>0.01183017</text:p>
          </table:table-cell>
          <table:table-cell office:value-type="float" office:value="0.0190829" calcext:value-type="float">
            <text:p>0.0190829</text:p>
          </table:table-cell>
          <table:table-cell office:value-type="float" office:value="0.01539237" calcext:value-type="float">
            <text:p>0.01539237</text:p>
          </table:table-cell>
          <table:table-cell office:value-type="float" office:value="0.006588085" calcext:value-type="float">
            <text:p>0.006588085</text:p>
          </table:table-cell>
          <table:table-cell office:value-type="float" office:value="0.005994876" calcext:value-type="float">
            <text:p>0.005994876</text:p>
          </table:table-cell>
          <table:table-cell office:value-type="float" office:value="0.003896131" calcext:value-type="float">
            <text:p>0.003896131</text:p>
          </table:table-cell>
          <table:table-cell office:value-type="float" office:value="0.004188037" calcext:value-type="float">
            <text:p>0.004188037</text:p>
          </table:table-cell>
          <table:table-cell office:value-type="float" office:value="0.007551678" calcext:value-type="float">
            <text:p>0.007551678</text:p>
          </table:table-cell>
          <table:table-cell office:value-type="float" office:value="0.02165787" calcext:value-type="float">
            <text:p>0.02165787</text:p>
          </table:table-cell>
          <table:table-cell office:value-type="float" office:value="0.0435898" calcext:value-type="float">
            <text:p>0.0435898</text:p>
          </table:table-cell>
          <table:table-cell office:value-type="float" office:value="0.01222641" calcext:value-type="float">
            <text:p>0.01222641</text:p>
          </table:table-cell>
          <table:table-cell office:value-type="float" office:value="0.09770761" calcext:value-type="float">
            <text:p>0.09770761</text:p>
          </table:table-cell>
          <table:table-cell office:value-type="float" office:value="0.1921079" calcext:value-type="float">
            <text:p>0.1921079</text:p>
          </table:table-cell>
          <table:table-cell office:value-type="float" office:value="0.1951004" calcext:value-type="float">
            <text:p>0.1951004</text:p>
          </table:table-cell>
          <table:table-cell office:value-type="float" office:value="0" calcext:value-type="float">
            <text:p>0</text:p>
          </table:table-cell>
          <table:table-cell office:value-type="float" office:value="30.78951" calcext:value-type="float">
            <text:p>30.78951</text:p>
          </table:table-cell>
          <table:table-cell office:value-type="float" office:value="27.15122" calcext:value-type="float">
            <text:p>27.15122</text:p>
          </table:table-cell>
          <table:table-cell office:value-type="float" office:value="23.85744" calcext:value-type="float">
            <text:p>23.85744</text:p>
          </table:table-cell>
          <table:table-cell office:value-type="float" office:value="6.807559" calcext:value-type="float">
            <text:p>6.807559</text:p>
          </table:table-cell>
          <table:table-cell office:value-type="float" office:value="5.462761" calcext:value-type="float">
            <text:p>5.462761</text:p>
          </table:table-cell>
          <table:table-cell office:value-type="float" office:value="2.364085" calcext:value-type="float">
            <text:p>2.364085</text:p>
          </table:table-cell>
          <table:table-cell office:value-type="float" office:value="2.395546" calcext:value-type="float">
            <text:p>2.395546</text:p>
          </table:table-cell>
          <table:table-cell office:value-type="float" office:value="4.987855" calcext:value-type="float">
            <text:p>4.987855</text:p>
          </table:table-cell>
          <table:table-cell office:value-type="float" office:value="8.310888" calcext:value-type="float">
            <text:p>8.310888</text:p>
          </table:table-cell>
          <table:table-cell office:value-type="float" office:value="8.995502" calcext:value-type="float">
            <text:p>8.995502</text:p>
          </table:table-cell>
          <table:table-cell office:value-type="float" office:value="9.28556" calcext:value-type="float">
            <text:p>9.28556</text:p>
          </table:table-cell>
          <table:table-cell office:value-type="float" office:value="10.77383" calcext:value-type="float">
            <text:p>10.77383</text:p>
          </table:table-cell>
          <table:table-cell office:value-type="float" office:value="12.37107" calcext:value-type="float">
            <text:p>12.37107</text:p>
          </table:table-cell>
          <table:table-cell office:value-type="float" office:value="12.68757" calcext:value-type="float">
            <text:p>12.68757</text:p>
          </table:table-cell>
          <table:table-cell office:value-type="float" office:value="0" calcext:value-type="float">
            <text:p>0</text:p>
          </table:table-cell>
          <table:table-cell office:value-type="float" office:value="0.009405087" calcext:value-type="float">
            <text:p>0.009405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57225" calcext:value-type="float">
            <text:p>0.9757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6" calcext:value-type="float">
            <text:p>12082006</text:p>
          </table:table-cell>
          <table:table-cell office:value-type="float" office:value="2.781139" calcext:value-type="float">
            <text:p>2.781139</text:p>
          </table:table-cell>
          <table:table-cell office:value-type="float" office:value="135.0634" calcext:value-type="float">
            <text:p>135.0634</text:p>
          </table:table-cell>
          <table:table-cell office:value-type="float" office:value="0" calcext:value-type="float">
            <text:p>0</text:p>
          </table:table-cell>
          <table:table-cell office:value-type="float" office:value="-4.720475" calcext:value-type="float">
            <text:p>-4.720475</text:p>
          </table:table-cell>
          <table:table-cell office:value-type="float" office:value="38.82933" calcext:value-type="float">
            <text:p>38.82933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52358" calcext:value-type="float">
            <text:p>1.52358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4495042" calcext:value-type="float">
            <text:p>-0.004495042</text:p>
          </table:table-cell>
          <table:table-cell office:value-type="float" office:value="1161.932" calcext:value-type="float">
            <text:p>1161.932</text:p>
          </table:table-cell>
          <table:table-cell office:value-type="float" office:value="1.439136" calcext:value-type="float">
            <text:p>1.439136</text:p>
          </table:table-cell>
          <table:table-cell office:value-type="float" office:value="0" calcext:value-type="float">
            <text:p>0</text:p>
          </table:table-cell>
          <table:table-cell office:value-type="float" office:value="0.01460817" calcext:value-type="float">
            <text:p>0.01460817</text:p>
          </table:table-cell>
          <table:table-cell office:value-type="float" office:value="0.02038228" calcext:value-type="float">
            <text:p>0.02038228</text:p>
          </table:table-cell>
          <table:table-cell office:value-type="float" office:value="0.01561437" calcext:value-type="float">
            <text:p>0.01561437</text:p>
          </table:table-cell>
          <table:table-cell office:value-type="float" office:value="0.00670256" calcext:value-type="float">
            <text:p>0.00670256</text:p>
          </table:table-cell>
          <table:table-cell office:value-type="float" office:value="0.006113046" calcext:value-type="float">
            <text:p>0.006113046</text:p>
          </table:table-cell>
          <table:table-cell office:value-type="float" office:value="0.00392332" calcext:value-type="float">
            <text:p>0.00392332</text:p>
          </table:table-cell>
          <table:table-cell office:value-type="float" office:value="0.004198561" calcext:value-type="float">
            <text:p>0.004198561</text:p>
          </table:table-cell>
          <table:table-cell office:value-type="float" office:value="0.007544088" calcext:value-type="float">
            <text:p>0.007544088</text:p>
          </table:table-cell>
          <table:table-cell office:value-type="float" office:value="0.02105069" calcext:value-type="float">
            <text:p>0.02105069</text:p>
          </table:table-cell>
          <table:table-cell office:value-type="float" office:value="0.04194321" calcext:value-type="float">
            <text:p>0.04194321</text:p>
          </table:table-cell>
          <table:table-cell office:value-type="float" office:value="0.01216017" calcext:value-type="float">
            <text:p>0.01216017</text:p>
          </table:table-cell>
          <table:table-cell office:value-type="float" office:value="0.09720445" calcext:value-type="float">
            <text:p>0.09720445</text:p>
          </table:table-cell>
          <table:table-cell office:value-type="float" office:value="0.1920668" calcext:value-type="float">
            <text:p>0.1920668</text:p>
          </table:table-cell>
          <table:table-cell office:value-type="float" office:value="0.1951356" calcext:value-type="float">
            <text:p>0.1951356</text:p>
          </table:table-cell>
          <table:table-cell office:value-type="float" office:value="0" calcext:value-type="float">
            <text:p>0</text:p>
          </table:table-cell>
          <table:table-cell office:value-type="float" office:value="30.69952" calcext:value-type="float">
            <text:p>30.69952</text:p>
          </table:table-cell>
          <table:table-cell office:value-type="float" office:value="27.06357" calcext:value-type="float">
            <text:p>27.06357</text:p>
          </table:table-cell>
          <table:table-cell office:value-type="float" office:value="23.77851" calcext:value-type="float">
            <text:p>23.77851</text:p>
          </table:table-cell>
          <table:table-cell office:value-type="float" office:value="6.785967" calcext:value-type="float">
            <text:p>6.785967</text:p>
          </table:table-cell>
          <table:table-cell office:value-type="float" office:value="5.445366" calcext:value-type="float">
            <text:p>5.445366</text:p>
          </table:table-cell>
          <table:table-cell office:value-type="float" office:value="2.35938" calcext:value-type="float">
            <text:p>2.35938</text:p>
          </table:table-cell>
          <table:table-cell office:value-type="float" office:value="2.390849" calcext:value-type="float">
            <text:p>2.390849</text:p>
          </table:table-cell>
          <table:table-cell office:value-type="float" office:value="4.979032" calcext:value-type="float">
            <text:p>4.979032</text:p>
          </table:table-cell>
          <table:table-cell office:value-type="float" office:value="8.293702" calcext:value-type="float">
            <text:p>8.293702</text:p>
          </table:table-cell>
          <table:table-cell office:value-type="float" office:value="8.977244" calcext:value-type="float">
            <text:p>8.977244</text:p>
          </table:table-cell>
          <table:table-cell office:value-type="float" office:value="9.25657" calcext:value-type="float">
            <text:p>9.25657</text:p>
          </table:table-cell>
          <table:table-cell office:value-type="float" office:value="10.75889" calcext:value-type="float">
            <text:p>10.75889</text:p>
          </table:table-cell>
          <table:table-cell office:value-type="float" office:value="12.37259" calcext:value-type="float">
            <text:p>12.37259</text:p>
          </table:table-cell>
          <table:table-cell office:value-type="float" office:value="12.68886" calcext:value-type="float">
            <text:p>12.68886</text:p>
          </table:table-cell>
          <table:table-cell office:value-type="float" office:value="0" calcext:value-type="float">
            <text:p>0</text:p>
          </table:table-cell>
          <table:table-cell office:value-type="float" office:value="0.08287986" calcext:value-type="float">
            <text:p>0.08287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20927" calcext:value-type="float">
            <text:p>0.982092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6" calcext:value-type="float">
            <text:p>13082006</text:p>
          </table:table-cell>
          <table:table-cell office:value-type="float" office:value="2.802333" calcext:value-type="float">
            <text:p>2.802333</text:p>
          </table:table-cell>
          <table:table-cell office:value-type="float" office:value="135.0662" calcext:value-type="float">
            <text:p>135.0662</text:p>
          </table:table-cell>
          <table:table-cell office:value-type="float" office:value="0" calcext:value-type="float">
            <text:p>0</text:p>
          </table:table-cell>
          <table:table-cell office:value-type="float" office:value="-4.782472" calcext:value-type="float">
            <text:p>-4.782472</text:p>
          </table:table-cell>
          <table:table-cell office:value-type="float" office:value="38.77606" calcext:value-type="float">
            <text:p>38.77606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524047" calcext:value-type="float">
            <text:p>1.524047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4652874" calcext:value-type="float">
            <text:p>-0.004652874</text:p>
          </table:table-cell>
          <table:table-cell office:value-type="float" office:value="1161.9" calcext:value-type="float">
            <text:p>1161.9</text:p>
          </table:table-cell>
          <table:table-cell office:value-type="float" office:value="1.455858" calcext:value-type="float">
            <text:p>1.455858</text:p>
          </table:table-cell>
          <table:table-cell office:value-type="float" office:value="0" calcext:value-type="float">
            <text:p>0</text:p>
          </table:table-cell>
          <table:table-cell office:value-type="float" office:value="0.007172591" calcext:value-type="float">
            <text:p>0.007172591</text:p>
          </table:table-cell>
          <table:table-cell office:value-type="float" office:value="0.01846245" calcext:value-type="float">
            <text:p>0.01846245</text:p>
          </table:table-cell>
          <table:table-cell office:value-type="float" office:value="0.01499476" calcext:value-type="float">
            <text:p>0.01499476</text:p>
          </table:table-cell>
          <table:table-cell office:value-type="float" office:value="0.006422495" calcext:value-type="float">
            <text:p>0.006422495</text:p>
          </table:table-cell>
          <table:table-cell office:value-type="float" office:value="0.005903298" calcext:value-type="float">
            <text:p>0.005903298</text:p>
          </table:table-cell>
          <table:table-cell office:value-type="float" office:value="0.003883213" calcext:value-type="float">
            <text:p>0.003883213</text:p>
          </table:table-cell>
          <table:table-cell office:value-type="float" office:value="0.004184016" calcext:value-type="float">
            <text:p>0.004184016</text:p>
          </table:table-cell>
          <table:table-cell office:value-type="float" office:value="0.007531991" calcext:value-type="float">
            <text:p>0.007531991</text:p>
          </table:table-cell>
          <table:table-cell office:value-type="float" office:value="0.02005386" calcext:value-type="float">
            <text:p>0.02005386</text:p>
          </table:table-cell>
          <table:table-cell office:value-type="float" office:value="0.03954197" calcext:value-type="float">
            <text:p>0.03954197</text:p>
          </table:table-cell>
          <table:table-cell office:value-type="float" office:value="0.01206067" calcext:value-type="float">
            <text:p>0.01206067</text:p>
          </table:table-cell>
          <table:table-cell office:value-type="float" office:value="0.09471781" calcext:value-type="float">
            <text:p>0.09471781</text:p>
          </table:table-cell>
          <table:table-cell office:value-type="float" office:value="0.1920686" calcext:value-type="float">
            <text:p>0.1920686</text:p>
          </table:table-cell>
          <table:table-cell office:value-type="float" office:value="0.1951575" calcext:value-type="float">
            <text:p>0.1951575</text:p>
          </table:table-cell>
          <table:table-cell office:value-type="float" office:value="0" calcext:value-type="float">
            <text:p>0</text:p>
          </table:table-cell>
          <table:table-cell office:value-type="float" office:value="30.58669" calcext:value-type="float">
            <text:p>30.58669</text:p>
          </table:table-cell>
          <table:table-cell office:value-type="float" office:value="26.95983" calcext:value-type="float">
            <text:p>26.95983</text:p>
          </table:table-cell>
          <table:table-cell office:value-type="float" office:value="23.69149" calcext:value-type="float">
            <text:p>23.69149</text:p>
          </table:table-cell>
          <table:table-cell office:value-type="float" office:value="6.763204" calcext:value-type="float">
            <text:p>6.763204</text:p>
          </table:table-cell>
          <table:table-cell office:value-type="float" office:value="5.427467" calcext:value-type="float">
            <text:p>5.427467</text:p>
          </table:table-cell>
          <table:table-cell office:value-type="float" office:value="2.354722" calcext:value-type="float">
            <text:p>2.354722</text:p>
          </table:table-cell>
          <table:table-cell office:value-type="float" office:value="2.386238" calcext:value-type="float">
            <text:p>2.386238</text:p>
          </table:table-cell>
          <table:table-cell office:value-type="float" office:value="4.970208" calcext:value-type="float">
            <text:p>4.970208</text:p>
          </table:table-cell>
          <table:table-cell office:value-type="float" office:value="8.276475" calcext:value-type="float">
            <text:p>8.276475</text:p>
          </table:table-cell>
          <table:table-cell office:value-type="float" office:value="8.958711" calcext:value-type="float">
            <text:p>8.958711</text:p>
          </table:table-cell>
          <table:table-cell office:value-type="float" office:value="9.227651" calcext:value-type="float">
            <text:p>9.227651</text:p>
          </table:table-cell>
          <table:table-cell office:value-type="float" office:value="10.74378" calcext:value-type="float">
            <text:p>10.74378</text:p>
          </table:table-cell>
          <table:table-cell office:value-type="float" office:value="12.37407" calcext:value-type="float">
            <text:p>12.37407</text:p>
          </table:table-cell>
          <table:table-cell office:value-type="float" office:value="12.69016" calcext:value-type="float">
            <text:p>12.69016</text:p>
          </table:table-cell>
          <table:table-cell office:value-type="float" office:value="0" calcext:value-type="float">
            <text:p>0</text:p>
          </table:table-cell>
          <table:table-cell office:value-type="float" office:value="0.009666967" calcext:value-type="float">
            <text:p>0.009666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69881" calcext:value-type="float">
            <text:p>0.986988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6" calcext:value-type="float">
            <text:p>14082006</text:p>
          </table:table-cell>
          <table:table-cell office:value-type="float" office:value="2.807237" calcext:value-type="float">
            <text:p>2.807237</text:p>
          </table:table-cell>
          <table:table-cell office:value-type="float" office:value="135.0684" calcext:value-type="float">
            <text:p>135.0684</text:p>
          </table:table-cell>
          <table:table-cell office:value-type="float" office:value="0" calcext:value-type="float">
            <text:p>0</text:p>
          </table:table-cell>
          <table:table-cell office:value-type="float" office:value="-4.859859" calcext:value-type="float">
            <text:p>-4.859859</text:p>
          </table:table-cell>
          <table:table-cell office:value-type="float" office:value="38.72312" calcext:value-type="float">
            <text:p>38.72312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524047" calcext:value-type="float">
            <text:p>1.524047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4691815" calcext:value-type="float">
            <text:p>-0.004691815</text:p>
          </table:table-cell>
          <table:table-cell office:value-type="float" office:value="1161.867" calcext:value-type="float">
            <text:p>1161.867</text:p>
          </table:table-cell>
          <table:table-cell office:value-type="float" office:value="1.471374" calcext:value-type="float">
            <text:p>1.471374</text:p>
          </table:table-cell>
          <table:table-cell office:value-type="float" office:value="0" calcext:value-type="float">
            <text:p>0</text:p>
          </table:table-cell>
          <table:table-cell office:value-type="float" office:value="0.01054892" calcext:value-type="float">
            <text:p>0.01054892</text:p>
          </table:table-cell>
          <table:table-cell office:value-type="float" office:value="0.01861176" calcext:value-type="float">
            <text:p>0.01861176</text:p>
          </table:table-cell>
          <table:table-cell office:value-type="float" office:value="0.01506555" calcext:value-type="float">
            <text:p>0.01506555</text:p>
          </table:table-cell>
          <table:table-cell office:value-type="float" office:value="0.006473578" calcext:value-type="float">
            <text:p>0.006473578</text:p>
          </table:table-cell>
          <table:table-cell office:value-type="float" office:value="0.00593958" calcext:value-type="float">
            <text:p>0.00593958</text:p>
          </table:table-cell>
          <table:table-cell office:value-type="float" office:value="0.003879487" calcext:value-type="float">
            <text:p>0.003879487</text:p>
          </table:table-cell>
          <table:table-cell office:value-type="float" office:value="0.004175115" calcext:value-type="float">
            <text:p>0.004175115</text:p>
          </table:table-cell>
          <table:table-cell office:value-type="float" office:value="0.007517828" calcext:value-type="float">
            <text:p>0.007517828</text:p>
          </table:table-cell>
          <table:table-cell office:value-type="float" office:value="0.02054162" calcext:value-type="float">
            <text:p>0.02054162</text:p>
          </table:table-cell>
          <table:table-cell office:value-type="float" office:value="0.04048427" calcext:value-type="float">
            <text:p>0.04048427</text:p>
          </table:table-cell>
          <table:table-cell office:value-type="float" office:value="0.01209191" calcext:value-type="float">
            <text:p>0.01209191</text:p>
          </table:table-cell>
          <table:table-cell office:value-type="float" office:value="0.09265292" calcext:value-type="float">
            <text:p>0.09265292</text:p>
          </table:table-cell>
          <table:table-cell office:value-type="float" office:value="0.192084" calcext:value-type="float">
            <text:p>0.192084</text:p>
          </table:table-cell>
          <table:table-cell office:value-type="float" office:value="0.1951724" calcext:value-type="float">
            <text:p>0.1951724</text:p>
          </table:table-cell>
          <table:table-cell office:value-type="float" office:value="0" calcext:value-type="float">
            <text:p>0</text:p>
          </table:table-cell>
          <table:table-cell office:value-type="float" office:value="30.49159" calcext:value-type="float">
            <text:p>30.49159</text:p>
          </table:table-cell>
          <table:table-cell office:value-type="float" office:value="26.86871" calcext:value-type="float">
            <text:p>26.86871</text:p>
          </table:table-cell>
          <table:table-cell office:value-type="float" office:value="23.61046" calcext:value-type="float">
            <text:p>23.61046</text:p>
          </table:table-cell>
          <table:table-cell office:value-type="float" office:value="6.74126" calcext:value-type="float">
            <text:p>6.74126</text:p>
          </table:table-cell>
          <table:table-cell office:value-type="float" office:value="5.40998" calcext:value-type="float">
            <text:p>5.40998</text:p>
          </table:table-cell>
          <table:table-cell office:value-type="float" office:value="2.350058" calcext:value-type="float">
            <text:p>2.350058</text:p>
          </table:table-cell>
          <table:table-cell office:value-type="float" office:value="2.381641" calcext:value-type="float">
            <text:p>2.381641</text:p>
          </table:table-cell>
          <table:table-cell office:value-type="float" office:value="4.961357" calcext:value-type="float">
            <text:p>4.961357</text:p>
          </table:table-cell>
          <table:table-cell office:value-type="float" office:value="8.259153" calcext:value-type="float">
            <text:p>8.259153</text:p>
          </table:table-cell>
          <table:table-cell office:value-type="float" office:value="8.93986" calcext:value-type="float">
            <text:p>8.93986</text:p>
          </table:table-cell>
          <table:table-cell office:value-type="float" office:value="9.19882" calcext:value-type="float">
            <text:p>9.19882</text:p>
          </table:table-cell>
          <table:table-cell office:value-type="float" office:value="10.72777" calcext:value-type="float">
            <text:p>10.72777</text:p>
          </table:table-cell>
          <table:table-cell office:value-type="float" office:value="12.37554" calcext:value-type="float">
            <text:p>12.37554</text:p>
          </table:table-cell>
          <table:table-cell office:value-type="float" office:value="12.69145" calcext:value-type="float">
            <text:p>12.69145</text:p>
          </table:table-cell>
          <table:table-cell office:value-type="float" office:value="0" calcext:value-type="float">
            <text:p>0</text:p>
          </table:table-cell>
          <table:table-cell office:value-type="float" office:value="0.009044075" calcext:value-type="float">
            <text:p>0.009044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29098" calcext:value-type="float">
            <text:p>0.992909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6" calcext:value-type="float">
            <text:p>15082006</text:p>
          </table:table-cell>
          <table:table-cell office:value-type="float" office:value="2.805722" calcext:value-type="float">
            <text:p>2.805722</text:p>
          </table:table-cell>
          <table:table-cell office:value-type="float" office:value="135.071" calcext:value-type="float">
            <text:p>135.071</text:p>
          </table:table-cell>
          <table:table-cell office:value-type="float" office:value="0" calcext:value-type="float">
            <text:p>0</text:p>
          </table:table-cell>
          <table:table-cell office:value-type="float" office:value="-4.939863" calcext:value-type="float">
            <text:p>-4.939863</text:p>
          </table:table-cell>
          <table:table-cell office:value-type="float" office:value="38.67189" calcext:value-type="float">
            <text:p>38.67189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524157" calcext:value-type="float">
            <text:p>1.524157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4691814" calcext:value-type="float">
            <text:p>-0.004691814</text:p>
          </table:table-cell>
          <table:table-cell office:value-type="float" office:value="1161.835" calcext:value-type="float">
            <text:p>1161.835</text:p>
          </table:table-cell>
          <table:table-cell office:value-type="float" office:value="1.488258" calcext:value-type="float">
            <text:p>1.488258</text:p>
          </table:table-cell>
          <table:table-cell office:value-type="float" office:value="0" calcext:value-type="float">
            <text:p>0</text:p>
          </table:table-cell>
          <table:table-cell office:value-type="float" office:value="0.01774989" calcext:value-type="float">
            <text:p>0.01774989</text:p>
          </table:table-cell>
          <table:table-cell office:value-type="float" office:value="0.02059636" calcext:value-type="float">
            <text:p>0.02059636</text:p>
          </table:table-cell>
          <table:table-cell office:value-type="float" office:value="0.01521715" calcext:value-type="float">
            <text:p>0.01521715</text:p>
          </table:table-cell>
          <table:table-cell office:value-type="float" office:value="0.006543576" calcext:value-type="float">
            <text:p>0.006543576</text:p>
          </table:table-cell>
          <table:table-cell office:value-type="float" office:value="0.005997172" calcext:value-type="float">
            <text:p>0.005997172</text:p>
          </table:table-cell>
          <table:table-cell office:value-type="float" office:value="0.00388608" calcext:value-type="float">
            <text:p>0.00388608</text:p>
          </table:table-cell>
          <table:table-cell office:value-type="float" office:value="0.004154289" calcext:value-type="float">
            <text:p>0.004154289</text:p>
          </table:table-cell>
          <table:table-cell office:value-type="float" office:value="0.007503861" calcext:value-type="float">
            <text:p>0.007503861</text:p>
          </table:table-cell>
          <table:table-cell office:value-type="float" office:value="0.02126576" calcext:value-type="float">
            <text:p>0.02126576</text:p>
          </table:table-cell>
          <table:table-cell office:value-type="float" office:value="0.04332154" calcext:value-type="float">
            <text:p>0.04332154</text:p>
          </table:table-cell>
          <table:table-cell office:value-type="float" office:value="0.01218536" calcext:value-type="float">
            <text:p>0.01218536</text:p>
          </table:table-cell>
          <table:table-cell office:value-type="float" office:value="0.09864251" calcext:value-type="float">
            <text:p>0.09864251</text:p>
          </table:table-cell>
          <table:table-cell office:value-type="float" office:value="0.1921033" calcext:value-type="float">
            <text:p>0.1921033</text:p>
          </table:table-cell>
          <table:table-cell office:value-type="float" office:value="0.1951874" calcext:value-type="float">
            <text:p>0.1951874</text:p>
          </table:table-cell>
          <table:table-cell office:value-type="float" office:value="0" calcext:value-type="float">
            <text:p>0</text:p>
          </table:table-cell>
          <table:table-cell office:value-type="float" office:value="30.40137" calcext:value-type="float">
            <text:p>30.40137</text:p>
          </table:table-cell>
          <table:table-cell office:value-type="float" office:value="26.78429" calcext:value-type="float">
            <text:p>26.78429</text:p>
          </table:table-cell>
          <table:table-cell office:value-type="float" office:value="23.53478" calcext:value-type="float">
            <text:p>23.53478</text:p>
          </table:table-cell>
          <table:table-cell office:value-type="float" office:value="6.720491" calcext:value-type="float">
            <text:p>6.720491</text:p>
          </table:table-cell>
          <table:table-cell office:value-type="float" office:value="5.393437" calcext:value-type="float">
            <text:p>5.393437</text:p>
          </table:table-cell>
          <table:table-cell office:value-type="float" office:value="2.345532" calcext:value-type="float">
            <text:p>2.345532</text:p>
          </table:table-cell>
          <table:table-cell office:value-type="float" office:value="2.37714" calcext:value-type="float">
            <text:p>2.37714</text:p>
          </table:table-cell>
          <table:table-cell office:value-type="float" office:value="4.952501" calcext:value-type="float">
            <text:p>4.952501</text:p>
          </table:table-cell>
          <table:table-cell office:value-type="float" office:value="8.242042" calcext:value-type="float">
            <text:p>8.242042</text:p>
          </table:table-cell>
          <table:table-cell office:value-type="float" office:value="8.921658" calcext:value-type="float">
            <text:p>8.921658</text:p>
          </table:table-cell>
          <table:table-cell office:value-type="float" office:value="9.170079" calcext:value-type="float">
            <text:p>9.170079</text:p>
          </table:table-cell>
          <table:table-cell office:value-type="float" office:value="10.71259" calcext:value-type="float">
            <text:p>10.71259</text:p>
          </table:table-cell>
          <table:table-cell office:value-type="float" office:value="12.37701" calcext:value-type="float">
            <text:p>12.37701</text:p>
          </table:table-cell>
          <table:table-cell office:value-type="float" office:value="12.69273" calcext:value-type="float">
            <text:p>12.69273</text:p>
          </table:table-cell>
          <table:table-cell office:value-type="float" office:value="0" calcext:value-type="float">
            <text:p>0</text:p>
          </table:table-cell>
          <table:table-cell office:value-type="float" office:value="0.1254892" calcext:value-type="float">
            <text:p>0.1254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86112" calcext:value-type="float">
            <text:p>0.998611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6" calcext:value-type="float">
            <text:p>16082006</text:p>
          </table:table-cell>
          <table:table-cell office:value-type="float" office:value="2.808214" calcext:value-type="float">
            <text:p>2.808214</text:p>
          </table:table-cell>
          <table:table-cell office:value-type="float" office:value="135.0748" calcext:value-type="float">
            <text:p>135.0748</text:p>
          </table:table-cell>
          <table:table-cell office:value-type="float" office:value="0" calcext:value-type="float">
            <text:p>0</text:p>
          </table:table-cell>
          <table:table-cell office:value-type="float" office:value="-5.018221" calcext:value-type="float">
            <text:p>-5.018221</text:p>
          </table:table-cell>
          <table:table-cell office:value-type="float" office:value="38.61912" calcext:value-type="float">
            <text:p>38.61912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641787" calcext:value-type="float">
            <text:p>1.641787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4691629" calcext:value-type="float">
            <text:p>-0.004691629</text:p>
          </table:table-cell>
          <table:table-cell office:value-type="float" office:value="1161.804" calcext:value-type="float">
            <text:p>1161.804</text:p>
          </table:table-cell>
          <table:table-cell office:value-type="float" office:value="1.50881" calcext:value-type="float">
            <text:p>1.50881</text:p>
          </table:table-cell>
          <table:table-cell office:value-type="float" office:value="0" calcext:value-type="float">
            <text:p>0</text:p>
          </table:table-cell>
          <table:table-cell office:value-type="float" office:value="0.01418377" calcext:value-type="float">
            <text:p>0.01418377</text:p>
          </table:table-cell>
          <table:table-cell office:value-type="float" office:value="0.0184035" calcext:value-type="float">
            <text:p>0.0184035</text:p>
          </table:table-cell>
          <table:table-cell office:value-type="float" office:value="0.01464089" calcext:value-type="float">
            <text:p>0.01464089</text:p>
          </table:table-cell>
          <table:table-cell office:value-type="float" office:value="0.006229877" calcext:value-type="float">
            <text:p>0.006229877</text:p>
          </table:table-cell>
          <table:table-cell office:value-type="float" office:value="0.005704395" calcext:value-type="float">
            <text:p>0.005704395</text:p>
          </table:table-cell>
          <table:table-cell office:value-type="float" office:value="0.003818555" calcext:value-type="float">
            <text:p>0.003818555</text:p>
          </table:table-cell>
          <table:table-cell office:value-type="float" office:value="0.004138611" calcext:value-type="float">
            <text:p>0.004138611</text:p>
          </table:table-cell>
          <table:table-cell office:value-type="float" office:value="0.00749027" calcext:value-type="float">
            <text:p>0.00749027</text:p>
          </table:table-cell>
          <table:table-cell office:value-type="float" office:value="0.02079557" calcext:value-type="float">
            <text:p>0.02079557</text:p>
          </table:table-cell>
          <table:table-cell office:value-type="float" office:value="0.04226411" calcext:value-type="float">
            <text:p>0.04226411</text:p>
          </table:table-cell>
          <table:table-cell office:value-type="float" office:value="0.01212522" calcext:value-type="float">
            <text:p>0.01212522</text:p>
          </table:table-cell>
          <table:table-cell office:value-type="float" office:value="0.1016178" calcext:value-type="float">
            <text:p>0.1016178</text:p>
          </table:table-cell>
          <table:table-cell office:value-type="float" office:value="0.1921219" calcext:value-type="float">
            <text:p>0.1921219</text:p>
          </table:table-cell>
          <table:table-cell office:value-type="float" office:value="0.195202" calcext:value-type="float">
            <text:p>0.195202</text:p>
          </table:table-cell>
          <table:table-cell office:value-type="float" office:value="0" calcext:value-type="float">
            <text:p>0</text:p>
          </table:table-cell>
          <table:table-cell office:value-type="float" office:value="30.28194" calcext:value-type="float">
            <text:p>30.28194</text:p>
          </table:table-cell>
          <table:table-cell office:value-type="float" office:value="26.67631" calcext:value-type="float">
            <text:p>26.67631</text:p>
          </table:table-cell>
          <table:table-cell office:value-type="float" office:value="23.44339" calcext:value-type="float">
            <text:p>23.44339</text:p>
          </table:table-cell>
          <table:table-cell office:value-type="float" office:value="6.696681" calcext:value-type="float">
            <text:p>6.696681</text:p>
          </table:table-cell>
          <table:table-cell office:value-type="float" office:value="5.374808" calcext:value-type="float">
            <text:p>5.374808</text:p>
          </table:table-cell>
          <table:table-cell office:value-type="float" office:value="2.34078" calcext:value-type="float">
            <text:p>2.34078</text:p>
          </table:table-cell>
          <table:table-cell office:value-type="float" office:value="2.372321" calcext:value-type="float">
            <text:p>2.372321</text:p>
          </table:table-cell>
          <table:table-cell office:value-type="float" office:value="4.943637" calcext:value-type="float">
            <text:p>4.943637</text:p>
          </table:table-cell>
          <table:table-cell office:value-type="float" office:value="8.224972" calcext:value-type="float">
            <text:p>8.224972</text:p>
          </table:table-cell>
          <table:table-cell office:value-type="float" office:value="8.903646" calcext:value-type="float">
            <text:p>8.903646</text:p>
          </table:table-cell>
          <table:table-cell office:value-type="float" office:value="9.141427" calcext:value-type="float">
            <text:p>9.141427</text:p>
          </table:table-cell>
          <table:table-cell office:value-type="float" office:value="10.69853" calcext:value-type="float">
            <text:p>10.69853</text:p>
          </table:table-cell>
          <table:table-cell office:value-type="float" office:value="12.37848" calcext:value-type="float">
            <text:p>12.37848</text:p>
          </table:table-cell>
          <table:table-cell office:value-type="float" office:value="12.69397" calcext:value-type="float">
            <text:p>12.69397</text:p>
          </table:table-cell>
          <table:table-cell office:value-type="float" office:value="0" calcext:value-type="float">
            <text:p>0</text:p>
          </table:table-cell>
          <table:table-cell office:value-type="float" office:value="0.02340132" calcext:value-type="float">
            <text:p>0.02340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2489" calcext:value-type="float">
            <text:p>1.00248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6" calcext:value-type="float">
            <text:p>17082006</text:p>
          </table:table-cell>
          <table:table-cell office:value-type="float" office:value="2.811948" calcext:value-type="float">
            <text:p>2.811948</text:p>
          </table:table-cell>
          <table:table-cell office:value-type="float" office:value="135.0795" calcext:value-type="float">
            <text:p>135.0795</text:p>
          </table:table-cell>
          <table:table-cell office:value-type="float" office:value="0" calcext:value-type="float">
            <text:p>0</text:p>
          </table:table-cell>
          <table:table-cell office:value-type="float" office:value="-5.091856" calcext:value-type="float">
            <text:p>-5.091856</text:p>
          </table:table-cell>
          <table:table-cell office:value-type="float" office:value="38.56744" calcext:value-type="float">
            <text:p>38.56744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641787" calcext:value-type="float">
            <text:p>1.641787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4691629" calcext:value-type="float">
            <text:p>-0.004691629</text:p>
          </table:table-cell>
          <table:table-cell office:value-type="float" office:value="1161.772" calcext:value-type="float">
            <text:p>1161.772</text:p>
          </table:table-cell>
          <table:table-cell office:value-type="float" office:value="1.531053" calcext:value-type="float">
            <text:p>1.531053</text:p>
          </table:table-cell>
          <table:table-cell office:value-type="float" office:value="0" calcext:value-type="float">
            <text:p>0</text:p>
          </table:table-cell>
          <table:table-cell office:value-type="float" office:value="0.01673947" calcext:value-type="float">
            <text:p>0.01673947</text:p>
          </table:table-cell>
          <table:table-cell office:value-type="float" office:value="0.01898982" calcext:value-type="float">
            <text:p>0.01898982</text:p>
          </table:table-cell>
          <table:table-cell office:value-type="float" office:value="0.01493796" calcext:value-type="float">
            <text:p>0.01493796</text:p>
          </table:table-cell>
          <table:table-cell office:value-type="float" office:value="0.006389833" calcext:value-type="float">
            <text:p>0.006389833</text:p>
          </table:table-cell>
          <table:table-cell office:value-type="float" office:value="0.005830184" calcext:value-type="float">
            <text:p>0.005830184</text:p>
          </table:table-cell>
          <table:table-cell office:value-type="float" office:value="0.003840827" calcext:value-type="float">
            <text:p>0.003840827</text:p>
          </table:table-cell>
          <table:table-cell office:value-type="float" office:value="0.004140437" calcext:value-type="float">
            <text:p>0.004140437</text:p>
          </table:table-cell>
          <table:table-cell office:value-type="float" office:value="0.007483432" calcext:value-type="float">
            <text:p>0.007483432</text:p>
          </table:table-cell>
          <table:table-cell office:value-type="float" office:value="0.02043421" calcext:value-type="float">
            <text:p>0.02043421</text:p>
          </table:table-cell>
          <table:table-cell office:value-type="float" office:value="0.04106609" calcext:value-type="float">
            <text:p>0.04106609</text:p>
          </table:table-cell>
          <table:table-cell office:value-type="float" office:value="0.01207814" calcext:value-type="float">
            <text:p>0.01207814</text:p>
          </table:table-cell>
          <table:table-cell office:value-type="float" office:value="0.1060533" calcext:value-type="float">
            <text:p>0.1060533</text:p>
          </table:table-cell>
          <table:table-cell office:value-type="float" office:value="0.1921403" calcext:value-type="float">
            <text:p>0.1921403</text:p>
          </table:table-cell>
          <table:table-cell office:value-type="float" office:value="0.1952164" calcext:value-type="float">
            <text:p>0.1952164</text:p>
          </table:table-cell>
          <table:table-cell office:value-type="float" office:value="0" calcext:value-type="float">
            <text:p>0</text:p>
          </table:table-cell>
          <table:table-cell office:value-type="float" office:value="30.17612" calcext:value-type="float">
            <text:p>30.17612</text:p>
          </table:table-cell>
          <table:table-cell office:value-type="float" office:value="26.57683" calcext:value-type="float">
            <text:p>26.57683</text:p>
          </table:table-cell>
          <table:table-cell office:value-type="float" office:value="23.35635" calcext:value-type="float">
            <text:p>23.35635</text:p>
          </table:table-cell>
          <table:table-cell office:value-type="float" office:value="6.67311" calcext:value-type="float">
            <text:p>6.67311</text:p>
          </table:table-cell>
          <table:table-cell office:value-type="float" office:value="5.356127" calcext:value-type="float">
            <text:p>5.356127</text:p>
          </table:table-cell>
          <table:table-cell office:value-type="float" office:value="2.335846" calcext:value-type="float">
            <text:p>2.335846</text:p>
          </table:table-cell>
          <table:table-cell office:value-type="float" office:value="2.367465" calcext:value-type="float">
            <text:p>2.367465</text:p>
          </table:table-cell>
          <table:table-cell office:value-type="float" office:value="4.934751" calcext:value-type="float">
            <text:p>4.934751</text:p>
          </table:table-cell>
          <table:table-cell office:value-type="float" office:value="8.207876" calcext:value-type="float">
            <text:p>8.207876</text:p>
          </table:table-cell>
          <table:table-cell office:value-type="float" office:value="8.885396" calcext:value-type="float">
            <text:p>8.885396</text:p>
          </table:table-cell>
          <table:table-cell office:value-type="float" office:value="9.112849" calcext:value-type="float">
            <text:p>9.112849</text:p>
          </table:table-cell>
          <table:table-cell office:value-type="float" office:value="10.6854" calcext:value-type="float">
            <text:p>10.6854</text:p>
          </table:table-cell>
          <table:table-cell office:value-type="float" office:value="12.37996" calcext:value-type="float">
            <text:p>12.37996</text:p>
          </table:table-cell>
          <table:table-cell office:value-type="float" office:value="12.69522" calcext:value-type="float">
            <text:p>12.69522</text:p>
          </table:table-cell>
          <table:table-cell office:value-type="float" office:value="0" calcext:value-type="float">
            <text:p>0</text:p>
          </table:table-cell>
          <table:table-cell office:value-type="float" office:value="0.01139753" calcext:value-type="float">
            <text:p>0.01139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8165" calcext:value-type="float">
            <text:p>1.00816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6" calcext:value-type="float">
            <text:p>18082006</text:p>
          </table:table-cell>
          <table:table-cell office:value-type="float" office:value="2.808242" calcext:value-type="float">
            <text:p>2.808242</text:p>
          </table:table-cell>
          <table:table-cell office:value-type="float" office:value="135.0844" calcext:value-type="float">
            <text:p>135.0844</text:p>
          </table:table-cell>
          <table:table-cell office:value-type="float" office:value="0" calcext:value-type="float">
            <text:p>0</text:p>
          </table:table-cell>
          <table:table-cell office:value-type="float" office:value="-5.170896" calcext:value-type="float">
            <text:p>-5.170896</text:p>
          </table:table-cell>
          <table:table-cell office:value-type="float" office:value="38.51703" calcext:value-type="float">
            <text:p>38.51703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641787" calcext:value-type="float">
            <text:p>1.641787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473389" calcext:value-type="float">
            <text:p>-0.00473389</text:p>
          </table:table-cell>
          <table:table-cell office:value-type="float" office:value="1161.739" calcext:value-type="float">
            <text:p>1161.739</text:p>
          </table:table-cell>
          <table:table-cell office:value-type="float" office:value="1.553101" calcext:value-type="float">
            <text:p>1.553101</text:p>
          </table:table-cell>
          <table:table-cell office:value-type="float" office:value="0" calcext:value-type="float">
            <text:p>0</text:p>
          </table:table-cell>
          <table:table-cell office:value-type="float" office:value="0.008060832" calcext:value-type="float">
            <text:p>0.008060832</text:p>
          </table:table-cell>
          <table:table-cell office:value-type="float" office:value="0.01898023" calcext:value-type="float">
            <text:p>0.01898023</text:p>
          </table:table-cell>
          <table:table-cell office:value-type="float" office:value="0.01516476" calcext:value-type="float">
            <text:p>0.01516476</text:p>
          </table:table-cell>
          <table:table-cell office:value-type="float" office:value="0.006530642" calcext:value-type="float">
            <text:p>0.006530642</text:p>
          </table:table-cell>
          <table:table-cell office:value-type="float" office:value="0.00596658" calcext:value-type="float">
            <text:p>0.00596658</text:p>
          </table:table-cell>
          <table:table-cell office:value-type="float" office:value="0.00387556" calcext:value-type="float">
            <text:p>0.00387556</text:p>
          </table:table-cell>
          <table:table-cell office:value-type="float" office:value="0.004152515" calcext:value-type="float">
            <text:p>0.004152515</text:p>
          </table:table-cell>
          <table:table-cell office:value-type="float" office:value="0.007481867" calcext:value-type="float">
            <text:p>0.007481867</text:p>
          </table:table-cell>
          <table:table-cell office:value-type="float" office:value="0.02026415" calcext:value-type="float">
            <text:p>0.02026415</text:p>
          </table:table-cell>
          <table:table-cell office:value-type="float" office:value="0.04077973" calcext:value-type="float">
            <text:p>0.04077973</text:p>
          </table:table-cell>
          <table:table-cell office:value-type="float" office:value="0.01206223" calcext:value-type="float">
            <text:p>0.01206223</text:p>
          </table:table-cell>
          <table:table-cell office:value-type="float" office:value="0.1104367" calcext:value-type="float">
            <text:p>0.1104367</text:p>
          </table:table-cell>
          <table:table-cell office:value-type="float" office:value="0.1922713" calcext:value-type="float">
            <text:p>0.1922713</text:p>
          </table:table-cell>
          <table:table-cell office:value-type="float" office:value="0.1951815" calcext:value-type="float">
            <text:p>0.1951815</text:p>
          </table:table-cell>
          <table:table-cell office:value-type="float" office:value="0" calcext:value-type="float">
            <text:p>0</text:p>
          </table:table-cell>
          <table:table-cell office:value-type="float" office:value="30.07712" calcext:value-type="float">
            <text:p>30.07712</text:p>
          </table:table-cell>
          <table:table-cell office:value-type="float" office:value="26.4832" calcext:value-type="float">
            <text:p>26.4832</text:p>
          </table:table-cell>
          <table:table-cell office:value-type="float" office:value="23.27373" calcext:value-type="float">
            <text:p>23.27373</text:p>
          </table:table-cell>
          <table:table-cell office:value-type="float" office:value="6.650624" calcext:value-type="float">
            <text:p>6.650624</text:p>
          </table:table-cell>
          <table:table-cell office:value-type="float" office:value="5.338225" calcext:value-type="float">
            <text:p>5.338225</text:p>
          </table:table-cell>
          <table:table-cell office:value-type="float" office:value="2.331028" calcext:value-type="float">
            <text:p>2.331028</text:p>
          </table:table-cell>
          <table:table-cell office:value-type="float" office:value="2.362678" calcext:value-type="float">
            <text:p>2.362678</text:p>
          </table:table-cell>
          <table:table-cell office:value-type="float" office:value="4.925864" calcext:value-type="float">
            <text:p>4.925864</text:p>
          </table:table-cell>
          <table:table-cell office:value-type="float" office:value="8.190781" calcext:value-type="float">
            <text:p>8.190781</text:p>
          </table:table-cell>
          <table:table-cell office:value-type="float" office:value="8.867078" calcext:value-type="float">
            <text:p>8.867078</text:p>
          </table:table-cell>
          <table:table-cell office:value-type="float" office:value="9.084365" calcext:value-type="float">
            <text:p>9.084365</text:p>
          </table:table-cell>
          <table:table-cell office:value-type="float" office:value="10.67338" calcext:value-type="float">
            <text:p>10.67338</text:p>
          </table:table-cell>
          <table:table-cell office:value-type="float" office:value="12.38144" calcext:value-type="float">
            <text:p>12.38144</text:p>
          </table:table-cell>
          <table:table-cell office:value-type="float" office:value="12.69646" calcext:value-type="float">
            <text:p>12.69646</text:p>
          </table:table-cell>
          <table:table-cell office:value-type="float" office:value="0" calcext:value-type="float">
            <text:p>0</text:p>
          </table:table-cell>
          <table:table-cell office:value-type="float" office:value="0.009476162" calcext:value-type="float">
            <text:p>0.009476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4388" calcext:value-type="float">
            <text:p>1.01438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6" calcext:value-type="float">
            <text:p>19082006</text:p>
          </table:table-cell>
          <table:table-cell office:value-type="float" office:value="2.80634" calcext:value-type="float">
            <text:p>2.80634</text:p>
          </table:table-cell>
          <table:table-cell office:value-type="float" office:value="135.0878" calcext:value-type="float">
            <text:p>135.0878</text:p>
          </table:table-cell>
          <table:table-cell office:value-type="float" office:value="0" calcext:value-type="float">
            <text:p>0</text:p>
          </table:table-cell>
          <table:table-cell office:value-type="float" office:value="-5.248217" calcext:value-type="float">
            <text:p>-5.248217</text:p>
          </table:table-cell>
          <table:table-cell office:value-type="float" office:value="38.46791" calcext:value-type="float">
            <text:p>38.46791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641787" calcext:value-type="float">
            <text:p>1.641787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4901243" calcext:value-type="float">
            <text:p>-0.004901243</text:p>
          </table:table-cell>
          <table:table-cell office:value-type="float" office:value="1161.706" calcext:value-type="float">
            <text:p>1161.706</text:p>
          </table:table-cell>
          <table:table-cell office:value-type="float" office:value="1.569784" calcext:value-type="float">
            <text:p>1.569784</text:p>
          </table:table-cell>
          <table:table-cell office:value-type="float" office:value="0" calcext:value-type="float">
            <text:p>0</text:p>
          </table:table-cell>
          <table:table-cell office:value-type="float" office:value="0.007786808" calcext:value-type="float">
            <text:p>0.007786808</text:p>
          </table:table-cell>
          <table:table-cell office:value-type="float" office:value="0.01853524" calcext:value-type="float">
            <text:p>0.01853524</text:p>
          </table:table-cell>
          <table:table-cell office:value-type="float" office:value="0.01492623" calcext:value-type="float">
            <text:p>0.01492623</text:p>
          </table:table-cell>
          <table:table-cell office:value-type="float" office:value="0.00646046" calcext:value-type="float">
            <text:p>0.00646046</text:p>
          </table:table-cell>
          <table:table-cell office:value-type="float" office:value="0.005943072" calcext:value-type="float">
            <text:p>0.005943072</text:p>
          </table:table-cell>
          <table:table-cell office:value-type="float" office:value="0.003876136" calcext:value-type="float">
            <text:p>0.003876136</text:p>
          </table:table-cell>
          <table:table-cell office:value-type="float" office:value="0.004154703" calcext:value-type="float">
            <text:p>0.004154703</text:p>
          </table:table-cell>
          <table:table-cell office:value-type="float" office:value="0.007477053" calcext:value-type="float">
            <text:p>0.007477053</text:p>
          </table:table-cell>
          <table:table-cell office:value-type="float" office:value="0.02026803" calcext:value-type="float">
            <text:p>0.02026803</text:p>
          </table:table-cell>
          <table:table-cell office:value-type="float" office:value="0.04103995" calcext:value-type="float">
            <text:p>0.04103995</text:p>
          </table:table-cell>
          <table:table-cell office:value-type="float" office:value="0.0120661" calcext:value-type="float">
            <text:p>0.0120661</text:p>
          </table:table-cell>
          <table:table-cell office:value-type="float" office:value="0.1141999" calcext:value-type="float">
            <text:p>0.1141999</text:p>
          </table:table-cell>
          <table:table-cell office:value-type="float" office:value="0.1922007" calcext:value-type="float">
            <text:p>0.1922007</text:p>
          </table:table-cell>
          <table:table-cell office:value-type="float" office:value="0.1952302" calcext:value-type="float">
            <text:p>0.1952302</text:p>
          </table:table-cell>
          <table:table-cell office:value-type="float" office:value="0" calcext:value-type="float">
            <text:p>0</text:p>
          </table:table-cell>
          <table:table-cell office:value-type="float" office:value="29.98481" calcext:value-type="float">
            <text:p>29.98481</text:p>
          </table:table-cell>
          <table:table-cell office:value-type="float" office:value="26.39546" calcext:value-type="float">
            <text:p>26.39546</text:p>
          </table:table-cell>
          <table:table-cell office:value-type="float" office:value="23.1955" calcext:value-type="float">
            <text:p>23.1955</text:p>
          </table:table-cell>
          <table:table-cell office:value-type="float" office:value="6.629218" calcext:value-type="float">
            <text:p>6.629218</text:p>
          </table:table-cell>
          <table:table-cell office:value-type="float" office:value="5.321142" calcext:value-type="float">
            <text:p>5.321142</text:p>
          </table:table-cell>
          <table:table-cell office:value-type="float" office:value="2.32637" calcext:value-type="float">
            <text:p>2.32637</text:p>
          </table:table-cell>
          <table:table-cell office:value-type="float" office:value="2.358033" calcext:value-type="float">
            <text:p>2.358033</text:p>
          </table:table-cell>
          <table:table-cell office:value-type="float" office:value="4.916951" calcext:value-type="float">
            <text:p>4.916951</text:p>
          </table:table-cell>
          <table:table-cell office:value-type="float" office:value="8.173738" calcext:value-type="float">
            <text:p>8.173738</text:p>
          </table:table-cell>
          <table:table-cell office:value-type="float" office:value="8.848815" calcext:value-type="float">
            <text:p>8.848815</text:p>
          </table:table-cell>
          <table:table-cell office:value-type="float" office:value="9.055961" calcext:value-type="float">
            <text:p>9.055961</text:p>
          </table:table-cell>
          <table:table-cell office:value-type="float" office:value="10.66238" calcext:value-type="float">
            <text:p>10.66238</text:p>
          </table:table-cell>
          <table:table-cell office:value-type="float" office:value="12.38295" calcext:value-type="float">
            <text:p>12.38295</text:p>
          </table:table-cell>
          <table:table-cell office:value-type="float" office:value="12.69767" calcext:value-type="float">
            <text:p>12.69767</text:p>
          </table:table-cell>
          <table:table-cell office:value-type="float" office:value="0" calcext:value-type="float">
            <text:p>0</text:p>
          </table:table-cell>
          <table:table-cell office:value-type="float" office:value="0.008963216" calcext:value-type="float">
            <text:p>0.008963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0588" calcext:value-type="float">
            <text:p>1.0205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6" calcext:value-type="float">
            <text:p>20082006</text:p>
          </table:table-cell>
          <table:table-cell office:value-type="float" office:value="2.806106" calcext:value-type="float">
            <text:p>2.806106</text:p>
          </table:table-cell>
          <table:table-cell office:value-type="float" office:value="135.0918" calcext:value-type="float">
            <text:p>135.0918</text:p>
          </table:table-cell>
          <table:table-cell office:value-type="float" office:value="0" calcext:value-type="float">
            <text:p>0</text:p>
          </table:table-cell>
          <table:table-cell office:value-type="float" office:value="-5.321933" calcext:value-type="float">
            <text:p>-5.321933</text:p>
          </table:table-cell>
          <table:table-cell office:value-type="float" office:value="38.41996" calcext:value-type="float">
            <text:p>38.41996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641787" calcext:value-type="float">
            <text:p>1.641787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5060898" calcext:value-type="float">
            <text:p>-0.005060898</text:p>
          </table:table-cell>
          <table:table-cell office:value-type="float" office:value="1161.675" calcext:value-type="float">
            <text:p>1161.675</text:p>
          </table:table-cell>
          <table:table-cell office:value-type="float" office:value="1.589041" calcext:value-type="float">
            <text:p>1.589041</text:p>
          </table:table-cell>
          <table:table-cell office:value-type="float" office:value="0" calcext:value-type="float">
            <text:p>0</text:p>
          </table:table-cell>
          <table:table-cell office:value-type="float" office:value="0.007997656" calcext:value-type="float">
            <text:p>0.007997656</text:p>
          </table:table-cell>
          <table:table-cell office:value-type="float" office:value="0.01881372" calcext:value-type="float">
            <text:p>0.01881372</text:p>
          </table:table-cell>
          <table:table-cell office:value-type="float" office:value="0.01506258" calcext:value-type="float">
            <text:p>0.01506258</text:p>
          </table:table-cell>
          <table:table-cell office:value-type="float" office:value="0.006517772" calcext:value-type="float">
            <text:p>0.006517772</text:p>
          </table:table-cell>
          <table:table-cell office:value-type="float" office:value="0.005991053" calcext:value-type="float">
            <text:p>0.005991053</text:p>
          </table:table-cell>
          <table:table-cell office:value-type="float" office:value="0.003879784" calcext:value-type="float">
            <text:p>0.003879784</text:p>
          </table:table-cell>
          <table:table-cell office:value-type="float" office:value="0.004153382" calcext:value-type="float">
            <text:p>0.004153382</text:p>
          </table:table-cell>
          <table:table-cell office:value-type="float" office:value="0.007464934" calcext:value-type="float">
            <text:p>0.007464934</text:p>
          </table:table-cell>
          <table:table-cell office:value-type="float" office:value="0.02032213" calcext:value-type="float">
            <text:p>0.02032213</text:p>
          </table:table-cell>
          <table:table-cell office:value-type="float" office:value="0.04164401" calcext:value-type="float">
            <text:p>0.04164401</text:p>
          </table:table-cell>
          <table:table-cell office:value-type="float" office:value="0.01207653" calcext:value-type="float">
            <text:p>0.01207653</text:p>
          </table:table-cell>
          <table:table-cell office:value-type="float" office:value="0.1171597" calcext:value-type="float">
            <text:p>0.1171597</text:p>
          </table:table-cell>
          <table:table-cell office:value-type="float" office:value="0.1921938" calcext:value-type="float">
            <text:p>0.1921938</text:p>
          </table:table-cell>
          <table:table-cell office:value-type="float" office:value="0.1952543" calcext:value-type="float">
            <text:p>0.1952543</text:p>
          </table:table-cell>
          <table:table-cell office:value-type="float" office:value="0" calcext:value-type="float">
            <text:p>0</text:p>
          </table:table-cell>
          <table:table-cell office:value-type="float" office:value="29.89795" calcext:value-type="float">
            <text:p>29.89795</text:p>
          </table:table-cell>
          <table:table-cell office:value-type="float" office:value="26.31302" calcext:value-type="float">
            <text:p>26.31302</text:p>
          </table:table-cell>
          <table:table-cell office:value-type="float" office:value="23.12107" calcext:value-type="float">
            <text:p>23.12107</text:p>
          </table:table-cell>
          <table:table-cell office:value-type="float" office:value="6.608855" calcext:value-type="float">
            <text:p>6.608855</text:p>
          </table:table-cell>
          <table:table-cell office:value-type="float" office:value="5.304877" calcext:value-type="float">
            <text:p>5.304877</text:p>
          </table:table-cell>
          <table:table-cell office:value-type="float" office:value="2.321864" calcext:value-type="float">
            <text:p>2.321864</text:p>
          </table:table-cell>
          <table:table-cell office:value-type="float" office:value="2.353537" calcext:value-type="float">
            <text:p>2.353537</text:p>
          </table:table-cell>
          <table:table-cell office:value-type="float" office:value="4.908033" calcext:value-type="float">
            <text:p>4.908033</text:p>
          </table:table-cell>
          <table:table-cell office:value-type="float" office:value="8.156735" calcext:value-type="float">
            <text:p>8.156735</text:p>
          </table:table-cell>
          <table:table-cell office:value-type="float" office:value="8.830674" calcext:value-type="float">
            <text:p>8.830674</text:p>
          </table:table-cell>
          <table:table-cell office:value-type="float" office:value="9.027649" calcext:value-type="float">
            <text:p>9.027649</text:p>
          </table:table-cell>
          <table:table-cell office:value-type="float" office:value="10.65218" calcext:value-type="float">
            <text:p>10.65218</text:p>
          </table:table-cell>
          <table:table-cell office:value-type="float" office:value="12.38442" calcext:value-type="float">
            <text:p>12.38442</text:p>
          </table:table-cell>
          <table:table-cell office:value-type="float" office:value="12.69891" calcext:value-type="float">
            <text:p>12.69891</text:p>
          </table:table-cell>
          <table:table-cell office:value-type="float" office:value="0" calcext:value-type="float">
            <text:p>0</text:p>
          </table:table-cell>
          <table:table-cell office:value-type="float" office:value="0.008155068" calcext:value-type="float">
            <text:p>0.008155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6582" calcext:value-type="float">
            <text:p>1.02658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6" calcext:value-type="float">
            <text:p>21082006</text:p>
          </table:table-cell>
          <table:table-cell office:value-type="float" office:value="2.799512" calcext:value-type="float">
            <text:p>2.799512</text:p>
          </table:table-cell>
          <table:table-cell office:value-type="float" office:value="135.0965" calcext:value-type="float">
            <text:p>135.0965</text:p>
          </table:table-cell>
          <table:table-cell office:value-type="float" office:value="0" calcext:value-type="float">
            <text:p>0</text:p>
          </table:table-cell>
          <table:table-cell office:value-type="float" office:value="-5.399751" calcext:value-type="float">
            <text:p>-5.399751</text:p>
          </table:table-cell>
          <table:table-cell office:value-type="float" office:value="38.37324" calcext:value-type="float">
            <text:p>38.37324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641787" calcext:value-type="float">
            <text:p>1.641787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5141722" calcext:value-type="float">
            <text:p>-0.005141722</text:p>
          </table:table-cell>
          <table:table-cell office:value-type="float" office:value="1161.643" calcext:value-type="float">
            <text:p>1161.643</text:p>
          </table:table-cell>
          <table:table-cell office:value-type="float" office:value="1.609569" calcext:value-type="float">
            <text:p>1.609569</text:p>
          </table:table-cell>
          <table:table-cell office:value-type="float" office:value="0" calcext:value-type="float">
            <text:p>0</text:p>
          </table:table-cell>
          <table:table-cell office:value-type="float" office:value="0.008402581" calcext:value-type="float">
            <text:p>0.008402581</text:p>
          </table:table-cell>
          <table:table-cell office:value-type="float" office:value="0.01942459" calcext:value-type="float">
            <text:p>0.01942459</text:p>
          </table:table-cell>
          <table:table-cell office:value-type="float" office:value="0.01541532" calcext:value-type="float">
            <text:p>0.01541532</text:p>
          </table:table-cell>
          <table:table-cell office:value-type="float" office:value="0.006673358" calcext:value-type="float">
            <text:p>0.006673358</text:p>
          </table:table-cell>
          <table:table-cell office:value-type="float" office:value="0.006122074" calcext:value-type="float">
            <text:p>0.006122074</text:p>
          </table:table-cell>
          <table:table-cell office:value-type="float" office:value="0.003903413" calcext:value-type="float">
            <text:p>0.003903413</text:p>
          </table:table-cell>
          <table:table-cell office:value-type="float" office:value="0.004158917" calcext:value-type="float">
            <text:p>0.004158917</text:p>
          </table:table-cell>
          <table:table-cell office:value-type="float" office:value="0.007454605" calcext:value-type="float">
            <text:p>0.007454605</text:p>
          </table:table-cell>
          <table:table-cell office:value-type="float" office:value="0.02053557" calcext:value-type="float">
            <text:p>0.02053557</text:p>
          </table:table-cell>
          <table:table-cell office:value-type="float" office:value="0.04241882" calcext:value-type="float">
            <text:p>0.04241882</text:p>
          </table:table-cell>
          <table:table-cell office:value-type="float" office:value="0.01208596" calcext:value-type="float">
            <text:p>0.01208596</text:p>
          </table:table-cell>
          <table:table-cell office:value-type="float" office:value="0.120329" calcext:value-type="float">
            <text:p>0.120329</text:p>
          </table:table-cell>
          <table:table-cell office:value-type="float" office:value="0.192207" calcext:value-type="float">
            <text:p>0.192207</text:p>
          </table:table-cell>
          <table:table-cell office:value-type="float" office:value="0.1952703" calcext:value-type="float">
            <text:p>0.1952703</text:p>
          </table:table-cell>
          <table:table-cell office:value-type="float" office:value="0" calcext:value-type="float">
            <text:p>0</text:p>
          </table:table-cell>
          <table:table-cell office:value-type="float" office:value="29.81728" calcext:value-type="float">
            <text:p>29.81728</text:p>
          </table:table-cell>
          <table:table-cell office:value-type="float" office:value="26.23643" calcext:value-type="float">
            <text:p>26.23643</text:p>
          </table:table-cell>
          <table:table-cell office:value-type="float" office:value="23.0509" calcext:value-type="float">
            <text:p>23.0509</text:p>
          </table:table-cell>
          <table:table-cell office:value-type="float" office:value="6.589557" calcext:value-type="float">
            <text:p>6.589557</text:p>
          </table:table-cell>
          <table:table-cell office:value-type="float" office:value="5.289356" calcext:value-type="float">
            <text:p>5.289356</text:p>
          </table:table-cell>
          <table:table-cell office:value-type="float" office:value="2.317514" calcext:value-type="float">
            <text:p>2.317514</text:p>
          </table:table-cell>
          <table:table-cell office:value-type="float" office:value="2.349185" calcext:value-type="float">
            <text:p>2.349185</text:p>
          </table:table-cell>
          <table:table-cell office:value-type="float" office:value="4.899117" calcext:value-type="float">
            <text:p>4.899117</text:p>
          </table:table-cell>
          <table:table-cell office:value-type="float" office:value="8.139798" calcext:value-type="float">
            <text:p>8.139798</text:p>
          </table:table-cell>
          <table:table-cell office:value-type="float" office:value="8.812741" calcext:value-type="float">
            <text:p>8.812741</text:p>
          </table:table-cell>
          <table:table-cell office:value-type="float" office:value="8.999425" calcext:value-type="float">
            <text:p>8.999425</text:p>
          </table:table-cell>
          <table:table-cell office:value-type="float" office:value="10.64272" calcext:value-type="float">
            <text:p>10.64272</text:p>
          </table:table-cell>
          <table:table-cell office:value-type="float" office:value="12.3859" calcext:value-type="float">
            <text:p>12.3859</text:p>
          </table:table-cell>
          <table:table-cell office:value-type="float" office:value="12.70014" calcext:value-type="float">
            <text:p>12.70014</text:p>
          </table:table-cell>
          <table:table-cell office:value-type="float" office:value="0" calcext:value-type="float">
            <text:p>0</text:p>
          </table:table-cell>
          <table:table-cell office:value-type="float" office:value="0.006860554" calcext:value-type="float">
            <text:p>0.006860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2689" calcext:value-type="float">
            <text:p>1.03268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6" calcext:value-type="float">
            <text:p>22082006</text:p>
          </table:table-cell>
          <table:table-cell office:value-type="float" office:value="2.793044" calcext:value-type="float">
            <text:p>2.793044</text:p>
          </table:table-cell>
          <table:table-cell office:value-type="float" office:value="135.1007" calcext:value-type="float">
            <text:p>135.1007</text:p>
          </table:table-cell>
          <table:table-cell office:value-type="float" office:value="0" calcext:value-type="float">
            <text:p>0</text:p>
          </table:table-cell>
          <table:table-cell office:value-type="float" office:value="-5.476264" calcext:value-type="float">
            <text:p>-5.476264</text:p>
          </table:table-cell>
          <table:table-cell office:value-type="float" office:value="38.32784" calcext:value-type="float">
            <text:p>38.32784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641787" calcext:value-type="float">
            <text:p>1.641787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5141722" calcext:value-type="float">
            <text:p>-0.005141722</text:p>
          </table:table-cell>
          <table:table-cell office:value-type="float" office:value="1161.613" calcext:value-type="float">
            <text:p>1161.613</text:p>
          </table:table-cell>
          <table:table-cell office:value-type="float" office:value="1.625957" calcext:value-type="float">
            <text:p>1.625957</text:p>
          </table:table-cell>
          <table:table-cell office:value-type="float" office:value="0" calcext:value-type="float">
            <text:p>0</text:p>
          </table:table-cell>
          <table:table-cell office:value-type="float" office:value="0.008885406" calcext:value-type="float">
            <text:p>0.008885406</text:p>
          </table:table-cell>
          <table:table-cell office:value-type="float" office:value="0.01990286" calcext:value-type="float">
            <text:p>0.01990286</text:p>
          </table:table-cell>
          <table:table-cell office:value-type="float" office:value="0.01568185" calcext:value-type="float">
            <text:p>0.01568185</text:p>
          </table:table-cell>
          <table:table-cell office:value-type="float" office:value="0.006807192" calcext:value-type="float">
            <text:p>0.006807192</text:p>
          </table:table-cell>
          <table:table-cell office:value-type="float" office:value="0.006251629" calcext:value-type="float">
            <text:p>0.006251629</text:p>
          </table:table-cell>
          <table:table-cell office:value-type="float" office:value="0.003932189" calcext:value-type="float">
            <text:p>0.003932189</text:p>
          </table:table-cell>
          <table:table-cell office:value-type="float" office:value="0.004168632" calcext:value-type="float">
            <text:p>0.004168632</text:p>
          </table:table-cell>
          <table:table-cell office:value-type="float" office:value="0.007448136" calcext:value-type="float">
            <text:p>0.007448136</text:p>
          </table:table-cell>
          <table:table-cell office:value-type="float" office:value="0.020688" calcext:value-type="float">
            <text:p>0.020688</text:p>
          </table:table-cell>
          <table:table-cell office:value-type="float" office:value="0.04292748" calcext:value-type="float">
            <text:p>0.04292748</text:p>
          </table:table-cell>
          <table:table-cell office:value-type="float" office:value="0.01208858" calcext:value-type="float">
            <text:p>0.01208858</text:p>
          </table:table-cell>
          <table:table-cell office:value-type="float" office:value="0.1243672" calcext:value-type="float">
            <text:p>0.1243672</text:p>
          </table:table-cell>
          <table:table-cell office:value-type="float" office:value="0.1922263" calcext:value-type="float">
            <text:p>0.1922263</text:p>
          </table:table-cell>
          <table:table-cell office:value-type="float" office:value="0.1952856" calcext:value-type="float">
            <text:p>0.1952856</text:p>
          </table:table-cell>
          <table:table-cell office:value-type="float" office:value="0" calcext:value-type="float">
            <text:p>0</text:p>
          </table:table-cell>
          <table:table-cell office:value-type="float" office:value="29.74376" calcext:value-type="float">
            <text:p>29.74376</text:p>
          </table:table-cell>
          <table:table-cell office:value-type="float" office:value="26.16599" calcext:value-type="float">
            <text:p>26.16599</text:p>
          </table:table-cell>
          <table:table-cell office:value-type="float" office:value="22.98495" calcext:value-type="float">
            <text:p>22.98495</text:p>
          </table:table-cell>
          <table:table-cell office:value-type="float" office:value="6.571293" calcext:value-type="float">
            <text:p>6.571293</text:p>
          </table:table-cell>
          <table:table-cell office:value-type="float" office:value="5.274535" calcext:value-type="float">
            <text:p>5.274535</text:p>
          </table:table-cell>
          <table:table-cell office:value-type="float" office:value="2.313318" calcext:value-type="float">
            <text:p>2.313318</text:p>
          </table:table-cell>
          <table:table-cell office:value-type="float" office:value="2.344975" calcext:value-type="float">
            <text:p>2.344975</text:p>
          </table:table-cell>
          <table:table-cell office:value-type="float" office:value="4.890176" calcext:value-type="float">
            <text:p>4.890176</text:p>
          </table:table-cell>
          <table:table-cell office:value-type="float" office:value="8.12294" calcext:value-type="float">
            <text:p>8.12294</text:p>
          </table:table-cell>
          <table:table-cell office:value-type="float" office:value="8.794985" calcext:value-type="float">
            <text:p>8.794985</text:p>
          </table:table-cell>
          <table:table-cell office:value-type="float" office:value="8.971288" calcext:value-type="float">
            <text:p>8.971288</text:p>
          </table:table-cell>
          <table:table-cell office:value-type="float" office:value="10.63415" calcext:value-type="float">
            <text:p>10.63415</text:p>
          </table:table-cell>
          <table:table-cell office:value-type="float" office:value="12.38737" calcext:value-type="float">
            <text:p>12.38737</text:p>
          </table:table-cell>
          <table:table-cell office:value-type="float" office:value="12.70139" calcext:value-type="float">
            <text:p>12.70139</text:p>
          </table:table-cell>
          <table:table-cell office:value-type="float" office:value="0" calcext:value-type="float">
            <text:p>0</text:p>
          </table:table-cell>
          <table:table-cell office:value-type="float" office:value="0.005245204" calcext:value-type="float">
            <text:p>0.005245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9014" calcext:value-type="float">
            <text:p>1.03901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6" calcext:value-type="float">
            <text:p>23082006</text:p>
          </table:table-cell>
          <table:table-cell office:value-type="float" office:value="2.788055" calcext:value-type="float">
            <text:p>2.788055</text:p>
          </table:table-cell>
          <table:table-cell office:value-type="float" office:value="135.1041" calcext:value-type="float">
            <text:p>135.1041</text:p>
          </table:table-cell>
          <table:table-cell office:value-type="float" office:value="0" calcext:value-type="float">
            <text:p>0</text:p>
          </table:table-cell>
          <table:table-cell office:value-type="float" office:value="-5.550273" calcext:value-type="float">
            <text:p>-5.550273</text:p>
          </table:table-cell>
          <table:table-cell office:value-type="float" office:value="38.28388" calcext:value-type="float">
            <text:p>38.28388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641787" calcext:value-type="float">
            <text:p>1.641787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5141722" calcext:value-type="float">
            <text:p>-0.005141722</text:p>
          </table:table-cell>
          <table:table-cell office:value-type="float" office:value="1161.582" calcext:value-type="float">
            <text:p>1161.582</text:p>
          </table:table-cell>
          <table:table-cell office:value-type="float" office:value="1.63689" calcext:value-type="float">
            <text:p>1.63689</text:p>
          </table:table-cell>
          <table:table-cell office:value-type="float" office:value="0" calcext:value-type="float">
            <text:p>0</text:p>
          </table:table-cell>
          <table:table-cell office:value-type="float" office:value="0.009856368" calcext:value-type="float">
            <text:p>0.009856368</text:p>
          </table:table-cell>
          <table:table-cell office:value-type="float" office:value="0.0207221" calcext:value-type="float">
            <text:p>0.0207221</text:p>
          </table:table-cell>
          <table:table-cell office:value-type="float" office:value="0.0161152" calcext:value-type="float">
            <text:p>0.0161152</text:p>
          </table:table-cell>
          <table:table-cell office:value-type="float" office:value="0.007017784" calcext:value-type="float">
            <text:p>0.007017784</text:p>
          </table:table-cell>
          <table:table-cell office:value-type="float" office:value="0.006435196" calcext:value-type="float">
            <text:p>0.006435196</text:p>
          </table:table-cell>
          <table:table-cell office:value-type="float" office:value="0.003969156" calcext:value-type="float">
            <text:p>0.003969156</text:p>
          </table:table-cell>
          <table:table-cell office:value-type="float" office:value="0.004180667" calcext:value-type="float">
            <text:p>0.004180667</text:p>
          </table:table-cell>
          <table:table-cell office:value-type="float" office:value="0.007443137" calcext:value-type="float">
            <text:p>0.007443137</text:p>
          </table:table-cell>
          <table:table-cell office:value-type="float" office:value="0.02085335" calcext:value-type="float">
            <text:p>0.02085335</text:p>
          </table:table-cell>
          <table:table-cell office:value-type="float" office:value="0.04347988" calcext:value-type="float">
            <text:p>0.04347988</text:p>
          </table:table-cell>
          <table:table-cell office:value-type="float" office:value="0.01209601" calcext:value-type="float">
            <text:p>0.01209601</text:p>
          </table:table-cell>
          <table:table-cell office:value-type="float" office:value="0.1290653" calcext:value-type="float">
            <text:p>0.1290653</text:p>
          </table:table-cell>
          <table:table-cell office:value-type="float" office:value="0.1922447" calcext:value-type="float">
            <text:p>0.1922447</text:p>
          </table:table-cell>
          <table:table-cell office:value-type="float" office:value="0.1953001" calcext:value-type="float">
            <text:p>0.1953001</text:p>
          </table:table-cell>
          <table:table-cell office:value-type="float" office:value="0" calcext:value-type="float">
            <text:p>0</text:p>
          </table:table-cell>
          <table:table-cell office:value-type="float" office:value="29.67887" calcext:value-type="float">
            <text:p>29.67887</text:p>
          </table:table-cell>
          <table:table-cell office:value-type="float" office:value="26.10192" calcext:value-type="float">
            <text:p>26.10192</text:p>
          </table:table-cell>
          <table:table-cell office:value-type="float" office:value="22.92299" calcext:value-type="float">
            <text:p>22.92299</text:p>
          </table:table-cell>
          <table:table-cell office:value-type="float" office:value="6.553981" calcext:value-type="float">
            <text:p>6.553981</text:p>
          </table:table-cell>
          <table:table-cell office:value-type="float" office:value="5.260518" calcext:value-type="float">
            <text:p>5.260518</text:p>
          </table:table-cell>
          <table:table-cell office:value-type="float" office:value="2.309266" calcext:value-type="float">
            <text:p>2.309266</text:p>
          </table:table-cell>
          <table:table-cell office:value-type="float" office:value="2.340903" calcext:value-type="float">
            <text:p>2.340903</text:p>
          </table:table-cell>
          <table:table-cell office:value-type="float" office:value="4.881227" calcext:value-type="float">
            <text:p>4.881227</text:p>
          </table:table-cell>
          <table:table-cell office:value-type="float" office:value="8.106158" calcext:value-type="float">
            <text:p>8.106158</text:p>
          </table:table-cell>
          <table:table-cell office:value-type="float" office:value="8.777377" calcext:value-type="float">
            <text:p>8.777377</text:p>
          </table:table-cell>
          <table:table-cell office:value-type="float" office:value="8.943251" calcext:value-type="float">
            <text:p>8.943251</text:p>
          </table:table-cell>
          <table:table-cell office:value-type="float" office:value="10.62666" calcext:value-type="float">
            <text:p>10.62666</text:p>
          </table:table-cell>
          <table:table-cell office:value-type="float" office:value="12.38884" calcext:value-type="float">
            <text:p>12.38884</text:p>
          </table:table-cell>
          <table:table-cell office:value-type="float" office:value="12.70262" calcext:value-type="float">
            <text:p>12.70262</text:p>
          </table:table-cell>
          <table:table-cell office:value-type="float" office:value="0" calcext:value-type="float">
            <text:p>0</text:p>
          </table:table-cell>
          <table:table-cell office:value-type="float" office:value="0.003734053" calcext:value-type="float">
            <text:p>0.003734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5564" calcext:value-type="float">
            <text:p>1.04556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6" calcext:value-type="float">
            <text:p>24082006</text:p>
          </table:table-cell>
          <table:table-cell office:value-type="float" office:value="2.786832" calcext:value-type="float">
            <text:p>2.786832</text:p>
          </table:table-cell>
          <table:table-cell office:value-type="float" office:value="135.1055" calcext:value-type="float">
            <text:p>135.1055</text:p>
          </table:table-cell>
          <table:table-cell office:value-type="float" office:value="0" calcext:value-type="float">
            <text:p>0</text:p>
          </table:table-cell>
          <table:table-cell office:value-type="float" office:value="-5.619951" calcext:value-type="float">
            <text:p>-5.619951</text:p>
          </table:table-cell>
          <table:table-cell office:value-type="float" office:value="38.24152" calcext:value-type="float">
            <text:p>38.24152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641787" calcext:value-type="float">
            <text:p>1.641787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5141722" calcext:value-type="float">
            <text:p>-0.005141722</text:p>
          </table:table-cell>
          <table:table-cell office:value-type="float" office:value="1161.553" calcext:value-type="float">
            <text:p>1161.553</text:p>
          </table:table-cell>
          <table:table-cell office:value-type="float" office:value="1.639482" calcext:value-type="float">
            <text:p>1.639482</text:p>
          </table:table-cell>
          <table:table-cell office:value-type="float" office:value="0" calcext:value-type="float">
            <text:p>0</text:p>
          </table:table-cell>
          <table:table-cell office:value-type="float" office:value="0.03137712" calcext:value-type="float">
            <text:p>0.03137712</text:p>
          </table:table-cell>
          <table:table-cell office:value-type="float" office:value="0.02169147" calcext:value-type="float">
            <text:p>0.02169147</text:p>
          </table:table-cell>
          <table:table-cell office:value-type="float" office:value="0.01663726" calcext:value-type="float">
            <text:p>0.01663726</text:p>
          </table:table-cell>
          <table:table-cell office:value-type="float" office:value="0.007316705" calcext:value-type="float">
            <text:p>0.007316705</text:p>
          </table:table-cell>
          <table:table-cell office:value-type="float" office:value="0.006704437" calcext:value-type="float">
            <text:p>0.006704437</text:p>
          </table:table-cell>
          <table:table-cell office:value-type="float" office:value="0.004018775" calcext:value-type="float">
            <text:p>0.004018775</text:p>
          </table:table-cell>
          <table:table-cell office:value-type="float" office:value="0.004198199" calcext:value-type="float">
            <text:p>0.004198199</text:p>
          </table:table-cell>
          <table:table-cell office:value-type="float" office:value="0.007440974" calcext:value-type="float">
            <text:p>0.007440974</text:p>
          </table:table-cell>
          <table:table-cell office:value-type="float" office:value="0.02111421" calcext:value-type="float">
            <text:p>0.02111421</text:p>
          </table:table-cell>
          <table:table-cell office:value-type="float" office:value="0.04429305" calcext:value-type="float">
            <text:p>0.04429305</text:p>
          </table:table-cell>
          <table:table-cell office:value-type="float" office:value="0.01210769" calcext:value-type="float">
            <text:p>0.01210769</text:p>
          </table:table-cell>
          <table:table-cell office:value-type="float" office:value="0.1347859" calcext:value-type="float">
            <text:p>0.1347859</text:p>
          </table:table-cell>
          <table:table-cell office:value-type="float" office:value="0.1922628" calcext:value-type="float">
            <text:p>0.1922628</text:p>
          </table:table-cell>
          <table:table-cell office:value-type="float" office:value="0.1953146" calcext:value-type="float">
            <text:p>0.1953146</text:p>
          </table:table-cell>
          <table:table-cell office:value-type="float" office:value="0" calcext:value-type="float">
            <text:p>0</text:p>
          </table:table-cell>
          <table:table-cell office:value-type="float" office:value="29.62558" calcext:value-type="float">
            <text:p>29.62558</text:p>
          </table:table-cell>
          <table:table-cell office:value-type="float" office:value="26.04417" calcext:value-type="float">
            <text:p>26.04417</text:p>
          </table:table-cell>
          <table:table-cell office:value-type="float" office:value="22.86488" calcext:value-type="float">
            <text:p>22.86488</text:p>
          </table:table-cell>
          <table:table-cell office:value-type="float" office:value="6.537888" calcext:value-type="float">
            <text:p>6.537888</text:p>
          </table:table-cell>
          <table:table-cell office:value-type="float" office:value="5.247367" calcext:value-type="float">
            <text:p>5.247367</text:p>
          </table:table-cell>
          <table:table-cell office:value-type="float" office:value="2.305367" calcext:value-type="float">
            <text:p>2.305367</text:p>
          </table:table-cell>
          <table:table-cell office:value-type="float" office:value="2.336975" calcext:value-type="float">
            <text:p>2.336975</text:p>
          </table:table-cell>
          <table:table-cell office:value-type="float" office:value="4.87228" calcext:value-type="float">
            <text:p>4.87228</text:p>
          </table:table-cell>
          <table:table-cell office:value-type="float" office:value="8.089471" calcext:value-type="float">
            <text:p>8.089471</text:p>
          </table:table-cell>
          <table:table-cell office:value-type="float" office:value="8.759978" calcext:value-type="float">
            <text:p>8.759978</text:p>
          </table:table-cell>
          <table:table-cell office:value-type="float" office:value="8.915309" calcext:value-type="float">
            <text:p>8.915309</text:p>
          </table:table-cell>
          <table:table-cell office:value-type="float" office:value="10.62042" calcext:value-type="float">
            <text:p>10.62042</text:p>
          </table:table-cell>
          <table:table-cell office:value-type="float" office:value="12.39032" calcext:value-type="float">
            <text:p>12.39032</text:p>
          </table:table-cell>
          <table:table-cell office:value-type="float" office:value="12.70388" calcext:value-type="float">
            <text:p>12.70388</text:p>
          </table:table-cell>
          <table:table-cell office:value-type="float" office:value="0" calcext:value-type="float">
            <text:p>0</text:p>
          </table:table-cell>
          <table:table-cell office:value-type="float" office:value="0.2828771" calcext:value-type="float">
            <text:p>0.2828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2957" calcext:value-type="float">
            <text:p>1.05295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6" calcext:value-type="float">
            <text:p>25082006</text:p>
          </table:table-cell>
          <table:table-cell office:value-type="float" office:value="2.779087" calcext:value-type="float">
            <text:p>2.779087</text:p>
          </table:table-cell>
          <table:table-cell office:value-type="float" office:value="135.1046" calcext:value-type="float">
            <text:p>135.1046</text:p>
          </table:table-cell>
          <table:table-cell office:value-type="float" office:value="0" calcext:value-type="float">
            <text:p>0</text:p>
          </table:table-cell>
          <table:table-cell office:value-type="float" office:value="-5.690239" calcext:value-type="float">
            <text:p>-5.690239</text:p>
          </table:table-cell>
          <table:table-cell office:value-type="float" office:value="38.20084" calcext:value-type="float">
            <text:p>38.20084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641787" calcext:value-type="float">
            <text:p>1.641787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5141722" calcext:value-type="float">
            <text:p>-0.005141722</text:p>
          </table:table-cell>
          <table:table-cell office:value-type="float" office:value="1161.525" calcext:value-type="float">
            <text:p>1161.525</text:p>
          </table:table-cell>
          <table:table-cell office:value-type="float" office:value="1.625674" calcext:value-type="float">
            <text:p>1.625674</text:p>
          </table:table-cell>
          <table:table-cell office:value-type="float" office:value="0" calcext:value-type="float">
            <text:p>0</text:p>
          </table:table-cell>
          <table:table-cell office:value-type="float" office:value="0.03828679" calcext:value-type="float">
            <text:p>0.03828679</text:p>
          </table:table-cell>
          <table:table-cell office:value-type="float" office:value="0.02173297" calcext:value-type="float">
            <text:p>0.02173297</text:p>
          </table:table-cell>
          <table:table-cell office:value-type="float" office:value="0.01665343" calcext:value-type="float">
            <text:p>0.01665343</text:p>
          </table:table-cell>
          <table:table-cell office:value-type="float" office:value="0.007410136" calcext:value-type="float">
            <text:p>0.007410136</text:p>
          </table:table-cell>
          <table:table-cell office:value-type="float" office:value="0.006830593" calcext:value-type="float">
            <text:p>0.006830593</text:p>
          </table:table-cell>
          <table:table-cell office:value-type="float" office:value="0.004044477" calcext:value-type="float">
            <text:p>0.004044477</text:p>
          </table:table-cell>
          <table:table-cell office:value-type="float" office:value="0.004209945" calcext:value-type="float">
            <text:p>0.004209945</text:p>
          </table:table-cell>
          <table:table-cell office:value-type="float" office:value="0.007438572" calcext:value-type="float">
            <text:p>0.007438572</text:p>
          </table:table-cell>
          <table:table-cell office:value-type="float" office:value="0.02129654" calcext:value-type="float">
            <text:p>0.02129654</text:p>
          </table:table-cell>
          <table:table-cell office:value-type="float" office:value="0.04485694" calcext:value-type="float">
            <text:p>0.04485694</text:p>
          </table:table-cell>
          <table:table-cell office:value-type="float" office:value="0.01211207" calcext:value-type="float">
            <text:p>0.01211207</text:p>
          </table:table-cell>
          <table:table-cell office:value-type="float" office:value="0.1412892" calcext:value-type="float">
            <text:p>0.1412892</text:p>
          </table:table-cell>
          <table:table-cell office:value-type="float" office:value="0.1922811" calcext:value-type="float">
            <text:p>0.1922811</text:p>
          </table:table-cell>
          <table:table-cell office:value-type="float" office:value="0.195329" calcext:value-type="float">
            <text:p>0.195329</text:p>
          </table:table-cell>
          <table:table-cell office:value-type="float" office:value="0" calcext:value-type="float">
            <text:p>0</text:p>
          </table:table-cell>
          <table:table-cell office:value-type="float" office:value="29.58537" calcext:value-type="float">
            <text:p>29.58537</text:p>
          </table:table-cell>
          <table:table-cell office:value-type="float" office:value="25.99112" calcext:value-type="float">
            <text:p>25.99112</text:p>
          </table:table-cell>
          <table:table-cell office:value-type="float" office:value="22.81061" calcext:value-type="float">
            <text:p>22.81061</text:p>
          </table:table-cell>
          <table:table-cell office:value-type="float" office:value="6.522771" calcext:value-type="float">
            <text:p>6.522771</text:p>
          </table:table-cell>
          <table:table-cell office:value-type="float" office:value="5.235023" calcext:value-type="float">
            <text:p>5.235023</text:p>
          </table:table-cell>
          <table:table-cell office:value-type="float" office:value="2.301623" calcext:value-type="float">
            <text:p>2.301623</text:p>
          </table:table-cell>
          <table:table-cell office:value-type="float" office:value="2.333193" calcext:value-type="float">
            <text:p>2.333193</text:p>
          </table:table-cell>
          <table:table-cell office:value-type="float" office:value="4.86334" calcext:value-type="float">
            <text:p>4.86334</text:p>
          </table:table-cell>
          <table:table-cell office:value-type="float" office:value="8.072876" calcext:value-type="float">
            <text:p>8.072876</text:p>
          </table:table-cell>
          <table:table-cell office:value-type="float" office:value="8.742772" calcext:value-type="float">
            <text:p>8.742772</text:p>
          </table:table-cell>
          <table:table-cell office:value-type="float" office:value="8.887465" calcext:value-type="float">
            <text:p>8.887465</text:p>
          </table:table-cell>
          <table:table-cell office:value-type="float" office:value="10.61567" calcext:value-type="float">
            <text:p>10.61567</text:p>
          </table:table-cell>
          <table:table-cell office:value-type="float" office:value="12.39179" calcext:value-type="float">
            <text:p>12.39179</text:p>
          </table:table-cell>
          <table:table-cell office:value-type="float" office:value="12.70515" calcext:value-type="float">
            <text:p>12.70515</text:p>
          </table:table-cell>
          <table:table-cell office:value-type="float" office:value="0" calcext:value-type="float">
            <text:p>0</text:p>
          </table:table-cell>
          <table:table-cell office:value-type="float" office:value="5.064432" calcext:value-type="float">
            <text:p>5.064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7076" calcext:value-type="float">
            <text:p>1.06707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6" calcext:value-type="float">
            <text:p>26082006</text:p>
          </table:table-cell>
          <table:table-cell office:value-type="float" office:value="2.770389" calcext:value-type="float">
            <text:p>2.770389</text:p>
          </table:table-cell>
          <table:table-cell office:value-type="float" office:value="135.1035" calcext:value-type="float">
            <text:p>135.1035</text:p>
          </table:table-cell>
          <table:table-cell office:value-type="float" office:value="0" calcext:value-type="float">
            <text:p>0</text:p>
          </table:table-cell>
          <table:table-cell office:value-type="float" office:value="-5.758006" calcext:value-type="float">
            <text:p>-5.758006</text:p>
          </table:table-cell>
          <table:table-cell office:value-type="float" office:value="38.16172" calcext:value-type="float">
            <text:p>38.16172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641787" calcext:value-type="float">
            <text:p>1.641787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5222184" calcext:value-type="float">
            <text:p>-0.005222184</text:p>
          </table:table-cell>
          <table:table-cell office:value-type="float" office:value="1161.501" calcext:value-type="float">
            <text:p>1161.501</text:p>
          </table:table-cell>
          <table:table-cell office:value-type="float" office:value="1.607579" calcext:value-type="float">
            <text:p>1.607579</text:p>
          </table:table-cell>
          <table:table-cell office:value-type="float" office:value="0" calcext:value-type="float">
            <text:p>0</text:p>
          </table:table-cell>
          <table:table-cell office:value-type="float" office:value="0.08809862" calcext:value-type="float">
            <text:p>0.08809862</text:p>
          </table:table-cell>
          <table:table-cell office:value-type="float" office:value="0.02442744" calcext:value-type="float">
            <text:p>0.02442744</text:p>
          </table:table-cell>
          <table:table-cell office:value-type="float" office:value="0.01680519" calcext:value-type="float">
            <text:p>0.01680519</text:p>
          </table:table-cell>
          <table:table-cell office:value-type="float" office:value="0.007541752" calcext:value-type="float">
            <text:p>0.007541752</text:p>
          </table:table-cell>
          <table:table-cell office:value-type="float" office:value="0.006990029" calcext:value-type="float">
            <text:p>0.006990029</text:p>
          </table:table-cell>
          <table:table-cell office:value-type="float" office:value="0.004064041" calcext:value-type="float">
            <text:p>0.004064041</text:p>
          </table:table-cell>
          <table:table-cell office:value-type="float" office:value="0.004218184" calcext:value-type="float">
            <text:p>0.004218184</text:p>
          </table:table-cell>
          <table:table-cell office:value-type="float" office:value="0.007431196" calcext:value-type="float">
            <text:p>0.007431196</text:p>
          </table:table-cell>
          <table:table-cell office:value-type="float" office:value="0.0214636" calcext:value-type="float">
            <text:p>0.0214636</text:p>
          </table:table-cell>
          <table:table-cell office:value-type="float" office:value="0.04529136" calcext:value-type="float">
            <text:p>0.04529136</text:p>
          </table:table-cell>
          <table:table-cell office:value-type="float" office:value="0.01211555" calcext:value-type="float">
            <text:p>0.01211555</text:p>
          </table:table-cell>
          <table:table-cell office:value-type="float" office:value="0.1489742" calcext:value-type="float">
            <text:p>0.1489742</text:p>
          </table:table-cell>
          <table:table-cell office:value-type="float" office:value="0.1923899" calcext:value-type="float">
            <text:p>0.1923899</text:p>
          </table:table-cell>
          <table:table-cell office:value-type="float" office:value="0.1953042" calcext:value-type="float">
            <text:p>0.1953042</text:p>
          </table:table-cell>
          <table:table-cell office:value-type="float" office:value="0" calcext:value-type="float">
            <text:p>0</text:p>
          </table:table-cell>
          <table:table-cell office:value-type="float" office:value="29.54805" calcext:value-type="float">
            <text:p>29.54805</text:p>
          </table:table-cell>
          <table:table-cell office:value-type="float" office:value="25.9408" calcext:value-type="float">
            <text:p>25.9408</text:p>
          </table:table-cell>
          <table:table-cell office:value-type="float" office:value="22.75985" calcext:value-type="float">
            <text:p>22.75985</text:p>
          </table:table-cell>
          <table:table-cell office:value-type="float" office:value="6.508564" calcext:value-type="float">
            <text:p>6.508564</text:p>
          </table:table-cell>
          <table:table-cell office:value-type="float" office:value="5.223379" calcext:value-type="float">
            <text:p>5.223379</text:p>
          </table:table-cell>
          <table:table-cell office:value-type="float" office:value="2.298026" calcext:value-type="float">
            <text:p>2.298026</text:p>
          </table:table-cell>
          <table:table-cell office:value-type="float" office:value="2.329553" calcext:value-type="float">
            <text:p>2.329553</text:p>
          </table:table-cell>
          <table:table-cell office:value-type="float" office:value="4.854409" calcext:value-type="float">
            <text:p>4.854409</text:p>
          </table:table-cell>
          <table:table-cell office:value-type="float" office:value="8.056369" calcext:value-type="float">
            <text:p>8.056369</text:p>
          </table:table-cell>
          <table:table-cell office:value-type="float" office:value="8.725728" calcext:value-type="float">
            <text:p>8.725728</text:p>
          </table:table-cell>
          <table:table-cell office:value-type="float" office:value="8.859723" calcext:value-type="float">
            <text:p>8.859723</text:p>
          </table:table-cell>
          <table:table-cell office:value-type="float" office:value="10.6126" calcext:value-type="float">
            <text:p>10.6126</text:p>
          </table:table-cell>
          <table:table-cell office:value-type="float" office:value="12.39328" calcext:value-type="float">
            <text:p>12.39328</text:p>
          </table:table-cell>
          <table:table-cell office:value-type="float" office:value="12.70639" calcext:value-type="float">
            <text:p>12.70639</text:p>
          </table:table-cell>
          <table:table-cell office:value-type="float" office:value="0" calcext:value-type="float">
            <text:p>0</text:p>
          </table:table-cell>
          <table:table-cell office:value-type="float" office:value="8.86325" calcext:value-type="float">
            <text:p>8.86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285" calcext:value-type="float">
            <text:p>1.0828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6" calcext:value-type="float">
            <text:p>27082006</text:p>
          </table:table-cell>
          <table:table-cell office:value-type="float" office:value="2.770892" calcext:value-type="float">
            <text:p>2.770892</text:p>
          </table:table-cell>
          <table:table-cell office:value-type="float" office:value="135.1076" calcext:value-type="float">
            <text:p>135.1076</text:p>
          </table:table-cell>
          <table:table-cell office:value-type="float" office:value="0" calcext:value-type="float">
            <text:p>0</text:p>
          </table:table-cell>
          <table:table-cell office:value-type="float" office:value="-5.826465" calcext:value-type="float">
            <text:p>-5.826465</text:p>
          </table:table-cell>
          <table:table-cell office:value-type="float" office:value="38.12366" calcext:value-type="float">
            <text:p>38.12366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641787" calcext:value-type="float">
            <text:p>1.641787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5388952" calcext:value-type="float">
            <text:p>-0.005388952</text:p>
          </table:table-cell>
          <table:table-cell office:value-type="float" office:value="1161.475" calcext:value-type="float">
            <text:p>1161.475</text:p>
          </table:table-cell>
          <table:table-cell office:value-type="float" office:value="1.6415" calcext:value-type="float">
            <text:p>1.6415</text:p>
          </table:table-cell>
          <table:table-cell office:value-type="float" office:value="0" calcext:value-type="float">
            <text:p>0</text:p>
          </table:table-cell>
          <table:table-cell office:value-type="float" office:value="0.007375" calcext:value-type="float">
            <text:p>0.007375</text:p>
          </table:table-cell>
          <table:table-cell office:value-type="float" office:value="0.02136491" calcext:value-type="float">
            <text:p>0.02136491</text:p>
          </table:table-cell>
          <table:table-cell office:value-type="float" office:value="0.01650683" calcext:value-type="float">
            <text:p>0.01650683</text:p>
          </table:table-cell>
          <table:table-cell office:value-type="float" office:value="0.007464977" calcext:value-type="float">
            <text:p>0.007464977</text:p>
          </table:table-cell>
          <table:table-cell office:value-type="float" office:value="0.006940356" calcext:value-type="float">
            <text:p>0.006940356</text:p>
          </table:table-cell>
          <table:table-cell office:value-type="float" office:value="0.004061872" calcext:value-type="float">
            <text:p>0.004061872</text:p>
          </table:table-cell>
          <table:table-cell office:value-type="float" office:value="0.004218359" calcext:value-type="float">
            <text:p>0.004218359</text:p>
          </table:table-cell>
          <table:table-cell office:value-type="float" office:value="0.007421376" calcext:value-type="float">
            <text:p>0.007421376</text:p>
          </table:table-cell>
          <table:table-cell office:value-type="float" office:value="0.02166541" calcext:value-type="float">
            <text:p>0.02166541</text:p>
          </table:table-cell>
          <table:table-cell office:value-type="float" office:value="0.04571185" calcext:value-type="float">
            <text:p>0.04571185</text:p>
          </table:table-cell>
          <table:table-cell office:value-type="float" office:value="0.01254827" calcext:value-type="float">
            <text:p>0.01254827</text:p>
          </table:table-cell>
          <table:table-cell office:value-type="float" office:value="0.157711" calcext:value-type="float">
            <text:p>0.157711</text:p>
          </table:table-cell>
          <table:table-cell office:value-type="float" office:value="0.1923392" calcext:value-type="float">
            <text:p>0.1923392</text:p>
          </table:table-cell>
          <table:table-cell office:value-type="float" office:value="0.1953444" calcext:value-type="float">
            <text:p>0.1953444</text:p>
          </table:table-cell>
          <table:table-cell office:value-type="float" office:value="0" calcext:value-type="float">
            <text:p>0</text:p>
          </table:table-cell>
          <table:table-cell office:value-type="float" office:value="29.46823" calcext:value-type="float">
            <text:p>29.46823</text:p>
          </table:table-cell>
          <table:table-cell office:value-type="float" office:value="25.89031" calcext:value-type="float">
            <text:p>25.89031</text:p>
          </table:table-cell>
          <table:table-cell office:value-type="float" office:value="22.71169" calcext:value-type="float">
            <text:p>22.71169</text:p>
          </table:table-cell>
          <table:table-cell office:value-type="float" office:value="6.495075" calcext:value-type="float">
            <text:p>6.495075</text:p>
          </table:table-cell>
          <table:table-cell office:value-type="float" office:value="5.212275" calcext:value-type="float">
            <text:p>5.212275</text:p>
          </table:table-cell>
          <table:table-cell office:value-type="float" office:value="2.294555" calcext:value-type="float">
            <text:p>2.294555</text:p>
          </table:table-cell>
          <table:table-cell office:value-type="float" office:value="2.326042" calcext:value-type="float">
            <text:p>2.326042</text:p>
          </table:table-cell>
          <table:table-cell office:value-type="float" office:value="4.845493" calcext:value-type="float">
            <text:p>4.845493</text:p>
          </table:table-cell>
          <table:table-cell office:value-type="float" office:value="8.039948" calcext:value-type="float">
            <text:p>8.039948</text:p>
          </table:table-cell>
          <table:table-cell office:value-type="float" office:value="8.708829" calcext:value-type="float">
            <text:p>8.708829</text:p>
          </table:table-cell>
          <table:table-cell office:value-type="float" office:value="8.832131" calcext:value-type="float">
            <text:p>8.832131</text:p>
          </table:table-cell>
          <table:table-cell office:value-type="float" office:value="10.6115" calcext:value-type="float">
            <text:p>10.6115</text:p>
          </table:table-cell>
          <table:table-cell office:value-type="float" office:value="12.39477" calcext:value-type="float">
            <text:p>12.39477</text:p>
          </table:table-cell>
          <table:table-cell office:value-type="float" office:value="12.70751" calcext:value-type="float">
            <text:p>12.70751</text:p>
          </table:table-cell>
          <table:table-cell office:value-type="float" office:value="0" calcext:value-type="float">
            <text:p>0</text:p>
          </table:table-cell>
          <table:table-cell office:value-type="float" office:value="0.008423324" calcext:value-type="float">
            <text:p>0.008423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421" calcext:value-type="float">
            <text:p>1.0842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6" calcext:value-type="float">
            <text:p>28082006</text:p>
          </table:table-cell>
          <table:table-cell office:value-type="float" office:value="2.768372" calcext:value-type="float">
            <text:p>2.768372</text:p>
          </table:table-cell>
          <table:table-cell office:value-type="float" office:value="135.1105" calcext:value-type="float">
            <text:p>135.1105</text:p>
          </table:table-cell>
          <table:table-cell office:value-type="float" office:value="0" calcext:value-type="float">
            <text:p>0</text:p>
          </table:table-cell>
          <table:table-cell office:value-type="float" office:value="-5.889301" calcext:value-type="float">
            <text:p>-5.889301</text:p>
          </table:table-cell>
          <table:table-cell office:value-type="float" office:value="38.0868" calcext:value-type="float">
            <text:p>38.0868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641787" calcext:value-type="float">
            <text:p>1.641787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5547932" calcext:value-type="float">
            <text:p>-0.005547932</text:p>
          </table:table-cell>
          <table:table-cell office:value-type="float" office:value="1161.447" calcext:value-type="float">
            <text:p>1161.447</text:p>
          </table:table-cell>
          <table:table-cell office:value-type="float" office:value="1.658683" calcext:value-type="float">
            <text:p>1.658683</text:p>
          </table:table-cell>
          <table:table-cell office:value-type="float" office:value="0" calcext:value-type="float">
            <text:p>0</text:p>
          </table:table-cell>
          <table:table-cell office:value-type="float" office:value="0.007604173" calcext:value-type="float">
            <text:p>0.007604173</text:p>
          </table:table-cell>
          <table:table-cell office:value-type="float" office:value="0.0199749" calcext:value-type="float">
            <text:p>0.0199749</text:p>
          </table:table-cell>
          <table:table-cell office:value-type="float" office:value="0.0160452" calcext:value-type="float">
            <text:p>0.0160452</text:p>
          </table:table-cell>
          <table:table-cell office:value-type="float" office:value="0.007317165" calcext:value-type="float">
            <text:p>0.007317165</text:p>
          </table:table-cell>
          <table:table-cell office:value-type="float" office:value="0.006844348" calcext:value-type="float">
            <text:p>0.006844348</text:p>
          </table:table-cell>
          <table:table-cell office:value-type="float" office:value="0.004042674" calcext:value-type="float">
            <text:p>0.004042674</text:p>
          </table:table-cell>
          <table:table-cell office:value-type="float" office:value="0.004213594" calcext:value-type="float">
            <text:p>0.004213594</text:p>
          </table:table-cell>
          <table:table-cell office:value-type="float" office:value="0.007408238" calcext:value-type="float">
            <text:p>0.007408238</text:p>
          </table:table-cell>
          <table:table-cell office:value-type="float" office:value="0.02187814" calcext:value-type="float">
            <text:p>0.02187814</text:p>
          </table:table-cell>
          <table:table-cell office:value-type="float" office:value="0.0460999" calcext:value-type="float">
            <text:p>0.0460999</text:p>
          </table:table-cell>
          <table:table-cell office:value-type="float" office:value="0.01360794" calcext:value-type="float">
            <text:p>0.01360794</text:p>
          </table:table-cell>
          <table:table-cell office:value-type="float" office:value="0.161925" calcext:value-type="float">
            <text:p>0.161925</text:p>
          </table:table-cell>
          <table:table-cell office:value-type="float" office:value="0.1923373" calcext:value-type="float">
            <text:p>0.1923373</text:p>
          </table:table-cell>
          <table:table-cell office:value-type="float" office:value="0.1953668" calcext:value-type="float">
            <text:p>0.1953668</text:p>
          </table:table-cell>
          <table:table-cell office:value-type="float" office:value="0" calcext:value-type="float">
            <text:p>0</text:p>
          </table:table-cell>
          <table:table-cell office:value-type="float" office:value="29.38716" calcext:value-type="float">
            <text:p>29.38716</text:p>
          </table:table-cell>
          <table:table-cell office:value-type="float" office:value="25.83836" calcext:value-type="float">
            <text:p>25.83836</text:p>
          </table:table-cell>
          <table:table-cell office:value-type="float" office:value="22.66487" calcext:value-type="float">
            <text:p>22.66487</text:p>
          </table:table-cell>
          <table:table-cell office:value-type="float" office:value="6.48205" calcext:value-type="float">
            <text:p>6.48205</text:p>
          </table:table-cell>
          <table:table-cell office:value-type="float" office:value="5.201506" calcext:value-type="float">
            <text:p>5.201506</text:p>
          </table:table-cell>
          <table:table-cell office:value-type="float" office:value="2.291178" calcext:value-type="float">
            <text:p>2.291178</text:p>
          </table:table-cell>
          <table:table-cell office:value-type="float" office:value="2.322645" calcext:value-type="float">
            <text:p>2.322645</text:p>
          </table:table-cell>
          <table:table-cell office:value-type="float" office:value="4.836577" calcext:value-type="float">
            <text:p>4.836577</text:p>
          </table:table-cell>
          <table:table-cell office:value-type="float" office:value="8.023618" calcext:value-type="float">
            <text:p>8.023618</text:p>
          </table:table-cell>
          <table:table-cell office:value-type="float" office:value="8.692063" calcext:value-type="float">
            <text:p>8.692063</text:p>
          </table:table-cell>
          <table:table-cell office:value-type="float" office:value="8.804812" calcext:value-type="float">
            <text:p>8.804812</text:p>
          </table:table-cell>
          <table:table-cell office:value-type="float" office:value="10.61196" calcext:value-type="float">
            <text:p>10.61196</text:p>
          </table:table-cell>
          <table:table-cell office:value-type="float" office:value="12.39624" calcext:value-type="float">
            <text:p>12.39624</text:p>
          </table:table-cell>
          <table:table-cell office:value-type="float" office:value="12.70869" calcext:value-type="float">
            <text:p>12.70869</text:p>
          </table:table-cell>
          <table:table-cell office:value-type="float" office:value="0" calcext:value-type="float">
            <text:p>0</text:p>
          </table:table-cell>
          <table:table-cell office:value-type="float" office:value="0.005536689" calcext:value-type="float">
            <text:p>0.005536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0065" calcext:value-type="float">
            <text:p>1.09006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6" calcext:value-type="float">
            <text:p>29082006</text:p>
          </table:table-cell>
          <table:table-cell office:value-type="float" office:value="2.768169" calcext:value-type="float">
            <text:p>2.768169</text:p>
          </table:table-cell>
          <table:table-cell office:value-type="float" office:value="135.1124" calcext:value-type="float">
            <text:p>135.1124</text:p>
          </table:table-cell>
          <table:table-cell office:value-type="float" office:value="0" calcext:value-type="float">
            <text:p>0</text:p>
          </table:table-cell>
          <table:table-cell office:value-type="float" office:value="-5.950132" calcext:value-type="float">
            <text:p>-5.950132</text:p>
          </table:table-cell>
          <table:table-cell office:value-type="float" office:value="38.0508" calcext:value-type="float">
            <text:p>38.0508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641787" calcext:value-type="float">
            <text:p>1.641787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5606685" calcext:value-type="float">
            <text:p>-0.005606685</text:p>
          </table:table-cell>
          <table:table-cell office:value-type="float" office:value="1161.42" calcext:value-type="float">
            <text:p>1161.42</text:p>
          </table:table-cell>
          <table:table-cell office:value-type="float" office:value="1.6664" calcext:value-type="float">
            <text:p>1.6664</text:p>
          </table:table-cell>
          <table:table-cell office:value-type="float" office:value="0" calcext:value-type="float">
            <text:p>0</text:p>
          </table:table-cell>
          <table:table-cell office:value-type="float" office:value="0.00865072" calcext:value-type="float">
            <text:p>0.00865072</text:p>
          </table:table-cell>
          <table:table-cell office:value-type="float" office:value="0.01998987" calcext:value-type="float">
            <text:p>0.01998987</text:p>
          </table:table-cell>
          <table:table-cell office:value-type="float" office:value="0.01624609" calcext:value-type="float">
            <text:p>0.01624609</text:p>
          </table:table-cell>
          <table:table-cell office:value-type="float" office:value="0.007448297" calcext:value-type="float">
            <text:p>0.007448297</text:p>
          </table:table-cell>
          <table:table-cell office:value-type="float" office:value="0.006969703" calcext:value-type="float">
            <text:p>0.006969703</text:p>
          </table:table-cell>
          <table:table-cell office:value-type="float" office:value="0.004047069" calcext:value-type="float">
            <text:p>0.004047069</text:p>
          </table:table-cell>
          <table:table-cell office:value-type="float" office:value="0.004213314" calcext:value-type="float">
            <text:p>0.004213314</text:p>
          </table:table-cell>
          <table:table-cell office:value-type="float" office:value="0.007392259" calcext:value-type="float">
            <text:p>0.007392259</text:p>
          </table:table-cell>
          <table:table-cell office:value-type="float" office:value="0.02212761" calcext:value-type="float">
            <text:p>0.02212761</text:p>
          </table:table-cell>
          <table:table-cell office:value-type="float" office:value="0.04647788" calcext:value-type="float">
            <text:p>0.04647788</text:p>
          </table:table-cell>
          <table:table-cell office:value-type="float" office:value="0.01498805" calcext:value-type="float">
            <text:p>0.01498805</text:p>
          </table:table-cell>
          <table:table-cell office:value-type="float" office:value="0.1632838" calcext:value-type="float">
            <text:p>0.1632838</text:p>
          </table:table-cell>
          <table:table-cell office:value-type="float" office:value="0.192349" calcext:value-type="float">
            <text:p>0.192349</text:p>
          </table:table-cell>
          <table:table-cell office:value-type="float" office:value="0.1953822" calcext:value-type="float">
            <text:p>0.1953822</text:p>
          </table:table-cell>
          <table:table-cell office:value-type="float" office:value="0" calcext:value-type="float">
            <text:p>0</text:p>
          </table:table-cell>
          <table:table-cell office:value-type="float" office:value="29.3212" calcext:value-type="float">
            <text:p>29.3212</text:p>
          </table:table-cell>
          <table:table-cell office:value-type="float" office:value="25.78659" calcext:value-type="float">
            <text:p>25.78659</text:p>
          </table:table-cell>
          <table:table-cell office:value-type="float" office:value="22.61907" calcext:value-type="float">
            <text:p>22.61907</text:p>
          </table:table-cell>
          <table:table-cell office:value-type="float" office:value="6.469532" calcext:value-type="float">
            <text:p>6.469532</text:p>
          </table:table-cell>
          <table:table-cell office:value-type="float" office:value="5.191164" calcext:value-type="float">
            <text:p>5.191164</text:p>
          </table:table-cell>
          <table:table-cell office:value-type="float" office:value="2.287896" calcext:value-type="float">
            <text:p>2.287896</text:p>
          </table:table-cell>
          <table:table-cell office:value-type="float" office:value="2.319358" calcext:value-type="float">
            <text:p>2.319358</text:p>
          </table:table-cell>
          <table:table-cell office:value-type="float" office:value="4.827659" calcext:value-type="float">
            <text:p>4.827659</text:p>
          </table:table-cell>
          <table:table-cell office:value-type="float" office:value="8.007381" calcext:value-type="float">
            <text:p>8.007381</text:p>
          </table:table-cell>
          <table:table-cell office:value-type="float" office:value="8.675435" calcext:value-type="float">
            <text:p>8.675435</text:p>
          </table:table-cell>
          <table:table-cell office:value-type="float" office:value="8.777885" calcext:value-type="float">
            <text:p>8.777885</text:p>
          </table:table-cell>
          <table:table-cell office:value-type="float" office:value="10.61295" calcext:value-type="float">
            <text:p>10.61295</text:p>
          </table:table-cell>
          <table:table-cell office:value-type="float" office:value="12.39772" calcext:value-type="float">
            <text:p>12.39772</text:p>
          </table:table-cell>
          <table:table-cell office:value-type="float" office:value="12.70992" calcext:value-type="float">
            <text:p>12.70992</text:p>
          </table:table-cell>
          <table:table-cell office:value-type="float" office:value="0" calcext:value-type="float">
            <text:p>0</text:p>
          </table:table-cell>
          <table:table-cell office:value-type="float" office:value="0.003075304" calcext:value-type="float">
            <text:p>0.003075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5769" calcext:value-type="float">
            <text:p>1.09576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6" calcext:value-type="float">
            <text:p>30082006</text:p>
          </table:table-cell>
          <table:table-cell office:value-type="float" office:value="2.77096" calcext:value-type="float">
            <text:p>2.77096</text:p>
          </table:table-cell>
          <table:table-cell office:value-type="float" office:value="135.1123" calcext:value-type="float">
            <text:p>135.1123</text:p>
          </table:table-cell>
          <table:table-cell office:value-type="float" office:value="0" calcext:value-type="float">
            <text:p>0</text:p>
          </table:table-cell>
          <table:table-cell office:value-type="float" office:value="-6.009089" calcext:value-type="float">
            <text:p>-6.009089</text:p>
          </table:table-cell>
          <table:table-cell office:value-type="float" office:value="38.01559" calcext:value-type="float">
            <text:p>38.01559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641787" calcext:value-type="float">
            <text:p>1.641787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5606685" calcext:value-type="float">
            <text:p>-0.005606685</text:p>
          </table:table-cell>
          <table:table-cell office:value-type="float" office:value="1161.392" calcext:value-type="float">
            <text:p>1161.392</text:p>
          </table:table-cell>
          <table:table-cell office:value-type="float" office:value="1.665531" calcext:value-type="float">
            <text:p>1.665531</text:p>
          </table:table-cell>
          <table:table-cell office:value-type="float" office:value="0" calcext:value-type="float">
            <text:p>0</text:p>
          </table:table-cell>
          <table:table-cell office:value-type="float" office:value="0.02706192" calcext:value-type="float">
            <text:p>0.02706192</text:p>
          </table:table-cell>
          <table:table-cell office:value-type="float" office:value="0.02021821" calcext:value-type="float">
            <text:p>0.02021821</text:p>
          </table:table-cell>
          <table:table-cell office:value-type="float" office:value="0.01642389" calcext:value-type="float">
            <text:p>0.01642389</text:p>
          </table:table-cell>
          <table:table-cell office:value-type="float" office:value="0.007602545" calcext:value-type="float">
            <text:p>0.007602545</text:p>
          </table:table-cell>
          <table:table-cell office:value-type="float" office:value="0.007163854" calcext:value-type="float">
            <text:p>0.007163854</text:p>
          </table:table-cell>
          <table:table-cell office:value-type="float" office:value="0.004072386" calcext:value-type="float">
            <text:p>0.004072386</text:p>
          </table:table-cell>
          <table:table-cell office:value-type="float" office:value="0.004225517" calcext:value-type="float">
            <text:p>0.004225517</text:p>
          </table:table-cell>
          <table:table-cell office:value-type="float" office:value="0.007381292" calcext:value-type="float">
            <text:p>0.007381292</text:p>
          </table:table-cell>
          <table:table-cell office:value-type="float" office:value="0.02238695" calcext:value-type="float">
            <text:p>0.02238695</text:p>
          </table:table-cell>
          <table:table-cell office:value-type="float" office:value="0.04685734" calcext:value-type="float">
            <text:p>0.04685734</text:p>
          </table:table-cell>
          <table:table-cell office:value-type="float" office:value="0.01671508" calcext:value-type="float">
            <text:p>0.01671508</text:p>
          </table:table-cell>
          <table:table-cell office:value-type="float" office:value="0.1637349" calcext:value-type="float">
            <text:p>0.1637349</text:p>
          </table:table-cell>
          <table:table-cell office:value-type="float" office:value="0.1923663" calcext:value-type="float">
            <text:p>0.1923663</text:p>
          </table:table-cell>
          <table:table-cell office:value-type="float" office:value="0.1953974" calcext:value-type="float">
            <text:p>0.1953974</text:p>
          </table:table-cell>
          <table:table-cell office:value-type="float" office:value="0" calcext:value-type="float">
            <text:p>0</text:p>
          </table:table-cell>
          <table:table-cell office:value-type="float" office:value="29.26916" calcext:value-type="float">
            <text:p>29.26916</text:p>
          </table:table-cell>
          <table:table-cell office:value-type="float" office:value="25.73681" calcext:value-type="float">
            <text:p>25.73681</text:p>
          </table:table-cell>
          <table:table-cell office:value-type="float" office:value="22.57471" calcext:value-type="float">
            <text:p>22.57471</text:p>
          </table:table-cell>
          <table:table-cell office:value-type="float" office:value="6.457661" calcext:value-type="float">
            <text:p>6.457661</text:p>
          </table:table-cell>
          <table:table-cell office:value-type="float" office:value="5.181333" calcext:value-type="float">
            <text:p>5.181333</text:p>
          </table:table-cell>
          <table:table-cell office:value-type="float" office:value="2.284723" calcext:value-type="float">
            <text:p>2.284723</text:p>
          </table:table-cell>
          <table:table-cell office:value-type="float" office:value="2.316203" calcext:value-type="float">
            <text:p>2.316203</text:p>
          </table:table-cell>
          <table:table-cell office:value-type="float" office:value="4.818759" calcext:value-type="float">
            <text:p>4.818759</text:p>
          </table:table-cell>
          <table:table-cell office:value-type="float" office:value="7.991244" calcext:value-type="float">
            <text:p>7.991244</text:p>
          </table:table-cell>
          <table:table-cell office:value-type="float" office:value="8.658945" calcext:value-type="float">
            <text:p>8.658945</text:p>
          </table:table-cell>
          <table:table-cell office:value-type="float" office:value="8.751423" calcext:value-type="float">
            <text:p>8.751423</text:p>
          </table:table-cell>
          <table:table-cell office:value-type="float" office:value="10.61411" calcext:value-type="float">
            <text:p>10.61411</text:p>
          </table:table-cell>
          <table:table-cell office:value-type="float" office:value="12.39919" calcext:value-type="float">
            <text:p>12.39919</text:p>
          </table:table-cell>
          <table:table-cell office:value-type="float" office:value="12.71115" calcext:value-type="float">
            <text:p>12.71115</text:p>
          </table:table-cell>
          <table:table-cell office:value-type="float" office:value="0" calcext:value-type="float">
            <text:p>0</text:p>
          </table:table-cell>
          <table:table-cell office:value-type="float" office:value="0.1285824" calcext:value-type="float">
            <text:p>0.1285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1803" calcext:value-type="float">
            <text:p>1.10180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6" calcext:value-type="float">
            <text:p>31082006</text:p>
          </table:table-cell>
          <table:table-cell office:value-type="float" office:value="2.767749" calcext:value-type="float">
            <text:p>2.767749</text:p>
          </table:table-cell>
          <table:table-cell office:value-type="float" office:value="135.1115" calcext:value-type="float">
            <text:p>135.1115</text:p>
          </table:table-cell>
          <table:table-cell office:value-type="float" office:value="0" calcext:value-type="float">
            <text:p>0</text:p>
          </table:table-cell>
          <table:table-cell office:value-type="float" office:value="-6.066853" calcext:value-type="float">
            <text:p>-6.066853</text:p>
          </table:table-cell>
          <table:table-cell office:value-type="float" office:value="37.98104" calcext:value-type="float">
            <text:p>37.98104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641787" calcext:value-type="float">
            <text:p>1.641787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5606685" calcext:value-type="float">
            <text:p>-0.005606685</text:p>
          </table:table-cell>
          <table:table-cell office:value-type="float" office:value="1161.366" calcext:value-type="float">
            <text:p>1161.366</text:p>
          </table:table-cell>
          <table:table-cell office:value-type="float" office:value="1.647545" calcext:value-type="float">
            <text:p>1.647545</text:p>
          </table:table-cell>
          <table:table-cell office:value-type="float" office:value="0" calcext:value-type="float">
            <text:p>0</text:p>
          </table:table-cell>
          <table:table-cell office:value-type="float" office:value="0.03620513" calcext:value-type="float">
            <text:p>0.03620513</text:p>
          </table:table-cell>
          <table:table-cell office:value-type="float" office:value="0.02123628" calcext:value-type="float">
            <text:p>0.02123628</text:p>
          </table:table-cell>
          <table:table-cell office:value-type="float" office:value="0.01690061" calcext:value-type="float">
            <text:p>0.01690061</text:p>
          </table:table-cell>
          <table:table-cell office:value-type="float" office:value="0.007907759" calcext:value-type="float">
            <text:p>0.007907759</text:p>
          </table:table-cell>
          <table:table-cell office:value-type="float" office:value="0.007510883" calcext:value-type="float">
            <text:p>0.007510883</text:p>
          </table:table-cell>
          <table:table-cell office:value-type="float" office:value="0.004131958" calcext:value-type="float">
            <text:p>0.004131958</text:p>
          </table:table-cell>
          <table:table-cell office:value-type="float" office:value="0.00425158" calcext:value-type="float">
            <text:p>0.00425158</text:p>
          </table:table-cell>
          <table:table-cell office:value-type="float" office:value="0.007374841" calcext:value-type="float">
            <text:p>0.007374841</text:p>
          </table:table-cell>
          <table:table-cell office:value-type="float" office:value="0.0221667" calcext:value-type="float">
            <text:p>0.0221667</text:p>
          </table:table-cell>
          <table:table-cell office:value-type="float" office:value="0.04595165" calcext:value-type="float">
            <text:p>0.04595165</text:p>
          </table:table-cell>
          <table:table-cell office:value-type="float" office:value="0.01709275" calcext:value-type="float">
            <text:p>0.01709275</text:p>
          </table:table-cell>
          <table:table-cell office:value-type="float" office:value="0.1638047" calcext:value-type="float">
            <text:p>0.1638047</text:p>
          </table:table-cell>
          <table:table-cell office:value-type="float" office:value="0.1923828" calcext:value-type="float">
            <text:p>0.1923828</text:p>
          </table:table-cell>
          <table:table-cell office:value-type="float" office:value="0.1954119" calcext:value-type="float">
            <text:p>0.1954119</text:p>
          </table:table-cell>
          <table:table-cell office:value-type="float" office:value="0" calcext:value-type="float">
            <text:p>0</text:p>
          </table:table-cell>
          <table:table-cell office:value-type="float" office:value="29.22921" calcext:value-type="float">
            <text:p>29.22921</text:p>
          </table:table-cell>
          <table:table-cell office:value-type="float" office:value="25.68944" calcext:value-type="float">
            <text:p>25.68944</text:p>
          </table:table-cell>
          <table:table-cell office:value-type="float" office:value="22.53205" calcext:value-type="float">
            <text:p>22.53205</text:p>
          </table:table-cell>
          <table:table-cell office:value-type="float" office:value="6.446324" calcext:value-type="float">
            <text:p>6.446324</text:p>
          </table:table-cell>
          <table:table-cell office:value-type="float" office:value="5.172154" calcext:value-type="float">
            <text:p>5.172154</text:p>
          </table:table-cell>
          <table:table-cell office:value-type="float" office:value="2.281674" calcext:value-type="float">
            <text:p>2.281674</text:p>
          </table:table-cell>
          <table:table-cell office:value-type="float" office:value="2.313198" calcext:value-type="float">
            <text:p>2.313198</text:p>
          </table:table-cell>
          <table:table-cell office:value-type="float" office:value="4.809899" calcext:value-type="float">
            <text:p>4.809899</text:p>
          </table:table-cell>
          <table:table-cell office:value-type="float" office:value="7.975188" calcext:value-type="float">
            <text:p>7.975188</text:p>
          </table:table-cell>
          <table:table-cell office:value-type="float" office:value="8.642514" calcext:value-type="float">
            <text:p>8.642514</text:p>
          </table:table-cell>
          <table:table-cell office:value-type="float" office:value="8.725359" calcext:value-type="float">
            <text:p>8.725359</text:p>
          </table:table-cell>
          <table:table-cell office:value-type="float" office:value="10.6153" calcext:value-type="float">
            <text:p>10.6153</text:p>
          </table:table-cell>
          <table:table-cell office:value-type="float" office:value="12.40066" calcext:value-type="float">
            <text:p>12.40066</text:p>
          </table:table-cell>
          <table:table-cell office:value-type="float" office:value="12.71242" calcext:value-type="float">
            <text:p>12.71242</text:p>
          </table:table-cell>
          <table:table-cell office:value-type="float" office:value="0" calcext:value-type="float">
            <text:p>0</text:p>
          </table:table-cell>
          <table:table-cell office:value-type="float" office:value="6.092683" calcext:value-type="float">
            <text:p>6.092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6242" calcext:value-type="float">
            <text:p>1.11624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6" calcext:value-type="float">
            <text:p>1092006</text:p>
          </table:table-cell>
          <table:table-cell office:value-type="float" office:value="2.765406" calcext:value-type="float">
            <text:p>2.765406</text:p>
          </table:table-cell>
          <table:table-cell office:value-type="float" office:value="135.1102" calcext:value-type="float">
            <text:p>135.1102</text:p>
          </table:table-cell>
          <table:table-cell office:value-type="float" office:value="0" calcext:value-type="float">
            <text:p>0</text:p>
          </table:table-cell>
          <table:table-cell office:value-type="float" office:value="-6.124236" calcext:value-type="float">
            <text:p>-6.124236</text:p>
          </table:table-cell>
          <table:table-cell office:value-type="float" office:value="37.9466" calcext:value-type="float">
            <text:p>37.9466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641787" calcext:value-type="float">
            <text:p>1.641787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5606685" calcext:value-type="float">
            <text:p>-0.005606685</text:p>
          </table:table-cell>
          <table:table-cell office:value-type="float" office:value="1161.343" calcext:value-type="float">
            <text:p>1161.343</text:p>
          </table:table-cell>
          <table:table-cell office:value-type="float" office:value="1.628738" calcext:value-type="float">
            <text:p>1.628738</text:p>
          </table:table-cell>
          <table:table-cell office:value-type="float" office:value="0" calcext:value-type="float">
            <text:p>0</text:p>
          </table:table-cell>
          <table:table-cell office:value-type="float" office:value="0.03821438" calcext:value-type="float">
            <text:p>0.03821438</text:p>
          </table:table-cell>
          <table:table-cell office:value-type="float" office:value="0.02137846" calcext:value-type="float">
            <text:p>0.02137846</text:p>
          </table:table-cell>
          <table:table-cell office:value-type="float" office:value="0.01702214" calcext:value-type="float">
            <text:p>0.01702214</text:p>
          </table:table-cell>
          <table:table-cell office:value-type="float" office:value="0.008080552" calcext:value-type="float">
            <text:p>0.008080552</text:p>
          </table:table-cell>
          <table:table-cell office:value-type="float" office:value="0.007747702" calcext:value-type="float">
            <text:p>0.007747702</text:p>
          </table:table-cell>
          <table:table-cell office:value-type="float" office:value="0.004190124" calcext:value-type="float">
            <text:p>0.004190124</text:p>
          </table:table-cell>
          <table:table-cell office:value-type="float" office:value="0.004285193" calcext:value-type="float">
            <text:p>0.004285193</text:p>
          </table:table-cell>
          <table:table-cell office:value-type="float" office:value="0.007371994" calcext:value-type="float">
            <text:p>0.007371994</text:p>
          </table:table-cell>
          <table:table-cell office:value-type="float" office:value="0.02161576" calcext:value-type="float">
            <text:p>0.02161576</text:p>
          </table:table-cell>
          <table:table-cell office:value-type="float" office:value="0.04372152" calcext:value-type="float">
            <text:p>0.04372152</text:p>
          </table:table-cell>
          <table:table-cell office:value-type="float" office:value="0.01703906" calcext:value-type="float">
            <text:p>0.01703906</text:p>
          </table:table-cell>
          <table:table-cell office:value-type="float" office:value="0.1636794" calcext:value-type="float">
            <text:p>0.1636794</text:p>
          </table:table-cell>
          <table:table-cell office:value-type="float" office:value="0.1924009" calcext:value-type="float">
            <text:p>0.1924009</text:p>
          </table:table-cell>
          <table:table-cell office:value-type="float" office:value="0.1954263" calcext:value-type="float">
            <text:p>0.1954263</text:p>
          </table:table-cell>
          <table:table-cell office:value-type="float" office:value="0" calcext:value-type="float">
            <text:p>0</text:p>
          </table:table-cell>
          <table:table-cell office:value-type="float" office:value="29.19259" calcext:value-type="float">
            <text:p>29.19259</text:p>
          </table:table-cell>
          <table:table-cell office:value-type="float" office:value="25.64351" calcext:value-type="float">
            <text:p>25.64351</text:p>
          </table:table-cell>
          <table:table-cell office:value-type="float" office:value="22.49087" calcext:value-type="float">
            <text:p>22.49087</text:p>
          </table:table-cell>
          <table:table-cell office:value-type="float" office:value="6.435521" calcext:value-type="float">
            <text:p>6.435521</text:p>
          </table:table-cell>
          <table:table-cell office:value-type="float" office:value="5.163541" calcext:value-type="float">
            <text:p>5.163541</text:p>
          </table:table-cell>
          <table:table-cell office:value-type="float" office:value="2.278766" calcext:value-type="float">
            <text:p>2.278766</text:p>
          </table:table-cell>
          <table:table-cell office:value-type="float" office:value="2.310348" calcext:value-type="float">
            <text:p>2.310348</text:p>
          </table:table-cell>
          <table:table-cell office:value-type="float" office:value="4.801089" calcext:value-type="float">
            <text:p>4.801089</text:p>
          </table:table-cell>
          <table:table-cell office:value-type="float" office:value="7.959145" calcext:value-type="float">
            <text:p>7.959145</text:p>
          </table:table-cell>
          <table:table-cell office:value-type="float" office:value="8.625787" calcext:value-type="float">
            <text:p>8.625787</text:p>
          </table:table-cell>
          <table:table-cell office:value-type="float" office:value="8.699392" calcext:value-type="float">
            <text:p>8.699392</text:p>
          </table:table-cell>
          <table:table-cell office:value-type="float" office:value="10.61646" calcext:value-type="float">
            <text:p>10.61646</text:p>
          </table:table-cell>
          <table:table-cell office:value-type="float" office:value="12.40213" calcext:value-type="float">
            <text:p>12.40213</text:p>
          </table:table-cell>
          <table:table-cell office:value-type="float" office:value="12.71368" calcext:value-type="float">
            <text:p>12.71368</text:p>
          </table:table-cell>
          <table:table-cell office:value-type="float" office:value="0" calcext:value-type="float">
            <text:p>0</text:p>
          </table:table-cell>
          <table:table-cell office:value-type="float" office:value="9.407743" calcext:value-type="float">
            <text:p>9.407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1156" calcext:value-type="float">
            <text:p>1.13115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6" calcext:value-type="float">
            <text:p>2092006</text:p>
          </table:table-cell>
          <table:table-cell office:value-type="float" office:value="2.765373" calcext:value-type="float">
            <text:p>2.765373</text:p>
          </table:table-cell>
          <table:table-cell office:value-type="float" office:value="135.1083" calcext:value-type="float">
            <text:p>135.1083</text:p>
          </table:table-cell>
          <table:table-cell office:value-type="float" office:value="0" calcext:value-type="float">
            <text:p>0</text:p>
          </table:table-cell>
          <table:table-cell office:value-type="float" office:value="-6.182718" calcext:value-type="float">
            <text:p>-6.182718</text:p>
          </table:table-cell>
          <table:table-cell office:value-type="float" office:value="37.91219" calcext:value-type="float">
            <text:p>37.91219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641787" calcext:value-type="float">
            <text:p>1.641787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5699643" calcext:value-type="float">
            <text:p>-0.005699643</text:p>
          </table:table-cell>
          <table:table-cell office:value-type="float" office:value="1161.32" calcext:value-type="float">
            <text:p>1161.32</text:p>
          </table:table-cell>
          <table:table-cell office:value-type="float" office:value="1.615679" calcext:value-type="float">
            <text:p>1.615679</text:p>
          </table:table-cell>
          <table:table-cell office:value-type="float" office:value="0" calcext:value-type="float">
            <text:p>0</text:p>
          </table:table-cell>
          <table:table-cell office:value-type="float" office:value="0.08043475" calcext:value-type="float">
            <text:p>0.08043475</text:p>
          </table:table-cell>
          <table:table-cell office:value-type="float" office:value="0.02310051" calcext:value-type="float">
            <text:p>0.02310051</text:p>
          </table:table-cell>
          <table:table-cell office:value-type="float" office:value="0.01641193" calcext:value-type="float">
            <text:p>0.01641193</text:p>
          </table:table-cell>
          <table:table-cell office:value-type="float" office:value="0.007845913" calcext:value-type="float">
            <text:p>0.007845913</text:p>
          </table:table-cell>
          <table:table-cell office:value-type="float" office:value="0.007583078" calcext:value-type="float">
            <text:p>0.007583078</text:p>
          </table:table-cell>
          <table:table-cell office:value-type="float" office:value="0.004188237" calcext:value-type="float">
            <text:p>0.004188237</text:p>
          </table:table-cell>
          <table:table-cell office:value-type="float" office:value="0.004296088" calcext:value-type="float">
            <text:p>0.004296088</text:p>
          </table:table-cell>
          <table:table-cell office:value-type="float" office:value="0.007365414" calcext:value-type="float">
            <text:p>0.007365414</text:p>
          </table:table-cell>
          <table:table-cell office:value-type="float" office:value="0.02115943" calcext:value-type="float">
            <text:p>0.02115943</text:p>
          </table:table-cell>
          <table:table-cell office:value-type="float" office:value="0.04197206" calcext:value-type="float">
            <text:p>0.04197206</text:p>
          </table:table-cell>
          <table:table-cell office:value-type="float" office:value="0.01734548" calcext:value-type="float">
            <text:p>0.01734548</text:p>
          </table:table-cell>
          <table:table-cell office:value-type="float" office:value="0.1635738" calcext:value-type="float">
            <text:p>0.1635738</text:p>
          </table:table-cell>
          <table:table-cell office:value-type="float" office:value="0.192511" calcext:value-type="float">
            <text:p>0.192511</text:p>
          </table:table-cell>
          <table:table-cell office:value-type="float" office:value="0.1953995" calcext:value-type="float">
            <text:p>0.1953995</text:p>
          </table:table-cell>
          <table:table-cell office:value-type="float" office:value="0" calcext:value-type="float">
            <text:p>0</text:p>
          </table:table-cell>
          <table:table-cell office:value-type="float" office:value="29.15605" calcext:value-type="float">
            <text:p>29.15605</text:p>
          </table:table-cell>
          <table:table-cell office:value-type="float" office:value="25.59809" calcext:value-type="float">
            <text:p>25.59809</text:p>
          </table:table-cell>
          <table:table-cell office:value-type="float" office:value="22.45035" calcext:value-type="float">
            <text:p>22.45035</text:p>
          </table:table-cell>
          <table:table-cell office:value-type="float" office:value="6.425041" calcext:value-type="float">
            <text:p>6.425041</text:p>
          </table:table-cell>
          <table:table-cell office:value-type="float" office:value="5.155247" calcext:value-type="float">
            <text:p>5.155247</text:p>
          </table:table-cell>
          <table:table-cell office:value-type="float" office:value="2.275981" calcext:value-type="float">
            <text:p>2.275981</text:p>
          </table:table-cell>
          <table:table-cell office:value-type="float" office:value="2.30764" calcext:value-type="float">
            <text:p>2.30764</text:p>
          </table:table-cell>
          <table:table-cell office:value-type="float" office:value="4.792326" calcext:value-type="float">
            <text:p>4.792326</text:p>
          </table:table-cell>
          <table:table-cell office:value-type="float" office:value="7.943125" calcext:value-type="float">
            <text:p>7.943125</text:p>
          </table:table-cell>
          <table:table-cell office:value-type="float" office:value="8.608749" calcext:value-type="float">
            <text:p>8.608749</text:p>
          </table:table-cell>
          <table:table-cell office:value-type="float" office:value="8.673608" calcext:value-type="float">
            <text:p>8.673608</text:p>
          </table:table-cell>
          <table:table-cell office:value-type="float" office:value="10.61763" calcext:value-type="float">
            <text:p>10.61763</text:p>
          </table:table-cell>
          <table:table-cell office:value-type="float" office:value="12.40363" calcext:value-type="float">
            <text:p>12.40363</text:p>
          </table:table-cell>
          <table:table-cell office:value-type="float" office:value="12.71491" calcext:value-type="float">
            <text:p>12.71491</text:p>
          </table:table-cell>
          <table:table-cell office:value-type="float" office:value="0" calcext:value-type="float">
            <text:p>0</text:p>
          </table:table-cell>
          <table:table-cell office:value-type="float" office:value="9.199793" calcext:value-type="float">
            <text:p>9.199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2974" calcext:value-type="float">
            <text:p>1.14297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6" calcext:value-type="float">
            <text:p>3092006</text:p>
          </table:table-cell>
          <table:table-cell office:value-type="float" office:value="2.770306" calcext:value-type="float">
            <text:p>2.770306</text:p>
          </table:table-cell>
          <table:table-cell office:value-type="float" office:value="135.1113" calcext:value-type="float">
            <text:p>135.1113</text:p>
          </table:table-cell>
          <table:table-cell office:value-type="float" office:value="0" calcext:value-type="float">
            <text:p>0</text:p>
          </table:table-cell>
          <table:table-cell office:value-type="float" office:value="-6.247167" calcext:value-type="float">
            <text:p>-6.247167</text:p>
          </table:table-cell>
          <table:table-cell office:value-type="float" office:value="37.87633" calcext:value-type="float">
            <text:p>37.87633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642029" calcext:value-type="float">
            <text:p>1.642029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5868005" calcext:value-type="float">
            <text:p>-0.005868005</text:p>
          </table:table-cell>
          <table:table-cell office:value-type="float" office:value="1161.292" calcext:value-type="float">
            <text:p>1161.292</text:p>
          </table:table-cell>
          <table:table-cell office:value-type="float" office:value="1.644792" calcext:value-type="float">
            <text:p>1.644792</text:p>
          </table:table-cell>
          <table:table-cell office:value-type="float" office:value="0" calcext:value-type="float">
            <text:p>0</text:p>
          </table:table-cell>
          <table:table-cell office:value-type="float" office:value="0.009133873" calcext:value-type="float">
            <text:p>0.009133873</text:p>
          </table:table-cell>
          <table:table-cell office:value-type="float" office:value="0.01716549" calcext:value-type="float">
            <text:p>0.01716549</text:p>
          </table:table-cell>
          <table:table-cell office:value-type="float" office:value="0.01559004" calcext:value-type="float">
            <text:p>0.01559004</text:p>
          </table:table-cell>
          <table:table-cell office:value-type="float" office:value="0.007385136" calcext:value-type="float">
            <text:p>0.007385136</text:p>
          </table:table-cell>
          <table:table-cell office:value-type="float" office:value="0.007072561" calcext:value-type="float">
            <text:p>0.007072561</text:p>
          </table:table-cell>
          <table:table-cell office:value-type="float" office:value="0.004098078" calcext:value-type="float">
            <text:p>0.004098078</text:p>
          </table:table-cell>
          <table:table-cell office:value-type="float" office:value="0.004246267" calcext:value-type="float">
            <text:p>0.004246267</text:p>
          </table:table-cell>
          <table:table-cell office:value-type="float" office:value="0.007345535" calcext:value-type="float">
            <text:p>0.007345535</text:p>
          </table:table-cell>
          <table:table-cell office:value-type="float" office:value="0.02087552" calcext:value-type="float">
            <text:p>0.02087552</text:p>
          </table:table-cell>
          <table:table-cell office:value-type="float" office:value="0.04063858" calcext:value-type="float">
            <text:p>0.04063858</text:p>
          </table:table-cell>
          <table:table-cell office:value-type="float" office:value="0.01781466" calcext:value-type="float">
            <text:p>0.01781466</text:p>
          </table:table-cell>
          <table:table-cell office:value-type="float" office:value="0.1634153" calcext:value-type="float">
            <text:p>0.1634153</text:p>
          </table:table-cell>
          <table:table-cell office:value-type="float" office:value="0.1924559" calcext:value-type="float">
            <text:p>0.1924559</text:p>
          </table:table-cell>
          <table:table-cell office:value-type="float" office:value="0.1954407" calcext:value-type="float">
            <text:p>0.1954407</text:p>
          </table:table-cell>
          <table:table-cell office:value-type="float" office:value="0" calcext:value-type="float">
            <text:p>0</text:p>
          </table:table-cell>
          <table:table-cell office:value-type="float" office:value="29.08233" calcext:value-type="float">
            <text:p>29.08233</text:p>
          </table:table-cell>
          <table:table-cell office:value-type="float" office:value="25.52997" calcext:value-type="float">
            <text:p>25.52997</text:p>
          </table:table-cell>
          <table:table-cell office:value-type="float" office:value="22.40924" calcext:value-type="float">
            <text:p>22.40924</text:p>
          </table:table-cell>
          <table:table-cell office:value-type="float" office:value="6.414486" calcext:value-type="float">
            <text:p>6.414486</text:p>
          </table:table-cell>
          <table:table-cell office:value-type="float" office:value="5.146808" calcext:value-type="float">
            <text:p>5.146808</text:p>
          </table:table-cell>
          <table:table-cell office:value-type="float" office:value="2.27326" calcext:value-type="float">
            <text:p>2.27326</text:p>
          </table:table-cell>
          <table:table-cell office:value-type="float" office:value="2.304974" calcext:value-type="float">
            <text:p>2.304974</text:p>
          </table:table-cell>
          <table:table-cell office:value-type="float" office:value="4.783596" calcext:value-type="float">
            <text:p>4.783596</text:p>
          </table:table-cell>
          <table:table-cell office:value-type="float" office:value="7.927127" calcext:value-type="float">
            <text:p>7.927127</text:p>
          </table:table-cell>
          <table:table-cell office:value-type="float" office:value="8.59145" calcext:value-type="float">
            <text:p>8.59145</text:p>
          </table:table-cell>
          <table:table-cell office:value-type="float" office:value="8.647996" calcext:value-type="float">
            <text:p>8.647996</text:p>
          </table:table-cell>
          <table:table-cell office:value-type="float" office:value="10.61875" calcext:value-type="float">
            <text:p>10.61875</text:p>
          </table:table-cell>
          <table:table-cell office:value-type="float" office:value="12.40511" calcext:value-type="float">
            <text:p>12.40511</text:p>
          </table:table-cell>
          <table:table-cell office:value-type="float" office:value="12.71605" calcext:value-type="float">
            <text:p>12.71605</text:p>
          </table:table-cell>
          <table:table-cell office:value-type="float" office:value="0" calcext:value-type="float">
            <text:p>0</text:p>
          </table:table-cell>
          <table:table-cell office:value-type="float" office:value="0.0071452" calcext:value-type="float">
            <text:p>0.0071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5206" calcext:value-type="float">
            <text:p>1.14520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6" calcext:value-type="float">
            <text:p>4092006</text:p>
          </table:table-cell>
          <table:table-cell office:value-type="float" office:value="2.774759" calcext:value-type="float">
            <text:p>2.774759</text:p>
          </table:table-cell>
          <table:table-cell office:value-type="float" office:value="135.1135" calcext:value-type="float">
            <text:p>135.1135</text:p>
          </table:table-cell>
          <table:table-cell office:value-type="float" office:value="0" calcext:value-type="float">
            <text:p>0</text:p>
          </table:table-cell>
          <table:table-cell office:value-type="float" office:value="-6.303113" calcext:value-type="float">
            <text:p>-6.303113</text:p>
          </table:table-cell>
          <table:table-cell office:value-type="float" office:value="37.84056" calcext:value-type="float">
            <text:p>37.84056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642029" calcext:value-type="float">
            <text:p>1.642029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6027869" calcext:value-type="float">
            <text:p>-0.006027869</text:p>
          </table:table-cell>
          <table:table-cell office:value-type="float" office:value="1161.263" calcext:value-type="float">
            <text:p>1161.263</text:p>
          </table:table-cell>
          <table:table-cell office:value-type="float" office:value="1.661309" calcext:value-type="float">
            <text:p>1.661309</text:p>
          </table:table-cell>
          <table:table-cell office:value-type="float" office:value="0" calcext:value-type="float">
            <text:p>0</text:p>
          </table:table-cell>
          <table:table-cell office:value-type="float" office:value="0.01009568" calcext:value-type="float">
            <text:p>0.01009568</text:p>
          </table:table-cell>
          <table:table-cell office:value-type="float" office:value="0.01784712" calcext:value-type="float">
            <text:p>0.01784712</text:p>
          </table:table-cell>
          <table:table-cell office:value-type="float" office:value="0.01542254" calcext:value-type="float">
            <text:p>0.01542254</text:p>
          </table:table-cell>
          <table:table-cell office:value-type="float" office:value="0.007293562" calcext:value-type="float">
            <text:p>0.007293562</text:p>
          </table:table-cell>
          <table:table-cell office:value-type="float" office:value="0.006967526" calcext:value-type="float">
            <text:p>0.006967526</text:p>
          </table:table-cell>
          <table:table-cell office:value-type="float" office:value="0.004096588" calcext:value-type="float">
            <text:p>0.004096588</text:p>
          </table:table-cell>
          <table:table-cell office:value-type="float" office:value="0.004241022" calcext:value-type="float">
            <text:p>0.004241022</text:p>
          </table:table-cell>
          <table:table-cell office:value-type="float" office:value="0.007331051" calcext:value-type="float">
            <text:p>0.007331051</text:p>
          </table:table-cell>
          <table:table-cell office:value-type="float" office:value="0.02079448" calcext:value-type="float">
            <text:p>0.02079448</text:p>
          </table:table-cell>
          <table:table-cell office:value-type="float" office:value="0.04010069" calcext:value-type="float">
            <text:p>0.04010069</text:p>
          </table:table-cell>
          <table:table-cell office:value-type="float" office:value="0.01863002" calcext:value-type="float">
            <text:p>0.01863002</text:p>
          </table:table-cell>
          <table:table-cell office:value-type="float" office:value="0.163352" calcext:value-type="float">
            <text:p>0.163352</text:p>
          </table:table-cell>
          <table:table-cell office:value-type="float" office:value="0.1924506" calcext:value-type="float">
            <text:p>0.1924506</text:p>
          </table:table-cell>
          <table:table-cell office:value-type="float" office:value="0.1954634" calcext:value-type="float">
            <text:p>0.1954634</text:p>
          </table:table-cell>
          <table:table-cell office:value-type="float" office:value="0" calcext:value-type="float">
            <text:p>0</text:p>
          </table:table-cell>
          <table:table-cell office:value-type="float" office:value="29.0092" calcext:value-type="float">
            <text:p>29.0092</text:p>
          </table:table-cell>
          <table:table-cell office:value-type="float" office:value="25.46481" calcext:value-type="float">
            <text:p>25.46481</text:p>
          </table:table-cell>
          <table:table-cell office:value-type="float" office:value="22.36698" calcext:value-type="float">
            <text:p>22.36698</text:p>
          </table:table-cell>
          <table:table-cell office:value-type="float" office:value="6.403732" calcext:value-type="float">
            <text:p>6.403732</text:p>
          </table:table-cell>
          <table:table-cell office:value-type="float" office:value="5.138215" calcext:value-type="float">
            <text:p>5.138215</text:p>
          </table:table-cell>
          <table:table-cell office:value-type="float" office:value="2.27056" calcext:value-type="float">
            <text:p>2.27056</text:p>
          </table:table-cell>
          <table:table-cell office:value-type="float" office:value="2.302336" calcext:value-type="float">
            <text:p>2.302336</text:p>
          </table:table-cell>
          <table:table-cell office:value-type="float" office:value="4.774885" calcext:value-type="float">
            <text:p>4.774885</text:p>
          </table:table-cell>
          <table:table-cell office:value-type="float" office:value="7.911146" calcext:value-type="float">
            <text:p>7.911146</text:p>
          </table:table-cell>
          <table:table-cell office:value-type="float" office:value="8.574047" calcext:value-type="float">
            <text:p>8.574047</text:p>
          </table:table-cell>
          <table:table-cell office:value-type="float" office:value="8.622629" calcext:value-type="float">
            <text:p>8.622629</text:p>
          </table:table-cell>
          <table:table-cell office:value-type="float" office:value="10.61983" calcext:value-type="float">
            <text:p>10.61983</text:p>
          </table:table-cell>
          <table:table-cell office:value-type="float" office:value="12.40658" calcext:value-type="float">
            <text:p>12.40658</text:p>
          </table:table-cell>
          <table:table-cell office:value-type="float" office:value="12.71721" calcext:value-type="float">
            <text:p>12.71721</text:p>
          </table:table-cell>
          <table:table-cell office:value-type="float" office:value="0" calcext:value-type="float">
            <text:p>0</text:p>
          </table:table-cell>
          <table:table-cell office:value-type="float" office:value="0.004529828" calcext:value-type="float">
            <text:p>0.004529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0055" calcext:value-type="float">
            <text:p>1.15005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6" calcext:value-type="float">
            <text:p>5092006</text:p>
          </table:table-cell>
          <table:table-cell office:value-type="float" office:value="2.783732" calcext:value-type="float">
            <text:p>2.783732</text:p>
          </table:table-cell>
          <table:table-cell office:value-type="float" office:value="135.1147" calcext:value-type="float">
            <text:p>135.1147</text:p>
          </table:table-cell>
          <table:table-cell office:value-type="float" office:value="0" calcext:value-type="float">
            <text:p>0</text:p>
          </table:table-cell>
          <table:table-cell office:value-type="float" office:value="-6.354653" calcext:value-type="float">
            <text:p>-6.354653</text:p>
          </table:table-cell>
          <table:table-cell office:value-type="float" office:value="37.80551" calcext:value-type="float">
            <text:p>37.80551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642029" calcext:value-type="float">
            <text:p>1.642029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6096638" calcext:value-type="float">
            <text:p>-0.006096638</text:p>
          </table:table-cell>
          <table:table-cell office:value-type="float" office:value="1161.234" calcext:value-type="float">
            <text:p>1161.234</text:p>
          </table:table-cell>
          <table:table-cell office:value-type="float" office:value="1.667698" calcext:value-type="float">
            <text:p>1.667698</text:p>
          </table:table-cell>
          <table:table-cell office:value-type="float" office:value="0" calcext:value-type="float">
            <text:p>0</text:p>
          </table:table-cell>
          <table:table-cell office:value-type="float" office:value="0.01169512" calcext:value-type="float">
            <text:p>0.01169512</text:p>
          </table:table-cell>
          <table:table-cell office:value-type="float" office:value="0.01879154" calcext:value-type="float">
            <text:p>0.01879154</text:p>
          </table:table-cell>
          <table:table-cell office:value-type="float" office:value="0.01561486" calcext:value-type="float">
            <text:p>0.01561486</text:p>
          </table:table-cell>
          <table:table-cell office:value-type="float" office:value="0.007366929" calcext:value-type="float">
            <text:p>0.007366929</text:p>
          </table:table-cell>
          <table:table-cell office:value-type="float" office:value="0.007043527" calcext:value-type="float">
            <text:p>0.007043527</text:p>
          </table:table-cell>
          <table:table-cell office:value-type="float" office:value="0.004119128" calcext:value-type="float">
            <text:p>0.004119128</text:p>
          </table:table-cell>
          <table:table-cell office:value-type="float" office:value="0.004247794" calcext:value-type="float">
            <text:p>0.004247794</text:p>
          </table:table-cell>
          <table:table-cell office:value-type="float" office:value="0.007321879" calcext:value-type="float">
            <text:p>0.007321879</text:p>
          </table:table-cell>
          <table:table-cell office:value-type="float" office:value="0.02085644" calcext:value-type="float">
            <text:p>0.02085644</text:p>
          </table:table-cell>
          <table:table-cell office:value-type="float" office:value="0.03993851" calcext:value-type="float">
            <text:p>0.03993851</text:p>
          </table:table-cell>
          <table:table-cell office:value-type="float" office:value="0.01997017" calcext:value-type="float">
            <text:p>0.01997017</text:p>
          </table:table-cell>
          <table:table-cell office:value-type="float" office:value="0.1633371" calcext:value-type="float">
            <text:p>0.1633371</text:p>
          </table:table-cell>
          <table:table-cell office:value-type="float" office:value="0.1924625" calcext:value-type="float">
            <text:p>0.1924625</text:p>
          </table:table-cell>
          <table:table-cell office:value-type="float" office:value="0.1954786" calcext:value-type="float">
            <text:p>0.1954786</text:p>
          </table:table-cell>
          <table:table-cell office:value-type="float" office:value="0" calcext:value-type="float">
            <text:p>0</text:p>
          </table:table-cell>
          <table:table-cell office:value-type="float" office:value="28.94992" calcext:value-type="float">
            <text:p>28.94992</text:p>
          </table:table-cell>
          <table:table-cell office:value-type="float" office:value="25.40977" calcext:value-type="float">
            <text:p>25.40977</text:p>
          </table:table-cell>
          <table:table-cell office:value-type="float" office:value="22.32441" calcext:value-type="float">
            <text:p>22.32441</text:p>
          </table:table-cell>
          <table:table-cell office:value-type="float" office:value="6.392926" calcext:value-type="float">
            <text:p>6.392926</text:p>
          </table:table-cell>
          <table:table-cell office:value-type="float" office:value="5.129637" calcext:value-type="float">
            <text:p>5.129637</text:p>
          </table:table-cell>
          <table:table-cell office:value-type="float" office:value="2.267899" calcext:value-type="float">
            <text:p>2.267899</text:p>
          </table:table-cell>
          <table:table-cell office:value-type="float" office:value="2.299737" calcext:value-type="float">
            <text:p>2.299737</text:p>
          </table:table-cell>
          <table:table-cell office:value-type="float" office:value="4.766199" calcext:value-type="float">
            <text:p>4.766199</text:p>
          </table:table-cell>
          <table:table-cell office:value-type="float" office:value="7.895217" calcext:value-type="float">
            <text:p>7.895217</text:p>
          </table:table-cell>
          <table:table-cell office:value-type="float" office:value="8.556628" calcext:value-type="float">
            <text:p>8.556628</text:p>
          </table:table-cell>
          <table:table-cell office:value-type="float" office:value="8.597601" calcext:value-type="float">
            <text:p>8.597601</text:p>
          </table:table-cell>
          <table:table-cell office:value-type="float" office:value="10.62092" calcext:value-type="float">
            <text:p>10.62092</text:p>
          </table:table-cell>
          <table:table-cell office:value-type="float" office:value="12.40805" calcext:value-type="float">
            <text:p>12.40805</text:p>
          </table:table-cell>
          <table:table-cell office:value-type="float" office:value="12.71842" calcext:value-type="float">
            <text:p>12.71842</text:p>
          </table:table-cell>
          <table:table-cell office:value-type="float" office:value="0" calcext:value-type="float">
            <text:p>0</text:p>
          </table:table-cell>
          <table:table-cell office:value-type="float" office:value="0.002393144" calcext:value-type="float">
            <text:p>0.002393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5062" calcext:value-type="float">
            <text:p>1.15506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6" calcext:value-type="float">
            <text:p>6092006</text:p>
          </table:table-cell>
          <table:table-cell office:value-type="float" office:value="2.793889" calcext:value-type="float">
            <text:p>2.793889</text:p>
          </table:table-cell>
          <table:table-cell office:value-type="float" office:value="135.1141" calcext:value-type="float">
            <text:p>135.1141</text:p>
          </table:table-cell>
          <table:table-cell office:value-type="float" office:value="0" calcext:value-type="float">
            <text:p>0</text:p>
          </table:table-cell>
          <table:table-cell office:value-type="float" office:value="-6.402432" calcext:value-type="float">
            <text:p>-6.402432</text:p>
          </table:table-cell>
          <table:table-cell office:value-type="float" office:value="37.77125" calcext:value-type="float">
            <text:p>37.77125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642029" calcext:value-type="float">
            <text:p>1.642029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6096638" calcext:value-type="float">
            <text:p>-0.006096638</text:p>
          </table:table-cell>
          <table:table-cell office:value-type="float" office:value="1161.206" calcext:value-type="float">
            <text:p>1161.206</text:p>
          </table:table-cell>
          <table:table-cell office:value-type="float" office:value="1.659031" calcext:value-type="float">
            <text:p>1.659031</text:p>
          </table:table-cell>
          <table:table-cell office:value-type="float" office:value="0" calcext:value-type="float">
            <text:p>0</text:p>
          </table:table-cell>
          <table:table-cell office:value-type="float" office:value="0.02923701" calcext:value-type="float">
            <text:p>0.02923701</text:p>
          </table:table-cell>
          <table:table-cell office:value-type="float" office:value="0.01980786" calcext:value-type="float">
            <text:p>0.01980786</text:p>
          </table:table-cell>
          <table:table-cell office:value-type="float" office:value="0.01597157" calcext:value-type="float">
            <text:p>0.01597157</text:p>
          </table:table-cell>
          <table:table-cell office:value-type="float" office:value="0.007538262" calcext:value-type="float">
            <text:p>0.007538262</text:p>
          </table:table-cell>
          <table:table-cell office:value-type="float" office:value="0.007231054" calcext:value-type="float">
            <text:p>0.007231054</text:p>
          </table:table-cell>
          <table:table-cell office:value-type="float" office:value="0.004162201" calcext:value-type="float">
            <text:p>0.004162201</text:p>
          </table:table-cell>
          <table:table-cell office:value-type="float" office:value="0.004267072" calcext:value-type="float">
            <text:p>0.004267072</text:p>
          </table:table-cell>
          <table:table-cell office:value-type="float" office:value="0.007317476" calcext:value-type="float">
            <text:p>0.007317476</text:p>
          </table:table-cell>
          <table:table-cell office:value-type="float" office:value="0.02094948" calcext:value-type="float">
            <text:p>0.02094948</text:p>
          </table:table-cell>
          <table:table-cell office:value-type="float" office:value="0.03995717" calcext:value-type="float">
            <text:p>0.03995717</text:p>
          </table:table-cell>
          <table:table-cell office:value-type="float" office:value="0.02208468" calcext:value-type="float">
            <text:p>0.02208468</text:p>
          </table:table-cell>
          <table:table-cell office:value-type="float" office:value="0.1633547" calcext:value-type="float">
            <text:p>0.1633547</text:p>
          </table:table-cell>
          <table:table-cell office:value-type="float" office:value="0.1924795" calcext:value-type="float">
            <text:p>0.1924795</text:p>
          </table:table-cell>
          <table:table-cell office:value-type="float" office:value="0.195494" calcext:value-type="float">
            <text:p>0.195494</text:p>
          </table:table-cell>
          <table:table-cell office:value-type="float" office:value="0" calcext:value-type="float">
            <text:p>0</text:p>
          </table:table-cell>
          <table:table-cell office:value-type="float" office:value="28.90479" calcext:value-type="float">
            <text:p>28.90479</text:p>
          </table:table-cell>
          <table:table-cell office:value-type="float" office:value="25.36108" calcext:value-type="float">
            <text:p>25.36108</text:p>
          </table:table-cell>
          <table:table-cell office:value-type="float" office:value="22.28264" calcext:value-type="float">
            <text:p>22.28264</text:p>
          </table:table-cell>
          <table:table-cell office:value-type="float" office:value="6.382286" calcext:value-type="float">
            <text:p>6.382286</text:p>
          </table:table-cell>
          <table:table-cell office:value-type="float" office:value="5.121218" calcext:value-type="float">
            <text:p>5.121218</text:p>
          </table:table-cell>
          <table:table-cell office:value-type="float" office:value="2.265297" calcext:value-type="float">
            <text:p>2.265297</text:p>
          </table:table-cell>
          <table:table-cell office:value-type="float" office:value="2.297194" calcext:value-type="float">
            <text:p>2.297194</text:p>
          </table:table-cell>
          <table:table-cell office:value-type="float" office:value="4.757553" calcext:value-type="float">
            <text:p>4.757553</text:p>
          </table:table-cell>
          <table:table-cell office:value-type="float" office:value="7.879385" calcext:value-type="float">
            <text:p>7.879385</text:p>
          </table:table-cell>
          <table:table-cell office:value-type="float" office:value="8.539269" calcext:value-type="float">
            <text:p>8.539269</text:p>
          </table:table-cell>
          <table:table-cell office:value-type="float" office:value="8.57309" calcext:value-type="float">
            <text:p>8.57309</text:p>
          </table:table-cell>
          <table:table-cell office:value-type="float" office:value="10.622" calcext:value-type="float">
            <text:p>10.622</text:p>
          </table:table-cell>
          <table:table-cell office:value-type="float" office:value="12.40953" calcext:value-type="float">
            <text:p>12.40953</text:p>
          </table:table-cell>
          <table:table-cell office:value-type="float" office:value="12.7197" calcext:value-type="float">
            <text:p>12.7197</text:p>
          </table:table-cell>
          <table:table-cell office:value-type="float" office:value="0" calcext:value-type="float">
            <text:p>0</text:p>
          </table:table-cell>
          <table:table-cell office:value-type="float" office:value="2.880809" calcext:value-type="float">
            <text:p>2.880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3997" calcext:value-type="float">
            <text:p>1.16399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6" calcext:value-type="float">
            <text:p>7092006</text:p>
          </table:table-cell>
          <table:table-cell office:value-type="float" office:value="2.798135" calcext:value-type="float">
            <text:p>2.798135</text:p>
          </table:table-cell>
          <table:table-cell office:value-type="float" office:value="135.1134" calcext:value-type="float">
            <text:p>135.1134</text:p>
          </table:table-cell>
          <table:table-cell office:value-type="float" office:value="0" calcext:value-type="float">
            <text:p>0</text:p>
          </table:table-cell>
          <table:table-cell office:value-type="float" office:value="-6.449947" calcext:value-type="float">
            <text:p>-6.449947</text:p>
          </table:table-cell>
          <table:table-cell office:value-type="float" office:value="37.73771" calcext:value-type="float">
            <text:p>37.73771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642029" calcext:value-type="float">
            <text:p>1.642029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6096638" calcext:value-type="float">
            <text:p>-0.006096638</text:p>
          </table:table-cell>
          <table:table-cell office:value-type="float" office:value="1161.182" calcext:value-type="float">
            <text:p>1161.182</text:p>
          </table:table-cell>
          <table:table-cell office:value-type="float" office:value="1.638752" calcext:value-type="float">
            <text:p>1.638752</text:p>
          </table:table-cell>
          <table:table-cell office:value-type="float" office:value="0" calcext:value-type="float">
            <text:p>0</text:p>
          </table:table-cell>
          <table:table-cell office:value-type="float" office:value="0.03473883" calcext:value-type="float">
            <text:p>0.03473883</text:p>
          </table:table-cell>
          <table:table-cell office:value-type="float" office:value="0.02076327" calcext:value-type="float">
            <text:p>0.02076327</text:p>
          </table:table-cell>
          <table:table-cell office:value-type="float" office:value="0.0164119" calcext:value-type="float">
            <text:p>0.0164119</text:p>
          </table:table-cell>
          <table:table-cell office:value-type="float" office:value="0.007796227" calcext:value-type="float">
            <text:p>0.007796227</text:p>
          </table:table-cell>
          <table:table-cell office:value-type="float" office:value="0.007507944" calcext:value-type="float">
            <text:p>0.007507944</text:p>
          </table:table-cell>
          <table:table-cell office:value-type="float" office:value="0.004231572" calcext:value-type="float">
            <text:p>0.004231572</text:p>
          </table:table-cell>
          <table:table-cell office:value-type="float" office:value="0.004299961" calcext:value-type="float">
            <text:p>0.004299961</text:p>
          </table:table-cell>
          <table:table-cell office:value-type="float" office:value="0.007317394" calcext:value-type="float">
            <text:p>0.007317394</text:p>
          </table:table-cell>
          <table:table-cell office:value-type="float" office:value="0.02106732" calcext:value-type="float">
            <text:p>0.02106732</text:p>
          </table:table-cell>
          <table:table-cell office:value-type="float" office:value="0.04014615" calcext:value-type="float">
            <text:p>0.04014615</text:p>
          </table:table-cell>
          <table:table-cell office:value-type="float" office:value="0.02508994" calcext:value-type="float">
            <text:p>0.02508994</text:p>
          </table:table-cell>
          <table:table-cell office:value-type="float" office:value="0.1634061" calcext:value-type="float">
            <text:p>0.1634061</text:p>
          </table:table-cell>
          <table:table-cell office:value-type="float" office:value="0.1924957" calcext:value-type="float">
            <text:p>0.1924957</text:p>
          </table:table-cell>
          <table:table-cell office:value-type="float" office:value="0.1955085" calcext:value-type="float">
            <text:p>0.1955085</text:p>
          </table:table-cell>
          <table:table-cell office:value-type="float" office:value="0" calcext:value-type="float">
            <text:p>0</text:p>
          </table:table-cell>
          <table:table-cell office:value-type="float" office:value="28.8679" calcext:value-type="float">
            <text:p>28.8679</text:p>
          </table:table-cell>
          <table:table-cell office:value-type="float" office:value="25.31558" calcext:value-type="float">
            <text:p>25.31558</text:p>
          </table:table-cell>
          <table:table-cell office:value-type="float" office:value="22.24217" calcext:value-type="float">
            <text:p>22.24217</text:p>
          </table:table-cell>
          <table:table-cell office:value-type="float" office:value="6.371881" calcext:value-type="float">
            <text:p>6.371881</text:p>
          </table:table-cell>
          <table:table-cell office:value-type="float" office:value="5.113089" calcext:value-type="float">
            <text:p>5.113089</text:p>
          </table:table-cell>
          <table:table-cell office:value-type="float" office:value="2.262765" calcext:value-type="float">
            <text:p>2.262765</text:p>
          </table:table-cell>
          <table:table-cell office:value-type="float" office:value="2.294722" calcext:value-type="float">
            <text:p>2.294722</text:p>
          </table:table-cell>
          <table:table-cell office:value-type="float" office:value="4.74897" calcext:value-type="float">
            <text:p>4.74897</text:p>
          </table:table-cell>
          <table:table-cell office:value-type="float" office:value="7.863661" calcext:value-type="float">
            <text:p>7.863661</text:p>
          </table:table-cell>
          <table:table-cell office:value-type="float" office:value="8.522015" calcext:value-type="float">
            <text:p>8.522015</text:p>
          </table:table-cell>
          <table:table-cell office:value-type="float" office:value="8.54927" calcext:value-type="float">
            <text:p>8.54927</text:p>
          </table:table-cell>
          <table:table-cell office:value-type="float" office:value="10.62309" calcext:value-type="float">
            <text:p>10.62309</text:p>
          </table:table-cell>
          <table:table-cell office:value-type="float" office:value="12.411" calcext:value-type="float">
            <text:p>12.411</text:p>
          </table:table-cell>
          <table:table-cell office:value-type="float" office:value="12.72096" calcext:value-type="float">
            <text:p>12.72096</text:p>
          </table:table-cell>
          <table:table-cell office:value-type="float" office:value="0" calcext:value-type="float">
            <text:p>0</text:p>
          </table:table-cell>
          <table:table-cell office:value-type="float" office:value="8.402299" calcext:value-type="float">
            <text:p>8.402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909" calcext:value-type="float">
            <text:p>1.1790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6" calcext:value-type="float">
            <text:p>8092006</text:p>
          </table:table-cell>
          <table:table-cell office:value-type="float" office:value="2.799799" calcext:value-type="float">
            <text:p>2.799799</text:p>
          </table:table-cell>
          <table:table-cell office:value-type="float" office:value="135.1124" calcext:value-type="float">
            <text:p>135.1124</text:p>
          </table:table-cell>
          <table:table-cell office:value-type="float" office:value="0" calcext:value-type="float">
            <text:p>0</text:p>
          </table:table-cell>
          <table:table-cell office:value-type="float" office:value="-6.501005" calcext:value-type="float">
            <text:p>-6.501005</text:p>
          </table:table-cell>
          <table:table-cell office:value-type="float" office:value="37.70487" calcext:value-type="float">
            <text:p>37.70487</text:p>
          </table:table-cell>
          <table:table-cell office:value-type="float" office:value="0.003538978" calcext:value-type="float">
            <text:p>0.003538978</text:p>
          </table:table-cell>
          <table:table-cell office:value-type="float" office:value="0.00001642082" calcext:value-type="float">
            <text:p>1.642082E-05</text:p>
          </table:table-cell>
          <table:table-cell office:value-type="float" office:value="0.007094864" calcext:value-type="float">
            <text:p>0.007094864</text:p>
          </table:table-cell>
          <table:table-cell office:value-type="float" office:value="-0.006096637" calcext:value-type="float">
            <text:p>-0.006096637</text:p>
          </table:table-cell>
          <table:table-cell office:value-type="float" office:value="1161.16" calcext:value-type="float">
            <text:p>1161.16</text:p>
          </table:table-cell>
          <table:table-cell office:value-type="float" office:value="1.619087" calcext:value-type="float">
            <text:p>1.619087</text:p>
          </table:table-cell>
          <table:table-cell office:value-type="float" office:value="0" calcext:value-type="float">
            <text:p>0</text:p>
          </table:table-cell>
          <table:table-cell office:value-type="float" office:value="0.9349695" calcext:value-type="float">
            <text:p>0.9349695</text:p>
          </table:table-cell>
          <table:table-cell office:value-type="float" office:value="0.2623183" calcext:value-type="float">
            <text:p>0.2623183</text:p>
          </table:table-cell>
          <table:table-cell office:value-type="float" office:value="0.01664762" calcext:value-type="float">
            <text:p>0.01664762</text:p>
          </table:table-cell>
          <table:table-cell office:value-type="float" office:value="0.007966693" calcext:value-type="float">
            <text:p>0.007966693</text:p>
          </table:table-cell>
          <table:table-cell office:value-type="float" office:value="0.007694756" calcext:value-type="float">
            <text:p>0.007694756</text:p>
          </table:table-cell>
          <table:table-cell office:value-type="float" office:value="0.004289898" calcext:value-type="float">
            <text:p>0.004289898</text:p>
          </table:table-cell>
          <table:table-cell office:value-type="float" office:value="0.004299737" calcext:value-type="float">
            <text:p>0.004299737</text:p>
          </table:table-cell>
          <table:table-cell office:value-type="float" office:value="0.00731933" calcext:value-type="float">
            <text:p>0.00731933</text:p>
          </table:table-cell>
          <table:table-cell office:value-type="float" office:value="0.02118514" calcext:value-type="float">
            <text:p>0.02118514</text:p>
          </table:table-cell>
          <table:table-cell office:value-type="float" office:value="0.04040345" calcext:value-type="float">
            <text:p>0.04040345</text:p>
          </table:table-cell>
          <table:table-cell office:value-type="float" office:value="0.02933229" calcext:value-type="float">
            <text:p>0.02933229</text:p>
          </table:table-cell>
          <table:table-cell office:value-type="float" office:value="0.1636851" calcext:value-type="float">
            <text:p>0.1636851</text:p>
          </table:table-cell>
          <table:table-cell office:value-type="float" office:value="0.1925115" calcext:value-type="float">
            <text:p>0.1925115</text:p>
          </table:table-cell>
          <table:table-cell office:value-type="float" office:value="0.1955228" calcext:value-type="float">
            <text:p>0.1955228</text:p>
          </table:table-cell>
          <table:table-cell office:value-type="float" office:value="0" calcext:value-type="float">
            <text:p>0</text:p>
          </table:table-cell>
          <table:table-cell office:value-type="float" office:value="28.83735" calcext:value-type="float">
            <text:p>28.83735</text:p>
          </table:table-cell>
          <table:table-cell office:value-type="float" office:value="25.27131" calcext:value-type="float">
            <text:p>25.27131</text:p>
          </table:table-cell>
          <table:table-cell office:value-type="float" office:value="22.20276" calcext:value-type="float">
            <text:p>22.20276</text:p>
          </table:table-cell>
          <table:table-cell office:value-type="float" office:value="6.361746" calcext:value-type="float">
            <text:p>6.361746</text:p>
          </table:table-cell>
          <table:table-cell office:value-type="float" office:value="5.105197" calcext:value-type="float">
            <text:p>5.105197</text:p>
          </table:table-cell>
          <table:table-cell office:value-type="float" office:value="2.260308" calcext:value-type="float">
            <text:p>2.260308</text:p>
          </table:table-cell>
          <table:table-cell office:value-type="float" office:value="2.292325" calcext:value-type="float">
            <text:p>2.292325</text:p>
          </table:table-cell>
          <table:table-cell office:value-type="float" office:value="4.740453" calcext:value-type="float">
            <text:p>4.740453</text:p>
          </table:table-cell>
          <table:table-cell office:value-type="float" office:value="7.848067" calcext:value-type="float">
            <text:p>7.848067</text:p>
          </table:table-cell>
          <table:table-cell office:value-type="float" office:value="8.504903" calcext:value-type="float">
            <text:p>8.504903</text:p>
          </table:table-cell>
          <table:table-cell office:value-type="float" office:value="8.52639" calcext:value-type="float">
            <text:p>8.52639</text:p>
          </table:table-cell>
          <table:table-cell office:value-type="float" office:value="10.62418" calcext:value-type="float">
            <text:p>10.62418</text:p>
          </table:table-cell>
          <table:table-cell office:value-type="float" office:value="12.41247" calcext:value-type="float">
            <text:p>12.41247</text:p>
          </table:table-cell>
          <table:table-cell office:value-type="float" office:value="12.72216" calcext:value-type="float">
            <text:p>12.72216</text:p>
          </table:table-cell>
          <table:table-cell office:value-type="float" office:value="0" calcext:value-type="float">
            <text:p>0</text:p>
          </table:table-cell>
          <table:table-cell office:value-type="float" office:value="4.505034" calcext:value-type="float">
            <text:p>4.505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4126" calcext:value-type="float">
            <text:p>1.19412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6" calcext:value-type="float">
            <text:p>9092006</text:p>
          </table:table-cell>
          <table:table-cell office:value-type="float" office:value="2.798544" calcext:value-type="float">
            <text:p>2.798544</text:p>
          </table:table-cell>
          <table:table-cell office:value-type="float" office:value="135.1168" calcext:value-type="float">
            <text:p>135.1168</text:p>
          </table:table-cell>
          <table:table-cell office:value-type="float" office:value="0" calcext:value-type="float">
            <text:p>0</text:p>
          </table:table-cell>
          <table:table-cell office:value-type="float" office:value="-6.569695" calcext:value-type="float">
            <text:p>-6.569695</text:p>
          </table:table-cell>
          <table:table-cell office:value-type="float" office:value="37.66871" calcext:value-type="float">
            <text:p>37.66871</text:p>
          </table:table-cell>
          <table:table-cell office:value-type="float" office:value="0.004348089" calcext:value-type="float">
            <text:p>0.004348089</text:p>
          </table:table-cell>
          <table:table-cell office:value-type="float" office:value="0.00002013403" calcext:value-type="float">
            <text:p>2.013403E-05</text:p>
          </table:table-cell>
          <table:table-cell office:value-type="float" office:value="0.008872325" calcext:value-type="float">
            <text:p>0.008872325</text:p>
          </table:table-cell>
          <table:table-cell office:value-type="float" office:value="-0.006089543" calcext:value-type="float">
            <text:p>-0.006089543</text:p>
          </table:table-cell>
          <table:table-cell office:value-type="float" office:value="1161.133" calcext:value-type="float">
            <text:p>1161.133</text:p>
          </table:table-cell>
          <table:table-cell office:value-type="float" office:value="1.653895" calcext:value-type="float">
            <text:p>1.653895</text:p>
          </table:table-cell>
          <table:table-cell office:value-type="float" office:value="0" calcext:value-type="float">
            <text:p>0</text:p>
          </table:table-cell>
          <table:table-cell office:value-type="float" office:value="0.007544081" calcext:value-type="float">
            <text:p>0.007544081</text:p>
          </table:table-cell>
          <table:table-cell office:value-type="float" office:value="0.01525637" calcext:value-type="float">
            <text:p>0.01525637</text:p>
          </table:table-cell>
          <table:table-cell office:value-type="float" office:value="0.01513919" calcext:value-type="float">
            <text:p>0.01513919</text:p>
          </table:table-cell>
          <table:table-cell office:value-type="float" office:value="0.007083633" calcext:value-type="float">
            <text:p>0.007083633</text:p>
          </table:table-cell>
          <table:table-cell office:value-type="float" office:value="0.007211885" calcext:value-type="float">
            <text:p>0.007211885</text:p>
          </table:table-cell>
          <table:table-cell office:value-type="float" office:value="0.004237228" calcext:value-type="float">
            <text:p>0.004237228</text:p>
          </table:table-cell>
          <table:table-cell office:value-type="float" office:value="0.00415202" calcext:value-type="float">
            <text:p>0.00415202</text:p>
          </table:table-cell>
          <table:table-cell office:value-type="float" office:value="0.007313254" calcext:value-type="float">
            <text:p>0.007313254</text:p>
          </table:table-cell>
          <table:table-cell office:value-type="float" office:value="0.02096967" calcext:value-type="float">
            <text:p>0.02096967</text:p>
          </table:table-cell>
          <table:table-cell office:value-type="float" office:value="0.03952048" calcext:value-type="float">
            <text:p>0.03952048</text:p>
          </table:table-cell>
          <table:table-cell office:value-type="float" office:value="0.03047546" calcext:value-type="float">
            <text:p>0.03047546</text:p>
          </table:table-cell>
          <table:table-cell office:value-type="float" office:value="0.1633747" calcext:value-type="float">
            <text:p>0.1633747</text:p>
          </table:table-cell>
          <table:table-cell office:value-type="float" office:value="0.1925274" calcext:value-type="float">
            <text:p>0.1925274</text:p>
          </table:table-cell>
          <table:table-cell office:value-type="float" office:value="0.1955361" calcext:value-type="float">
            <text:p>0.1955361</text:p>
          </table:table-cell>
          <table:table-cell office:value-type="float" office:value="0" calcext:value-type="float">
            <text:p>0</text:p>
          </table:table-cell>
          <table:table-cell office:value-type="float" office:value="28.72937" calcext:value-type="float">
            <text:p>28.72937</text:p>
          </table:table-cell>
          <table:table-cell office:value-type="float" office:value="25.16352" calcext:value-type="float">
            <text:p>25.16352</text:p>
          </table:table-cell>
          <table:table-cell office:value-type="float" office:value="22.15835" calcext:value-type="float">
            <text:p>22.15835</text:p>
          </table:table-cell>
          <table:table-cell office:value-type="float" office:value="6.350152" calcext:value-type="float">
            <text:p>6.350152</text:p>
          </table:table-cell>
          <table:table-cell office:value-type="float" office:value="5.097186" calcext:value-type="float">
            <text:p>5.097186</text:p>
          </table:table-cell>
          <table:table-cell office:value-type="float" office:value="2.257877" calcext:value-type="float">
            <text:p>2.257877</text:p>
          </table:table-cell>
          <table:table-cell office:value-type="float" office:value="2.289148" calcext:value-type="float">
            <text:p>2.289148</text:p>
          </table:table-cell>
          <table:table-cell office:value-type="float" office:value="4.731969" calcext:value-type="float">
            <text:p>4.731969</text:p>
          </table:table-cell>
          <table:table-cell office:value-type="float" office:value="7.832545" calcext:value-type="float">
            <text:p>7.832545</text:p>
          </table:table-cell>
          <table:table-cell office:value-type="float" office:value="8.487843" calcext:value-type="float">
            <text:p>8.487843</text:p>
          </table:table-cell>
          <table:table-cell office:value-type="float" office:value="8.504426" calcext:value-type="float">
            <text:p>8.504426</text:p>
          </table:table-cell>
          <table:table-cell office:value-type="float" office:value="10.62527" calcext:value-type="float">
            <text:p>10.62527</text:p>
          </table:table-cell>
          <table:table-cell office:value-type="float" office:value="12.41395" calcext:value-type="float">
            <text:p>12.41395</text:p>
          </table:table-cell>
          <table:table-cell office:value-type="float" office:value="12.72328" calcext:value-type="float">
            <text:p>12.72328</text:p>
          </table:table-cell>
          <table:table-cell office:value-type="float" office:value="0" calcext:value-type="float">
            <text:p>0</text:p>
          </table:table-cell>
          <table:table-cell office:value-type="float" office:value="0.07063475" calcext:value-type="float">
            <text:p>0.07063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6402" calcext:value-type="float">
            <text:p>1.19640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6" calcext:value-type="float">
            <text:p>10092006</text:p>
          </table:table-cell>
          <table:table-cell office:value-type="float" office:value="2.795208" calcext:value-type="float">
            <text:p>2.795208</text:p>
          </table:table-cell>
          <table:table-cell office:value-type="float" office:value="135.1216" calcext:value-type="float">
            <text:p>135.1216</text:p>
          </table:table-cell>
          <table:table-cell office:value-type="float" office:value="0" calcext:value-type="float">
            <text:p>0</text:p>
          </table:table-cell>
          <table:table-cell office:value-type="float" office:value="-6.633435" calcext:value-type="float">
            <text:p>-6.633435</text:p>
          </table:table-cell>
          <table:table-cell office:value-type="float" office:value="37.6306" calcext:value-type="float">
            <text:p>37.6306</text:p>
          </table:table-cell>
          <table:table-cell office:value-type="float" office:value="0.004348089" calcext:value-type="float">
            <text:p>0.004348089</text:p>
          </table:table-cell>
          <table:table-cell office:value-type="float" office:value="0.00002013848" calcext:value-type="float">
            <text:p>2.013848E-05</text:p>
          </table:table-cell>
          <table:table-cell office:value-type="float" office:value="0.008872325" calcext:value-type="float">
            <text:p>0.008872325</text:p>
          </table:table-cell>
          <table:table-cell office:value-type="float" office:value="-0.006220025" calcext:value-type="float">
            <text:p>-0.006220025</text:p>
          </table:table-cell>
          <table:table-cell office:value-type="float" office:value="1161.105" calcext:value-type="float">
            <text:p>1161.105</text:p>
          </table:table-cell>
          <table:table-cell office:value-type="float" office:value="1.68191" calcext:value-type="float">
            <text:p>1.68191</text:p>
          </table:table-cell>
          <table:table-cell office:value-type="float" office:value="0" calcext:value-type="float">
            <text:p>0</text:p>
          </table:table-cell>
          <table:table-cell office:value-type="float" office:value="0.007728342" calcext:value-type="float">
            <text:p>0.007728342</text:p>
          </table:table-cell>
          <table:table-cell office:value-type="float" office:value="0.0159129" calcext:value-type="float">
            <text:p>0.0159129</text:p>
          </table:table-cell>
          <table:table-cell office:value-type="float" office:value="0.01289986" calcext:value-type="float">
            <text:p>0.01289986</text:p>
          </table:table-cell>
          <table:table-cell office:value-type="float" office:value="0.006775632" calcext:value-type="float">
            <text:p>0.006775632</text:p>
          </table:table-cell>
          <table:table-cell office:value-type="float" office:value="0.006778794" calcext:value-type="float">
            <text:p>0.006778794</text:p>
          </table:table-cell>
          <table:table-cell office:value-type="float" office:value="0.004156671" calcext:value-type="float">
            <text:p>0.004156671</text:p>
          </table:table-cell>
          <table:table-cell office:value-type="float" office:value="0.004142317" calcext:value-type="float">
            <text:p>0.004142317</text:p>
          </table:table-cell>
          <table:table-cell office:value-type="float" office:value="0.007301929" calcext:value-type="float">
            <text:p>0.007301929</text:p>
          </table:table-cell>
          <table:table-cell office:value-type="float" office:value="0.02097433" calcext:value-type="float">
            <text:p>0.02097433</text:p>
          </table:table-cell>
          <table:table-cell office:value-type="float" office:value="0.03870024" calcext:value-type="float">
            <text:p>0.03870024</text:p>
          </table:table-cell>
          <table:table-cell office:value-type="float" office:value="0.02919663" calcext:value-type="float">
            <text:p>0.02919663</text:p>
          </table:table-cell>
          <table:table-cell office:value-type="float" office:value="0.1633251" calcext:value-type="float">
            <text:p>0.1633251</text:p>
          </table:table-cell>
          <table:table-cell office:value-type="float" office:value="0.192574" calcext:value-type="float">
            <text:p>0.192574</text:p>
          </table:table-cell>
          <table:table-cell office:value-type="float" office:value="0.1955397" calcext:value-type="float">
            <text:p>0.1955397</text:p>
          </table:table-cell>
          <table:table-cell office:value-type="float" office:value="0" calcext:value-type="float">
            <text:p>0</text:p>
          </table:table-cell>
          <table:table-cell office:value-type="float" office:value="28.61355" calcext:value-type="float">
            <text:p>28.61355</text:p>
          </table:table-cell>
          <table:table-cell office:value-type="float" office:value="25.05729" calcext:value-type="float">
            <text:p>25.05729</text:p>
          </table:table-cell>
          <table:table-cell office:value-type="float" office:value="22.07972" calcext:value-type="float">
            <text:p>22.07972</text:p>
          </table:table-cell>
          <table:table-cell office:value-type="float" office:value="6.338263" calcext:value-type="float">
            <text:p>6.338263</text:p>
          </table:table-cell>
          <table:table-cell office:value-type="float" office:value="5.088779" calcext:value-type="float">
            <text:p>5.088779</text:p>
          </table:table-cell>
          <table:table-cell office:value-type="float" office:value="2.255426" calcext:value-type="float">
            <text:p>2.255426</text:p>
          </table:table-cell>
          <table:table-cell office:value-type="float" office:value="2.285903" calcext:value-type="float">
            <text:p>2.285903</text:p>
          </table:table-cell>
          <table:table-cell office:value-type="float" office:value="4.723486" calcext:value-type="float">
            <text:p>4.723486</text:p>
          </table:table-cell>
          <table:table-cell office:value-type="float" office:value="7.817035" calcext:value-type="float">
            <text:p>7.817035</text:p>
          </table:table-cell>
          <table:table-cell office:value-type="float" office:value="8.4706" calcext:value-type="float">
            <text:p>8.4706</text:p>
          </table:table-cell>
          <table:table-cell office:value-type="float" office:value="8.482282" calcext:value-type="float">
            <text:p>8.482282</text:p>
          </table:table-cell>
          <table:table-cell office:value-type="float" office:value="10.62635" calcext:value-type="float">
            <text:p>10.62635</text:p>
          </table:table-cell>
          <table:table-cell office:value-type="float" office:value="12.4154" calcext:value-type="float">
            <text:p>12.4154</text:p>
          </table:table-cell>
          <table:table-cell office:value-type="float" office:value="12.72443" calcext:value-type="float">
            <text:p>12.72443</text:p>
          </table:table-cell>
          <table:table-cell office:value-type="float" office:value="0" calcext:value-type="float">
            <text:p>0</text:p>
          </table:table-cell>
          <table:table-cell office:value-type="float" office:value="0.01024607" calcext:value-type="float">
            <text:p>0.01024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9725" calcext:value-type="float">
            <text:p>1.19972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6" calcext:value-type="float">
            <text:p>11092006</text:p>
          </table:table-cell>
          <table:table-cell office:value-type="float" office:value="2.791594" calcext:value-type="float">
            <text:p>2.791594</text:p>
          </table:table-cell>
          <table:table-cell office:value-type="float" office:value="135.1253" calcext:value-type="float">
            <text:p>135.1253</text:p>
          </table:table-cell>
          <table:table-cell office:value-type="float" office:value="0" calcext:value-type="float">
            <text:p>0</text:p>
          </table:table-cell>
          <table:table-cell office:value-type="float" office:value="-6.697258" calcext:value-type="float">
            <text:p>-6.697258</text:p>
          </table:table-cell>
          <table:table-cell office:value-type="float" office:value="37.59305" calcext:value-type="float">
            <text:p>37.59305</text:p>
          </table:table-cell>
          <table:table-cell office:value-type="float" office:value="0.004348089" calcext:value-type="float">
            <text:p>0.004348089</text:p>
          </table:table-cell>
          <table:table-cell office:value-type="float" office:value="0.00002013848" calcext:value-type="float">
            <text:p>2.013848E-05</text:p>
          </table:table-cell>
          <table:table-cell office:value-type="float" office:value="0.008872325" calcext:value-type="float">
            <text:p>0.008872325</text:p>
          </table:table-cell>
          <table:table-cell office:value-type="float" office:value="-0.006377967" calcext:value-type="float">
            <text:p>-0.006377967</text:p>
          </table:table-cell>
          <table:table-cell office:value-type="float" office:value="1161.078" calcext:value-type="float">
            <text:p>1161.078</text:p>
          </table:table-cell>
          <table:table-cell office:value-type="float" office:value="1.704201" calcext:value-type="float">
            <text:p>1.704201</text:p>
          </table:table-cell>
          <table:table-cell office:value-type="float" office:value="0" calcext:value-type="float">
            <text:p>0</text:p>
          </table:table-cell>
          <table:table-cell office:value-type="float" office:value="0.006054446" calcext:value-type="float">
            <text:p>0.006054446</text:p>
          </table:table-cell>
          <table:table-cell office:value-type="float" office:value="0.01584248" calcext:value-type="float">
            <text:p>0.01584248</text:p>
          </table:table-cell>
          <table:table-cell office:value-type="float" office:value="0.01289487" calcext:value-type="float">
            <text:p>0.01289487</text:p>
          </table:table-cell>
          <table:table-cell office:value-type="float" office:value="0.006557316" calcext:value-type="float">
            <text:p>0.006557316</text:p>
          </table:table-cell>
          <table:table-cell office:value-type="float" office:value="0.006513111" calcext:value-type="float">
            <text:p>0.006513111</text:p>
          </table:table-cell>
          <table:table-cell office:value-type="float" office:value="0.004106857" calcext:value-type="float">
            <text:p>0.004106857</text:p>
          </table:table-cell>
          <table:table-cell office:value-type="float" office:value="0.004135404" calcext:value-type="float">
            <text:p>0.004135404</text:p>
          </table:table-cell>
          <table:table-cell office:value-type="float" office:value="0.007323972" calcext:value-type="float">
            <text:p>0.007323972</text:p>
          </table:table-cell>
          <table:table-cell office:value-type="float" office:value="0.02116703" calcext:value-type="float">
            <text:p>0.02116703</text:p>
          </table:table-cell>
          <table:table-cell office:value-type="float" office:value="0.03862233" calcext:value-type="float">
            <text:p>0.03862233</text:p>
          </table:table-cell>
          <table:table-cell office:value-type="float" office:value="0.02885845" calcext:value-type="float">
            <text:p>0.02885845</text:p>
          </table:table-cell>
          <table:table-cell office:value-type="float" office:value="0.1633242" calcext:value-type="float">
            <text:p>0.1633242</text:p>
          </table:table-cell>
          <table:table-cell office:value-type="float" office:value="0.192566" calcext:value-type="float">
            <text:p>0.192566</text:p>
          </table:table-cell>
          <table:table-cell office:value-type="float" office:value="0.1955631" calcext:value-type="float">
            <text:p>0.1955631</text:p>
          </table:table-cell>
          <table:table-cell office:value-type="float" office:value="0" calcext:value-type="float">
            <text:p>0</text:p>
          </table:table-cell>
          <table:table-cell office:value-type="float" office:value="28.51408" calcext:value-type="float">
            <text:p>28.51408</text:p>
          </table:table-cell>
          <table:table-cell office:value-type="float" office:value="24.96567" calcext:value-type="float">
            <text:p>24.96567</text:p>
          </table:table-cell>
          <table:table-cell office:value-type="float" office:value="21.9987" calcext:value-type="float">
            <text:p>21.9987</text:p>
          </table:table-cell>
          <table:table-cell office:value-type="float" office:value="6.326167" calcext:value-type="float">
            <text:p>6.326167</text:p>
          </table:table-cell>
          <table:table-cell office:value-type="float" office:value="5.080051" calcext:value-type="float">
            <text:p>5.080051</text:p>
          </table:table-cell>
          <table:table-cell office:value-type="float" office:value="2.25295" calcext:value-type="float">
            <text:p>2.25295</text:p>
          </table:table-cell>
          <table:table-cell office:value-type="float" office:value="2.282697" calcext:value-type="float">
            <text:p>2.282697</text:p>
          </table:table-cell>
          <table:table-cell office:value-type="float" office:value="4.715003" calcext:value-type="float">
            <text:p>4.715003</text:p>
          </table:table-cell>
          <table:table-cell office:value-type="float" office:value="7.801573" calcext:value-type="float">
            <text:p>7.801573</text:p>
          </table:table-cell>
          <table:table-cell office:value-type="float" office:value="8.453312" calcext:value-type="float">
            <text:p>8.453312</text:p>
          </table:table-cell>
          <table:table-cell office:value-type="float" office:value="8.460003" calcext:value-type="float">
            <text:p>8.460003</text:p>
          </table:table-cell>
          <table:table-cell office:value-type="float" office:value="10.62744" calcext:value-type="float">
            <text:p>10.62744</text:p>
          </table:table-cell>
          <table:table-cell office:value-type="float" office:value="12.41687" calcext:value-type="float">
            <text:p>12.41687</text:p>
          </table:table-cell>
          <table:table-cell office:value-type="float" office:value="12.72558" calcext:value-type="float">
            <text:p>12.72558</text:p>
          </table:table-cell>
          <table:table-cell office:value-type="float" office:value="0" calcext:value-type="float">
            <text:p>0</text:p>
          </table:table-cell>
          <table:table-cell office:value-type="float" office:value="0.009517183" calcext:value-type="float">
            <text:p>0.009517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4002" calcext:value-type="float">
            <text:p>1.20400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6" calcext:value-type="float">
            <text:p>12092006</text:p>
          </table:table-cell>
          <table:table-cell office:value-type="float" office:value="2.786896" calcext:value-type="float">
            <text:p>2.786896</text:p>
          </table:table-cell>
          <table:table-cell office:value-type="float" office:value="135.13" calcext:value-type="float">
            <text:p>135.13</text:p>
          </table:table-cell>
          <table:table-cell office:value-type="float" office:value="0" calcext:value-type="float">
            <text:p>0</text:p>
          </table:table-cell>
          <table:table-cell office:value-type="float" office:value="-6.760468" calcext:value-type="float">
            <text:p>-6.760468</text:p>
          </table:table-cell>
          <table:table-cell office:value-type="float" office:value="37.55621" calcext:value-type="float">
            <text:p>37.55621</text:p>
          </table:table-cell>
          <table:table-cell office:value-type="float" office:value="0.004348089" calcext:value-type="float">
            <text:p>0.004348089</text:p>
          </table:table-cell>
          <table:table-cell office:value-type="float" office:value="0.00002013848" calcext:value-type="float">
            <text:p>2.013848E-05</text:p>
          </table:table-cell>
          <table:table-cell office:value-type="float" office:value="0.008872325" calcext:value-type="float">
            <text:p>0.008872325</text:p>
          </table:table-cell>
          <table:table-cell office:value-type="float" office:value="-0.006437822" calcext:value-type="float">
            <text:p>-0.006437822</text:p>
          </table:table-cell>
          <table:table-cell office:value-type="float" office:value="1161.051" calcext:value-type="float">
            <text:p>1161.051</text:p>
          </table:table-cell>
          <table:table-cell office:value-type="float" office:value="1.728001" calcext:value-type="float">
            <text:p>1.728001</text:p>
          </table:table-cell>
          <table:table-cell office:value-type="float" office:value="0" calcext:value-type="float">
            <text:p>0</text:p>
          </table:table-cell>
          <table:table-cell office:value-type="float" office:value="0.004311473" calcext:value-type="float">
            <text:p>0.004311473</text:p>
          </table:table-cell>
          <table:table-cell office:value-type="float" office:value="0.01612953" calcext:value-type="float">
            <text:p>0.01612953</text:p>
          </table:table-cell>
          <table:table-cell office:value-type="float" office:value="0.01309469" calcext:value-type="float">
            <text:p>0.01309469</text:p>
          </table:table-cell>
          <table:table-cell office:value-type="float" office:value="0.006496484" calcext:value-type="float">
            <text:p>0.006496484</text:p>
          </table:table-cell>
          <table:table-cell office:value-type="float" office:value="0.006378724" calcext:value-type="float">
            <text:p>0.006378724</text:p>
          </table:table-cell>
          <table:table-cell office:value-type="float" office:value="0.004070981" calcext:value-type="float">
            <text:p>0.004070981</text:p>
          </table:table-cell>
          <table:table-cell office:value-type="float" office:value="0.004128332" calcext:value-type="float">
            <text:p>0.004128332</text:p>
          </table:table-cell>
          <table:table-cell office:value-type="float" office:value="0.007421908" calcext:value-type="float">
            <text:p>0.007421908</text:p>
          </table:table-cell>
          <table:table-cell office:value-type="float" office:value="0.02143077" calcext:value-type="float">
            <text:p>0.02143077</text:p>
          </table:table-cell>
          <table:table-cell office:value-type="float" office:value="0.03885742" calcext:value-type="float">
            <text:p>0.03885742</text:p>
          </table:table-cell>
          <table:table-cell office:value-type="float" office:value="0.02903378" calcext:value-type="float">
            <text:p>0.02903378</text:p>
          </table:table-cell>
          <table:table-cell office:value-type="float" office:value="0.163331" calcext:value-type="float">
            <text:p>0.163331</text:p>
          </table:table-cell>
          <table:table-cell office:value-type="float" office:value="0.1925751" calcext:value-type="float">
            <text:p>0.1925751</text:p>
          </table:table-cell>
          <table:table-cell office:value-type="float" office:value="0.1955761" calcext:value-type="float">
            <text:p>0.1955761</text:p>
          </table:table-cell>
          <table:table-cell office:value-type="float" office:value="0" calcext:value-type="float">
            <text:p>0</text:p>
          </table:table-cell>
          <table:table-cell office:value-type="float" office:value="28.42201" calcext:value-type="float">
            <text:p>28.42201</text:p>
          </table:table-cell>
          <table:table-cell office:value-type="float" office:value="24.88059" calcext:value-type="float">
            <text:p>24.88059</text:p>
          </table:table-cell>
          <table:table-cell office:value-type="float" office:value="21.92344" calcext:value-type="float">
            <text:p>21.92344</text:p>
          </table:table-cell>
          <table:table-cell office:value-type="float" office:value="6.313686" calcext:value-type="float">
            <text:p>6.313686</text:p>
          </table:table-cell>
          <table:table-cell office:value-type="float" office:value="5.071041" calcext:value-type="float">
            <text:p>5.071041</text:p>
          </table:table-cell>
          <table:table-cell office:value-type="float" office:value="2.25045" calcext:value-type="float">
            <text:p>2.25045</text:p>
          </table:table-cell>
          <table:table-cell office:value-type="float" office:value="2.279531" calcext:value-type="float">
            <text:p>2.279531</text:p>
          </table:table-cell>
          <table:table-cell office:value-type="float" office:value="4.70652" calcext:value-type="float">
            <text:p>4.70652</text:p>
          </table:table-cell>
          <table:table-cell office:value-type="float" office:value="7.786188" calcext:value-type="float">
            <text:p>7.786188</text:p>
          </table:table-cell>
          <table:table-cell office:value-type="float" office:value="8.436098" calcext:value-type="float">
            <text:p>8.436098</text:p>
          </table:table-cell>
          <table:table-cell office:value-type="float" office:value="8.43779" calcext:value-type="float">
            <text:p>8.43779</text:p>
          </table:table-cell>
          <table:table-cell office:value-type="float" office:value="10.62852" calcext:value-type="float">
            <text:p>10.62852</text:p>
          </table:table-cell>
          <table:table-cell office:value-type="float" office:value="12.41834" calcext:value-type="float">
            <text:p>12.41834</text:p>
          </table:table-cell>
          <table:table-cell office:value-type="float" office:value="12.72674" calcext:value-type="float">
            <text:p>12.72674</text:p>
          </table:table-cell>
          <table:table-cell office:value-type="float" office:value="0" calcext:value-type="float">
            <text:p>0</text:p>
          </table:table-cell>
          <table:table-cell office:value-type="float" office:value="0.00900345" calcext:value-type="float">
            <text:p>0.00900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818" calcext:value-type="float">
            <text:p>1.208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6" calcext:value-type="float">
            <text:p>13092006</text:p>
          </table:table-cell>
          <table:table-cell office:value-type="float" office:value="2.780457" calcext:value-type="float">
            <text:p>2.780457</text:p>
          </table:table-cell>
          <table:table-cell office:value-type="float" office:value="135.1361" calcext:value-type="float">
            <text:p>135.1361</text:p>
          </table:table-cell>
          <table:table-cell office:value-type="float" office:value="0" calcext:value-type="float">
            <text:p>0</text:p>
          </table:table-cell>
          <table:table-cell office:value-type="float" office:value="-6.82313" calcext:value-type="float">
            <text:p>-6.82313</text:p>
          </table:table-cell>
          <table:table-cell office:value-type="float" office:value="37.52011" calcext:value-type="float">
            <text:p>37.52011</text:p>
          </table:table-cell>
          <table:table-cell office:value-type="float" office:value="0.004348089" calcext:value-type="float">
            <text:p>0.004348089</text:p>
          </table:table-cell>
          <table:table-cell office:value-type="float" office:value="0.00002013848" calcext:value-type="float">
            <text:p>2.013848E-05</text:p>
          </table:table-cell>
          <table:table-cell office:value-type="float" office:value="0.008872325" calcext:value-type="float">
            <text:p>0.008872325</text:p>
          </table:table-cell>
          <table:table-cell office:value-type="float" office:value="-0.006437822" calcext:value-type="float">
            <text:p>-0.006437822</text:p>
          </table:table-cell>
          <table:table-cell office:value-type="float" office:value="1161.024" calcext:value-type="float">
            <text:p>1161.024</text:p>
          </table:table-cell>
          <table:table-cell office:value-type="float" office:value="1.754773" calcext:value-type="float">
            <text:p>1.754773</text:p>
          </table:table-cell>
          <table:table-cell office:value-type="float" office:value="0" calcext:value-type="float">
            <text:p>0</text:p>
          </table:table-cell>
          <table:table-cell office:value-type="float" office:value="0.004445334" calcext:value-type="float">
            <text:p>0.004445334</text:p>
          </table:table-cell>
          <table:table-cell office:value-type="float" office:value="0.01656401" calcext:value-type="float">
            <text:p>0.01656401</text:p>
          </table:table-cell>
          <table:table-cell office:value-type="float" office:value="0.01339183" calcext:value-type="float">
            <text:p>0.01339183</text:p>
          </table:table-cell>
          <table:table-cell office:value-type="float" office:value="0.00650992" calcext:value-type="float">
            <text:p>0.00650992</text:p>
          </table:table-cell>
          <table:table-cell office:value-type="float" office:value="0.006339135" calcext:value-type="float">
            <text:p>0.006339135</text:p>
          </table:table-cell>
          <table:table-cell office:value-type="float" office:value="0.004066342" calcext:value-type="float">
            <text:p>0.004066342</text:p>
          </table:table-cell>
          <table:table-cell office:value-type="float" office:value="0.004130467" calcext:value-type="float">
            <text:p>0.004130467</text:p>
          </table:table-cell>
          <table:table-cell office:value-type="float" office:value="0.007505088" calcext:value-type="float">
            <text:p>0.007505088</text:p>
          </table:table-cell>
          <table:table-cell office:value-type="float" office:value="0.02172318" calcext:value-type="float">
            <text:p>0.02172318</text:p>
          </table:table-cell>
          <table:table-cell office:value-type="float" office:value="0.03920791" calcext:value-type="float">
            <text:p>0.03920791</text:p>
          </table:table-cell>
          <table:table-cell office:value-type="float" office:value="0.02952271" calcext:value-type="float">
            <text:p>0.02952271</text:p>
          </table:table-cell>
          <table:table-cell office:value-type="float" office:value="0.1633409" calcext:value-type="float">
            <text:p>0.1633409</text:p>
          </table:table-cell>
          <table:table-cell office:value-type="float" office:value="0.1925903" calcext:value-type="float">
            <text:p>0.1925903</text:p>
          </table:table-cell>
          <table:table-cell office:value-type="float" office:value="0.1955893" calcext:value-type="float">
            <text:p>0.1955893</text:p>
          </table:table-cell>
          <table:table-cell office:value-type="float" office:value="0" calcext:value-type="float">
            <text:p>0</text:p>
          </table:table-cell>
          <table:table-cell office:value-type="float" office:value="28.33808" calcext:value-type="float">
            <text:p>28.33808</text:p>
          </table:table-cell>
          <table:table-cell office:value-type="float" office:value="24.80218" calcext:value-type="float">
            <text:p>24.80218</text:p>
          </table:table-cell>
          <table:table-cell office:value-type="float" office:value="21.85389" calcext:value-type="float">
            <text:p>21.85389</text:p>
          </table:table-cell>
          <table:table-cell office:value-type="float" office:value="6.300956" calcext:value-type="float">
            <text:p>6.300956</text:p>
          </table:table-cell>
          <table:table-cell office:value-type="float" office:value="5.061842" calcext:value-type="float">
            <text:p>5.061842</text:p>
          </table:table-cell>
          <table:table-cell office:value-type="float" office:value="2.247932" calcext:value-type="float">
            <text:p>2.247932</text:p>
          </table:table-cell>
          <table:table-cell office:value-type="float" office:value="2.276406" calcext:value-type="float">
            <text:p>2.276406</text:p>
          </table:table-cell>
          <table:table-cell office:value-type="float" office:value="4.698042" calcext:value-type="float">
            <text:p>4.698042</text:p>
          </table:table-cell>
          <table:table-cell office:value-type="float" office:value="7.770878" calcext:value-type="float">
            <text:p>7.770878</text:p>
          </table:table-cell>
          <table:table-cell office:value-type="float" office:value="8.418982" calcext:value-type="float">
            <text:p>8.418982</text:p>
          </table:table-cell>
          <table:table-cell office:value-type="float" office:value="8.415711" calcext:value-type="float">
            <text:p>8.415711</text:p>
          </table:table-cell>
          <table:table-cell office:value-type="float" office:value="10.62961" calcext:value-type="float">
            <text:p>10.62961</text:p>
          </table:table-cell>
          <table:table-cell office:value-type="float" office:value="12.41977" calcext:value-type="float">
            <text:p>12.41977</text:p>
          </table:table-cell>
          <table:table-cell office:value-type="float" office:value="12.72787" calcext:value-type="float">
            <text:p>12.72787</text:p>
          </table:table-cell>
          <table:table-cell office:value-type="float" office:value="0" calcext:value-type="float">
            <text:p>0</text:p>
          </table:table-cell>
          <table:table-cell office:value-type="float" office:value="0.00805064" calcext:value-type="float">
            <text:p>0.00805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2455" calcext:value-type="float">
            <text:p>1.21245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6" calcext:value-type="float">
            <text:p>14092006</text:p>
          </table:table-cell>
          <table:table-cell office:value-type="float" office:value="2.772366" calcext:value-type="float">
            <text:p>2.772366</text:p>
          </table:table-cell>
          <table:table-cell office:value-type="float" office:value="135.1434" calcext:value-type="float">
            <text:p>135.1434</text:p>
          </table:table-cell>
          <table:table-cell office:value-type="float" office:value="0" calcext:value-type="float">
            <text:p>0</text:p>
          </table:table-cell>
          <table:table-cell office:value-type="float" office:value="-6.885345" calcext:value-type="float">
            <text:p>-6.885345</text:p>
          </table:table-cell>
          <table:table-cell office:value-type="float" office:value="37.48479" calcext:value-type="float">
            <text:p>37.48479</text:p>
          </table:table-cell>
          <table:table-cell office:value-type="float" office:value="0.004348089" calcext:value-type="float">
            <text:p>0.004348089</text:p>
          </table:table-cell>
          <table:table-cell office:value-type="float" office:value="0.00002013849" calcext:value-type="float">
            <text:p>2.013849E-05</text:p>
          </table:table-cell>
          <table:table-cell office:value-type="float" office:value="0.008872325" calcext:value-type="float">
            <text:p>0.008872325</text:p>
          </table:table-cell>
          <table:table-cell office:value-type="float" office:value="-0.006437822" calcext:value-type="float">
            <text:p>-0.006437822</text:p>
          </table:table-cell>
          <table:table-cell office:value-type="float" office:value="1160.997" calcext:value-type="float">
            <text:p>1160.997</text:p>
          </table:table-cell>
          <table:table-cell office:value-type="float" office:value="1.781654" calcext:value-type="float">
            <text:p>1.781654</text:p>
          </table:table-cell>
          <table:table-cell office:value-type="float" office:value="0" calcext:value-type="float">
            <text:p>0</text:p>
          </table:table-cell>
          <table:table-cell office:value-type="float" office:value="0.01481065" calcext:value-type="float">
            <text:p>0.01481065</text:p>
          </table:table-cell>
          <table:table-cell office:value-type="float" office:value="0.01805922" calcext:value-type="float">
            <text:p>0.01805922</text:p>
          </table:table-cell>
          <table:table-cell office:value-type="float" office:value="0.01378362" calcext:value-type="float">
            <text:p>0.01378362</text:p>
          </table:table-cell>
          <table:table-cell office:value-type="float" office:value="0.00659303" calcext:value-type="float">
            <text:p>0.00659303</text:p>
          </table:table-cell>
          <table:table-cell office:value-type="float" office:value="0.006379338" calcext:value-type="float">
            <text:p>0.006379338</text:p>
          </table:table-cell>
          <table:table-cell office:value-type="float" office:value="0.004092558" calcext:value-type="float">
            <text:p>0.004092558</text:p>
          </table:table-cell>
          <table:table-cell office:value-type="float" office:value="0.004142979" calcext:value-type="float">
            <text:p>0.004142979</text:p>
          </table:table-cell>
          <table:table-cell office:value-type="float" office:value="0.007557975" calcext:value-type="float">
            <text:p>0.007557975</text:p>
          </table:table-cell>
          <table:table-cell office:value-type="float" office:value="0.02200031" calcext:value-type="float">
            <text:p>0.02200031</text:p>
          </table:table-cell>
          <table:table-cell office:value-type="float" office:value="0.03962183" calcext:value-type="float">
            <text:p>0.03962183</text:p>
          </table:table-cell>
          <table:table-cell office:value-type="float" office:value="0.03027693" calcext:value-type="float">
            <text:p>0.03027693</text:p>
          </table:table-cell>
          <table:table-cell office:value-type="float" office:value="0.1633727" calcext:value-type="float">
            <text:p>0.1633727</text:p>
          </table:table-cell>
          <table:table-cell office:value-type="float" office:value="0.1926055" calcext:value-type="float">
            <text:p>0.1926055</text:p>
          </table:table-cell>
          <table:table-cell office:value-type="float" office:value="0.1956027" calcext:value-type="float">
            <text:p>0.1956027</text:p>
          </table:table-cell>
          <table:table-cell office:value-type="float" office:value="0" calcext:value-type="float">
            <text:p>0</text:p>
          </table:table-cell>
          <table:table-cell office:value-type="float" office:value="28.26216" calcext:value-type="float">
            <text:p>28.26216</text:p>
          </table:table-cell>
          <table:table-cell office:value-type="float" office:value="24.73015" calcext:value-type="float">
            <text:p>24.73015</text:p>
          </table:table-cell>
          <table:table-cell office:value-type="float" office:value="21.7895" calcext:value-type="float">
            <text:p>21.7895</text:p>
          </table:table-cell>
          <table:table-cell office:value-type="float" office:value="6.287938" calcext:value-type="float">
            <text:p>6.287938</text:p>
          </table:table-cell>
          <table:table-cell office:value-type="float" office:value="5.05248" calcext:value-type="float">
            <text:p>5.05248</text:p>
          </table:table-cell>
          <table:table-cell office:value-type="float" office:value="2.245405" calcext:value-type="float">
            <text:p>2.245405</text:p>
          </table:table-cell>
          <table:table-cell office:value-type="float" office:value="2.27332" calcext:value-type="float">
            <text:p>2.27332</text:p>
          </table:table-cell>
          <table:table-cell office:value-type="float" office:value="4.68959" calcext:value-type="float">
            <text:p>4.68959</text:p>
          </table:table-cell>
          <table:table-cell office:value-type="float" office:value="7.755646" calcext:value-type="float">
            <text:p>7.755646</text:p>
          </table:table-cell>
          <table:table-cell office:value-type="float" office:value="8.401995" calcext:value-type="float">
            <text:p>8.401995</text:p>
          </table:table-cell>
          <table:table-cell office:value-type="float" office:value="8.393838" calcext:value-type="float">
            <text:p>8.393838</text:p>
          </table:table-cell>
          <table:table-cell office:value-type="float" office:value="10.63069" calcext:value-type="float">
            <text:p>10.63069</text:p>
          </table:table-cell>
          <table:table-cell office:value-type="float" office:value="12.42117" calcext:value-type="float">
            <text:p>12.42117</text:p>
          </table:table-cell>
          <table:table-cell office:value-type="float" office:value="12.729" calcext:value-type="float">
            <text:p>12.729</text:p>
          </table:table-cell>
          <table:table-cell office:value-type="float" office:value="0" calcext:value-type="float">
            <text:p>0</text:p>
          </table:table-cell>
          <table:table-cell office:value-type="float" office:value="0.08215077" calcext:value-type="float">
            <text:p>0.08215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7009" calcext:value-type="float">
            <text:p>1.21700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6" calcext:value-type="float">
            <text:p>15092006</text:p>
          </table:table-cell>
          <table:table-cell office:value-type="float" office:value="2.762962" calcext:value-type="float">
            <text:p>2.762962</text:p>
          </table:table-cell>
          <table:table-cell office:value-type="float" office:value="135.1533" calcext:value-type="float">
            <text:p>135.1533</text:p>
          </table:table-cell>
          <table:table-cell office:value-type="float" office:value="0" calcext:value-type="float">
            <text:p>0</text:p>
          </table:table-cell>
          <table:table-cell office:value-type="float" office:value="-6.948202" calcext:value-type="float">
            <text:p>-6.948202</text:p>
          </table:table-cell>
          <table:table-cell office:value-type="float" office:value="37.44828" calcext:value-type="float">
            <text:p>37.44828</text:p>
          </table:table-cell>
          <table:table-cell office:value-type="float" office:value="0.004348089" calcext:value-type="float">
            <text:p>0.004348089</text:p>
          </table:table-cell>
          <table:table-cell office:value-type="float" office:value="0.00002060485" calcext:value-type="float">
            <text:p>2.060485E-05</text:p>
          </table:table-cell>
          <table:table-cell office:value-type="float" office:value="0.008872325" calcext:value-type="float">
            <text:p>0.008872325</text:p>
          </table:table-cell>
          <table:table-cell office:value-type="float" office:value="-0.006444914" calcext:value-type="float">
            <text:p>-0.006444914</text:p>
          </table:table-cell>
          <table:table-cell office:value-type="float" office:value="1160.97" calcext:value-type="float">
            <text:p>1160.97</text:p>
          </table:table-cell>
          <table:table-cell office:value-type="float" office:value="1.815316" calcext:value-type="float">
            <text:p>1.815316</text:p>
          </table:table-cell>
          <table:table-cell office:value-type="float" office:value="0" calcext:value-type="float">
            <text:p>0</text:p>
          </table:table-cell>
          <table:table-cell office:value-type="float" office:value="0.01400096" calcext:value-type="float">
            <text:p>0.01400096</text:p>
          </table:table-cell>
          <table:table-cell office:value-type="float" office:value="0.01752994" calcext:value-type="float">
            <text:p>0.01752994</text:p>
          </table:table-cell>
          <table:table-cell office:value-type="float" office:value="0.01344625" calcext:value-type="float">
            <text:p>0.01344625</text:p>
          </table:table-cell>
          <table:table-cell office:value-type="float" office:value="0.006516389" calcext:value-type="float">
            <text:p>0.006516389</text:p>
          </table:table-cell>
          <table:table-cell office:value-type="float" office:value="0.006364551" calcext:value-type="float">
            <text:p>0.006364551</text:p>
          </table:table-cell>
          <table:table-cell office:value-type="float" office:value="0.004107594" calcext:value-type="float">
            <text:p>0.004107594</text:p>
          </table:table-cell>
          <table:table-cell office:value-type="float" office:value="0.004012228" calcext:value-type="float">
            <text:p>0.004012228</text:p>
          </table:table-cell>
          <table:table-cell office:value-type="float" office:value="0.00760718" calcext:value-type="float">
            <text:p>0.00760718</text:p>
          </table:table-cell>
          <table:table-cell office:value-type="float" office:value="0.02224494" calcext:value-type="float">
            <text:p>0.02224494</text:p>
          </table:table-cell>
          <table:table-cell office:value-type="float" office:value="0.04006768" calcext:value-type="float">
            <text:p>0.04006768</text:p>
          </table:table-cell>
          <table:table-cell office:value-type="float" office:value="0.03129338" calcext:value-type="float">
            <text:p>0.03129338</text:p>
          </table:table-cell>
          <table:table-cell office:value-type="float" office:value="0.1634079" calcext:value-type="float">
            <text:p>0.1634079</text:p>
          </table:table-cell>
          <table:table-cell office:value-type="float" office:value="0.1928101" calcext:value-type="float">
            <text:p>0.1928101</text:p>
          </table:table-cell>
          <table:table-cell office:value-type="float" office:value="0.1955281" calcext:value-type="float">
            <text:p>0.1955281</text:p>
          </table:table-cell>
          <table:table-cell office:value-type="float" office:value="0" calcext:value-type="float">
            <text:p>0</text:p>
          </table:table-cell>
          <table:table-cell office:value-type="float" office:value="28.15435" calcext:value-type="float">
            <text:p>28.15435</text:p>
          </table:table-cell>
          <table:table-cell office:value-type="float" office:value="24.63931" calcext:value-type="float">
            <text:p>24.63931</text:p>
          </table:table-cell>
          <table:table-cell office:value-type="float" office:value="21.71956" calcext:value-type="float">
            <text:p>21.71956</text:p>
          </table:table-cell>
          <table:table-cell office:value-type="float" office:value="6.274662" calcext:value-type="float">
            <text:p>6.274662</text:p>
          </table:table-cell>
          <table:table-cell office:value-type="float" office:value="5.042894" calcext:value-type="float">
            <text:p>5.042894</text:p>
          </table:table-cell>
          <table:table-cell office:value-type="float" office:value="2.242867" calcext:value-type="float">
            <text:p>2.242867</text:p>
          </table:table-cell>
          <table:table-cell office:value-type="float" office:value="2.270222" calcext:value-type="float">
            <text:p>2.270222</text:p>
          </table:table-cell>
          <table:table-cell office:value-type="float" office:value="4.681138" calcext:value-type="float">
            <text:p>4.681138</text:p>
          </table:table-cell>
          <table:table-cell office:value-type="float" office:value="7.74049" calcext:value-type="float">
            <text:p>7.74049</text:p>
          </table:table-cell>
          <table:table-cell office:value-type="float" office:value="8.385126" calcext:value-type="float">
            <text:p>8.385126</text:p>
          </table:table-cell>
          <table:table-cell office:value-type="float" office:value="8.372234" calcext:value-type="float">
            <text:p>8.372234</text:p>
          </table:table-cell>
          <table:table-cell office:value-type="float" office:value="10.63178" calcext:value-type="float">
            <text:p>10.63178</text:p>
          </table:table-cell>
          <table:table-cell office:value-type="float" office:value="12.42255" calcext:value-type="float">
            <text:p>12.42255</text:p>
          </table:table-cell>
          <table:table-cell office:value-type="float" office:value="12.73009" calcext:value-type="float">
            <text:p>12.73009</text:p>
          </table:table-cell>
          <table:table-cell office:value-type="float" office:value="0" calcext:value-type="float">
            <text:p>0</text:p>
          </table:table-cell>
          <table:table-cell office:value-type="float" office:value="0.3180174" calcext:value-type="float">
            <text:p>0.3180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0165" calcext:value-type="float">
            <text:p>1.22016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6" calcext:value-type="float">
            <text:p>16092006</text:p>
          </table:table-cell>
          <table:table-cell office:value-type="float" office:value="2.752687" calcext:value-type="float">
            <text:p>2.752687</text:p>
          </table:table-cell>
          <table:table-cell office:value-type="float" office:value="135.1644" calcext:value-type="float">
            <text:p>135.1644</text:p>
          </table:table-cell>
          <table:table-cell office:value-type="float" office:value="0" calcext:value-type="float">
            <text:p>0</text:p>
          </table:table-cell>
          <table:table-cell office:value-type="float" office:value="-7.013225" calcext:value-type="float">
            <text:p>-7.013225</text:p>
          </table:table-cell>
          <table:table-cell office:value-type="float" office:value="37.40942" calcext:value-type="float">
            <text:p>37.40942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349113" calcext:value-type="float">
            <text:p>2.349113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6619136" calcext:value-type="float">
            <text:p>-0.006619136</text:p>
          </table:table-cell>
          <table:table-cell office:value-type="float" office:value="1160.943" calcext:value-type="float">
            <text:p>1160.943</text:p>
          </table:table-cell>
          <table:table-cell office:value-type="float" office:value="1.849677" calcext:value-type="float">
            <text:p>1.849677</text:p>
          </table:table-cell>
          <table:table-cell office:value-type="float" office:value="0" calcext:value-type="float">
            <text:p>0</text:p>
          </table:table-cell>
          <table:table-cell office:value-type="float" office:value="0.006881195" calcext:value-type="float">
            <text:p>0.006881195</text:p>
          </table:table-cell>
          <table:table-cell office:value-type="float" office:value="0.01607203" calcext:value-type="float">
            <text:p>0.01607203</text:p>
          </table:table-cell>
          <table:table-cell office:value-type="float" office:value="0.01289272" calcext:value-type="float">
            <text:p>0.01289272</text:p>
          </table:table-cell>
          <table:table-cell office:value-type="float" office:value="0.005542858" calcext:value-type="float">
            <text:p>0.005542858</text:p>
          </table:table-cell>
          <table:table-cell office:value-type="float" office:value="0.006132597" calcext:value-type="float">
            <text:p>0.006132597</text:p>
          </table:table-cell>
          <table:table-cell office:value-type="float" office:value="0.004097313" calcext:value-type="float">
            <text:p>0.004097313</text:p>
          </table:table-cell>
          <table:table-cell office:value-type="float" office:value="0.004070879" calcext:value-type="float">
            <text:p>0.004070879</text:p>
          </table:table-cell>
          <table:table-cell office:value-type="float" office:value="0.007668572" calcext:value-type="float">
            <text:p>0.007668572</text:p>
          </table:table-cell>
          <table:table-cell office:value-type="float" office:value="0.02248229" calcext:value-type="float">
            <text:p>0.02248229</text:p>
          </table:table-cell>
          <table:table-cell office:value-type="float" office:value="0.0405274" calcext:value-type="float">
            <text:p>0.0405274</text:p>
          </table:table-cell>
          <table:table-cell office:value-type="float" office:value="0.03257112" calcext:value-type="float">
            <text:p>0.03257112</text:p>
          </table:table-cell>
          <table:table-cell office:value-type="float" office:value="0.1634063" calcext:value-type="float">
            <text:p>0.1634063</text:p>
          </table:table-cell>
          <table:table-cell office:value-type="float" office:value="0.1926854" calcext:value-type="float">
            <text:p>0.1926854</text:p>
          </table:table-cell>
          <table:table-cell office:value-type="float" office:value="0.1956055" calcext:value-type="float">
            <text:p>0.1956055</text:p>
          </table:table-cell>
          <table:table-cell office:value-type="float" office:value="0" calcext:value-type="float">
            <text:p>0</text:p>
          </table:table-cell>
          <table:table-cell office:value-type="float" office:value="28.03418" calcext:value-type="float">
            <text:p>28.03418</text:p>
          </table:table-cell>
          <table:table-cell office:value-type="float" office:value="24.53089" calcext:value-type="float">
            <text:p>24.53089</text:p>
          </table:table-cell>
          <table:table-cell office:value-type="float" office:value="21.62503" calcext:value-type="float">
            <text:p>21.62503</text:p>
          </table:table-cell>
          <table:table-cell office:value-type="float" office:value="6.252146" calcext:value-type="float">
            <text:p>6.252146</text:p>
          </table:table-cell>
          <table:table-cell office:value-type="float" office:value="5.032745" calcext:value-type="float">
            <text:p>5.032745</text:p>
          </table:table-cell>
          <table:table-cell office:value-type="float" office:value="2.240311" calcext:value-type="float">
            <text:p>2.240311</text:p>
          </table:table-cell>
          <table:table-cell office:value-type="float" office:value="2.266253" calcext:value-type="float">
            <text:p>2.266253</text:p>
          </table:table-cell>
          <table:table-cell office:value-type="float" office:value="4.672685" calcext:value-type="float">
            <text:p>4.672685</text:p>
          </table:table-cell>
          <table:table-cell office:value-type="float" office:value="7.725403" calcext:value-type="float">
            <text:p>7.725403</text:p>
          </table:table-cell>
          <table:table-cell office:value-type="float" office:value="8.368388" calcext:value-type="float">
            <text:p>8.368388</text:p>
          </table:table-cell>
          <table:table-cell office:value-type="float" office:value="8.350955" calcext:value-type="float">
            <text:p>8.350955</text:p>
          </table:table-cell>
          <table:table-cell office:value-type="float" office:value="10.63286" calcext:value-type="float">
            <text:p>10.63286</text:p>
          </table:table-cell>
          <table:table-cell office:value-type="float" office:value="12.42404" calcext:value-type="float">
            <text:p>12.42404</text:p>
          </table:table-cell>
          <table:table-cell office:value-type="float" office:value="12.73117" calcext:value-type="float">
            <text:p>12.73117</text:p>
          </table:table-cell>
          <table:table-cell office:value-type="float" office:value="0" calcext:value-type="float">
            <text:p>0</text:p>
          </table:table-cell>
          <table:table-cell office:value-type="float" office:value="0.01059322" calcext:value-type="float">
            <text:p>0.01059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1891" calcext:value-type="float">
            <text:p>1.22189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6" calcext:value-type="float">
            <text:p>17092006</text:p>
          </table:table-cell>
          <table:table-cell office:value-type="float" office:value="2.745325" calcext:value-type="float">
            <text:p>2.745325</text:p>
          </table:table-cell>
          <table:table-cell office:value-type="float" office:value="135.1707" calcext:value-type="float">
            <text:p>135.1707</text:p>
          </table:table-cell>
          <table:table-cell office:value-type="float" office:value="0" calcext:value-type="float">
            <text:p>0</text:p>
          </table:table-cell>
          <table:table-cell office:value-type="float" office:value="-7.078053" calcext:value-type="float">
            <text:p>-7.078053</text:p>
          </table:table-cell>
          <table:table-cell office:value-type="float" office:value="37.37157" calcext:value-type="float">
            <text:p>37.37157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349113" calcext:value-type="float">
            <text:p>2.349113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6783723" calcext:value-type="float">
            <text:p>-0.006783723</text:p>
          </table:table-cell>
          <table:table-cell office:value-type="float" office:value="1160.916" calcext:value-type="float">
            <text:p>1160.916</text:p>
          </table:table-cell>
          <table:table-cell office:value-type="float" office:value="1.870165" calcext:value-type="float">
            <text:p>1.870165</text:p>
          </table:table-cell>
          <table:table-cell office:value-type="float" office:value="0" calcext:value-type="float">
            <text:p>0</text:p>
          </table:table-cell>
          <table:table-cell office:value-type="float" office:value="0.009864654" calcext:value-type="float">
            <text:p>0.009864654</text:p>
          </table:table-cell>
          <table:table-cell office:value-type="float" office:value="0.01550476" calcext:value-type="float">
            <text:p>0.01550476</text:p>
          </table:table-cell>
          <table:table-cell office:value-type="float" office:value="0.01263494" calcext:value-type="float">
            <text:p>0.01263494</text:p>
          </table:table-cell>
          <table:table-cell office:value-type="float" office:value="0.005666984" calcext:value-type="float">
            <text:p>0.005666984</text:p>
          </table:table-cell>
          <table:table-cell office:value-type="float" office:value="0.005190154" calcext:value-type="float">
            <text:p>0.005190154</text:p>
          </table:table-cell>
          <table:table-cell office:value-type="float" office:value="0.00403786" calcext:value-type="float">
            <text:p>0.00403786</text:p>
          </table:table-cell>
          <table:table-cell office:value-type="float" office:value="0.004067497" calcext:value-type="float">
            <text:p>0.004067497</text:p>
          </table:table-cell>
          <table:table-cell office:value-type="float" office:value="0.007734118" calcext:value-type="float">
            <text:p>0.007734118</text:p>
          </table:table-cell>
          <table:table-cell office:value-type="float" office:value="0.02272977" calcext:value-type="float">
            <text:p>0.02272977</text:p>
          </table:table-cell>
          <table:table-cell office:value-type="float" office:value="0.04099549" calcext:value-type="float">
            <text:p>0.04099549</text:p>
          </table:table-cell>
          <table:table-cell office:value-type="float" office:value="0.0340876" calcext:value-type="float">
            <text:p>0.0340876</text:p>
          </table:table-cell>
          <table:table-cell office:value-type="float" office:value="0.1634361" calcext:value-type="float">
            <text:p>0.1634361</text:p>
          </table:table-cell>
          <table:table-cell office:value-type="float" office:value="0.192658" calcext:value-type="float">
            <text:p>0.192658</text:p>
          </table:table-cell>
          <table:table-cell office:value-type="float" office:value="0.1956345" calcext:value-type="float">
            <text:p>0.1956345</text:p>
          </table:table-cell>
          <table:table-cell office:value-type="float" office:value="0" calcext:value-type="float">
            <text:p>0</text:p>
          </table:table-cell>
          <table:table-cell office:value-type="float" office:value="27.9293" calcext:value-type="float">
            <text:p>27.9293</text:p>
          </table:table-cell>
          <table:table-cell office:value-type="float" office:value="24.43242" calcext:value-type="float">
            <text:p>24.43242</text:p>
          </table:table-cell>
          <table:table-cell office:value-type="float" office:value="21.53767" calcext:value-type="float">
            <text:p>21.53767</text:p>
          </table:table-cell>
          <table:table-cell office:value-type="float" office:value="6.227961" calcext:value-type="float">
            <text:p>6.227961</text:p>
          </table:table-cell>
          <table:table-cell office:value-type="float" office:value="5.02037" calcext:value-type="float">
            <text:p>5.02037</text:p>
          </table:table-cell>
          <table:table-cell office:value-type="float" office:value="2.237733" calcext:value-type="float">
            <text:p>2.237733</text:p>
          </table:table-cell>
          <table:table-cell office:value-type="float" office:value="2.262284" calcext:value-type="float">
            <text:p>2.262284</text:p>
          </table:table-cell>
          <table:table-cell office:value-type="float" office:value="4.664232" calcext:value-type="float">
            <text:p>4.664232</text:p>
          </table:table-cell>
          <table:table-cell office:value-type="float" office:value="7.710387" calcext:value-type="float">
            <text:p>7.710387</text:p>
          </table:table-cell>
          <table:table-cell office:value-type="float" office:value="8.351784" calcext:value-type="float">
            <text:p>8.351784</text:p>
          </table:table-cell>
          <table:table-cell office:value-type="float" office:value="8.330056" calcext:value-type="float">
            <text:p>8.330056</text:p>
          </table:table-cell>
          <table:table-cell office:value-type="float" office:value="10.63395" calcext:value-type="float">
            <text:p>10.63395</text:p>
          </table:table-cell>
          <table:table-cell office:value-type="float" office:value="12.42551" calcext:value-type="float">
            <text:p>12.42551</text:p>
          </table:table-cell>
          <table:table-cell office:value-type="float" office:value="12.73233" calcext:value-type="float">
            <text:p>12.73233</text:p>
          </table:table-cell>
          <table:table-cell office:value-type="float" office:value="0" calcext:value-type="float">
            <text:p>0</text:p>
          </table:table-cell>
          <table:table-cell office:value-type="float" office:value="0.009993128" calcext:value-type="float">
            <text:p>0.009993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6162" calcext:value-type="float">
            <text:p>1.22616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6" calcext:value-type="float">
            <text:p>18092006</text:p>
          </table:table-cell>
          <table:table-cell office:value-type="float" office:value="2.739554" calcext:value-type="float">
            <text:p>2.739554</text:p>
          </table:table-cell>
          <table:table-cell office:value-type="float" office:value="135.1757" calcext:value-type="float">
            <text:p>135.1757</text:p>
          </table:table-cell>
          <table:table-cell office:value-type="float" office:value="0" calcext:value-type="float">
            <text:p>0</text:p>
          </table:table-cell>
          <table:table-cell office:value-type="float" office:value="-7.141663" calcext:value-type="float">
            <text:p>-7.141663</text:p>
          </table:table-cell>
          <table:table-cell office:value-type="float" office:value="37.3347" calcext:value-type="float">
            <text:p>37.3347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349113" calcext:value-type="float">
            <text:p>2.349113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6940997" calcext:value-type="float">
            <text:p>-0.006940997</text:p>
          </table:table-cell>
          <table:table-cell office:value-type="float" office:value="1160.888" calcext:value-type="float">
            <text:p>1160.888</text:p>
          </table:table-cell>
          <table:table-cell office:value-type="float" office:value="1.887086" calcext:value-type="float">
            <text:p>1.887086</text:p>
          </table:table-cell>
          <table:table-cell office:value-type="float" office:value="0" calcext:value-type="float">
            <text:p>0</text:p>
          </table:table-cell>
          <table:table-cell office:value-type="float" office:value="0.009757687" calcext:value-type="float">
            <text:p>0.009757687</text:p>
          </table:table-cell>
          <table:table-cell office:value-type="float" office:value="0.01524442" calcext:value-type="float">
            <text:p>0.01524442</text:p>
          </table:table-cell>
          <table:table-cell office:value-type="float" office:value="0.01241486" calcext:value-type="float">
            <text:p>0.01241486</text:p>
          </table:table-cell>
          <table:table-cell office:value-type="float" office:value="0.005412917" calcext:value-type="float">
            <text:p>0.005412917</text:p>
          </table:table-cell>
          <table:table-cell office:value-type="float" office:value="0.004951389" calcext:value-type="float">
            <text:p>0.004951389</text:p>
          </table:table-cell>
          <table:table-cell office:value-type="float" office:value="0.003955333" calcext:value-type="float">
            <text:p>0.003955333</text:p>
          </table:table-cell>
          <table:table-cell office:value-type="float" office:value="0.00405351" calcext:value-type="float">
            <text:p>0.00405351</text:p>
          </table:table-cell>
          <table:table-cell office:value-type="float" office:value="0.007843192" calcext:value-type="float">
            <text:p>0.007843192</text:p>
          </table:table-cell>
          <table:table-cell office:value-type="float" office:value="0.02302415" calcext:value-type="float">
            <text:p>0.02302415</text:p>
          </table:table-cell>
          <table:table-cell office:value-type="float" office:value="0.04147605" calcext:value-type="float">
            <text:p>0.04147605</text:p>
          </table:table-cell>
          <table:table-cell office:value-type="float" office:value="0.03575763" calcext:value-type="float">
            <text:p>0.03575763</text:p>
          </table:table-cell>
          <table:table-cell office:value-type="float" office:value="0.1634488" calcext:value-type="float">
            <text:p>0.1634488</text:p>
          </table:table-cell>
          <table:table-cell office:value-type="float" office:value="0.1926632" calcext:value-type="float">
            <text:p>0.1926632</text:p>
          </table:table-cell>
          <table:table-cell office:value-type="float" office:value="0.195655" calcext:value-type="float">
            <text:p>0.195655</text:p>
          </table:table-cell>
          <table:table-cell office:value-type="float" office:value="0" calcext:value-type="float">
            <text:p>0</text:p>
          </table:table-cell>
          <table:table-cell office:value-type="float" office:value="27.8323" calcext:value-type="float">
            <text:p>27.8323</text:p>
          </table:table-cell>
          <table:table-cell office:value-type="float" office:value="24.34171" calcext:value-type="float">
            <text:p>24.34171</text:p>
          </table:table-cell>
          <table:table-cell office:value-type="float" office:value="21.45755" calcext:value-type="float">
            <text:p>21.45755</text:p>
          </table:table-cell>
          <table:table-cell office:value-type="float" office:value="6.205892" calcext:value-type="float">
            <text:p>6.205892</text:p>
          </table:table-cell>
          <table:table-cell office:value-type="float" office:value="5.00264" calcext:value-type="float">
            <text:p>5.00264</text:p>
          </table:table-cell>
          <table:table-cell office:value-type="float" office:value="2.235116" calcext:value-type="float">
            <text:p>2.235116</text:p>
          </table:table-cell>
          <table:table-cell office:value-type="float" office:value="2.258361" calcext:value-type="float">
            <text:p>2.258361</text:p>
          </table:table-cell>
          <table:table-cell office:value-type="float" office:value="4.655781" calcext:value-type="float">
            <text:p>4.655781</text:p>
          </table:table-cell>
          <table:table-cell office:value-type="float" office:value="7.695444" calcext:value-type="float">
            <text:p>7.695444</text:p>
          </table:table-cell>
          <table:table-cell office:value-type="float" office:value="8.33531" calcext:value-type="float">
            <text:p>8.33531</text:p>
          </table:table-cell>
          <table:table-cell office:value-type="float" office:value="8.309591" calcext:value-type="float">
            <text:p>8.309591</text:p>
          </table:table-cell>
          <table:table-cell office:value-type="float" office:value="10.63503" calcext:value-type="float">
            <text:p>10.63503</text:p>
          </table:table-cell>
          <table:table-cell office:value-type="float" office:value="12.42697" calcext:value-type="float">
            <text:p>12.42697</text:p>
          </table:table-cell>
          <table:table-cell office:value-type="float" office:value="12.73349" calcext:value-type="float">
            <text:p>12.73349</text:p>
          </table:table-cell>
          <table:table-cell office:value-type="float" office:value="0" calcext:value-type="float">
            <text:p>0</text:p>
          </table:table-cell>
          <table:table-cell office:value-type="float" office:value="0.009749908" calcext:value-type="float">
            <text:p>0.009749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0023" calcext:value-type="float">
            <text:p>1.23002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6" calcext:value-type="float">
            <text:p>19092006</text:p>
          </table:table-cell>
          <table:table-cell office:value-type="float" office:value="2.733762" calcext:value-type="float">
            <text:p>2.733762</text:p>
          </table:table-cell>
          <table:table-cell office:value-type="float" office:value="135.1809" calcext:value-type="float">
            <text:p>135.1809</text:p>
          </table:table-cell>
          <table:table-cell office:value-type="float" office:value="0" calcext:value-type="float">
            <text:p>0</text:p>
          </table:table-cell>
          <table:table-cell office:value-type="float" office:value="-7.204512" calcext:value-type="float">
            <text:p>-7.204512</text:p>
          </table:table-cell>
          <table:table-cell office:value-type="float" office:value="37.29836" calcext:value-type="float">
            <text:p>37.29836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349113" calcext:value-type="float">
            <text:p>2.349113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6950651" calcext:value-type="float">
            <text:p>-0.006950651</text:p>
          </table:table-cell>
          <table:table-cell office:value-type="float" office:value="1160.861" calcext:value-type="float">
            <text:p>1160.861</text:p>
          </table:table-cell>
          <table:table-cell office:value-type="float" office:value="1.905458" calcext:value-type="float">
            <text:p>1.905458</text:p>
          </table:table-cell>
          <table:table-cell office:value-type="float" office:value="0" calcext:value-type="float">
            <text:p>0</text:p>
          </table:table-cell>
          <table:table-cell office:value-type="float" office:value="0.003798786" calcext:value-type="float">
            <text:p>0.003798786</text:p>
          </table:table-cell>
          <table:table-cell office:value-type="float" office:value="0.01516042" calcext:value-type="float">
            <text:p>0.01516042</text:p>
          </table:table-cell>
          <table:table-cell office:value-type="float" office:value="0.01232531" calcext:value-type="float">
            <text:p>0.01232531</text:p>
          </table:table-cell>
          <table:table-cell office:value-type="float" office:value="0.005376795" calcext:value-type="float">
            <text:p>0.005376795</text:p>
          </table:table-cell>
          <table:table-cell office:value-type="float" office:value="0.004917408" calcext:value-type="float">
            <text:p>0.004917408</text:p>
          </table:table-cell>
          <table:table-cell office:value-type="float" office:value="0.003893829" calcext:value-type="float">
            <text:p>0.003893829</text:p>
          </table:table-cell>
          <table:table-cell office:value-type="float" office:value="0.004039826" calcext:value-type="float">
            <text:p>0.004039826</text:p>
          </table:table-cell>
          <table:table-cell office:value-type="float" office:value="0.007979323" calcext:value-type="float">
            <text:p>0.007979323</text:p>
          </table:table-cell>
          <table:table-cell office:value-type="float" office:value="0.02339347" calcext:value-type="float">
            <text:p>0.02339347</text:p>
          </table:table-cell>
          <table:table-cell office:value-type="float" office:value="0.04199295" calcext:value-type="float">
            <text:p>0.04199295</text:p>
          </table:table-cell>
          <table:table-cell office:value-type="float" office:value="0.03753744" calcext:value-type="float">
            <text:p>0.03753744</text:p>
          </table:table-cell>
          <table:table-cell office:value-type="float" office:value="0.16346" calcext:value-type="float">
            <text:p>0.16346</text:p>
          </table:table-cell>
          <table:table-cell office:value-type="float" office:value="0.1926797" calcext:value-type="float">
            <text:p>0.1926797</text:p>
          </table:table-cell>
          <table:table-cell office:value-type="float" office:value="0.1956682" calcext:value-type="float">
            <text:p>0.1956682</text:p>
          </table:table-cell>
          <table:table-cell office:value-type="float" office:value="0" calcext:value-type="float">
            <text:p>0</text:p>
          </table:table-cell>
          <table:table-cell office:value-type="float" office:value="27.73789" calcext:value-type="float">
            <text:p>27.73789</text:p>
          </table:table-cell>
          <table:table-cell office:value-type="float" office:value="24.2535" calcext:value-type="float">
            <text:p>24.2535</text:p>
          </table:table-cell>
          <table:table-cell office:value-type="float" office:value="21.37943" calcext:value-type="float">
            <text:p>21.37943</text:p>
          </table:table-cell>
          <table:table-cell office:value-type="float" office:value="6.184275" calcext:value-type="float">
            <text:p>6.184275</text:p>
          </table:table-cell>
          <table:table-cell office:value-type="float" office:value="4.985255" calcext:value-type="float">
            <text:p>4.985255</text:p>
          </table:table-cell>
          <table:table-cell office:value-type="float" office:value="2.232459" calcext:value-type="float">
            <text:p>2.232459</text:p>
          </table:table-cell>
          <table:table-cell office:value-type="float" office:value="2.254481" calcext:value-type="float">
            <text:p>2.254481</text:p>
          </table:table-cell>
          <table:table-cell office:value-type="float" office:value="4.647358" calcext:value-type="float">
            <text:p>4.647358</text:p>
          </table:table-cell>
          <table:table-cell office:value-type="float" office:value="7.680584" calcext:value-type="float">
            <text:p>7.680584</text:p>
          </table:table-cell>
          <table:table-cell office:value-type="float" office:value="8.318964" calcext:value-type="float">
            <text:p>8.318964</text:p>
          </table:table-cell>
          <table:table-cell office:value-type="float" office:value="8.289587" calcext:value-type="float">
            <text:p>8.289587</text:p>
          </table:table-cell>
          <table:table-cell office:value-type="float" office:value="10.63612" calcext:value-type="float">
            <text:p>10.63612</text:p>
          </table:table-cell>
          <table:table-cell office:value-type="float" office:value="12.42837" calcext:value-type="float">
            <text:p>12.42837</text:p>
          </table:table-cell>
          <table:table-cell office:value-type="float" office:value="12.73466" calcext:value-type="float">
            <text:p>12.73466</text:p>
          </table:table-cell>
          <table:table-cell office:value-type="float" office:value="0" calcext:value-type="float">
            <text:p>0</text:p>
          </table:table-cell>
          <table:table-cell office:value-type="float" office:value="0.00963936" calcext:value-type="float">
            <text:p>0.00963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3561" calcext:value-type="float">
            <text:p>1.23356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6" calcext:value-type="float">
            <text:p>20092006</text:p>
          </table:table-cell>
          <table:table-cell office:value-type="float" office:value="2.727036" calcext:value-type="float">
            <text:p>2.727036</text:p>
          </table:table-cell>
          <table:table-cell office:value-type="float" office:value="135.1873" calcext:value-type="float">
            <text:p>135.1873</text:p>
          </table:table-cell>
          <table:table-cell office:value-type="float" office:value="0" calcext:value-type="float">
            <text:p>0</text:p>
          </table:table-cell>
          <table:table-cell office:value-type="float" office:value="-7.266747" calcext:value-type="float">
            <text:p>-7.266747</text:p>
          </table:table-cell>
          <table:table-cell office:value-type="float" office:value="37.26257" calcext:value-type="float">
            <text:p>37.26257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370688" calcext:value-type="float">
            <text:p>2.370688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6950635" calcext:value-type="float">
            <text:p>-0.006950635</text:p>
          </table:table-cell>
          <table:table-cell office:value-type="float" office:value="1160.833" calcext:value-type="float">
            <text:p>1160.833</text:p>
          </table:table-cell>
          <table:table-cell office:value-type="float" office:value="1.927713" calcext:value-type="float">
            <text:p>1.927713</text:p>
          </table:table-cell>
          <table:table-cell office:value-type="float" office:value="0" calcext:value-type="float">
            <text:p>0</text:p>
          </table:table-cell>
          <table:table-cell office:value-type="float" office:value="0.01460441" calcext:value-type="float">
            <text:p>0.01460441</text:p>
          </table:table-cell>
          <table:table-cell office:value-type="float" office:value="0.01641195" calcext:value-type="float">
            <text:p>0.01641195</text:p>
          </table:table-cell>
          <table:table-cell office:value-type="float" office:value="0.01248353" calcext:value-type="float">
            <text:p>0.01248353</text:p>
          </table:table-cell>
          <table:table-cell office:value-type="float" office:value="0.005360532" calcext:value-type="float">
            <text:p>0.005360532</text:p>
          </table:table-cell>
          <table:table-cell office:value-type="float" office:value="0.004935669" calcext:value-type="float">
            <text:p>0.004935669</text:p>
          </table:table-cell>
          <table:table-cell office:value-type="float" office:value="0.003863614" calcext:value-type="float">
            <text:p>0.003863614</text:p>
          </table:table-cell>
          <table:table-cell office:value-type="float" office:value="0.003928663" calcext:value-type="float">
            <text:p>0.003928663</text:p>
          </table:table-cell>
          <table:table-cell office:value-type="float" office:value="0.008110049" calcext:value-type="float">
            <text:p>0.008110049</text:p>
          </table:table-cell>
          <table:table-cell office:value-type="float" office:value="0.02381196" calcext:value-type="float">
            <text:p>0.02381196</text:p>
          </table:table-cell>
          <table:table-cell office:value-type="float" office:value="0.04256283" calcext:value-type="float">
            <text:p>0.04256283</text:p>
          </table:table-cell>
          <table:table-cell office:value-type="float" office:value="0.03938103" calcext:value-type="float">
            <text:p>0.03938103</text:p>
          </table:table-cell>
          <table:table-cell office:value-type="float" office:value="0.1635266" calcext:value-type="float">
            <text:p>0.1635266</text:p>
          </table:table-cell>
          <table:table-cell office:value-type="float" office:value="0.1926965" calcext:value-type="float">
            <text:p>0.1926965</text:p>
          </table:table-cell>
          <table:table-cell office:value-type="float" office:value="0.1956825" calcext:value-type="float">
            <text:p>0.1956825</text:p>
          </table:table-cell>
          <table:table-cell office:value-type="float" office:value="0" calcext:value-type="float">
            <text:p>0</text:p>
          </table:table-cell>
          <table:table-cell office:value-type="float" office:value="27.64332" calcext:value-type="float">
            <text:p>27.64332</text:p>
          </table:table-cell>
          <table:table-cell office:value-type="float" office:value="24.16726" calcext:value-type="float">
            <text:p>24.16726</text:p>
          </table:table-cell>
          <table:table-cell office:value-type="float" office:value="21.30327" calcext:value-type="float">
            <text:p>21.30327</text:p>
          </table:table-cell>
          <table:table-cell office:value-type="float" office:value="6.163215" calcext:value-type="float">
            <text:p>6.163215</text:p>
          </table:table-cell>
          <table:table-cell office:value-type="float" office:value="4.968339" calcext:value-type="float">
            <text:p>4.968339</text:p>
          </table:table-cell>
          <table:table-cell office:value-type="float" office:value="2.229768" calcext:value-type="float">
            <text:p>2.229768</text:p>
          </table:table-cell>
          <table:table-cell office:value-type="float" office:value="2.250644" calcext:value-type="float">
            <text:p>2.250644</text:p>
          </table:table-cell>
          <table:table-cell office:value-type="float" office:value="4.638943" calcext:value-type="float">
            <text:p>4.638943</text:p>
          </table:table-cell>
          <table:table-cell office:value-type="float" office:value="7.665819" calcext:value-type="float">
            <text:p>7.665819</text:p>
          </table:table-cell>
          <table:table-cell office:value-type="float" office:value="8.302763" calcext:value-type="float">
            <text:p>8.302763</text:p>
          </table:table-cell>
          <table:table-cell office:value-type="float" office:value="8.270063" calcext:value-type="float">
            <text:p>8.270063</text:p>
          </table:table-cell>
          <table:table-cell office:value-type="float" office:value="10.63721" calcext:value-type="float">
            <text:p>10.63721</text:p>
          </table:table-cell>
          <table:table-cell office:value-type="float" office:value="12.42977" calcext:value-type="float">
            <text:p>12.42977</text:p>
          </table:table-cell>
          <table:table-cell office:value-type="float" office:value="12.73579" calcext:value-type="float">
            <text:p>12.73579</text:p>
          </table:table-cell>
          <table:table-cell office:value-type="float" office:value="0" calcext:value-type="float">
            <text:p>0</text:p>
          </table:table-cell>
          <table:table-cell office:value-type="float" office:value="0.2692841" calcext:value-type="float">
            <text:p>0.2692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6726" calcext:value-type="float">
            <text:p>1.23672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6" calcext:value-type="float">
            <text:p>21092006</text:p>
          </table:table-cell>
          <table:table-cell office:value-type="float" office:value="2.721598" calcext:value-type="float">
            <text:p>2.721598</text:p>
          </table:table-cell>
          <table:table-cell office:value-type="float" office:value="135.1957" calcext:value-type="float">
            <text:p>135.1957</text:p>
          </table:table-cell>
          <table:table-cell office:value-type="float" office:value="0" calcext:value-type="float">
            <text:p>0</text:p>
          </table:table-cell>
          <table:table-cell office:value-type="float" office:value="-7.330117" calcext:value-type="float">
            <text:p>-7.330117</text:p>
          </table:table-cell>
          <table:table-cell office:value-type="float" office:value="37.22443" calcext:value-type="float">
            <text:p>37.22443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5373" calcext:value-type="float">
            <text:p>2.525373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6950397" calcext:value-type="float">
            <text:p>-0.006950397</text:p>
          </table:table-cell>
          <table:table-cell office:value-type="float" office:value="1160.806" calcext:value-type="float">
            <text:p>1160.806</text:p>
          </table:table-cell>
          <table:table-cell office:value-type="float" office:value="1.955014" calcext:value-type="float">
            <text:p>1.955014</text:p>
          </table:table-cell>
          <table:table-cell office:value-type="float" office:value="0" calcext:value-type="float">
            <text:p>0</text:p>
          </table:table-cell>
          <table:table-cell office:value-type="float" office:value="0.009448114" calcext:value-type="float">
            <text:p>0.009448114</text:p>
          </table:table-cell>
          <table:table-cell office:value-type="float" office:value="0.01481554" calcext:value-type="float">
            <text:p>0.01481554</text:p>
          </table:table-cell>
          <table:table-cell office:value-type="float" office:value="0.01202392" calcext:value-type="float">
            <text:p>0.01202392</text:p>
          </table:table-cell>
          <table:table-cell office:value-type="float" office:value="0.005235855" calcext:value-type="float">
            <text:p>0.005235855</text:p>
          </table:table-cell>
          <table:table-cell office:value-type="float" office:value="0.004749808" calcext:value-type="float">
            <text:p>0.004749808</text:p>
          </table:table-cell>
          <table:table-cell office:value-type="float" office:value="0.003540075" calcext:value-type="float">
            <text:p>0.003540075</text:p>
          </table:table-cell>
          <table:table-cell office:value-type="float" office:value="0.003964652" calcext:value-type="float">
            <text:p>0.003964652</text:p>
          </table:table-cell>
          <table:table-cell office:value-type="float" office:value="0.008229978" calcext:value-type="float">
            <text:p>0.008229978</text:p>
          </table:table-cell>
          <table:table-cell office:value-type="float" office:value="0.02424316" calcext:value-type="float">
            <text:p>0.02424316</text:p>
          </table:table-cell>
          <table:table-cell office:value-type="float" office:value="0.04318027" calcext:value-type="float">
            <text:p>0.04318027</text:p>
          </table:table-cell>
          <table:table-cell office:value-type="float" office:value="0.04123956" calcext:value-type="float">
            <text:p>0.04123956</text:p>
          </table:table-cell>
          <table:table-cell office:value-type="float" office:value="0.1634974" calcext:value-type="float">
            <text:p>0.1634974</text:p>
          </table:table-cell>
          <table:table-cell office:value-type="float" office:value="0.1927127" calcext:value-type="float">
            <text:p>0.1927127</text:p>
          </table:table-cell>
          <table:table-cell office:value-type="float" office:value="0.1956958" calcext:value-type="float">
            <text:p>0.1956958</text:p>
          </table:table-cell>
          <table:table-cell office:value-type="float" office:value="0" calcext:value-type="float">
            <text:p>0</text:p>
          </table:table-cell>
          <table:table-cell office:value-type="float" office:value="27.52652" calcext:value-type="float">
            <text:p>27.52652</text:p>
          </table:table-cell>
          <table:table-cell office:value-type="float" office:value="24.06095" calcext:value-type="float">
            <text:p>24.06095</text:p>
          </table:table-cell>
          <table:table-cell office:value-type="float" office:value="21.20955" calcext:value-type="float">
            <text:p>21.20955</text:p>
          </table:table-cell>
          <table:table-cell office:value-type="float" office:value="6.137294" calcext:value-type="float">
            <text:p>6.137294</text:p>
          </table:table-cell>
          <table:table-cell office:value-type="float" office:value="4.947359" calcext:value-type="float">
            <text:p>4.947359</text:p>
          </table:table-cell>
          <table:table-cell office:value-type="float" office:value="2.225044" calcext:value-type="float">
            <text:p>2.225044</text:p>
          </table:table-cell>
          <table:table-cell office:value-type="float" office:value="2.245792" calcext:value-type="float">
            <text:p>2.245792</text:p>
          </table:table-cell>
          <table:table-cell office:value-type="float" office:value="4.630554" calcext:value-type="float">
            <text:p>4.630554</text:p>
          </table:table-cell>
          <table:table-cell office:value-type="float" office:value="7.651153" calcext:value-type="float">
            <text:p>7.651153</text:p>
          </table:table-cell>
          <table:table-cell office:value-type="float" office:value="8.286716" calcext:value-type="float">
            <text:p>8.286716</text:p>
          </table:table-cell>
          <table:table-cell office:value-type="float" office:value="8.25103" calcext:value-type="float">
            <text:p>8.25103</text:p>
          </table:table-cell>
          <table:table-cell office:value-type="float" office:value="10.63829" calcext:value-type="float">
            <text:p>10.63829</text:p>
          </table:table-cell>
          <table:table-cell office:value-type="float" office:value="12.43116" calcext:value-type="float">
            <text:p>12.43116</text:p>
          </table:table-cell>
          <table:table-cell office:value-type="float" office:value="12.73689" calcext:value-type="float">
            <text:p>12.73689</text:p>
          </table:table-cell>
          <table:table-cell office:value-type="float" office:value="0" calcext:value-type="float">
            <text:p>0</text:p>
          </table:table-cell>
          <table:table-cell office:value-type="float" office:value="0.0100841" calcext:value-type="float">
            <text:p>0.0100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6451" calcext:value-type="float">
            <text:p>1.23645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6" calcext:value-type="float">
            <text:p>22092006</text:p>
          </table:table-cell>
          <table:table-cell office:value-type="float" office:value="2.712004" calcext:value-type="float">
            <text:p>2.712004</text:p>
          </table:table-cell>
          <table:table-cell office:value-type="float" office:value="135.2045" calcext:value-type="float">
            <text:p>135.2045</text:p>
          </table:table-cell>
          <table:table-cell office:value-type="float" office:value="0" calcext:value-type="float">
            <text:p>0</text:p>
          </table:table-cell>
          <table:table-cell office:value-type="float" office:value="-7.393644" calcext:value-type="float">
            <text:p>-7.393644</text:p>
          </table:table-cell>
          <table:table-cell office:value-type="float" office:value="37.18755" calcext:value-type="float">
            <text:p>37.18755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5373" calcext:value-type="float">
            <text:p>2.525373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6950397" calcext:value-type="float">
            <text:p>-0.006950397</text:p>
          </table:table-cell>
          <table:table-cell office:value-type="float" office:value="1160.779" calcext:value-type="float">
            <text:p>1160.779</text:p>
          </table:table-cell>
          <table:table-cell office:value-type="float" office:value="1.98279" calcext:value-type="float">
            <text:p>1.98279</text:p>
          </table:table-cell>
          <table:table-cell office:value-type="float" office:value="0" calcext:value-type="float">
            <text:p>0</text:p>
          </table:table-cell>
          <table:table-cell office:value-type="float" office:value="0.005680248" calcext:value-type="float">
            <text:p>0.005680248</text:p>
          </table:table-cell>
          <table:table-cell office:value-type="float" office:value="0.01505196" calcext:value-type="float">
            <text:p>0.01505196</text:p>
          </table:table-cell>
          <table:table-cell office:value-type="float" office:value="0.01217287" calcext:value-type="float">
            <text:p>0.01217287</text:p>
          </table:table-cell>
          <table:table-cell office:value-type="float" office:value="0.005289031" calcext:value-type="float">
            <text:p>0.005289031</text:p>
          </table:table-cell>
          <table:table-cell office:value-type="float" office:value="0.00479898" calcext:value-type="float">
            <text:p>0.00479898</text:p>
          </table:table-cell>
          <table:table-cell office:value-type="float" office:value="0.003550008" calcext:value-type="float">
            <text:p>0.003550008</text:p>
          </table:table-cell>
          <table:table-cell office:value-type="float" office:value="0.003964245" calcext:value-type="float">
            <text:p>0.003964245</text:p>
          </table:table-cell>
          <table:table-cell office:value-type="float" office:value="0.008326221" calcext:value-type="float">
            <text:p>0.008326221</text:p>
          </table:table-cell>
          <table:table-cell office:value-type="float" office:value="0.02466138" calcext:value-type="float">
            <text:p>0.02466138</text:p>
          </table:table-cell>
          <table:table-cell office:value-type="float" office:value="0.0438276" calcext:value-type="float">
            <text:p>0.0438276</text:p>
          </table:table-cell>
          <table:table-cell office:value-type="float" office:value="0.04306292" calcext:value-type="float">
            <text:p>0.04306292</text:p>
          </table:table-cell>
          <table:table-cell office:value-type="float" office:value="0.1635206" calcext:value-type="float">
            <text:p>0.1635206</text:p>
          </table:table-cell>
          <table:table-cell office:value-type="float" office:value="0.1927285" calcext:value-type="float">
            <text:p>0.1927285</text:p>
          </table:table-cell>
          <table:table-cell office:value-type="float" office:value="0.1957091" calcext:value-type="float">
            <text:p>0.1957091</text:p>
          </table:table-cell>
          <table:table-cell office:value-type="float" office:value="0" calcext:value-type="float">
            <text:p>0</text:p>
          </table:table-cell>
          <table:table-cell office:value-type="float" office:value="27.4235" calcext:value-type="float">
            <text:p>27.4235</text:p>
          </table:table-cell>
          <table:table-cell office:value-type="float" office:value="23.9642" calcext:value-type="float">
            <text:p>23.9642</text:p>
          </table:table-cell>
          <table:table-cell office:value-type="float" office:value="21.12343" calcext:value-type="float">
            <text:p>21.12343</text:p>
          </table:table-cell>
          <table:table-cell office:value-type="float" office:value="6.113179" calcext:value-type="float">
            <text:p>6.113179</text:p>
          </table:table-cell>
          <table:table-cell office:value-type="float" office:value="4.927712" calcext:value-type="float">
            <text:p>4.927712</text:p>
          </table:table-cell>
          <table:table-cell office:value-type="float" office:value="2.219742" calcext:value-type="float">
            <text:p>2.219742</text:p>
          </table:table-cell>
          <table:table-cell office:value-type="float" office:value="2.240485" calcext:value-type="float">
            <text:p>2.240485</text:p>
          </table:table-cell>
          <table:table-cell office:value-type="float" office:value="4.622163" calcext:value-type="float">
            <text:p>4.622163</text:p>
          </table:table-cell>
          <table:table-cell office:value-type="float" office:value="7.636585" calcext:value-type="float">
            <text:p>7.636585</text:p>
          </table:table-cell>
          <table:table-cell office:value-type="float" office:value="8.270826" calcext:value-type="float">
            <text:p>8.270826</text:p>
          </table:table-cell>
          <table:table-cell office:value-type="float" office:value="8.232483" calcext:value-type="float">
            <text:p>8.232483</text:p>
          </table:table-cell>
          <table:table-cell office:value-type="float" office:value="10.63937" calcext:value-type="float">
            <text:p>10.63937</text:p>
          </table:table-cell>
          <table:table-cell office:value-type="float" office:value="12.43256" calcext:value-type="float">
            <text:p>12.43256</text:p>
          </table:table-cell>
          <table:table-cell office:value-type="float" office:value="12.73803" calcext:value-type="float">
            <text:p>12.73803</text:p>
          </table:table-cell>
          <table:table-cell office:value-type="float" office:value="0" calcext:value-type="float">
            <text:p>0</text:p>
          </table:table-cell>
          <table:table-cell office:value-type="float" office:value="0.01012184" calcext:value-type="float">
            <text:p>0.01012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9896" calcext:value-type="float">
            <text:p>1.23989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6" calcext:value-type="float">
            <text:p>23092006</text:p>
          </table:table-cell>
          <table:table-cell office:value-type="float" office:value="2.70405" calcext:value-type="float">
            <text:p>2.70405</text:p>
          </table:table-cell>
          <table:table-cell office:value-type="float" office:value="135.2115" calcext:value-type="float">
            <text:p>135.2115</text:p>
          </table:table-cell>
          <table:table-cell office:value-type="float" office:value="0" calcext:value-type="float">
            <text:p>0</text:p>
          </table:table-cell>
          <table:table-cell office:value-type="float" office:value="-7.456672" calcext:value-type="float">
            <text:p>-7.456672</text:p>
          </table:table-cell>
          <table:table-cell office:value-type="float" office:value="37.15117" calcext:value-type="float">
            <text:p>37.15117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5373" calcext:value-type="float">
            <text:p>2.525373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6990579" calcext:value-type="float">
            <text:p>-0.006990579</text:p>
          </table:table-cell>
          <table:table-cell office:value-type="float" office:value="1160.752" calcext:value-type="float">
            <text:p>1160.752</text:p>
          </table:table-cell>
          <table:table-cell office:value-type="float" office:value="2.003727" calcext:value-type="float">
            <text:p>2.003727</text:p>
          </table:table-cell>
          <table:table-cell office:value-type="float" office:value="0" calcext:value-type="float">
            <text:p>0</text:p>
          </table:table-cell>
          <table:table-cell office:value-type="float" office:value="0.007358955" calcext:value-type="float">
            <text:p>0.007358955</text:p>
          </table:table-cell>
          <table:table-cell office:value-type="float" office:value="0.01474653" calcext:value-type="float">
            <text:p>0.01474653</text:p>
          </table:table-cell>
          <table:table-cell office:value-type="float" office:value="0.01198857" calcext:value-type="float">
            <text:p>0.01198857</text:p>
          </table:table-cell>
          <table:table-cell office:value-type="float" office:value="0.005235458" calcext:value-type="float">
            <text:p>0.005235458</text:p>
          </table:table-cell>
          <table:table-cell office:value-type="float" office:value="0.004771195" calcext:value-type="float">
            <text:p>0.004771195</text:p>
          </table:table-cell>
          <table:table-cell office:value-type="float" office:value="0.00354706" calcext:value-type="float">
            <text:p>0.00354706</text:p>
          </table:table-cell>
          <table:table-cell office:value-type="float" office:value="0.003963763" calcext:value-type="float">
            <text:p>0.003963763</text:p>
          </table:table-cell>
          <table:table-cell office:value-type="float" office:value="0.008406172" calcext:value-type="float">
            <text:p>0.008406172</text:p>
          </table:table-cell>
          <table:table-cell office:value-type="float" office:value="0.02503873" calcext:value-type="float">
            <text:p>0.02503873</text:p>
          </table:table-cell>
          <table:table-cell office:value-type="float" office:value="0.04448187" calcext:value-type="float">
            <text:p>0.04448187</text:p>
          </table:table-cell>
          <table:table-cell office:value-type="float" office:value="0.04483297" calcext:value-type="float">
            <text:p>0.04483297</text:p>
          </table:table-cell>
          <table:table-cell office:value-type="float" office:value="0.1635569" calcext:value-type="float">
            <text:p>0.1635569</text:p>
          </table:table-cell>
          <table:table-cell office:value-type="float" office:value="0.1928816" calcext:value-type="float">
            <text:p>0.1928816</text:p>
          </table:table-cell>
          <table:table-cell office:value-type="float" office:value="0.1956606" calcext:value-type="float">
            <text:p>0.1956606</text:p>
          </table:table-cell>
          <table:table-cell office:value-type="float" office:value="0" calcext:value-type="float">
            <text:p>0</text:p>
          </table:table-cell>
          <table:table-cell office:value-type="float" office:value="27.3217" calcext:value-type="float">
            <text:p>27.3217</text:p>
          </table:table-cell>
          <table:table-cell office:value-type="float" office:value="23.86874" calcext:value-type="float">
            <text:p>23.86874</text:p>
          </table:table-cell>
          <table:table-cell office:value-type="float" office:value="21.03854" calcext:value-type="float">
            <text:p>21.03854</text:p>
          </table:table-cell>
          <table:table-cell office:value-type="float" office:value="6.089448" calcext:value-type="float">
            <text:p>6.089448</text:p>
          </table:table-cell>
          <table:table-cell office:value-type="float" office:value="4.9084" calcext:value-type="float">
            <text:p>4.9084</text:p>
          </table:table-cell>
          <table:table-cell office:value-type="float" office:value="2.21452" calcext:value-type="float">
            <text:p>2.21452</text:p>
          </table:table-cell>
          <table:table-cell office:value-type="float" office:value="2.235276" calcext:value-type="float">
            <text:p>2.235276</text:p>
          </table:table-cell>
          <table:table-cell office:value-type="float" office:value="4.613772" calcext:value-type="float">
            <text:p>4.613772</text:p>
          </table:table-cell>
          <table:table-cell office:value-type="float" office:value="7.622112" calcext:value-type="float">
            <text:p>7.622112</text:p>
          </table:table-cell>
          <table:table-cell office:value-type="float" office:value="8.255105" calcext:value-type="float">
            <text:p>8.255105</text:p>
          </table:table-cell>
          <table:table-cell office:value-type="float" office:value="8.214406" calcext:value-type="float">
            <text:p>8.214406</text:p>
          </table:table-cell>
          <table:table-cell office:value-type="float" office:value="10.64046" calcext:value-type="float">
            <text:p>10.64046</text:p>
          </table:table-cell>
          <table:table-cell office:value-type="float" office:value="12.43396" calcext:value-type="float">
            <text:p>12.43396</text:p>
          </table:table-cell>
          <table:table-cell office:value-type="float" office:value="12.73917" calcext:value-type="float">
            <text:p>12.73917</text:p>
          </table:table-cell>
          <table:table-cell office:value-type="float" office:value="0" calcext:value-type="float">
            <text:p>0</text:p>
          </table:table-cell>
          <table:table-cell office:value-type="float" office:value="0.01005951" calcext:value-type="float">
            <text:p>0.01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334" calcext:value-type="float">
            <text:p>1.2433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6" calcext:value-type="float">
            <text:p>24092006</text:p>
          </table:table-cell>
          <table:table-cell office:value-type="float" office:value="2.694228" calcext:value-type="float">
            <text:p>2.694228</text:p>
          </table:table-cell>
          <table:table-cell office:value-type="float" office:value="135.2203" calcext:value-type="float">
            <text:p>135.2203</text:p>
          </table:table-cell>
          <table:table-cell office:value-type="float" office:value="0" calcext:value-type="float">
            <text:p>0</text:p>
          </table:table-cell>
          <table:table-cell office:value-type="float" office:value="-7.519195" calcext:value-type="float">
            <text:p>-7.519195</text:p>
          </table:table-cell>
          <table:table-cell office:value-type="float" office:value="37.11531" calcext:value-type="float">
            <text:p>37.11531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5373" calcext:value-type="float">
            <text:p>2.525373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7162241" calcext:value-type="float">
            <text:p>-0.007162241</text:p>
          </table:table-cell>
          <table:table-cell office:value-type="float" office:value="1160.726" calcext:value-type="float">
            <text:p>1160.726</text:p>
          </table:table-cell>
          <table:table-cell office:value-type="float" office:value="2.029285" calcext:value-type="float">
            <text:p>2.029285</text:p>
          </table:table-cell>
          <table:table-cell office:value-type="float" office:value="0" calcext:value-type="float">
            <text:p>0</text:p>
          </table:table-cell>
          <table:table-cell office:value-type="float" office:value="0.007420072" calcext:value-type="float">
            <text:p>0.007420072</text:p>
          </table:table-cell>
          <table:table-cell office:value-type="float" office:value="0.01489765" calcext:value-type="float">
            <text:p>0.01489765</text:p>
          </table:table-cell>
          <table:table-cell office:value-type="float" office:value="0.01207847" calcext:value-type="float">
            <text:p>0.01207847</text:p>
          </table:table-cell>
          <table:table-cell office:value-type="float" office:value="0.005272469" calcext:value-type="float">
            <text:p>0.005272469</text:p>
          </table:table-cell>
          <table:table-cell office:value-type="float" office:value="0.004798716" calcext:value-type="float">
            <text:p>0.004798716</text:p>
          </table:table-cell>
          <table:table-cell office:value-type="float" office:value="0.003549113" calcext:value-type="float">
            <text:p>0.003549113</text:p>
          </table:table-cell>
          <table:table-cell office:value-type="float" office:value="0.003961986" calcext:value-type="float">
            <text:p>0.003961986</text:p>
          </table:table-cell>
          <table:table-cell office:value-type="float" office:value="0.008510501" calcext:value-type="float">
            <text:p>0.008510501</text:p>
          </table:table-cell>
          <table:table-cell office:value-type="float" office:value="0.02541395" calcext:value-type="float">
            <text:p>0.02541395</text:p>
          </table:table-cell>
          <table:table-cell office:value-type="float" office:value="0.045129" calcext:value-type="float">
            <text:p>0.045129</text:p>
          </table:table-cell>
          <table:table-cell office:value-type="float" office:value="0.04649711" calcext:value-type="float">
            <text:p>0.04649711</text:p>
          </table:table-cell>
          <table:table-cell office:value-type="float" office:value="0.1636038" calcext:value-type="float">
            <text:p>0.1636038</text:p>
          </table:table-cell>
          <table:table-cell office:value-type="float" office:value="0.1927931" calcext:value-type="float">
            <text:p>0.1927931</text:p>
          </table:table-cell>
          <table:table-cell office:value-type="float" office:value="0.1957177" calcext:value-type="float">
            <text:p>0.1957177</text:p>
          </table:table-cell>
          <table:table-cell office:value-type="float" office:value="0" calcext:value-type="float">
            <text:p>0</text:p>
          </table:table-cell>
          <table:table-cell office:value-type="float" office:value="27.22125" calcext:value-type="float">
            <text:p>27.22125</text:p>
          </table:table-cell>
          <table:table-cell office:value-type="float" office:value="23.7745" calcext:value-type="float">
            <text:p>23.7745</text:p>
          </table:table-cell>
          <table:table-cell office:value-type="float" office:value="20.95475" calcext:value-type="float">
            <text:p>20.95475</text:p>
          </table:table-cell>
          <table:table-cell office:value-type="float" office:value="6.066045" calcext:value-type="float">
            <text:p>6.066045</text:p>
          </table:table-cell>
          <table:table-cell office:value-type="float" office:value="4.889375" calcext:value-type="float">
            <text:p>4.889375</text:p>
          </table:table-cell>
          <table:table-cell office:value-type="float" office:value="2.209367" calcext:value-type="float">
            <text:p>2.209367</text:p>
          </table:table-cell>
          <table:table-cell office:value-type="float" office:value="2.230155" calcext:value-type="float">
            <text:p>2.230155</text:p>
          </table:table-cell>
          <table:table-cell office:value-type="float" office:value="4.60541" calcext:value-type="float">
            <text:p>4.60541</text:p>
          </table:table-cell>
          <table:table-cell office:value-type="float" office:value="7.607728" calcext:value-type="float">
            <text:p>7.607728</text:p>
          </table:table-cell>
          <table:table-cell office:value-type="float" office:value="8.239543" calcext:value-type="float">
            <text:p>8.239543</text:p>
          </table:table-cell>
          <table:table-cell office:value-type="float" office:value="8.196779" calcext:value-type="float">
            <text:p>8.196779</text:p>
          </table:table-cell>
          <table:table-cell office:value-type="float" office:value="10.64155" calcext:value-type="float">
            <text:p>10.64155</text:p>
          </table:table-cell>
          <table:table-cell office:value-type="float" office:value="12.43543" calcext:value-type="float">
            <text:p>12.43543</text:p>
          </table:table-cell>
          <table:table-cell office:value-type="float" office:value="12.74028" calcext:value-type="float">
            <text:p>12.74028</text:p>
          </table:table-cell>
          <table:table-cell office:value-type="float" office:value="0" calcext:value-type="float">
            <text:p>0</text:p>
          </table:table-cell>
          <table:table-cell office:value-type="float" office:value="0.01006856" calcext:value-type="float">
            <text:p>0.01006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6735" calcext:value-type="float">
            <text:p>1.24673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6" calcext:value-type="float">
            <text:p>25092006</text:p>
          </table:table-cell>
          <table:table-cell office:value-type="float" office:value="2.682317" calcext:value-type="float">
            <text:p>2.682317</text:p>
          </table:table-cell>
          <table:table-cell office:value-type="float" office:value="135.231" calcext:value-type="float">
            <text:p>135.231</text:p>
          </table:table-cell>
          <table:table-cell office:value-type="float" office:value="0" calcext:value-type="float">
            <text:p>0</text:p>
          </table:table-cell>
          <table:table-cell office:value-type="float" office:value="-7.581343" calcext:value-type="float">
            <text:p>-7.581343</text:p>
          </table:table-cell>
          <table:table-cell office:value-type="float" office:value="37.07994" calcext:value-type="float">
            <text:p>37.07994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5373" calcext:value-type="float">
            <text:p>2.525373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7324726" calcext:value-type="float">
            <text:p>-0.007324726</text:p>
          </table:table-cell>
          <table:table-cell office:value-type="float" office:value="1160.699" calcext:value-type="float">
            <text:p>1160.699</text:p>
          </table:table-cell>
          <table:table-cell office:value-type="float" office:value="2.058404" calcext:value-type="float">
            <text:p>2.058404</text:p>
          </table:table-cell>
          <table:table-cell office:value-type="float" office:value="0" calcext:value-type="float">
            <text:p>0</text:p>
          </table:table-cell>
          <table:table-cell office:value-type="float" office:value="0.003705543" calcext:value-type="float">
            <text:p>0.003705543</text:p>
          </table:table-cell>
          <table:table-cell office:value-type="float" office:value="0.01508901" calcext:value-type="float">
            <text:p>0.01508901</text:p>
          </table:table-cell>
          <table:table-cell office:value-type="float" office:value="0.01221577" calcext:value-type="float">
            <text:p>0.01221577</text:p>
          </table:table-cell>
          <table:table-cell office:value-type="float" office:value="0.005337095" calcext:value-type="float">
            <text:p>0.005337095</text:p>
          </table:table-cell>
          <table:table-cell office:value-type="float" office:value="0.004855266" calcext:value-type="float">
            <text:p>0.004855266</text:p>
          </table:table-cell>
          <table:table-cell office:value-type="float" office:value="0.003562549" calcext:value-type="float">
            <text:p>0.003562549</text:p>
          </table:table-cell>
          <table:table-cell office:value-type="float" office:value="0.003965112" calcext:value-type="float">
            <text:p>0.003965112</text:p>
          </table:table-cell>
          <table:table-cell office:value-type="float" office:value="0.008595807" calcext:value-type="float">
            <text:p>0.008595807</text:p>
          </table:table-cell>
          <table:table-cell office:value-type="float" office:value="0.02578714" calcext:value-type="float">
            <text:p>0.02578714</text:p>
          </table:table-cell>
          <table:table-cell office:value-type="float" office:value="0.04577323" calcext:value-type="float">
            <text:p>0.04577323</text:p>
          </table:table-cell>
          <table:table-cell office:value-type="float" office:value="0.04802426" calcext:value-type="float">
            <text:p>0.04802426</text:p>
          </table:table-cell>
          <table:table-cell office:value-type="float" office:value="0.1636272" calcext:value-type="float">
            <text:p>0.1636272</text:p>
          </table:table-cell>
          <table:table-cell office:value-type="float" office:value="0.1927787" calcext:value-type="float">
            <text:p>0.1927787</text:p>
          </table:table-cell>
          <table:table-cell office:value-type="float" office:value="0.1957435" calcext:value-type="float">
            <text:p>0.1957435</text:p>
          </table:table-cell>
          <table:table-cell office:value-type="float" office:value="0" calcext:value-type="float">
            <text:p>0</text:p>
          </table:table-cell>
          <table:table-cell office:value-type="float" office:value="27.1225" calcext:value-type="float">
            <text:p>27.1225</text:p>
          </table:table-cell>
          <table:table-cell office:value-type="float" office:value="23.68174" calcext:value-type="float">
            <text:p>23.68174</text:p>
          </table:table-cell>
          <table:table-cell office:value-type="float" office:value="20.87225" calcext:value-type="float">
            <text:p>20.87225</text:p>
          </table:table-cell>
          <table:table-cell office:value-type="float" office:value="6.043036" calcext:value-type="float">
            <text:p>6.043036</text:p>
          </table:table-cell>
          <table:table-cell office:value-type="float" office:value="4.8707" calcext:value-type="float">
            <text:p>4.8707</text:p>
          </table:table-cell>
          <table:table-cell office:value-type="float" office:value="2.204293" calcext:value-type="float">
            <text:p>2.204293</text:p>
          </table:table-cell>
          <table:table-cell office:value-type="float" office:value="2.225127" calcext:value-type="float">
            <text:p>2.225127</text:p>
          </table:table-cell>
          <table:table-cell office:value-type="float" office:value="4.597051" calcext:value-type="float">
            <text:p>4.597051</text:p>
          </table:table-cell>
          <table:table-cell office:value-type="float" office:value="7.593433" calcext:value-type="float">
            <text:p>7.593433</text:p>
          </table:table-cell>
          <table:table-cell office:value-type="float" office:value="8.224143" calcext:value-type="float">
            <text:p>8.224143</text:p>
          </table:table-cell>
          <table:table-cell office:value-type="float" office:value="8.179568" calcext:value-type="float">
            <text:p>8.179568</text:p>
          </table:table-cell>
          <table:table-cell office:value-type="float" office:value="10.64263" calcext:value-type="float">
            <text:p>10.64263</text:p>
          </table:table-cell>
          <table:table-cell office:value-type="float" office:value="12.43689" calcext:value-type="float">
            <text:p>12.43689</text:p>
          </table:table-cell>
          <table:table-cell office:value-type="float" office:value="12.74139" calcext:value-type="float">
            <text:p>12.74139</text:p>
          </table:table-cell>
          <table:table-cell office:value-type="float" office:value="0" calcext:value-type="float">
            <text:p>0</text:p>
          </table:table-cell>
          <table:table-cell office:value-type="float" office:value="0.01010632" calcext:value-type="float">
            <text:p>0.01010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0266" calcext:value-type="float">
            <text:p>1.25026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6" calcext:value-type="float">
            <text:p>26092006</text:p>
          </table:table-cell>
          <table:table-cell office:value-type="float" office:value="2.668198" calcext:value-type="float">
            <text:p>2.668198</text:p>
          </table:table-cell>
          <table:table-cell office:value-type="float" office:value="135.2438" calcext:value-type="float">
            <text:p>135.2438</text:p>
          </table:table-cell>
          <table:table-cell office:value-type="float" office:value="0" calcext:value-type="float">
            <text:p>0</text:p>
          </table:table-cell>
          <table:table-cell office:value-type="float" office:value="-7.643195" calcext:value-type="float">
            <text:p>-7.643195</text:p>
          </table:table-cell>
          <table:table-cell office:value-type="float" office:value="37.04504" calcext:value-type="float">
            <text:p>37.04504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872" calcext:value-type="float">
            <text:p>2.528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7447345" calcext:value-type="float">
            <text:p>-0.007447345</text:p>
          </table:table-cell>
          <table:table-cell office:value-type="float" office:value="1160.672" calcext:value-type="float">
            <text:p>1160.672</text:p>
          </table:table-cell>
          <table:table-cell office:value-type="float" office:value="2.089941" calcext:value-type="float">
            <text:p>2.089941</text:p>
          </table:table-cell>
          <table:table-cell office:value-type="float" office:value="0" calcext:value-type="float">
            <text:p>0</text:p>
          </table:table-cell>
          <table:table-cell office:value-type="float" office:value="0.009259498" calcext:value-type="float">
            <text:p>0.009259498</text:p>
          </table:table-cell>
          <table:table-cell office:value-type="float" office:value="0.01554382" calcext:value-type="float">
            <text:p>0.01554382</text:p>
          </table:table-cell>
          <table:table-cell office:value-type="float" office:value="0.01238641" calcext:value-type="float">
            <text:p>0.01238641</text:p>
          </table:table-cell>
          <table:table-cell office:value-type="float" office:value="0.005422733" calcext:value-type="float">
            <text:p>0.005422733</text:p>
          </table:table-cell>
          <table:table-cell office:value-type="float" office:value="0.004933848" calcext:value-type="float">
            <text:p>0.004933848</text:p>
          </table:table-cell>
          <table:table-cell office:value-type="float" office:value="0.003584289" calcext:value-type="float">
            <text:p>0.003584289</text:p>
          </table:table-cell>
          <table:table-cell office:value-type="float" office:value="0.003972212" calcext:value-type="float">
            <text:p>0.003972212</text:p>
          </table:table-cell>
          <table:table-cell office:value-type="float" office:value="0.008655792" calcext:value-type="float">
            <text:p>0.008655792</text:p>
          </table:table-cell>
          <table:table-cell office:value-type="float" office:value="0.02612735" calcext:value-type="float">
            <text:p>0.02612735</text:p>
          </table:table-cell>
          <table:table-cell office:value-type="float" office:value="0.04640793" calcext:value-type="float">
            <text:p>0.04640793</text:p>
          </table:table-cell>
          <table:table-cell office:value-type="float" office:value="0.04941727" calcext:value-type="float">
            <text:p>0.04941727</text:p>
          </table:table-cell>
          <table:table-cell office:value-type="float" office:value="0.1636589" calcext:value-type="float">
            <text:p>0.1636589</text:p>
          </table:table-cell>
          <table:table-cell office:value-type="float" office:value="0.1927875" calcext:value-type="float">
            <text:p>0.1927875</text:p>
          </table:table-cell>
          <table:table-cell office:value-type="float" office:value="0.1957608" calcext:value-type="float">
            <text:p>0.1957608</text:p>
          </table:table-cell>
          <table:table-cell office:value-type="float" office:value="0" calcext:value-type="float">
            <text:p>0</text:p>
          </table:table-cell>
          <table:table-cell office:value-type="float" office:value="27.02564" calcext:value-type="float">
            <text:p>27.02564</text:p>
          </table:table-cell>
          <table:table-cell office:value-type="float" office:value="23.59065" calcext:value-type="float">
            <text:p>23.59065</text:p>
          </table:table-cell>
          <table:table-cell office:value-type="float" office:value="20.79117" calcext:value-type="float">
            <text:p>20.79117</text:p>
          </table:table-cell>
          <table:table-cell office:value-type="float" office:value="6.02047" calcext:value-type="float">
            <text:p>6.02047</text:p>
          </table:table-cell>
          <table:table-cell office:value-type="float" office:value="4.852415" calcext:value-type="float">
            <text:p>4.852415</text:p>
          </table:table-cell>
          <table:table-cell office:value-type="float" office:value="2.199308" calcext:value-type="float">
            <text:p>2.199308</text:p>
          </table:table-cell>
          <table:table-cell office:value-type="float" office:value="2.220198" calcext:value-type="float">
            <text:p>2.220198</text:p>
          </table:table-cell>
          <table:table-cell office:value-type="float" office:value="4.588692" calcext:value-type="float">
            <text:p>4.588692</text:p>
          </table:table-cell>
          <table:table-cell office:value-type="float" office:value="7.579226" calcext:value-type="float">
            <text:p>7.579226</text:p>
          </table:table-cell>
          <table:table-cell office:value-type="float" office:value="8.208907" calcext:value-type="float">
            <text:p>8.208907</text:p>
          </table:table-cell>
          <table:table-cell office:value-type="float" office:value="8.162742" calcext:value-type="float">
            <text:p>8.162742</text:p>
          </table:table-cell>
          <table:table-cell office:value-type="float" office:value="10.64371" calcext:value-type="float">
            <text:p>10.64371</text:p>
          </table:table-cell>
          <table:table-cell office:value-type="float" office:value="12.43829" calcext:value-type="float">
            <text:p>12.43829</text:p>
          </table:table-cell>
          <table:table-cell office:value-type="float" office:value="12.74247" calcext:value-type="float">
            <text:p>12.74247</text:p>
          </table:table-cell>
          <table:table-cell office:value-type="float" office:value="0" calcext:value-type="float">
            <text:p>0</text:p>
          </table:table-cell>
          <table:table-cell office:value-type="float" office:value="0.01857231" calcext:value-type="float">
            <text:p>0.01857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4067" calcext:value-type="float">
            <text:p>1.25406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6" calcext:value-type="float">
            <text:p>27092006</text:p>
          </table:table-cell>
          <table:table-cell office:value-type="float" office:value="2.658955" calcext:value-type="float">
            <text:p>2.658955</text:p>
          </table:table-cell>
          <table:table-cell office:value-type="float" office:value="135.2522" calcext:value-type="float">
            <text:p>135.2522</text:p>
          </table:table-cell>
          <table:table-cell office:value-type="float" office:value="0" calcext:value-type="float">
            <text:p>0</text:p>
          </table:table-cell>
          <table:table-cell office:value-type="float" office:value="-7.704512" calcext:value-type="float">
            <text:p>-7.704512</text:p>
          </table:table-cell>
          <table:table-cell office:value-type="float" office:value="37.01037" calcext:value-type="float">
            <text:p>37.01037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872" calcext:value-type="float">
            <text:p>2.528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7447345" calcext:value-type="float">
            <text:p>-0.007447345</text:p>
          </table:table-cell>
          <table:table-cell office:value-type="float" office:value="1160.645" calcext:value-type="float">
            <text:p>1160.645</text:p>
          </table:table-cell>
          <table:table-cell office:value-type="float" office:value="2.108442" calcext:value-type="float">
            <text:p>2.108442</text:p>
          </table:table-cell>
          <table:table-cell office:value-type="float" office:value="0" calcext:value-type="float">
            <text:p>0</text:p>
          </table:table-cell>
          <table:table-cell office:value-type="float" office:value="0.005438425" calcext:value-type="float">
            <text:p>0.005438425</text:p>
          </table:table-cell>
          <table:table-cell office:value-type="float" office:value="0.01470681" calcext:value-type="float">
            <text:p>0.01470681</text:p>
          </table:table-cell>
          <table:table-cell office:value-type="float" office:value="0.011996" calcext:value-type="float">
            <text:p>0.011996</text:p>
          </table:table-cell>
          <table:table-cell office:value-type="float" office:value="0.00528642" calcext:value-type="float">
            <text:p>0.00528642</text:p>
          </table:table-cell>
          <table:table-cell office:value-type="float" office:value="0.00484212" calcext:value-type="float">
            <text:p>0.00484212</text:p>
          </table:table-cell>
          <table:table-cell office:value-type="float" office:value="0.003566871" calcext:value-type="float">
            <text:p>0.003566871</text:p>
          </table:table-cell>
          <table:table-cell office:value-type="float" office:value="0.003968668" calcext:value-type="float">
            <text:p>0.003968668</text:p>
          </table:table-cell>
          <table:table-cell office:value-type="float" office:value="0.00872267" calcext:value-type="float">
            <text:p>0.00872267</text:p>
          </table:table-cell>
          <table:table-cell office:value-type="float" office:value="0.02642693" calcext:value-type="float">
            <text:p>0.02642693</text:p>
          </table:table-cell>
          <table:table-cell office:value-type="float" office:value="0.0470183" calcext:value-type="float">
            <text:p>0.0470183</text:p>
          </table:table-cell>
          <table:table-cell office:value-type="float" office:value="0.05068148" calcext:value-type="float">
            <text:p>0.05068148</text:p>
          </table:table-cell>
          <table:table-cell office:value-type="float" office:value="0.1636714" calcext:value-type="float">
            <text:p>0.1636714</text:p>
          </table:table-cell>
          <table:table-cell office:value-type="float" office:value="0.1928043" calcext:value-type="float">
            <text:p>0.1928043</text:p>
          </table:table-cell>
          <table:table-cell office:value-type="float" office:value="0.1957749" calcext:value-type="float">
            <text:p>0.1957749</text:p>
          </table:table-cell>
          <table:table-cell office:value-type="float" office:value="0" calcext:value-type="float">
            <text:p>0</text:p>
          </table:table-cell>
          <table:table-cell office:value-type="float" office:value="26.92711" calcext:value-type="float">
            <text:p>26.92711</text:p>
          </table:table-cell>
          <table:table-cell office:value-type="float" office:value="23.49871" calcext:value-type="float">
            <text:p>23.49871</text:p>
          </table:table-cell>
          <table:table-cell office:value-type="float" office:value="20.70989" calcext:value-type="float">
            <text:p>20.70989</text:p>
          </table:table-cell>
          <table:table-cell office:value-type="float" office:value="5.997966" calcext:value-type="float">
            <text:p>5.997966</text:p>
          </table:table-cell>
          <table:table-cell office:value-type="float" office:value="4.834244" calcext:value-type="float">
            <text:p>4.834244</text:p>
          </table:table-cell>
          <table:table-cell office:value-type="float" office:value="2.194369" calcext:value-type="float">
            <text:p>2.194369</text:p>
          </table:table-cell>
          <table:table-cell office:value-type="float" office:value="2.215332" calcext:value-type="float">
            <text:p>2.215332</text:p>
          </table:table-cell>
          <table:table-cell office:value-type="float" office:value="4.580332" calcext:value-type="float">
            <text:p>4.580332</text:p>
          </table:table-cell>
          <table:table-cell office:value-type="float" office:value="7.565094" calcext:value-type="float">
            <text:p>7.565094</text:p>
          </table:table-cell>
          <table:table-cell office:value-type="float" office:value="8.193824" calcext:value-type="float">
            <text:p>8.193824</text:p>
          </table:table-cell>
          <table:table-cell office:value-type="float" office:value="8.146272" calcext:value-type="float">
            <text:p>8.146272</text:p>
          </table:table-cell>
          <table:table-cell office:value-type="float" office:value="10.6448" calcext:value-type="float">
            <text:p>10.6448</text:p>
          </table:table-cell>
          <table:table-cell office:value-type="float" office:value="12.43968" calcext:value-type="float">
            <text:p>12.43968</text:p>
          </table:table-cell>
          <table:table-cell office:value-type="float" office:value="12.74359" calcext:value-type="float">
            <text:p>12.74359</text:p>
          </table:table-cell>
          <table:table-cell office:value-type="float" office:value="0" calcext:value-type="float">
            <text:p>0</text:p>
          </table:table-cell>
          <table:table-cell office:value-type="float" office:value="0.01002632" calcext:value-type="float">
            <text:p>0.0100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7349" calcext:value-type="float">
            <text:p>1.25734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6" calcext:value-type="float">
            <text:p>28092006</text:p>
          </table:table-cell>
          <table:table-cell office:value-type="float" office:value="2.650462" calcext:value-type="float">
            <text:p>2.650462</text:p>
          </table:table-cell>
          <table:table-cell office:value-type="float" office:value="135.2595" calcext:value-type="float">
            <text:p>135.2595</text:p>
          </table:table-cell>
          <table:table-cell office:value-type="float" office:value="0" calcext:value-type="float">
            <text:p>0</text:p>
          </table:table-cell>
          <table:table-cell office:value-type="float" office:value="-7.765332" calcext:value-type="float">
            <text:p>-7.765332</text:p>
          </table:table-cell>
          <table:table-cell office:value-type="float" office:value="36.97616" calcext:value-type="float">
            <text:p>36.97616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872" calcext:value-type="float">
            <text:p>2.528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7447345" calcext:value-type="float">
            <text:p>-0.007447345</text:p>
          </table:table-cell>
          <table:table-cell office:value-type="float" office:value="1160.619" calcext:value-type="float">
            <text:p>1160.619</text:p>
          </table:table-cell>
          <table:table-cell office:value-type="float" office:value="2.125202" calcext:value-type="float">
            <text:p>2.125202</text:p>
          </table:table-cell>
          <table:table-cell office:value-type="float" office:value="0" calcext:value-type="float">
            <text:p>0</text:p>
          </table:table-cell>
          <table:table-cell office:value-type="float" office:value="0.008836989" calcext:value-type="float">
            <text:p>0.008836989</text:p>
          </table:table-cell>
          <table:table-cell office:value-type="float" office:value="0.01455212" calcext:value-type="float">
            <text:p>0.01455212</text:p>
          </table:table-cell>
          <table:table-cell office:value-type="float" office:value="0.01186419" calcext:value-type="float">
            <text:p>0.01186419</text:p>
          </table:table-cell>
          <table:table-cell office:value-type="float" office:value="0.005231715" calcext:value-type="float">
            <text:p>0.005231715</text:p>
          </table:table-cell>
          <table:table-cell office:value-type="float" office:value="0.004794285" calcext:value-type="float">
            <text:p>0.004794285</text:p>
          </table:table-cell>
          <table:table-cell office:value-type="float" office:value="0.003549525" calcext:value-type="float">
            <text:p>0.003549525</text:p>
          </table:table-cell>
          <table:table-cell office:value-type="float" office:value="0.003961375" calcext:value-type="float">
            <text:p>0.003961375</text:p>
          </table:table-cell>
          <table:table-cell office:value-type="float" office:value="0.008848794" calcext:value-type="float">
            <text:p>0.008848794</text:p>
          </table:table-cell>
          <table:table-cell office:value-type="float" office:value="0.02677028" calcext:value-type="float">
            <text:p>0.02677028</text:p>
          </table:table-cell>
          <table:table-cell office:value-type="float" office:value="0.04761036" calcext:value-type="float">
            <text:p>0.04761036</text:p>
          </table:table-cell>
          <table:table-cell office:value-type="float" office:value="0.05182945" calcext:value-type="float">
            <text:p>0.05182945</text:p>
          </table:table-cell>
          <table:table-cell office:value-type="float" office:value="0.1637002" calcext:value-type="float">
            <text:p>0.1637002</text:p>
          </table:table-cell>
          <table:table-cell office:value-type="float" office:value="0.1928203" calcext:value-type="float">
            <text:p>0.1928203</text:p>
          </table:table-cell>
          <table:table-cell office:value-type="float" office:value="0.1957889" calcext:value-type="float">
            <text:p>0.1957889</text:p>
          </table:table-cell>
          <table:table-cell office:value-type="float" office:value="0" calcext:value-type="float">
            <text:p>0</text:p>
          </table:table-cell>
          <table:table-cell office:value-type="float" office:value="26.83102" calcext:value-type="float">
            <text:p>26.83102</text:p>
          </table:table-cell>
          <table:table-cell office:value-type="float" office:value="23.40866" calcext:value-type="float">
            <text:p>23.40866</text:p>
          </table:table-cell>
          <table:table-cell office:value-type="float" office:value="20.63002" calcext:value-type="float">
            <text:p>20.63002</text:p>
          </table:table-cell>
          <table:table-cell office:value-type="float" office:value="5.975743" calcext:value-type="float">
            <text:p>5.975743</text:p>
          </table:table-cell>
          <table:table-cell office:value-type="float" office:value="4.816283" calcext:value-type="float">
            <text:p>4.816283</text:p>
          </table:table-cell>
          <table:table-cell office:value-type="float" office:value="2.189468" calcext:value-type="float">
            <text:p>2.189468</text:p>
          </table:table-cell>
          <table:table-cell office:value-type="float" office:value="2.210505" calcext:value-type="float">
            <text:p>2.210505</text:p>
          </table:table-cell>
          <table:table-cell office:value-type="float" office:value="4.571992" calcext:value-type="float">
            <text:p>4.571992</text:p>
          </table:table-cell>
          <table:table-cell office:value-type="float" office:value="7.55104" calcext:value-type="float">
            <text:p>7.55104</text:p>
          </table:table-cell>
          <table:table-cell office:value-type="float" office:value="8.178899" calcext:value-type="float">
            <text:p>8.178899</text:p>
          </table:table-cell>
          <table:table-cell office:value-type="float" office:value="8.130126" calcext:value-type="float">
            <text:p>8.130126</text:p>
          </table:table-cell>
          <table:table-cell office:value-type="float" office:value="10.64589" calcext:value-type="float">
            <text:p>10.64589</text:p>
          </table:table-cell>
          <table:table-cell office:value-type="float" office:value="12.44108" calcext:value-type="float">
            <text:p>12.44108</text:p>
          </table:table-cell>
          <table:table-cell office:value-type="float" office:value="12.74473" calcext:value-type="float">
            <text:p>12.74473</text:p>
          </table:table-cell>
          <table:table-cell office:value-type="float" office:value="0" calcext:value-type="float">
            <text:p>0</text:p>
          </table:table-cell>
          <table:table-cell office:value-type="float" office:value="0.009995162" calcext:value-type="float">
            <text:p>0.009995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0667" calcext:value-type="float">
            <text:p>1.26066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6" calcext:value-type="float">
            <text:p>29092006</text:p>
          </table:table-cell>
          <table:table-cell office:value-type="float" office:value="2.638896" calcext:value-type="float">
            <text:p>2.638896</text:p>
          </table:table-cell>
          <table:table-cell office:value-type="float" office:value="135.2698" calcext:value-type="float">
            <text:p>135.2698</text:p>
          </table:table-cell>
          <table:table-cell office:value-type="float" office:value="0" calcext:value-type="float">
            <text:p>0</text:p>
          </table:table-cell>
          <table:table-cell office:value-type="float" office:value="-7.825829" calcext:value-type="float">
            <text:p>-7.825829</text:p>
          </table:table-cell>
          <table:table-cell office:value-type="float" office:value="36.94239" calcext:value-type="float">
            <text:p>36.94239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872" calcext:value-type="float">
            <text:p>2.528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7447345" calcext:value-type="float">
            <text:p>-0.007447345</text:p>
          </table:table-cell>
          <table:table-cell office:value-type="float" office:value="1160.592" calcext:value-type="float">
            <text:p>1160.592</text:p>
          </table:table-cell>
          <table:table-cell office:value-type="float" office:value="2.149848" calcext:value-type="float">
            <text:p>2.149848</text:p>
          </table:table-cell>
          <table:table-cell office:value-type="float" office:value="0" calcext:value-type="float">
            <text:p>0</text:p>
          </table:table-cell>
          <table:table-cell office:value-type="float" office:value="0.007229022" calcext:value-type="float">
            <text:p>0.007229022</text:p>
          </table:table-cell>
          <table:table-cell office:value-type="float" office:value="0.01495562" calcext:value-type="float">
            <text:p>0.01495562</text:p>
          </table:table-cell>
          <table:table-cell office:value-type="float" office:value="0.01211509" calcext:value-type="float">
            <text:p>0.01211509</text:p>
          </table:table-cell>
          <table:table-cell office:value-type="float" office:value="0.005331008" calcext:value-type="float">
            <text:p>0.005331008</text:p>
          </table:table-cell>
          <table:table-cell office:value-type="float" office:value="0.004868416" calcext:value-type="float">
            <text:p>0.004868416</text:p>
          </table:table-cell>
          <table:table-cell office:value-type="float" office:value="0.003562407" calcext:value-type="float">
            <text:p>0.003562407</text:p>
          </table:table-cell>
          <table:table-cell office:value-type="float" office:value="0.003962654" calcext:value-type="float">
            <text:p>0.003962654</text:p>
          </table:table-cell>
          <table:table-cell office:value-type="float" office:value="0.008968195" calcext:value-type="float">
            <text:p>0.008968195</text:p>
          </table:table-cell>
          <table:table-cell office:value-type="float" office:value="0.02717387" calcext:value-type="float">
            <text:p>0.02717387</text:p>
          </table:table-cell>
          <table:table-cell office:value-type="float" office:value="0.04821422" calcext:value-type="float">
            <text:p>0.04821422</text:p>
          </table:table-cell>
          <table:table-cell office:value-type="float" office:value="0.05288219" calcext:value-type="float">
            <text:p>0.05288219</text:p>
          </table:table-cell>
          <table:table-cell office:value-type="float" office:value="0.1637305" calcext:value-type="float">
            <text:p>0.1637305</text:p>
          </table:table-cell>
          <table:table-cell office:value-type="float" office:value="0.1928359" calcext:value-type="float">
            <text:p>0.1928359</text:p>
          </table:table-cell>
          <table:table-cell office:value-type="float" office:value="0.1958022" calcext:value-type="float">
            <text:p>0.1958022</text:p>
          </table:table-cell>
          <table:table-cell office:value-type="float" office:value="0" calcext:value-type="float">
            <text:p>0</text:p>
          </table:table-cell>
          <table:table-cell office:value-type="float" office:value="26.73671" calcext:value-type="float">
            <text:p>26.73671</text:p>
          </table:table-cell>
          <table:table-cell office:value-type="float" office:value="23.32017" calcext:value-type="float">
            <text:p>23.32017</text:p>
          </table:table-cell>
          <table:table-cell office:value-type="float" office:value="20.55138" calcext:value-type="float">
            <text:p>20.55138</text:p>
          </table:table-cell>
          <table:table-cell office:value-type="float" office:value="5.953877" calcext:value-type="float">
            <text:p>5.953877</text:p>
          </table:table-cell>
          <table:table-cell office:value-type="float" office:value="4.798618" calcext:value-type="float">
            <text:p>4.798618</text:p>
          </table:table-cell>
          <table:table-cell office:value-type="float" office:value="2.184632" calcext:value-type="float">
            <text:p>2.184632</text:p>
          </table:table-cell>
          <table:table-cell office:value-type="float" office:value="2.205747" calcext:value-type="float">
            <text:p>2.205747</text:p>
          </table:table-cell>
          <table:table-cell office:value-type="float" office:value="4.563663" calcext:value-type="float">
            <text:p>4.563663</text:p>
          </table:table-cell>
          <table:table-cell office:value-type="float" office:value="7.537075" calcext:value-type="float">
            <text:p>7.537075</text:p>
          </table:table-cell>
          <table:table-cell office:value-type="float" office:value="8.164128" calcext:value-type="float">
            <text:p>8.164128</text:p>
          </table:table-cell>
          <table:table-cell office:value-type="float" office:value="8.114283" calcext:value-type="float">
            <text:p>8.114283</text:p>
          </table:table-cell>
          <table:table-cell office:value-type="float" office:value="10.64697" calcext:value-type="float">
            <text:p>10.64697</text:p>
          </table:table-cell>
          <table:table-cell office:value-type="float" office:value="12.44248" calcext:value-type="float">
            <text:p>12.44248</text:p>
          </table:table-cell>
          <table:table-cell office:value-type="float" office:value="12.74584" calcext:value-type="float">
            <text:p>12.74584</text:p>
          </table:table-cell>
          <table:table-cell office:value-type="float" office:value="0" calcext:value-type="float">
            <text:p>0</text:p>
          </table:table-cell>
          <table:table-cell office:value-type="float" office:value="0.009992508" calcext:value-type="float">
            <text:p>0.009992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4127" calcext:value-type="float">
            <text:p>1.26412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6" calcext:value-type="float">
            <text:p>30092006</text:p>
          </table:table-cell>
          <table:table-cell office:value-type="float" office:value="2.625136" calcext:value-type="float">
            <text:p>2.625136</text:p>
          </table:table-cell>
          <table:table-cell office:value-type="float" office:value="135.2818" calcext:value-type="float">
            <text:p>135.2818</text:p>
          </table:table-cell>
          <table:table-cell office:value-type="float" office:value="0" calcext:value-type="float">
            <text:p>0</text:p>
          </table:table-cell>
          <table:table-cell office:value-type="float" office:value="-7.886171" calcext:value-type="float">
            <text:p>-7.886171</text:p>
          </table:table-cell>
          <table:table-cell office:value-type="float" office:value="36.9091" calcext:value-type="float">
            <text:p>36.9091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872" calcext:value-type="float">
            <text:p>2.528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7447345" calcext:value-type="float">
            <text:p>-0.007447345</text:p>
          </table:table-cell>
          <table:table-cell office:value-type="float" office:value="1160.565" calcext:value-type="float">
            <text:p>1160.565</text:p>
          </table:table-cell>
          <table:table-cell office:value-type="float" office:value="2.177441" calcext:value-type="float">
            <text:p>2.177441</text:p>
          </table:table-cell>
          <table:table-cell office:value-type="float" office:value="0" calcext:value-type="float">
            <text:p>0</text:p>
          </table:table-cell>
          <table:table-cell office:value-type="float" office:value="0.003755987" calcext:value-type="float">
            <text:p>0.003755987</text:p>
          </table:table-cell>
          <table:table-cell office:value-type="float" office:value="0.01542025" calcext:value-type="float">
            <text:p>0.01542025</text:p>
          </table:table-cell>
          <table:table-cell office:value-type="float" office:value="0.01240477" calcext:value-type="float">
            <text:p>0.01240477</text:p>
          </table:table-cell>
          <table:table-cell office:value-type="float" office:value="0.005470755" calcext:value-type="float">
            <text:p>0.005470755</text:p>
          </table:table-cell>
          <table:table-cell office:value-type="float" office:value="0.004987394" calcext:value-type="float">
            <text:p>0.004987394</text:p>
          </table:table-cell>
          <table:table-cell office:value-type="float" office:value="0.003593219" calcext:value-type="float">
            <text:p>0.003593219</text:p>
          </table:table-cell>
          <table:table-cell office:value-type="float" office:value="0.003972205" calcext:value-type="float">
            <text:p>0.003972205</text:p>
          </table:table-cell>
          <table:table-cell office:value-type="float" office:value="0.009028994" calcext:value-type="float">
            <text:p>0.009028994</text:p>
          </table:table-cell>
          <table:table-cell office:value-type="float" office:value="0.02754891" calcext:value-type="float">
            <text:p>0.02754891</text:p>
          </table:table-cell>
          <table:table-cell office:value-type="float" office:value="0.04883434" calcext:value-type="float">
            <text:p>0.04883434</text:p>
          </table:table-cell>
          <table:table-cell office:value-type="float" office:value="0.05386421" calcext:value-type="float">
            <text:p>0.05386421</text:p>
          </table:table-cell>
          <table:table-cell office:value-type="float" office:value="0.1637618" calcext:value-type="float">
            <text:p>0.1637618</text:p>
          </table:table-cell>
          <table:table-cell office:value-type="float" office:value="0.1928513" calcext:value-type="float">
            <text:p>0.1928513</text:p>
          </table:table-cell>
          <table:table-cell office:value-type="float" office:value="0.1958155" calcext:value-type="float">
            <text:p>0.1958155</text:p>
          </table:table-cell>
          <table:table-cell office:value-type="float" office:value="0" calcext:value-type="float">
            <text:p>0</text:p>
          </table:table-cell>
          <table:table-cell office:value-type="float" office:value="26.64474" calcext:value-type="float">
            <text:p>26.64474</text:p>
          </table:table-cell>
          <table:table-cell office:value-type="float" office:value="23.23356" calcext:value-type="float">
            <text:p>23.23356</text:p>
          </table:table-cell>
          <table:table-cell office:value-type="float" office:value="20.47422" calcext:value-type="float">
            <text:p>20.47422</text:p>
          </table:table-cell>
          <table:table-cell office:value-type="float" office:value="5.932481" calcext:value-type="float">
            <text:p>5.932481</text:p>
          </table:table-cell>
          <table:table-cell office:value-type="float" office:value="4.781343" calcext:value-type="float">
            <text:p>4.781343</text:p>
          </table:table-cell>
          <table:table-cell office:value-type="float" office:value="2.179877" calcext:value-type="float">
            <text:p>2.179877</text:p>
          </table:table-cell>
          <table:table-cell office:value-type="float" office:value="2.201072" calcext:value-type="float">
            <text:p>2.201072</text:p>
          </table:table-cell>
          <table:table-cell office:value-type="float" office:value="4.555335" calcext:value-type="float">
            <text:p>4.555335</text:p>
          </table:table-cell>
          <table:table-cell office:value-type="float" office:value="7.523201" calcext:value-type="float">
            <text:p>7.523201</text:p>
          </table:table-cell>
          <table:table-cell office:value-type="float" office:value="8.149514" calcext:value-type="float">
            <text:p>8.149514</text:p>
          </table:table-cell>
          <table:table-cell office:value-type="float" office:value="8.098724" calcext:value-type="float">
            <text:p>8.098724</text:p>
          </table:table-cell>
          <table:table-cell office:value-type="float" office:value="10.64806" calcext:value-type="float">
            <text:p>10.64806</text:p>
          </table:table-cell>
          <table:table-cell office:value-type="float" office:value="12.44387" calcext:value-type="float">
            <text:p>12.44387</text:p>
          </table:table-cell>
          <table:table-cell office:value-type="float" office:value="12.74691" calcext:value-type="float">
            <text:p>12.74691</text:p>
          </table:table-cell>
          <table:table-cell office:value-type="float" office:value="0" calcext:value-type="float">
            <text:p>0</text:p>
          </table:table-cell>
          <table:table-cell office:value-type="float" office:value="0.01002999" calcext:value-type="float">
            <text:p>0.0100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8002" calcext:value-type="float">
            <text:p>1.26800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6" calcext:value-type="float">
            <text:p>1102006</text:p>
          </table:table-cell>
          <table:table-cell office:value-type="float" office:value="2.608938" calcext:value-type="float">
            <text:p>2.608938</text:p>
          </table:table-cell>
          <table:table-cell office:value-type="float" office:value="135.2957" calcext:value-type="float">
            <text:p>135.2957</text:p>
          </table:table-cell>
          <table:table-cell office:value-type="float" office:value="0" calcext:value-type="float">
            <text:p>0</text:p>
          </table:table-cell>
          <table:table-cell office:value-type="float" office:value="-7.946476" calcext:value-type="float">
            <text:p>-7.946476</text:p>
          </table:table-cell>
          <table:table-cell office:value-type="float" office:value="36.87631" calcext:value-type="float">
            <text:p>36.87631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872" calcext:value-type="float">
            <text:p>2.528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7447345" calcext:value-type="float">
            <text:p>-0.007447345</text:p>
          </table:table-cell>
          <table:table-cell office:value-type="float" office:value="1160.539" calcext:value-type="float">
            <text:p>1160.539</text:p>
          </table:table-cell>
          <table:table-cell office:value-type="float" office:value="2.205709" calcext:value-type="float">
            <text:p>2.205709</text:p>
          </table:table-cell>
          <table:table-cell office:value-type="float" office:value="0" calcext:value-type="float">
            <text:p>0</text:p>
          </table:table-cell>
          <table:table-cell office:value-type="float" office:value="0.006724729" calcext:value-type="float">
            <text:p>0.006724729</text:p>
          </table:table-cell>
          <table:table-cell office:value-type="float" office:value="0.01609846" calcext:value-type="float">
            <text:p>0.01609846</text:p>
          </table:table-cell>
          <table:table-cell office:value-type="float" office:value="0.01281068" calcext:value-type="float">
            <text:p>0.01281068</text:p>
          </table:table-cell>
          <table:table-cell office:value-type="float" office:value="0.005678786" calcext:value-type="float">
            <text:p>0.005678786</text:p>
          </table:table-cell>
          <table:table-cell office:value-type="float" office:value="0.005172232" calcext:value-type="float">
            <text:p>0.005172232</text:p>
          </table:table-cell>
          <table:table-cell office:value-type="float" office:value="0.003637759" calcext:value-type="float">
            <text:p>0.003637759</text:p>
          </table:table-cell>
          <table:table-cell office:value-type="float" office:value="0.003988434" calcext:value-type="float">
            <text:p>0.003988434</text:p>
          </table:table-cell>
          <table:table-cell office:value-type="float" office:value="0.009043918" calcext:value-type="float">
            <text:p>0.009043918</text:p>
          </table:table-cell>
          <table:table-cell office:value-type="float" office:value="0.02783829" calcext:value-type="float">
            <text:p>0.02783829</text:p>
          </table:table-cell>
          <table:table-cell office:value-type="float" office:value="0.04944004" calcext:value-type="float">
            <text:p>0.04944004</text:p>
          </table:table-cell>
          <table:table-cell office:value-type="float" office:value="0.05478357" calcext:value-type="float">
            <text:p>0.05478357</text:p>
          </table:table-cell>
          <table:table-cell office:value-type="float" office:value="0.1637931" calcext:value-type="float">
            <text:p>0.1637931</text:p>
          </table:table-cell>
          <table:table-cell office:value-type="float" office:value="0.1928668" calcext:value-type="float">
            <text:p>0.1928668</text:p>
          </table:table-cell>
          <table:table-cell office:value-type="float" office:value="0.1958288" calcext:value-type="float">
            <text:p>0.1958288</text:p>
          </table:table-cell>
          <table:table-cell office:value-type="float" office:value="0" calcext:value-type="float">
            <text:p>0</text:p>
          </table:table-cell>
          <table:table-cell office:value-type="float" office:value="26.55547" calcext:value-type="float">
            <text:p>26.55547</text:p>
          </table:table-cell>
          <table:table-cell office:value-type="float" office:value="23.14905" calcext:value-type="float">
            <text:p>23.14905</text:p>
          </table:table-cell>
          <table:table-cell office:value-type="float" office:value="20.39885" calcext:value-type="float">
            <text:p>20.39885</text:p>
          </table:table-cell>
          <table:table-cell office:value-type="float" office:value="5.911598" calcext:value-type="float">
            <text:p>5.911598</text:p>
          </table:table-cell>
          <table:table-cell office:value-type="float" office:value="4.764517" calcext:value-type="float">
            <text:p>4.764517</text:p>
          </table:table-cell>
          <table:table-cell office:value-type="float" office:value="2.175218" calcext:value-type="float">
            <text:p>2.175218</text:p>
          </table:table-cell>
          <table:table-cell office:value-type="float" office:value="2.196486" calcext:value-type="float">
            <text:p>2.196486</text:p>
          </table:table-cell>
          <table:table-cell office:value-type="float" office:value="4.547005" calcext:value-type="float">
            <text:p>4.547005</text:p>
          </table:table-cell>
          <table:table-cell office:value-type="float" office:value="7.509407" calcext:value-type="float">
            <text:p>7.509407</text:p>
          </table:table-cell>
          <table:table-cell office:value-type="float" office:value="8.135056" calcext:value-type="float">
            <text:p>8.135056</text:p>
          </table:table-cell>
          <table:table-cell office:value-type="float" office:value="8.083435" calcext:value-type="float">
            <text:p>8.083435</text:p>
          </table:table-cell>
          <table:table-cell office:value-type="float" office:value="10.64915" calcext:value-type="float">
            <text:p>10.64915</text:p>
          </table:table-cell>
          <table:table-cell office:value-type="float" office:value="12.44527" calcext:value-type="float">
            <text:p>12.44527</text:p>
          </table:table-cell>
          <table:table-cell office:value-type="float" office:value="12.74797" calcext:value-type="float">
            <text:p>12.74797</text:p>
          </table:table-cell>
          <table:table-cell office:value-type="float" office:value="0" calcext:value-type="float">
            <text:p>0</text:p>
          </table:table-cell>
          <table:table-cell office:value-type="float" office:value="0.009967592" calcext:value-type="float">
            <text:p>0.009967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2488" calcext:value-type="float">
            <text:p>1.27248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6" calcext:value-type="float">
            <text:p>2102006</text:p>
          </table:table-cell>
          <table:table-cell office:value-type="float" office:value="2.592773" calcext:value-type="float">
            <text:p>2.592773</text:p>
          </table:table-cell>
          <table:table-cell office:value-type="float" office:value="135.3091" calcext:value-type="float">
            <text:p>135.3091</text:p>
          </table:table-cell>
          <table:table-cell office:value-type="float" office:value="0" calcext:value-type="float">
            <text:p>0</text:p>
          </table:table-cell>
          <table:table-cell office:value-type="float" office:value="-8.006714" calcext:value-type="float">
            <text:p>-8.006714</text:p>
          </table:table-cell>
          <table:table-cell office:value-type="float" office:value="36.84402" calcext:value-type="float">
            <text:p>36.84402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872" calcext:value-type="float">
            <text:p>2.528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7489782" calcext:value-type="float">
            <text:p>-0.007489782</text:p>
          </table:table-cell>
          <table:table-cell office:value-type="float" office:value="1160.512" calcext:value-type="float">
            <text:p>1160.512</text:p>
          </table:table-cell>
          <table:table-cell office:value-type="float" office:value="2.22779" calcext:value-type="float">
            <text:p>2.22779</text:p>
          </table:table-cell>
          <table:table-cell office:value-type="float" office:value="0" calcext:value-type="float">
            <text:p>0</text:p>
          </table:table-cell>
          <table:table-cell office:value-type="float" office:value="0.006829478" calcext:value-type="float">
            <text:p>0.006829478</text:p>
          </table:table-cell>
          <table:table-cell office:value-type="float" office:value="0.01633486" calcext:value-type="float">
            <text:p>0.01633486</text:p>
          </table:table-cell>
          <table:table-cell office:value-type="float" office:value="0.01300715" calcext:value-type="float">
            <text:p>0.01300715</text:p>
          </table:table-cell>
          <table:table-cell office:value-type="float" office:value="0.005809517" calcext:value-type="float">
            <text:p>0.005809517</text:p>
          </table:table-cell>
          <table:table-cell office:value-type="float" office:value="0.005312532" calcext:value-type="float">
            <text:p>0.005312532</text:p>
          </table:table-cell>
          <table:table-cell office:value-type="float" office:value="0.003677481" calcext:value-type="float">
            <text:p>0.003677481</text:p>
          </table:table-cell>
          <table:table-cell office:value-type="float" office:value="0.004005574" calcext:value-type="float">
            <text:p>0.004005574</text:p>
          </table:table-cell>
          <table:table-cell office:value-type="float" office:value="0.009034879" calcext:value-type="float">
            <text:p>0.009034879</text:p>
          </table:table-cell>
          <table:table-cell office:value-type="float" office:value="0.02803207" calcext:value-type="float">
            <text:p>0.02803207</text:p>
          </table:table-cell>
          <table:table-cell office:value-type="float" office:value="0.04999654" calcext:value-type="float">
            <text:p>0.04999654</text:p>
          </table:table-cell>
          <table:table-cell office:value-type="float" office:value="0.05563473" calcext:value-type="float">
            <text:p>0.05563473</text:p>
          </table:table-cell>
          <table:table-cell office:value-type="float" office:value="0.1638311" calcext:value-type="float">
            <text:p>0.1638311</text:p>
          </table:table-cell>
          <table:table-cell office:value-type="float" office:value="0.1929321" calcext:value-type="float">
            <text:p>0.1929321</text:p>
          </table:table-cell>
          <table:table-cell office:value-type="float" office:value="0.1958235" calcext:value-type="float">
            <text:p>0.1958235</text:p>
          </table:table-cell>
          <table:table-cell office:value-type="float" office:value="0" calcext:value-type="float">
            <text:p>0</text:p>
          </table:table-cell>
          <table:table-cell office:value-type="float" office:value="26.46891" calcext:value-type="float">
            <text:p>26.46891</text:p>
          </table:table-cell>
          <table:table-cell office:value-type="float" office:value="23.06666" calcext:value-type="float">
            <text:p>23.06666</text:p>
          </table:table-cell>
          <table:table-cell office:value-type="float" office:value="20.32533" calcext:value-type="float">
            <text:p>20.32533</text:p>
          </table:table-cell>
          <table:table-cell office:value-type="float" office:value="5.89127" calcext:value-type="float">
            <text:p>5.89127</text:p>
          </table:table-cell>
          <table:table-cell office:value-type="float" office:value="4.748169" calcext:value-type="float">
            <text:p>4.748169</text:p>
          </table:table-cell>
          <table:table-cell office:value-type="float" office:value="2.170662" calcext:value-type="float">
            <text:p>2.170662</text:p>
          </table:table-cell>
          <table:table-cell office:value-type="float" office:value="2.191996" calcext:value-type="float">
            <text:p>2.191996</text:p>
          </table:table-cell>
          <table:table-cell office:value-type="float" office:value="4.538678" calcext:value-type="float">
            <text:p>4.538678</text:p>
          </table:table-cell>
          <table:table-cell office:value-type="float" office:value="7.495676" calcext:value-type="float">
            <text:p>7.495676</text:p>
          </table:table-cell>
          <table:table-cell office:value-type="float" office:value="8.120744" calcext:value-type="float">
            <text:p>8.120744</text:p>
          </table:table-cell>
          <table:table-cell office:value-type="float" office:value="8.068402" calcext:value-type="float">
            <text:p>8.068402</text:p>
          </table:table-cell>
          <table:table-cell office:value-type="float" office:value="10.65023" calcext:value-type="float">
            <text:p>10.65023</text:p>
          </table:table-cell>
          <table:table-cell office:value-type="float" office:value="12.44667" calcext:value-type="float">
            <text:p>12.44667</text:p>
          </table:table-cell>
          <table:table-cell office:value-type="float" office:value="12.74905" calcext:value-type="float">
            <text:p>12.74905</text:p>
          </table:table-cell>
          <table:table-cell office:value-type="float" office:value="0" calcext:value-type="float">
            <text:p>0</text:p>
          </table:table-cell>
          <table:table-cell office:value-type="float" office:value="0.009890558" calcext:value-type="float">
            <text:p>0.009890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743" calcext:value-type="float">
            <text:p>1.2774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6" calcext:value-type="float">
            <text:p>3102006</text:p>
          </table:table-cell>
          <table:table-cell office:value-type="float" office:value="2.577068" calcext:value-type="float">
            <text:p>2.577068</text:p>
          </table:table-cell>
          <table:table-cell office:value-type="float" office:value="135.3217" calcext:value-type="float">
            <text:p>135.3217</text:p>
          </table:table-cell>
          <table:table-cell office:value-type="float" office:value="0" calcext:value-type="float">
            <text:p>0</text:p>
          </table:table-cell>
          <table:table-cell office:value-type="float" office:value="-8.066773" calcext:value-type="float">
            <text:p>-8.066773</text:p>
          </table:table-cell>
          <table:table-cell office:value-type="float" office:value="36.81218" calcext:value-type="float">
            <text:p>36.81218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872" calcext:value-type="float">
            <text:p>2.528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7648818" calcext:value-type="float">
            <text:p>-0.007648818</text:p>
          </table:table-cell>
          <table:table-cell office:value-type="float" office:value="1160.485" calcext:value-type="float">
            <text:p>1160.485</text:p>
          </table:table-cell>
          <table:table-cell office:value-type="float" office:value="2.244478" calcext:value-type="float">
            <text:p>2.244478</text:p>
          </table:table-cell>
          <table:table-cell office:value-type="float" office:value="0" calcext:value-type="float">
            <text:p>0</text:p>
          </table:table-cell>
          <table:table-cell office:value-type="float" office:value="0.006826508" calcext:value-type="float">
            <text:p>0.006826508</text:p>
          </table:table-cell>
          <table:table-cell office:value-type="float" office:value="0.01649126" calcext:value-type="float">
            <text:p>0.01649126</text:p>
          </table:table-cell>
          <table:table-cell office:value-type="float" office:value="0.01316398" calcext:value-type="float">
            <text:p>0.01316398</text:p>
          </table:table-cell>
          <table:table-cell office:value-type="float" office:value="0.005914063" calcext:value-type="float">
            <text:p>0.005914063</text:p>
          </table:table-cell>
          <table:table-cell office:value-type="float" office:value="0.005423933" calcext:value-type="float">
            <text:p>0.005423933</text:p>
          </table:table-cell>
          <table:table-cell office:value-type="float" office:value="0.003709075" calcext:value-type="float">
            <text:p>0.003709075</text:p>
          </table:table-cell>
          <table:table-cell office:value-type="float" office:value="0.00402011" calcext:value-type="float">
            <text:p>0.00402011</text:p>
          </table:table-cell>
          <table:table-cell office:value-type="float" office:value="0.009040803" calcext:value-type="float">
            <text:p>0.009040803</text:p>
          </table:table-cell>
          <table:table-cell office:value-type="float" office:value="0.02817228" calcext:value-type="float">
            <text:p>0.02817228</text:p>
          </table:table-cell>
          <table:table-cell office:value-type="float" office:value="0.0504869" calcext:value-type="float">
            <text:p>0.0504869</text:p>
          </table:table-cell>
          <table:table-cell office:value-type="float" office:value="0.05642715" calcext:value-type="float">
            <text:p>0.05642715</text:p>
          </table:table-cell>
          <table:table-cell office:value-type="float" office:value="0.1638788" calcext:value-type="float">
            <text:p>0.1638788</text:p>
          </table:table-cell>
          <table:table-cell office:value-type="float" office:value="0.1929096" calcext:value-type="float">
            <text:p>0.1929096</text:p>
          </table:table-cell>
          <table:table-cell office:value-type="float" office:value="0.1958538" calcext:value-type="float">
            <text:p>0.1958538</text:p>
          </table:table-cell>
          <table:table-cell office:value-type="float" office:value="0" calcext:value-type="float">
            <text:p>0</text:p>
          </table:table-cell>
          <table:table-cell office:value-type="float" office:value="26.38491" calcext:value-type="float">
            <text:p>26.38491</text:p>
          </table:table-cell>
          <table:table-cell office:value-type="float" office:value="22.98635" calcext:value-type="float">
            <text:p>22.98635</text:p>
          </table:table-cell>
          <table:table-cell office:value-type="float" office:value="20.25364" calcext:value-type="float">
            <text:p>20.25364</text:p>
          </table:table-cell>
          <table:table-cell office:value-type="float" office:value="5.871486" calcext:value-type="float">
            <text:p>5.871486</text:p>
          </table:table-cell>
          <table:table-cell office:value-type="float" office:value="4.732249" calcext:value-type="float">
            <text:p>4.732249</text:p>
          </table:table-cell>
          <table:table-cell office:value-type="float" office:value="2.166207" calcext:value-type="float">
            <text:p>2.166207</text:p>
          </table:table-cell>
          <table:table-cell office:value-type="float" office:value="2.187601" calcext:value-type="float">
            <text:p>2.187601</text:p>
          </table:table-cell>
          <table:table-cell office:value-type="float" office:value="4.530349" calcext:value-type="float">
            <text:p>4.530349</text:p>
          </table:table-cell>
          <table:table-cell office:value-type="float" office:value="7.481997" calcext:value-type="float">
            <text:p>7.481997</text:p>
          </table:table-cell>
          <table:table-cell office:value-type="float" office:value="8.106568" calcext:value-type="float">
            <text:p>8.106568</text:p>
          </table:table-cell>
          <table:table-cell office:value-type="float" office:value="8.053615" calcext:value-type="float">
            <text:p>8.053615</text:p>
          </table:table-cell>
          <table:table-cell office:value-type="float" office:value="10.65132" calcext:value-type="float">
            <text:p>10.65132</text:p>
          </table:table-cell>
          <table:table-cell office:value-type="float" office:value="12.44806" calcext:value-type="float">
            <text:p>12.44806</text:p>
          </table:table-cell>
          <table:table-cell office:value-type="float" office:value="12.75012" calcext:value-type="float">
            <text:p>12.75012</text:p>
          </table:table-cell>
          <table:table-cell office:value-type="float" office:value="0" calcext:value-type="float">
            <text:p>0</text:p>
          </table:table-cell>
          <table:table-cell office:value-type="float" office:value="0.009768714" calcext:value-type="float">
            <text:p>0.009768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2628" calcext:value-type="float">
            <text:p>1.28262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6" calcext:value-type="float">
            <text:p>4102006</text:p>
          </table:table-cell>
          <table:table-cell office:value-type="float" office:value="2.567954" calcext:value-type="float">
            <text:p>2.567954</text:p>
          </table:table-cell>
          <table:table-cell office:value-type="float" office:value="135.3279" calcext:value-type="float">
            <text:p>135.3279</text:p>
          </table:table-cell>
          <table:table-cell office:value-type="float" office:value="0" calcext:value-type="float">
            <text:p>0</text:p>
          </table:table-cell>
          <table:table-cell office:value-type="float" office:value="-8.126089" calcext:value-type="float">
            <text:p>-8.126089</text:p>
          </table:table-cell>
          <table:table-cell office:value-type="float" office:value="36.78069" calcext:value-type="float">
            <text:p>36.78069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872" calcext:value-type="float">
            <text:p>2.528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7745914" calcext:value-type="float">
            <text:p>-0.007745914</text:p>
          </table:table-cell>
          <table:table-cell office:value-type="float" office:value="1160.46" calcext:value-type="float">
            <text:p>1160.46</text:p>
          </table:table-cell>
          <table:table-cell office:value-type="float" office:value="2.250032" calcext:value-type="float">
            <text:p>2.250032</text:p>
          </table:table-cell>
          <table:table-cell office:value-type="float" office:value="0" calcext:value-type="float">
            <text:p>0</text:p>
          </table:table-cell>
          <table:table-cell office:value-type="float" office:value="0.006113766" calcext:value-type="float">
            <text:p>0.006113766</text:p>
          </table:table-cell>
          <table:table-cell office:value-type="float" office:value="0.01510906" calcext:value-type="float">
            <text:p>0.01510906</text:p>
          </table:table-cell>
          <table:table-cell office:value-type="float" office:value="0.01230676" calcext:value-type="float">
            <text:p>0.01230676</text:p>
          </table:table-cell>
          <table:table-cell office:value-type="float" office:value="0.005569083" calcext:value-type="float">
            <text:p>0.005569083</text:p>
          </table:table-cell>
          <table:table-cell office:value-type="float" office:value="0.005186607" calcext:value-type="float">
            <text:p>0.005186607</text:p>
          </table:table-cell>
          <table:table-cell office:value-type="float" office:value="0.003672613" calcext:value-type="float">
            <text:p>0.003672613</text:p>
          </table:table-cell>
          <table:table-cell office:value-type="float" office:value="0.004015098" calcext:value-type="float">
            <text:p>0.004015098</text:p>
          </table:table-cell>
          <table:table-cell office:value-type="float" office:value="0.009091571" calcext:value-type="float">
            <text:p>0.009091571</text:p>
          </table:table-cell>
          <table:table-cell office:value-type="float" office:value="0.02831325" calcext:value-type="float">
            <text:p>0.02831325</text:p>
          </table:table-cell>
          <table:table-cell office:value-type="float" office:value="0.05091848" calcext:value-type="float">
            <text:p>0.05091848</text:p>
          </table:table-cell>
          <table:table-cell office:value-type="float" office:value="0.05716358" calcext:value-type="float">
            <text:p>0.05716358</text:p>
          </table:table-cell>
          <table:table-cell office:value-type="float" office:value="0.1639165" calcext:value-type="float">
            <text:p>0.1639165</text:p>
          </table:table-cell>
          <table:table-cell office:value-type="float" office:value="0.1929139" calcext:value-type="float">
            <text:p>0.1929139</text:p>
          </table:table-cell>
          <table:table-cell office:value-type="float" office:value="0.1958693" calcext:value-type="float">
            <text:p>0.1958693</text:p>
          </table:table-cell>
          <table:table-cell office:value-type="float" office:value="0" calcext:value-type="float">
            <text:p>0</text:p>
          </table:table-cell>
          <table:table-cell office:value-type="float" office:value="26.30139" calcext:value-type="float">
            <text:p>26.30139</text:p>
          </table:table-cell>
          <table:table-cell office:value-type="float" office:value="22.90715" calcext:value-type="float">
            <text:p>22.90715</text:p>
          </table:table-cell>
          <table:table-cell office:value-type="float" office:value="20.18322" calcext:value-type="float">
            <text:p>20.18322</text:p>
          </table:table-cell>
          <table:table-cell office:value-type="float" office:value="5.852094" calcext:value-type="float">
            <text:p>5.852094</text:p>
          </table:table-cell>
          <table:table-cell office:value-type="float" office:value="4.716667" calcext:value-type="float">
            <text:p>4.716667</text:p>
          </table:table-cell>
          <table:table-cell office:value-type="float" office:value="2.161839" calcext:value-type="float">
            <text:p>2.161839</text:p>
          </table:table-cell>
          <table:table-cell office:value-type="float" office:value="2.183294" calcext:value-type="float">
            <text:p>2.183294</text:p>
          </table:table-cell>
          <table:table-cell office:value-type="float" office:value="4.52202" calcext:value-type="float">
            <text:p>4.52202</text:p>
          </table:table-cell>
          <table:table-cell office:value-type="float" office:value="7.468365" calcext:value-type="float">
            <text:p>7.468365</text:p>
          </table:table-cell>
          <table:table-cell office:value-type="float" office:value="8.092508" calcext:value-type="float">
            <text:p>8.092508</text:p>
          </table:table-cell>
          <table:table-cell office:value-type="float" office:value="8.039055" calcext:value-type="float">
            <text:p>8.039055</text:p>
          </table:table-cell>
          <table:table-cell office:value-type="float" office:value="10.6524" calcext:value-type="float">
            <text:p>10.6524</text:p>
          </table:table-cell>
          <table:table-cell office:value-type="float" office:value="12.44946" calcext:value-type="float">
            <text:p>12.44946</text:p>
          </table:table-cell>
          <table:table-cell office:value-type="float" office:value="12.75127" calcext:value-type="float">
            <text:p>12.75127</text:p>
          </table:table-cell>
          <table:table-cell office:value-type="float" office:value="0" calcext:value-type="float">
            <text:p>0</text:p>
          </table:table-cell>
          <table:table-cell office:value-type="float" office:value="0.009519946" calcext:value-type="float">
            <text:p>0.009519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7238" calcext:value-type="float">
            <text:p>1.28723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6" calcext:value-type="float">
            <text:p>5102006</text:p>
          </table:table-cell>
          <table:table-cell office:value-type="float" office:value="2.558579" calcext:value-type="float">
            <text:p>2.558579</text:p>
          </table:table-cell>
          <table:table-cell office:value-type="float" office:value="135.3347" calcext:value-type="float">
            <text:p>135.3347</text:p>
          </table:table-cell>
          <table:table-cell office:value-type="float" office:value="0" calcext:value-type="float">
            <text:p>0</text:p>
          </table:table-cell>
          <table:table-cell office:value-type="float" office:value="-8.184735" calcext:value-type="float">
            <text:p>-8.184735</text:p>
          </table:table-cell>
          <table:table-cell office:value-type="float" office:value="36.74952" calcext:value-type="float">
            <text:p>36.74952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872" calcext:value-type="float">
            <text:p>2.528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7745914" calcext:value-type="float">
            <text:p>-0.007745914</text:p>
          </table:table-cell>
          <table:table-cell office:value-type="float" office:value="1160.434" calcext:value-type="float">
            <text:p>1160.434</text:p>
          </table:table-cell>
          <table:table-cell office:value-type="float" office:value="2.256094" calcext:value-type="float">
            <text:p>2.256094</text:p>
          </table:table-cell>
          <table:table-cell office:value-type="float" office:value="0" calcext:value-type="float">
            <text:p>0</text:p>
          </table:table-cell>
          <table:table-cell office:value-type="float" office:value="0.00412422" calcext:value-type="float">
            <text:p>0.00412422</text:p>
          </table:table-cell>
          <table:table-cell office:value-type="float" office:value="0.0152719" calcext:value-type="float">
            <text:p>0.0152719</text:p>
          </table:table-cell>
          <table:table-cell office:value-type="float" office:value="0.01237328" calcext:value-type="float">
            <text:p>0.01237328</text:p>
          </table:table-cell>
          <table:table-cell office:value-type="float" office:value="0.005570761" calcext:value-type="float">
            <text:p>0.005570761</text:p>
          </table:table-cell>
          <table:table-cell office:value-type="float" office:value="0.00516265" calcext:value-type="float">
            <text:p>0.00516265</text:p>
          </table:table-cell>
          <table:table-cell office:value-type="float" office:value="0.003652839" calcext:value-type="float">
            <text:p>0.003652839</text:p>
          </table:table-cell>
          <table:table-cell office:value-type="float" office:value="0.004004178" calcext:value-type="float">
            <text:p>0.004004178</text:p>
          </table:table-cell>
          <table:table-cell office:value-type="float" office:value="0.009243131" calcext:value-type="float">
            <text:p>0.009243131</text:p>
          </table:table-cell>
          <table:table-cell office:value-type="float" office:value="0.02858395" calcext:value-type="float">
            <text:p>0.02858395</text:p>
          </table:table-cell>
          <table:table-cell office:value-type="float" office:value="0.05133316" calcext:value-type="float">
            <text:p>0.05133316</text:p>
          </table:table-cell>
          <table:table-cell office:value-type="float" office:value="0.0578551" calcext:value-type="float">
            <text:p>0.0578551</text:p>
          </table:table-cell>
          <table:table-cell office:value-type="float" office:value="0.1639538" calcext:value-type="float">
            <text:p>0.1639538</text:p>
          </table:table-cell>
          <table:table-cell office:value-type="float" office:value="0.1929271" calcext:value-type="float">
            <text:p>0.1929271</text:p>
          </table:table-cell>
          <table:table-cell office:value-type="float" office:value="0.195882" calcext:value-type="float">
            <text:p>0.195882</text:p>
          </table:table-cell>
          <table:table-cell office:value-type="float" office:value="0" calcext:value-type="float">
            <text:p>0</text:p>
          </table:table-cell>
          <table:table-cell office:value-type="float" office:value="26.21883" calcext:value-type="float">
            <text:p>26.21883</text:p>
          </table:table-cell>
          <table:table-cell office:value-type="float" office:value="22.82907" calcext:value-type="float">
            <text:p>22.82907</text:p>
          </table:table-cell>
          <table:table-cell office:value-type="float" office:value="20.11369" calcext:value-type="float">
            <text:p>20.11369</text:p>
          </table:table-cell>
          <table:table-cell office:value-type="float" office:value="5.832904" calcext:value-type="float">
            <text:p>5.832904</text:p>
          </table:table-cell>
          <table:table-cell office:value-type="float" office:value="4.701316" calcext:value-type="float">
            <text:p>4.701316</text:p>
          </table:table-cell>
          <table:table-cell office:value-type="float" office:value="2.157524" calcext:value-type="float">
            <text:p>2.157524</text:p>
          </table:table-cell>
          <table:table-cell office:value-type="float" office:value="2.179054" calcext:value-type="float">
            <text:p>2.179054</text:p>
          </table:table-cell>
          <table:table-cell office:value-type="float" office:value="4.513697" calcext:value-type="float">
            <text:p>4.513697</text:p>
          </table:table-cell>
          <table:table-cell office:value-type="float" office:value="7.45479" calcext:value-type="float">
            <text:p>7.45479</text:p>
          </table:table-cell>
          <table:table-cell office:value-type="float" office:value="8.078569" calcext:value-type="float">
            <text:p>8.078569</text:p>
          </table:table-cell>
          <table:table-cell office:value-type="float" office:value="8.024711" calcext:value-type="float">
            <text:p>8.024711</text:p>
          </table:table-cell>
          <table:table-cell office:value-type="float" office:value="10.65349" calcext:value-type="float">
            <text:p>10.65349</text:p>
          </table:table-cell>
          <table:table-cell office:value-type="float" office:value="12.45086" calcext:value-type="float">
            <text:p>12.45086</text:p>
          </table:table-cell>
          <table:table-cell office:value-type="float" office:value="12.75239" calcext:value-type="float">
            <text:p>12.75239</text:p>
          </table:table-cell>
          <table:table-cell office:value-type="float" office:value="0" calcext:value-type="float">
            <text:p>0</text:p>
          </table:table-cell>
          <table:table-cell office:value-type="float" office:value="0.009462873" calcext:value-type="float">
            <text:p>0.009462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91445" calcext:value-type="float">
            <text:p>1.29144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6" calcext:value-type="float">
            <text:p>6102006</text:p>
          </table:table-cell>
          <table:table-cell office:value-type="float" office:value="2.548794" calcext:value-type="float">
            <text:p>2.548794</text:p>
          </table:table-cell>
          <table:table-cell office:value-type="float" office:value="135.3419" calcext:value-type="float">
            <text:p>135.3419</text:p>
          </table:table-cell>
          <table:table-cell office:value-type="float" office:value="0" calcext:value-type="float">
            <text:p>0</text:p>
          </table:table-cell>
          <table:table-cell office:value-type="float" office:value="-8.243045" calcext:value-type="float">
            <text:p>-8.243045</text:p>
          </table:table-cell>
          <table:table-cell office:value-type="float" office:value="36.71873" calcext:value-type="float">
            <text:p>36.71873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872" calcext:value-type="float">
            <text:p>2.528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7745914" calcext:value-type="float">
            <text:p>-0.007745914</text:p>
          </table:table-cell>
          <table:table-cell office:value-type="float" office:value="1160.409" calcext:value-type="float">
            <text:p>1160.409</text:p>
          </table:table-cell>
          <table:table-cell office:value-type="float" office:value="2.261931" calcext:value-type="float">
            <text:p>2.261931</text:p>
          </table:table-cell>
          <table:table-cell office:value-type="float" office:value="0" calcext:value-type="float">
            <text:p>0</text:p>
          </table:table-cell>
          <table:table-cell office:value-type="float" office:value="0.008482302" calcext:value-type="float">
            <text:p>0.008482302</text:p>
          </table:table-cell>
          <table:table-cell office:value-type="float" office:value="0.01550028" calcext:value-type="float">
            <text:p>0.01550028</text:p>
          </table:table-cell>
          <table:table-cell office:value-type="float" office:value="0.01250193" calcext:value-type="float">
            <text:p>0.01250193</text:p>
          </table:table-cell>
          <table:table-cell office:value-type="float" office:value="0.005626874" calcext:value-type="float">
            <text:p>0.005626874</text:p>
          </table:table-cell>
          <table:table-cell office:value-type="float" office:value="0.005205515" calcext:value-type="float">
            <text:p>0.005205515</text:p>
          </table:table-cell>
          <table:table-cell office:value-type="float" office:value="0.003657138" calcext:value-type="float">
            <text:p>0.003657138</text:p>
          </table:table-cell>
          <table:table-cell office:value-type="float" office:value="0.004003597" calcext:value-type="float">
            <text:p>0.004003597</text:p>
          </table:table-cell>
          <table:table-cell office:value-type="float" office:value="0.009370827" calcext:value-type="float">
            <text:p>0.009370827</text:p>
          </table:table-cell>
          <table:table-cell office:value-type="float" office:value="0.02895729" calcext:value-type="float">
            <text:p>0.02895729</text:p>
          </table:table-cell>
          <table:table-cell office:value-type="float" office:value="0.05179057" calcext:value-type="float">
            <text:p>0.05179057</text:p>
          </table:table-cell>
          <table:table-cell office:value-type="float" office:value="0.05852587" calcext:value-type="float">
            <text:p>0.05852587</text:p>
          </table:table-cell>
          <table:table-cell office:value-type="float" office:value="0.1639916" calcext:value-type="float">
            <text:p>0.1639916</text:p>
          </table:table-cell>
          <table:table-cell office:value-type="float" office:value="0.192942" calcext:value-type="float">
            <text:p>0.192942</text:p>
          </table:table-cell>
          <table:table-cell office:value-type="float" office:value="0.1958953" calcext:value-type="float">
            <text:p>0.1958953</text:p>
          </table:table-cell>
          <table:table-cell office:value-type="float" office:value="0" calcext:value-type="float">
            <text:p>0</text:p>
          </table:table-cell>
          <table:table-cell office:value-type="float" office:value="26.13814" calcext:value-type="float">
            <text:p>26.13814</text:p>
          </table:table-cell>
          <table:table-cell office:value-type="float" office:value="22.75261" calcext:value-type="float">
            <text:p>22.75261</text:p>
          </table:table-cell>
          <table:table-cell office:value-type="float" office:value="20.04549" calcext:value-type="float">
            <text:p>20.04549</text:p>
          </table:table-cell>
          <table:table-cell office:value-type="float" office:value="5.814061" calcext:value-type="float">
            <text:p>5.814061</text:p>
          </table:table-cell>
          <table:table-cell office:value-type="float" office:value="4.686244" calcext:value-type="float">
            <text:p>4.686244</text:p>
          </table:table-cell>
          <table:table-cell office:value-type="float" office:value="2.153272" calcext:value-type="float">
            <text:p>2.153272</text:p>
          </table:table-cell>
          <table:table-cell office:value-type="float" office:value="2.174876" calcext:value-type="float">
            <text:p>2.174876</text:p>
          </table:table-cell>
          <table:table-cell office:value-type="float" office:value="4.505399" calcext:value-type="float">
            <text:p>4.505399</text:p>
          </table:table-cell>
          <table:table-cell office:value-type="float" office:value="7.441293" calcext:value-type="float">
            <text:p>7.441293</text:p>
          </table:table-cell>
          <table:table-cell office:value-type="float" office:value="8.064741" calcext:value-type="float">
            <text:p>8.064741</text:p>
          </table:table-cell>
          <table:table-cell office:value-type="float" office:value="8.010571" calcext:value-type="float">
            <text:p>8.010571</text:p>
          </table:table-cell>
          <table:table-cell office:value-type="float" office:value="10.65457" calcext:value-type="float">
            <text:p>10.65457</text:p>
          </table:table-cell>
          <table:table-cell office:value-type="float" office:value="12.45225" calcext:value-type="float">
            <text:p>12.45225</text:p>
          </table:table-cell>
          <table:table-cell office:value-type="float" office:value="12.75353" calcext:value-type="float">
            <text:p>12.75353</text:p>
          </table:table-cell>
          <table:table-cell office:value-type="float" office:value="0" calcext:value-type="float">
            <text:p>0</text:p>
          </table:table-cell>
          <table:table-cell office:value-type="float" office:value="0.009381775" calcext:value-type="float">
            <text:p>0.009381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95747" calcext:value-type="float">
            <text:p>1.29574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6" calcext:value-type="float">
            <text:p>7102006</text:p>
          </table:table-cell>
          <table:table-cell office:value-type="float" office:value="2.537109" calcext:value-type="float">
            <text:p>2.537109</text:p>
          </table:table-cell>
          <table:table-cell office:value-type="float" office:value="135.3505" calcext:value-type="float">
            <text:p>135.3505</text:p>
          </table:table-cell>
          <table:table-cell office:value-type="float" office:value="0" calcext:value-type="float">
            <text:p>0</text:p>
          </table:table-cell>
          <table:table-cell office:value-type="float" office:value="-8.301276" calcext:value-type="float">
            <text:p>-8.301276</text:p>
          </table:table-cell>
          <table:table-cell office:value-type="float" office:value="36.68838" calcext:value-type="float">
            <text:p>36.68838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872" calcext:value-type="float">
            <text:p>2.528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7745914" calcext:value-type="float">
            <text:p>-0.007745914</text:p>
          </table:table-cell>
          <table:table-cell office:value-type="float" office:value="1160.383" calcext:value-type="float">
            <text:p>1160.383</text:p>
          </table:table-cell>
          <table:table-cell office:value-type="float" office:value="2.268237" calcext:value-type="float">
            <text:p>2.268237</text:p>
          </table:table-cell>
          <table:table-cell office:value-type="float" office:value="0" calcext:value-type="float">
            <text:p>0</text:p>
          </table:table-cell>
          <table:table-cell office:value-type="float" office:value="0.008951598" calcext:value-type="float">
            <text:p>0.008951598</text:p>
          </table:table-cell>
          <table:table-cell office:value-type="float" office:value="0.01614841" calcext:value-type="float">
            <text:p>0.01614841</text:p>
          </table:table-cell>
          <table:table-cell office:value-type="float" office:value="0.01293428" calcext:value-type="float">
            <text:p>0.01293428</text:p>
          </table:table-cell>
          <table:table-cell office:value-type="float" office:value="0.005830197" calcext:value-type="float">
            <text:p>0.005830197</text:p>
          </table:table-cell>
          <table:table-cell office:value-type="float" office:value="0.005375935" calcext:value-type="float">
            <text:p>0.005375935</text:p>
          </table:table-cell>
          <table:table-cell office:value-type="float" office:value="0.003692163" calcext:value-type="float">
            <text:p>0.003692163</text:p>
          </table:table-cell>
          <table:table-cell office:value-type="float" office:value="0.00401426" calcext:value-type="float">
            <text:p>0.00401426</text:p>
          </table:table-cell>
          <table:table-cell office:value-type="float" office:value="0.009451692" calcext:value-type="float">
            <text:p>0.009451692</text:p>
          </table:table-cell>
          <table:table-cell office:value-type="float" office:value="0.02933147" calcext:value-type="float">
            <text:p>0.02933147</text:p>
          </table:table-cell>
          <table:table-cell office:value-type="float" office:value="0.05229598" calcext:value-type="float">
            <text:p>0.05229598</text:p>
          </table:table-cell>
          <table:table-cell office:value-type="float" office:value="0.05919534" calcext:value-type="float">
            <text:p>0.05919534</text:p>
          </table:table-cell>
          <table:table-cell office:value-type="float" office:value="0.1640294" calcext:value-type="float">
            <text:p>0.1640294</text:p>
          </table:table-cell>
          <table:table-cell office:value-type="float" office:value="0.1929571" calcext:value-type="float">
            <text:p>0.1929571</text:p>
          </table:table-cell>
          <table:table-cell office:value-type="float" office:value="0.1959086" calcext:value-type="float">
            <text:p>0.1959086</text:p>
          </table:table-cell>
          <table:table-cell office:value-type="float" office:value="0" calcext:value-type="float">
            <text:p>0</text:p>
          </table:table-cell>
          <table:table-cell office:value-type="float" office:value="26.06031" calcext:value-type="float">
            <text:p>26.06031</text:p>
          </table:table-cell>
          <table:table-cell office:value-type="float" office:value="22.67826" calcext:value-type="float">
            <text:p>22.67826</text:p>
          </table:table-cell>
          <table:table-cell office:value-type="float" office:value="19.97887" calcext:value-type="float">
            <text:p>19.97887</text:p>
          </table:table-cell>
          <table:table-cell office:value-type="float" office:value="5.795662" calcext:value-type="float">
            <text:p>5.795662</text:p>
          </table:table-cell>
          <table:table-cell office:value-type="float" office:value="4.671488" calcext:value-type="float">
            <text:p>4.671488</text:p>
          </table:table-cell>
          <table:table-cell office:value-type="float" office:value="2.149089" calcext:value-type="float">
            <text:p>2.149089</text:p>
          </table:table-cell>
          <table:table-cell office:value-type="float" office:value="2.170764" calcext:value-type="float">
            <text:p>2.170764</text:p>
          </table:table-cell>
          <table:table-cell office:value-type="float" office:value="4.497102" calcext:value-type="float">
            <text:p>4.497102</text:p>
          </table:table-cell>
          <table:table-cell office:value-type="float" office:value="7.427883" calcext:value-type="float">
            <text:p>7.427883</text:p>
          </table:table-cell>
          <table:table-cell office:value-type="float" office:value="8.051036" calcext:value-type="float">
            <text:p>8.051036</text:p>
          </table:table-cell>
          <table:table-cell office:value-type="float" office:value="7.996636" calcext:value-type="float">
            <text:p>7.996636</text:p>
          </table:table-cell>
          <table:table-cell office:value-type="float" office:value="10.65566" calcext:value-type="float">
            <text:p>10.65566</text:p>
          </table:table-cell>
          <table:table-cell office:value-type="float" office:value="12.45365" calcext:value-type="float">
            <text:p>12.45365</text:p>
          </table:table-cell>
          <table:table-cell office:value-type="float" office:value="12.75464" calcext:value-type="float">
            <text:p>12.75464</text:p>
          </table:table-cell>
          <table:table-cell office:value-type="float" office:value="0" calcext:value-type="float">
            <text:p>0</text:p>
          </table:table-cell>
          <table:table-cell office:value-type="float" office:value="0.009221076" calcext:value-type="float">
            <text:p>0.009221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00472" calcext:value-type="float">
            <text:p>1.30047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6" calcext:value-type="float">
            <text:p>8102006</text:p>
          </table:table-cell>
          <table:table-cell office:value-type="float" office:value="2.52863" calcext:value-type="float">
            <text:p>2.52863</text:p>
          </table:table-cell>
          <table:table-cell office:value-type="float" office:value="135.356" calcext:value-type="float">
            <text:p>135.356</text:p>
          </table:table-cell>
          <table:table-cell office:value-type="float" office:value="0" calcext:value-type="float">
            <text:p>0</text:p>
          </table:table-cell>
          <table:table-cell office:value-type="float" office:value="-8.358993" calcext:value-type="float">
            <text:p>-8.358993</text:p>
          </table:table-cell>
          <table:table-cell office:value-type="float" office:value="36.65843" calcext:value-type="float">
            <text:p>36.65843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872" calcext:value-type="float">
            <text:p>2.528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7745914" calcext:value-type="float">
            <text:p>-0.007745914</text:p>
          </table:table-cell>
          <table:table-cell office:value-type="float" office:value="1160.358" calcext:value-type="float">
            <text:p>1160.358</text:p>
          </table:table-cell>
          <table:table-cell office:value-type="float" office:value="2.269903" calcext:value-type="float">
            <text:p>2.269903</text:p>
          </table:table-cell>
          <table:table-cell office:value-type="float" office:value="0" calcext:value-type="float">
            <text:p>0</text:p>
          </table:table-cell>
          <table:table-cell office:value-type="float" office:value="0.008291761" calcext:value-type="float">
            <text:p>0.008291761</text:p>
          </table:table-cell>
          <table:table-cell office:value-type="float" office:value="0.01535075" calcext:value-type="float">
            <text:p>0.01535075</text:p>
          </table:table-cell>
          <table:table-cell office:value-type="float" office:value="0.01246034" calcext:value-type="float">
            <text:p>0.01246034</text:p>
          </table:table-cell>
          <table:table-cell office:value-type="float" office:value="0.00565814" calcext:value-type="float">
            <text:p>0.00565814</text:p>
          </table:table-cell>
          <table:table-cell office:value-type="float" office:value="0.005269729" calcext:value-type="float">
            <text:p>0.005269729</text:p>
          </table:table-cell>
          <table:table-cell office:value-type="float" office:value="0.003680348" calcext:value-type="float">
            <text:p>0.003680348</text:p>
          </table:table-cell>
          <table:table-cell office:value-type="float" office:value="0.004014719" calcext:value-type="float">
            <text:p>0.004014719</text:p>
          </table:table-cell>
          <table:table-cell office:value-type="float" office:value="0.009513897" calcext:value-type="float">
            <text:p>0.009513897</text:p>
          </table:table-cell>
          <table:table-cell office:value-type="float" office:value="0.02964287" calcext:value-type="float">
            <text:p>0.02964287</text:p>
          </table:table-cell>
          <table:table-cell office:value-type="float" office:value="0.05281682" calcext:value-type="float">
            <text:p>0.05281682</text:p>
          </table:table-cell>
          <table:table-cell office:value-type="float" office:value="0.05986716" calcext:value-type="float">
            <text:p>0.05986716</text:p>
          </table:table-cell>
          <table:table-cell office:value-type="float" office:value="0.1640658" calcext:value-type="float">
            <text:p>0.1640658</text:p>
          </table:table-cell>
          <table:table-cell office:value-type="float" office:value="0.1929722" calcext:value-type="float">
            <text:p>0.1929722</text:p>
          </table:table-cell>
          <table:table-cell office:value-type="float" office:value="0.1959219" calcext:value-type="float">
            <text:p>0.1959219</text:p>
          </table:table-cell>
          <table:table-cell office:value-type="float" office:value="0" calcext:value-type="float">
            <text:p>0</text:p>
          </table:table-cell>
          <table:table-cell office:value-type="float" office:value="25.98417" calcext:value-type="float">
            <text:p>25.98417</text:p>
          </table:table-cell>
          <table:table-cell office:value-type="float" office:value="22.60555" calcext:value-type="float">
            <text:p>22.60555</text:p>
          </table:table-cell>
          <table:table-cell office:value-type="float" office:value="19.91373" calcext:value-type="float">
            <text:p>19.91373</text:p>
          </table:table-cell>
          <table:table-cell office:value-type="float" office:value="5.777676" calcext:value-type="float">
            <text:p>5.777676</text:p>
          </table:table-cell>
          <table:table-cell office:value-type="float" office:value="4.657067" calcext:value-type="float">
            <text:p>4.657067</text:p>
          </table:table-cell>
          <table:table-cell office:value-type="float" office:value="2.144979" calcext:value-type="float">
            <text:p>2.144979</text:p>
          </table:table-cell>
          <table:table-cell office:value-type="float" office:value="2.166718" calcext:value-type="float">
            <text:p>2.166718</text:p>
          </table:table-cell>
          <table:table-cell office:value-type="float" office:value="4.488805" calcext:value-type="float">
            <text:p>4.488805</text:p>
          </table:table-cell>
          <table:table-cell office:value-type="float" office:value="7.414557" calcext:value-type="float">
            <text:p>7.414557</text:p>
          </table:table-cell>
          <table:table-cell office:value-type="float" office:value="8.037476" calcext:value-type="float">
            <text:p>8.037476</text:p>
          </table:table-cell>
          <table:table-cell office:value-type="float" office:value="7.982906" calcext:value-type="float">
            <text:p>7.982906</text:p>
          </table:table-cell>
          <table:table-cell office:value-type="float" office:value="10.65674" calcext:value-type="float">
            <text:p>10.65674</text:p>
          </table:table-cell>
          <table:table-cell office:value-type="float" office:value="12.45504" calcext:value-type="float">
            <text:p>12.45504</text:p>
          </table:table-cell>
          <table:table-cell office:value-type="float" office:value="12.75579" calcext:value-type="float">
            <text:p>12.75579</text:p>
          </table:table-cell>
          <table:table-cell office:value-type="float" office:value="0" calcext:value-type="float">
            <text:p>0</text:p>
          </table:table-cell>
          <table:table-cell office:value-type="float" office:value="0.008956778" calcext:value-type="float">
            <text:p>0.008956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04996" calcext:value-type="float">
            <text:p>1.30499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6" calcext:value-type="float">
            <text:p>9102006</text:p>
          </table:table-cell>
          <table:table-cell office:value-type="float" office:value="8.16648" calcext:value-type="float">
            <text:p>8.16648</text:p>
          </table:table-cell>
          <table:table-cell office:value-type="float" office:value="135.3607" calcext:value-type="float">
            <text:p>135.3607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6.63632" calcext:value-type="float">
            <text:p>36.63632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872" calcext:value-type="float">
            <text:p>2.528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7883042" calcext:value-type="float">
            <text:p>-0.007883042</text:p>
          </table:table-cell>
          <table:table-cell office:value-type="float" office:value="1160.339" calcext:value-type="float">
            <text:p>1160.339</text:p>
          </table:table-cell>
          <table:table-cell office:value-type="float" office:value="2.29577" calcext:value-type="float">
            <text:p>2.29577</text:p>
          </table:table-cell>
          <table:table-cell office:value-type="float" office:value="0" calcext:value-type="float">
            <text:p>0</text:p>
          </table:table-cell>
          <table:table-cell office:value-type="float" office:value="0.3508792" calcext:value-type="float">
            <text:p>0.3508792</text:p>
          </table:table-cell>
          <table:table-cell office:value-type="float" office:value="0.1821019" calcext:value-type="float">
            <text:p>0.1821019</text:p>
          </table:table-cell>
          <table:table-cell office:value-type="float" office:value="0.1244589" calcext:value-type="float">
            <text:p>0.1244589</text:p>
          </table:table-cell>
          <table:table-cell office:value-type="float" office:value="0.05609044" calcext:value-type="float">
            <text:p>0.05609044</text:p>
          </table:table-cell>
          <table:table-cell office:value-type="float" office:value="0.05853027" calcext:value-type="float">
            <text:p>0.05853027</text:p>
          </table:table-cell>
          <table:table-cell office:value-type="float" office:value="0.0223716" calcext:value-type="float">
            <text:p>0.0223716</text:p>
          </table:table-cell>
          <table:table-cell office:value-type="float" office:value="0.02608715" calcext:value-type="float">
            <text:p>0.02608715</text:p>
          </table:table-cell>
          <table:table-cell office:value-type="float" office:value="0.04428622" calcext:value-type="float">
            <text:p>0.04428622</text:p>
          </table:table-cell>
          <table:table-cell office:value-type="float" office:value="0.08252002" calcext:value-type="float">
            <text:p>0.08252002</text:p>
          </table:table-cell>
          <table:table-cell office:value-type="float" office:value="0.09671161" calcext:value-type="float">
            <text:p>0.09671161</text:p>
          </table:table-cell>
          <table:table-cell office:value-type="float" office:value="0.09985613" calcext:value-type="float">
            <text:p>0.09985613</text:p>
          </table:table-cell>
          <table:table-cell office:value-type="float" office:value="0.16913" calcext:value-type="float">
            <text:p>0.16913</text:p>
          </table:table-cell>
          <table:table-cell office:value-type="float" office:value="0.1930481" calcext:value-type="float">
            <text:p>0.1930481</text:p>
          </table:table-cell>
          <table:table-cell office:value-type="float" office:value="0.1959075" calcext:value-type="float">
            <text:p>0.1959075</text:p>
          </table:table-cell>
          <table:table-cell office:value-type="float" office:value="0" calcext:value-type="float">
            <text:p>0</text:p>
          </table:table-cell>
          <table:table-cell office:value-type="float" office:value="25.5743" calcext:value-type="float">
            <text:p>25.5743</text:p>
          </table:table-cell>
          <table:table-cell office:value-type="float" office:value="22.57956" calcext:value-type="float">
            <text:p>22.57956</text:p>
          </table:table-cell>
          <table:table-cell office:value-type="float" office:value="19.87978" calcext:value-type="float">
            <text:p>19.87978</text:p>
          </table:table-cell>
          <table:table-cell office:value-type="float" office:value="5.790866" calcext:value-type="float">
            <text:p>5.790866</text:p>
          </table:table-cell>
          <table:table-cell office:value-type="float" office:value="4.653864" calcext:value-type="float">
            <text:p>4.653864</text:p>
          </table:table-cell>
          <table:table-cell office:value-type="float" office:value="2.143062" calcext:value-type="float">
            <text:p>2.143062</text:p>
          </table:table-cell>
          <table:table-cell office:value-type="float" office:value="2.164409" calcext:value-type="float">
            <text:p>2.164409</text:p>
          </table:table-cell>
          <table:table-cell office:value-type="float" office:value="4.482411" calcext:value-type="float">
            <text:p>4.482411</text:p>
          </table:table-cell>
          <table:table-cell office:value-type="float" office:value="7.404053" calcext:value-type="float">
            <text:p>7.404053</text:p>
          </table:table-cell>
          <table:table-cell office:value-type="float" office:value="8.026928" calcext:value-type="float">
            <text:p>8.026928</text:p>
          </table:table-cell>
          <table:table-cell office:value-type="float" office:value="7.972383" calcext:value-type="float">
            <text:p>7.972383</text:p>
          </table:table-cell>
          <table:table-cell office:value-type="float" office:value="10.6583" calcext:value-type="float">
            <text:p>10.6583</text:p>
          </table:table-cell>
          <table:table-cell office:value-type="float" office:value="12.45648" calcext:value-type="float">
            <text:p>12.45648</text:p>
          </table:table-cell>
          <table:table-cell office:value-type="float" office:value="12.75232" calcext:value-type="float">
            <text:p>12.75232</text:p>
          </table:table-cell>
          <table:table-cell office:value-type="float" office:value="0" calcext:value-type="float">
            <text:p>0</text:p>
          </table:table-cell>
          <table:table-cell office:value-type="float" office:value="22.24523" calcext:value-type="float">
            <text:p>22.24523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1.341531" calcext:value-type="float">
            <text:p>1.34153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6" calcext:value-type="float">
            <text:p>10102006</text:p>
          </table:table-cell>
          <table:table-cell office:value-type="float" office:value="8.034703" calcext:value-type="float">
            <text:p>8.034703</text:p>
          </table:table-cell>
          <table:table-cell office:value-type="float" office:value="135.3673" calcext:value-type="float">
            <text:p>135.3673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6.64779" calcext:value-type="float">
            <text:p>36.64779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872" calcext:value-type="float">
            <text:p>2.528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804877" calcext:value-type="float">
            <text:p>-0.00804877</text:p>
          </table:table-cell>
          <table:table-cell office:value-type="float" office:value="1160.364" calcext:value-type="float">
            <text:p>1160.364</text:p>
          </table:table-cell>
          <table:table-cell office:value-type="float" office:value="2.344399" calcext:value-type="float">
            <text:p>2.344399</text:p>
          </table:table-cell>
          <table:table-cell office:value-type="float" office:value="0" calcext:value-type="float">
            <text:p>0</text:p>
          </table:table-cell>
          <table:table-cell office:value-type="float" office:value="1.138856" calcext:value-type="float">
            <text:p>1.138856</text:p>
          </table:table-cell>
          <table:table-cell office:value-type="float" office:value="0.375322" calcext:value-type="float">
            <text:p>0.375322</text:p>
          </table:table-cell>
          <table:table-cell office:value-type="float" office:value="0.1929016" calcext:value-type="float">
            <text:p>0.1929016</text:p>
          </table:table-cell>
          <table:table-cell office:value-type="float" office:value="0.08897396" calcext:value-type="float">
            <text:p>0.08897396</text:p>
          </table:table-cell>
          <table:table-cell office:value-type="float" office:value="0.09413541" calcext:value-type="float">
            <text:p>0.09413541</text:p>
          </table:table-cell>
          <table:table-cell office:value-type="float" office:value="0.03436325" calcext:value-type="float">
            <text:p>0.03436325</text:p>
          </table:table-cell>
          <table:table-cell office:value-type="float" office:value="0.04101629" calcext:value-type="float">
            <text:p>0.04101629</text:p>
          </table:table-cell>
          <table:table-cell office:value-type="float" office:value="0.06862412" calcext:value-type="float">
            <text:p>0.06862412</text:p>
          </table:table-cell>
          <table:table-cell office:value-type="float" office:value="0.1232935" calcext:value-type="float">
            <text:p>0.1232935</text:p>
          </table:table-cell>
          <table:table-cell office:value-type="float" office:value="0.1306604" calcext:value-type="float">
            <text:p>0.1306604</text:p>
          </table:table-cell>
          <table:table-cell office:value-type="float" office:value="0.1306506" calcext:value-type="float">
            <text:p>0.1306506</text:p>
          </table:table-cell>
          <table:table-cell office:value-type="float" office:value="0.1733393" calcext:value-type="float">
            <text:p>0.1733393</text:p>
          </table:table-cell>
          <table:table-cell office:value-type="float" office:value="0.1930164" calcext:value-type="float">
            <text:p>0.1930164</text:p>
          </table:table-cell>
          <table:table-cell office:value-type="float" office:value="0.1959391" calcext:value-type="float">
            <text:p>0.1959391</text:p>
          </table:table-cell>
          <table:table-cell office:value-type="float" office:value="0" calcext:value-type="float">
            <text:p>0</text:p>
          </table:table-cell>
          <table:table-cell office:value-type="float" office:value="26.02799" calcext:value-type="float">
            <text:p>26.02799</text:p>
          </table:table-cell>
          <table:table-cell office:value-type="float" office:value="22.62073" calcext:value-type="float">
            <text:p>22.62073</text:p>
          </table:table-cell>
          <table:table-cell office:value-type="float" office:value="19.87731" calcext:value-type="float">
            <text:p>19.87731</text:p>
          </table:table-cell>
          <table:table-cell office:value-type="float" office:value="5.801661" calcext:value-type="float">
            <text:p>5.801661</text:p>
          </table:table-cell>
          <table:table-cell office:value-type="float" office:value="4.670418" calcext:value-type="float">
            <text:p>4.670418</text:p>
          </table:table-cell>
          <table:table-cell office:value-type="float" office:value="2.145768" calcext:value-type="float">
            <text:p>2.145768</text:p>
          </table:table-cell>
          <table:table-cell office:value-type="float" office:value="2.167706" calcext:value-type="float">
            <text:p>2.167706</text:p>
          </table:table-cell>
          <table:table-cell office:value-type="float" office:value="4.483443" calcext:value-type="float">
            <text:p>4.483443</text:p>
          </table:table-cell>
          <table:table-cell office:value-type="float" office:value="7.403937" calcext:value-type="float">
            <text:p>7.403937</text:p>
          </table:table-cell>
          <table:table-cell office:value-type="float" office:value="8.026871" calcext:value-type="float">
            <text:p>8.026871</text:p>
          </table:table-cell>
          <table:table-cell office:value-type="float" office:value="7.97276" calcext:value-type="float">
            <text:p>7.97276</text:p>
          </table:table-cell>
          <table:table-cell office:value-type="float" office:value="10.66121" calcext:value-type="float">
            <text:p>10.66121</text:p>
          </table:table-cell>
          <table:table-cell office:value-type="float" office:value="12.4579" calcext:value-type="float">
            <text:p>12.4579</text:p>
          </table:table-cell>
          <table:table-cell office:value-type="float" office:value="12.75348" calcext:value-type="float">
            <text:p>12.75348</text:p>
          </table:table-cell>
          <table:table-cell office:value-type="float" office:value="0" calcext:value-type="float">
            <text:p>0</text:p>
          </table:table-cell>
          <table:table-cell office:value-type="float" office:value="84.99427" calcext:value-type="float">
            <text:p>84.99427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1.466015" calcext:value-type="float">
            <text:p>1.46601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6" calcext:value-type="float">
            <text:p>11102006</text:p>
          </table:table-cell>
          <table:table-cell office:value-type="float" office:value="7.917966" calcext:value-type="float">
            <text:p>7.917966</text:p>
          </table:table-cell>
          <table:table-cell office:value-type="float" office:value="135.3724" calcext:value-type="float">
            <text:p>135.3724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6.66756" calcext:value-type="float">
            <text:p>36.66756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872" calcext:value-type="float">
            <text:p>2.528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8206964" calcext:value-type="float">
            <text:p>-0.008206964</text:p>
          </table:table-cell>
          <table:table-cell office:value-type="float" office:value="1160.423" calcext:value-type="float">
            <text:p>1160.423</text:p>
          </table:table-cell>
          <table:table-cell office:value-type="float" office:value="2.385916" calcext:value-type="float">
            <text:p>2.385916</text:p>
          </table:table-cell>
          <table:table-cell office:value-type="float" office:value="0" calcext:value-type="float">
            <text:p>0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837916" calcext:value-type="float">
            <text:p>0.3837916</text:p>
          </table:table-cell>
          <table:table-cell office:value-type="float" office:value="0.2005277" calcext:value-type="float">
            <text:p>0.2005277</text:p>
          </table:table-cell>
          <table:table-cell office:value-type="float" office:value="0.09523661" calcext:value-type="float">
            <text:p>0.09523661</text:p>
          </table:table-cell>
          <table:table-cell office:value-type="float" office:value="0.1014054" calcext:value-type="float">
            <text:p>0.1014054</text:p>
          </table:table-cell>
          <table:table-cell office:value-type="float" office:value="0.03648781" calcext:value-type="float">
            <text:p>0.03648781</text:p>
          </table:table-cell>
          <table:table-cell office:value-type="float" office:value="0.04416271" calcext:value-type="float">
            <text:p>0.04416271</text:p>
          </table:table-cell>
          <table:table-cell office:value-type="float" office:value="0.0748482" calcext:value-type="float">
            <text:p>0.0748482</text:p>
          </table:table-cell>
          <table:table-cell office:value-type="float" office:value="0.1361895" calcext:value-type="float">
            <text:p>0.1361895</text:p>
          </table:table-cell>
          <table:table-cell office:value-type="float" office:value="0.1415372" calcext:value-type="float">
            <text:p>0.1415372</text:p>
          </table:table-cell>
          <table:table-cell office:value-type="float" office:value="0.1405186" calcext:value-type="float">
            <text:p>0.1405186</text:p>
          </table:table-cell>
          <table:table-cell office:value-type="float" office:value="0.1748666" calcext:value-type="float">
            <text:p>0.1748666</text:p>
          </table:table-cell>
          <table:table-cell office:value-type="float" office:value="0.1930191" calcext:value-type="float">
            <text:p>0.1930191</text:p>
          </table:table-cell>
          <table:table-cell office:value-type="float" office:value="0.1959595" calcext:value-type="float">
            <text:p>0.1959595</text:p>
          </table:table-cell>
          <table:table-cell office:value-type="float" office:value="0" calcext:value-type="float">
            <text:p>0</text:p>
          </table:table-cell>
          <table:table-cell office:value-type="float" office:value="26.52724" calcext:value-type="float">
            <text:p>26.52724</text:p>
          </table:table-cell>
          <table:table-cell office:value-type="float" office:value="22.65068" calcext:value-type="float">
            <text:p>22.65068</text:p>
          </table:table-cell>
          <table:table-cell office:value-type="float" office:value="19.88613" calcext:value-type="float">
            <text:p>19.88613</text:p>
          </table:table-cell>
          <table:table-cell office:value-type="float" office:value="5.818843" calcext:value-type="float">
            <text:p>5.818843</text:p>
          </table:table-cell>
          <table:table-cell office:value-type="float" office:value="4.694169" calcext:value-type="float">
            <text:p>4.694169</text:p>
          </table:table-cell>
          <table:table-cell office:value-type="float" office:value="2.149943" calcext:value-type="float">
            <text:p>2.149943</text:p>
          </table:table-cell>
          <table:table-cell office:value-type="float" office:value="2.172708" calcext:value-type="float">
            <text:p>2.172708</text:p>
          </table:table-cell>
          <table:table-cell office:value-type="float" office:value="4.48692" calcext:value-type="float">
            <text:p>4.48692</text:p>
          </table:table-cell>
          <table:table-cell office:value-type="float" office:value="7.407595" calcext:value-type="float">
            <text:p>7.407595</text:p>
          </table:table-cell>
          <table:table-cell office:value-type="float" office:value="8.030651" calcext:value-type="float">
            <text:p>8.030651</text:p>
          </table:table-cell>
          <table:table-cell office:value-type="float" office:value="7.97709" calcext:value-type="float">
            <text:p>7.97709</text:p>
          </table:table-cell>
          <table:table-cell office:value-type="float" office:value="10.66465" calcext:value-type="float">
            <text:p>10.66465</text:p>
          </table:table-cell>
          <table:table-cell office:value-type="float" office:value="12.45929" calcext:value-type="float">
            <text:p>12.45929</text:p>
          </table:table-cell>
          <table:table-cell office:value-type="float" office:value="12.75469" calcext:value-type="float">
            <text:p>12.75469</text:p>
          </table:table-cell>
          <table:table-cell office:value-type="float" office:value="0" calcext:value-type="float">
            <text:p>0</text:p>
          </table:table-cell>
          <table:table-cell office:value-type="float" office:value="112.1278" calcext:value-type="float">
            <text:p>112.1278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1.577009" calcext:value-type="float">
            <text:p>1.57700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6" calcext:value-type="float">
            <text:p>12102006</text:p>
          </table:table-cell>
          <table:table-cell office:value-type="float" office:value="7.781645" calcext:value-type="float">
            <text:p>7.781645</text:p>
          </table:table-cell>
          <table:table-cell office:value-type="float" office:value="135.3787" calcext:value-type="float">
            <text:p>135.3787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6.69147" calcext:value-type="float">
            <text:p>36.69147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872" calcext:value-type="float">
            <text:p>2.528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8227945" calcext:value-type="float">
            <text:p>-0.008227945</text:p>
          </table:table-cell>
          <table:table-cell office:value-type="float" office:value="1160.501" calcext:value-type="float">
            <text:p>1160.501</text:p>
          </table:table-cell>
          <table:table-cell office:value-type="float" office:value="2.435611" calcext:value-type="float">
            <text:p>2.435611</text:p>
          </table:table-cell>
          <table:table-cell office:value-type="float" office:value="0" calcext:value-type="float">
            <text:p>0</text:p>
          </table:table-cell>
          <table:table-cell office:value-type="float" office:value="2.055855" calcext:value-type="float">
            <text:p>2.055855</text:p>
          </table:table-cell>
          <table:table-cell office:value-type="float" office:value="0.4285277" calcext:value-type="float">
            <text:p>0.4285277</text:p>
          </table:table-cell>
          <table:table-cell office:value-type="float" office:value="0.2037238" calcext:value-type="float">
            <text:p>0.2037238</text:p>
          </table:table-cell>
          <table:table-cell office:value-type="float" office:value="0.09801359" calcext:value-type="float">
            <text:p>0.09801359</text:p>
          </table:table-cell>
          <table:table-cell office:value-type="float" office:value="0.1041906" calcext:value-type="float">
            <text:p>0.1041906</text:p>
          </table:table-cell>
          <table:table-cell office:value-type="float" office:value="0.03665761" calcext:value-type="float">
            <text:p>0.03665761</text:p>
          </table:table-cell>
          <table:table-cell office:value-type="float" office:value="0.04466248" calcext:value-type="float">
            <text:p>0.04466248</text:p>
          </table:table-cell>
          <table:table-cell office:value-type="float" office:value="0.07637548" calcext:value-type="float">
            <text:p>0.07637548</text:p>
          </table:table-cell>
          <table:table-cell office:value-type="float" office:value="0.1404667" calcext:value-type="float">
            <text:p>0.1404667</text:p>
          </table:table-cell>
          <table:table-cell office:value-type="float" office:value="0.145199" calcext:value-type="float">
            <text:p>0.145199</text:p>
          </table:table-cell>
          <table:table-cell office:value-type="float" office:value="0.1438314" calcext:value-type="float">
            <text:p>0.1438314</text:p>
          </table:table-cell>
          <table:table-cell office:value-type="float" office:value="0.1755097" calcext:value-type="float">
            <text:p>0.1755097</text:p>
          </table:table-cell>
          <table:table-cell office:value-type="float" office:value="0.1930342" calcext:value-type="float">
            <text:p>0.1930342</text:p>
          </table:table-cell>
          <table:table-cell office:value-type="float" office:value="0.1959729" calcext:value-type="float">
            <text:p>0.1959729</text:p>
          </table:table-cell>
          <table:table-cell office:value-type="float" office:value="0" calcext:value-type="float">
            <text:p>0</text:p>
          </table:table-cell>
          <table:table-cell office:value-type="float" office:value="27.2169" calcext:value-type="float">
            <text:p>27.2169</text:p>
          </table:table-cell>
          <table:table-cell office:value-type="float" office:value="22.67909" calcext:value-type="float">
            <text:p>22.67909</text:p>
          </table:table-cell>
          <table:table-cell office:value-type="float" office:value="19.89599" calcext:value-type="float">
            <text:p>19.89599</text:p>
          </table:table-cell>
          <table:table-cell office:value-type="float" office:value="5.837043" calcext:value-type="float">
            <text:p>5.837043</text:p>
          </table:table-cell>
          <table:table-cell office:value-type="float" office:value="4.719106" calcext:value-type="float">
            <text:p>4.719106</text:p>
          </table:table-cell>
          <table:table-cell office:value-type="float" office:value="2.154277" calcext:value-type="float">
            <text:p>2.154277</text:p>
          </table:table-cell>
          <table:table-cell office:value-type="float" office:value="2.177983" calcext:value-type="float">
            <text:p>2.177983</text:p>
          </table:table-cell>
          <table:table-cell office:value-type="float" office:value="4.491015" calcext:value-type="float">
            <text:p>4.491015</text:p>
          </table:table-cell>
          <table:table-cell office:value-type="float" office:value="7.412419" calcext:value-type="float">
            <text:p>7.412419</text:p>
          </table:table-cell>
          <table:table-cell office:value-type="float" office:value="8.03564" calcext:value-type="float">
            <text:p>8.03564</text:p>
          </table:table-cell>
          <table:table-cell office:value-type="float" office:value="7.982656" calcext:value-type="float">
            <text:p>7.982656</text:p>
          </table:table-cell>
          <table:table-cell office:value-type="float" office:value="10.66827" calcext:value-type="float">
            <text:p>10.66827</text:p>
          </table:table-cell>
          <table:table-cell office:value-type="float" office:value="12.46069" calcext:value-type="float">
            <text:p>12.46069</text:p>
          </table:table-cell>
          <table:table-cell office:value-type="float" office:value="12.75588" calcext:value-type="float">
            <text:p>12.75588</text:p>
          </table:table-cell>
          <table:table-cell office:value-type="float" office:value="0" calcext:value-type="float">
            <text:p>0</text:p>
          </table:table-cell>
          <table:table-cell office:value-type="float" office:value="137.6593" calcext:value-type="float">
            <text:p>137.6593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1.706571" calcext:value-type="float">
            <text:p>1.70657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6" calcext:value-type="float">
            <text:p>13102006</text:p>
          </table:table-cell>
          <table:table-cell office:value-type="float" office:value="7.638621" calcext:value-type="float">
            <text:p>7.638621</text:p>
          </table:table-cell>
          <table:table-cell office:value-type="float" office:value="135.3862" calcext:value-type="float">
            <text:p>135.3862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6.71698" calcext:value-type="float">
            <text:p>36.71698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872" calcext:value-type="float">
            <text:p>2.528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8227945" calcext:value-type="float">
            <text:p>-0.008227945</text:p>
          </table:table-cell>
          <table:table-cell office:value-type="float" office:value="1160.594" calcext:value-type="float">
            <text:p>1160.594</text:p>
          </table:table-cell>
          <table:table-cell office:value-type="float" office:value="2.492522" calcext:value-type="float">
            <text:p>2.492522</text:p>
          </table:table-cell>
          <table:table-cell office:value-type="float" office:value="0" calcext:value-type="float">
            <text:p>0</text:p>
          </table:table-cell>
          <table:table-cell office:value-type="float" office:value="2.224108" calcext:value-type="float">
            <text:p>2.224108</text:p>
          </table:table-cell>
          <table:table-cell office:value-type="float" office:value="0.4490668" calcext:value-type="float">
            <text:p>0.4490668</text:p>
          </table:table-cell>
          <table:table-cell office:value-type="float" office:value="0.2101848" calcext:value-type="float">
            <text:p>0.2101848</text:p>
          </table:table-cell>
          <table:table-cell office:value-type="float" office:value="0.1025556" calcext:value-type="float">
            <text:p>0.1025556</text:p>
          </table:table-cell>
          <table:table-cell office:value-type="float" office:value="0.1089283" calcext:value-type="float">
            <text:p>0.1089283</text:p>
          </table:table-cell>
          <table:table-cell office:value-type="float" office:value="0.036958" calcext:value-type="float">
            <text:p>0.036958</text:p>
          </table:table-cell>
          <table:table-cell office:value-type="float" office:value="0.04494088" calcext:value-type="float">
            <text:p>0.04494088</text:p>
          </table:table-cell>
          <table:table-cell office:value-type="float" office:value="0.07672319" calcext:value-type="float">
            <text:p>0.07672319</text:p>
          </table:table-cell>
          <table:table-cell office:value-type="float" office:value="0.1419253" calcext:value-type="float">
            <text:p>0.1419253</text:p>
          </table:table-cell>
          <table:table-cell office:value-type="float" office:value="0.1464872" calcext:value-type="float">
            <text:p>0.1464872</text:p>
          </table:table-cell>
          <table:table-cell office:value-type="float" office:value="0.1449948" calcext:value-type="float">
            <text:p>0.1449948</text:p>
          </table:table-cell>
          <table:table-cell office:value-type="float" office:value="0.1758189" calcext:value-type="float">
            <text:p>0.1758189</text:p>
          </table:table-cell>
          <table:table-cell office:value-type="float" office:value="0.1930503" calcext:value-type="float">
            <text:p>0.1930503</text:p>
          </table:table-cell>
          <table:table-cell office:value-type="float" office:value="0.1959873" calcext:value-type="float">
            <text:p>0.1959873</text:p>
          </table:table-cell>
          <table:table-cell office:value-type="float" office:value="0" calcext:value-type="float">
            <text:p>0</text:p>
          </table:table-cell>
          <table:table-cell office:value-type="float" office:value="27.97504" calcext:value-type="float">
            <text:p>27.97504</text:p>
          </table:table-cell>
          <table:table-cell office:value-type="float" office:value="22.70925" calcext:value-type="float">
            <text:p>22.70925</text:p>
          </table:table-cell>
          <table:table-cell office:value-type="float" office:value="19.90738" calcext:value-type="float">
            <text:p>19.90738</text:p>
          </table:table-cell>
          <table:table-cell office:value-type="float" office:value="5.856281" calcext:value-type="float">
            <text:p>5.856281</text:p>
          </table:table-cell>
          <table:table-cell office:value-type="float" office:value="4.74505" calcext:value-type="float">
            <text:p>4.74505</text:p>
          </table:table-cell>
          <table:table-cell office:value-type="float" office:value="2.158602" calcext:value-type="float">
            <text:p>2.158602</text:p>
          </table:table-cell>
          <table:table-cell office:value-type="float" office:value="2.183264" calcext:value-type="float">
            <text:p>2.183264</text:p>
          </table:table-cell>
          <table:table-cell office:value-type="float" office:value="4.495262" calcext:value-type="float">
            <text:p>4.495262</text:p>
          </table:table-cell>
          <table:table-cell office:value-type="float" office:value="7.41762" calcext:value-type="float">
            <text:p>7.41762</text:p>
          </table:table-cell>
          <table:table-cell office:value-type="float" office:value="8.041025" calcext:value-type="float">
            <text:p>8.041025</text:p>
          </table:table-cell>
          <table:table-cell office:value-type="float" office:value="7.988625" calcext:value-type="float">
            <text:p>7.988625</text:p>
          </table:table-cell>
          <table:table-cell office:value-type="float" office:value="10.67199" calcext:value-type="float">
            <text:p>10.67199</text:p>
          </table:table-cell>
          <table:table-cell office:value-type="float" office:value="12.46208" calcext:value-type="float">
            <text:p>12.46208</text:p>
          </table:table-cell>
          <table:table-cell office:value-type="float" office:value="12.75708" calcext:value-type="float">
            <text:p>12.75708</text:p>
          </table:table-cell>
          <table:table-cell office:value-type="float" office:value="0" calcext:value-type="float">
            <text:p>0</text:p>
          </table:table-cell>
          <table:table-cell office:value-type="float" office:value="154.4558" calcext:value-type="float">
            <text:p>154.4558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1.841591" calcext:value-type="float">
            <text:p>1.84159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6" calcext:value-type="float">
            <text:p>14102006</text:p>
          </table:table-cell>
          <table:table-cell office:value-type="float" office:value="7.492793" calcext:value-type="float">
            <text:p>7.492793</text:p>
          </table:table-cell>
          <table:table-cell office:value-type="float" office:value="135.3954" calcext:value-type="float">
            <text:p>135.3954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6.74292" calcext:value-type="float">
            <text:p>36.74292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872" calcext:value-type="float">
            <text:p>2.528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8227945" calcext:value-type="float">
            <text:p>-0.008227945</text:p>
          </table:table-cell>
          <table:table-cell office:value-type="float" office:value="1160.695" calcext:value-type="float">
            <text:p>1160.695</text:p>
          </table:table-cell>
          <table:table-cell office:value-type="float" office:value="2.555561" calcext:value-type="float">
            <text:p>2.555561</text:p>
          </table:table-cell>
          <table:table-cell office:value-type="float" office:value="0" calcext:value-type="float">
            <text:p>0</text:p>
          </table:table-cell>
          <table:table-cell office:value-type="float" office:value="2.491777" calcext:value-type="float">
            <text:p>2.491777</text:p>
          </table:table-cell>
          <table:table-cell office:value-type="float" office:value="0.4829474" calcext:value-type="float">
            <text:p>0.4829474</text:p>
          </table:table-cell>
          <table:table-cell office:value-type="float" office:value="0.2195354" calcext:value-type="float">
            <text:p>0.2195354</text:p>
          </table:table-cell>
          <table:table-cell office:value-type="float" office:value="0.1088208" calcext:value-type="float">
            <text:p>0.1088208</text:p>
          </table:table-cell>
          <table:table-cell office:value-type="float" office:value="0.1154658" calcext:value-type="float">
            <text:p>0.1154658</text:p>
          </table:table-cell>
          <table:table-cell office:value-type="float" office:value="0.03761169" calcext:value-type="float">
            <text:p>0.03761169</text:p>
          </table:table-cell>
          <table:table-cell office:value-type="float" office:value="0.04544773" calcext:value-type="float">
            <text:p>0.04544773</text:p>
          </table:table-cell>
          <table:table-cell office:value-type="float" office:value="0.07682639" calcext:value-type="float">
            <text:p>0.07682639</text:p>
          </table:table-cell>
          <table:table-cell office:value-type="float" office:value="0.1424472" calcext:value-type="float">
            <text:p>0.1424472</text:p>
          </table:table-cell>
          <table:table-cell office:value-type="float" office:value="0.1469755" calcext:value-type="float">
            <text:p>0.1469755</text:p>
          </table:table-cell>
          <table:table-cell office:value-type="float" office:value="0.1454401" calcext:value-type="float">
            <text:p>0.1454401</text:p>
          </table:table-cell>
          <table:table-cell office:value-type="float" office:value="0.1760303" calcext:value-type="float">
            <text:p>0.1760303</text:p>
          </table:table-cell>
          <table:table-cell office:value-type="float" office:value="0.1930658" calcext:value-type="float">
            <text:p>0.1930658</text:p>
          </table:table-cell>
          <table:table-cell office:value-type="float" office:value="0.1960007" calcext:value-type="float">
            <text:p>0.1960007</text:p>
          </table:table-cell>
          <table:table-cell office:value-type="float" office:value="0" calcext:value-type="float">
            <text:p>0</text:p>
          </table:table-cell>
          <table:table-cell office:value-type="float" office:value="28.71817" calcext:value-type="float">
            <text:p>28.71817</text:p>
          </table:table-cell>
          <table:table-cell office:value-type="float" office:value="22.74174" calcext:value-type="float">
            <text:p>22.74174</text:p>
          </table:table-cell>
          <table:table-cell office:value-type="float" office:value="19.92125" calcext:value-type="float">
            <text:p>19.92125</text:p>
          </table:table-cell>
          <table:table-cell office:value-type="float" office:value="5.877181" calcext:value-type="float">
            <text:p>5.877181</text:p>
          </table:table-cell>
          <table:table-cell office:value-type="float" office:value="4.772754" calcext:value-type="float">
            <text:p>4.772754</text:p>
          </table:table-cell>
          <table:table-cell office:value-type="float" office:value="2.162993" calcext:value-type="float">
            <text:p>2.162993</text:p>
          </table:table-cell>
          <table:table-cell office:value-type="float" office:value="2.188569" calcext:value-type="float">
            <text:p>2.188569</text:p>
          </table:table-cell>
          <table:table-cell office:value-type="float" office:value="4.499542" calcext:value-type="float">
            <text:p>4.499542</text:p>
          </table:table-cell>
          <table:table-cell office:value-type="float" office:value="7.422948" calcext:value-type="float">
            <text:p>7.422948</text:p>
          </table:table-cell>
          <table:table-cell office:value-type="float" office:value="8.04655" calcext:value-type="float">
            <text:p>8.04655</text:p>
          </table:table-cell>
          <table:table-cell office:value-type="float" office:value="7.994724" calcext:value-type="float">
            <text:p>7.994724</text:p>
          </table:table-cell>
          <table:table-cell office:value-type="float" office:value="10.67572" calcext:value-type="float">
            <text:p>10.67572</text:p>
          </table:table-cell>
          <table:table-cell office:value-type="float" office:value="12.46348" calcext:value-type="float">
            <text:p>12.46348</text:p>
          </table:table-cell>
          <table:table-cell office:value-type="float" office:value="12.75825" calcext:value-type="float">
            <text:p>12.75825</text:p>
          </table:table-cell>
          <table:table-cell office:value-type="float" office:value="0" calcext:value-type="float">
            <text:p>0</text:p>
          </table:table-cell>
          <table:table-cell office:value-type="float" office:value="164.1488" calcext:value-type="float">
            <text:p>164.1488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1.977755" calcext:value-type="float">
            <text:p>1.97775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6" calcext:value-type="float">
            <text:p>15102006</text:p>
          </table:table-cell>
          <table:table-cell office:value-type="float" office:value="7.316439" calcext:value-type="float">
            <text:p>7.316439</text:p>
          </table:table-cell>
          <table:table-cell office:value-type="float" office:value="135.4092" calcext:value-type="float">
            <text:p>135.4092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6.77987" calcext:value-type="float">
            <text:p>36.77987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872" calcext:value-type="float">
            <text:p>2.528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8227945" calcext:value-type="float">
            <text:p>-0.008227945</text:p>
          </table:table-cell>
          <table:table-cell office:value-type="float" office:value="1160.806" calcext:value-type="float">
            <text:p>1160.806</text:p>
          </table:table-cell>
          <table:table-cell office:value-type="float" office:value="2.641167" calcext:value-type="float">
            <text:p>2.641167</text:p>
          </table:table-cell>
          <table:table-cell office:value-type="float" office:value="0" calcext:value-type="float">
            <text:p>0</text:p>
          </table:table-cell>
          <table:table-cell office:value-type="float" office:value="3.096315" calcext:value-type="float">
            <text:p>3.096315</text:p>
          </table:table-cell>
          <table:table-cell office:value-type="float" office:value="0.6164048" calcext:value-type="float">
            <text:p>0.6164048</text:p>
          </table:table-cell>
          <table:table-cell office:value-type="float" office:value="0.2396749" calcext:value-type="float">
            <text:p>0.2396749</text:p>
          </table:table-cell>
          <table:table-cell office:value-type="float" office:value="0.1213617" calcext:value-type="float">
            <text:p>0.1213617</text:p>
          </table:table-cell>
          <table:table-cell office:value-type="float" office:value="0.1284528" calcext:value-type="float">
            <text:p>0.1284528</text:p>
          </table:table-cell>
          <table:table-cell office:value-type="float" office:value="0.03926197" calcext:value-type="float">
            <text:p>0.03926197</text:p>
          </table:table-cell>
          <table:table-cell office:value-type="float" office:value="0.04663216" calcext:value-type="float">
            <text:p>0.04663216</text:p>
          </table:table-cell>
          <table:table-cell office:value-type="float" office:value="0.07695454" calcext:value-type="float">
            <text:p>0.07695454</text:p>
          </table:table-cell>
          <table:table-cell office:value-type="float" office:value="0.1426667" calcext:value-type="float">
            <text:p>0.1426667</text:p>
          </table:table-cell>
          <table:table-cell office:value-type="float" office:value="0.1471947" calcext:value-type="float">
            <text:p>0.1471947</text:p>
          </table:table-cell>
          <table:table-cell office:value-type="float" office:value="0.1456423" calcext:value-type="float">
            <text:p>0.1456423</text:p>
          </table:table-cell>
          <table:table-cell office:value-type="float" office:value="0.1762311" calcext:value-type="float">
            <text:p>0.1762311</text:p>
          </table:table-cell>
          <table:table-cell office:value-type="float" office:value="0.1930815" calcext:value-type="float">
            <text:p>0.1930815</text:p>
          </table:table-cell>
          <table:table-cell office:value-type="float" office:value="0.196014" calcext:value-type="float">
            <text:p>0.196014</text:p>
          </table:table-cell>
          <table:table-cell office:value-type="float" office:value="0" calcext:value-type="float">
            <text:p>0</text:p>
          </table:table-cell>
          <table:table-cell office:value-type="float" office:value="30.31536" calcext:value-type="float">
            <text:p>30.31536</text:p>
          </table:table-cell>
          <table:table-cell office:value-type="float" office:value="22.81668" calcext:value-type="float">
            <text:p>22.81668</text:p>
          </table:table-cell>
          <table:table-cell office:value-type="float" office:value="19.9406" calcext:value-type="float">
            <text:p>19.9406</text:p>
          </table:table-cell>
          <table:table-cell office:value-type="float" office:value="5.901358" calcext:value-type="float">
            <text:p>5.901358</text:p>
          </table:table-cell>
          <table:table-cell office:value-type="float" office:value="4.803736" calcext:value-type="float">
            <text:p>4.803736</text:p>
          </table:table-cell>
          <table:table-cell office:value-type="float" office:value="2.167598" calcext:value-type="float">
            <text:p>2.167598</text:p>
          </table:table-cell>
          <table:table-cell office:value-type="float" office:value="2.193987" calcext:value-type="float">
            <text:p>2.193987</text:p>
          </table:table-cell>
          <table:table-cell office:value-type="float" office:value="4.503848" calcext:value-type="float">
            <text:p>4.503848</text:p>
          </table:table-cell>
          <table:table-cell office:value-type="float" office:value="7.428301" calcext:value-type="float">
            <text:p>7.428301</text:p>
          </table:table-cell>
          <table:table-cell office:value-type="float" office:value="8.052097" calcext:value-type="float">
            <text:p>8.052097</text:p>
          </table:table-cell>
          <table:table-cell office:value-type="float" office:value="8.00087" calcext:value-type="float">
            <text:p>8.00087</text:p>
          </table:table-cell>
          <table:table-cell office:value-type="float" office:value="10.67952" calcext:value-type="float">
            <text:p>10.67952</text:p>
          </table:table-cell>
          <table:table-cell office:value-type="float" office:value="12.46487" calcext:value-type="float">
            <text:p>12.46487</text:p>
          </table:table-cell>
          <table:table-cell office:value-type="float" office:value="12.75939" calcext:value-type="float">
            <text:p>12.75939</text:p>
          </table:table-cell>
          <table:table-cell office:value-type="float" office:value="0" calcext:value-type="float">
            <text:p>0</text:p>
          </table:table-cell>
          <table:table-cell office:value-type="float" office:value="179.0677" calcext:value-type="float">
            <text:p>179.0677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2.139768" calcext:value-type="float">
            <text:p>2.13976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6" calcext:value-type="float">
            <text:p>16102006</text:p>
          </table:table-cell>
          <table:table-cell office:value-type="float" office:value="7.154023" calcext:value-type="float">
            <text:p>7.154023</text:p>
          </table:table-cell>
          <table:table-cell office:value-type="float" office:value="135.4244" calcext:value-type="float">
            <text:p>135.4244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6.80992" calcext:value-type="float">
            <text:p>36.80992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872" calcext:value-type="float">
            <text:p>2.528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8227945" calcext:value-type="float">
            <text:p>-0.008227945</text:p>
          </table:table-cell>
          <table:table-cell office:value-type="float" office:value="1160.926" calcext:value-type="float">
            <text:p>1160.926</text:p>
          </table:table-cell>
          <table:table-cell office:value-type="float" office:value="2.719611" calcext:value-type="float">
            <text:p>2.719611</text:p>
          </table:table-cell>
          <table:table-cell office:value-type="float" office:value="0" calcext:value-type="float">
            <text:p>0</text:p>
          </table:table-cell>
          <table:table-cell office:value-type="float" office:value="3.843025" calcext:value-type="float">
            <text:p>3.843025</text:p>
          </table:table-cell>
          <table:table-cell office:value-type="float" office:value="0.651948" calcext:value-type="float">
            <text:p>0.651948</text:p>
          </table:table-cell>
          <table:table-cell office:value-type="float" office:value="0.2604459" calcext:value-type="float">
            <text:p>0.2604459</text:p>
          </table:table-cell>
          <table:table-cell office:value-type="float" office:value="0.1361413" calcext:value-type="float">
            <text:p>0.1361413</text:p>
          </table:table-cell>
          <table:table-cell office:value-type="float" office:value="0.1446342" calcext:value-type="float">
            <text:p>0.1446342</text:p>
          </table:table-cell>
          <table:table-cell office:value-type="float" office:value="0.04166386" calcext:value-type="float">
            <text:p>0.04166386</text:p>
          </table:table-cell>
          <table:table-cell office:value-type="float" office:value="0.04853855" calcext:value-type="float">
            <text:p>0.04853855</text:p>
          </table:table-cell>
          <table:table-cell office:value-type="float" office:value="0.07721355" calcext:value-type="float">
            <text:p>0.07721355</text:p>
          </table:table-cell>
          <table:table-cell office:value-type="float" office:value="0.1428128" calcext:value-type="float">
            <text:p>0.1428128</text:p>
          </table:table-cell>
          <table:table-cell office:value-type="float" office:value="0.1473241" calcext:value-type="float">
            <text:p>0.1473241</text:p>
          </table:table-cell>
          <table:table-cell office:value-type="float" office:value="0.1457611" calcext:value-type="float">
            <text:p>0.1457611</text:p>
          </table:table-cell>
          <table:table-cell office:value-type="float" office:value="0.1764283" calcext:value-type="float">
            <text:p>0.1764283</text:p>
          </table:table-cell>
          <table:table-cell office:value-type="float" office:value="0.1930967" calcext:value-type="float">
            <text:p>0.1930967</text:p>
          </table:table-cell>
          <table:table-cell office:value-type="float" office:value="0.1960273" calcext:value-type="float">
            <text:p>0.1960273</text:p>
          </table:table-cell>
          <table:table-cell office:value-type="float" office:value="0" calcext:value-type="float">
            <text:p>0</text:p>
          </table:table-cell>
          <table:table-cell office:value-type="float" office:value="31.17766" calcext:value-type="float">
            <text:p>31.17766</text:p>
          </table:table-cell>
          <table:table-cell office:value-type="float" office:value="22.87967" calcext:value-type="float">
            <text:p>22.87967</text:p>
          </table:table-cell>
          <table:table-cell office:value-type="float" office:value="19.96774" calcext:value-type="float">
            <text:p>19.96774</text:p>
          </table:table-cell>
          <table:table-cell office:value-type="float" office:value="5.930664" calcext:value-type="float">
            <text:p>5.930664</text:p>
          </table:table-cell>
          <table:table-cell office:value-type="float" office:value="4.840151" calcext:value-type="float">
            <text:p>4.840151</text:p>
          </table:table-cell>
          <table:table-cell office:value-type="float" office:value="2.172665" calcext:value-type="float">
            <text:p>2.172665</text:p>
          </table:table-cell>
          <table:table-cell office:value-type="float" office:value="2.19969" calcext:value-type="float">
            <text:p>2.19969</text:p>
          </table:table-cell>
          <table:table-cell office:value-type="float" office:value="4.508193" calcext:value-type="float">
            <text:p>4.508193</text:p>
          </table:table-cell>
          <table:table-cell office:value-type="float" office:value="7.433697" calcext:value-type="float">
            <text:p>7.433697</text:p>
          </table:table-cell>
          <table:table-cell office:value-type="float" office:value="8.057717" calcext:value-type="float">
            <text:p>8.057717</text:p>
          </table:table-cell>
          <table:table-cell office:value-type="float" office:value="8.007037" calcext:value-type="float">
            <text:p>8.007037</text:p>
          </table:table-cell>
          <table:table-cell office:value-type="float" office:value="10.68332" calcext:value-type="float">
            <text:p>10.68332</text:p>
          </table:table-cell>
          <table:table-cell office:value-type="float" office:value="12.46627" calcext:value-type="float">
            <text:p>12.46627</text:p>
          </table:table-cell>
          <table:table-cell office:value-type="float" office:value="12.76052" calcext:value-type="float">
            <text:p>12.76052</text:p>
          </table:table-cell>
          <table:table-cell office:value-type="float" office:value="0" calcext:value-type="float">
            <text:p>0</text:p>
          </table:table-cell>
          <table:table-cell office:value-type="float" office:value="176.2862" calcext:value-type="float">
            <text:p>176.2862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2.28633" calcext:value-type="float">
            <text:p>2.2863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6" calcext:value-type="float">
            <text:p>17102006</text:p>
          </table:table-cell>
          <table:table-cell office:value-type="float" office:value="7.011718" calcext:value-type="float">
            <text:p>7.011718</text:p>
          </table:table-cell>
          <table:table-cell office:value-type="float" office:value="135.4389" calcext:value-type="float">
            <text:p>135.4389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6.8751" calcext:value-type="float">
            <text:p>36.8751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8721" calcext:value-type="float">
            <text:p>2.528721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8227945" calcext:value-type="float">
            <text:p>-0.008227945</text:p>
          </table:table-cell>
          <table:table-cell office:value-type="float" office:value="1161.018" calcext:value-type="float">
            <text:p>1161.018</text:p>
          </table:table-cell>
          <table:table-cell office:value-type="float" office:value="2.80394" calcext:value-type="float">
            <text:p>2.80394</text:p>
          </table:table-cell>
          <table:table-cell office:value-type="float" office:value="0" calcext:value-type="float">
            <text:p>0</text:p>
          </table:table-cell>
          <table:table-cell office:value-type="float" office:value="6.690881" calcext:value-type="float">
            <text:p>6.690881</text:p>
          </table:table-cell>
          <table:table-cell office:value-type="float" office:value="1.352023" calcext:value-type="float">
            <text:p>1.352023</text:p>
          </table:table-cell>
          <table:table-cell office:value-type="float" office:value="0.2769461" calcext:value-type="float">
            <text:p>0.2769461</text:p>
          </table:table-cell>
          <table:table-cell office:value-type="float" office:value="0.1403273" calcext:value-type="float">
            <text:p>0.1403273</text:p>
          </table:table-cell>
          <table:table-cell office:value-type="float" office:value="0.1515614" calcext:value-type="float">
            <text:p>0.1515614</text:p>
          </table:table-cell>
          <table:table-cell office:value-type="float" office:value="0.04290368" calcext:value-type="float">
            <text:p>0.04290368</text:p>
          </table:table-cell>
          <table:table-cell office:value-type="float" office:value="0.04993509" calcext:value-type="float">
            <text:p>0.04993509</text:p>
          </table:table-cell>
          <table:table-cell office:value-type="float" office:value="0.07751949" calcext:value-type="float">
            <text:p>0.07751949</text:p>
          </table:table-cell>
          <table:table-cell office:value-type="float" office:value="0.1429675" calcext:value-type="float">
            <text:p>0.1429675</text:p>
          </table:table-cell>
          <table:table-cell office:value-type="float" office:value="0.147426" calcext:value-type="float">
            <text:p>0.147426</text:p>
          </table:table-cell>
          <table:table-cell office:value-type="float" office:value="0.1458486" calcext:value-type="float">
            <text:p>0.1458486</text:p>
          </table:table-cell>
          <table:table-cell office:value-type="float" office:value="0.1768544" calcext:value-type="float">
            <text:p>0.1768544</text:p>
          </table:table-cell>
          <table:table-cell office:value-type="float" office:value="0.1931117" calcext:value-type="float">
            <text:p>0.1931117</text:p>
          </table:table-cell>
          <table:table-cell office:value-type="float" office:value="0.1960406" calcext:value-type="float">
            <text:p>0.1960406</text:p>
          </table:table-cell>
          <table:table-cell office:value-type="float" office:value="0" calcext:value-type="float">
            <text:p>0</text:p>
          </table:table-cell>
          <table:table-cell office:value-type="float" office:value="34.35623" calcext:value-type="float">
            <text:p>34.35623</text:p>
          </table:table-cell>
          <table:table-cell office:value-type="float" office:value="23.21288" calcext:value-type="float">
            <text:p>23.21288</text:p>
          </table:table-cell>
          <table:table-cell office:value-type="float" office:value="20.00358" calcext:value-type="float">
            <text:p>20.00358</text:p>
          </table:table-cell>
          <table:table-cell office:value-type="float" office:value="5.963097" calcext:value-type="float">
            <text:p>5.963097</text:p>
          </table:table-cell>
          <table:table-cell office:value-type="float" office:value="4.880485" calcext:value-type="float">
            <text:p>4.880485</text:p>
          </table:table-cell>
          <table:table-cell office:value-type="float" office:value="2.178147" calcext:value-type="float">
            <text:p>2.178147</text:p>
          </table:table-cell>
          <table:table-cell office:value-type="float" office:value="2.205712" calcext:value-type="float">
            <text:p>2.205712</text:p>
          </table:table-cell>
          <table:table-cell office:value-type="float" office:value="4.5126" calcext:value-type="float">
            <text:p>4.5126</text:p>
          </table:table-cell>
          <table:table-cell office:value-type="float" office:value="7.439094" calcext:value-type="float">
            <text:p>7.439094</text:p>
          </table:table-cell>
          <table:table-cell office:value-type="float" office:value="8.063339" calcext:value-type="float">
            <text:p>8.063339</text:p>
          </table:table-cell>
          <table:table-cell office:value-type="float" office:value="8.013205" calcext:value-type="float">
            <text:p>8.013205</text:p>
          </table:table-cell>
          <table:table-cell office:value-type="float" office:value="10.68712" calcext:value-type="float">
            <text:p>10.68712</text:p>
          </table:table-cell>
          <table:table-cell office:value-type="float" office:value="12.46766" calcext:value-type="float">
            <text:p>12.46766</text:p>
          </table:table-cell>
          <table:table-cell office:value-type="float" office:value="12.76166" calcext:value-type="float">
            <text:p>12.76166</text:p>
          </table:table-cell>
          <table:table-cell office:value-type="float" office:value="0" calcext:value-type="float">
            <text:p>0</text:p>
          </table:table-cell>
          <table:table-cell office:value-type="float" office:value="130.3414" calcext:value-type="float">
            <text:p>130.3414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2.413501" calcext:value-type="float">
            <text:p>2.4135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6" calcext:value-type="float">
            <text:p>18102006</text:p>
          </table:table-cell>
          <table:table-cell office:value-type="float" office:value="6.939252" calcext:value-type="float">
            <text:p>6.939252</text:p>
          </table:table-cell>
          <table:table-cell office:value-type="float" office:value="135.4458" calcext:value-type="float">
            <text:p>135.4458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6.93669" calcext:value-type="float">
            <text:p>36.93669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8721" calcext:value-type="float">
            <text:p>2.528721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8227945" calcext:value-type="float">
            <text:p>-0.008227945</text:p>
          </table:table-cell>
          <table:table-cell office:value-type="float" office:value="1161.079" calcext:value-type="float">
            <text:p>1161.079</text:p>
          </table:table-cell>
          <table:table-cell office:value-type="float" office:value="2.841342" calcext:value-type="float">
            <text:p>2.841342</text:p>
          </table:table-cell>
          <table:table-cell office:value-type="float" office:value="0" calcext:value-type="float">
            <text:p>0</text:p>
          </table:table-cell>
          <table:table-cell office:value-type="float" office:value="5.128238" calcext:value-type="float">
            <text:p>5.128238</text:p>
          </table:table-cell>
          <table:table-cell office:value-type="float" office:value="1.235194" calcext:value-type="float">
            <text:p>1.235194</text:p>
          </table:table-cell>
          <table:table-cell office:value-type="float" office:value="0.2768867" calcext:value-type="float">
            <text:p>0.2768867</text:p>
          </table:table-cell>
          <table:table-cell office:value-type="float" office:value="0.1326138" calcext:value-type="float">
            <text:p>0.1326138</text:p>
          </table:table-cell>
          <table:table-cell office:value-type="float" office:value="0.1456883" calcext:value-type="float">
            <text:p>0.1456883</text:p>
          </table:table-cell>
          <table:table-cell office:value-type="float" office:value="0.04246806" calcext:value-type="float">
            <text:p>0.04246806</text:p>
          </table:table-cell>
          <table:table-cell office:value-type="float" office:value="0.05018004" calcext:value-type="float">
            <text:p>0.05018004</text:p>
          </table:table-cell>
          <table:table-cell office:value-type="float" office:value="0.07770763" calcext:value-type="float">
            <text:p>0.07770763</text:p>
          </table:table-cell>
          <table:table-cell office:value-type="float" office:value="0.1431244" calcext:value-type="float">
            <text:p>0.1431244</text:p>
          </table:table-cell>
          <table:table-cell office:value-type="float" office:value="0.1475213" calcext:value-type="float">
            <text:p>0.1475213</text:p>
          </table:table-cell>
          <table:table-cell office:value-type="float" office:value="0.145918" calcext:value-type="float">
            <text:p>0.145918</text:p>
          </table:table-cell>
          <table:table-cell office:value-type="float" office:value="0.176858" calcext:value-type="float">
            <text:p>0.176858</text:p>
          </table:table-cell>
          <table:table-cell office:value-type="float" office:value="0.1931266" calcext:value-type="float">
            <text:p>0.1931266</text:p>
          </table:table-cell>
          <table:table-cell office:value-type="float" office:value="0.1960539" calcext:value-type="float">
            <text:p>0.1960539</text:p>
          </table:table-cell>
          <table:table-cell office:value-type="float" office:value="0" calcext:value-type="float">
            <text:p>0</text:p>
          </table:table-cell>
          <table:table-cell office:value-type="float" office:value="37.17737" calcext:value-type="float">
            <text:p>37.17737</text:p>
          </table:table-cell>
          <table:table-cell office:value-type="float" office:value="23.54238" calcext:value-type="float">
            <text:p>23.54238</text:p>
          </table:table-cell>
          <table:table-cell office:value-type="float" office:value="20.04159" calcext:value-type="float">
            <text:p>20.04159</text:p>
          </table:table-cell>
          <table:table-cell office:value-type="float" office:value="5.995359" calcext:value-type="float">
            <text:p>5.995359</text:p>
          </table:table-cell>
          <table:table-cell office:value-type="float" office:value="4.921517" calcext:value-type="float">
            <text:p>4.921517</text:p>
          </table:table-cell>
          <table:table-cell office:value-type="float" office:value="2.183714" calcext:value-type="float">
            <text:p>2.183714</text:p>
          </table:table-cell>
          <table:table-cell office:value-type="float" office:value="2.211868" calcext:value-type="float">
            <text:p>2.211868</text:p>
          </table:table-cell>
          <table:table-cell office:value-type="float" office:value="4.517059" calcext:value-type="float">
            <text:p>4.517059</text:p>
          </table:table-cell>
          <table:table-cell office:value-type="float" office:value="7.444493" calcext:value-type="float">
            <text:p>7.444493</text:p>
          </table:table-cell>
          <table:table-cell office:value-type="float" office:value="8.068959" calcext:value-type="float">
            <text:p>8.068959</text:p>
          </table:table-cell>
          <table:table-cell office:value-type="float" office:value="8.019371" calcext:value-type="float">
            <text:p>8.019371</text:p>
          </table:table-cell>
          <table:table-cell office:value-type="float" office:value="10.69094" calcext:value-type="float">
            <text:p>10.69094</text:p>
          </table:table-cell>
          <table:table-cell office:value-type="float" office:value="12.46906" calcext:value-type="float">
            <text:p>12.46906</text:p>
          </table:table-cell>
          <table:table-cell office:value-type="float" office:value="12.76286" calcext:value-type="float">
            <text:p>12.76286</text:p>
          </table:table-cell>
          <table:table-cell office:value-type="float" office:value="0" calcext:value-type="float">
            <text:p>0</text:p>
          </table:table-cell>
          <table:table-cell office:value-type="float" office:value="74.95377" calcext:value-type="float">
            <text:p>74.95377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2.478487" calcext:value-type="float">
            <text:p>2.47848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6" calcext:value-type="float">
            <text:p>19102006</text:p>
          </table:table-cell>
          <table:table-cell office:value-type="float" office:value="6.83958" calcext:value-type="float">
            <text:p>6.83958</text:p>
          </table:table-cell>
          <table:table-cell office:value-type="float" office:value="135.4561" calcext:value-type="float">
            <text:p>135.4561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6.97372" calcext:value-type="float">
            <text:p>36.97372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9638" calcext:value-type="float">
            <text:p>2.529638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8299947" calcext:value-type="float">
            <text:p>-0.008299947</text:p>
          </table:table-cell>
          <table:table-cell office:value-type="float" office:value="1161.127" calcext:value-type="float">
            <text:p>1161.127</text:p>
          </table:table-cell>
          <table:table-cell office:value-type="float" office:value="2.906601" calcext:value-type="float">
            <text:p>2.906601</text:p>
          </table:table-cell>
          <table:table-cell office:value-type="float" office:value="0" calcext:value-type="float">
            <text:p>0</text:p>
          </table:table-cell>
          <table:table-cell office:value-type="float" office:value="3.940163" calcext:value-type="float">
            <text:p>3.940163</text:p>
          </table:table-cell>
          <table:table-cell office:value-type="float" office:value="0.7620238" calcext:value-type="float">
            <text:p>0.7620238</text:p>
          </table:table-cell>
          <table:table-cell office:value-type="float" office:value="0.2424197" calcext:value-type="float">
            <text:p>0.2424197</text:p>
          </table:table-cell>
          <table:table-cell office:value-type="float" office:value="0.1256149" calcext:value-type="float">
            <text:p>0.1256149</text:p>
          </table:table-cell>
          <table:table-cell office:value-type="float" office:value="0.139045" calcext:value-type="float">
            <text:p>0.139045</text:p>
          </table:table-cell>
          <table:table-cell office:value-type="float" office:value="0.04130975" calcext:value-type="float">
            <text:p>0.04130975</text:p>
          </table:table-cell>
          <table:table-cell office:value-type="float" office:value="0.04886567" calcext:value-type="float">
            <text:p>0.04886567</text:p>
          </table:table-cell>
          <table:table-cell office:value-type="float" office:value="0.0776426" calcext:value-type="float">
            <text:p>0.0776426</text:p>
          </table:table-cell>
          <table:table-cell office:value-type="float" office:value="0.1432419" calcext:value-type="float">
            <text:p>0.1432419</text:p>
          </table:table-cell>
          <table:table-cell office:value-type="float" office:value="0.1476136" calcext:value-type="float">
            <text:p>0.1476136</text:p>
          </table:table-cell>
          <table:table-cell office:value-type="float" office:value="0.1459805" calcext:value-type="float">
            <text:p>0.1459805</text:p>
          </table:table-cell>
          <table:table-cell office:value-type="float" office:value="0.176897" calcext:value-type="float">
            <text:p>0.176897</text:p>
          </table:table-cell>
          <table:table-cell office:value-type="float" office:value="0.1932078" calcext:value-type="float">
            <text:p>0.1932078</text:p>
          </table:table-cell>
          <table:table-cell office:value-type="float" office:value="0.1960407" calcext:value-type="float">
            <text:p>0.1960407</text:p>
          </table:table-cell>
          <table:table-cell office:value-type="float" office:value="0" calcext:value-type="float">
            <text:p>0</text:p>
          </table:table-cell>
          <table:table-cell office:value-type="float" office:value="38.33574" calcext:value-type="float">
            <text:p>38.33574</text:p>
          </table:table-cell>
          <table:table-cell office:value-type="float" office:value="23.69857" calcext:value-type="float">
            <text:p>23.69857</text:p>
          </table:table-cell>
          <table:table-cell office:value-type="float" office:value="20.07035" calcext:value-type="float">
            <text:p>20.07035</text:p>
          </table:table-cell>
          <table:table-cell office:value-type="float" office:value="6.024179" calcext:value-type="float">
            <text:p>6.024179</text:p>
          </table:table-cell>
          <table:table-cell office:value-type="float" office:value="4.959102" calcext:value-type="float">
            <text:p>4.959102</text:p>
          </table:table-cell>
          <table:table-cell office:value-type="float" office:value="2.188987" calcext:value-type="float">
            <text:p>2.188987</text:p>
          </table:table-cell>
          <table:table-cell office:value-type="float" office:value="2.217817" calcext:value-type="float">
            <text:p>2.217817</text:p>
          </table:table-cell>
          <table:table-cell office:value-type="float" office:value="4.521525" calcext:value-type="float">
            <text:p>4.521525</text:p>
          </table:table-cell>
          <table:table-cell office:value-type="float" office:value="7.449934" calcext:value-type="float">
            <text:p>7.449934</text:p>
          </table:table-cell>
          <table:table-cell office:value-type="float" office:value="8.07458" calcext:value-type="float">
            <text:p>8.07458</text:p>
          </table:table-cell>
          <table:table-cell office:value-type="float" office:value="8.025525" calcext:value-type="float">
            <text:p>8.025525</text:p>
          </table:table-cell>
          <table:table-cell office:value-type="float" office:value="10.69481" calcext:value-type="float">
            <text:p>10.69481</text:p>
          </table:table-cell>
          <table:table-cell office:value-type="float" office:value="12.47045" calcext:value-type="float">
            <text:p>12.47045</text:p>
          </table:table-cell>
          <table:table-cell office:value-type="float" office:value="12.76402" calcext:value-type="float">
            <text:p>12.76402</text:p>
          </table:table-cell>
          <table:table-cell office:value-type="float" office:value="0" calcext:value-type="float">
            <text:p>0</text:p>
          </table:table-cell>
          <table:table-cell office:value-type="float" office:value="91.57318" calcext:value-type="float">
            <text:p>91.57318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2.567403" calcext:value-type="float">
            <text:p>2.56740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6" calcext:value-type="float">
            <text:p>20102006</text:p>
          </table:table-cell>
          <table:table-cell office:value-type="float" office:value="6.713226" calcext:value-type="float">
            <text:p>6.713226</text:p>
          </table:table-cell>
          <table:table-cell office:value-type="float" office:value="135.4706" calcext:value-type="float">
            <text:p>135.4706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02048" calcext:value-type="float">
            <text:p>37.02048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9639" calcext:value-type="float">
            <text:p>2.52963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8462766" calcext:value-type="float">
            <text:p>-0.008462766</text:p>
          </table:table-cell>
          <table:table-cell office:value-type="float" office:value="1161.178" calcext:value-type="float">
            <text:p>1161.178</text:p>
          </table:table-cell>
          <table:table-cell office:value-type="float" office:value="3.001472" calcext:value-type="float">
            <text:p>3.001472</text:p>
          </table:table-cell>
          <table:table-cell office:value-type="float" office:value="0" calcext:value-type="float">
            <text:p>0</text:p>
          </table:table-cell>
          <table:table-cell office:value-type="float" office:value="3.197557" calcext:value-type="float">
            <text:p>3.197557</text:p>
          </table:table-cell>
          <table:table-cell office:value-type="float" office:value="0.8281881" calcext:value-type="float">
            <text:p>0.8281881</text:p>
          </table:table-cell>
          <table:table-cell office:value-type="float" office:value="0.2672089" calcext:value-type="float">
            <text:p>0.2672089</text:p>
          </table:table-cell>
          <table:table-cell office:value-type="float" office:value="0.1350529" calcext:value-type="float">
            <text:p>0.1350529</text:p>
          </table:table-cell>
          <table:table-cell office:value-type="float" office:value="0.1459938" calcext:value-type="float">
            <text:p>0.1459938</text:p>
          </table:table-cell>
          <table:table-cell office:value-type="float" office:value="0.04208758" calcext:value-type="float">
            <text:p>0.04208758</text:p>
          </table:table-cell>
          <table:table-cell office:value-type="float" office:value="0.04924644" calcext:value-type="float">
            <text:p>0.04924644</text:p>
          </table:table-cell>
          <table:table-cell office:value-type="float" office:value="0.0775891" calcext:value-type="float">
            <text:p>0.0775891</text:p>
          </table:table-cell>
          <table:table-cell office:value-type="float" office:value="0.1433145" calcext:value-type="float">
            <text:p>0.1433145</text:p>
          </table:table-cell>
          <table:table-cell office:value-type="float" office:value="0.1477002" calcext:value-type="float">
            <text:p>0.1477002</text:p>
          </table:table-cell>
          <table:table-cell office:value-type="float" office:value="0.146041" calcext:value-type="float">
            <text:p>0.146041</text:p>
          </table:table-cell>
          <table:table-cell office:value-type="float" office:value="0.1769587" calcext:value-type="float">
            <text:p>0.1769587</text:p>
          </table:table-cell>
          <table:table-cell office:value-type="float" office:value="0.1931729" calcext:value-type="float">
            <text:p>0.1931729</text:p>
          </table:table-cell>
          <table:table-cell office:value-type="float" office:value="0.1960739" calcext:value-type="float">
            <text:p>0.1960739</text:p>
          </table:table-cell>
          <table:table-cell office:value-type="float" office:value="0" calcext:value-type="float">
            <text:p>0</text:p>
          </table:table-cell>
          <table:table-cell office:value-type="float" office:value="40.05222" calcext:value-type="float">
            <text:p>40.05222</text:p>
          </table:table-cell>
          <table:table-cell office:value-type="float" office:value="23.94906" calcext:value-type="float">
            <text:p>23.94906</text:p>
          </table:table-cell>
          <table:table-cell office:value-type="float" office:value="20.10478" calcext:value-type="float">
            <text:p>20.10478</text:p>
          </table:table-cell>
          <table:table-cell office:value-type="float" office:value="6.053916" calcext:value-type="float">
            <text:p>6.053916</text:p>
          </table:table-cell>
          <table:table-cell office:value-type="float" office:value="4.99706" calcext:value-type="float">
            <text:p>4.99706</text:p>
          </table:table-cell>
          <table:table-cell office:value-type="float" office:value="2.194193" calcext:value-type="float">
            <text:p>2.194193</text:p>
          </table:table-cell>
          <table:table-cell office:value-type="float" office:value="2.223669" calcext:value-type="float">
            <text:p>2.223669</text:p>
          </table:table-cell>
          <table:table-cell office:value-type="float" office:value="4.52599" calcext:value-type="float">
            <text:p>4.52599</text:p>
          </table:table-cell>
          <table:table-cell office:value-type="float" office:value="7.455375" calcext:value-type="float">
            <text:p>7.455375</text:p>
          </table:table-cell>
          <table:table-cell office:value-type="float" office:value="8.080197" calcext:value-type="float">
            <text:p>8.080197</text:p>
          </table:table-cell>
          <table:table-cell office:value-type="float" office:value="8.031634" calcext:value-type="float">
            <text:p>8.031634</text:p>
          </table:table-cell>
          <table:table-cell office:value-type="float" office:value="10.69869" calcext:value-type="float">
            <text:p>10.69869</text:p>
          </table:table-cell>
          <table:table-cell office:value-type="float" office:value="12.47185" calcext:value-type="float">
            <text:p>12.47185</text:p>
          </table:table-cell>
          <table:table-cell office:value-type="float" office:value="12.76508" calcext:value-type="float">
            <text:p>12.76508</text:p>
          </table:table-cell>
          <table:table-cell office:value-type="float" office:value="0" calcext:value-type="float">
            <text:p>0</text:p>
          </table:table-cell>
          <table:table-cell office:value-type="float" office:value="108.7383" calcext:value-type="float">
            <text:p>108.7383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2.678684" calcext:value-type="float">
            <text:p>2.67868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6" calcext:value-type="float">
            <text:p>21102006</text:p>
          </table:table-cell>
          <table:table-cell office:value-type="float" office:value="6.641525" calcext:value-type="float">
            <text:p>6.641525</text:p>
          </table:table-cell>
          <table:table-cell office:value-type="float" office:value="135.4786" calcext:value-type="float">
            <text:p>135.4786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05716" calcext:value-type="float">
            <text:p>37.05716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29639" calcext:value-type="float">
            <text:p>2.52963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861972" calcext:value-type="float">
            <text:p>-0.00861972</text:p>
          </table:table-cell>
          <table:table-cell office:value-type="float" office:value="1161.229" calcext:value-type="float">
            <text:p>1161.229</text:p>
          </table:table-cell>
          <table:table-cell office:value-type="float" office:value="3.044703" calcext:value-type="float">
            <text:p>3.044703</text:p>
          </table:table-cell>
          <table:table-cell office:value-type="float" office:value="0" calcext:value-type="float">
            <text:p>0</text:p>
          </table:table-cell>
          <table:table-cell office:value-type="float" office:value="2.248675" calcext:value-type="float">
            <text:p>2.248675</text:p>
          </table:table-cell>
          <table:table-cell office:value-type="float" office:value="0.5684309" calcext:value-type="float">
            <text:p>0.5684309</text:p>
          </table:table-cell>
          <table:table-cell office:value-type="float" office:value="0.2468397" calcext:value-type="float">
            <text:p>0.2468397</text:p>
          </table:table-cell>
          <table:table-cell office:value-type="float" office:value="0.1330573" calcext:value-type="float">
            <text:p>0.1330573</text:p>
          </table:table-cell>
          <table:table-cell office:value-type="float" office:value="0.1477925" calcext:value-type="float">
            <text:p>0.1477925</text:p>
          </table:table-cell>
          <table:table-cell office:value-type="float" office:value="0.04278874" calcext:value-type="float">
            <text:p>0.04278874</text:p>
          </table:table-cell>
          <table:table-cell office:value-type="float" office:value="0.04998142" calcext:value-type="float">
            <text:p>0.04998142</text:p>
          </table:table-cell>
          <table:table-cell office:value-type="float" office:value="0.07768069" calcext:value-type="float">
            <text:p>0.07768069</text:p>
          </table:table-cell>
          <table:table-cell office:value-type="float" office:value="0.1433872" calcext:value-type="float">
            <text:p>0.1433872</text:p>
          </table:table-cell>
          <table:table-cell office:value-type="float" office:value="0.1477813" calcext:value-type="float">
            <text:p>0.1477813</text:p>
          </table:table-cell>
          <table:table-cell office:value-type="float" office:value="0.1460992" calcext:value-type="float">
            <text:p>0.1460992</text:p>
          </table:table-cell>
          <table:table-cell office:value-type="float" office:value="0.176999" calcext:value-type="float">
            <text:p>0.176999</text:p>
          </table:table-cell>
          <table:table-cell office:value-type="float" office:value="0.1931737" calcext:value-type="float">
            <text:p>0.1931737</text:p>
          </table:table-cell>
          <table:table-cell office:value-type="float" office:value="0.1960938" calcext:value-type="float">
            <text:p>0.1960938</text:p>
          </table:table-cell>
          <table:table-cell office:value-type="float" office:value="0" calcext:value-type="float">
            <text:p>0</text:p>
          </table:table-cell>
          <table:table-cell office:value-type="float" office:value="41.2785" calcext:value-type="float">
            <text:p>41.2785</text:p>
          </table:table-cell>
          <table:table-cell office:value-type="float" office:value="24.06982" calcext:value-type="float">
            <text:p>24.06982</text:p>
          </table:table-cell>
          <table:table-cell office:value-type="float" office:value="20.13555" calcext:value-type="float">
            <text:p>20.13555</text:p>
          </table:table-cell>
          <table:table-cell office:value-type="float" office:value="6.086019" calcext:value-type="float">
            <text:p>6.086019</text:p>
          </table:table-cell>
          <table:table-cell office:value-type="float" office:value="5.037895" calcext:value-type="float">
            <text:p>5.037895</text:p>
          </table:table-cell>
          <table:table-cell office:value-type="float" office:value="2.199692" calcext:value-type="float">
            <text:p>2.199692</text:p>
          </table:table-cell>
          <table:table-cell office:value-type="float" office:value="2.229656" calcext:value-type="float">
            <text:p>2.229656</text:p>
          </table:table-cell>
          <table:table-cell office:value-type="float" office:value="4.530457" calcext:value-type="float">
            <text:p>4.530457</text:p>
          </table:table-cell>
          <table:table-cell office:value-type="float" office:value="7.460815" calcext:value-type="float">
            <text:p>7.460815</text:p>
          </table:table-cell>
          <table:table-cell office:value-type="float" office:value="8.085817" calcext:value-type="float">
            <text:p>8.085817</text:p>
          </table:table-cell>
          <table:table-cell office:value-type="float" office:value="8.037744" calcext:value-type="float">
            <text:p>8.037744</text:p>
          </table:table-cell>
          <table:table-cell office:value-type="float" office:value="10.70256" calcext:value-type="float">
            <text:p>10.70256</text:p>
          </table:table-cell>
          <table:table-cell office:value-type="float" office:value="12.47324" calcext:value-type="float">
            <text:p>12.47324</text:p>
          </table:table-cell>
          <table:table-cell office:value-type="float" office:value="12.76628" calcext:value-type="float">
            <text:p>12.76628</text:p>
          </table:table-cell>
          <table:table-cell office:value-type="float" office:value="0" calcext:value-type="float">
            <text:p>0</text:p>
          </table:table-cell>
          <table:table-cell office:value-type="float" office:value="89.22013" calcext:value-type="float">
            <text:p>89.22013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2.74187" calcext:value-type="float">
            <text:p>2.7418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6" calcext:value-type="float">
            <text:p>22102006</text:p>
          </table:table-cell>
          <table:table-cell office:value-type="float" office:value="6.572967" calcext:value-type="float">
            <text:p>6.572967</text:p>
          </table:table-cell>
          <table:table-cell office:value-type="float" office:value="135.4865" calcext:value-type="float">
            <text:p>135.4865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08503" calcext:value-type="float">
            <text:p>37.08503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0407" calcext:value-type="float">
            <text:p>2.530407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862032" calcext:value-type="float">
            <text:p>-0.00862032</text:p>
          </table:table-cell>
          <table:table-cell office:value-type="float" office:value="1161.271" calcext:value-type="float">
            <text:p>1161.271</text:p>
          </table:table-cell>
          <table:table-cell office:value-type="float" office:value="3.087475" calcext:value-type="float">
            <text:p>3.087475</text:p>
          </table:table-cell>
          <table:table-cell office:value-type="float" office:value="0" calcext:value-type="float">
            <text:p>0</text:p>
          </table:table-cell>
          <table:table-cell office:value-type="float" office:value="1.894513" calcext:value-type="float">
            <text:p>1.894513</text:p>
          </table:table-cell>
          <table:table-cell office:value-type="float" office:value="0.4717381" calcext:value-type="float">
            <text:p>0.4717381</text:p>
          </table:table-cell>
          <table:table-cell office:value-type="float" office:value="0.2354992" calcext:value-type="float">
            <text:p>0.2354992</text:p>
          </table:table-cell>
          <table:table-cell office:value-type="float" office:value="0.1272276" calcext:value-type="float">
            <text:p>0.1272276</text:p>
          </table:table-cell>
          <table:table-cell office:value-type="float" office:value="0.1427488" calcext:value-type="float">
            <text:p>0.1427488</text:p>
          </table:table-cell>
          <table:table-cell office:value-type="float" office:value="0.04159676" calcext:value-type="float">
            <text:p>0.04159676</text:p>
          </table:table-cell>
          <table:table-cell office:value-type="float" office:value="0.04919263" calcext:value-type="float">
            <text:p>0.04919263</text:p>
          </table:table-cell>
          <table:table-cell office:value-type="float" office:value="0.07769021" calcext:value-type="float">
            <text:p>0.07769021</text:p>
          </table:table-cell>
          <table:table-cell office:value-type="float" office:value="0.1434619" calcext:value-type="float">
            <text:p>0.1434619</text:p>
          </table:table-cell>
          <table:table-cell office:value-type="float" office:value="0.1478595" calcext:value-type="float">
            <text:p>0.1478595</text:p>
          </table:table-cell>
          <table:table-cell office:value-type="float" office:value="0.1461555" calcext:value-type="float">
            <text:p>0.1461555</text:p>
          </table:table-cell>
          <table:table-cell office:value-type="float" office:value="0.1770877" calcext:value-type="float">
            <text:p>0.1770877</text:p>
          </table:table-cell>
          <table:table-cell office:value-type="float" office:value="0.1931863" calcext:value-type="float">
            <text:p>0.1931863</text:p>
          </table:table-cell>
          <table:table-cell office:value-type="float" office:value="0.1961056" calcext:value-type="float">
            <text:p>0.1961056</text:p>
          </table:table-cell>
          <table:table-cell office:value-type="float" office:value="0" calcext:value-type="float">
            <text:p>0</text:p>
          </table:table-cell>
          <table:table-cell office:value-type="float" office:value="41.95503" calcext:value-type="float">
            <text:p>41.95503</text:p>
          </table:table-cell>
          <table:table-cell office:value-type="float" office:value="24.12528" calcext:value-type="float">
            <text:p>24.12528</text:p>
          </table:table-cell>
          <table:table-cell office:value-type="float" office:value="20.15819" calcext:value-type="float">
            <text:p>20.15819</text:p>
          </table:table-cell>
          <table:table-cell office:value-type="float" office:value="6.115158" calcext:value-type="float">
            <text:p>6.115158</text:p>
          </table:table-cell>
          <table:table-cell office:value-type="float" office:value="5.076837" calcext:value-type="float">
            <text:p>5.076837</text:p>
          </table:table-cell>
          <table:table-cell office:value-type="float" office:value="2.205062" calcext:value-type="float">
            <text:p>2.205062</text:p>
          </table:table-cell>
          <table:table-cell office:value-type="float" office:value="2.235593" calcext:value-type="float">
            <text:p>2.235593</text:p>
          </table:table-cell>
          <table:table-cell office:value-type="float" office:value="4.534953" calcext:value-type="float">
            <text:p>4.534953</text:p>
          </table:table-cell>
          <table:table-cell office:value-type="float" office:value="7.466256" calcext:value-type="float">
            <text:p>7.466256</text:p>
          </table:table-cell>
          <table:table-cell office:value-type="float" office:value="8.09144" calcext:value-type="float">
            <text:p>8.09144</text:p>
          </table:table-cell>
          <table:table-cell office:value-type="float" office:value="8.043853" calcext:value-type="float">
            <text:p>8.043853</text:p>
          </table:table-cell>
          <table:table-cell office:value-type="float" office:value="10.70644" calcext:value-type="float">
            <text:p>10.70644</text:p>
          </table:table-cell>
          <table:table-cell office:value-type="float" office:value="12.47464" calcext:value-type="float">
            <text:p>12.47464</text:p>
          </table:table-cell>
          <table:table-cell office:value-type="float" office:value="12.76748" calcext:value-type="float">
            <text:p>12.76748</text:p>
          </table:table-cell>
          <table:table-cell office:value-type="float" office:value="0" calcext:value-type="float">
            <text:p>0</text:p>
          </table:table-cell>
          <table:table-cell office:value-type="float" office:value="82.6928" calcext:value-type="float">
            <text:p>82.6928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2.801981" calcext:value-type="float">
            <text:p>2.80198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6" calcext:value-type="float">
            <text:p>23102006</text:p>
          </table:table-cell>
          <table:table-cell office:value-type="float" office:value="6.502901" calcext:value-type="float">
            <text:p>6.502901</text:p>
          </table:table-cell>
          <table:table-cell office:value-type="float" office:value="135.4949" calcext:value-type="float">
            <text:p>135.4949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11137" calcext:value-type="float">
            <text:p>37.11137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0654" calcext:value-type="float">
            <text:p>2.530654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8620303" calcext:value-type="float">
            <text:p>-0.008620303</text:p>
          </table:table-cell>
          <table:table-cell office:value-type="float" office:value="1161.309" calcext:value-type="float">
            <text:p>1161.309</text:p>
          </table:table-cell>
          <table:table-cell office:value-type="float" office:value="3.133857" calcext:value-type="float">
            <text:p>3.133857</text:p>
          </table:table-cell>
          <table:table-cell office:value-type="float" office:value="0" calcext:value-type="float">
            <text:p>0</text:p>
          </table:table-cell>
          <table:table-cell office:value-type="float" office:value="1.900201" calcext:value-type="float">
            <text:p>1.900201</text:p>
          </table:table-cell>
          <table:table-cell office:value-type="float" office:value="0.4640425" calcext:value-type="float">
            <text:p>0.4640425</text:p>
          </table:table-cell>
          <table:table-cell office:value-type="float" office:value="0.2354441" calcext:value-type="float">
            <text:p>0.2354441</text:p>
          </table:table-cell>
          <table:table-cell office:value-type="float" office:value="0.1271713" calcext:value-type="float">
            <text:p>0.1271713</text:p>
          </table:table-cell>
          <table:table-cell office:value-type="float" office:value="0.1421978" calcext:value-type="float">
            <text:p>0.1421978</text:p>
          </table:table-cell>
          <table:table-cell office:value-type="float" office:value="0.0408118" calcext:value-type="float">
            <text:p>0.0408118</text:p>
          </table:table-cell>
          <table:table-cell office:value-type="float" office:value="0.04892305" calcext:value-type="float">
            <text:p>0.04892305</text:p>
          </table:table-cell>
          <table:table-cell office:value-type="float" office:value="0.07763245" calcext:value-type="float">
            <text:p>0.07763245</text:p>
          </table:table-cell>
          <table:table-cell office:value-type="float" office:value="0.143515" calcext:value-type="float">
            <text:p>0.143515</text:p>
          </table:table-cell>
          <table:table-cell office:value-type="float" office:value="0.1479258" calcext:value-type="float">
            <text:p>0.1479258</text:p>
          </table:table-cell>
          <table:table-cell office:value-type="float" office:value="0.1462104" calcext:value-type="float">
            <text:p>0.1462104</text:p>
          </table:table-cell>
          <table:table-cell office:value-type="float" office:value="0.1772103" calcext:value-type="float">
            <text:p>0.1772103</text:p>
          </table:table-cell>
          <table:table-cell office:value-type="float" office:value="0.1932012" calcext:value-type="float">
            <text:p>0.1932012</text:p>
          </table:table-cell>
          <table:table-cell office:value-type="float" office:value="0.1961192" calcext:value-type="float">
            <text:p>0.1961192</text:p>
          </table:table-cell>
          <table:table-cell office:value-type="float" office:value="0" calcext:value-type="float">
            <text:p>0</text:p>
          </table:table-cell>
          <table:table-cell office:value-type="float" office:value="42.56534" calcext:value-type="float">
            <text:p>42.56534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20.17815" calcext:value-type="float">
            <text:p>20.17815</text:p>
          </table:table-cell>
          <table:table-cell office:value-type="float" office:value="6.142651" calcext:value-type="float">
            <text:p>6.142651</text:p>
          </table:table-cell>
          <table:table-cell office:value-type="float" office:value="5.114126" calcext:value-type="float">
            <text:p>5.114126</text:p>
          </table:table-cell>
          <table:table-cell office:value-type="float" office:value="2.210149" calcext:value-type="float">
            <text:p>2.210149</text:p>
          </table:table-cell>
          <table:table-cell office:value-type="float" office:value="2.241416" calcext:value-type="float">
            <text:p>2.241416</text:p>
          </table:table-cell>
          <table:table-cell office:value-type="float" office:value="4.539449" calcext:value-type="float">
            <text:p>4.539449</text:p>
          </table:table-cell>
          <table:table-cell office:value-type="float" office:value="7.471696" calcext:value-type="float">
            <text:p>7.471696</text:p>
          </table:table-cell>
          <table:table-cell office:value-type="float" office:value="8.097056" calcext:value-type="float">
            <text:p>8.097056</text:p>
          </table:table-cell>
          <table:table-cell office:value-type="float" office:value="8.049962" calcext:value-type="float">
            <text:p>8.049962</text:p>
          </table:table-cell>
          <table:table-cell office:value-type="float" office:value="10.71039" calcext:value-type="float">
            <text:p>10.71039</text:p>
          </table:table-cell>
          <table:table-cell office:value-type="float" office:value="12.47603" calcext:value-type="float">
            <text:p>12.47603</text:p>
          </table:table-cell>
          <table:table-cell office:value-type="float" office:value="12.76867" calcext:value-type="float">
            <text:p>12.76867</text:p>
          </table:table-cell>
          <table:table-cell office:value-type="float" office:value="0" calcext:value-type="float">
            <text:p>0</text:p>
          </table:table-cell>
          <table:table-cell office:value-type="float" office:value="80.48841" calcext:value-type="float">
            <text:p>80.48841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2.862975" calcext:value-type="float">
            <text:p>2.86297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6" calcext:value-type="float">
            <text:p>24102006</text:p>
          </table:table-cell>
          <table:table-cell office:value-type="float" office:value="6.426876" calcext:value-type="float">
            <text:p>6.426876</text:p>
          </table:table-cell>
          <table:table-cell office:value-type="float" office:value="135.505" calcext:value-type="float">
            <text:p>135.505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13742" calcext:value-type="float">
            <text:p>37.13742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0654" calcext:value-type="float">
            <text:p>2.530654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8620303" calcext:value-type="float">
            <text:p>-0.008620303</text:p>
          </table:table-cell>
          <table:table-cell office:value-type="float" office:value="1161.346" calcext:value-type="float">
            <text:p>1161.346</text:p>
          </table:table-cell>
          <table:table-cell office:value-type="float" office:value="3.187212" calcext:value-type="float">
            <text:p>3.187212</text:p>
          </table:table-cell>
          <table:table-cell office:value-type="float" office:value="0" calcext:value-type="float">
            <text:p>0</text:p>
          </table:table-cell>
          <table:table-cell office:value-type="float" office:value="2.635687" calcext:value-type="float">
            <text:p>2.635687</text:p>
          </table:table-cell>
          <table:table-cell office:value-type="float" office:value="0.5395774" calcext:value-type="float">
            <text:p>0.5395774</text:p>
          </table:table-cell>
          <table:table-cell office:value-type="float" office:value="0.2437288" calcext:value-type="float">
            <text:p>0.2437288</text:p>
          </table:table-cell>
          <table:table-cell office:value-type="float" office:value="0.1319551" calcext:value-type="float">
            <text:p>0.1319551</text:p>
          </table:table-cell>
          <table:table-cell office:value-type="float" office:value="0.1461103" calcext:value-type="float">
            <text:p>0.1461103</text:p>
          </table:table-cell>
          <table:table-cell office:value-type="float" office:value="0.04094189" calcext:value-type="float">
            <text:p>0.04094189</text:p>
          </table:table-cell>
          <table:table-cell office:value-type="float" office:value="0.04908488" calcext:value-type="float">
            <text:p>0.04908488</text:p>
          </table:table-cell>
          <table:table-cell office:value-type="float" office:value="0.07760353" calcext:value-type="float">
            <text:p>0.07760353</text:p>
          </table:table-cell>
          <table:table-cell office:value-type="float" office:value="0.1435541" calcext:value-type="float">
            <text:p>0.1435541</text:p>
          </table:table-cell>
          <table:table-cell office:value-type="float" office:value="0.1479613" calcext:value-type="float">
            <text:p>0.1479613</text:p>
          </table:table-cell>
          <table:table-cell office:value-type="float" office:value="0.1462643" calcext:value-type="float">
            <text:p>0.1462643</text:p>
          </table:table-cell>
          <table:table-cell office:value-type="float" office:value="0.1774012" calcext:value-type="float">
            <text:p>0.1774012</text:p>
          </table:table-cell>
          <table:table-cell office:value-type="float" office:value="0.1932162" calcext:value-type="float">
            <text:p>0.1932162</text:p>
          </table:table-cell>
          <table:table-cell office:value-type="float" office:value="0.1961325" calcext:value-type="float">
            <text:p>0.1961325</text:p>
          </table:table-cell>
          <table:table-cell office:value-type="float" office:value="0" calcext:value-type="float">
            <text:p>0</text:p>
          </table:table-cell>
          <table:table-cell office:value-type="float" office:value="43.15089" calcext:value-type="float">
            <text:p>43.15089</text:p>
          </table:table-cell>
          <table:table-cell office:value-type="float" office:value="24.20569" calcext:value-type="float">
            <text:p>24.20569</text:p>
          </table:table-cell>
          <table:table-cell office:value-type="float" office:value="20.19889" calcext:value-type="float">
            <text:p>20.19889</text:p>
          </table:table-cell>
          <table:table-cell office:value-type="float" office:value="6.170423" calcext:value-type="float">
            <text:p>6.170423</text:p>
          </table:table-cell>
          <table:table-cell office:value-type="float" office:value="5.151411" calcext:value-type="float">
            <text:p>5.151411</text:p>
          </table:table-cell>
          <table:table-cell office:value-type="float" office:value="2.215116" calcext:value-type="float">
            <text:p>2.215116</text:p>
          </table:table-cell>
          <table:table-cell office:value-type="float" office:value="2.247184" calcext:value-type="float">
            <text:p>2.247184</text:p>
          </table:table-cell>
          <table:table-cell office:value-type="float" office:value="4.543921" calcext:value-type="float">
            <text:p>4.543921</text:p>
          </table:table-cell>
          <table:table-cell office:value-type="float" office:value="7.477136" calcext:value-type="float">
            <text:p>7.477136</text:p>
          </table:table-cell>
          <table:table-cell office:value-type="float" office:value="8.102678" calcext:value-type="float">
            <text:p>8.102678</text:p>
          </table:table-cell>
          <table:table-cell office:value-type="float" office:value="8.056071" calcext:value-type="float">
            <text:p>8.056071</text:p>
          </table:table-cell>
          <table:table-cell office:value-type="float" office:value="10.71435" calcext:value-type="float">
            <text:p>10.71435</text:p>
          </table:table-cell>
          <table:table-cell office:value-type="float" office:value="12.47743" calcext:value-type="float">
            <text:p>12.47743</text:p>
          </table:table-cell>
          <table:table-cell office:value-type="float" office:value="12.76985" calcext:value-type="float">
            <text:p>12.76985</text:p>
          </table:table-cell>
          <table:table-cell office:value-type="float" office:value="0" calcext:value-type="float">
            <text:p>0</text:p>
          </table:table-cell>
          <table:table-cell office:value-type="float" office:value="80.4538" calcext:value-type="float">
            <text:p>80.4538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2.928252" calcext:value-type="float">
            <text:p>2.92825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6" calcext:value-type="float">
            <text:p>25102006</text:p>
          </table:table-cell>
          <table:table-cell office:value-type="float" office:value="6.353618" calcext:value-type="float">
            <text:p>6.353618</text:p>
          </table:table-cell>
          <table:table-cell office:value-type="float" office:value="135.5161" calcext:value-type="float">
            <text:p>135.5161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17474" calcext:value-type="float">
            <text:p>37.17474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39" calcext:value-type="float">
            <text:p>2.53123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8620268" calcext:value-type="float">
            <text:p>-0.008620268</text:p>
          </table:table-cell>
          <table:table-cell office:value-type="float" office:value="1161.378" calcext:value-type="float">
            <text:p>1161.378</text:p>
          </table:table-cell>
          <table:table-cell office:value-type="float" office:value="3.236791" calcext:value-type="float">
            <text:p>3.236791</text:p>
          </table:table-cell>
          <table:table-cell office:value-type="float" office:value="0" calcext:value-type="float">
            <text:p>0</text:p>
          </table:table-cell>
          <table:table-cell office:value-type="float" office:value="2.140083" calcext:value-type="float">
            <text:p>2.140083</text:p>
          </table:table-cell>
          <table:table-cell office:value-type="float" office:value="0.628836" calcext:value-type="float">
            <text:p>0.628836</text:p>
          </table:table-cell>
          <table:table-cell office:value-type="float" office:value="0.2566796" calcext:value-type="float">
            <text:p>0.2566796</text:p>
          </table:table-cell>
          <table:table-cell office:value-type="float" office:value="0.1387865" calcext:value-type="float">
            <text:p>0.1387865</text:p>
          </table:table-cell>
          <table:table-cell office:value-type="float" office:value="0.1534852" calcext:value-type="float">
            <text:p>0.1534852</text:p>
          </table:table-cell>
          <table:table-cell office:value-type="float" office:value="0.04186479" calcext:value-type="float">
            <text:p>0.04186479</text:p>
          </table:table-cell>
          <table:table-cell office:value-type="float" office:value="0.04950945" calcext:value-type="float">
            <text:p>0.04950945</text:p>
          </table:table-cell>
          <table:table-cell office:value-type="float" office:value="0.07764951" calcext:value-type="float">
            <text:p>0.07764951</text:p>
          </table:table-cell>
          <table:table-cell office:value-type="float" office:value="0.1435972" calcext:value-type="float">
            <text:p>0.1435972</text:p>
          </table:table-cell>
          <table:table-cell office:value-type="float" office:value="0.1479846" calcext:value-type="float">
            <text:p>0.1479846</text:p>
          </table:table-cell>
          <table:table-cell office:value-type="float" office:value="0.1463176" calcext:value-type="float">
            <text:p>0.1463176</text:p>
          </table:table-cell>
          <table:table-cell office:value-type="float" office:value="0.1774848" calcext:value-type="float">
            <text:p>0.1774848</text:p>
          </table:table-cell>
          <table:table-cell office:value-type="float" office:value="0.1932313" calcext:value-type="float">
            <text:p>0.1932313</text:p>
          </table:table-cell>
          <table:table-cell office:value-type="float" office:value="0.1961458" calcext:value-type="float">
            <text:p>0.1961458</text:p>
          </table:table-cell>
          <table:table-cell office:value-type="float" office:value="0" calcext:value-type="float">
            <text:p>0</text:p>
          </table:table-cell>
          <table:table-cell office:value-type="float" office:value="44.44016" calcext:value-type="float">
            <text:p>44.44016</text:p>
          </table:table-cell>
          <table:table-cell office:value-type="float" office:value="24.33632" calcext:value-type="float">
            <text:p>24.33632</text:p>
          </table:table-cell>
          <table:table-cell office:value-type="float" office:value="20.22518" calcext:value-type="float">
            <text:p>20.22518</text:p>
          </table:table-cell>
          <table:table-cell office:value-type="float" office:value="6.200491" calcext:value-type="float">
            <text:p>6.200491</text:p>
          </table:table-cell>
          <table:table-cell office:value-type="float" office:value="5.190672" calcext:value-type="float">
            <text:p>5.190672</text:p>
          </table:table-cell>
          <table:table-cell office:value-type="float" office:value="2.220192" calcext:value-type="float">
            <text:p>2.220192</text:p>
          </table:table-cell>
          <table:table-cell office:value-type="float" office:value="2.252971" calcext:value-type="float">
            <text:p>2.252971</text:p>
          </table:table-cell>
          <table:table-cell office:value-type="float" office:value="4.548414" calcext:value-type="float">
            <text:p>4.548414</text:p>
          </table:table-cell>
          <table:table-cell office:value-type="float" office:value="7.482575" calcext:value-type="float">
            <text:p>7.482575</text:p>
          </table:table-cell>
          <table:table-cell office:value-type="float" office:value="8.108297" calcext:value-type="float">
            <text:p>8.108297</text:p>
          </table:table-cell>
          <table:table-cell office:value-type="float" office:value="8.06218" calcext:value-type="float">
            <text:p>8.06218</text:p>
          </table:table-cell>
          <table:table-cell office:value-type="float" office:value="10.7183" calcext:value-type="float">
            <text:p>10.7183</text:p>
          </table:table-cell>
          <table:table-cell office:value-type="float" office:value="12.47882" calcext:value-type="float">
            <text:p>12.47882</text:p>
          </table:table-cell>
          <table:table-cell office:value-type="float" office:value="12.77102" calcext:value-type="float">
            <text:p>12.77102</text:p>
          </table:table-cell>
          <table:table-cell office:value-type="float" office:value="0" calcext:value-type="float">
            <text:p>0</text:p>
          </table:table-cell>
          <table:table-cell office:value-type="float" office:value="71.91954" calcext:value-type="float">
            <text:p>71.91954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2.989728" calcext:value-type="float">
            <text:p>2.98972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6" calcext:value-type="float">
            <text:p>26102006</text:p>
          </table:table-cell>
          <table:table-cell office:value-type="float" office:value="6.281548" calcext:value-type="float">
            <text:p>6.281548</text:p>
          </table:table-cell>
          <table:table-cell office:value-type="float" office:value="135.5283" calcext:value-type="float">
            <text:p>135.5283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20201" calcext:value-type="float">
            <text:p>37.20201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39" calcext:value-type="float">
            <text:p>2.53123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8620268" calcext:value-type="float">
            <text:p>-0.008620268</text:p>
          </table:table-cell>
          <table:table-cell office:value-type="float" office:value="1161.411" calcext:value-type="float">
            <text:p>1161.411</text:p>
          </table:table-cell>
          <table:table-cell office:value-type="float" office:value="3.275751" calcext:value-type="float">
            <text:p>3.275751</text:p>
          </table:table-cell>
          <table:table-cell office:value-type="float" office:value="0" calcext:value-type="float">
            <text:p>0</text:p>
          </table:table-cell>
          <table:table-cell office:value-type="float" office:value="1.403809" calcext:value-type="float">
            <text:p>1.403809</text:p>
          </table:table-cell>
          <table:table-cell office:value-type="float" office:value="0.4860186" calcext:value-type="float">
            <text:p>0.4860186</text:p>
          </table:table-cell>
          <table:table-cell office:value-type="float" office:value="0.2669706" calcext:value-type="float">
            <text:p>0.2669706</text:p>
          </table:table-cell>
          <table:table-cell office:value-type="float" office:value="0.1456643" calcext:value-type="float">
            <text:p>0.1456643</text:p>
          </table:table-cell>
          <table:table-cell office:value-type="float" office:value="0.1642687" calcext:value-type="float">
            <text:p>0.1642687</text:p>
          </table:table-cell>
          <table:table-cell office:value-type="float" office:value="0.0433799" calcext:value-type="float">
            <text:p>0.0433799</text:p>
          </table:table-cell>
          <table:table-cell office:value-type="float" office:value="0.05090137" calcext:value-type="float">
            <text:p>0.05090137</text:p>
          </table:table-cell>
          <table:table-cell office:value-type="float" office:value="0.07779812" calcext:value-type="float">
            <text:p>0.07779812</text:p>
          </table:table-cell>
          <table:table-cell office:value-type="float" office:value="0.143642" calcext:value-type="float">
            <text:p>0.143642</text:p>
          </table:table-cell>
          <table:table-cell office:value-type="float" office:value="0.1480047" calcext:value-type="float">
            <text:p>0.1480047</text:p>
          </table:table-cell>
          <table:table-cell office:value-type="float" office:value="0.1463697" calcext:value-type="float">
            <text:p>0.1463697</text:p>
          </table:table-cell>
          <table:table-cell office:value-type="float" office:value="0.1775448" calcext:value-type="float">
            <text:p>0.1775448</text:p>
          </table:table-cell>
          <table:table-cell office:value-type="float" office:value="0.1932463" calcext:value-type="float">
            <text:p>0.1932463</text:p>
          </table:table-cell>
          <table:table-cell office:value-type="float" office:value="0.1961591" calcext:value-type="float">
            <text:p>0.1961591</text:p>
          </table:table-cell>
          <table:table-cell office:value-type="float" office:value="0" calcext:value-type="float">
            <text:p>0</text:p>
          </table:table-cell>
          <table:table-cell office:value-type="float" office:value="44.92167" calcext:value-type="float">
            <text:p>44.92167</text:p>
          </table:table-cell>
          <table:table-cell office:value-type="float" office:value="24.40783" calcext:value-type="float">
            <text:p>24.40783</text:p>
          </table:table-cell>
          <table:table-cell office:value-type="float" office:value="20.25517" calcext:value-type="float">
            <text:p>20.25517</text:p>
          </table:table-cell>
          <table:table-cell office:value-type="float" office:value="6.233314" calcext:value-type="float">
            <text:p>6.233314</text:p>
          </table:table-cell>
          <table:table-cell office:value-type="float" office:value="5.233251" calcext:value-type="float">
            <text:p>5.233251</text:p>
          </table:table-cell>
          <table:table-cell office:value-type="float" office:value="2.225515" calcext:value-type="float">
            <text:p>2.225515</text:p>
          </table:table-cell>
          <table:table-cell office:value-type="float" office:value="2.25893" calcext:value-type="float">
            <text:p>2.25893</text:p>
          </table:table-cell>
          <table:table-cell office:value-type="float" office:value="4.552927" calcext:value-type="float">
            <text:p>4.552927</text:p>
          </table:table-cell>
          <table:table-cell office:value-type="float" office:value="7.488015" calcext:value-type="float">
            <text:p>7.488015</text:p>
          </table:table-cell>
          <table:table-cell office:value-type="float" office:value="8.113916" calcext:value-type="float">
            <text:p>8.113916</text:p>
          </table:table-cell>
          <table:table-cell office:value-type="float" office:value="8.06829" calcext:value-type="float">
            <text:p>8.06829</text:p>
          </table:table-cell>
          <table:table-cell office:value-type="float" office:value="10.72226" calcext:value-type="float">
            <text:p>10.72226</text:p>
          </table:table-cell>
          <table:table-cell office:value-type="float" office:value="12.48022" calcext:value-type="float">
            <text:p>12.48022</text:p>
          </table:table-cell>
          <table:table-cell office:value-type="float" office:value="12.77219" calcext:value-type="float">
            <text:p>12.77219</text:p>
          </table:table-cell>
          <table:table-cell office:value-type="float" office:value="0" calcext:value-type="float">
            <text:p>0</text:p>
          </table:table-cell>
          <table:table-cell office:value-type="float" office:value="75.53258" calcext:value-type="float">
            <text:p>75.53258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048942" calcext:value-type="float">
            <text:p>3.04894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6" calcext:value-type="float">
            <text:p>27102006</text:p>
          </table:table-cell>
          <table:table-cell office:value-type="float" office:value="6.202575" calcext:value-type="float">
            <text:p>6.202575</text:p>
          </table:table-cell>
          <table:table-cell office:value-type="float" office:value="135.5433" calcext:value-type="float">
            <text:p>135.5433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22755" calcext:value-type="float">
            <text:p>37.22755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39" calcext:value-type="float">
            <text:p>2.53123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8620268" calcext:value-type="float">
            <text:p>-0.008620268</text:p>
          </table:table-cell>
          <table:table-cell office:value-type="float" office:value="1161.445" calcext:value-type="float">
            <text:p>1161.445</text:p>
          </table:table-cell>
          <table:table-cell office:value-type="float" office:value="3.314879" calcext:value-type="float">
            <text:p>3.314879</text:p>
          </table:table-cell>
          <table:table-cell office:value-type="float" office:value="0" calcext:value-type="float">
            <text:p>0</text:p>
          </table:table-cell>
          <table:table-cell office:value-type="float" office:value="1.368718" calcext:value-type="float">
            <text:p>1.368718</text:p>
          </table:table-cell>
          <table:table-cell office:value-type="float" office:value="0.497942" calcext:value-type="float">
            <text:p>0.497942</text:p>
          </table:table-cell>
          <table:table-cell office:value-type="float" office:value="0.2851779" calcext:value-type="float">
            <text:p>0.2851779</text:p>
          </table:table-cell>
          <table:table-cell office:value-type="float" office:value="0.1520003" calcext:value-type="float">
            <text:p>0.1520003</text:p>
          </table:table-cell>
          <table:table-cell office:value-type="float" office:value="0.1721842" calcext:value-type="float">
            <text:p>0.1721842</text:p>
          </table:table-cell>
          <table:table-cell office:value-type="float" office:value="0.04485926" calcext:value-type="float">
            <text:p>0.04485926</text:p>
          </table:table-cell>
          <table:table-cell office:value-type="float" office:value="0.05223221" calcext:value-type="float">
            <text:p>0.05223221</text:p>
          </table:table-cell>
          <table:table-cell office:value-type="float" office:value="0.07801799" calcext:value-type="float">
            <text:p>0.07801799</text:p>
          </table:table-cell>
          <table:table-cell office:value-type="float" office:value="0.1436543" calcext:value-type="float">
            <text:p>0.1436543</text:p>
          </table:table-cell>
          <table:table-cell office:value-type="float" office:value="0.1480266" calcext:value-type="float">
            <text:p>0.1480266</text:p>
          </table:table-cell>
          <table:table-cell office:value-type="float" office:value="0.1464217" calcext:value-type="float">
            <text:p>0.1464217</text:p>
          </table:table-cell>
          <table:table-cell office:value-type="float" office:value="0.1776579" calcext:value-type="float">
            <text:p>0.1776579</text:p>
          </table:table-cell>
          <table:table-cell office:value-type="float" office:value="0.1932612" calcext:value-type="float">
            <text:p>0.1932612</text:p>
          </table:table-cell>
          <table:table-cell office:value-type="float" office:value="0.1961724" calcext:value-type="float">
            <text:p>0.1961724</text:p>
          </table:table-cell>
          <table:table-cell office:value-type="float" office:value="0" calcext:value-type="float">
            <text:p>0</text:p>
          </table:table-cell>
          <table:table-cell office:value-type="float" office:value="45.26016" calcext:value-type="float">
            <text:p>45.26016</text:p>
          </table:table-cell>
          <table:table-cell office:value-type="float" office:value="24.46384" calcext:value-type="float">
            <text:p>24.46384</text:p>
          </table:table-cell>
          <table:table-cell office:value-type="float" office:value="20.28813" calcext:value-type="float">
            <text:p>20.28813</text:p>
          </table:table-cell>
          <table:table-cell office:value-type="float" office:value="6.267401" calcext:value-type="float">
            <text:p>6.267401</text:p>
          </table:table-cell>
          <table:table-cell office:value-type="float" office:value="5.278543" calcext:value-type="float">
            <text:p>5.278543</text:p>
          </table:table-cell>
          <table:table-cell office:value-type="float" office:value="2.231139" calcext:value-type="float">
            <text:p>2.231139</text:p>
          </table:table-cell>
          <table:table-cell office:value-type="float" office:value="2.265117" calcext:value-type="float">
            <text:p>2.265117</text:p>
          </table:table-cell>
          <table:table-cell office:value-type="float" office:value="4.557485" calcext:value-type="float">
            <text:p>4.557485</text:p>
          </table:table-cell>
          <table:table-cell office:value-type="float" office:value="7.493454" calcext:value-type="float">
            <text:p>7.493454</text:p>
          </table:table-cell>
          <table:table-cell office:value-type="float" office:value="8.119536" calcext:value-type="float">
            <text:p>8.119536</text:p>
          </table:table-cell>
          <table:table-cell office:value-type="float" office:value="8.074348" calcext:value-type="float">
            <text:p>8.074348</text:p>
          </table:table-cell>
          <table:table-cell office:value-type="float" office:value="10.72621" calcext:value-type="float">
            <text:p>10.72621</text:p>
          </table:table-cell>
          <table:table-cell office:value-type="float" office:value="12.48162" calcext:value-type="float">
            <text:p>12.48162</text:p>
          </table:table-cell>
          <table:table-cell office:value-type="float" office:value="12.77334" calcext:value-type="float">
            <text:p>12.77334</text:p>
          </table:table-cell>
          <table:table-cell office:value-type="float" office:value="0" calcext:value-type="float">
            <text:p>0</text:p>
          </table:table-cell>
          <table:table-cell office:value-type="float" office:value="81.23347" calcext:value-type="float">
            <text:p>81.23347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112105" calcext:value-type="float">
            <text:p>3.11210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6" calcext:value-type="float">
            <text:p>28102006</text:p>
          </table:table-cell>
          <table:table-cell office:value-type="float" office:value="6.128129" calcext:value-type="float">
            <text:p>6.128129</text:p>
          </table:table-cell>
          <table:table-cell office:value-type="float" office:value="135.5583" calcext:value-type="float">
            <text:p>135.5583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25372" calcext:value-type="float">
            <text:p>37.25372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39" calcext:value-type="float">
            <text:p>2.53123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8620268" calcext:value-type="float">
            <text:p>-0.008620268</text:p>
          </table:table-cell>
          <table:table-cell office:value-type="float" office:value="1161.479" calcext:value-type="float">
            <text:p>1161.479</text:p>
          </table:table-cell>
          <table:table-cell office:value-type="float" office:value="3.33789" calcext:value-type="float">
            <text:p>3.33789</text:p>
          </table:table-cell>
          <table:table-cell office:value-type="float" office:value="0" calcext:value-type="float">
            <text:p>0</text:p>
          </table:table-cell>
          <table:table-cell office:value-type="float" office:value="1.398517" calcext:value-type="float">
            <text:p>1.398517</text:p>
          </table:table-cell>
          <table:table-cell office:value-type="float" office:value="0.5131522" calcext:value-type="float">
            <text:p>0.5131522</text:p>
          </table:table-cell>
          <table:table-cell office:value-type="float" office:value="0.2980459" calcext:value-type="float">
            <text:p>0.2980459</text:p>
          </table:table-cell>
          <table:table-cell office:value-type="float" office:value="0.1587935" calcext:value-type="float">
            <text:p>0.1587935</text:p>
          </table:table-cell>
          <table:table-cell office:value-type="float" office:value="0.1791839" calcext:value-type="float">
            <text:p>0.1791839</text:p>
          </table:table-cell>
          <table:table-cell office:value-type="float" office:value="0.04696713" calcext:value-type="float">
            <text:p>0.04696713</text:p>
          </table:table-cell>
          <table:table-cell office:value-type="float" office:value="0.05405918" calcext:value-type="float">
            <text:p>0.05405918</text:p>
          </table:table-cell>
          <table:table-cell office:value-type="float" office:value="0.07832453" calcext:value-type="float">
            <text:p>0.07832453</text:p>
          </table:table-cell>
          <table:table-cell office:value-type="float" office:value="0.1436705" calcext:value-type="float">
            <text:p>0.1436705</text:p>
          </table:table-cell>
          <table:table-cell office:value-type="float" office:value="0.1480521" calcext:value-type="float">
            <text:p>0.1480521</text:p>
          </table:table-cell>
          <table:table-cell office:value-type="float" office:value="0.1464745" calcext:value-type="float">
            <text:p>0.1464745</text:p>
          </table:table-cell>
          <table:table-cell office:value-type="float" office:value="0.1777748" calcext:value-type="float">
            <text:p>0.1777748</text:p>
          </table:table-cell>
          <table:table-cell office:value-type="float" office:value="0.1932762" calcext:value-type="float">
            <text:p>0.1932762</text:p>
          </table:table-cell>
          <table:table-cell office:value-type="float" office:value="0.1961857" calcext:value-type="float">
            <text:p>0.1961857</text:p>
          </table:table-cell>
          <table:table-cell office:value-type="float" office:value="0" calcext:value-type="float">
            <text:p>0</text:p>
          </table:table-cell>
          <table:table-cell office:value-type="float" office:value="45.59002" calcext:value-type="float">
            <text:p>45.59002</text:p>
          </table:table-cell>
          <table:table-cell office:value-type="float" office:value="24.52308" calcext:value-type="float">
            <text:p>24.52308</text:p>
          </table:table-cell>
          <table:table-cell office:value-type="float" office:value="20.32603" calcext:value-type="float">
            <text:p>20.32603</text:p>
          </table:table-cell>
          <table:table-cell office:value-type="float" office:value="6.303712" calcext:value-type="float">
            <text:p>6.303712</text:p>
          </table:table-cell>
          <table:table-cell office:value-type="float" office:value="5.326326" calcext:value-type="float">
            <text:p>5.326326</text:p>
          </table:table-cell>
          <table:table-cell office:value-type="float" office:value="2.237176" calcext:value-type="float">
            <text:p>2.237176</text:p>
          </table:table-cell>
          <table:table-cell office:value-type="float" office:value="2.271599" calcext:value-type="float">
            <text:p>2.271599</text:p>
          </table:table-cell>
          <table:table-cell office:value-type="float" office:value="4.5621" calcext:value-type="float">
            <text:p>4.5621</text:p>
          </table:table-cell>
          <table:table-cell office:value-type="float" office:value="7.498894" calcext:value-type="float">
            <text:p>7.498894</text:p>
          </table:table-cell>
          <table:table-cell office:value-type="float" office:value="8.125154" calcext:value-type="float">
            <text:p>8.125154</text:p>
          </table:table-cell>
          <table:table-cell office:value-type="float" office:value="8.0804" calcext:value-type="float">
            <text:p>8.0804</text:p>
          </table:table-cell>
          <table:table-cell office:value-type="float" office:value="10.73022" calcext:value-type="float">
            <text:p>10.73022</text:p>
          </table:table-cell>
          <table:table-cell office:value-type="float" office:value="12.48301" calcext:value-type="float">
            <text:p>12.48301</text:p>
          </table:table-cell>
          <table:table-cell office:value-type="float" office:value="12.7745" calcext:value-type="float">
            <text:p>12.7745</text:p>
          </table:table-cell>
          <table:table-cell office:value-type="float" office:value="0" calcext:value-type="float">
            <text:p>0</text:p>
          </table:table-cell>
          <table:table-cell office:value-type="float" office:value="79.59106" calcext:value-type="float">
            <text:p>79.59106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170881" calcext:value-type="float">
            <text:p>3.17088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6" calcext:value-type="float">
            <text:p>29102006</text:p>
          </table:table-cell>
          <table:table-cell office:value-type="float" office:value="6.049455" calcext:value-type="float">
            <text:p>6.049455</text:p>
          </table:table-cell>
          <table:table-cell office:value-type="float" office:value="135.5748" calcext:value-type="float">
            <text:p>135.5748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28032" calcext:value-type="float">
            <text:p>37.28032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39" calcext:value-type="float">
            <text:p>2.53123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8781196" calcext:value-type="float">
            <text:p>-0.008781196</text:p>
          </table:table-cell>
          <table:table-cell office:value-type="float" office:value="1161.514" calcext:value-type="float">
            <text:p>1161.514</text:p>
          </table:table-cell>
          <table:table-cell office:value-type="float" office:value="3.346445" calcext:value-type="float">
            <text:p>3.346445</text:p>
          </table:table-cell>
          <table:table-cell office:value-type="float" office:value="0" calcext:value-type="float">
            <text:p>0</text:p>
          </table:table-cell>
          <table:table-cell office:value-type="float" office:value="1.45106" calcext:value-type="float">
            <text:p>1.45106</text:p>
          </table:table-cell>
          <table:table-cell office:value-type="float" office:value="0.5401474" calcext:value-type="float">
            <text:p>0.5401474</text:p>
          </table:table-cell>
          <table:table-cell office:value-type="float" office:value="0.3153144" calcext:value-type="float">
            <text:p>0.3153144</text:p>
          </table:table-cell>
          <table:table-cell office:value-type="float" office:value="0.1681412" calcext:value-type="float">
            <text:p>0.1681412</text:p>
          </table:table-cell>
          <table:table-cell office:value-type="float" office:value="0.1875993" calcext:value-type="float">
            <text:p>0.1875993</text:p>
          </table:table-cell>
          <table:table-cell office:value-type="float" office:value="0.04897172" calcext:value-type="float">
            <text:p>0.04897172</text:p>
          </table:table-cell>
          <table:table-cell office:value-type="float" office:value="0.05612316" calcext:value-type="float">
            <text:p>0.05612316</text:p>
          </table:table-cell>
          <table:table-cell office:value-type="float" office:value="0.0786792" calcext:value-type="float">
            <text:p>0.0786792</text:p>
          </table:table-cell>
          <table:table-cell office:value-type="float" office:value="0.1437064" calcext:value-type="float">
            <text:p>0.1437064</text:p>
          </table:table-cell>
          <table:table-cell office:value-type="float" office:value="0.1480828" calcext:value-type="float">
            <text:p>0.1480828</text:p>
          </table:table-cell>
          <table:table-cell office:value-type="float" office:value="0.1465293" calcext:value-type="float">
            <text:p>0.1465293</text:p>
          </table:table-cell>
          <table:table-cell office:value-type="float" office:value="0.1779058" calcext:value-type="float">
            <text:p>0.1779058</text:p>
          </table:table-cell>
          <table:table-cell office:value-type="float" office:value="0.1933482" calcext:value-type="float">
            <text:p>0.1933482</text:p>
          </table:table-cell>
          <table:table-cell office:value-type="float" office:value="0.196172" calcext:value-type="float">
            <text:p>0.196172</text:p>
          </table:table-cell>
          <table:table-cell office:value-type="float" office:value="0" calcext:value-type="float">
            <text:p>0</text:p>
          </table:table-cell>
          <table:table-cell office:value-type="float" office:value="45.90678" calcext:value-type="float">
            <text:p>45.90678</text:p>
          </table:table-cell>
          <table:table-cell office:value-type="float" office:value="24.58533" calcext:value-type="float">
            <text:p>24.58533</text:p>
          </table:table-cell>
          <table:table-cell office:value-type="float" office:value="20.3675" calcext:value-type="float">
            <text:p>20.3675</text:p>
          </table:table-cell>
          <table:table-cell office:value-type="float" office:value="6.341937" calcext:value-type="float">
            <text:p>6.341937</text:p>
          </table:table-cell>
          <table:table-cell office:value-type="float" office:value="5.375887" calcext:value-type="float">
            <text:p>5.375887</text:p>
          </table:table-cell>
          <table:table-cell office:value-type="float" office:value="2.243639" calcext:value-type="float">
            <text:p>2.243639</text:p>
          </table:table-cell>
          <table:table-cell office:value-type="float" office:value="2.27842" calcext:value-type="float">
            <text:p>2.27842</text:p>
          </table:table-cell>
          <table:table-cell office:value-type="float" office:value="4.56679" calcext:value-type="float">
            <text:p>4.56679</text:p>
          </table:table-cell>
          <table:table-cell office:value-type="float" office:value="7.504333" calcext:value-type="float">
            <text:p>7.504333</text:p>
          </table:table-cell>
          <table:table-cell office:value-type="float" office:value="8.130774" calcext:value-type="float">
            <text:p>8.130774</text:p>
          </table:table-cell>
          <table:table-cell office:value-type="float" office:value="8.086452" calcext:value-type="float">
            <text:p>8.086452</text:p>
          </table:table-cell>
          <table:table-cell office:value-type="float" office:value="10.73425" calcext:value-type="float">
            <text:p>10.73425</text:p>
          </table:table-cell>
          <table:table-cell office:value-type="float" office:value="12.48442" calcext:value-type="float">
            <text:p>12.48442</text:p>
          </table:table-cell>
          <table:table-cell office:value-type="float" office:value="12.77559" calcext:value-type="float">
            <text:p>12.77559</text:p>
          </table:table-cell>
          <table:table-cell office:value-type="float" office:value="0" calcext:value-type="float">
            <text:p>0</text:p>
          </table:table-cell>
          <table:table-cell office:value-type="float" office:value="80.7346" calcext:value-type="float">
            <text:p>80.7346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232355" calcext:value-type="float">
            <text:p>3.23235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6" calcext:value-type="float">
            <text:p>30102006</text:p>
          </table:table-cell>
          <table:table-cell office:value-type="float" office:value="5.985883" calcext:value-type="float">
            <text:p>5.985883</text:p>
          </table:table-cell>
          <table:table-cell office:value-type="float" office:value="135.5869" calcext:value-type="float">
            <text:p>135.5869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30721" calcext:value-type="float">
            <text:p>37.30721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39" calcext:value-type="float">
            <text:p>2.53123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8947378" calcext:value-type="float">
            <text:p>-0.008947378</text:p>
          </table:table-cell>
          <table:table-cell office:value-type="float" office:value="1161.546" calcext:value-type="float">
            <text:p>1161.546</text:p>
          </table:table-cell>
          <table:table-cell office:value-type="float" office:value="3.337258" calcext:value-type="float">
            <text:p>3.337258</text:p>
          </table:table-cell>
          <table:table-cell office:value-type="float" office:value="0" calcext:value-type="float">
            <text:p>0</text:p>
          </table:table-cell>
          <table:table-cell office:value-type="float" office:value="1.404839" calcext:value-type="float">
            <text:p>1.404839</text:p>
          </table:table-cell>
          <table:table-cell office:value-type="float" office:value="0.5183581" calcext:value-type="float">
            <text:p>0.5183581</text:p>
          </table:table-cell>
          <table:table-cell office:value-type="float" office:value="0.3116887" calcext:value-type="float">
            <text:p>0.3116887</text:p>
          </table:table-cell>
          <table:table-cell office:value-type="float" office:value="0.1699483" calcext:value-type="float">
            <text:p>0.1699483</text:p>
          </table:table-cell>
          <table:table-cell office:value-type="float" office:value="0.1906846" calcext:value-type="float">
            <text:p>0.1906846</text:p>
          </table:table-cell>
          <table:table-cell office:value-type="float" office:value="0.0502675" calcext:value-type="float">
            <text:p>0.0502675</text:p>
          </table:table-cell>
          <table:table-cell office:value-type="float" office:value="0.05838062" calcext:value-type="float">
            <text:p>0.05838062</text:p>
          </table:table-cell>
          <table:table-cell office:value-type="float" office:value="0.07911553" calcext:value-type="float">
            <text:p>0.07911553</text:p>
          </table:table-cell>
          <table:table-cell office:value-type="float" office:value="0.1437659" calcext:value-type="float">
            <text:p>0.1437659</text:p>
          </table:table-cell>
          <table:table-cell office:value-type="float" office:value="0.1481195" calcext:value-type="float">
            <text:p>0.1481195</text:p>
          </table:table-cell>
          <table:table-cell office:value-type="float" office:value="0.1465858" calcext:value-type="float">
            <text:p>0.1465858</text:p>
          </table:table-cell>
          <table:table-cell office:value-type="float" office:value="0.178011" calcext:value-type="float">
            <text:p>0.178011</text:p>
          </table:table-cell>
          <table:table-cell office:value-type="float" office:value="0.1933171" calcext:value-type="float">
            <text:p>0.1933171</text:p>
          </table:table-cell>
          <table:table-cell office:value-type="float" office:value="0.1962028" calcext:value-type="float">
            <text:p>0.1962028</text:p>
          </table:table-cell>
          <table:table-cell office:value-type="float" office:value="0" calcext:value-type="float">
            <text:p>0</text:p>
          </table:table-cell>
          <table:table-cell office:value-type="float" office:value="46.21073" calcext:value-type="float">
            <text:p>46.21073</text:p>
          </table:table-cell>
          <table:table-cell office:value-type="float" office:value="24.64831" calcext:value-type="float">
            <text:p>24.64831</text:p>
          </table:table-cell>
          <table:table-cell office:value-type="float" office:value="20.41157" calcext:value-type="float">
            <text:p>20.41157</text:p>
          </table:table-cell>
          <table:table-cell office:value-type="float" office:value="6.382218" calcext:value-type="float">
            <text:p>6.382218</text:p>
          </table:table-cell>
          <table:table-cell office:value-type="float" office:value="5.427577" calcext:value-type="float">
            <text:p>5.427577</text:p>
          </table:table-cell>
          <table:table-cell office:value-type="float" office:value="2.250474" calcext:value-type="float">
            <text:p>2.250474</text:p>
          </table:table-cell>
          <table:table-cell office:value-type="float" office:value="2.285648" calcext:value-type="float">
            <text:p>2.285648</text:p>
          </table:table-cell>
          <table:table-cell office:value-type="float" office:value="4.571568" calcext:value-type="float">
            <text:p>4.571568</text:p>
          </table:table-cell>
          <table:table-cell office:value-type="float" office:value="7.509773" calcext:value-type="float">
            <text:p>7.509773</text:p>
          </table:table-cell>
          <table:table-cell office:value-type="float" office:value="8.136395" calcext:value-type="float">
            <text:p>8.136395</text:p>
          </table:table-cell>
          <table:table-cell office:value-type="float" office:value="8.092505" calcext:value-type="float">
            <text:p>8.092505</text:p>
          </table:table-cell>
          <table:table-cell office:value-type="float" office:value="10.73828" calcext:value-type="float">
            <text:p>10.73828</text:p>
          </table:table-cell>
          <table:table-cell office:value-type="float" office:value="12.48582" calcext:value-type="float">
            <text:p>12.48582</text:p>
          </table:table-cell>
          <table:table-cell office:value-type="float" office:value="12.7767" calcext:value-type="float">
            <text:p>12.7767</text:p>
          </table:table-cell>
          <table:table-cell office:value-type="float" office:value="0" calcext:value-type="float">
            <text:p>0</text:p>
          </table:table-cell>
          <table:table-cell office:value-type="float" office:value="70.80273" calcext:value-type="float">
            <text:p>70.80273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283135" calcext:value-type="float">
            <text:p>3.28313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6" calcext:value-type="float">
            <text:p>31102006</text:p>
          </table:table-cell>
          <table:table-cell office:value-type="float" office:value="5.95137" calcext:value-type="float">
            <text:p>5.95137</text:p>
          </table:table-cell>
          <table:table-cell office:value-type="float" office:value="135.5916" calcext:value-type="float">
            <text:p>135.5916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33251" calcext:value-type="float">
            <text:p>37.33251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39" calcext:value-type="float">
            <text:p>2.53123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105661" calcext:value-type="float">
            <text:p>-0.009105661</text:p>
          </table:table-cell>
          <table:table-cell office:value-type="float" office:value="1161.57" calcext:value-type="float">
            <text:p>1161.57</text:p>
          </table:table-cell>
          <table:table-cell office:value-type="float" office:value="3.326657" calcext:value-type="float">
            <text:p>3.326657</text:p>
          </table:table-cell>
          <table:table-cell office:value-type="float" office:value="0" calcext:value-type="float">
            <text:p>0</text:p>
          </table:table-cell>
          <table:table-cell office:value-type="float" office:value="1.213162" calcext:value-type="float">
            <text:p>1.213162</text:p>
          </table:table-cell>
          <table:table-cell office:value-type="float" office:value="0.4220198" calcext:value-type="float">
            <text:p>0.4220198</text:p>
          </table:table-cell>
          <table:table-cell office:value-type="float" office:value="0.2674051" calcext:value-type="float">
            <text:p>0.2674051</text:p>
          </table:table-cell>
          <table:table-cell office:value-type="float" office:value="0.1488714" calcext:value-type="float">
            <text:p>0.1488714</text:p>
          </table:table-cell>
          <table:table-cell office:value-type="float" office:value="0.1723857" calcext:value-type="float">
            <text:p>0.1723857</text:p>
          </table:table-cell>
          <table:table-cell office:value-type="float" office:value="0.04857132" calcext:value-type="float">
            <text:p>0.04857132</text:p>
          </table:table-cell>
          <table:table-cell office:value-type="float" office:value="0.05880634" calcext:value-type="float">
            <text:p>0.05880634</text:p>
          </table:table-cell>
          <table:table-cell office:value-type="float" office:value="0.07932475" calcext:value-type="float">
            <text:p>0.07932475</text:p>
          </table:table-cell>
          <table:table-cell office:value-type="float" office:value="0.143836" calcext:value-type="float">
            <text:p>0.143836</text:p>
          </table:table-cell>
          <table:table-cell office:value-type="float" office:value="0.148162" calcext:value-type="float">
            <text:p>0.148162</text:p>
          </table:table-cell>
          <table:table-cell office:value-type="float" office:value="0.1466426" calcext:value-type="float">
            <text:p>0.1466426</text:p>
          </table:table-cell>
          <table:table-cell office:value-type="float" office:value="0.1781068" calcext:value-type="float">
            <text:p>0.1781068</text:p>
          </table:table-cell>
          <table:table-cell office:value-type="float" office:value="0.1933191" calcext:value-type="float">
            <text:p>0.1933191</text:p>
          </table:table-cell>
          <table:table-cell office:value-type="float" office:value="0.1962225" calcext:value-type="float">
            <text:p>0.1962225</text:p>
          </table:table-cell>
          <table:table-cell office:value-type="float" office:value="0" calcext:value-type="float">
            <text:p>0</text:p>
          </table:table-cell>
          <table:table-cell office:value-type="float" office:value="46.47358" calcext:value-type="float">
            <text:p>46.47358</text:p>
          </table:table-cell>
          <table:table-cell office:value-type="float" office:value="24.69617" calcext:value-type="float">
            <text:p>24.69617</text:p>
          </table:table-cell>
          <table:table-cell office:value-type="float" office:value="20.44827" calcext:value-type="float">
            <text:p>20.44827</text:p>
          </table:table-cell>
          <table:table-cell office:value-type="float" office:value="6.419295" calcext:value-type="float">
            <text:p>6.419295</text:p>
          </table:table-cell>
          <table:table-cell office:value-type="float" office:value="5.47645" calcext:value-type="float">
            <text:p>5.47645</text:p>
          </table:table-cell>
          <table:table-cell office:value-type="float" office:value="2.257247" calcext:value-type="float">
            <text:p>2.257247</text:p>
          </table:table-cell>
          <table:table-cell office:value-type="float" office:value="2.293117" calcext:value-type="float">
            <text:p>2.293117</text:p>
          </table:table-cell>
          <table:table-cell office:value-type="float" office:value="4.576427" calcext:value-type="float">
            <text:p>4.576427</text:p>
          </table:table-cell>
          <table:table-cell office:value-type="float" office:value="7.515212" calcext:value-type="float">
            <text:p>7.515212</text:p>
          </table:table-cell>
          <table:table-cell office:value-type="float" office:value="8.142015" calcext:value-type="float">
            <text:p>8.142015</text:p>
          </table:table-cell>
          <table:table-cell office:value-type="float" office:value="8.098557" calcext:value-type="float">
            <text:p>8.098557</text:p>
          </table:table-cell>
          <table:table-cell office:value-type="float" office:value="10.74232" calcext:value-type="float">
            <text:p>10.74232</text:p>
          </table:table-cell>
          <table:table-cell office:value-type="float" office:value="12.48721" calcext:value-type="float">
            <text:p>12.48721</text:p>
          </table:table-cell>
          <table:table-cell office:value-type="float" office:value="12.77785" calcext:value-type="float">
            <text:p>12.77785</text:p>
          </table:table-cell>
          <table:table-cell office:value-type="float" office:value="0" calcext:value-type="float">
            <text:p>0</text:p>
          </table:table-cell>
          <table:table-cell office:value-type="float" office:value="48.10842" calcext:value-type="float">
            <text:p>48.10842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312399" calcext:value-type="float">
            <text:p>3.31239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6" calcext:value-type="float">
            <text:p>1112006</text:p>
          </table:table-cell>
          <table:table-cell office:value-type="float" office:value="5.919267" calcext:value-type="float">
            <text:p>5.919267</text:p>
          </table:table-cell>
          <table:table-cell office:value-type="float" office:value="135.5965" calcext:value-type="float">
            <text:p>135.5965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35504" calcext:value-type="float">
            <text:p>37.35504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39" calcext:value-type="float">
            <text:p>2.53123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118903" calcext:value-type="float">
            <text:p>-0.009118903</text:p>
          </table:table-cell>
          <table:table-cell office:value-type="float" office:value="1161.583" calcext:value-type="float">
            <text:p>1161.583</text:p>
          </table:table-cell>
          <table:table-cell office:value-type="float" office:value="3.31649" calcext:value-type="float">
            <text:p>3.31649</text:p>
          </table:table-cell>
          <table:table-cell office:value-type="float" office:value="0" calcext:value-type="float">
            <text:p>0</text:p>
          </table:table-cell>
          <table:table-cell office:value-type="float" office:value="1.263951" calcext:value-type="float">
            <text:p>1.263951</text:p>
          </table:table-cell>
          <table:table-cell office:value-type="float" office:value="0.3882941" calcext:value-type="float">
            <text:p>0.3882941</text:p>
          </table:table-cell>
          <table:table-cell office:value-type="float" office:value="0.2387753" calcext:value-type="float">
            <text:p>0.2387753</text:p>
          </table:table-cell>
          <table:table-cell office:value-type="float" office:value="0.1284975" calcext:value-type="float">
            <text:p>0.1284975</text:p>
          </table:table-cell>
          <table:table-cell office:value-type="float" office:value="0.1494397" calcext:value-type="float">
            <text:p>0.1494397</text:p>
          </table:table-cell>
          <table:table-cell office:value-type="float" office:value="0.04473606" calcext:value-type="float">
            <text:p>0.04473606</text:p>
          </table:table-cell>
          <table:table-cell office:value-type="float" office:value="0.05664948" calcext:value-type="float">
            <text:p>0.05664948</text:p>
          </table:table-cell>
          <table:table-cell office:value-type="float" office:value="0.07906347" calcext:value-type="float">
            <text:p>0.07906347</text:p>
          </table:table-cell>
          <table:table-cell office:value-type="float" office:value="0.1438652" calcext:value-type="float">
            <text:p>0.1438652</text:p>
          </table:table-cell>
          <table:table-cell office:value-type="float" office:value="0.1482068" calcext:value-type="float">
            <text:p>0.1482068</text:p>
          </table:table-cell>
          <table:table-cell office:value-type="float" office:value="0.1466997" calcext:value-type="float">
            <text:p>0.1466997</text:p>
          </table:table-cell>
          <table:table-cell office:value-type="float" office:value="0.1781815" calcext:value-type="float">
            <text:p>0.1781815</text:p>
          </table:table-cell>
          <table:table-cell office:value-type="float" office:value="0.1933342" calcext:value-type="float">
            <text:p>0.1933342</text:p>
          </table:table-cell>
          <table:table-cell office:value-type="float" office:value="0.1962354" calcext:value-type="float">
            <text:p>0.1962354</text:p>
          </table:table-cell>
          <table:table-cell office:value-type="float" office:value="0" calcext:value-type="float">
            <text:p>0</text:p>
          </table:table-cell>
          <table:table-cell office:value-type="float" office:value="46.71153" calcext:value-type="float">
            <text:p>46.71153</text:p>
          </table:table-cell>
          <table:table-cell office:value-type="float" office:value="24.72313" calcext:value-type="float">
            <text:p>24.72313</text:p>
          </table:table-cell>
          <table:table-cell office:value-type="float" office:value="20.47046" calcext:value-type="float">
            <text:p>20.47046</text:p>
          </table:table-cell>
          <table:table-cell office:value-type="float" office:value="6.447146" calcext:value-type="float">
            <text:p>6.447146</text:p>
          </table:table-cell>
          <table:table-cell office:value-type="float" office:value="5.515818" calcext:value-type="float">
            <text:p>5.515818</text:p>
          </table:table-cell>
          <table:table-cell office:value-type="float" office:value="2.263177" calcext:value-type="float">
            <text:p>2.263177</text:p>
          </table:table-cell>
          <table:table-cell office:value-type="float" office:value="2.300269" calcext:value-type="float">
            <text:p>2.300269</text:p>
          </table:table-cell>
          <table:table-cell office:value-type="float" office:value="4.581281" calcext:value-type="float">
            <text:p>4.581281</text:p>
          </table:table-cell>
          <table:table-cell office:value-type="float" office:value="7.520651" calcext:value-type="float">
            <text:p>7.520651</text:p>
          </table:table-cell>
          <table:table-cell office:value-type="float" office:value="8.147578" calcext:value-type="float">
            <text:p>8.147578</text:p>
          </table:table-cell>
          <table:table-cell office:value-type="float" office:value="8.104609" calcext:value-type="float">
            <text:p>8.104609</text:p>
          </table:table-cell>
          <table:table-cell office:value-type="float" office:value="10.74635" calcext:value-type="float">
            <text:p>10.74635</text:p>
          </table:table-cell>
          <table:table-cell office:value-type="float" office:value="12.48861" calcext:value-type="float">
            <text:p>12.48861</text:p>
          </table:table-cell>
          <table:table-cell office:value-type="float" office:value="12.779" calcext:value-type="float">
            <text:p>12.779</text:p>
          </table:table-cell>
          <table:table-cell office:value-type="float" office:value="0" calcext:value-type="float">
            <text:p>0</text:p>
          </table:table-cell>
          <table:table-cell office:value-type="float" office:value="36.96431" calcext:value-type="float">
            <text:p>36.96431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338913" calcext:value-type="float">
            <text:p>3.33891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6" calcext:value-type="float">
            <text:p>2112006</text:p>
          </table:table-cell>
          <table:table-cell office:value-type="float" office:value="5.890501" calcext:value-type="float">
            <text:p>5.890501</text:p>
          </table:table-cell>
          <table:table-cell office:value-type="float" office:value="135.6008" calcext:value-type="float">
            <text:p>135.6008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48109" calcext:value-type="float">
            <text:p>37.48109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39" calcext:value-type="float">
            <text:p>2.53123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118903" calcext:value-type="float">
            <text:p>-0.009118903</text:p>
          </table:table-cell>
          <table:table-cell office:value-type="float" office:value="1161.382" calcext:value-type="float">
            <text:p>1161.382</text:p>
          </table:table-cell>
          <table:table-cell office:value-type="float" office:value="3.302135" calcext:value-type="float">
            <text:p>3.302135</text:p>
          </table:table-cell>
          <table:table-cell office:value-type="float" office:value="0" calcext:value-type="float">
            <text:p>0</text:p>
          </table:table-cell>
          <table:table-cell office:value-type="float" office:value="5.713568" calcext:value-type="float">
            <text:p>5.713568</text:p>
          </table:table-cell>
          <table:table-cell office:value-type="float" office:value="4.844014" calcext:value-type="float">
            <text:p>4.844014</text:p>
          </table:table-cell>
          <table:table-cell office:value-type="float" office:value="4.481019" calcext:value-type="float">
            <text:p>4.481019</text:p>
          </table:table-cell>
          <table:table-cell office:value-type="float" office:value="0.1353723" calcext:value-type="float">
            <text:p>0.1353723</text:p>
          </table:table-cell>
          <table:table-cell office:value-type="float" office:value="0.1372736" calcext:value-type="float">
            <text:p>0.1372736</text:p>
          </table:table-cell>
          <table:table-cell office:value-type="float" office:value="0.04243877" calcext:value-type="float">
            <text:p>0.04243877</text:p>
          </table:table-cell>
          <table:table-cell office:value-type="float" office:value="0.05506926" calcext:value-type="float">
            <text:p>0.05506926</text:p>
          </table:table-cell>
          <table:table-cell office:value-type="float" office:value="0.07863717" calcext:value-type="float">
            <text:p>0.07863717</text:p>
          </table:table-cell>
          <table:table-cell office:value-type="float" office:value="0.1438283" calcext:value-type="float">
            <text:p>0.1438283</text:p>
          </table:table-cell>
          <table:table-cell office:value-type="float" office:value="0.1482472" calcext:value-type="float">
            <text:p>0.1482472</text:p>
          </table:table-cell>
          <table:table-cell office:value-type="float" office:value="0.1467567" calcext:value-type="float">
            <text:p>0.1467567</text:p>
          </table:table-cell>
          <table:table-cell office:value-type="float" office:value="0.1781997" calcext:value-type="float">
            <text:p>0.1781997</text:p>
          </table:table-cell>
          <table:table-cell office:value-type="float" office:value="0.1933503" calcext:value-type="float">
            <text:p>0.1933503</text:p>
          </table:table-cell>
          <table:table-cell office:value-type="float" office:value="0.1962487" calcext:value-type="float">
            <text:p>0.1962487</text:p>
          </table:table-cell>
          <table:table-cell office:value-type="float" office:value="0" calcext:value-type="float">
            <text:p>0</text:p>
          </table:table-cell>
          <table:table-cell office:value-type="float" office:value="32.55499" calcext:value-type="float">
            <text:p>32.55499</text:p>
          </table:table-cell>
          <table:table-cell office:value-type="float" office:value="25.83563" calcext:value-type="float">
            <text:p>25.83563</text:p>
          </table:table-cell>
          <table:table-cell office:value-type="float" office:value="24.5647" calcext:value-type="float">
            <text:p>24.5647</text:p>
          </table:table-cell>
          <table:table-cell office:value-type="float" office:value="6.471809" calcext:value-type="float">
            <text:p>6.471809</text:p>
          </table:table-cell>
          <table:table-cell office:value-type="float" office:value="5.548744" calcext:value-type="float">
            <text:p>5.548744</text:p>
          </table:table-cell>
          <table:table-cell office:value-type="float" office:value="2.268354" calcext:value-type="float">
            <text:p>2.268354</text:p>
          </table:table-cell>
          <table:table-cell office:value-type="float" office:value="2.306945" calcext:value-type="float">
            <text:p>2.306945</text:p>
          </table:table-cell>
          <table:table-cell office:value-type="float" office:value="4.586061" calcext:value-type="float">
            <text:p>4.586061</text:p>
          </table:table-cell>
          <table:table-cell office:value-type="float" office:value="7.526055" calcext:value-type="float">
            <text:p>7.526055</text:p>
          </table:table-cell>
          <table:table-cell office:value-type="float" office:value="8.153121" calcext:value-type="float">
            <text:p>8.153121</text:p>
          </table:table-cell>
          <table:table-cell office:value-type="float" office:value="8.110645" calcext:value-type="float">
            <text:p>8.110645</text:p>
          </table:table-cell>
          <table:table-cell office:value-type="float" office:value="10.75038" calcext:value-type="float">
            <text:p>10.75038</text:p>
          </table:table-cell>
          <table:table-cell office:value-type="float" office:value="12.49" calcext:value-type="float">
            <text:p>12.49</text:p>
          </table:table-cell>
          <table:table-cell office:value-type="float" office:value="12.7802" calcext:value-type="float">
            <text:p>12.7802</text:p>
          </table:table-cell>
          <table:table-cell office:value-type="float" office:value="0" calcext:value-type="float">
            <text:p>0</text:p>
          </table:table-cell>
          <table:table-cell office:value-type="float" office:value="33.58913" calcext:value-type="float">
            <text:p>33.58913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362679" calcext:value-type="float">
            <text:p>3.36267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6" calcext:value-type="float">
            <text:p>3112006</text:p>
          </table:table-cell>
          <table:table-cell office:value-type="float" office:value="5.853924" calcext:value-type="float">
            <text:p>5.853924</text:p>
          </table:table-cell>
          <table:table-cell office:value-type="float" office:value="135.6071" calcext:value-type="float">
            <text:p>135.6071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57282" calcext:value-type="float">
            <text:p>37.57282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39" calcext:value-type="float">
            <text:p>2.53123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118903" calcext:value-type="float">
            <text:p>-0.009118903</text:p>
          </table:table-cell>
          <table:table-cell office:value-type="float" office:value="1161.41" calcext:value-type="float">
            <text:p>1161.41</text:p>
          </table:table-cell>
          <table:table-cell office:value-type="float" office:value="3.281046" calcext:value-type="float">
            <text:p>3.281046</text:p>
          </table:table-cell>
          <table:table-cell office:value-type="float" office:value="0" calcext:value-type="float">
            <text:p>0</text:p>
          </table:table-cell>
          <table:table-cell office:value-type="float" office:value="2.316164" calcext:value-type="float">
            <text:p>2.316164</text:p>
          </table:table-cell>
          <table:table-cell office:value-type="float" office:value="1.446289" calcext:value-type="float">
            <text:p>1.446289</text:p>
          </table:table-cell>
          <table:table-cell office:value-type="float" office:value="1.252763" calcext:value-type="float">
            <text:p>1.252763</text:p>
          </table:table-cell>
          <table:table-cell office:value-type="float" office:value="0.1352118" calcext:value-type="float">
            <text:p>0.1352118</text:p>
          </table:table-cell>
          <table:table-cell office:value-type="float" office:value="0.1405016" calcext:value-type="float">
            <text:p>0.1405016</text:p>
          </table:table-cell>
          <table:table-cell office:value-type="float" office:value="0.04204359" calcext:value-type="float">
            <text:p>0.04204359</text:p>
          </table:table-cell>
          <table:table-cell office:value-type="float" office:value="0.05426589" calcext:value-type="float">
            <text:p>0.05426589</text:p>
          </table:table-cell>
          <table:table-cell office:value-type="float" office:value="0.07828097" calcext:value-type="float">
            <text:p>0.07828097</text:p>
          </table:table-cell>
          <table:table-cell office:value-type="float" office:value="0.1437544" calcext:value-type="float">
            <text:p>0.1437544</text:p>
          </table:table-cell>
          <table:table-cell office:value-type="float" office:value="0.1482802" calcext:value-type="float">
            <text:p>0.1482802</text:p>
          </table:table-cell>
          <table:table-cell office:value-type="float" office:value="0.1468123" calcext:value-type="float">
            <text:p>0.1468123</text:p>
          </table:table-cell>
          <table:table-cell office:value-type="float" office:value="0.17823" calcext:value-type="float">
            <text:p>0.17823</text:p>
          </table:table-cell>
          <table:table-cell office:value-type="float" office:value="0.1933653" calcext:value-type="float">
            <text:p>0.1933653</text:p>
          </table:table-cell>
          <table:table-cell office:value-type="float" office:value="0.1962617" calcext:value-type="float">
            <text:p>0.1962617</text:p>
          </table:table-cell>
          <table:table-cell office:value-type="float" office:value="0" calcext:value-type="float">
            <text:p>0</text:p>
          </table:table-cell>
          <table:table-cell office:value-type="float" office:value="33.45862" calcext:value-type="float">
            <text:p>33.45862</text:p>
          </table:table-cell>
          <table:table-cell office:value-type="float" office:value="26.56133" calcext:value-type="float">
            <text:p>26.56133</text:p>
          </table:table-cell>
          <table:table-cell office:value-type="float" office:value="25.28028" calcext:value-type="float">
            <text:p>25.28028</text:p>
          </table:table-cell>
          <table:table-cell office:value-type="float" office:value="6.497356" calcext:value-type="float">
            <text:p>6.497356</text:p>
          </table:table-cell>
          <table:table-cell office:value-type="float" office:value="5.578643" calcext:value-type="float">
            <text:p>5.578643</text:p>
          </table:table-cell>
          <table:table-cell office:value-type="float" office:value="2.273084" calcext:value-type="float">
            <text:p>2.273084</text:p>
          </table:table-cell>
          <table:table-cell office:value-type="float" office:value="2.313262" calcext:value-type="float">
            <text:p>2.313262</text:p>
          </table:table-cell>
          <table:table-cell office:value-type="float" office:value="4.590766" calcext:value-type="float">
            <text:p>4.590766</text:p>
          </table:table-cell>
          <table:table-cell office:value-type="float" office:value="7.531448" calcext:value-type="float">
            <text:p>7.531448</text:p>
          </table:table-cell>
          <table:table-cell office:value-type="float" office:value="8.158665" calcext:value-type="float">
            <text:p>8.158665</text:p>
          </table:table-cell>
          <table:table-cell office:value-type="float" office:value="8.116641" calcext:value-type="float">
            <text:p>8.116641</text:p>
          </table:table-cell>
          <table:table-cell office:value-type="float" office:value="10.75441" calcext:value-type="float">
            <text:p>10.75441</text:p>
          </table:table-cell>
          <table:table-cell office:value-type="float" office:value="12.4914" calcext:value-type="float">
            <text:p>12.4914</text:p>
          </table:table-cell>
          <table:table-cell office:value-type="float" office:value="12.78143" calcext:value-type="float">
            <text:p>12.78143</text:p>
          </table:table-cell>
          <table:table-cell office:value-type="float" office:value="0" calcext:value-type="float">
            <text:p>0</text:p>
          </table:table-cell>
          <table:table-cell office:value-type="float" office:value="37.58353" calcext:value-type="float">
            <text:p>37.58353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392381" calcext:value-type="float">
            <text:p>3.39238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6" calcext:value-type="float">
            <text:p>4112006</text:p>
          </table:table-cell>
          <table:table-cell office:value-type="float" office:value="5.821071" calcext:value-type="float">
            <text:p>5.821071</text:p>
          </table:table-cell>
          <table:table-cell office:value-type="float" office:value="135.6123" calcext:value-type="float">
            <text:p>135.6123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61201" calcext:value-type="float">
            <text:p>37.61201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4" calcext:value-type="float">
            <text:p>2.53124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118903" calcext:value-type="float">
            <text:p>-0.009118903</text:p>
          </table:table-cell>
          <table:table-cell office:value-type="float" office:value="1161.417" calcext:value-type="float">
            <text:p>1161.417</text:p>
          </table:table-cell>
          <table:table-cell office:value-type="float" office:value="3.25961" calcext:value-type="float">
            <text:p>3.25961</text:p>
          </table:table-cell>
          <table:table-cell office:value-type="float" office:value="0" calcext:value-type="float">
            <text:p>0</text:p>
          </table:table-cell>
          <table:table-cell office:value-type="float" office:value="1.494189" calcext:value-type="float">
            <text:p>1.494189</text:p>
          </table:table-cell>
          <table:table-cell office:value-type="float" office:value="0.7754065" calcext:value-type="float">
            <text:p>0.7754065</text:p>
          </table:table-cell>
          <table:table-cell office:value-type="float" office:value="0.6436974" calcext:value-type="float">
            <text:p>0.6436974</text:p>
          </table:table-cell>
          <table:table-cell office:value-type="float" office:value="0.130047" calcext:value-type="float">
            <text:p>0.130047</text:p>
          </table:table-cell>
          <table:table-cell office:value-type="float" office:value="0.1411069" calcext:value-type="float">
            <text:p>0.1411069</text:p>
          </table:table-cell>
          <table:table-cell office:value-type="float" office:value="0.04231001" calcext:value-type="float">
            <text:p>0.04231001</text:p>
          </table:table-cell>
          <table:table-cell office:value-type="float" office:value="0.05435055" calcext:value-type="float">
            <text:p>0.05435055</text:p>
          </table:table-cell>
          <table:table-cell office:value-type="float" office:value="0.07817677" calcext:value-type="float">
            <text:p>0.07817677</text:p>
          </table:table-cell>
          <table:table-cell office:value-type="float" office:value="0.1436899" calcext:value-type="float">
            <text:p>0.1436899</text:p>
          </table:table-cell>
          <table:table-cell office:value-type="float" office:value="0.1483081" calcext:value-type="float">
            <text:p>0.1483081</text:p>
          </table:table-cell>
          <table:table-cell office:value-type="float" office:value="0.1468661" calcext:value-type="float">
            <text:p>0.1468661</text:p>
          </table:table-cell>
          <table:table-cell office:value-type="float" office:value="0.1782339" calcext:value-type="float">
            <text:p>0.1782339</text:p>
          </table:table-cell>
          <table:table-cell office:value-type="float" office:value="0.1933807" calcext:value-type="float">
            <text:p>0.1933807</text:p>
          </table:table-cell>
          <table:table-cell office:value-type="float" office:value="0.1962743" calcext:value-type="float">
            <text:p>0.1962743</text:p>
          </table:table-cell>
          <table:table-cell office:value-type="float" office:value="0" calcext:value-type="float">
            <text:p>0</text:p>
          </table:table-cell>
          <table:table-cell office:value-type="float" office:value="33.81266" calcext:value-type="float">
            <text:p>33.81266</text:p>
          </table:table-cell>
          <table:table-cell office:value-type="float" office:value="26.76689" calcext:value-type="float">
            <text:p>26.76689</text:p>
          </table:table-cell>
          <table:table-cell office:value-type="float" office:value="25.48244" calcext:value-type="float">
            <text:p>25.48244</text:p>
          </table:table-cell>
          <table:table-cell office:value-type="float" office:value="6.521905" calcext:value-type="float">
            <text:p>6.521905</text:p>
          </table:table-cell>
          <table:table-cell office:value-type="float" office:value="5.609758" calcext:value-type="float">
            <text:p>5.609758</text:p>
          </table:table-cell>
          <table:table-cell office:value-type="float" office:value="2.277874" calcext:value-type="float">
            <text:p>2.277874</text:p>
          </table:table-cell>
          <table:table-cell office:value-type="float" office:value="2.319511" calcext:value-type="float">
            <text:p>2.319511</text:p>
          </table:table-cell>
          <table:table-cell office:value-type="float" office:value="4.595422" calcext:value-type="float">
            <text:p>4.595422</text:p>
          </table:table-cell>
          <table:table-cell office:value-type="float" office:value="7.536823" calcext:value-type="float">
            <text:p>7.536823</text:p>
          </table:table-cell>
          <table:table-cell office:value-type="float" office:value="8.164205" calcext:value-type="float">
            <text:p>8.164205</text:p>
          </table:table-cell>
          <table:table-cell office:value-type="float" office:value="8.122638" calcext:value-type="float">
            <text:p>8.122638</text:p>
          </table:table-cell>
          <table:table-cell office:value-type="float" office:value="10.75844" calcext:value-type="float">
            <text:p>10.75844</text:p>
          </table:table-cell>
          <table:table-cell office:value-type="float" office:value="12.49278" calcext:value-type="float">
            <text:p>12.49278</text:p>
          </table:table-cell>
          <table:table-cell office:value-type="float" office:value="12.78265" calcext:value-type="float">
            <text:p>12.78265</text:p>
          </table:table-cell>
          <table:table-cell office:value-type="float" office:value="0" calcext:value-type="float">
            <text:p>0</text:p>
          </table:table-cell>
          <table:table-cell office:value-type="float" office:value="32.99912" calcext:value-type="float">
            <text:p>32.99912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419598" calcext:value-type="float">
            <text:p>3.41959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6" calcext:value-type="float">
            <text:p>5112006</text:p>
          </table:table-cell>
          <table:table-cell office:value-type="float" office:value="5.780408" calcext:value-type="float">
            <text:p>5.780408</text:p>
          </table:table-cell>
          <table:table-cell office:value-type="float" office:value="135.6186" calcext:value-type="float">
            <text:p>135.6186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64285" calcext:value-type="float">
            <text:p>37.64285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42" calcext:value-type="float">
            <text:p>2.53124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118903" calcext:value-type="float">
            <text:p>-0.009118903</text:p>
          </table:table-cell>
          <table:table-cell office:value-type="float" office:value="1161.419" calcext:value-type="float">
            <text:p>1161.419</text:p>
          </table:table-cell>
          <table:table-cell office:value-type="float" office:value="3.23224" calcext:value-type="float">
            <text:p>3.23224</text:p>
          </table:table-cell>
          <table:table-cell office:value-type="float" office:value="0" calcext:value-type="float">
            <text:p>0</text:p>
          </table:table-cell>
          <table:table-cell office:value-type="float" office:value="1.72516" calcext:value-type="float">
            <text:p>1.72516</text:p>
          </table:table-cell>
          <table:table-cell office:value-type="float" office:value="0.7617968" calcext:value-type="float">
            <text:p>0.7617968</text:p>
          </table:table-cell>
          <table:table-cell office:value-type="float" office:value="0.6039159" calcext:value-type="float">
            <text:p>0.6039159</text:p>
          </table:table-cell>
          <table:table-cell office:value-type="float" office:value="0.14448" calcext:value-type="float">
            <text:p>0.14448</text:p>
          </table:table-cell>
          <table:table-cell office:value-type="float" office:value="0.1557226" calcext:value-type="float">
            <text:p>0.1557226</text:p>
          </table:table-cell>
          <table:table-cell office:value-type="float" office:value="0.04430142" calcext:value-type="float">
            <text:p>0.04430142</text:p>
          </table:table-cell>
          <table:table-cell office:value-type="float" office:value="0.05551241" calcext:value-type="float">
            <text:p>0.05551241</text:p>
          </table:table-cell>
          <table:table-cell office:value-type="float" office:value="0.07820157" calcext:value-type="float">
            <text:p>0.07820157</text:p>
          </table:table-cell>
          <table:table-cell office:value-type="float" office:value="0.1436584" calcext:value-type="float">
            <text:p>0.1436584</text:p>
          </table:table-cell>
          <table:table-cell office:value-type="float" office:value="0.1483353" calcext:value-type="float">
            <text:p>0.1483353</text:p>
          </table:table-cell>
          <table:table-cell office:value-type="float" office:value="0.146919" calcext:value-type="float">
            <text:p>0.146919</text:p>
          </table:table-cell>
          <table:table-cell office:value-type="float" office:value="0.1782488" calcext:value-type="float">
            <text:p>0.1782488</text:p>
          </table:table-cell>
          <table:table-cell office:value-type="float" office:value="0.1933953" calcext:value-type="float">
            <text:p>0.1933953</text:p>
          </table:table-cell>
          <table:table-cell office:value-type="float" office:value="0.1962872" calcext:value-type="float">
            <text:p>0.1962872</text:p>
          </table:table-cell>
          <table:table-cell office:value-type="float" office:value="0" calcext:value-type="float">
            <text:p>0</text:p>
          </table:table-cell>
          <table:table-cell office:value-type="float" office:value="34.08997" calcext:value-type="float">
            <text:p>34.08997</text:p>
          </table:table-cell>
          <table:table-cell office:value-type="float" office:value="26.89023" calcext:value-type="float">
            <text:p>26.89023</text:p>
          </table:table-cell>
          <table:table-cell office:value-type="float" office:value="25.599" calcext:value-type="float">
            <text:p>25.599</text:p>
          </table:table-cell>
          <table:table-cell office:value-type="float" office:value="6.547379" calcext:value-type="float">
            <text:p>6.547379</text:p>
          </table:table-cell>
          <table:table-cell office:value-type="float" office:value="5.642537" calcext:value-type="float">
            <text:p>5.642537</text:p>
          </table:table-cell>
          <table:table-cell office:value-type="float" office:value="2.282777" calcext:value-type="float">
            <text:p>2.282777</text:p>
          </table:table-cell>
          <table:table-cell office:value-type="float" office:value="2.325756" calcext:value-type="float">
            <text:p>2.325756</text:p>
          </table:table-cell>
          <table:table-cell office:value-type="float" office:value="4.600075" calcext:value-type="float">
            <text:p>4.600075</text:p>
          </table:table-cell>
          <table:table-cell office:value-type="float" office:value="7.542171" calcext:value-type="float">
            <text:p>7.542171</text:p>
          </table:table-cell>
          <table:table-cell office:value-type="float" office:value="8.169751" calcext:value-type="float">
            <text:p>8.169751</text:p>
          </table:table-cell>
          <table:table-cell office:value-type="float" office:value="8.128633" calcext:value-type="float">
            <text:p>8.128633</text:p>
          </table:table-cell>
          <table:table-cell office:value-type="float" office:value="10.76248" calcext:value-type="float">
            <text:p>10.76248</text:p>
          </table:table-cell>
          <table:table-cell office:value-type="float" office:value="12.4941" calcext:value-type="float">
            <text:p>12.4941</text:p>
          </table:table-cell>
          <table:table-cell office:value-type="float" office:value="12.78388" calcext:value-type="float">
            <text:p>12.78388</text:p>
          </table:table-cell>
          <table:table-cell office:value-type="float" office:value="0" calcext:value-type="float">
            <text:p>0</text:p>
          </table:table-cell>
          <table:table-cell office:value-type="float" office:value="34.13581" calcext:value-type="float">
            <text:p>34.13581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453401" calcext:value-type="float">
            <text:p>3.45340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6" calcext:value-type="float">
            <text:p>6112006</text:p>
          </table:table-cell>
          <table:table-cell office:value-type="float" office:value="5.737805" calcext:value-type="float">
            <text:p>5.737805</text:p>
          </table:table-cell>
          <table:table-cell office:value-type="float" office:value="135.6245" calcext:value-type="float">
            <text:p>135.6245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67381" calcext:value-type="float">
            <text:p>37.67381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42" calcext:value-type="float">
            <text:p>2.53124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118903" calcext:value-type="float">
            <text:p>-0.009118903</text:p>
          </table:table-cell>
          <table:table-cell office:value-type="float" office:value="1161.423" calcext:value-type="float">
            <text:p>1161.423</text:p>
          </table:table-cell>
          <table:table-cell office:value-type="float" office:value="3.197021" calcext:value-type="float">
            <text:p>3.197021</text:p>
          </table:table-cell>
          <table:table-cell office:value-type="float" office:value="0" calcext:value-type="float">
            <text:p>0</text:p>
          </table:table-cell>
          <table:table-cell office:value-type="float" office:value="2.280239" calcext:value-type="float">
            <text:p>2.280239</text:p>
          </table:table-cell>
          <table:table-cell office:value-type="float" office:value="0.7583586" calcext:value-type="float">
            <text:p>0.7583586</text:p>
          </table:table-cell>
          <table:table-cell office:value-type="float" office:value="0.6005648" calcext:value-type="float">
            <text:p>0.6005648</text:p>
          </table:table-cell>
          <table:table-cell office:value-type="float" office:value="0.1518652" calcext:value-type="float">
            <text:p>0.1518652</text:p>
          </table:table-cell>
          <table:table-cell office:value-type="float" office:value="0.1650349" calcext:value-type="float">
            <text:p>0.1650349</text:p>
          </table:table-cell>
          <table:table-cell office:value-type="float" office:value="0.0464472" calcext:value-type="float">
            <text:p>0.0464472</text:p>
          </table:table-cell>
          <table:table-cell office:value-type="float" office:value="0.05747635" calcext:value-type="float">
            <text:p>0.05747635</text:p>
          </table:table-cell>
          <table:table-cell office:value-type="float" office:value="0.07845948" calcext:value-type="float">
            <text:p>0.07845948</text:p>
          </table:table-cell>
          <table:table-cell office:value-type="float" office:value="0.1436792" calcext:value-type="float">
            <text:p>0.1436792</text:p>
          </table:table-cell>
          <table:table-cell office:value-type="float" office:value="0.1483657" calcext:value-type="float">
            <text:p>0.1483657</text:p>
          </table:table-cell>
          <table:table-cell office:value-type="float" office:value="0.1469718" calcext:value-type="float">
            <text:p>0.1469718</text:p>
          </table:table-cell>
          <table:table-cell office:value-type="float" office:value="0.1782645" calcext:value-type="float">
            <text:p>0.1782645</text:p>
          </table:table-cell>
          <table:table-cell office:value-type="float" office:value="0.19341" calcext:value-type="float">
            <text:p>0.19341</text:p>
          </table:table-cell>
          <table:table-cell office:value-type="float" office:value="0.1962996" calcext:value-type="float">
            <text:p>0.1962996</text:p>
          </table:table-cell>
          <table:table-cell office:value-type="float" office:value="0" calcext:value-type="float">
            <text:p>0</text:p>
          </table:table-cell>
          <table:table-cell office:value-type="float" office:value="34.36279" calcext:value-type="float">
            <text:p>34.36279</text:p>
          </table:table-cell>
          <table:table-cell office:value-type="float" office:value="27.01099" calcext:value-type="float">
            <text:p>27.01099</text:p>
          </table:table-cell>
          <table:table-cell office:value-type="float" office:value="25.71186" calcext:value-type="float">
            <text:p>25.71186</text:p>
          </table:table-cell>
          <table:table-cell office:value-type="float" office:value="6.576937" calcext:value-type="float">
            <text:p>6.576937</text:p>
          </table:table-cell>
          <table:table-cell office:value-type="float" office:value="5.679859" calcext:value-type="float">
            <text:p>5.679859</text:p>
          </table:table-cell>
          <table:table-cell office:value-type="float" office:value="2.288195" calcext:value-type="float">
            <text:p>2.288195</text:p>
          </table:table-cell>
          <table:table-cell office:value-type="float" office:value="2.332311" calcext:value-type="float">
            <text:p>2.332311</text:p>
          </table:table-cell>
          <table:table-cell office:value-type="float" office:value="4.604764" calcext:value-type="float">
            <text:p>4.604764</text:p>
          </table:table-cell>
          <table:table-cell office:value-type="float" office:value="7.547518" calcext:value-type="float">
            <text:p>7.547518</text:p>
          </table:table-cell>
          <table:table-cell office:value-type="float" office:value="8.175293" calcext:value-type="float">
            <text:p>8.175293</text:p>
          </table:table-cell>
          <table:table-cell office:value-type="float" office:value="8.134629" calcext:value-type="float">
            <text:p>8.134629</text:p>
          </table:table-cell>
          <table:table-cell office:value-type="float" office:value="10.7665" calcext:value-type="float">
            <text:p>10.7665</text:p>
          </table:table-cell>
          <table:table-cell office:value-type="float" office:value="12.49542" calcext:value-type="float">
            <text:p>12.49542</text:p>
          </table:table-cell>
          <table:table-cell office:value-type="float" office:value="12.78513" calcext:value-type="float">
            <text:p>12.78513</text:p>
          </table:table-cell>
          <table:table-cell office:value-type="float" office:value="0" calcext:value-type="float">
            <text:p>0</text:p>
          </table:table-cell>
          <table:table-cell office:value-type="float" office:value="37.83298" calcext:value-type="float">
            <text:p>37.83298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489401" calcext:value-type="float">
            <text:p>3.48940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6" calcext:value-type="float">
            <text:p>7112006</text:p>
          </table:table-cell>
          <table:table-cell office:value-type="float" office:value="5.690069" calcext:value-type="float">
            <text:p>5.690069</text:p>
          </table:table-cell>
          <table:table-cell office:value-type="float" office:value="135.6311" calcext:value-type="float">
            <text:p>135.6311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70592" calcext:value-type="float">
            <text:p>37.70592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42" calcext:value-type="float">
            <text:p>2.53124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118903" calcext:value-type="float">
            <text:p>-0.009118903</text:p>
          </table:table-cell>
          <table:table-cell office:value-type="float" office:value="1161.427" calcext:value-type="float">
            <text:p>1161.427</text:p>
          </table:table-cell>
          <table:table-cell office:value-type="float" office:value="3.155499" calcext:value-type="float">
            <text:p>3.155499</text:p>
          </table:table-cell>
          <table:table-cell office:value-type="float" office:value="0" calcext:value-type="float">
            <text:p>0</text:p>
          </table:table-cell>
          <table:table-cell office:value-type="float" office:value="2.965799" calcext:value-type="float">
            <text:p>2.965799</text:p>
          </table:table-cell>
          <table:table-cell office:value-type="float" office:value="0.8208038" calcext:value-type="float">
            <text:p>0.8208038</text:p>
          </table:table-cell>
          <table:table-cell office:value-type="float" office:value="0.632597" calcext:value-type="float">
            <text:p>0.632597</text:p>
          </table:table-cell>
          <table:table-cell office:value-type="float" office:value="0.1618066" calcext:value-type="float">
            <text:p>0.1618066</text:p>
          </table:table-cell>
          <table:table-cell office:value-type="float" office:value="0.1746702" calcext:value-type="float">
            <text:p>0.1746702</text:p>
          </table:table-cell>
          <table:table-cell office:value-type="float" office:value="0.04827773" calcext:value-type="float">
            <text:p>0.04827773</text:p>
          </table:table-cell>
          <table:table-cell office:value-type="float" office:value="0.05908691" calcext:value-type="float">
            <text:p>0.05908691</text:p>
          </table:table-cell>
          <table:table-cell office:value-type="float" office:value="0.07875455" calcext:value-type="float">
            <text:p>0.07875455</text:p>
          </table:table-cell>
          <table:table-cell office:value-type="float" office:value="0.1437464" calcext:value-type="float">
            <text:p>0.1437464</text:p>
          </table:table-cell>
          <table:table-cell office:value-type="float" office:value="0.148403" calcext:value-type="float">
            <text:p>0.148403</text:p>
          </table:table-cell>
          <table:table-cell office:value-type="float" office:value="0.1470249" calcext:value-type="float">
            <text:p>0.1470249</text:p>
          </table:table-cell>
          <table:table-cell office:value-type="float" office:value="0.1782886" calcext:value-type="float">
            <text:p>0.1782886</text:p>
          </table:table-cell>
          <table:table-cell office:value-type="float" office:value="0.1934241" calcext:value-type="float">
            <text:p>0.1934241</text:p>
          </table:table-cell>
          <table:table-cell office:value-type="float" office:value="0.1963121" calcext:value-type="float">
            <text:p>0.1963121</text:p>
          </table:table-cell>
          <table:table-cell office:value-type="float" office:value="0" calcext:value-type="float">
            <text:p>0</text:p>
          </table:table-cell>
          <table:table-cell office:value-type="float" office:value="34.69651" calcext:value-type="float">
            <text:p>34.69651</text:p>
          </table:table-cell>
          <table:table-cell office:value-type="float" office:value="27.1367" calcext:value-type="float">
            <text:p>27.1367</text:p>
          </table:table-cell>
          <table:table-cell office:value-type="float" office:value="25.82687" calcext:value-type="float">
            <text:p>25.82687</text:p>
          </table:table-cell>
          <table:table-cell office:value-type="float" office:value="6.608461" calcext:value-type="float">
            <text:p>6.608461</text:p>
          </table:table-cell>
          <table:table-cell office:value-type="float" office:value="5.719403" calcext:value-type="float">
            <text:p>5.719403</text:p>
          </table:table-cell>
          <table:table-cell office:value-type="float" office:value="2.293946" calcext:value-type="float">
            <text:p>2.293946</text:p>
          </table:table-cell>
          <table:table-cell office:value-type="float" office:value="2.339111" calcext:value-type="float">
            <text:p>2.339111</text:p>
          </table:table-cell>
          <table:table-cell office:value-type="float" office:value="4.609516" calcext:value-type="float">
            <text:p>4.609516</text:p>
          </table:table-cell>
          <table:table-cell office:value-type="float" office:value="7.552866" calcext:value-type="float">
            <text:p>7.552866</text:p>
          </table:table-cell>
          <table:table-cell office:value-type="float" office:value="8.180838" calcext:value-type="float">
            <text:p>8.180838</text:p>
          </table:table-cell>
          <table:table-cell office:value-type="float" office:value="8.140625" calcext:value-type="float">
            <text:p>8.140625</text:p>
          </table:table-cell>
          <table:table-cell office:value-type="float" office:value="10.77047" calcext:value-type="float">
            <text:p>10.77047</text:p>
          </table:table-cell>
          <table:table-cell office:value-type="float" office:value="12.49673" calcext:value-type="float">
            <text:p>12.49673</text:p>
          </table:table-cell>
          <table:table-cell office:value-type="float" office:value="12.78638" calcext:value-type="float">
            <text:p>12.78638</text:p>
          </table:table-cell>
          <table:table-cell office:value-type="float" office:value="0" calcext:value-type="float">
            <text:p>0</text:p>
          </table:table-cell>
          <table:table-cell office:value-type="float" office:value="43.96" calcext:value-type="float">
            <text:p>43.96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529856" calcext:value-type="float">
            <text:p>3.52985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6" calcext:value-type="float">
            <text:p>8112006</text:p>
          </table:table-cell>
          <table:table-cell office:value-type="float" office:value="5.629349" calcext:value-type="float">
            <text:p>5.629349</text:p>
          </table:table-cell>
          <table:table-cell office:value-type="float" office:value="135.6396" calcext:value-type="float">
            <text:p>135.6396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74152" calcext:value-type="float">
            <text:p>37.74152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48" calcext:value-type="float">
            <text:p>2.531248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118903" calcext:value-type="float">
            <text:p>-0.009118903</text:p>
          </table:table-cell>
          <table:table-cell office:value-type="float" office:value="1161.435" calcext:value-type="float">
            <text:p>1161.435</text:p>
          </table:table-cell>
          <table:table-cell office:value-type="float" office:value="3.102646" calcext:value-type="float">
            <text:p>3.102646</text:p>
          </table:table-cell>
          <table:table-cell office:value-type="float" office:value="0" calcext:value-type="float">
            <text:p>0</text:p>
          </table:table-cell>
          <table:table-cell office:value-type="float" office:value="2.792565" calcext:value-type="float">
            <text:p>2.792565</text:p>
          </table:table-cell>
          <table:table-cell office:value-type="float" office:value="0.9806084" calcext:value-type="float">
            <text:p>0.9806084</text:p>
          </table:table-cell>
          <table:table-cell office:value-type="float" office:value="0.7272707" calcext:value-type="float">
            <text:p>0.7272707</text:p>
          </table:table-cell>
          <table:table-cell office:value-type="float" office:value="0.1868875" calcext:value-type="float">
            <text:p>0.1868875</text:p>
          </table:table-cell>
          <table:table-cell office:value-type="float" office:value="0.1985105" calcext:value-type="float">
            <text:p>0.1985105</text:p>
          </table:table-cell>
          <table:table-cell office:value-type="float" office:value="0.05224305" calcext:value-type="float">
            <text:p>0.05224305</text:p>
          </table:table-cell>
          <table:table-cell office:value-type="float" office:value="0.06222688" calcext:value-type="float">
            <text:p>0.06222688</text:p>
          </table:table-cell>
          <table:table-cell office:value-type="float" office:value="0.07917976" calcext:value-type="float">
            <text:p>0.07917976</text:p>
          </table:table-cell>
          <table:table-cell office:value-type="float" office:value="0.1438496" calcext:value-type="float">
            <text:p>0.1438496</text:p>
          </table:table-cell>
          <table:table-cell office:value-type="float" office:value="0.1484481" calcext:value-type="float">
            <text:p>0.1484481</text:p>
          </table:table-cell>
          <table:table-cell office:value-type="float" office:value="0.1470794" calcext:value-type="float">
            <text:p>0.1470794</text:p>
          </table:table-cell>
          <table:table-cell office:value-type="float" office:value="0.1783363" calcext:value-type="float">
            <text:p>0.1783363</text:p>
          </table:table-cell>
          <table:table-cell office:value-type="float" office:value="0.1934383" calcext:value-type="float">
            <text:p>0.1934383</text:p>
          </table:table-cell>
          <table:table-cell office:value-type="float" office:value="0.1963246" calcext:value-type="float">
            <text:p>0.1963246</text:p>
          </table:table-cell>
          <table:table-cell office:value-type="float" office:value="0" calcext:value-type="float">
            <text:p>0</text:p>
          </table:table-cell>
          <table:table-cell office:value-type="float" office:value="35.11732" calcext:value-type="float">
            <text:p>35.11732</text:p>
          </table:table-cell>
          <table:table-cell office:value-type="float" office:value="27.29016" calcext:value-type="float">
            <text:p>27.29016</text:p>
          </table:table-cell>
          <table:table-cell office:value-type="float" office:value="25.96071" calcext:value-type="float">
            <text:p>25.96071</text:p>
          </table:table-cell>
          <table:table-cell office:value-type="float" office:value="6.645149" calcext:value-type="float">
            <text:p>6.645149</text:p>
          </table:table-cell>
          <table:table-cell office:value-type="float" office:value="5.763908" calcext:value-type="float">
            <text:p>5.763908</text:p>
          </table:table-cell>
          <table:table-cell office:value-type="float" office:value="2.300242" calcext:value-type="float">
            <text:p>2.300242</text:p>
          </table:table-cell>
          <table:table-cell office:value-type="float" office:value="2.346274" calcext:value-type="float">
            <text:p>2.346274</text:p>
          </table:table-cell>
          <table:table-cell office:value-type="float" office:value="4.614338" calcext:value-type="float">
            <text:p>4.614338</text:p>
          </table:table-cell>
          <table:table-cell office:value-type="float" office:value="7.558214" calcext:value-type="float">
            <text:p>7.558214</text:p>
          </table:table-cell>
          <table:table-cell office:value-type="float" office:value="8.186379" calcext:value-type="float">
            <text:p>8.186379</text:p>
          </table:table-cell>
          <table:table-cell office:value-type="float" office:value="8.146621" calcext:value-type="float">
            <text:p>8.146621</text:p>
          </table:table-cell>
          <table:table-cell office:value-type="float" office:value="10.77443" calcext:value-type="float">
            <text:p>10.77443</text:p>
          </table:table-cell>
          <table:table-cell office:value-type="float" office:value="12.49805" calcext:value-type="float">
            <text:p>12.49805</text:p>
          </table:table-cell>
          <table:table-cell office:value-type="float" office:value="12.78765" calcext:value-type="float">
            <text:p>12.78765</text:p>
          </table:table-cell>
          <table:table-cell office:value-type="float" office:value="0" calcext:value-type="float">
            <text:p>0</text:p>
          </table:table-cell>
          <table:table-cell office:value-type="float" office:value="58.57528" calcext:value-type="float">
            <text:p>58.57528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58127" calcext:value-type="float">
            <text:p>3.5812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6" calcext:value-type="float">
            <text:p>9112006</text:p>
          </table:table-cell>
          <table:table-cell office:value-type="float" office:value="5.584224" calcext:value-type="float">
            <text:p>5.584224</text:p>
          </table:table-cell>
          <table:table-cell office:value-type="float" office:value="135.6466" calcext:value-type="float">
            <text:p>135.6466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78109" calcext:value-type="float">
            <text:p>37.78109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65" calcext:value-type="float">
            <text:p>2.531265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118903" calcext:value-type="float">
            <text:p>-0.009118903</text:p>
          </table:table-cell>
          <table:table-cell office:value-type="float" office:value="1161.44" calcext:value-type="float">
            <text:p>1161.44</text:p>
          </table:table-cell>
          <table:table-cell office:value-type="float" office:value="3.099189" calcext:value-type="float">
            <text:p>3.099189</text:p>
          </table:table-cell>
          <table:table-cell office:value-type="float" office:value="0" calcext:value-type="float">
            <text:p>0</text:p>
          </table:table-cell>
          <table:table-cell office:value-type="float" office:value="1.700782" calcext:value-type="float">
            <text:p>1.700782</text:p>
          </table:table-cell>
          <table:table-cell office:value-type="float" office:value="0.8127472" calcext:value-type="float">
            <text:p>0.8127472</text:p>
          </table:table-cell>
          <table:table-cell office:value-type="float" office:value="0.6256676" calcext:value-type="float">
            <text:p>0.6256676</text:p>
          </table:table-cell>
          <table:table-cell office:value-type="float" office:value="0.1725491" calcext:value-type="float">
            <text:p>0.1725491</text:p>
          </table:table-cell>
          <table:table-cell office:value-type="float" office:value="0.1915448" calcext:value-type="float">
            <text:p>0.1915448</text:p>
          </table:table-cell>
          <table:table-cell office:value-type="float" office:value="0.05340729" calcext:value-type="float">
            <text:p>0.05340729</text:p>
          </table:table-cell>
          <table:table-cell office:value-type="float" office:value="0.0644411" calcext:value-type="float">
            <text:p>0.0644411</text:p>
          </table:table-cell>
          <table:table-cell office:value-type="float" office:value="0.07976092" calcext:value-type="float">
            <text:p>0.07976092</text:p>
          </table:table-cell>
          <table:table-cell office:value-type="float" office:value="0.1440052" calcext:value-type="float">
            <text:p>0.1440052</text:p>
          </table:table-cell>
          <table:table-cell office:value-type="float" office:value="0.1485022" calcext:value-type="float">
            <text:p>0.1485022</text:p>
          </table:table-cell>
          <table:table-cell office:value-type="float" office:value="0.1471357" calcext:value-type="float">
            <text:p>0.1471357</text:p>
          </table:table-cell>
          <table:table-cell office:value-type="float" office:value="0.1783307" calcext:value-type="float">
            <text:p>0.1783307</text:p>
          </table:table-cell>
          <table:table-cell office:value-type="float" office:value="0.1934524" calcext:value-type="float">
            <text:p>0.1934524</text:p>
          </table:table-cell>
          <table:table-cell office:value-type="float" office:value="0.1963371" calcext:value-type="float">
            <text:p>0.1963371</text:p>
          </table:table-cell>
          <table:table-cell office:value-type="float" office:value="0" calcext:value-type="float">
            <text:p>0</text:p>
          </table:table-cell>
          <table:table-cell office:value-type="float" office:value="35.79073" calcext:value-type="float">
            <text:p>35.79073</text:p>
          </table:table-cell>
          <table:table-cell office:value-type="float" office:value="27.45747" calcext:value-type="float">
            <text:p>27.45747</text:p>
          </table:table-cell>
          <table:table-cell office:value-type="float" office:value="26.10027" calcext:value-type="float">
            <text:p>26.10027</text:p>
          </table:table-cell>
          <table:table-cell office:value-type="float" office:value="6.685743" calcext:value-type="float">
            <text:p>6.685743</text:p>
          </table:table-cell>
          <table:table-cell office:value-type="float" office:value="5.813287" calcext:value-type="float">
            <text:p>5.813287</text:p>
          </table:table-cell>
          <table:table-cell office:value-type="float" office:value="2.307285" calcext:value-type="float">
            <text:p>2.307285</text:p>
          </table:table-cell>
          <table:table-cell office:value-type="float" office:value="2.354027" calcext:value-type="float">
            <text:p>2.354027</text:p>
          </table:table-cell>
          <table:table-cell office:value-type="float" office:value="4.619273" calcext:value-type="float">
            <text:p>4.619273</text:p>
          </table:table-cell>
          <table:table-cell office:value-type="float" office:value="7.563597" calcext:value-type="float">
            <text:p>7.563597</text:p>
          </table:table-cell>
          <table:table-cell office:value-type="float" office:value="8.191921" calcext:value-type="float">
            <text:p>8.191921</text:p>
          </table:table-cell>
          <table:table-cell office:value-type="float" office:value="8.152617" calcext:value-type="float">
            <text:p>8.152617</text:p>
          </table:table-cell>
          <table:table-cell office:value-type="float" office:value="10.77838" calcext:value-type="float">
            <text:p>10.77838</text:p>
          </table:table-cell>
          <table:table-cell office:value-type="float" office:value="12.49937" calcext:value-type="float">
            <text:p>12.49937</text:p>
          </table:table-cell>
          <table:table-cell office:value-type="float" office:value="12.7889" calcext:value-type="float">
            <text:p>12.7889</text:p>
          </table:table-cell>
          <table:table-cell office:value-type="float" office:value="0" calcext:value-type="float">
            <text:p>0</text:p>
          </table:table-cell>
          <table:table-cell office:value-type="float" office:value="36.75263" calcext:value-type="float">
            <text:p>36.75263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618732" calcext:value-type="float">
            <text:p>3.61873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6" calcext:value-type="float">
            <text:p>10112006</text:p>
          </table:table-cell>
          <table:table-cell office:value-type="float" office:value="5.559972" calcext:value-type="float">
            <text:p>5.559972</text:p>
          </table:table-cell>
          <table:table-cell office:value-type="float" office:value="135.6495" calcext:value-type="float">
            <text:p>135.6495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81088" calcext:value-type="float">
            <text:p>37.81088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65" calcext:value-type="float">
            <text:p>2.531265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227001" calcext:value-type="float">
            <text:p>-0.009227001</text:p>
          </table:table-cell>
          <table:table-cell office:value-type="float" office:value="1161.441" calcext:value-type="float">
            <text:p>1161.441</text:p>
          </table:table-cell>
          <table:table-cell office:value-type="float" office:value="3.090944" calcext:value-type="float">
            <text:p>3.090944</text:p>
          </table:table-cell>
          <table:table-cell office:value-type="float" office:value="0" calcext:value-type="float">
            <text:p>0</text:p>
          </table:table-cell>
          <table:table-cell office:value-type="float" office:value="1.10941" calcext:value-type="float">
            <text:p>1.10941</text:p>
          </table:table-cell>
          <table:table-cell office:value-type="float" office:value="0.5251877" calcext:value-type="float">
            <text:p>0.5251877</text:p>
          </table:table-cell>
          <table:table-cell office:value-type="float" office:value="0.4515119" calcext:value-type="float">
            <text:p>0.4515119</text:p>
          </table:table-cell>
          <table:table-cell office:value-type="float" office:value="0.1308939" calcext:value-type="float">
            <text:p>0.1308939</text:p>
          </table:table-cell>
          <table:table-cell office:value-type="float" office:value="0.1514016" calcext:value-type="float">
            <text:p>0.1514016</text:p>
          </table:table-cell>
          <table:table-cell office:value-type="float" office:value="0.04760828" calcext:value-type="float">
            <text:p>0.04760828</text:p>
          </table:table-cell>
          <table:table-cell office:value-type="float" office:value="0.06067506" calcext:value-type="float">
            <text:p>0.06067506</text:p>
          </table:table-cell>
          <table:table-cell office:value-type="float" office:value="0.07978526" calcext:value-type="float">
            <text:p>0.07978526</text:p>
          </table:table-cell>
          <table:table-cell office:value-type="float" office:value="0.1441524" calcext:value-type="float">
            <text:p>0.1441524</text:p>
          </table:table-cell>
          <table:table-cell office:value-type="float" office:value="0.1485651" calcext:value-type="float">
            <text:p>0.1485651</text:p>
          </table:table-cell>
          <table:table-cell office:value-type="float" office:value="0.1471939" calcext:value-type="float">
            <text:p>0.1471939</text:p>
          </table:table-cell>
          <table:table-cell office:value-type="float" office:value="0.1783005" calcext:value-type="float">
            <text:p>0.1783005</text:p>
          </table:table-cell>
          <table:table-cell office:value-type="float" office:value="0.1934884" calcext:value-type="float">
            <text:p>0.1934884</text:p>
          </table:table-cell>
          <table:table-cell office:value-type="float" office:value="0.1963445" calcext:value-type="float">
            <text:p>0.1963445</text:p>
          </table:table-cell>
          <table:table-cell office:value-type="float" office:value="0" calcext:value-type="float">
            <text:p>0</text:p>
          </table:table-cell>
          <table:table-cell office:value-type="float" office:value="36.10081" calcext:value-type="float">
            <text:p>36.10081</text:p>
          </table:table-cell>
          <table:table-cell office:value-type="float" office:value="27.55245" calcext:value-type="float">
            <text:p>27.55245</text:p>
          </table:table-cell>
          <table:table-cell office:value-type="float" office:value="26.19401" calcext:value-type="float">
            <text:p>26.19401</text:p>
          </table:table-cell>
          <table:table-cell office:value-type="float" office:value="6.716019" calcext:value-type="float">
            <text:p>6.716019</text:p>
          </table:table-cell>
          <table:table-cell office:value-type="float" office:value="5.853498" calcext:value-type="float">
            <text:p>5.853498</text:p>
          </table:table-cell>
          <table:table-cell office:value-type="float" office:value="2.31368" calcext:value-type="float">
            <text:p>2.31368</text:p>
          </table:table-cell>
          <table:table-cell office:value-type="float" office:value="2.361537" calcext:value-type="float">
            <text:p>2.361537</text:p>
          </table:table-cell>
          <table:table-cell office:value-type="float" office:value="4.624275" calcext:value-type="float">
            <text:p>4.624275</text:p>
          </table:table-cell>
          <table:table-cell office:value-type="float" office:value="7.56899" calcext:value-type="float">
            <text:p>7.56899</text:p>
          </table:table-cell>
          <table:table-cell office:value-type="float" office:value="8.197466" calcext:value-type="float">
            <text:p>8.197466</text:p>
          </table:table-cell>
          <table:table-cell office:value-type="float" office:value="8.158558" calcext:value-type="float">
            <text:p>8.158558</text:p>
          </table:table-cell>
          <table:table-cell office:value-type="float" office:value="10.78234" calcext:value-type="float">
            <text:p>10.78234</text:p>
          </table:table-cell>
          <table:table-cell office:value-type="float" office:value="12.50074" calcext:value-type="float">
            <text:p>12.50074</text:p>
          </table:table-cell>
          <table:table-cell office:value-type="float" office:value="12.78997" calcext:value-type="float">
            <text:p>12.78997</text:p>
          </table:table-cell>
          <table:table-cell office:value-type="float" office:value="0" calcext:value-type="float">
            <text:p>0</text:p>
          </table:table-cell>
          <table:table-cell office:value-type="float" office:value="23.91308" calcext:value-type="float">
            <text:p>23.91308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639382" calcext:value-type="float">
            <text:p>3.63938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6" calcext:value-type="float">
            <text:p>11112006</text:p>
          </table:table-cell>
          <table:table-cell office:value-type="float" office:value="5.538872" calcext:value-type="float">
            <text:p>5.538872</text:p>
          </table:table-cell>
          <table:table-cell office:value-type="float" office:value="135.6522" calcext:value-type="float">
            <text:p>135.6522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83403" calcext:value-type="float">
            <text:p>37.83403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65" calcext:value-type="float">
            <text:p>2.531265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358657" calcext:value-type="float">
            <text:p>-0.009358657</text:p>
          </table:table-cell>
          <table:table-cell office:value-type="float" office:value="1161.439" calcext:value-type="float">
            <text:p>1161.439</text:p>
          </table:table-cell>
          <table:table-cell office:value-type="float" office:value="3.082974" calcext:value-type="float">
            <text:p>3.082974</text:p>
          </table:table-cell>
          <table:table-cell office:value-type="float" office:value="0" calcext:value-type="float">
            <text:p>0</text:p>
          </table:table-cell>
          <table:table-cell office:value-type="float" office:value="0.8384176" calcext:value-type="float">
            <text:p>0.8384176</text:p>
          </table:table-cell>
          <table:table-cell office:value-type="float" office:value="0.4567173" calcext:value-type="float">
            <text:p>0.4567173</text:p>
          </table:table-cell>
          <table:table-cell office:value-type="float" office:value="0.3909727" calcext:value-type="float">
            <text:p>0.3909727</text:p>
          </table:table-cell>
          <table:table-cell office:value-type="float" office:value="0.1100388" calcext:value-type="float">
            <text:p>0.1100388</text:p>
          </table:table-cell>
          <table:table-cell office:value-type="float" office:value="0.1255749" calcext:value-type="float">
            <text:p>0.1255749</text:p>
          </table:table-cell>
          <table:table-cell office:value-type="float" office:value="0.04195734" calcext:value-type="float">
            <text:p>0.04195734</text:p>
          </table:table-cell>
          <table:table-cell office:value-type="float" office:value="0.05528381" calcext:value-type="float">
            <text:p>0.05528381</text:p>
          </table:table-cell>
          <table:table-cell office:value-type="float" office:value="0.07917631" calcext:value-type="float">
            <text:p>0.07917631</text:p>
          </table:table-cell>
          <table:table-cell office:value-type="float" office:value="0.1441875" calcext:value-type="float">
            <text:p>0.1441875</text:p>
          </table:table-cell>
          <table:table-cell office:value-type="float" office:value="0.1486271" calcext:value-type="float">
            <text:p>0.1486271</text:p>
          </table:table-cell>
          <table:table-cell office:value-type="float" office:value="0.1472541" calcext:value-type="float">
            <text:p>0.1472541</text:p>
          </table:table-cell>
          <table:table-cell office:value-type="float" office:value="0.1782975" calcext:value-type="float">
            <text:p>0.1782975</text:p>
          </table:table-cell>
          <table:table-cell office:value-type="float" office:value="0.1934866" calcext:value-type="float">
            <text:p>0.1934866</text:p>
          </table:table-cell>
          <table:table-cell office:value-type="float" office:value="0.196363" calcext:value-type="float">
            <text:p>0.196363</text:p>
          </table:table-cell>
          <table:table-cell office:value-type="float" office:value="0" calcext:value-type="float">
            <text:p>0</text:p>
          </table:table-cell>
          <table:table-cell office:value-type="float" office:value="36.27357" calcext:value-type="float">
            <text:p>36.27357</text:p>
          </table:table-cell>
          <table:table-cell office:value-type="float" office:value="27.60041" calcext:value-type="float">
            <text:p>27.60041</text:p>
          </table:table-cell>
          <table:table-cell office:value-type="float" office:value="26.24757" calcext:value-type="float">
            <text:p>26.24757</text:p>
          </table:table-cell>
          <table:table-cell office:value-type="float" office:value="6.734851" calcext:value-type="float">
            <text:p>6.734851</text:p>
          </table:table-cell>
          <table:table-cell office:value-type="float" office:value="5.881145" calcext:value-type="float">
            <text:p>5.881145</text:p>
          </table:table-cell>
          <table:table-cell office:value-type="float" office:value="2.318627" calcext:value-type="float">
            <text:p>2.318627</text:p>
          </table:table-cell>
          <table:table-cell office:value-type="float" office:value="2.368006" calcext:value-type="float">
            <text:p>2.368006</text:p>
          </table:table-cell>
          <table:table-cell office:value-type="float" office:value="4.629199" calcext:value-type="float">
            <text:p>4.629199</text:p>
          </table:table-cell>
          <table:table-cell office:value-type="float" office:value="7.574384" calcext:value-type="float">
            <text:p>7.574384</text:p>
          </table:table-cell>
          <table:table-cell office:value-type="float" office:value="8.203011" calcext:value-type="float">
            <text:p>8.203011</text:p>
          </table:table-cell>
          <table:table-cell office:value-type="float" office:value="8.164497" calcext:value-type="float">
            <text:p>8.164497</text:p>
          </table:table-cell>
          <table:table-cell office:value-type="float" office:value="10.78629" calcext:value-type="float">
            <text:p>10.78629</text:p>
          </table:table-cell>
          <table:table-cell office:value-type="float" office:value="12.50207" calcext:value-type="float">
            <text:p>12.50207</text:p>
          </table:table-cell>
          <table:table-cell office:value-type="float" office:value="12.79132" calcext:value-type="float">
            <text:p>12.79132</text:p>
          </table:table-cell>
          <table:table-cell office:value-type="float" office:value="0" calcext:value-type="float">
            <text:p>0</text:p>
          </table:table-cell>
          <table:table-cell office:value-type="float" office:value="20.64415" calcext:value-type="float">
            <text:p>20.64415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657066" calcext:value-type="float">
            <text:p>3.65706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6" calcext:value-type="float">
            <text:p>12112006</text:p>
          </table:table-cell>
          <table:table-cell office:value-type="float" office:value="5.515044" calcext:value-type="float">
            <text:p>5.515044</text:p>
          </table:table-cell>
          <table:table-cell office:value-type="float" office:value="135.6555" calcext:value-type="float">
            <text:p>135.6555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85587" calcext:value-type="float">
            <text:p>37.85587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65" calcext:value-type="float">
            <text:p>2.531265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358657" calcext:value-type="float">
            <text:p>-0.009358657</text:p>
          </table:table-cell>
          <table:table-cell office:value-type="float" office:value="1161.436" calcext:value-type="float">
            <text:p>1161.436</text:p>
          </table:table-cell>
          <table:table-cell office:value-type="float" office:value="3.072724" calcext:value-type="float">
            <text:p>3.072724</text:p>
          </table:table-cell>
          <table:table-cell office:value-type="float" office:value="0" calcext:value-type="float">
            <text:p>0</text:p>
          </table:table-cell>
          <table:table-cell office:value-type="float" office:value="0.8910947" calcext:value-type="float">
            <text:p>0.8910947</text:p>
          </table:table-cell>
          <table:table-cell office:value-type="float" office:value="0.487485" calcext:value-type="float">
            <text:p>0.487485</text:p>
          </table:table-cell>
          <table:table-cell office:value-type="float" office:value="0.4052306" calcext:value-type="float">
            <text:p>0.4052306</text:p>
          </table:table-cell>
          <table:table-cell office:value-type="float" office:value="0.1100769" calcext:value-type="float">
            <text:p>0.1100769</text:p>
          </table:table-cell>
          <table:table-cell office:value-type="float" office:value="0.1221064" calcext:value-type="float">
            <text:p>0.1221064</text:p>
          </table:table-cell>
          <table:table-cell office:value-type="float" office:value="0.04028621" calcext:value-type="float">
            <text:p>0.04028621</text:p>
          </table:table-cell>
          <table:table-cell office:value-type="float" office:value="0.05276663" calcext:value-type="float">
            <text:p>0.05276663</text:p>
          </table:table-cell>
          <table:table-cell office:value-type="float" office:value="0.07858917" calcext:value-type="float">
            <text:p>0.07858917</text:p>
          </table:table-cell>
          <table:table-cell office:value-type="float" office:value="0.1441198" calcext:value-type="float">
            <text:p>0.1441198</text:p>
          </table:table-cell>
          <table:table-cell office:value-type="float" office:value="0.1486779" calcext:value-type="float">
            <text:p>0.1486779</text:p>
          </table:table-cell>
          <table:table-cell office:value-type="float" office:value="0.1473144" calcext:value-type="float">
            <text:p>0.1473144</text:p>
          </table:table-cell>
          <table:table-cell office:value-type="float" office:value="0.178309" calcext:value-type="float">
            <text:p>0.178309</text:p>
          </table:table-cell>
          <table:table-cell office:value-type="float" office:value="0.1934963" calcext:value-type="float">
            <text:p>0.1934963</text:p>
          </table:table-cell>
          <table:table-cell office:value-type="float" office:value="0.196374" calcext:value-type="float">
            <text:p>0.196374</text:p>
          </table:table-cell>
          <table:table-cell office:value-type="float" office:value="0" calcext:value-type="float">
            <text:p>0</text:p>
          </table:table-cell>
          <table:table-cell office:value-type="float" office:value="36.41608" calcext:value-type="float">
            <text:p>36.41608</text:p>
          </table:table-cell>
          <table:table-cell office:value-type="float" office:value="27.64527" calcext:value-type="float">
            <text:p>27.64527</text:p>
          </table:table-cell>
          <table:table-cell office:value-type="float" office:value="26.29441" calcext:value-type="float">
            <text:p>26.29441</text:p>
          </table:table-cell>
          <table:table-cell office:value-type="float" office:value="6.750485" calcext:value-type="float">
            <text:p>6.750485</text:p>
          </table:table-cell>
          <table:table-cell office:value-type="float" office:value="5.904048" calcext:value-type="float">
            <text:p>5.904048</text:p>
          </table:table-cell>
          <table:table-cell office:value-type="float" office:value="2.322782" calcext:value-type="float">
            <text:p>2.322782</text:p>
          </table:table-cell>
          <table:table-cell office:value-type="float" office:value="2.373689" calcext:value-type="float">
            <text:p>2.373689</text:p>
          </table:table-cell>
          <table:table-cell office:value-type="float" office:value="4.633983" calcext:value-type="float">
            <text:p>4.633983</text:p>
          </table:table-cell>
          <table:table-cell office:value-type="float" office:value="7.579777" calcext:value-type="float">
            <text:p>7.579777</text:p>
          </table:table-cell>
          <table:table-cell office:value-type="float" office:value="8.208553" calcext:value-type="float">
            <text:p>8.208553</text:p>
          </table:table-cell>
          <table:table-cell office:value-type="float" office:value="8.170437" calcext:value-type="float">
            <text:p>8.170437</text:p>
          </table:table-cell>
          <table:table-cell office:value-type="float" office:value="10.79025" calcext:value-type="float">
            <text:p>10.79025</text:p>
          </table:table-cell>
          <table:table-cell office:value-type="float" office:value="12.50338" calcext:value-type="float">
            <text:p>12.50338</text:p>
          </table:table-cell>
          <table:table-cell office:value-type="float" office:value="12.79254" calcext:value-type="float">
            <text:p>12.79254</text:p>
          </table:table-cell>
          <table:table-cell office:value-type="float" office:value="0" calcext:value-type="float">
            <text:p>0</text:p>
          </table:table-cell>
          <table:table-cell office:value-type="float" office:value="21.99249" calcext:value-type="float">
            <text:p>21.99249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676864" calcext:value-type="float">
            <text:p>3.67686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6" calcext:value-type="float">
            <text:p>13112006</text:p>
          </table:table-cell>
          <table:table-cell office:value-type="float" office:value="5.491045" calcext:value-type="float">
            <text:p>5.491045</text:p>
          </table:table-cell>
          <table:table-cell office:value-type="float" office:value="135.6587" calcext:value-type="float">
            <text:p>135.6587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87812" calcext:value-type="float">
            <text:p>37.87812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66" calcext:value-type="float">
            <text:p>2.531266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358657" calcext:value-type="float">
            <text:p>-0.009358657</text:p>
          </table:table-cell>
          <table:table-cell office:value-type="float" office:value="1161.433" calcext:value-type="float">
            <text:p>1161.433</text:p>
          </table:table-cell>
          <table:table-cell office:value-type="float" office:value="3.060521" calcext:value-type="float">
            <text:p>3.060521</text:p>
          </table:table-cell>
          <table:table-cell office:value-type="float" office:value="0" calcext:value-type="float">
            <text:p>0</text:p>
          </table:table-cell>
          <table:table-cell office:value-type="float" office:value="0.9113997" calcext:value-type="float">
            <text:p>0.9113997</text:p>
          </table:table-cell>
          <table:table-cell office:value-type="float" office:value="0.5046231" calcext:value-type="float">
            <text:p>0.5046231</text:p>
          </table:table-cell>
          <table:table-cell office:value-type="float" office:value="0.4186436" calcext:value-type="float">
            <text:p>0.4186436</text:p>
          </table:table-cell>
          <table:table-cell office:value-type="float" office:value="0.1130059" calcext:value-type="float">
            <text:p>0.1130059</text:p>
          </table:table-cell>
          <table:table-cell office:value-type="float" office:value="0.1240995" calcext:value-type="float">
            <text:p>0.1240995</text:p>
          </table:table-cell>
          <table:table-cell office:value-type="float" office:value="0.04037199" calcext:value-type="float">
            <text:p>0.04037199</text:p>
          </table:table-cell>
          <table:table-cell office:value-type="float" office:value="0.0522192" calcext:value-type="float">
            <text:p>0.0522192</text:p>
          </table:table-cell>
          <table:table-cell office:value-type="float" office:value="0.07829592" calcext:value-type="float">
            <text:p>0.07829592</text:p>
          </table:table-cell>
          <table:table-cell office:value-type="float" office:value="0.144033" calcext:value-type="float">
            <text:p>0.144033</text:p>
          </table:table-cell>
          <table:table-cell office:value-type="float" office:value="0.1487166" calcext:value-type="float">
            <text:p>0.1487166</text:p>
          </table:table-cell>
          <table:table-cell office:value-type="float" office:value="0.1473734" calcext:value-type="float">
            <text:p>0.1473734</text:p>
          </table:table-cell>
          <table:table-cell office:value-type="float" office:value="0.1783224" calcext:value-type="float">
            <text:p>0.1783224</text:p>
          </table:table-cell>
          <table:table-cell office:value-type="float" office:value="0.1935096" calcext:value-type="float">
            <text:p>0.1935096</text:p>
          </table:table-cell>
          <table:table-cell office:value-type="float" office:value="0.1963867" calcext:value-type="float">
            <text:p>0.1963867</text:p>
          </table:table-cell>
          <table:table-cell office:value-type="float" office:value="0" calcext:value-type="float">
            <text:p>0</text:p>
          </table:table-cell>
          <table:table-cell office:value-type="float" office:value="36.5546" calcext:value-type="float">
            <text:p>36.5546</text:p>
          </table:table-cell>
          <table:table-cell office:value-type="float" office:value="27.69695" calcext:value-type="float">
            <text:p>27.69695</text:p>
          </table:table-cell>
          <table:table-cell office:value-type="float" office:value="26.34616" calcext:value-type="float">
            <text:p>26.34616</text:p>
          </table:table-cell>
          <table:table-cell office:value-type="float" office:value="6.766884" calcext:value-type="float">
            <text:p>6.766884</text:p>
          </table:table-cell>
          <table:table-cell office:value-type="float" office:value="5.926994" calcext:value-type="float">
            <text:p>5.926994</text:p>
          </table:table-cell>
          <table:table-cell office:value-type="float" office:value="2.326805" calcext:value-type="float">
            <text:p>2.326805</text:p>
          </table:table-cell>
          <table:table-cell office:value-type="float" office:value="2.379091" calcext:value-type="float">
            <text:p>2.379091</text:p>
          </table:table-cell>
          <table:table-cell office:value-type="float" office:value="4.638668" calcext:value-type="float">
            <text:p>4.638668</text:p>
          </table:table-cell>
          <table:table-cell office:value-type="float" office:value="7.585145" calcext:value-type="float">
            <text:p>7.585145</text:p>
          </table:table-cell>
          <table:table-cell office:value-type="float" office:value="8.214097" calcext:value-type="float">
            <text:p>8.214097</text:p>
          </table:table-cell>
          <table:table-cell office:value-type="float" office:value="8.176375" calcext:value-type="float">
            <text:p>8.176375</text:p>
          </table:table-cell>
          <table:table-cell office:value-type="float" office:value="10.79417" calcext:value-type="float">
            <text:p>10.79417</text:p>
          </table:table-cell>
          <table:table-cell office:value-type="float" office:value="12.5047" calcext:value-type="float">
            <text:p>12.5047</text:p>
          </table:table-cell>
          <table:table-cell office:value-type="float" office:value="12.79376" calcext:value-type="float">
            <text:p>12.79376</text:p>
          </table:table-cell>
          <table:table-cell office:value-type="float" office:value="0" calcext:value-type="float">
            <text:p>0</text:p>
          </table:table-cell>
          <table:table-cell office:value-type="float" office:value="21.41021" calcext:value-type="float">
            <text:p>21.41021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697029" calcext:value-type="float">
            <text:p>3.69702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6" calcext:value-type="float">
            <text:p>14112006</text:p>
          </table:table-cell>
          <table:table-cell office:value-type="float" office:value="5.465672" calcext:value-type="float">
            <text:p>5.465672</text:p>
          </table:table-cell>
          <table:table-cell office:value-type="float" office:value="135.6621" calcext:value-type="float">
            <text:p>135.6621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90106" calcext:value-type="float">
            <text:p>37.90106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69" calcext:value-type="float">
            <text:p>2.53126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358657" calcext:value-type="float">
            <text:p>-0.009358657</text:p>
          </table:table-cell>
          <table:table-cell office:value-type="float" office:value="1161.43" calcext:value-type="float">
            <text:p>1161.43</text:p>
          </table:table-cell>
          <table:table-cell office:value-type="float" office:value="3.048277" calcext:value-type="float">
            <text:p>3.048277</text:p>
          </table:table-cell>
          <table:table-cell office:value-type="float" office:value="0" calcext:value-type="float">
            <text:p>0</text:p>
          </table:table-cell>
          <table:table-cell office:value-type="float" office:value="0.9904507" calcext:value-type="float">
            <text:p>0.9904507</text:p>
          </table:table-cell>
          <table:table-cell office:value-type="float" office:value="0.5258113" calcext:value-type="float">
            <text:p>0.5258113</text:p>
          </table:table-cell>
          <table:table-cell office:value-type="float" office:value="0.4313738" calcext:value-type="float">
            <text:p>0.4313738</text:p>
          </table:table-cell>
          <table:table-cell office:value-type="float" office:value="0.1164498" calcext:value-type="float">
            <text:p>0.1164498</text:p>
          </table:table-cell>
          <table:table-cell office:value-type="float" office:value="0.1271747" calcext:value-type="float">
            <text:p>0.1271747</text:p>
          </table:table-cell>
          <table:table-cell office:value-type="float" office:value="0.04088606" calcext:value-type="float">
            <text:p>0.04088606</text:p>
          </table:table-cell>
          <table:table-cell office:value-type="float" office:value="0.05232644" calcext:value-type="float">
            <text:p>0.05232644</text:p>
          </table:table-cell>
          <table:table-cell office:value-type="float" office:value="0.07820269" calcext:value-type="float">
            <text:p>0.07820269</text:p>
          </table:table-cell>
          <table:table-cell office:value-type="float" office:value="0.1439738" calcext:value-type="float">
            <text:p>0.1439738</text:p>
          </table:table-cell>
          <table:table-cell office:value-type="float" office:value="0.1487489" calcext:value-type="float">
            <text:p>0.1487489</text:p>
          </table:table-cell>
          <table:table-cell office:value-type="float" office:value="0.1474305" calcext:value-type="float">
            <text:p>0.1474305</text:p>
          </table:table-cell>
          <table:table-cell office:value-type="float" office:value="0.1783378" calcext:value-type="float">
            <text:p>0.1783378</text:p>
          </table:table-cell>
          <table:table-cell office:value-type="float" office:value="0.1935234" calcext:value-type="float">
            <text:p>0.1935234</text:p>
          </table:table-cell>
          <table:table-cell office:value-type="float" office:value="0.1963995" calcext:value-type="float">
            <text:p>0.1963995</text:p>
          </table:table-cell>
          <table:table-cell office:value-type="float" office:value="0" calcext:value-type="float">
            <text:p>0</text:p>
          </table:table-cell>
          <table:table-cell office:value-type="float" office:value="36.71854" calcext:value-type="float">
            <text:p>36.71854</text:p>
          </table:table-cell>
          <table:table-cell office:value-type="float" office:value="27.75373" calcext:value-type="float">
            <text:p>27.75373</text:p>
          </table:table-cell>
          <table:table-cell office:value-type="float" office:value="26.40211" calcext:value-type="float">
            <text:p>26.40211</text:p>
          </table:table-cell>
          <table:table-cell office:value-type="float" office:value="6.784276" calcext:value-type="float">
            <text:p>6.784276</text:p>
          </table:table-cell>
          <table:table-cell office:value-type="float" office:value="5.95069" calcext:value-type="float">
            <text:p>5.95069</text:p>
          </table:table-cell>
          <table:table-cell office:value-type="float" office:value="2.330869" calcext:value-type="float">
            <text:p>2.330869</text:p>
          </table:table-cell>
          <table:table-cell office:value-type="float" office:value="2.384422" calcext:value-type="float">
            <text:p>2.384422</text:p>
          </table:table-cell>
          <table:table-cell office:value-type="float" office:value="4.643314" calcext:value-type="float">
            <text:p>4.643314</text:p>
          </table:table-cell>
          <table:table-cell office:value-type="float" office:value="7.590493" calcext:value-type="float">
            <text:p>7.590493</text:p>
          </table:table-cell>
          <table:table-cell office:value-type="float" office:value="8.21964" calcext:value-type="float">
            <text:p>8.21964</text:p>
          </table:table-cell>
          <table:table-cell office:value-type="float" office:value="8.182315" calcext:value-type="float">
            <text:p>8.182315</text:p>
          </table:table-cell>
          <table:table-cell office:value-type="float" office:value="10.79805" calcext:value-type="float">
            <text:p>10.79805</text:p>
          </table:table-cell>
          <table:table-cell office:value-type="float" office:value="12.50602" calcext:value-type="float">
            <text:p>12.50602</text:p>
          </table:table-cell>
          <table:table-cell office:value-type="float" office:value="12.79498" calcext:value-type="float">
            <text:p>12.79498</text:p>
          </table:table-cell>
          <table:table-cell office:value-type="float" office:value="0" calcext:value-type="float">
            <text:p>0</text:p>
          </table:table-cell>
          <table:table-cell office:value-type="float" office:value="21.3458" calcext:value-type="float">
            <text:p>21.3458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718278" calcext:value-type="float">
            <text:p>3.71827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6" calcext:value-type="float">
            <text:p>15112006</text:p>
          </table:table-cell>
          <table:table-cell office:value-type="float" office:value="5.446862" calcext:value-type="float">
            <text:p>5.446862</text:p>
          </table:table-cell>
          <table:table-cell office:value-type="float" office:value="135.6641" calcext:value-type="float">
            <text:p>135.6641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92304" calcext:value-type="float">
            <text:p>37.92304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69" calcext:value-type="float">
            <text:p>2.53126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358657" calcext:value-type="float">
            <text:p>-0.009358657</text:p>
          </table:table-cell>
          <table:table-cell office:value-type="float" office:value="1161.426" calcext:value-type="float">
            <text:p>1161.426</text:p>
          </table:table-cell>
          <table:table-cell office:value-type="float" office:value="3.038329" calcext:value-type="float">
            <text:p>3.038329</text:p>
          </table:table-cell>
          <table:table-cell office:value-type="float" office:value="0" calcext:value-type="float">
            <text:p>0</text:p>
          </table:table-cell>
          <table:table-cell office:value-type="float" office:value="0.7826286" calcext:value-type="float">
            <text:p>0.7826286</text:p>
          </table:table-cell>
          <table:table-cell office:value-type="float" office:value="0.4391921" calcext:value-type="float">
            <text:p>0.4391921</text:p>
          </table:table-cell>
          <table:table-cell office:value-type="float" office:value="0.38034" calcext:value-type="float">
            <text:p>0.38034</text:p>
          </table:table-cell>
          <table:table-cell office:value-type="float" office:value="0.1066161" calcext:value-type="float">
            <text:p>0.1066161</text:p>
          </table:table-cell>
          <table:table-cell office:value-type="float" office:value="0.1186824" calcext:value-type="float">
            <text:p>0.1186824</text:p>
          </table:table-cell>
          <table:table-cell office:value-type="float" office:value="0.03994584" calcext:value-type="float">
            <text:p>0.03994584</text:p>
          </table:table-cell>
          <table:table-cell office:value-type="float" office:value="0.05173476" calcext:value-type="float">
            <text:p>0.05173476</text:p>
          </table:table-cell>
          <table:table-cell office:value-type="float" office:value="0.07816815" calcext:value-type="float">
            <text:p>0.07816815</text:p>
          </table:table-cell>
          <table:table-cell office:value-type="float" office:value="0.1439477" calcext:value-type="float">
            <text:p>0.1439477</text:p>
          </table:table-cell>
          <table:table-cell office:value-type="float" office:value="0.14878" calcext:value-type="float">
            <text:p>0.14878</text:p>
          </table:table-cell>
          <table:table-cell office:value-type="float" office:value="0.147486" calcext:value-type="float">
            <text:p>0.147486</text:p>
          </table:table-cell>
          <table:table-cell office:value-type="float" office:value="0.178338" calcext:value-type="float">
            <text:p>0.178338</text:p>
          </table:table-cell>
          <table:table-cell office:value-type="float" office:value="0.1935377" calcext:value-type="float">
            <text:p>0.1935377</text:p>
          </table:table-cell>
          <table:table-cell office:value-type="float" office:value="0.196412" calcext:value-type="float">
            <text:p>0.196412</text:p>
          </table:table-cell>
          <table:table-cell office:value-type="float" office:value="0" calcext:value-type="float">
            <text:p>0</text:p>
          </table:table-cell>
          <table:table-cell office:value-type="float" office:value="36.84309" calcext:value-type="float">
            <text:p>36.84309</text:p>
          </table:table-cell>
          <table:table-cell office:value-type="float" office:value="27.80322" calcext:value-type="float">
            <text:p>27.80322</text:p>
          </table:table-cell>
          <table:table-cell office:value-type="float" office:value="26.45383" calcext:value-type="float">
            <text:p>26.45383</text:p>
          </table:table-cell>
          <table:table-cell office:value-type="float" office:value="6.801156" calcext:value-type="float">
            <text:p>6.801156</text:p>
          </table:table-cell>
          <table:table-cell office:value-type="float" office:value="5.973989" calcext:value-type="float">
            <text:p>5.973989</text:p>
          </table:table-cell>
          <table:table-cell office:value-type="float" office:value="2.334934" calcext:value-type="float">
            <text:p>2.334934</text:p>
          </table:table-cell>
          <table:table-cell office:value-type="float" office:value="2.389724" calcext:value-type="float">
            <text:p>2.389724</text:p>
          </table:table-cell>
          <table:table-cell office:value-type="float" office:value="4.64793" calcext:value-type="float">
            <text:p>4.64793</text:p>
          </table:table-cell>
          <table:table-cell office:value-type="float" office:value="7.59584" calcext:value-type="float">
            <text:p>7.59584</text:p>
          </table:table-cell>
          <table:table-cell office:value-type="float" office:value="8.225182" calcext:value-type="float">
            <text:p>8.225182</text:p>
          </table:table-cell>
          <table:table-cell office:value-type="float" office:value="8.188254" calcext:value-type="float">
            <text:p>8.188254</text:p>
          </table:table-cell>
          <table:table-cell office:value-type="float" office:value="10.80192" calcext:value-type="float">
            <text:p>10.80192</text:p>
          </table:table-cell>
          <table:table-cell office:value-type="float" office:value="12.50734" calcext:value-type="float">
            <text:p>12.50734</text:p>
          </table:table-cell>
          <table:table-cell office:value-type="float" office:value="12.7962" calcext:value-type="float">
            <text:p>12.7962</text:p>
          </table:table-cell>
          <table:table-cell office:value-type="float" office:value="0" calcext:value-type="float">
            <text:p>0</text:p>
          </table:table-cell>
          <table:table-cell office:value-type="float" office:value="16.18278" calcext:value-type="float">
            <text:p>16.18278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734434" calcext:value-type="float">
            <text:p>3.73443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6" calcext:value-type="float">
            <text:p>16112006</text:p>
          </table:table-cell>
          <table:table-cell office:value-type="float" office:value="5.430218" calcext:value-type="float">
            <text:p>5.430218</text:p>
          </table:table-cell>
          <table:table-cell office:value-type="float" office:value="135.6657" calcext:value-type="float">
            <text:p>135.6657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94288" calcext:value-type="float">
            <text:p>37.94288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69" calcext:value-type="float">
            <text:p>2.53126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358657" calcext:value-type="float">
            <text:p>-0.009358657</text:p>
          </table:table-cell>
          <table:table-cell office:value-type="float" office:value="1161.421" calcext:value-type="float">
            <text:p>1161.421</text:p>
          </table:table-cell>
          <table:table-cell office:value-type="float" office:value="3.029167" calcext:value-type="float">
            <text:p>3.029167</text:p>
          </table:table-cell>
          <table:table-cell office:value-type="float" office:value="0" calcext:value-type="float">
            <text:p>0</text:p>
          </table:table-cell>
          <table:table-cell office:value-type="float" office:value="0.7087225" calcext:value-type="float">
            <text:p>0.7087225</text:p>
          </table:table-cell>
          <table:table-cell office:value-type="float" office:value="0.4120062" calcext:value-type="float">
            <text:p>0.4120062</text:p>
          </table:table-cell>
          <table:table-cell office:value-type="float" office:value="0.3547616" calcext:value-type="float">
            <text:p>0.3547616</text:p>
          </table:table-cell>
          <table:table-cell office:value-type="float" office:value="0.09852648" calcext:value-type="float">
            <text:p>0.09852648</text:p>
          </table:table-cell>
          <table:table-cell office:value-type="float" office:value="0.1088562" calcext:value-type="float">
            <text:p>0.1088562</text:p>
          </table:table-cell>
          <table:table-cell office:value-type="float" office:value="0.03783179" calcext:value-type="float">
            <text:p>0.03783179</text:p>
          </table:table-cell>
          <table:table-cell office:value-type="float" office:value="0.04974696" calcext:value-type="float">
            <text:p>0.04974696</text:p>
          </table:table-cell>
          <table:table-cell office:value-type="float" office:value="0.07794095" calcext:value-type="float">
            <text:p>0.07794095</text:p>
          </table:table-cell>
          <table:table-cell office:value-type="float" office:value="0.1439155" calcext:value-type="float">
            <text:p>0.1439155</text:p>
          </table:table-cell>
          <table:table-cell office:value-type="float" office:value="0.1488115" calcext:value-type="float">
            <text:p>0.1488115</text:p>
          </table:table-cell>
          <table:table-cell office:value-type="float" office:value="0.1475405" calcext:value-type="float">
            <text:p>0.1475405</text:p>
          </table:table-cell>
          <table:table-cell office:value-type="float" office:value="0.1783435" calcext:value-type="float">
            <text:p>0.1783435</text:p>
          </table:table-cell>
          <table:table-cell office:value-type="float" office:value="0.1935519" calcext:value-type="float">
            <text:p>0.1935519</text:p>
          </table:table-cell>
          <table:table-cell office:value-type="float" office:value="0.1964244" calcext:value-type="float">
            <text:p>0.1964244</text:p>
          </table:table-cell>
          <table:table-cell office:value-type="float" office:value="0" calcext:value-type="float">
            <text:p>0</text:p>
          </table:table-cell>
          <table:table-cell office:value-type="float" office:value="36.93019" calcext:value-type="float">
            <text:p>36.93019</text:p>
          </table:table-cell>
          <table:table-cell office:value-type="float" office:value="27.83742" calcext:value-type="float">
            <text:p>27.83742</text:p>
          </table:table-cell>
          <table:table-cell office:value-type="float" office:value="26.49116" calcext:value-type="float">
            <text:p>26.49116</text:p>
          </table:table-cell>
          <table:table-cell office:value-type="float" office:value="6.814329" calcext:value-type="float">
            <text:p>6.814329</text:p>
          </table:table-cell>
          <table:table-cell office:value-type="float" office:value="5.993309" calcext:value-type="float">
            <text:p>5.993309</text:p>
          </table:table-cell>
          <table:table-cell office:value-type="float" office:value="2.338562" calcext:value-type="float">
            <text:p>2.338562</text:p>
          </table:table-cell>
          <table:table-cell office:value-type="float" office:value="2.394711" calcext:value-type="float">
            <text:p>2.394711</text:p>
          </table:table-cell>
          <table:table-cell office:value-type="float" office:value="4.652523" calcext:value-type="float">
            <text:p>4.652523</text:p>
          </table:table-cell>
          <table:table-cell office:value-type="float" office:value="7.601159" calcext:value-type="float">
            <text:p>7.601159</text:p>
          </table:table-cell>
          <table:table-cell office:value-type="float" office:value="8.230724" calcext:value-type="float">
            <text:p>8.230724</text:p>
          </table:table-cell>
          <table:table-cell office:value-type="float" office:value="8.194193" calcext:value-type="float">
            <text:p>8.194193</text:p>
          </table:table-cell>
          <table:table-cell office:value-type="float" office:value="10.8058" calcext:value-type="float">
            <text:p>10.8058</text:p>
          </table:table-cell>
          <table:table-cell office:value-type="float" office:value="12.50866" calcext:value-type="float">
            <text:p>12.50866</text:p>
          </table:table-cell>
          <table:table-cell office:value-type="float" office:value="12.79741" calcext:value-type="float">
            <text:p>12.79741</text:p>
          </table:table-cell>
          <table:table-cell office:value-type="float" office:value="0" calcext:value-type="float">
            <text:p>0</text:p>
          </table:table-cell>
          <table:table-cell office:value-type="float" office:value="13.77272" calcext:value-type="float">
            <text:p>13.77272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748721" calcext:value-type="float">
            <text:p>3.74872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6" calcext:value-type="float">
            <text:p>17112006</text:p>
          </table:table-cell>
          <table:table-cell office:value-type="float" office:value="5.414773" calcext:value-type="float">
            <text:p>5.414773</text:p>
          </table:table-cell>
          <table:table-cell office:value-type="float" office:value="135.6671" calcext:value-type="float">
            <text:p>135.6671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96168" calcext:value-type="float">
            <text:p>37.96168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69" calcext:value-type="float">
            <text:p>2.53126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511344" calcext:value-type="float">
            <text:p>-0.009511344</text:p>
          </table:table-cell>
          <table:table-cell office:value-type="float" office:value="1161.416" calcext:value-type="float">
            <text:p>1161.416</text:p>
          </table:table-cell>
          <table:table-cell office:value-type="float" office:value="3.020392" calcext:value-type="float">
            <text:p>3.020392</text:p>
          </table:table-cell>
          <table:table-cell office:value-type="float" office:value="0" calcext:value-type="float">
            <text:p>0</text:p>
          </table:table-cell>
          <table:table-cell office:value-type="float" office:value="0.7149234" calcext:value-type="float">
            <text:p>0.7149234</text:p>
          </table:table-cell>
          <table:table-cell office:value-type="float" office:value="0.4049701" calcext:value-type="float">
            <text:p>0.4049701</text:p>
          </table:table-cell>
          <table:table-cell office:value-type="float" office:value="0.3438833" calcext:value-type="float">
            <text:p>0.3438833</text:p>
          </table:table-cell>
          <table:table-cell office:value-type="float" office:value="0.09418648" calcext:value-type="float">
            <text:p>0.09418648</text:p>
          </table:table-cell>
          <table:table-cell office:value-type="float" office:value="0.1029081" calcext:value-type="float">
            <text:p>0.1029081</text:p>
          </table:table-cell>
          <table:table-cell office:value-type="float" office:value="0.03636716" calcext:value-type="float">
            <text:p>0.03636716</text:p>
          </table:table-cell>
          <table:table-cell office:value-type="float" office:value="0.04811002" calcext:value-type="float">
            <text:p>0.04811002</text:p>
          </table:table-cell>
          <table:table-cell office:value-type="float" office:value="0.07765792" calcext:value-type="float">
            <text:p>0.07765792</text:p>
          </table:table-cell>
          <table:table-cell office:value-type="float" office:value="0.1438643" calcext:value-type="float">
            <text:p>0.1438643</text:p>
          </table:table-cell>
          <table:table-cell office:value-type="float" office:value="0.1488412" calcext:value-type="float">
            <text:p>0.1488412</text:p>
          </table:table-cell>
          <table:table-cell office:value-type="float" office:value="0.1475949" calcext:value-type="float">
            <text:p>0.1475949</text:p>
          </table:table-cell>
          <table:table-cell office:value-type="float" office:value="0.1783584" calcext:value-type="float">
            <text:p>0.1783584</text:p>
          </table:table-cell>
          <table:table-cell office:value-type="float" office:value="0.1935864" calcext:value-type="float">
            <text:p>0.1935864</text:p>
          </table:table-cell>
          <table:table-cell office:value-type="float" office:value="0.1964321" calcext:value-type="float">
            <text:p>0.1964321</text:p>
          </table:table-cell>
          <table:table-cell office:value-type="float" office:value="0" calcext:value-type="float">
            <text:p>0</text:p>
          </table:table-cell>
          <table:table-cell office:value-type="float" office:value="37.00351" calcext:value-type="float">
            <text:p>37.00351</text:p>
          </table:table-cell>
          <table:table-cell office:value-type="float" office:value="27.86609" calcext:value-type="float">
            <text:p>27.86609</text:p>
          </table:table-cell>
          <table:table-cell office:value-type="float" office:value="26.52197" calcext:value-type="float">
            <text:p>26.52197</text:p>
          </table:table-cell>
          <table:table-cell office:value-type="float" office:value="6.825371" calcext:value-type="float">
            <text:p>6.825371</text:p>
          </table:table-cell>
          <table:table-cell office:value-type="float" office:value="6.009953" calcext:value-type="float">
            <text:p>6.009953</text:p>
          </table:table-cell>
          <table:table-cell office:value-type="float" office:value="2.34181" calcext:value-type="float">
            <text:p>2.34181</text:p>
          </table:table-cell>
          <table:table-cell office:value-type="float" office:value="2.399346" calcext:value-type="float">
            <text:p>2.399346</text:p>
          </table:table-cell>
          <table:table-cell office:value-type="float" office:value="4.657048" calcext:value-type="float">
            <text:p>4.657048</text:p>
          </table:table-cell>
          <table:table-cell office:value-type="float" office:value="7.606461" calcext:value-type="float">
            <text:p>7.606461</text:p>
          </table:table-cell>
          <table:table-cell office:value-type="float" office:value="8.23619" calcext:value-type="float">
            <text:p>8.23619</text:p>
          </table:table-cell>
          <table:table-cell office:value-type="float" office:value="8.200098" calcext:value-type="float">
            <text:p>8.200098</text:p>
          </table:table-cell>
          <table:table-cell office:value-type="float" office:value="10.80968" calcext:value-type="float">
            <text:p>10.80968</text:p>
          </table:table-cell>
          <table:table-cell office:value-type="float" office:value="12.51001" calcext:value-type="float">
            <text:p>12.51001</text:p>
          </table:table-cell>
          <table:table-cell office:value-type="float" office:value="12.79862" calcext:value-type="float">
            <text:p>12.79862</text:p>
          </table:table-cell>
          <table:table-cell office:value-type="float" office:value="0" calcext:value-type="float">
            <text:p>0</text:p>
          </table:table-cell>
          <table:table-cell office:value-type="float" office:value="12.09279" calcext:value-type="float">
            <text:p>12.09279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762059" calcext:value-type="float">
            <text:p>3.7620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6" calcext:value-type="float">
            <text:p>18112006</text:p>
          </table:table-cell>
          <table:table-cell office:value-type="float" office:value="5.401526" calcext:value-type="float">
            <text:p>5.401526</text:p>
          </table:table-cell>
          <table:table-cell office:value-type="float" office:value="135.6681" calcext:value-type="float">
            <text:p>135.6681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97977" calcext:value-type="float">
            <text:p>37.97977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69" calcext:value-type="float">
            <text:p>2.53126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654528" calcext:value-type="float">
            <text:p>-0.009654528</text:p>
          </table:table-cell>
          <table:table-cell office:value-type="float" office:value="1161.41" calcext:value-type="float">
            <text:p>1161.41</text:p>
          </table:table-cell>
          <table:table-cell office:value-type="float" office:value="3.012877" calcext:value-type="float">
            <text:p>3.012877</text:p>
          </table:table-cell>
          <table:table-cell office:value-type="float" office:value="0" calcext:value-type="float">
            <text:p>0</text:p>
          </table:table-cell>
          <table:table-cell office:value-type="float" office:value="0.6684651" calcext:value-type="float">
            <text:p>0.6684651</text:p>
          </table:table-cell>
          <table:table-cell office:value-type="float" office:value="0.37433" calcext:value-type="float">
            <text:p>0.37433</text:p>
          </table:table-cell>
          <table:table-cell office:value-type="float" office:value="0.3214677" calcext:value-type="float">
            <text:p>0.3214677</text:p>
          </table:table-cell>
          <table:table-cell office:value-type="float" office:value="0.08862837" calcext:value-type="float">
            <text:p>0.08862837</text:p>
          </table:table-cell>
          <table:table-cell office:value-type="float" office:value="0.09677254" calcext:value-type="float">
            <text:p>0.09677254</text:p>
          </table:table-cell>
          <table:table-cell office:value-type="float" office:value="0.03514156" calcext:value-type="float">
            <text:p>0.03514156</text:p>
          </table:table-cell>
          <table:table-cell office:value-type="float" office:value="0.04678779" calcext:value-type="float">
            <text:p>0.04678779</text:p>
          </table:table-cell>
          <table:table-cell office:value-type="float" office:value="0.07740512" calcext:value-type="float">
            <text:p>0.07740512</text:p>
          </table:table-cell>
          <table:table-cell office:value-type="float" office:value="0.1438027" calcext:value-type="float">
            <text:p>0.1438027</text:p>
          </table:table-cell>
          <table:table-cell office:value-type="float" office:value="0.1488679" calcext:value-type="float">
            <text:p>0.1488679</text:p>
          </table:table-cell>
          <table:table-cell office:value-type="float" office:value="0.1476485" calcext:value-type="float">
            <text:p>0.1476485</text:p>
          </table:table-cell>
          <table:table-cell office:value-type="float" office:value="0.1783621" calcext:value-type="float">
            <text:p>0.1783621</text:p>
          </table:table-cell>
          <table:table-cell office:value-type="float" office:value="0.1935848" calcext:value-type="float">
            <text:p>0.1935848</text:p>
          </table:table-cell>
          <table:table-cell office:value-type="float" office:value="0.1964506" calcext:value-type="float">
            <text:p>0.1964506</text:p>
          </table:table-cell>
          <table:table-cell office:value-type="float" office:value="0" calcext:value-type="float">
            <text:p>0</text:p>
          </table:table-cell>
          <table:table-cell office:value-type="float" office:value="37.06803" calcext:value-type="float">
            <text:p>37.06803</text:p>
          </table:table-cell>
          <table:table-cell office:value-type="float" office:value="27.89063" calcext:value-type="float">
            <text:p>27.89063</text:p>
          </table:table-cell>
          <table:table-cell office:value-type="float" office:value="26.54838" calcext:value-type="float">
            <text:p>26.54838</text:p>
          </table:table-cell>
          <table:table-cell office:value-type="float" office:value="6.835088" calcext:value-type="float">
            <text:p>6.835088</text:p>
          </table:table-cell>
          <table:table-cell office:value-type="float" office:value="6.024865" calcext:value-type="float">
            <text:p>6.024865</text:p>
          </table:table-cell>
          <table:table-cell office:value-type="float" office:value="2.344794" calcext:value-type="float">
            <text:p>2.344794</text:p>
          </table:table-cell>
          <table:table-cell office:value-type="float" office:value="2.403708" calcext:value-type="float">
            <text:p>2.403708</text:p>
          </table:table-cell>
          <table:table-cell office:value-type="float" office:value="4.661509" calcext:value-type="float">
            <text:p>4.661509</text:p>
          </table:table-cell>
          <table:table-cell office:value-type="float" office:value="7.611763" calcext:value-type="float">
            <text:p>7.611763</text:p>
          </table:table-cell>
          <table:table-cell office:value-type="float" office:value="8.241657" calcext:value-type="float">
            <text:p>8.241657</text:p>
          </table:table-cell>
          <table:table-cell office:value-type="float" office:value="8.20598" calcext:value-type="float">
            <text:p>8.20598</text:p>
          </table:table-cell>
          <table:table-cell office:value-type="float" office:value="10.81355" calcext:value-type="float">
            <text:p>10.81355</text:p>
          </table:table-cell>
          <table:table-cell office:value-type="float" office:value="12.51133" calcext:value-type="float">
            <text:p>12.51133</text:p>
          </table:table-cell>
          <table:table-cell office:value-type="float" office:value="12.79983" calcext:value-type="float">
            <text:p>12.79983</text:p>
          </table:table-cell>
          <table:table-cell office:value-type="float" office:value="0" calcext:value-type="float">
            <text:p>0</text:p>
          </table:table-cell>
          <table:table-cell office:value-type="float" office:value="9.721" calcext:value-type="float">
            <text:p>9.721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773606" calcext:value-type="float">
            <text:p>3.77360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6" calcext:value-type="float">
            <text:p>19112006</text:p>
          </table:table-cell>
          <table:table-cell office:value-type="float" office:value="5.387391" calcext:value-type="float">
            <text:p>5.387391</text:p>
          </table:table-cell>
          <table:table-cell office:value-type="float" office:value="135.6693" calcext:value-type="float">
            <text:p>135.6693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7.99722" calcext:value-type="float">
            <text:p>37.99722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69" calcext:value-type="float">
            <text:p>2.53126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654528" calcext:value-type="float">
            <text:p>-0.009654528</text:p>
          </table:table-cell>
          <table:table-cell office:value-type="float" office:value="1161.403" calcext:value-type="float">
            <text:p>1161.403</text:p>
          </table:table-cell>
          <table:table-cell office:value-type="float" office:value="3.00341" calcext:value-type="float">
            <text:p>3.00341</text:p>
          </table:table-cell>
          <table:table-cell office:value-type="float" office:value="0" calcext:value-type="float">
            <text:p>0</text:p>
          </table:table-cell>
          <table:table-cell office:value-type="float" office:value="0.7433867" calcext:value-type="float">
            <text:p>0.7433867</text:p>
          </table:table-cell>
          <table:table-cell office:value-type="float" office:value="0.3899064" calcext:value-type="float">
            <text:p>0.3899064</text:p>
          </table:table-cell>
          <table:table-cell office:value-type="float" office:value="0.3244835" calcext:value-type="float">
            <text:p>0.3244835</text:p>
          </table:table-cell>
          <table:table-cell office:value-type="float" office:value="0.08735048" calcext:value-type="float">
            <text:p>0.08735048</text:p>
          </table:table-cell>
          <table:table-cell office:value-type="float" office:value="0.0937537" calcext:value-type="float">
            <text:p>0.0937537</text:p>
          </table:table-cell>
          <table:table-cell office:value-type="float" office:value="0.03414385" calcext:value-type="float">
            <text:p>0.03414385</text:p>
          </table:table-cell>
          <table:table-cell office:value-type="float" office:value="0.0455073" calcext:value-type="float">
            <text:p>0.0455073</text:p>
          </table:table-cell>
          <table:table-cell office:value-type="float" office:value="0.07714508" calcext:value-type="float">
            <text:p>0.07714508</text:p>
          </table:table-cell>
          <table:table-cell office:value-type="float" office:value="0.1437358" calcext:value-type="float">
            <text:p>0.1437358</text:p>
          </table:table-cell>
          <table:table-cell office:value-type="float" office:value="0.1488921" calcext:value-type="float">
            <text:p>0.1488921</text:p>
          </table:table-cell>
          <table:table-cell office:value-type="float" office:value="0.1477008" calcext:value-type="float">
            <text:p>0.1477008</text:p>
          </table:table-cell>
          <table:table-cell office:value-type="float" office:value="0.1783666" calcext:value-type="float">
            <text:p>0.1783666</text:p>
          </table:table-cell>
          <table:table-cell office:value-type="float" office:value="0.1935951" calcext:value-type="float">
            <text:p>0.1935951</text:p>
          </table:table-cell>
          <table:table-cell office:value-type="float" office:value="0.1964614" calcext:value-type="float">
            <text:p>0.1964614</text:p>
          </table:table-cell>
          <table:table-cell office:value-type="float" office:value="0" calcext:value-type="float">
            <text:p>0</text:p>
          </table:table-cell>
          <table:table-cell office:value-type="float" office:value="37.1294" calcext:value-type="float">
            <text:p>37.1294</text:p>
          </table:table-cell>
          <table:table-cell office:value-type="float" office:value="27.91193" calcext:value-type="float">
            <text:p>27.91193</text:p>
          </table:table-cell>
          <table:table-cell office:value-type="float" office:value="26.57022" calcext:value-type="float">
            <text:p>26.57022</text:p>
          </table:table-cell>
          <table:table-cell office:value-type="float" office:value="6.843262" calcext:value-type="float">
            <text:p>6.843262</text:p>
          </table:table-cell>
          <table:table-cell office:value-type="float" office:value="6.037852" calcext:value-type="float">
            <text:p>6.037852</text:p>
          </table:table-cell>
          <table:table-cell office:value-type="float" office:value="2.347496" calcext:value-type="float">
            <text:p>2.347496</text:p>
          </table:table-cell>
          <table:table-cell office:value-type="float" office:value="2.407793" calcext:value-type="float">
            <text:p>2.407793</text:p>
          </table:table-cell>
          <table:table-cell office:value-type="float" office:value="4.665906" calcext:value-type="float">
            <text:p>4.665906</text:p>
          </table:table-cell>
          <table:table-cell office:value-type="float" office:value="7.617033" calcext:value-type="float">
            <text:p>7.617033</text:p>
          </table:table-cell>
          <table:table-cell office:value-type="float" office:value="8.247128" calcext:value-type="float">
            <text:p>8.247128</text:p>
          </table:table-cell>
          <table:table-cell office:value-type="float" office:value="8.211863" calcext:value-type="float">
            <text:p>8.211863</text:p>
          </table:table-cell>
          <table:table-cell office:value-type="float" office:value="10.81743" calcext:value-type="float">
            <text:p>10.81743</text:p>
          </table:table-cell>
          <table:table-cell office:value-type="float" office:value="12.51265" calcext:value-type="float">
            <text:p>12.51265</text:p>
          </table:table-cell>
          <table:table-cell office:value-type="float" office:value="12.80103" calcext:value-type="float">
            <text:p>12.80103</text:p>
          </table:table-cell>
          <table:table-cell office:value-type="float" office:value="0" calcext:value-type="float">
            <text:p>0</text:p>
          </table:table-cell>
          <table:table-cell office:value-type="float" office:value="10.83141" calcext:value-type="float">
            <text:p>10.83141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785867" calcext:value-type="float">
            <text:p>3.78586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6" calcext:value-type="float">
            <text:p>20112006</text:p>
          </table:table-cell>
          <table:table-cell office:value-type="float" office:value="5.372454" calcext:value-type="float">
            <text:p>5.372454</text:p>
          </table:table-cell>
          <table:table-cell office:value-type="float" office:value="135.6706" calcext:value-type="float">
            <text:p>135.6706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01499" calcext:value-type="float">
            <text:p>38.01499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69" calcext:value-type="float">
            <text:p>2.53126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654528" calcext:value-type="float">
            <text:p>-0.009654528</text:p>
          </table:table-cell>
          <table:table-cell office:value-type="float" office:value="1161.397" calcext:value-type="float">
            <text:p>1161.397</text:p>
          </table:table-cell>
          <table:table-cell office:value-type="float" office:value="2.993066" calcext:value-type="float">
            <text:p>2.993066</text:p>
          </table:table-cell>
          <table:table-cell office:value-type="float" office:value="0" calcext:value-type="float">
            <text:p>0</text:p>
          </table:table-cell>
          <table:table-cell office:value-type="float" office:value="0.8195385" calcext:value-type="float">
            <text:p>0.8195385</text:p>
          </table:table-cell>
          <table:table-cell office:value-type="float" office:value="0.4110804" calcext:value-type="float">
            <text:p>0.4110804</text:p>
          </table:table-cell>
          <table:table-cell office:value-type="float" office:value="0.3354049" calcext:value-type="float">
            <text:p>0.3354049</text:p>
          </table:table-cell>
          <table:table-cell office:value-type="float" office:value="0.08957299" calcext:value-type="float">
            <text:p>0.08957299</text:p>
          </table:table-cell>
          <table:table-cell office:value-type="float" office:value="0.09533884" calcext:value-type="float">
            <text:p>0.09533884</text:p>
          </table:table-cell>
          <table:table-cell office:value-type="float" office:value="0.03423211" calcext:value-type="float">
            <text:p>0.03423211</text:p>
          </table:table-cell>
          <table:table-cell office:value-type="float" office:value="0.0452088" calcext:value-type="float">
            <text:p>0.0452088</text:p>
          </table:table-cell>
          <table:table-cell office:value-type="float" office:value="0.07698686" calcext:value-type="float">
            <text:p>0.07698686</text:p>
          </table:table-cell>
          <table:table-cell office:value-type="float" office:value="0.1436733" calcext:value-type="float">
            <text:p>0.1436733</text:p>
          </table:table-cell>
          <table:table-cell office:value-type="float" office:value="0.1489142" calcext:value-type="float">
            <text:p>0.1489142</text:p>
          </table:table-cell>
          <table:table-cell office:value-type="float" office:value="0.147752" calcext:value-type="float">
            <text:p>0.147752</text:p>
          </table:table-cell>
          <table:table-cell office:value-type="float" office:value="0.1783713" calcext:value-type="float">
            <text:p>0.1783713</text:p>
          </table:table-cell>
          <table:table-cell office:value-type="float" office:value="0.1936086" calcext:value-type="float">
            <text:p>0.1936086</text:p>
          </table:table-cell>
          <table:table-cell office:value-type="float" office:value="0.1964741" calcext:value-type="float">
            <text:p>0.1964741</text:p>
          </table:table-cell>
          <table:table-cell office:value-type="float" office:value="0" calcext:value-type="float">
            <text:p>0</text:p>
          </table:table-cell>
          <table:table-cell office:value-type="float" office:value="37.20348" calcext:value-type="float">
            <text:p>37.20348</text:p>
          </table:table-cell>
          <table:table-cell office:value-type="float" office:value="27.9366" calcext:value-type="float">
            <text:p>27.9366</text:p>
          </table:table-cell>
          <table:table-cell office:value-type="float" office:value="26.59461" calcext:value-type="float">
            <text:p>26.59461</text:p>
          </table:table-cell>
          <table:table-cell office:value-type="float" office:value="6.851741" calcext:value-type="float">
            <text:p>6.851741</text:p>
          </table:table-cell>
          <table:table-cell office:value-type="float" office:value="6.050742" calcext:value-type="float">
            <text:p>6.050742</text:p>
          </table:table-cell>
          <table:table-cell office:value-type="float" office:value="2.350111" calcext:value-type="float">
            <text:p>2.350111</text:p>
          </table:table-cell>
          <table:table-cell office:value-type="float" office:value="2.411727" calcext:value-type="float">
            <text:p>2.411727</text:p>
          </table:table-cell>
          <table:table-cell office:value-type="float" office:value="4.670249" calcext:value-type="float">
            <text:p>4.670249</text:p>
          </table:table-cell>
          <table:table-cell office:value-type="float" office:value="7.62229" calcext:value-type="float">
            <text:p>7.62229</text:p>
          </table:table-cell>
          <table:table-cell office:value-type="float" office:value="8.252594" calcext:value-type="float">
            <text:p>8.252594</text:p>
          </table:table-cell>
          <table:table-cell office:value-type="float" office:value="8.217746" calcext:value-type="float">
            <text:p>8.217746</text:p>
          </table:table-cell>
          <table:table-cell office:value-type="float" office:value="10.82124" calcext:value-type="float">
            <text:p>10.82124</text:p>
          </table:table-cell>
          <table:table-cell office:value-type="float" office:value="12.51396" calcext:value-type="float">
            <text:p>12.51396</text:p>
          </table:table-cell>
          <table:table-cell office:value-type="float" office:value="12.80223" calcext:value-type="float">
            <text:p>12.80223</text:p>
          </table:table-cell>
          <table:table-cell office:value-type="float" office:value="0" calcext:value-type="float">
            <text:p>0</text:p>
          </table:table-cell>
          <table:table-cell office:value-type="float" office:value="11.1625" calcext:value-type="float">
            <text:p>11.1625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798819" calcext:value-type="float">
            <text:p>3.79881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6" calcext:value-type="float">
            <text:p>21112006</text:p>
          </table:table-cell>
          <table:table-cell office:value-type="float" office:value="5.353378" calcext:value-type="float">
            <text:p>5.353378</text:p>
          </table:table-cell>
          <table:table-cell office:value-type="float" office:value="135.6725" calcext:value-type="float">
            <text:p>135.6725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03389" calcext:value-type="float">
            <text:p>38.03389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69" calcext:value-type="float">
            <text:p>2.53126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654528" calcext:value-type="float">
            <text:p>-0.009654528</text:p>
          </table:table-cell>
          <table:table-cell office:value-type="float" office:value="1161.391" calcext:value-type="float">
            <text:p>1161.391</text:p>
          </table:table-cell>
          <table:table-cell office:value-type="float" office:value="2.978692" calcext:value-type="float">
            <text:p>2.978692</text:p>
          </table:table-cell>
          <table:table-cell office:value-type="float" office:value="0" calcext:value-type="float">
            <text:p>0</text:p>
          </table:table-cell>
          <table:table-cell office:value-type="float" office:value="1.055342" calcext:value-type="float">
            <text:p>1.055342</text:p>
          </table:table-cell>
          <table:table-cell office:value-type="float" office:value="0.4817816" calcext:value-type="float">
            <text:p>0.4817816</text:p>
          </table:table-cell>
          <table:table-cell office:value-type="float" office:value="0.3783088" calcext:value-type="float">
            <text:p>0.3783088</text:p>
          </table:table-cell>
          <table:table-cell office:value-type="float" office:value="0.09911217" calcext:value-type="float">
            <text:p>0.09911217</text:p>
          </table:table-cell>
          <table:table-cell office:value-type="float" office:value="0.1039753" calcext:value-type="float">
            <text:p>0.1039753</text:p>
          </table:table-cell>
          <table:table-cell office:value-type="float" office:value="0.03553928" calcext:value-type="float">
            <text:p>0.03553928</text:p>
          </table:table-cell>
          <table:table-cell office:value-type="float" office:value="0.0459215" calcext:value-type="float">
            <text:p>0.0459215</text:p>
          </table:table-cell>
          <table:table-cell office:value-type="float" office:value="0.07697188" calcext:value-type="float">
            <text:p>0.07697188</text:p>
          </table:table-cell>
          <table:table-cell office:value-type="float" office:value="0.1436344" calcext:value-type="float">
            <text:p>0.1436344</text:p>
          </table:table-cell>
          <table:table-cell office:value-type="float" office:value="0.1489363" calcext:value-type="float">
            <text:p>0.1489363</text:p>
          </table:table-cell>
          <table:table-cell office:value-type="float" office:value="0.1478023" calcext:value-type="float">
            <text:p>0.1478023</text:p>
          </table:table-cell>
          <table:table-cell office:value-type="float" office:value="0.178379" calcext:value-type="float">
            <text:p>0.178379</text:p>
          </table:table-cell>
          <table:table-cell office:value-type="float" office:value="0.1936226" calcext:value-type="float">
            <text:p>0.1936226</text:p>
          </table:table-cell>
          <table:table-cell office:value-type="float" office:value="0.1964869" calcext:value-type="float">
            <text:p>0.1964869</text:p>
          </table:table-cell>
          <table:table-cell office:value-type="float" office:value="0" calcext:value-type="float">
            <text:p>0</text:p>
          </table:table-cell>
          <table:table-cell office:value-type="float" office:value="37.30336" calcext:value-type="float">
            <text:p>37.30336</text:p>
          </table:table-cell>
          <table:table-cell office:value-type="float" office:value="27.97055" calcext:value-type="float">
            <text:p>27.97055</text:p>
          </table:table-cell>
          <table:table-cell office:value-type="float" office:value="26.62654" calcext:value-type="float">
            <text:p>26.62654</text:p>
          </table:table-cell>
          <table:table-cell office:value-type="float" office:value="6.861805" calcext:value-type="float">
            <text:p>6.861805</text:p>
          </table:table-cell>
          <table:table-cell office:value-type="float" office:value="6.064955" calcext:value-type="float">
            <text:p>6.064955</text:p>
          </table:table-cell>
          <table:table-cell office:value-type="float" office:value="2.352827" calcext:value-type="float">
            <text:p>2.352827</text:p>
          </table:table-cell>
          <table:table-cell office:value-type="float" office:value="2.415669" calcext:value-type="float">
            <text:p>2.415669</text:p>
          </table:table-cell>
          <table:table-cell office:value-type="float" office:value="4.674555" calcext:value-type="float">
            <text:p>4.674555</text:p>
          </table:table-cell>
          <table:table-cell office:value-type="float" office:value="7.627546" calcext:value-type="float">
            <text:p>7.627546</text:p>
          </table:table-cell>
          <table:table-cell office:value-type="float" office:value="8.258062" calcext:value-type="float">
            <text:p>8.258062</text:p>
          </table:table-cell>
          <table:table-cell office:value-type="float" office:value="8.223628" calcext:value-type="float">
            <text:p>8.223628</text:p>
          </table:table-cell>
          <table:table-cell office:value-type="float" office:value="10.82505" calcext:value-type="float">
            <text:p>10.82505</text:p>
          </table:table-cell>
          <table:table-cell office:value-type="float" office:value="12.51528" calcext:value-type="float">
            <text:p>12.51528</text:p>
          </table:table-cell>
          <table:table-cell office:value-type="float" office:value="12.80344" calcext:value-type="float">
            <text:p>12.80344</text:p>
          </table:table-cell>
          <table:table-cell office:value-type="float" office:value="0" calcext:value-type="float">
            <text:p>0</text:p>
          </table:table-cell>
          <table:table-cell office:value-type="float" office:value="14.0745" calcext:value-type="float">
            <text:p>14.0745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815289" calcext:value-type="float">
            <text:p>3.81528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6" calcext:value-type="float">
            <text:p>22112006</text:p>
          </table:table-cell>
          <table:table-cell office:value-type="float" office:value="5.331757" calcext:value-type="float">
            <text:p>5.331757</text:p>
          </table:table-cell>
          <table:table-cell office:value-type="float" office:value="135.6747" calcext:value-type="float">
            <text:p>135.6747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05436" calcext:value-type="float">
            <text:p>38.05436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69" calcext:value-type="float">
            <text:p>2.53126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654528" calcext:value-type="float">
            <text:p>-0.009654528</text:p>
          </table:table-cell>
          <table:table-cell office:value-type="float" office:value="1161.387" calcext:value-type="float">
            <text:p>1161.387</text:p>
          </table:table-cell>
          <table:table-cell office:value-type="float" office:value="2.962038" calcext:value-type="float">
            <text:p>2.962038</text:p>
          </table:table-cell>
          <table:table-cell office:value-type="float" office:value="0" calcext:value-type="float">
            <text:p>0</text:p>
          </table:table-cell>
          <table:table-cell office:value-type="float" office:value="1.275189" calcext:value-type="float">
            <text:p>1.275189</text:p>
          </table:table-cell>
          <table:table-cell office:value-type="float" office:value="0.533329" calcext:value-type="float">
            <text:p>0.533329</text:p>
          </table:table-cell>
          <table:table-cell office:value-type="float" office:value="0.4118138" calcext:value-type="float">
            <text:p>0.4118138</text:p>
          </table:table-cell>
          <table:table-cell office:value-type="float" office:value="0.1079177" calcext:value-type="float">
            <text:p>0.1079177</text:p>
          </table:table-cell>
          <table:table-cell office:value-type="float" office:value="0.1129426" calcext:value-type="float">
            <text:p>0.1129426</text:p>
          </table:table-cell>
          <table:table-cell office:value-type="float" office:value="0.0373144" calcext:value-type="float">
            <text:p>0.0373144</text:p>
          </table:table-cell>
          <table:table-cell office:value-type="float" office:value="0.04733624" calcext:value-type="float">
            <text:p>0.04733624</text:p>
          </table:table-cell>
          <table:table-cell office:value-type="float" office:value="0.07713888" calcext:value-type="float">
            <text:p>0.07713888</text:p>
          </table:table-cell>
          <table:table-cell office:value-type="float" office:value="0.1436381" calcext:value-type="float">
            <text:p>0.1436381</text:p>
          </table:table-cell>
          <table:table-cell office:value-type="float" office:value="0.1489616" calcext:value-type="float">
            <text:p>0.1489616</text:p>
          </table:table-cell>
          <table:table-cell office:value-type="float" office:value="0.1478523" calcext:value-type="float">
            <text:p>0.1478523</text:p>
          </table:table-cell>
          <table:table-cell office:value-type="float" office:value="0.1783846" calcext:value-type="float">
            <text:p>0.1783846</text:p>
          </table:table-cell>
          <table:table-cell office:value-type="float" office:value="0.193637" calcext:value-type="float">
            <text:p>0.193637</text:p>
          </table:table-cell>
          <table:table-cell office:value-type="float" office:value="0.1964994" calcext:value-type="float">
            <text:p>0.1964994</text:p>
          </table:table-cell>
          <table:table-cell office:value-type="float" office:value="0" calcext:value-type="float">
            <text:p>0</text:p>
          </table:table-cell>
          <table:table-cell office:value-type="float" office:value="37.43308" calcext:value-type="float">
            <text:p>37.43308</text:p>
          </table:table-cell>
          <table:table-cell office:value-type="float" office:value="28.01575" calcext:value-type="float">
            <text:p>28.01575</text:p>
          </table:table-cell>
          <table:table-cell office:value-type="float" office:value="26.66917" calcext:value-type="float">
            <text:p>26.66917</text:p>
          </table:table-cell>
          <table:table-cell office:value-type="float" office:value="6.874649" calcext:value-type="float">
            <text:p>6.874649</text:p>
          </table:table-cell>
          <table:table-cell office:value-type="float" office:value="6.082017" calcext:value-type="float">
            <text:p>6.082017</text:p>
          </table:table-cell>
          <table:table-cell office:value-type="float" office:value="2.355878" calcext:value-type="float">
            <text:p>2.355878</text:p>
          </table:table-cell>
          <table:table-cell office:value-type="float" office:value="2.419814" calcext:value-type="float">
            <text:p>2.419814</text:p>
          </table:table-cell>
          <table:table-cell office:value-type="float" office:value="4.678876" calcext:value-type="float">
            <text:p>4.678876</text:p>
          </table:table-cell>
          <table:table-cell office:value-type="float" office:value="7.632771" calcext:value-type="float">
            <text:p>7.632771</text:p>
          </table:table-cell>
          <table:table-cell office:value-type="float" office:value="8.263529" calcext:value-type="float">
            <text:p>8.263529</text:p>
          </table:table-cell>
          <table:table-cell office:value-type="float" office:value="8.22951" calcext:value-type="float">
            <text:p>8.22951</text:p>
          </table:table-cell>
          <table:table-cell office:value-type="float" office:value="10.82884" calcext:value-type="float">
            <text:p>10.82884</text:p>
          </table:table-cell>
          <table:table-cell office:value-type="float" office:value="12.5166" calcext:value-type="float">
            <text:p>12.5166</text:p>
          </table:table-cell>
          <table:table-cell office:value-type="float" office:value="12.80466" calcext:value-type="float">
            <text:p>12.80466</text:p>
          </table:table-cell>
          <table:table-cell office:value-type="float" office:value="0" calcext:value-type="float">
            <text:p>0</text:p>
          </table:table-cell>
          <table:table-cell office:value-type="float" office:value="16.86632" calcext:value-type="float">
            <text:p>16.86632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833993" calcext:value-type="float">
            <text:p>3.83399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6" calcext:value-type="float">
            <text:p>23112006</text:p>
          </table:table-cell>
          <table:table-cell office:value-type="float" office:value="5.308765" calcext:value-type="float">
            <text:p>5.308765</text:p>
          </table:table-cell>
          <table:table-cell office:value-type="float" office:value="135.6769" calcext:value-type="float">
            <text:p>135.6769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07617" calcext:value-type="float">
            <text:p>38.07617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69" calcext:value-type="float">
            <text:p>2.53126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654528" calcext:value-type="float">
            <text:p>-0.009654528</text:p>
          </table:table-cell>
          <table:table-cell office:value-type="float" office:value="1161.383" calcext:value-type="float">
            <text:p>1161.383</text:p>
          </table:table-cell>
          <table:table-cell office:value-type="float" office:value="2.944902" calcext:value-type="float">
            <text:p>2.944902</text:p>
          </table:table-cell>
          <table:table-cell office:value-type="float" office:value="0" calcext:value-type="float">
            <text:p>0</text:p>
          </table:table-cell>
          <table:table-cell office:value-type="float" office:value="1.389631" calcext:value-type="float">
            <text:p>1.389631</text:p>
          </table:table-cell>
          <table:table-cell office:value-type="float" office:value="0.5646601" calcext:value-type="float">
            <text:p>0.5646601</text:p>
          </table:table-cell>
          <table:table-cell office:value-type="float" office:value="0.4363256" calcext:value-type="float">
            <text:p>0.4363256</text:p>
          </table:table-cell>
          <table:table-cell office:value-type="float" office:value="0.1152329" calcext:value-type="float">
            <text:p>0.1152329</text:p>
          </table:table-cell>
          <table:table-cell office:value-type="float" office:value="0.1209553" calcext:value-type="float">
            <text:p>0.1209553</text:p>
          </table:table-cell>
          <table:table-cell office:value-type="float" office:value="0.03913017" calcext:value-type="float">
            <text:p>0.03913017</text:p>
          </table:table-cell>
          <table:table-cell office:value-type="float" office:value="0.04894527" calcext:value-type="float">
            <text:p>0.04894527</text:p>
          </table:table-cell>
          <table:table-cell office:value-type="float" office:value="0.07740527" calcext:value-type="float">
            <text:p>0.07740527</text:p>
          </table:table-cell>
          <table:table-cell office:value-type="float" office:value="0.1436867" calcext:value-type="float">
            <text:p>0.1436867</text:p>
          </table:table-cell>
          <table:table-cell office:value-type="float" office:value="0.1489932" calcext:value-type="float">
            <text:p>0.1489932</text:p>
          </table:table-cell>
          <table:table-cell office:value-type="float" office:value="0.1479026" calcext:value-type="float">
            <text:p>0.1479026</text:p>
          </table:table-cell>
          <table:table-cell office:value-type="float" office:value="0.178387" calcext:value-type="float">
            <text:p>0.178387</text:p>
          </table:table-cell>
          <table:table-cell office:value-type="float" office:value="0.1936511" calcext:value-type="float">
            <text:p>0.1936511</text:p>
          </table:table-cell>
          <table:table-cell office:value-type="float" office:value="0.1965119" calcext:value-type="float">
            <text:p>0.1965119</text:p>
          </table:table-cell>
          <table:table-cell office:value-type="float" office:value="0" calcext:value-type="float">
            <text:p>0</text:p>
          </table:table-cell>
          <table:table-cell office:value-type="float" office:value="37.58533" calcext:value-type="float">
            <text:p>37.58533</text:p>
          </table:table-cell>
          <table:table-cell office:value-type="float" office:value="28.06996" calcext:value-type="float">
            <text:p>28.06996</text:p>
          </table:table-cell>
          <table:table-cell office:value-type="float" office:value="26.72062" calcext:value-type="float">
            <text:p>26.72062</text:p>
          </table:table-cell>
          <table:table-cell office:value-type="float" office:value="6.890053" calcext:value-type="float">
            <text:p>6.890053</text:p>
          </table:table-cell>
          <table:table-cell office:value-type="float" office:value="6.10175" calcext:value-type="float">
            <text:p>6.10175</text:p>
          </table:table-cell>
          <table:table-cell office:value-type="float" office:value="2.359293" calcext:value-type="float">
            <text:p>2.359293</text:p>
          </table:table-cell>
          <table:table-cell office:value-type="float" office:value="2.424225" calcext:value-type="float">
            <text:p>2.424225</text:p>
          </table:table-cell>
          <table:table-cell office:value-type="float" office:value="4.683233" calcext:value-type="float">
            <text:p>4.683233</text:p>
          </table:table-cell>
          <table:table-cell office:value-type="float" office:value="7.637982" calcext:value-type="float">
            <text:p>7.637982</text:p>
          </table:table-cell>
          <table:table-cell office:value-type="float" office:value="8.268996" calcext:value-type="float">
            <text:p>8.268996</text:p>
          </table:table-cell>
          <table:table-cell office:value-type="float" office:value="8.235394" calcext:value-type="float">
            <text:p>8.235394</text:p>
          </table:table-cell>
          <table:table-cell office:value-type="float" office:value="10.83264" calcext:value-type="float">
            <text:p>10.83264</text:p>
          </table:table-cell>
          <table:table-cell office:value-type="float" office:value="12.51792" calcext:value-type="float">
            <text:p>12.51792</text:p>
          </table:table-cell>
          <table:table-cell office:value-type="float" office:value="12.80587" calcext:value-type="float">
            <text:p>12.80587</text:p>
          </table:table-cell>
          <table:table-cell office:value-type="float" office:value="0" calcext:value-type="float">
            <text:p>0</text:p>
          </table:table-cell>
          <table:table-cell office:value-type="float" office:value="17.50088" calcext:value-type="float">
            <text:p>17.50088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853954" calcext:value-type="float">
            <text:p>3.85395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6" calcext:value-type="float">
            <text:p>24112006</text:p>
          </table:table-cell>
          <table:table-cell office:value-type="float" office:value="5.288737" calcext:value-type="float">
            <text:p>5.288737</text:p>
          </table:table-cell>
          <table:table-cell office:value-type="float" office:value="135.6786" calcext:value-type="float">
            <text:p>135.6786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09824" calcext:value-type="float">
            <text:p>38.09824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69" calcext:value-type="float">
            <text:p>2.53126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654528" calcext:value-type="float">
            <text:p>-0.009654528</text:p>
          </table:table-cell>
          <table:table-cell office:value-type="float" office:value="1161.379" calcext:value-type="float">
            <text:p>1161.379</text:p>
          </table:table-cell>
          <table:table-cell office:value-type="float" office:value="2.931441" calcext:value-type="float">
            <text:p>2.931441</text:p>
          </table:table-cell>
          <table:table-cell office:value-type="float" office:value="0" calcext:value-type="float">
            <text:p>0</text:p>
          </table:table-cell>
          <table:table-cell office:value-type="float" office:value="1.217733" calcext:value-type="float">
            <text:p>1.217733</text:p>
          </table:table-cell>
          <table:table-cell office:value-type="float" office:value="0.523138" calcext:value-type="float">
            <text:p>0.523138</text:p>
          </table:table-cell>
          <table:table-cell office:value-type="float" office:value="0.4188515" calcext:value-type="float">
            <text:p>0.4188515</text:p>
          </table:table-cell>
          <table:table-cell office:value-type="float" office:value="0.1133653" calcext:value-type="float">
            <text:p>0.1133653</text:p>
          </table:table-cell>
          <table:table-cell office:value-type="float" office:value="0.1208206" calcext:value-type="float">
            <text:p>0.1208206</text:p>
          </table:table-cell>
          <table:table-cell office:value-type="float" office:value="0.03977776" calcext:value-type="float">
            <text:p>0.03977776</text:p>
          </table:table-cell>
          <table:table-cell office:value-type="float" office:value="0.04987914" calcext:value-type="float">
            <text:p>0.04987914</text:p>
          </table:table-cell>
          <table:table-cell office:value-type="float" office:value="0.07767799" calcext:value-type="float">
            <text:p>0.07767799</text:p>
          </table:table-cell>
          <table:table-cell office:value-type="float" office:value="0.1437693" calcext:value-type="float">
            <text:p>0.1437693</text:p>
          </table:table-cell>
          <table:table-cell office:value-type="float" office:value="0.1490327" calcext:value-type="float">
            <text:p>0.1490327</text:p>
          </table:table-cell>
          <table:table-cell office:value-type="float" office:value="0.1479625" calcext:value-type="float">
            <text:p>0.1479625</text:p>
          </table:table-cell>
          <table:table-cell office:value-type="float" office:value="0.1783809" calcext:value-type="float">
            <text:p>0.1783809</text:p>
          </table:table-cell>
          <table:table-cell office:value-type="float" office:value="0.1936653" calcext:value-type="float">
            <text:p>0.1936653</text:p>
          </table:table-cell>
          <table:table-cell office:value-type="float" office:value="0.1965243" calcext:value-type="float">
            <text:p>0.1965243</text:p>
          </table:table-cell>
          <table:table-cell office:value-type="float" office:value="0" calcext:value-type="float">
            <text:p>0</text:p>
          </table:table-cell>
          <table:table-cell office:value-type="float" office:value="37.73398" calcext:value-type="float">
            <text:p>37.73398</text:p>
          </table:table-cell>
          <table:table-cell office:value-type="float" office:value="28.12423" calcext:value-type="float">
            <text:p>28.12423</text:p>
          </table:table-cell>
          <table:table-cell office:value-type="float" office:value="26.77405" calcext:value-type="float">
            <text:p>26.77405</text:p>
          </table:table-cell>
          <table:table-cell office:value-type="float" office:value="6.90657" calcext:value-type="float">
            <text:p>6.90657</text:p>
          </table:table-cell>
          <table:table-cell office:value-type="float" office:value="6.122957" calcext:value-type="float">
            <text:p>6.122957</text:p>
          </table:table-cell>
          <table:table-cell office:value-type="float" office:value="2.362981" calcext:value-type="float">
            <text:p>2.362981</text:p>
          </table:table-cell>
          <table:table-cell office:value-type="float" office:value="2.428873" calcext:value-type="float">
            <text:p>2.428873</text:p>
          </table:table-cell>
          <table:table-cell office:value-type="float" office:value="4.687642" calcext:value-type="float">
            <text:p>4.687642</text:p>
          </table:table-cell>
          <table:table-cell office:value-type="float" office:value="7.643238" calcext:value-type="float">
            <text:p>7.643238</text:p>
          </table:table-cell>
          <table:table-cell office:value-type="float" office:value="8.274463" calcext:value-type="float">
            <text:p>8.274463</text:p>
          </table:table-cell>
          <table:table-cell office:value-type="float" office:value="8.241277" calcext:value-type="float">
            <text:p>8.241277</text:p>
          </table:table-cell>
          <table:table-cell office:value-type="float" office:value="10.83644" calcext:value-type="float">
            <text:p>10.83644</text:p>
          </table:table-cell>
          <table:table-cell office:value-type="float" office:value="12.51924" calcext:value-type="float">
            <text:p>12.51924</text:p>
          </table:table-cell>
          <table:table-cell office:value-type="float" office:value="12.8071" calcext:value-type="float">
            <text:p>12.8071</text:p>
          </table:table-cell>
          <table:table-cell office:value-type="float" office:value="0" calcext:value-type="float">
            <text:p>0</text:p>
          </table:table-cell>
          <table:table-cell office:value-type="float" office:value="13.73973" calcext:value-type="float">
            <text:p>13.73973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871481" calcext:value-type="float">
            <text:p>3.87148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6" calcext:value-type="float">
            <text:p>25112006</text:p>
          </table:table-cell>
          <table:table-cell office:value-type="float" office:value="5.270669" calcext:value-type="float">
            <text:p>5.270669</text:p>
          </table:table-cell>
          <table:table-cell office:value-type="float" office:value="135.6801" calcext:value-type="float">
            <text:p>135.6801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11929" calcext:value-type="float">
            <text:p>38.11929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69" calcext:value-type="float">
            <text:p>2.53126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799067" calcext:value-type="float">
            <text:p>-0.009799067</text:p>
          </table:table-cell>
          <table:table-cell office:value-type="float" office:value="1161.375" calcext:value-type="float">
            <text:p>1161.375</text:p>
          </table:table-cell>
          <table:table-cell office:value-type="float" office:value="2.919582" calcext:value-type="float">
            <text:p>2.919582</text:p>
          </table:table-cell>
          <table:table-cell office:value-type="float" office:value="0" calcext:value-type="float">
            <text:p>0</text:p>
          </table:table-cell>
          <table:table-cell office:value-type="float" office:value="1.056771" calcext:value-type="float">
            <text:p>1.056771</text:p>
          </table:table-cell>
          <table:table-cell office:value-type="float" office:value="0.4867321" calcext:value-type="float">
            <text:p>0.4867321</text:p>
          </table:table-cell>
          <table:table-cell office:value-type="float" office:value="0.3973128" calcext:value-type="float">
            <text:p>0.3973128</text:p>
          </table:table-cell>
          <table:table-cell office:value-type="float" office:value="0.1084408" calcext:value-type="float">
            <text:p>0.1084408</text:p>
          </table:table-cell>
          <table:table-cell office:value-type="float" office:value="0.1162158" calcext:value-type="float">
            <text:p>0.1162158</text:p>
          </table:table-cell>
          <table:table-cell office:value-type="float" office:value="0.03917186" calcext:value-type="float">
            <text:p>0.03917186</text:p>
          </table:table-cell>
          <table:table-cell office:value-type="float" office:value="0.04961446" calcext:value-type="float">
            <text:p>0.04961446</text:p>
          </table:table-cell>
          <table:table-cell office:value-type="float" office:value="0.07780028" calcext:value-type="float">
            <text:p>0.07780028</text:p>
          </table:table-cell>
          <table:table-cell office:value-type="float" office:value="0.1438565" calcext:value-type="float">
            <text:p>0.1438565</text:p>
          </table:table-cell>
          <table:table-cell office:value-type="float" office:value="0.1490788" calcext:value-type="float">
            <text:p>0.1490788</text:p>
          </table:table-cell>
          <table:table-cell office:value-type="float" office:value="0.148018" calcext:value-type="float">
            <text:p>0.148018</text:p>
          </table:table-cell>
          <table:table-cell office:value-type="float" office:value="0.1783864" calcext:value-type="float">
            <text:p>0.1783864</text:p>
          </table:table-cell>
          <table:table-cell office:value-type="float" office:value="0.1937063" calcext:value-type="float">
            <text:p>0.1937063</text:p>
          </table:table-cell>
          <table:table-cell office:value-type="float" office:value="0.1965285" calcext:value-type="float">
            <text:p>0.1965285</text:p>
          </table:table-cell>
          <table:table-cell office:value-type="float" office:value="0" calcext:value-type="float">
            <text:p>0</text:p>
          </table:table-cell>
          <table:table-cell office:value-type="float" office:value="37.85688" calcext:value-type="float">
            <text:p>37.85688</text:p>
          </table:table-cell>
          <table:table-cell office:value-type="float" office:value="28.17057" calcext:value-type="float">
            <text:p>28.17057</text:p>
          </table:table-cell>
          <table:table-cell office:value-type="float" office:value="26.82099" calcext:value-type="float">
            <text:p>26.82099</text:p>
          </table:table-cell>
          <table:table-cell office:value-type="float" office:value="6.921743" calcext:value-type="float">
            <text:p>6.921743</text:p>
          </table:table-cell>
          <table:table-cell office:value-type="float" office:value="6.143063" calcext:value-type="float">
            <text:p>6.143063</text:p>
          </table:table-cell>
          <table:table-cell office:value-type="float" office:value="2.36662" calcext:value-type="float">
            <text:p>2.36662</text:p>
          </table:table-cell>
          <table:table-cell office:value-type="float" office:value="2.433545" calcext:value-type="float">
            <text:p>2.433545</text:p>
          </table:table-cell>
          <table:table-cell office:value-type="float" office:value="4.69207" calcext:value-type="float">
            <text:p>4.69207</text:p>
          </table:table-cell>
          <table:table-cell office:value-type="float" office:value="7.648494" calcext:value-type="float">
            <text:p>7.648494</text:p>
          </table:table-cell>
          <table:table-cell office:value-type="float" office:value="8.27993" calcext:value-type="float">
            <text:p>8.27993</text:p>
          </table:table-cell>
          <table:table-cell office:value-type="float" office:value="8.247104" calcext:value-type="float">
            <text:p>8.247104</text:p>
          </table:table-cell>
          <table:table-cell office:value-type="float" office:value="10.84022" calcext:value-type="float">
            <text:p>10.84022</text:p>
          </table:table-cell>
          <table:table-cell office:value-type="float" office:value="12.52057" calcext:value-type="float">
            <text:p>12.52057</text:p>
          </table:table-cell>
          <table:table-cell office:value-type="float" office:value="12.80832" calcext:value-type="float">
            <text:p>12.80832</text:p>
          </table:table-cell>
          <table:table-cell office:value-type="float" office:value="0" calcext:value-type="float">
            <text:p>0</text:p>
          </table:table-cell>
          <table:table-cell office:value-type="float" office:value="11.32066" calcext:value-type="float">
            <text:p>11.32066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887323" calcext:value-type="float">
            <text:p>3.88732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6" calcext:value-type="float">
            <text:p>26112006</text:p>
          </table:table-cell>
          <table:table-cell office:value-type="float" office:value="5.256175" calcext:value-type="float">
            <text:p>5.256175</text:p>
          </table:table-cell>
          <table:table-cell office:value-type="float" office:value="135.681" calcext:value-type="float">
            <text:p>135.681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13901" calcext:value-type="float">
            <text:p>38.13901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69" calcext:value-type="float">
            <text:p>2.53126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957347" calcext:value-type="float">
            <text:p>-0.009957347</text:p>
          </table:table-cell>
          <table:table-cell office:value-type="float" office:value="1161.369" calcext:value-type="float">
            <text:p>1161.369</text:p>
          </table:table-cell>
          <table:table-cell office:value-type="float" office:value="2.910892" calcext:value-type="float">
            <text:p>2.910892</text:p>
          </table:table-cell>
          <table:table-cell office:value-type="float" office:value="0" calcext:value-type="float">
            <text:p>0</text:p>
          </table:table-cell>
          <table:table-cell office:value-type="float" office:value="0.8274858" calcext:value-type="float">
            <text:p>0.8274858</text:p>
          </table:table-cell>
          <table:table-cell office:value-type="float" office:value="0.4186935" calcext:value-type="float">
            <text:p>0.4186935</text:p>
          </table:table-cell>
          <table:table-cell office:value-type="float" office:value="0.3559062" calcext:value-type="float">
            <text:p>0.3559062</text:p>
          </table:table-cell>
          <table:table-cell office:value-type="float" office:value="0.09923559" calcext:value-type="float">
            <text:p>0.09923559</text:p>
          </table:table-cell>
          <table:table-cell office:value-type="float" office:value="0.1075916" calcext:value-type="float">
            <text:p>0.1075916</text:p>
          </table:table-cell>
          <table:table-cell office:value-type="float" office:value="0.03782784" calcext:value-type="float">
            <text:p>0.03782784</text:p>
          </table:table-cell>
          <table:table-cell office:value-type="float" office:value="0.04868052" calcext:value-type="float">
            <text:p>0.04868052</text:p>
          </table:table-cell>
          <table:table-cell office:value-type="float" office:value="0.07778842" calcext:value-type="float">
            <text:p>0.07778842</text:p>
          </table:table-cell>
          <table:table-cell office:value-type="float" office:value="0.143922" calcext:value-type="float">
            <text:p>0.143922</text:p>
          </table:table-cell>
          <table:table-cell office:value-type="float" office:value="0.1491279" calcext:value-type="float">
            <text:p>0.1491279</text:p>
          </table:table-cell>
          <table:table-cell office:value-type="float" office:value="0.1480731" calcext:value-type="float">
            <text:p>0.1480731</text:p>
          </table:table-cell>
          <table:table-cell office:value-type="float" office:value="0.1783821" calcext:value-type="float">
            <text:p>0.1783821</text:p>
          </table:table-cell>
          <table:table-cell office:value-type="float" office:value="0.1936993" calcext:value-type="float">
            <text:p>0.1936993</text:p>
          </table:table-cell>
          <table:table-cell office:value-type="float" office:value="0.19655" calcext:value-type="float">
            <text:p>0.19655</text:p>
          </table:table-cell>
          <table:table-cell office:value-type="float" office:value="0" calcext:value-type="float">
            <text:p>0</text:p>
          </table:table-cell>
          <table:table-cell office:value-type="float" office:value="37.95312" calcext:value-type="float">
            <text:p>37.95312</text:p>
          </table:table-cell>
          <table:table-cell office:value-type="float" office:value="28.20744" calcext:value-type="float">
            <text:p>28.20744</text:p>
          </table:table-cell>
          <table:table-cell office:value-type="float" office:value="26.85991" calcext:value-type="float">
            <text:p>26.85991</text:p>
          </table:table-cell>
          <table:table-cell office:value-type="float" office:value="6.935029" calcext:value-type="float">
            <text:p>6.935029</text:p>
          </table:table-cell>
          <table:table-cell office:value-type="float" office:value="6.161272" calcext:value-type="float">
            <text:p>6.161272</text:p>
          </table:table-cell>
          <table:table-cell office:value-type="float" office:value="2.370066" calcext:value-type="float">
            <text:p>2.370066</text:p>
          </table:table-cell>
          <table:table-cell office:value-type="float" office:value="2.4381" calcext:value-type="float">
            <text:p>2.4381</text:p>
          </table:table-cell>
          <table:table-cell office:value-type="float" office:value="4.696497" calcext:value-type="float">
            <text:p>4.696497</text:p>
          </table:table-cell>
          <table:table-cell office:value-type="float" office:value="7.65375" calcext:value-type="float">
            <text:p>7.65375</text:p>
          </table:table-cell>
          <table:table-cell office:value-type="float" office:value="8.285333" calcext:value-type="float">
            <text:p>8.285333</text:p>
          </table:table-cell>
          <table:table-cell office:value-type="float" office:value="8.25293" calcext:value-type="float">
            <text:p>8.25293</text:p>
          </table:table-cell>
          <table:table-cell office:value-type="float" office:value="10.84394" calcext:value-type="float">
            <text:p>10.84394</text:p>
          </table:table-cell>
          <table:table-cell office:value-type="float" office:value="12.52189" calcext:value-type="float">
            <text:p>12.52189</text:p>
          </table:table-cell>
          <table:table-cell office:value-type="float" office:value="12.80953" calcext:value-type="float">
            <text:p>12.80953</text:p>
          </table:table-cell>
          <table:table-cell office:value-type="float" office:value="0" calcext:value-type="float">
            <text:p>0</text:p>
          </table:table-cell>
          <table:table-cell office:value-type="float" office:value="7.998454" calcext:value-type="float">
            <text:p>7.998454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900107" calcext:value-type="float">
            <text:p>3.90010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6" calcext:value-type="float">
            <text:p>27112006</text:p>
          </table:table-cell>
          <table:table-cell office:value-type="float" office:value="5.240301" calcext:value-type="float">
            <text:p>5.240301</text:p>
          </table:table-cell>
          <table:table-cell office:value-type="float" office:value="135.6826" calcext:value-type="float">
            <text:p>135.6826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15736" calcext:value-type="float">
            <text:p>38.15736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72" calcext:value-type="float">
            <text:p>2.5312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996566" calcext:value-type="float">
            <text:p>-0.009996566</text:p>
          </table:table-cell>
          <table:table-cell office:value-type="float" office:value="1161.364" calcext:value-type="float">
            <text:p>1161.364</text:p>
          </table:table-cell>
          <table:table-cell office:value-type="float" office:value="2.903885" calcext:value-type="float">
            <text:p>2.903885</text:p>
          </table:table-cell>
          <table:table-cell office:value-type="float" office:value="0" calcext:value-type="float">
            <text:p>0</text:p>
          </table:table-cell>
          <table:table-cell office:value-type="float" office:value="0.6732733" calcext:value-type="float">
            <text:p>0.6732733</text:p>
          </table:table-cell>
          <table:table-cell office:value-type="float" office:value="0.4243416" calcext:value-type="float">
            <text:p>0.4243416</text:p>
          </table:table-cell>
          <table:table-cell office:value-type="float" office:value="0.348397" calcext:value-type="float">
            <text:p>0.348397</text:p>
          </table:table-cell>
          <table:table-cell office:value-type="float" office:value="0.09523859" calcext:value-type="float">
            <text:p>0.09523859</text:p>
          </table:table-cell>
          <table:table-cell office:value-type="float" office:value="0.1018813" calcext:value-type="float">
            <text:p>0.1018813</text:p>
          </table:table-cell>
          <table:table-cell office:value-type="float" office:value="0.03632849" calcext:value-type="float">
            <text:p>0.03632849</text:p>
          </table:table-cell>
          <table:table-cell office:value-type="float" office:value="0.04719648" calcext:value-type="float">
            <text:p>0.04719648</text:p>
          </table:table-cell>
          <table:table-cell office:value-type="float" office:value="0.07761969" calcext:value-type="float">
            <text:p>0.07761969</text:p>
          </table:table-cell>
          <table:table-cell office:value-type="float" office:value="0.1439507" calcext:value-type="float">
            <text:p>0.1439507</text:p>
          </table:table-cell>
          <table:table-cell office:value-type="float" office:value="0.1491761" calcext:value-type="float">
            <text:p>0.1491761</text:p>
          </table:table-cell>
          <table:table-cell office:value-type="float" office:value="0.1481278" calcext:value-type="float">
            <text:p>0.1481278</text:p>
          </table:table-cell>
          <table:table-cell office:value-type="float" office:value="0.1783874" calcext:value-type="float">
            <text:p>0.1783874</text:p>
          </table:table-cell>
          <table:table-cell office:value-type="float" office:value="0.1937078" calcext:value-type="float">
            <text:p>0.1937078</text:p>
          </table:table-cell>
          <table:table-cell office:value-type="float" office:value="0.1965614" calcext:value-type="float">
            <text:p>0.1965614</text:p>
          </table:table-cell>
          <table:table-cell office:value-type="float" office:value="0" calcext:value-type="float">
            <text:p>0</text:p>
          </table:table-cell>
          <table:table-cell office:value-type="float" office:value="38.02837" calcext:value-type="float">
            <text:p>38.02837</text:p>
          </table:table-cell>
          <table:table-cell office:value-type="float" office:value="28.23534" calcext:value-type="float">
            <text:p>28.23534</text:p>
          </table:table-cell>
          <table:table-cell office:value-type="float" office:value="26.88945" calcext:value-type="float">
            <text:p>26.88945</text:p>
          </table:table-cell>
          <table:table-cell office:value-type="float" office:value="6.945608" calcext:value-type="float">
            <text:p>6.945608</text:p>
          </table:table-cell>
          <table:table-cell office:value-type="float" office:value="6.176547" calcext:value-type="float">
            <text:p>6.176547</text:p>
          </table:table-cell>
          <table:table-cell office:value-type="float" office:value="2.373145" calcext:value-type="float">
            <text:p>2.373145</text:p>
          </table:table-cell>
          <table:table-cell office:value-type="float" office:value="2.442384" calcext:value-type="float">
            <text:p>2.442384</text:p>
          </table:table-cell>
          <table:table-cell office:value-type="float" office:value="4.700902" calcext:value-type="float">
            <text:p>4.700902</text:p>
          </table:table-cell>
          <table:table-cell office:value-type="float" office:value="7.659007" calcext:value-type="float">
            <text:p>7.659007</text:p>
          </table:table-cell>
          <table:table-cell office:value-type="float" office:value="8.290726" calcext:value-type="float">
            <text:p>8.290726</text:p>
          </table:table-cell>
          <table:table-cell office:value-type="float" office:value="8.258756" calcext:value-type="float">
            <text:p>8.258756</text:p>
          </table:table-cell>
          <table:table-cell office:value-type="float" office:value="10.84766" calcext:value-type="float">
            <text:p>10.84766</text:p>
          </table:table-cell>
          <table:table-cell office:value-type="float" office:value="12.5232" calcext:value-type="float">
            <text:p>12.5232</text:p>
          </table:table-cell>
          <table:table-cell office:value-type="float" office:value="12.81074" calcext:value-type="float">
            <text:p>12.81074</text:p>
          </table:table-cell>
          <table:table-cell office:value-type="float" office:value="0" calcext:value-type="float">
            <text:p>0</text:p>
          </table:table-cell>
          <table:table-cell office:value-type="float" office:value="11.71727" calcext:value-type="float">
            <text:p>11.71727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913581" calcext:value-type="float">
            <text:p>3.91358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6" calcext:value-type="float">
            <text:p>28112006</text:p>
          </table:table-cell>
          <table:table-cell office:value-type="float" office:value="5.224856" calcext:value-type="float">
            <text:p>5.224856</text:p>
          </table:table-cell>
          <table:table-cell office:value-type="float" office:value="135.6839" calcext:value-type="float">
            <text:p>135.6839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17547" calcext:value-type="float">
            <text:p>38.17547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72" calcext:value-type="float">
            <text:p>2.5312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996566" calcext:value-type="float">
            <text:p>-0.009996566</text:p>
          </table:table-cell>
          <table:table-cell office:value-type="float" office:value="1161.359" calcext:value-type="float">
            <text:p>1161.359</text:p>
          </table:table-cell>
          <table:table-cell office:value-type="float" office:value="2.895916" calcext:value-type="float">
            <text:p>2.895916</text:p>
          </table:table-cell>
          <table:table-cell office:value-type="float" office:value="0" calcext:value-type="float">
            <text:p>0</text:p>
          </table:table-cell>
          <table:table-cell office:value-type="float" office:value="0.743516" calcext:value-type="float">
            <text:p>0.743516</text:p>
          </table:table-cell>
          <table:table-cell office:value-type="float" office:value="0.4362583" calcext:value-type="float">
            <text:p>0.4362583</text:p>
          </table:table-cell>
          <table:table-cell office:value-type="float" office:value="0.3527479" calcext:value-type="float">
            <text:p>0.3527479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100463" calcext:value-type="float">
            <text:p>0.100463</text:p>
          </table:table-cell>
          <table:table-cell office:value-type="float" office:value="0.03574267" calcext:value-type="float">
            <text:p>0.03574267</text:p>
          </table:table-cell>
          <table:table-cell office:value-type="float" office:value="0.04638725" calcext:value-type="float">
            <text:p>0.04638725</text:p>
          </table:table-cell>
          <table:table-cell office:value-type="float" office:value="0.07746066" calcext:value-type="float">
            <text:p>0.07746066</text:p>
          </table:table-cell>
          <table:table-cell office:value-type="float" office:value="0.1439537" calcext:value-type="float">
            <text:p>0.1439537</text:p>
          </table:table-cell>
          <table:table-cell office:value-type="float" office:value="0.1492213" calcext:value-type="float">
            <text:p>0.1492213</text:p>
          </table:table-cell>
          <table:table-cell office:value-type="float" office:value="0.1481823" calcext:value-type="float">
            <text:p>0.1481823</text:p>
          </table:table-cell>
          <table:table-cell office:value-type="float" office:value="0.1783906" calcext:value-type="float">
            <text:p>0.1783906</text:p>
          </table:table-cell>
          <table:table-cell office:value-type="float" office:value="0.1937214" calcext:value-type="float">
            <text:p>0.1937214</text:p>
          </table:table-cell>
          <table:table-cell office:value-type="float" office:value="0.196574" calcext:value-type="float">
            <text:p>0.196574</text:p>
          </table:table-cell>
          <table:table-cell office:value-type="float" office:value="0" calcext:value-type="float">
            <text:p>0</text:p>
          </table:table-cell>
          <table:table-cell office:value-type="float" office:value="38.10244" calcext:value-type="float">
            <text:p>38.10244</text:p>
          </table:table-cell>
          <table:table-cell office:value-type="float" office:value="28.26298" calcext:value-type="float">
            <text:p>28.26298</text:p>
          </table:table-cell>
          <table:table-cell office:value-type="float" office:value="26.91741" calcext:value-type="float">
            <text:p>26.91741</text:p>
          </table:table-cell>
          <table:table-cell office:value-type="float" office:value="6.955409" calcext:value-type="float">
            <text:p>6.955409</text:p>
          </table:table-cell>
          <table:table-cell office:value-type="float" office:value="6.190651" calcext:value-type="float">
            <text:p>6.190651</text:p>
          </table:table-cell>
          <table:table-cell office:value-type="float" office:value="2.376017" calcext:value-type="float">
            <text:p>2.376017</text:p>
          </table:table-cell>
          <table:table-cell office:value-type="float" office:value="2.446461" calcext:value-type="float">
            <text:p>2.446461</text:p>
          </table:table-cell>
          <table:table-cell office:value-type="float" office:value="4.705256" calcext:value-type="float">
            <text:p>4.705256</text:p>
          </table:table-cell>
          <table:table-cell office:value-type="float" office:value="7.664263" calcext:value-type="float">
            <text:p>7.664263</text:p>
          </table:table-cell>
          <table:table-cell office:value-type="float" office:value="8.296118" calcext:value-type="float">
            <text:p>8.296118</text:p>
          </table:table-cell>
          <table:table-cell office:value-type="float" office:value="8.264582" calcext:value-type="float">
            <text:p>8.264582</text:p>
          </table:table-cell>
          <table:table-cell office:value-type="float" office:value="10.85137" calcext:value-type="float">
            <text:p>10.85137</text:p>
          </table:table-cell>
          <table:table-cell office:value-type="float" office:value="12.52452" calcext:value-type="float">
            <text:p>12.52452</text:p>
          </table:table-cell>
          <table:table-cell office:value-type="float" office:value="12.81194" calcext:value-type="float">
            <text:p>12.81194</text:p>
          </table:table-cell>
          <table:table-cell office:value-type="float" office:value="0" calcext:value-type="float">
            <text:p>0</text:p>
          </table:table-cell>
          <table:table-cell office:value-type="float" office:value="12.98485" calcext:value-type="float">
            <text:p>12.98485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926934" calcext:value-type="float">
            <text:p>3.92693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6" calcext:value-type="float">
            <text:p>29112006</text:p>
          </table:table-cell>
          <table:table-cell office:value-type="float" office:value="5.217374" calcext:value-type="float">
            <text:p>5.217374</text:p>
          </table:table-cell>
          <table:table-cell office:value-type="float" office:value="135.6839" calcext:value-type="float">
            <text:p>135.6839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19236" calcext:value-type="float">
            <text:p>38.19236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72" calcext:value-type="float">
            <text:p>2.5312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996566" calcext:value-type="float">
            <text:p>-0.009996566</text:p>
          </table:table-cell>
          <table:table-cell office:value-type="float" office:value="1161.353" calcext:value-type="float">
            <text:p>1161.353</text:p>
          </table:table-cell>
          <table:table-cell office:value-type="float" office:value="2.892838" calcext:value-type="float">
            <text:p>2.892838</text:p>
          </table:table-cell>
          <table:table-cell office:value-type="float" office:value="0" calcext:value-type="float">
            <text:p>0</text:p>
          </table:table-cell>
          <table:table-cell office:value-type="float" office:value="0.4998668" calcext:value-type="float">
            <text:p>0.4998668</text:p>
          </table:table-cell>
          <table:table-cell office:value-type="float" office:value="0.3206196" calcext:value-type="float">
            <text:p>0.3206196</text:p>
          </table:table-cell>
          <table:table-cell office:value-type="float" office:value="0.2625691" calcext:value-type="float">
            <text:p>0.2625691</text:p>
          </table:table-cell>
          <table:table-cell office:value-type="float" office:value="0.07640611" calcext:value-type="float">
            <text:p>0.07640611</text:p>
          </table:table-cell>
          <table:table-cell office:value-type="float" office:value="0.08390033" calcext:value-type="float">
            <text:p>0.08390033</text:p>
          </table:table-cell>
          <table:table-cell office:value-type="float" office:value="0.03337696" calcext:value-type="float">
            <text:p>0.03337696</text:p>
          </table:table-cell>
          <table:table-cell office:value-type="float" office:value="0.04480569" calcext:value-type="float">
            <text:p>0.04480569</text:p>
          </table:table-cell>
          <table:table-cell office:value-type="float" office:value="0.07731633" calcext:value-type="float">
            <text:p>0.07731633</text:p>
          </table:table-cell>
          <table:table-cell office:value-type="float" office:value="0.1439487" calcext:value-type="float">
            <text:p>0.1439487</text:p>
          </table:table-cell>
          <table:table-cell office:value-type="float" office:value="0.1492642" calcext:value-type="float">
            <text:p>0.1492642</text:p>
          </table:table-cell>
          <table:table-cell office:value-type="float" office:value="0.1482363" calcext:value-type="float">
            <text:p>0.1482363</text:p>
          </table:table-cell>
          <table:table-cell office:value-type="float" office:value="0.1783848" calcext:value-type="float">
            <text:p>0.1783848</text:p>
          </table:table-cell>
          <table:table-cell office:value-type="float" office:value="0.1937356" calcext:value-type="float">
            <text:p>0.1937356</text:p>
          </table:table-cell>
          <table:table-cell office:value-type="float" office:value="0.1965861" calcext:value-type="float">
            <text:p>0.1965861</text:p>
          </table:table-cell>
          <table:table-cell office:value-type="float" office:value="0" calcext:value-type="float">
            <text:p>0</text:p>
          </table:table-cell>
          <table:table-cell office:value-type="float" office:value="38.15511" calcext:value-type="float">
            <text:p>38.15511</text:p>
          </table:table-cell>
          <table:table-cell office:value-type="float" office:value="28.28074" calcext:value-type="float">
            <text:p>28.28074</text:p>
          </table:table-cell>
          <table:table-cell office:value-type="float" office:value="26.93712" calcext:value-type="float">
            <text:p>26.93712</text:p>
          </table:table-cell>
          <table:table-cell office:value-type="float" office:value="6.963623" calcext:value-type="float">
            <text:p>6.963623</text:p>
          </table:table-cell>
          <table:table-cell office:value-type="float" office:value="6.203185" calcext:value-type="float">
            <text:p>6.203185</text:p>
          </table:table-cell>
          <table:table-cell office:value-type="float" office:value="2.378722" calcext:value-type="float">
            <text:p>2.378722</text:p>
          </table:table-cell>
          <table:table-cell office:value-type="float" office:value="2.450391" calcext:value-type="float">
            <text:p>2.450391</text:p>
          </table:table-cell>
          <table:table-cell office:value-type="float" office:value="4.709575" calcext:value-type="float">
            <text:p>4.709575</text:p>
          </table:table-cell>
          <table:table-cell office:value-type="float" office:value="7.66952" calcext:value-type="float">
            <text:p>7.66952</text:p>
          </table:table-cell>
          <table:table-cell office:value-type="float" office:value="8.301509" calcext:value-type="float">
            <text:p>8.301509</text:p>
          </table:table-cell>
          <table:table-cell office:value-type="float" office:value="8.270408" calcext:value-type="float">
            <text:p>8.270408</text:p>
          </table:table-cell>
          <table:table-cell office:value-type="float" office:value="10.8551" calcext:value-type="float">
            <text:p>10.8551</text:p>
          </table:table-cell>
          <table:table-cell office:value-type="float" office:value="12.52584" calcext:value-type="float">
            <text:p>12.52584</text:p>
          </table:table-cell>
          <table:table-cell office:value-type="float" office:value="12.81103" calcext:value-type="float">
            <text:p>12.81103</text:p>
          </table:table-cell>
          <table:table-cell office:value-type="float" office:value="0" calcext:value-type="float">
            <text:p>0</text:p>
          </table:table-cell>
          <table:table-cell office:value-type="float" office:value="7.597058" calcext:value-type="float">
            <text:p>7.597058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933757" calcext:value-type="float">
            <text:p>3.93375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6" calcext:value-type="float">
            <text:p>30112006</text:p>
          </table:table-cell>
          <table:table-cell office:value-type="float" office:value="5.212218" calcext:value-type="float">
            <text:p>5.212218</text:p>
          </table:table-cell>
          <table:table-cell office:value-type="float" office:value="135.6839" calcext:value-type="float">
            <text:p>135.6839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20681" calcext:value-type="float">
            <text:p>38.20681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72" calcext:value-type="float">
            <text:p>2.5312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996566" calcext:value-type="float">
            <text:p>-0.009996566</text:p>
          </table:table-cell>
          <table:table-cell office:value-type="float" office:value="1161.345" calcext:value-type="float">
            <text:p>1161.345</text:p>
          </table:table-cell>
          <table:table-cell office:value-type="float" office:value="2.890996" calcext:value-type="float">
            <text:p>2.890996</text:p>
          </table:table-cell>
          <table:table-cell office:value-type="float" office:value="0" calcext:value-type="float">
            <text:p>0</text:p>
          </table:table-cell>
          <table:table-cell office:value-type="float" office:value="0.3782883" calcext:value-type="float">
            <text:p>0.3782883</text:p>
          </table:table-cell>
          <table:table-cell office:value-type="float" office:value="0.2714253" calcext:value-type="float">
            <text:p>0.2714253</text:p>
          </table:table-cell>
          <table:table-cell office:value-type="float" office:value="0.2333281" calcext:value-type="float">
            <text:p>0.2333281</text:p>
          </table:table-cell>
          <table:table-cell office:value-type="float" office:value="0.06473976" calcext:value-type="float">
            <text:p>0.06473976</text:p>
          </table:table-cell>
          <table:table-cell office:value-type="float" office:value="0.06948533" calcext:value-type="float">
            <text:p>0.06948533</text:p>
          </table:table-cell>
          <table:table-cell office:value-type="float" office:value="0.02991813" calcext:value-type="float">
            <text:p>0.02991813</text:p>
          </table:table-cell>
          <table:table-cell office:value-type="float" office:value="0.04145631" calcext:value-type="float">
            <text:p>0.04145631</text:p>
          </table:table-cell>
          <table:table-cell office:value-type="float" office:value="0.07684105" calcext:value-type="float">
            <text:p>0.07684105</text:p>
          </table:table-cell>
          <table:table-cell office:value-type="float" office:value="0.1439026" calcext:value-type="float">
            <text:p>0.1439026</text:p>
          </table:table-cell>
          <table:table-cell office:value-type="float" office:value="0.1493027" calcext:value-type="float">
            <text:p>0.1493027</text:p>
          </table:table-cell>
          <table:table-cell office:value-type="float" office:value="0.1482899" calcext:value-type="float">
            <text:p>0.1482899</text:p>
          </table:table-cell>
          <table:table-cell office:value-type="float" office:value="0.1783863" calcext:value-type="float">
            <text:p>0.1783863</text:p>
          </table:table-cell>
          <table:table-cell office:value-type="float" office:value="0.1937503" calcext:value-type="float">
            <text:p>0.1937503</text:p>
          </table:table-cell>
          <table:table-cell office:value-type="float" office:value="0.1965978" calcext:value-type="float">
            <text:p>0.1965978</text:p>
          </table:table-cell>
          <table:table-cell office:value-type="float" office:value="0" calcext:value-type="float">
            <text:p>0</text:p>
          </table:table-cell>
          <table:table-cell office:value-type="float" office:value="38.17442" calcext:value-type="float">
            <text:p>38.17442</text:p>
          </table:table-cell>
          <table:table-cell office:value-type="float" office:value="28.28282" calcext:value-type="float">
            <text:p>28.28282</text:p>
          </table:table-cell>
          <table:table-cell office:value-type="float" office:value="26.94" calcext:value-type="float">
            <text:p>26.94</text:p>
          </table:table-cell>
          <table:table-cell office:value-type="float" office:value="6.966721" calcext:value-type="float">
            <text:p>6.966721</text:p>
          </table:table-cell>
          <table:table-cell office:value-type="float" office:value="6.210055" calcext:value-type="float">
            <text:p>6.210055</text:p>
          </table:table-cell>
          <table:table-cell office:value-type="float" office:value="2.3807" calcext:value-type="float">
            <text:p>2.3807</text:p>
          </table:table-cell>
          <table:table-cell office:value-type="float" office:value="2.453775" calcext:value-type="float">
            <text:p>2.453775</text:p>
          </table:table-cell>
          <table:table-cell office:value-type="float" office:value="4.713807" calcext:value-type="float">
            <text:p>4.713807</text:p>
          </table:table-cell>
          <table:table-cell office:value-type="float" office:value="7.674756" calcext:value-type="float">
            <text:p>7.674756</text:p>
          </table:table-cell>
          <table:table-cell office:value-type="float" office:value="8.306898" calcext:value-type="float">
            <text:p>8.306898</text:p>
          </table:table-cell>
          <table:table-cell office:value-type="float" office:value="8.276234" calcext:value-type="float">
            <text:p>8.276234</text:p>
          </table:table-cell>
          <table:table-cell office:value-type="float" office:value="10.85882" calcext:value-type="float">
            <text:p>10.85882</text:p>
          </table:table-cell>
          <table:table-cell office:value-type="float" office:value="12.52716" calcext:value-type="float">
            <text:p>12.52716</text:p>
          </table:table-cell>
          <table:table-cell office:value-type="float" office:value="12.80814" calcext:value-type="float">
            <text:p>12.80814</text:p>
          </table:table-cell>
          <table:table-cell office:value-type="float" office:value="0" calcext:value-type="float">
            <text:p>0</text:p>
          </table:table-cell>
          <table:table-cell office:value-type="float" office:value="5.022468" calcext:value-type="float">
            <text:p>5.022468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938378" calcext:value-type="float">
            <text:p>3.93837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6" calcext:value-type="float">
            <text:p>1122006</text:p>
          </table:table-cell>
          <table:table-cell office:value-type="float" office:value="5.206886" calcext:value-type="float">
            <text:p>5.206886</text:p>
          </table:table-cell>
          <table:table-cell office:value-type="float" office:value="135.6839" calcext:value-type="float">
            <text:p>135.6839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22029" calcext:value-type="float">
            <text:p>38.22029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72" calcext:value-type="float">
            <text:p>2.5312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996566" calcext:value-type="float">
            <text:p>-0.009996566</text:p>
          </table:table-cell>
          <table:table-cell office:value-type="float" office:value="1161.337" calcext:value-type="float">
            <text:p>1161.337</text:p>
          </table:table-cell>
          <table:table-cell office:value-type="float" office:value="2.888408" calcext:value-type="float">
            <text:p>2.888408</text:p>
          </table:table-cell>
          <table:table-cell office:value-type="float" office:value="0" calcext:value-type="float">
            <text:p>0</text:p>
          </table:table-cell>
          <table:table-cell office:value-type="float" office:value="0.3774697" calcext:value-type="float">
            <text:p>0.3774697</text:p>
          </table:table-cell>
          <table:table-cell office:value-type="float" office:value="0.2511019" calcext:value-type="float">
            <text:p>0.2511019</text:p>
          </table:table-cell>
          <table:table-cell office:value-type="float" office:value="0.2202565" calcext:value-type="float">
            <text:p>0.2202565</text:p>
          </table:table-cell>
          <table:table-cell office:value-type="float" office:value="0.06122803" calcext:value-type="float">
            <text:p>0.06122803</text:p>
          </table:table-cell>
          <table:table-cell office:value-type="float" office:value="0.06410331" calcext:value-type="float">
            <text:p>0.06410331</text:p>
          </table:table-cell>
          <table:table-cell office:value-type="float" office:value="0.02820035" calcext:value-type="float">
            <text:p>0.02820035</text:p>
          </table:table-cell>
          <table:table-cell office:value-type="float" office:value="0.0392633" calcext:value-type="float">
            <text:p>0.0392633</text:p>
          </table:table-cell>
          <table:table-cell office:value-type="float" office:value="0.07632448" calcext:value-type="float">
            <text:p>0.07632448</text:p>
          </table:table-cell>
          <table:table-cell office:value-type="float" office:value="0.1438008" calcext:value-type="float">
            <text:p>0.1438008</text:p>
          </table:table-cell>
          <table:table-cell office:value-type="float" office:value="0.1493328" calcext:value-type="float">
            <text:p>0.1493328</text:p>
          </table:table-cell>
          <table:table-cell office:value-type="float" office:value="0.1483426" calcext:value-type="float">
            <text:p>0.1483426</text:p>
          </table:table-cell>
          <table:table-cell office:value-type="float" office:value="0.1783933" calcext:value-type="float">
            <text:p>0.1783933</text:p>
          </table:table-cell>
          <table:table-cell office:value-type="float" office:value="0.1937656" calcext:value-type="float">
            <text:p>0.1937656</text:p>
          </table:table-cell>
          <table:table-cell office:value-type="float" office:value="0.1966098" calcext:value-type="float">
            <text:p>0.1966098</text:p>
          </table:table-cell>
          <table:table-cell office:value-type="float" office:value="0" calcext:value-type="float">
            <text:p>0</text:p>
          </table:table-cell>
          <table:table-cell office:value-type="float" office:value="38.18516" calcext:value-type="float">
            <text:p>38.18516</text:p>
          </table:table-cell>
          <table:table-cell office:value-type="float" office:value="28.27677" calcext:value-type="float">
            <text:p>28.27677</text:p>
          </table:table-cell>
          <table:table-cell office:value-type="float" office:value="26.93944" calcext:value-type="float">
            <text:p>26.93944</text:p>
          </table:table-cell>
          <table:table-cell office:value-type="float" office:value="6.967659" calcext:value-type="float">
            <text:p>6.967659</text:p>
          </table:table-cell>
          <table:table-cell office:value-type="float" office:value="6.214019" calcext:value-type="float">
            <text:p>6.214019</text:p>
          </table:table-cell>
          <table:table-cell office:value-type="float" office:value="2.382156" calcext:value-type="float">
            <text:p>2.382156</text:p>
          </table:table-cell>
          <table:table-cell office:value-type="float" office:value="2.456642" calcext:value-type="float">
            <text:p>2.456642</text:p>
          </table:table-cell>
          <table:table-cell office:value-type="float" office:value="4.71792" calcext:value-type="float">
            <text:p>4.71792</text:p>
          </table:table-cell>
          <table:table-cell office:value-type="float" office:value="7.679967" calcext:value-type="float">
            <text:p>7.679967</text:p>
          </table:table-cell>
          <table:table-cell office:value-type="float" office:value="8.312291" calcext:value-type="float">
            <text:p>8.312291</text:p>
          </table:table-cell>
          <table:table-cell office:value-type="float" office:value="8.28206" calcext:value-type="float">
            <text:p>8.28206</text:p>
          </table:table-cell>
          <table:table-cell office:value-type="float" office:value="10.86252" calcext:value-type="float">
            <text:p>10.86252</text:p>
          </table:table-cell>
          <table:table-cell office:value-type="float" office:value="12.52848" calcext:value-type="float">
            <text:p>12.52848</text:p>
          </table:table-cell>
          <table:table-cell office:value-type="float" office:value="12.80985" calcext:value-type="float">
            <text:p>12.80985</text:p>
          </table:table-cell>
          <table:table-cell office:value-type="float" office:value="0" calcext:value-type="float">
            <text:p>0</text:p>
          </table:table-cell>
          <table:table-cell office:value-type="float" office:value="4.729375" calcext:value-type="float">
            <text:p>4.729375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942976" calcext:value-type="float">
            <text:p>3.94297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6" calcext:value-type="float">
            <text:p>2122006</text:p>
          </table:table-cell>
          <table:table-cell office:value-type="float" office:value="5.202265" calcext:value-type="float">
            <text:p>5.202265</text:p>
          </table:table-cell>
          <table:table-cell office:value-type="float" office:value="135.6839" calcext:value-type="float">
            <text:p>135.6839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23349" calcext:value-type="float">
            <text:p>38.23349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72" calcext:value-type="float">
            <text:p>2.5312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09996566" calcext:value-type="float">
            <text:p>-0.009996566</text:p>
          </table:table-cell>
          <table:table-cell office:value-type="float" office:value="1161.329" calcext:value-type="float">
            <text:p>1161.329</text:p>
          </table:table-cell>
          <table:table-cell office:value-type="float" office:value="2.886341" calcext:value-type="float">
            <text:p>2.886341</text:p>
          </table:table-cell>
          <table:table-cell office:value-type="float" office:value="0" calcext:value-type="float">
            <text:p>0</text:p>
          </table:table-cell>
          <table:table-cell office:value-type="float" office:value="0.3471923" calcext:value-type="float">
            <text:p>0.3471923</text:p>
          </table:table-cell>
          <table:table-cell office:value-type="float" office:value="0.2547334" calcext:value-type="float">
            <text:p>0.2547334</text:p>
          </table:table-cell>
          <table:table-cell office:value-type="float" office:value="0.2255191" calcext:value-type="float">
            <text:p>0.2255191</text:p>
          </table:table-cell>
          <table:table-cell office:value-type="float" office:value="0.05972456" calcext:value-type="float">
            <text:p>0.05972456</text:p>
          </table:table-cell>
          <table:table-cell office:value-type="float" office:value="0.06170419" calcext:value-type="float">
            <text:p>0.06170419</text:p>
          </table:table-cell>
          <table:table-cell office:value-type="float" office:value="0.02738049" calcext:value-type="float">
            <text:p>0.02738049</text:p>
          </table:table-cell>
          <table:table-cell office:value-type="float" office:value="0.03804097" calcext:value-type="float">
            <text:p>0.03804097</text:p>
          </table:table-cell>
          <table:table-cell office:value-type="float" office:value="0.07594616" calcext:value-type="float">
            <text:p>0.07594616</text:p>
          </table:table-cell>
          <table:table-cell office:value-type="float" office:value="0.1436813" calcext:value-type="float">
            <text:p>0.1436813</text:p>
          </table:table-cell>
          <table:table-cell office:value-type="float" office:value="0.1493541" calcext:value-type="float">
            <text:p>0.1493541</text:p>
          </table:table-cell>
          <table:table-cell office:value-type="float" office:value="0.1483936" calcext:value-type="float">
            <text:p>0.1483936</text:p>
          </table:table-cell>
          <table:table-cell office:value-type="float" office:value="0.1783971" calcext:value-type="float">
            <text:p>0.1783971</text:p>
          </table:table-cell>
          <table:table-cell office:value-type="float" office:value="0.1937791" calcext:value-type="float">
            <text:p>0.1937791</text:p>
          </table:table-cell>
          <table:table-cell office:value-type="float" office:value="0.1966227" calcext:value-type="float">
            <text:p>0.1966227</text:p>
          </table:table-cell>
          <table:table-cell office:value-type="float" office:value="0" calcext:value-type="float">
            <text:p>0</text:p>
          </table:table-cell>
          <table:table-cell office:value-type="float" office:value="38.19305" calcext:value-type="float">
            <text:p>38.19305</text:p>
          </table:table-cell>
          <table:table-cell office:value-type="float" office:value="28.27206" calcext:value-type="float">
            <text:p>28.27206</text:p>
          </table:table-cell>
          <table:table-cell office:value-type="float" office:value="26.93735" calcext:value-type="float">
            <text:p>26.93735</text:p>
          </table:table-cell>
          <table:table-cell office:value-type="float" office:value="6.967937" calcext:value-type="float">
            <text:p>6.967937</text:p>
          </table:table-cell>
          <table:table-cell office:value-type="float" office:value="6.216926" calcext:value-type="float">
            <text:p>6.216926</text:p>
          </table:table-cell>
          <table:table-cell office:value-type="float" office:value="2.383374" calcext:value-type="float">
            <text:p>2.383374</text:p>
          </table:table-cell>
          <table:table-cell office:value-type="float" office:value="2.459209" calcext:value-type="float">
            <text:p>2.459209</text:p>
          </table:table-cell>
          <table:table-cell office:value-type="float" office:value="4.721926" calcext:value-type="float">
            <text:p>4.721926</text:p>
          </table:table-cell>
          <table:table-cell office:value-type="float" office:value="7.685152" calcext:value-type="float">
            <text:p>7.685152</text:p>
          </table:table-cell>
          <table:table-cell office:value-type="float" office:value="8.317683" calcext:value-type="float">
            <text:p>8.317683</text:p>
          </table:table-cell>
          <table:table-cell office:value-type="float" office:value="8.287886" calcext:value-type="float">
            <text:p>8.287886</text:p>
          </table:table-cell>
          <table:table-cell office:value-type="float" office:value="10.86617" calcext:value-type="float">
            <text:p>10.86617</text:p>
          </table:table-cell>
          <table:table-cell office:value-type="float" office:value="12.52979" calcext:value-type="float">
            <text:p>12.52979</text:p>
          </table:table-cell>
          <table:table-cell office:value-type="float" office:value="12.80693" calcext:value-type="float">
            <text:p>12.80693</text:p>
          </table:table-cell>
          <table:table-cell office:value-type="float" office:value="0" calcext:value-type="float">
            <text:p>0</text:p>
          </table:table-cell>
          <table:table-cell office:value-type="float" office:value="3.814023" calcext:value-type="float">
            <text:p>3.814023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94697" calcext:value-type="float">
            <text:p>3.9469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6" calcext:value-type="float">
            <text:p>3122006</text:p>
          </table:table-cell>
          <table:table-cell office:value-type="float" office:value="5.198097" calcext:value-type="float">
            <text:p>5.198097</text:p>
          </table:table-cell>
          <table:table-cell office:value-type="float" office:value="135.6839" calcext:value-type="float">
            <text:p>135.6839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24652" calcext:value-type="float">
            <text:p>38.24652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72" calcext:value-type="float">
            <text:p>2.5312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09912" calcext:value-type="float">
            <text:p>-0.01009912</text:p>
          </table:table-cell>
          <table:table-cell office:value-type="float" office:value="1161.32" calcext:value-type="float">
            <text:p>1161.32</text:p>
          </table:table-cell>
          <table:table-cell office:value-type="float" office:value="2.884453" calcext:value-type="float">
            <text:p>2.884453</text:p>
          </table:table-cell>
          <table:table-cell office:value-type="float" office:value="0" calcext:value-type="float">
            <text:p>0</text:p>
          </table:table-cell>
          <table:table-cell office:value-type="float" office:value="0.3429287" calcext:value-type="float">
            <text:p>0.3429287</text:p>
          </table:table-cell>
          <table:table-cell office:value-type="float" office:value="0.2454751" calcext:value-type="float">
            <text:p>0.2454751</text:p>
          </table:table-cell>
          <table:table-cell office:value-type="float" office:value="0.2218074" calcext:value-type="float">
            <text:p>0.2218074</text:p>
          </table:table-cell>
          <table:table-cell office:value-type="float" office:value="0.05802143" calcext:value-type="float">
            <text:p>0.05802143</text:p>
          </table:table-cell>
          <table:table-cell office:value-type="float" office:value="0.05931849" calcext:value-type="float">
            <text:p>0.05931849</text:p>
          </table:table-cell>
          <table:table-cell office:value-type="float" office:value="0.02667788" calcext:value-type="float">
            <text:p>0.02667788</text:p>
          </table:table-cell>
          <table:table-cell office:value-type="float" office:value="0.03707981" calcext:value-type="float">
            <text:p>0.03707981</text:p>
          </table:table-cell>
          <table:table-cell office:value-type="float" office:value="0.07566477" calcext:value-type="float">
            <text:p>0.07566477</text:p>
          </table:table-cell>
          <table:table-cell office:value-type="float" office:value="0.1435709" calcext:value-type="float">
            <text:p>0.1435709</text:p>
          </table:table-cell>
          <table:table-cell office:value-type="float" office:value="0.1493686" calcext:value-type="float">
            <text:p>0.1493686</text:p>
          </table:table-cell>
          <table:table-cell office:value-type="float" office:value="0.1484433" calcext:value-type="float">
            <text:p>0.1484433</text:p>
          </table:table-cell>
          <table:table-cell office:value-type="float" office:value="0.1784149" calcext:value-type="float">
            <text:p>0.1784149</text:p>
          </table:table-cell>
          <table:table-cell office:value-type="float" office:value="0.193885" calcext:value-type="float">
            <text:p>0.193885</text:p>
          </table:table-cell>
          <table:table-cell office:value-type="float" office:value="0.1965935" calcext:value-type="float">
            <text:p>0.1965935</text:p>
          </table:table-cell>
          <table:table-cell office:value-type="float" office:value="0" calcext:value-type="float">
            <text:p>0</text:p>
          </table:table-cell>
          <table:table-cell office:value-type="float" office:value="38.19738" calcext:value-type="float">
            <text:p>38.19738</text:p>
          </table:table-cell>
          <table:table-cell office:value-type="float" office:value="28.26611" calcext:value-type="float">
            <text:p>28.26611</text:p>
          </table:table-cell>
          <table:table-cell office:value-type="float" office:value="26.93592" calcext:value-type="float">
            <text:p>26.93592</text:p>
          </table:table-cell>
          <table:table-cell office:value-type="float" office:value="6.967742" calcext:value-type="float">
            <text:p>6.967742</text:p>
          </table:table-cell>
          <table:table-cell office:value-type="float" office:value="6.219099" calcext:value-type="float">
            <text:p>6.219099</text:p>
          </table:table-cell>
          <table:table-cell office:value-type="float" office:value="2.384441" calcext:value-type="float">
            <text:p>2.384441</text:p>
          </table:table-cell>
          <table:table-cell office:value-type="float" office:value="2.461581" calcext:value-type="float">
            <text:p>2.461581</text:p>
          </table:table-cell>
          <table:table-cell office:value-type="float" office:value="4.725852" calcext:value-type="float">
            <text:p>4.725852</text:p>
          </table:table-cell>
          <table:table-cell office:value-type="float" office:value="7.690316" calcext:value-type="float">
            <text:p>7.690316</text:p>
          </table:table-cell>
          <table:table-cell office:value-type="float" office:value="8.323073" calcext:value-type="float">
            <text:p>8.323073</text:p>
          </table:table-cell>
          <table:table-cell office:value-type="float" office:value="8.293712" calcext:value-type="float">
            <text:p>8.293712</text:p>
          </table:table-cell>
          <table:table-cell office:value-type="float" office:value="10.86981" calcext:value-type="float">
            <text:p>10.86981</text:p>
          </table:table-cell>
          <table:table-cell office:value-type="float" office:value="12.53114" calcext:value-type="float">
            <text:p>12.53114</text:p>
          </table:table-cell>
          <table:table-cell office:value-type="float" office:value="12.80569" calcext:value-type="float">
            <text:p>12.80569</text:p>
          </table:table-cell>
          <table:table-cell office:value-type="float" office:value="0" calcext:value-type="float">
            <text:p>0</text:p>
          </table:table-cell>
          <table:table-cell office:value-type="float" office:value="3.291703" calcext:value-type="float">
            <text:p>3.291703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950571" calcext:value-type="float">
            <text:p>3.95057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6" calcext:value-type="float">
            <text:p>4122006</text:p>
          </table:table-cell>
          <table:table-cell office:value-type="float" office:value="5.19286" calcext:value-type="float">
            <text:p>5.19286</text:p>
          </table:table-cell>
          <table:table-cell office:value-type="float" office:value="135.6841" calcext:value-type="float">
            <text:p>135.6841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25924" calcext:value-type="float">
            <text:p>38.25924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72" calcext:value-type="float">
            <text:p>2.5312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26997" calcext:value-type="float">
            <text:p>-0.01026997</text:p>
          </table:table-cell>
          <table:table-cell office:value-type="float" office:value="1161.311" calcext:value-type="float">
            <text:p>1161.311</text:p>
          </table:table-cell>
          <table:table-cell office:value-type="float" office:value="2.881132" calcext:value-type="float">
            <text:p>2.881132</text:p>
          </table:table-cell>
          <table:table-cell office:value-type="float" office:value="0" calcext:value-type="float">
            <text:p>0</text:p>
          </table:table-cell>
          <table:table-cell office:value-type="float" office:value="0.3942524" calcext:value-type="float">
            <text:p>0.3942524</text:p>
          </table:table-cell>
          <table:table-cell office:value-type="float" office:value="0.2481664" calcext:value-type="float">
            <text:p>0.2481664</text:p>
          </table:table-cell>
          <table:table-cell office:value-type="float" office:value="0.2061664" calcext:value-type="float">
            <text:p>0.2061664</text:p>
          </table:table-cell>
          <table:table-cell office:value-type="float" office:value="0.05753849" calcext:value-type="float">
            <text:p>0.05753849</text:p>
          </table:table-cell>
          <table:table-cell office:value-type="float" office:value="0.05847685" calcext:value-type="float">
            <text:p>0.05847685</text:p>
          </table:table-cell>
          <table:table-cell office:value-type="float" office:value="0.02628901" calcext:value-type="float">
            <text:p>0.02628901</text:p>
          </table:table-cell>
          <table:table-cell office:value-type="float" office:value="0.03641653" calcext:value-type="float">
            <text:p>0.03641653</text:p>
          </table:table-cell>
          <table:table-cell office:value-type="float" office:value="0.07544184" calcext:value-type="float">
            <text:p>0.07544184</text:p>
          </table:table-cell>
          <table:table-cell office:value-type="float" office:value="0.1434743" calcext:value-type="float">
            <text:p>0.1434743</text:p>
          </table:table-cell>
          <table:table-cell office:value-type="float" office:value="0.1493807" calcext:value-type="float">
            <text:p>0.1493807</text:p>
          </table:table-cell>
          <table:table-cell office:value-type="float" office:value="0.1484931" calcext:value-type="float">
            <text:p>0.1484931</text:p>
          </table:table-cell>
          <table:table-cell office:value-type="float" office:value="0.1784211" calcext:value-type="float">
            <text:p>0.1784211</text:p>
          </table:table-cell>
          <table:table-cell office:value-type="float" office:value="0.1938287" calcext:value-type="float">
            <text:p>0.1938287</text:p>
          </table:table-cell>
          <table:table-cell office:value-type="float" office:value="0.1966344" calcext:value-type="float">
            <text:p>0.1966344</text:p>
          </table:table-cell>
          <table:table-cell office:value-type="float" office:value="0" calcext:value-type="float">
            <text:p>0</text:p>
          </table:table-cell>
          <table:table-cell office:value-type="float" office:value="38.20695" calcext:value-type="float">
            <text:p>38.20695</text:p>
          </table:table-cell>
          <table:table-cell office:value-type="float" office:value="28.25888" calcext:value-type="float">
            <text:p>28.25888</text:p>
          </table:table-cell>
          <table:table-cell office:value-type="float" office:value="26.93113" calcext:value-type="float">
            <text:p>26.93113</text:p>
          </table:table-cell>
          <table:table-cell office:value-type="float" office:value="6.967258" calcext:value-type="float">
            <text:p>6.967258</text:p>
          </table:table-cell>
          <table:table-cell office:value-type="float" office:value="6.220749" calcext:value-type="float">
            <text:p>6.220749</text:p>
          </table:table-cell>
          <table:table-cell office:value-type="float" office:value="2.385388" calcext:value-type="float">
            <text:p>2.385388</text:p>
          </table:table-cell>
          <table:table-cell office:value-type="float" office:value="2.463797" calcext:value-type="float">
            <text:p>2.463797</text:p>
          </table:table-cell>
          <table:table-cell office:value-type="float" office:value="4.729713" calcext:value-type="float">
            <text:p>4.729713</text:p>
          </table:table-cell>
          <table:table-cell office:value-type="float" office:value="7.695442" calcext:value-type="float">
            <text:p>7.695442</text:p>
          </table:table-cell>
          <table:table-cell office:value-type="float" office:value="8.328465" calcext:value-type="float">
            <text:p>8.328465</text:p>
          </table:table-cell>
          <table:table-cell office:value-type="float" office:value="8.299492" calcext:value-type="float">
            <text:p>8.299492</text:p>
          </table:table-cell>
          <table:table-cell office:value-type="float" office:value="10.87345" calcext:value-type="float">
            <text:p>10.87345</text:p>
          </table:table-cell>
          <table:table-cell office:value-type="float" office:value="12.53249" calcext:value-type="float">
            <text:p>12.53249</text:p>
          </table:table-cell>
          <table:table-cell office:value-type="float" office:value="12.81172" calcext:value-type="float">
            <text:p>12.81172</text:p>
          </table:table-cell>
          <table:table-cell office:value-type="float" office:value="0" calcext:value-type="float">
            <text:p>0</text:p>
          </table:table-cell>
          <table:table-cell office:value-type="float" office:value="4.767025" calcext:value-type="float">
            <text:p>4.767025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955041" calcext:value-type="float">
            <text:p>3.95504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6" calcext:value-type="float">
            <text:p>5122006</text:p>
          </table:table-cell>
          <table:table-cell office:value-type="float" office:value="5.185196" calcext:value-type="float">
            <text:p>5.185196</text:p>
          </table:table-cell>
          <table:table-cell office:value-type="float" office:value="135.6849" calcext:value-type="float">
            <text:p>135.6849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27211" calcext:value-type="float">
            <text:p>38.27211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72" calcext:value-type="float">
            <text:p>2.5312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43122" calcext:value-type="float">
            <text:p>-0.01043122</text:p>
          </table:table-cell>
          <table:table-cell office:value-type="float" office:value="1161.303" calcext:value-type="float">
            <text:p>1161.303</text:p>
          </table:table-cell>
          <table:table-cell office:value-type="float" office:value="2.875419" calcext:value-type="float">
            <text:p>2.875419</text:p>
          </table:table-cell>
          <table:table-cell office:value-type="float" office:value="0" calcext:value-type="float">
            <text:p>0</text:p>
          </table:table-cell>
          <table:table-cell office:value-type="float" office:value="0.5138811" calcext:value-type="float">
            <text:p>0.5138811</text:p>
          </table:table-cell>
          <table:table-cell office:value-type="float" office:value="0.296762" calcext:value-type="float">
            <text:p>0.296762</text:p>
          </table:table-cell>
          <table:table-cell office:value-type="float" office:value="0.2040747" calcext:value-type="float">
            <text:p>0.2040747</text:p>
          </table:table-cell>
          <table:table-cell office:value-type="float" office:value="0.06034014" calcext:value-type="float">
            <text:p>0.06034014</text:p>
          </table:table-cell>
          <table:table-cell office:value-type="float" office:value="0.0606849" calcext:value-type="float">
            <text:p>0.0606849</text:p>
          </table:table-cell>
          <table:table-cell office:value-type="float" office:value="0.0265101" calcext:value-type="float">
            <text:p>0.0265101</text:p>
          </table:table-cell>
          <table:table-cell office:value-type="float" office:value="0.03631757" calcext:value-type="float">
            <text:p>0.03631757</text:p>
          </table:table-cell>
          <table:table-cell office:value-type="float" office:value="0.07531205" calcext:value-type="float">
            <text:p>0.07531205</text:p>
          </table:table-cell>
          <table:table-cell office:value-type="float" office:value="0.1433974" calcext:value-type="float">
            <text:p>0.1433974</text:p>
          </table:table-cell>
          <table:table-cell office:value-type="float" office:value="0.1493928" calcext:value-type="float">
            <text:p>0.1493928</text:p>
          </table:table-cell>
          <table:table-cell office:value-type="float" office:value="0.1485416" calcext:value-type="float">
            <text:p>0.1485416</text:p>
          </table:table-cell>
          <table:table-cell office:value-type="float" office:value="0.1784166" calcext:value-type="float">
            <text:p>0.1784166</text:p>
          </table:table-cell>
          <table:table-cell office:value-type="float" office:value="0.1938219" calcext:value-type="float">
            <text:p>0.1938219</text:p>
          </table:table-cell>
          <table:table-cell office:value-type="float" office:value="0.1966565" calcext:value-type="float">
            <text:p>0.1966565</text:p>
          </table:table-cell>
          <table:table-cell office:value-type="float" office:value="0" calcext:value-type="float">
            <text:p>0</text:p>
          </table:table-cell>
          <table:table-cell office:value-type="float" office:value="38.23145" calcext:value-type="float">
            <text:p>38.23145</text:p>
          </table:table-cell>
          <table:table-cell office:value-type="float" office:value="28.25767" calcext:value-type="float">
            <text:p>28.25767</text:p>
          </table:table-cell>
          <table:table-cell office:value-type="float" office:value="26.92233" calcext:value-type="float">
            <text:p>26.92233</text:p>
          </table:table-cell>
          <table:table-cell office:value-type="float" office:value="6.966927" calcext:value-type="float">
            <text:p>6.966927</text:p>
          </table:table-cell>
          <table:table-cell office:value-type="float" office:value="6.222509" calcext:value-type="float">
            <text:p>6.222509</text:p>
          </table:table-cell>
          <table:table-cell office:value-type="float" office:value="2.386306" calcext:value-type="float">
            <text:p>2.386306</text:p>
          </table:table-cell>
          <table:table-cell office:value-type="float" office:value="2.465936" calcext:value-type="float">
            <text:p>2.465936</text:p>
          </table:table-cell>
          <table:table-cell office:value-type="float" office:value="4.733529" calcext:value-type="float">
            <text:p>4.733529</text:p>
          </table:table-cell>
          <table:table-cell office:value-type="float" office:value="7.700561" calcext:value-type="float">
            <text:p>7.700561</text:p>
          </table:table-cell>
          <table:table-cell office:value-type="float" office:value="8.33379" calcext:value-type="float">
            <text:p>8.33379</text:p>
          </table:table-cell>
          <table:table-cell office:value-type="float" office:value="8.305261" calcext:value-type="float">
            <text:p>8.305261</text:p>
          </table:table-cell>
          <table:table-cell office:value-type="float" office:value="10.8771" calcext:value-type="float">
            <text:p>10.8771</text:p>
          </table:table-cell>
          <table:table-cell office:value-type="float" office:value="12.53381" calcext:value-type="float">
            <text:p>12.53381</text:p>
          </table:table-cell>
          <table:table-cell office:value-type="float" office:value="12.82013" calcext:value-type="float">
            <text:p>12.82013</text:p>
          </table:table-cell>
          <table:table-cell office:value-type="float" office:value="0" calcext:value-type="float">
            <text:p>0</text:p>
          </table:table-cell>
          <table:table-cell office:value-type="float" office:value="8.241502" calcext:value-type="float">
            <text:p>8.241502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961421" calcext:value-type="float">
            <text:p>3.96142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6" calcext:value-type="float">
            <text:p>6122006</text:p>
          </table:table-cell>
          <table:table-cell office:value-type="float" office:value="5.179016" calcext:value-type="float">
            <text:p>5.179016</text:p>
          </table:table-cell>
          <table:table-cell office:value-type="float" office:value="135.6854" calcext:value-type="float">
            <text:p>135.6854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28534" calcext:value-type="float">
            <text:p>38.28534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72" calcext:value-type="float">
            <text:p>2.5312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49916" calcext:value-type="float">
            <text:p>-0.01049916</text:p>
          </table:table-cell>
          <table:table-cell office:value-type="float" office:value="1161.296" calcext:value-type="float">
            <text:p>1161.296</text:p>
          </table:table-cell>
          <table:table-cell office:value-type="float" office:value="2.871718" calcext:value-type="float">
            <text:p>2.871718</text:p>
          </table:table-cell>
          <table:table-cell office:value-type="float" office:value="0" calcext:value-type="float">
            <text:p>0</text:p>
          </table:table-cell>
          <table:table-cell office:value-type="float" office:value="0.4775082" calcext:value-type="float">
            <text:p>0.4775082</text:p>
          </table:table-cell>
          <table:table-cell office:value-type="float" office:value="0.2884929" calcext:value-type="float">
            <text:p>0.2884929</text:p>
          </table:table-cell>
          <table:table-cell office:value-type="float" office:value="0.2216603" calcext:value-type="float">
            <text:p>0.2216603</text:p>
          </table:table-cell>
          <table:table-cell office:value-type="float" office:value="0.06177884" calcext:value-type="float">
            <text:p>0.06177884</text:p>
          </table:table-cell>
          <table:table-cell office:value-type="float" office:value="0.06233815" calcext:value-type="float">
            <text:p>0.06233815</text:p>
          </table:table-cell>
          <table:table-cell office:value-type="float" office:value="0.02687202" calcext:value-type="float">
            <text:p>0.02687202</text:p>
          </table:table-cell>
          <table:table-cell office:value-type="float" office:value="0.03654641" calcext:value-type="float">
            <text:p>0.03654641</text:p>
          </table:table-cell>
          <table:table-cell office:value-type="float" office:value="0.07529613" calcext:value-type="float">
            <text:p>0.07529613</text:p>
          </table:table-cell>
          <table:table-cell office:value-type="float" office:value="0.1433512" calcext:value-type="float">
            <text:p>0.1433512</text:p>
          </table:table-cell>
          <table:table-cell office:value-type="float" office:value="0.149406" calcext:value-type="float">
            <text:p>0.149406</text:p>
          </table:table-cell>
          <table:table-cell office:value-type="float" office:value="0.1485888" calcext:value-type="float">
            <text:p>0.1485888</text:p>
          </table:table-cell>
          <table:table-cell office:value-type="float" office:value="0.1784025" calcext:value-type="float">
            <text:p>0.1784025</text:p>
          </table:table-cell>
          <table:table-cell office:value-type="float" office:value="0.1938333" calcext:value-type="float">
            <text:p>0.1938333</text:p>
          </table:table-cell>
          <table:table-cell office:value-type="float" office:value="0.1966709" calcext:value-type="float">
            <text:p>0.1966709</text:p>
          </table:table-cell>
          <table:table-cell office:value-type="float" office:value="0" calcext:value-type="float">
            <text:p>0</text:p>
          </table:table-cell>
          <table:table-cell office:value-type="float" office:value="38.26117" calcext:value-type="float">
            <text:p>38.26117</text:p>
          </table:table-cell>
          <table:table-cell office:value-type="float" office:value="28.25956" calcext:value-type="float">
            <text:p>28.25956</text:p>
          </table:table-cell>
          <table:table-cell office:value-type="float" office:value="26.9165" calcext:value-type="float">
            <text:p>26.9165</text:p>
          </table:table-cell>
          <table:table-cell office:value-type="float" office:value="6.967277" calcext:value-type="float">
            <text:p>6.967277</text:p>
          </table:table-cell>
          <table:table-cell office:value-type="float" office:value="6.224893" calcext:value-type="float">
            <text:p>6.224893</text:p>
          </table:table-cell>
          <table:table-cell office:value-type="float" office:value="2.387298" calcext:value-type="float">
            <text:p>2.387298</text:p>
          </table:table-cell>
          <table:table-cell office:value-type="float" office:value="2.468093" calcext:value-type="float">
            <text:p>2.468093</text:p>
          </table:table-cell>
          <table:table-cell office:value-type="float" office:value="4.737315" calcext:value-type="float">
            <text:p>4.737315</text:p>
          </table:table-cell>
          <table:table-cell office:value-type="float" office:value="7.705646" calcext:value-type="float">
            <text:p>7.705646</text:p>
          </table:table-cell>
          <table:table-cell office:value-type="float" office:value="8.339106" calcext:value-type="float">
            <text:p>8.339106</text:p>
          </table:table-cell>
          <table:table-cell office:value-type="float" office:value="8.31103" calcext:value-type="float">
            <text:p>8.31103</text:p>
          </table:table-cell>
          <table:table-cell office:value-type="float" office:value="10.88075" calcext:value-type="float">
            <text:p>10.88075</text:p>
          </table:table-cell>
          <table:table-cell office:value-type="float" office:value="12.53513" calcext:value-type="float">
            <text:p>12.53513</text:p>
          </table:table-cell>
          <table:table-cell office:value-type="float" office:value="12.82082" calcext:value-type="float">
            <text:p>12.82082</text:p>
          </table:table-cell>
          <table:table-cell office:value-type="float" office:value="0" calcext:value-type="float">
            <text:p>0</text:p>
          </table:table-cell>
          <table:table-cell office:value-type="float" office:value="7.000515" calcext:value-type="float">
            <text:p>7.000515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96661" calcext:value-type="float">
            <text:p>3.9666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6" calcext:value-type="float">
            <text:p>7122006</text:p>
          </table:table-cell>
          <table:table-cell office:value-type="float" office:value="5.174921" calcext:value-type="float">
            <text:p>5.174921</text:p>
          </table:table-cell>
          <table:table-cell office:value-type="float" office:value="135.6856" calcext:value-type="float">
            <text:p>135.6856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29857" calcext:value-type="float">
            <text:p>38.29857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72" calcext:value-type="float">
            <text:p>2.5312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49916" calcext:value-type="float">
            <text:p>-0.01049916</text:p>
          </table:table-cell>
          <table:table-cell office:value-type="float" office:value="1161.287" calcext:value-type="float">
            <text:p>1161.287</text:p>
          </table:table-cell>
          <table:table-cell office:value-type="float" office:value="2.869914" calcext:value-type="float">
            <text:p>2.869914</text:p>
          </table:table-cell>
          <table:table-cell office:value-type="float" office:value="0" calcext:value-type="float">
            <text:p>0</text:p>
          </table:table-cell>
          <table:table-cell office:value-type="float" office:value="0.3651136" calcext:value-type="float">
            <text:p>0.3651136</text:p>
          </table:table-cell>
          <table:table-cell office:value-type="float" office:value="0.2591358" calcext:value-type="float">
            <text:p>0.2591358</text:p>
          </table:table-cell>
          <table:table-cell office:value-type="float" office:value="0.237171" calcext:value-type="float">
            <text:p>0.237171</text:p>
          </table:table-cell>
          <table:table-cell office:value-type="float" office:value="0.05936109" calcext:value-type="float">
            <text:p>0.05936109</text:p>
          </table:table-cell>
          <table:table-cell office:value-type="float" office:value="0.06012784" calcext:value-type="float">
            <text:p>0.06012784</text:p>
          </table:table-cell>
          <table:table-cell office:value-type="float" office:value="0.02662008" calcext:value-type="float">
            <text:p>0.02662008</text:p>
          </table:table-cell>
          <table:table-cell office:value-type="float" office:value="0.03640804" calcext:value-type="float">
            <text:p>0.03640804</text:p>
          </table:table-cell>
          <table:table-cell office:value-type="float" office:value="0.07529572" calcext:value-type="float">
            <text:p>0.07529572</text:p>
          </table:table-cell>
          <table:table-cell office:value-type="float" office:value="0.1433305" calcext:value-type="float">
            <text:p>0.1433305</text:p>
          </table:table-cell>
          <table:table-cell office:value-type="float" office:value="0.1494231" calcext:value-type="float">
            <text:p>0.1494231</text:p>
          </table:table-cell>
          <table:table-cell office:value-type="float" office:value="0.1486356" calcext:value-type="float">
            <text:p>0.1486356</text:p>
          </table:table-cell>
          <table:table-cell office:value-type="float" office:value="0.1783874" calcext:value-type="float">
            <text:p>0.1783874</text:p>
          </table:table-cell>
          <table:table-cell office:value-type="float" office:value="0.1938482" calcext:value-type="float">
            <text:p>0.1938482</text:p>
          </table:table-cell>
          <table:table-cell office:value-type="float" office:value="0.1966835" calcext:value-type="float">
            <text:p>0.1966835</text:p>
          </table:table-cell>
          <table:table-cell office:value-type="float" office:value="0" calcext:value-type="float">
            <text:p>0</text:p>
          </table:table-cell>
          <table:table-cell office:value-type="float" office:value="38.27789" calcext:value-type="float">
            <text:p>38.27789</text:p>
          </table:table-cell>
          <table:table-cell office:value-type="float" office:value="28.25872" calcext:value-type="float">
            <text:p>28.25872</text:p>
          </table:table-cell>
          <table:table-cell office:value-type="float" office:value="26.91567" calcext:value-type="float">
            <text:p>26.91567</text:p>
          </table:table-cell>
          <table:table-cell office:value-type="float" office:value="6.967577" calcext:value-type="float">
            <text:p>6.967577</text:p>
          </table:table-cell>
          <table:table-cell office:value-type="float" office:value="6.227343" calcext:value-type="float">
            <text:p>6.227343</text:p>
          </table:table-cell>
          <table:table-cell office:value-type="float" office:value="2.388311" calcext:value-type="float">
            <text:p>2.388311</text:p>
          </table:table-cell>
          <table:table-cell office:value-type="float" office:value="2.470263" calcext:value-type="float">
            <text:p>2.470263</text:p>
          </table:table-cell>
          <table:table-cell office:value-type="float" office:value="4.741091" calcext:value-type="float">
            <text:p>4.741091</text:p>
          </table:table-cell>
          <table:table-cell office:value-type="float" office:value="7.71072" calcext:value-type="float">
            <text:p>7.71072</text:p>
          </table:table-cell>
          <table:table-cell office:value-type="float" office:value="8.34442" calcext:value-type="float">
            <text:p>8.34442</text:p>
          </table:table-cell>
          <table:table-cell office:value-type="float" office:value="8.3168" calcext:value-type="float">
            <text:p>8.3168</text:p>
          </table:table-cell>
          <table:table-cell office:value-type="float" office:value="10.88439" calcext:value-type="float">
            <text:p>10.88439</text:p>
          </table:table-cell>
          <table:table-cell office:value-type="float" office:value="12.53645" calcext:value-type="float">
            <text:p>12.53645</text:p>
          </table:table-cell>
          <table:table-cell office:value-type="float" office:value="12.81388" calcext:value-type="float">
            <text:p>12.81388</text:p>
          </table:table-cell>
          <table:table-cell office:value-type="float" office:value="0" calcext:value-type="float">
            <text:p>0</text:p>
          </table:table-cell>
          <table:table-cell office:value-type="float" office:value="4.464458" calcext:value-type="float">
            <text:p>4.464458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970134" calcext:value-type="float">
            <text:p>3.97013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6" calcext:value-type="float">
            <text:p>8122006</text:p>
          </table:table-cell>
          <table:table-cell office:value-type="float" office:value="5.169881" calcext:value-type="float">
            <text:p>5.169881</text:p>
          </table:table-cell>
          <table:table-cell office:value-type="float" office:value="135.6862" calcext:value-type="float">
            <text:p>135.6862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3114" calcext:value-type="float">
            <text:p>38.3114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72" calcext:value-type="float">
            <text:p>2.5312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49916" calcext:value-type="float">
            <text:p>-0.01049916</text:p>
          </table:table-cell>
          <table:table-cell office:value-type="float" office:value="1161.279" calcext:value-type="float">
            <text:p>1161.279</text:p>
          </table:table-cell>
          <table:table-cell office:value-type="float" office:value="2.866666" calcext:value-type="float">
            <text:p>2.866666</text:p>
          </table:table-cell>
          <table:table-cell office:value-type="float" office:value="0" calcext:value-type="float">
            <text:p>0</text:p>
          </table:table-cell>
          <table:table-cell office:value-type="float" office:value="0.408929" calcext:value-type="float">
            <text:p>0.408929</text:p>
          </table:table-cell>
          <table:table-cell office:value-type="float" office:value="0.252877" calcext:value-type="float">
            <text:p>0.252877</text:p>
          </table:table-cell>
          <table:table-cell office:value-type="float" office:value="0.213644" calcext:value-type="float">
            <text:p>0.213644</text:p>
          </table:table-cell>
          <table:table-cell office:value-type="float" office:value="0.05829008" calcext:value-type="float">
            <text:p>0.05829008</text:p>
          </table:table-cell>
          <table:table-cell office:value-type="float" office:value="0.05861664" calcext:value-type="float">
            <text:p>0.05861664</text:p>
          </table:table-cell>
          <table:table-cell office:value-type="float" office:value="0.02618535" calcext:value-type="float">
            <text:p>0.02618535</text:p>
          </table:table-cell>
          <table:table-cell office:value-type="float" office:value="0.03591743" calcext:value-type="float">
            <text:p>0.03591743</text:p>
          </table:table-cell>
          <table:table-cell office:value-type="float" office:value="0.07522231" calcext:value-type="float">
            <text:p>0.07522231</text:p>
          </table:table-cell>
          <table:table-cell office:value-type="float" office:value="0.1433181" calcext:value-type="float">
            <text:p>0.1433181</text:p>
          </table:table-cell>
          <table:table-cell office:value-type="float" office:value="0.1494442" calcext:value-type="float">
            <text:p>0.1494442</text:p>
          </table:table-cell>
          <table:table-cell office:value-type="float" office:value="0.1486824" calcext:value-type="float">
            <text:p>0.1486824</text:p>
          </table:table-cell>
          <table:table-cell office:value-type="float" office:value="0.1783796" calcext:value-type="float">
            <text:p>0.1783796</text:p>
          </table:table-cell>
          <table:table-cell office:value-type="float" office:value="0.1938648" calcext:value-type="float">
            <text:p>0.1938648</text:p>
          </table:table-cell>
          <table:table-cell office:value-type="float" office:value="0.1966958" calcext:value-type="float">
            <text:p>0.1966958</text:p>
          </table:table-cell>
          <table:table-cell office:value-type="float" office:value="0" calcext:value-type="float">
            <text:p>0</text:p>
          </table:table-cell>
          <table:table-cell office:value-type="float" office:value="38.28946" calcext:value-type="float">
            <text:p>38.28946</text:p>
          </table:table-cell>
          <table:table-cell office:value-type="float" office:value="28.25305" calcext:value-type="float">
            <text:p>28.25305</text:p>
          </table:table-cell>
          <table:table-cell office:value-type="float" office:value="26.91407" calcext:value-type="float">
            <text:p>26.91407</text:p>
          </table:table-cell>
          <table:table-cell office:value-type="float" office:value="6.967288" calcext:value-type="float">
            <text:p>6.967288</text:p>
          </table:table-cell>
          <table:table-cell office:value-type="float" office:value="6.229067" calcext:value-type="float">
            <text:p>6.229067</text:p>
          </table:table-cell>
          <table:table-cell office:value-type="float" office:value="2.389226" calcext:value-type="float">
            <text:p>2.389226</text:p>
          </table:table-cell>
          <table:table-cell office:value-type="float" office:value="2.472352" calcext:value-type="float">
            <text:p>2.472352</text:p>
          </table:table-cell>
          <table:table-cell office:value-type="float" office:value="4.744851" calcext:value-type="float">
            <text:p>4.744851</text:p>
          </table:table-cell>
          <table:table-cell office:value-type="float" office:value="7.715794" calcext:value-type="float">
            <text:p>7.715794</text:p>
          </table:table-cell>
          <table:table-cell office:value-type="float" office:value="8.349733" calcext:value-type="float">
            <text:p>8.349733</text:p>
          </table:table-cell>
          <table:table-cell office:value-type="float" office:value="8.32257" calcext:value-type="float">
            <text:p>8.32257</text:p>
          </table:table-cell>
          <table:table-cell office:value-type="float" office:value="10.88796" calcext:value-type="float">
            <text:p>10.88796</text:p>
          </table:table-cell>
          <table:table-cell office:value-type="float" office:value="12.53777" calcext:value-type="float">
            <text:p>12.53777</text:p>
          </table:table-cell>
          <table:table-cell office:value-type="float" office:value="12.81798" calcext:value-type="float">
            <text:p>12.81798</text:p>
          </table:table-cell>
          <table:table-cell office:value-type="float" office:value="0" calcext:value-type="float">
            <text:p>0</text:p>
          </table:table-cell>
          <table:table-cell office:value-type="float" office:value="4.864271" calcext:value-type="float">
            <text:p>4.864271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974413" calcext:value-type="float">
            <text:p>3.97441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6" calcext:value-type="float">
            <text:p>9122006</text:p>
          </table:table-cell>
          <table:table-cell office:value-type="float" office:value="5.162106" calcext:value-type="float">
            <text:p>5.162106</text:p>
          </table:table-cell>
          <table:table-cell office:value-type="float" office:value="135.6872" calcext:value-type="float">
            <text:p>135.6872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32432" calcext:value-type="float">
            <text:p>38.32432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72" calcext:value-type="float">
            <text:p>2.53127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49916" calcext:value-type="float">
            <text:p>-0.01049916</text:p>
          </table:table-cell>
          <table:table-cell office:value-type="float" office:value="1161.271" calcext:value-type="float">
            <text:p>1161.271</text:p>
          </table:table-cell>
          <table:table-cell office:value-type="float" office:value="2.860578" calcext:value-type="float">
            <text:p>2.860578</text:p>
          </table:table-cell>
          <table:table-cell office:value-type="float" office:value="0" calcext:value-type="float">
            <text:p>0</text:p>
          </table:table-cell>
          <table:table-cell office:value-type="float" office:value="0.5401502" calcext:value-type="float">
            <text:p>0.5401502</text:p>
          </table:table-cell>
          <table:table-cell office:value-type="float" office:value="0.3113674" calcext:value-type="float">
            <text:p>0.3113674</text:p>
          </table:table-cell>
          <table:table-cell office:value-type="float" office:value="0.217114" calcext:value-type="float">
            <text:p>0.217114</text:p>
          </table:table-cell>
          <table:table-cell office:value-type="float" office:value="0.0613983" calcext:value-type="float">
            <text:p>0.0613983</text:p>
          </table:table-cell>
          <table:table-cell office:value-type="float" office:value="0.06107315" calcext:value-type="float">
            <text:p>0.06107315</text:p>
          </table:table-cell>
          <table:table-cell office:value-type="float" office:value="0.0264062" calcext:value-type="float">
            <text:p>0.0264062</text:p>
          </table:table-cell>
          <table:table-cell office:value-type="float" office:value="0.03588266" calcext:value-type="float">
            <text:p>0.03588266</text:p>
          </table:table-cell>
          <table:table-cell office:value-type="float" office:value="0.07516534" calcext:value-type="float">
            <text:p>0.07516534</text:p>
          </table:table-cell>
          <table:table-cell office:value-type="float" office:value="0.1433056" calcext:value-type="float">
            <text:p>0.1433056</text:p>
          </table:table-cell>
          <table:table-cell office:value-type="float" office:value="0.1494678" calcext:value-type="float">
            <text:p>0.1494678</text:p>
          </table:table-cell>
          <table:table-cell office:value-type="float" office:value="0.1487294" calcext:value-type="float">
            <text:p>0.1487294</text:p>
          </table:table-cell>
          <table:table-cell office:value-type="float" office:value="0.1783765" calcext:value-type="float">
            <text:p>0.1783765</text:p>
          </table:table-cell>
          <table:table-cell office:value-type="float" office:value="0.1938797" calcext:value-type="float">
            <text:p>0.1938797</text:p>
          </table:table-cell>
          <table:table-cell office:value-type="float" office:value="0.1967086" calcext:value-type="float">
            <text:p>0.1967086</text:p>
          </table:table-cell>
          <table:table-cell office:value-type="float" office:value="0" calcext:value-type="float">
            <text:p>0</text:p>
          </table:table-cell>
          <table:table-cell office:value-type="float" office:value="38.31731" calcext:value-type="float">
            <text:p>38.31731</text:p>
          </table:table-cell>
          <table:table-cell office:value-type="float" office:value="28.25301" calcext:value-type="float">
            <text:p>28.25301</text:p>
          </table:table-cell>
          <table:table-cell office:value-type="float" office:value="26.90697" calcext:value-type="float">
            <text:p>26.90697</text:p>
          </table:table-cell>
          <table:table-cell office:value-type="float" office:value="6.9671" calcext:value-type="float">
            <text:p>6.9671</text:p>
          </table:table-cell>
          <table:table-cell office:value-type="float" office:value="6.230772" calcext:value-type="float">
            <text:p>6.230772</text:p>
          </table:table-cell>
          <table:table-cell office:value-type="float" office:value="2.390103" calcext:value-type="float">
            <text:p>2.390103</text:p>
          </table:table-cell>
          <table:table-cell office:value-type="float" office:value="2.47438" calcext:value-type="float">
            <text:p>2.47438</text:p>
          </table:table-cell>
          <table:table-cell office:value-type="float" office:value="4.748583" calcext:value-type="float">
            <text:p>4.748583</text:p>
          </table:table-cell>
          <table:table-cell office:value-type="float" office:value="7.720867" calcext:value-type="float">
            <text:p>7.720867</text:p>
          </table:table-cell>
          <table:table-cell office:value-type="float" office:value="8.355052" calcext:value-type="float">
            <text:p>8.355052</text:p>
          </table:table-cell>
          <table:table-cell office:value-type="float" office:value="8.328339" calcext:value-type="float">
            <text:p>8.328339</text:p>
          </table:table-cell>
          <table:table-cell office:value-type="float" office:value="10.89152" calcext:value-type="float">
            <text:p>10.89152</text:p>
          </table:table-cell>
          <table:table-cell office:value-type="float" office:value="12.53908" calcext:value-type="float">
            <text:p>12.53908</text:p>
          </table:table-cell>
          <table:table-cell office:value-type="float" office:value="12.82487" calcext:value-type="float">
            <text:p>12.82487</text:p>
          </table:table-cell>
          <table:table-cell office:value-type="float" office:value="0" calcext:value-type="float">
            <text:p>0</text:p>
          </table:table-cell>
          <table:table-cell office:value-type="float" office:value="7.96039" calcext:value-type="float">
            <text:p>7.96039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980888" calcext:value-type="float">
            <text:p>3.98088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6" calcext:value-type="float">
            <text:p>10122006</text:p>
          </table:table-cell>
          <table:table-cell office:value-type="float" office:value="5.152514" calcext:value-type="float">
            <text:p>5.152514</text:p>
          </table:table-cell>
          <table:table-cell office:value-type="float" office:value="135.6885" calcext:value-type="float">
            <text:p>135.6885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3383" calcext:value-type="float">
            <text:p>38.3383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274" calcext:value-type="float">
            <text:p>2.531274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49916" calcext:value-type="float">
            <text:p>-0.01049916</text:p>
          </table:table-cell>
          <table:table-cell office:value-type="float" office:value="1161.263" calcext:value-type="float">
            <text:p>1161.263</text:p>
          </table:table-cell>
          <table:table-cell office:value-type="float" office:value="2.853585" calcext:value-type="float">
            <text:p>2.853585</text:p>
          </table:table-cell>
          <table:table-cell office:value-type="float" office:value="0" calcext:value-type="float">
            <text:p>0</text:p>
          </table:table-cell>
          <table:table-cell office:value-type="float" office:value="0.5573035" calcext:value-type="float">
            <text:p>0.5573035</text:p>
          </table:table-cell>
          <table:table-cell office:value-type="float" office:value="0.3655868" calcext:value-type="float">
            <text:p>0.3655868</text:p>
          </table:table-cell>
          <table:table-cell office:value-type="float" office:value="0.2737612" calcext:value-type="float">
            <text:p>0.2737612</text:p>
          </table:table-cell>
          <table:table-cell office:value-type="float" office:value="0.07069115" calcext:value-type="float">
            <text:p>0.07069115</text:p>
          </table:table-cell>
          <table:table-cell office:value-type="float" office:value="0.06971558" calcext:value-type="float">
            <text:p>0.06971558</text:p>
          </table:table-cell>
          <table:table-cell office:value-type="float" office:value="0.02782281" calcext:value-type="float">
            <text:p>0.02782281</text:p>
          </table:table-cell>
          <table:table-cell office:value-type="float" office:value="0.03682973" calcext:value-type="float">
            <text:p>0.03682973</text:p>
          </table:table-cell>
          <table:table-cell office:value-type="float" office:value="0.07523596" calcext:value-type="float">
            <text:p>0.07523596</text:p>
          </table:table-cell>
          <table:table-cell office:value-type="float" office:value="0.1433096" calcext:value-type="float">
            <text:p>0.1433096</text:p>
          </table:table-cell>
          <table:table-cell office:value-type="float" office:value="0.1494933" calcext:value-type="float">
            <text:p>0.1494933</text:p>
          </table:table-cell>
          <table:table-cell office:value-type="float" office:value="0.1487769" calcext:value-type="float">
            <text:p>0.1487769</text:p>
          </table:table-cell>
          <table:table-cell office:value-type="float" office:value="0.1783796" calcext:value-type="float">
            <text:p>0.1783796</text:p>
          </table:table-cell>
          <table:table-cell office:value-type="float" office:value="0.1938925" calcext:value-type="float">
            <text:p>0.1938925</text:p>
          </table:table-cell>
          <table:table-cell office:value-type="float" office:value="0.196722" calcext:value-type="float">
            <text:p>0.196722</text:p>
          </table:table-cell>
          <table:table-cell office:value-type="float" office:value="0" calcext:value-type="float">
            <text:p>0</text:p>
          </table:table-cell>
          <table:table-cell office:value-type="float" office:value="38.36303" calcext:value-type="float">
            <text:p>38.36303</text:p>
          </table:table-cell>
          <table:table-cell office:value-type="float" office:value="28.26182" calcext:value-type="float">
            <text:p>28.26182</text:p>
          </table:table-cell>
          <table:table-cell office:value-type="float" office:value="26.90775" calcext:value-type="float">
            <text:p>26.90775</text:p>
          </table:table-cell>
          <table:table-cell office:value-type="float" office:value="6.968452" calcext:value-type="float">
            <text:p>6.968452</text:p>
          </table:table-cell>
          <table:table-cell office:value-type="float" office:value="6.233881" calcext:value-type="float">
            <text:p>6.233881</text:p>
          </table:table-cell>
          <table:table-cell office:value-type="float" office:value="2.391123" calcext:value-type="float">
            <text:p>2.391123</text:p>
          </table:table-cell>
          <table:table-cell office:value-type="float" office:value="2.476479" calcext:value-type="float">
            <text:p>2.476479</text:p>
          </table:table-cell>
          <table:table-cell office:value-type="float" office:value="4.752298" calcext:value-type="float">
            <text:p>4.752298</text:p>
          </table:table-cell>
          <table:table-cell office:value-type="float" office:value="7.725941" calcext:value-type="float">
            <text:p>7.725941</text:p>
          </table:table-cell>
          <table:table-cell office:value-type="float" office:value="8.360367" calcext:value-type="float">
            <text:p>8.360367</text:p>
          </table:table-cell>
          <table:table-cell office:value-type="float" office:value="8.334097" calcext:value-type="float">
            <text:p>8.334097</text:p>
          </table:table-cell>
          <table:table-cell office:value-type="float" office:value="10.89509" calcext:value-type="float">
            <text:p>10.89509</text:p>
          </table:table-cell>
          <table:table-cell office:value-type="float" office:value="12.5404" calcext:value-type="float">
            <text:p>12.5404</text:p>
          </table:table-cell>
          <table:table-cell office:value-type="float" office:value="12.82605" calcext:value-type="float">
            <text:p>12.82605</text:p>
          </table:table-cell>
          <table:table-cell office:value-type="float" office:value="0" calcext:value-type="float">
            <text:p>0</text:p>
          </table:table-cell>
          <table:table-cell office:value-type="float" office:value="8.406772" calcext:value-type="float">
            <text:p>8.406772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988956" calcext:value-type="float">
            <text:p>3.98895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6" calcext:value-type="float">
            <text:p>11122006</text:p>
          </table:table-cell>
          <table:table-cell office:value-type="float" office:value="5.139242" calcext:value-type="float">
            <text:p>5.139242</text:p>
          </table:table-cell>
          <table:table-cell office:value-type="float" office:value="135.6908" calcext:value-type="float">
            <text:p>135.6908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35376" calcext:value-type="float">
            <text:p>38.35376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343" calcext:value-type="float">
            <text:p>2.531343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49916" calcext:value-type="float">
            <text:p>-0.01049916</text:p>
          </table:table-cell>
          <table:table-cell office:value-type="float" office:value="1161.256" calcext:value-type="float">
            <text:p>1161.256</text:p>
          </table:table-cell>
          <table:table-cell office:value-type="float" office:value="2.851458" calcext:value-type="float">
            <text:p>2.851458</text:p>
          </table:table-cell>
          <table:table-cell office:value-type="float" office:value="0" calcext:value-type="float">
            <text:p>0</text:p>
          </table:table-cell>
          <table:table-cell office:value-type="float" office:value="0.6348654" calcext:value-type="float">
            <text:p>0.6348654</text:p>
          </table:table-cell>
          <table:table-cell office:value-type="float" office:value="0.4082553" calcext:value-type="float">
            <text:p>0.4082553</text:p>
          </table:table-cell>
          <table:table-cell office:value-type="float" office:value="0.2985607" calcext:value-type="float">
            <text:p>0.2985607</text:p>
          </table:table-cell>
          <table:table-cell office:value-type="float" office:value="0.07705379" calcext:value-type="float">
            <text:p>0.07705379</text:p>
          </table:table-cell>
          <table:table-cell office:value-type="float" office:value="0.07694295" calcext:value-type="float">
            <text:p>0.07694295</text:p>
          </table:table-cell>
          <table:table-cell office:value-type="float" office:value="0.02948449" calcext:value-type="float">
            <text:p>0.02948449</text:p>
          </table:table-cell>
          <table:table-cell office:value-type="float" office:value="0.03830364" calcext:value-type="float">
            <text:p>0.03830364</text:p>
          </table:table-cell>
          <table:table-cell office:value-type="float" office:value="0.07547015" calcext:value-type="float">
            <text:p>0.07547015</text:p>
          </table:table-cell>
          <table:table-cell office:value-type="float" office:value="0.1433532" calcext:value-type="float">
            <text:p>0.1433532</text:p>
          </table:table-cell>
          <table:table-cell office:value-type="float" office:value="0.1495236" calcext:value-type="float">
            <text:p>0.1495236</text:p>
          </table:table-cell>
          <table:table-cell office:value-type="float" office:value="0.1488248" calcext:value-type="float">
            <text:p>0.1488248</text:p>
          </table:table-cell>
          <table:table-cell office:value-type="float" office:value="0.1783808" calcext:value-type="float">
            <text:p>0.1783808</text:p>
          </table:table-cell>
          <table:table-cell office:value-type="float" office:value="0.1939062" calcext:value-type="float">
            <text:p>0.1939062</text:p>
          </table:table-cell>
          <table:table-cell office:value-type="float" office:value="0.1967348" calcext:value-type="float">
            <text:p>0.1967348</text:p>
          </table:table-cell>
          <table:table-cell office:value-type="float" office:value="0" calcext:value-type="float">
            <text:p>0</text:p>
          </table:table-cell>
          <table:table-cell office:value-type="float" office:value="38.4374" calcext:value-type="float">
            <text:p>38.4374</text:p>
          </table:table-cell>
          <table:table-cell office:value-type="float" office:value="28.2786" calcext:value-type="float">
            <text:p>28.2786</text:p>
          </table:table-cell>
          <table:table-cell office:value-type="float" office:value="26.92017" calcext:value-type="float">
            <text:p>26.92017</text:p>
          </table:table-cell>
          <table:table-cell office:value-type="float" office:value="6.972229" calcext:value-type="float">
            <text:p>6.972229</text:p>
          </table:table-cell>
          <table:table-cell office:value-type="float" office:value="6.239501" calcext:value-type="float">
            <text:p>6.239501</text:p>
          </table:table-cell>
          <table:table-cell office:value-type="float" office:value="2.392471" calcext:value-type="float">
            <text:p>2.392471</text:p>
          </table:table-cell>
          <table:table-cell office:value-type="float" office:value="2.47881" calcext:value-type="float">
            <text:p>2.47881</text:p>
          </table:table-cell>
          <table:table-cell office:value-type="float" office:value="4.756043" calcext:value-type="float">
            <text:p>4.756043</text:p>
          </table:table-cell>
          <table:table-cell office:value-type="float" office:value="7.731014" calcext:value-type="float">
            <text:p>7.731014</text:p>
          </table:table-cell>
          <table:table-cell office:value-type="float" office:value="8.365682" calcext:value-type="float">
            <text:p>8.365682</text:p>
          </table:table-cell>
          <table:table-cell office:value-type="float" office:value="8.339809" calcext:value-type="float">
            <text:p>8.339809</text:p>
          </table:table-cell>
          <table:table-cell office:value-type="float" office:value="10.89865" calcext:value-type="float">
            <text:p>10.89865</text:p>
          </table:table-cell>
          <table:table-cell office:value-type="float" office:value="12.54172" calcext:value-type="float">
            <text:p>12.54172</text:p>
          </table:table-cell>
          <table:table-cell office:value-type="float" office:value="12.82725" calcext:value-type="float">
            <text:p>12.82725</text:p>
          </table:table-cell>
          <table:table-cell office:value-type="float" office:value="0" calcext:value-type="float">
            <text:p>0</text:p>
          </table:table-cell>
          <table:table-cell office:value-type="float" office:value="14.8508" calcext:value-type="float">
            <text:p>14.8508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3.999741" calcext:value-type="float">
            <text:p>3.99974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6" calcext:value-type="float">
            <text:p>12122006</text:p>
          </table:table-cell>
          <table:table-cell office:value-type="float" office:value="5.130353" calcext:value-type="float">
            <text:p>5.130353</text:p>
          </table:table-cell>
          <table:table-cell office:value-type="float" office:value="135.6922" calcext:value-type="float">
            <text:p>135.6922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36924" calcext:value-type="float">
            <text:p>38.36924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343" calcext:value-type="float">
            <text:p>2.531343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49916" calcext:value-type="float">
            <text:p>-0.01049916</text:p>
          </table:table-cell>
          <table:table-cell office:value-type="float" office:value="1161.25" calcext:value-type="float">
            <text:p>1161.25</text:p>
          </table:table-cell>
          <table:table-cell office:value-type="float" office:value="2.84717" calcext:value-type="float">
            <text:p>2.84717</text:p>
          </table:table-cell>
          <table:table-cell office:value-type="float" office:value="0" calcext:value-type="float">
            <text:p>0</text:p>
          </table:table-cell>
          <table:table-cell office:value-type="float" office:value="0.6369286" calcext:value-type="float">
            <text:p>0.6369286</text:p>
          </table:table-cell>
          <table:table-cell office:value-type="float" office:value="0.3399853" calcext:value-type="float">
            <text:p>0.3399853</text:p>
          </table:table-cell>
          <table:table-cell office:value-type="float" office:value="0.268549" calcext:value-type="float">
            <text:p>0.268549</text:p>
          </table:table-cell>
          <table:table-cell office:value-type="float" office:value="0.07210171" calcext:value-type="float">
            <text:p>0.07210171</text:p>
          </table:table-cell>
          <table:table-cell office:value-type="float" office:value="0.07384998" calcext:value-type="float">
            <text:p>0.07384998</text:p>
          </table:table-cell>
          <table:table-cell office:value-type="float" office:value="0.02953521" calcext:value-type="float">
            <text:p>0.02953521</text:p>
          </table:table-cell>
          <table:table-cell office:value-type="float" office:value="0.03882877" calcext:value-type="float">
            <text:p>0.03882877</text:p>
          </table:table-cell>
          <table:table-cell office:value-type="float" office:value="0.0757013" calcext:value-type="float">
            <text:p>0.0757013</text:p>
          </table:table-cell>
          <table:table-cell office:value-type="float" office:value="0.1434323" calcext:value-type="float">
            <text:p>0.1434323</text:p>
          </table:table-cell>
          <table:table-cell office:value-type="float" office:value="0.1495611" calcext:value-type="float">
            <text:p>0.1495611</text:p>
          </table:table-cell>
          <table:table-cell office:value-type="float" office:value="0.1488737" calcext:value-type="float">
            <text:p>0.1488737</text:p>
          </table:table-cell>
          <table:table-cell office:value-type="float" office:value="0.1783652" calcext:value-type="float">
            <text:p>0.1783652</text:p>
          </table:table-cell>
          <table:table-cell office:value-type="float" office:value="0.1939201" calcext:value-type="float">
            <text:p>0.1939201</text:p>
          </table:table-cell>
          <table:table-cell office:value-type="float" office:value="0.1967472" calcext:value-type="float">
            <text:p>0.1967472</text:p>
          </table:table-cell>
          <table:table-cell office:value-type="float" office:value="0" calcext:value-type="float">
            <text:p>0</text:p>
          </table:table-cell>
          <table:table-cell office:value-type="float" office:value="38.51717" calcext:value-type="float">
            <text:p>38.51717</text:p>
          </table:table-cell>
          <table:table-cell office:value-type="float" office:value="28.2928" calcext:value-type="float">
            <text:p>28.2928</text:p>
          </table:table-cell>
          <table:table-cell office:value-type="float" office:value="26.93258" calcext:value-type="float">
            <text:p>26.93258</text:p>
          </table:table-cell>
          <table:table-cell office:value-type="float" office:value="6.976507" calcext:value-type="float">
            <text:p>6.976507</text:p>
          </table:table-cell>
          <table:table-cell office:value-type="float" office:value="6.246041" calcext:value-type="float">
            <text:p>6.246041</text:p>
          </table:table-cell>
          <table:table-cell office:value-type="float" office:value="2.394022" calcext:value-type="float">
            <text:p>2.394022</text:p>
          </table:table-cell>
          <table:table-cell office:value-type="float" office:value="2.481339" calcext:value-type="float">
            <text:p>2.481339</text:p>
          </table:table-cell>
          <table:table-cell office:value-type="float" office:value="4.759835" calcext:value-type="float">
            <text:p>4.759835</text:p>
          </table:table-cell>
          <table:table-cell office:value-type="float" office:value="7.736088" calcext:value-type="float">
            <text:p>7.736088</text:p>
          </table:table-cell>
          <table:table-cell office:value-type="float" office:value="8.370934" calcext:value-type="float">
            <text:p>8.370934</text:p>
          </table:table-cell>
          <table:table-cell office:value-type="float" office:value="8.345523" calcext:value-type="float">
            <text:p>8.345523</text:p>
          </table:table-cell>
          <table:table-cell office:value-type="float" office:value="10.90221" calcext:value-type="float">
            <text:p>10.90221</text:p>
          </table:table-cell>
          <table:table-cell office:value-type="float" office:value="12.54304" calcext:value-type="float">
            <text:p>12.54304</text:p>
          </table:table-cell>
          <table:table-cell office:value-type="float" office:value="12.8278" calcext:value-type="float">
            <text:p>12.8278</text:p>
          </table:table-cell>
          <table:table-cell office:value-type="float" office:value="0" calcext:value-type="float">
            <text:p>0</text:p>
          </table:table-cell>
          <table:table-cell office:value-type="float" office:value="11.93284" calcext:value-type="float">
            <text:p>11.93284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4.0069" calcext:value-type="float">
            <text:p>4.006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6" calcext:value-type="float">
            <text:p>13122006</text:p>
          </table:table-cell>
          <table:table-cell office:value-type="float" office:value="5.11803" calcext:value-type="float">
            <text:p>5.11803</text:p>
          </table:table-cell>
          <table:table-cell office:value-type="float" office:value="135.6942" calcext:value-type="float">
            <text:p>135.6942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38417" calcext:value-type="float">
            <text:p>38.38417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343" calcext:value-type="float">
            <text:p>2.531343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49916" calcext:value-type="float">
            <text:p>-0.01049916</text:p>
          </table:table-cell>
          <table:table-cell office:value-type="float" office:value="1161.243" calcext:value-type="float">
            <text:p>1161.243</text:p>
          </table:table-cell>
          <table:table-cell office:value-type="float" office:value="2.841483" calcext:value-type="float">
            <text:p>2.841483</text:p>
          </table:table-cell>
          <table:table-cell office:value-type="float" office:value="0" calcext:value-type="float">
            <text:p>0</text:p>
          </table:table-cell>
          <table:table-cell office:value-type="float" office:value="0.6625474" calcext:value-type="float">
            <text:p>0.6625474</text:p>
          </table:table-cell>
          <table:table-cell office:value-type="float" office:value="0.3895296" calcext:value-type="float">
            <text:p>0.3895296</text:p>
          </table:table-cell>
          <table:table-cell office:value-type="float" office:value="0.2979479" calcext:value-type="float">
            <text:p>0.2979479</text:p>
          </table:table-cell>
          <table:table-cell office:value-type="float" office:value="0.07621785" calcext:value-type="float">
            <text:p>0.07621785</text:p>
          </table:table-cell>
          <table:table-cell office:value-type="float" office:value="0.07607997" calcext:value-type="float">
            <text:p>0.07607997</text:p>
          </table:table-cell>
          <table:table-cell office:value-type="float" office:value="0.02950379" calcext:value-type="float">
            <text:p>0.02950379</text:p>
          </table:table-cell>
          <table:table-cell office:value-type="float" office:value="0.0386725" calcext:value-type="float">
            <text:p>0.0386725</text:p>
          </table:table-cell>
          <table:table-cell office:value-type="float" office:value="0.07575846" calcext:value-type="float">
            <text:p>0.07575846</text:p>
          </table:table-cell>
          <table:table-cell office:value-type="float" office:value="0.1435084" calcext:value-type="float">
            <text:p>0.1435084</text:p>
          </table:table-cell>
          <table:table-cell office:value-type="float" office:value="0.1496042" calcext:value-type="float">
            <text:p>0.1496042</text:p>
          </table:table-cell>
          <table:table-cell office:value-type="float" office:value="0.1489241" calcext:value-type="float">
            <text:p>0.1489241</text:p>
          </table:table-cell>
          <table:table-cell office:value-type="float" office:value="0.1783616" calcext:value-type="float">
            <text:p>0.1783616</text:p>
          </table:table-cell>
          <table:table-cell office:value-type="float" office:value="0.1939344" calcext:value-type="float">
            <text:p>0.1939344</text:p>
          </table:table-cell>
          <table:table-cell office:value-type="float" office:value="0.1967597" calcext:value-type="float">
            <text:p>0.1967597</text:p>
          </table:table-cell>
          <table:table-cell office:value-type="float" office:value="0" calcext:value-type="float">
            <text:p>0</text:p>
          </table:table-cell>
          <table:table-cell office:value-type="float" office:value="38.58283" calcext:value-type="float">
            <text:p>38.58283</text:p>
          </table:table-cell>
          <table:table-cell office:value-type="float" office:value="28.30472" calcext:value-type="float">
            <text:p>28.30472</text:p>
          </table:table-cell>
          <table:table-cell office:value-type="float" office:value="26.94168" calcext:value-type="float">
            <text:p>26.94168</text:p>
          </table:table-cell>
          <table:table-cell office:value-type="float" office:value="6.979788" calcext:value-type="float">
            <text:p>6.979788</text:p>
          </table:table-cell>
          <table:table-cell office:value-type="float" office:value="6.251516" calcext:value-type="float">
            <text:p>6.251516</text:p>
          </table:table-cell>
          <table:table-cell office:value-type="float" office:value="2.39547" calcext:value-type="float">
            <text:p>2.39547</text:p>
          </table:table-cell>
          <table:table-cell office:value-type="float" office:value="2.483836" calcext:value-type="float">
            <text:p>2.483836</text:p>
          </table:table-cell>
          <table:table-cell office:value-type="float" office:value="4.763642" calcext:value-type="float">
            <text:p>4.763642</text:p>
          </table:table-cell>
          <table:table-cell office:value-type="float" office:value="7.741161" calcext:value-type="float">
            <text:p>7.741161</text:p>
          </table:table-cell>
          <table:table-cell office:value-type="float" office:value="8.376171" calcext:value-type="float">
            <text:p>8.376171</text:p>
          </table:table-cell>
          <table:table-cell office:value-type="float" office:value="8.351235" calcext:value-type="float">
            <text:p>8.351235</text:p>
          </table:table-cell>
          <table:table-cell office:value-type="float" office:value="10.9057" calcext:value-type="float">
            <text:p>10.9057</text:p>
          </table:table-cell>
          <table:table-cell office:value-type="float" office:value="12.54436" calcext:value-type="float">
            <text:p>12.54436</text:p>
          </table:table-cell>
          <table:table-cell office:value-type="float" office:value="12.82963" calcext:value-type="float">
            <text:p>12.82963</text:p>
          </table:table-cell>
          <table:table-cell office:value-type="float" office:value="0" calcext:value-type="float">
            <text:p>0</text:p>
          </table:table-cell>
          <table:table-cell office:value-type="float" office:value="14.98978" calcext:value-type="float">
            <text:p>14.98978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4.016686" calcext:value-type="float">
            <text:p>4.01668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6" calcext:value-type="float">
            <text:p>14122006</text:p>
          </table:table-cell>
          <table:table-cell office:value-type="float" office:value="5.105228" calcext:value-type="float">
            <text:p>5.105228</text:p>
          </table:table-cell>
          <table:table-cell office:value-type="float" office:value="135.696" calcext:value-type="float">
            <text:p>135.696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4001" calcext:value-type="float">
            <text:p>38.4001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343" calcext:value-type="float">
            <text:p>2.531343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49916" calcext:value-type="float">
            <text:p>-0.01049916</text:p>
          </table:table-cell>
          <table:table-cell office:value-type="float" office:value="1161.238" calcext:value-type="float">
            <text:p>1161.238</text:p>
          </table:table-cell>
          <table:table-cell office:value-type="float" office:value="2.833821" calcext:value-type="float">
            <text:p>2.833821</text:p>
          </table:table-cell>
          <table:table-cell office:value-type="float" office:value="0" calcext:value-type="float">
            <text:p>0</text:p>
          </table:table-cell>
          <table:table-cell office:value-type="float" office:value="0.774852" calcext:value-type="float">
            <text:p>0.774852</text:p>
          </table:table-cell>
          <table:table-cell office:value-type="float" office:value="0.4160526" calcext:value-type="float">
            <text:p>0.4160526</text:p>
          </table:table-cell>
          <table:table-cell office:value-type="float" office:value="0.320132" calcext:value-type="float">
            <text:p>0.320132</text:p>
          </table:table-cell>
          <table:table-cell office:value-type="float" office:value="0.08185071" calcext:value-type="float">
            <text:p>0.08185071</text:p>
          </table:table-cell>
          <table:table-cell office:value-type="float" office:value="0.08189957" calcext:value-type="float">
            <text:p>0.08189957</text:p>
          </table:table-cell>
          <table:table-cell office:value-type="float" office:value="0.03069905" calcext:value-type="float">
            <text:p>0.03069905</text:p>
          </table:table-cell>
          <table:table-cell office:value-type="float" office:value="0.03962636" calcext:value-type="float">
            <text:p>0.03962636</text:p>
          </table:table-cell>
          <table:table-cell office:value-type="float" office:value="0.07590073" calcext:value-type="float">
            <text:p>0.07590073</text:p>
          </table:table-cell>
          <table:table-cell office:value-type="float" office:value="0.1435792" calcext:value-type="float">
            <text:p>0.1435792</text:p>
          </table:table-cell>
          <table:table-cell office:value-type="float" office:value="0.1496502" calcext:value-type="float">
            <text:p>0.1496502</text:p>
          </table:table-cell>
          <table:table-cell office:value-type="float" office:value="0.1489759" calcext:value-type="float">
            <text:p>0.1489759</text:p>
          </table:table-cell>
          <table:table-cell office:value-type="float" office:value="0.1783599" calcext:value-type="float">
            <text:p>0.1783599</text:p>
          </table:table-cell>
          <table:table-cell office:value-type="float" office:value="0.1939486" calcext:value-type="float">
            <text:p>0.1939486</text:p>
          </table:table-cell>
          <table:table-cell office:value-type="float" office:value="0.1967725" calcext:value-type="float">
            <text:p>0.1967725</text:p>
          </table:table-cell>
          <table:table-cell office:value-type="float" office:value="0" calcext:value-type="float">
            <text:p>0</text:p>
          </table:table-cell>
          <table:table-cell office:value-type="float" office:value="38.65992" calcext:value-type="float">
            <text:p>38.65992</text:p>
          </table:table-cell>
          <table:table-cell office:value-type="float" office:value="28.3248" calcext:value-type="float">
            <text:p>28.3248</text:p>
          </table:table-cell>
          <table:table-cell office:value-type="float" office:value="26.9585" calcext:value-type="float">
            <text:p>26.9585</text:p>
          </table:table-cell>
          <table:table-cell office:value-type="float" office:value="6.984786" calcext:value-type="float">
            <text:p>6.984786</text:p>
          </table:table-cell>
          <table:table-cell office:value-type="float" office:value="6.258558" calcext:value-type="float">
            <text:p>6.258558</text:p>
          </table:table-cell>
          <table:table-cell office:value-type="float" office:value="2.397079" calcext:value-type="float">
            <text:p>2.397079</text:p>
          </table:table-cell>
          <table:table-cell office:value-type="float" office:value="2.486427" calcext:value-type="float">
            <text:p>2.486427</text:p>
          </table:table-cell>
          <table:table-cell office:value-type="float" office:value="4.76745" calcext:value-type="float">
            <text:p>4.76745</text:p>
          </table:table-cell>
          <table:table-cell office:value-type="float" office:value="7.746235" calcext:value-type="float">
            <text:p>7.746235</text:p>
          </table:table-cell>
          <table:table-cell office:value-type="float" office:value="8.381413" calcext:value-type="float">
            <text:p>8.381413</text:p>
          </table:table-cell>
          <table:table-cell office:value-type="float" office:value="8.356949" calcext:value-type="float">
            <text:p>8.356949</text:p>
          </table:table-cell>
          <table:table-cell office:value-type="float" office:value="10.9092" calcext:value-type="float">
            <text:p>10.9092</text:p>
          </table:table-cell>
          <table:table-cell office:value-type="float" office:value="12.54567" calcext:value-type="float">
            <text:p>12.54567</text:p>
          </table:table-cell>
          <table:table-cell office:value-type="float" office:value="12.83081" calcext:value-type="float">
            <text:p>12.83081</text:p>
          </table:table-cell>
          <table:table-cell office:value-type="float" office:value="0" calcext:value-type="float">
            <text:p>0</text:p>
          </table:table-cell>
          <table:table-cell office:value-type="float" office:value="14.17153" calcext:value-type="float">
            <text:p>14.17153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4.027195" calcext:value-type="float">
            <text:p>4.02719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6" calcext:value-type="float">
            <text:p>15122006</text:p>
          </table:table-cell>
          <table:table-cell office:value-type="float" office:value="5.0944" calcext:value-type="float">
            <text:p>5.0944</text:p>
          </table:table-cell>
          <table:table-cell office:value-type="float" office:value="135.6974" calcext:value-type="float">
            <text:p>135.6974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41636" calcext:value-type="float">
            <text:p>38.41636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343" calcext:value-type="float">
            <text:p>2.531343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49916" calcext:value-type="float">
            <text:p>-0.01049916</text:p>
          </table:table-cell>
          <table:table-cell office:value-type="float" office:value="1161.232" calcext:value-type="float">
            <text:p>1161.232</text:p>
          </table:table-cell>
          <table:table-cell office:value-type="float" office:value="2.826681" calcext:value-type="float">
            <text:p>2.826681</text:p>
          </table:table-cell>
          <table:table-cell office:value-type="float" office:value="0" calcext:value-type="float">
            <text:p>0</text:p>
          </table:table-cell>
          <table:table-cell office:value-type="float" office:value="0.7338938" calcext:value-type="float">
            <text:p>0.7338938</text:p>
          </table:table-cell>
          <table:table-cell office:value-type="float" office:value="0.3885649" calcext:value-type="float">
            <text:p>0.3885649</text:p>
          </table:table-cell>
          <table:table-cell office:value-type="float" office:value="0.3094282" calcext:value-type="float">
            <text:p>0.3094282</text:p>
          </table:table-cell>
          <table:table-cell office:value-type="float" office:value="0.08103593" calcext:value-type="float">
            <text:p>0.08103593</text:p>
          </table:table-cell>
          <table:table-cell office:value-type="float" office:value="0.08244637" calcext:value-type="float">
            <text:p>0.08244637</text:p>
          </table:table-cell>
          <table:table-cell office:value-type="float" office:value="0.03125041" calcext:value-type="float">
            <text:p>0.03125041</text:p>
          </table:table-cell>
          <table:table-cell office:value-type="float" office:value="0.0403432" calcext:value-type="float">
            <text:p>0.0403432</text:p>
          </table:table-cell>
          <table:table-cell office:value-type="float" office:value="0.07609438" calcext:value-type="float">
            <text:p>0.07609438</text:p>
          </table:table-cell>
          <table:table-cell office:value-type="float" office:value="0.143663" calcext:value-type="float">
            <text:p>0.143663</text:p>
          </table:table-cell>
          <table:table-cell office:value-type="float" office:value="0.1496996" calcext:value-type="float">
            <text:p>0.1496996</text:p>
          </table:table-cell>
          <table:table-cell office:value-type="float" office:value="0.149029" calcext:value-type="float">
            <text:p>0.149029</text:p>
          </table:table-cell>
          <table:table-cell office:value-type="float" office:value="0.1783565" calcext:value-type="float">
            <text:p>0.1783565</text:p>
          </table:table-cell>
          <table:table-cell office:value-type="float" office:value="0.1939627" calcext:value-type="float">
            <text:p>0.1939627</text:p>
          </table:table-cell>
          <table:table-cell office:value-type="float" office:value="0.1967854" calcext:value-type="float">
            <text:p>0.1967854</text:p>
          </table:table-cell>
          <table:table-cell office:value-type="float" office:value="0" calcext:value-type="float">
            <text:p>0</text:p>
          </table:table-cell>
          <table:table-cell office:value-type="float" office:value="38.73593" calcext:value-type="float">
            <text:p>38.73593</text:p>
          </table:table-cell>
          <table:table-cell office:value-type="float" office:value="28.34615" calcext:value-type="float">
            <text:p>28.34615</text:p>
          </table:table-cell>
          <table:table-cell office:value-type="float" office:value="26.97799" calcext:value-type="float">
            <text:p>26.97799</text:p>
          </table:table-cell>
          <table:table-cell office:value-type="float" office:value="6.990766" calcext:value-type="float">
            <text:p>6.990766</text:p>
          </table:table-cell>
          <table:table-cell office:value-type="float" office:value="6.266778" calcext:value-type="float">
            <text:p>6.266778</text:p>
          </table:table-cell>
          <table:table-cell office:value-type="float" office:value="2.398885" calcext:value-type="float">
            <text:p>2.398885</text:p>
          </table:table-cell>
          <table:table-cell office:value-type="float" office:value="2.489176" calcext:value-type="float">
            <text:p>2.489176</text:p>
          </table:table-cell>
          <table:table-cell office:value-type="float" office:value="4.771287" calcext:value-type="float">
            <text:p>4.771287</text:p>
          </table:table-cell>
          <table:table-cell office:value-type="float" office:value="7.751308" calcext:value-type="float">
            <text:p>7.751308</text:p>
          </table:table-cell>
          <table:table-cell office:value-type="float" office:value="8.386653" calcext:value-type="float">
            <text:p>8.386653</text:p>
          </table:table-cell>
          <table:table-cell office:value-type="float" office:value="8.362661" calcext:value-type="float">
            <text:p>8.362661</text:p>
          </table:table-cell>
          <table:table-cell office:value-type="float" office:value="10.91269" calcext:value-type="float">
            <text:p>10.91269</text:p>
          </table:table-cell>
          <table:table-cell office:value-type="float" office:value="12.54699" calcext:value-type="float">
            <text:p>12.54699</text:p>
          </table:table-cell>
          <table:table-cell office:value-type="float" office:value="12.83201" calcext:value-type="float">
            <text:p>12.83201</text:p>
          </table:table-cell>
          <table:table-cell office:value-type="float" office:value="0" calcext:value-type="float">
            <text:p>0</text:p>
          </table:table-cell>
          <table:table-cell office:value-type="float" office:value="10.48025" calcext:value-type="float">
            <text:p>10.48025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4.036172" calcext:value-type="float">
            <text:p>4.03617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6" calcext:value-type="float">
            <text:p>16122006</text:p>
          </table:table-cell>
          <table:table-cell office:value-type="float" office:value="5.083678" calcext:value-type="float">
            <text:p>5.083678</text:p>
          </table:table-cell>
          <table:table-cell office:value-type="float" office:value="135.6986" calcext:value-type="float">
            <text:p>135.6986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43229" calcext:value-type="float">
            <text:p>38.43229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343" calcext:value-type="float">
            <text:p>2.531343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49916" calcext:value-type="float">
            <text:p>-0.01049916</text:p>
          </table:table-cell>
          <table:table-cell office:value-type="float" office:value="1161.225" calcext:value-type="float">
            <text:p>1161.225</text:p>
          </table:table-cell>
          <table:table-cell office:value-type="float" office:value="2.819066" calcext:value-type="float">
            <text:p>2.819066</text:p>
          </table:table-cell>
          <table:table-cell office:value-type="float" office:value="0" calcext:value-type="float">
            <text:p>0</text:p>
          </table:table-cell>
          <table:table-cell office:value-type="float" office:value="0.7225402" calcext:value-type="float">
            <text:p>0.7225402</text:p>
          </table:table-cell>
          <table:table-cell office:value-type="float" office:value="0.3863323" calcext:value-type="float">
            <text:p>0.3863323</text:p>
          </table:table-cell>
          <table:table-cell office:value-type="float" office:value="0.3085605" calcext:value-type="float">
            <text:p>0.3085605</text:p>
          </table:table-cell>
          <table:table-cell office:value-type="float" office:value="0.08062121" calcext:value-type="float">
            <text:p>0.08062121</text:p>
          </table:table-cell>
          <table:table-cell office:value-type="float" office:value="0.08198362" calcext:value-type="float">
            <text:p>0.08198362</text:p>
          </table:table-cell>
          <table:table-cell office:value-type="float" office:value="0.03121333" calcext:value-type="float">
            <text:p>0.03121333</text:p>
          </table:table-cell>
          <table:table-cell office:value-type="float" office:value="0.0404233" calcext:value-type="float">
            <text:p>0.0404233</text:p>
          </table:table-cell>
          <table:table-cell office:value-type="float" office:value="0.07620642" calcext:value-type="float">
            <text:p>0.07620642</text:p>
          </table:table-cell>
          <table:table-cell office:value-type="float" office:value="0.1437482" calcext:value-type="float">
            <text:p>0.1437482</text:p>
          </table:table-cell>
          <table:table-cell office:value-type="float" office:value="0.1497512" calcext:value-type="float">
            <text:p>0.1497512</text:p>
          </table:table-cell>
          <table:table-cell office:value-type="float" office:value="0.1490833" calcext:value-type="float">
            <text:p>0.1490833</text:p>
          </table:table-cell>
          <table:table-cell office:value-type="float" office:value="0.1783574" calcext:value-type="float">
            <text:p>0.1783574</text:p>
          </table:table-cell>
          <table:table-cell office:value-type="float" office:value="0.1939769" calcext:value-type="float">
            <text:p>0.1939769</text:p>
          </table:table-cell>
          <table:table-cell office:value-type="float" office:value="0.1967979" calcext:value-type="float">
            <text:p>0.1967979</text:p>
          </table:table-cell>
          <table:table-cell office:value-type="float" office:value="0" calcext:value-type="float">
            <text:p>0</text:p>
          </table:table-cell>
          <table:table-cell office:value-type="float" office:value="38.80494" calcext:value-type="float">
            <text:p>38.80494</text:p>
          </table:table-cell>
          <table:table-cell office:value-type="float" office:value="28.36459" calcext:value-type="float">
            <text:p>28.36459</text:p>
          </table:table-cell>
          <table:table-cell office:value-type="float" office:value="26.99509" calcext:value-type="float">
            <text:p>26.99509</text:p>
          </table:table-cell>
          <table:table-cell office:value-type="float" office:value="6.996285" calcext:value-type="float">
            <text:p>6.996285</text:p>
          </table:table-cell>
          <table:table-cell office:value-type="float" office:value="6.274691" calcext:value-type="float">
            <text:p>6.274691</text:p>
          </table:table-cell>
          <table:table-cell office:value-type="float" office:value="2.400696" calcext:value-type="float">
            <text:p>2.400696</text:p>
          </table:table-cell>
          <table:table-cell office:value-type="float" office:value="2.491966" calcext:value-type="float">
            <text:p>2.491966</text:p>
          </table:table-cell>
          <table:table-cell office:value-type="float" office:value="4.775156" calcext:value-type="float">
            <text:p>4.775156</text:p>
          </table:table-cell>
          <table:table-cell office:value-type="float" office:value="7.756392" calcext:value-type="float">
            <text:p>7.756392</text:p>
          </table:table-cell>
          <table:table-cell office:value-type="float" office:value="8.39189" calcext:value-type="float">
            <text:p>8.39189</text:p>
          </table:table-cell>
          <table:table-cell office:value-type="float" office:value="8.368375" calcext:value-type="float">
            <text:p>8.368375</text:p>
          </table:table-cell>
          <table:table-cell office:value-type="float" office:value="10.91617" calcext:value-type="float">
            <text:p>10.91617</text:p>
          </table:table-cell>
          <table:table-cell office:value-type="float" office:value="12.54831" calcext:value-type="float">
            <text:p>12.54831</text:p>
          </table:table-cell>
          <table:table-cell office:value-type="float" office:value="12.8332" calcext:value-type="float">
            <text:p>12.8332</text:p>
          </table:table-cell>
          <table:table-cell office:value-type="float" office:value="0" calcext:value-type="float">
            <text:p>0</text:p>
          </table:table-cell>
          <table:table-cell office:value-type="float" office:value="8.928834" calcext:value-type="float">
            <text:p>8.928834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4.045101" calcext:value-type="float">
            <text:p>4.04510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6" calcext:value-type="float">
            <text:p>17122006</text:p>
          </table:table-cell>
          <table:table-cell office:value-type="float" office:value="5.076066" calcext:value-type="float">
            <text:p>5.076066</text:p>
          </table:table-cell>
          <table:table-cell office:value-type="float" office:value="135.6995" calcext:value-type="float">
            <text:p>135.6995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44752" calcext:value-type="float">
            <text:p>38.44752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343" calcext:value-type="float">
            <text:p>2.531343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57498" calcext:value-type="float">
            <text:p>-0.01057498</text:p>
          </table:table-cell>
          <table:table-cell office:value-type="float" office:value="1161.218" calcext:value-type="float">
            <text:p>1161.218</text:p>
          </table:table-cell>
          <table:table-cell office:value-type="float" office:value="2.813966" calcext:value-type="float">
            <text:p>2.813966</text:p>
          </table:table-cell>
          <table:table-cell office:value-type="float" office:value="0" calcext:value-type="float">
            <text:p>0</text:p>
          </table:table-cell>
          <table:table-cell office:value-type="float" office:value="0.5792184" calcext:value-type="float">
            <text:p>0.5792184</text:p>
          </table:table-cell>
          <table:table-cell office:value-type="float" office:value="0.3249669" calcext:value-type="float">
            <text:p>0.3249669</text:p>
          </table:table-cell>
          <table:table-cell office:value-type="float" office:value="0.2716009" calcext:value-type="float">
            <text:p>0.2716009</text:p>
          </table:table-cell>
          <table:table-cell office:value-type="float" office:value="0.07313075" calcext:value-type="float">
            <text:p>0.07313075</text:p>
          </table:table-cell>
          <table:table-cell office:value-type="float" office:value="0.07542542" calcext:value-type="float">
            <text:p>0.07542542</text:p>
          </table:table-cell>
          <table:table-cell office:value-type="float" office:value="0.03027705" calcext:value-type="float">
            <text:p>0.03027705</text:p>
          </table:table-cell>
          <table:table-cell office:value-type="float" office:value="0.03991004" calcext:value-type="float">
            <text:p>0.03991004</text:p>
          </table:table-cell>
          <table:table-cell office:value-type="float" office:value="0.07624817" calcext:value-type="float">
            <text:p>0.07624817</text:p>
          </table:table-cell>
          <table:table-cell office:value-type="float" office:value="0.1438238" calcext:value-type="float">
            <text:p>0.1438238</text:p>
          </table:table-cell>
          <table:table-cell office:value-type="float" office:value="0.1498048" calcext:value-type="float">
            <text:p>0.1498048</text:p>
          </table:table-cell>
          <table:table-cell office:value-type="float" office:value="0.1491388" calcext:value-type="float">
            <text:p>0.1491388</text:p>
          </table:table-cell>
          <table:table-cell office:value-type="float" office:value="0.178367" calcext:value-type="float">
            <text:p>0.178367</text:p>
          </table:table-cell>
          <table:table-cell office:value-type="float" office:value="0.1940686" calcext:value-type="float">
            <text:p>0.1940686</text:p>
          </table:table-cell>
          <table:table-cell office:value-type="float" office:value="0.1967771" calcext:value-type="float">
            <text:p>0.1967771</text:p>
          </table:table-cell>
          <table:table-cell office:value-type="float" office:value="0" calcext:value-type="float">
            <text:p>0</text:p>
          </table:table-cell>
          <table:table-cell office:value-type="float" office:value="38.85603" calcext:value-type="float">
            <text:p>38.85603</text:p>
          </table:table-cell>
          <table:table-cell office:value-type="float" office:value="28.37756" calcext:value-type="float">
            <text:p>28.37756</text:p>
          </table:table-cell>
          <table:table-cell office:value-type="float" office:value="27.00772" calcext:value-type="float">
            <text:p>27.00772</text:p>
          </table:table-cell>
          <table:table-cell office:value-type="float" office:value="7.00093" calcext:value-type="float">
            <text:p>7.00093</text:p>
          </table:table-cell>
          <table:table-cell office:value-type="float" office:value="6.281902" calcext:value-type="float">
            <text:p>6.281902</text:p>
          </table:table-cell>
          <table:table-cell office:value-type="float" office:value="2.402452" calcext:value-type="float">
            <text:p>2.402452</text:p>
          </table:table-cell>
          <table:table-cell office:value-type="float" office:value="2.494737" calcext:value-type="float">
            <text:p>2.494737</text:p>
          </table:table-cell>
          <table:table-cell office:value-type="float" office:value="4.779025" calcext:value-type="float">
            <text:p>4.779025</text:p>
          </table:table-cell>
          <table:table-cell office:value-type="float" office:value="7.761511" calcext:value-type="float">
            <text:p>7.761511</text:p>
          </table:table-cell>
          <table:table-cell office:value-type="float" office:value="8.397131" calcext:value-type="float">
            <text:p>8.397131</text:p>
          </table:table-cell>
          <table:table-cell office:value-type="float" office:value="8.374088" calcext:value-type="float">
            <text:p>8.374088</text:p>
          </table:table-cell>
          <table:table-cell office:value-type="float" office:value="10.91966" calcext:value-type="float">
            <text:p>10.91966</text:p>
          </table:table-cell>
          <table:table-cell office:value-type="float" office:value="12.54962" calcext:value-type="float">
            <text:p>12.54962</text:p>
          </table:table-cell>
          <table:table-cell office:value-type="float" office:value="12.83438" calcext:value-type="float">
            <text:p>12.83438</text:p>
          </table:table-cell>
          <table:table-cell office:value-type="float" office:value="0" calcext:value-type="float">
            <text:p>0</text:p>
          </table:table-cell>
          <table:table-cell office:value-type="float" office:value="6.498929" calcext:value-type="float">
            <text:p>6.498929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4.051358" calcext:value-type="float">
            <text:p>4.05135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6" calcext:value-type="float">
            <text:p>18122006</text:p>
          </table:table-cell>
          <table:table-cell office:value-type="float" office:value="5.069625" calcext:value-type="float">
            <text:p>5.069625</text:p>
          </table:table-cell>
          <table:table-cell office:value-type="float" office:value="135.7002" calcext:value-type="float">
            <text:p>135.7002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46156" calcext:value-type="float">
            <text:p>38.46156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343" calcext:value-type="float">
            <text:p>2.531343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74085" calcext:value-type="float">
            <text:p>-0.01074085</text:p>
          </table:table-cell>
          <table:table-cell office:value-type="float" office:value="1161.211" calcext:value-type="float">
            <text:p>1161.211</text:p>
          </table:table-cell>
          <table:table-cell office:value-type="float" office:value="2.809505" calcext:value-type="float">
            <text:p>2.809505</text:p>
          </table:table-cell>
          <table:table-cell office:value-type="float" office:value="0" calcext:value-type="float">
            <text:p>0</text:p>
          </table:table-cell>
          <table:table-cell office:value-type="float" office:value="0.507293" calcext:value-type="float">
            <text:p>0.507293</text:p>
          </table:table-cell>
          <table:table-cell office:value-type="float" office:value="0.2949835" calcext:value-type="float">
            <text:p>0.2949835</text:p>
          </table:table-cell>
          <table:table-cell office:value-type="float" office:value="0.2491329" calcext:value-type="float">
            <text:p>0.2491329</text:p>
          </table:table-cell>
          <table:table-cell office:value-type="float" office:value="0.06725329" calcext:value-type="float">
            <text:p>0.06725329</text:p>
          </table:table-cell>
          <table:table-cell office:value-type="float" office:value="0.06893188" calcext:value-type="float">
            <text:p>0.06893188</text:p>
          </table:table-cell>
          <table:table-cell office:value-type="float" office:value="0.02886332" calcext:value-type="float">
            <text:p>0.02886332</text:p>
          </table:table-cell>
          <table:table-cell office:value-type="float" office:value="0.03869782" calcext:value-type="float">
            <text:p>0.03869782</text:p>
          </table:table-cell>
          <table:table-cell office:value-type="float" office:value="0.0761316" calcext:value-type="float">
            <text:p>0.0761316</text:p>
          </table:table-cell>
          <table:table-cell office:value-type="float" office:value="0.1438734" calcext:value-type="float">
            <text:p>0.1438734</text:p>
          </table:table-cell>
          <table:table-cell office:value-type="float" office:value="0.1498581" calcext:value-type="float">
            <text:p>0.1498581</text:p>
          </table:table-cell>
          <table:table-cell office:value-type="float" office:value="0.1491963" calcext:value-type="float">
            <text:p>0.1491963</text:p>
          </table:table-cell>
          <table:table-cell office:value-type="float" office:value="0.178377" calcext:value-type="float">
            <text:p>0.178377</text:p>
          </table:table-cell>
          <table:table-cell office:value-type="float" office:value="0.1940235" calcext:value-type="float">
            <text:p>0.1940235</text:p>
          </table:table-cell>
          <table:table-cell office:value-type="float" office:value="0.1968133" calcext:value-type="float">
            <text:p>0.1968133</text:p>
          </table:table-cell>
          <table:table-cell office:value-type="float" office:value="0" calcext:value-type="float">
            <text:p>0</text:p>
          </table:table-cell>
          <table:table-cell office:value-type="float" office:value="38.8891" calcext:value-type="float">
            <text:p>38.8891</text:p>
          </table:table-cell>
          <table:table-cell office:value-type="float" office:value="28.38267" calcext:value-type="float">
            <text:p>28.38267</text:p>
          </table:table-cell>
          <table:table-cell office:value-type="float" office:value="27.01225" calcext:value-type="float">
            <text:p>27.01225</text:p>
          </table:table-cell>
          <table:table-cell office:value-type="float" office:value="7.003504" calcext:value-type="float">
            <text:p>7.003504</text:p>
          </table:table-cell>
          <table:table-cell office:value-type="float" office:value="6.286932" calcext:value-type="float">
            <text:p>6.286932</text:p>
          </table:table-cell>
          <table:table-cell office:value-type="float" office:value="2.403938" calcext:value-type="float">
            <text:p>2.403938</text:p>
          </table:table-cell>
          <table:table-cell office:value-type="float" office:value="2.497323" calcext:value-type="float">
            <text:p>2.497323</text:p>
          </table:table-cell>
          <table:table-cell office:value-type="float" office:value="4.782874" calcext:value-type="float">
            <text:p>4.782874</text:p>
          </table:table-cell>
          <table:table-cell office:value-type="float" office:value="7.76663" calcext:value-type="float">
            <text:p>7.76663</text:p>
          </table:table-cell>
          <table:table-cell office:value-type="float" office:value="8.40237" calcext:value-type="float">
            <text:p>8.40237</text:p>
          </table:table-cell>
          <table:table-cell office:value-type="float" office:value="8.379761" calcext:value-type="float">
            <text:p>8.379761</text:p>
          </table:table-cell>
          <table:table-cell office:value-type="float" office:value="10.92315" calcext:value-type="float">
            <text:p>10.92315</text:p>
          </table:table-cell>
          <table:table-cell office:value-type="float" office:value="12.55094" calcext:value-type="float">
            <text:p>12.55094</text:p>
          </table:table-cell>
          <table:table-cell office:value-type="float" office:value="12.83548" calcext:value-type="float">
            <text:p>12.83548</text:p>
          </table:table-cell>
          <table:table-cell office:value-type="float" office:value="0" calcext:value-type="float">
            <text:p>0</text:p>
          </table:table-cell>
          <table:table-cell office:value-type="float" office:value="5.617576" calcext:value-type="float">
            <text:p>5.617576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4.05666" calcext:value-type="float">
            <text:p>4.0566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6" calcext:value-type="float">
            <text:p>19122006</text:p>
          </table:table-cell>
          <table:table-cell office:value-type="float" office:value="5.061334" calcext:value-type="float">
            <text:p>5.061334</text:p>
          </table:table-cell>
          <table:table-cell office:value-type="float" office:value="135.7014" calcext:value-type="float">
            <text:p>135.7014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47525" calcext:value-type="float">
            <text:p>38.47525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1354" calcext:value-type="float">
            <text:p>2.531354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89962" calcext:value-type="float">
            <text:p>-0.01089962</text:p>
          </table:table-cell>
          <table:table-cell office:value-type="float" office:value="1161.203" calcext:value-type="float">
            <text:p>1161.203</text:p>
          </table:table-cell>
          <table:table-cell office:value-type="float" office:value="2.804379" calcext:value-type="float">
            <text:p>2.804379</text:p>
          </table:table-cell>
          <table:table-cell office:value-type="float" office:value="0" calcext:value-type="float">
            <text:p>0</text:p>
          </table:table-cell>
          <table:table-cell office:value-type="float" office:value="0.463344" calcext:value-type="float">
            <text:p>0.463344</text:p>
          </table:table-cell>
          <table:table-cell office:value-type="float" office:value="0.3498328" calcext:value-type="float">
            <text:p>0.3498328</text:p>
          </table:table-cell>
          <table:table-cell office:value-type="float" office:value="0.259398" calcext:value-type="float">
            <text:p>0.259398</text:p>
          </table:table-cell>
          <table:table-cell office:value-type="float" office:value="0.06822667" calcext:value-type="float">
            <text:p>0.06822667</text:p>
          </table:table-cell>
          <table:table-cell office:value-type="float" office:value="0.06885294" calcext:value-type="float">
            <text:p>0.06885294</text:p>
          </table:table-cell>
          <table:table-cell office:value-type="float" office:value="0.02848778" calcext:value-type="float">
            <text:p>0.02848778</text:p>
          </table:table-cell>
          <table:table-cell office:value-type="float" office:value="0.03807531" calcext:value-type="float">
            <text:p>0.03807531</text:p>
          </table:table-cell>
          <table:table-cell office:value-type="float" office:value="0.07598296" calcext:value-type="float">
            <text:p>0.07598296</text:p>
          </table:table-cell>
          <table:table-cell office:value-type="float" office:value="0.1438918" calcext:value-type="float">
            <text:p>0.1438918</text:p>
          </table:table-cell>
          <table:table-cell office:value-type="float" office:value="0.1499082" calcext:value-type="float">
            <text:p>0.1499082</text:p>
          </table:table-cell>
          <table:table-cell office:value-type="float" office:value="0.1492535" calcext:value-type="float">
            <text:p>0.1492535</text:p>
          </table:table-cell>
          <table:table-cell office:value-type="float" office:value="0.1784489" calcext:value-type="float">
            <text:p>0.1784489</text:p>
          </table:table-cell>
          <table:table-cell office:value-type="float" office:value="0.19402" calcext:value-type="float">
            <text:p>0.19402</text:p>
          </table:table-cell>
          <table:table-cell office:value-type="float" office:value="0.1968329" calcext:value-type="float">
            <text:p>0.1968329</text:p>
          </table:table-cell>
          <table:table-cell office:value-type="float" office:value="0" calcext:value-type="float">
            <text:p>0</text:p>
          </table:table-cell>
          <table:table-cell office:value-type="float" office:value="38.91832" calcext:value-type="float">
            <text:p>38.91832</text:p>
          </table:table-cell>
          <table:table-cell office:value-type="float" office:value="28.38665" calcext:value-type="float">
            <text:p>28.38665</text:p>
          </table:table-cell>
          <table:table-cell office:value-type="float" office:value="27.01483" calcext:value-type="float">
            <text:p>27.01483</text:p>
          </table:table-cell>
          <table:table-cell office:value-type="float" office:value="7.005245" calcext:value-type="float">
            <text:p>7.005245</text:p>
          </table:table-cell>
          <table:table-cell office:value-type="float" office:value="6.290894" calcext:value-type="float">
            <text:p>6.290894</text:p>
          </table:table-cell>
          <table:table-cell office:value-type="float" office:value="2.405225" calcext:value-type="float">
            <text:p>2.405225</text:p>
          </table:table-cell>
          <table:table-cell office:value-type="float" office:value="2.499722" calcext:value-type="float">
            <text:p>2.499722</text:p>
          </table:table-cell>
          <table:table-cell office:value-type="float" office:value="4.786676" calcext:value-type="float">
            <text:p>4.786676</text:p>
          </table:table-cell>
          <table:table-cell office:value-type="float" office:value="7.771749" calcext:value-type="float">
            <text:p>7.771749</text:p>
          </table:table-cell>
          <table:table-cell office:value-type="float" office:value="8.40761" calcext:value-type="float">
            <text:p>8.40761</text:p>
          </table:table-cell>
          <table:table-cell office:value-type="float" office:value="8.385417" calcext:value-type="float">
            <text:p>8.385417</text:p>
          </table:table-cell>
          <table:table-cell office:value-type="float" office:value="10.9266" calcext:value-type="float">
            <text:p>10.9266</text:p>
          </table:table-cell>
          <table:table-cell office:value-type="float" office:value="12.55226" calcext:value-type="float">
            <text:p>12.55226</text:p>
          </table:table-cell>
          <table:table-cell office:value-type="float" office:value="12.83656" calcext:value-type="float">
            <text:p>12.83656</text:p>
          </table:table-cell>
          <table:table-cell office:value-type="float" office:value="0" calcext:value-type="float">
            <text:p>0</text:p>
          </table:table-cell>
          <table:table-cell office:value-type="float" office:value="4.838558" calcext:value-type="float">
            <text:p>4.838558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4.063248" calcext:value-type="float">
            <text:p>4.06324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6" calcext:value-type="float">
            <text:p>20122006</text:p>
          </table:table-cell>
          <table:table-cell office:value-type="float" office:value="5.05164" calcext:value-type="float">
            <text:p>5.05164</text:p>
          </table:table-cell>
          <table:table-cell office:value-type="float" office:value="135.7032" calcext:value-type="float">
            <text:p>135.7032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48909" calcext:value-type="float">
            <text:p>38.48909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3283" calcext:value-type="float">
            <text:p>2.533283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9199" calcext:value-type="float">
            <text:p>-0.0109199</text:p>
          </table:table-cell>
          <table:table-cell office:value-type="float" office:value="1161.195" calcext:value-type="float">
            <text:p>1161.195</text:p>
          </table:table-cell>
          <table:table-cell office:value-type="float" office:value="2.803563" calcext:value-type="float">
            <text:p>2.803563</text:p>
          </table:table-cell>
          <table:table-cell office:value-type="float" office:value="0" calcext:value-type="float">
            <text:p>0</text:p>
          </table:table-cell>
          <table:table-cell office:value-type="float" office:value="0.4094494" calcext:value-type="float">
            <text:p>0.4094494</text:p>
          </table:table-cell>
          <table:table-cell office:value-type="float" office:value="0.2936101" calcext:value-type="float">
            <text:p>0.2936101</text:p>
          </table:table-cell>
          <table:table-cell office:value-type="float" office:value="0.2616974" calcext:value-type="float">
            <text:p>0.2616974</text:p>
          </table:table-cell>
          <table:table-cell office:value-type="float" office:value="0.06938522" calcext:value-type="float">
            <text:p>0.06938522</text:p>
          </table:table-cell>
          <table:table-cell office:value-type="float" office:value="0.07031028" calcext:value-type="float">
            <text:p>0.07031028</text:p>
          </table:table-cell>
          <table:table-cell office:value-type="float" office:value="0.02884449" calcext:value-type="float">
            <text:p>0.02884449</text:p>
          </table:table-cell>
          <table:table-cell office:value-type="float" office:value="0.03711868" calcext:value-type="float">
            <text:p>0.03711868</text:p>
          </table:table-cell>
          <table:table-cell office:value-type="float" office:value="0.07588501" calcext:value-type="float">
            <text:p>0.07588501</text:p>
          </table:table-cell>
          <table:table-cell office:value-type="float" office:value="0.1439033" calcext:value-type="float">
            <text:p>0.1439033</text:p>
          </table:table-cell>
          <table:table-cell office:value-type="float" office:value="0.1499542" calcext:value-type="float">
            <text:p>0.1499542</text:p>
          </table:table-cell>
          <table:table-cell office:value-type="float" office:value="0.1493095" calcext:value-type="float">
            <text:p>0.1493095</text:p>
          </table:table-cell>
          <table:table-cell office:value-type="float" office:value="0.1784068" calcext:value-type="float">
            <text:p>0.1784068</text:p>
          </table:table-cell>
          <table:table-cell office:value-type="float" office:value="0.1940319" calcext:value-type="float">
            <text:p>0.1940319</text:p>
          </table:table-cell>
          <table:table-cell office:value-type="float" office:value="0.1968447" calcext:value-type="float">
            <text:p>0.1968447</text:p>
          </table:table-cell>
          <table:table-cell office:value-type="float" office:value="0" calcext:value-type="float">
            <text:p>0</text:p>
          </table:table-cell>
          <table:table-cell office:value-type="float" office:value="38.9213" calcext:value-type="float">
            <text:p>38.9213</text:p>
          </table:table-cell>
          <table:table-cell office:value-type="float" office:value="28.39578" calcext:value-type="float">
            <text:p>28.39578</text:p>
          </table:table-cell>
          <table:table-cell office:value-type="float" office:value="27.0206" calcext:value-type="float">
            <text:p>27.0206</text:p>
          </table:table-cell>
          <table:table-cell office:value-type="float" office:value="7.00759" calcext:value-type="float">
            <text:p>7.00759</text:p>
          </table:table-cell>
          <table:table-cell office:value-type="float" office:value="6.29537" calcext:value-type="float">
            <text:p>6.29537</text:p>
          </table:table-cell>
          <table:table-cell office:value-type="float" office:value="2.406541" calcext:value-type="float">
            <text:p>2.406541</text:p>
          </table:table-cell>
          <table:table-cell office:value-type="float" office:value="2.501944" calcext:value-type="float">
            <text:p>2.501944</text:p>
          </table:table-cell>
          <table:table-cell office:value-type="float" office:value="4.790449" calcext:value-type="float">
            <text:p>4.790449</text:p>
          </table:table-cell>
          <table:table-cell office:value-type="float" office:value="7.776868" calcext:value-type="float">
            <text:p>7.776868</text:p>
          </table:table-cell>
          <table:table-cell office:value-type="float" office:value="8.41285" calcext:value-type="float">
            <text:p>8.41285</text:p>
          </table:table-cell>
          <table:table-cell office:value-type="float" office:value="8.391073" calcext:value-type="float">
            <text:p>8.391073</text:p>
          </table:table-cell>
          <table:table-cell office:value-type="float" office:value="10.93001" calcext:value-type="float">
            <text:p>10.93001</text:p>
          </table:table-cell>
          <table:table-cell office:value-type="float" office:value="12.55358" calcext:value-type="float">
            <text:p>12.55358</text:p>
          </table:table-cell>
          <table:table-cell office:value-type="float" office:value="12.83762" calcext:value-type="float">
            <text:p>12.83762</text:p>
          </table:table-cell>
          <table:table-cell office:value-type="float" office:value="0" calcext:value-type="float">
            <text:p>0</text:p>
          </table:table-cell>
          <table:table-cell office:value-type="float" office:value="12.07469" calcext:value-type="float">
            <text:p>12.07469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4.070691" calcext:value-type="float">
            <text:p>4.07069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6" calcext:value-type="float">
            <text:p>21122006</text:p>
          </table:table-cell>
          <table:table-cell office:value-type="float" office:value="5.039996" calcext:value-type="float">
            <text:p>5.039996</text:p>
          </table:table-cell>
          <table:table-cell office:value-type="float" office:value="135.7054" calcext:value-type="float">
            <text:p>135.7054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50342" calcext:value-type="float">
            <text:p>38.50342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469" calcext:value-type="float">
            <text:p>2.53469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91981" calcext:value-type="float">
            <text:p>-0.01091981</text:p>
          </table:table-cell>
          <table:table-cell office:value-type="float" office:value="1161.188" calcext:value-type="float">
            <text:p>1161.188</text:p>
          </table:table-cell>
          <table:table-cell office:value-type="float" office:value="2.80332" calcext:value-type="float">
            <text:p>2.80332</text:p>
          </table:table-cell>
          <table:table-cell office:value-type="float" office:value="0" calcext:value-type="float">
            <text:p>0</text:p>
          </table:table-cell>
          <table:table-cell office:value-type="float" office:value="0.5505182" calcext:value-type="float">
            <text:p>0.5505182</text:p>
          </table:table-cell>
          <table:table-cell office:value-type="float" office:value="0.318624" calcext:value-type="float">
            <text:p>0.318624</text:p>
          </table:table-cell>
          <table:table-cell office:value-type="float" office:value="0.2762375" calcext:value-type="float">
            <text:p>0.2762375</text:p>
          </table:table-cell>
          <table:table-cell office:value-type="float" office:value="0.07285294" calcext:value-type="float">
            <text:p>0.07285294</text:p>
          </table:table-cell>
          <table:table-cell office:value-type="float" office:value="0.07303815" calcext:value-type="float">
            <text:p>0.07303815</text:p>
          </table:table-cell>
          <table:table-cell office:value-type="float" office:value="0.02925016" calcext:value-type="float">
            <text:p>0.02925016</text:p>
          </table:table-cell>
          <table:table-cell office:value-type="float" office:value="0.03764268" calcext:value-type="float">
            <text:p>0.03764268</text:p>
          </table:table-cell>
          <table:table-cell office:value-type="float" office:value="0.07586586" calcext:value-type="float">
            <text:p>0.07586586</text:p>
          </table:table-cell>
          <table:table-cell office:value-type="float" office:value="0.1439247" calcext:value-type="float">
            <text:p>0.1439247</text:p>
          </table:table-cell>
          <table:table-cell office:value-type="float" office:value="0.1499988" calcext:value-type="float">
            <text:p>0.1499988</text:p>
          </table:table-cell>
          <table:table-cell office:value-type="float" office:value="0.1493646" calcext:value-type="float">
            <text:p>0.1493646</text:p>
          </table:table-cell>
          <table:table-cell office:value-type="float" office:value="0.1784191" calcext:value-type="float">
            <text:p>0.1784191</text:p>
          </table:table-cell>
          <table:table-cell office:value-type="float" office:value="0.1940465" calcext:value-type="float">
            <text:p>0.1940465</text:p>
          </table:table-cell>
          <table:table-cell office:value-type="float" office:value="0.1968574" calcext:value-type="float">
            <text:p>0.1968574</text:p>
          </table:table-cell>
          <table:table-cell office:value-type="float" office:value="0" calcext:value-type="float">
            <text:p>0</text:p>
          </table:table-cell>
          <table:table-cell office:value-type="float" office:value="38.97391" calcext:value-type="float">
            <text:p>38.97391</text:p>
          </table:table-cell>
          <table:table-cell office:value-type="float" office:value="28.40145" calcext:value-type="float">
            <text:p>28.40145</text:p>
          </table:table-cell>
          <table:table-cell office:value-type="float" office:value="27.02807" calcext:value-type="float">
            <text:p>27.02807</text:p>
          </table:table-cell>
          <table:table-cell office:value-type="float" office:value="7.010319" calcext:value-type="float">
            <text:p>7.010319</text:p>
          </table:table-cell>
          <table:table-cell office:value-type="float" office:value="6.300171" calcext:value-type="float">
            <text:p>6.300171</text:p>
          </table:table-cell>
          <table:table-cell office:value-type="float" office:value="2.407906" calcext:value-type="float">
            <text:p>2.407906</text:p>
          </table:table-cell>
          <table:table-cell office:value-type="float" office:value="2.504326" calcext:value-type="float">
            <text:p>2.504326</text:p>
          </table:table-cell>
          <table:table-cell office:value-type="float" office:value="4.794199" calcext:value-type="float">
            <text:p>4.794199</text:p>
          </table:table-cell>
          <table:table-cell office:value-type="float" office:value="7.781988" calcext:value-type="float">
            <text:p>7.781988</text:p>
          </table:table-cell>
          <table:table-cell office:value-type="float" office:value="8.41809" calcext:value-type="float">
            <text:p>8.41809</text:p>
          </table:table-cell>
          <table:table-cell office:value-type="float" office:value="8.396729" calcext:value-type="float">
            <text:p>8.396729</text:p>
          </table:table-cell>
          <table:table-cell office:value-type="float" office:value="10.93343" calcext:value-type="float">
            <text:p>10.93343</text:p>
          </table:table-cell>
          <table:table-cell office:value-type="float" office:value="12.5549" calcext:value-type="float">
            <text:p>12.5549</text:p>
          </table:table-cell>
          <table:table-cell office:value-type="float" office:value="12.83893" calcext:value-type="float">
            <text:p>12.83893</text:p>
          </table:table-cell>
          <table:table-cell office:value-type="float" office:value="0" calcext:value-type="float">
            <text:p>0</text:p>
          </table:table-cell>
          <table:table-cell office:value-type="float" office:value="17.33402" calcext:value-type="float">
            <text:p>17.33402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4.079749" calcext:value-type="float">
            <text:p>4.07974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6" calcext:value-type="float">
            <text:p>22122006</text:p>
          </table:table-cell>
          <table:table-cell office:value-type="float" office:value="5.031434" calcext:value-type="float">
            <text:p>5.031434</text:p>
          </table:table-cell>
          <table:table-cell office:value-type="float" office:value="135.7069" calcext:value-type="float">
            <text:p>135.7069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51814" calcext:value-type="float">
            <text:p>38.51814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4811" calcext:value-type="float">
            <text:p>2.534811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9198" calcext:value-type="float">
            <text:p>-0.0109198</text:p>
          </table:table-cell>
          <table:table-cell office:value-type="float" office:value="1161.181" calcext:value-type="float">
            <text:p>1161.181</text:p>
          </table:table-cell>
          <table:table-cell office:value-type="float" office:value="2.801336" calcext:value-type="float">
            <text:p>2.801336</text:p>
          </table:table-cell>
          <table:table-cell office:value-type="float" office:value="0" calcext:value-type="float">
            <text:p>0</text:p>
          </table:table-cell>
          <table:table-cell office:value-type="float" office:value="0.6121207" calcext:value-type="float">
            <text:p>0.6121207</text:p>
          </table:table-cell>
          <table:table-cell office:value-type="float" office:value="0.3014981" calcext:value-type="float">
            <text:p>0.3014981</text:p>
          </table:table-cell>
          <table:table-cell office:value-type="float" office:value="0.2543897" calcext:value-type="float">
            <text:p>0.2543897</text:p>
          </table:table-cell>
          <table:table-cell office:value-type="float" office:value="0.07012513" calcext:value-type="float">
            <text:p>0.07012513</text:p>
          </table:table-cell>
          <table:table-cell office:value-type="float" office:value="0.07060335" calcext:value-type="float">
            <text:p>0.07060335</text:p>
          </table:table-cell>
          <table:table-cell office:value-type="float" office:value="0.02911323" calcext:value-type="float">
            <text:p>0.02911323</text:p>
          </table:table-cell>
          <table:table-cell office:value-type="float" office:value="0.03821873" calcext:value-type="float">
            <text:p>0.03821873</text:p>
          </table:table-cell>
          <table:table-cell office:value-type="float" office:value="0.07593814" calcext:value-type="float">
            <text:p>0.07593814</text:p>
          </table:table-cell>
          <table:table-cell office:value-type="float" office:value="0.1439603" calcext:value-type="float">
            <text:p>0.1439603</text:p>
          </table:table-cell>
          <table:table-cell office:value-type="float" office:value="0.1500434" calcext:value-type="float">
            <text:p>0.1500434</text:p>
          </table:table-cell>
          <table:table-cell office:value-type="float" office:value="0.1494191" calcext:value-type="float">
            <text:p>0.1494191</text:p>
          </table:table-cell>
          <table:table-cell office:value-type="float" office:value="0.1784263" calcext:value-type="float">
            <text:p>0.1784263</text:p>
          </table:table-cell>
          <table:table-cell office:value-type="float" office:value="0.1940612" calcext:value-type="float">
            <text:p>0.1940612</text:p>
          </table:table-cell>
          <table:table-cell office:value-type="float" office:value="0.1968698" calcext:value-type="float">
            <text:p>0.1968698</text:p>
          </table:table-cell>
          <table:table-cell office:value-type="float" office:value="0" calcext:value-type="float">
            <text:p>0</text:p>
          </table:table-cell>
          <table:table-cell office:value-type="float" office:value="39.05688" calcext:value-type="float">
            <text:p>39.05688</text:p>
          </table:table-cell>
          <table:table-cell office:value-type="float" office:value="28.40693" calcext:value-type="float">
            <text:p>28.40693</text:p>
          </table:table-cell>
          <table:table-cell office:value-type="float" office:value="27.03561" calcext:value-type="float">
            <text:p>27.03561</text:p>
          </table:table-cell>
          <table:table-cell office:value-type="float" office:value="7.013542" calcext:value-type="float">
            <text:p>7.013542</text:p>
          </table:table-cell>
          <table:table-cell office:value-type="float" office:value="6.305425" calcext:value-type="float">
            <text:p>6.305425</text:p>
          </table:table-cell>
          <table:table-cell office:value-type="float" office:value="2.409354" calcext:value-type="float">
            <text:p>2.409354</text:p>
          </table:table-cell>
          <table:table-cell office:value-type="float" office:value="2.506892" calcext:value-type="float">
            <text:p>2.506892</text:p>
          </table:table-cell>
          <table:table-cell office:value-type="float" office:value="4.797974" calcext:value-type="float">
            <text:p>4.797974</text:p>
          </table:table-cell>
          <table:table-cell office:value-type="float" office:value="7.787107" calcext:value-type="float">
            <text:p>7.787107</text:p>
          </table:table-cell>
          <table:table-cell office:value-type="float" office:value="8.423328" calcext:value-type="float">
            <text:p>8.423328</text:p>
          </table:table-cell>
          <table:table-cell office:value-type="float" office:value="8.402386" calcext:value-type="float">
            <text:p>8.402386</text:p>
          </table:table-cell>
          <table:table-cell office:value-type="float" office:value="10.93683" calcext:value-type="float">
            <text:p>10.93683</text:p>
          </table:table-cell>
          <table:table-cell office:value-type="float" office:value="12.55621" calcext:value-type="float">
            <text:p>12.55621</text:p>
          </table:table-cell>
          <table:table-cell office:value-type="float" office:value="12.83909" calcext:value-type="float">
            <text:p>12.83909</text:p>
          </table:table-cell>
          <table:table-cell office:value-type="float" office:value="0" calcext:value-type="float">
            <text:p>0</text:p>
          </table:table-cell>
          <table:table-cell office:value-type="float" office:value="14.02942" calcext:value-type="float">
            <text:p>14.02942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4.086432" calcext:value-type="float">
            <text:p>4.08643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6" calcext:value-type="float">
            <text:p>23122006</text:p>
          </table:table-cell>
          <table:table-cell office:value-type="float" office:value="5.022797" calcext:value-type="float">
            <text:p>5.022797</text:p>
          </table:table-cell>
          <table:table-cell office:value-type="float" office:value="135.7084" calcext:value-type="float">
            <text:p>135.7084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53225" calcext:value-type="float">
            <text:p>38.53225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4811" calcext:value-type="float">
            <text:p>2.534811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9198" calcext:value-type="float">
            <text:p>-0.0109198</text:p>
          </table:table-cell>
          <table:table-cell office:value-type="float" office:value="1161.174" calcext:value-type="float">
            <text:p>1161.174</text:p>
          </table:table-cell>
          <table:table-cell office:value-type="float" office:value="2.799232" calcext:value-type="float">
            <text:p>2.799232</text:p>
          </table:table-cell>
          <table:table-cell office:value-type="float" office:value="0" calcext:value-type="float">
            <text:p>0</text:p>
          </table:table-cell>
          <table:table-cell office:value-type="float" office:value="0.5693553" calcext:value-type="float">
            <text:p>0.5693553</text:p>
          </table:table-cell>
          <table:table-cell office:value-type="float" office:value="0.2999966" calcext:value-type="float">
            <text:p>0.2999966</text:p>
          </table:table-cell>
          <table:table-cell office:value-type="float" office:value="0.2489494" calcext:value-type="float">
            <text:p>0.2489494</text:p>
          </table:table-cell>
          <table:table-cell office:value-type="float" office:value="0.06845342" calcext:value-type="float">
            <text:p>0.06845342</text:p>
          </table:table-cell>
          <table:table-cell office:value-type="float" office:value="0.0682811" calcext:value-type="float">
            <text:p>0.0682811</text:p>
          </table:table-cell>
          <table:table-cell office:value-type="float" office:value="0.02852068" calcext:value-type="float">
            <text:p>0.02852068</text:p>
          </table:table-cell>
          <table:table-cell office:value-type="float" office:value="0.03786199" calcext:value-type="float">
            <text:p>0.03786199</text:p>
          </table:table-cell>
          <table:table-cell office:value-type="float" office:value="0.07592878" calcext:value-type="float">
            <text:p>0.07592878</text:p>
          </table:table-cell>
          <table:table-cell office:value-type="float" office:value="0.1439966" calcext:value-type="float">
            <text:p>0.1439966</text:p>
          </table:table-cell>
          <table:table-cell office:value-type="float" office:value="0.150089" calcext:value-type="float">
            <text:p>0.150089</text:p>
          </table:table-cell>
          <table:table-cell office:value-type="float" office:value="0.1494735" calcext:value-type="float">
            <text:p>0.1494735</text:p>
          </table:table-cell>
          <table:table-cell office:value-type="float" office:value="0.1784338" calcext:value-type="float">
            <text:p>0.1784338</text:p>
          </table:table-cell>
          <table:table-cell office:value-type="float" office:value="0.1940764" calcext:value-type="float">
            <text:p>0.1940764</text:p>
          </table:table-cell>
          <table:table-cell office:value-type="float" office:value="0.1968817" calcext:value-type="float">
            <text:p>0.1968817</text:p>
          </table:table-cell>
          <table:table-cell office:value-type="float" office:value="0" calcext:value-type="float">
            <text:p>0</text:p>
          </table:table-cell>
          <table:table-cell office:value-type="float" office:value="39.13197" calcext:value-type="float">
            <text:p>39.13197</text:p>
          </table:table-cell>
          <table:table-cell office:value-type="float" office:value="28.40876" calcext:value-type="float">
            <text:p>28.40876</text:p>
          </table:table-cell>
          <table:table-cell office:value-type="float" office:value="27.03842" calcext:value-type="float">
            <text:p>27.03842</text:p>
          </table:table-cell>
          <table:table-cell office:value-type="float" office:value="7.015921" calcext:value-type="float">
            <text:p>7.015921</text:p>
          </table:table-cell>
          <table:table-cell office:value-type="float" office:value="6.309704" calcext:value-type="float">
            <text:p>6.309704</text:p>
          </table:table-cell>
          <table:table-cell office:value-type="float" office:value="2.410692" calcext:value-type="float">
            <text:p>2.410692</text:p>
          </table:table-cell>
          <table:table-cell office:value-type="float" office:value="2.509398" calcext:value-type="float">
            <text:p>2.509398</text:p>
          </table:table-cell>
          <table:table-cell office:value-type="float" office:value="4.801754" calcext:value-type="float">
            <text:p>4.801754</text:p>
          </table:table-cell>
          <table:table-cell office:value-type="float" office:value="7.792226" calcext:value-type="float">
            <text:p>7.792226</text:p>
          </table:table-cell>
          <table:table-cell office:value-type="float" office:value="8.428569" calcext:value-type="float">
            <text:p>8.428569</text:p>
          </table:table-cell>
          <table:table-cell office:value-type="float" office:value="8.408043" calcext:value-type="float">
            <text:p>8.408043</text:p>
          </table:table-cell>
          <table:table-cell office:value-type="float" office:value="10.94024" calcext:value-type="float">
            <text:p>10.94024</text:p>
          </table:table-cell>
          <table:table-cell office:value-type="float" office:value="12.55753" calcext:value-type="float">
            <text:p>12.55753</text:p>
          </table:table-cell>
          <table:table-cell office:value-type="float" office:value="12.84083" calcext:value-type="float">
            <text:p>12.84083</text:p>
          </table:table-cell>
          <table:table-cell office:value-type="float" office:value="0" calcext:value-type="float">
            <text:p>0</text:p>
          </table:table-cell>
          <table:table-cell office:value-type="float" office:value="12.82576" calcext:value-type="float">
            <text:p>12.82576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4.093123" calcext:value-type="float">
            <text:p>4.09312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6" calcext:value-type="float">
            <text:p>24122006</text:p>
          </table:table-cell>
          <table:table-cell office:value-type="float" office:value="5.012125" calcext:value-type="float">
            <text:p>5.012125</text:p>
          </table:table-cell>
          <table:table-cell office:value-type="float" office:value="135.7104" calcext:value-type="float">
            <text:p>135.7104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54643" calcext:value-type="float">
            <text:p>38.54643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4811" calcext:value-type="float">
            <text:p>2.534811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9198" calcext:value-type="float">
            <text:p>-0.0109198</text:p>
          </table:table-cell>
          <table:table-cell office:value-type="float" office:value="1161.167" calcext:value-type="float">
            <text:p>1161.167</text:p>
          </table:table-cell>
          <table:table-cell office:value-type="float" office:value="2.797619" calcext:value-type="float">
            <text:p>2.797619</text:p>
          </table:table-cell>
          <table:table-cell office:value-type="float" office:value="0" calcext:value-type="float">
            <text:p>0</text:p>
          </table:table-cell>
          <table:table-cell office:value-type="float" office:value="0.5881571" calcext:value-type="float">
            <text:p>0.5881571</text:p>
          </table:table-cell>
          <table:table-cell office:value-type="float" office:value="0.3226781" calcext:value-type="float">
            <text:p>0.3226781</text:p>
          </table:table-cell>
          <table:table-cell office:value-type="float" office:value="0.2643117" calcext:value-type="float">
            <text:p>0.2643117</text:p>
          </table:table-cell>
          <table:table-cell office:value-type="float" office:value="0.07119416" calcext:value-type="float">
            <text:p>0.07119416</text:p>
          </table:table-cell>
          <table:table-cell office:value-type="float" office:value="0.07024847" calcext:value-type="float">
            <text:p>0.07024847</text:p>
          </table:table-cell>
          <table:table-cell office:value-type="float" office:value="0.02866416" calcext:value-type="float">
            <text:p>0.02866416</text:p>
          </table:table-cell>
          <table:table-cell office:value-type="float" office:value="0.03784288" calcext:value-type="float">
            <text:p>0.03784288</text:p>
          </table:table-cell>
          <table:table-cell office:value-type="float" office:value="0.07591446" calcext:value-type="float">
            <text:p>0.07591446</text:p>
          </table:table-cell>
          <table:table-cell office:value-type="float" office:value="0.1440249" calcext:value-type="float">
            <text:p>0.1440249</text:p>
          </table:table-cell>
          <table:table-cell office:value-type="float" office:value="0.1501343" calcext:value-type="float">
            <text:p>0.1501343</text:p>
          </table:table-cell>
          <table:table-cell office:value-type="float" office:value="0.149528" calcext:value-type="float">
            <text:p>0.149528</text:p>
          </table:table-cell>
          <table:table-cell office:value-type="float" office:value="0.1784447" calcext:value-type="float">
            <text:p>0.1784447</text:p>
          </table:table-cell>
          <table:table-cell office:value-type="float" office:value="0.1940906" calcext:value-type="float">
            <text:p>0.1940906</text:p>
          </table:table-cell>
          <table:table-cell office:value-type="float" office:value="0.1968937" calcext:value-type="float">
            <text:p>0.1968937</text:p>
          </table:table-cell>
          <table:table-cell office:value-type="float" office:value="0" calcext:value-type="float">
            <text:p>0</text:p>
          </table:table-cell>
          <table:table-cell office:value-type="float" office:value="39.20242" calcext:value-type="float">
            <text:p>39.20242</text:p>
          </table:table-cell>
          <table:table-cell office:value-type="float" office:value="28.41305" calcext:value-type="float">
            <text:p>28.41305</text:p>
          </table:table-cell>
          <table:table-cell office:value-type="float" office:value="27.04205" calcext:value-type="float">
            <text:p>27.04205</text:p>
          </table:table-cell>
          <table:table-cell office:value-type="float" office:value="7.018292" calcext:value-type="float">
            <text:p>7.018292</text:p>
          </table:table-cell>
          <table:table-cell office:value-type="float" office:value="6.313844" calcext:value-type="float">
            <text:p>6.313844</text:p>
          </table:table-cell>
          <table:table-cell office:value-type="float" office:value="2.411976" calcext:value-type="float">
            <text:p>2.411976</text:p>
          </table:table-cell>
          <table:table-cell office:value-type="float" office:value="2.51182" calcext:value-type="float">
            <text:p>2.51182</text:p>
          </table:table-cell>
          <table:table-cell office:value-type="float" office:value="4.805526" calcext:value-type="float">
            <text:p>4.805526</text:p>
          </table:table-cell>
          <table:table-cell office:value-type="float" office:value="7.797346" calcext:value-type="float">
            <text:p>7.797346</text:p>
          </table:table-cell>
          <table:table-cell office:value-type="float" office:value="8.433804" calcext:value-type="float">
            <text:p>8.433804</text:p>
          </table:table-cell>
          <table:table-cell office:value-type="float" office:value="8.413699" calcext:value-type="float">
            <text:p>8.413699</text:p>
          </table:table-cell>
          <table:table-cell office:value-type="float" office:value="10.94365" calcext:value-type="float">
            <text:p>10.94365</text:p>
          </table:table-cell>
          <table:table-cell office:value-type="float" office:value="12.55885" calcext:value-type="float">
            <text:p>12.55885</text:p>
          </table:table-cell>
          <table:table-cell office:value-type="float" office:value="12.84217" calcext:value-type="float">
            <text:p>12.84217</text:p>
          </table:table-cell>
          <table:table-cell office:value-type="float" office:value="0" calcext:value-type="float">
            <text:p>0</text:p>
          </table:table-cell>
          <table:table-cell office:value-type="float" office:value="15.35501" calcext:value-type="float">
            <text:p>15.35501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4.101386" calcext:value-type="float">
            <text:p>4.10138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6" calcext:value-type="float">
            <text:p>25122006</text:p>
          </table:table-cell>
          <table:table-cell office:value-type="float" office:value="5.005171" calcext:value-type="float">
            <text:p>5.005171</text:p>
          </table:table-cell>
          <table:table-cell office:value-type="float" office:value="135.7114" calcext:value-type="float">
            <text:p>135.7114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56054" calcext:value-type="float">
            <text:p>38.56054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4811" calcext:value-type="float">
            <text:p>2.534811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9198" calcext:value-type="float">
            <text:p>-0.0109198</text:p>
          </table:table-cell>
          <table:table-cell office:value-type="float" office:value="1161.161" calcext:value-type="float">
            <text:p>1161.161</text:p>
          </table:table-cell>
          <table:table-cell office:value-type="float" office:value="2.794606" calcext:value-type="float">
            <text:p>2.794606</text:p>
          </table:table-cell>
          <table:table-cell office:value-type="float" office:value="0" calcext:value-type="float">
            <text:p>0</text:p>
          </table:table-cell>
          <table:table-cell office:value-type="float" office:value="0.6380941" calcext:value-type="float">
            <text:p>0.6380941</text:p>
          </table:table-cell>
          <table:table-cell office:value-type="float" office:value="0.2835036" calcext:value-type="float">
            <text:p>0.2835036</text:p>
          </table:table-cell>
          <table:table-cell office:value-type="float" office:value="0.238714" calcext:value-type="float">
            <text:p>0.238714</text:p>
          </table:table-cell>
          <table:table-cell office:value-type="float" office:value="0.06618527" calcext:value-type="float">
            <text:p>0.06618527</text:p>
          </table:table-cell>
          <table:table-cell office:value-type="float" office:value="0.06672827" calcext:value-type="float">
            <text:p>0.06672827</text:p>
          </table:table-cell>
          <table:table-cell office:value-type="float" office:value="0.02834368" calcext:value-type="float">
            <text:p>0.02834368</text:p>
          </table:table-cell>
          <table:table-cell office:value-type="float" office:value="0.03779023" calcext:value-type="float">
            <text:p>0.03779023</text:p>
          </table:table-cell>
          <table:table-cell office:value-type="float" office:value="0.07595471" calcext:value-type="float">
            <text:p>0.07595471</text:p>
          </table:table-cell>
          <table:table-cell office:value-type="float" office:value="0.1440576" calcext:value-type="float">
            <text:p>0.1440576</text:p>
          </table:table-cell>
          <table:table-cell office:value-type="float" office:value="0.1501788" calcext:value-type="float">
            <text:p>0.1501788</text:p>
          </table:table-cell>
          <table:table-cell office:value-type="float" office:value="0.1495825" calcext:value-type="float">
            <text:p>0.1495825</text:p>
          </table:table-cell>
          <table:table-cell office:value-type="float" office:value="0.1784506" calcext:value-type="float">
            <text:p>0.1784506</text:p>
          </table:table-cell>
          <table:table-cell office:value-type="float" office:value="0.194105" calcext:value-type="float">
            <text:p>0.194105</text:p>
          </table:table-cell>
          <table:table-cell office:value-type="float" office:value="0.196905" calcext:value-type="float">
            <text:p>0.196905</text:p>
          </table:table-cell>
          <table:table-cell office:value-type="float" office:value="0" calcext:value-type="float">
            <text:p>0</text:p>
          </table:table-cell>
          <table:table-cell office:value-type="float" office:value="39.27257" calcext:value-type="float">
            <text:p>39.27257</text:p>
          </table:table-cell>
          <table:table-cell office:value-type="float" office:value="28.41629" calcext:value-type="float">
            <text:p>28.41629</text:p>
          </table:table-cell>
          <table:table-cell office:value-type="float" office:value="27.0458" calcext:value-type="float">
            <text:p>27.0458</text:p>
          </table:table-cell>
          <table:table-cell office:value-type="float" office:value="7.02088" calcext:value-type="float">
            <text:p>7.02088</text:p>
          </table:table-cell>
          <table:table-cell office:value-type="float" office:value="6.318305" calcext:value-type="float">
            <text:p>6.318305</text:p>
          </table:table-cell>
          <table:table-cell office:value-type="float" office:value="2.413306" calcext:value-type="float">
            <text:p>2.413306</text:p>
          </table:table-cell>
          <table:table-cell office:value-type="float" office:value="2.514245" calcext:value-type="float">
            <text:p>2.514245</text:p>
          </table:table-cell>
          <table:table-cell office:value-type="float" office:value="4.809299" calcext:value-type="float">
            <text:p>4.809299</text:p>
          </table:table-cell>
          <table:table-cell office:value-type="float" office:value="7.802439" calcext:value-type="float">
            <text:p>7.802439</text:p>
          </table:table-cell>
          <table:table-cell office:value-type="float" office:value="8.438967" calcext:value-type="float">
            <text:p>8.438967</text:p>
          </table:table-cell>
          <table:table-cell office:value-type="float" office:value="8.419355" calcext:value-type="float">
            <text:p>8.419355</text:p>
          </table:table-cell>
          <table:table-cell office:value-type="float" office:value="10.94707" calcext:value-type="float">
            <text:p>10.94707</text:p>
          </table:table-cell>
          <table:table-cell office:value-type="float" office:value="12.56017" calcext:value-type="float">
            <text:p>12.56017</text:p>
          </table:table-cell>
          <table:table-cell office:value-type="float" office:value="12.84151" calcext:value-type="float">
            <text:p>12.84151</text:p>
          </table:table-cell>
          <table:table-cell office:value-type="float" office:value="0" calcext:value-type="float">
            <text:p>0</text:p>
          </table:table-cell>
          <table:table-cell office:value-type="float" office:value="11.32157" calcext:value-type="float">
            <text:p>11.32157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4.106836" calcext:value-type="float">
            <text:p>4.10683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6" calcext:value-type="float">
            <text:p>26122006</text:p>
          </table:table-cell>
          <table:table-cell office:value-type="float" office:value="4.996804" calcext:value-type="float">
            <text:p>4.996804</text:p>
          </table:table-cell>
          <table:table-cell office:value-type="float" office:value="135.7129" calcext:value-type="float">
            <text:p>135.7129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57391" calcext:value-type="float">
            <text:p>38.57391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4811" calcext:value-type="float">
            <text:p>2.534811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9198" calcext:value-type="float">
            <text:p>-0.0109198</text:p>
          </table:table-cell>
          <table:table-cell office:value-type="float" office:value="1161.154" calcext:value-type="float">
            <text:p>1161.154</text:p>
          </table:table-cell>
          <table:table-cell office:value-type="float" office:value="2.792146" calcext:value-type="float">
            <text:p>2.792146</text:p>
          </table:table-cell>
          <table:table-cell office:value-type="float" office:value="0" calcext:value-type="float">
            <text:p>0</text:p>
          </table:table-cell>
          <table:table-cell office:value-type="float" office:value="0.5113744" calcext:value-type="float">
            <text:p>0.5113744</text:p>
          </table:table-cell>
          <table:table-cell office:value-type="float" office:value="0.2853167" calcext:value-type="float">
            <text:p>0.2853167</text:p>
          </table:table-cell>
          <table:table-cell office:value-type="float" office:value="0.2419302" calcext:value-type="float">
            <text:p>0.2419302</text:p>
          </table:table-cell>
          <table:table-cell office:value-type="float" office:value="0.06512911" calcext:value-type="float">
            <text:p>0.06512911</text:p>
          </table:table-cell>
          <table:table-cell office:value-type="float" office:value="0.06529409" calcext:value-type="float">
            <text:p>0.06529409</text:p>
          </table:table-cell>
          <table:table-cell office:value-type="float" office:value="0.02778744" calcext:value-type="float">
            <text:p>0.02778744</text:p>
          </table:table-cell>
          <table:table-cell office:value-type="float" office:value="0.03722074" calcext:value-type="float">
            <text:p>0.03722074</text:p>
          </table:table-cell>
          <table:table-cell office:value-type="float" office:value="0.07589826" calcext:value-type="float">
            <text:p>0.07589826</text:p>
          </table:table-cell>
          <table:table-cell office:value-type="float" office:value="0.1440847" calcext:value-type="float">
            <text:p>0.1440847</text:p>
          </table:table-cell>
          <table:table-cell office:value-type="float" office:value="0.150223" calcext:value-type="float">
            <text:p>0.150223</text:p>
          </table:table-cell>
          <table:table-cell office:value-type="float" office:value="0.149637" calcext:value-type="float">
            <text:p>0.149637</text:p>
          </table:table-cell>
          <table:table-cell office:value-type="float" office:value="0.1784609" calcext:value-type="float">
            <text:p>0.1784609</text:p>
          </table:table-cell>
          <table:table-cell office:value-type="float" office:value="0.1941197" calcext:value-type="float">
            <text:p>0.1941197</text:p>
          </table:table-cell>
          <table:table-cell office:value-type="float" office:value="0.1969166" calcext:value-type="float">
            <text:p>0.1969166</text:p>
          </table:table-cell>
          <table:table-cell office:value-type="float" office:value="0" calcext:value-type="float">
            <text:p>0</text:p>
          </table:table-cell>
          <table:table-cell office:value-type="float" office:value="39.32433" calcext:value-type="float">
            <text:p>39.32433</text:p>
          </table:table-cell>
          <table:table-cell office:value-type="float" office:value="28.41556" calcext:value-type="float">
            <text:p>28.41556</text:p>
          </table:table-cell>
          <table:table-cell office:value-type="float" office:value="27.0452" calcext:value-type="float">
            <text:p>27.0452</text:p>
          </table:table-cell>
          <table:table-cell office:value-type="float" office:value="7.022187" calcext:value-type="float">
            <text:p>7.022187</text:p>
          </table:table-cell>
          <table:table-cell office:value-type="float" office:value="6.321605" calcext:value-type="float">
            <text:p>6.321605</text:p>
          </table:table-cell>
          <table:table-cell office:value-type="float" office:value="2.41449" calcext:value-type="float">
            <text:p>2.41449</text:p>
          </table:table-cell>
          <table:table-cell office:value-type="float" office:value="2.516552" calcext:value-type="float">
            <text:p>2.516552</text:p>
          </table:table-cell>
          <table:table-cell office:value-type="float" office:value="4.813048" calcext:value-type="float">
            <text:p>4.813048</text:p>
          </table:table-cell>
          <table:table-cell office:value-type="float" office:value="7.807513" calcext:value-type="float">
            <text:p>7.807513</text:p>
          </table:table-cell>
          <table:table-cell office:value-type="float" office:value="8.44413" calcext:value-type="float">
            <text:p>8.44413</text:p>
          </table:table-cell>
          <table:table-cell office:value-type="float" office:value="8.425011" calcext:value-type="float">
            <text:p>8.425011</text:p>
          </table:table-cell>
          <table:table-cell office:value-type="float" office:value="10.95046" calcext:value-type="float">
            <text:p>10.95046</text:p>
          </table:table-cell>
          <table:table-cell office:value-type="float" office:value="12.56145" calcext:value-type="float">
            <text:p>12.56145</text:p>
          </table:table-cell>
          <table:table-cell office:value-type="float" office:value="12.84428" calcext:value-type="float">
            <text:p>12.84428</text:p>
          </table:table-cell>
          <table:table-cell office:value-type="float" office:value="0" calcext:value-type="float">
            <text:p>0</text:p>
          </table:table-cell>
          <table:table-cell office:value-type="float" office:value="12.93044" calcext:value-type="float">
            <text:p>12.93044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4.113292" calcext:value-type="float">
            <text:p>4.11329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6" calcext:value-type="float">
            <text:p>27122006</text:p>
          </table:table-cell>
          <table:table-cell office:value-type="float" office:value="4.985761" calcext:value-type="float">
            <text:p>4.985761</text:p>
          </table:table-cell>
          <table:table-cell office:value-type="float" office:value="135.715" calcext:value-type="float">
            <text:p>135.715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58765" calcext:value-type="float">
            <text:p>38.58765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4812" calcext:value-type="float">
            <text:p>2.534812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9198" calcext:value-type="float">
            <text:p>-0.0109198</text:p>
          </table:table-cell>
          <table:table-cell office:value-type="float" office:value="1161.147" calcext:value-type="float">
            <text:p>1161.147</text:p>
          </table:table-cell>
          <table:table-cell office:value-type="float" office:value="2.789286" calcext:value-type="float">
            <text:p>2.789286</text:p>
          </table:table-cell>
          <table:table-cell office:value-type="float" office:value="0" calcext:value-type="float">
            <text:p>0</text:p>
          </table:table-cell>
          <table:table-cell office:value-type="float" office:value="0.5536783" calcext:value-type="float">
            <text:p>0.5536783</text:p>
          </table:table-cell>
          <table:table-cell office:value-type="float" office:value="0.3299806" calcext:value-type="float">
            <text:p>0.3299806</text:p>
          </table:table-cell>
          <table:table-cell office:value-type="float" office:value="0.2683077" calcext:value-type="float">
            <text:p>0.2683077</text:p>
          </table:table-cell>
          <table:table-cell office:value-type="float" office:value="0.07007264" calcext:value-type="float">
            <text:p>0.07007264</text:p>
          </table:table-cell>
          <table:table-cell office:value-type="float" office:value="0.06957027" calcext:value-type="float">
            <text:p>0.06957027</text:p>
          </table:table-cell>
          <table:table-cell office:value-type="float" office:value="0.02833846" calcext:value-type="float">
            <text:p>0.02833846</text:p>
          </table:table-cell>
          <table:table-cell office:value-type="float" office:value="0.03743693" calcext:value-type="float">
            <text:p>0.03743693</text:p>
          </table:table-cell>
          <table:table-cell office:value-type="float" office:value="0.0758829" calcext:value-type="float">
            <text:p>0.0758829</text:p>
          </table:table-cell>
          <table:table-cell office:value-type="float" office:value="0.144106" calcext:value-type="float">
            <text:p>0.144106</text:p>
          </table:table-cell>
          <table:table-cell office:value-type="float" office:value="0.1502665" calcext:value-type="float">
            <text:p>0.1502665</text:p>
          </table:table-cell>
          <table:table-cell office:value-type="float" office:value="0.1496913" calcext:value-type="float">
            <text:p>0.1496913</text:p>
          </table:table-cell>
          <table:table-cell office:value-type="float" office:value="0.1784788" calcext:value-type="float">
            <text:p>0.1784788</text:p>
          </table:table-cell>
          <table:table-cell office:value-type="float" office:value="0.1941326" calcext:value-type="float">
            <text:p>0.1941326</text:p>
          </table:table-cell>
          <table:table-cell office:value-type="float" office:value="0.1969288" calcext:value-type="float">
            <text:p>0.1969288</text:p>
          </table:table-cell>
          <table:table-cell office:value-type="float" office:value="0" calcext:value-type="float">
            <text:p>0</text:p>
          </table:table-cell>
          <table:table-cell office:value-type="float" office:value="39.38309" calcext:value-type="float">
            <text:p>39.38309</text:p>
          </table:table-cell>
          <table:table-cell office:value-type="float" office:value="28.41914" calcext:value-type="float">
            <text:p>28.41914</text:p>
          </table:table-cell>
          <table:table-cell office:value-type="float" office:value="27.04823" calcext:value-type="float">
            <text:p>27.04823</text:p>
          </table:table-cell>
          <table:table-cell office:value-type="float" office:value="7.023905" calcext:value-type="float">
            <text:p>7.023905</text:p>
          </table:table-cell>
          <table:table-cell office:value-type="float" office:value="6.325182" calcext:value-type="float">
            <text:p>6.325182</text:p>
          </table:table-cell>
          <table:table-cell office:value-type="float" office:value="2.415663" calcext:value-type="float">
            <text:p>2.415663</text:p>
          </table:table-cell>
          <table:table-cell office:value-type="float" office:value="2.518803" calcext:value-type="float">
            <text:p>2.518803</text:p>
          </table:table-cell>
          <table:table-cell office:value-type="float" office:value="4.816794" calcext:value-type="float">
            <text:p>4.816794</text:p>
          </table:table-cell>
          <table:table-cell office:value-type="float" office:value="7.812586" calcext:value-type="float">
            <text:p>7.812586</text:p>
          </table:table-cell>
          <table:table-cell office:value-type="float" office:value="8.449291" calcext:value-type="float">
            <text:p>8.449291</text:p>
          </table:table-cell>
          <table:table-cell office:value-type="float" office:value="8.430611" calcext:value-type="float">
            <text:p>8.430611</text:p>
          </table:table-cell>
          <table:table-cell office:value-type="float" office:value="10.9538" calcext:value-type="float">
            <text:p>10.9538</text:p>
          </table:table-cell>
          <table:table-cell office:value-type="float" office:value="12.56269" calcext:value-type="float">
            <text:p>12.56269</text:p>
          </table:table-cell>
          <table:table-cell office:value-type="float" office:value="12.84569" calcext:value-type="float">
            <text:p>12.84569</text:p>
          </table:table-cell>
          <table:table-cell office:value-type="float" office:value="0" calcext:value-type="float">
            <text:p>0</text:p>
          </table:table-cell>
          <table:table-cell office:value-type="float" office:value="15.86442" calcext:value-type="float">
            <text:p>15.86442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4.121821" calcext:value-type="float">
            <text:p>4.12182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6" calcext:value-type="float">
            <text:p>28122006</text:p>
          </table:table-cell>
          <table:table-cell office:value-type="float" office:value="4.975779" calcext:value-type="float">
            <text:p>4.975779</text:p>
          </table:table-cell>
          <table:table-cell office:value-type="float" office:value="135.7168" calcext:value-type="float">
            <text:p>135.7168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60213" calcext:value-type="float">
            <text:p>38.60213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4937" calcext:value-type="float">
            <text:p>2.534937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9198" calcext:value-type="float">
            <text:p>-0.0109198</text:p>
          </table:table-cell>
          <table:table-cell office:value-type="float" office:value="1161.14" calcext:value-type="float">
            <text:p>1161.14</text:p>
          </table:table-cell>
          <table:table-cell office:value-type="float" office:value="2.78624" calcext:value-type="float">
            <text:p>2.78624</text:p>
          </table:table-cell>
          <table:table-cell office:value-type="float" office:value="0" calcext:value-type="float">
            <text:p>0</text:p>
          </table:table-cell>
          <table:table-cell office:value-type="float" office:value="0.6272951" calcext:value-type="float">
            <text:p>0.6272951</text:p>
          </table:table-cell>
          <table:table-cell office:value-type="float" office:value="0.3776021" calcext:value-type="float">
            <text:p>0.3776021</text:p>
          </table:table-cell>
          <table:table-cell office:value-type="float" office:value="0.2656693" calcext:value-type="float">
            <text:p>0.2656693</text:p>
          </table:table-cell>
          <table:table-cell office:value-type="float" office:value="0.07050292" calcext:value-type="float">
            <text:p>0.07050292</text:p>
          </table:table-cell>
          <table:table-cell office:value-type="float" office:value="0.07098034" calcext:value-type="float">
            <text:p>0.07098034</text:p>
          </table:table-cell>
          <table:table-cell office:value-type="float" office:value="0.02888629" calcext:value-type="float">
            <text:p>0.02888629</text:p>
          </table:table-cell>
          <table:table-cell office:value-type="float" office:value="0.03777603" calcext:value-type="float">
            <text:p>0.03777603</text:p>
          </table:table-cell>
          <table:table-cell office:value-type="float" office:value="0.07597948" calcext:value-type="float">
            <text:p>0.07597948</text:p>
          </table:table-cell>
          <table:table-cell office:value-type="float" office:value="0.1441422" calcext:value-type="float">
            <text:p>0.1441422</text:p>
          </table:table-cell>
          <table:table-cell office:value-type="float" office:value="0.1503099" calcext:value-type="float">
            <text:p>0.1503099</text:p>
          </table:table-cell>
          <table:table-cell office:value-type="float" office:value="0.1497454" calcext:value-type="float">
            <text:p>0.1497454</text:p>
          </table:table-cell>
          <table:table-cell office:value-type="float" office:value="0.1785908" calcext:value-type="float">
            <text:p>0.1785908</text:p>
          </table:table-cell>
          <table:table-cell office:value-type="float" office:value="0.1941459" calcext:value-type="float">
            <text:p>0.1941459</text:p>
          </table:table-cell>
          <table:table-cell office:value-type="float" office:value="0.1969409" calcext:value-type="float">
            <text:p>0.1969409</text:p>
          </table:table-cell>
          <table:table-cell office:value-type="float" office:value="0" calcext:value-type="float">
            <text:p>0</text:p>
          </table:table-cell>
          <table:table-cell office:value-type="float" office:value="39.45963" calcext:value-type="float">
            <text:p>39.45963</text:p>
          </table:table-cell>
          <table:table-cell office:value-type="float" office:value="28.42806" calcext:value-type="float">
            <text:p>28.42806</text:p>
          </table:table-cell>
          <table:table-cell office:value-type="float" office:value="27.05578" calcext:value-type="float">
            <text:p>27.05578</text:p>
          </table:table-cell>
          <table:table-cell office:value-type="float" office:value="7.026745" calcext:value-type="float">
            <text:p>7.026745</text:p>
          </table:table-cell>
          <table:table-cell office:value-type="float" office:value="6.329986" calcext:value-type="float">
            <text:p>6.329986</text:p>
          </table:table-cell>
          <table:table-cell office:value-type="float" office:value="2.41699" calcext:value-type="float">
            <text:p>2.41699</text:p>
          </table:table-cell>
          <table:table-cell office:value-type="float" office:value="2.521142" calcext:value-type="float">
            <text:p>2.521142</text:p>
          </table:table-cell>
          <table:table-cell office:value-type="float" office:value="4.82054" calcext:value-type="float">
            <text:p>4.82054</text:p>
          </table:table-cell>
          <table:table-cell office:value-type="float" office:value="7.81766" calcext:value-type="float">
            <text:p>7.81766</text:p>
          </table:table-cell>
          <table:table-cell office:value-type="float" office:value="8.454458" calcext:value-type="float">
            <text:p>8.454458</text:p>
          </table:table-cell>
          <table:table-cell office:value-type="float" office:value="8.436211" calcext:value-type="float">
            <text:p>8.436211</text:p>
          </table:table-cell>
          <table:table-cell office:value-type="float" office:value="10.95713" calcext:value-type="float">
            <text:p>10.95713</text:p>
          </table:table-cell>
          <table:table-cell office:value-type="float" office:value="12.56394" calcext:value-type="float">
            <text:p>12.56394</text:p>
          </table:table-cell>
          <table:table-cell office:value-type="float" office:value="12.8468" calcext:value-type="float">
            <text:p>12.8468</text:p>
          </table:table-cell>
          <table:table-cell office:value-type="float" office:value="0" calcext:value-type="float">
            <text:p>0</text:p>
          </table:table-cell>
          <table:table-cell office:value-type="float" office:value="5.414804" calcext:value-type="float">
            <text:p>5.414804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4.129589" calcext:value-type="float">
            <text:p>4.12958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6" calcext:value-type="float">
            <text:p>29122006</text:p>
          </table:table-cell>
          <table:table-cell office:value-type="float" office:value="4.964546" calcext:value-type="float">
            <text:p>4.964546</text:p>
          </table:table-cell>
          <table:table-cell office:value-type="float" office:value="135.719" calcext:value-type="float">
            <text:p>135.719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61647" calcext:value-type="float">
            <text:p>38.61647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7017" calcext:value-type="float">
            <text:p>2.537017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91965" calcext:value-type="float">
            <text:p>-0.01091965</text:p>
          </table:table-cell>
          <table:table-cell office:value-type="float" office:value="1161.133" calcext:value-type="float">
            <text:p>1161.133</text:p>
          </table:table-cell>
          <table:table-cell office:value-type="float" office:value="2.785853" calcext:value-type="float">
            <text:p>2.785853</text:p>
          </table:table-cell>
          <table:table-cell office:value-type="float" office:value="0" calcext:value-type="float">
            <text:p>0</text:p>
          </table:table-cell>
          <table:table-cell office:value-type="float" office:value="0.335046" calcext:value-type="float">
            <text:p>0.335046</text:p>
          </table:table-cell>
          <table:table-cell office:value-type="float" office:value="0.3359439" calcext:value-type="float">
            <text:p>0.3359439</text:p>
          </table:table-cell>
          <table:table-cell office:value-type="float" office:value="0.2761275" calcext:value-type="float">
            <text:p>0.2761275</text:p>
          </table:table-cell>
          <table:table-cell office:value-type="float" office:value="0.07347782" calcext:value-type="float">
            <text:p>0.07347782</text:p>
          </table:table-cell>
          <table:table-cell office:value-type="float" office:value="0.07244167" calcext:value-type="float">
            <text:p>0.07244167</text:p>
          </table:table-cell>
          <table:table-cell office:value-type="float" office:value="0.02918906" calcext:value-type="float">
            <text:p>0.02918906</text:p>
          </table:table-cell>
          <table:table-cell office:value-type="float" office:value="0.03685789" calcext:value-type="float">
            <text:p>0.03685789</text:p>
          </table:table-cell>
          <table:table-cell office:value-type="float" office:value="0.07599637" calcext:value-type="float">
            <text:p>0.07599637</text:p>
          </table:table-cell>
          <table:table-cell office:value-type="float" office:value="0.1441914" calcext:value-type="float">
            <text:p>0.1441914</text:p>
          </table:table-cell>
          <table:table-cell office:value-type="float" office:value="0.1503551" calcext:value-type="float">
            <text:p>0.1503551</text:p>
          </table:table-cell>
          <table:table-cell office:value-type="float" office:value="0.1497995" calcext:value-type="float">
            <text:p>0.1497995</text:p>
          </table:table-cell>
          <table:table-cell office:value-type="float" office:value="0.1785889" calcext:value-type="float">
            <text:p>0.1785889</text:p>
          </table:table-cell>
          <table:table-cell office:value-type="float" office:value="0.1941589" calcext:value-type="float">
            <text:p>0.1941589</text:p>
          </table:table-cell>
          <table:table-cell office:value-type="float" office:value="0.1969527" calcext:value-type="float">
            <text:p>0.1969527</text:p>
          </table:table-cell>
          <table:table-cell office:value-type="float" office:value="0" calcext:value-type="float">
            <text:p>0</text:p>
          </table:table-cell>
          <table:table-cell office:value-type="float" office:value="39.47366" calcext:value-type="float">
            <text:p>39.47366</text:p>
          </table:table-cell>
          <table:table-cell office:value-type="float" office:value="28.44787" calcext:value-type="float">
            <text:p>28.44787</text:p>
          </table:table-cell>
          <table:table-cell office:value-type="float" office:value="27.06389" calcext:value-type="float">
            <text:p>27.06389</text:p>
          </table:table-cell>
          <table:table-cell office:value-type="float" office:value="7.029824" calcext:value-type="float">
            <text:p>7.029824</text:p>
          </table:table-cell>
          <table:table-cell office:value-type="float" office:value="6.334954" calcext:value-type="float">
            <text:p>6.334954</text:p>
          </table:table-cell>
          <table:table-cell office:value-type="float" office:value="2.418366" calcext:value-type="float">
            <text:p>2.418366</text:p>
          </table:table-cell>
          <table:table-cell office:value-type="float" office:value="2.523371" calcext:value-type="float">
            <text:p>2.523371</text:p>
          </table:table-cell>
          <table:table-cell office:value-type="float" office:value="4.824289" calcext:value-type="float">
            <text:p>4.824289</text:p>
          </table:table-cell>
          <table:table-cell office:value-type="float" office:value="7.822763" calcext:value-type="float">
            <text:p>7.822763</text:p>
          </table:table-cell>
          <table:table-cell office:value-type="float" office:value="8.459622" calcext:value-type="float">
            <text:p>8.459622</text:p>
          </table:table-cell>
          <table:table-cell office:value-type="float" office:value="8.441811" calcext:value-type="float">
            <text:p>8.441811</text:p>
          </table:table-cell>
          <table:table-cell office:value-type="float" office:value="10.96046" calcext:value-type="float">
            <text:p>10.96046</text:p>
          </table:table-cell>
          <table:table-cell office:value-type="float" office:value="12.56518" calcext:value-type="float">
            <text:p>12.56518</text:p>
          </table:table-cell>
          <table:table-cell office:value-type="float" office:value="12.84792" calcext:value-type="float">
            <text:p>12.84792</text:p>
          </table:table-cell>
          <table:table-cell office:value-type="float" office:value="0" calcext:value-type="float">
            <text:p>0</text:p>
          </table:table-cell>
          <table:table-cell office:value-type="float" office:value="0.9187852" calcext:value-type="float">
            <text:p>0.9187852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4.138118" calcext:value-type="float">
            <text:p>4.13811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6" calcext:value-type="float">
            <text:p>30122006</text:p>
          </table:table-cell>
          <table:table-cell office:value-type="float" office:value="4.955185" calcext:value-type="float">
            <text:p>4.955185</text:p>
          </table:table-cell>
          <table:table-cell office:value-type="float" office:value="135.7209" calcext:value-type="float">
            <text:p>135.7209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6305" calcext:value-type="float">
            <text:p>38.6305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39244" calcext:value-type="float">
            <text:p>2.539244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098652" calcext:value-type="float">
            <text:p>-0.01098652</text:p>
          </table:table-cell>
          <table:table-cell office:value-type="float" office:value="1161.126" calcext:value-type="float">
            <text:p>1161.126</text:p>
          </table:table-cell>
          <table:table-cell office:value-type="float" office:value="2.785346" calcext:value-type="float">
            <text:p>2.785346</text:p>
          </table:table-cell>
          <table:table-cell office:value-type="float" office:value="0" calcext:value-type="float">
            <text:p>0</text:p>
          </table:table-cell>
          <table:table-cell office:value-type="float" office:value="0.3629838" calcext:value-type="float">
            <text:p>0.3629838</text:p>
          </table:table-cell>
          <table:table-cell office:value-type="float" office:value="0.2696491" calcext:value-type="float">
            <text:p>0.2696491</text:p>
          </table:table-cell>
          <table:table-cell office:value-type="float" office:value="0.2268835" calcext:value-type="float">
            <text:p>0.2268835</text:p>
          </table:table-cell>
          <table:table-cell office:value-type="float" office:value="0.1009619" calcext:value-type="float">
            <text:p>0.1009619</text:p>
          </table:table-cell>
          <table:table-cell office:value-type="float" office:value="0.07720623" calcext:value-type="float">
            <text:p>0.07720623</text:p>
          </table:table-cell>
          <table:table-cell office:value-type="float" office:value="0.02920449" calcext:value-type="float">
            <text:p>0.02920449</text:p>
          </table:table-cell>
          <table:table-cell office:value-type="float" office:value="0.03615239" calcext:value-type="float">
            <text:p>0.03615239</text:p>
          </table:table-cell>
          <table:table-cell office:value-type="float" office:value="0.07594476" calcext:value-type="float">
            <text:p>0.07594476</text:p>
          </table:table-cell>
          <table:table-cell office:value-type="float" office:value="0.144243" calcext:value-type="float">
            <text:p>0.144243</text:p>
          </table:table-cell>
          <table:table-cell office:value-type="float" office:value="0.1504021" calcext:value-type="float">
            <text:p>0.1504021</text:p>
          </table:table-cell>
          <table:table-cell office:value-type="float" office:value="0.1498541" calcext:value-type="float">
            <text:p>0.1498541</text:p>
          </table:table-cell>
          <table:table-cell office:value-type="float" office:value="0.1785186" calcext:value-type="float">
            <text:p>0.1785186</text:p>
          </table:table-cell>
          <table:table-cell office:value-type="float" office:value="0.1942016" calcext:value-type="float">
            <text:p>0.1942016</text:p>
          </table:table-cell>
          <table:table-cell office:value-type="float" office:value="0.1969555" calcext:value-type="float">
            <text:p>0.1969555</text:p>
          </table:table-cell>
          <table:table-cell office:value-type="float" office:value="0" calcext:value-type="float">
            <text:p>0</text:p>
          </table:table-cell>
          <table:table-cell office:value-type="float" office:value="39.44011" calcext:value-type="float">
            <text:p>39.44011</text:p>
          </table:table-cell>
          <table:table-cell office:value-type="float" office:value="28.44334" calcext:value-type="float">
            <text:p>28.44334</text:p>
          </table:table-cell>
          <table:table-cell office:value-type="float" office:value="27.06557" calcext:value-type="float">
            <text:p>27.06557</text:p>
          </table:table-cell>
          <table:table-cell office:value-type="float" office:value="7.058736" calcext:value-type="float">
            <text:p>7.058736</text:p>
          </table:table-cell>
          <table:table-cell office:value-type="float" office:value="6.34419" calcext:value-type="float">
            <text:p>6.34419</text:p>
          </table:table-cell>
          <table:table-cell office:value-type="float" office:value="2.419806" calcext:value-type="float">
            <text:p>2.419806</text:p>
          </table:table-cell>
          <table:table-cell office:value-type="float" office:value="2.525601" calcext:value-type="float">
            <text:p>2.525601</text:p>
          </table:table-cell>
          <table:table-cell office:value-type="float" office:value="4.828042" calcext:value-type="float">
            <text:p>4.828042</text:p>
          </table:table-cell>
          <table:table-cell office:value-type="float" office:value="7.827883" calcext:value-type="float">
            <text:p>7.827883</text:p>
          </table:table-cell>
          <table:table-cell office:value-type="float" office:value="8.464785" calcext:value-type="float">
            <text:p>8.464785</text:p>
          </table:table-cell>
          <table:table-cell office:value-type="float" office:value="8.447411" calcext:value-type="float">
            <text:p>8.447411</text:p>
          </table:table-cell>
          <table:table-cell office:value-type="float" office:value="10.9638" calcext:value-type="float">
            <text:p>10.9638</text:p>
          </table:table-cell>
          <table:table-cell office:value-type="float" office:value="12.56645" calcext:value-type="float">
            <text:p>12.56645</text:p>
          </table:table-cell>
          <table:table-cell office:value-type="float" office:value="12.84902" calcext:value-type="float">
            <text:p>12.84902</text:p>
          </table:table-cell>
          <table:table-cell office:value-type="float" office:value="0" calcext:value-type="float">
            <text:p>0</text:p>
          </table:table-cell>
          <table:table-cell office:value-type="float" office:value="7.115261" calcext:value-type="float">
            <text:p>7.115261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4.145113" calcext:value-type="float">
            <text:p>4.14511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6" calcext:value-type="float">
            <text:p>31122006</text:p>
          </table:table-cell>
          <table:table-cell office:value-type="float" office:value="4.948262" calcext:value-type="float">
            <text:p>4.948262</text:p>
          </table:table-cell>
          <table:table-cell office:value-type="float" office:value="135.722" calcext:value-type="float">
            <text:p>135.722</text:p>
          </table:table-cell>
          <table:table-cell office:value-type="float" office:value="0" calcext:value-type="float">
            <text:p>0</text:p>
          </table:table-cell>
          <table:table-cell office:value-type="float" office:value="-2.706938" calcext:value-type="float">
            <text:p>-2.706938</text:p>
          </table:table-cell>
          <table:table-cell office:value-type="float" office:value="38.64301" calcext:value-type="float">
            <text:p>38.64301</text:p>
          </table:table-cell>
          <table:table-cell office:value-type="float" office:value="0.005341852" calcext:value-type="float">
            <text:p>0.005341852</text:p>
          </table:table-cell>
          <table:table-cell office:value-type="float" office:value="0.00002544306" calcext:value-type="float">
            <text:p>2.544306E-05</text:p>
          </table:table-cell>
          <table:table-cell office:value-type="float" office:value="0.009482752" calcext:value-type="float">
            <text:p>0.009482752</text:p>
          </table:table-cell>
          <table:table-cell office:value-type="float" office:value="-0.01114384" calcext:value-type="float">
            <text:p>-0.01114384</text:p>
          </table:table-cell>
          <table:table-cell office:value-type="float" office:value="1161.12" calcext:value-type="float">
            <text:p>1161.12</text:p>
          </table:table-cell>
          <table:table-cell office:value-type="float" office:value="2.784008" calcext:value-type="float">
            <text:p>2.784008</text:p>
          </table:table-cell>
          <table:table-cell office:value-type="float" office:value="0" calcext:value-type="float">
            <text:p>0</text:p>
          </table:table-cell>
          <table:table-cell office:value-type="float" office:value="0.3788593" calcext:value-type="float">
            <text:p>0.3788593</text:p>
          </table:table-cell>
          <table:table-cell office:value-type="float" office:value="0.2504885" calcext:value-type="float">
            <text:p>0.2504885</text:p>
          </table:table-cell>
          <table:table-cell office:value-type="float" office:value="0.2011323" calcext:value-type="float">
            <text:p>0.2011323</text:p>
          </table:table-cell>
          <table:table-cell office:value-type="float" office:value="0.0678203" calcext:value-type="float">
            <text:p>0.0678203</text:p>
          </table:table-cell>
          <table:table-cell office:value-type="float" office:value="0.06133519" calcext:value-type="float">
            <text:p>0.06133519</text:p>
          </table:table-cell>
          <table:table-cell office:value-type="float" office:value="0.028658" calcext:value-type="float">
            <text:p>0.028658</text:p>
          </table:table-cell>
          <table:table-cell office:value-type="float" office:value="0.03063546" calcext:value-type="float">
            <text:p>0.03063546</text:p>
          </table:table-cell>
          <table:table-cell office:value-type="float" office:value="0.07581105" calcext:value-type="float">
            <text:p>0.07581105</text:p>
          </table:table-cell>
          <table:table-cell office:value-type="float" office:value="0.1442852" calcext:value-type="float">
            <text:p>0.1442852</text:p>
          </table:table-cell>
          <table:table-cell office:value-type="float" office:value="0.1504501" calcext:value-type="float">
            <text:p>0.1504501</text:p>
          </table:table-cell>
          <table:table-cell office:value-type="float" office:value="0.1499098" calcext:value-type="float">
            <text:p>0.1499098</text:p>
          </table:table-cell>
          <table:table-cell office:value-type="float" office:value="0.1785318" calcext:value-type="float">
            <text:p>0.1785318</text:p>
          </table:table-cell>
          <table:table-cell office:value-type="float" office:value="0.1941932" calcext:value-type="float">
            <text:p>0.1941932</text:p>
          </table:table-cell>
          <table:table-cell office:value-type="float" office:value="0.1969777" calcext:value-type="float">
            <text:p>0.1969777</text:p>
          </table:table-cell>
          <table:table-cell office:value-type="float" office:value="0" calcext:value-type="float">
            <text:p>0</text:p>
          </table:table-cell>
          <table:table-cell office:value-type="float" office:value="39.44234" calcext:value-type="float">
            <text:p>39.44234</text:p>
          </table:table-cell>
          <table:table-cell office:value-type="float" office:value="28.43471" calcext:value-type="float">
            <text:p>28.43471</text:p>
          </table:table-cell>
          <table:table-cell office:value-type="float" office:value="27.05389" calcext:value-type="float">
            <text:p>27.05389</text:p>
          </table:table-cell>
          <table:table-cell office:value-type="float" office:value="7.068692" calcext:value-type="float">
            <text:p>7.068692</text:p>
          </table:table-cell>
          <table:table-cell office:value-type="float" office:value="6.350845" calcext:value-type="float">
            <text:p>6.350845</text:p>
          </table:table-cell>
          <table:table-cell office:value-type="float" office:value="2.421268" calcext:value-type="float">
            <text:p>2.421268</text:p>
          </table:table-cell>
          <table:table-cell office:value-type="float" office:value="2.527403" calcext:value-type="float">
            <text:p>2.527403</text:p>
          </table:table-cell>
          <table:table-cell office:value-type="float" office:value="4.831792" calcext:value-type="float">
            <text:p>4.831792</text:p>
          </table:table-cell>
          <table:table-cell office:value-type="float" office:value="7.833002" calcext:value-type="float">
            <text:p>7.833002</text:p>
          </table:table-cell>
          <table:table-cell office:value-type="float" office:value="8.469949" calcext:value-type="float">
            <text:p>8.469949</text:p>
          </table:table-cell>
          <table:table-cell office:value-type="float" office:value="8.45301" calcext:value-type="float">
            <text:p>8.45301</text:p>
          </table:table-cell>
          <table:table-cell office:value-type="float" office:value="10.96713" calcext:value-type="float">
            <text:p>10.96713</text:p>
          </table:table-cell>
          <table:table-cell office:value-type="float" office:value="12.56776" calcext:value-type="float">
            <text:p>12.56776</text:p>
          </table:table-cell>
          <table:table-cell office:value-type="float" office:value="12.84839" calcext:value-type="float">
            <text:p>12.84839</text:p>
          </table:table-cell>
          <table:table-cell office:value-type="float" office:value="0" calcext:value-type="float">
            <text:p>0</text:p>
          </table:table-cell>
          <table:table-cell office:value-type="float" office:value="17.94052" calcext:value-type="float">
            <text:p>17.94052</text:p>
          </table:table-cell>
          <table:table-cell office:value-type="float" office:value="0" calcext:value-type="float">
            <text:p>0</text:p>
          </table:table-cell>
          <table:table-cell office:value-type="float" office:value="2.762558" calcext:value-type="float">
            <text:p>2.762558</text:p>
          </table:table-cell>
          <table:table-cell office:value-type="float" office:value="4.150456" calcext:value-type="float">
            <text:p>4.150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39:52.327313446</dc:date>
    <meta:editing-duration>PT10S</meta:editing-duration>
    <meta:editing-cycles>1</meta:editing-cycles>
    <meta:document-statistic meta:table-count="1" meta:cell-count="17568" meta:object-count="0"/>
    <meta:generator>LibreOffice/6.4.7.2$Linux_X86_64 LibreOffice_project/40$Build-2</meta:generator>
  </office:meta>
</office:document-meta>
</file>